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7.99mm" svg:height="215.15mm" svg:x="137.4mm" svg:y="5.32mm">
            <draw:object draw:notify-on-update-of-ranges="Sheet1.A1:Sheet1.A1 Sheet1.A2:Sheet1.A1733 Sheet1.B1:Sheet1.B1 Sheet1.B2:Sheet1.B1733 Sheet1.C1:Sheet1.C1 Sheet1.C2:Sheet1.C1733 Sheet1.D1:Sheet1.D1 Sheet1.D2:Sheet1.D1733 Sheet1.E1:Sheet1.E1 Sheet1.E2:Sheet1.E17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office:value-type="string" calcext:value-type="string">
            <text:p>Flight Time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00" calcext:value-type="float">
            <text:p>1000</text:p>
          </table:table-cell>
          <table:table-cell table:style-name="ce1" office:value-type="float" office:value="6.02" calcext:value-type="float">
            <text:p>6.02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2"/>
          <table:table-cell table:style-name="ce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20.521362" calcext:value-type="float">
            <text:p>1120.521362</text:p>
          </table:table-cell>
          <table:table-cell office:value-type="float" office:value="1119.237793" calcext:value-type="float">
            <text:p>1119.237793</text:p>
          </table:table-cell>
          <table:table-cell office:value-type="float" office:value="1138.77124" calcext:value-type="float">
            <text:p>1138.77124</text:p>
          </table:table-cell>
          <table:table-cell office:value-type="float" office:value="1101.492432" calcext:value-type="float">
            <text:p>1101.4924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4.370239" calcext:value-type="float">
            <text:p>1164.370239</text:p>
          </table:table-cell>
          <table:table-cell office:value-type="float" office:value="1239.481201" calcext:value-type="float">
            <text:p>1239.481201</text:p>
          </table:table-cell>
          <table:table-cell office:value-type="float" office:value="1214.493164" calcext:value-type="float">
            <text:p>1214.493164</text:p>
          </table:table-cell>
          <table:table-cell office:value-type="float" office:value="1188.381714" calcext:value-type="float">
            <text:p>1188.381714</text:p>
          </table:table-cell>
          <table:table-cell table:number-columns-repeated="1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21.137939" calcext:value-type="float">
            <text:p>1321.137939</text:p>
          </table:table-cell>
          <table:table-cell office:value-type="float" office:value="1378.414062" calcext:value-type="float">
            <text:p>1378.414062</text:p>
          </table:table-cell>
          <table:table-cell office:value-type="float" office:value="1368.401367" calcext:value-type="float">
            <text:p>1368.401367</text:p>
          </table:table-cell>
          <table:table-cell office:value-type="float" office:value="1332.647339" calcext:value-type="float">
            <text:p>1332.647339</text:p>
          </table:table-cell>
          <table:table-cell table:number-columns-repeated="1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81.103882" calcext:value-type="float">
            <text:p>1481.103882</text:p>
          </table:table-cell>
          <table:table-cell office:value-type="float" office:value="1523.93396" calcext:value-type="float">
            <text:p>1523.93396</text:p>
          </table:table-cell>
          <table:table-cell office:value-type="float" office:value="1533.596558" calcext:value-type="float">
            <text:p>1533.596558</text:p>
          </table:table-cell>
          <table:table-cell office:value-type="float" office:value="1475.435425" calcext:value-type="float">
            <text:p>1475.435425</text:p>
          </table:table-cell>
          <table:table-cell table:number-columns-repeated="1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18.509277" calcext:value-type="float">
            <text:p>1618.509277</text:p>
          </table:table-cell>
          <table:table-cell office:value-type="float" office:value="1603.610352" calcext:value-type="float">
            <text:p>1603.610352</text:p>
          </table:table-cell>
          <table:table-cell office:value-type="float" office:value="1606.346191" calcext:value-type="float">
            <text:p>1606.346191</text:p>
          </table:table-cell>
          <table:table-cell office:value-type="float" office:value="1615.33728" calcext:value-type="float">
            <text:p>1615.33728</text:p>
          </table:table-cell>
          <table:table-cell table:number-columns-repeated="1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11.546021" calcext:value-type="float">
            <text:p>1611.546021</text:p>
          </table:table-cell>
          <table:table-cell office:value-type="float" office:value="1612.825806" calcext:value-type="float">
            <text:p>1612.825806</text:p>
          </table:table-cell>
          <table:table-cell office:value-type="float" office:value="1609.250488" calcext:value-type="float">
            <text:p>1609.250488</text:p>
          </table:table-cell>
          <table:table-cell office:value-type="float" office:value="1614.661377" calcext:value-type="float">
            <text:p>1614.66137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2.488281" calcext:value-type="float">
            <text:p>1612.488281</text:p>
          </table:table-cell>
          <table:table-cell office:value-type="float" office:value="1613.204712" calcext:value-type="float">
            <text:p>1613.204712</text:p>
          </table:table-cell>
          <table:table-cell office:value-type="float" office:value="1614.744629" calcext:value-type="float">
            <text:p>1614.744629</text:p>
          </table:table-cell>
          <table:table-cell office:value-type="float" office:value="1613.943359" calcext:value-type="float">
            <text:p>1613.943359</text:p>
          </table:table-cell>
          <table:table-cell table:number-columns-repeated="1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18.651489" calcext:value-type="float">
            <text:p>1618.651489</text:p>
          </table:table-cell>
          <table:table-cell office:value-type="float" office:value="1624.717773" calcext:value-type="float">
            <text:p>1624.717773</text:p>
          </table:table-cell>
          <table:table-cell office:value-type="float" office:value="1621.062256" calcext:value-type="float">
            <text:p>1621.062256</text:p>
          </table:table-cell>
          <table:table-cell office:value-type="float" office:value="1622.973633" calcext:value-type="float">
            <text:p>1622.973633</text:p>
          </table:table-cell>
          <table:table-cell table:number-columns-repeated="1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25.508057" calcext:value-type="float">
            <text:p>1625.508057</text:p>
          </table:table-cell>
          <table:table-cell office:value-type="float" office:value="1619.865234" calcext:value-type="float">
            <text:p>1619.865234</text:p>
          </table:table-cell>
          <table:table-cell office:value-type="float" office:value="1624.306396" calcext:value-type="float">
            <text:p>1624.306396</text:p>
          </table:table-cell>
          <table:table-cell office:value-type="float" office:value="1622.439087" calcext:value-type="float">
            <text:p>1622.439087</text:p>
          </table:table-cell>
          <table:table-cell table:number-columns-repeated="1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622.400024" calcext:value-type="float">
            <text:p>1622.400024</text:p>
          </table:table-cell>
          <table:table-cell office:value-type="float" office:value="1623.965088" calcext:value-type="float">
            <text:p>1623.965088</text:p>
          </table:table-cell>
          <table:table-cell office:value-type="float" office:value="1625.544434" calcext:value-type="float">
            <text:p>1625.544434</text:p>
          </table:table-cell>
          <table:table-cell office:value-type="float" office:value="1622.99939" calcext:value-type="float">
            <text:p>1622.99939</text:p>
          </table:table-cell>
          <table:table-cell table:number-columns-repeated="1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632.323853" calcext:value-type="float">
            <text:p>1632.323853</text:p>
          </table:table-cell>
          <table:table-cell office:value-type="float" office:value="1632.298218" calcext:value-type="float">
            <text:p>1632.298218</text:p>
          </table:table-cell>
          <table:table-cell office:value-type="float" office:value="1632.932739" calcext:value-type="float">
            <text:p>1632.932739</text:p>
          </table:table-cell>
          <table:table-cell office:value-type="float" office:value="1631.370361" calcext:value-type="float">
            <text:p>1631.37036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6.862427" calcext:value-type="float">
            <text:p>1636.862427</text:p>
          </table:table-cell>
          <table:table-cell office:value-type="float" office:value="1637.009644" calcext:value-type="float">
            <text:p>1637.009644</text:p>
          </table:table-cell>
          <table:table-cell office:value-type="float" office:value="1639.05127" calcext:value-type="float">
            <text:p>1639.05127</text:p>
          </table:table-cell>
          <table:table-cell office:value-type="float" office:value="1633.660767" calcext:value-type="float">
            <text:p>1633.660767</text:p>
          </table:table-cell>
          <table:table-cell table:number-columns-repeated="1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642.422607" calcext:value-type="float">
            <text:p>1642.422607</text:p>
          </table:table-cell>
          <table:table-cell office:value-type="float" office:value="1641.043091" calcext:value-type="float">
            <text:p>1641.043091</text:p>
          </table:table-cell>
          <table:table-cell office:value-type="float" office:value="1641.706543" calcext:value-type="float">
            <text:p>1641.706543</text:p>
          </table:table-cell>
          <table:table-cell office:value-type="float" office:value="1639.807739" calcext:value-type="float">
            <text:p>1639.807739</text:p>
          </table:table-cell>
          <table:table-cell table:number-columns-repeated="1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642.702148" calcext:value-type="float">
            <text:p>1642.702148</text:p>
          </table:table-cell>
          <table:table-cell office:value-type="float" office:value="1644.970581" calcext:value-type="float">
            <text:p>1644.970581</text:p>
          </table:table-cell>
          <table:table-cell office:value-type="float" office:value="1642.425781" calcext:value-type="float">
            <text:p>1642.425781</text:p>
          </table:table-cell>
          <table:table-cell office:value-type="float" office:value="1644.344604" calcext:value-type="float">
            <text:p>1644.344604</text:p>
          </table:table-cell>
          <table:table-cell table:number-columns-repeated="1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545.533813" calcext:value-type="float">
            <text:p>1545.533813</text:p>
          </table:table-cell>
          <table:table-cell office:value-type="float" office:value="1547.29126" calcext:value-type="float">
            <text:p>1547.29126</text:p>
          </table:table-cell>
          <table:table-cell office:value-type="float" office:value="1545.688965" calcext:value-type="float">
            <text:p>1545.688965</text:p>
          </table:table-cell>
          <table:table-cell office:value-type="float" office:value="1542.904541" calcext:value-type="float">
            <text:p>1542.904541</text:p>
          </table:table-cell>
          <table:table-cell table:number-columns-repeated="1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561.174072" calcext:value-type="float">
            <text:p>1561.174072</text:p>
          </table:table-cell>
          <table:table-cell office:value-type="float" office:value="1560.954224" calcext:value-type="float">
            <text:p>1560.954224</text:p>
          </table:table-cell>
          <table:table-cell office:value-type="float" office:value="1560.256104" calcext:value-type="float">
            <text:p>1560.256104</text:p>
          </table:table-cell>
          <table:table-cell office:value-type="float" office:value="1564.759399" calcext:value-type="float">
            <text:p>1564.75939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1.747803" calcext:value-type="float">
            <text:p>1571.747803</text:p>
          </table:table-cell>
          <table:table-cell office:value-type="float" office:value="1568.207397" calcext:value-type="float">
            <text:p>1568.207397</text:p>
          </table:table-cell>
          <table:table-cell office:value-type="float" office:value="1572.171021" calcext:value-type="float">
            <text:p>1572.171021</text:p>
          </table:table-cell>
          <table:table-cell office:value-type="float" office:value="1569.598877" calcext:value-type="float">
            <text:p>1569.598877</text:p>
          </table:table-cell>
          <table:table-cell table:number-columns-repeated="1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575.074585" calcext:value-type="float">
            <text:p>1575.074585</text:p>
          </table:table-cell>
          <table:table-cell office:value-type="float" office:value="1575.015625" calcext:value-type="float">
            <text:p>1575.015625</text:p>
          </table:table-cell>
          <table:table-cell office:value-type="float" office:value="1576.019287" calcext:value-type="float">
            <text:p>1576.019287</text:p>
          </table:table-cell>
          <table:table-cell office:value-type="float" office:value="1574.844482" calcext:value-type="float">
            <text:p>1574.844482</text:p>
          </table:table-cell>
          <table:table-cell table:number-columns-repeated="1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571.886475" calcext:value-type="float">
            <text:p>1571.886475</text:p>
          </table:table-cell>
          <table:table-cell office:value-type="float" office:value="1571.750854" calcext:value-type="float">
            <text:p>1571.750854</text:p>
          </table:table-cell>
          <table:table-cell office:value-type="float" office:value="1572.554077" calcext:value-type="float">
            <text:p>1572.554077</text:p>
          </table:table-cell>
          <table:table-cell office:value-type="float" office:value="1574.326538" calcext:value-type="float">
            <text:p>1574.326538</text:p>
          </table:table-cell>
          <table:table-cell table:number-columns-repeated="1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578.072754" calcext:value-type="float">
            <text:p>1578.072754</text:p>
          </table:table-cell>
          <table:table-cell office:value-type="float" office:value="1577.859985" calcext:value-type="float">
            <text:p>1577.859985</text:p>
          </table:table-cell>
          <table:table-cell office:value-type="float" office:value="1577.25415" calcext:value-type="float">
            <text:p>1577.25415</text:p>
          </table:table-cell>
          <table:table-cell office:value-type="float" office:value="1579.828857" calcext:value-type="float">
            <text:p>1579.828857</text:p>
          </table:table-cell>
          <table:table-cell table:number-columns-repeated="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557.682861" calcext:value-type="float">
            <text:p>1557.682861</text:p>
          </table:table-cell>
          <table:table-cell office:value-type="float" office:value="1553.894531" calcext:value-type="float">
            <text:p>1553.894531</text:p>
          </table:table-cell>
          <table:table-cell office:value-type="float" office:value="1554.381104" calcext:value-type="float">
            <text:p>1554.381104</text:p>
          </table:table-cell>
          <table:table-cell office:value-type="float" office:value="1557.899414" calcext:value-type="float">
            <text:p>1557.89941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65.62793" calcext:value-type="float">
            <text:p>1565.62793</text:p>
          </table:table-cell>
          <table:table-cell office:value-type="float" office:value="1560.26001" calcext:value-type="float">
            <text:p>1560.26001</text:p>
          </table:table-cell>
          <table:table-cell office:value-type="float" office:value="1563.400391" calcext:value-type="float">
            <text:p>1563.400391</text:p>
          </table:table-cell>
          <table:table-cell office:value-type="float" office:value="1562.651245" calcext:value-type="float">
            <text:p>1562.651245</text:p>
          </table:table-cell>
          <table:table-cell table:number-columns-repeated="1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561.080811" calcext:value-type="float">
            <text:p>1561.080811</text:p>
          </table:table-cell>
          <table:table-cell office:value-type="float" office:value="1558.92749" calcext:value-type="float">
            <text:p>1558.92749</text:p>
          </table:table-cell>
          <table:table-cell office:value-type="float" office:value="1559.730469" calcext:value-type="float">
            <text:p>1559.730469</text:p>
          </table:table-cell>
          <table:table-cell office:value-type="float" office:value="1557.776978" calcext:value-type="float">
            <text:p>1557.776978</text:p>
          </table:table-cell>
          <table:table-cell table:number-columns-repeated="1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564.68457" calcext:value-type="float">
            <text:p>1564.68457</text:p>
          </table:table-cell>
          <table:table-cell office:value-type="float" office:value="1563.630127" calcext:value-type="float">
            <text:p>1563.630127</text:p>
          </table:table-cell>
          <table:table-cell office:value-type="float" office:value="1559.880249" calcext:value-type="float">
            <text:p>1559.880249</text:p>
          </table:table-cell>
          <table:table-cell office:value-type="float" office:value="1562.910156" calcext:value-type="float">
            <text:p>1562.910156</text:p>
          </table:table-cell>
          <table:table-cell table:number-columns-repeated="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563.12854" calcext:value-type="float">
            <text:p>1563.12854</text:p>
          </table:table-cell>
          <table:table-cell office:value-type="float" office:value="1561.035889" calcext:value-type="float">
            <text:p>1561.035889</text:p>
          </table:table-cell>
          <table:table-cell office:value-type="float" office:value="1564.259644" calcext:value-type="float">
            <text:p>1564.259644</text:p>
          </table:table-cell>
          <table:table-cell office:value-type="float" office:value="1561.791138" calcext:value-type="float">
            <text:p>1561.791138</text:p>
          </table:table-cell>
          <table:table-cell table:number-columns-repeated="1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560.44519" calcext:value-type="float">
            <text:p>1560.44519</text:p>
          </table:table-cell>
          <table:table-cell office:value-type="float" office:value="1559.799316" calcext:value-type="float">
            <text:p>1559.799316</text:p>
          </table:table-cell>
          <table:table-cell office:value-type="float" office:value="1562.196289" calcext:value-type="float">
            <text:p>1562.196289</text:p>
          </table:table-cell>
          <table:table-cell office:value-type="float" office:value="1559.927002" calcext:value-type="float">
            <text:p>1559.92700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5.915771" calcext:value-type="float">
            <text:p>1565.915771</text:p>
          </table:table-cell>
          <table:table-cell office:value-type="float" office:value="1562.884888" calcext:value-type="float">
            <text:p>1562.884888</text:p>
          </table:table-cell>
          <table:table-cell office:value-type="float" office:value="1563.127197" calcext:value-type="float">
            <text:p>1563.127197</text:p>
          </table:table-cell>
          <table:table-cell office:value-type="float" office:value="1566.115601" calcext:value-type="float">
            <text:p>1566.115601</text:p>
          </table:table-cell>
          <table:table-cell table:number-columns-repeated="1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560.190063" calcext:value-type="float">
            <text:p>1560.190063</text:p>
          </table:table-cell>
          <table:table-cell office:value-type="float" office:value="1561.71936" calcext:value-type="float">
            <text:p>1561.71936</text:p>
          </table:table-cell>
          <table:table-cell office:value-type="float" office:value="1562.030396" calcext:value-type="float">
            <text:p>1562.030396</text:p>
          </table:table-cell>
          <table:table-cell office:value-type="float" office:value="1563.344849" calcext:value-type="float">
            <text:p>1563.344849</text:p>
          </table:table-cell>
          <table:table-cell table:number-columns-repeated="1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558.505981" calcext:value-type="float">
            <text:p>1558.505981</text:p>
          </table:table-cell>
          <table:table-cell office:value-type="float" office:value="1561.728394" calcext:value-type="float">
            <text:p>1561.728394</text:p>
          </table:table-cell>
          <table:table-cell office:value-type="float" office:value="1564.294922" calcext:value-type="float">
            <text:p>1564.294922</text:p>
          </table:table-cell>
          <table:table-cell office:value-type="float" office:value="1560.250977" calcext:value-type="float">
            <text:p>1560.250977</text:p>
          </table:table-cell>
          <table:table-cell table:number-columns-repeated="1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566.757568" calcext:value-type="float">
            <text:p>1566.757568</text:p>
          </table:table-cell>
          <table:table-cell office:value-type="float" office:value="1565.719482" calcext:value-type="float">
            <text:p>1565.719482</text:p>
          </table:table-cell>
          <table:table-cell office:value-type="float" office:value="1565.194214" calcext:value-type="float">
            <text:p>1565.194214</text:p>
          </table:table-cell>
          <table:table-cell office:value-type="float" office:value="1567.752075" calcext:value-type="float">
            <text:p>1567.752075</text:p>
          </table:table-cell>
          <table:table-cell table:number-columns-repeated="1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564.434814" calcext:value-type="float">
            <text:p>1564.434814</text:p>
          </table:table-cell>
          <table:table-cell office:value-type="float" office:value="1564.586548" calcext:value-type="float">
            <text:p>1564.586548</text:p>
          </table:table-cell>
          <table:table-cell office:value-type="float" office:value="1565.517944" calcext:value-type="float">
            <text:p>1565.517944</text:p>
          </table:table-cell>
          <table:table-cell office:value-type="float" office:value="1562.648315" calcext:value-type="float">
            <text:p>1562.64831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8.408569" calcext:value-type="float">
            <text:p>1568.408569</text:p>
          </table:table-cell>
          <table:table-cell office:value-type="float" office:value="1565.651855" calcext:value-type="float">
            <text:p>1565.651855</text:p>
          </table:table-cell>
          <table:table-cell office:value-type="float" office:value="1568.318604" calcext:value-type="float">
            <text:p>1568.318604</text:p>
          </table:table-cell>
          <table:table-cell office:value-type="float" office:value="1565.421753" calcext:value-type="float">
            <text:p>1565.421753</text:p>
          </table:table-cell>
          <table:table-cell table:number-columns-repeated="1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563.491455" calcext:value-type="float">
            <text:p>1563.491455</text:p>
          </table:table-cell>
          <table:table-cell office:value-type="float" office:value="1568.130249" calcext:value-type="float">
            <text:p>1568.130249</text:p>
          </table:table-cell>
          <table:table-cell office:value-type="float" office:value="1564.675415" calcext:value-type="float">
            <text:p>1564.675415</text:p>
          </table:table-cell>
          <table:table-cell office:value-type="float" office:value="1567.0979" calcext:value-type="float">
            <text:p>1567.0979</text:p>
          </table:table-cell>
          <table:table-cell table:number-columns-repeated="1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566.873657" calcext:value-type="float">
            <text:p>1566.873657</text:p>
          </table:table-cell>
          <table:table-cell office:value-type="float" office:value="1565.546997" calcext:value-type="float">
            <text:p>1565.546997</text:p>
          </table:table-cell>
          <table:table-cell office:value-type="float" office:value="1566.203491" calcext:value-type="float">
            <text:p>1566.203491</text:p>
          </table:table-cell>
          <table:table-cell office:value-type="float" office:value="1565.142822" calcext:value-type="float">
            <text:p>1565.142822</text:p>
          </table:table-cell>
          <table:table-cell table:number-columns-repeated="1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564.964722" calcext:value-type="float">
            <text:p>1564.964722</text:p>
          </table:table-cell>
          <table:table-cell office:value-type="float" office:value="1567.608398" calcext:value-type="float">
            <text:p>1567.608398</text:p>
          </table:table-cell>
          <table:table-cell office:value-type="float" office:value="1565.696899" calcext:value-type="float">
            <text:p>1565.696899</text:p>
          </table:table-cell>
          <table:table-cell office:value-type="float" office:value="1566.565796" calcext:value-type="float">
            <text:p>1566.565796</text:p>
          </table:table-cell>
          <table:table-cell table:number-columns-repeated="1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65.613647" calcext:value-type="float">
            <text:p>1565.613647</text:p>
          </table:table-cell>
          <table:table-cell office:value-type="float" office:value="1567.401123" calcext:value-type="float">
            <text:p>1567.401123</text:p>
          </table:table-cell>
          <table:table-cell office:value-type="float" office:value="1564.241699" calcext:value-type="float">
            <text:p>1564.241699</text:p>
          </table:table-cell>
          <table:table-cell office:value-type="float" office:value="1566.480835" calcext:value-type="float">
            <text:p>1566.48083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7.529297" calcext:value-type="float">
            <text:p>1567.529297</text:p>
          </table:table-cell>
          <table:table-cell office:value-type="float" office:value="1561.570801" calcext:value-type="float">
            <text:p>1561.570801</text:p>
          </table:table-cell>
          <table:table-cell office:value-type="float" office:value="1565.840088" calcext:value-type="float">
            <text:p>1565.840088</text:p>
          </table:table-cell>
          <table:table-cell office:value-type="float" office:value="1562.545166" calcext:value-type="float">
            <text:p>1562.545166</text:p>
          </table:table-cell>
          <table:table-cell table:number-columns-repeated="1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562.71167" calcext:value-type="float">
            <text:p>1562.71167</text:p>
          </table:table-cell>
          <table:table-cell office:value-type="float" office:value="1564.090332" calcext:value-type="float">
            <text:p>1564.090332</text:p>
          </table:table-cell>
          <table:table-cell office:value-type="float" office:value="1560.210938" calcext:value-type="float">
            <text:p>1560.210938</text:p>
          </table:table-cell>
          <table:table-cell office:value-type="float" office:value="1564.168945" calcext:value-type="float">
            <text:p>1564.168945</text:p>
          </table:table-cell>
          <table:table-cell table:number-columns-repeated="1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60.958984" calcext:value-type="float">
            <text:p>1560.958984</text:p>
          </table:table-cell>
          <table:table-cell office:value-type="float" office:value="1565.151367" calcext:value-type="float">
            <text:p>1565.151367</text:p>
          </table:table-cell>
          <table:table-cell office:value-type="float" office:value="1559.651611" calcext:value-type="float">
            <text:p>1559.651611</text:p>
          </table:table-cell>
          <table:table-cell office:value-type="float" office:value="1565.685547" calcext:value-type="float">
            <text:p>1565.685547</text:p>
          </table:table-cell>
          <table:table-cell table:number-columns-repeated="1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564.362305" calcext:value-type="float">
            <text:p>1564.362305</text:p>
          </table:table-cell>
          <table:table-cell office:value-type="float" office:value="1567.622925" calcext:value-type="float">
            <text:p>1567.622925</text:p>
          </table:table-cell>
          <table:table-cell office:value-type="float" office:value="1564.532837" calcext:value-type="float">
            <text:p>1564.532837</text:p>
          </table:table-cell>
          <table:table-cell office:value-type="float" office:value="1565.564697" calcext:value-type="float">
            <text:p>1565.564697</text:p>
          </table:table-cell>
          <table:table-cell table:number-columns-repeated="1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563.002197" calcext:value-type="float">
            <text:p>1563.002197</text:p>
          </table:table-cell>
          <table:table-cell office:value-type="float" office:value="1564.534546" calcext:value-type="float">
            <text:p>1564.534546</text:p>
          </table:table-cell>
          <table:table-cell office:value-type="float" office:value="1564.151855" calcext:value-type="float">
            <text:p>1564.151855</text:p>
          </table:table-cell>
          <table:table-cell office:value-type="float" office:value="1564.24353" calcext:value-type="float">
            <text:p>1564.24353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3.777832" calcext:value-type="float">
            <text:p>1563.777832</text:p>
          </table:table-cell>
          <table:table-cell office:value-type="float" office:value="1560.098999" calcext:value-type="float">
            <text:p>1560.098999</text:p>
          </table:table-cell>
          <table:table-cell office:value-type="float" office:value="1566.042358" calcext:value-type="float">
            <text:p>1566.042358</text:p>
          </table:table-cell>
          <table:table-cell office:value-type="float" office:value="1561.216187" calcext:value-type="float">
            <text:p>1561.216187</text:p>
          </table:table-cell>
          <table:table-cell table:number-columns-repeated="1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562.835938" calcext:value-type="float">
            <text:p>1562.835938</text:p>
          </table:table-cell>
          <table:table-cell office:value-type="float" office:value="1565.351196" calcext:value-type="float">
            <text:p>1565.351196</text:p>
          </table:table-cell>
          <table:table-cell office:value-type="float" office:value="1565.701416" calcext:value-type="float">
            <text:p>1565.701416</text:p>
          </table:table-cell>
          <table:table-cell office:value-type="float" office:value="1562.802002" calcext:value-type="float">
            <text:p>1562.802002</text:p>
          </table:table-cell>
          <table:table-cell table:number-columns-repeated="1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568.677246" calcext:value-type="float">
            <text:p>1568.677246</text:p>
          </table:table-cell>
          <table:table-cell office:value-type="float" office:value="1559.38269" calcext:value-type="float">
            <text:p>1559.38269</text:p>
          </table:table-cell>
          <table:table-cell office:value-type="float" office:value="1565.732178" calcext:value-type="float">
            <text:p>1565.732178</text:p>
          </table:table-cell>
          <table:table-cell office:value-type="float" office:value="1563.543091" calcext:value-type="float">
            <text:p>1563.543091</text:p>
          </table:table-cell>
          <table:table-cell table:number-columns-repeated="1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565.36731" calcext:value-type="float">
            <text:p>1565.36731</text:p>
          </table:table-cell>
          <table:table-cell office:value-type="float" office:value="1565.607178" calcext:value-type="float">
            <text:p>1565.607178</text:p>
          </table:table-cell>
          <table:table-cell office:value-type="float" office:value="1565.365234" calcext:value-type="float">
            <text:p>1565.365234</text:p>
          </table:table-cell>
          <table:table-cell office:value-type="float" office:value="1564.548584" calcext:value-type="float">
            <text:p>1564.548584</text:p>
          </table:table-cell>
          <table:table-cell table:number-columns-repeated="1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562.278931" calcext:value-type="float">
            <text:p>1562.278931</text:p>
          </table:table-cell>
          <table:table-cell office:value-type="float" office:value="1562.737793" calcext:value-type="float">
            <text:p>1562.737793</text:p>
          </table:table-cell>
          <table:table-cell office:value-type="float" office:value="1563.984131" calcext:value-type="float">
            <text:p>1563.984131</text:p>
          </table:table-cell>
          <table:table-cell office:value-type="float" office:value="1560.373779" calcext:value-type="float">
            <text:p>1560.37377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66.385498" calcext:value-type="float">
            <text:p>1566.385498</text:p>
          </table:table-cell>
          <table:table-cell office:value-type="float" office:value="1564.434326" calcext:value-type="float">
            <text:p>1564.434326</text:p>
          </table:table-cell>
          <table:table-cell office:value-type="float" office:value="1565.946533" calcext:value-type="float">
            <text:p>1565.946533</text:p>
          </table:table-cell>
          <table:table-cell office:value-type="float" office:value="1565.497681" calcext:value-type="float">
            <text:p>1565.497681</text:p>
          </table:table-cell>
          <table:table-cell table:number-columns-repeated="1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564.882202" calcext:value-type="float">
            <text:p>1564.882202</text:p>
          </table:table-cell>
          <table:table-cell office:value-type="float" office:value="1561.606445" calcext:value-type="float">
            <text:p>1561.606445</text:p>
          </table:table-cell>
          <table:table-cell office:value-type="float" office:value="1562.671753" calcext:value-type="float">
            <text:p>1562.671753</text:p>
          </table:table-cell>
          <table:table-cell office:value-type="float" office:value="1562.059204" calcext:value-type="float">
            <text:p>1562.059204</text:p>
          </table:table-cell>
          <table:table-cell table:number-columns-repeated="1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565.491333" calcext:value-type="float">
            <text:p>1565.491333</text:p>
          </table:table-cell>
          <table:table-cell office:value-type="float" office:value="1564.737427" calcext:value-type="float">
            <text:p>1564.737427</text:p>
          </table:table-cell>
          <table:table-cell office:value-type="float" office:value="1565.50415" calcext:value-type="float">
            <text:p>1565.50415</text:p>
          </table:table-cell>
          <table:table-cell office:value-type="float" office:value="1563.383545" calcext:value-type="float">
            <text:p>1563.383545</text:p>
          </table:table-cell>
          <table:table-cell table:number-columns-repeated="1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563.70459" calcext:value-type="float">
            <text:p>1563.70459</text:p>
          </table:table-cell>
          <table:table-cell office:value-type="float" office:value="1567.089111" calcext:value-type="float">
            <text:p>1567.089111</text:p>
          </table:table-cell>
          <table:table-cell office:value-type="float" office:value="1565.987549" calcext:value-type="float">
            <text:p>1565.987549</text:p>
          </table:table-cell>
          <table:table-cell office:value-type="float" office:value="1565.936523" calcext:value-type="float">
            <text:p>1565.936523</text:p>
          </table:table-cell>
          <table:table-cell table:number-columns-repeated="1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26.820679" calcext:value-type="float">
            <text:p>1526.820679</text:p>
          </table:table-cell>
          <table:table-cell office:value-type="float" office:value="1572.271484" calcext:value-type="float">
            <text:p>1572.271484</text:p>
          </table:table-cell>
          <table:table-cell office:value-type="float" office:value="1597.372925" calcext:value-type="float">
            <text:p>1597.372925</text:p>
          </table:table-cell>
          <table:table-cell office:value-type="float" office:value="1616.860229" calcext:value-type="float">
            <text:p>1616.860229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4.9729" calcext:value-type="float">
            <text:p>1634.9729</text:p>
          </table:table-cell>
          <table:table-cell office:value-type="float" office:value="1644.462036" calcext:value-type="float">
            <text:p>1644.462036</text:p>
          </table:table-cell>
          <table:table-cell office:value-type="float" office:value="1631.850098" calcext:value-type="float">
            <text:p>1631.850098</text:p>
          </table:table-cell>
          <table:table-cell office:value-type="float" office:value="1653.163574" calcext:value-type="float">
            <text:p>1653.163574</text:p>
          </table:table-cell>
          <table:table-cell table:number-columns-repeated="1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07.688843" calcext:value-type="float">
            <text:p>1707.688843</text:p>
          </table:table-cell>
          <table:table-cell office:value-type="float" office:value="1701.778809" calcext:value-type="float">
            <text:p>1701.778809</text:p>
          </table:table-cell>
          <table:table-cell office:value-type="float" office:value="1702.10498" calcext:value-type="float">
            <text:p>1702.10498</text:p>
          </table:table-cell>
          <table:table-cell office:value-type="float" office:value="1708.8302" calcext:value-type="float">
            <text:p>1708.8302</text:p>
          </table:table-cell>
          <table:table-cell table:number-columns-repeated="13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744.298706" calcext:value-type="float">
            <text:p>1744.298706</text:p>
          </table:table-cell>
          <table:table-cell office:value-type="float" office:value="1755.172852" calcext:value-type="float">
            <text:p>1755.172852</text:p>
          </table:table-cell>
          <table:table-cell office:value-type="float" office:value="1749.542358" calcext:value-type="float">
            <text:p>1749.542358</text:p>
          </table:table-cell>
          <table:table-cell office:value-type="float" office:value="1754.932861" calcext:value-type="float">
            <text:p>1754.932861</text:p>
          </table:table-cell>
          <table:table-cell table:number-columns-repeated="13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697.225586" calcext:value-type="float">
            <text:p>1697.225586</text:p>
          </table:table-cell>
          <table:table-cell office:value-type="float" office:value="1717.952515" calcext:value-type="float">
            <text:p>1717.952515</text:p>
          </table:table-cell>
          <table:table-cell office:value-type="float" office:value="1707.559326" calcext:value-type="float">
            <text:p>1707.559326</text:p>
          </table:table-cell>
          <table:table-cell office:value-type="float" office:value="1713.455933" calcext:value-type="float">
            <text:p>1713.455933</text:p>
          </table:table-cell>
          <table:table-cell table:number-columns-repeated="13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19.295776" calcext:value-type="float">
            <text:p>1719.295776</text:p>
          </table:table-cell>
          <table:table-cell office:value-type="float" office:value="1758.762573" calcext:value-type="float">
            <text:p>1758.762573</text:p>
          </table:table-cell>
          <table:table-cell office:value-type="float" office:value="1726.240479" calcext:value-type="float">
            <text:p>1726.240479</text:p>
          </table:table-cell>
          <table:table-cell office:value-type="float" office:value="1755.769653" calcext:value-type="float">
            <text:p>1755.76965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0.356934" calcext:value-type="float">
            <text:p>1710.356934</text:p>
          </table:table-cell>
          <table:table-cell office:value-type="float" office:value="1753.029541" calcext:value-type="float">
            <text:p>1753.029541</text:p>
          </table:table-cell>
          <table:table-cell office:value-type="float" office:value="1719.632568" calcext:value-type="float">
            <text:p>1719.632568</text:p>
          </table:table-cell>
          <table:table-cell office:value-type="float" office:value="1751.128418" calcext:value-type="float">
            <text:p>1751.128418</text:p>
          </table:table-cell>
          <table:table-cell table:number-columns-repeated="1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13.479248" calcext:value-type="float">
            <text:p>1713.479248</text:p>
          </table:table-cell>
          <table:table-cell office:value-type="float" office:value="1747.611084" calcext:value-type="float">
            <text:p>1747.611084</text:p>
          </table:table-cell>
          <table:table-cell office:value-type="float" office:value="1725.049805" calcext:value-type="float">
            <text:p>1725.049805</text:p>
          </table:table-cell>
          <table:table-cell office:value-type="float" office:value="1745.074829" calcext:value-type="float">
            <text:p>1745.074829</text:p>
          </table:table-cell>
          <table:table-cell table:number-columns-repeated="1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15.628784" calcext:value-type="float">
            <text:p>1715.628784</text:p>
          </table:table-cell>
          <table:table-cell office:value-type="float" office:value="1778.533936" calcext:value-type="float">
            <text:p>1778.533936</text:p>
          </table:table-cell>
          <table:table-cell office:value-type="float" office:value="1726.350952" calcext:value-type="float">
            <text:p>1726.350952</text:p>
          </table:table-cell>
          <table:table-cell office:value-type="float" office:value="1781.283325" calcext:value-type="float">
            <text:p>1781.283325</text:p>
          </table:table-cell>
          <table:table-cell table:number-columns-repeated="13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18.989746" calcext:value-type="float">
            <text:p>1718.989746</text:p>
          </table:table-cell>
          <table:table-cell office:value-type="float" office:value="1761.371582" calcext:value-type="float">
            <text:p>1761.371582</text:p>
          </table:table-cell>
          <table:table-cell office:value-type="float" office:value="1731.613525" calcext:value-type="float">
            <text:p>1731.613525</text:p>
          </table:table-cell>
          <table:table-cell office:value-type="float" office:value="1756.305542" calcext:value-type="float">
            <text:p>1756.305542</text:p>
          </table:table-cell>
          <table:table-cell table:number-columns-repeated="13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61.727783" calcext:value-type="float">
            <text:p>1761.727783</text:p>
          </table:table-cell>
          <table:table-cell office:value-type="float" office:value="1801.446777" calcext:value-type="float">
            <text:p>1801.446777</text:p>
          </table:table-cell>
          <table:table-cell office:value-type="float" office:value="1770.724731" calcext:value-type="float">
            <text:p>1770.724731</text:p>
          </table:table-cell>
          <table:table-cell office:value-type="float" office:value="1799.475586" calcext:value-type="float">
            <text:p>1799.47558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9.422119" calcext:value-type="float">
            <text:p>1779.422119</text:p>
          </table:table-cell>
          <table:table-cell office:value-type="float" office:value="1856.337646" calcext:value-type="float">
            <text:p>1856.337646</text:p>
          </table:table-cell>
          <table:table-cell office:value-type="float" office:value="1788.398438" calcext:value-type="float">
            <text:p>1788.398438</text:p>
          </table:table-cell>
          <table:table-cell office:value-type="float" office:value="1854.374023" calcext:value-type="float">
            <text:p>1854.374023</text:p>
          </table:table-cell>
          <table:table-cell table:number-columns-repeated="13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98.062012" calcext:value-type="float">
            <text:p>1798.062012</text:p>
          </table:table-cell>
          <table:table-cell office:value-type="float" office:value="1877.89624" calcext:value-type="float">
            <text:p>1877.89624</text:p>
          </table:table-cell>
          <table:table-cell office:value-type="float" office:value="1809.276123" calcext:value-type="float">
            <text:p>1809.276123</text:p>
          </table:table-cell>
          <table:table-cell office:value-type="float" office:value="1879.335693" calcext:value-type="float">
            <text:p>1879.335693</text:p>
          </table:table-cell>
          <table:table-cell table:number-columns-repeated="13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848.925293" calcext:value-type="float">
            <text:p>1848.925293</text:p>
          </table:table-cell>
          <table:table-cell office:value-type="float" office:value="1895.109253" calcext:value-type="float">
            <text:p>1895.109253</text:p>
          </table:table-cell>
          <table:table-cell office:value-type="float" office:value="1868.308594" calcext:value-type="float">
            <text:p>1868.308594</text:p>
          </table:table-cell>
          <table:table-cell office:value-type="float" office:value="1885.678711" calcext:value-type="float">
            <text:p>1885.678711</text:p>
          </table:table-cell>
          <table:table-cell table:number-columns-repeated="13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842.644531" calcext:value-type="float">
            <text:p>1842.644531</text:p>
          </table:table-cell>
          <table:table-cell office:value-type="float" office:value="1940.888672" calcext:value-type="float">
            <text:p>1940.888672</text:p>
          </table:table-cell>
          <table:table-cell office:value-type="float" office:value="1860.670898" calcext:value-type="float">
            <text:p>1860.670898</text:p>
          </table:table-cell>
          <table:table-cell office:value-type="float" office:value="1929.886597" calcext:value-type="float">
            <text:p>1929.886597</text:p>
          </table:table-cell>
          <table:table-cell table:number-columns-repeated="13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849.888916" calcext:value-type="float">
            <text:p>1849.888916</text:p>
          </table:table-cell>
          <table:table-cell office:value-type="float" office:value="1983.717529" calcext:value-type="float">
            <text:p>1983.717529</text:p>
          </table:table-cell>
          <table:table-cell office:value-type="float" office:value="1866.67334" calcext:value-type="float">
            <text:p>1866.67334</text:p>
          </table:table-cell>
          <table:table-cell office:value-type="float" office:value="1972.550415" calcext:value-type="float">
            <text:p>1972.550415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8.054932" calcext:value-type="float">
            <text:p>1878.054932</text:p>
          </table:table-cell>
          <table:table-cell office:value-type="float" office:value="1930.480347" calcext:value-type="float">
            <text:p>1930.480347</text:p>
          </table:table-cell>
          <table:table-cell office:value-type="float" office:value="1890.120728" calcext:value-type="float">
            <text:p>1890.120728</text:p>
          </table:table-cell>
          <table:table-cell office:value-type="float" office:value="1935.285278" calcext:value-type="float">
            <text:p>1935.285278</text:p>
          </table:table-cell>
          <table:table-cell table:number-columns-repeated="13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862.431152" calcext:value-type="float">
            <text:p>1862.431152</text:p>
          </table:table-cell>
          <table:table-cell office:value-type="float" office:value="1964.714966" calcext:value-type="float">
            <text:p>1964.714966</text:p>
          </table:table-cell>
          <table:table-cell office:value-type="float" office:value="1870.614746" calcext:value-type="float">
            <text:p>1870.614746</text:p>
          </table:table-cell>
          <table:table-cell office:value-type="float" office:value="1975.108765" calcext:value-type="float">
            <text:p>1975.108765</text:p>
          </table:table-cell>
          <table:table-cell table:number-columns-repeated="13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821.615845" calcext:value-type="float">
            <text:p>1821.615845</text:p>
          </table:table-cell>
          <table:table-cell office:value-type="float" office:value="1965.585449" calcext:value-type="float">
            <text:p>1965.585449</text:p>
          </table:table-cell>
          <table:table-cell office:value-type="float" office:value="1835.698608" calcext:value-type="float">
            <text:p>1835.698608</text:p>
          </table:table-cell>
          <table:table-cell office:value-type="float" office:value="1970.588135" calcext:value-type="float">
            <text:p>1970.588135</text:p>
          </table:table-cell>
          <table:table-cell table:number-columns-repeated="13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827.276978" calcext:value-type="float">
            <text:p>1827.276978</text:p>
          </table:table-cell>
          <table:table-cell office:value-type="float" office:value="1952.229248" calcext:value-type="float">
            <text:p>1952.229248</text:p>
          </table:table-cell>
          <table:table-cell office:value-type="float" office:value="1847.24585" calcext:value-type="float">
            <text:p>1847.24585</text:p>
          </table:table-cell>
          <table:table-cell office:value-type="float" office:value="1939.685303" calcext:value-type="float">
            <text:p>1939.685303</text:p>
          </table:table-cell>
          <table:table-cell table:number-columns-repeated="13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846.618896" calcext:value-type="float">
            <text:p>1846.618896</text:p>
          </table:table-cell>
          <table:table-cell office:value-type="float" office:value="1955.077637" calcext:value-type="float">
            <text:p>1955.077637</text:p>
          </table:table-cell>
          <table:table-cell office:value-type="float" office:value="1861.676758" calcext:value-type="float">
            <text:p>1861.676758</text:p>
          </table:table-cell>
          <table:table-cell office:value-type="float" office:value="1953.089966" calcext:value-type="float">
            <text:p>1953.08996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8.580322" calcext:value-type="float">
            <text:p>1828.580322</text:p>
          </table:table-cell>
          <table:table-cell office:value-type="float" office:value="1962.331665" calcext:value-type="float">
            <text:p>1962.331665</text:p>
          </table:table-cell>
          <table:table-cell office:value-type="float" office:value="1845.371704" calcext:value-type="float">
            <text:p>1845.371704</text:p>
          </table:table-cell>
          <table:table-cell office:value-type="float" office:value="1957.317017" calcext:value-type="float">
            <text:p>1957.317017</text:p>
          </table:table-cell>
          <table:table-cell table:number-columns-repeated="13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833.701904" calcext:value-type="float">
            <text:p>1833.701904</text:p>
          </table:table-cell>
          <table:table-cell office:value-type="float" office:value="1959.423218" calcext:value-type="float">
            <text:p>1959.423218</text:p>
          </table:table-cell>
          <table:table-cell office:value-type="float" office:value="1851.394043" calcext:value-type="float">
            <text:p>1851.394043</text:p>
          </table:table-cell>
          <table:table-cell office:value-type="float" office:value="1956.498047" calcext:value-type="float">
            <text:p>1956.498047</text:p>
          </table:table-cell>
          <table:table-cell table:number-columns-repeated="13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848.249512" calcext:value-type="float">
            <text:p>1848.249512</text:p>
          </table:table-cell>
          <table:table-cell office:value-type="float" office:value="1947.648682" calcext:value-type="float">
            <text:p>1947.648682</text:p>
          </table:table-cell>
          <table:table-cell office:value-type="float" office:value="1864.695801" calcext:value-type="float">
            <text:p>1864.695801</text:p>
          </table:table-cell>
          <table:table-cell office:value-type="float" office:value="1938.212646" calcext:value-type="float">
            <text:p>1938.212646</text:p>
          </table:table-cell>
          <table:table-cell table:number-columns-repeated="13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837.223633" calcext:value-type="float">
            <text:p>1837.223633</text:p>
          </table:table-cell>
          <table:table-cell office:value-type="float" office:value="1962.464478" calcext:value-type="float">
            <text:p>1962.464478</text:p>
          </table:table-cell>
          <table:table-cell office:value-type="float" office:value="1852.172852" calcext:value-type="float">
            <text:p>1852.172852</text:p>
          </table:table-cell>
          <table:table-cell office:value-type="float" office:value="1958.085693" calcext:value-type="float">
            <text:p>1958.085693</text:p>
          </table:table-cell>
          <table:table-cell table:number-columns-repeated="13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839.013428" calcext:value-type="float">
            <text:p>1839.013428</text:p>
          </table:table-cell>
          <table:table-cell office:value-type="float" office:value="1959.801392" calcext:value-type="float">
            <text:p>1959.801392</text:p>
          </table:table-cell>
          <table:table-cell office:value-type="float" office:value="1856.636719" calcext:value-type="float">
            <text:p>1856.636719</text:p>
          </table:table-cell>
          <table:table-cell office:value-type="float" office:value="1955.785645" calcext:value-type="float">
            <text:p>1955.785645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8.684814" calcext:value-type="float">
            <text:p>1848.684814</text:p>
          </table:table-cell>
          <table:table-cell office:value-type="float" office:value="1947.173096" calcext:value-type="float">
            <text:p>1947.173096</text:p>
          </table:table-cell>
          <table:table-cell office:value-type="float" office:value="1870.526367" calcext:value-type="float">
            <text:p>1870.526367</text:p>
          </table:table-cell>
          <table:table-cell office:value-type="float" office:value="1936.752441" calcext:value-type="float">
            <text:p>1936.752441</text:p>
          </table:table-cell>
          <table:table-cell table:number-columns-repeated="13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839.573853" calcext:value-type="float">
            <text:p>1839.573853</text:p>
          </table:table-cell>
          <table:table-cell office:value-type="float" office:value="1985.044922" calcext:value-type="float">
            <text:p>1985.044922</text:p>
          </table:table-cell>
          <table:table-cell office:value-type="float" office:value="1855.399658" calcext:value-type="float">
            <text:p>1855.399658</text:p>
          </table:table-cell>
          <table:table-cell office:value-type="float" office:value="1982.21875" calcext:value-type="float">
            <text:p>1982.21875</text:p>
          </table:table-cell>
          <table:table-cell table:number-columns-repeated="13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839.19104" calcext:value-type="float">
            <text:p>1839.19104</text:p>
          </table:table-cell>
          <table:table-cell office:value-type="float" office:value="1962.685425" calcext:value-type="float">
            <text:p>1962.685425</text:p>
          </table:table-cell>
          <table:table-cell office:value-type="float" office:value="1858.129272" calcext:value-type="float">
            <text:p>1858.129272</text:p>
          </table:table-cell>
          <table:table-cell office:value-type="float" office:value="1959.210938" calcext:value-type="float">
            <text:p>1959.210938</text:p>
          </table:table-cell>
          <table:table-cell table:number-columns-repeated="13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854.660522" calcext:value-type="float">
            <text:p>1854.660522</text:p>
          </table:table-cell>
          <table:table-cell office:value-type="float" office:value="1954.675293" calcext:value-type="float">
            <text:p>1954.675293</text:p>
          </table:table-cell>
          <table:table-cell office:value-type="float" office:value="1875.292969" calcext:value-type="float">
            <text:p>1875.292969</text:p>
          </table:table-cell>
          <table:table-cell office:value-type="float" office:value="1944.047241" calcext:value-type="float">
            <text:p>1944.047241</text:p>
          </table:table-cell>
          <table:table-cell table:number-columns-repeated="13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836.230835" calcext:value-type="float">
            <text:p>1836.230835</text:p>
          </table:table-cell>
          <table:table-cell office:value-type="float" office:value="1967.806763" calcext:value-type="float">
            <text:p>1967.806763</text:p>
          </table:table-cell>
          <table:table-cell office:value-type="float" office:value="1852.564209" calcext:value-type="float">
            <text:p>1852.564209</text:p>
          </table:table-cell>
          <table:table-cell office:value-type="float" office:value="1965.113525" calcext:value-type="float">
            <text:p>1965.113525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44.418091" calcext:value-type="float">
            <text:p>1844.418091</text:p>
          </table:table-cell>
          <table:table-cell office:value-type="float" office:value="1969.95813" calcext:value-type="float">
            <text:p>1969.95813</text:p>
          </table:table-cell>
          <table:table-cell office:value-type="float" office:value="1861.674927" calcext:value-type="float">
            <text:p>1861.674927</text:p>
          </table:table-cell>
          <table:table-cell office:value-type="float" office:value="1965.033081" calcext:value-type="float">
            <text:p>1965.033081</text:p>
          </table:table-cell>
          <table:table-cell table:number-columns-repeated="13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850.395508" calcext:value-type="float">
            <text:p>1850.395508</text:p>
          </table:table-cell>
          <table:table-cell office:value-type="float" office:value="1961.476807" calcext:value-type="float">
            <text:p>1961.476807</text:p>
          </table:table-cell>
          <table:table-cell office:value-type="float" office:value="1873.432739" calcext:value-type="float">
            <text:p>1873.432739</text:p>
          </table:table-cell>
          <table:table-cell office:value-type="float" office:value="1954.636475" calcext:value-type="float">
            <text:p>1954.636475</text:p>
          </table:table-cell>
          <table:table-cell table:number-columns-repeated="13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848.235474" calcext:value-type="float">
            <text:p>1848.235474</text:p>
          </table:table-cell>
          <table:table-cell office:value-type="float" office:value="1982.128662" calcext:value-type="float">
            <text:p>1982.128662</text:p>
          </table:table-cell>
          <table:table-cell office:value-type="float" office:value="1862.315796" calcext:value-type="float">
            <text:p>1862.315796</text:p>
          </table:table-cell>
          <table:table-cell office:value-type="float" office:value="1979.362671" calcext:value-type="float">
            <text:p>1979.362671</text:p>
          </table:table-cell>
          <table:table-cell table:number-columns-repeated="13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850.630249" calcext:value-type="float">
            <text:p>1850.630249</text:p>
          </table:table-cell>
          <table:table-cell office:value-type="float" office:value="1967.358276" calcext:value-type="float">
            <text:p>1967.358276</text:p>
          </table:table-cell>
          <table:table-cell office:value-type="float" office:value="1868.773926" calcext:value-type="float">
            <text:p>1868.773926</text:p>
          </table:table-cell>
          <table:table-cell office:value-type="float" office:value="1960.435913" calcext:value-type="float">
            <text:p>1960.435913</text:p>
          </table:table-cell>
          <table:table-cell table:number-columns-repeated="13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855.055054" calcext:value-type="float">
            <text:p>1855.055054</text:p>
          </table:table-cell>
          <table:table-cell office:value-type="float" office:value="1979.176514" calcext:value-type="float">
            <text:p>1979.176514</text:p>
          </table:table-cell>
          <table:table-cell office:value-type="float" office:value="1872.588989" calcext:value-type="float">
            <text:p>1872.588989</text:p>
          </table:table-cell>
          <table:table-cell office:value-type="float" office:value="1973.378906" calcext:value-type="float">
            <text:p>1973.378906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46.509766" calcext:value-type="float">
            <text:p>1846.509766</text:p>
          </table:table-cell>
          <table:table-cell office:value-type="float" office:value="1990.442383" calcext:value-type="float">
            <text:p>1990.442383</text:p>
          </table:table-cell>
          <table:table-cell office:value-type="float" office:value="1863.777832" calcext:value-type="float">
            <text:p>1863.777832</text:p>
          </table:table-cell>
          <table:table-cell office:value-type="float" office:value="1983.127075" calcext:value-type="float">
            <text:p>1983.127075</text:p>
          </table:table-cell>
          <table:table-cell table:number-columns-repeated="13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853.467773" calcext:value-type="float">
            <text:p>1853.467773</text:p>
          </table:table-cell>
          <table:table-cell office:value-type="float" office:value="1963.251465" calcext:value-type="float">
            <text:p>1963.251465</text:p>
          </table:table-cell>
          <table:table-cell office:value-type="float" office:value="1869.227539" calcext:value-type="float">
            <text:p>1869.227539</text:p>
          </table:table-cell>
          <table:table-cell office:value-type="float" office:value="1960.642334" calcext:value-type="float">
            <text:p>1960.642334</text:p>
          </table:table-cell>
          <table:table-cell table:number-columns-repeated="13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852.715454" calcext:value-type="float">
            <text:p>1852.715454</text:p>
          </table:table-cell>
          <table:table-cell office:value-type="float" office:value="1980.486572" calcext:value-type="float">
            <text:p>1980.486572</text:p>
          </table:table-cell>
          <table:table-cell office:value-type="float" office:value="1871.490234" calcext:value-type="float">
            <text:p>1871.490234</text:p>
          </table:table-cell>
          <table:table-cell office:value-type="float" office:value="1973.818848" calcext:value-type="float">
            <text:p>1973.818848</text:p>
          </table:table-cell>
          <table:table-cell table:number-columns-repeated="13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41.966919" calcext:value-type="float">
            <text:p>1841.966919</text:p>
          </table:table-cell>
          <table:table-cell office:value-type="float" office:value="1982.160889" calcext:value-type="float">
            <text:p>1982.160889</text:p>
          </table:table-cell>
          <table:table-cell office:value-type="float" office:value="1858.825684" calcext:value-type="float">
            <text:p>1858.825684</text:p>
          </table:table-cell>
          <table:table-cell office:value-type="float" office:value="1977.696533" calcext:value-type="float">
            <text:p>1977.696533</text:p>
          </table:table-cell>
          <table:table-cell table:number-columns-repeated="13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852.39856" calcext:value-type="float">
            <text:p>1852.39856</text:p>
          </table:table-cell>
          <table:table-cell office:value-type="float" office:value="1957.166016" calcext:value-type="float">
            <text:p>1957.166016</text:p>
          </table:table-cell>
          <table:table-cell office:value-type="float" office:value="1871.489746" calcext:value-type="float">
            <text:p>1871.489746</text:p>
          </table:table-cell>
          <table:table-cell office:value-type="float" office:value="1949.262939" calcext:value-type="float">
            <text:p>1949.26293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54.093262" calcext:value-type="float">
            <text:p>1854.093262</text:p>
          </table:table-cell>
          <table:table-cell office:value-type="float" office:value="1981.80127" calcext:value-type="float">
            <text:p>1981.80127</text:p>
          </table:table-cell>
          <table:table-cell office:value-type="float" office:value="1872.878418" calcext:value-type="float">
            <text:p>1872.878418</text:p>
          </table:table-cell>
          <table:table-cell office:value-type="float" office:value="1976.29248" calcext:value-type="float">
            <text:p>1976.29248</text:p>
          </table:table-cell>
          <table:table-cell table:number-columns-repeated="13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842.45874" calcext:value-type="float">
            <text:p>1842.45874</text:p>
          </table:table-cell>
          <table:table-cell office:value-type="float" office:value="1989.417358" calcext:value-type="float">
            <text:p>1989.417358</text:p>
          </table:table-cell>
          <table:table-cell office:value-type="float" office:value="1858.037598" calcext:value-type="float">
            <text:p>1858.037598</text:p>
          </table:table-cell>
          <table:table-cell office:value-type="float" office:value="1989.791504" calcext:value-type="float">
            <text:p>1989.791504</text:p>
          </table:table-cell>
          <table:table-cell table:number-columns-repeated="13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858.618896" calcext:value-type="float">
            <text:p>1858.618896</text:p>
          </table:table-cell>
          <table:table-cell office:value-type="float" office:value="1966.511353" calcext:value-type="float">
            <text:p>1966.511353</text:p>
          </table:table-cell>
          <table:table-cell office:value-type="float" office:value="1878.545654" calcext:value-type="float">
            <text:p>1878.545654</text:p>
          </table:table-cell>
          <table:table-cell office:value-type="float" office:value="1957.686523" calcext:value-type="float">
            <text:p>1957.686523</text:p>
          </table:table-cell>
          <table:table-cell table:number-columns-repeated="13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861.208984" calcext:value-type="float">
            <text:p>1861.208984</text:p>
          </table:table-cell>
          <table:table-cell office:value-type="float" office:value="1977.365356" calcext:value-type="float">
            <text:p>1977.365356</text:p>
          </table:table-cell>
          <table:table-cell office:value-type="float" office:value="1878.318115" calcext:value-type="float">
            <text:p>1878.318115</text:p>
          </table:table-cell>
          <table:table-cell office:value-type="float" office:value="1966.554688" calcext:value-type="float">
            <text:p>1966.554688</text:p>
          </table:table-cell>
          <table:table-cell table:number-columns-repeated="13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832.992432" calcext:value-type="float">
            <text:p>1832.992432</text:p>
          </table:table-cell>
          <table:table-cell office:value-type="float" office:value="1996.991821" calcext:value-type="float">
            <text:p>1996.991821</text:p>
          </table:table-cell>
          <table:table-cell office:value-type="float" office:value="1847.262451" calcext:value-type="float">
            <text:p>1847.262451</text:p>
          </table:table-cell>
          <table:table-cell office:value-type="float" office:value="1993.342529" calcext:value-type="float">
            <text:p>1993.342529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50.368286" calcext:value-type="float">
            <text:p>1850.368286</text:p>
          </table:table-cell>
          <table:table-cell office:value-type="float" office:value="1981.114258" calcext:value-type="float">
            <text:p>1981.114258</text:p>
          </table:table-cell>
          <table:table-cell office:value-type="float" office:value="1869.182861" calcext:value-type="float">
            <text:p>1869.182861</text:p>
          </table:table-cell>
          <table:table-cell office:value-type="float" office:value="1974.213745" calcext:value-type="float">
            <text:p>1974.213745</text:p>
          </table:table-cell>
          <table:table-cell table:number-columns-repeated="13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869.605957" calcext:value-type="float">
            <text:p>1869.605957</text:p>
          </table:table-cell>
          <table:table-cell office:value-type="float" office:value="1952.254028" calcext:value-type="float">
            <text:p>1952.254028</text:p>
          </table:table-cell>
          <table:table-cell office:value-type="float" office:value="1889.325439" calcext:value-type="float">
            <text:p>1889.325439</text:p>
          </table:table-cell>
          <table:table-cell office:value-type="float" office:value="1948.668457" calcext:value-type="float">
            <text:p>1948.668457</text:p>
          </table:table-cell>
          <table:table-cell table:number-columns-repeated="13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823.926758" calcext:value-type="float">
            <text:p>1823.926758</text:p>
          </table:table-cell>
          <table:table-cell office:value-type="float" office:value="1998.309448" calcext:value-type="float">
            <text:p>1998.309448</text:p>
          </table:table-cell>
          <table:table-cell office:value-type="float" office:value="1840.101318" calcext:value-type="float">
            <text:p>1840.101318</text:p>
          </table:table-cell>
          <table:table-cell office:value-type="float" office:value="1988.103638" calcext:value-type="float">
            <text:p>1988.103638</text:p>
          </table:table-cell>
          <table:table-cell table:number-columns-repeated="13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852.478149" calcext:value-type="float">
            <text:p>1852.478149</text:p>
          </table:table-cell>
          <table:table-cell office:value-type="float" office:value="1995.082397" calcext:value-type="float">
            <text:p>1995.082397</text:p>
          </table:table-cell>
          <table:table-cell office:value-type="float" office:value="1875.800781" calcext:value-type="float">
            <text:p>1875.800781</text:p>
          </table:table-cell>
          <table:table-cell office:value-type="float" office:value="1988.669922" calcext:value-type="float">
            <text:p>1988.669922</text:p>
          </table:table-cell>
          <table:table-cell table:number-columns-repeated="13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869.473877" calcext:value-type="float">
            <text:p>1869.473877</text:p>
          </table:table-cell>
          <table:table-cell office:value-type="float" office:value="1955.954834" calcext:value-type="float">
            <text:p>1955.954834</text:p>
          </table:table-cell>
          <table:table-cell office:value-type="float" office:value="1892.716431" calcext:value-type="float">
            <text:p>1892.716431</text:p>
          </table:table-cell>
          <table:table-cell office:value-type="float" office:value="1944.489624" calcext:value-type="float">
            <text:p>1944.489624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36.408936" calcext:value-type="float">
            <text:p>1836.408936</text:p>
          </table:table-cell>
          <table:table-cell office:value-type="float" office:value="1997.250488" calcext:value-type="float">
            <text:p>1997.250488</text:p>
          </table:table-cell>
          <table:table-cell office:value-type="float" office:value="1850.382324" calcext:value-type="float">
            <text:p>1850.382324</text:p>
          </table:table-cell>
          <table:table-cell office:value-type="float" office:value="1992.984497" calcext:value-type="float">
            <text:p>1992.984497</text:p>
          </table:table-cell>
          <table:table-cell table:number-columns-repeated="13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838.085938" calcext:value-type="float">
            <text:p>1838.085938</text:p>
          </table:table-cell>
          <table:table-cell office:value-type="float" office:value="1995.849609" calcext:value-type="float">
            <text:p>1995.849609</text:p>
          </table:table-cell>
          <table:table-cell office:value-type="float" office:value="1857.678711" calcext:value-type="float">
            <text:p>1857.678711</text:p>
          </table:table-cell>
          <table:table-cell office:value-type="float" office:value="1990.910645" calcext:value-type="float">
            <text:p>1990.910645</text:p>
          </table:table-cell>
          <table:table-cell table:number-columns-repeated="13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865.554199" calcext:value-type="float">
            <text:p>1865.554199</text:p>
          </table:table-cell>
          <table:table-cell office:value-type="float" office:value="1964.23938" calcext:value-type="float">
            <text:p>1964.23938</text:p>
          </table:table-cell>
          <table:table-cell office:value-type="float" office:value="1887.623413" calcext:value-type="float">
            <text:p>1887.623413</text:p>
          </table:table-cell>
          <table:table-cell office:value-type="float" office:value="1952.646729" calcext:value-type="float">
            <text:p>1952.646729</text:p>
          </table:table-cell>
          <table:table-cell table:number-columns-repeated="13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864.501099" calcext:value-type="float">
            <text:p>1864.501099</text:p>
          </table:table-cell>
          <table:table-cell office:value-type="float" office:value="1983.351807" calcext:value-type="float">
            <text:p>1983.351807</text:p>
          </table:table-cell>
          <table:table-cell office:value-type="float" office:value="1883.134644" calcext:value-type="float">
            <text:p>1883.134644</text:p>
          </table:table-cell>
          <table:table-cell office:value-type="float" office:value="1971.785767" calcext:value-type="float">
            <text:p>1971.785767</text:p>
          </table:table-cell>
          <table:table-cell table:number-columns-repeated="13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834.754395" calcext:value-type="float">
            <text:p>1834.754395</text:p>
          </table:table-cell>
          <table:table-cell office:value-type="float" office:value="1996.529907" calcext:value-type="float">
            <text:p>1996.529907</text:p>
          </table:table-cell>
          <table:table-cell office:value-type="float" office:value="1849.062378" calcext:value-type="float">
            <text:p>1849.062378</text:p>
          </table:table-cell>
          <table:table-cell office:value-type="float" office:value="1994.473389" calcext:value-type="float">
            <text:p>1994.473389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64.598877" calcext:value-type="float">
            <text:p>1864.598877</text:p>
          </table:table-cell>
          <table:table-cell office:value-type="float" office:value="1984.412842" calcext:value-type="float">
            <text:p>1984.412842</text:p>
          </table:table-cell>
          <table:table-cell office:value-type="float" office:value="1890.766724" calcext:value-type="float">
            <text:p>1890.766724</text:p>
          </table:table-cell>
          <table:table-cell office:value-type="float" office:value="1970.15332" calcext:value-type="float">
            <text:p>1970.15332</text:p>
          </table:table-cell>
          <table:table-cell table:number-columns-repeated="1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855.16626" calcext:value-type="float">
            <text:p>1855.16626</text:p>
          </table:table-cell>
          <table:table-cell office:value-type="float" office:value="1933.453491" calcext:value-type="float">
            <text:p>1933.453491</text:p>
          </table:table-cell>
          <table:table-cell office:value-type="float" office:value="1875.700439" calcext:value-type="float">
            <text:p>1875.700439</text:p>
          </table:table-cell>
          <table:table-cell office:value-type="float" office:value="1925.432129" calcext:value-type="float">
            <text:p>1925.432129</text:p>
          </table:table-cell>
          <table:table-cell table:number-columns-repeated="1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89.127563" calcext:value-type="float">
            <text:p>1789.127563</text:p>
          </table:table-cell>
          <table:table-cell office:value-type="float" office:value="1970.657837" calcext:value-type="float">
            <text:p>1970.657837</text:p>
          </table:table-cell>
          <table:table-cell office:value-type="float" office:value="1796.37793" calcext:value-type="float">
            <text:p>1796.37793</text:p>
          </table:table-cell>
          <table:table-cell office:value-type="float" office:value="1976.256592" calcext:value-type="float">
            <text:p>1976.256592</text:p>
          </table:table-cell>
          <table:table-cell table:number-columns-repeated="13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51.821411" calcext:value-type="float">
            <text:p>1751.821411</text:p>
          </table:table-cell>
          <table:table-cell office:value-type="float" office:value="1906.302246" calcext:value-type="float">
            <text:p>1906.302246</text:p>
          </table:table-cell>
          <table:table-cell office:value-type="float" office:value="1764.467773" calcext:value-type="float">
            <text:p>1764.467773</text:p>
          </table:table-cell>
          <table:table-cell office:value-type="float" office:value="1907.196533" calcext:value-type="float">
            <text:p>1907.196533</text:p>
          </table:table-cell>
          <table:table-cell table:number-columns-repeated="1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767.373901" calcext:value-type="float">
            <text:p>1767.373901</text:p>
          </table:table-cell>
          <table:table-cell office:value-type="float" office:value="1857.054077" calcext:value-type="float">
            <text:p>1857.054077</text:p>
          </table:table-cell>
          <table:table-cell office:value-type="float" office:value="1783.953979" calcext:value-type="float">
            <text:p>1783.953979</text:p>
          </table:table-cell>
          <table:table-cell office:value-type="float" office:value="1853.711182" calcext:value-type="float">
            <text:p>1853.711182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21.364258" calcext:value-type="float">
            <text:p>1721.364258</text:p>
          </table:table-cell>
          <table:table-cell office:value-type="float" office:value="1885.491943" calcext:value-type="float">
            <text:p>1885.491943</text:p>
          </table:table-cell>
          <table:table-cell office:value-type="float" office:value="1733.02417" calcext:value-type="float">
            <text:p>1733.02417</text:p>
          </table:table-cell>
          <table:table-cell office:value-type="float" office:value="1885.880127" calcext:value-type="float">
            <text:p>1885.880127</text:p>
          </table:table-cell>
          <table:table-cell table:number-columns-repeated="1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696.473999" calcext:value-type="float">
            <text:p>1696.473999</text:p>
          </table:table-cell>
          <table:table-cell office:value-type="float" office:value="1831.347168" calcext:value-type="float">
            <text:p>1831.347168</text:p>
          </table:table-cell>
          <table:table-cell office:value-type="float" office:value="1711.12085" calcext:value-type="float">
            <text:p>1711.12085</text:p>
          </table:table-cell>
          <table:table-cell office:value-type="float" office:value="1833.258667" calcext:value-type="float">
            <text:p>1833.258667</text:p>
          </table:table-cell>
          <table:table-cell table:number-columns-repeated="13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712.905884" calcext:value-type="float">
            <text:p>1712.905884</text:p>
          </table:table-cell>
          <table:table-cell office:value-type="float" office:value="1789.410767" calcext:value-type="float">
            <text:p>1789.410767</text:p>
          </table:table-cell>
          <table:table-cell office:value-type="float" office:value="1725.328003" calcext:value-type="float">
            <text:p>1725.328003</text:p>
          </table:table-cell>
          <table:table-cell office:value-type="float" office:value="1785.925903" calcext:value-type="float">
            <text:p>1785.925903</text:p>
          </table:table-cell>
          <table:table-cell table:number-columns-repeated="13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671.033203" calcext:value-type="float">
            <text:p>1671.033203</text:p>
          </table:table-cell>
          <table:table-cell office:value-type="float" office:value="1807.515991" calcext:value-type="float">
            <text:p>1807.515991</text:p>
          </table:table-cell>
          <table:table-cell office:value-type="float" office:value="1683.717285" calcext:value-type="float">
            <text:p>1683.717285</text:p>
          </table:table-cell>
          <table:table-cell office:value-type="float" office:value="1804.717773" calcext:value-type="float">
            <text:p>1804.717773</text:p>
          </table:table-cell>
          <table:table-cell table:number-columns-repeated="1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649.72644" calcext:value-type="float">
            <text:p>1649.72644</text:p>
          </table:table-cell>
          <table:table-cell office:value-type="float" office:value="1787.975708" calcext:value-type="float">
            <text:p>1787.975708</text:p>
          </table:table-cell>
          <table:table-cell office:value-type="float" office:value="1671.339355" calcext:value-type="float">
            <text:p>1671.339355</text:p>
          </table:table-cell>
          <table:table-cell office:value-type="float" office:value="1765.413818" calcext:value-type="float">
            <text:p>1765.41381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72.151855" calcext:value-type="float">
            <text:p>1672.151855</text:p>
          </table:table-cell>
          <table:table-cell office:value-type="float" office:value="1746.398438" calcext:value-type="float">
            <text:p>1746.398438</text:p>
          </table:table-cell>
          <table:table-cell office:value-type="float" office:value="1674.501221" calcext:value-type="float">
            <text:p>1674.501221</text:p>
          </table:table-cell>
          <table:table-cell office:value-type="float" office:value="1744.530273" calcext:value-type="float">
            <text:p>1744.530273</text:p>
          </table:table-cell>
          <table:table-cell table:number-columns-repeated="13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645.593384" calcext:value-type="float">
            <text:p>1645.593384</text:p>
          </table:table-cell>
          <table:table-cell office:value-type="float" office:value="1743.421753" calcext:value-type="float">
            <text:p>1743.421753</text:p>
          </table:table-cell>
          <table:table-cell office:value-type="float" office:value="1657.427612" calcext:value-type="float">
            <text:p>1657.427612</text:p>
          </table:table-cell>
          <table:table-cell office:value-type="float" office:value="1747.439087" calcext:value-type="float">
            <text:p>1747.439087</text:p>
          </table:table-cell>
          <table:table-cell table:number-columns-repeated="1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640.161377" calcext:value-type="float">
            <text:p>1640.161377</text:p>
          </table:table-cell>
          <table:table-cell office:value-type="float" office:value="1726.863037" calcext:value-type="float">
            <text:p>1726.863037</text:p>
          </table:table-cell>
          <table:table-cell office:value-type="float" office:value="1646.451782" calcext:value-type="float">
            <text:p>1646.451782</text:p>
          </table:table-cell>
          <table:table-cell office:value-type="float" office:value="1730.151733" calcext:value-type="float">
            <text:p>1730.151733</text:p>
          </table:table-cell>
          <table:table-cell table:number-columns-repeated="13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629.072021" calcext:value-type="float">
            <text:p>1629.072021</text:p>
          </table:table-cell>
          <table:table-cell office:value-type="float" office:value="1717.997559" calcext:value-type="float">
            <text:p>1717.997559</text:p>
          </table:table-cell>
          <table:table-cell office:value-type="float" office:value="1641.234131" calcext:value-type="float">
            <text:p>1641.234131</text:p>
          </table:table-cell>
          <table:table-cell office:value-type="float" office:value="1715.434082" calcext:value-type="float">
            <text:p>1715.434082</text:p>
          </table:table-cell>
          <table:table-cell table:number-columns-repeated="1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622.765503" calcext:value-type="float">
            <text:p>1622.765503</text:p>
          </table:table-cell>
          <table:table-cell office:value-type="float" office:value="1699.862549" calcext:value-type="float">
            <text:p>1699.862549</text:p>
          </table:table-cell>
          <table:table-cell office:value-type="float" office:value="1630.434326" calcext:value-type="float">
            <text:p>1630.434326</text:p>
          </table:table-cell>
          <table:table-cell office:value-type="float" office:value="1698.168701" calcext:value-type="float">
            <text:p>1698.16870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11.473511" calcext:value-type="float">
            <text:p>1611.473511</text:p>
          </table:table-cell>
          <table:table-cell office:value-type="float" office:value="1697.010864" calcext:value-type="float">
            <text:p>1697.010864</text:p>
          </table:table-cell>
          <table:table-cell office:value-type="float" office:value="1625.598755" calcext:value-type="float">
            <text:p>1625.598755</text:p>
          </table:table-cell>
          <table:table-cell office:value-type="float" office:value="1683.88623" calcext:value-type="float">
            <text:p>1683.88623</text:p>
          </table:table-cell>
          <table:table-cell table:number-columns-repeated="13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611.454956" calcext:value-type="float">
            <text:p>1611.454956</text:p>
          </table:table-cell>
          <table:table-cell office:value-type="float" office:value="1681.098877" calcext:value-type="float">
            <text:p>1681.098877</text:p>
          </table:table-cell>
          <table:table-cell office:value-type="float" office:value="1613.994873" calcext:value-type="float">
            <text:p>1613.994873</text:p>
          </table:table-cell>
          <table:table-cell office:value-type="float" office:value="1679.146729" calcext:value-type="float">
            <text:p>1679.146729</text:p>
          </table:table-cell>
          <table:table-cell table:number-columns-repeated="13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610.564087" calcext:value-type="float">
            <text:p>1610.564087</text:p>
          </table:table-cell>
          <table:table-cell office:value-type="float" office:value="1666.046875" calcext:value-type="float">
            <text:p>1666.046875</text:p>
          </table:table-cell>
          <table:table-cell office:value-type="float" office:value="1614.967285" calcext:value-type="float">
            <text:p>1614.967285</text:p>
          </table:table-cell>
          <table:table-cell office:value-type="float" office:value="1668.238647" calcext:value-type="float">
            <text:p>1668.238647</text:p>
          </table:table-cell>
          <table:table-cell table:number-columns-repeated="1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600.681274" calcext:value-type="float">
            <text:p>1600.681274</text:p>
          </table:table-cell>
          <table:table-cell office:value-type="float" office:value="1662.49707" calcext:value-type="float">
            <text:p>1662.49707</text:p>
          </table:table-cell>
          <table:table-cell office:value-type="float" office:value="1612.097656" calcext:value-type="float">
            <text:p>1612.097656</text:p>
          </table:table-cell>
          <table:table-cell office:value-type="float" office:value="1662.922852" calcext:value-type="float">
            <text:p>1662.922852</text:p>
          </table:table-cell>
          <table:table-cell table:number-columns-repeated="13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597.201904" calcext:value-type="float">
            <text:p>1597.201904</text:p>
          </table:table-cell>
          <table:table-cell office:value-type="float" office:value="1659.273315" calcext:value-type="float">
            <text:p>1659.273315</text:p>
          </table:table-cell>
          <table:table-cell office:value-type="float" office:value="1604.7771" calcext:value-type="float">
            <text:p>1604.7771</text:p>
          </table:table-cell>
          <table:table-cell office:value-type="float" office:value="1651.792114" calcext:value-type="float">
            <text:p>1651.792114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96.520386" calcext:value-type="float">
            <text:p>1596.520386</text:p>
          </table:table-cell>
          <table:table-cell office:value-type="float" office:value="1647.378662" calcext:value-type="float">
            <text:p>1647.378662</text:p>
          </table:table-cell>
          <table:table-cell office:value-type="float" office:value="1599.189209" calcext:value-type="float">
            <text:p>1599.189209</text:p>
          </table:table-cell>
          <table:table-cell office:value-type="float" office:value="1648.970459" calcext:value-type="float">
            <text:p>1648.970459</text:p>
          </table:table-cell>
          <table:table-cell table:number-columns-repeated="1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591.060547" calcext:value-type="float">
            <text:p>1591.060547</text:p>
          </table:table-cell>
          <table:table-cell office:value-type="float" office:value="1638.863037" calcext:value-type="float">
            <text:p>1638.863037</text:p>
          </table:table-cell>
          <table:table-cell office:value-type="float" office:value="1596.282471" calcext:value-type="float">
            <text:p>1596.282471</text:p>
          </table:table-cell>
          <table:table-cell office:value-type="float" office:value="1641.814575" calcext:value-type="float">
            <text:p>1641.814575</text:p>
          </table:table-cell>
          <table:table-cell table:number-columns-repeated="1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588.460815" calcext:value-type="float">
            <text:p>1588.460815</text:p>
          </table:table-cell>
          <table:table-cell office:value-type="float" office:value="1636.221924" calcext:value-type="float">
            <text:p>1636.221924</text:p>
          </table:table-cell>
          <table:table-cell office:value-type="float" office:value="1594.60083" calcext:value-type="float">
            <text:p>1594.60083</text:p>
          </table:table-cell>
          <table:table-cell office:value-type="float" office:value="1637.85791" calcext:value-type="float">
            <text:p>1637.85791</text:p>
          </table:table-cell>
          <table:table-cell table:number-columns-repeated="13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587.380981" calcext:value-type="float">
            <text:p>1587.380981</text:p>
          </table:table-cell>
          <table:table-cell office:value-type="float" office:value="1628.159302" calcext:value-type="float">
            <text:p>1628.159302</text:p>
          </table:table-cell>
          <table:table-cell office:value-type="float" office:value="1594.150879" calcext:value-type="float">
            <text:p>1594.150879</text:p>
          </table:table-cell>
          <table:table-cell office:value-type="float" office:value="1626.959351" calcext:value-type="float">
            <text:p>1626.959351</text:p>
          </table:table-cell>
          <table:table-cell table:number-columns-repeated="13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586.258179" calcext:value-type="float">
            <text:p>1586.258179</text:p>
          </table:table-cell>
          <table:table-cell office:value-type="float" office:value="1622.497681" calcext:value-type="float">
            <text:p>1622.497681</text:p>
          </table:table-cell>
          <table:table-cell office:value-type="float" office:value="1590.243164" calcext:value-type="float">
            <text:p>1590.243164</text:p>
          </table:table-cell>
          <table:table-cell office:value-type="float" office:value="1623.051392" calcext:value-type="float">
            <text:p>1623.051392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3.728516" calcext:value-type="float">
            <text:p>1583.728516</text:p>
          </table:table-cell>
          <table:table-cell office:value-type="float" office:value="1619.036011" calcext:value-type="float">
            <text:p>1619.036011</text:p>
          </table:table-cell>
          <table:table-cell office:value-type="float" office:value="1587.895752" calcext:value-type="float">
            <text:p>1587.895752</text:p>
          </table:table-cell>
          <table:table-cell office:value-type="float" office:value="1623.174927" calcext:value-type="float">
            <text:p>1623.174927</text:p>
          </table:table-cell>
          <table:table-cell table:number-columns-repeated="13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578.822388" calcext:value-type="float">
            <text:p>1578.822388</text:p>
          </table:table-cell>
          <table:table-cell office:value-type="float" office:value="1616.415527" calcext:value-type="float">
            <text:p>1616.415527</text:p>
          </table:table-cell>
          <table:table-cell office:value-type="float" office:value="1590.228516" calcext:value-type="float">
            <text:p>1590.228516</text:p>
          </table:table-cell>
          <table:table-cell office:value-type="float" office:value="1616.89856" calcext:value-type="float">
            <text:p>1616.89856</text:p>
          </table:table-cell>
          <table:table-cell table:number-columns-repeated="13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580.728271" calcext:value-type="float">
            <text:p>1580.728271</text:p>
          </table:table-cell>
          <table:table-cell office:value-type="float" office:value="1611.477905" calcext:value-type="float">
            <text:p>1611.477905</text:p>
          </table:table-cell>
          <table:table-cell office:value-type="float" office:value="1582.02002" calcext:value-type="float">
            <text:p>1582.02002</text:p>
          </table:table-cell>
          <table:table-cell office:value-type="float" office:value="1611.009033" calcext:value-type="float">
            <text:p>1611.009033</text:p>
          </table:table-cell>
          <table:table-cell table:number-columns-repeated="13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574.937988" calcext:value-type="float">
            <text:p>1574.937988</text:p>
          </table:table-cell>
          <table:table-cell office:value-type="float" office:value="1604.209351" calcext:value-type="float">
            <text:p>1604.209351</text:p>
          </table:table-cell>
          <table:table-cell office:value-type="float" office:value="1578.4021" calcext:value-type="float">
            <text:p>1578.4021</text:p>
          </table:table-cell>
          <table:table-cell office:value-type="float" office:value="1607.665649" calcext:value-type="float">
            <text:p>1607.665649</text:p>
          </table:table-cell>
          <table:table-cell table:number-columns-repeated="13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569.258667" calcext:value-type="float">
            <text:p>1569.258667</text:p>
          </table:table-cell>
          <table:table-cell office:value-type="float" office:value="1607.131226" calcext:value-type="float">
            <text:p>1607.131226</text:p>
          </table:table-cell>
          <table:table-cell office:value-type="float" office:value="1576.980835" calcext:value-type="float">
            <text:p>1576.980835</text:p>
          </table:table-cell>
          <table:table-cell office:value-type="float" office:value="1603.748901" calcext:value-type="float">
            <text:p>1603.748901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74.21521" calcext:value-type="float">
            <text:p>1574.21521</text:p>
          </table:table-cell>
          <table:table-cell office:value-type="float" office:value="1596.981323" calcext:value-type="float">
            <text:p>1596.981323</text:p>
          </table:table-cell>
          <table:table-cell office:value-type="float" office:value="1579.130615" calcext:value-type="float">
            <text:p>1579.130615</text:p>
          </table:table-cell>
          <table:table-cell office:value-type="float" office:value="1601.160645" calcext:value-type="float">
            <text:p>1601.160645</text:p>
          </table:table-cell>
          <table:table-cell table:number-columns-repeated="13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573.467773" calcext:value-type="float">
            <text:p>1573.467773</text:p>
          </table:table-cell>
          <table:table-cell office:value-type="float" office:value="1596.307373" calcext:value-type="float">
            <text:p>1596.307373</text:p>
          </table:table-cell>
          <table:table-cell office:value-type="float" office:value="1577.330933" calcext:value-type="float">
            <text:p>1577.330933</text:p>
          </table:table-cell>
          <table:table-cell office:value-type="float" office:value="1598.035522" calcext:value-type="float">
            <text:p>1598.035522</text:p>
          </table:table-cell>
          <table:table-cell table:number-columns-repeated="13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566.361084" calcext:value-type="float">
            <text:p>1566.361084</text:p>
          </table:table-cell>
          <table:table-cell office:value-type="float" office:value="1596.577148" calcext:value-type="float">
            <text:p>1596.577148</text:p>
          </table:table-cell>
          <table:table-cell office:value-type="float" office:value="1572.289795" calcext:value-type="float">
            <text:p>1572.289795</text:p>
          </table:table-cell>
          <table:table-cell office:value-type="float" office:value="1599.265869" calcext:value-type="float">
            <text:p>1599.265869</text:p>
          </table:table-cell>
          <table:table-cell table:number-columns-repeated="1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569.58313" calcext:value-type="float">
            <text:p>1569.58313</text:p>
          </table:table-cell>
          <table:table-cell office:value-type="float" office:value="1589.811523" calcext:value-type="float">
            <text:p>1589.811523</text:p>
          </table:table-cell>
          <table:table-cell office:value-type="float" office:value="1576.106689" calcext:value-type="float">
            <text:p>1576.106689</text:p>
          </table:table-cell>
          <table:table-cell office:value-type="float" office:value="1593.736694" calcext:value-type="float">
            <text:p>1593.736694</text:p>
          </table:table-cell>
          <table:table-cell table:number-columns-repeated="13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563.410034" calcext:value-type="float">
            <text:p>1563.410034</text:p>
          </table:table-cell>
          <table:table-cell office:value-type="float" office:value="1593.392578" calcext:value-type="float">
            <text:p>1593.392578</text:p>
          </table:table-cell>
          <table:table-cell office:value-type="float" office:value="1577.247803" calcext:value-type="float">
            <text:p>1577.247803</text:p>
          </table:table-cell>
          <table:table-cell office:value-type="float" office:value="1591.037964" calcext:value-type="float">
            <text:p>1591.037964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64.857422" calcext:value-type="float">
            <text:p>1564.857422</text:p>
          </table:table-cell>
          <table:table-cell office:value-type="float" office:value="1589.855469" calcext:value-type="float">
            <text:p>1589.855469</text:p>
          </table:table-cell>
          <table:table-cell office:value-type="float" office:value="1572.320679" calcext:value-type="float">
            <text:p>1572.320679</text:p>
          </table:table-cell>
          <table:table-cell office:value-type="float" office:value="1591.362427" calcext:value-type="float">
            <text:p>1591.362427</text:p>
          </table:table-cell>
          <table:table-cell table:number-columns-repeated="13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566.421265" calcext:value-type="float">
            <text:p>1566.421265</text:p>
          </table:table-cell>
          <table:table-cell office:value-type="float" office:value="1584.672485" calcext:value-type="float">
            <text:p>1584.672485</text:p>
          </table:table-cell>
          <table:table-cell office:value-type="float" office:value="1574.171387" calcext:value-type="float">
            <text:p>1574.171387</text:p>
          </table:table-cell>
          <table:table-cell office:value-type="float" office:value="1592.911621" calcext:value-type="float">
            <text:p>1592.911621</text:p>
          </table:table-cell>
          <table:table-cell table:number-columns-repeated="13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571.026978" calcext:value-type="float">
            <text:p>1571.026978</text:p>
          </table:table-cell>
          <table:table-cell office:value-type="float" office:value="1587.166016" calcext:value-type="float">
            <text:p>1587.166016</text:p>
          </table:table-cell>
          <table:table-cell office:value-type="float" office:value="1566.433472" calcext:value-type="float">
            <text:p>1566.433472</text:p>
          </table:table-cell>
          <table:table-cell office:value-type="float" office:value="1581.022217" calcext:value-type="float">
            <text:p>1581.022217</text:p>
          </table:table-cell>
          <table:table-cell table:number-columns-repeated="13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563.293091" calcext:value-type="float">
            <text:p>1563.293091</text:p>
          </table:table-cell>
          <table:table-cell office:value-type="float" office:value="1590.734009" calcext:value-type="float">
            <text:p>1590.734009</text:p>
          </table:table-cell>
          <table:table-cell office:value-type="float" office:value="1563.268921" calcext:value-type="float">
            <text:p>1563.268921</text:p>
          </table:table-cell>
          <table:table-cell office:value-type="float" office:value="1588.389404" calcext:value-type="float">
            <text:p>1588.389404</text:p>
          </table:table-cell>
          <table:table-cell table:number-columns-repeated="13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566.088013" calcext:value-type="float">
            <text:p>1566.088013</text:p>
          </table:table-cell>
          <table:table-cell office:value-type="float" office:value="1579.417725" calcext:value-type="float">
            <text:p>1579.417725</text:p>
          </table:table-cell>
          <table:table-cell office:value-type="float" office:value="1567.681152" calcext:value-type="float">
            <text:p>1567.681152</text:p>
          </table:table-cell>
          <table:table-cell office:value-type="float" office:value="1577.307983" calcext:value-type="float">
            <text:p>1577.307983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64.712646" calcext:value-type="float">
            <text:p>1564.712646</text:p>
          </table:table-cell>
          <table:table-cell office:value-type="float" office:value="1580.694092" calcext:value-type="float">
            <text:p>1580.694092</text:p>
          </table:table-cell>
          <table:table-cell office:value-type="float" office:value="1566.052002" calcext:value-type="float">
            <text:p>1566.052002</text:p>
          </table:table-cell>
          <table:table-cell office:value-type="float" office:value="1577.888428" calcext:value-type="float">
            <text:p>1577.888428</text:p>
          </table:table-cell>
          <table:table-cell table:number-columns-repeated="13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562.23291" calcext:value-type="float">
            <text:p>1562.23291</text:p>
          </table:table-cell>
          <table:table-cell office:value-type="float" office:value="1579.21106" calcext:value-type="float">
            <text:p>1579.21106</text:p>
          </table:table-cell>
          <table:table-cell office:value-type="float" office:value="1567.00769" calcext:value-type="float">
            <text:p>1567.00769</text:p>
          </table:table-cell>
          <table:table-cell office:value-type="float" office:value="1577.398926" calcext:value-type="float">
            <text:p>1577.398926</text:p>
          </table:table-cell>
          <table:table-cell table:number-columns-repeated="13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565.799194" calcext:value-type="float">
            <text:p>1565.799194</text:p>
          </table:table-cell>
          <table:table-cell office:value-type="float" office:value="1578.545166" calcext:value-type="float">
            <text:p>1578.545166</text:p>
          </table:table-cell>
          <table:table-cell office:value-type="float" office:value="1565.738281" calcext:value-type="float">
            <text:p>1565.738281</text:p>
          </table:table-cell>
          <table:table-cell office:value-type="float" office:value="1579.835938" calcext:value-type="float">
            <text:p>1579.835938</text:p>
          </table:table-cell>
          <table:table-cell table:number-columns-repeated="13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567.358643" calcext:value-type="float">
            <text:p>1567.358643</text:p>
          </table:table-cell>
          <table:table-cell office:value-type="float" office:value="1575.010864" calcext:value-type="float">
            <text:p>1575.010864</text:p>
          </table:table-cell>
          <table:table-cell office:value-type="float" office:value="1567.350952" calcext:value-type="float">
            <text:p>1567.350952</text:p>
          </table:table-cell>
          <table:table-cell office:value-type="float" office:value="1572.725586" calcext:value-type="float">
            <text:p>1572.725586</text:p>
          </table:table-cell>
          <table:table-cell table:number-columns-repeated="13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565.748657" calcext:value-type="float">
            <text:p>1565.748657</text:p>
          </table:table-cell>
          <table:table-cell office:value-type="float" office:value="1577.14209" calcext:value-type="float">
            <text:p>1577.14209</text:p>
          </table:table-cell>
          <table:table-cell office:value-type="float" office:value="1566.335938" calcext:value-type="float">
            <text:p>1566.335938</text:p>
          </table:table-cell>
          <table:table-cell office:value-type="float" office:value="1577.374146" calcext:value-type="float">
            <text:p>1577.374146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3.365601" calcext:value-type="float">
            <text:p>1563.365601</text:p>
          </table:table-cell>
          <table:table-cell office:value-type="float" office:value="1577.474487" calcext:value-type="float">
            <text:p>1577.474487</text:p>
          </table:table-cell>
          <table:table-cell office:value-type="float" office:value="1563.11084" calcext:value-type="float">
            <text:p>1563.11084</text:p>
          </table:table-cell>
          <table:table-cell office:value-type="float" office:value="1577.391113" calcext:value-type="float">
            <text:p>1577.391113</text:p>
          </table:table-cell>
          <table:table-cell table:number-columns-repeated="13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562.413574" calcext:value-type="float">
            <text:p>1562.413574</text:p>
          </table:table-cell>
          <table:table-cell office:value-type="float" office:value="1577.896851" calcext:value-type="float">
            <text:p>1577.896851</text:p>
          </table:table-cell>
          <table:table-cell office:value-type="float" office:value="1562.514526" calcext:value-type="float">
            <text:p>1562.514526</text:p>
          </table:table-cell>
          <table:table-cell office:value-type="float" office:value="1577.556519" calcext:value-type="float">
            <text:p>1577.556519</text:p>
          </table:table-cell>
          <table:table-cell table:number-columns-repeated="13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564.940308" calcext:value-type="float">
            <text:p>1564.940308</text:p>
          </table:table-cell>
          <table:table-cell office:value-type="float" office:value="1575.373047" calcext:value-type="float">
            <text:p>1575.373047</text:p>
          </table:table-cell>
          <table:table-cell office:value-type="float" office:value="1565.347534" calcext:value-type="float">
            <text:p>1565.347534</text:p>
          </table:table-cell>
          <table:table-cell office:value-type="float" office:value="1576.502319" calcext:value-type="float">
            <text:p>1576.502319</text:p>
          </table:table-cell>
          <table:table-cell table:number-columns-repeated="13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563.275879" calcext:value-type="float">
            <text:p>1563.275879</text:p>
          </table:table-cell>
          <table:table-cell office:value-type="float" office:value="1574.21875" calcext:value-type="float">
            <text:p>1574.21875</text:p>
          </table:table-cell>
          <table:table-cell office:value-type="float" office:value="1565.275146" calcext:value-type="float">
            <text:p>1565.275146</text:p>
          </table:table-cell>
          <table:table-cell office:value-type="float" office:value="1572.938477" calcext:value-type="float">
            <text:p>1572.938477</text:p>
          </table:table-cell>
          <table:table-cell table:number-columns-repeated="13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562.281006" calcext:value-type="float">
            <text:p>1562.281006</text:p>
          </table:table-cell>
          <table:table-cell office:value-type="float" office:value="1577.372192" calcext:value-type="float">
            <text:p>1577.372192</text:p>
          </table:table-cell>
          <table:table-cell office:value-type="float" office:value="1566.967163" calcext:value-type="float">
            <text:p>1566.967163</text:p>
          </table:table-cell>
          <table:table-cell office:value-type="float" office:value="1574.068604" calcext:value-type="float">
            <text:p>1574.068604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63.248047" calcext:value-type="float">
            <text:p>1563.248047</text:p>
          </table:table-cell>
          <table:table-cell office:value-type="float" office:value="1575.065918" calcext:value-type="float">
            <text:p>1575.065918</text:p>
          </table:table-cell>
          <table:table-cell office:value-type="float" office:value="1567.452148" calcext:value-type="float">
            <text:p>1567.452148</text:p>
          </table:table-cell>
          <table:table-cell office:value-type="float" office:value="1570.851562" calcext:value-type="float">
            <text:p>1570.851562</text:p>
          </table:table-cell>
          <table:table-cell table:number-columns-repeated="13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566.710205" calcext:value-type="float">
            <text:p>1566.710205</text:p>
          </table:table-cell>
          <table:table-cell office:value-type="float" office:value="1571.119507" calcext:value-type="float">
            <text:p>1571.119507</text:p>
          </table:table-cell>
          <table:table-cell office:value-type="float" office:value="1566.057251" calcext:value-type="float">
            <text:p>1566.057251</text:p>
          </table:table-cell>
          <table:table-cell office:value-type="float" office:value="1569.588379" calcext:value-type="float">
            <text:p>1569.588379</text:p>
          </table:table-cell>
          <table:table-cell table:number-columns-repeated="13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561.300049" calcext:value-type="float">
            <text:p>1561.300049</text:p>
          </table:table-cell>
          <table:table-cell office:value-type="float" office:value="1575.886353" calcext:value-type="float">
            <text:p>1575.886353</text:p>
          </table:table-cell>
          <table:table-cell office:value-type="float" office:value="1560.528809" calcext:value-type="float">
            <text:p>1560.528809</text:p>
          </table:table-cell>
          <table:table-cell office:value-type="float" office:value="1573.869385" calcext:value-type="float">
            <text:p>1573.869385</text:p>
          </table:table-cell>
          <table:table-cell table:number-columns-repeated="13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649.796753" calcext:value-type="float">
            <text:p>1649.796753</text:p>
          </table:table-cell>
          <table:table-cell office:value-type="float" office:value="1660.058594" calcext:value-type="float">
            <text:p>1660.058594</text:p>
          </table:table-cell>
          <table:table-cell office:value-type="float" office:value="1584.094604" calcext:value-type="float">
            <text:p>1584.094604</text:p>
          </table:table-cell>
          <table:table-cell office:value-type="float" office:value="1553.081787" calcext:value-type="float">
            <text:p>1553.081787</text:p>
          </table:table-cell>
          <table:table-cell table:number-columns-repeated="13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689.167358" calcext:value-type="float">
            <text:p>1689.167358</text:p>
          </table:table-cell>
          <table:table-cell office:value-type="float" office:value="1734.01123" calcext:value-type="float">
            <text:p>1734.01123</text:p>
          </table:table-cell>
          <table:table-cell office:value-type="float" office:value="1615.932861" calcext:value-type="float">
            <text:p>1615.932861</text:p>
          </table:table-cell>
          <table:table-cell office:value-type="float" office:value="1622.126465" calcext:value-type="float">
            <text:p>1622.126465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91.284668" calcext:value-type="float">
            <text:p>1791.284668</text:p>
          </table:table-cell>
          <table:table-cell office:value-type="float" office:value="1809.033203" calcext:value-type="float">
            <text:p>1809.033203</text:p>
          </table:table-cell>
          <table:table-cell office:value-type="float" office:value="1722.540649" calcext:value-type="float">
            <text:p>1722.540649</text:p>
          </table:table-cell>
          <table:table-cell office:value-type="float" office:value="1716.729736" calcext:value-type="float">
            <text:p>1716.729736</text:p>
          </table:table-cell>
          <table:table-cell table:number-columns-repeated="13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634.59375" calcext:value-type="float">
            <text:p>1634.59375</text:p>
          </table:table-cell>
          <table:table-cell office:value-type="float" office:value="1625.197021" calcext:value-type="float">
            <text:p>1625.197021</text:p>
          </table:table-cell>
          <table:table-cell office:value-type="float" office:value="1533.663574" calcext:value-type="float">
            <text:p>1533.663574</text:p>
          </table:table-cell>
          <table:table-cell office:value-type="float" office:value="1548.6073" calcext:value-type="float">
            <text:p>1548.6073</text:p>
          </table:table-cell>
          <table:table-cell table:number-columns-repeated="13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703.206299" calcext:value-type="float">
            <text:p>1703.206299</text:p>
          </table:table-cell>
          <table:table-cell office:value-type="float" office:value="1730.56543" calcext:value-type="float">
            <text:p>1730.56543</text:p>
          </table:table-cell>
          <table:table-cell office:value-type="float" office:value="1656.165771" calcext:value-type="float">
            <text:p>1656.165771</text:p>
          </table:table-cell>
          <table:table-cell office:value-type="float" office:value="1644.311157" calcext:value-type="float">
            <text:p>1644.311157</text:p>
          </table:table-cell>
          <table:table-cell table:number-columns-repeated="13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691.829468" calcext:value-type="float">
            <text:p>1691.829468</text:p>
          </table:table-cell>
          <table:table-cell office:value-type="float" office:value="1744.528809" calcext:value-type="float">
            <text:p>1744.528809</text:p>
          </table:table-cell>
          <table:table-cell office:value-type="float" office:value="1648.382202" calcext:value-type="float">
            <text:p>1648.382202</text:p>
          </table:table-cell>
          <table:table-cell office:value-type="float" office:value="1643.297729" calcext:value-type="float">
            <text:p>1643.297729</text:p>
          </table:table-cell>
          <table:table-cell table:number-columns-repeated="13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699.169067" calcext:value-type="float">
            <text:p>1699.169067</text:p>
          </table:table-cell>
          <table:table-cell office:value-type="float" office:value="1730.772583" calcext:value-type="float">
            <text:p>1730.772583</text:p>
          </table:table-cell>
          <table:table-cell office:value-type="float" office:value="1646.044922" calcext:value-type="float">
            <text:p>1646.044922</text:p>
          </table:table-cell>
          <table:table-cell office:value-type="float" office:value="1645.725952" calcext:value-type="float">
            <text:p>1645.725952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23.528931" calcext:value-type="float">
            <text:p>1723.528931</text:p>
          </table:table-cell>
          <table:table-cell office:value-type="float" office:value="1772.148193" calcext:value-type="float">
            <text:p>1772.148193</text:p>
          </table:table-cell>
          <table:table-cell office:value-type="float" office:value="1687.414673" calcext:value-type="float">
            <text:p>1687.414673</text:p>
          </table:table-cell>
          <table:table-cell office:value-type="float" office:value="1691.003906" calcext:value-type="float">
            <text:p>1691.003906</text:p>
          </table:table-cell>
          <table:table-cell table:number-columns-repeated="13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713.745117" calcext:value-type="float">
            <text:p>1713.745117</text:p>
          </table:table-cell>
          <table:table-cell office:value-type="float" office:value="1792.92041" calcext:value-type="float">
            <text:p>1792.92041</text:p>
          </table:table-cell>
          <table:table-cell office:value-type="float" office:value="1686.780762" calcext:value-type="float">
            <text:p>1686.780762</text:p>
          </table:table-cell>
          <table:table-cell office:value-type="float" office:value="1712.825317" calcext:value-type="float">
            <text:p>1712.825317</text:p>
          </table:table-cell>
          <table:table-cell table:number-columns-repeated="13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700.259277" calcext:value-type="float">
            <text:p>1700.259277</text:p>
          </table:table-cell>
          <table:table-cell office:value-type="float" office:value="1785.053223" calcext:value-type="float">
            <text:p>1785.053223</text:p>
          </table:table-cell>
          <table:table-cell office:value-type="float" office:value="1686.117798" calcext:value-type="float">
            <text:p>1686.117798</text:p>
          </table:table-cell>
          <table:table-cell office:value-type="float" office:value="1728.871948" calcext:value-type="float">
            <text:p>1728.871948</text:p>
          </table:table-cell>
          <table:table-cell table:number-columns-repeated="13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15.977417" calcext:value-type="float">
            <text:p>1715.977417</text:p>
          </table:table-cell>
          <table:table-cell office:value-type="float" office:value="1791.979004" calcext:value-type="float">
            <text:p>1791.979004</text:p>
          </table:table-cell>
          <table:table-cell office:value-type="float" office:value="1703.029541" calcext:value-type="float">
            <text:p>1703.029541</text:p>
          </table:table-cell>
          <table:table-cell office:value-type="float" office:value="1738.901367" calcext:value-type="float">
            <text:p>1738.901367</text:p>
          </table:table-cell>
          <table:table-cell table:number-columns-repeated="13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744.00354" calcext:value-type="float">
            <text:p>1744.00354</text:p>
          </table:table-cell>
          <table:table-cell office:value-type="float" office:value="1790.440674" calcext:value-type="float">
            <text:p>1790.440674</text:p>
          </table:table-cell>
          <table:table-cell office:value-type="float" office:value="1775.043579" calcext:value-type="float">
            <text:p>1775.043579</text:p>
          </table:table-cell>
          <table:table-cell office:value-type="float" office:value="1798.308838" calcext:value-type="float">
            <text:p>1798.308838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64.476196" calcext:value-type="float">
            <text:p>1764.476196</text:p>
          </table:table-cell>
          <table:table-cell office:value-type="float" office:value="1857.619019" calcext:value-type="float">
            <text:p>1857.619019</text:p>
          </table:table-cell>
          <table:table-cell office:value-type="float" office:value="1782.544922" calcext:value-type="float">
            <text:p>1782.544922</text:p>
          </table:table-cell>
          <table:table-cell office:value-type="float" office:value="1856.132568" calcext:value-type="float">
            <text:p>1856.132568</text:p>
          </table:table-cell>
          <table:table-cell table:number-columns-repeated="13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812.730225" calcext:value-type="float">
            <text:p>1812.730225</text:p>
          </table:table-cell>
          <table:table-cell office:value-type="float" office:value="1876.0354" calcext:value-type="float">
            <text:p>1876.0354</text:p>
          </table:table-cell>
          <table:table-cell office:value-type="float" office:value="1831.588623" calcext:value-type="float">
            <text:p>1831.588623</text:p>
          </table:table-cell>
          <table:table-cell office:value-type="float" office:value="1871.990112" calcext:value-type="float">
            <text:p>1871.990112</text:p>
          </table:table-cell>
          <table:table-cell table:number-columns-repeated="13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834.184448" calcext:value-type="float">
            <text:p>1834.184448</text:p>
          </table:table-cell>
          <table:table-cell office:value-type="float" office:value="1902.046387" calcext:value-type="float">
            <text:p>1902.046387</text:p>
          </table:table-cell>
          <table:table-cell office:value-type="float" office:value="1848.815918" calcext:value-type="float">
            <text:p>1848.815918</text:p>
          </table:table-cell>
          <table:table-cell office:value-type="float" office:value="1895.45752" calcext:value-type="float">
            <text:p>1895.45752</text:p>
          </table:table-cell>
          <table:table-cell table:number-columns-repeated="13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837.16687" calcext:value-type="float">
            <text:p>1837.16687</text:p>
          </table:table-cell>
          <table:table-cell office:value-type="float" office:value="1932.95459" calcext:value-type="float">
            <text:p>1932.95459</text:p>
          </table:table-cell>
          <table:table-cell office:value-type="float" office:value="1848.839966" calcext:value-type="float">
            <text:p>1848.839966</text:p>
          </table:table-cell>
          <table:table-cell office:value-type="float" office:value="1932.851074" calcext:value-type="float">
            <text:p>1932.851074</text:p>
          </table:table-cell>
          <table:table-cell table:number-columns-repeated="13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859.717529" calcext:value-type="float">
            <text:p>1859.717529</text:p>
          </table:table-cell>
          <table:table-cell office:value-type="float" office:value="1957.028809" calcext:value-type="float">
            <text:p>1957.028809</text:p>
          </table:table-cell>
          <table:table-cell office:value-type="float" office:value="1870.866699" calcext:value-type="float">
            <text:p>1870.866699</text:p>
          </table:table-cell>
          <table:table-cell office:value-type="float" office:value="1956.501709" calcext:value-type="float">
            <text:p>1956.501709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73.344482" calcext:value-type="float">
            <text:p>1873.344482</text:p>
          </table:table-cell>
          <table:table-cell office:value-type="float" office:value="1957.145508" calcext:value-type="float">
            <text:p>1957.145508</text:p>
          </table:table-cell>
          <table:table-cell office:value-type="float" office:value="1885.043579" calcext:value-type="float">
            <text:p>1885.043579</text:p>
          </table:table-cell>
          <table:table-cell office:value-type="float" office:value="1962.917114" calcext:value-type="float">
            <text:p>1962.917114</text:p>
          </table:table-cell>
          <table:table-cell table:number-columns-repeated="13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865.273315" calcext:value-type="float">
            <text:p>1865.273315</text:p>
          </table:table-cell>
          <table:table-cell office:value-type="float" office:value="1962.73291" calcext:value-type="float">
            <text:p>1962.73291</text:p>
          </table:table-cell>
          <table:table-cell office:value-type="float" office:value="1869.936279" calcext:value-type="float">
            <text:p>1869.936279</text:p>
          </table:table-cell>
          <table:table-cell office:value-type="float" office:value="1978.91748" calcext:value-type="float">
            <text:p>1978.91748</text:p>
          </table:table-cell>
          <table:table-cell table:number-columns-repeated="13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841.063232" calcext:value-type="float">
            <text:p>1841.063232</text:p>
          </table:table-cell>
          <table:table-cell office:value-type="float" office:value="1963.6875" calcext:value-type="float">
            <text:p>1963.6875</text:p>
          </table:table-cell>
          <table:table-cell office:value-type="float" office:value="1847.532959" calcext:value-type="float">
            <text:p>1847.532959</text:p>
          </table:table-cell>
          <table:table-cell office:value-type="float" office:value="1973.775391" calcext:value-type="float">
            <text:p>1973.775391</text:p>
          </table:table-cell>
          <table:table-cell table:number-columns-repeated="13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839.827759" calcext:value-type="float">
            <text:p>1839.827759</text:p>
          </table:table-cell>
          <table:table-cell office:value-type="float" office:value="1952.480591" calcext:value-type="float">
            <text:p>1952.480591</text:p>
          </table:table-cell>
          <table:table-cell office:value-type="float" office:value="1861.421509" calcext:value-type="float">
            <text:p>1861.421509</text:p>
          </table:table-cell>
          <table:table-cell office:value-type="float" office:value="1945.182373" calcext:value-type="float">
            <text:p>1945.182373</text:p>
          </table:table-cell>
          <table:table-cell table:number-columns-repeated="13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838.630127" calcext:value-type="float">
            <text:p>1838.630127</text:p>
          </table:table-cell>
          <table:table-cell office:value-type="float" office:value="1983.298096" calcext:value-type="float">
            <text:p>1983.298096</text:p>
          </table:table-cell>
          <table:table-cell office:value-type="float" office:value="1852.97583" calcext:value-type="float">
            <text:p>1852.97583</text:p>
          </table:table-cell>
          <table:table-cell office:value-type="float" office:value="1972.074829" calcext:value-type="float">
            <text:p>1972.074829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60.11084" calcext:value-type="float">
            <text:p>1860.11084</text:p>
          </table:table-cell>
          <table:table-cell office:value-type="float" office:value="1953.371826" calcext:value-type="float">
            <text:p>1953.371826</text:p>
          </table:table-cell>
          <table:table-cell office:value-type="float" office:value="1876.039795" calcext:value-type="float">
            <text:p>1876.039795</text:p>
          </table:table-cell>
          <table:table-cell office:value-type="float" office:value="1953.505859" calcext:value-type="float">
            <text:p>1953.505859</text:p>
          </table:table-cell>
          <table:table-cell table:number-columns-repeated="13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846.172241" calcext:value-type="float">
            <text:p>1846.172241</text:p>
          </table:table-cell>
          <table:table-cell office:value-type="float" office:value="1983.434937" calcext:value-type="float">
            <text:p>1983.434937</text:p>
          </table:table-cell>
          <table:table-cell office:value-type="float" office:value="1860.021851" calcext:value-type="float">
            <text:p>1860.021851</text:p>
          </table:table-cell>
          <table:table-cell office:value-type="float" office:value="1980.657227" calcext:value-type="float">
            <text:p>1980.657227</text:p>
          </table:table-cell>
          <table:table-cell table:number-columns-repeated="13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840.614746" calcext:value-type="float">
            <text:p>1840.614746</text:p>
          </table:table-cell>
          <table:table-cell office:value-type="float" office:value="1966.890869" calcext:value-type="float">
            <text:p>1966.890869</text:p>
          </table:table-cell>
          <table:table-cell office:value-type="float" office:value="1852.368164" calcext:value-type="float">
            <text:p>1852.368164</text:p>
          </table:table-cell>
          <table:table-cell office:value-type="float" office:value="1965.757812" calcext:value-type="float">
            <text:p>1965.757812</text:p>
          </table:table-cell>
          <table:table-cell table:number-columns-repeated="13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846.862793" calcext:value-type="float">
            <text:p>1846.862793</text:p>
          </table:table-cell>
          <table:table-cell office:value-type="float" office:value="1957.68457" calcext:value-type="float">
            <text:p>1957.68457</text:p>
          </table:table-cell>
          <table:table-cell office:value-type="float" office:value="1866.372803" calcext:value-type="float">
            <text:p>1866.372803</text:p>
          </table:table-cell>
          <table:table-cell office:value-type="float" office:value="1955.214722" calcext:value-type="float">
            <text:p>1955.214722</text:p>
          </table:table-cell>
          <table:table-cell table:number-columns-repeated="13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851.187378" calcext:value-type="float">
            <text:p>1851.187378</text:p>
          </table:table-cell>
          <table:table-cell office:value-type="float" office:value="1975.792236" calcext:value-type="float">
            <text:p>1975.792236</text:p>
          </table:table-cell>
          <table:table-cell office:value-type="float" office:value="1863.298218" calcext:value-type="float">
            <text:p>1863.298218</text:p>
          </table:table-cell>
          <table:table-cell office:value-type="float" office:value="1971.208618" calcext:value-type="float">
            <text:p>1971.208618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46.084351" calcext:value-type="float">
            <text:p>1846.084351</text:p>
          </table:table-cell>
          <table:table-cell office:value-type="float" office:value="1984.018188" calcext:value-type="float">
            <text:p>1984.018188</text:p>
          </table:table-cell>
          <table:table-cell office:value-type="float" office:value="1859.005249" calcext:value-type="float">
            <text:p>1859.005249</text:p>
          </table:table-cell>
          <table:table-cell office:value-type="float" office:value="1981.619019" calcext:value-type="float">
            <text:p>1981.619019</text:p>
          </table:table-cell>
          <table:table-cell table:number-columns-repeated="13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845.368042" calcext:value-type="float">
            <text:p>1845.368042</text:p>
          </table:table-cell>
          <table:table-cell office:value-type="float" office:value="1959.90625" calcext:value-type="float">
            <text:p>1959.90625</text:p>
          </table:table-cell>
          <table:table-cell office:value-type="float" office:value="1865.167114" calcext:value-type="float">
            <text:p>1865.167114</text:p>
          </table:table-cell>
          <table:table-cell office:value-type="float" office:value="1957.956787" calcext:value-type="float">
            <text:p>1957.956787</text:p>
          </table:table-cell>
          <table:table-cell table:number-columns-repeated="13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846.099854" calcext:value-type="float">
            <text:p>1846.099854</text:p>
          </table:table-cell>
          <table:table-cell office:value-type="float" office:value="1954.577271" calcext:value-type="float">
            <text:p>1954.577271</text:p>
          </table:table-cell>
          <table:table-cell office:value-type="float" office:value="1864.38147" calcext:value-type="float">
            <text:p>1864.38147</text:p>
          </table:table-cell>
          <table:table-cell office:value-type="float" office:value="1947.661011" calcext:value-type="float">
            <text:p>1947.661011</text:p>
          </table:table-cell>
          <table:table-cell table:number-columns-repeated="13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836.080688" calcext:value-type="float">
            <text:p>1836.080688</text:p>
          </table:table-cell>
          <table:table-cell office:value-type="float" office:value="1972.977661" calcext:value-type="float">
            <text:p>1972.977661</text:p>
          </table:table-cell>
          <table:table-cell office:value-type="float" office:value="1848.41272" calcext:value-type="float">
            <text:p>1848.41272</text:p>
          </table:table-cell>
          <table:table-cell office:value-type="float" office:value="1970.911377" calcext:value-type="float">
            <text:p>1970.911377</text:p>
          </table:table-cell>
          <table:table-cell table:number-columns-repeated="13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840.32959" calcext:value-type="float">
            <text:p>1840.32959</text:p>
          </table:table-cell>
          <table:table-cell office:value-type="float" office:value="1944.396729" calcext:value-type="float">
            <text:p>1944.396729</text:p>
          </table:table-cell>
          <table:table-cell office:value-type="float" office:value="1859.992065" calcext:value-type="float">
            <text:p>1859.992065</text:p>
          </table:table-cell>
          <table:table-cell office:value-type="float" office:value="1938.913818" calcext:value-type="float">
            <text:p>1938.913818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52.349609" calcext:value-type="float">
            <text:p>1852.349609</text:p>
          </table:table-cell>
          <table:table-cell office:value-type="float" office:value="1946.459351" calcext:value-type="float">
            <text:p>1946.459351</text:p>
          </table:table-cell>
          <table:table-cell office:value-type="float" office:value="1872.212646" calcext:value-type="float">
            <text:p>1872.212646</text:p>
          </table:table-cell>
          <table:table-cell office:value-type="float" office:value="1940.922607" calcext:value-type="float">
            <text:p>1940.922607</text:p>
          </table:table-cell>
          <table:table-cell table:number-columns-repeated="13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830.544434" calcext:value-type="float">
            <text:p>1830.544434</text:p>
          </table:table-cell>
          <table:table-cell office:value-type="float" office:value="1966.539795" calcext:value-type="float">
            <text:p>1966.539795</text:p>
          </table:table-cell>
          <table:table-cell office:value-type="float" office:value="1848.964355" calcext:value-type="float">
            <text:p>1848.964355</text:p>
          </table:table-cell>
          <table:table-cell office:value-type="float" office:value="1958.680054" calcext:value-type="float">
            <text:p>1958.680054</text:p>
          </table:table-cell>
          <table:table-cell table:number-columns-repeated="13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846.866699" calcext:value-type="float">
            <text:p>1846.866699</text:p>
          </table:table-cell>
          <table:table-cell office:value-type="float" office:value="1966.863037" calcext:value-type="float">
            <text:p>1966.863037</text:p>
          </table:table-cell>
          <table:table-cell office:value-type="float" office:value="1863.709961" calcext:value-type="float">
            <text:p>1863.709961</text:p>
          </table:table-cell>
          <table:table-cell office:value-type="float" office:value="1961.411987" calcext:value-type="float">
            <text:p>1961.411987</text:p>
          </table:table-cell>
          <table:table-cell table:number-columns-repeated="13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850.160645" calcext:value-type="float">
            <text:p>1850.160645</text:p>
          </table:table-cell>
          <table:table-cell office:value-type="float" office:value="1955.002808" calcext:value-type="float">
            <text:p>1955.002808</text:p>
          </table:table-cell>
          <table:table-cell office:value-type="float" office:value="1870.660645" calcext:value-type="float">
            <text:p>1870.660645</text:p>
          </table:table-cell>
          <table:table-cell office:value-type="float" office:value="1947.327148" calcext:value-type="float">
            <text:p>1947.327148</text:p>
          </table:table-cell>
          <table:table-cell table:number-columns-repeated="13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839.761719" calcext:value-type="float">
            <text:p>1839.761719</text:p>
          </table:table-cell>
          <table:table-cell office:value-type="float" office:value="1977.772583" calcext:value-type="float">
            <text:p>1977.772583</text:p>
          </table:table-cell>
          <table:table-cell office:value-type="float" office:value="1852.443848" calcext:value-type="float">
            <text:p>1852.443848</text:p>
          </table:table-cell>
          <table:table-cell office:value-type="float" office:value="1974.479736" calcext:value-type="float">
            <text:p>1974.479736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47.143311" calcext:value-type="float">
            <text:p>1847.143311</text:p>
          </table:table-cell>
          <table:table-cell office:value-type="float" office:value="1977.829102" calcext:value-type="float">
            <text:p>1977.829102</text:p>
          </table:table-cell>
          <table:table-cell office:value-type="float" office:value="1864.541626" calcext:value-type="float">
            <text:p>1864.541626</text:p>
          </table:table-cell>
          <table:table-cell office:value-type="float" office:value="1971.948975" calcext:value-type="float">
            <text:p>1971.948975</text:p>
          </table:table-cell>
          <table:table-cell table:number-columns-repeated="13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861.342041" calcext:value-type="float">
            <text:p>1861.342041</text:p>
          </table:table-cell>
          <table:table-cell office:value-type="float" office:value="1969.384033" calcext:value-type="float">
            <text:p>1969.384033</text:p>
          </table:table-cell>
          <table:table-cell office:value-type="float" office:value="1879.572021" calcext:value-type="float">
            <text:p>1879.572021</text:p>
          </table:table-cell>
          <table:table-cell office:value-type="float" office:value="1959.725586" calcext:value-type="float">
            <text:p>1959.725586</text:p>
          </table:table-cell>
          <table:table-cell table:number-columns-repeated="13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842.844971" calcext:value-type="float">
            <text:p>1842.844971</text:p>
          </table:table-cell>
          <table:table-cell office:value-type="float" office:value="1978.015991" calcext:value-type="float">
            <text:p>1978.015991</text:p>
          </table:table-cell>
          <table:table-cell office:value-type="float" office:value="1860.447388" calcext:value-type="float">
            <text:p>1860.447388</text:p>
          </table:table-cell>
          <table:table-cell office:value-type="float" office:value="1972.544678" calcext:value-type="float">
            <text:p>1972.544678</text:p>
          </table:table-cell>
          <table:table-cell table:number-columns-repeated="13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847.209473" calcext:value-type="float">
            <text:p>1847.209473</text:p>
          </table:table-cell>
          <table:table-cell office:value-type="float" office:value="1981.729492" calcext:value-type="float">
            <text:p>1981.729492</text:p>
          </table:table-cell>
          <table:table-cell office:value-type="float" office:value="1863.391113" calcext:value-type="float">
            <text:p>1863.391113</text:p>
          </table:table-cell>
          <table:table-cell office:value-type="float" office:value="1980.05481" calcext:value-type="float">
            <text:p>1980.05481</text:p>
          </table:table-cell>
          <table:table-cell table:number-columns-repeated="13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864.008057" calcext:value-type="float">
            <text:p>1864.008057</text:p>
          </table:table-cell>
          <table:table-cell office:value-type="float" office:value="1976.987549" calcext:value-type="float">
            <text:p>1976.987549</text:p>
          </table:table-cell>
          <table:table-cell office:value-type="float" office:value="1878.483154" calcext:value-type="float">
            <text:p>1878.483154</text:p>
          </table:table-cell>
          <table:table-cell office:value-type="float" office:value="1971.695557" calcext:value-type="float">
            <text:p>1971.695557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46.635254" calcext:value-type="float">
            <text:p>1846.635254</text:p>
          </table:table-cell>
          <table:table-cell office:value-type="float" office:value="1992.36084" calcext:value-type="float">
            <text:p>1992.36084</text:p>
          </table:table-cell>
          <table:table-cell office:value-type="float" office:value="1860.077148" calcext:value-type="float">
            <text:p>1860.077148</text:p>
          </table:table-cell>
          <table:table-cell office:value-type="float" office:value="1990.048828" calcext:value-type="float">
            <text:p>1990.048828</text:p>
          </table:table-cell>
          <table:table-cell table:number-columns-repeated="13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837.686523" calcext:value-type="float">
            <text:p>1837.686523</text:p>
          </table:table-cell>
          <table:table-cell office:value-type="float" office:value="1966.935669" calcext:value-type="float">
            <text:p>1966.935669</text:p>
          </table:table-cell>
          <table:table-cell office:value-type="float" office:value="1860.153931" calcext:value-type="float">
            <text:p>1860.153931</text:p>
          </table:table-cell>
          <table:table-cell office:value-type="float" office:value="1953.50415" calcext:value-type="float">
            <text:p>1953.50415</text:p>
          </table:table-cell>
          <table:table-cell table:number-columns-repeated="13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854.945557" calcext:value-type="float">
            <text:p>1854.945557</text:p>
          </table:table-cell>
          <table:table-cell office:value-type="float" office:value="1938.402832" calcext:value-type="float">
            <text:p>1938.402832</text:p>
          </table:table-cell>
          <table:table-cell office:value-type="float" office:value="1874.838257" calcext:value-type="float">
            <text:p>1874.838257</text:p>
          </table:table-cell>
          <table:table-cell office:value-type="float" office:value="1935.443359" calcext:value-type="float">
            <text:p>1935.443359</text:p>
          </table:table-cell>
          <table:table-cell table:number-columns-repeated="13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812.319824" calcext:value-type="float">
            <text:p>1812.319824</text:p>
          </table:table-cell>
          <table:table-cell office:value-type="float" office:value="1949.4646" calcext:value-type="float">
            <text:p>1949.4646</text:p>
          </table:table-cell>
          <table:table-cell office:value-type="float" office:value="1825.550049" calcext:value-type="float">
            <text:p>1825.550049</text:p>
          </table:table-cell>
          <table:table-cell office:value-type="float" office:value="1944.401123" calcext:value-type="float">
            <text:p>1944.401123</text:p>
          </table:table-cell>
          <table:table-cell table:number-columns-repeated="13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761.150391" calcext:value-type="float">
            <text:p>1761.150391</text:p>
          </table:table-cell>
          <table:table-cell office:value-type="float" office:value="1933.639038" calcext:value-type="float">
            <text:p>1933.639038</text:p>
          </table:table-cell>
          <table:table-cell office:value-type="float" office:value="1762.549316" calcext:value-type="float">
            <text:p>1762.549316</text:p>
          </table:table-cell>
          <table:table-cell office:value-type="float" office:value="1936.222656" calcext:value-type="float">
            <text:p>1936.222656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71.484497" calcext:value-type="float">
            <text:p>1771.484497</text:p>
          </table:table-cell>
          <table:table-cell office:value-type="float" office:value="1867.247559" calcext:value-type="float">
            <text:p>1867.247559</text:p>
          </table:table-cell>
          <table:table-cell office:value-type="float" office:value="1787.987427" calcext:value-type="float">
            <text:p>1787.987427</text:p>
          </table:table-cell>
          <table:table-cell office:value-type="float" office:value="1865.690186" calcext:value-type="float">
            <text:p>1865.690186</text:p>
          </table:table-cell>
          <table:table-cell table:number-columns-repeated="13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747.49646" calcext:value-type="float">
            <text:p>1747.49646</text:p>
          </table:table-cell>
          <table:table-cell office:value-type="float" office:value="1877.040283" calcext:value-type="float">
            <text:p>1877.040283</text:p>
          </table:table-cell>
          <table:table-cell office:value-type="float" office:value="1758.741211" calcext:value-type="float">
            <text:p>1758.741211</text:p>
          </table:table-cell>
          <table:table-cell office:value-type="float" office:value="1875.191772" calcext:value-type="float">
            <text:p>1875.191772</text:p>
          </table:table-cell>
          <table:table-cell table:number-columns-repeated="13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710.049927" calcext:value-type="float">
            <text:p>1710.049927</text:p>
          </table:table-cell>
          <table:table-cell office:value-type="float" office:value="1865.905029" calcext:value-type="float">
            <text:p>1865.905029</text:p>
          </table:table-cell>
          <table:table-cell office:value-type="float" office:value="1719.20752" calcext:value-type="float">
            <text:p>1719.20752</text:p>
          </table:table-cell>
          <table:table-cell office:value-type="float" office:value="1865.36377" calcext:value-type="float">
            <text:p>1865.36377</text:p>
          </table:table-cell>
          <table:table-cell table:number-columns-repeated="13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715.852051" calcext:value-type="float">
            <text:p>1715.852051</text:p>
          </table:table-cell>
          <table:table-cell office:value-type="float" office:value="1808.676147" calcext:value-type="float">
            <text:p>1808.676147</text:p>
          </table:table-cell>
          <table:table-cell office:value-type="float" office:value="1732.075928" calcext:value-type="float">
            <text:p>1732.075928</text:p>
          </table:table-cell>
          <table:table-cell office:value-type="float" office:value="1804.805298" calcext:value-type="float">
            <text:p>1804.805298</text:p>
          </table:table-cell>
          <table:table-cell table:number-columns-repeated="13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696.588013" calcext:value-type="float">
            <text:p>1696.588013</text:p>
          </table:table-cell>
          <table:table-cell office:value-type="float" office:value="1813.957275" calcext:value-type="float">
            <text:p>1813.957275</text:p>
          </table:table-cell>
          <table:table-cell office:value-type="float" office:value="1703.750488" calcext:value-type="float">
            <text:p>1703.750488</text:p>
          </table:table-cell>
          <table:table-cell office:value-type="float" office:value="1813.219727" calcext:value-type="float">
            <text:p>1813.219727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70.741699" calcext:value-type="float">
            <text:p>1670.741699</text:p>
          </table:table-cell>
          <table:table-cell office:value-type="float" office:value="1788.372681" calcext:value-type="float">
            <text:p>1788.372681</text:p>
          </table:table-cell>
          <table:table-cell office:value-type="float" office:value="1678.993408" calcext:value-type="float">
            <text:p>1678.993408</text:p>
          </table:table-cell>
          <table:table-cell office:value-type="float" office:value="1789.259033" calcext:value-type="float">
            <text:p>1789.259033</text:p>
          </table:table-cell>
          <table:table-cell table:number-columns-repeated="13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665.066895" calcext:value-type="float">
            <text:p>1665.066895</text:p>
          </table:table-cell>
          <table:table-cell office:value-type="float" office:value="1769.957275" calcext:value-type="float">
            <text:p>1769.957275</text:p>
          </table:table-cell>
          <table:table-cell office:value-type="float" office:value="1684.875977" calcext:value-type="float">
            <text:p>1684.875977</text:p>
          </table:table-cell>
          <table:table-cell office:value-type="float" office:value="1751.63855" calcext:value-type="float">
            <text:p>1751.63855</text:p>
          </table:table-cell>
          <table:table-cell table:number-columns-repeated="13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655.47522" calcext:value-type="float">
            <text:p>1655.47522</text:p>
          </table:table-cell>
          <table:table-cell office:value-type="float" office:value="1764.654541" calcext:value-type="float">
            <text:p>1764.654541</text:p>
          </table:table-cell>
          <table:table-cell office:value-type="float" office:value="1657.320312" calcext:value-type="float">
            <text:p>1657.320312</text:p>
          </table:table-cell>
          <table:table-cell office:value-type="float" office:value="1754.290405" calcext:value-type="float">
            <text:p>1754.290405</text:p>
          </table:table-cell>
          <table:table-cell table:number-columns-repeated="13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651.964111" calcext:value-type="float">
            <text:p>1651.964111</text:p>
          </table:table-cell>
          <table:table-cell office:value-type="float" office:value="1731.819336" calcext:value-type="float">
            <text:p>1731.819336</text:p>
          </table:table-cell>
          <table:table-cell office:value-type="float" office:value="1656.857056" calcext:value-type="float">
            <text:p>1656.857056</text:p>
          </table:table-cell>
          <table:table-cell office:value-type="float" office:value="1737.346191" calcext:value-type="float">
            <text:p>1737.346191</text:p>
          </table:table-cell>
          <table:table-cell table:number-columns-repeated="13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640.496216" calcext:value-type="float">
            <text:p>1640.496216</text:p>
          </table:table-cell>
          <table:table-cell office:value-type="float" office:value="1728.921509" calcext:value-type="float">
            <text:p>1728.921509</text:p>
          </table:table-cell>
          <table:table-cell office:value-type="float" office:value="1647.174072" calcext:value-type="float">
            <text:p>1647.174072</text:p>
          </table:table-cell>
          <table:table-cell office:value-type="float" office:value="1727.545532" calcext:value-type="float">
            <text:p>1727.545532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30.589966" calcext:value-type="float">
            <text:p>1630.589966</text:p>
          </table:table-cell>
          <table:table-cell office:value-type="float" office:value="1715.006958" calcext:value-type="float">
            <text:p>1715.006958</text:p>
          </table:table-cell>
          <table:table-cell office:value-type="float" office:value="1637.667847" calcext:value-type="float">
            <text:p>1637.667847</text:p>
          </table:table-cell>
          <table:table-cell office:value-type="float" office:value="1711.404663" calcext:value-type="float">
            <text:p>1711.404663</text:p>
          </table:table-cell>
          <table:table-cell table:number-columns-repeated="13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624.755127" calcext:value-type="float">
            <text:p>1624.755127</text:p>
          </table:table-cell>
          <table:table-cell office:value-type="float" office:value="1698.758301" calcext:value-type="float">
            <text:p>1698.758301</text:p>
          </table:table-cell>
          <table:table-cell office:value-type="float" office:value="1629.55542" calcext:value-type="float">
            <text:p>1629.55542</text:p>
          </table:table-cell>
          <table:table-cell office:value-type="float" office:value="1698.464478" calcext:value-type="float">
            <text:p>1698.464478</text:p>
          </table:table-cell>
          <table:table-cell table:number-columns-repeated="13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617.018433" calcext:value-type="float">
            <text:p>1617.018433</text:p>
          </table:table-cell>
          <table:table-cell office:value-type="float" office:value="1689.172974" calcext:value-type="float">
            <text:p>1689.172974</text:p>
          </table:table-cell>
          <table:table-cell office:value-type="float" office:value="1621.250488" calcext:value-type="float">
            <text:p>1621.250488</text:p>
          </table:table-cell>
          <table:table-cell office:value-type="float" office:value="1689.042236" calcext:value-type="float">
            <text:p>1689.042236</text:p>
          </table:table-cell>
          <table:table-cell table:number-columns-repeated="13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610.035767" calcext:value-type="float">
            <text:p>1610.035767</text:p>
          </table:table-cell>
          <table:table-cell office:value-type="float" office:value="1678.755493" calcext:value-type="float">
            <text:p>1678.755493</text:p>
          </table:table-cell>
          <table:table-cell office:value-type="float" office:value="1616.352173" calcext:value-type="float">
            <text:p>1616.352173</text:p>
          </table:table-cell>
          <table:table-cell office:value-type="float" office:value="1676.654175" calcext:value-type="float">
            <text:p>1676.654175</text:p>
          </table:table-cell>
          <table:table-cell table:number-columns-repeated="13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599.35437" calcext:value-type="float">
            <text:p>1599.35437</text:p>
          </table:table-cell>
          <table:table-cell office:value-type="float" office:value="1670.785278" calcext:value-type="float">
            <text:p>1670.785278</text:p>
          </table:table-cell>
          <table:table-cell office:value-type="float" office:value="1608.71521" calcext:value-type="float">
            <text:p>1608.71521</text:p>
          </table:table-cell>
          <table:table-cell office:value-type="float" office:value="1667.178589" calcext:value-type="float">
            <text:p>1667.178589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06.303711" calcext:value-type="float">
            <text:p>1606.303711</text:p>
          </table:table-cell>
          <table:table-cell office:value-type="float" office:value="1664.455322" calcext:value-type="float">
            <text:p>1664.455322</text:p>
          </table:table-cell>
          <table:table-cell office:value-type="float" office:value="1605.517822" calcext:value-type="float">
            <text:p>1605.517822</text:p>
          </table:table-cell>
          <table:table-cell office:value-type="float" office:value="1660.225342" calcext:value-type="float">
            <text:p>1660.225342</text:p>
          </table:table-cell>
          <table:table-cell table:number-columns-repeated="13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601.712036" calcext:value-type="float">
            <text:p>1601.712036</text:p>
          </table:table-cell>
          <table:table-cell office:value-type="float" office:value="1652.850708" calcext:value-type="float">
            <text:p>1652.850708</text:p>
          </table:table-cell>
          <table:table-cell office:value-type="float" office:value="1602.079712" calcext:value-type="float">
            <text:p>1602.079712</text:p>
          </table:table-cell>
          <table:table-cell office:value-type="float" office:value="1652.353149" calcext:value-type="float">
            <text:p>1652.353149</text:p>
          </table:table-cell>
          <table:table-cell table:number-columns-repeated="13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596.916382" calcext:value-type="float">
            <text:p>1596.916382</text:p>
          </table:table-cell>
          <table:table-cell office:value-type="float" office:value="1649.997314" calcext:value-type="float">
            <text:p>1649.997314</text:p>
          </table:table-cell>
          <table:table-cell office:value-type="float" office:value="1604.060181" calcext:value-type="float">
            <text:p>1604.060181</text:p>
          </table:table-cell>
          <table:table-cell office:value-type="float" office:value="1645.791138" calcext:value-type="float">
            <text:p>1645.791138</text:p>
          </table:table-cell>
          <table:table-cell table:number-columns-repeated="13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591.484253" calcext:value-type="float">
            <text:p>1591.484253</text:p>
          </table:table-cell>
          <table:table-cell office:value-type="float" office:value="1641.849609" calcext:value-type="float">
            <text:p>1641.849609</text:p>
          </table:table-cell>
          <table:table-cell office:value-type="float" office:value="1593.464844" calcext:value-type="float">
            <text:p>1593.464844</text:p>
          </table:table-cell>
          <table:table-cell office:value-type="float" office:value="1643.222656" calcext:value-type="float">
            <text:p>1643.222656</text:p>
          </table:table-cell>
          <table:table-cell table:number-columns-repeated="13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586.970947" calcext:value-type="float">
            <text:p>1586.970947</text:p>
          </table:table-cell>
          <table:table-cell office:value-type="float" office:value="1637.339355" calcext:value-type="float">
            <text:p>1637.339355</text:p>
          </table:table-cell>
          <table:table-cell office:value-type="float" office:value="1588.64502" calcext:value-type="float">
            <text:p>1588.64502</text:p>
          </table:table-cell>
          <table:table-cell office:value-type="float" office:value="1636.540771" calcext:value-type="float">
            <text:p>1636.540771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92.444824" calcext:value-type="float">
            <text:p>1592.444824</text:p>
          </table:table-cell>
          <table:table-cell office:value-type="float" office:value="1630.439941" calcext:value-type="float">
            <text:p>1630.439941</text:p>
          </table:table-cell>
          <table:table-cell office:value-type="float" office:value="1588.217163" calcext:value-type="float">
            <text:p>1588.217163</text:p>
          </table:table-cell>
          <table:table-cell office:value-type="float" office:value="1631.42334" calcext:value-type="float">
            <text:p>1631.42334</text:p>
          </table:table-cell>
          <table:table-cell table:number-columns-repeated="13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584.258545" calcext:value-type="float">
            <text:p>1584.258545</text:p>
          </table:table-cell>
          <table:table-cell office:value-type="float" office:value="1628.308838" calcext:value-type="float">
            <text:p>1628.308838</text:p>
          </table:table-cell>
          <table:table-cell office:value-type="float" office:value="1585.284546" calcext:value-type="float">
            <text:p>1585.284546</text:p>
          </table:table-cell>
          <table:table-cell office:value-type="float" office:value="1626.347656" calcext:value-type="float">
            <text:p>1626.347656</text:p>
          </table:table-cell>
          <table:table-cell table:number-columns-repeated="13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587.503662" calcext:value-type="float">
            <text:p>1587.503662</text:p>
          </table:table-cell>
          <table:table-cell office:value-type="float" office:value="1619.351196" calcext:value-type="float">
            <text:p>1619.351196</text:p>
          </table:table-cell>
          <table:table-cell office:value-type="float" office:value="1585.045654" calcext:value-type="float">
            <text:p>1585.045654</text:p>
          </table:table-cell>
          <table:table-cell office:value-type="float" office:value="1618.727905" calcext:value-type="float">
            <text:p>1618.727905</text:p>
          </table:table-cell>
          <table:table-cell table:number-columns-repeated="13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1581.68396" calcext:value-type="float">
            <text:p>1581.68396</text:p>
          </table:table-cell>
          <table:table-cell office:value-type="float" office:value="1613.871582" calcext:value-type="float">
            <text:p>1613.871582</text:p>
          </table:table-cell>
          <table:table-cell office:value-type="float" office:value="1582.572021" calcext:value-type="float">
            <text:p>1582.572021</text:p>
          </table:table-cell>
          <table:table-cell office:value-type="float" office:value="1614.057617" calcext:value-type="float">
            <text:p>1614.057617</text:p>
          </table:table-cell>
          <table:table-cell table:number-columns-repeated="13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581.227051" calcext:value-type="float">
            <text:p>1581.227051</text:p>
          </table:table-cell>
          <table:table-cell office:value-type="float" office:value="1616.423584" calcext:value-type="float">
            <text:p>1616.423584</text:p>
          </table:table-cell>
          <table:table-cell office:value-type="float" office:value="1583.278809" calcext:value-type="float">
            <text:p>1583.278809</text:p>
          </table:table-cell>
          <table:table-cell office:value-type="float" office:value="1614.131348" calcext:value-type="float">
            <text:p>1614.131348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79.367065" calcext:value-type="float">
            <text:p>1579.367065</text:p>
          </table:table-cell>
          <table:table-cell office:value-type="float" office:value="1610.613159" calcext:value-type="float">
            <text:p>1610.613159</text:p>
          </table:table-cell>
          <table:table-cell office:value-type="float" office:value="1581.599243" calcext:value-type="float">
            <text:p>1581.599243</text:p>
          </table:table-cell>
          <table:table-cell office:value-type="float" office:value="1609.049072" calcext:value-type="float">
            <text:p>1609.049072</text:p>
          </table:table-cell>
          <table:table-cell table:number-columns-repeated="13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578.249756" calcext:value-type="float">
            <text:p>1578.249756</text:p>
          </table:table-cell>
          <table:table-cell office:value-type="float" office:value="1604.924072" calcext:value-type="float">
            <text:p>1604.924072</text:p>
          </table:table-cell>
          <table:table-cell office:value-type="float" office:value="1577.271606" calcext:value-type="float">
            <text:p>1577.271606</text:p>
          </table:table-cell>
          <table:table-cell office:value-type="float" office:value="1605.927734" calcext:value-type="float">
            <text:p>1605.927734</text:p>
          </table:table-cell>
          <table:table-cell table:number-columns-repeated="13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575.218506" calcext:value-type="float">
            <text:p>1575.218506</text:p>
          </table:table-cell>
          <table:table-cell office:value-type="float" office:value="1605.671631" calcext:value-type="float">
            <text:p>1605.671631</text:p>
          </table:table-cell>
          <table:table-cell office:value-type="float" office:value="1576.250488" calcext:value-type="float">
            <text:p>1576.250488</text:p>
          </table:table-cell>
          <table:table-cell office:value-type="float" office:value="1604.412476" calcext:value-type="float">
            <text:p>1604.412476</text:p>
          </table:table-cell>
          <table:table-cell table:number-columns-repeated="13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574.9198" calcext:value-type="float">
            <text:p>1574.9198</text:p>
          </table:table-cell>
          <table:table-cell office:value-type="float" office:value="1605.442505" calcext:value-type="float">
            <text:p>1605.442505</text:p>
          </table:table-cell>
          <table:table-cell office:value-type="float" office:value="1577.393677" calcext:value-type="float">
            <text:p>1577.393677</text:p>
          </table:table-cell>
          <table:table-cell office:value-type="float" office:value="1603.067871" calcext:value-type="float">
            <text:p>1603.067871</text:p>
          </table:table-cell>
          <table:table-cell table:number-columns-repeated="13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577.774658" calcext:value-type="float">
            <text:p>1577.774658</text:p>
          </table:table-cell>
          <table:table-cell office:value-type="float" office:value="1595.896606" calcext:value-type="float">
            <text:p>1595.896606</text:p>
          </table:table-cell>
          <table:table-cell office:value-type="float" office:value="1575.715088" calcext:value-type="float">
            <text:p>1575.715088</text:p>
          </table:table-cell>
          <table:table-cell office:value-type="float" office:value="1593.797363" calcext:value-type="float">
            <text:p>1593.797363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71.008667" calcext:value-type="float">
            <text:p>1571.008667</text:p>
          </table:table-cell>
          <table:table-cell office:value-type="float" office:value="1594.800293" calcext:value-type="float">
            <text:p>1594.800293</text:p>
          </table:table-cell>
          <table:table-cell office:value-type="float" office:value="1572.327271" calcext:value-type="float">
            <text:p>1572.327271</text:p>
          </table:table-cell>
          <table:table-cell office:value-type="float" office:value="1592.796021" calcext:value-type="float">
            <text:p>1592.796021</text:p>
          </table:table-cell>
          <table:table-cell table:number-columns-repeated="13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573.694946" calcext:value-type="float">
            <text:p>1573.694946</text:p>
          </table:table-cell>
          <table:table-cell office:value-type="float" office:value="1594.725342" calcext:value-type="float">
            <text:p>1594.725342</text:p>
          </table:table-cell>
          <table:table-cell office:value-type="float" office:value="1570.282349" calcext:value-type="float">
            <text:p>1570.282349</text:p>
          </table:table-cell>
          <table:table-cell office:value-type="float" office:value="1593.519653" calcext:value-type="float">
            <text:p>1593.519653</text:p>
          </table:table-cell>
          <table:table-cell table:number-columns-repeated="13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1572.217163" calcext:value-type="float">
            <text:p>1572.217163</text:p>
          </table:table-cell>
          <table:table-cell office:value-type="float" office:value="1592.598145" calcext:value-type="float">
            <text:p>1592.598145</text:p>
          </table:table-cell>
          <table:table-cell office:value-type="float" office:value="1569.758667" calcext:value-type="float">
            <text:p>1569.758667</text:p>
          </table:table-cell>
          <table:table-cell office:value-type="float" office:value="1589.027832" calcext:value-type="float">
            <text:p>1589.027832</text:p>
          </table:table-cell>
          <table:table-cell table:number-columns-repeated="13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566.354614" calcext:value-type="float">
            <text:p>1566.354614</text:p>
          </table:table-cell>
          <table:table-cell office:value-type="float" office:value="1595.772095" calcext:value-type="float">
            <text:p>1595.772095</text:p>
          </table:table-cell>
          <table:table-cell office:value-type="float" office:value="1566.73645" calcext:value-type="float">
            <text:p>1566.73645</text:p>
          </table:table-cell>
          <table:table-cell office:value-type="float" office:value="1590.512695" calcext:value-type="float">
            <text:p>1590.512695</text:p>
          </table:table-cell>
          <table:table-cell table:number-columns-repeated="13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564.186768" calcext:value-type="float">
            <text:p>1564.186768</text:p>
          </table:table-cell>
          <table:table-cell office:value-type="float" office:value="1582.674561" calcext:value-type="float">
            <text:p>1582.674561</text:p>
          </table:table-cell>
          <table:table-cell office:value-type="float" office:value="1570.723633" calcext:value-type="float">
            <text:p>1570.723633</text:p>
          </table:table-cell>
          <table:table-cell office:value-type="float" office:value="1587.2229" calcext:value-type="float">
            <text:p>1587.2229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68.88147" calcext:value-type="float">
            <text:p>1568.88147</text:p>
          </table:table-cell>
          <table:table-cell office:value-type="float" office:value="1580.696411" calcext:value-type="float">
            <text:p>1580.696411</text:p>
          </table:table-cell>
          <table:table-cell office:value-type="float" office:value="1568.177979" calcext:value-type="float">
            <text:p>1568.177979</text:p>
          </table:table-cell>
          <table:table-cell office:value-type="float" office:value="1580.064209" calcext:value-type="float">
            <text:p>1580.064209</text:p>
          </table:table-cell>
          <table:table-cell table:number-columns-repeated="13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566.554443" calcext:value-type="float">
            <text:p>1566.554443</text:p>
          </table:table-cell>
          <table:table-cell office:value-type="float" office:value="1583.206055" calcext:value-type="float">
            <text:p>1583.206055</text:p>
          </table:table-cell>
          <table:table-cell office:value-type="float" office:value="1567.857666" calcext:value-type="float">
            <text:p>1567.857666</text:p>
          </table:table-cell>
          <table:table-cell office:value-type="float" office:value="1582.522827" calcext:value-type="float">
            <text:p>1582.522827</text:p>
          </table:table-cell>
          <table:table-cell table:number-columns-repeated="13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564.533936" calcext:value-type="float">
            <text:p>1564.533936</text:p>
          </table:table-cell>
          <table:table-cell office:value-type="float" office:value="1583.781494" calcext:value-type="float">
            <text:p>1583.781494</text:p>
          </table:table-cell>
          <table:table-cell office:value-type="float" office:value="1567.309937" calcext:value-type="float">
            <text:p>1567.309937</text:p>
          </table:table-cell>
          <table:table-cell office:value-type="float" office:value="1581.426514" calcext:value-type="float">
            <text:p>1581.426514</text:p>
          </table:table-cell>
          <table:table-cell table:number-columns-repeated="13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1565.509155" calcext:value-type="float">
            <text:p>1565.509155</text:p>
          </table:table-cell>
          <table:table-cell office:value-type="float" office:value="1584.417114" calcext:value-type="float">
            <text:p>1584.417114</text:p>
          </table:table-cell>
          <table:table-cell office:value-type="float" office:value="1565.438721" calcext:value-type="float">
            <text:p>1565.438721</text:p>
          </table:table-cell>
          <table:table-cell office:value-type="float" office:value="1580.644531" calcext:value-type="float">
            <text:p>1580.644531</text:p>
          </table:table-cell>
          <table:table-cell table:number-columns-repeated="13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1568.403809" calcext:value-type="float">
            <text:p>1568.403809</text:p>
          </table:table-cell>
          <table:table-cell office:value-type="float" office:value="1578.826782" calcext:value-type="float">
            <text:p>1578.826782</text:p>
          </table:table-cell>
          <table:table-cell office:value-type="float" office:value="1572.091675" calcext:value-type="float">
            <text:p>1572.091675</text:p>
          </table:table-cell>
          <table:table-cell office:value-type="float" office:value="1577.080811" calcext:value-type="float">
            <text:p>1577.08081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64.264282" calcext:value-type="float">
            <text:p>1564.264282</text:p>
          </table:table-cell>
          <table:table-cell office:value-type="float" office:value="1580.459229" calcext:value-type="float">
            <text:p>1580.459229</text:p>
          </table:table-cell>
          <table:table-cell office:value-type="float" office:value="1564.910645" calcext:value-type="float">
            <text:p>1564.910645</text:p>
          </table:table-cell>
          <table:table-cell office:value-type="float" office:value="1580.270142" calcext:value-type="float">
            <text:p>1580.270142</text:p>
          </table:table-cell>
          <table:table-cell table:number-columns-repeated="13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1566.363281" calcext:value-type="float">
            <text:p>1566.363281</text:p>
          </table:table-cell>
          <table:table-cell office:value-type="float" office:value="1577.779053" calcext:value-type="float">
            <text:p>1577.779053</text:p>
          </table:table-cell>
          <table:table-cell office:value-type="float" office:value="1568.979736" calcext:value-type="float">
            <text:p>1568.979736</text:p>
          </table:table-cell>
          <table:table-cell office:value-type="float" office:value="1575.876221" calcext:value-type="float">
            <text:p>1575.876221</text:p>
          </table:table-cell>
          <table:table-cell table:number-columns-repeated="1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564.880249" calcext:value-type="float">
            <text:p>1564.880249</text:p>
          </table:table-cell>
          <table:table-cell office:value-type="float" office:value="1574.626587" calcext:value-type="float">
            <text:p>1574.626587</text:p>
          </table:table-cell>
          <table:table-cell office:value-type="float" office:value="1564.909668" calcext:value-type="float">
            <text:p>1564.909668</text:p>
          </table:table-cell>
          <table:table-cell office:value-type="float" office:value="1574.850342" calcext:value-type="float">
            <text:p>1574.850342</text:p>
          </table:table-cell>
          <table:table-cell table:number-columns-repeated="13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565.284668" calcext:value-type="float">
            <text:p>1565.284668</text:p>
          </table:table-cell>
          <table:table-cell office:value-type="float" office:value="1576.357422" calcext:value-type="float">
            <text:p>1576.357422</text:p>
          </table:table-cell>
          <table:table-cell office:value-type="float" office:value="1565.539429" calcext:value-type="float">
            <text:p>1565.539429</text:p>
          </table:table-cell>
          <table:table-cell office:value-type="float" office:value="1575.841309" calcext:value-type="float">
            <text:p>1575.841309</text:p>
          </table:table-cell>
          <table:table-cell table:number-columns-repeated="13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567.324463" calcext:value-type="float">
            <text:p>1567.324463</text:p>
          </table:table-cell>
          <table:table-cell office:value-type="float" office:value="1572.347412" calcext:value-type="float">
            <text:p>1572.347412</text:p>
          </table:table-cell>
          <table:table-cell office:value-type="float" office:value="1565.19519" calcext:value-type="float">
            <text:p>1565.19519</text:p>
          </table:table-cell>
          <table:table-cell office:value-type="float" office:value="1575.934692" calcext:value-type="float">
            <text:p>1575.934692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64.478516" calcext:value-type="float">
            <text:p>1564.478516</text:p>
          </table:table-cell>
          <table:table-cell office:value-type="float" office:value="1572.355225" calcext:value-type="float">
            <text:p>1572.355225</text:p>
          </table:table-cell>
          <table:table-cell office:value-type="float" office:value="1564.667114" calcext:value-type="float">
            <text:p>1564.667114</text:p>
          </table:table-cell>
          <table:table-cell office:value-type="float" office:value="1572.917603" calcext:value-type="float">
            <text:p>1572.917603</text:p>
          </table:table-cell>
          <table:table-cell table:number-columns-repeated="13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568.533203" calcext:value-type="float">
            <text:p>1568.533203</text:p>
          </table:table-cell>
          <table:table-cell office:value-type="float" office:value="1570.075439" calcext:value-type="float">
            <text:p>1570.075439</text:p>
          </table:table-cell>
          <table:table-cell office:value-type="float" office:value="1565.199341" calcext:value-type="float">
            <text:p>1565.199341</text:p>
          </table:table-cell>
          <table:table-cell office:value-type="float" office:value="1573.564087" calcext:value-type="float">
            <text:p>1573.564087</text:p>
          </table:table-cell>
          <table:table-cell table:number-columns-repeated="13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562.54187" calcext:value-type="float">
            <text:p>1562.54187</text:p>
          </table:table-cell>
          <table:table-cell office:value-type="float" office:value="1572.349609" calcext:value-type="float">
            <text:p>1572.349609</text:p>
          </table:table-cell>
          <table:table-cell office:value-type="float" office:value="1560.430298" calcext:value-type="float">
            <text:p>1560.430298</text:p>
          </table:table-cell>
          <table:table-cell office:value-type="float" office:value="1572.72998" calcext:value-type="float">
            <text:p>1572.72998</text:p>
          </table:table-cell>
          <table:table-cell table:number-columns-repeated="13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563.79248" calcext:value-type="float">
            <text:p>1563.79248</text:p>
          </table:table-cell>
          <table:table-cell office:value-type="float" office:value="1573.165527" calcext:value-type="float">
            <text:p>1573.165527</text:p>
          </table:table-cell>
          <table:table-cell office:value-type="float" office:value="1568.021362" calcext:value-type="float">
            <text:p>1568.021362</text:p>
          </table:table-cell>
          <table:table-cell office:value-type="float" office:value="1572.713623" calcext:value-type="float">
            <text:p>1572.713623</text:p>
          </table:table-cell>
          <table:table-cell table:number-columns-repeated="13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565.857178" calcext:value-type="float">
            <text:p>1565.857178</text:p>
          </table:table-cell>
          <table:table-cell office:value-type="float" office:value="1570.386475" calcext:value-type="float">
            <text:p>1570.386475</text:p>
          </table:table-cell>
          <table:table-cell office:value-type="float" office:value="1566.34436" calcext:value-type="float">
            <text:p>1566.34436</text:p>
          </table:table-cell>
          <table:table-cell office:value-type="float" office:value="1571.419067" calcext:value-type="float">
            <text:p>1571.419067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8.963623" calcext:value-type="float">
            <text:p>1598.963623</text:p>
          </table:table-cell>
          <table:table-cell office:value-type="float" office:value="1615.244873" calcext:value-type="float">
            <text:p>1615.244873</text:p>
          </table:table-cell>
          <table:table-cell office:value-type="float" office:value="1544" calcext:value-type="float">
            <text:p>1544</text:p>
          </table:table-cell>
          <table:table-cell office:value-type="float" office:value="1497.556396" calcext:value-type="float">
            <text:p>1497.556396</text:p>
          </table:table-cell>
          <table:table-cell table:number-columns-repeated="13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593.621582" calcext:value-type="float">
            <text:p>1593.621582</text:p>
          </table:table-cell>
          <table:table-cell office:value-type="float" office:value="1648.983398" calcext:value-type="float">
            <text:p>1648.983398</text:p>
          </table:table-cell>
          <table:table-cell office:value-type="float" office:value="1524.179443" calcext:value-type="float">
            <text:p>1524.179443</text:p>
          </table:table-cell>
          <table:table-cell office:value-type="float" office:value="1512.292969" calcext:value-type="float">
            <text:p>1512.292969</text:p>
          </table:table-cell>
          <table:table-cell table:number-columns-repeated="13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635.405029" calcext:value-type="float">
            <text:p>1635.405029</text:p>
          </table:table-cell>
          <table:table-cell office:value-type="float" office:value="1599.635132" calcext:value-type="float">
            <text:p>1599.635132</text:p>
          </table:table-cell>
          <table:table-cell office:value-type="float" office:value="1501.830933" calcext:value-type="float">
            <text:p>1501.830933</text:p>
          </table:table-cell>
          <table:table-cell office:value-type="float" office:value="1538.901001" calcext:value-type="float">
            <text:p>1538.901001</text:p>
          </table:table-cell>
          <table:table-cell table:number-columns-repeated="13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1612.057739" calcext:value-type="float">
            <text:p>1612.057739</text:p>
          </table:table-cell>
          <table:table-cell office:value-type="float" office:value="1633.63623" calcext:value-type="float">
            <text:p>1633.63623</text:p>
          </table:table-cell>
          <table:table-cell office:value-type="float" office:value="1555.834595" calcext:value-type="float">
            <text:p>1555.834595</text:p>
          </table:table-cell>
          <table:table-cell office:value-type="float" office:value="1536.722412" calcext:value-type="float">
            <text:p>1536.722412</text:p>
          </table:table-cell>
          <table:table-cell table:number-columns-repeated="13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596.051025" calcext:value-type="float">
            <text:p>1596.051025</text:p>
          </table:table-cell>
          <table:table-cell office:value-type="float" office:value="1662.290894" calcext:value-type="float">
            <text:p>1662.290894</text:p>
          </table:table-cell>
          <table:table-cell office:value-type="float" office:value="1556.265137" calcext:value-type="float">
            <text:p>1556.265137</text:p>
          </table:table-cell>
          <table:table-cell office:value-type="float" office:value="1552.365601" calcext:value-type="float">
            <text:p>1552.365601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28.269653" calcext:value-type="float">
            <text:p>1628.269653</text:p>
          </table:table-cell>
          <table:table-cell office:value-type="float" office:value="1659.4021" calcext:value-type="float">
            <text:p>1659.4021</text:p>
          </table:table-cell>
          <table:table-cell office:value-type="float" office:value="1565.393188" calcext:value-type="float">
            <text:p>1565.393188</text:p>
          </table:table-cell>
          <table:table-cell office:value-type="float" office:value="1555.592407" calcext:value-type="float">
            <text:p>1555.592407</text:p>
          </table:table-cell>
          <table:table-cell table:number-columns-repeated="13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638.290161" calcext:value-type="float">
            <text:p>1638.290161</text:p>
          </table:table-cell>
          <table:table-cell office:value-type="float" office:value="1663.107056" calcext:value-type="float">
            <text:p>1663.107056</text:p>
          </table:table-cell>
          <table:table-cell office:value-type="float" office:value="1590.410889" calcext:value-type="float">
            <text:p>1590.410889</text:p>
          </table:table-cell>
          <table:table-cell office:value-type="float" office:value="1575.767578" calcext:value-type="float">
            <text:p>1575.767578</text:p>
          </table:table-cell>
          <table:table-cell table:number-columns-repeated="13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644.725586" calcext:value-type="float">
            <text:p>1644.725586</text:p>
          </table:table-cell>
          <table:table-cell office:value-type="float" office:value="1674.518799" calcext:value-type="float">
            <text:p>1674.518799</text:p>
          </table:table-cell>
          <table:table-cell office:value-type="float" office:value="1599.797607" calcext:value-type="float">
            <text:p>1599.797607</text:p>
          </table:table-cell>
          <table:table-cell office:value-type="float" office:value="1596.136597" calcext:value-type="float">
            <text:p>1596.136597</text:p>
          </table:table-cell>
          <table:table-cell table:number-columns-repeated="13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658.680176" calcext:value-type="float">
            <text:p>1658.680176</text:p>
          </table:table-cell>
          <table:table-cell office:value-type="float" office:value="1694.398315" calcext:value-type="float">
            <text:p>1694.398315</text:p>
          </table:table-cell>
          <table:table-cell office:value-type="float" office:value="1625.279541" calcext:value-type="float">
            <text:p>1625.279541</text:p>
          </table:table-cell>
          <table:table-cell office:value-type="float" office:value="1629.85022" calcext:value-type="float">
            <text:p>1629.85022</text:p>
          </table:table-cell>
          <table:table-cell table:number-columns-repeated="13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643.78418" calcext:value-type="float">
            <text:p>1643.78418</text:p>
          </table:table-cell>
          <table:table-cell office:value-type="float" office:value="1703.732666" calcext:value-type="float">
            <text:p>1703.732666</text:p>
          </table:table-cell>
          <table:table-cell office:value-type="float" office:value="1655.084595" calcext:value-type="float">
            <text:p>1655.084595</text:p>
          </table:table-cell>
          <table:table-cell office:value-type="float" office:value="1686.29834" calcext:value-type="float">
            <text:p>1686.29834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51.55896" calcext:value-type="float">
            <text:p>1651.55896</text:p>
          </table:table-cell>
          <table:table-cell office:value-type="float" office:value="1718.721069" calcext:value-type="float">
            <text:p>1718.721069</text:p>
          </table:table-cell>
          <table:table-cell office:value-type="float" office:value="1683.998169" calcext:value-type="float">
            <text:p>1683.998169</text:p>
          </table:table-cell>
          <table:table-cell office:value-type="float" office:value="1725.396362" calcext:value-type="float">
            <text:p>1725.396362</text:p>
          </table:table-cell>
          <table:table-cell table:number-columns-repeated="13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682.330322" calcext:value-type="float">
            <text:p>1682.330322</text:p>
          </table:table-cell>
          <table:table-cell office:value-type="float" office:value="1762.106567" calcext:value-type="float">
            <text:p>1762.106567</text:p>
          </table:table-cell>
          <table:table-cell office:value-type="float" office:value="1696.325928" calcext:value-type="float">
            <text:p>1696.325928</text:p>
          </table:table-cell>
          <table:table-cell office:value-type="float" office:value="1764.674561" calcext:value-type="float">
            <text:p>1764.674561</text:p>
          </table:table-cell>
          <table:table-cell table:number-columns-repeated="13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1706.505981" calcext:value-type="float">
            <text:p>1706.505981</text:p>
          </table:table-cell>
          <table:table-cell office:value-type="float" office:value="1757.413574" calcext:value-type="float">
            <text:p>1757.413574</text:p>
          </table:table-cell>
          <table:table-cell office:value-type="float" office:value="1717.963745" calcext:value-type="float">
            <text:p>1717.963745</text:p>
          </table:table-cell>
          <table:table-cell office:value-type="float" office:value="1759.739624" calcext:value-type="float">
            <text:p>1759.739624</text:p>
          </table:table-cell>
          <table:table-cell table:number-columns-repeated="13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729.6521" calcext:value-type="float">
            <text:p>1729.6521</text:p>
          </table:table-cell>
          <table:table-cell office:value-type="float" office:value="1814.463135" calcext:value-type="float">
            <text:p>1814.463135</text:p>
          </table:table-cell>
          <table:table-cell office:value-type="float" office:value="1740.504639" calcext:value-type="float">
            <text:p>1740.504639</text:p>
          </table:table-cell>
          <table:table-cell office:value-type="float" office:value="1816.919067" calcext:value-type="float">
            <text:p>1816.919067</text:p>
          </table:table-cell>
          <table:table-cell table:number-columns-repeated="13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1767.90271" calcext:value-type="float">
            <text:p>1767.90271</text:p>
          </table:table-cell>
          <table:table-cell office:value-type="float" office:value="1843.605225" calcext:value-type="float">
            <text:p>1843.605225</text:p>
          </table:table-cell>
          <table:table-cell office:value-type="float" office:value="1774.870483" calcext:value-type="float">
            <text:p>1774.870483</text:p>
          </table:table-cell>
          <table:table-cell office:value-type="float" office:value="1842.173462" calcext:value-type="float">
            <text:p>1842.173462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83.402832" calcext:value-type="float">
            <text:p>1783.402832</text:p>
          </table:table-cell>
          <table:table-cell office:value-type="float" office:value="1848.523682" calcext:value-type="float">
            <text:p>1848.523682</text:p>
          </table:table-cell>
          <table:table-cell office:value-type="float" office:value="1801.585205" calcext:value-type="float">
            <text:p>1801.585205</text:p>
          </table:table-cell>
          <table:table-cell office:value-type="float" office:value="1837.101074" calcext:value-type="float">
            <text:p>1837.101074</text:p>
          </table:table-cell>
          <table:table-cell table:number-columns-repeated="13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800.915771" calcext:value-type="float">
            <text:p>1800.915771</text:p>
          </table:table-cell>
          <table:table-cell office:value-type="float" office:value="1919.970703" calcext:value-type="float">
            <text:p>1919.970703</text:p>
          </table:table-cell>
          <table:table-cell office:value-type="float" office:value="1811.116943" calcext:value-type="float">
            <text:p>1811.116943</text:p>
          </table:table-cell>
          <table:table-cell office:value-type="float" office:value="1915.700684" calcext:value-type="float">
            <text:p>1915.700684</text:p>
          </table:table-cell>
          <table:table-cell table:number-columns-repeated="13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818.158203" calcext:value-type="float">
            <text:p>1818.158203</text:p>
          </table:table-cell>
          <table:table-cell office:value-type="float" office:value="1932.58667" calcext:value-type="float">
            <text:p>1932.58667</text:p>
          </table:table-cell>
          <table:table-cell office:value-type="float" office:value="1830.147461" calcext:value-type="float">
            <text:p>1830.147461</text:p>
          </table:table-cell>
          <table:table-cell office:value-type="float" office:value="1927.785645" calcext:value-type="float">
            <text:p>1927.785645</text:p>
          </table:table-cell>
          <table:table-cell table:number-columns-repeated="13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1826.950073" calcext:value-type="float">
            <text:p>1826.950073</text:p>
          </table:table-cell>
          <table:table-cell office:value-type="float" office:value="1935.48645" calcext:value-type="float">
            <text:p>1935.48645</text:p>
          </table:table-cell>
          <table:table-cell office:value-type="float" office:value="1836.859741" calcext:value-type="float">
            <text:p>1836.859741</text:p>
          </table:table-cell>
          <table:table-cell office:value-type="float" office:value="1936.502686" calcext:value-type="float">
            <text:p>1936.502686</text:p>
          </table:table-cell>
          <table:table-cell table:number-columns-repeated="13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835.780884" calcext:value-type="float">
            <text:p>1835.780884</text:p>
          </table:table-cell>
          <table:table-cell office:value-type="float" office:value="1922.182617" calcext:value-type="float">
            <text:p>1922.182617</text:p>
          </table:table-cell>
          <table:table-cell office:value-type="float" office:value="1845.095581" calcext:value-type="float">
            <text:p>1845.095581</text:p>
          </table:table-cell>
          <table:table-cell office:value-type="float" office:value="1930.628662" calcext:value-type="float">
            <text:p>1930.628662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15.586548" calcext:value-type="float">
            <text:p>1815.586548</text:p>
          </table:table-cell>
          <table:table-cell office:value-type="float" office:value="1928.737061" calcext:value-type="float">
            <text:p>1928.737061</text:p>
          </table:table-cell>
          <table:table-cell office:value-type="float" office:value="1819.363647" calcext:value-type="float">
            <text:p>1819.363647</text:p>
          </table:table-cell>
          <table:table-cell office:value-type="float" office:value="1947.305542" calcext:value-type="float">
            <text:p>1947.305542</text:p>
          </table:table-cell>
          <table:table-cell table:number-columns-repeated="13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789.684814" calcext:value-type="float">
            <text:p>1789.684814</text:p>
          </table:table-cell>
          <table:table-cell office:value-type="float" office:value="1938.506348" calcext:value-type="float">
            <text:p>1938.506348</text:p>
          </table:table-cell>
          <table:table-cell office:value-type="float" office:value="1803.843506" calcext:value-type="float">
            <text:p>1803.843506</text:p>
          </table:table-cell>
          <table:table-cell office:value-type="float" office:value="1937.261597" calcext:value-type="float">
            <text:p>1937.261597</text:p>
          </table:table-cell>
          <table:table-cell table:number-columns-repeated="13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806.679688" calcext:value-type="float">
            <text:p>1806.679688</text:p>
          </table:table-cell>
          <table:table-cell office:value-type="float" office:value="1937.245117" calcext:value-type="float">
            <text:p>1937.245117</text:p>
          </table:table-cell>
          <table:table-cell office:value-type="float" office:value="1828.744141" calcext:value-type="float">
            <text:p>1828.744141</text:p>
          </table:table-cell>
          <table:table-cell office:value-type="float" office:value="1913.638184" calcext:value-type="float">
            <text:p>1913.638184</text:p>
          </table:table-cell>
          <table:table-cell table:number-columns-repeated="13"/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822.898315" calcext:value-type="float">
            <text:p>1822.898315</text:p>
          </table:table-cell>
          <table:table-cell office:value-type="float" office:value="1898.993164" calcext:value-type="float">
            <text:p>1898.993164</text:p>
          </table:table-cell>
          <table:table-cell office:value-type="float" office:value="1840.380615" calcext:value-type="float">
            <text:p>1840.380615</text:p>
          </table:table-cell>
          <table:table-cell office:value-type="float" office:value="1893.833984" calcext:value-type="float">
            <text:p>1893.833984</text:p>
          </table:table-cell>
          <table:table-cell table:number-columns-repeated="13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813.040161" calcext:value-type="float">
            <text:p>1813.040161</text:p>
          </table:table-cell>
          <table:table-cell office:value-type="float" office:value="1965.841797" calcext:value-type="float">
            <text:p>1965.841797</text:p>
          </table:table-cell>
          <table:table-cell office:value-type="float" office:value="1819.884277" calcext:value-type="float">
            <text:p>1819.884277</text:p>
          </table:table-cell>
          <table:table-cell office:value-type="float" office:value="1970.903564" calcext:value-type="float">
            <text:p>1970.903564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02.979614" calcext:value-type="float">
            <text:p>1802.979614</text:p>
          </table:table-cell>
          <table:table-cell office:value-type="float" office:value="1928.295044" calcext:value-type="float">
            <text:p>1928.295044</text:p>
          </table:table-cell>
          <table:table-cell office:value-type="float" office:value="1818.41748" calcext:value-type="float">
            <text:p>1818.41748</text:p>
          </table:table-cell>
          <table:table-cell office:value-type="float" office:value="1925.890381" calcext:value-type="float">
            <text:p>1925.890381</text:p>
          </table:table-cell>
          <table:table-cell table:number-columns-repeated="13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1825.501465" calcext:value-type="float">
            <text:p>1825.501465</text:p>
          </table:table-cell>
          <table:table-cell office:value-type="float" office:value="1928.391479" calcext:value-type="float">
            <text:p>1928.391479</text:p>
          </table:table-cell>
          <table:table-cell office:value-type="float" office:value="1843.619263" calcext:value-type="float">
            <text:p>1843.619263</text:p>
          </table:table-cell>
          <table:table-cell office:value-type="float" office:value="1921.61377" calcext:value-type="float">
            <text:p>1921.61377</text:p>
          </table:table-cell>
          <table:table-cell table:number-columns-repeated="13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1811.544067" calcext:value-type="float">
            <text:p>1811.544067</text:p>
          </table:table-cell>
          <table:table-cell office:value-type="float" office:value="1938.933838" calcext:value-type="float">
            <text:p>1938.933838</text:p>
          </table:table-cell>
          <table:table-cell office:value-type="float" office:value="1821.028809" calcext:value-type="float">
            <text:p>1821.028809</text:p>
          </table:table-cell>
          <table:table-cell office:value-type="float" office:value="1936.239746" calcext:value-type="float">
            <text:p>1936.239746</text:p>
          </table:table-cell>
          <table:table-cell table:number-columns-repeated="13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808.34021" calcext:value-type="float">
            <text:p>1808.34021</text:p>
          </table:table-cell>
          <table:table-cell office:value-type="float" office:value="1952.486084" calcext:value-type="float">
            <text:p>1952.486084</text:p>
          </table:table-cell>
          <table:table-cell office:value-type="float" office:value="1822.313721" calcext:value-type="float">
            <text:p>1822.313721</text:p>
          </table:table-cell>
          <table:table-cell office:value-type="float" office:value="1943.988403" calcext:value-type="float">
            <text:p>1943.988403</text:p>
          </table:table-cell>
          <table:table-cell table:number-columns-repeated="13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832.020996" calcext:value-type="float">
            <text:p>1832.020996</text:p>
          </table:table-cell>
          <table:table-cell office:value-type="float" office:value="1939.402344" calcext:value-type="float">
            <text:p>1939.402344</text:p>
          </table:table-cell>
          <table:table-cell office:value-type="float" office:value="1846.258179" calcext:value-type="float">
            <text:p>1846.258179</text:p>
          </table:table-cell>
          <table:table-cell office:value-type="float" office:value="1936.782471" calcext:value-type="float">
            <text:p>1936.782471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18.25293" calcext:value-type="float">
            <text:p>1818.25293</text:p>
          </table:table-cell>
          <table:table-cell office:value-type="float" office:value="1940.911377" calcext:value-type="float">
            <text:p>1940.911377</text:p>
          </table:table-cell>
          <table:table-cell office:value-type="float" office:value="1835.681763" calcext:value-type="float">
            <text:p>1835.681763</text:p>
          </table:table-cell>
          <table:table-cell office:value-type="float" office:value="1931.759155" calcext:value-type="float">
            <text:p>1931.759155</text:p>
          </table:table-cell>
          <table:table-cell table:number-columns-repeated="13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1815.710815" calcext:value-type="float">
            <text:p>1815.710815</text:p>
          </table:table-cell>
          <table:table-cell office:value-type="float" office:value="1956.915527" calcext:value-type="float">
            <text:p>1956.915527</text:p>
          </table:table-cell>
          <table:table-cell office:value-type="float" office:value="1830.564819" calcext:value-type="float">
            <text:p>1830.564819</text:p>
          </table:table-cell>
          <table:table-cell office:value-type="float" office:value="1955.048584" calcext:value-type="float">
            <text:p>1955.048584</text:p>
          </table:table-cell>
          <table:table-cell table:number-columns-repeated="13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1826.995605" calcext:value-type="float">
            <text:p>1826.995605</text:p>
          </table:table-cell>
          <table:table-cell office:value-type="float" office:value="1912.936646" calcext:value-type="float">
            <text:p>1912.936646</text:p>
          </table:table-cell>
          <table:table-cell office:value-type="float" office:value="1845.94043" calcext:value-type="float">
            <text:p>1845.94043</text:p>
          </table:table-cell>
          <table:table-cell office:value-type="float" office:value="1905.111938" calcext:value-type="float">
            <text:p>1905.111938</text:p>
          </table:table-cell>
          <table:table-cell table:number-columns-repeated="13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816.171875" calcext:value-type="float">
            <text:p>1816.171875</text:p>
          </table:table-cell>
          <table:table-cell office:value-type="float" office:value="1951.556763" calcext:value-type="float">
            <text:p>1951.556763</text:p>
          </table:table-cell>
          <table:table-cell office:value-type="float" office:value="1831.275879" calcext:value-type="float">
            <text:p>1831.275879</text:p>
          </table:table-cell>
          <table:table-cell office:value-type="float" office:value="1949.192993" calcext:value-type="float">
            <text:p>1949.192993</text:p>
          </table:table-cell>
          <table:table-cell table:number-columns-repeated="13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1810.086182" calcext:value-type="float">
            <text:p>1810.086182</text:p>
          </table:table-cell>
          <table:table-cell office:value-type="float" office:value="1931.119263" calcext:value-type="float">
            <text:p>1931.119263</text:p>
          </table:table-cell>
          <table:table-cell office:value-type="float" office:value="1827.179321" calcext:value-type="float">
            <text:p>1827.179321</text:p>
          </table:table-cell>
          <table:table-cell office:value-type="float" office:value="1930.601685" calcext:value-type="float">
            <text:p>1930.601685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30.118774" calcext:value-type="float">
            <text:p>1830.118774</text:p>
          </table:table-cell>
          <table:table-cell office:value-type="float" office:value="1924.483276" calcext:value-type="float">
            <text:p>1924.483276</text:p>
          </table:table-cell>
          <table:table-cell office:value-type="float" office:value="1850.535889" calcext:value-type="float">
            <text:p>1850.535889</text:p>
          </table:table-cell>
          <table:table-cell office:value-type="float" office:value="1915.394653" calcext:value-type="float">
            <text:p>1915.394653</text:p>
          </table:table-cell>
          <table:table-cell table:number-columns-repeated="13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1828.261719" calcext:value-type="float">
            <text:p>1828.261719</text:p>
          </table:table-cell>
          <table:table-cell office:value-type="float" office:value="1972.700317" calcext:value-type="float">
            <text:p>1972.700317</text:p>
          </table:table-cell>
          <table:table-cell office:value-type="float" office:value="1836.410767" calcext:value-type="float">
            <text:p>1836.410767</text:p>
          </table:table-cell>
          <table:table-cell office:value-type="float" office:value="1970.759766" calcext:value-type="float">
            <text:p>1970.759766</text:p>
          </table:table-cell>
          <table:table-cell table:number-columns-repeated="13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1817.588989" calcext:value-type="float">
            <text:p>1817.588989</text:p>
          </table:table-cell>
          <table:table-cell office:value-type="float" office:value="1957.767578" calcext:value-type="float">
            <text:p>1957.767578</text:p>
          </table:table-cell>
          <table:table-cell office:value-type="float" office:value="1831.264771" calcext:value-type="float">
            <text:p>1831.264771</text:p>
          </table:table-cell>
          <table:table-cell office:value-type="float" office:value="1952.556274" calcext:value-type="float">
            <text:p>1952.556274</text:p>
          </table:table-cell>
          <table:table-cell table:number-columns-repeated="13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1838.776123" calcext:value-type="float">
            <text:p>1838.776123</text:p>
          </table:table-cell>
          <table:table-cell office:value-type="float" office:value="1947.05957" calcext:value-type="float">
            <text:p>1947.05957</text:p>
          </table:table-cell>
          <table:table-cell office:value-type="float" office:value="1851.970825" calcext:value-type="float">
            <text:p>1851.970825</text:p>
          </table:table-cell>
          <table:table-cell office:value-type="float" office:value="1940.026611" calcext:value-type="float">
            <text:p>1940.026611</text:p>
          </table:table-cell>
          <table:table-cell table:number-columns-repeated="13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1829.266724" calcext:value-type="float">
            <text:p>1829.266724</text:p>
          </table:table-cell>
          <table:table-cell office:value-type="float" office:value="1957.59668" calcext:value-type="float">
            <text:p>1957.59668</text:p>
          </table:table-cell>
          <table:table-cell office:value-type="float" office:value="1845.050049" calcext:value-type="float">
            <text:p>1845.050049</text:p>
          </table:table-cell>
          <table:table-cell office:value-type="float" office:value="1952.545166" calcext:value-type="float">
            <text:p>1952.545166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6.104126" calcext:value-type="float">
            <text:p>1816.104126</text:p>
          </table:table-cell>
          <table:table-cell office:value-type="float" office:value="1965.187256" calcext:value-type="float">
            <text:p>1965.187256</text:p>
          </table:table-cell>
          <table:table-cell office:value-type="float" office:value="1830.61377" calcext:value-type="float">
            <text:p>1830.61377</text:p>
          </table:table-cell>
          <table:table-cell office:value-type="float" office:value="1962.766113" calcext:value-type="float">
            <text:p>1962.766113</text:p>
          </table:table-cell>
          <table:table-cell table:number-columns-repeated="13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830.860718" calcext:value-type="float">
            <text:p>1830.860718</text:p>
          </table:table-cell>
          <table:table-cell office:value-type="float" office:value="1922.993042" calcext:value-type="float">
            <text:p>1922.993042</text:p>
          </table:table-cell>
          <table:table-cell office:value-type="float" office:value="1849.039795" calcext:value-type="float">
            <text:p>1849.039795</text:p>
          </table:table-cell>
          <table:table-cell office:value-type="float" office:value="1918.13208" calcext:value-type="float">
            <text:p>1918.13208</text:p>
          </table:table-cell>
          <table:table-cell table:number-columns-repeated="13"/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1828.970093" calcext:value-type="float">
            <text:p>1828.970093</text:p>
          </table:table-cell>
          <table:table-cell office:value-type="float" office:value="1958.41272" calcext:value-type="float">
            <text:p>1958.41272</text:p>
          </table:table-cell>
          <table:table-cell office:value-type="float" office:value="1846.704346" calcext:value-type="float">
            <text:p>1846.704346</text:p>
          </table:table-cell>
          <table:table-cell office:value-type="float" office:value="1952.461182" calcext:value-type="float">
            <text:p>1952.461182</text:p>
          </table:table-cell>
          <table:table-cell table:number-columns-repeated="13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1821.069458" calcext:value-type="float">
            <text:p>1821.069458</text:p>
          </table:table-cell>
          <table:table-cell office:value-type="float" office:value="1953.465576" calcext:value-type="float">
            <text:p>1953.465576</text:p>
          </table:table-cell>
          <table:table-cell office:value-type="float" office:value="1836.709717" calcext:value-type="float">
            <text:p>1836.709717</text:p>
          </table:table-cell>
          <table:table-cell office:value-type="float" office:value="1951.590576" calcext:value-type="float">
            <text:p>1951.590576</text:p>
          </table:table-cell>
          <table:table-cell table:number-columns-repeated="13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839.537842" calcext:value-type="float">
            <text:p>1839.537842</text:p>
          </table:table-cell>
          <table:table-cell office:value-type="float" office:value="1938.116211" calcext:value-type="float">
            <text:p>1938.116211</text:p>
          </table:table-cell>
          <table:table-cell office:value-type="float" office:value="1857.394653" calcext:value-type="float">
            <text:p>1857.394653</text:p>
          </table:table-cell>
          <table:table-cell office:value-type="float" office:value="1933.356934" calcext:value-type="float">
            <text:p>1933.356934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40.162598" calcext:value-type="float">
            <text:p>1840.162598</text:p>
          </table:table-cell>
          <table:table-cell office:value-type="float" office:value="1956.697144" calcext:value-type="float">
            <text:p>1956.697144</text:p>
          </table:table-cell>
          <table:table-cell office:value-type="float" office:value="1856.680908" calcext:value-type="float">
            <text:p>1856.680908</text:p>
          </table:table-cell>
          <table:table-cell office:value-type="float" office:value="1949.916626" calcext:value-type="float">
            <text:p>1949.916626</text:p>
          </table:table-cell>
          <table:table-cell table:number-columns-repeated="13"/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1825.692139" calcext:value-type="float">
            <text:p>1825.692139</text:p>
          </table:table-cell>
          <table:table-cell office:value-type="float" office:value="1982.874268" calcext:value-type="float">
            <text:p>1982.874268</text:p>
          </table:table-cell>
          <table:table-cell office:value-type="float" office:value="1837.046387" calcext:value-type="float">
            <text:p>1837.046387</text:p>
          </table:table-cell>
          <table:table-cell office:value-type="float" office:value="1982.363892" calcext:value-type="float">
            <text:p>1982.363892</text:p>
          </table:table-cell>
          <table:table-cell table:number-columns-repeated="13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1836.893311" calcext:value-type="float">
            <text:p>1836.893311</text:p>
          </table:table-cell>
          <table:table-cell office:value-type="float" office:value="1948.187134" calcext:value-type="float">
            <text:p>1948.187134</text:p>
          </table:table-cell>
          <table:table-cell office:value-type="float" office:value="1855.860596" calcext:value-type="float">
            <text:p>1855.860596</text:p>
          </table:table-cell>
          <table:table-cell office:value-type="float" office:value="1942.852295" calcext:value-type="float">
            <text:p>1942.852295</text:p>
          </table:table-cell>
          <table:table-cell table:number-columns-repeated="13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1849.728516" calcext:value-type="float">
            <text:p>1849.728516</text:p>
          </table:table-cell>
          <table:table-cell office:value-type="float" office:value="1960.806274" calcext:value-type="float">
            <text:p>1960.806274</text:p>
          </table:table-cell>
          <table:table-cell office:value-type="float" office:value="1865.169434" calcext:value-type="float">
            <text:p>1865.169434</text:p>
          </table:table-cell>
          <table:table-cell office:value-type="float" office:value="1957.320801" calcext:value-type="float">
            <text:p>1957.320801</text:p>
          </table:table-cell>
          <table:table-cell table:number-columns-repeated="13"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1828.683594" calcext:value-type="float">
            <text:p>1828.683594</text:p>
          </table:table-cell>
          <table:table-cell office:value-type="float" office:value="1973.619385" calcext:value-type="float">
            <text:p>1973.619385</text:p>
          </table:table-cell>
          <table:table-cell office:value-type="float" office:value="1843.862061" calcext:value-type="float">
            <text:p>1843.862061</text:p>
          </table:table-cell>
          <table:table-cell office:value-type="float" office:value="1972.339966" calcext:value-type="float">
            <text:p>1972.339966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38.466309" calcext:value-type="float">
            <text:p>1838.466309</text:p>
          </table:table-cell>
          <table:table-cell office:value-type="float" office:value="1953.913818" calcext:value-type="float">
            <text:p>1953.913818</text:p>
          </table:table-cell>
          <table:table-cell office:value-type="float" office:value="1855.943848" calcext:value-type="float">
            <text:p>1855.943848</text:p>
          </table:table-cell>
          <table:table-cell office:value-type="float" office:value="1948.665039" calcext:value-type="float">
            <text:p>1948.665039</text:p>
          </table:table-cell>
          <table:table-cell table:number-columns-repeated="13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1846.518677" calcext:value-type="float">
            <text:p>1846.518677</text:p>
          </table:table-cell>
          <table:table-cell office:value-type="float" office:value="1959.803955" calcext:value-type="float">
            <text:p>1959.803955</text:p>
          </table:table-cell>
          <table:table-cell office:value-type="float" office:value="1864.711792" calcext:value-type="float">
            <text:p>1864.711792</text:p>
          </table:table-cell>
          <table:table-cell office:value-type="float" office:value="1954.979858" calcext:value-type="float">
            <text:p>1954.979858</text:p>
          </table:table-cell>
          <table:table-cell table:number-columns-repeated="13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1835.560303" calcext:value-type="float">
            <text:p>1835.560303</text:p>
          </table:table-cell>
          <table:table-cell office:value-type="float" office:value="1989.143311" calcext:value-type="float">
            <text:p>1989.143311</text:p>
          </table:table-cell>
          <table:table-cell office:value-type="float" office:value="1849.210815" calcext:value-type="float">
            <text:p>1849.210815</text:p>
          </table:table-cell>
          <table:table-cell office:value-type="float" office:value="1987.520996" calcext:value-type="float">
            <text:p>1987.520996</text:p>
          </table:table-cell>
          <table:table-cell table:number-columns-repeated="13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1842.780518" calcext:value-type="float">
            <text:p>1842.780518</text:p>
          </table:table-cell>
          <table:table-cell office:value-type="float" office:value="1969.23291" calcext:value-type="float">
            <text:p>1969.23291</text:p>
          </table:table-cell>
          <table:table-cell office:value-type="float" office:value="1855.86731" calcext:value-type="float">
            <text:p>1855.86731</text:p>
          </table:table-cell>
          <table:table-cell office:value-type="float" office:value="1968.533325" calcext:value-type="float">
            <text:p>1968.533325</text:p>
          </table:table-cell>
          <table:table-cell table:number-columns-repeated="13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1852.305176" calcext:value-type="float">
            <text:p>1852.305176</text:p>
          </table:table-cell>
          <table:table-cell office:value-type="float" office:value="1966.717285" calcext:value-type="float">
            <text:p>1966.717285</text:p>
          </table:table-cell>
          <table:table-cell office:value-type="float" office:value="1868.352783" calcext:value-type="float">
            <text:p>1868.352783</text:p>
          </table:table-cell>
          <table:table-cell office:value-type="float" office:value="1958.797607" calcext:value-type="float">
            <text:p>1958.797607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39.18457" calcext:value-type="float">
            <text:p>1839.18457</text:p>
          </table:table-cell>
          <table:table-cell office:value-type="float" office:value="1991.328247" calcext:value-type="float">
            <text:p>1991.328247</text:p>
          </table:table-cell>
          <table:table-cell office:value-type="float" office:value="1852.855225" calcext:value-type="float">
            <text:p>1852.855225</text:p>
          </table:table-cell>
          <table:table-cell office:value-type="float" office:value="1988.126709" calcext:value-type="float">
            <text:p>1988.126709</text:p>
          </table:table-cell>
          <table:table-cell table:number-columns-repeated="13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1838.518433" calcext:value-type="float">
            <text:p>1838.518433</text:p>
          </table:table-cell>
          <table:table-cell office:value-type="float" office:value="1972.419312" calcext:value-type="float">
            <text:p>1972.419312</text:p>
          </table:table-cell>
          <table:table-cell office:value-type="float" office:value="1857.211182" calcext:value-type="float">
            <text:p>1857.211182</text:p>
          </table:table-cell>
          <table:table-cell office:value-type="float" office:value="1967.345337" calcext:value-type="float">
            <text:p>1967.345337</text:p>
          </table:table-cell>
          <table:table-cell table:number-columns-repeated="13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1858.205322" calcext:value-type="float">
            <text:p>1858.205322</text:p>
          </table:table-cell>
          <table:table-cell office:value-type="float" office:value="1967.381592" calcext:value-type="float">
            <text:p>1967.381592</text:p>
          </table:table-cell>
          <table:table-cell office:value-type="float" office:value="1876.732666" calcext:value-type="float">
            <text:p>1876.732666</text:p>
          </table:table-cell>
          <table:table-cell office:value-type="float" office:value="1959.13208" calcext:value-type="float">
            <text:p>1959.13208</text:p>
          </table:table-cell>
          <table:table-cell table:number-columns-repeated="13"/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1833.107178" calcext:value-type="float">
            <text:p>1833.107178</text:p>
          </table:table-cell>
          <table:table-cell office:value-type="float" office:value="1972.466797" calcext:value-type="float">
            <text:p>1972.466797</text:p>
          </table:table-cell>
          <table:table-cell office:value-type="float" office:value="1849.904297" calcext:value-type="float">
            <text:p>1849.904297</text:p>
          </table:table-cell>
          <table:table-cell office:value-type="float" office:value="1968.032715" calcext:value-type="float">
            <text:p>1968.032715</text:p>
          </table:table-cell>
          <table:table-cell table:number-columns-repeated="13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1803.919434" calcext:value-type="float">
            <text:p>1803.919434</text:p>
          </table:table-cell>
          <table:table-cell office:value-type="float" office:value="1942.411621" calcext:value-type="float">
            <text:p>1942.411621</text:p>
          </table:table-cell>
          <table:table-cell office:value-type="float" office:value="1814.683716" calcext:value-type="float">
            <text:p>1814.683716</text:p>
          </table:table-cell>
          <table:table-cell office:value-type="float" office:value="1942.244629" calcext:value-type="float">
            <text:p>1942.244629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86.036377" calcext:value-type="float">
            <text:p>1786.036377</text:p>
          </table:table-cell>
          <table:table-cell office:value-type="float" office:value="1917.327759" calcext:value-type="float">
            <text:p>1917.327759</text:p>
          </table:table-cell>
          <table:table-cell office:value-type="float" office:value="1795.975342" calcext:value-type="float">
            <text:p>1795.975342</text:p>
          </table:table-cell>
          <table:table-cell office:value-type="float" office:value="1919.58667" calcext:value-type="float">
            <text:p>1919.58667</text:p>
          </table:table-cell>
          <table:table-cell table:number-columns-repeated="13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1755.771973" calcext:value-type="float">
            <text:p>1755.771973</text:p>
          </table:table-cell>
          <table:table-cell office:value-type="float" office:value="1891.473389" calcext:value-type="float">
            <text:p>1891.473389</text:p>
          </table:table-cell>
          <table:table-cell office:value-type="float" office:value="1765.862183" calcext:value-type="float">
            <text:p>1765.862183</text:p>
          </table:table-cell>
          <table:table-cell office:value-type="float" office:value="1897.966797" calcext:value-type="float">
            <text:p>1897.966797</text:p>
          </table:table-cell>
          <table:table-cell table:number-columns-repeated="13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734.096924" calcext:value-type="float">
            <text:p>1734.096924</text:p>
          </table:table-cell>
          <table:table-cell office:value-type="float" office:value="1868.176147" calcext:value-type="float">
            <text:p>1868.176147</text:p>
          </table:table-cell>
          <table:table-cell office:value-type="float" office:value="1746.422241" calcext:value-type="float">
            <text:p>1746.422241</text:p>
          </table:table-cell>
          <table:table-cell office:value-type="float" office:value="1871.17627" calcext:value-type="float">
            <text:p>1871.17627</text:p>
          </table:table-cell>
          <table:table-cell table:number-columns-repeated="13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1717.620483" calcext:value-type="float">
            <text:p>1717.620483</text:p>
          </table:table-cell>
          <table:table-cell office:value-type="float" office:value="1841.697876" calcext:value-type="float">
            <text:p>1841.697876</text:p>
          </table:table-cell>
          <table:table-cell office:value-type="float" office:value="1735.674805" calcext:value-type="float">
            <text:p>1735.674805</text:p>
          </table:table-cell>
          <table:table-cell office:value-type="float" office:value="1836.39502" calcext:value-type="float">
            <text:p>1836.39502</text:p>
          </table:table-cell>
          <table:table-cell table:number-columns-repeated="13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1700.853516" calcext:value-type="float">
            <text:p>1700.853516</text:p>
          </table:table-cell>
          <table:table-cell office:value-type="float" office:value="1824.928711" calcext:value-type="float">
            <text:p>1824.928711</text:p>
          </table:table-cell>
          <table:table-cell office:value-type="float" office:value="1712.573975" calcext:value-type="float">
            <text:p>1712.573975</text:p>
          </table:table-cell>
          <table:table-cell office:value-type="float" office:value="1823.993286" calcext:value-type="float">
            <text:p>1823.993286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84.275635" calcext:value-type="float">
            <text:p>1684.275635</text:p>
          </table:table-cell>
          <table:table-cell office:value-type="float" office:value="1801.273804" calcext:value-type="float">
            <text:p>1801.273804</text:p>
          </table:table-cell>
          <table:table-cell office:value-type="float" office:value="1697.052246" calcext:value-type="float">
            <text:p>1697.052246</text:p>
          </table:table-cell>
          <table:table-cell office:value-type="float" office:value="1802.650757" calcext:value-type="float">
            <text:p>1802.650757</text:p>
          </table:table-cell>
          <table:table-cell table:number-columns-repeated="13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1671.917358" calcext:value-type="float">
            <text:p>1671.917358</text:p>
          </table:table-cell>
          <table:table-cell office:value-type="float" office:value="1783.431641" calcext:value-type="float">
            <text:p>1783.431641</text:p>
          </table:table-cell>
          <table:table-cell office:value-type="float" office:value="1685.614014" calcext:value-type="float">
            <text:p>1685.614014</text:p>
          </table:table-cell>
          <table:table-cell office:value-type="float" office:value="1781.496094" calcext:value-type="float">
            <text:p>1781.496094</text:p>
          </table:table-cell>
          <table:table-cell table:number-columns-repeated="13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1661.85498" calcext:value-type="float">
            <text:p>1661.85498</text:p>
          </table:table-cell>
          <table:table-cell office:value-type="float" office:value="1781.043091" calcext:value-type="float">
            <text:p>1781.043091</text:p>
          </table:table-cell>
          <table:table-cell office:value-type="float" office:value="1665.987915" calcext:value-type="float">
            <text:p>1665.987915</text:p>
          </table:table-cell>
          <table:table-cell office:value-type="float" office:value="1765.518921" calcext:value-type="float">
            <text:p>1765.518921</text:p>
          </table:table-cell>
          <table:table-cell table:number-columns-repeated="13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1666.713379" calcext:value-type="float">
            <text:p>1666.713379</text:p>
          </table:table-cell>
          <table:table-cell office:value-type="float" office:value="1741.984253" calcext:value-type="float">
            <text:p>1741.984253</text:p>
          </table:table-cell>
          <table:table-cell office:value-type="float" office:value="1668.587769" calcext:value-type="float">
            <text:p>1668.587769</text:p>
          </table:table-cell>
          <table:table-cell office:value-type="float" office:value="1746.437622" calcext:value-type="float">
            <text:p>1746.437622</text:p>
          </table:table-cell>
          <table:table-cell table:number-columns-repeated="13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1648.503174" calcext:value-type="float">
            <text:p>1648.503174</text:p>
          </table:table-cell>
          <table:table-cell office:value-type="float" office:value="1739.104248" calcext:value-type="float">
            <text:p>1739.104248</text:p>
          </table:table-cell>
          <table:table-cell office:value-type="float" office:value="1658.673828" calcext:value-type="float">
            <text:p>1658.673828</text:p>
          </table:table-cell>
          <table:table-cell office:value-type="float" office:value="1742.093384" calcext:value-type="float">
            <text:p>1742.093384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40.810303" calcext:value-type="float">
            <text:p>1640.810303</text:p>
          </table:table-cell>
          <table:table-cell office:value-type="float" office:value="1727.357178" calcext:value-type="float">
            <text:p>1727.357178</text:p>
          </table:table-cell>
          <table:table-cell office:value-type="float" office:value="1650.579346" calcext:value-type="float">
            <text:p>1650.579346</text:p>
          </table:table-cell>
          <table:table-cell office:value-type="float" office:value="1724.9198" calcext:value-type="float">
            <text:p>1724.9198</text:p>
          </table:table-cell>
          <table:table-cell table:number-columns-repeated="13"/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1631.788208" calcext:value-type="float">
            <text:p>1631.788208</text:p>
          </table:table-cell>
          <table:table-cell office:value-type="float" office:value="1714.588501" calcext:value-type="float">
            <text:p>1714.588501</text:p>
          </table:table-cell>
          <table:table-cell office:value-type="float" office:value="1637.546631" calcext:value-type="float">
            <text:p>1637.546631</text:p>
          </table:table-cell>
          <table:table-cell office:value-type="float" office:value="1713.59314" calcext:value-type="float">
            <text:p>1713.59314</text:p>
          </table:table-cell>
          <table:table-cell table:number-columns-repeated="13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1626.854004" calcext:value-type="float">
            <text:p>1626.854004</text:p>
          </table:table-cell>
          <table:table-cell office:value-type="float" office:value="1700.784912" calcext:value-type="float">
            <text:p>1700.784912</text:p>
          </table:table-cell>
          <table:table-cell office:value-type="float" office:value="1632.646729" calcext:value-type="float">
            <text:p>1632.646729</text:p>
          </table:table-cell>
          <table:table-cell office:value-type="float" office:value="1702.046143" calcext:value-type="float">
            <text:p>1702.046143</text:p>
          </table:table-cell>
          <table:table-cell table:number-columns-repeated="13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618.065796" calcext:value-type="float">
            <text:p>1618.065796</text:p>
          </table:table-cell>
          <table:table-cell office:value-type="float" office:value="1698.426392" calcext:value-type="float">
            <text:p>1698.426392</text:p>
          </table:table-cell>
          <table:table-cell office:value-type="float" office:value="1626.134277" calcext:value-type="float">
            <text:p>1626.134277</text:p>
          </table:table-cell>
          <table:table-cell office:value-type="float" office:value="1694.69812" calcext:value-type="float">
            <text:p>1694.69812</text:p>
          </table:table-cell>
          <table:table-cell table:number-columns-repeated="13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1611.49231" calcext:value-type="float">
            <text:p>1611.49231</text:p>
          </table:table-cell>
          <table:table-cell office:value-type="float" office:value="1685.468506" calcext:value-type="float">
            <text:p>1685.468506</text:p>
          </table:table-cell>
          <table:table-cell office:value-type="float" office:value="1622.408447" calcext:value-type="float">
            <text:p>1622.408447</text:p>
          </table:table-cell>
          <table:table-cell office:value-type="float" office:value="1679.541626" calcext:value-type="float">
            <text:p>1679.541626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11.012085" calcext:value-type="float">
            <text:p>1611.012085</text:p>
          </table:table-cell>
          <table:table-cell office:value-type="float" office:value="1674.849121" calcext:value-type="float">
            <text:p>1674.849121</text:p>
          </table:table-cell>
          <table:table-cell office:value-type="float" office:value="1612.456177" calcext:value-type="float">
            <text:p>1612.456177</text:p>
          </table:table-cell>
          <table:table-cell office:value-type="float" office:value="1670.706299" calcext:value-type="float">
            <text:p>1670.706299</text:p>
          </table:table-cell>
          <table:table-cell table:number-columns-repeated="13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1606.69458" calcext:value-type="float">
            <text:p>1606.69458</text:p>
          </table:table-cell>
          <table:table-cell office:value-type="float" office:value="1663.765869" calcext:value-type="float">
            <text:p>1663.765869</text:p>
          </table:table-cell>
          <table:table-cell office:value-type="float" office:value="1611.647461" calcext:value-type="float">
            <text:p>1611.647461</text:p>
          </table:table-cell>
          <table:table-cell office:value-type="float" office:value="1664.871948" calcext:value-type="float">
            <text:p>1664.871948</text:p>
          </table:table-cell>
          <table:table-cell table:number-columns-repeated="13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1599.79248" calcext:value-type="float">
            <text:p>1599.79248</text:p>
          </table:table-cell>
          <table:table-cell office:value-type="float" office:value="1658.589233" calcext:value-type="float">
            <text:p>1658.589233</text:p>
          </table:table-cell>
          <table:table-cell office:value-type="float" office:value="1600.922119" calcext:value-type="float">
            <text:p>1600.922119</text:p>
          </table:table-cell>
          <table:table-cell office:value-type="float" office:value="1659.883301" calcext:value-type="float">
            <text:p>1659.883301</text:p>
          </table:table-cell>
          <table:table-cell table:number-columns-repeated="13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1595.685791" calcext:value-type="float">
            <text:p>1595.685791</text:p>
          </table:table-cell>
          <table:table-cell office:value-type="float" office:value="1652.753906" calcext:value-type="float">
            <text:p>1652.753906</text:p>
          </table:table-cell>
          <table:table-cell office:value-type="float" office:value="1604.48645" calcext:value-type="float">
            <text:p>1604.48645</text:p>
          </table:table-cell>
          <table:table-cell office:value-type="float" office:value="1646.316406" calcext:value-type="float">
            <text:p>1646.316406</text:p>
          </table:table-cell>
          <table:table-cell table:number-columns-repeated="13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1593.754639" calcext:value-type="float">
            <text:p>1593.754639</text:p>
          </table:table-cell>
          <table:table-cell office:value-type="float" office:value="1640.935791" calcext:value-type="float">
            <text:p>1640.935791</text:p>
          </table:table-cell>
          <table:table-cell office:value-type="float" office:value="1593.079712" calcext:value-type="float">
            <text:p>1593.079712</text:p>
          </table:table-cell>
          <table:table-cell office:value-type="float" office:value="1640.595337" calcext:value-type="float">
            <text:p>1640.595337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95.814331" calcext:value-type="float">
            <text:p>1595.814331</text:p>
          </table:table-cell>
          <table:table-cell office:value-type="float" office:value="1632.06189" calcext:value-type="float">
            <text:p>1632.06189</text:p>
          </table:table-cell>
          <table:table-cell office:value-type="float" office:value="1596.676758" calcext:value-type="float">
            <text:p>1596.676758</text:p>
          </table:table-cell>
          <table:table-cell office:value-type="float" office:value="1635.413818" calcext:value-type="float">
            <text:p>1635.413818</text:p>
          </table:table-cell>
          <table:table-cell table:number-columns-repeated="13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583.105957" calcext:value-type="float">
            <text:p>1583.105957</text:p>
          </table:table-cell>
          <table:table-cell office:value-type="float" office:value="1630.476074" calcext:value-type="float">
            <text:p>1630.476074</text:p>
          </table:table-cell>
          <table:table-cell office:value-type="float" office:value="1586.687744" calcext:value-type="float">
            <text:p>1586.687744</text:p>
          </table:table-cell>
          <table:table-cell office:value-type="float" office:value="1629.831055" calcext:value-type="float">
            <text:p>1629.831055</text:p>
          </table:table-cell>
          <table:table-cell table:number-columns-repeated="13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586.432739" calcext:value-type="float">
            <text:p>1586.432739</text:p>
          </table:table-cell>
          <table:table-cell office:value-type="float" office:value="1625.121582" calcext:value-type="float">
            <text:p>1625.121582</text:p>
          </table:table-cell>
          <table:table-cell office:value-type="float" office:value="1588.2677" calcext:value-type="float">
            <text:p>1588.2677</text:p>
          </table:table-cell>
          <table:table-cell office:value-type="float" office:value="1625.27002" calcext:value-type="float">
            <text:p>1625.27002</text:p>
          </table:table-cell>
          <table:table-cell table:number-columns-repeated="13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582.472534" calcext:value-type="float">
            <text:p>1582.472534</text:p>
          </table:table-cell>
          <table:table-cell office:value-type="float" office:value="1622.819214" calcext:value-type="float">
            <text:p>1622.819214</text:p>
          </table:table-cell>
          <table:table-cell office:value-type="float" office:value="1581.71875" calcext:value-type="float">
            <text:p>1581.71875</text:p>
          </table:table-cell>
          <table:table-cell office:value-type="float" office:value="1622.446899" calcext:value-type="float">
            <text:p>1622.446899</text:p>
          </table:table-cell>
          <table:table-cell table:number-columns-repeated="13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581.10376" calcext:value-type="float">
            <text:p>1581.10376</text:p>
          </table:table-cell>
          <table:table-cell office:value-type="float" office:value="1619.628174" calcext:value-type="float">
            <text:p>1619.628174</text:p>
          </table:table-cell>
          <table:table-cell office:value-type="float" office:value="1583.335571" calcext:value-type="float">
            <text:p>1583.335571</text:p>
          </table:table-cell>
          <table:table-cell office:value-type="float" office:value="1619.972778" calcext:value-type="float">
            <text:p>1619.972778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83.631714" calcext:value-type="float">
            <text:p>1583.631714</text:p>
          </table:table-cell>
          <table:table-cell office:value-type="float" office:value="1607.060303" calcext:value-type="float">
            <text:p>1607.060303</text:p>
          </table:table-cell>
          <table:table-cell office:value-type="float" office:value="1582.31311" calcext:value-type="float">
            <text:p>1582.31311</text:p>
          </table:table-cell>
          <table:table-cell office:value-type="float" office:value="1608.476074" calcext:value-type="float">
            <text:p>1608.476074</text:p>
          </table:table-cell>
          <table:table-cell table:number-columns-repeated="13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576.374878" calcext:value-type="float">
            <text:p>1576.374878</text:p>
          </table:table-cell>
          <table:table-cell office:value-type="float" office:value="1612.498047" calcext:value-type="float">
            <text:p>1612.498047</text:p>
          </table:table-cell>
          <table:table-cell office:value-type="float" office:value="1580.943604" calcext:value-type="float">
            <text:p>1580.943604</text:p>
          </table:table-cell>
          <table:table-cell office:value-type="float" office:value="1606.495239" calcext:value-type="float">
            <text:p>1606.495239</text:p>
          </table:table-cell>
          <table:table-cell table:number-columns-repeated="13"/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1579.729736" calcext:value-type="float">
            <text:p>1579.729736</text:p>
          </table:table-cell>
          <table:table-cell office:value-type="float" office:value="1604.086304" calcext:value-type="float">
            <text:p>1604.086304</text:p>
          </table:table-cell>
          <table:table-cell office:value-type="float" office:value="1578.147949" calcext:value-type="float">
            <text:p>1578.147949</text:p>
          </table:table-cell>
          <table:table-cell office:value-type="float" office:value="1603.737061" calcext:value-type="float">
            <text:p>1603.737061</text:p>
          </table:table-cell>
          <table:table-cell table:number-columns-repeated="13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1574.218506" calcext:value-type="float">
            <text:p>1574.218506</text:p>
          </table:table-cell>
          <table:table-cell office:value-type="float" office:value="1605.595581" calcext:value-type="float">
            <text:p>1605.595581</text:p>
          </table:table-cell>
          <table:table-cell office:value-type="float" office:value="1576.84668" calcext:value-type="float">
            <text:p>1576.84668</text:p>
          </table:table-cell>
          <table:table-cell office:value-type="float" office:value="1600.844116" calcext:value-type="float">
            <text:p>1600.844116</text:p>
          </table:table-cell>
          <table:table-cell table:number-columns-repeated="13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1578.409302" calcext:value-type="float">
            <text:p>1578.409302</text:p>
          </table:table-cell>
          <table:table-cell office:value-type="float" office:value="1601.88147" calcext:value-type="float">
            <text:p>1601.88147</text:p>
          </table:table-cell>
          <table:table-cell office:value-type="float" office:value="1573.496704" calcext:value-type="float">
            <text:p>1573.496704</text:p>
          </table:table-cell>
          <table:table-cell office:value-type="float" office:value="1601.753662" calcext:value-type="float">
            <text:p>1601.753662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71.266357" calcext:value-type="float">
            <text:p>1571.266357</text:p>
          </table:table-cell>
          <table:table-cell office:value-type="float" office:value="1600.309937" calcext:value-type="float">
            <text:p>1600.309937</text:p>
          </table:table-cell>
          <table:table-cell office:value-type="float" office:value="1570.571777" calcext:value-type="float">
            <text:p>1570.571777</text:p>
          </table:table-cell>
          <table:table-cell office:value-type="float" office:value="1596.297729" calcext:value-type="float">
            <text:p>1596.297729</text:p>
          </table:table-cell>
          <table:table-cell table:number-columns-repeated="13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1571.891113" calcext:value-type="float">
            <text:p>1571.891113</text:p>
          </table:table-cell>
          <table:table-cell office:value-type="float" office:value="1592.211914" calcext:value-type="float">
            <text:p>1592.211914</text:p>
          </table:table-cell>
          <table:table-cell office:value-type="float" office:value="1570.708862" calcext:value-type="float">
            <text:p>1570.708862</text:p>
          </table:table-cell>
          <table:table-cell office:value-type="float" office:value="1590.262573" calcext:value-type="float">
            <text:p>1590.262573</text:p>
          </table:table-cell>
          <table:table-cell table:number-columns-repeated="13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1571.37793" calcext:value-type="float">
            <text:p>1571.37793</text:p>
          </table:table-cell>
          <table:table-cell office:value-type="float" office:value="1593.640625" calcext:value-type="float">
            <text:p>1593.640625</text:p>
          </table:table-cell>
          <table:table-cell office:value-type="float" office:value="1573.990356" calcext:value-type="float">
            <text:p>1573.990356</text:p>
          </table:table-cell>
          <table:table-cell office:value-type="float" office:value="1591.871826" calcext:value-type="float">
            <text:p>1591.871826</text:p>
          </table:table-cell>
          <table:table-cell table:number-columns-repeated="13"/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1568.473389" calcext:value-type="float">
            <text:p>1568.473389</text:p>
          </table:table-cell>
          <table:table-cell office:value-type="float" office:value="1589.428955" calcext:value-type="float">
            <text:p>1589.428955</text:p>
          </table:table-cell>
          <table:table-cell office:value-type="float" office:value="1572.110718" calcext:value-type="float">
            <text:p>1572.110718</text:p>
          </table:table-cell>
          <table:table-cell office:value-type="float" office:value="1592.971436" calcext:value-type="float">
            <text:p>1592.971436</text:p>
          </table:table-cell>
          <table:table-cell table:number-columns-repeated="13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1569.687012" calcext:value-type="float">
            <text:p>1569.687012</text:p>
          </table:table-cell>
          <table:table-cell office:value-type="float" office:value="1586.598022" calcext:value-type="float">
            <text:p>1586.598022</text:p>
          </table:table-cell>
          <table:table-cell office:value-type="float" office:value="1566.808594" calcext:value-type="float">
            <text:p>1566.808594</text:p>
          </table:table-cell>
          <table:table-cell office:value-type="float" office:value="1590.533936" calcext:value-type="float">
            <text:p>1590.533936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1.474243" calcext:value-type="float">
            <text:p>1571.474243</text:p>
          </table:table-cell>
          <table:table-cell office:value-type="float" office:value="1583.097778" calcext:value-type="float">
            <text:p>1583.097778</text:p>
          </table:table-cell>
          <table:table-cell office:value-type="float" office:value="1571.647461" calcext:value-type="float">
            <text:p>1571.647461</text:p>
          </table:table-cell>
          <table:table-cell office:value-type="float" office:value="1586.144775" calcext:value-type="float">
            <text:p>1586.144775</text:p>
          </table:table-cell>
          <table:table-cell table:number-columns-repeated="13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1569.807861" calcext:value-type="float">
            <text:p>1569.807861</text:p>
          </table:table-cell>
          <table:table-cell office:value-type="float" office:value="1585.714722" calcext:value-type="float">
            <text:p>1585.714722</text:p>
          </table:table-cell>
          <table:table-cell office:value-type="float" office:value="1570.304443" calcext:value-type="float">
            <text:p>1570.304443</text:p>
          </table:table-cell>
          <table:table-cell office:value-type="float" office:value="1582.687866" calcext:value-type="float">
            <text:p>1582.687866</text:p>
          </table:table-cell>
          <table:table-cell table:number-columns-repeated="13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1567.05957" calcext:value-type="float">
            <text:p>1567.05957</text:p>
          </table:table-cell>
          <table:table-cell office:value-type="float" office:value="1582.420044" calcext:value-type="float">
            <text:p>1582.420044</text:p>
          </table:table-cell>
          <table:table-cell office:value-type="float" office:value="1570.526733" calcext:value-type="float">
            <text:p>1570.526733</text:p>
          </table:table-cell>
          <table:table-cell office:value-type="float" office:value="1580.647949" calcext:value-type="float">
            <text:p>1580.647949</text:p>
          </table:table-cell>
          <table:table-cell table:number-columns-repeated="13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1569.47229" calcext:value-type="float">
            <text:p>1569.47229</text:p>
          </table:table-cell>
          <table:table-cell office:value-type="float" office:value="1576.624512" calcext:value-type="float">
            <text:p>1576.624512</text:p>
          </table:table-cell>
          <table:table-cell office:value-type="float" office:value="1568.556396" calcext:value-type="float">
            <text:p>1568.556396</text:p>
          </table:table-cell>
          <table:table-cell office:value-type="float" office:value="1581.353394" calcext:value-type="float">
            <text:p>1581.353394</text:p>
          </table:table-cell>
          <table:table-cell table:number-columns-repeated="13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1569.723511" calcext:value-type="float">
            <text:p>1569.723511</text:p>
          </table:table-cell>
          <table:table-cell office:value-type="float" office:value="1579.424927" calcext:value-type="float">
            <text:p>1579.424927</text:p>
          </table:table-cell>
          <table:table-cell office:value-type="float" office:value="1566.534424" calcext:value-type="float">
            <text:p>1566.534424</text:p>
          </table:table-cell>
          <table:table-cell office:value-type="float" office:value="1579.332764" calcext:value-type="float">
            <text:p>1579.332764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68.095703" calcext:value-type="float">
            <text:p>1568.095703</text:p>
          </table:table-cell>
          <table:table-cell office:value-type="float" office:value="1577.11438" calcext:value-type="float">
            <text:p>1577.11438</text:p>
          </table:table-cell>
          <table:table-cell office:value-type="float" office:value="1570.534546" calcext:value-type="float">
            <text:p>1570.534546</text:p>
          </table:table-cell>
          <table:table-cell office:value-type="float" office:value="1575.197388" calcext:value-type="float">
            <text:p>1575.197388</text:p>
          </table:table-cell>
          <table:table-cell table:number-columns-repeated="13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1564.189209" calcext:value-type="float">
            <text:p>1564.189209</text:p>
          </table:table-cell>
          <table:table-cell office:value-type="float" office:value="1581.012085" calcext:value-type="float">
            <text:p>1581.012085</text:p>
          </table:table-cell>
          <table:table-cell office:value-type="float" office:value="1567.646362" calcext:value-type="float">
            <text:p>1567.646362</text:p>
          </table:table-cell>
          <table:table-cell office:value-type="float" office:value="1580.598145" calcext:value-type="float">
            <text:p>1580.598145</text:p>
          </table:table-cell>
          <table:table-cell table:number-columns-repeated="13"/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1567.8125" calcext:value-type="float">
            <text:p>1567.8125</text:p>
          </table:table-cell>
          <table:table-cell office:value-type="float" office:value="1577.145996" calcext:value-type="float">
            <text:p>1577.145996</text:p>
          </table:table-cell>
          <table:table-cell office:value-type="float" office:value="1567.768677" calcext:value-type="float">
            <text:p>1567.768677</text:p>
          </table:table-cell>
          <table:table-cell office:value-type="float" office:value="1574.3927" calcext:value-type="float">
            <text:p>1574.3927</text:p>
          </table:table-cell>
          <table:table-cell table:number-columns-repeated="13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1567.214844" calcext:value-type="float">
            <text:p>1567.214844</text:p>
          </table:table-cell>
          <table:table-cell office:value-type="float" office:value="1575.685181" calcext:value-type="float">
            <text:p>1575.685181</text:p>
          </table:table-cell>
          <table:table-cell office:value-type="float" office:value="1569.52417" calcext:value-type="float">
            <text:p>1569.52417</text:p>
          </table:table-cell>
          <table:table-cell office:value-type="float" office:value="1574.991943" calcext:value-type="float">
            <text:p>1574.991943</text:p>
          </table:table-cell>
          <table:table-cell table:number-columns-repeated="13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1567.10083" calcext:value-type="float">
            <text:p>1567.10083</text:p>
          </table:table-cell>
          <table:table-cell office:value-type="float" office:value="1574.218018" calcext:value-type="float">
            <text:p>1574.218018</text:p>
          </table:table-cell>
          <table:table-cell office:value-type="float" office:value="1566.279419" calcext:value-type="float">
            <text:p>1566.279419</text:p>
          </table:table-cell>
          <table:table-cell office:value-type="float" office:value="1576.000732" calcext:value-type="float">
            <text:p>1576.000732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60.757812" calcext:value-type="float">
            <text:p>1560.757812</text:p>
          </table:table-cell>
          <table:table-cell office:value-type="float" office:value="1579.61731" calcext:value-type="float">
            <text:p>1579.61731</text:p>
          </table:table-cell>
          <table:table-cell office:value-type="float" office:value="1563.791748" calcext:value-type="float">
            <text:p>1563.791748</text:p>
          </table:table-cell>
          <table:table-cell office:value-type="float" office:value="1575.543091" calcext:value-type="float">
            <text:p>1575.543091</text:p>
          </table:table-cell>
          <table:table-cell table:number-columns-repeated="13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1567.328369" calcext:value-type="float">
            <text:p>1567.328369</text:p>
          </table:table-cell>
          <table:table-cell office:value-type="float" office:value="1571.894165" calcext:value-type="float">
            <text:p>1571.894165</text:p>
          </table:table-cell>
          <table:table-cell office:value-type="float" office:value="1566.343506" calcext:value-type="float">
            <text:p>1566.343506</text:p>
          </table:table-cell>
          <table:table-cell office:value-type="float" office:value="1574.644531" calcext:value-type="float">
            <text:p>1574.644531</text:p>
          </table:table-cell>
          <table:table-cell table:number-columns-repeated="13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1553.956909" calcext:value-type="float">
            <text:p>1553.956909</text:p>
          </table:table-cell>
          <table:table-cell office:value-type="float" office:value="1584.857788" calcext:value-type="float">
            <text:p>1584.857788</text:p>
          </table:table-cell>
          <table:table-cell office:value-type="float" office:value="1559.647461" calcext:value-type="float">
            <text:p>1559.647461</text:p>
          </table:table-cell>
          <table:table-cell office:value-type="float" office:value="1580.875854" calcext:value-type="float">
            <text:p>1580.875854</text:p>
          </table:table-cell>
          <table:table-cell table:number-columns-repeated="13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1565.503174" calcext:value-type="float">
            <text:p>1565.503174</text:p>
          </table:table-cell>
          <table:table-cell office:value-type="float" office:value="1578.169434" calcext:value-type="float">
            <text:p>1578.169434</text:p>
          </table:table-cell>
          <table:table-cell office:value-type="float" office:value="1566.325928" calcext:value-type="float">
            <text:p>1566.325928</text:p>
          </table:table-cell>
          <table:table-cell office:value-type="float" office:value="1578.112061" calcext:value-type="float">
            <text:p>1578.112061</text:p>
          </table:table-cell>
          <table:table-cell table:number-columns-repeated="13"/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1552.470459" calcext:value-type="float">
            <text:p>1552.470459</text:p>
          </table:table-cell>
          <table:table-cell office:value-type="float" office:value="1557.930786" calcext:value-type="float">
            <text:p>1557.930786</text:p>
          </table:table-cell>
          <table:table-cell office:value-type="float" office:value="1591.470703" calcext:value-type="float">
            <text:p>1591.470703</text:p>
          </table:table-cell>
          <table:table-cell office:value-type="float" office:value="1586.0625" calcext:value-type="float">
            <text:p>1586.0625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67.482544" calcext:value-type="float">
            <text:p>1567.482544</text:p>
          </table:table-cell>
          <table:table-cell office:value-type="float" office:value="1605.476074" calcext:value-type="float">
            <text:p>1605.476074</text:p>
          </table:table-cell>
          <table:table-cell office:value-type="float" office:value="1559.591553" calcext:value-type="float">
            <text:p>1559.591553</text:p>
          </table:table-cell>
          <table:table-cell office:value-type="float" office:value="1604.809326" calcext:value-type="float">
            <text:p>1604.809326</text:p>
          </table:table-cell>
          <table:table-cell table:number-columns-repeated="13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1599.336182" calcext:value-type="float">
            <text:p>1599.336182</text:p>
          </table:table-cell>
          <table:table-cell office:value-type="float" office:value="1615.521729" calcext:value-type="float">
            <text:p>1615.521729</text:p>
          </table:table-cell>
          <table:table-cell office:value-type="float" office:value="1590.968262" calcext:value-type="float">
            <text:p>1590.968262</text:p>
          </table:table-cell>
          <table:table-cell office:value-type="float" office:value="1615.279175" calcext:value-type="float">
            <text:p>1615.279175</text:p>
          </table:table-cell>
          <table:table-cell table:number-columns-repeated="13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1633.937012" calcext:value-type="float">
            <text:p>1633.937012</text:p>
          </table:table-cell>
          <table:table-cell office:value-type="float" office:value="1637.469482" calcext:value-type="float">
            <text:p>1637.469482</text:p>
          </table:table-cell>
          <table:table-cell office:value-type="float" office:value="1642.11792" calcext:value-type="float">
            <text:p>1642.11792</text:p>
          </table:table-cell>
          <table:table-cell office:value-type="float" office:value="1633.320312" calcext:value-type="float">
            <text:p>1633.320312</text:p>
          </table:table-cell>
          <table:table-cell table:number-columns-repeated="13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1681.591431" calcext:value-type="float">
            <text:p>1681.591431</text:p>
          </table:table-cell>
          <table:table-cell office:value-type="float" office:value="1693.84082" calcext:value-type="float">
            <text:p>1693.84082</text:p>
          </table:table-cell>
          <table:table-cell office:value-type="float" office:value="1691.58606" calcext:value-type="float">
            <text:p>1691.58606</text:p>
          </table:table-cell>
          <table:table-cell office:value-type="float" office:value="1689.098022" calcext:value-type="float">
            <text:p>1689.098022</text:p>
          </table:table-cell>
          <table:table-cell table:number-columns-repeated="13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1720.694458" calcext:value-type="float">
            <text:p>1720.694458</text:p>
          </table:table-cell>
          <table:table-cell office:value-type="float" office:value="1769.930664" calcext:value-type="float">
            <text:p>1769.930664</text:p>
          </table:table-cell>
          <table:table-cell office:value-type="float" office:value="1728.353882" calcext:value-type="float">
            <text:p>1728.353882</text:p>
          </table:table-cell>
          <table:table-cell office:value-type="float" office:value="1765.426147" calcext:value-type="float">
            <text:p>1765.426147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56.602539" calcext:value-type="float">
            <text:p>1756.602539</text:p>
          </table:table-cell>
          <table:table-cell office:value-type="float" office:value="1795.356934" calcext:value-type="float">
            <text:p>1795.356934</text:p>
          </table:table-cell>
          <table:table-cell office:value-type="float" office:value="1768.129395" calcext:value-type="float">
            <text:p>1768.129395</text:p>
          </table:table-cell>
          <table:table-cell office:value-type="float" office:value="1787.437012" calcext:value-type="float">
            <text:p>1787.437012</text:p>
          </table:table-cell>
          <table:table-cell table:number-columns-repeated="13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1772.516357" calcext:value-type="float">
            <text:p>1772.516357</text:p>
          </table:table-cell>
          <table:table-cell office:value-type="float" office:value="1821.225464" calcext:value-type="float">
            <text:p>1821.225464</text:p>
          </table:table-cell>
          <table:table-cell office:value-type="float" office:value="1787.790161" calcext:value-type="float">
            <text:p>1787.790161</text:p>
          </table:table-cell>
          <table:table-cell office:value-type="float" office:value="1810.335083" calcext:value-type="float">
            <text:p>1810.335083</text:p>
          </table:table-cell>
          <table:table-cell table:number-columns-repeated="13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1801.813599" calcext:value-type="float">
            <text:p>1801.813599</text:p>
          </table:table-cell>
          <table:table-cell office:value-type="float" office:value="1887.315186" calcext:value-type="float">
            <text:p>1887.315186</text:p>
          </table:table-cell>
          <table:table-cell office:value-type="float" office:value="1813.985474" calcext:value-type="float">
            <text:p>1813.985474</text:p>
          </table:table-cell>
          <table:table-cell office:value-type="float" office:value="1882.365234" calcext:value-type="float">
            <text:p>1882.365234</text:p>
          </table:table-cell>
          <table:table-cell table:number-columns-repeated="13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1830.554321" calcext:value-type="float">
            <text:p>1830.554321</text:p>
          </table:table-cell>
          <table:table-cell office:value-type="float" office:value="1906.162109" calcext:value-type="float">
            <text:p>1906.162109</text:p>
          </table:table-cell>
          <table:table-cell office:value-type="float" office:value="1846.80835" calcext:value-type="float">
            <text:p>1846.80835</text:p>
          </table:table-cell>
          <table:table-cell office:value-type="float" office:value="1897.427734" calcext:value-type="float">
            <text:p>1897.427734</text:p>
          </table:table-cell>
          <table:table-cell table:number-columns-repeated="13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1843.051514" calcext:value-type="float">
            <text:p>1843.051514</text:p>
          </table:table-cell>
          <table:table-cell office:value-type="float" office:value="1914.127563" calcext:value-type="float">
            <text:p>1914.127563</text:p>
          </table:table-cell>
          <table:table-cell office:value-type="float" office:value="1867.403564" calcext:value-type="float">
            <text:p>1867.403564</text:p>
          </table:table-cell>
          <table:table-cell office:value-type="float" office:value="1900.030151" calcext:value-type="float">
            <text:p>1900.030151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50.309814" calcext:value-type="float">
            <text:p>1850.309814</text:p>
          </table:table-cell>
          <table:table-cell office:value-type="float" office:value="1951.19043" calcext:value-type="float">
            <text:p>1951.19043</text:p>
          </table:table-cell>
          <table:table-cell office:value-type="float" office:value="1867.473511" calcext:value-type="float">
            <text:p>1867.473511</text:p>
          </table:table-cell>
          <table:table-cell office:value-type="float" office:value="1940.131836" calcext:value-type="float">
            <text:p>1940.131836</text:p>
          </table:table-cell>
          <table:table-cell table:number-columns-repeated="13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1855.782593" calcext:value-type="float">
            <text:p>1855.782593</text:p>
          </table:table-cell>
          <table:table-cell office:value-type="float" office:value="1983.366089" calcext:value-type="float">
            <text:p>1983.366089</text:p>
          </table:table-cell>
          <table:table-cell office:value-type="float" office:value="1866.121216" calcext:value-type="float">
            <text:p>1866.121216</text:p>
          </table:table-cell>
          <table:table-cell office:value-type="float" office:value="1981.090698" calcext:value-type="float">
            <text:p>1981.090698</text:p>
          </table:table-cell>
          <table:table-cell table:number-columns-repeated="13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1855.080078" calcext:value-type="float">
            <text:p>1855.080078</text:p>
          </table:table-cell>
          <table:table-cell office:value-type="float" office:value="1946.892334" calcext:value-type="float">
            <text:p>1946.892334</text:p>
          </table:table-cell>
          <table:table-cell office:value-type="float" office:value="1867.473999" calcext:value-type="float">
            <text:p>1867.473999</text:p>
          </table:table-cell>
          <table:table-cell office:value-type="float" office:value="1953.625977" calcext:value-type="float">
            <text:p>1953.625977</text:p>
          </table:table-cell>
          <table:table-cell table:number-columns-repeated="13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1836.519165" calcext:value-type="float">
            <text:p>1836.519165</text:p>
          </table:table-cell>
          <table:table-cell office:value-type="float" office:value="1969.547852" calcext:value-type="float">
            <text:p>1969.547852</text:p>
          </table:table-cell>
          <table:table-cell office:value-type="float" office:value="1848.376587" calcext:value-type="float">
            <text:p>1848.376587</text:p>
          </table:table-cell>
          <table:table-cell office:value-type="float" office:value="1976.832397" calcext:value-type="float">
            <text:p>1976.832397</text:p>
          </table:table-cell>
          <table:table-cell table:number-columns-repeated="13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1808.762085" calcext:value-type="float">
            <text:p>1808.762085</text:p>
          </table:table-cell>
          <table:table-cell office:value-type="float" office:value="1999.085083" calcext:value-type="float">
            <text:p>1999.085083</text:p>
          </table:table-cell>
          <table:table-cell office:value-type="float" office:value="1824.094482" calcext:value-type="float">
            <text:p>1824.094482</text:p>
          </table:table-cell>
          <table:table-cell office:value-type="float" office:value="1986.98291" calcext:value-type="float">
            <text:p>1986.98291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55.885986" calcext:value-type="float">
            <text:p>1855.885986</text:p>
          </table:table-cell>
          <table:table-cell office:value-type="float" office:value="1926.483276" calcext:value-type="float">
            <text:p>1926.483276</text:p>
          </table:table-cell>
          <table:table-cell office:value-type="float" office:value="1877.30835" calcext:value-type="float">
            <text:p>1877.30835</text:p>
          </table:table-cell>
          <table:table-cell office:value-type="float" office:value="1917.582886" calcext:value-type="float">
            <text:p>1917.582886</text:p>
          </table:table-cell>
          <table:table-cell table:number-columns-repeated="13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1853.881836" calcext:value-type="float">
            <text:p>1853.881836</text:p>
          </table:table-cell>
          <table:table-cell office:value-type="float" office:value="1977.632812" calcext:value-type="float">
            <text:p>1977.632812</text:p>
          </table:table-cell>
          <table:table-cell office:value-type="float" office:value="1867.541138" calcext:value-type="float">
            <text:p>1867.541138</text:p>
          </table:table-cell>
          <table:table-cell office:value-type="float" office:value="1972.673828" calcext:value-type="float">
            <text:p>1972.673828</text:p>
          </table:table-cell>
          <table:table-cell table:number-columns-repeated="13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1828.475098" calcext:value-type="float">
            <text:p>1828.475098</text:p>
          </table:table-cell>
          <table:table-cell office:value-type="float" office:value="1996.853394" calcext:value-type="float">
            <text:p>1996.853394</text:p>
          </table:table-cell>
          <table:table-cell office:value-type="float" office:value="1839.341064" calcext:value-type="float">
            <text:p>1839.341064</text:p>
          </table:table-cell>
          <table:table-cell office:value-type="float" office:value="1997.096802" calcext:value-type="float">
            <text:p>1997.096802</text:p>
          </table:table-cell>
          <table:table-cell table:number-columns-repeated="13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1851.478271" calcext:value-type="float">
            <text:p>1851.478271</text:p>
          </table:table-cell>
          <table:table-cell office:value-type="float" office:value="1971.0802" calcext:value-type="float">
            <text:p>1971.0802</text:p>
          </table:table-cell>
          <table:table-cell office:value-type="float" office:value="1873.217651" calcext:value-type="float">
            <text:p>1873.217651</text:p>
          </table:table-cell>
          <table:table-cell office:value-type="float" office:value="1961.190308" calcext:value-type="float">
            <text:p>1961.190308</text:p>
          </table:table-cell>
          <table:table-cell table:number-columns-repeated="13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1873.145508" calcext:value-type="float">
            <text:p>1873.145508</text:p>
          </table:table-cell>
          <table:table-cell office:value-type="float" office:value="1965.844116" calcext:value-type="float">
            <text:p>1965.844116</text:p>
          </table:table-cell>
          <table:table-cell office:value-type="float" office:value="1888.866211" calcext:value-type="float">
            <text:p>1888.866211</text:p>
          </table:table-cell>
          <table:table-cell office:value-type="float" office:value="1960.90918" calcext:value-type="float">
            <text:p>1960.90918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8.574097" calcext:value-type="float">
            <text:p>1808.574097</text:p>
          </table:table-cell>
          <table:table-cell office:value-type="float" office:value="1997.066162" calcext:value-type="float">
            <text:p>1997.066162</text:p>
          </table:table-cell>
          <table:table-cell office:value-type="float" office:value="1820.374146" calcext:value-type="float">
            <text:p>1820.374146</text:p>
          </table:table-cell>
          <table:table-cell office:value-type="float" office:value="1995.624268" calcext:value-type="float">
            <text:p>1995.624268</text:p>
          </table:table-cell>
          <table:table-cell table:number-columns-repeated="13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1861.952271" calcext:value-type="float">
            <text:p>1861.952271</text:p>
          </table:table-cell>
          <table:table-cell office:value-type="float" office:value="1996.508789" calcext:value-type="float">
            <text:p>1996.508789</text:p>
          </table:table-cell>
          <table:table-cell office:value-type="float" office:value="1881.140503" calcext:value-type="float">
            <text:p>1881.140503</text:p>
          </table:table-cell>
          <table:table-cell office:value-type="float" office:value="1989.646729" calcext:value-type="float">
            <text:p>1989.646729</text:p>
          </table:table-cell>
          <table:table-cell table:number-columns-repeated="13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1866.144165" calcext:value-type="float">
            <text:p>1866.144165</text:p>
          </table:table-cell>
          <table:table-cell office:value-type="float" office:value="1946.291138" calcext:value-type="float">
            <text:p>1946.291138</text:p>
          </table:table-cell>
          <table:table-cell office:value-type="float" office:value="1886.84082" calcext:value-type="float">
            <text:p>1886.84082</text:p>
          </table:table-cell>
          <table:table-cell office:value-type="float" office:value="1934.353882" calcext:value-type="float">
            <text:p>1934.353882</text:p>
          </table:table-cell>
          <table:table-cell table:number-columns-repeated="13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1830.609985" calcext:value-type="float">
            <text:p>1830.609985</text:p>
          </table:table-cell>
          <table:table-cell office:value-type="float" office:value="1998.069824" calcext:value-type="float">
            <text:p>1998.069824</text:p>
          </table:table-cell>
          <table:table-cell office:value-type="float" office:value="1843.692017" calcext:value-type="float">
            <text:p>1843.692017</text:p>
          </table:table-cell>
          <table:table-cell office:value-type="float" office:value="1991.802612" calcext:value-type="float">
            <text:p>1991.802612</text:p>
          </table:table-cell>
          <table:table-cell table:number-columns-repeated="13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1843.459473" calcext:value-type="float">
            <text:p>1843.459473</text:p>
          </table:table-cell>
          <table:table-cell office:value-type="float" office:value="1995.261841" calcext:value-type="float">
            <text:p>1995.261841</text:p>
          </table:table-cell>
          <table:table-cell office:value-type="float" office:value="1859.515869" calcext:value-type="float">
            <text:p>1859.515869</text:p>
          </table:table-cell>
          <table:table-cell office:value-type="float" office:value="1995.933838" calcext:value-type="float">
            <text:p>1995.933838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61.099609" calcext:value-type="float">
            <text:p>1861.099609</text:p>
          </table:table-cell>
          <table:table-cell office:value-type="float" office:value="1950.455566" calcext:value-type="float">
            <text:p>1950.455566</text:p>
          </table:table-cell>
          <table:table-cell office:value-type="float" office:value="1882.974243" calcext:value-type="float">
            <text:p>1882.974243</text:p>
          </table:table-cell>
          <table:table-cell office:value-type="float" office:value="1940.575195" calcext:value-type="float">
            <text:p>1940.575195</text:p>
          </table:table-cell>
          <table:table-cell table:number-columns-repeated="13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1856.266235" calcext:value-type="float">
            <text:p>1856.266235</text:p>
          </table:table-cell>
          <table:table-cell office:value-type="float" office:value="1981.117432" calcext:value-type="float">
            <text:p>1981.117432</text:p>
          </table:table-cell>
          <table:table-cell office:value-type="float" office:value="1873.595947" calcext:value-type="float">
            <text:p>1873.595947</text:p>
          </table:table-cell>
          <table:table-cell office:value-type="float" office:value="1975.936523" calcext:value-type="float">
            <text:p>1975.936523</text:p>
          </table:table-cell>
          <table:table-cell table:number-columns-repeated="13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1838.982178" calcext:value-type="float">
            <text:p>1838.982178</text:p>
          </table:table-cell>
          <table:table-cell office:value-type="float" office:value="1997.019287" calcext:value-type="float">
            <text:p>1997.019287</text:p>
          </table:table-cell>
          <table:table-cell office:value-type="float" office:value="1855.561157" calcext:value-type="float">
            <text:p>1855.561157</text:p>
          </table:table-cell>
          <table:table-cell office:value-type="float" office:value="1990.964111" calcext:value-type="float">
            <text:p>1990.964111</text:p>
          </table:table-cell>
          <table:table-cell table:number-columns-repeated="13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1855.232666" calcext:value-type="float">
            <text:p>1855.232666</text:p>
          </table:table-cell>
          <table:table-cell office:value-type="float" office:value="1961.020386" calcext:value-type="float">
            <text:p>1961.020386</text:p>
          </table:table-cell>
          <table:table-cell office:value-type="float" office:value="1877.563965" calcext:value-type="float">
            <text:p>1877.563965</text:p>
          </table:table-cell>
          <table:table-cell office:value-type="float" office:value="1949.312012" calcext:value-type="float">
            <text:p>1949.312012</text:p>
          </table:table-cell>
          <table:table-cell table:number-columns-repeated="13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1863.063599" calcext:value-type="float">
            <text:p>1863.063599</text:p>
          </table:table-cell>
          <table:table-cell office:value-type="float" office:value="1973.745972" calcext:value-type="float">
            <text:p>1973.745972</text:p>
          </table:table-cell>
          <table:table-cell office:value-type="float" office:value="1882.894653" calcext:value-type="float">
            <text:p>1882.894653</text:p>
          </table:table-cell>
          <table:table-cell office:value-type="float" office:value="1965.866943" calcext:value-type="float">
            <text:p>1965.866943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31.878296" calcext:value-type="float">
            <text:p>1831.878296</text:p>
          </table:table-cell>
          <table:table-cell office:value-type="float" office:value="1997.715088" calcext:value-type="float">
            <text:p>1997.715088</text:p>
          </table:table-cell>
          <table:table-cell office:value-type="float" office:value="1842.15332" calcext:value-type="float">
            <text:p>1842.15332</text:p>
          </table:table-cell>
          <table:table-cell office:value-type="float" office:value="1995.507324" calcext:value-type="float">
            <text:p>1995.507324</text:p>
          </table:table-cell>
          <table:table-cell table:number-columns-repeated="13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1847.551758" calcext:value-type="float">
            <text:p>1847.551758</text:p>
          </table:table-cell>
          <table:table-cell office:value-type="float" office:value="1997.202759" calcext:value-type="float">
            <text:p>1997.202759</text:p>
          </table:table-cell>
          <table:table-cell office:value-type="float" office:value="1862.695557" calcext:value-type="float">
            <text:p>1862.695557</text:p>
          </table:table-cell>
          <table:table-cell office:value-type="float" office:value="1991.934937" calcext:value-type="float">
            <text:p>1991.934937</text:p>
          </table:table-cell>
          <table:table-cell table:number-columns-repeated="13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1865.730469" calcext:value-type="float">
            <text:p>1865.730469</text:p>
          </table:table-cell>
          <table:table-cell office:value-type="float" office:value="1966.928711" calcext:value-type="float">
            <text:p>1966.928711</text:p>
          </table:table-cell>
          <table:table-cell office:value-type="float" office:value="1888.456543" calcext:value-type="float">
            <text:p>1888.456543</text:p>
          </table:table-cell>
          <table:table-cell office:value-type="float" office:value="1956.158203" calcext:value-type="float">
            <text:p>1956.158203</text:p>
          </table:table-cell>
          <table:table-cell table:number-columns-repeated="13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1835.471558" calcext:value-type="float">
            <text:p>1835.471558</text:p>
          </table:table-cell>
          <table:table-cell office:value-type="float" office:value="1996.432739" calcext:value-type="float">
            <text:p>1996.432739</text:p>
          </table:table-cell>
          <table:table-cell office:value-type="float" office:value="1848.713623" calcext:value-type="float">
            <text:p>1848.713623</text:p>
          </table:table-cell>
          <table:table-cell office:value-type="float" office:value="1995.7854" calcext:value-type="float">
            <text:p>1995.7854</text:p>
          </table:table-cell>
          <table:table-cell table:number-columns-repeated="13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1846.951172" calcext:value-type="float">
            <text:p>1846.951172</text:p>
          </table:table-cell>
          <table:table-cell office:value-type="float" office:value="1996.650513" calcext:value-type="float">
            <text:p>1996.650513</text:p>
          </table:table-cell>
          <table:table-cell office:value-type="float" office:value="1862.60083" calcext:value-type="float">
            <text:p>1862.60083</text:p>
          </table:table-cell>
          <table:table-cell office:value-type="float" office:value="1992.82666" calcext:value-type="float">
            <text:p>1992.82666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65.843018" calcext:value-type="float">
            <text:p>1865.843018</text:p>
          </table:table-cell>
          <table:table-cell office:value-type="float" office:value="1981.238037" calcext:value-type="float">
            <text:p>1981.238037</text:p>
          </table:table-cell>
          <table:table-cell office:value-type="float" office:value="1887.721191" calcext:value-type="float">
            <text:p>1887.721191</text:p>
          </table:table-cell>
          <table:table-cell office:value-type="float" office:value="1970.932129" calcext:value-type="float">
            <text:p>1970.932129</text:p>
          </table:table-cell>
          <table:table-cell table:number-columns-repeated="13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1860.452148" calcext:value-type="float">
            <text:p>1860.452148</text:p>
          </table:table-cell>
          <table:table-cell office:value-type="float" office:value="1998.168091" calcext:value-type="float">
            <text:p>1998.168091</text:p>
          </table:table-cell>
          <table:table-cell office:value-type="float" office:value="1875.115479" calcext:value-type="float">
            <text:p>1875.115479</text:p>
          </table:table-cell>
          <table:table-cell office:value-type="float" office:value="1989.972656" calcext:value-type="float">
            <text:p>1989.972656</text:p>
          </table:table-cell>
          <table:table-cell table:number-columns-repeated="13"/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1834.237305" calcext:value-type="float">
            <text:p>1834.237305</text:p>
          </table:table-cell>
          <table:table-cell office:value-type="float" office:value="1996.949951" calcext:value-type="float">
            <text:p>1996.949951</text:p>
          </table:table-cell>
          <table:table-cell office:value-type="float" office:value="1847.051636" calcext:value-type="float">
            <text:p>1847.051636</text:p>
          </table:table-cell>
          <table:table-cell office:value-type="float" office:value="1994.904053" calcext:value-type="float">
            <text:p>1994.904053</text:p>
          </table:table-cell>
          <table:table-cell table:number-columns-repeated="13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1865.335449" calcext:value-type="float">
            <text:p>1865.335449</text:p>
          </table:table-cell>
          <table:table-cell office:value-type="float" office:value="1997.159668" calcext:value-type="float">
            <text:p>1997.159668</text:p>
          </table:table-cell>
          <table:table-cell office:value-type="float" office:value="1885.393433" calcext:value-type="float">
            <text:p>1885.393433</text:p>
          </table:table-cell>
          <table:table-cell office:value-type="float" office:value="1987.129883" calcext:value-type="float">
            <text:p>1987.129883</text:p>
          </table:table-cell>
          <table:table-cell table:number-columns-repeated="13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1869.13623" calcext:value-type="float">
            <text:p>1869.13623</text:p>
          </table:table-cell>
          <table:table-cell office:value-type="float" office:value="1990.48938" calcext:value-type="float">
            <text:p>1990.48938</text:p>
          </table:table-cell>
          <table:table-cell office:value-type="float" office:value="1889.682129" calcext:value-type="float">
            <text:p>1889.682129</text:p>
          </table:table-cell>
          <table:table-cell office:value-type="float" office:value="1981.688477" calcext:value-type="float">
            <text:p>1981.688477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45.955811" calcext:value-type="float">
            <text:p>1845.955811</text:p>
          </table:table-cell>
          <table:table-cell office:value-type="float" office:value="1997.562256" calcext:value-type="float">
            <text:p>1997.562256</text:p>
          </table:table-cell>
          <table:table-cell office:value-type="float" office:value="1859.671387" calcext:value-type="float">
            <text:p>1859.671387</text:p>
          </table:table-cell>
          <table:table-cell office:value-type="float" office:value="1992.453613" calcext:value-type="float">
            <text:p>1992.453613</text:p>
          </table:table-cell>
          <table:table-cell table:number-columns-repeated="13"/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1860.864868" calcext:value-type="float">
            <text:p>1860.864868</text:p>
          </table:table-cell>
          <table:table-cell office:value-type="float" office:value="1995.578369" calcext:value-type="float">
            <text:p>1995.578369</text:p>
          </table:table-cell>
          <table:table-cell office:value-type="float" office:value="1880.085449" calcext:value-type="float">
            <text:p>1880.085449</text:p>
          </table:table-cell>
          <table:table-cell office:value-type="float" office:value="1991.96875" calcext:value-type="float">
            <text:p>1991.96875</text:p>
          </table:table-cell>
          <table:table-cell table:number-columns-repeated="13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1864.90979" calcext:value-type="float">
            <text:p>1864.90979</text:p>
          </table:table-cell>
          <table:table-cell office:value-type="float" office:value="1996.899048" calcext:value-type="float">
            <text:p>1996.899048</text:p>
          </table:table-cell>
          <table:table-cell office:value-type="float" office:value="1884.206665" calcext:value-type="float">
            <text:p>1884.206665</text:p>
          </table:table-cell>
          <table:table-cell office:value-type="float" office:value="1988.550537" calcext:value-type="float">
            <text:p>1988.550537</text:p>
          </table:table-cell>
          <table:table-cell table:number-columns-repeated="13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1860.887451" calcext:value-type="float">
            <text:p>1860.887451</text:p>
          </table:table-cell>
          <table:table-cell office:value-type="float" office:value="1997.485107" calcext:value-type="float">
            <text:p>1997.485107</text:p>
          </table:table-cell>
          <table:table-cell office:value-type="float" office:value="1877.781494" calcext:value-type="float">
            <text:p>1877.781494</text:p>
          </table:table-cell>
          <table:table-cell office:value-type="float" office:value="1989.469971" calcext:value-type="float">
            <text:p>1989.469971</text:p>
          </table:table-cell>
          <table:table-cell table:number-columns-repeated="13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1859.049805" calcext:value-type="float">
            <text:p>1859.049805</text:p>
          </table:table-cell>
          <table:table-cell office:value-type="float" office:value="1996.161865" calcext:value-type="float">
            <text:p>1996.161865</text:p>
          </table:table-cell>
          <table:table-cell office:value-type="float" office:value="1875.341919" calcext:value-type="float">
            <text:p>1875.341919</text:p>
          </table:table-cell>
          <table:table-cell office:value-type="float" office:value="1993.420654" calcext:value-type="float">
            <text:p>1993.420654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57.175293" calcext:value-type="float">
            <text:p>1857.175293</text:p>
          </table:table-cell>
          <table:table-cell office:value-type="float" office:value="1986.864502" calcext:value-type="float">
            <text:p>1986.864502</text:p>
          </table:table-cell>
          <table:table-cell office:value-type="float" office:value="1876.652588" calcext:value-type="float">
            <text:p>1876.652588</text:p>
          </table:table-cell>
          <table:table-cell office:value-type="float" office:value="1977.048584" calcext:value-type="float">
            <text:p>1977.048584</text:p>
          </table:table-cell>
          <table:table-cell table:number-columns-repeated="13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1827.225342" calcext:value-type="float">
            <text:p>1827.225342</text:p>
          </table:table-cell>
          <table:table-cell office:value-type="float" office:value="1945.481079" calcext:value-type="float">
            <text:p>1945.481079</text:p>
          </table:table-cell>
          <table:table-cell office:value-type="float" office:value="1840.452515" calcext:value-type="float">
            <text:p>1840.452515</text:p>
          </table:table-cell>
          <table:table-cell office:value-type="float" office:value="1941.597168" calcext:value-type="float">
            <text:p>1941.597168</text:p>
          </table:table-cell>
          <table:table-cell table:number-columns-repeated="13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1771.664917" calcext:value-type="float">
            <text:p>1771.664917</text:p>
          </table:table-cell>
          <table:table-cell office:value-type="float" office:value="1952.022827" calcext:value-type="float">
            <text:p>1952.022827</text:p>
          </table:table-cell>
          <table:table-cell office:value-type="float" office:value="1781.898682" calcext:value-type="float">
            <text:p>1781.898682</text:p>
          </table:table-cell>
          <table:table-cell office:value-type="float" office:value="1956.630615" calcext:value-type="float">
            <text:p>1956.630615</text:p>
          </table:table-cell>
          <table:table-cell table:number-columns-repeated="13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1766.163818" calcext:value-type="float">
            <text:p>1766.163818</text:p>
          </table:table-cell>
          <table:table-cell office:value-type="float" office:value="1885.498535" calcext:value-type="float">
            <text:p>1885.498535</text:p>
          </table:table-cell>
          <table:table-cell office:value-type="float" office:value="1784.804077" calcext:value-type="float">
            <text:p>1784.804077</text:p>
          </table:table-cell>
          <table:table-cell office:value-type="float" office:value="1885.0625" calcext:value-type="float">
            <text:p>1885.0625</text:p>
          </table:table-cell>
          <table:table-cell table:number-columns-repeated="13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1751.93396" calcext:value-type="float">
            <text:p>1751.93396</text:p>
          </table:table-cell>
          <table:table-cell office:value-type="float" office:value="1877.79834" calcext:value-type="float">
            <text:p>1877.79834</text:p>
          </table:table-cell>
          <table:table-cell office:value-type="float" office:value="1764.946899" calcext:value-type="float">
            <text:p>1764.946899</text:p>
          </table:table-cell>
          <table:table-cell office:value-type="float" office:value="1876.721069" calcext:value-type="float">
            <text:p>1876.721069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10.743896" calcext:value-type="float">
            <text:p>1710.743896</text:p>
          </table:table-cell>
          <table:table-cell office:value-type="float" office:value="1866.769897" calcext:value-type="float">
            <text:p>1866.769897</text:p>
          </table:table-cell>
          <table:table-cell office:value-type="float" office:value="1724.174927" calcext:value-type="float">
            <text:p>1724.174927</text:p>
          </table:table-cell>
          <table:table-cell office:value-type="float" office:value="1865.179932" calcext:value-type="float">
            <text:p>1865.179932</text:p>
          </table:table-cell>
          <table:table-cell table:number-columns-repeated="13"/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1700.67334" calcext:value-type="float">
            <text:p>1700.67334</text:p>
          </table:table-cell>
          <table:table-cell office:value-type="float" office:value="1816.394897" calcext:value-type="float">
            <text:p>1816.394897</text:p>
          </table:table-cell>
          <table:table-cell office:value-type="float" office:value="1720.076782" calcext:value-type="float">
            <text:p>1720.076782</text:p>
          </table:table-cell>
          <table:table-cell office:value-type="float" office:value="1814.672119" calcext:value-type="float">
            <text:p>1814.672119</text:p>
          </table:table-cell>
          <table:table-cell table:number-columns-repeated="13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1693.839233" calcext:value-type="float">
            <text:p>1693.839233</text:p>
          </table:table-cell>
          <table:table-cell office:value-type="float" office:value="1800.503052" calcext:value-type="float">
            <text:p>1800.503052</text:p>
          </table:table-cell>
          <table:table-cell office:value-type="float" office:value="1704.297485" calcext:value-type="float">
            <text:p>1704.297485</text:p>
          </table:table-cell>
          <table:table-cell office:value-type="float" office:value="1800.027954" calcext:value-type="float">
            <text:p>1800.027954</text:p>
          </table:table-cell>
          <table:table-cell table:number-columns-repeated="13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1666.895508" calcext:value-type="float">
            <text:p>1666.895508</text:p>
          </table:table-cell>
          <table:table-cell office:value-type="float" office:value="1791.008301" calcext:value-type="float">
            <text:p>1791.008301</text:p>
          </table:table-cell>
          <table:table-cell office:value-type="float" office:value="1678.444702" calcext:value-type="float">
            <text:p>1678.444702</text:p>
          </table:table-cell>
          <table:table-cell office:value-type="float" office:value="1791.052124" calcext:value-type="float">
            <text:p>1791.052124</text:p>
          </table:table-cell>
          <table:table-cell table:number-columns-repeated="13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1654.671997" calcext:value-type="float">
            <text:p>1654.671997</text:p>
          </table:table-cell>
          <table:table-cell office:value-type="float" office:value="1761.298462" calcext:value-type="float">
            <text:p>1761.298462</text:p>
          </table:table-cell>
          <table:table-cell office:value-type="float" office:value="1667.999023" calcext:value-type="float">
            <text:p>1667.999023</text:p>
          </table:table-cell>
          <table:table-cell office:value-type="float" office:value="1760.548828" calcext:value-type="float">
            <text:p>1760.548828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43.252563" calcext:value-type="float">
            <text:p>1643.252563</text:p>
          </table:table-cell>
          <table:table-cell office:value-type="float" office:value="1759.22522" calcext:value-type="float">
            <text:p>1759.22522</text:p>
          </table:table-cell>
          <table:table-cell office:value-type="float" office:value="1658.899414" calcext:value-type="float">
            <text:p>1658.899414</text:p>
          </table:table-cell>
          <table:table-cell office:value-type="float" office:value="1740.617676" calcext:value-type="float">
            <text:p>1740.617676</text:p>
          </table:table-cell>
          <table:table-cell table:number-columns-repeated="13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1640.307983" calcext:value-type="float">
            <text:p>1640.307983</text:p>
          </table:table-cell>
          <table:table-cell office:value-type="float" office:value="1731.19043" calcext:value-type="float">
            <text:p>1731.19043</text:p>
          </table:table-cell>
          <table:table-cell office:value-type="float" office:value="1642.735352" calcext:value-type="float">
            <text:p>1642.735352</text:p>
          </table:table-cell>
          <table:table-cell office:value-type="float" office:value="1733.45459" calcext:value-type="float">
            <text:p>1733.45459</text:p>
          </table:table-cell>
          <table:table-cell table:number-columns-repeated="13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1634.141235" calcext:value-type="float">
            <text:p>1634.141235</text:p>
          </table:table-cell>
          <table:table-cell office:value-type="float" office:value="1708.94873" calcext:value-type="float">
            <text:p>1708.94873</text:p>
          </table:table-cell>
          <table:table-cell office:value-type="float" office:value="1642.950684" calcext:value-type="float">
            <text:p>1642.950684</text:p>
          </table:table-cell>
          <table:table-cell office:value-type="float" office:value="1715.045166" calcext:value-type="float">
            <text:p>1715.045166</text:p>
          </table:table-cell>
          <table:table-cell table:number-columns-repeated="13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1622.932983" calcext:value-type="float">
            <text:p>1622.932983</text:p>
          </table:table-cell>
          <table:table-cell office:value-type="float" office:value="1700.850586" calcext:value-type="float">
            <text:p>1700.850586</text:p>
          </table:table-cell>
          <table:table-cell office:value-type="float" office:value="1633.141724" calcext:value-type="float">
            <text:p>1633.141724</text:p>
          </table:table-cell>
          <table:table-cell office:value-type="float" office:value="1700.223999" calcext:value-type="float">
            <text:p>1700.223999</text:p>
          </table:table-cell>
          <table:table-cell table:number-columns-repeated="13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1619.84314" calcext:value-type="float">
            <text:p>1619.84314</text:p>
          </table:table-cell>
          <table:table-cell office:value-type="float" office:value="1690.835693" calcext:value-type="float">
            <text:p>1690.835693</text:p>
          </table:table-cell>
          <table:table-cell office:value-type="float" office:value="1626.694336" calcext:value-type="float">
            <text:p>1626.694336</text:p>
          </table:table-cell>
          <table:table-cell office:value-type="float" office:value="1692.125977" calcext:value-type="float">
            <text:p>1692.125977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06.691528" calcext:value-type="float">
            <text:p>1606.691528</text:p>
          </table:table-cell>
          <table:table-cell office:value-type="float" office:value="1684.148926" calcext:value-type="float">
            <text:p>1684.148926</text:p>
          </table:table-cell>
          <table:table-cell office:value-type="float" office:value="1619.474243" calcext:value-type="float">
            <text:p>1619.474243</text:p>
          </table:table-cell>
          <table:table-cell office:value-type="float" office:value="1676.930054" calcext:value-type="float">
            <text:p>1676.930054</text:p>
          </table:table-cell>
          <table:table-cell table:number-columns-repeated="13"/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1607.901611" calcext:value-type="float">
            <text:p>1607.901611</text:p>
          </table:table-cell>
          <table:table-cell office:value-type="float" office:value="1669.505371" calcext:value-type="float">
            <text:p>1669.505371</text:p>
          </table:table-cell>
          <table:table-cell office:value-type="float" office:value="1610.272095" calcext:value-type="float">
            <text:p>1610.272095</text:p>
          </table:table-cell>
          <table:table-cell office:value-type="float" office:value="1669.206177" calcext:value-type="float">
            <text:p>1669.206177</text:p>
          </table:table-cell>
          <table:table-cell table:number-columns-repeated="13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1599.846069" calcext:value-type="float">
            <text:p>1599.846069</text:p>
          </table:table-cell>
          <table:table-cell office:value-type="float" office:value="1660.47168" calcext:value-type="float">
            <text:p>1660.47168</text:p>
          </table:table-cell>
          <table:table-cell office:value-type="float" office:value="1611.580933" calcext:value-type="float">
            <text:p>1611.580933</text:p>
          </table:table-cell>
          <table:table-cell office:value-type="float" office:value="1661.553711" calcext:value-type="float">
            <text:p>1661.553711</text:p>
          </table:table-cell>
          <table:table-cell table:number-columns-repeated="13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1596.226196" calcext:value-type="float">
            <text:p>1596.226196</text:p>
          </table:table-cell>
          <table:table-cell office:value-type="float" office:value="1659.352783" calcext:value-type="float">
            <text:p>1659.352783</text:p>
          </table:table-cell>
          <table:table-cell office:value-type="float" office:value="1603.0177" calcext:value-type="float">
            <text:p>1603.0177</text:p>
          </table:table-cell>
          <table:table-cell office:value-type="float" office:value="1656.098022" calcext:value-type="float">
            <text:p>1656.098022</text:p>
          </table:table-cell>
          <table:table-cell table:number-columns-repeated="13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1589.183716" calcext:value-type="float">
            <text:p>1589.183716</text:p>
          </table:table-cell>
          <table:table-cell office:value-type="float" office:value="1653.112549" calcext:value-type="float">
            <text:p>1653.112549</text:p>
          </table:table-cell>
          <table:table-cell office:value-type="float" office:value="1596.562744" calcext:value-type="float">
            <text:p>1596.562744</text:p>
          </table:table-cell>
          <table:table-cell office:value-type="float" office:value="1647.89209" calcext:value-type="float">
            <text:p>1647.89209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97.712524" calcext:value-type="float">
            <text:p>1597.712524</text:p>
          </table:table-cell>
          <table:table-cell office:value-type="float" office:value="1635.305664" calcext:value-type="float">
            <text:p>1635.305664</text:p>
          </table:table-cell>
          <table:table-cell office:value-type="float" office:value="1595.67981" calcext:value-type="float">
            <text:p>1595.67981</text:p>
          </table:table-cell>
          <table:table-cell office:value-type="float" office:value="1643.273193" calcext:value-type="float">
            <text:p>1643.273193</text:p>
          </table:table-cell>
          <table:table-cell table:number-columns-repeated="13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1586.281006" calcext:value-type="float">
            <text:p>1586.281006</text:p>
          </table:table-cell>
          <table:table-cell office:value-type="float" office:value="1636.828369" calcext:value-type="float">
            <text:p>1636.828369</text:p>
          </table:table-cell>
          <table:table-cell office:value-type="float" office:value="1593.76001" calcext:value-type="float">
            <text:p>1593.76001</text:p>
          </table:table-cell>
          <table:table-cell office:value-type="float" office:value="1636.919189" calcext:value-type="float">
            <text:p>1636.919189</text:p>
          </table:table-cell>
          <table:table-cell table:number-columns-repeated="13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1584.857178" calcext:value-type="float">
            <text:p>1584.857178</text:p>
          </table:table-cell>
          <table:table-cell office:value-type="float" office:value="1631.268433" calcext:value-type="float">
            <text:p>1631.268433</text:p>
          </table:table-cell>
          <table:table-cell office:value-type="float" office:value="1590.786987" calcext:value-type="float">
            <text:p>1590.786987</text:p>
          </table:table-cell>
          <table:table-cell office:value-type="float" office:value="1632.116699" calcext:value-type="float">
            <text:p>1632.116699</text:p>
          </table:table-cell>
          <table:table-cell table:number-columns-repeated="13"/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1583.112671" calcext:value-type="float">
            <text:p>1583.112671</text:p>
          </table:table-cell>
          <table:table-cell office:value-type="float" office:value="1625.917114" calcext:value-type="float">
            <text:p>1625.917114</text:p>
          </table:table-cell>
          <table:table-cell office:value-type="float" office:value="1589.417358" calcext:value-type="float">
            <text:p>1589.417358</text:p>
          </table:table-cell>
          <table:table-cell office:value-type="float" office:value="1624.187622" calcext:value-type="float">
            <text:p>1624.187622</text:p>
          </table:table-cell>
          <table:table-cell table:number-columns-repeated="13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1581.754761" calcext:value-type="float">
            <text:p>1581.754761</text:p>
          </table:table-cell>
          <table:table-cell office:value-type="float" office:value="1622.410767" calcext:value-type="float">
            <text:p>1622.410767</text:p>
          </table:table-cell>
          <table:table-cell office:value-type="float" office:value="1588.050293" calcext:value-type="float">
            <text:p>1588.050293</text:p>
          </table:table-cell>
          <table:table-cell office:value-type="float" office:value="1621.274414" calcext:value-type="float">
            <text:p>1621.274414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81.453857" calcext:value-type="float">
            <text:p>1581.453857</text:p>
          </table:table-cell>
          <table:table-cell office:value-type="float" office:value="1618.130737" calcext:value-type="float">
            <text:p>1618.130737</text:p>
          </table:table-cell>
          <table:table-cell office:value-type="float" office:value="1586.049194" calcext:value-type="float">
            <text:p>1586.049194</text:p>
          </table:table-cell>
          <table:table-cell office:value-type="float" office:value="1614.404907" calcext:value-type="float">
            <text:p>1614.404907</text:p>
          </table:table-cell>
          <table:table-cell table:number-columns-repeated="13"/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582.369019" calcext:value-type="float">
            <text:p>1582.369019</text:p>
          </table:table-cell>
          <table:table-cell office:value-type="float" office:value="1608.707886" calcext:value-type="float">
            <text:p>1608.707886</text:p>
          </table:table-cell>
          <table:table-cell office:value-type="float" office:value="1584.718262" calcext:value-type="float">
            <text:p>1584.718262</text:p>
          </table:table-cell>
          <table:table-cell office:value-type="float" office:value="1614.179443" calcext:value-type="float">
            <text:p>1614.179443</text:p>
          </table:table-cell>
          <table:table-cell table:number-columns-repeated="13"/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1574.684692" calcext:value-type="float">
            <text:p>1574.684692</text:p>
          </table:table-cell>
          <table:table-cell office:value-type="float" office:value="1610.921387" calcext:value-type="float">
            <text:p>1610.921387</text:p>
          </table:table-cell>
          <table:table-cell office:value-type="float" office:value="1583.056641" calcext:value-type="float">
            <text:p>1583.056641</text:p>
          </table:table-cell>
          <table:table-cell office:value-type="float" office:value="1607.441406" calcext:value-type="float">
            <text:p>1607.441406</text:p>
          </table:table-cell>
          <table:table-cell table:number-columns-repeated="13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1574.009277" calcext:value-type="float">
            <text:p>1574.009277</text:p>
          </table:table-cell>
          <table:table-cell office:value-type="float" office:value="1607.192993" calcext:value-type="float">
            <text:p>1607.192993</text:p>
          </table:table-cell>
          <table:table-cell office:value-type="float" office:value="1582.31665" calcext:value-type="float">
            <text:p>1582.31665</text:p>
          </table:table-cell>
          <table:table-cell office:value-type="float" office:value="1608.362793" calcext:value-type="float">
            <text:p>1608.362793</text:p>
          </table:table-cell>
          <table:table-cell table:number-columns-repeated="13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1573.580078" calcext:value-type="float">
            <text:p>1573.580078</text:p>
          </table:table-cell>
          <table:table-cell office:value-type="float" office:value="1605.657471" calcext:value-type="float">
            <text:p>1605.657471</text:p>
          </table:table-cell>
          <table:table-cell office:value-type="float" office:value="1579.658203" calcext:value-type="float">
            <text:p>1579.658203</text:p>
          </table:table-cell>
          <table:table-cell office:value-type="float" office:value="1605.44519" calcext:value-type="float">
            <text:p>1605.44519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68.675781" calcext:value-type="float">
            <text:p>1568.675781</text:p>
          </table:table-cell>
          <table:table-cell office:value-type="float" office:value="1602.762939" calcext:value-type="float">
            <text:p>1602.762939</text:p>
          </table:table-cell>
          <table:table-cell office:value-type="float" office:value="1579.827393" calcext:value-type="float">
            <text:p>1579.827393</text:p>
          </table:table-cell>
          <table:table-cell office:value-type="float" office:value="1600.93103" calcext:value-type="float">
            <text:p>1600.93103</text:p>
          </table:table-cell>
          <table:table-cell table:number-columns-repeated="13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1571.484497" calcext:value-type="float">
            <text:p>1571.484497</text:p>
          </table:table-cell>
          <table:table-cell office:value-type="float" office:value="1596.363281" calcext:value-type="float">
            <text:p>1596.363281</text:p>
          </table:table-cell>
          <table:table-cell office:value-type="float" office:value="1577.979614" calcext:value-type="float">
            <text:p>1577.979614</text:p>
          </table:table-cell>
          <table:table-cell office:value-type="float" office:value="1602.041992" calcext:value-type="float">
            <text:p>1602.041992</text:p>
          </table:table-cell>
          <table:table-cell table:number-columns-repeated="13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1568.466431" calcext:value-type="float">
            <text:p>1568.466431</text:p>
          </table:table-cell>
          <table:table-cell office:value-type="float" office:value="1595.112427" calcext:value-type="float">
            <text:p>1595.112427</text:p>
          </table:table-cell>
          <table:table-cell office:value-type="float" office:value="1576.872925" calcext:value-type="float">
            <text:p>1576.872925</text:p>
          </table:table-cell>
          <table:table-cell office:value-type="float" office:value="1596.163574" calcext:value-type="float">
            <text:p>1596.163574</text:p>
          </table:table-cell>
          <table:table-cell table:number-columns-repeated="13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1568.069824" calcext:value-type="float">
            <text:p>1568.069824</text:p>
          </table:table-cell>
          <table:table-cell office:value-type="float" office:value="1589.939819" calcext:value-type="float">
            <text:p>1589.939819</text:p>
          </table:table-cell>
          <table:table-cell office:value-type="float" office:value="1572.776489" calcext:value-type="float">
            <text:p>1572.776489</text:p>
          </table:table-cell>
          <table:table-cell office:value-type="float" office:value="1593.333862" calcext:value-type="float">
            <text:p>1593.333862</text:p>
          </table:table-cell>
          <table:table-cell table:number-columns-repeated="13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564.016479" calcext:value-type="float">
            <text:p>1564.016479</text:p>
          </table:table-cell>
          <table:table-cell office:value-type="float" office:value="1592.44458" calcext:value-type="float">
            <text:p>1592.44458</text:p>
          </table:table-cell>
          <table:table-cell office:value-type="float" office:value="1574.363525" calcext:value-type="float">
            <text:p>1574.363525</text:p>
          </table:table-cell>
          <table:table-cell office:value-type="float" office:value="1593.889404" calcext:value-type="float">
            <text:p>1593.889404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73.654785" calcext:value-type="float">
            <text:p>1573.654785</text:p>
          </table:table-cell>
          <table:table-cell office:value-type="float" office:value="1591.381226" calcext:value-type="float">
            <text:p>1591.381226</text:p>
          </table:table-cell>
          <table:table-cell office:value-type="float" office:value="1565.451172" calcext:value-type="float">
            <text:p>1565.451172</text:p>
          </table:table-cell>
          <table:table-cell office:value-type="float" office:value="1584.729736" calcext:value-type="float">
            <text:p>1584.729736</text:p>
          </table:table-cell>
          <table:table-cell table:number-columns-repeated="13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1576.487305" calcext:value-type="float">
            <text:p>1576.487305</text:p>
          </table:table-cell>
          <table:table-cell office:value-type="float" office:value="1588.561646" calcext:value-type="float">
            <text:p>1588.561646</text:p>
          </table:table-cell>
          <table:table-cell office:value-type="float" office:value="1574.519287" calcext:value-type="float">
            <text:p>1574.519287</text:p>
          </table:table-cell>
          <table:table-cell office:value-type="float" office:value="1584.849854" calcext:value-type="float">
            <text:p>1584.849854</text:p>
          </table:table-cell>
          <table:table-cell table:number-columns-repeated="1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1569.905762" calcext:value-type="float">
            <text:p>1569.905762</text:p>
          </table:table-cell>
          <table:table-cell office:value-type="float" office:value="1584.230103" calcext:value-type="float">
            <text:p>1584.230103</text:p>
          </table:table-cell>
          <table:table-cell office:value-type="float" office:value="1569.651001" calcext:value-type="float">
            <text:p>1569.651001</text:p>
          </table:table-cell>
          <table:table-cell office:value-type="float" office:value="1583.727539" calcext:value-type="float">
            <text:p>1583.727539</text:p>
          </table:table-cell>
          <table:table-cell table:number-columns-repeated="13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1568.042847" calcext:value-type="float">
            <text:p>1568.042847</text:p>
          </table:table-cell>
          <table:table-cell office:value-type="float" office:value="1586.184692" calcext:value-type="float">
            <text:p>1586.184692</text:p>
          </table:table-cell>
          <table:table-cell office:value-type="float" office:value="1569.231445" calcext:value-type="float">
            <text:p>1569.231445</text:p>
          </table:table-cell>
          <table:table-cell office:value-type="float" office:value="1581.826416" calcext:value-type="float">
            <text:p>1581.826416</text:p>
          </table:table-cell>
          <table:table-cell table:number-columns-repeated="13"/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1569.843384" calcext:value-type="float">
            <text:p>1569.843384</text:p>
          </table:table-cell>
          <table:table-cell office:value-type="float" office:value="1580.138672" calcext:value-type="float">
            <text:p>1580.138672</text:p>
          </table:table-cell>
          <table:table-cell office:value-type="float" office:value="1568.581055" calcext:value-type="float">
            <text:p>1568.581055</text:p>
          </table:table-cell>
          <table:table-cell office:value-type="float" office:value="1582.694946" calcext:value-type="float">
            <text:p>1582.694946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68.385986" calcext:value-type="float">
            <text:p>1568.385986</text:p>
          </table:table-cell>
          <table:table-cell office:value-type="float" office:value="1582.329712" calcext:value-type="float">
            <text:p>1582.329712</text:p>
          </table:table-cell>
          <table:table-cell office:value-type="float" office:value="1570.666016" calcext:value-type="float">
            <text:p>1570.666016</text:p>
          </table:table-cell>
          <table:table-cell office:value-type="float" office:value="1581.546265" calcext:value-type="float">
            <text:p>1581.546265</text:p>
          </table:table-cell>
          <table:table-cell table:number-columns-repeated="13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1566.602417" calcext:value-type="float">
            <text:p>1566.602417</text:p>
          </table:table-cell>
          <table:table-cell office:value-type="float" office:value="1583.92627" calcext:value-type="float">
            <text:p>1583.92627</text:p>
          </table:table-cell>
          <table:table-cell office:value-type="float" office:value="1568.16333" calcext:value-type="float">
            <text:p>1568.16333</text:p>
          </table:table-cell>
          <table:table-cell office:value-type="float" office:value="1579.779297" calcext:value-type="float">
            <text:p>1579.779297</text:p>
          </table:table-cell>
          <table:table-cell table:number-columns-repeated="13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565.19873" calcext:value-type="float">
            <text:p>1565.19873</text:p>
          </table:table-cell>
          <table:table-cell office:value-type="float" office:value="1582.033569" calcext:value-type="float">
            <text:p>1582.033569</text:p>
          </table:table-cell>
          <table:table-cell office:value-type="float" office:value="1569.166992" calcext:value-type="float">
            <text:p>1569.166992</text:p>
          </table:table-cell>
          <table:table-cell office:value-type="float" office:value="1578.002563" calcext:value-type="float">
            <text:p>1578.002563</text:p>
          </table:table-cell>
          <table:table-cell table:number-columns-repeated="13"/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1566.031372" calcext:value-type="float">
            <text:p>1566.031372</text:p>
          </table:table-cell>
          <table:table-cell office:value-type="float" office:value="1577.46582" calcext:value-type="float">
            <text:p>1577.46582</text:p>
          </table:table-cell>
          <table:table-cell office:value-type="float" office:value="1568.268555" calcext:value-type="float">
            <text:p>1568.268555</text:p>
          </table:table-cell>
          <table:table-cell office:value-type="float" office:value="1575.600586" calcext:value-type="float">
            <text:p>1575.600586</text:p>
          </table:table-cell>
          <table:table-cell table:number-columns-repeated="13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1566.791138" calcext:value-type="float">
            <text:p>1566.791138</text:p>
          </table:table-cell>
          <table:table-cell office:value-type="float" office:value="1576.205811" calcext:value-type="float">
            <text:p>1576.205811</text:p>
          </table:table-cell>
          <table:table-cell office:value-type="float" office:value="1570.569702" calcext:value-type="float">
            <text:p>1570.569702</text:p>
          </table:table-cell>
          <table:table-cell office:value-type="float" office:value="1577.19165" calcext:value-type="float">
            <text:p>1577.19165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68.683594" calcext:value-type="float">
            <text:p>1568.683594</text:p>
          </table:table-cell>
          <table:table-cell office:value-type="float" office:value="1578.276367" calcext:value-type="float">
            <text:p>1578.276367</text:p>
          </table:table-cell>
          <table:table-cell office:value-type="float" office:value="1568.450195" calcext:value-type="float">
            <text:p>1568.450195</text:p>
          </table:table-cell>
          <table:table-cell office:value-type="float" office:value="1575.840088" calcext:value-type="float">
            <text:p>1575.840088</text:p>
          </table:table-cell>
          <table:table-cell table:number-columns-repeated="13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1566.269775" calcext:value-type="float">
            <text:p>1566.269775</text:p>
          </table:table-cell>
          <table:table-cell office:value-type="float" office:value="1576.225464" calcext:value-type="float">
            <text:p>1576.225464</text:p>
          </table:table-cell>
          <table:table-cell office:value-type="float" office:value="1568.085449" calcext:value-type="float">
            <text:p>1568.085449</text:p>
          </table:table-cell>
          <table:table-cell office:value-type="float" office:value="1577.55603" calcext:value-type="float">
            <text:p>1577.55603</text:p>
          </table:table-cell>
          <table:table-cell table:number-columns-repeated="13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1565.455444" calcext:value-type="float">
            <text:p>1565.455444</text:p>
          </table:table-cell>
          <table:table-cell office:value-type="float" office:value="1577.278687" calcext:value-type="float">
            <text:p>1577.278687</text:p>
          </table:table-cell>
          <table:table-cell office:value-type="float" office:value="1567.449829" calcext:value-type="float">
            <text:p>1567.449829</text:p>
          </table:table-cell>
          <table:table-cell office:value-type="float" office:value="1574.689453" calcext:value-type="float">
            <text:p>1574.689453</text:p>
          </table:table-cell>
          <table:table-cell table:number-columns-repeated="13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1565.239136" calcext:value-type="float">
            <text:p>1565.239136</text:p>
          </table:table-cell>
          <table:table-cell office:value-type="float" office:value="1577.367676" calcext:value-type="float">
            <text:p>1577.367676</text:p>
          </table:table-cell>
          <table:table-cell office:value-type="float" office:value="1566.661865" calcext:value-type="float">
            <text:p>1566.661865</text:p>
          </table:table-cell>
          <table:table-cell office:value-type="float" office:value="1573.601562" calcext:value-type="float">
            <text:p>1573.601562</text:p>
          </table:table-cell>
          <table:table-cell table:number-columns-repeated="13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1557.684204" calcext:value-type="float">
            <text:p>1557.684204</text:p>
          </table:table-cell>
          <table:table-cell office:value-type="float" office:value="1585.423462" calcext:value-type="float">
            <text:p>1585.423462</text:p>
          </table:table-cell>
          <table:table-cell office:value-type="float" office:value="1560.0177" calcext:value-type="float">
            <text:p>1560.0177</text:p>
          </table:table-cell>
          <table:table-cell office:value-type="float" office:value="1584.309204" calcext:value-type="float">
            <text:p>1584.309204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68.559692" calcext:value-type="float">
            <text:p>1568.559692</text:p>
          </table:table-cell>
          <table:table-cell office:value-type="float" office:value="1558.562378" calcext:value-type="float">
            <text:p>1558.562378</text:p>
          </table:table-cell>
          <table:table-cell office:value-type="float" office:value="1581.902222" calcext:value-type="float">
            <text:p>1581.902222</text:p>
          </table:table-cell>
          <table:table-cell office:value-type="float" office:value="1575.25" calcext:value-type="float">
            <text:p>1575.25</text:p>
          </table:table-cell>
          <table:table-cell table:number-columns-repeated="13"/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1537.232178" calcext:value-type="float">
            <text:p>1537.232178</text:p>
          </table:table-cell>
          <table:table-cell office:value-type="float" office:value="1525.372314" calcext:value-type="float">
            <text:p>1525.372314</text:p>
          </table:table-cell>
          <table:table-cell office:value-type="float" office:value="1601.662476" calcext:value-type="float">
            <text:p>1601.662476</text:p>
          </table:table-cell>
          <table:table-cell office:value-type="float" office:value="1637.666992" calcext:value-type="float">
            <text:p>1637.666992</text:p>
          </table:table-cell>
          <table:table-cell table:number-columns-repeated="13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1538.46106" calcext:value-type="float">
            <text:p>1538.46106</text:p>
          </table:table-cell>
          <table:table-cell office:value-type="float" office:value="1528.139648" calcext:value-type="float">
            <text:p>1528.139648</text:p>
          </table:table-cell>
          <table:table-cell office:value-type="float" office:value="1608.49646" calcext:value-type="float">
            <text:p>1608.49646</text:p>
          </table:table-cell>
          <table:table-cell office:value-type="float" office:value="1664.231445" calcext:value-type="float">
            <text:p>1664.231445</text:p>
          </table:table-cell>
          <table:table-cell table:number-columns-repeated="13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1550.866943" calcext:value-type="float">
            <text:p>1550.866943</text:p>
          </table:table-cell>
          <table:table-cell office:value-type="float" office:value="1561.902222" calcext:value-type="float">
            <text:p>1561.902222</text:p>
          </table:table-cell>
          <table:table-cell office:value-type="float" office:value="1626.873657" calcext:value-type="float">
            <text:p>1626.873657</text:p>
          </table:table-cell>
          <table:table-cell office:value-type="float" office:value="1669.603394" calcext:value-type="float">
            <text:p>1669.603394</text:p>
          </table:table-cell>
          <table:table-cell table:number-columns-repeated="13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1557.492065" calcext:value-type="float">
            <text:p>1557.492065</text:p>
          </table:table-cell>
          <table:table-cell office:value-type="float" office:value="1571.927246" calcext:value-type="float">
            <text:p>1571.927246</text:p>
          </table:table-cell>
          <table:table-cell office:value-type="float" office:value="1672.836182" calcext:value-type="float">
            <text:p>1672.836182</text:p>
          </table:table-cell>
          <table:table-cell office:value-type="float" office:value="1628.724121" calcext:value-type="float">
            <text:p>1628.724121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13.614746" calcext:value-type="float">
            <text:p>1613.614746</text:p>
          </table:table-cell>
          <table:table-cell office:value-type="float" office:value="1631.367676" calcext:value-type="float">
            <text:p>1631.367676</text:p>
          </table:table-cell>
          <table:table-cell office:value-type="float" office:value="1619.675659" calcext:value-type="float">
            <text:p>1619.675659</text:p>
          </table:table-cell>
          <table:table-cell office:value-type="float" office:value="1702.580322" calcext:value-type="float">
            <text:p>1702.580322</text:p>
          </table:table-cell>
          <table:table-cell table:number-columns-repeated="13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1575.828613" calcext:value-type="float">
            <text:p>1575.828613</text:p>
          </table:table-cell>
          <table:table-cell office:value-type="float" office:value="1610.315186" calcext:value-type="float">
            <text:p>1610.315186</text:p>
          </table:table-cell>
          <table:table-cell office:value-type="float" office:value="1625.936646" calcext:value-type="float">
            <text:p>1625.936646</text:p>
          </table:table-cell>
          <table:table-cell office:value-type="float" office:value="1701.121338" calcext:value-type="float">
            <text:p>1701.121338</text:p>
          </table:table-cell>
          <table:table-cell table:number-columns-repeated="13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1597.068726" calcext:value-type="float">
            <text:p>1597.068726</text:p>
          </table:table-cell>
          <table:table-cell office:value-type="float" office:value="1616.927002" calcext:value-type="float">
            <text:p>1616.927002</text:p>
          </table:table-cell>
          <table:table-cell office:value-type="float" office:value="1646.975586" calcext:value-type="float">
            <text:p>1646.975586</text:p>
          </table:table-cell>
          <table:table-cell office:value-type="float" office:value="1701.952881" calcext:value-type="float">
            <text:p>1701.952881</text:p>
          </table:table-cell>
          <table:table-cell table:number-columns-repeated="13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1615.44458" calcext:value-type="float">
            <text:p>1615.44458</text:p>
          </table:table-cell>
          <table:table-cell office:value-type="float" office:value="1633.872803" calcext:value-type="float">
            <text:p>1633.872803</text:p>
          </table:table-cell>
          <table:table-cell office:value-type="float" office:value="1663.222778" calcext:value-type="float">
            <text:p>1663.222778</text:p>
          </table:table-cell>
          <table:table-cell office:value-type="float" office:value="1696.317871" calcext:value-type="float">
            <text:p>1696.317871</text:p>
          </table:table-cell>
          <table:table-cell table:number-columns-repeated="13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1622.554077" calcext:value-type="float">
            <text:p>1622.554077</text:p>
          </table:table-cell>
          <table:table-cell office:value-type="float" office:value="1675.266968" calcext:value-type="float">
            <text:p>1675.266968</text:p>
          </table:table-cell>
          <table:table-cell office:value-type="float" office:value="1670.109375" calcext:value-type="float">
            <text:p>1670.109375</text:p>
          </table:table-cell>
          <table:table-cell office:value-type="float" office:value="1739.072998" calcext:value-type="float">
            <text:p>1739.072998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76.945801" calcext:value-type="float">
            <text:p>1676.945801</text:p>
          </table:table-cell>
          <table:table-cell office:value-type="float" office:value="1733.754883" calcext:value-type="float">
            <text:p>1733.754883</text:p>
          </table:table-cell>
          <table:table-cell office:value-type="float" office:value="1661.198975" calcext:value-type="float">
            <text:p>1661.198975</text:p>
          </table:table-cell>
          <table:table-cell office:value-type="float" office:value="1721.019897" calcext:value-type="float">
            <text:p>1721.019897</text:p>
          </table:table-cell>
          <table:table-cell table:number-columns-repeated="13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1695.636719" calcext:value-type="float">
            <text:p>1695.636719</text:p>
          </table:table-cell>
          <table:table-cell office:value-type="float" office:value="1770.308594" calcext:value-type="float">
            <text:p>1770.308594</text:p>
          </table:table-cell>
          <table:table-cell office:value-type="float" office:value="1693.182617" calcext:value-type="float">
            <text:p>1693.182617</text:p>
          </table:table-cell>
          <table:table-cell office:value-type="float" office:value="1755.370361" calcext:value-type="float">
            <text:p>1755.370361</text:p>
          </table:table-cell>
          <table:table-cell table:number-columns-repeated="13"/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1719.919678" calcext:value-type="float">
            <text:p>1719.919678</text:p>
          </table:table-cell>
          <table:table-cell office:value-type="float" office:value="1787.131104" calcext:value-type="float">
            <text:p>1787.131104</text:p>
          </table:table-cell>
          <table:table-cell office:value-type="float" office:value="1725.066772" calcext:value-type="float">
            <text:p>1725.066772</text:p>
          </table:table-cell>
          <table:table-cell office:value-type="float" office:value="1773.666504" calcext:value-type="float">
            <text:p>1773.666504</text:p>
          </table:table-cell>
          <table:table-cell table:number-columns-repeated="13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1734.285278" calcext:value-type="float">
            <text:p>1734.285278</text:p>
          </table:table-cell>
          <table:table-cell office:value-type="float" office:value="1796.212646" calcext:value-type="float">
            <text:p>1796.212646</text:p>
          </table:table-cell>
          <table:table-cell office:value-type="float" office:value="1748.363281" calcext:value-type="float">
            <text:p>1748.363281</text:p>
          </table:table-cell>
          <table:table-cell office:value-type="float" office:value="1782.668701" calcext:value-type="float">
            <text:p>1782.668701</text:p>
          </table:table-cell>
          <table:table-cell table:number-columns-repeated="13"/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1747.784302" calcext:value-type="float">
            <text:p>1747.784302</text:p>
          </table:table-cell>
          <table:table-cell office:value-type="float" office:value="1824.77478" calcext:value-type="float">
            <text:p>1824.77478</text:p>
          </table:table-cell>
          <table:table-cell office:value-type="float" office:value="1761.984131" calcext:value-type="float">
            <text:p>1761.984131</text:p>
          </table:table-cell>
          <table:table-cell office:value-type="float" office:value="1812.970703" calcext:value-type="float">
            <text:p>1812.970703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78.631348" calcext:value-type="float">
            <text:p>1778.631348</text:p>
          </table:table-cell>
          <table:table-cell office:value-type="float" office:value="1875.810669" calcext:value-type="float">
            <text:p>1875.810669</text:p>
          </table:table-cell>
          <table:table-cell office:value-type="float" office:value="1794.774658" calcext:value-type="float">
            <text:p>1794.774658</text:p>
          </table:table-cell>
          <table:table-cell office:value-type="float" office:value="1862.705444" calcext:value-type="float">
            <text:p>1862.705444</text:p>
          </table:table-cell>
          <table:table-cell table:number-columns-repeated="13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807.235596" calcext:value-type="float">
            <text:p>1807.235596</text:p>
          </table:table-cell>
          <table:table-cell office:value-type="float" office:value="1894.835327" calcext:value-type="float">
            <text:p>1894.835327</text:p>
          </table:table-cell>
          <table:table-cell office:value-type="float" office:value="1820.775269" calcext:value-type="float">
            <text:p>1820.775269</text:p>
          </table:table-cell>
          <table:table-cell office:value-type="float" office:value="1887.895508" calcext:value-type="float">
            <text:p>1887.895508</text:p>
          </table:table-cell>
          <table:table-cell table:number-columns-repeated="13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1801.678101" calcext:value-type="float">
            <text:p>1801.678101</text:p>
          </table:table-cell>
          <table:table-cell office:value-type="float" office:value="1872.691406" calcext:value-type="float">
            <text:p>1872.691406</text:p>
          </table:table-cell>
          <table:table-cell office:value-type="float" office:value="1826.62915" calcext:value-type="float">
            <text:p>1826.62915</text:p>
          </table:table-cell>
          <table:table-cell office:value-type="float" office:value="1860.967163" calcext:value-type="float">
            <text:p>1860.967163</text:p>
          </table:table-cell>
          <table:table-cell table:number-columns-repeated="13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1792.957275" calcext:value-type="float">
            <text:p>1792.957275</text:p>
          </table:table-cell>
          <table:table-cell office:value-type="float" office:value="1906.430176" calcext:value-type="float">
            <text:p>1906.430176</text:p>
          </table:table-cell>
          <table:table-cell office:value-type="float" office:value="1816.238037" calcext:value-type="float">
            <text:p>1816.238037</text:p>
          </table:table-cell>
          <table:table-cell office:value-type="float" office:value="1893.043457" calcext:value-type="float">
            <text:p>1893.043457</text:p>
          </table:table-cell>
          <table:table-cell table:number-columns-repeated="13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1804.064453" calcext:value-type="float">
            <text:p>1804.064453</text:p>
          </table:table-cell>
          <table:table-cell office:value-type="float" office:value="1908.566406" calcext:value-type="float">
            <text:p>1908.566406</text:p>
          </table:table-cell>
          <table:table-cell office:value-type="float" office:value="1826.127808" calcext:value-type="float">
            <text:p>1826.127808</text:p>
          </table:table-cell>
          <table:table-cell office:value-type="float" office:value="1893.075928" calcext:value-type="float">
            <text:p>1893.075928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92.934082" calcext:value-type="float">
            <text:p>1792.934082</text:p>
          </table:table-cell>
          <table:table-cell office:value-type="float" office:value="1925.123901" calcext:value-type="float">
            <text:p>1925.123901</text:p>
          </table:table-cell>
          <table:table-cell office:value-type="float" office:value="1810.364746" calcext:value-type="float">
            <text:p>1810.364746</text:p>
          </table:table-cell>
          <table:table-cell office:value-type="float" office:value="1914.148926" calcext:value-type="float">
            <text:p>1914.148926</text:p>
          </table:table-cell>
          <table:table-cell table:number-columns-repeated="13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1792.624756" calcext:value-type="float">
            <text:p>1792.624756</text:p>
          </table:table-cell>
          <table:table-cell office:value-type="float" office:value="1927.150269" calcext:value-type="float">
            <text:p>1927.150269</text:p>
          </table:table-cell>
          <table:table-cell office:value-type="float" office:value="1808.661743" calcext:value-type="float">
            <text:p>1808.661743</text:p>
          </table:table-cell>
          <table:table-cell office:value-type="float" office:value="1924.900879" calcext:value-type="float">
            <text:p>1924.900879</text:p>
          </table:table-cell>
          <table:table-cell table:number-columns-repeated="13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1810.528564" calcext:value-type="float">
            <text:p>1810.528564</text:p>
          </table:table-cell>
          <table:table-cell office:value-type="float" office:value="1912.276978" calcext:value-type="float">
            <text:p>1912.276978</text:p>
          </table:table-cell>
          <table:table-cell office:value-type="float" office:value="1829.465088" calcext:value-type="float">
            <text:p>1829.465088</text:p>
          </table:table-cell>
          <table:table-cell office:value-type="float" office:value="1899.883545" calcext:value-type="float">
            <text:p>1899.883545</text:p>
          </table:table-cell>
          <table:table-cell table:number-columns-repeated="13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1801.213135" calcext:value-type="float">
            <text:p>1801.213135</text:p>
          </table:table-cell>
          <table:table-cell office:value-type="float" office:value="1929.875488" calcext:value-type="float">
            <text:p>1929.875488</text:p>
          </table:table-cell>
          <table:table-cell office:value-type="float" office:value="1817.146606" calcext:value-type="float">
            <text:p>1817.146606</text:p>
          </table:table-cell>
          <table:table-cell office:value-type="float" office:value="1921.814453" calcext:value-type="float">
            <text:p>1921.814453</text:p>
          </table:table-cell>
          <table:table-cell table:number-columns-repeated="13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1795.854736" calcext:value-type="float">
            <text:p>1795.854736</text:p>
          </table:table-cell>
          <table:table-cell office:value-type="float" office:value="1942.477661" calcext:value-type="float">
            <text:p>1942.477661</text:p>
          </table:table-cell>
          <table:table-cell office:value-type="float" office:value="1810.322266" calcext:value-type="float">
            <text:p>1810.322266</text:p>
          </table:table-cell>
          <table:table-cell office:value-type="float" office:value="1934.765625" calcext:value-type="float">
            <text:p>1934.765625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10.794434" calcext:value-type="float">
            <text:p>1810.794434</text:p>
          </table:table-cell>
          <table:table-cell office:value-type="float" office:value="1916.585449" calcext:value-type="float">
            <text:p>1916.585449</text:p>
          </table:table-cell>
          <table:table-cell office:value-type="float" office:value="1831.064331" calcext:value-type="float">
            <text:p>1831.064331</text:p>
          </table:table-cell>
          <table:table-cell office:value-type="float" office:value="1908.35083" calcext:value-type="float">
            <text:p>1908.35083</text:p>
          </table:table-cell>
          <table:table-cell table:number-columns-repeated="13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1807.607178" calcext:value-type="float">
            <text:p>1807.607178</text:p>
          </table:table-cell>
          <table:table-cell office:value-type="float" office:value="1927.936157" calcext:value-type="float">
            <text:p>1927.936157</text:p>
          </table:table-cell>
          <table:table-cell office:value-type="float" office:value="1821.833496" calcext:value-type="float">
            <text:p>1821.833496</text:p>
          </table:table-cell>
          <table:table-cell office:value-type="float" office:value="1921.749756" calcext:value-type="float">
            <text:p>1921.749756</text:p>
          </table:table-cell>
          <table:table-cell table:number-columns-repeated="13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1795.549561" calcext:value-type="float">
            <text:p>1795.549561</text:p>
          </table:table-cell>
          <table:table-cell office:value-type="float" office:value="1926.890137" calcext:value-type="float">
            <text:p>1926.890137</text:p>
          </table:table-cell>
          <table:table-cell office:value-type="float" office:value="1816.604004" calcext:value-type="float">
            <text:p>1816.604004</text:p>
          </table:table-cell>
          <table:table-cell office:value-type="float" office:value="1917.179688" calcext:value-type="float">
            <text:p>1917.179688</text:p>
          </table:table-cell>
          <table:table-cell table:number-columns-repeated="13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1811.915405" calcext:value-type="float">
            <text:p>1811.915405</text:p>
          </table:table-cell>
          <table:table-cell office:value-type="float" office:value="1928.525391" calcext:value-type="float">
            <text:p>1928.525391</text:p>
          </table:table-cell>
          <table:table-cell office:value-type="float" office:value="1829.062988" calcext:value-type="float">
            <text:p>1829.062988</text:p>
          </table:table-cell>
          <table:table-cell office:value-type="float" office:value="1921.530151" calcext:value-type="float">
            <text:p>1921.530151</text:p>
          </table:table-cell>
          <table:table-cell table:number-columns-repeated="13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1811.115479" calcext:value-type="float">
            <text:p>1811.115479</text:p>
          </table:table-cell>
          <table:table-cell office:value-type="float" office:value="1939.429077" calcext:value-type="float">
            <text:p>1939.429077</text:p>
          </table:table-cell>
          <table:table-cell office:value-type="float" office:value="1826.283447" calcext:value-type="float">
            <text:p>1826.283447</text:p>
          </table:table-cell>
          <table:table-cell office:value-type="float" office:value="1931.487793" calcext:value-type="float">
            <text:p>1931.487793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98.730835" calcext:value-type="float">
            <text:p>1798.730835</text:p>
          </table:table-cell>
          <table:table-cell office:value-type="float" office:value="1936.126465" calcext:value-type="float">
            <text:p>1936.126465</text:p>
          </table:table-cell>
          <table:table-cell office:value-type="float" office:value="1818.918945" calcext:value-type="float">
            <text:p>1818.918945</text:p>
          </table:table-cell>
          <table:table-cell office:value-type="float" office:value="1928.752075" calcext:value-type="float">
            <text:p>1928.752075</text:p>
          </table:table-cell>
          <table:table-cell table:number-columns-repeated="13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816.234863" calcext:value-type="float">
            <text:p>1816.234863</text:p>
          </table:table-cell>
          <table:table-cell office:value-type="float" office:value="1934.898438" calcext:value-type="float">
            <text:p>1934.898438</text:p>
          </table:table-cell>
          <table:table-cell office:value-type="float" office:value="1833.18042" calcext:value-type="float">
            <text:p>1833.18042</text:p>
          </table:table-cell>
          <table:table-cell office:value-type="float" office:value="1927.646729" calcext:value-type="float">
            <text:p>1927.646729</text:p>
          </table:table-cell>
          <table:table-cell table:number-columns-repeated="1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815.921143" calcext:value-type="float">
            <text:p>1815.921143</text:p>
          </table:table-cell>
          <table:table-cell office:value-type="float" office:value="1937.813477" calcext:value-type="float">
            <text:p>1937.813477</text:p>
          </table:table-cell>
          <table:table-cell office:value-type="float" office:value="1831.468628" calcext:value-type="float">
            <text:p>1831.468628</text:p>
          </table:table-cell>
          <table:table-cell office:value-type="float" office:value="1931.305908" calcext:value-type="float">
            <text:p>1931.305908</text:p>
          </table:table-cell>
          <table:table-cell table:number-columns-repeated="13"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1810.426392" calcext:value-type="float">
            <text:p>1810.426392</text:p>
          </table:table-cell>
          <table:table-cell office:value-type="float" office:value="1951.816895" calcext:value-type="float">
            <text:p>1951.816895</text:p>
          </table:table-cell>
          <table:table-cell office:value-type="float" office:value="1828.15564" calcext:value-type="float">
            <text:p>1828.15564</text:p>
          </table:table-cell>
          <table:table-cell office:value-type="float" office:value="1942.550537" calcext:value-type="float">
            <text:p>1942.550537</text:p>
          </table:table-cell>
          <table:table-cell table:number-columns-repeated="13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818.829468" calcext:value-type="float">
            <text:p>1818.829468</text:p>
          </table:table-cell>
          <table:table-cell office:value-type="float" office:value="1933.206543" calcext:value-type="float">
            <text:p>1933.206543</text:p>
          </table:table-cell>
          <table:table-cell office:value-type="float" office:value="1839.262573" calcext:value-type="float">
            <text:p>1839.262573</text:p>
          </table:table-cell>
          <table:table-cell office:value-type="float" office:value="1923.186035" calcext:value-type="float">
            <text:p>1923.18603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12.011475" calcext:value-type="float">
            <text:p>1812.011475</text:p>
          </table:table-cell>
          <table:table-cell office:value-type="float" office:value="1942.208862" calcext:value-type="float">
            <text:p>1942.208862</text:p>
          </table:table-cell>
          <table:table-cell office:value-type="float" office:value="1832.244873" calcext:value-type="float">
            <text:p>1832.244873</text:p>
          </table:table-cell>
          <table:table-cell office:value-type="float" office:value="1934.09314" calcext:value-type="float">
            <text:p>1934.09314</text:p>
          </table:table-cell>
          <table:table-cell table:number-columns-repeated="13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811.49585" calcext:value-type="float">
            <text:p>1811.49585</text:p>
          </table:table-cell>
          <table:table-cell office:value-type="float" office:value="1960.34436" calcext:value-type="float">
            <text:p>1960.34436</text:p>
          </table:table-cell>
          <table:table-cell office:value-type="float" office:value="1827.377197" calcext:value-type="float">
            <text:p>1827.377197</text:p>
          </table:table-cell>
          <table:table-cell office:value-type="float" office:value="1952.874512" calcext:value-type="float">
            <text:p>1952.874512</text:p>
          </table:table-cell>
          <table:table-cell table:number-columns-repeated="13"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1822.818359" calcext:value-type="float">
            <text:p>1822.818359</text:p>
          </table:table-cell>
          <table:table-cell office:value-type="float" office:value="1941.18689" calcext:value-type="float">
            <text:p>1941.18689</text:p>
          </table:table-cell>
          <table:table-cell office:value-type="float" office:value="1841.282349" calcext:value-type="float">
            <text:p>1841.282349</text:p>
          </table:table-cell>
          <table:table-cell office:value-type="float" office:value="1930.195312" calcext:value-type="float">
            <text:p>1930.195312</text:p>
          </table:table-cell>
          <table:table-cell table:number-columns-repeated="13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1818.355713" calcext:value-type="float">
            <text:p>1818.355713</text:p>
          </table:table-cell>
          <table:table-cell office:value-type="float" office:value="1943.881348" calcext:value-type="float">
            <text:p>1943.881348</text:p>
          </table:table-cell>
          <table:table-cell office:value-type="float" office:value="1836.983398" calcext:value-type="float">
            <text:p>1836.983398</text:p>
          </table:table-cell>
          <table:table-cell office:value-type="float" office:value="1937.005981" calcext:value-type="float">
            <text:p>1937.005981</text:p>
          </table:table-cell>
          <table:table-cell table:number-columns-repeated="13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1816.279297" calcext:value-type="float">
            <text:p>1816.279297</text:p>
          </table:table-cell>
          <table:table-cell office:value-type="float" office:value="1955.588135" calcext:value-type="float">
            <text:p>1955.588135</text:p>
          </table:table-cell>
          <table:table-cell office:value-type="float" office:value="1835.029419" calcext:value-type="float">
            <text:p>1835.029419</text:p>
          </table:table-cell>
          <table:table-cell office:value-type="float" office:value="1949.94043" calcext:value-type="float">
            <text:p>1949.94043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26.99939" calcext:value-type="float">
            <text:p>1826.99939</text:p>
          </table:table-cell>
          <table:table-cell office:value-type="float" office:value="1936.504639" calcext:value-type="float">
            <text:p>1936.504639</text:p>
          </table:table-cell>
          <table:table-cell office:value-type="float" office:value="1850.660156" calcext:value-type="float">
            <text:p>1850.660156</text:p>
          </table:table-cell>
          <table:table-cell office:value-type="float" office:value="1927.345337" calcext:value-type="float">
            <text:p>1927.345337</text:p>
          </table:table-cell>
          <table:table-cell table:number-columns-repeated="13"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1827.376343" calcext:value-type="float">
            <text:p>1827.376343</text:p>
          </table:table-cell>
          <table:table-cell office:value-type="float" office:value="1958.20874" calcext:value-type="float">
            <text:p>1958.20874</text:p>
          </table:table-cell>
          <table:table-cell office:value-type="float" office:value="1842.293213" calcext:value-type="float">
            <text:p>1842.293213</text:p>
          </table:table-cell>
          <table:table-cell office:value-type="float" office:value="1953.974365" calcext:value-type="float">
            <text:p>1953.974365</text:p>
          </table:table-cell>
          <table:table-cell table:number-columns-repeated="13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1817.705811" calcext:value-type="float">
            <text:p>1817.705811</text:p>
          </table:table-cell>
          <table:table-cell office:value-type="float" office:value="1950.892212" calcext:value-type="float">
            <text:p>1950.892212</text:p>
          </table:table-cell>
          <table:table-cell office:value-type="float" office:value="1836.446045" calcext:value-type="float">
            <text:p>1836.446045</text:p>
          </table:table-cell>
          <table:table-cell office:value-type="float" office:value="1945.260864" calcext:value-type="float">
            <text:p>1945.260864</text:p>
          </table:table-cell>
          <table:table-cell table:number-columns-repeated="13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1833.633667" calcext:value-type="float">
            <text:p>1833.633667</text:p>
          </table:table-cell>
          <table:table-cell office:value-type="float" office:value="1944.870972" calcext:value-type="float">
            <text:p>1944.870972</text:p>
          </table:table-cell>
          <table:table-cell office:value-type="float" office:value="1854.484741" calcext:value-type="float">
            <text:p>1854.484741</text:p>
          </table:table-cell>
          <table:table-cell office:value-type="float" office:value="1937.280396" calcext:value-type="float">
            <text:p>1937.280396</text:p>
          </table:table-cell>
          <table:table-cell table:number-columns-repeated="13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1828.178467" calcext:value-type="float">
            <text:p>1828.178467</text:p>
          </table:table-cell>
          <table:table-cell office:value-type="float" office:value="1968.748047" calcext:value-type="float">
            <text:p>1968.748047</text:p>
          </table:table-cell>
          <table:table-cell office:value-type="float" office:value="1848.467529" calcext:value-type="float">
            <text:p>1848.467529</text:p>
          </table:table-cell>
          <table:table-cell office:value-type="float" office:value="1958.318359" calcext:value-type="float">
            <text:p>1958.318359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19.86377" calcext:value-type="float">
            <text:p>1819.86377</text:p>
          </table:table-cell>
          <table:table-cell office:value-type="float" office:value="1970.129517" calcext:value-type="float">
            <text:p>1970.129517</text:p>
          </table:table-cell>
          <table:table-cell office:value-type="float" office:value="1838.759033" calcext:value-type="float">
            <text:p>1838.759033</text:p>
          </table:table-cell>
          <table:table-cell office:value-type="float" office:value="1959.397705" calcext:value-type="float">
            <text:p>1959.397705</text:p>
          </table:table-cell>
          <table:table-cell table:number-columns-repeated="13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1838.750977" calcext:value-type="float">
            <text:p>1838.750977</text:p>
          </table:table-cell>
          <table:table-cell office:value-type="float" office:value="1944.78479" calcext:value-type="float">
            <text:p>1944.78479</text:p>
          </table:table-cell>
          <table:table-cell office:value-type="float" office:value="1859.956055" calcext:value-type="float">
            <text:p>1859.956055</text:p>
          </table:table-cell>
          <table:table-cell office:value-type="float" office:value="1939.206299" calcext:value-type="float">
            <text:p>1939.206299</text:p>
          </table:table-cell>
          <table:table-cell table:number-columns-repeated="13"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1837.501465" calcext:value-type="float">
            <text:p>1837.501465</text:p>
          </table:table-cell>
          <table:table-cell office:value-type="float" office:value="1965.39624" calcext:value-type="float">
            <text:p>1965.39624</text:p>
          </table:table-cell>
          <table:table-cell office:value-type="float" office:value="1857.916382" calcext:value-type="float">
            <text:p>1857.916382</text:p>
          </table:table-cell>
          <table:table-cell office:value-type="float" office:value="1957.965698" calcext:value-type="float">
            <text:p>1957.965698</text:p>
          </table:table-cell>
          <table:table-cell table:number-columns-repeated="13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1814.784546" calcext:value-type="float">
            <text:p>1814.784546</text:p>
          </table:table-cell>
          <table:table-cell office:value-type="float" office:value="1960.610474" calcext:value-type="float">
            <text:p>1960.610474</text:p>
          </table:table-cell>
          <table:table-cell office:value-type="float" office:value="1836.487671" calcext:value-type="float">
            <text:p>1836.487671</text:p>
          </table:table-cell>
          <table:table-cell office:value-type="float" office:value="1950.192261" calcext:value-type="float">
            <text:p>1950.192261</text:p>
          </table:table-cell>
          <table:table-cell table:number-columns-repeated="13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1818.186523" calcext:value-type="float">
            <text:p>1818.186523</text:p>
          </table:table-cell>
          <table:table-cell office:value-type="float" office:value="1908.942383" calcext:value-type="float">
            <text:p>1908.942383</text:p>
          </table:table-cell>
          <table:table-cell office:value-type="float" office:value="1841.491211" calcext:value-type="float">
            <text:p>1841.491211</text:p>
          </table:table-cell>
          <table:table-cell office:value-type="float" office:value="1899.007446" calcext:value-type="float">
            <text:p>1899.007446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71.941895" calcext:value-type="float">
            <text:p>1771.941895</text:p>
          </table:table-cell>
          <table:table-cell office:value-type="float" office:value="1937.198975" calcext:value-type="float">
            <text:p>1937.198975</text:p>
          </table:table-cell>
          <table:table-cell office:value-type="float" office:value="1781.741455" calcext:value-type="float">
            <text:p>1781.741455</text:p>
          </table:table-cell>
          <table:table-cell office:value-type="float" office:value="1939.014771" calcext:value-type="float">
            <text:p>1939.014771</text:p>
          </table:table-cell>
          <table:table-cell table:number-columns-repeated="13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1740.72168" calcext:value-type="float">
            <text:p>1740.72168</text:p>
          </table:table-cell>
          <table:table-cell office:value-type="float" office:value="1903.38147" calcext:value-type="float">
            <text:p>1903.38147</text:p>
          </table:table-cell>
          <table:table-cell office:value-type="float" office:value="1756.79834" calcext:value-type="float">
            <text:p>1756.79834</text:p>
          </table:table-cell>
          <table:table-cell office:value-type="float" office:value="1900.000977" calcext:value-type="float">
            <text:p>1900.000977</text:p>
          </table:table-cell>
          <table:table-cell table:number-columns-repeated="13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1758.678833" calcext:value-type="float">
            <text:p>1758.678833</text:p>
          </table:table-cell>
          <table:table-cell office:value-type="float" office:value="1844.93396" calcext:value-type="float">
            <text:p>1844.93396</text:p>
          </table:table-cell>
          <table:table-cell office:value-type="float" office:value="1779.506104" calcext:value-type="float">
            <text:p>1779.506104</text:p>
          </table:table-cell>
          <table:table-cell office:value-type="float" office:value="1834.465698" calcext:value-type="float">
            <text:p>1834.465698</text:p>
          </table:table-cell>
          <table:table-cell table:number-columns-repeated="13"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1720.151245" calcext:value-type="float">
            <text:p>1720.151245</text:p>
          </table:table-cell>
          <table:table-cell office:value-type="float" office:value="1865.775879" calcext:value-type="float">
            <text:p>1865.775879</text:p>
          </table:table-cell>
          <table:table-cell office:value-type="float" office:value="1726.702759" calcext:value-type="float">
            <text:p>1726.702759</text:p>
          </table:table-cell>
          <table:table-cell office:value-type="float" office:value="1867.88501" calcext:value-type="float">
            <text:p>1867.88501</text:p>
          </table:table-cell>
          <table:table-cell table:number-columns-repeated="13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1694.493408" calcext:value-type="float">
            <text:p>1694.493408</text:p>
          </table:table-cell>
          <table:table-cell office:value-type="float" office:value="1829.389648" calcext:value-type="float">
            <text:p>1829.389648</text:p>
          </table:table-cell>
          <table:table-cell office:value-type="float" office:value="1710.960815" calcext:value-type="float">
            <text:p>1710.960815</text:p>
          </table:table-cell>
          <table:table-cell office:value-type="float" office:value="1825.206299" calcext:value-type="float">
            <text:p>1825.206299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06.880737" calcext:value-type="float">
            <text:p>1706.880737</text:p>
          </table:table-cell>
          <table:table-cell office:value-type="float" office:value="1787.668701" calcext:value-type="float">
            <text:p>1787.668701</text:p>
          </table:table-cell>
          <table:table-cell office:value-type="float" office:value="1723.924194" calcext:value-type="float">
            <text:p>1723.924194</text:p>
          </table:table-cell>
          <table:table-cell office:value-type="float" office:value="1784.300049" calcext:value-type="float">
            <text:p>1784.300049</text:p>
          </table:table-cell>
          <table:table-cell table:number-columns-repeated="13"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1670.463135" calcext:value-type="float">
            <text:p>1670.463135</text:p>
          </table:table-cell>
          <table:table-cell office:value-type="float" office:value="1801.459717" calcext:value-type="float">
            <text:p>1801.459717</text:p>
          </table:table-cell>
          <table:table-cell office:value-type="float" office:value="1681.969727" calcext:value-type="float">
            <text:p>1681.969727</text:p>
          </table:table-cell>
          <table:table-cell office:value-type="float" office:value="1801.77002" calcext:value-type="float">
            <text:p>1801.77002</text:p>
          </table:table-cell>
          <table:table-cell table:number-columns-repeated="13"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1653.236572" calcext:value-type="float">
            <text:p>1653.236572</text:p>
          </table:table-cell>
          <table:table-cell office:value-type="float" office:value="1777.105347" calcext:value-type="float">
            <text:p>1777.105347</text:p>
          </table:table-cell>
          <table:table-cell office:value-type="float" office:value="1679.697266" calcext:value-type="float">
            <text:p>1679.697266</text:p>
          </table:table-cell>
          <table:table-cell office:value-type="float" office:value="1759.344727" calcext:value-type="float">
            <text:p>1759.344727</text:p>
          </table:table-cell>
          <table:table-cell table:number-columns-repeated="13"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1668.975342" calcext:value-type="float">
            <text:p>1668.975342</text:p>
          </table:table-cell>
          <table:table-cell office:value-type="float" office:value="1746.125977" calcext:value-type="float">
            <text:p>1746.125977</text:p>
          </table:table-cell>
          <table:table-cell office:value-type="float" office:value="1669.411377" calcext:value-type="float">
            <text:p>1669.411377</text:p>
          </table:table-cell>
          <table:table-cell office:value-type="float" office:value="1738.874268" calcext:value-type="float">
            <text:p>1738.874268</text:p>
          </table:table-cell>
          <table:table-cell table:number-columns-repeated="13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1648.015015" calcext:value-type="float">
            <text:p>1648.015015</text:p>
          </table:table-cell>
          <table:table-cell office:value-type="float" office:value="1741.990356" calcext:value-type="float">
            <text:p>1741.990356</text:p>
          </table:table-cell>
          <table:table-cell office:value-type="float" office:value="1661.745361" calcext:value-type="float">
            <text:p>1661.745361</text:p>
          </table:table-cell>
          <table:table-cell office:value-type="float" office:value="1742.318604" calcext:value-type="float">
            <text:p>1742.318604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33.726318" calcext:value-type="float">
            <text:p>1633.726318</text:p>
          </table:table-cell>
          <table:table-cell office:value-type="float" office:value="1730.265259" calcext:value-type="float">
            <text:p>1730.265259</text:p>
          </table:table-cell>
          <table:table-cell office:value-type="float" office:value="1648.432129" calcext:value-type="float">
            <text:p>1648.432129</text:p>
          </table:table-cell>
          <table:table-cell office:value-type="float" office:value="1729.45459" calcext:value-type="float">
            <text:p>1729.45459</text:p>
          </table:table-cell>
          <table:table-cell table:number-columns-repeated="13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1633.828735" calcext:value-type="float">
            <text:p>1633.828735</text:p>
          </table:table-cell>
          <table:table-cell office:value-type="float" office:value="1712.405151" calcext:value-type="float">
            <text:p>1712.405151</text:p>
          </table:table-cell>
          <table:table-cell office:value-type="float" office:value="1642.676758" calcext:value-type="float">
            <text:p>1642.676758</text:p>
          </table:table-cell>
          <table:table-cell office:value-type="float" office:value="1710.322388" calcext:value-type="float">
            <text:p>1710.322388</text:p>
          </table:table-cell>
          <table:table-cell table:number-columns-repeated="13"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1619.484375" calcext:value-type="float">
            <text:p>1619.484375</text:p>
          </table:table-cell>
          <table:table-cell office:value-type="float" office:value="1707.390869" calcext:value-type="float">
            <text:p>1707.390869</text:p>
          </table:table-cell>
          <table:table-cell office:value-type="float" office:value="1632.047119" calcext:value-type="float">
            <text:p>1632.047119</text:p>
          </table:table-cell>
          <table:table-cell office:value-type="float" office:value="1701.89502" calcext:value-type="float">
            <text:p>1701.89502</text:p>
          </table:table-cell>
          <table:table-cell table:number-columns-repeated="13"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1616.119751" calcext:value-type="float">
            <text:p>1616.119751</text:p>
          </table:table-cell>
          <table:table-cell office:value-type="float" office:value="1696.561035" calcext:value-type="float">
            <text:p>1696.561035</text:p>
          </table:table-cell>
          <table:table-cell office:value-type="float" office:value="1630.449951" calcext:value-type="float">
            <text:p>1630.449951</text:p>
          </table:table-cell>
          <table:table-cell office:value-type="float" office:value="1693.216187" calcext:value-type="float">
            <text:p>1693.216187</text:p>
          </table:table-cell>
          <table:table-cell table:number-columns-repeated="13"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605.001709" calcext:value-type="float">
            <text:p>1605.001709</text:p>
          </table:table-cell>
          <table:table-cell office:value-type="float" office:value="1694.65625" calcext:value-type="float">
            <text:p>1694.65625</text:p>
          </table:table-cell>
          <table:table-cell office:value-type="float" office:value="1621.852295" calcext:value-type="float">
            <text:p>1621.852295</text:p>
          </table:table-cell>
          <table:table-cell office:value-type="float" office:value="1680.8125" calcext:value-type="float">
            <text:p>1680.8125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9.027954" calcext:value-type="float">
            <text:p>1609.027954</text:p>
          </table:table-cell>
          <table:table-cell office:value-type="float" office:value="1673.790527" calcext:value-type="float">
            <text:p>1673.790527</text:p>
          </table:table-cell>
          <table:table-cell office:value-type="float" office:value="1611.97583" calcext:value-type="float">
            <text:p>1611.97583</text:p>
          </table:table-cell>
          <table:table-cell office:value-type="float" office:value="1677.67334" calcext:value-type="float">
            <text:p>1677.67334</text:p>
          </table:table-cell>
          <table:table-cell table:number-columns-repeated="13"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1599.224487" calcext:value-type="float">
            <text:p>1599.224487</text:p>
          </table:table-cell>
          <table:table-cell office:value-type="float" office:value="1667.156006" calcext:value-type="float">
            <text:p>1667.156006</text:p>
          </table:table-cell>
          <table:table-cell office:value-type="float" office:value="1611.926025" calcext:value-type="float">
            <text:p>1611.926025</text:p>
          </table:table-cell>
          <table:table-cell office:value-type="float" office:value="1666.372803" calcext:value-type="float">
            <text:p>1666.372803</text:p>
          </table:table-cell>
          <table:table-cell table:number-columns-repeated="13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598.205078" calcext:value-type="float">
            <text:p>1598.205078</text:p>
          </table:table-cell>
          <table:table-cell office:value-type="float" office:value="1657.410889" calcext:value-type="float">
            <text:p>1657.410889</text:p>
          </table:table-cell>
          <table:table-cell office:value-type="float" office:value="1609.932495" calcext:value-type="float">
            <text:p>1609.932495</text:p>
          </table:table-cell>
          <table:table-cell office:value-type="float" office:value="1656.273071" calcext:value-type="float">
            <text:p>1656.273071</text:p>
          </table:table-cell>
          <table:table-cell table:number-columns-repeated="13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1591.656616" calcext:value-type="float">
            <text:p>1591.656616</text:p>
          </table:table-cell>
          <table:table-cell office:value-type="float" office:value="1656.326782" calcext:value-type="float">
            <text:p>1656.326782</text:p>
          </table:table-cell>
          <table:table-cell office:value-type="float" office:value="1604.736816" calcext:value-type="float">
            <text:p>1604.736816</text:p>
          </table:table-cell>
          <table:table-cell office:value-type="float" office:value="1648.866333" calcext:value-type="float">
            <text:p>1648.866333</text:p>
          </table:table-cell>
          <table:table-cell table:number-columns-repeated="13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1592.118042" calcext:value-type="float">
            <text:p>1592.118042</text:p>
          </table:table-cell>
          <table:table-cell office:value-type="float" office:value="1641.761108" calcext:value-type="float">
            <text:p>1641.761108</text:p>
          </table:table-cell>
          <table:table-cell office:value-type="float" office:value="1594.290649" calcext:value-type="float">
            <text:p>1594.290649</text:p>
          </table:table-cell>
          <table:table-cell office:value-type="float" office:value="1643.748901" calcext:value-type="float">
            <text:p>1643.748901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85.869019" calcext:value-type="float">
            <text:p>1585.869019</text:p>
          </table:table-cell>
          <table:table-cell office:value-type="float" office:value="1637.134033" calcext:value-type="float">
            <text:p>1637.134033</text:p>
          </table:table-cell>
          <table:table-cell office:value-type="float" office:value="1594.493042" calcext:value-type="float">
            <text:p>1594.493042</text:p>
          </table:table-cell>
          <table:table-cell office:value-type="float" office:value="1638.90686" calcext:value-type="float">
            <text:p>1638.90686</text:p>
          </table:table-cell>
          <table:table-cell table:number-columns-repeated="13"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1586.783569" calcext:value-type="float">
            <text:p>1586.783569</text:p>
          </table:table-cell>
          <table:table-cell office:value-type="float" office:value="1632.553101" calcext:value-type="float">
            <text:p>1632.553101</text:p>
          </table:table-cell>
          <table:table-cell office:value-type="float" office:value="1592.762451" calcext:value-type="float">
            <text:p>1592.762451</text:p>
          </table:table-cell>
          <table:table-cell office:value-type="float" office:value="1635.480957" calcext:value-type="float">
            <text:p>1635.480957</text:p>
          </table:table-cell>
          <table:table-cell table:number-columns-repeated="13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582.990967" calcext:value-type="float">
            <text:p>1582.990967</text:p>
          </table:table-cell>
          <table:table-cell office:value-type="float" office:value="1627.073364" calcext:value-type="float">
            <text:p>1627.073364</text:p>
          </table:table-cell>
          <table:table-cell office:value-type="float" office:value="1590.427368" calcext:value-type="float">
            <text:p>1590.427368</text:p>
          </table:table-cell>
          <table:table-cell office:value-type="float" office:value="1628.393066" calcext:value-type="float">
            <text:p>1628.393066</text:p>
          </table:table-cell>
          <table:table-cell table:number-columns-repeated="13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1578.613037" calcext:value-type="float">
            <text:p>1578.613037</text:p>
          </table:table-cell>
          <table:table-cell office:value-type="float" office:value="1621.446899" calcext:value-type="float">
            <text:p>1621.446899</text:p>
          </table:table-cell>
          <table:table-cell office:value-type="float" office:value="1589.175537" calcext:value-type="float">
            <text:p>1589.175537</text:p>
          </table:table-cell>
          <table:table-cell office:value-type="float" office:value="1623.247925" calcext:value-type="float">
            <text:p>1623.247925</text:p>
          </table:table-cell>
          <table:table-cell table:number-columns-repeated="13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1582.989624" calcext:value-type="float">
            <text:p>1582.989624</text:p>
          </table:table-cell>
          <table:table-cell office:value-type="float" office:value="1612.789307" calcext:value-type="float">
            <text:p>1612.789307</text:p>
          </table:table-cell>
          <table:table-cell office:value-type="float" office:value="1587.239258" calcext:value-type="float">
            <text:p>1587.239258</text:p>
          </table:table-cell>
          <table:table-cell office:value-type="float" office:value="1618.018188" calcext:value-type="float">
            <text:p>1618.018188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74.433228" calcext:value-type="float">
            <text:p>1574.433228</text:p>
          </table:table-cell>
          <table:table-cell office:value-type="float" office:value="1612.713379" calcext:value-type="float">
            <text:p>1612.713379</text:p>
          </table:table-cell>
          <table:table-cell office:value-type="float" office:value="1584.164185" calcext:value-type="float">
            <text:p>1584.164185</text:p>
          </table:table-cell>
          <table:table-cell office:value-type="float" office:value="1618.580078" calcext:value-type="float">
            <text:p>1618.580078</text:p>
          </table:table-cell>
          <table:table-cell table:number-columns-repeated="13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1577.32373" calcext:value-type="float">
            <text:p>1577.32373</text:p>
          </table:table-cell>
          <table:table-cell office:value-type="float" office:value="1607.127441" calcext:value-type="float">
            <text:p>1607.127441</text:p>
          </table:table-cell>
          <table:table-cell office:value-type="float" office:value="1584.833496" calcext:value-type="float">
            <text:p>1584.833496</text:p>
          </table:table-cell>
          <table:table-cell office:value-type="float" office:value="1611.246948" calcext:value-type="float">
            <text:p>1611.246948</text:p>
          </table:table-cell>
          <table:table-cell table:number-columns-repeated="13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1569.208618" calcext:value-type="float">
            <text:p>1569.208618</text:p>
          </table:table-cell>
          <table:table-cell office:value-type="float" office:value="1605.884766" calcext:value-type="float">
            <text:p>1605.884766</text:p>
          </table:table-cell>
          <table:table-cell office:value-type="float" office:value="1581.764771" calcext:value-type="float">
            <text:p>1581.764771</text:p>
          </table:table-cell>
          <table:table-cell office:value-type="float" office:value="1609.670532" calcext:value-type="float">
            <text:p>1609.670532</text:p>
          </table:table-cell>
          <table:table-cell table:number-columns-repeated="13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1571.619507" calcext:value-type="float">
            <text:p>1571.619507</text:p>
          </table:table-cell>
          <table:table-cell office:value-type="float" office:value="1597.602417" calcext:value-type="float">
            <text:p>1597.602417</text:p>
          </table:table-cell>
          <table:table-cell office:value-type="float" office:value="1579.178223" calcext:value-type="float">
            <text:p>1579.178223</text:p>
          </table:table-cell>
          <table:table-cell office:value-type="float" office:value="1604.398315" calcext:value-type="float">
            <text:p>1604.398315</text:p>
          </table:table-cell>
          <table:table-cell table:number-columns-repeated="13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1562.90918" calcext:value-type="float">
            <text:p>1562.90918</text:p>
          </table:table-cell>
          <table:table-cell office:value-type="float" office:value="1598.61438" calcext:value-type="float">
            <text:p>1598.61438</text:p>
          </table:table-cell>
          <table:table-cell office:value-type="float" office:value="1576.657837" calcext:value-type="float">
            <text:p>1576.657837</text:p>
          </table:table-cell>
          <table:table-cell office:value-type="float" office:value="1600.341675" calcext:value-type="float">
            <text:p>1600.341675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69.150513" calcext:value-type="float">
            <text:p>1569.150513</text:p>
          </table:table-cell>
          <table:table-cell office:value-type="float" office:value="1591.333008" calcext:value-type="float">
            <text:p>1591.333008</text:p>
          </table:table-cell>
          <table:table-cell office:value-type="float" office:value="1580.350342" calcext:value-type="float">
            <text:p>1580.350342</text:p>
          </table:table-cell>
          <table:table-cell office:value-type="float" office:value="1596.525391" calcext:value-type="float">
            <text:p>1596.525391</text:p>
          </table:table-cell>
          <table:table-cell table:number-columns-repeated="13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1567.623413" calcext:value-type="float">
            <text:p>1567.623413</text:p>
          </table:table-cell>
          <table:table-cell office:value-type="float" office:value="1589.189331" calcext:value-type="float">
            <text:p>1589.189331</text:p>
          </table:table-cell>
          <table:table-cell office:value-type="float" office:value="1575.860718" calcext:value-type="float">
            <text:p>1575.860718</text:p>
          </table:table-cell>
          <table:table-cell office:value-type="float" office:value="1598.828979" calcext:value-type="float">
            <text:p>1598.828979</text:p>
          </table:table-cell>
          <table:table-cell table:number-columns-repeated="13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1563.003174" calcext:value-type="float">
            <text:p>1563.003174</text:p>
          </table:table-cell>
          <table:table-cell office:value-type="float" office:value="1590.701172" calcext:value-type="float">
            <text:p>1590.701172</text:p>
          </table:table-cell>
          <table:table-cell office:value-type="float" office:value="1576.303467" calcext:value-type="float">
            <text:p>1576.303467</text:p>
          </table:table-cell>
          <table:table-cell office:value-type="float" office:value="1595.228516" calcext:value-type="float">
            <text:p>1595.228516</text:p>
          </table:table-cell>
          <table:table-cell table:number-columns-repeated="13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1566.941895" calcext:value-type="float">
            <text:p>1566.941895</text:p>
          </table:table-cell>
          <table:table-cell office:value-type="float" office:value="1583.790649" calcext:value-type="float">
            <text:p>1583.790649</text:p>
          </table:table-cell>
          <table:table-cell office:value-type="float" office:value="1577.446045" calcext:value-type="float">
            <text:p>1577.446045</text:p>
          </table:table-cell>
          <table:table-cell office:value-type="float" office:value="1591.368408" calcext:value-type="float">
            <text:p>1591.368408</text:p>
          </table:table-cell>
          <table:table-cell table:number-columns-repeated="13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1562.140869" calcext:value-type="float">
            <text:p>1562.140869</text:p>
          </table:table-cell>
          <table:table-cell office:value-type="float" office:value="1584.757202" calcext:value-type="float">
            <text:p>1584.757202</text:p>
          </table:table-cell>
          <table:table-cell office:value-type="float" office:value="1575.516113" calcext:value-type="float">
            <text:p>1575.516113</text:p>
          </table:table-cell>
          <table:table-cell office:value-type="float" office:value="1594.37207" calcext:value-type="float">
            <text:p>1594.37207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63.822144" calcext:value-type="float">
            <text:p>1563.822144</text:p>
          </table:table-cell>
          <table:table-cell office:value-type="float" office:value="1579.702759" calcext:value-type="float">
            <text:p>1579.702759</text:p>
          </table:table-cell>
          <table:table-cell office:value-type="float" office:value="1575.817993" calcext:value-type="float">
            <text:p>1575.817993</text:p>
          </table:table-cell>
          <table:table-cell office:value-type="float" office:value="1594.011963" calcext:value-type="float">
            <text:p>1594.011963</text:p>
          </table:table-cell>
          <table:table-cell table:number-columns-repeated="13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1567.759888" calcext:value-type="float">
            <text:p>1567.759888</text:p>
          </table:table-cell>
          <table:table-cell office:value-type="float" office:value="1588.629395" calcext:value-type="float">
            <text:p>1588.629395</text:p>
          </table:table-cell>
          <table:table-cell office:value-type="float" office:value="1564.332642" calcext:value-type="float">
            <text:p>1564.332642</text:p>
          </table:table-cell>
          <table:table-cell office:value-type="float" office:value="1584.164917" calcext:value-type="float">
            <text:p>1584.164917</text:p>
          </table:table-cell>
          <table:table-cell table:number-columns-repeated="13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1568.423096" calcext:value-type="float">
            <text:p>1568.423096</text:p>
          </table:table-cell>
          <table:table-cell office:value-type="float" office:value="1588.002197" calcext:value-type="float">
            <text:p>1588.002197</text:p>
          </table:table-cell>
          <table:table-cell office:value-type="float" office:value="1568.802734" calcext:value-type="float">
            <text:p>1568.802734</text:p>
          </table:table-cell>
          <table:table-cell office:value-type="float" office:value="1582.290161" calcext:value-type="float">
            <text:p>1582.290161</text:p>
          </table:table-cell>
          <table:table-cell table:number-columns-repeated="13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1568.53186" calcext:value-type="float">
            <text:p>1568.53186</text:p>
          </table:table-cell>
          <table:table-cell office:value-type="float" office:value="1586.190063" calcext:value-type="float">
            <text:p>1586.190063</text:p>
          </table:table-cell>
          <table:table-cell office:value-type="float" office:value="1568.174072" calcext:value-type="float">
            <text:p>1568.174072</text:p>
          </table:table-cell>
          <table:table-cell office:value-type="float" office:value="1581.614502" calcext:value-type="float">
            <text:p>1581.614502</text:p>
          </table:table-cell>
          <table:table-cell table:number-columns-repeated="1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1567.696777" calcext:value-type="float">
            <text:p>1567.696777</text:p>
          </table:table-cell>
          <table:table-cell office:value-type="float" office:value="1579.120361" calcext:value-type="float">
            <text:p>1579.120361</text:p>
          </table:table-cell>
          <table:table-cell office:value-type="float" office:value="1569.546143" calcext:value-type="float">
            <text:p>1569.546143</text:p>
          </table:table-cell>
          <table:table-cell office:value-type="float" office:value="1578.635132" calcext:value-type="float">
            <text:p>1578.635132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66.967407" calcext:value-type="float">
            <text:p>1566.967407</text:p>
          </table:table-cell>
          <table:table-cell office:value-type="float" office:value="1580.561768" calcext:value-type="float">
            <text:p>1580.561768</text:p>
          </table:table-cell>
          <table:table-cell office:value-type="float" office:value="1567.589844" calcext:value-type="float">
            <text:p>1567.589844</text:p>
          </table:table-cell>
          <table:table-cell office:value-type="float" office:value="1580.129761" calcext:value-type="float">
            <text:p>1580.129761</text:p>
          </table:table-cell>
          <table:table-cell table:number-columns-repeated="1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1569.02832" calcext:value-type="float">
            <text:p>1569.02832</text:p>
          </table:table-cell>
          <table:table-cell office:value-type="float" office:value="1576.671143" calcext:value-type="float">
            <text:p>1576.671143</text:p>
          </table:table-cell>
          <table:table-cell office:value-type="float" office:value="1569.200928" calcext:value-type="float">
            <text:p>1569.200928</text:p>
          </table:table-cell>
          <table:table-cell office:value-type="float" office:value="1575.282471" calcext:value-type="float">
            <text:p>1575.282471</text:p>
          </table:table-cell>
          <table:table-cell table:number-columns-repeated="1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1569.73877" calcext:value-type="float">
            <text:p>1569.73877</text:p>
          </table:table-cell>
          <table:table-cell office:value-type="float" office:value="1578.081421" calcext:value-type="float">
            <text:p>1578.081421</text:p>
          </table:table-cell>
          <table:table-cell office:value-type="float" office:value="1566.050659" calcext:value-type="float">
            <text:p>1566.050659</text:p>
          </table:table-cell>
          <table:table-cell office:value-type="float" office:value="1578.81958" calcext:value-type="float">
            <text:p>1578.81958</text:p>
          </table:table-cell>
          <table:table-cell table:number-columns-repeated="1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1564.479126" calcext:value-type="float">
            <text:p>1564.479126</text:p>
          </table:table-cell>
          <table:table-cell office:value-type="float" office:value="1577.451538" calcext:value-type="float">
            <text:p>1577.451538</text:p>
          </table:table-cell>
          <table:table-cell office:value-type="float" office:value="1566.639526" calcext:value-type="float">
            <text:p>1566.639526</text:p>
          </table:table-cell>
          <table:table-cell office:value-type="float" office:value="1576.783813" calcext:value-type="float">
            <text:p>1576.783813</text:p>
          </table:table-cell>
          <table:table-cell table:number-columns-repeated="1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1564.918579" calcext:value-type="float">
            <text:p>1564.918579</text:p>
          </table:table-cell>
          <table:table-cell office:value-type="float" office:value="1576.893311" calcext:value-type="float">
            <text:p>1576.893311</text:p>
          </table:table-cell>
          <table:table-cell office:value-type="float" office:value="1562.393677" calcext:value-type="float">
            <text:p>1562.393677</text:p>
          </table:table-cell>
          <table:table-cell office:value-type="float" office:value="1578.233398" calcext:value-type="float">
            <text:p>1578.233398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65.835205" calcext:value-type="float">
            <text:p>1565.835205</text:p>
          </table:table-cell>
          <table:table-cell office:value-type="float" office:value="1576.474365" calcext:value-type="float">
            <text:p>1576.474365</text:p>
          </table:table-cell>
          <table:table-cell office:value-type="float" office:value="1564.777832" calcext:value-type="float">
            <text:p>1564.777832</text:p>
          </table:table-cell>
          <table:table-cell office:value-type="float" office:value="1575.024902" calcext:value-type="float">
            <text:p>1575.024902</text:p>
          </table:table-cell>
          <table:table-cell table:number-columns-repeated="1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1559.726685" calcext:value-type="float">
            <text:p>1559.726685</text:p>
          </table:table-cell>
          <table:table-cell office:value-type="float" office:value="1577.965576" calcext:value-type="float">
            <text:p>1577.965576</text:p>
          </table:table-cell>
          <table:table-cell office:value-type="float" office:value="1565.416748" calcext:value-type="float">
            <text:p>1565.416748</text:p>
          </table:table-cell>
          <table:table-cell office:value-type="float" office:value="1572.193726" calcext:value-type="float">
            <text:p>1572.193726</text:p>
          </table:table-cell>
          <table:table-cell table:number-columns-repeated="1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1566.93042" calcext:value-type="float">
            <text:p>1566.93042</text:p>
          </table:table-cell>
          <table:table-cell office:value-type="float" office:value="1572.310669" calcext:value-type="float">
            <text:p>1572.310669</text:p>
          </table:table-cell>
          <table:table-cell office:value-type="float" office:value="1568.093506" calcext:value-type="float">
            <text:p>1568.093506</text:p>
          </table:table-cell>
          <table:table-cell office:value-type="float" office:value="1574.326172" calcext:value-type="float">
            <text:p>1574.326172</text:p>
          </table:table-cell>
          <table:table-cell table:number-columns-repeated="1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1566.619995" calcext:value-type="float">
            <text:p>1566.619995</text:p>
          </table:table-cell>
          <table:table-cell office:value-type="float" office:value="1574.218628" calcext:value-type="float">
            <text:p>1574.218628</text:p>
          </table:table-cell>
          <table:table-cell office:value-type="float" office:value="1567.58313" calcext:value-type="float">
            <text:p>1567.58313</text:p>
          </table:table-cell>
          <table:table-cell office:value-type="float" office:value="1570.912842" calcext:value-type="float">
            <text:p>1570.912842</text:p>
          </table:table-cell>
          <table:table-cell table:number-columns-repeated="1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564.815063" calcext:value-type="float">
            <text:p>1564.815063</text:p>
          </table:table-cell>
          <table:table-cell office:value-type="float" office:value="1573.80957" calcext:value-type="float">
            <text:p>1573.80957</text:p>
          </table:table-cell>
          <table:table-cell office:value-type="float" office:value="1569.642944" calcext:value-type="float">
            <text:p>1569.642944</text:p>
          </table:table-cell>
          <table:table-cell office:value-type="float" office:value="1567.663208" calcext:value-type="float">
            <text:p>1567.663208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66.269897" calcext:value-type="float">
            <text:p>1566.269897</text:p>
          </table:table-cell>
          <table:table-cell office:value-type="float" office:value="1572.737915" calcext:value-type="float">
            <text:p>1572.737915</text:p>
          </table:table-cell>
          <table:table-cell office:value-type="float" office:value="1564.76355" calcext:value-type="float">
            <text:p>1564.76355</text:p>
          </table:table-cell>
          <table:table-cell office:value-type="float" office:value="1570.606934" calcext:value-type="float">
            <text:p>1570.606934</text:p>
          </table:table-cell>
          <table:table-cell table:number-columns-repeated="1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1555.031372" calcext:value-type="float">
            <text:p>1555.031372</text:p>
          </table:table-cell>
          <table:table-cell office:value-type="float" office:value="1555.163086" calcext:value-type="float">
            <text:p>1555.163086</text:p>
          </table:table-cell>
          <table:table-cell office:value-type="float" office:value="1578.727539" calcext:value-type="float">
            <text:p>1578.727539</text:p>
          </table:table-cell>
          <table:table-cell office:value-type="float" office:value="1586.937744" calcext:value-type="float">
            <text:p>1586.937744</text:p>
          </table:table-cell>
          <table:table-cell table:number-columns-repeated="1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1517.639893" calcext:value-type="float">
            <text:p>1517.639893</text:p>
          </table:table-cell>
          <table:table-cell office:value-type="float" office:value="1523.302856" calcext:value-type="float">
            <text:p>1523.302856</text:p>
          </table:table-cell>
          <table:table-cell office:value-type="float" office:value="1589.840454" calcext:value-type="float">
            <text:p>1589.840454</text:p>
          </table:table-cell>
          <table:table-cell office:value-type="float" office:value="1646.335083" calcext:value-type="float">
            <text:p>1646.335083</text:p>
          </table:table-cell>
          <table:table-cell table:number-columns-repeated="1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1541.854004" calcext:value-type="float">
            <text:p>1541.854004</text:p>
          </table:table-cell>
          <table:table-cell office:value-type="float" office:value="1524.586548" calcext:value-type="float">
            <text:p>1524.586548</text:p>
          </table:table-cell>
          <table:table-cell office:value-type="float" office:value="1625.711914" calcext:value-type="float">
            <text:p>1625.711914</text:p>
          </table:table-cell>
          <table:table-cell office:value-type="float" office:value="1612.770264" calcext:value-type="float">
            <text:p>1612.770264</text:p>
          </table:table-cell>
          <table:table-cell table:number-columns-repeated="1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541.62854" calcext:value-type="float">
            <text:p>1541.62854</text:p>
          </table:table-cell>
          <table:table-cell office:value-type="float" office:value="1535.913818" calcext:value-type="float">
            <text:p>1535.913818</text:p>
          </table:table-cell>
          <table:table-cell office:value-type="float" office:value="1622.219482" calcext:value-type="float">
            <text:p>1622.219482</text:p>
          </table:table-cell>
          <table:table-cell office:value-type="float" office:value="1608.718262" calcext:value-type="float">
            <text:p>1608.718262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56.422852" calcext:value-type="float">
            <text:p>1556.422852</text:p>
          </table:table-cell>
          <table:table-cell office:value-type="float" office:value="1561.990845" calcext:value-type="float">
            <text:p>1561.990845</text:p>
          </table:table-cell>
          <table:table-cell office:value-type="float" office:value="1618.120728" calcext:value-type="float">
            <text:p>1618.120728</text:p>
          </table:table-cell>
          <table:table-cell office:value-type="float" office:value="1637.259644" calcext:value-type="float">
            <text:p>1637.259644</text:p>
          </table:table-cell>
          <table:table-cell table:number-columns-repeated="1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1560.247925" calcext:value-type="float">
            <text:p>1560.247925</text:p>
          </table:table-cell>
          <table:table-cell office:value-type="float" office:value="1562.193237" calcext:value-type="float">
            <text:p>1562.193237</text:p>
          </table:table-cell>
          <table:table-cell office:value-type="float" office:value="1624.097412" calcext:value-type="float">
            <text:p>1624.097412</text:p>
          </table:table-cell>
          <table:table-cell office:value-type="float" office:value="1644.633057" calcext:value-type="float">
            <text:p>1644.633057</text:p>
          </table:table-cell>
          <table:table-cell table:number-columns-repeated="1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1560.182373" calcext:value-type="float">
            <text:p>1560.182373</text:p>
          </table:table-cell>
          <table:table-cell office:value-type="float" office:value="1567.131348" calcext:value-type="float">
            <text:p>1567.131348</text:p>
          </table:table-cell>
          <table:table-cell office:value-type="float" office:value="1615.853516" calcext:value-type="float">
            <text:p>1615.853516</text:p>
          </table:table-cell>
          <table:table-cell office:value-type="float" office:value="1665.809937" calcext:value-type="float">
            <text:p>1665.809937</text:p>
          </table:table-cell>
          <table:table-cell table:number-columns-repeated="1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1558.993164" calcext:value-type="float">
            <text:p>1558.993164</text:p>
          </table:table-cell>
          <table:table-cell office:value-type="float" office:value="1603.527222" calcext:value-type="float">
            <text:p>1603.527222</text:p>
          </table:table-cell>
          <table:table-cell office:value-type="float" office:value="1598.5448" calcext:value-type="float">
            <text:p>1598.5448</text:p>
          </table:table-cell>
          <table:table-cell office:value-type="float" office:value="1691.875732" calcext:value-type="float">
            <text:p>1691.875732</text:p>
          </table:table-cell>
          <table:table-cell table:number-columns-repeated="1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1582.36145" calcext:value-type="float">
            <text:p>1582.36145</text:p>
          </table:table-cell>
          <table:table-cell office:value-type="float" office:value="1615.19519" calcext:value-type="float">
            <text:p>1615.19519</text:p>
          </table:table-cell>
          <table:table-cell office:value-type="float" office:value="1624.061035" calcext:value-type="float">
            <text:p>1624.061035</text:p>
          </table:table-cell>
          <table:table-cell office:value-type="float" office:value="1665.542725" calcext:value-type="float">
            <text:p>1665.542725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29.192749" calcext:value-type="float">
            <text:p>1629.192749</text:p>
          </table:table-cell>
          <table:table-cell office:value-type="float" office:value="1657.202515" calcext:value-type="float">
            <text:p>1657.202515</text:p>
          </table:table-cell>
          <table:table-cell office:value-type="float" office:value="1611.419434" calcext:value-type="float">
            <text:p>1611.419434</text:p>
          </table:table-cell>
          <table:table-cell office:value-type="float" office:value="1646.450928" calcext:value-type="float">
            <text:p>1646.450928</text:p>
          </table:table-cell>
          <table:table-cell table:number-columns-repeated="1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1620.61084" calcext:value-type="float">
            <text:p>1620.61084</text:p>
          </table:table-cell>
          <table:table-cell office:value-type="float" office:value="1710.127197" calcext:value-type="float">
            <text:p>1710.127197</text:p>
          </table:table-cell>
          <table:table-cell office:value-type="float" office:value="1610.847412" calcext:value-type="float">
            <text:p>1610.847412</text:p>
          </table:table-cell>
          <table:table-cell office:value-type="float" office:value="1699.7229" calcext:value-type="float">
            <text:p>1699.7229</text:p>
          </table:table-cell>
          <table:table-cell table:number-columns-repeated="1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654.82312" calcext:value-type="float">
            <text:p>1654.82312</text:p>
          </table:table-cell>
          <table:table-cell office:value-type="float" office:value="1685.767944" calcext:value-type="float">
            <text:p>1685.767944</text:p>
          </table:table-cell>
          <table:table-cell office:value-type="float" office:value="1651.751709" calcext:value-type="float">
            <text:p>1651.751709</text:p>
          </table:table-cell>
          <table:table-cell office:value-type="float" office:value="1679.898682" calcext:value-type="float">
            <text:p>1679.898682</text:p>
          </table:table-cell>
          <table:table-cell table:number-columns-repeated="1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1661.970459" calcext:value-type="float">
            <text:p>1661.970459</text:p>
          </table:table-cell>
          <table:table-cell office:value-type="float" office:value="1743.72583" calcext:value-type="float">
            <text:p>1743.72583</text:p>
          </table:table-cell>
          <table:table-cell office:value-type="float" office:value="1662.203857" calcext:value-type="float">
            <text:p>1662.203857</text:p>
          </table:table-cell>
          <table:table-cell office:value-type="float" office:value="1732.259521" calcext:value-type="float">
            <text:p>1732.259521</text:p>
          </table:table-cell>
          <table:table-cell table:number-columns-repeated="1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1677.212158" calcext:value-type="float">
            <text:p>1677.212158</text:p>
          </table:table-cell>
          <table:table-cell office:value-type="float" office:value="1765.490112" calcext:value-type="float">
            <text:p>1765.490112</text:p>
          </table:table-cell>
          <table:table-cell office:value-type="float" office:value="1680.453003" calcext:value-type="float">
            <text:p>1680.453003</text:p>
          </table:table-cell>
          <table:table-cell office:value-type="float" office:value="1760.74585" calcext:value-type="float">
            <text:p>1760.74585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11.848755" calcext:value-type="float">
            <text:p>1711.848755</text:p>
          </table:table-cell>
          <table:table-cell office:value-type="float" office:value="1746.394653" calcext:value-type="float">
            <text:p>1746.394653</text:p>
          </table:table-cell>
          <table:table-cell office:value-type="float" office:value="1715.859985" calcext:value-type="float">
            <text:p>1715.859985</text:p>
          </table:table-cell>
          <table:table-cell office:value-type="float" office:value="1740.622559" calcext:value-type="float">
            <text:p>1740.622559</text:p>
          </table:table-cell>
          <table:table-cell table:number-columns-repeated="1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1731.474121" calcext:value-type="float">
            <text:p>1731.474121</text:p>
          </table:table-cell>
          <table:table-cell office:value-type="float" office:value="1775.968872" calcext:value-type="float">
            <text:p>1775.968872</text:p>
          </table:table-cell>
          <table:table-cell office:value-type="float" office:value="1738.272583" calcext:value-type="float">
            <text:p>1738.272583</text:p>
          </table:table-cell>
          <table:table-cell office:value-type="float" office:value="1769.989014" calcext:value-type="float">
            <text:p>1769.989014</text:p>
          </table:table-cell>
          <table:table-cell table:number-columns-repeated="1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1753.135742" calcext:value-type="float">
            <text:p>1753.135742</text:p>
          </table:table-cell>
          <table:table-cell office:value-type="float" office:value="1804.263916" calcext:value-type="float">
            <text:p>1804.263916</text:p>
          </table:table-cell>
          <table:table-cell office:value-type="float" office:value="1763.363281" calcext:value-type="float">
            <text:p>1763.363281</text:p>
          </table:table-cell>
          <table:table-cell office:value-type="float" office:value="1795.288696" calcext:value-type="float">
            <text:p>1795.288696</text:p>
          </table:table-cell>
          <table:table-cell table:number-columns-repeated="1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1777.129639" calcext:value-type="float">
            <text:p>1777.129639</text:p>
          </table:table-cell>
          <table:table-cell office:value-type="float" office:value="1832.06958" calcext:value-type="float">
            <text:p>1832.06958</text:p>
          </table:table-cell>
          <table:table-cell office:value-type="float" office:value="1792.458008" calcext:value-type="float">
            <text:p>1792.458008</text:p>
          </table:table-cell>
          <table:table-cell office:value-type="float" office:value="1822.737183" calcext:value-type="float">
            <text:p>1822.737183</text:p>
          </table:table-cell>
          <table:table-cell table:number-columns-repeated="1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1783.363037" calcext:value-type="float">
            <text:p>1783.363037</text:p>
          </table:table-cell>
          <table:table-cell office:value-type="float" office:value="1867.563232" calcext:value-type="float">
            <text:p>1867.563232</text:p>
          </table:table-cell>
          <table:table-cell office:value-type="float" office:value="1798.877319" calcext:value-type="float">
            <text:p>1798.877319</text:p>
          </table:table-cell>
          <table:table-cell office:value-type="float" office:value="1856.190308" calcext:value-type="float">
            <text:p>1856.190308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93.949463" calcext:value-type="float">
            <text:p>1793.949463</text:p>
          </table:table-cell>
          <table:table-cell office:value-type="float" office:value="1875.703857" calcext:value-type="float">
            <text:p>1875.703857</text:p>
          </table:table-cell>
          <table:table-cell office:value-type="float" office:value="1810.952148" calcext:value-type="float">
            <text:p>1810.952148</text:p>
          </table:table-cell>
          <table:table-cell office:value-type="float" office:value="1864.364746" calcext:value-type="float">
            <text:p>1864.364746</text:p>
          </table:table-cell>
          <table:table-cell table:number-columns-repeated="1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1809.039185" calcext:value-type="float">
            <text:p>1809.039185</text:p>
          </table:table-cell>
          <table:table-cell office:value-type="float" office:value="1908.391357" calcext:value-type="float">
            <text:p>1908.391357</text:p>
          </table:table-cell>
          <table:table-cell office:value-type="float" office:value="1819.737061" calcext:value-type="float">
            <text:p>1819.737061</text:p>
          </table:table-cell>
          <table:table-cell office:value-type="float" office:value="1906.493896" calcext:value-type="float">
            <text:p>1906.493896</text:p>
          </table:table-cell>
          <table:table-cell table:number-columns-repeated="1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805.527588" calcext:value-type="float">
            <text:p>1805.527588</text:p>
          </table:table-cell>
          <table:table-cell office:value-type="float" office:value="1885.770264" calcext:value-type="float">
            <text:p>1885.770264</text:p>
          </table:table-cell>
          <table:table-cell office:value-type="float" office:value="1820.977905" calcext:value-type="float">
            <text:p>1820.977905</text:p>
          </table:table-cell>
          <table:table-cell office:value-type="float" office:value="1894.001221" calcext:value-type="float">
            <text:p>1894.001221</text:p>
          </table:table-cell>
          <table:table-cell table:number-columns-repeated="1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1805.356812" calcext:value-type="float">
            <text:p>1805.356812</text:p>
          </table:table-cell>
          <table:table-cell office:value-type="float" office:value="1914.050293" calcext:value-type="float">
            <text:p>1914.050293</text:p>
          </table:table-cell>
          <table:table-cell office:value-type="float" office:value="1823.187012" calcext:value-type="float">
            <text:p>1823.187012</text:p>
          </table:table-cell>
          <table:table-cell office:value-type="float" office:value="1903.828857" calcext:value-type="float">
            <text:p>1903.828857</text:p>
          </table:table-cell>
          <table:table-cell table:number-columns-repeated="1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1785.536987" calcext:value-type="float">
            <text:p>1785.536987</text:p>
          </table:table-cell>
          <table:table-cell office:value-type="float" office:value="1917.080444" calcext:value-type="float">
            <text:p>1917.080444</text:p>
          </table:table-cell>
          <table:table-cell office:value-type="float" office:value="1793.852295" calcext:value-type="float">
            <text:p>1793.852295</text:p>
          </table:table-cell>
          <table:table-cell office:value-type="float" office:value="1913.608887" calcext:value-type="float">
            <text:p>1913.608887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77.531982" calcext:value-type="float">
            <text:p>1777.531982</text:p>
          </table:table-cell>
          <table:table-cell office:value-type="float" office:value="1919.703125" calcext:value-type="float">
            <text:p>1919.703125</text:p>
          </table:table-cell>
          <table:table-cell office:value-type="float" office:value="1793.853516" calcext:value-type="float">
            <text:p>1793.853516</text:p>
          </table:table-cell>
          <table:table-cell office:value-type="float" office:value="1913.358887" calcext:value-type="float">
            <text:p>1913.358887</text:p>
          </table:table-cell>
          <table:table-cell table:number-columns-repeated="1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805.738281" calcext:value-type="float">
            <text:p>1805.738281</text:p>
          </table:table-cell>
          <table:table-cell office:value-type="float" office:value="1898.343994" calcext:value-type="float">
            <text:p>1898.343994</text:p>
          </table:table-cell>
          <table:table-cell office:value-type="float" office:value="1822.545166" calcext:value-type="float">
            <text:p>1822.545166</text:p>
          </table:table-cell>
          <table:table-cell office:value-type="float" office:value="1889.219971" calcext:value-type="float">
            <text:p>1889.219971</text:p>
          </table:table-cell>
          <table:table-cell table:number-columns-repeated="1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1806.974365" calcext:value-type="float">
            <text:p>1806.974365</text:p>
          </table:table-cell>
          <table:table-cell office:value-type="float" office:value="1915.942383" calcext:value-type="float">
            <text:p>1915.942383</text:p>
          </table:table-cell>
          <table:table-cell office:value-type="float" office:value="1822.869141" calcext:value-type="float">
            <text:p>1822.869141</text:p>
          </table:table-cell>
          <table:table-cell office:value-type="float" office:value="1912.613525" calcext:value-type="float">
            <text:p>1912.613525</text:p>
          </table:table-cell>
          <table:table-cell table:number-columns-repeated="1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1793.124756" calcext:value-type="float">
            <text:p>1793.124756</text:p>
          </table:table-cell>
          <table:table-cell office:value-type="float" office:value="1946.044189" calcext:value-type="float">
            <text:p>1946.044189</text:p>
          </table:table-cell>
          <table:table-cell office:value-type="float" office:value="1807.270386" calcext:value-type="float">
            <text:p>1807.270386</text:p>
          </table:table-cell>
          <table:table-cell office:value-type="float" office:value="1943.269775" calcext:value-type="float">
            <text:p>1943.269775</text:p>
          </table:table-cell>
          <table:table-cell table:number-columns-repeated="1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1817.932617" calcext:value-type="float">
            <text:p>1817.932617</text:p>
          </table:table-cell>
          <table:table-cell office:value-type="float" office:value="1906.498291" calcext:value-type="float">
            <text:p>1906.498291</text:p>
          </table:table-cell>
          <table:table-cell office:value-type="float" office:value="1838.398926" calcext:value-type="float">
            <text:p>1838.398926</text:p>
          </table:table-cell>
          <table:table-cell office:value-type="float" office:value="1896.003418" calcext:value-type="float">
            <text:p>1896.003418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15.901489" calcext:value-type="float">
            <text:p>1815.901489</text:p>
          </table:table-cell>
          <table:table-cell office:value-type="float" office:value="1924.520508" calcext:value-type="float">
            <text:p>1924.520508</text:p>
          </table:table-cell>
          <table:table-cell office:value-type="float" office:value="1830.794189" calcext:value-type="float">
            <text:p>1830.794189</text:p>
          </table:table-cell>
          <table:table-cell office:value-type="float" office:value="1918.165527" calcext:value-type="float">
            <text:p>1918.165527</text:p>
          </table:table-cell>
          <table:table-cell table:number-columns-repeated="1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1798.734131" calcext:value-type="float">
            <text:p>1798.734131</text:p>
          </table:table-cell>
          <table:table-cell office:value-type="float" office:value="1958.886108" calcext:value-type="float">
            <text:p>1958.886108</text:p>
          </table:table-cell>
          <table:table-cell office:value-type="float" office:value="1813.419922" calcext:value-type="float">
            <text:p>1813.419922</text:p>
          </table:table-cell>
          <table:table-cell office:value-type="float" office:value="1952.578857" calcext:value-type="float">
            <text:p>1952.578857</text:p>
          </table:table-cell>
          <table:table-cell table:number-columns-repeated="1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1825.588013" calcext:value-type="float">
            <text:p>1825.588013</text:p>
          </table:table-cell>
          <table:table-cell office:value-type="float" office:value="1911.063721" calcext:value-type="float">
            <text:p>1911.063721</text:p>
          </table:table-cell>
          <table:table-cell office:value-type="float" office:value="1843.192017" calcext:value-type="float">
            <text:p>1843.192017</text:p>
          </table:table-cell>
          <table:table-cell office:value-type="float" office:value="1905.05481" calcext:value-type="float">
            <text:p>1905.05481</text:p>
          </table:table-cell>
          <table:table-cell table:number-columns-repeated="1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1826.171997" calcext:value-type="float">
            <text:p>1826.171997</text:p>
          </table:table-cell>
          <table:table-cell office:value-type="float" office:value="1940.609497" calcext:value-type="float">
            <text:p>1940.609497</text:p>
          </table:table-cell>
          <table:table-cell office:value-type="float" office:value="1841.603027" calcext:value-type="float">
            <text:p>1841.603027</text:p>
          </table:table-cell>
          <table:table-cell office:value-type="float" office:value="1938.164062" calcext:value-type="float">
            <text:p>1938.164062</text:p>
          </table:table-cell>
          <table:table-cell table:number-columns-repeated="1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1802.929321" calcext:value-type="float">
            <text:p>1802.929321</text:p>
          </table:table-cell>
          <table:table-cell office:value-type="float" office:value="1954.808228" calcext:value-type="float">
            <text:p>1954.808228</text:p>
          </table:table-cell>
          <table:table-cell office:value-type="float" office:value="1819.09375" calcext:value-type="float">
            <text:p>1819.09375</text:p>
          </table:table-cell>
          <table:table-cell office:value-type="float" office:value="1946.407471" calcext:value-type="float">
            <text:p>1946.407471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23.064453" calcext:value-type="float">
            <text:p>1823.064453</text:p>
          </table:table-cell>
          <table:table-cell office:value-type="float" office:value="1911.661011" calcext:value-type="float">
            <text:p>1911.661011</text:p>
          </table:table-cell>
          <table:table-cell office:value-type="float" office:value="1845.425293" calcext:value-type="float">
            <text:p>1845.425293</text:p>
          </table:table-cell>
          <table:table-cell office:value-type="float" office:value="1904.622192" calcext:value-type="float">
            <text:p>1904.622192</text:p>
          </table:table-cell>
          <table:table-cell table:number-columns-repeated="1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1820.130493" calcext:value-type="float">
            <text:p>1820.130493</text:p>
          </table:table-cell>
          <table:table-cell office:value-type="float" office:value="1958.306763" calcext:value-type="float">
            <text:p>1958.306763</text:p>
          </table:table-cell>
          <table:table-cell office:value-type="float" office:value="1835.741699" calcext:value-type="float">
            <text:p>1835.741699</text:p>
          </table:table-cell>
          <table:table-cell office:value-type="float" office:value="1949.820435" calcext:value-type="float">
            <text:p>1949.820435</text:p>
          </table:table-cell>
          <table:table-cell table:number-columns-repeated="1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1800.548218" calcext:value-type="float">
            <text:p>1800.548218</text:p>
          </table:table-cell>
          <table:table-cell office:value-type="float" office:value="1958.735962" calcext:value-type="float">
            <text:p>1958.735962</text:p>
          </table:table-cell>
          <table:table-cell office:value-type="float" office:value="1813.428467" calcext:value-type="float">
            <text:p>1813.428467</text:p>
          </table:table-cell>
          <table:table-cell office:value-type="float" office:value="1955.808472" calcext:value-type="float">
            <text:p>1955.808472</text:p>
          </table:table-cell>
          <table:table-cell table:number-columns-repeated="1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1824.645386" calcext:value-type="float">
            <text:p>1824.645386</text:p>
          </table:table-cell>
          <table:table-cell office:value-type="float" office:value="1929.569336" calcext:value-type="float">
            <text:p>1929.569336</text:p>
          </table:table-cell>
          <table:table-cell office:value-type="float" office:value="1844.560181" calcext:value-type="float">
            <text:p>1844.560181</text:p>
          </table:table-cell>
          <table:table-cell office:value-type="float" office:value="1921.287964" calcext:value-type="float">
            <text:p>1921.287964</text:p>
          </table:table-cell>
          <table:table-cell table:number-columns-repeated="1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1825.654541" calcext:value-type="float">
            <text:p>1825.654541</text:p>
          </table:table-cell>
          <table:table-cell office:value-type="float" office:value="1965.547607" calcext:value-type="float">
            <text:p>1965.547607</text:p>
          </table:table-cell>
          <table:table-cell office:value-type="float" office:value="1837.705688" calcext:value-type="float">
            <text:p>1837.705688</text:p>
          </table:table-cell>
          <table:table-cell office:value-type="float" office:value="1958.814087" calcext:value-type="float">
            <text:p>1958.814087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04.508545" calcext:value-type="float">
            <text:p>1804.508545</text:p>
          </table:table-cell>
          <table:table-cell office:value-type="float" office:value="1963.796387" calcext:value-type="float">
            <text:p>1963.796387</text:p>
          </table:table-cell>
          <table:table-cell office:value-type="float" office:value="1820.92041" calcext:value-type="float">
            <text:p>1820.92041</text:p>
          </table:table-cell>
          <table:table-cell office:value-type="float" office:value="1959.245239" calcext:value-type="float">
            <text:p>1959.245239</text:p>
          </table:table-cell>
          <table:table-cell table:number-columns-repeated="1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1837.089111" calcext:value-type="float">
            <text:p>1837.089111</text:p>
          </table:table-cell>
          <table:table-cell office:value-type="float" office:value="1916.921387" calcext:value-type="float">
            <text:p>1916.921387</text:p>
          </table:table-cell>
          <table:table-cell office:value-type="float" office:value="1860.928589" calcext:value-type="float">
            <text:p>1860.928589</text:p>
          </table:table-cell>
          <table:table-cell office:value-type="float" office:value="1907.458252" calcext:value-type="float">
            <text:p>1907.458252</text:p>
          </table:table-cell>
          <table:table-cell table:number-columns-repeated="13"/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1829.836182" calcext:value-type="float">
            <text:p>1829.836182</text:p>
          </table:table-cell>
          <table:table-cell office:value-type="float" office:value="1957.028687" calcext:value-type="float">
            <text:p>1957.028687</text:p>
          </table:table-cell>
          <table:table-cell office:value-type="float" office:value="1843.742798" calcext:value-type="float">
            <text:p>1843.742798</text:p>
          </table:table-cell>
          <table:table-cell office:value-type="float" office:value="1950.907593" calcext:value-type="float">
            <text:p>1950.907593</text:p>
          </table:table-cell>
          <table:table-cell table:number-columns-repeated="13"/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1807.849731" calcext:value-type="float">
            <text:p>1807.849731</text:p>
          </table:table-cell>
          <table:table-cell office:value-type="float" office:value="1970.159668" calcext:value-type="float">
            <text:p>1970.159668</text:p>
          </table:table-cell>
          <table:table-cell office:value-type="float" office:value="1822.652954" calcext:value-type="float">
            <text:p>1822.652954</text:p>
          </table:table-cell>
          <table:table-cell office:value-type="float" office:value="1965.361206" calcext:value-type="float">
            <text:p>1965.361206</text:p>
          </table:table-cell>
          <table:table-cell table:number-columns-repeated="13"/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1834.44751" calcext:value-type="float">
            <text:p>1834.44751</text:p>
          </table:table-cell>
          <table:table-cell office:value-type="float" office:value="1938.346191" calcext:value-type="float">
            <text:p>1938.346191</text:p>
          </table:table-cell>
          <table:table-cell office:value-type="float" office:value="1852.340088" calcext:value-type="float">
            <text:p>1852.340088</text:p>
          </table:table-cell>
          <table:table-cell office:value-type="float" office:value="1930.63623" calcext:value-type="float">
            <text:p>1930.63623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34.962402" calcext:value-type="float">
            <text:p>1834.962402</text:p>
          </table:table-cell>
          <table:table-cell office:value-type="float" office:value="1961.610962" calcext:value-type="float">
            <text:p>1961.610962</text:p>
          </table:table-cell>
          <table:table-cell office:value-type="float" office:value="1853.380615" calcext:value-type="float">
            <text:p>1853.380615</text:p>
          </table:table-cell>
          <table:table-cell office:value-type="float" office:value="1949.844482" calcext:value-type="float">
            <text:p>1949.844482</text:p>
          </table:table-cell>
          <table:table-cell table:number-columns-repeated="13"/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1804.002686" calcext:value-type="float">
            <text:p>1804.002686</text:p>
          </table:table-cell>
          <table:table-cell office:value-type="float" office:value="1975.874023" calcext:value-type="float">
            <text:p>1975.874023</text:p>
          </table:table-cell>
          <table:table-cell office:value-type="float" office:value="1818.856445" calcext:value-type="float">
            <text:p>1818.856445</text:p>
          </table:table-cell>
          <table:table-cell office:value-type="float" office:value="1975.971802" calcext:value-type="float">
            <text:p>1975.971802</text:p>
          </table:table-cell>
          <table:table-cell table:number-columns-repeated="13"/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1840.321289" calcext:value-type="float">
            <text:p>1840.321289</text:p>
          </table:table-cell>
          <table:table-cell office:value-type="float" office:value="1931.391113" calcext:value-type="float">
            <text:p>1931.391113</text:p>
          </table:table-cell>
          <table:table-cell office:value-type="float" office:value="1864.24292" calcext:value-type="float">
            <text:p>1864.24292</text:p>
          </table:table-cell>
          <table:table-cell office:value-type="float" office:value="1921.20459" calcext:value-type="float">
            <text:p>1921.20459</text:p>
          </table:table-cell>
          <table:table-cell table:number-columns-repeated="13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1841.940308" calcext:value-type="float">
            <text:p>1841.940308</text:p>
          </table:table-cell>
          <table:table-cell office:value-type="float" office:value="1947.718506" calcext:value-type="float">
            <text:p>1947.718506</text:p>
          </table:table-cell>
          <table:table-cell office:value-type="float" office:value="1859.831665" calcext:value-type="float">
            <text:p>1859.831665</text:p>
          </table:table-cell>
          <table:table-cell office:value-type="float" office:value="1939.025391" calcext:value-type="float">
            <text:p>1939.025391</text:p>
          </table:table-cell>
          <table:table-cell table:number-columns-repeated="13"/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1804.543579" calcext:value-type="float">
            <text:p>1804.543579</text:p>
          </table:table-cell>
          <table:table-cell office:value-type="float" office:value="1995.355957" calcext:value-type="float">
            <text:p>1995.355957</text:p>
          </table:table-cell>
          <table:table-cell office:value-type="float" office:value="1821.327637" calcext:value-type="float">
            <text:p>1821.327637</text:p>
          </table:table-cell>
          <table:table-cell office:value-type="float" office:value="1991.282715" calcext:value-type="float">
            <text:p>1991.282715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40.301514" calcext:value-type="float">
            <text:p>1840.301514</text:p>
          </table:table-cell>
          <table:table-cell office:value-type="float" office:value="1935.499512" calcext:value-type="float">
            <text:p>1935.499512</text:p>
          </table:table-cell>
          <table:table-cell office:value-type="float" office:value="1864.584961" calcext:value-type="float">
            <text:p>1864.584961</text:p>
          </table:table-cell>
          <table:table-cell office:value-type="float" office:value="1924.532959" calcext:value-type="float">
            <text:p>1924.532959</text:p>
          </table:table-cell>
          <table:table-cell table:number-columns-repeated="13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1853.188843" calcext:value-type="float">
            <text:p>1853.188843</text:p>
          </table:table-cell>
          <table:table-cell office:value-type="float" office:value="1956.418945" calcext:value-type="float">
            <text:p>1956.418945</text:p>
          </table:table-cell>
          <table:table-cell office:value-type="float" office:value="1870.571533" calcext:value-type="float">
            <text:p>1870.571533</text:p>
          </table:table-cell>
          <table:table-cell office:value-type="float" office:value="1946.705078" calcext:value-type="float">
            <text:p>1946.705078</text:p>
          </table:table-cell>
          <table:table-cell table:number-columns-repeated="13"/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1794.248657" calcext:value-type="float">
            <text:p>1794.248657</text:p>
          </table:table-cell>
          <table:table-cell office:value-type="float" office:value="1997.088623" calcext:value-type="float">
            <text:p>1997.088623</text:p>
          </table:table-cell>
          <table:table-cell office:value-type="float" office:value="1807.666626" calcext:value-type="float">
            <text:p>1807.666626</text:p>
          </table:table-cell>
          <table:table-cell office:value-type="float" office:value="1993.949707" calcext:value-type="float">
            <text:p>1993.949707</text:p>
          </table:table-cell>
          <table:table-cell table:number-columns-repeated="13"/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1834.868408" calcext:value-type="float">
            <text:p>1834.868408</text:p>
          </table:table-cell>
          <table:table-cell office:value-type="float" office:value="1928.950684" calcext:value-type="float">
            <text:p>1928.950684</text:p>
          </table:table-cell>
          <table:table-cell office:value-type="float" office:value="1862.24353" calcext:value-type="float">
            <text:p>1862.24353</text:p>
          </table:table-cell>
          <table:table-cell office:value-type="float" office:value="1915.227295" calcext:value-type="float">
            <text:p>1915.227295</text:p>
          </table:table-cell>
          <table:table-cell table:number-columns-repeated="13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1864.285156" calcext:value-type="float">
            <text:p>1864.285156</text:p>
          </table:table-cell>
          <table:table-cell office:value-type="float" office:value="1945.842896" calcext:value-type="float">
            <text:p>1945.842896</text:p>
          </table:table-cell>
          <table:table-cell office:value-type="float" office:value="1881.908813" calcext:value-type="float">
            <text:p>1881.908813</text:p>
          </table:table-cell>
          <table:table-cell office:value-type="float" office:value="1935.601685" calcext:value-type="float">
            <text:p>1935.601685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90.708252" calcext:value-type="float">
            <text:p>1790.708252</text:p>
          </table:table-cell>
          <table:table-cell office:value-type="float" office:value="1998.505249" calcext:value-type="float">
            <text:p>1998.505249</text:p>
          </table:table-cell>
          <table:table-cell office:value-type="float" office:value="1799.859863" calcext:value-type="float">
            <text:p>1799.859863</text:p>
          </table:table-cell>
          <table:table-cell office:value-type="float" office:value="1994.631104" calcext:value-type="float">
            <text:p>1994.631104</text:p>
          </table:table-cell>
          <table:table-cell table:number-columns-repeated="13"/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1835.788696" calcext:value-type="float">
            <text:p>1835.788696</text:p>
          </table:table-cell>
          <table:table-cell office:value-type="float" office:value="1962.366699" calcext:value-type="float">
            <text:p>1962.366699</text:p>
          </table:table-cell>
          <table:table-cell office:value-type="float" office:value="1860.536865" calcext:value-type="float">
            <text:p>1860.536865</text:p>
          </table:table-cell>
          <table:table-cell office:value-type="float" office:value="1952.919434" calcext:value-type="float">
            <text:p>1952.919434</text:p>
          </table:table-cell>
          <table:table-cell table:number-columns-repeated="13"/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1869.296387" calcext:value-type="float">
            <text:p>1869.296387</text:p>
          </table:table-cell>
          <table:table-cell office:value-type="float" office:value="1912.791748" calcext:value-type="float">
            <text:p>1912.791748</text:p>
          </table:table-cell>
          <table:table-cell office:value-type="float" office:value="1898.172852" calcext:value-type="float">
            <text:p>1898.172852</text:p>
          </table:table-cell>
          <table:table-cell office:value-type="float" office:value="1902.038818" calcext:value-type="float">
            <text:p>1902.038818</text:p>
          </table:table-cell>
          <table:table-cell table:number-columns-repeated="13"/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1804.626221" calcext:value-type="float">
            <text:p>1804.626221</text:p>
          </table:table-cell>
          <table:table-cell office:value-type="float" office:value="1998.154907" calcext:value-type="float">
            <text:p>1998.154907</text:p>
          </table:table-cell>
          <table:table-cell office:value-type="float" office:value="1814.5271" calcext:value-type="float">
            <text:p>1814.5271</text:p>
          </table:table-cell>
          <table:table-cell office:value-type="float" office:value="1994.768311" calcext:value-type="float">
            <text:p>1994.768311</text:p>
          </table:table-cell>
          <table:table-cell table:number-columns-repeated="13"/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1784.636719" calcext:value-type="float">
            <text:p>1784.636719</text:p>
          </table:table-cell>
          <table:table-cell office:value-type="float" office:value="1933.652832" calcext:value-type="float">
            <text:p>1933.652832</text:p>
          </table:table-cell>
          <table:table-cell office:value-type="float" office:value="1804.94397" calcext:value-type="float">
            <text:p>1804.94397</text:p>
          </table:table-cell>
          <table:table-cell office:value-type="float" office:value="1929.053467" calcext:value-type="float">
            <text:p>1929.053467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95.45166" calcext:value-type="float">
            <text:p>1795.45166</text:p>
          </table:table-cell>
          <table:table-cell office:value-type="float" office:value="1887.359009" calcext:value-type="float">
            <text:p>1887.359009</text:p>
          </table:table-cell>
          <table:table-cell office:value-type="float" office:value="1817.455933" calcext:value-type="float">
            <text:p>1817.455933</text:p>
          </table:table-cell>
          <table:table-cell office:value-type="float" office:value="1884.023193" calcext:value-type="float">
            <text:p>1884.023193</text:p>
          </table:table-cell>
          <table:table-cell table:number-columns-repeated="13"/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1741.22168" calcext:value-type="float">
            <text:p>1741.22168</text:p>
          </table:table-cell>
          <table:table-cell office:value-type="float" office:value="1920.233398" calcext:value-type="float">
            <text:p>1920.233398</text:p>
          </table:table-cell>
          <table:table-cell office:value-type="float" office:value="1745.305298" calcext:value-type="float">
            <text:p>1745.305298</text:p>
          </table:table-cell>
          <table:table-cell office:value-type="float" office:value="1925.824707" calcext:value-type="float">
            <text:p>1925.824707</text:p>
          </table:table-cell>
          <table:table-cell table:number-columns-repeated="13"/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716.069336" calcext:value-type="float">
            <text:p>1716.069336</text:p>
          </table:table-cell>
          <table:table-cell office:value-type="float" office:value="1865.366943" calcext:value-type="float">
            <text:p>1865.366943</text:p>
          </table:table-cell>
          <table:table-cell office:value-type="float" office:value="1737.355957" calcext:value-type="float">
            <text:p>1737.355957</text:p>
          </table:table-cell>
          <table:table-cell office:value-type="float" office:value="1863.113647" calcext:value-type="float">
            <text:p>1863.113647</text:p>
          </table:table-cell>
          <table:table-cell table:number-columns-repeated="13"/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1738.565552" calcext:value-type="float">
            <text:p>1738.565552</text:p>
          </table:table-cell>
          <table:table-cell office:value-type="float" office:value="1819.811523" calcext:value-type="float">
            <text:p>1819.811523</text:p>
          </table:table-cell>
          <table:table-cell office:value-type="float" office:value="1755.368164" calcext:value-type="float">
            <text:p>1755.368164</text:p>
          </table:table-cell>
          <table:table-cell office:value-type="float" office:value="1816.810547" calcext:value-type="float">
            <text:p>1816.810547</text:p>
          </table:table-cell>
          <table:table-cell table:number-columns-repeated="13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1688.192139" calcext:value-type="float">
            <text:p>1688.192139</text:p>
          </table:table-cell>
          <table:table-cell office:value-type="float" office:value="1844.750488" calcext:value-type="float">
            <text:p>1844.750488</text:p>
          </table:table-cell>
          <table:table-cell office:value-type="float" office:value="1700.324463" calcext:value-type="float">
            <text:p>1700.324463</text:p>
          </table:table-cell>
          <table:table-cell office:value-type="float" office:value="1846.403809" calcext:value-type="float">
            <text:p>1846.403809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82.326294" calcext:value-type="float">
            <text:p>1682.326294</text:p>
          </table:table-cell>
          <table:table-cell office:value-type="float" office:value="1797.950928" calcext:value-type="float">
            <text:p>1797.950928</text:p>
          </table:table-cell>
          <table:table-cell office:value-type="float" office:value="1697.343628" calcext:value-type="float">
            <text:p>1697.343628</text:p>
          </table:table-cell>
          <table:table-cell office:value-type="float" office:value="1795.909424" calcext:value-type="float">
            <text:p>1795.909424</text:p>
          </table:table-cell>
          <table:table-cell table:number-columns-repeated="13"/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1683.167847" calcext:value-type="float">
            <text:p>1683.167847</text:p>
          </table:table-cell>
          <table:table-cell office:value-type="float" office:value="1779.078125" calcext:value-type="float">
            <text:p>1779.078125</text:p>
          </table:table-cell>
          <table:table-cell office:value-type="float" office:value="1698.556885" calcext:value-type="float">
            <text:p>1698.556885</text:p>
          </table:table-cell>
          <table:table-cell office:value-type="float" office:value="1770.987915" calcext:value-type="float">
            <text:p>1770.987915</text:p>
          </table:table-cell>
          <table:table-cell table:number-columns-repeated="13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1657.017944" calcext:value-type="float">
            <text:p>1657.017944</text:p>
          </table:table-cell>
          <table:table-cell office:value-type="float" office:value="1793.244751" calcext:value-type="float">
            <text:p>1793.244751</text:p>
          </table:table-cell>
          <table:table-cell office:value-type="float" office:value="1673.428467" calcext:value-type="float">
            <text:p>1673.428467</text:p>
          </table:table-cell>
          <table:table-cell office:value-type="float" office:value="1773.606567" calcext:value-type="float">
            <text:p>1773.606567</text:p>
          </table:table-cell>
          <table:table-cell table:number-columns-repeated="13"/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1663.745239" calcext:value-type="float">
            <text:p>1663.745239</text:p>
          </table:table-cell>
          <table:table-cell office:value-type="float" office:value="1750.608521" calcext:value-type="float">
            <text:p>1750.608521</text:p>
          </table:table-cell>
          <table:table-cell office:value-type="float" office:value="1667.905029" calcext:value-type="float">
            <text:p>1667.905029</text:p>
          </table:table-cell>
          <table:table-cell office:value-type="float" office:value="1749.42627" calcext:value-type="float">
            <text:p>1749.42627</text:p>
          </table:table-cell>
          <table:table-cell table:number-columns-repeated="13"/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1654.820557" calcext:value-type="float">
            <text:p>1654.820557</text:p>
          </table:table-cell>
          <table:table-cell office:value-type="float" office:value="1741.784546" calcext:value-type="float">
            <text:p>1741.784546</text:p>
          </table:table-cell>
          <table:table-cell office:value-type="float" office:value="1666.719604" calcext:value-type="float">
            <text:p>1666.719604</text:p>
          </table:table-cell>
          <table:table-cell office:value-type="float" office:value="1745.009521" calcext:value-type="float">
            <text:p>1745.009521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37.304932" calcext:value-type="float">
            <text:p>1637.304932</text:p>
          </table:table-cell>
          <table:table-cell office:value-type="float" office:value="1732.377197" calcext:value-type="float">
            <text:p>1732.377197</text:p>
          </table:table-cell>
          <table:table-cell office:value-type="float" office:value="1651.72522" calcext:value-type="float">
            <text:p>1651.72522</text:p>
          </table:table-cell>
          <table:table-cell office:value-type="float" office:value="1733.622314" calcext:value-type="float">
            <text:p>1733.622314</text:p>
          </table:table-cell>
          <table:table-cell table:number-columns-repeated="13"/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1635.608521" calcext:value-type="float">
            <text:p>1635.608521</text:p>
          </table:table-cell>
          <table:table-cell office:value-type="float" office:value="1713.137085" calcext:value-type="float">
            <text:p>1713.137085</text:p>
          </table:table-cell>
          <table:table-cell office:value-type="float" office:value="1647.374268" calcext:value-type="float">
            <text:p>1647.374268</text:p>
          </table:table-cell>
          <table:table-cell office:value-type="float" office:value="1710.653442" calcext:value-type="float">
            <text:p>1710.653442</text:p>
          </table:table-cell>
          <table:table-cell table:number-columns-repeated="13"/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1620.050293" calcext:value-type="float">
            <text:p>1620.050293</text:p>
          </table:table-cell>
          <table:table-cell office:value-type="float" office:value="1708.946045" calcext:value-type="float">
            <text:p>1708.946045</text:p>
          </table:table-cell>
          <table:table-cell office:value-type="float" office:value="1640.063721" calcext:value-type="float">
            <text:p>1640.063721</text:p>
          </table:table-cell>
          <table:table-cell office:value-type="float" office:value="1702.162109" calcext:value-type="float">
            <text:p>1702.162109</text:p>
          </table:table-cell>
          <table:table-cell table:number-columns-repeated="13"/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1624.466797" calcext:value-type="float">
            <text:p>1624.466797</text:p>
          </table:table-cell>
          <table:table-cell office:value-type="float" office:value="1699.524414" calcext:value-type="float">
            <text:p>1699.524414</text:p>
          </table:table-cell>
          <table:table-cell office:value-type="float" office:value="1626.834229" calcext:value-type="float">
            <text:p>1626.834229</text:p>
          </table:table-cell>
          <table:table-cell office:value-type="float" office:value="1697.928711" calcext:value-type="float">
            <text:p>1697.928711</text:p>
          </table:table-cell>
          <table:table-cell table:number-columns-repeated="13"/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1614.364502" calcext:value-type="float">
            <text:p>1614.364502</text:p>
          </table:table-cell>
          <table:table-cell office:value-type="float" office:value="1684.256836" calcext:value-type="float">
            <text:p>1684.256836</text:p>
          </table:table-cell>
          <table:table-cell office:value-type="float" office:value="1623.135742" calcext:value-type="float">
            <text:p>1623.135742</text:p>
          </table:table-cell>
          <table:table-cell office:value-type="float" office:value="1688.422119" calcext:value-type="float">
            <text:p>1688.422119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06.945679" calcext:value-type="float">
            <text:p>1606.945679</text:p>
          </table:table-cell>
          <table:table-cell office:value-type="float" office:value="1680.692871" calcext:value-type="float">
            <text:p>1680.692871</text:p>
          </table:table-cell>
          <table:table-cell office:value-type="float" office:value="1621.651245" calcext:value-type="float">
            <text:p>1621.651245</text:p>
          </table:table-cell>
          <table:table-cell office:value-type="float" office:value="1679.492676" calcext:value-type="float">
            <text:p>1679.492676</text:p>
          </table:table-cell>
          <table:table-cell table:number-columns-repeated="13"/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1605.180908" calcext:value-type="float">
            <text:p>1605.180908</text:p>
          </table:table-cell>
          <table:table-cell office:value-type="float" office:value="1670.390991" calcext:value-type="float">
            <text:p>1670.390991</text:p>
          </table:table-cell>
          <table:table-cell office:value-type="float" office:value="1614.516479" calcext:value-type="float">
            <text:p>1614.516479</text:p>
          </table:table-cell>
          <table:table-cell office:value-type="float" office:value="1667.845337" calcext:value-type="float">
            <text:p>1667.845337</text:p>
          </table:table-cell>
          <table:table-cell table:number-columns-repeated="13"/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1599.032471" calcext:value-type="float">
            <text:p>1599.032471</text:p>
          </table:table-cell>
          <table:table-cell office:value-type="float" office:value="1661.339233" calcext:value-type="float">
            <text:p>1661.339233</text:p>
          </table:table-cell>
          <table:table-cell office:value-type="float" office:value="1607.476196" calcext:value-type="float">
            <text:p>1607.476196</text:p>
          </table:table-cell>
          <table:table-cell office:value-type="float" office:value="1659.266846" calcext:value-type="float">
            <text:p>1659.266846</text:p>
          </table:table-cell>
          <table:table-cell table:number-columns-repeated="13"/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1595.597778" calcext:value-type="float">
            <text:p>1595.597778</text:p>
          </table:table-cell>
          <table:table-cell office:value-type="float" office:value="1659.870239" calcext:value-type="float">
            <text:p>1659.870239</text:p>
          </table:table-cell>
          <table:table-cell office:value-type="float" office:value="1607.229736" calcext:value-type="float">
            <text:p>1607.229736</text:p>
          </table:table-cell>
          <table:table-cell office:value-type="float" office:value="1653.342163" calcext:value-type="float">
            <text:p>1653.342163</text:p>
          </table:table-cell>
          <table:table-cell table:number-columns-repeated="13"/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594.123535" calcext:value-type="float">
            <text:p>1594.123535</text:p>
          </table:table-cell>
          <table:table-cell office:value-type="float" office:value="1642.666016" calcext:value-type="float">
            <text:p>1642.666016</text:p>
          </table:table-cell>
          <table:table-cell office:value-type="float" office:value="1600.086792" calcext:value-type="float">
            <text:p>1600.086792</text:p>
          </table:table-cell>
          <table:table-cell office:value-type="float" office:value="1645.422241" calcext:value-type="float">
            <text:p>1645.422241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91.700928" calcext:value-type="float">
            <text:p>1591.700928</text:p>
          </table:table-cell>
          <table:table-cell office:value-type="float" office:value="1636.357666" calcext:value-type="float">
            <text:p>1636.357666</text:p>
          </table:table-cell>
          <table:table-cell office:value-type="float" office:value="1602.581055" calcext:value-type="float">
            <text:p>1602.581055</text:p>
          </table:table-cell>
          <table:table-cell office:value-type="float" office:value="1636.611084" calcext:value-type="float">
            <text:p>1636.611084</text:p>
          </table:table-cell>
          <table:table-cell table:number-columns-repeated="13"/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1585.594971" calcext:value-type="float">
            <text:p>1585.594971</text:p>
          </table:table-cell>
          <table:table-cell office:value-type="float" office:value="1635.496948" calcext:value-type="float">
            <text:p>1635.496948</text:p>
          </table:table-cell>
          <table:table-cell office:value-type="float" office:value="1598.456299" calcext:value-type="float">
            <text:p>1598.456299</text:p>
          </table:table-cell>
          <table:table-cell office:value-type="float" office:value="1631.575317" calcext:value-type="float">
            <text:p>1631.575317</text:p>
          </table:table-cell>
          <table:table-cell table:number-columns-repeated="13"/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1587.891357" calcext:value-type="float">
            <text:p>1587.891357</text:p>
          </table:table-cell>
          <table:table-cell office:value-type="float" office:value="1627.658081" calcext:value-type="float">
            <text:p>1627.658081</text:p>
          </table:table-cell>
          <table:table-cell office:value-type="float" office:value="1592.892822" calcext:value-type="float">
            <text:p>1592.892822</text:p>
          </table:table-cell>
          <table:table-cell office:value-type="float" office:value="1629.290894" calcext:value-type="float">
            <text:p>1629.290894</text:p>
          </table:table-cell>
          <table:table-cell table:number-columns-repeated="13"/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1581.773438" calcext:value-type="float">
            <text:p>1581.773438</text:p>
          </table:table-cell>
          <table:table-cell office:value-type="float" office:value="1624.887695" calcext:value-type="float">
            <text:p>1624.887695</text:p>
          </table:table-cell>
          <table:table-cell office:value-type="float" office:value="1590.433228" calcext:value-type="float">
            <text:p>1590.433228</text:p>
          </table:table-cell>
          <table:table-cell office:value-type="float" office:value="1626.291626" calcext:value-type="float">
            <text:p>1626.291626</text:p>
          </table:table-cell>
          <table:table-cell table:number-columns-repeated="13"/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1582.45813" calcext:value-type="float">
            <text:p>1582.45813</text:p>
          </table:table-cell>
          <table:table-cell office:value-type="float" office:value="1615.266357" calcext:value-type="float">
            <text:p>1615.266357</text:p>
          </table:table-cell>
          <table:table-cell office:value-type="float" office:value="1590.919434" calcext:value-type="float">
            <text:p>1590.919434</text:p>
          </table:table-cell>
          <table:table-cell office:value-type="float" office:value="1616.483643" calcext:value-type="float">
            <text:p>1616.483643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73.616577" calcext:value-type="float">
            <text:p>1573.616577</text:p>
          </table:table-cell>
          <table:table-cell office:value-type="float" office:value="1618.80249" calcext:value-type="float">
            <text:p>1618.80249</text:p>
          </table:table-cell>
          <table:table-cell office:value-type="float" office:value="1582.97522" calcext:value-type="float">
            <text:p>1582.97522</text:p>
          </table:table-cell>
          <table:table-cell office:value-type="float" office:value="1620.029785" calcext:value-type="float">
            <text:p>1620.029785</text:p>
          </table:table-cell>
          <table:table-cell table:number-columns-repeated="13"/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1580.08606" calcext:value-type="float">
            <text:p>1580.08606</text:p>
          </table:table-cell>
          <table:table-cell office:value-type="float" office:value="1602.276733" calcext:value-type="float">
            <text:p>1602.276733</text:p>
          </table:table-cell>
          <table:table-cell office:value-type="float" office:value="1584.137085" calcext:value-type="float">
            <text:p>1584.137085</text:p>
          </table:table-cell>
          <table:table-cell office:value-type="float" office:value="1611.855469" calcext:value-type="float">
            <text:p>1611.855469</text:p>
          </table:table-cell>
          <table:table-cell table:number-columns-repeated="13"/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1570.485962" calcext:value-type="float">
            <text:p>1570.485962</text:p>
          </table:table-cell>
          <table:table-cell office:value-type="float" office:value="1610.976685" calcext:value-type="float">
            <text:p>1610.976685</text:p>
          </table:table-cell>
          <table:table-cell office:value-type="float" office:value="1581.592651" calcext:value-type="float">
            <text:p>1581.592651</text:p>
          </table:table-cell>
          <table:table-cell office:value-type="float" office:value="1609.031738" calcext:value-type="float">
            <text:p>1609.031738</text:p>
          </table:table-cell>
          <table:table-cell table:number-columns-repeated="13"/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1574.454224" calcext:value-type="float">
            <text:p>1574.454224</text:p>
          </table:table-cell>
          <table:table-cell office:value-type="float" office:value="1596.633057" calcext:value-type="float">
            <text:p>1596.633057</text:p>
          </table:table-cell>
          <table:table-cell office:value-type="float" office:value="1578.160522" calcext:value-type="float">
            <text:p>1578.160522</text:p>
          </table:table-cell>
          <table:table-cell office:value-type="float" office:value="1603.77356" calcext:value-type="float">
            <text:p>1603.77356</text:p>
          </table:table-cell>
          <table:table-cell table:number-columns-repeated="13"/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1566.379395" calcext:value-type="float">
            <text:p>1566.379395</text:p>
          </table:table-cell>
          <table:table-cell office:value-type="float" office:value="1600.597046" calcext:value-type="float">
            <text:p>1600.597046</text:p>
          </table:table-cell>
          <table:table-cell office:value-type="float" office:value="1580.743408" calcext:value-type="float">
            <text:p>1580.743408</text:p>
          </table:table-cell>
          <table:table-cell office:value-type="float" office:value="1603.897217" calcext:value-type="float">
            <text:p>1603.897217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70.535278" calcext:value-type="float">
            <text:p>1570.535278</text:p>
          </table:table-cell>
          <table:table-cell office:value-type="float" office:value="1594.364746" calcext:value-type="float">
            <text:p>1594.364746</text:p>
          </table:table-cell>
          <table:table-cell office:value-type="float" office:value="1576.747803" calcext:value-type="float">
            <text:p>1576.747803</text:p>
          </table:table-cell>
          <table:table-cell office:value-type="float" office:value="1601.953613" calcext:value-type="float">
            <text:p>1601.953613</text:p>
          </table:table-cell>
          <table:table-cell table:number-columns-repeated="13"/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1570.888062" calcext:value-type="float">
            <text:p>1570.888062</text:p>
          </table:table-cell>
          <table:table-cell office:value-type="float" office:value="1591.960327" calcext:value-type="float">
            <text:p>1591.960327</text:p>
          </table:table-cell>
          <table:table-cell office:value-type="float" office:value="1575.923584" calcext:value-type="float">
            <text:p>1575.923584</text:p>
          </table:table-cell>
          <table:table-cell office:value-type="float" office:value="1598.954102" calcext:value-type="float">
            <text:p>1598.954102</text:p>
          </table:table-cell>
          <table:table-cell table:number-columns-repeated="13"/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1565.649292" calcext:value-type="float">
            <text:p>1565.649292</text:p>
          </table:table-cell>
          <table:table-cell office:value-type="float" office:value="1589.606323" calcext:value-type="float">
            <text:p>1589.606323</text:p>
          </table:table-cell>
          <table:table-cell office:value-type="float" office:value="1577.005127" calcext:value-type="float">
            <text:p>1577.005127</text:p>
          </table:table-cell>
          <table:table-cell office:value-type="float" office:value="1595.803223" calcext:value-type="float">
            <text:p>1595.803223</text:p>
          </table:table-cell>
          <table:table-cell table:number-columns-repeated="13"/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1566.218506" calcext:value-type="float">
            <text:p>1566.218506</text:p>
          </table:table-cell>
          <table:table-cell office:value-type="float" office:value="1588.596313" calcext:value-type="float">
            <text:p>1588.596313</text:p>
          </table:table-cell>
          <table:table-cell office:value-type="float" office:value="1580.793091" calcext:value-type="float">
            <text:p>1580.793091</text:p>
          </table:table-cell>
          <table:table-cell office:value-type="float" office:value="1593.36438" calcext:value-type="float">
            <text:p>1593.36438</text:p>
          </table:table-cell>
          <table:table-cell table:number-columns-repeated="13"/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1565.823853" calcext:value-type="float">
            <text:p>1565.823853</text:p>
          </table:table-cell>
          <table:table-cell office:value-type="float" office:value="1583.002075" calcext:value-type="float">
            <text:p>1583.002075</text:p>
          </table:table-cell>
          <table:table-cell office:value-type="float" office:value="1578.214722" calcext:value-type="float">
            <text:p>1578.214722</text:p>
          </table:table-cell>
          <table:table-cell office:value-type="float" office:value="1592.366211" calcext:value-type="float">
            <text:p>1592.366211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72.655396" calcext:value-type="float">
            <text:p>1572.655396</text:p>
          </table:table-cell>
          <table:table-cell office:value-type="float" office:value="1589.346924" calcext:value-type="float">
            <text:p>1589.346924</text:p>
          </table:table-cell>
          <table:table-cell office:value-type="float" office:value="1564.553223" calcext:value-type="float">
            <text:p>1564.553223</text:p>
          </table:table-cell>
          <table:table-cell office:value-type="float" office:value="1583.031006" calcext:value-type="float">
            <text:p>1583.031006</text:p>
          </table:table-cell>
          <table:table-cell table:number-columns-repeated="13"/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1564.867676" calcext:value-type="float">
            <text:p>1564.867676</text:p>
          </table:table-cell>
          <table:table-cell office:value-type="float" office:value="1590.090332" calcext:value-type="float">
            <text:p>1590.090332</text:p>
          </table:table-cell>
          <table:table-cell office:value-type="float" office:value="1567.670898" calcext:value-type="float">
            <text:p>1567.670898</text:p>
          </table:table-cell>
          <table:table-cell office:value-type="float" office:value="1586.142822" calcext:value-type="float">
            <text:p>1586.142822</text:p>
          </table:table-cell>
          <table:table-cell table:number-columns-repeated="13"/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1568.155518" calcext:value-type="float">
            <text:p>1568.155518</text:p>
          </table:table-cell>
          <table:table-cell office:value-type="float" office:value="1587.477783" calcext:value-type="float">
            <text:p>1587.477783</text:p>
          </table:table-cell>
          <table:table-cell office:value-type="float" office:value="1570.571167" calcext:value-type="float">
            <text:p>1570.571167</text:p>
          </table:table-cell>
          <table:table-cell office:value-type="float" office:value="1583.891479" calcext:value-type="float">
            <text:p>1583.891479</text:p>
          </table:table-cell>
          <table:table-cell table:number-columns-repeated="13"/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1569.567627" calcext:value-type="float">
            <text:p>1569.567627</text:p>
          </table:table-cell>
          <table:table-cell office:value-type="float" office:value="1582.963745" calcext:value-type="float">
            <text:p>1582.963745</text:p>
          </table:table-cell>
          <table:table-cell office:value-type="float" office:value="1570.262207" calcext:value-type="float">
            <text:p>1570.262207</text:p>
          </table:table-cell>
          <table:table-cell office:value-type="float" office:value="1581.759277" calcext:value-type="float">
            <text:p>1581.759277</text:p>
          </table:table-cell>
          <table:table-cell table:number-columns-repeated="13"/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1562.768311" calcext:value-type="float">
            <text:p>1562.768311</text:p>
          </table:table-cell>
          <table:table-cell office:value-type="float" office:value="1581.801147" calcext:value-type="float">
            <text:p>1581.801147</text:p>
          </table:table-cell>
          <table:table-cell office:value-type="float" office:value="1566.725464" calcext:value-type="float">
            <text:p>1566.725464</text:p>
          </table:table-cell>
          <table:table-cell office:value-type="float" office:value="1580.82312" calcext:value-type="float">
            <text:p>1580.82312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66.63269" calcext:value-type="float">
            <text:p>1566.63269</text:p>
          </table:table-cell>
          <table:table-cell office:value-type="float" office:value="1581.76123" calcext:value-type="float">
            <text:p>1581.76123</text:p>
          </table:table-cell>
          <table:table-cell office:value-type="float" office:value="1568.520752" calcext:value-type="float">
            <text:p>1568.520752</text:p>
          </table:table-cell>
          <table:table-cell office:value-type="float" office:value="1580.243652" calcext:value-type="float">
            <text:p>1580.243652</text:p>
          </table:table-cell>
          <table:table-cell table:number-columns-repeated="13"/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1566.365112" calcext:value-type="float">
            <text:p>1566.365112</text:p>
          </table:table-cell>
          <table:table-cell office:value-type="float" office:value="1582.115967" calcext:value-type="float">
            <text:p>1582.115967</text:p>
          </table:table-cell>
          <table:table-cell office:value-type="float" office:value="1567.279663" calcext:value-type="float">
            <text:p>1567.279663</text:p>
          </table:table-cell>
          <table:table-cell office:value-type="float" office:value="1579.441528" calcext:value-type="float">
            <text:p>1579.441528</text:p>
          </table:table-cell>
          <table:table-cell table:number-columns-repeated="13"/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1564.683228" calcext:value-type="float">
            <text:p>1564.683228</text:p>
          </table:table-cell>
          <table:table-cell office:value-type="float" office:value="1576.549927" calcext:value-type="float">
            <text:p>1576.549927</text:p>
          </table:table-cell>
          <table:table-cell office:value-type="float" office:value="1564.805054" calcext:value-type="float">
            <text:p>1564.805054</text:p>
          </table:table-cell>
          <table:table-cell office:value-type="float" office:value="1580.642212" calcext:value-type="float">
            <text:p>1580.642212</text:p>
          </table:table-cell>
          <table:table-cell table:number-columns-repeated="13"/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1566.266357" calcext:value-type="float">
            <text:p>1566.266357</text:p>
          </table:table-cell>
          <table:table-cell office:value-type="float" office:value="1576.773193" calcext:value-type="float">
            <text:p>1576.773193</text:p>
          </table:table-cell>
          <table:table-cell office:value-type="float" office:value="1568.006348" calcext:value-type="float">
            <text:p>1568.006348</text:p>
          </table:table-cell>
          <table:table-cell office:value-type="float" office:value="1576.588623" calcext:value-type="float">
            <text:p>1576.588623</text:p>
          </table:table-cell>
          <table:table-cell table:number-columns-repeated="13"/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565.34082" calcext:value-type="float">
            <text:p>1565.34082</text:p>
          </table:table-cell>
          <table:table-cell office:value-type="float" office:value="1578.957642" calcext:value-type="float">
            <text:p>1578.957642</text:p>
          </table:table-cell>
          <table:table-cell office:value-type="float" office:value="1564.359985" calcext:value-type="float">
            <text:p>1564.359985</text:p>
          </table:table-cell>
          <table:table-cell office:value-type="float" office:value="1577.437622" calcext:value-type="float">
            <text:p>1577.437622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65.376465" calcext:value-type="float">
            <text:p>1565.376465</text:p>
          </table:table-cell>
          <table:table-cell office:value-type="float" office:value="1575.781494" calcext:value-type="float">
            <text:p>1575.781494</text:p>
          </table:table-cell>
          <table:table-cell office:value-type="float" office:value="1569.469971" calcext:value-type="float">
            <text:p>1569.469971</text:p>
          </table:table-cell>
          <table:table-cell office:value-type="float" office:value="1571.648926" calcext:value-type="float">
            <text:p>1571.648926</text:p>
          </table:table-cell>
          <table:table-cell table:number-columns-repeated="13"/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1565.932983" calcext:value-type="float">
            <text:p>1565.932983</text:p>
          </table:table-cell>
          <table:table-cell office:value-type="float" office:value="1575.437134" calcext:value-type="float">
            <text:p>1575.437134</text:p>
          </table:table-cell>
          <table:table-cell office:value-type="float" office:value="1568.337402" calcext:value-type="float">
            <text:p>1568.337402</text:p>
          </table:table-cell>
          <table:table-cell office:value-type="float" office:value="1573.185059" calcext:value-type="float">
            <text:p>1573.185059</text:p>
          </table:table-cell>
          <table:table-cell table:number-columns-repeated="13"/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1567.598511" calcext:value-type="float">
            <text:p>1567.598511</text:p>
          </table:table-cell>
          <table:table-cell office:value-type="float" office:value="1574.609375" calcext:value-type="float">
            <text:p>1574.609375</text:p>
          </table:table-cell>
          <table:table-cell office:value-type="float" office:value="1567.445923" calcext:value-type="float">
            <text:p>1567.445923</text:p>
          </table:table-cell>
          <table:table-cell office:value-type="float" office:value="1574.140747" calcext:value-type="float">
            <text:p>1574.140747</text:p>
          </table:table-cell>
          <table:table-cell table:number-columns-repeated="13"/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1565.335327" calcext:value-type="float">
            <text:p>1565.335327</text:p>
          </table:table-cell>
          <table:table-cell office:value-type="float" office:value="1573.550781" calcext:value-type="float">
            <text:p>1573.550781</text:p>
          </table:table-cell>
          <table:table-cell office:value-type="float" office:value="1563.736938" calcext:value-type="float">
            <text:p>1563.736938</text:p>
          </table:table-cell>
          <table:table-cell office:value-type="float" office:value="1574.296387" calcext:value-type="float">
            <text:p>1574.296387</text:p>
          </table:table-cell>
          <table:table-cell table:number-columns-repeated="13"/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1569.695923" calcext:value-type="float">
            <text:p>1569.695923</text:p>
          </table:table-cell>
          <table:table-cell office:value-type="float" office:value="1571.655273" calcext:value-type="float">
            <text:p>1571.655273</text:p>
          </table:table-cell>
          <table:table-cell office:value-type="float" office:value="1569.54187" calcext:value-type="float">
            <text:p>1569.54187</text:p>
          </table:table-cell>
          <table:table-cell office:value-type="float" office:value="1570.787231" calcext:value-type="float">
            <text:p>1570.787231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52.699585" calcext:value-type="float">
            <text:p>1552.699585</text:p>
          </table:table-cell>
          <table:table-cell office:value-type="float" office:value="1585.454956" calcext:value-type="float">
            <text:p>1585.454956</text:p>
          </table:table-cell>
          <table:table-cell office:value-type="float" office:value="1560.775513" calcext:value-type="float">
            <text:p>1560.775513</text:p>
          </table:table-cell>
          <table:table-cell office:value-type="float" office:value="1576.954834" calcext:value-type="float">
            <text:p>1576.954834</text:p>
          </table:table-cell>
          <table:table-cell table:number-columns-repeated="13"/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1588.841553" calcext:value-type="float">
            <text:p>1588.841553</text:p>
          </table:table-cell>
          <table:table-cell office:value-type="float" office:value="1601.317749" calcext:value-type="float">
            <text:p>1601.317749</text:p>
          </table:table-cell>
          <table:table-cell office:value-type="float" office:value="1547.932495" calcext:value-type="float">
            <text:p>1547.932495</text:p>
          </table:table-cell>
          <table:table-cell office:value-type="float" office:value="1543.841797" calcext:value-type="float">
            <text:p>1543.841797</text:p>
          </table:table-cell>
          <table:table-cell table:number-columns-repeated="13"/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1610.442749" calcext:value-type="float">
            <text:p>1610.442749</text:p>
          </table:table-cell>
          <table:table-cell office:value-type="float" office:value="1647.278076" calcext:value-type="float">
            <text:p>1647.278076</text:p>
          </table:table-cell>
          <table:table-cell office:value-type="float" office:value="1529.725342" calcext:value-type="float">
            <text:p>1529.725342</text:p>
          </table:table-cell>
          <table:table-cell office:value-type="float" office:value="1552.52063" calcext:value-type="float">
            <text:p>1552.52063</text:p>
          </table:table-cell>
          <table:table-cell table:number-columns-repeated="13"/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1602.415405" calcext:value-type="float">
            <text:p>1602.415405</text:p>
          </table:table-cell>
          <table:table-cell office:value-type="float" office:value="1624.346558" calcext:value-type="float">
            <text:p>1624.346558</text:p>
          </table:table-cell>
          <table:table-cell office:value-type="float" office:value="1603.435669" calcext:value-type="float">
            <text:p>1603.435669</text:p>
          </table:table-cell>
          <table:table-cell office:value-type="float" office:value="1625.602783" calcext:value-type="float">
            <text:p>1625.602783</text:p>
          </table:table-cell>
          <table:table-cell table:number-columns-repeated="13"/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1648.613892" calcext:value-type="float">
            <text:p>1648.613892</text:p>
          </table:table-cell>
          <table:table-cell office:value-type="float" office:value="1630.151611" calcext:value-type="float">
            <text:p>1630.151611</text:p>
          </table:table-cell>
          <table:table-cell office:value-type="float" office:value="1665.122559" calcext:value-type="float">
            <text:p>1665.122559</text:p>
          </table:table-cell>
          <table:table-cell office:value-type="float" office:value="1638.274902" calcext:value-type="float">
            <text:p>1638.274902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84.05127" calcext:value-type="float">
            <text:p>1684.05127</text:p>
          </table:table-cell>
          <table:table-cell office:value-type="float" office:value="1723.354126" calcext:value-type="float">
            <text:p>1723.354126</text:p>
          </table:table-cell>
          <table:table-cell office:value-type="float" office:value="1692.578369" calcext:value-type="float">
            <text:p>1692.578369</text:p>
          </table:table-cell>
          <table:table-cell office:value-type="float" office:value="1729.232422" calcext:value-type="float">
            <text:p>1729.232422</text:p>
          </table:table-cell>
          <table:table-cell table:number-columns-repeated="13"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722.956055" calcext:value-type="float">
            <text:p>1722.956055</text:p>
          </table:table-cell>
          <table:table-cell office:value-type="float" office:value="1747.579102" calcext:value-type="float">
            <text:p>1747.579102</text:p>
          </table:table-cell>
          <table:table-cell office:value-type="float" office:value="1737.803223" calcext:value-type="float">
            <text:p>1737.803223</text:p>
          </table:table-cell>
          <table:table-cell office:value-type="float" office:value="1743.807617" calcext:value-type="float">
            <text:p>1743.807617</text:p>
          </table:table-cell>
          <table:table-cell table:number-columns-repeated="13"/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1749.69104" calcext:value-type="float">
            <text:p>1749.69104</text:p>
          </table:table-cell>
          <table:table-cell office:value-type="float" office:value="1777.486328" calcext:value-type="float">
            <text:p>1777.486328</text:p>
          </table:table-cell>
          <table:table-cell office:value-type="float" office:value="1762.324219" calcext:value-type="float">
            <text:p>1762.324219</text:p>
          </table:table-cell>
          <table:table-cell office:value-type="float" office:value="1768.785645" calcext:value-type="float">
            <text:p>1768.785645</text:p>
          </table:table-cell>
          <table:table-cell table:number-columns-repeated="13"/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1757.786987" calcext:value-type="float">
            <text:p>1757.786987</text:p>
          </table:table-cell>
          <table:table-cell office:value-type="float" office:value="1826.501343" calcext:value-type="float">
            <text:p>1826.501343</text:p>
          </table:table-cell>
          <table:table-cell office:value-type="float" office:value="1769.684814" calcext:value-type="float">
            <text:p>1769.684814</text:p>
          </table:table-cell>
          <table:table-cell office:value-type="float" office:value="1817.312012" calcext:value-type="float">
            <text:p>1817.312012</text:p>
          </table:table-cell>
          <table:table-cell table:number-columns-repeated="13"/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1770.869873" calcext:value-type="float">
            <text:p>1770.869873</text:p>
          </table:table-cell>
          <table:table-cell office:value-type="float" office:value="1828.203857" calcext:value-type="float">
            <text:p>1828.203857</text:p>
          </table:table-cell>
          <table:table-cell office:value-type="float" office:value="1784.874512" calcext:value-type="float">
            <text:p>1784.874512</text:p>
          </table:table-cell>
          <table:table-cell office:value-type="float" office:value="1818.554199" calcext:value-type="float">
            <text:p>1818.554199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75.439697" calcext:value-type="float">
            <text:p>1775.439697</text:p>
          </table:table-cell>
          <table:table-cell office:value-type="float" office:value="1871.448853" calcext:value-type="float">
            <text:p>1871.448853</text:p>
          </table:table-cell>
          <table:table-cell office:value-type="float" office:value="1783.6698" calcext:value-type="float">
            <text:p>1783.6698</text:p>
          </table:table-cell>
          <table:table-cell office:value-type="float" office:value="1865.846313" calcext:value-type="float">
            <text:p>1865.846313</text:p>
          </table:table-cell>
          <table:table-cell table:number-columns-repeated="13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774.58374" calcext:value-type="float">
            <text:p>1774.58374</text:p>
          </table:table-cell>
          <table:table-cell office:value-type="float" office:value="1846.652832" calcext:value-type="float">
            <text:p>1846.652832</text:p>
          </table:table-cell>
          <table:table-cell office:value-type="float" office:value="1778.511841" calcext:value-type="float">
            <text:p>1778.511841</text:p>
          </table:table-cell>
          <table:table-cell office:value-type="float" office:value="1859.993774" calcext:value-type="float">
            <text:p>1859.993774</text:p>
          </table:table-cell>
          <table:table-cell table:number-columns-repeated="13"/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1748.305908" calcext:value-type="float">
            <text:p>1748.305908</text:p>
          </table:table-cell>
          <table:table-cell office:value-type="float" office:value="1863.283081" calcext:value-type="float">
            <text:p>1863.283081</text:p>
          </table:table-cell>
          <table:table-cell office:value-type="float" office:value="1765.787109" calcext:value-type="float">
            <text:p>1765.787109</text:p>
          </table:table-cell>
          <table:table-cell office:value-type="float" office:value="1856.912842" calcext:value-type="float">
            <text:p>1856.912842</text:p>
          </table:table-cell>
          <table:table-cell table:number-columns-repeated="13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1729.685547" calcext:value-type="float">
            <text:p>1729.685547</text:p>
          </table:table-cell>
          <table:table-cell office:value-type="float" office:value="1844.123291" calcext:value-type="float">
            <text:p>1844.123291</text:p>
          </table:table-cell>
          <table:table-cell office:value-type="float" office:value="1739.427368" calcext:value-type="float">
            <text:p>1739.427368</text:p>
          </table:table-cell>
          <table:table-cell office:value-type="float" office:value="1833.900635" calcext:value-type="float">
            <text:p>1833.900635</text:p>
          </table:table-cell>
          <table:table-cell table:number-columns-repeated="13"/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1699.949341" calcext:value-type="float">
            <text:p>1699.949341</text:p>
          </table:table-cell>
          <table:table-cell office:value-type="float" office:value="1811.283936" calcext:value-type="float">
            <text:p>1811.283936</text:p>
          </table:table-cell>
          <table:table-cell office:value-type="float" office:value="1711.71936" calcext:value-type="float">
            <text:p>1711.71936</text:p>
          </table:table-cell>
          <table:table-cell office:value-type="float" office:value="1804.282715" calcext:value-type="float">
            <text:p>1804.282715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70.750732" calcext:value-type="float">
            <text:p>1670.750732</text:p>
          </table:table-cell>
          <table:table-cell office:value-type="float" office:value="1791.084717" calcext:value-type="float">
            <text:p>1791.084717</text:p>
          </table:table-cell>
          <table:table-cell office:value-type="float" office:value="1673.986694" calcext:value-type="float">
            <text:p>1673.986694</text:p>
          </table:table-cell>
          <table:table-cell office:value-type="float" office:value="1794.210205" calcext:value-type="float">
            <text:p>1794.210205</text:p>
          </table:table-cell>
          <table:table-cell table:number-columns-repeated="13"/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1642.831421" calcext:value-type="float">
            <text:p>1642.831421</text:p>
          </table:table-cell>
          <table:table-cell office:value-type="float" office:value="1757.63208" calcext:value-type="float">
            <text:p>1757.63208</text:p>
          </table:table-cell>
          <table:table-cell office:value-type="float" office:value="1649.193115" calcext:value-type="float">
            <text:p>1649.193115</text:p>
          </table:table-cell>
          <table:table-cell office:value-type="float" office:value="1768.029541" calcext:value-type="float">
            <text:p>1768.029541</text:p>
          </table:table-cell>
          <table:table-cell table:number-columns-repeated="13"/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1636.005615" calcext:value-type="float">
            <text:p>1636.005615</text:p>
          </table:table-cell>
          <table:table-cell office:value-type="float" office:value="1727.778076" calcext:value-type="float">
            <text:p>1727.778076</text:p>
          </table:table-cell>
          <table:table-cell office:value-type="float" office:value="1648.139893" calcext:value-type="float">
            <text:p>1648.139893</text:p>
          </table:table-cell>
          <table:table-cell office:value-type="float" office:value="1734.65332" calcext:value-type="float">
            <text:p>1734.65332</text:p>
          </table:table-cell>
          <table:table-cell table:number-columns-repeated="13"/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1622.729736" calcext:value-type="float">
            <text:p>1622.729736</text:p>
          </table:table-cell>
          <table:table-cell office:value-type="float" office:value="1717.744019" calcext:value-type="float">
            <text:p>1717.744019</text:p>
          </table:table-cell>
          <table:table-cell office:value-type="float" office:value="1636.858887" calcext:value-type="float">
            <text:p>1636.858887</text:p>
          </table:table-cell>
          <table:table-cell office:value-type="float" office:value="1718.684204" calcext:value-type="float">
            <text:p>1718.684204</text:p>
          </table:table-cell>
          <table:table-cell table:number-columns-repeated="13"/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1614.766357" calcext:value-type="float">
            <text:p>1614.766357</text:p>
          </table:table-cell>
          <table:table-cell office:value-type="float" office:value="1700.751831" calcext:value-type="float">
            <text:p>1700.751831</text:p>
          </table:table-cell>
          <table:table-cell office:value-type="float" office:value="1624.184326" calcext:value-type="float">
            <text:p>1624.184326</text:p>
          </table:table-cell>
          <table:table-cell office:value-type="float" office:value="1700.888916" calcext:value-type="float">
            <text:p>1700.888916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09.592651" calcext:value-type="float">
            <text:p>1609.592651</text:p>
          </table:table-cell>
          <table:table-cell office:value-type="float" office:value="1706.050171" calcext:value-type="float">
            <text:p>1706.050171</text:p>
          </table:table-cell>
          <table:table-cell office:value-type="float" office:value="1618.406006" calcext:value-type="float">
            <text:p>1618.406006</text:p>
          </table:table-cell>
          <table:table-cell office:value-type="float" office:value="1685.855591" calcext:value-type="float">
            <text:p>1685.855591</text:p>
          </table:table-cell>
          <table:table-cell table:number-columns-repeated="13"/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1615.572754" calcext:value-type="float">
            <text:p>1615.572754</text:p>
          </table:table-cell>
          <table:table-cell office:value-type="float" office:value="1674.372559" calcext:value-type="float">
            <text:p>1674.372559</text:p>
          </table:table-cell>
          <table:table-cell office:value-type="float" office:value="1610.788818" calcext:value-type="float">
            <text:p>1610.788818</text:p>
          </table:table-cell>
          <table:table-cell office:value-type="float" office:value="1679.559326" calcext:value-type="float">
            <text:p>1679.559326</text:p>
          </table:table-cell>
          <table:table-cell table:number-columns-repeated="13"/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1606.631226" calcext:value-type="float">
            <text:p>1606.631226</text:p>
          </table:table-cell>
          <table:table-cell office:value-type="float" office:value="1667.961548" calcext:value-type="float">
            <text:p>1667.961548</text:p>
          </table:table-cell>
          <table:table-cell office:value-type="float" office:value="1615.594604" calcext:value-type="float">
            <text:p>1615.594604</text:p>
          </table:table-cell>
          <table:table-cell office:value-type="float" office:value="1669.382446" calcext:value-type="float">
            <text:p>1669.382446</text:p>
          </table:table-cell>
          <table:table-cell table:number-columns-repeated="13"/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1597.259033" calcext:value-type="float">
            <text:p>1597.259033</text:p>
          </table:table-cell>
          <table:table-cell office:value-type="float" office:value="1665.529541" calcext:value-type="float">
            <text:p>1665.529541</text:p>
          </table:table-cell>
          <table:table-cell office:value-type="float" office:value="1606.862915" calcext:value-type="float">
            <text:p>1606.862915</text:p>
          </table:table-cell>
          <table:table-cell office:value-type="float" office:value="1663.619263" calcext:value-type="float">
            <text:p>1663.619263</text:p>
          </table:table-cell>
          <table:table-cell table:number-columns-repeated="13"/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1591.953735" calcext:value-type="float">
            <text:p>1591.953735</text:p>
          </table:table-cell>
          <table:table-cell office:value-type="float" office:value="1658.281372" calcext:value-type="float">
            <text:p>1658.281372</text:p>
          </table:table-cell>
          <table:table-cell office:value-type="float" office:value="1603.483643" calcext:value-type="float">
            <text:p>1603.483643</text:p>
          </table:table-cell>
          <table:table-cell office:value-type="float" office:value="1651.067749" calcext:value-type="float">
            <text:p>1651.067749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96.937256" calcext:value-type="float">
            <text:p>1596.937256</text:p>
          </table:table-cell>
          <table:table-cell office:value-type="float" office:value="1646.191528" calcext:value-type="float">
            <text:p>1646.191528</text:p>
          </table:table-cell>
          <table:table-cell office:value-type="float" office:value="1597.223999" calcext:value-type="float">
            <text:p>1597.223999</text:p>
          </table:table-cell>
          <table:table-cell office:value-type="float" office:value="1645.997803" calcext:value-type="float">
            <text:p>1645.997803</text:p>
          </table:table-cell>
          <table:table-cell table:number-columns-repeated="13"/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1591.501709" calcext:value-type="float">
            <text:p>1591.501709</text:p>
          </table:table-cell>
          <table:table-cell office:value-type="float" office:value="1637.181274" calcext:value-type="float">
            <text:p>1637.181274</text:p>
          </table:table-cell>
          <table:table-cell office:value-type="float" office:value="1600.067993" calcext:value-type="float">
            <text:p>1600.067993</text:p>
          </table:table-cell>
          <table:table-cell office:value-type="float" office:value="1639.577148" calcext:value-type="float">
            <text:p>1639.577148</text:p>
          </table:table-cell>
          <table:table-cell table:number-columns-repeated="13"/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1586.114624" calcext:value-type="float">
            <text:p>1586.114624</text:p>
          </table:table-cell>
          <table:table-cell office:value-type="float" office:value="1634.841064" calcext:value-type="float">
            <text:p>1634.841064</text:p>
          </table:table-cell>
          <table:table-cell office:value-type="float" office:value="1592.398315" calcext:value-type="float">
            <text:p>1592.398315</text:p>
          </table:table-cell>
          <table:table-cell office:value-type="float" office:value="1636.096069" calcext:value-type="float">
            <text:p>1636.096069</text:p>
          </table:table-cell>
          <table:table-cell table:number-columns-repeated="13"/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1584.096436" calcext:value-type="float">
            <text:p>1584.096436</text:p>
          </table:table-cell>
          <table:table-cell office:value-type="float" office:value="1628.173462" calcext:value-type="float">
            <text:p>1628.173462</text:p>
          </table:table-cell>
          <table:table-cell office:value-type="float" office:value="1588.664551" calcext:value-type="float">
            <text:p>1588.664551</text:p>
          </table:table-cell>
          <table:table-cell office:value-type="float" office:value="1628.072021" calcext:value-type="float">
            <text:p>1628.072021</text:p>
          </table:table-cell>
          <table:table-cell table:number-columns-repeated="13"/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582.242065" calcext:value-type="float">
            <text:p>1582.242065</text:p>
          </table:table-cell>
          <table:table-cell office:value-type="float" office:value="1625.446289" calcext:value-type="float">
            <text:p>1625.446289</text:p>
          </table:table-cell>
          <table:table-cell office:value-type="float" office:value="1588.093262" calcext:value-type="float">
            <text:p>1588.093262</text:p>
          </table:table-cell>
          <table:table-cell office:value-type="float" office:value="1624.892212" calcext:value-type="float">
            <text:p>1624.892212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77.642822" calcext:value-type="float">
            <text:p>1577.642822</text:p>
          </table:table-cell>
          <table:table-cell office:value-type="float" office:value="1619.63623" calcext:value-type="float">
            <text:p>1619.63623</text:p>
          </table:table-cell>
          <table:table-cell office:value-type="float" office:value="1583.343628" calcext:value-type="float">
            <text:p>1583.343628</text:p>
          </table:table-cell>
          <table:table-cell office:value-type="float" office:value="1617.495483" calcext:value-type="float">
            <text:p>1617.495483</text:p>
          </table:table-cell>
          <table:table-cell table:number-columns-repeated="13"/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1582.031494" calcext:value-type="float">
            <text:p>1582.031494</text:p>
          </table:table-cell>
          <table:table-cell office:value-type="float" office:value="1611.445312" calcext:value-type="float">
            <text:p>1611.445312</text:p>
          </table:table-cell>
          <table:table-cell office:value-type="float" office:value="1583.438599" calcext:value-type="float">
            <text:p>1583.438599</text:p>
          </table:table-cell>
          <table:table-cell office:value-type="float" office:value="1618.583374" calcext:value-type="float">
            <text:p>1618.583374</text:p>
          </table:table-cell>
          <table:table-cell table:number-columns-repeated="13"/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1580.924561" calcext:value-type="float">
            <text:p>1580.924561</text:p>
          </table:table-cell>
          <table:table-cell office:value-type="float" office:value="1608.427979" calcext:value-type="float">
            <text:p>1608.427979</text:p>
          </table:table-cell>
          <table:table-cell office:value-type="float" office:value="1578.605713" calcext:value-type="float">
            <text:p>1578.605713</text:p>
          </table:table-cell>
          <table:table-cell office:value-type="float" office:value="1611.472778" calcext:value-type="float">
            <text:p>1611.472778</text:p>
          </table:table-cell>
          <table:table-cell table:number-columns-repeated="13"/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1571.372437" calcext:value-type="float">
            <text:p>1571.372437</text:p>
          </table:table-cell>
          <table:table-cell office:value-type="float" office:value="1605.78064" calcext:value-type="float">
            <text:p>1605.78064</text:p>
          </table:table-cell>
          <table:table-cell office:value-type="float" office:value="1577.349121" calcext:value-type="float">
            <text:p>1577.349121</text:p>
          </table:table-cell>
          <table:table-cell office:value-type="float" office:value="1608.866333" calcext:value-type="float">
            <text:p>1608.866333</text:p>
          </table:table-cell>
          <table:table-cell table:number-columns-repeated="13"/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1574.51416" calcext:value-type="float">
            <text:p>1574.51416</text:p>
          </table:table-cell>
          <table:table-cell office:value-type="float" office:value="1603.743896" calcext:value-type="float">
            <text:p>1603.743896</text:p>
          </table:table-cell>
          <table:table-cell office:value-type="float" office:value="1582.436646" calcext:value-type="float">
            <text:p>1582.436646</text:p>
          </table:table-cell>
          <table:table-cell office:value-type="float" office:value="1601.542725" calcext:value-type="float">
            <text:p>1601.542725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75.393433" calcext:value-type="float">
            <text:p>1575.393433</text:p>
          </table:table-cell>
          <table:table-cell office:value-type="float" office:value="1596.904663" calcext:value-type="float">
            <text:p>1596.904663</text:p>
          </table:table-cell>
          <table:table-cell office:value-type="float" office:value="1573.802246" calcext:value-type="float">
            <text:p>1573.802246</text:p>
          </table:table-cell>
          <table:table-cell office:value-type="float" office:value="1603.898926" calcext:value-type="float">
            <text:p>1603.898926</text:p>
          </table:table-cell>
          <table:table-cell table:number-columns-repeated="13"/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571.365723" calcext:value-type="float">
            <text:p>1571.365723</text:p>
          </table:table-cell>
          <table:table-cell office:value-type="float" office:value="1597.893799" calcext:value-type="float">
            <text:p>1597.893799</text:p>
          </table:table-cell>
          <table:table-cell office:value-type="float" office:value="1573.407837" calcext:value-type="float">
            <text:p>1573.407837</text:p>
          </table:table-cell>
          <table:table-cell office:value-type="float" office:value="1600.759766" calcext:value-type="float">
            <text:p>1600.759766</text:p>
          </table:table-cell>
          <table:table-cell table:number-columns-repeated="13"/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1569.649414" calcext:value-type="float">
            <text:p>1569.649414</text:p>
          </table:table-cell>
          <table:table-cell office:value-type="float" office:value="1591.390259" calcext:value-type="float">
            <text:p>1591.390259</text:p>
          </table:table-cell>
          <table:table-cell office:value-type="float" office:value="1574.830688" calcext:value-type="float">
            <text:p>1574.830688</text:p>
          </table:table-cell>
          <table:table-cell office:value-type="float" office:value="1593.371338" calcext:value-type="float">
            <text:p>1593.371338</text:p>
          </table:table-cell>
          <table:table-cell table:number-columns-repeated="13"/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1568.907959" calcext:value-type="float">
            <text:p>1568.907959</text:p>
          </table:table-cell>
          <table:table-cell office:value-type="float" office:value="1590.392212" calcext:value-type="float">
            <text:p>1590.392212</text:p>
          </table:table-cell>
          <table:table-cell office:value-type="float" office:value="1576.379028" calcext:value-type="float">
            <text:p>1576.379028</text:p>
          </table:table-cell>
          <table:table-cell office:value-type="float" office:value="1588.688965" calcext:value-type="float">
            <text:p>1588.688965</text:p>
          </table:table-cell>
          <table:table-cell table:number-columns-repeated="13"/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565.274658" calcext:value-type="float">
            <text:p>1565.274658</text:p>
          </table:table-cell>
          <table:table-cell office:value-type="float" office:value="1592.567383" calcext:value-type="float">
            <text:p>1592.567383</text:p>
          </table:table-cell>
          <table:table-cell office:value-type="float" office:value="1571.150879" calcext:value-type="float">
            <text:p>1571.150879</text:p>
          </table:table-cell>
          <table:table-cell office:value-type="float" office:value="1592.090576" calcext:value-type="float">
            <text:p>1592.090576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67.941528" calcext:value-type="float">
            <text:p>1567.941528</text:p>
          </table:table-cell>
          <table:table-cell office:value-type="float" office:value="1586.753174" calcext:value-type="float">
            <text:p>1586.753174</text:p>
          </table:table-cell>
          <table:table-cell office:value-type="float" office:value="1571.356812" calcext:value-type="float">
            <text:p>1571.356812</text:p>
          </table:table-cell>
          <table:table-cell office:value-type="float" office:value="1589.396973" calcext:value-type="float">
            <text:p>1589.396973</text:p>
          </table:table-cell>
          <table:table-cell table:number-columns-repeated="13"/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570.657593" calcext:value-type="float">
            <text:p>1570.657593</text:p>
          </table:table-cell>
          <table:table-cell office:value-type="float" office:value="1584.385376" calcext:value-type="float">
            <text:p>1584.385376</text:p>
          </table:table-cell>
          <table:table-cell office:value-type="float" office:value="1572.454346" calcext:value-type="float">
            <text:p>1572.454346</text:p>
          </table:table-cell>
          <table:table-cell office:value-type="float" office:value="1585.792114" calcext:value-type="float">
            <text:p>1585.792114</text:p>
          </table:table-cell>
          <table:table-cell table:number-columns-repeated="13"/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1565.648193" calcext:value-type="float">
            <text:p>1565.648193</text:p>
          </table:table-cell>
          <table:table-cell office:value-type="float" office:value="1587.602051" calcext:value-type="float">
            <text:p>1587.602051</text:p>
          </table:table-cell>
          <table:table-cell office:value-type="float" office:value="1571.949219" calcext:value-type="float">
            <text:p>1571.949219</text:p>
          </table:table-cell>
          <table:table-cell office:value-type="float" office:value="1585.05835" calcext:value-type="float">
            <text:p>1585.05835</text:p>
          </table:table-cell>
          <table:table-cell table:number-columns-repeated="13"/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1570.512573" calcext:value-type="float">
            <text:p>1570.512573</text:p>
          </table:table-cell>
          <table:table-cell office:value-type="float" office:value="1588.038086" calcext:value-type="float">
            <text:p>1588.038086</text:p>
          </table:table-cell>
          <table:table-cell office:value-type="float" office:value="1565.622559" calcext:value-type="float">
            <text:p>1565.622559</text:p>
          </table:table-cell>
          <table:table-cell office:value-type="float" office:value="1578.291992" calcext:value-type="float">
            <text:p>1578.291992</text:p>
          </table:table-cell>
          <table:table-cell table:number-columns-repeated="13"/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567.868774" calcext:value-type="float">
            <text:p>1567.868774</text:p>
          </table:table-cell>
          <table:table-cell office:value-type="float" office:value="1584.523193" calcext:value-type="float">
            <text:p>1584.523193</text:p>
          </table:table-cell>
          <table:table-cell office:value-type="float" office:value="1568.071289" calcext:value-type="float">
            <text:p>1568.071289</text:p>
          </table:table-cell>
          <table:table-cell office:value-type="float" office:value="1579.027588" calcext:value-type="float">
            <text:p>1579.027588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68.009399" calcext:value-type="float">
            <text:p>1568.009399</text:p>
          </table:table-cell>
          <table:table-cell office:value-type="float" office:value="1578.716553" calcext:value-type="float">
            <text:p>1578.716553</text:p>
          </table:table-cell>
          <table:table-cell office:value-type="float" office:value="1570.101318" calcext:value-type="float">
            <text:p>1570.101318</text:p>
          </table:table-cell>
          <table:table-cell office:value-type="float" office:value="1578.130981" calcext:value-type="float">
            <text:p>1578.130981</text:p>
          </table:table-cell>
          <table:table-cell table:number-columns-repeated="13"/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567.397339" calcext:value-type="float">
            <text:p>1567.397339</text:p>
          </table:table-cell>
          <table:table-cell office:value-type="float" office:value="1579.335327" calcext:value-type="float">
            <text:p>1579.335327</text:p>
          </table:table-cell>
          <table:table-cell office:value-type="float" office:value="1567.895752" calcext:value-type="float">
            <text:p>1567.895752</text:p>
          </table:table-cell>
          <table:table-cell office:value-type="float" office:value="1576.060547" calcext:value-type="float">
            <text:p>1576.060547</text:p>
          </table:table-cell>
          <table:table-cell table:number-columns-repeated="13"/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1563.440308" calcext:value-type="float">
            <text:p>1563.440308</text:p>
          </table:table-cell>
          <table:table-cell office:value-type="float" office:value="1578.786255" calcext:value-type="float">
            <text:p>1578.786255</text:p>
          </table:table-cell>
          <table:table-cell office:value-type="float" office:value="1568.676758" calcext:value-type="float">
            <text:p>1568.676758</text:p>
          </table:table-cell>
          <table:table-cell office:value-type="float" office:value="1575.248779" calcext:value-type="float">
            <text:p>1575.248779</text:p>
          </table:table-cell>
          <table:table-cell table:number-columns-repeated="13"/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1565.227295" calcext:value-type="float">
            <text:p>1565.227295</text:p>
          </table:table-cell>
          <table:table-cell office:value-type="float" office:value="1578.246704" calcext:value-type="float">
            <text:p>1578.246704</text:p>
          </table:table-cell>
          <table:table-cell office:value-type="float" office:value="1565.006348" calcext:value-type="float">
            <text:p>1565.006348</text:p>
          </table:table-cell>
          <table:table-cell office:value-type="float" office:value="1575.049438" calcext:value-type="float">
            <text:p>1575.049438</text:p>
          </table:table-cell>
          <table:table-cell table:number-columns-repeated="13"/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1563.782837" calcext:value-type="float">
            <text:p>1563.782837</text:p>
          </table:table-cell>
          <table:table-cell office:value-type="float" office:value="1577.461548" calcext:value-type="float">
            <text:p>1577.461548</text:p>
          </table:table-cell>
          <table:table-cell office:value-type="float" office:value="1567.107666" calcext:value-type="float">
            <text:p>1567.107666</text:p>
          </table:table-cell>
          <table:table-cell office:value-type="float" office:value="1575.91748" calcext:value-type="float">
            <text:p>1575.91748</text:p>
          </table:table-cell>
          <table:table-cell table:number-columns-repeated="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64.534058" calcext:value-type="float">
            <text:p>1564.534058</text:p>
          </table:table-cell>
          <table:table-cell office:value-type="float" office:value="1575.18335" calcext:value-type="float">
            <text:p>1575.18335</text:p>
          </table:table-cell>
          <table:table-cell office:value-type="float" office:value="1568.297729" calcext:value-type="float">
            <text:p>1568.297729</text:p>
          </table:table-cell>
          <table:table-cell office:value-type="float" office:value="1572.944092" calcext:value-type="float">
            <text:p>1572.944092</text:p>
          </table:table-cell>
          <table:table-cell table:number-columns-repeated="13"/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1562.667358" calcext:value-type="float">
            <text:p>1562.667358</text:p>
          </table:table-cell>
          <table:table-cell office:value-type="float" office:value="1576.270752" calcext:value-type="float">
            <text:p>1576.270752</text:p>
          </table:table-cell>
          <table:table-cell office:value-type="float" office:value="1564.554565" calcext:value-type="float">
            <text:p>1564.554565</text:p>
          </table:table-cell>
          <table:table-cell office:value-type="float" office:value="1574.67334" calcext:value-type="float">
            <text:p>1574.67334</text:p>
          </table:table-cell>
          <table:table-cell table:number-columns-repeated="13"/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1563.953735" calcext:value-type="float">
            <text:p>1563.953735</text:p>
          </table:table-cell>
          <table:table-cell office:value-type="float" office:value="1574.615967" calcext:value-type="float">
            <text:p>1574.615967</text:p>
          </table:table-cell>
          <table:table-cell office:value-type="float" office:value="1565.769897" calcext:value-type="float">
            <text:p>1565.769897</text:p>
          </table:table-cell>
          <table:table-cell office:value-type="float" office:value="1572.747437" calcext:value-type="float">
            <text:p>1572.747437</text:p>
          </table:table-cell>
          <table:table-cell table:number-columns-repeated="13"/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1567.063354" calcext:value-type="float">
            <text:p>1567.063354</text:p>
          </table:table-cell>
          <table:table-cell office:value-type="float" office:value="1573.109619" calcext:value-type="float">
            <text:p>1573.109619</text:p>
          </table:table-cell>
          <table:table-cell office:value-type="float" office:value="1567.751465" calcext:value-type="float">
            <text:p>1567.751465</text:p>
          </table:table-cell>
          <table:table-cell office:value-type="float" office:value="1570.51001" calcext:value-type="float">
            <text:p>1570.51001</text:p>
          </table:table-cell>
          <table:table-cell table:number-columns-repeated="13"/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1564.9823" calcext:value-type="float">
            <text:p>1564.9823</text:p>
          </table:table-cell>
          <table:table-cell office:value-type="float" office:value="1571.792603" calcext:value-type="float">
            <text:p>1571.792603</text:p>
          </table:table-cell>
          <table:table-cell office:value-type="float" office:value="1566.365479" calcext:value-type="float">
            <text:p>1566.365479</text:p>
          </table:table-cell>
          <table:table-cell office:value-type="float" office:value="1569.885498" calcext:value-type="float">
            <text:p>1569.885498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6.509888" calcext:value-type="float">
            <text:p>1566.509888</text:p>
          </table:table-cell>
          <table:table-cell office:value-type="float" office:value="1572.27417" calcext:value-type="float">
            <text:p>1572.27417</text:p>
          </table:table-cell>
          <table:table-cell office:value-type="float" office:value="1564.336914" calcext:value-type="float">
            <text:p>1564.336914</text:p>
          </table:table-cell>
          <table:table-cell office:value-type="float" office:value="1575.038086" calcext:value-type="float">
            <text:p>1575.038086</text:p>
          </table:table-cell>
          <table:table-cell table:number-columns-repeated="13"/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1566.878174" calcext:value-type="float">
            <text:p>1566.878174</text:p>
          </table:table-cell>
          <table:table-cell office:value-type="float" office:value="1569.353516" calcext:value-type="float">
            <text:p>1569.353516</text:p>
          </table:table-cell>
          <table:table-cell office:value-type="float" office:value="1567.233643" calcext:value-type="float">
            <text:p>1567.233643</text:p>
          </table:table-cell>
          <table:table-cell office:value-type="float" office:value="1567.743896" calcext:value-type="float">
            <text:p>1567.743896</text:p>
          </table:table-cell>
          <table:table-cell table:number-columns-repeated="13"/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1561.302856" calcext:value-type="float">
            <text:p>1561.302856</text:p>
          </table:table-cell>
          <table:table-cell office:value-type="float" office:value="1574.023193" calcext:value-type="float">
            <text:p>1574.023193</text:p>
          </table:table-cell>
          <table:table-cell office:value-type="float" office:value="1561.834473" calcext:value-type="float">
            <text:p>1561.834473</text:p>
          </table:table-cell>
          <table:table-cell office:value-type="float" office:value="1572.455566" calcext:value-type="float">
            <text:p>1572.455566</text:p>
          </table:table-cell>
          <table:table-cell table:number-columns-repeated="13"/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1565.265869" calcext:value-type="float">
            <text:p>1565.265869</text:p>
          </table:table-cell>
          <table:table-cell office:value-type="float" office:value="1567.373535" calcext:value-type="float">
            <text:p>1567.373535</text:p>
          </table:table-cell>
          <table:table-cell office:value-type="float" office:value="1567.207642" calcext:value-type="float">
            <text:p>1567.207642</text:p>
          </table:table-cell>
          <table:table-cell office:value-type="float" office:value="1566.674194" calcext:value-type="float">
            <text:p>1566.674194</text:p>
          </table:table-cell>
          <table:table-cell table:number-columns-repeated="13"/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593.620605" calcext:value-type="float">
            <text:p>1593.620605</text:p>
          </table:table-cell>
          <table:table-cell office:value-type="float" office:value="1605.408813" calcext:value-type="float">
            <text:p>1605.408813</text:p>
          </table:table-cell>
          <table:table-cell office:value-type="float" office:value="1548.349365" calcext:value-type="float">
            <text:p>1548.349365</text:p>
          </table:table-cell>
          <table:table-cell office:value-type="float" office:value="1515.063354" calcext:value-type="float">
            <text:p>1515.063354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97.188965" calcext:value-type="float">
            <text:p>1597.188965</text:p>
          </table:table-cell>
          <table:table-cell office:value-type="float" office:value="1638.44043" calcext:value-type="float">
            <text:p>1638.44043</text:p>
          </table:table-cell>
          <table:table-cell office:value-type="float" office:value="1535.481445" calcext:value-type="float">
            <text:p>1535.481445</text:p>
          </table:table-cell>
          <table:table-cell office:value-type="float" office:value="1507.739136" calcext:value-type="float">
            <text:p>1507.739136</text:p>
          </table:table-cell>
          <table:table-cell table:number-columns-repeated="13"/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1607.459473" calcext:value-type="float">
            <text:p>1607.459473</text:p>
          </table:table-cell>
          <table:table-cell office:value-type="float" office:value="1647.371582" calcext:value-type="float">
            <text:p>1647.371582</text:p>
          </table:table-cell>
          <table:table-cell office:value-type="float" office:value="1540.620239" calcext:value-type="float">
            <text:p>1540.620239</text:p>
          </table:table-cell>
          <table:table-cell office:value-type="float" office:value="1530.717041" calcext:value-type="float">
            <text:p>1530.717041</text:p>
          </table:table-cell>
          <table:table-cell table:number-columns-repeated="13"/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1633.653442" calcext:value-type="float">
            <text:p>1633.653442</text:p>
          </table:table-cell>
          <table:table-cell office:value-type="float" office:value="1624.533203" calcext:value-type="float">
            <text:p>1624.533203</text:p>
          </table:table-cell>
          <table:table-cell office:value-type="float" office:value="1547.073608" calcext:value-type="float">
            <text:p>1547.073608</text:p>
          </table:table-cell>
          <table:table-cell office:value-type="float" office:value="1545.904541" calcext:value-type="float">
            <text:p>1545.904541</text:p>
          </table:table-cell>
          <table:table-cell table:number-columns-repeated="13"/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1636.479492" calcext:value-type="float">
            <text:p>1636.479492</text:p>
          </table:table-cell>
          <table:table-cell office:value-type="float" office:value="1639.872681" calcext:value-type="float">
            <text:p>1639.872681</text:p>
          </table:table-cell>
          <table:table-cell office:value-type="float" office:value="1568.734253" calcext:value-type="float">
            <text:p>1568.734253</text:p>
          </table:table-cell>
          <table:table-cell office:value-type="float" office:value="1552.498535" calcext:value-type="float">
            <text:p>1552.498535</text:p>
          </table:table-cell>
          <table:table-cell table:number-columns-repeated="13"/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642.377808" calcext:value-type="float">
            <text:p>1642.377808</text:p>
          </table:table-cell>
          <table:table-cell office:value-type="float" office:value="1652.054688" calcext:value-type="float">
            <text:p>1652.054688</text:p>
          </table:table-cell>
          <table:table-cell office:value-type="float" office:value="1578.165527" calcext:value-type="float">
            <text:p>1578.165527</text:p>
          </table:table-cell>
          <table:table-cell office:value-type="float" office:value="1564.979736" calcext:value-type="float">
            <text:p>1564.979736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39.496094" calcext:value-type="float">
            <text:p>1639.496094</text:p>
          </table:table-cell>
          <table:table-cell office:value-type="float" office:value="1672.377808" calcext:value-type="float">
            <text:p>1672.377808</text:p>
          </table:table-cell>
          <table:table-cell office:value-type="float" office:value="1598.97644" calcext:value-type="float">
            <text:p>1598.97644</text:p>
          </table:table-cell>
          <table:table-cell office:value-type="float" office:value="1592.251831" calcext:value-type="float">
            <text:p>1592.251831</text:p>
          </table:table-cell>
          <table:table-cell table:number-columns-repeated="13"/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1649.409546" calcext:value-type="float">
            <text:p>1649.409546</text:p>
          </table:table-cell>
          <table:table-cell office:value-type="float" office:value="1675.044922" calcext:value-type="float">
            <text:p>1675.044922</text:p>
          </table:table-cell>
          <table:table-cell office:value-type="float" office:value="1612.145142" calcext:value-type="float">
            <text:p>1612.145142</text:p>
          </table:table-cell>
          <table:table-cell office:value-type="float" office:value="1601.645752" calcext:value-type="float">
            <text:p>1601.645752</text:p>
          </table:table-cell>
          <table:table-cell table:number-columns-repeated="13"/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1660.865967" calcext:value-type="float">
            <text:p>1660.865967</text:p>
          </table:table-cell>
          <table:table-cell office:value-type="float" office:value="1714.112305" calcext:value-type="float">
            <text:p>1714.112305</text:p>
          </table:table-cell>
          <table:table-cell office:value-type="float" office:value="1622.745728" calcext:value-type="float">
            <text:p>1622.745728</text:p>
          </table:table-cell>
          <table:table-cell office:value-type="float" office:value="1636.413574" calcext:value-type="float">
            <text:p>1636.413574</text:p>
          </table:table-cell>
          <table:table-cell table:number-columns-repeated="13"/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1684.667358" calcext:value-type="float">
            <text:p>1684.667358</text:p>
          </table:table-cell>
          <table:table-cell office:value-type="float" office:value="1701.249756" calcext:value-type="float">
            <text:p>1701.249756</text:p>
          </table:table-cell>
          <table:table-cell office:value-type="float" office:value="1658.287354" calcext:value-type="float">
            <text:p>1658.287354</text:p>
          </table:table-cell>
          <table:table-cell office:value-type="float" office:value="1645.900391" calcext:value-type="float">
            <text:p>1645.900391</text:p>
          </table:table-cell>
          <table:table-cell table:number-columns-repeated="13"/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691.017212" calcext:value-type="float">
            <text:p>1691.017212</text:p>
          </table:table-cell>
          <table:table-cell office:value-type="float" office:value="1751.724731" calcext:value-type="float">
            <text:p>1751.724731</text:p>
          </table:table-cell>
          <table:table-cell office:value-type="float" office:value="1672.648438" calcext:value-type="float">
            <text:p>1672.648438</text:p>
          </table:table-cell>
          <table:table-cell office:value-type="float" office:value="1696.302124" calcext:value-type="float">
            <text:p>1696.302124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81.365356" calcext:value-type="float">
            <text:p>1681.365356</text:p>
          </table:table-cell>
          <table:table-cell office:value-type="float" office:value="1743.979492" calcext:value-type="float">
            <text:p>1743.979492</text:p>
          </table:table-cell>
          <table:table-cell office:value-type="float" office:value="1714.314209" calcext:value-type="float">
            <text:p>1714.314209</text:p>
          </table:table-cell>
          <table:table-cell office:value-type="float" office:value="1752.966797" calcext:value-type="float">
            <text:p>1752.966797</text:p>
          </table:table-cell>
          <table:table-cell table:number-columns-repeated="13"/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1719.254639" calcext:value-type="float">
            <text:p>1719.254639</text:p>
          </table:table-cell>
          <table:table-cell office:value-type="float" office:value="1769.616577" calcext:value-type="float">
            <text:p>1769.616577</text:p>
          </table:table-cell>
          <table:table-cell office:value-type="float" office:value="1744.454712" calcext:value-type="float">
            <text:p>1744.454712</text:p>
          </table:table-cell>
          <table:table-cell office:value-type="float" office:value="1772.808594" calcext:value-type="float">
            <text:p>1772.808594</text:p>
          </table:table-cell>
          <table:table-cell table:number-columns-repeated="13"/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1743.207275" calcext:value-type="float">
            <text:p>1743.207275</text:p>
          </table:table-cell>
          <table:table-cell office:value-type="float" office:value="1797.733887" calcext:value-type="float">
            <text:p>1797.733887</text:p>
          </table:table-cell>
          <table:table-cell office:value-type="float" office:value="1760.455688" calcext:value-type="float">
            <text:p>1760.455688</text:p>
          </table:table-cell>
          <table:table-cell office:value-type="float" office:value="1798.134277" calcext:value-type="float">
            <text:p>1798.134277</text:p>
          </table:table-cell>
          <table:table-cell table:number-columns-repeated="13"/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1767.550903" calcext:value-type="float">
            <text:p>1767.550903</text:p>
          </table:table-cell>
          <table:table-cell office:value-type="float" office:value="1848.553711" calcext:value-type="float">
            <text:p>1848.553711</text:p>
          </table:table-cell>
          <table:table-cell office:value-type="float" office:value="1778.355225" calcext:value-type="float">
            <text:p>1778.355225</text:p>
          </table:table-cell>
          <table:table-cell office:value-type="float" office:value="1849.346313" calcext:value-type="float">
            <text:p>1849.346313</text:p>
          </table:table-cell>
          <table:table-cell table:number-columns-repeated="13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1791.952148" calcext:value-type="float">
            <text:p>1791.952148</text:p>
          </table:table-cell>
          <table:table-cell office:value-type="float" office:value="1881.775024" calcext:value-type="float">
            <text:p>1881.775024</text:p>
          </table:table-cell>
          <table:table-cell office:value-type="float" office:value="1803.442993" calcext:value-type="float">
            <text:p>1803.442993</text:p>
          </table:table-cell>
          <table:table-cell office:value-type="float" office:value="1880.407471" calcext:value-type="float">
            <text:p>1880.407471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10.681152" calcext:value-type="float">
            <text:p>1810.681152</text:p>
          </table:table-cell>
          <table:table-cell office:value-type="float" office:value="1911.737793" calcext:value-type="float">
            <text:p>1911.737793</text:p>
          </table:table-cell>
          <table:table-cell office:value-type="float" office:value="1822.353882" calcext:value-type="float">
            <text:p>1822.353882</text:p>
          </table:table-cell>
          <table:table-cell office:value-type="float" office:value="1905.78479" calcext:value-type="float">
            <text:p>1905.78479</text:p>
          </table:table-cell>
          <table:table-cell table:number-columns-repeated="13"/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1816.942017" calcext:value-type="float">
            <text:p>1816.942017</text:p>
          </table:table-cell>
          <table:table-cell office:value-type="float" office:value="1910.620361" calcext:value-type="float">
            <text:p>1910.620361</text:p>
          </table:table-cell>
          <table:table-cell office:value-type="float" office:value="1825.337036" calcext:value-type="float">
            <text:p>1825.337036</text:p>
          </table:table-cell>
          <table:table-cell office:value-type="float" office:value="1912.415649" calcext:value-type="float">
            <text:p>1912.415649</text:p>
          </table:table-cell>
          <table:table-cell table:number-columns-repeated="13"/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1838.509644" calcext:value-type="float">
            <text:p>1838.509644</text:p>
          </table:table-cell>
          <table:table-cell office:value-type="float" office:value="1932.732544" calcext:value-type="float">
            <text:p>1932.732544</text:p>
          </table:table-cell>
          <table:table-cell office:value-type="float" office:value="1848.125122" calcext:value-type="float">
            <text:p>1848.125122</text:p>
          </table:table-cell>
          <table:table-cell office:value-type="float" office:value="1943.040405" calcext:value-type="float">
            <text:p>1943.040405</text:p>
          </table:table-cell>
          <table:table-cell table:number-columns-repeated="13"/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1826.148926" calcext:value-type="float">
            <text:p>1826.148926</text:p>
          </table:table-cell>
          <table:table-cell office:value-type="float" office:value="1917.556885" calcext:value-type="float">
            <text:p>1917.556885</text:p>
          </table:table-cell>
          <table:table-cell office:value-type="float" office:value="1834.731689" calcext:value-type="float">
            <text:p>1834.731689</text:p>
          </table:table-cell>
          <table:table-cell office:value-type="float" office:value="1926.052979" calcext:value-type="float">
            <text:p>1926.052979</text:p>
          </table:table-cell>
          <table:table-cell table:number-columns-repeated="13"/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1798.337891" calcext:value-type="float">
            <text:p>1798.337891</text:p>
          </table:table-cell>
          <table:table-cell office:value-type="float" office:value="1939.737061" calcext:value-type="float">
            <text:p>1939.737061</text:p>
          </table:table-cell>
          <table:table-cell office:value-type="float" office:value="1815.515625" calcext:value-type="float">
            <text:p>1815.515625</text:p>
          </table:table-cell>
          <table:table-cell office:value-type="float" office:value="1940.190552" calcext:value-type="float">
            <text:p>1940.190552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93.282593" calcext:value-type="float">
            <text:p>1793.282593</text:p>
          </table:table-cell>
          <table:table-cell office:value-type="float" office:value="1917.766602" calcext:value-type="float">
            <text:p>1917.766602</text:p>
          </table:table-cell>
          <table:table-cell office:value-type="float" office:value="1810.9729" calcext:value-type="float">
            <text:p>1810.9729</text:p>
          </table:table-cell>
          <table:table-cell office:value-type="float" office:value="1912.504639" calcext:value-type="float">
            <text:p>1912.504639</text:p>
          </table:table-cell>
          <table:table-cell table:number-columns-repeated="13"/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1807.478394" calcext:value-type="float">
            <text:p>1807.478394</text:p>
          </table:table-cell>
          <table:table-cell office:value-type="float" office:value="1928.208496" calcext:value-type="float">
            <text:p>1928.208496</text:p>
          </table:table-cell>
          <table:table-cell office:value-type="float" office:value="1822.332397" calcext:value-type="float">
            <text:p>1822.332397</text:p>
          </table:table-cell>
          <table:table-cell office:value-type="float" office:value="1921.577026" calcext:value-type="float">
            <text:p>1921.577026</text:p>
          </table:table-cell>
          <table:table-cell table:number-columns-repeated="13"/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1817.753784" calcext:value-type="float">
            <text:p>1817.753784</text:p>
          </table:table-cell>
          <table:table-cell office:value-type="float" office:value="1911.187866" calcext:value-type="float">
            <text:p>1911.187866</text:p>
          </table:table-cell>
          <table:table-cell office:value-type="float" office:value="1832.250488" calcext:value-type="float">
            <text:p>1832.250488</text:p>
          </table:table-cell>
          <table:table-cell office:value-type="float" office:value="1909.155762" calcext:value-type="float">
            <text:p>1909.155762</text:p>
          </table:table-cell>
          <table:table-cell table:number-columns-repeated="13"/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1808.036377" calcext:value-type="float">
            <text:p>1808.036377</text:p>
          </table:table-cell>
          <table:table-cell office:value-type="float" office:value="1946.814819" calcext:value-type="float">
            <text:p>1946.814819</text:p>
          </table:table-cell>
          <table:table-cell office:value-type="float" office:value="1823.496582" calcext:value-type="float">
            <text:p>1823.496582</text:p>
          </table:table-cell>
          <table:table-cell office:value-type="float" office:value="1946.5" calcext:value-type="float">
            <text:p>1946.5</text:p>
          </table:table-cell>
          <table:table-cell table:number-columns-repeated="13"/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1815.49292" calcext:value-type="float">
            <text:p>1815.49292</text:p>
          </table:table-cell>
          <table:table-cell office:value-type="float" office:value="1933.728027" calcext:value-type="float">
            <text:p>1933.728027</text:p>
          </table:table-cell>
          <table:table-cell office:value-type="float" office:value="1834.340454" calcext:value-type="float">
            <text:p>1834.340454</text:p>
          </table:table-cell>
          <table:table-cell office:value-type="float" office:value="1925.464844" calcext:value-type="float">
            <text:p>1925.464844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20.763794" calcext:value-type="float">
            <text:p>1820.763794</text:p>
          </table:table-cell>
          <table:table-cell office:value-type="float" office:value="1955.491699" calcext:value-type="float">
            <text:p>1955.491699</text:p>
          </table:table-cell>
          <table:table-cell office:value-type="float" office:value="1834.152588" calcext:value-type="float">
            <text:p>1834.152588</text:p>
          </table:table-cell>
          <table:table-cell office:value-type="float" office:value="1951.977051" calcext:value-type="float">
            <text:p>1951.977051</text:p>
          </table:table-cell>
          <table:table-cell table:number-columns-repeated="13"/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1813.235229" calcext:value-type="float">
            <text:p>1813.235229</text:p>
          </table:table-cell>
          <table:table-cell office:value-type="float" office:value="1962.291138" calcext:value-type="float">
            <text:p>1962.291138</text:p>
          </table:table-cell>
          <table:table-cell office:value-type="float" office:value="1827.072266" calcext:value-type="float">
            <text:p>1827.072266</text:p>
          </table:table-cell>
          <table:table-cell office:value-type="float" office:value="1957.345459" calcext:value-type="float">
            <text:p>1957.345459</text:p>
          </table:table-cell>
          <table:table-cell table:number-columns-repeated="13"/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1818.356445" calcext:value-type="float">
            <text:p>1818.356445</text:p>
          </table:table-cell>
          <table:table-cell office:value-type="float" office:value="1931.643433" calcext:value-type="float">
            <text:p>1931.643433</text:p>
          </table:table-cell>
          <table:table-cell office:value-type="float" office:value="1834.516113" calcext:value-type="float">
            <text:p>1834.516113</text:p>
          </table:table-cell>
          <table:table-cell office:value-type="float" office:value="1926.502197" calcext:value-type="float">
            <text:p>1926.502197</text:p>
          </table:table-cell>
          <table:table-cell table:number-columns-repeated="13"/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1825.67688" calcext:value-type="float">
            <text:p>1825.67688</text:p>
          </table:table-cell>
          <table:table-cell office:value-type="float" office:value="1934.290283" calcext:value-type="float">
            <text:p>1934.290283</text:p>
          </table:table-cell>
          <table:table-cell office:value-type="float" office:value="1841.683228" calcext:value-type="float">
            <text:p>1841.683228</text:p>
          </table:table-cell>
          <table:table-cell office:value-type="float" office:value="1930.261719" calcext:value-type="float">
            <text:p>1930.261719</text:p>
          </table:table-cell>
          <table:table-cell table:number-columns-repeated="13"/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1820.490845" calcext:value-type="float">
            <text:p>1820.490845</text:p>
          </table:table-cell>
          <table:table-cell office:value-type="float" office:value="1939.481201" calcext:value-type="float">
            <text:p>1939.481201</text:p>
          </table:table-cell>
          <table:table-cell office:value-type="float" office:value="1837.799316" calcext:value-type="float">
            <text:p>1837.799316</text:p>
          </table:table-cell>
          <table:table-cell office:value-type="float" office:value="1936.629761" calcext:value-type="float">
            <text:p>1936.629761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23.164429" calcext:value-type="float">
            <text:p>1823.164429</text:p>
          </table:table-cell>
          <table:table-cell office:value-type="float" office:value="1934.032349" calcext:value-type="float">
            <text:p>1934.032349</text:p>
          </table:table-cell>
          <table:table-cell office:value-type="float" office:value="1840.975342" calcext:value-type="float">
            <text:p>1840.975342</text:p>
          </table:table-cell>
          <table:table-cell office:value-type="float" office:value="1932.06897" calcext:value-type="float">
            <text:p>1932.06897</text:p>
          </table:table-cell>
          <table:table-cell table:number-columns-repeated="13"/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1827.506348" calcext:value-type="float">
            <text:p>1827.506348</text:p>
          </table:table-cell>
          <table:table-cell office:value-type="float" office:value="1950.502686" calcext:value-type="float">
            <text:p>1950.502686</text:p>
          </table:table-cell>
          <table:table-cell office:value-type="float" office:value="1844.440796" calcext:value-type="float">
            <text:p>1844.440796</text:p>
          </table:table-cell>
          <table:table-cell office:value-type="float" office:value="1946.68042" calcext:value-type="float">
            <text:p>1946.68042</text:p>
          </table:table-cell>
          <table:table-cell table:number-columns-repeated="13"/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1824.27063" calcext:value-type="float">
            <text:p>1824.27063</text:p>
          </table:table-cell>
          <table:table-cell office:value-type="float" office:value="1969.309082" calcext:value-type="float">
            <text:p>1969.309082</text:p>
          </table:table-cell>
          <table:table-cell office:value-type="float" office:value="1836.999146" calcext:value-type="float">
            <text:p>1836.999146</text:p>
          </table:table-cell>
          <table:table-cell office:value-type="float" office:value="1964.162598" calcext:value-type="float">
            <text:p>1964.162598</text:p>
          </table:table-cell>
          <table:table-cell table:number-columns-repeated="13"/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1824.789062" calcext:value-type="float">
            <text:p>1824.789062</text:p>
          </table:table-cell>
          <table:table-cell office:value-type="float" office:value="1945.753296" calcext:value-type="float">
            <text:p>1945.753296</text:p>
          </table:table-cell>
          <table:table-cell office:value-type="float" office:value="1845.627441" calcext:value-type="float">
            <text:p>1845.627441</text:p>
          </table:table-cell>
          <table:table-cell office:value-type="float" office:value="1940.995117" calcext:value-type="float">
            <text:p>1940.995117</text:p>
          </table:table-cell>
          <table:table-cell table:number-columns-repeated="13"/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1832.075562" calcext:value-type="float">
            <text:p>1832.075562</text:p>
          </table:table-cell>
          <table:table-cell office:value-type="float" office:value="1963.239502" calcext:value-type="float">
            <text:p>1963.239502</text:p>
          </table:table-cell>
          <table:table-cell office:value-type="float" office:value="1848.315186" calcext:value-type="float">
            <text:p>1848.315186</text:p>
          </table:table-cell>
          <table:table-cell office:value-type="float" office:value="1954.69751" calcext:value-type="float">
            <text:p>1954.69751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31.425171" calcext:value-type="float">
            <text:p>1831.425171</text:p>
          </table:table-cell>
          <table:table-cell office:value-type="float" office:value="1961.304199" calcext:value-type="float">
            <text:p>1961.304199</text:p>
          </table:table-cell>
          <table:table-cell office:value-type="float" office:value="1845.005859" calcext:value-type="float">
            <text:p>1845.005859</text:p>
          </table:table-cell>
          <table:table-cell office:value-type="float" office:value="1959.493774" calcext:value-type="float">
            <text:p>1959.493774</text:p>
          </table:table-cell>
          <table:table-cell table:number-columns-repeated="13"/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1837.203857" calcext:value-type="float">
            <text:p>1837.203857</text:p>
          </table:table-cell>
          <table:table-cell office:value-type="float" office:value="1956.730469" calcext:value-type="float">
            <text:p>1956.730469</text:p>
          </table:table-cell>
          <table:table-cell office:value-type="float" office:value="1853.334839" calcext:value-type="float">
            <text:p>1853.334839</text:p>
          </table:table-cell>
          <table:table-cell office:value-type="float" office:value="1953.593262" calcext:value-type="float">
            <text:p>1953.593262</text:p>
          </table:table-cell>
          <table:table-cell table:number-columns-repeated="13"/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1834.534912" calcext:value-type="float">
            <text:p>1834.534912</text:p>
          </table:table-cell>
          <table:table-cell office:value-type="float" office:value="1958.508057" calcext:value-type="float">
            <text:p>1958.508057</text:p>
          </table:table-cell>
          <table:table-cell office:value-type="float" office:value="1849.292969" calcext:value-type="float">
            <text:p>1849.292969</text:p>
          </table:table-cell>
          <table:table-cell office:value-type="float" office:value="1953.805908" calcext:value-type="float">
            <text:p>1953.805908</text:p>
          </table:table-cell>
          <table:table-cell table:number-columns-repeated="13"/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1827.754517" calcext:value-type="float">
            <text:p>1827.754517</text:p>
          </table:table-cell>
          <table:table-cell office:value-type="float" office:value="1965.952148" calcext:value-type="float">
            <text:p>1965.952148</text:p>
          </table:table-cell>
          <table:table-cell office:value-type="float" office:value="1847.106934" calcext:value-type="float">
            <text:p>1847.106934</text:p>
          </table:table-cell>
          <table:table-cell office:value-type="float" office:value="1960.751953" calcext:value-type="float">
            <text:p>1960.751953</text:p>
          </table:table-cell>
          <table:table-cell table:number-columns-repeated="13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1844.272095" calcext:value-type="float">
            <text:p>1844.272095</text:p>
          </table:table-cell>
          <table:table-cell office:value-type="float" office:value="1974.180786" calcext:value-type="float">
            <text:p>1974.180786</text:p>
          </table:table-cell>
          <table:table-cell office:value-type="float" office:value="1862.230347" calcext:value-type="float">
            <text:p>1862.230347</text:p>
          </table:table-cell>
          <table:table-cell office:value-type="float" office:value="1963.815186" calcext:value-type="float">
            <text:p>1963.815186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40.532471" calcext:value-type="float">
            <text:p>1840.532471</text:p>
          </table:table-cell>
          <table:table-cell office:value-type="float" office:value="1970.406006" calcext:value-type="float">
            <text:p>1970.406006</text:p>
          </table:table-cell>
          <table:table-cell office:value-type="float" office:value="1857.568115" calcext:value-type="float">
            <text:p>1857.568115</text:p>
          </table:table-cell>
          <table:table-cell office:value-type="float" office:value="1965.525391" calcext:value-type="float">
            <text:p>1965.525391</text:p>
          </table:table-cell>
          <table:table-cell table:number-columns-repeated="13"/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1835.256592" calcext:value-type="float">
            <text:p>1835.256592</text:p>
          </table:table-cell>
          <table:table-cell office:value-type="float" office:value="1971.899414" calcext:value-type="float">
            <text:p>1971.899414</text:p>
          </table:table-cell>
          <table:table-cell office:value-type="float" office:value="1852.359497" calcext:value-type="float">
            <text:p>1852.359497</text:p>
          </table:table-cell>
          <table:table-cell office:value-type="float" office:value="1968.359985" calcext:value-type="float">
            <text:p>1968.359985</text:p>
          </table:table-cell>
          <table:table-cell table:number-columns-repeated="13"/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1843.940063" calcext:value-type="float">
            <text:p>1843.940063</text:p>
          </table:table-cell>
          <table:table-cell office:value-type="float" office:value="1963.454102" calcext:value-type="float">
            <text:p>1963.454102</text:p>
          </table:table-cell>
          <table:table-cell office:value-type="float" office:value="1863.213623" calcext:value-type="float">
            <text:p>1863.213623</text:p>
          </table:table-cell>
          <table:table-cell office:value-type="float" office:value="1956.692505" calcext:value-type="float">
            <text:p>1956.692505</text:p>
          </table:table-cell>
          <table:table-cell table:number-columns-repeated="13"/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1832.651367" calcext:value-type="float">
            <text:p>1832.651367</text:p>
          </table:table-cell>
          <table:table-cell office:value-type="float" office:value="1959.287109" calcext:value-type="float">
            <text:p>1959.287109</text:p>
          </table:table-cell>
          <table:table-cell office:value-type="float" office:value="1855.317383" calcext:value-type="float">
            <text:p>1855.317383</text:p>
          </table:table-cell>
          <table:table-cell office:value-type="float" office:value="1950.872559" calcext:value-type="float">
            <text:p>1950.872559</text:p>
          </table:table-cell>
          <table:table-cell table:number-columns-repeated="13"/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1832.930908" calcext:value-type="float">
            <text:p>1832.930908</text:p>
          </table:table-cell>
          <table:table-cell office:value-type="float" office:value="1970.992065" calcext:value-type="float">
            <text:p>1970.992065</text:p>
          </table:table-cell>
          <table:table-cell office:value-type="float" office:value="1849.512695" calcext:value-type="float">
            <text:p>1849.512695</text:p>
          </table:table-cell>
          <table:table-cell office:value-type="float" office:value="1966.401611" calcext:value-type="float">
            <text:p>1966.401611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48.083618" calcext:value-type="float">
            <text:p>1848.083618</text:p>
          </table:table-cell>
          <table:table-cell office:value-type="float" office:value="1967.704834" calcext:value-type="float">
            <text:p>1967.704834</text:p>
          </table:table-cell>
          <table:table-cell office:value-type="float" office:value="1867.558228" calcext:value-type="float">
            <text:p>1867.558228</text:p>
          </table:table-cell>
          <table:table-cell office:value-type="float" office:value="1962.156616" calcext:value-type="float">
            <text:p>1962.156616</text:p>
          </table:table-cell>
          <table:table-cell table:number-columns-repeated="13"/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1844.300293" calcext:value-type="float">
            <text:p>1844.300293</text:p>
          </table:table-cell>
          <table:table-cell office:value-type="float" office:value="1984.489502" calcext:value-type="float">
            <text:p>1984.489502</text:p>
          </table:table-cell>
          <table:table-cell office:value-type="float" office:value="1860.418701" calcext:value-type="float">
            <text:p>1860.418701</text:p>
          </table:table-cell>
          <table:table-cell office:value-type="float" office:value="1979.369263" calcext:value-type="float">
            <text:p>1979.369263</text:p>
          </table:table-cell>
          <table:table-cell table:number-columns-repeated="13"/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1844.434814" calcext:value-type="float">
            <text:p>1844.434814</text:p>
          </table:table-cell>
          <table:table-cell office:value-type="float" office:value="1973.846558" calcext:value-type="float">
            <text:p>1973.846558</text:p>
          </table:table-cell>
          <table:table-cell office:value-type="float" office:value="1865.481567" calcext:value-type="float">
            <text:p>1865.481567</text:p>
          </table:table-cell>
          <table:table-cell office:value-type="float" office:value="1968.543457" calcext:value-type="float">
            <text:p>1968.543457</text:p>
          </table:table-cell>
          <table:table-cell table:number-columns-repeated="13"/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1849.851074" calcext:value-type="float">
            <text:p>1849.851074</text:p>
          </table:table-cell>
          <table:table-cell office:value-type="float" office:value="1957.486572" calcext:value-type="float">
            <text:p>1957.486572</text:p>
          </table:table-cell>
          <table:table-cell office:value-type="float" office:value="1872.4646" calcext:value-type="float">
            <text:p>1872.4646</text:p>
          </table:table-cell>
          <table:table-cell office:value-type="float" office:value="1951.094116" calcext:value-type="float">
            <text:p>1951.094116</text:p>
          </table:table-cell>
          <table:table-cell table:number-columns-repeated="13"/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1851.94873" calcext:value-type="float">
            <text:p>1851.94873</text:p>
          </table:table-cell>
          <table:table-cell office:value-type="float" office:value="1995.536133" calcext:value-type="float">
            <text:p>1995.536133</text:p>
          </table:table-cell>
          <table:table-cell office:value-type="float" office:value="1869.397949" calcext:value-type="float">
            <text:p>1869.397949</text:p>
          </table:table-cell>
          <table:table-cell office:value-type="float" office:value="1987.881836" calcext:value-type="float">
            <text:p>1987.881836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49.018677" calcext:value-type="float">
            <text:p>1849.018677</text:p>
          </table:table-cell>
          <table:table-cell office:value-type="float" office:value="1986.145508" calcext:value-type="float">
            <text:p>1986.145508</text:p>
          </table:table-cell>
          <table:table-cell office:value-type="float" office:value="1867.398682" calcext:value-type="float">
            <text:p>1867.398682</text:p>
          </table:table-cell>
          <table:table-cell office:value-type="float" office:value="1983.586914" calcext:value-type="float">
            <text:p>1983.586914</text:p>
          </table:table-cell>
          <table:table-cell table:number-columns-repeated="13"/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1860.648438" calcext:value-type="float">
            <text:p>1860.648438</text:p>
          </table:table-cell>
          <table:table-cell office:value-type="float" office:value="1975.193848" calcext:value-type="float">
            <text:p>1975.193848</text:p>
          </table:table-cell>
          <table:table-cell office:value-type="float" office:value="1880.522095" calcext:value-type="float">
            <text:p>1880.522095</text:p>
          </table:table-cell>
          <table:table-cell office:value-type="float" office:value="1968.508545" calcext:value-type="float">
            <text:p>1968.508545</text:p>
          </table:table-cell>
          <table:table-cell table:number-columns-repeated="13"/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1852.759399" calcext:value-type="float">
            <text:p>1852.759399</text:p>
          </table:table-cell>
          <table:table-cell office:value-type="float" office:value="1977.965942" calcext:value-type="float">
            <text:p>1977.965942</text:p>
          </table:table-cell>
          <table:table-cell office:value-type="float" office:value="1874.798218" calcext:value-type="float">
            <text:p>1874.798218</text:p>
          </table:table-cell>
          <table:table-cell office:value-type="float" office:value="1967.915039" calcext:value-type="float">
            <text:p>1967.915039</text:p>
          </table:table-cell>
          <table:table-cell table:number-columns-repeated="13"/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1845.49353" calcext:value-type="float">
            <text:p>1845.49353</text:p>
          </table:table-cell>
          <table:table-cell office:value-type="float" office:value="1997.214233" calcext:value-type="float">
            <text:p>1997.214233</text:p>
          </table:table-cell>
          <table:table-cell office:value-type="float" office:value="1860.428955" calcext:value-type="float">
            <text:p>1860.428955</text:p>
          </table:table-cell>
          <table:table-cell office:value-type="float" office:value="1992.11438" calcext:value-type="float">
            <text:p>1992.11438</text:p>
          </table:table-cell>
          <table:table-cell table:number-columns-repeated="13"/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1860.996338" calcext:value-type="float">
            <text:p>1860.996338</text:p>
          </table:table-cell>
          <table:table-cell office:value-type="float" office:value="1985.587524" calcext:value-type="float">
            <text:p>1985.587524</text:p>
          </table:table-cell>
          <table:table-cell office:value-type="float" office:value="1880.999512" calcext:value-type="float">
            <text:p>1880.999512</text:p>
          </table:table-cell>
          <table:table-cell office:value-type="float" office:value="1977.471436" calcext:value-type="float">
            <text:p>1977.471436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60.844849" calcext:value-type="float">
            <text:p>1860.844849</text:p>
          </table:table-cell>
          <table:table-cell office:value-type="float" office:value="1986.671509" calcext:value-type="float">
            <text:p>1986.671509</text:p>
          </table:table-cell>
          <table:table-cell office:value-type="float" office:value="1881.910034" calcext:value-type="float">
            <text:p>1881.910034</text:p>
          </table:table-cell>
          <table:table-cell office:value-type="float" office:value="1975.1604" calcext:value-type="float">
            <text:p>1975.1604</text:p>
          </table:table-cell>
          <table:table-cell table:number-columns-repeated="13"/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1855.721558" calcext:value-type="float">
            <text:p>1855.721558</text:p>
          </table:table-cell>
          <table:table-cell office:value-type="float" office:value="1996.471558" calcext:value-type="float">
            <text:p>1996.471558</text:p>
          </table:table-cell>
          <table:table-cell office:value-type="float" office:value="1873.973267" calcext:value-type="float">
            <text:p>1873.973267</text:p>
          </table:table-cell>
          <table:table-cell office:value-type="float" office:value="1990.67749" calcext:value-type="float">
            <text:p>1990.67749</text:p>
          </table:table-cell>
          <table:table-cell table:number-columns-repeated="13"/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1857.360229" calcext:value-type="float">
            <text:p>1857.360229</text:p>
          </table:table-cell>
          <table:table-cell office:value-type="float" office:value="1996.251953" calcext:value-type="float">
            <text:p>1996.251953</text:p>
          </table:table-cell>
          <table:table-cell office:value-type="float" office:value="1877.867065" calcext:value-type="float">
            <text:p>1877.867065</text:p>
          </table:table-cell>
          <table:table-cell office:value-type="float" office:value="1988.978271" calcext:value-type="float">
            <text:p>1988.978271</text:p>
          </table:table-cell>
          <table:table-cell table:number-columns-repeated="13"/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1861.278931" calcext:value-type="float">
            <text:p>1861.278931</text:p>
          </table:table-cell>
          <table:table-cell office:value-type="float" office:value="1996.814087" calcext:value-type="float">
            <text:p>1996.814087</text:p>
          </table:table-cell>
          <table:table-cell office:value-type="float" office:value="1877.716309" calcext:value-type="float">
            <text:p>1877.716309</text:p>
          </table:table-cell>
          <table:table-cell office:value-type="float" office:value="1991.625" calcext:value-type="float">
            <text:p>1991.625</text:p>
          </table:table-cell>
          <table:table-cell table:number-columns-repeated="13"/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1844.477295" calcext:value-type="float">
            <text:p>1844.477295</text:p>
          </table:table-cell>
          <table:table-cell office:value-type="float" office:value="1996.690918" calcext:value-type="float">
            <text:p>1996.690918</text:p>
          </table:table-cell>
          <table:table-cell office:value-type="float" office:value="1859.78772" calcext:value-type="float">
            <text:p>1859.78772</text:p>
          </table:table-cell>
          <table:table-cell office:value-type="float" office:value="1993.063477" calcext:value-type="float">
            <text:p>1993.063477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54.512085" calcext:value-type="float">
            <text:p>1854.512085</text:p>
          </table:table-cell>
          <table:table-cell office:value-type="float" office:value="1996.112305" calcext:value-type="float">
            <text:p>1996.112305</text:p>
          </table:table-cell>
          <table:table-cell office:value-type="float" office:value="1873.819336" calcext:value-type="float">
            <text:p>1873.819336</text:p>
          </table:table-cell>
          <table:table-cell office:value-type="float" office:value="1990.530884" calcext:value-type="float">
            <text:p>1990.530884</text:p>
          </table:table-cell>
          <table:table-cell table:number-columns-repeated="13"/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1861.79248" calcext:value-type="float">
            <text:p>1861.79248</text:p>
          </table:table-cell>
          <table:table-cell office:value-type="float" office:value="1996.723267" calcext:value-type="float">
            <text:p>1996.723267</text:p>
          </table:table-cell>
          <table:table-cell office:value-type="float" office:value="1881.78894" calcext:value-type="float">
            <text:p>1881.78894</text:p>
          </table:table-cell>
          <table:table-cell office:value-type="float" office:value="1988.295898" calcext:value-type="float">
            <text:p>1988.295898</text:p>
          </table:table-cell>
          <table:table-cell table:number-columns-repeated="13"/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1859.600342" calcext:value-type="float">
            <text:p>1859.600342</text:p>
          </table:table-cell>
          <table:table-cell office:value-type="float" office:value="1996.24353" calcext:value-type="float">
            <text:p>1996.24353</text:p>
          </table:table-cell>
          <table:table-cell office:value-type="float" office:value="1877.544678" calcext:value-type="float">
            <text:p>1877.544678</text:p>
          </table:table-cell>
          <table:table-cell office:value-type="float" office:value="1991.561768" calcext:value-type="float">
            <text:p>1991.561768</text:p>
          </table:table-cell>
          <table:table-cell table:number-columns-repeated="13"/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1852.103516" calcext:value-type="float">
            <text:p>1852.103516</text:p>
          </table:table-cell>
          <table:table-cell office:value-type="float" office:value="1997.541992" calcext:value-type="float">
            <text:p>1997.541992</text:p>
          </table:table-cell>
          <table:table-cell office:value-type="float" office:value="1868.317383" calcext:value-type="float">
            <text:p>1868.317383</text:p>
          </table:table-cell>
          <table:table-cell office:value-type="float" office:value="1990.006348" calcext:value-type="float">
            <text:p>1990.006348</text:p>
          </table:table-cell>
          <table:table-cell table:number-columns-repeated="13"/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1859.790894" calcext:value-type="float">
            <text:p>1859.790894</text:p>
          </table:table-cell>
          <table:table-cell office:value-type="float" office:value="1995.738892" calcext:value-type="float">
            <text:p>1995.738892</text:p>
          </table:table-cell>
          <table:table-cell office:value-type="float" office:value="1880.083008" calcext:value-type="float">
            <text:p>1880.083008</text:p>
          </table:table-cell>
          <table:table-cell office:value-type="float" office:value="1990.490845" calcext:value-type="float">
            <text:p>1990.490845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60.298096" calcext:value-type="float">
            <text:p>1860.298096</text:p>
          </table:table-cell>
          <table:table-cell office:value-type="float" office:value="1996.217041" calcext:value-type="float">
            <text:p>1996.217041</text:p>
          </table:table-cell>
          <table:table-cell office:value-type="float" office:value="1880.079468" calcext:value-type="float">
            <text:p>1880.079468</text:p>
          </table:table-cell>
          <table:table-cell office:value-type="float" office:value="1989.791748" calcext:value-type="float">
            <text:p>1989.791748</text:p>
          </table:table-cell>
          <table:table-cell table:number-columns-repeated="13"/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1852.32959" calcext:value-type="float">
            <text:p>1852.32959</text:p>
          </table:table-cell>
          <table:table-cell office:value-type="float" office:value="1997.584229" calcext:value-type="float">
            <text:p>1997.584229</text:p>
          </table:table-cell>
          <table:table-cell office:value-type="float" office:value="1871.353516" calcext:value-type="float">
            <text:p>1871.353516</text:p>
          </table:table-cell>
          <table:table-cell office:value-type="float" office:value="1987.089355" calcext:value-type="float">
            <text:p>1987.089355</text:p>
          </table:table-cell>
          <table:table-cell table:number-columns-repeated="13"/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1864.43689" calcext:value-type="float">
            <text:p>1864.43689</text:p>
          </table:table-cell>
          <table:table-cell office:value-type="float" office:value="1995.403809" calcext:value-type="float">
            <text:p>1995.403809</text:p>
          </table:table-cell>
          <table:table-cell office:value-type="float" office:value="1885.170654" calcext:value-type="float">
            <text:p>1885.170654</text:p>
          </table:table-cell>
          <table:table-cell office:value-type="float" office:value="1990.897461" calcext:value-type="float">
            <text:p>1990.897461</text:p>
          </table:table-cell>
          <table:table-cell table:number-columns-repeated="13"/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1854.504639" calcext:value-type="float">
            <text:p>1854.504639</text:p>
          </table:table-cell>
          <table:table-cell office:value-type="float" office:value="1996.220825" calcext:value-type="float">
            <text:p>1996.220825</text:p>
          </table:table-cell>
          <table:table-cell office:value-type="float" office:value="1872.186279" calcext:value-type="float">
            <text:p>1872.186279</text:p>
          </table:table-cell>
          <table:table-cell office:value-type="float" office:value="1991.881958" calcext:value-type="float">
            <text:p>1991.881958</text:p>
          </table:table-cell>
          <table:table-cell table:number-columns-repeated="13"/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1856.492188" calcext:value-type="float">
            <text:p>1856.492188</text:p>
          </table:table-cell>
          <table:table-cell office:value-type="float" office:value="1996.867188" calcext:value-type="float">
            <text:p>1996.867188</text:p>
          </table:table-cell>
          <table:table-cell office:value-type="float" office:value="1875.115845" calcext:value-type="float">
            <text:p>1875.115845</text:p>
          </table:table-cell>
          <table:table-cell office:value-type="float" office:value="1989.304443" calcext:value-type="float">
            <text:p>1989.304443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56.619507" calcext:value-type="float">
            <text:p>1856.619507</text:p>
          </table:table-cell>
          <table:table-cell office:value-type="float" office:value="1996.42334" calcext:value-type="float">
            <text:p>1996.42334</text:p>
          </table:table-cell>
          <table:table-cell office:value-type="float" office:value="1875.424805" calcext:value-type="float">
            <text:p>1875.424805</text:p>
          </table:table-cell>
          <table:table-cell office:value-type="float" office:value="1990.245972" calcext:value-type="float">
            <text:p>1990.245972</text:p>
          </table:table-cell>
          <table:table-cell table:number-columns-repeated="13"/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1857.320312" calcext:value-type="float">
            <text:p>1857.320312</text:p>
          </table:table-cell>
          <table:table-cell office:value-type="float" office:value="1996.82666" calcext:value-type="float">
            <text:p>1996.82666</text:p>
          </table:table-cell>
          <table:table-cell office:value-type="float" office:value="1875.19458" calcext:value-type="float">
            <text:p>1875.19458</text:p>
          </table:table-cell>
          <table:table-cell office:value-type="float" office:value="1990.15625" calcext:value-type="float">
            <text:p>1990.15625</text:p>
          </table:table-cell>
          <table:table-cell table:number-columns-repeated="13"/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1850.212646" calcext:value-type="float">
            <text:p>1850.212646</text:p>
          </table:table-cell>
          <table:table-cell office:value-type="float" office:value="1996.848633" calcext:value-type="float">
            <text:p>1996.848633</text:p>
          </table:table-cell>
          <table:table-cell office:value-type="float" office:value="1865.678345" calcext:value-type="float">
            <text:p>1865.678345</text:p>
          </table:table-cell>
          <table:table-cell office:value-type="float" office:value="1992.509155" calcext:value-type="float">
            <text:p>1992.509155</text:p>
          </table:table-cell>
          <table:table-cell table:number-columns-repeated="13"/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1864.211548" calcext:value-type="float">
            <text:p>1864.211548</text:p>
          </table:table-cell>
          <table:table-cell office:value-type="float" office:value="1996.361328" calcext:value-type="float">
            <text:p>1996.361328</text:p>
          </table:table-cell>
          <table:table-cell office:value-type="float" office:value="1884.412598" calcext:value-type="float">
            <text:p>1884.412598</text:p>
          </table:table-cell>
          <table:table-cell office:value-type="float" office:value="1989.00708" calcext:value-type="float">
            <text:p>1989.00708</text:p>
          </table:table-cell>
          <table:table-cell table:number-columns-repeated="13"/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1850.151001" calcext:value-type="float">
            <text:p>1850.151001</text:p>
          </table:table-cell>
          <table:table-cell office:value-type="float" office:value="1997.022339" calcext:value-type="float">
            <text:p>1997.022339</text:p>
          </table:table-cell>
          <table:table-cell office:value-type="float" office:value="1868.202637" calcext:value-type="float">
            <text:p>1868.202637</text:p>
          </table:table-cell>
          <table:table-cell office:value-type="float" office:value="1989.483521" calcext:value-type="float">
            <text:p>1989.483521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56.958374" calcext:value-type="float">
            <text:p>1856.958374</text:p>
          </table:table-cell>
          <table:table-cell office:value-type="float" office:value="1995.527588" calcext:value-type="float">
            <text:p>1995.527588</text:p>
          </table:table-cell>
          <table:table-cell office:value-type="float" office:value="1879.097046" calcext:value-type="float">
            <text:p>1879.097046</text:p>
          </table:table-cell>
          <table:table-cell office:value-type="float" office:value="1989.179321" calcext:value-type="float">
            <text:p>1989.179321</text:p>
          </table:table-cell>
          <table:table-cell table:number-columns-repeated="13"/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1854.225464" calcext:value-type="float">
            <text:p>1854.225464</text:p>
          </table:table-cell>
          <table:table-cell office:value-type="float" office:value="1997.279785" calcext:value-type="float">
            <text:p>1997.279785</text:p>
          </table:table-cell>
          <table:table-cell office:value-type="float" office:value="1875.709595" calcext:value-type="float">
            <text:p>1875.709595</text:p>
          </table:table-cell>
          <table:table-cell office:value-type="float" office:value="1985.399414" calcext:value-type="float">
            <text:p>1985.399414</text:p>
          </table:table-cell>
          <table:table-cell table:number-columns-repeated="13"/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1849.658325" calcext:value-type="float">
            <text:p>1849.658325</text:p>
          </table:table-cell>
          <table:table-cell office:value-type="float" office:value="1996.117188" calcext:value-type="float">
            <text:p>1996.117188</text:p>
          </table:table-cell>
          <table:table-cell office:value-type="float" office:value="1870.352417" calcext:value-type="float">
            <text:p>1870.352417</text:p>
          </table:table-cell>
          <table:table-cell office:value-type="float" office:value="1989.13208" calcext:value-type="float">
            <text:p>1989.13208</text:p>
          </table:table-cell>
          <table:table-cell table:number-columns-repeated="13"/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1856.937256" calcext:value-type="float">
            <text:p>1856.937256</text:p>
          </table:table-cell>
          <table:table-cell office:value-type="float" office:value="1996.802246" calcext:value-type="float">
            <text:p>1996.802246</text:p>
          </table:table-cell>
          <table:table-cell office:value-type="float" office:value="1874.511719" calcext:value-type="float">
            <text:p>1874.511719</text:p>
          </table:table-cell>
          <table:table-cell office:value-type="float" office:value="1990.517822" calcext:value-type="float">
            <text:p>1990.517822</text:p>
          </table:table-cell>
          <table:table-cell table:number-columns-repeated="13"/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1857.3479" calcext:value-type="float">
            <text:p>1857.3479</text:p>
          </table:table-cell>
          <table:table-cell office:value-type="float" office:value="1996.787231" calcext:value-type="float">
            <text:p>1996.787231</text:p>
          </table:table-cell>
          <table:table-cell office:value-type="float" office:value="1875.712646" calcext:value-type="float">
            <text:p>1875.712646</text:p>
          </table:table-cell>
          <table:table-cell office:value-type="float" office:value="1989.765869" calcext:value-type="float">
            <text:p>1989.765869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65.469238" calcext:value-type="float">
            <text:p>1865.469238</text:p>
          </table:table-cell>
          <table:table-cell office:value-type="float" office:value="1996.530762" calcext:value-type="float">
            <text:p>1996.530762</text:p>
          </table:table-cell>
          <table:table-cell office:value-type="float" office:value="1884.226318" calcext:value-type="float">
            <text:p>1884.226318</text:p>
          </table:table-cell>
          <table:table-cell office:value-type="float" office:value="1990.022339" calcext:value-type="float">
            <text:p>1990.022339</text:p>
          </table:table-cell>
          <table:table-cell table:number-columns-repeated="13"/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1862.996216" calcext:value-type="float">
            <text:p>1862.996216</text:p>
          </table:table-cell>
          <table:table-cell office:value-type="float" office:value="1996.468994" calcext:value-type="float">
            <text:p>1996.468994</text:p>
          </table:table-cell>
          <table:table-cell office:value-type="float" office:value="1879.923462" calcext:value-type="float">
            <text:p>1879.923462</text:p>
          </table:table-cell>
          <table:table-cell office:value-type="float" office:value="1992.008423" calcext:value-type="float">
            <text:p>1992.008423</text:p>
          </table:table-cell>
          <table:table-cell table:number-columns-repeated="13"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852.942505" calcext:value-type="float">
            <text:p>1852.942505</text:p>
          </table:table-cell>
          <table:table-cell office:value-type="float" office:value="1997.415039" calcext:value-type="float">
            <text:p>1997.415039</text:p>
          </table:table-cell>
          <table:table-cell office:value-type="float" office:value="1871.233154" calcext:value-type="float">
            <text:p>1871.233154</text:p>
          </table:table-cell>
          <table:table-cell office:value-type="float" office:value="1988.250732" calcext:value-type="float">
            <text:p>1988.250732</text:p>
          </table:table-cell>
          <table:table-cell table:number-columns-repeated="13"/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1855.44104" calcext:value-type="float">
            <text:p>1855.44104</text:p>
          </table:table-cell>
          <table:table-cell office:value-type="float" office:value="1998.749268" calcext:value-type="float">
            <text:p>1998.749268</text:p>
          </table:table-cell>
          <table:table-cell office:value-type="float" office:value="1871.774658" calcext:value-type="float">
            <text:p>1871.774658</text:p>
          </table:table-cell>
          <table:table-cell office:value-type="float" office:value="1986.831299" calcext:value-type="float">
            <text:p>1986.831299</text:p>
          </table:table-cell>
          <table:table-cell table:number-columns-repeated="13"/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1866.47644" calcext:value-type="float">
            <text:p>1866.47644</text:p>
          </table:table-cell>
          <table:table-cell office:value-type="float" office:value="1996.388916" calcext:value-type="float">
            <text:p>1996.388916</text:p>
          </table:table-cell>
          <table:table-cell office:value-type="float" office:value="1884.528198" calcext:value-type="float">
            <text:p>1884.528198</text:p>
          </table:table-cell>
          <table:table-cell office:value-type="float" office:value="1991.086426" calcext:value-type="float">
            <text:p>1991.086426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57.663818" calcext:value-type="float">
            <text:p>1857.663818</text:p>
          </table:table-cell>
          <table:table-cell office:value-type="float" office:value="1996.679199" calcext:value-type="float">
            <text:p>1996.679199</text:p>
          </table:table-cell>
          <table:table-cell office:value-type="float" office:value="1879.526611" calcext:value-type="float">
            <text:p>1879.526611</text:p>
          </table:table-cell>
          <table:table-cell office:value-type="float" office:value="1986.540894" calcext:value-type="float">
            <text:p>1986.540894</text:p>
          </table:table-cell>
          <table:table-cell table:number-columns-repeated="13"/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1860.313721" calcext:value-type="float">
            <text:p>1860.313721</text:p>
          </table:table-cell>
          <table:table-cell office:value-type="float" office:value="1996.193604" calcext:value-type="float">
            <text:p>1996.193604</text:p>
          </table:table-cell>
          <table:table-cell office:value-type="float" office:value="1878.769653" calcext:value-type="float">
            <text:p>1878.769653</text:p>
          </table:table-cell>
          <table:table-cell office:value-type="float" office:value="1991.17627" calcext:value-type="float">
            <text:p>1991.17627</text:p>
          </table:table-cell>
          <table:table-cell table:number-columns-repeated="13"/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1859.953735" calcext:value-type="float">
            <text:p>1859.953735</text:p>
          </table:table-cell>
          <table:table-cell office:value-type="float" office:value="1996.975952" calcext:value-type="float">
            <text:p>1996.975952</text:p>
          </table:table-cell>
          <table:table-cell office:value-type="float" office:value="1876.589355" calcext:value-type="float">
            <text:p>1876.589355</text:p>
          </table:table-cell>
          <table:table-cell office:value-type="float" office:value="1991.01709" calcext:value-type="float">
            <text:p>1991.01709</text:p>
          </table:table-cell>
          <table:table-cell table:number-columns-repeated="13"/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1853.898193" calcext:value-type="float">
            <text:p>1853.898193</text:p>
          </table:table-cell>
          <table:table-cell office:value-type="float" office:value="1996.192139" calcext:value-type="float">
            <text:p>1996.192139</text:p>
          </table:table-cell>
          <table:table-cell office:value-type="float" office:value="1872.954346" calcext:value-type="float">
            <text:p>1872.954346</text:p>
          </table:table-cell>
          <table:table-cell office:value-type="float" office:value="1990.579834" calcext:value-type="float">
            <text:p>1990.579834</text:p>
          </table:table-cell>
          <table:table-cell table:number-columns-repeated="13"/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1860.53772" calcext:value-type="float">
            <text:p>1860.53772</text:p>
          </table:table-cell>
          <table:table-cell office:value-type="float" office:value="1996.653198" calcext:value-type="float">
            <text:p>1996.653198</text:p>
          </table:table-cell>
          <table:table-cell office:value-type="float" office:value="1877.838745" calcext:value-type="float">
            <text:p>1877.838745</text:p>
          </table:table-cell>
          <table:table-cell office:value-type="float" office:value="1991.168457" calcext:value-type="float">
            <text:p>1991.168457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57.373535" calcext:value-type="float">
            <text:p>1857.373535</text:p>
          </table:table-cell>
          <table:table-cell office:value-type="float" office:value="1995.827393" calcext:value-type="float">
            <text:p>1995.827393</text:p>
          </table:table-cell>
          <table:table-cell office:value-type="float" office:value="1875.13501" calcext:value-type="float">
            <text:p>1875.13501</text:p>
          </table:table-cell>
          <table:table-cell office:value-type="float" office:value="1992.797852" calcext:value-type="float">
            <text:p>1992.797852</text:p>
          </table:table-cell>
          <table:table-cell table:number-columns-repeated="13"/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1853.71875" calcext:value-type="float">
            <text:p>1853.71875</text:p>
          </table:table-cell>
          <table:table-cell office:value-type="float" office:value="1996.94165" calcext:value-type="float">
            <text:p>1996.94165</text:p>
          </table:table-cell>
          <table:table-cell office:value-type="float" office:value="1876.070312" calcext:value-type="float">
            <text:p>1876.070312</text:p>
          </table:table-cell>
          <table:table-cell office:value-type="float" office:value="1985.387817" calcext:value-type="float">
            <text:p>1985.387817</text:p>
          </table:table-cell>
          <table:table-cell table:number-columns-repeated="13"/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1859.985596" calcext:value-type="float">
            <text:p>1859.985596</text:p>
          </table:table-cell>
          <table:table-cell office:value-type="float" office:value="1995.734253" calcext:value-type="float">
            <text:p>1995.734253</text:p>
          </table:table-cell>
          <table:table-cell office:value-type="float" office:value="1881.353149" calcext:value-type="float">
            <text:p>1881.353149</text:p>
          </table:table-cell>
          <table:table-cell office:value-type="float" office:value="1989.427368" calcext:value-type="float">
            <text:p>1989.427368</text:p>
          </table:table-cell>
          <table:table-cell table:number-columns-repeated="13"/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1861.82373" calcext:value-type="float">
            <text:p>1861.82373</text:p>
          </table:table-cell>
          <table:table-cell office:value-type="float" office:value="1996.369507" calcext:value-type="float">
            <text:p>1996.369507</text:p>
          </table:table-cell>
          <table:table-cell office:value-type="float" office:value="1879.546753" calcext:value-type="float">
            <text:p>1879.546753</text:p>
          </table:table-cell>
          <table:table-cell office:value-type="float" office:value="1991.464233" calcext:value-type="float">
            <text:p>1991.464233</text:p>
          </table:table-cell>
          <table:table-cell table:number-columns-repeated="13"/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1859.950439" calcext:value-type="float">
            <text:p>1859.950439</text:p>
          </table:table-cell>
          <table:table-cell office:value-type="float" office:value="1995.802002" calcext:value-type="float">
            <text:p>1995.802002</text:p>
          </table:table-cell>
          <table:table-cell office:value-type="float" office:value="1877.169922" calcext:value-type="float">
            <text:p>1877.169922</text:p>
          </table:table-cell>
          <table:table-cell office:value-type="float" office:value="1993.404175" calcext:value-type="float">
            <text:p>1993.404175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54.769775" calcext:value-type="float">
            <text:p>1854.769775</text:p>
          </table:table-cell>
          <table:table-cell office:value-type="float" office:value="1996.603882" calcext:value-type="float">
            <text:p>1996.603882</text:p>
          </table:table-cell>
          <table:table-cell office:value-type="float" office:value="1872.516602" calcext:value-type="float">
            <text:p>1872.516602</text:p>
          </table:table-cell>
          <table:table-cell office:value-type="float" office:value="1990.847656" calcext:value-type="float">
            <text:p>1990.847656</text:p>
          </table:table-cell>
          <table:table-cell table:number-columns-repeated="13"/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1861.602539" calcext:value-type="float">
            <text:p>1861.602539</text:p>
          </table:table-cell>
          <table:table-cell office:value-type="float" office:value="1995.419556" calcext:value-type="float">
            <text:p>1995.419556</text:p>
          </table:table-cell>
          <table:table-cell office:value-type="float" office:value="1881.734985" calcext:value-type="float">
            <text:p>1881.734985</text:p>
          </table:table-cell>
          <table:table-cell office:value-type="float" office:value="1991.459106" calcext:value-type="float">
            <text:p>1991.459106</text:p>
          </table:table-cell>
          <table:table-cell table:number-columns-repeated="13"/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857.454468" calcext:value-type="float">
            <text:p>1857.454468</text:p>
          </table:table-cell>
          <table:table-cell office:value-type="float" office:value="1996.336914" calcext:value-type="float">
            <text:p>1996.336914</text:p>
          </table:table-cell>
          <table:table-cell office:value-type="float" office:value="1873.237061" calcext:value-type="float">
            <text:p>1873.237061</text:p>
          </table:table-cell>
          <table:table-cell office:value-type="float" office:value="1993.487305" calcext:value-type="float">
            <text:p>1993.487305</text:p>
          </table:table-cell>
          <table:table-cell table:number-columns-repeated="13"/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1857.02478" calcext:value-type="float">
            <text:p>1857.02478</text:p>
          </table:table-cell>
          <table:table-cell office:value-type="float" office:value="1997.133789" calcext:value-type="float">
            <text:p>1997.133789</text:p>
          </table:table-cell>
          <table:table-cell office:value-type="float" office:value="1876.194824" calcext:value-type="float">
            <text:p>1876.194824</text:p>
          </table:table-cell>
          <table:table-cell office:value-type="float" office:value="1988.083252" calcext:value-type="float">
            <text:p>1988.083252</text:p>
          </table:table-cell>
          <table:table-cell table:number-columns-repeated="13"/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1864.865234" calcext:value-type="float">
            <text:p>1864.865234</text:p>
          </table:table-cell>
          <table:table-cell office:value-type="float" office:value="1997.553467" calcext:value-type="float">
            <text:p>1997.553467</text:p>
          </table:table-cell>
          <table:table-cell office:value-type="float" office:value="1879.687256" calcext:value-type="float">
            <text:p>1879.687256</text:p>
          </table:table-cell>
          <table:table-cell office:value-type="float" office:value="1991.369141" calcext:value-type="float">
            <text:p>1991.369141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56.526978" calcext:value-type="float">
            <text:p>1856.526978</text:p>
          </table:table-cell>
          <table:table-cell office:value-type="float" office:value="1997.041382" calcext:value-type="float">
            <text:p>1997.041382</text:p>
          </table:table-cell>
          <table:table-cell office:value-type="float" office:value="1874.241577" calcext:value-type="float">
            <text:p>1874.241577</text:p>
          </table:table-cell>
          <table:table-cell office:value-type="float" office:value="1989.772583" calcext:value-type="float">
            <text:p>1989.772583</text:p>
          </table:table-cell>
          <table:table-cell table:number-columns-repeated="13"/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1859.769897" calcext:value-type="float">
            <text:p>1859.769897</text:p>
          </table:table-cell>
          <table:table-cell office:value-type="float" office:value="1996.120117" calcext:value-type="float">
            <text:p>1996.120117</text:p>
          </table:table-cell>
          <table:table-cell office:value-type="float" office:value="1880.023193" calcext:value-type="float">
            <text:p>1880.023193</text:p>
          </table:table-cell>
          <table:table-cell office:value-type="float" office:value="1989.565063" calcext:value-type="float">
            <text:p>1989.565063</text:p>
          </table:table-cell>
          <table:table-cell table:number-columns-repeated="13"/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1863.922363" calcext:value-type="float">
            <text:p>1863.922363</text:p>
          </table:table-cell>
          <table:table-cell office:value-type="float" office:value="1996.905029" calcext:value-type="float">
            <text:p>1996.905029</text:p>
          </table:table-cell>
          <table:table-cell office:value-type="float" office:value="1881.860474" calcext:value-type="float">
            <text:p>1881.860474</text:p>
          </table:table-cell>
          <table:table-cell office:value-type="float" office:value="1989.894043" calcext:value-type="float">
            <text:p>1989.894043</text:p>
          </table:table-cell>
          <table:table-cell table:number-columns-repeated="13"/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1855.066162" calcext:value-type="float">
            <text:p>1855.066162</text:p>
          </table:table-cell>
          <table:table-cell office:value-type="float" office:value="1997.281738" calcext:value-type="float">
            <text:p>1997.281738</text:p>
          </table:table-cell>
          <table:table-cell office:value-type="float" office:value="1872.416504" calcext:value-type="float">
            <text:p>1872.416504</text:p>
          </table:table-cell>
          <table:table-cell office:value-type="float" office:value="1989.528564" calcext:value-type="float">
            <text:p>1989.528564</text:p>
          </table:table-cell>
          <table:table-cell table:number-columns-repeated="13"/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1855.7771" calcext:value-type="float">
            <text:p>1855.7771</text:p>
          </table:table-cell>
          <table:table-cell office:value-type="float" office:value="1997.211548" calcext:value-type="float">
            <text:p>1997.211548</text:p>
          </table:table-cell>
          <table:table-cell office:value-type="float" office:value="1873.765625" calcext:value-type="float">
            <text:p>1873.765625</text:p>
          </table:table-cell>
          <table:table-cell office:value-type="float" office:value="1989.067871" calcext:value-type="float">
            <text:p>1989.067871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61.494629" calcext:value-type="float">
            <text:p>1861.494629</text:p>
          </table:table-cell>
          <table:table-cell office:value-type="float" office:value="1996.767456" calcext:value-type="float">
            <text:p>1996.767456</text:p>
          </table:table-cell>
          <table:table-cell office:value-type="float" office:value="1876.300415" calcext:value-type="float">
            <text:p>1876.300415</text:p>
          </table:table-cell>
          <table:table-cell office:value-type="float" office:value="1993.374512" calcext:value-type="float">
            <text:p>1993.374512</text:p>
          </table:table-cell>
          <table:table-cell table:number-columns-repeated="13"/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1859.860596" calcext:value-type="float">
            <text:p>1859.860596</text:p>
          </table:table-cell>
          <table:table-cell office:value-type="float" office:value="1996.541016" calcext:value-type="float">
            <text:p>1996.541016</text:p>
          </table:table-cell>
          <table:table-cell office:value-type="float" office:value="1879.293457" calcext:value-type="float">
            <text:p>1879.293457</text:p>
          </table:table-cell>
          <table:table-cell office:value-type="float" office:value="1989.320312" calcext:value-type="float">
            <text:p>1989.320312</text:p>
          </table:table-cell>
          <table:table-cell table:number-columns-repeated="13"/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1862.252808" calcext:value-type="float">
            <text:p>1862.252808</text:p>
          </table:table-cell>
          <table:table-cell office:value-type="float" office:value="1996.856079" calcext:value-type="float">
            <text:p>1996.856079</text:p>
          </table:table-cell>
          <table:table-cell office:value-type="float" office:value="1880.436035" calcext:value-type="float">
            <text:p>1880.436035</text:p>
          </table:table-cell>
          <table:table-cell office:value-type="float" office:value="1989.772827" calcext:value-type="float">
            <text:p>1989.772827</text:p>
          </table:table-cell>
          <table:table-cell table:number-columns-repeated="13"/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1864.393066" calcext:value-type="float">
            <text:p>1864.393066</text:p>
          </table:table-cell>
          <table:table-cell office:value-type="float" office:value="1997.651978" calcext:value-type="float">
            <text:p>1997.651978</text:p>
          </table:table-cell>
          <table:table-cell office:value-type="float" office:value="1880.172119" calcext:value-type="float">
            <text:p>1880.172119</text:p>
          </table:table-cell>
          <table:table-cell office:value-type="float" office:value="1990.162842" calcext:value-type="float">
            <text:p>1990.162842</text:p>
          </table:table-cell>
          <table:table-cell table:number-columns-repeated="13"/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1854.487549" calcext:value-type="float">
            <text:p>1854.487549</text:p>
          </table:table-cell>
          <table:table-cell office:value-type="float" office:value="1996.239624" calcext:value-type="float">
            <text:p>1996.239624</text:p>
          </table:table-cell>
          <table:table-cell office:value-type="float" office:value="1873.985107" calcext:value-type="float">
            <text:p>1873.985107</text:p>
          </table:table-cell>
          <table:table-cell office:value-type="float" office:value="1990.018311" calcext:value-type="float">
            <text:p>1990.018311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58.967773" calcext:value-type="float">
            <text:p>1858.967773</text:p>
          </table:table-cell>
          <table:table-cell office:value-type="float" office:value="1996.504028" calcext:value-type="float">
            <text:p>1996.504028</text:p>
          </table:table-cell>
          <table:table-cell office:value-type="float" office:value="1880.299072" calcext:value-type="float">
            <text:p>1880.299072</text:p>
          </table:table-cell>
          <table:table-cell office:value-type="float" office:value="1987.515747" calcext:value-type="float">
            <text:p>1987.515747</text:p>
          </table:table-cell>
          <table:table-cell table:number-columns-repeated="13"/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1854.766968" calcext:value-type="float">
            <text:p>1854.766968</text:p>
          </table:table-cell>
          <table:table-cell office:value-type="float" office:value="1997.443115" calcext:value-type="float">
            <text:p>1997.443115</text:p>
          </table:table-cell>
          <table:table-cell office:value-type="float" office:value="1876.185059" calcext:value-type="float">
            <text:p>1876.185059</text:p>
          </table:table-cell>
          <table:table-cell office:value-type="float" office:value="1985.052246" calcext:value-type="float">
            <text:p>1985.052246</text:p>
          </table:table-cell>
          <table:table-cell table:number-columns-repeated="13"/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1846.00293" calcext:value-type="float">
            <text:p>1846.00293</text:p>
          </table:table-cell>
          <table:table-cell office:value-type="float" office:value="1978.107666" calcext:value-type="float">
            <text:p>1978.107666</text:p>
          </table:table-cell>
          <table:table-cell office:value-type="float" office:value="1856.601685" calcext:value-type="float">
            <text:p>1856.601685</text:p>
          </table:table-cell>
          <table:table-cell office:value-type="float" office:value="1979.89917" calcext:value-type="float">
            <text:p>1979.89917</text:p>
          </table:table-cell>
          <table:table-cell table:number-columns-repeated="13"/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1798.455322" calcext:value-type="float">
            <text:p>1798.455322</text:p>
          </table:table-cell>
          <table:table-cell office:value-type="float" office:value="1940.190186" calcext:value-type="float">
            <text:p>1940.190186</text:p>
          </table:table-cell>
          <table:table-cell office:value-type="float" office:value="1811.612671" calcext:value-type="float">
            <text:p>1811.612671</text:p>
          </table:table-cell>
          <table:table-cell office:value-type="float" office:value="1952.782349" calcext:value-type="float">
            <text:p>1952.782349</text:p>
          </table:table-cell>
          <table:table-cell table:number-columns-repeated="13"/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1770.61853" calcext:value-type="float">
            <text:p>1770.61853</text:p>
          </table:table-cell>
          <table:table-cell office:value-type="float" office:value="1912.671631" calcext:value-type="float">
            <text:p>1912.671631</text:p>
          </table:table-cell>
          <table:table-cell office:value-type="float" office:value="1782.075073" calcext:value-type="float">
            <text:p>1782.075073</text:p>
          </table:table-cell>
          <table:table-cell office:value-type="float" office:value="1912.076904" calcext:value-type="float">
            <text:p>1912.076904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43.847656" calcext:value-type="float">
            <text:p>1743.847656</text:p>
          </table:table-cell>
          <table:table-cell office:value-type="float" office:value="1887.175171" calcext:value-type="float">
            <text:p>1887.175171</text:p>
          </table:table-cell>
          <table:table-cell office:value-type="float" office:value="1757.99292" calcext:value-type="float">
            <text:p>1757.99292</text:p>
          </table:table-cell>
          <table:table-cell office:value-type="float" office:value="1882.971558" calcext:value-type="float">
            <text:p>1882.971558</text:p>
          </table:table-cell>
          <table:table-cell table:number-columns-repeated="13"/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1722.686157" calcext:value-type="float">
            <text:p>1722.686157</text:p>
          </table:table-cell>
          <table:table-cell office:value-type="float" office:value="1861.873535" calcext:value-type="float">
            <text:p>1861.873535</text:p>
          </table:table-cell>
          <table:table-cell office:value-type="float" office:value="1734.190552" calcext:value-type="float">
            <text:p>1734.190552</text:p>
          </table:table-cell>
          <table:table-cell office:value-type="float" office:value="1861.725464" calcext:value-type="float">
            <text:p>1861.725464</text:p>
          </table:table-cell>
          <table:table-cell table:number-columns-repeated="13"/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1702.871338" calcext:value-type="float">
            <text:p>1702.871338</text:p>
          </table:table-cell>
          <table:table-cell office:value-type="float" office:value="1831.523438" calcext:value-type="float">
            <text:p>1831.523438</text:p>
          </table:table-cell>
          <table:table-cell office:value-type="float" office:value="1720.654297" calcext:value-type="float">
            <text:p>1720.654297</text:p>
          </table:table-cell>
          <table:table-cell office:value-type="float" office:value="1827.211426" calcext:value-type="float">
            <text:p>1827.211426</text:p>
          </table:table-cell>
          <table:table-cell table:number-columns-repeated="13"/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1687.335205" calcext:value-type="float">
            <text:p>1687.335205</text:p>
          </table:table-cell>
          <table:table-cell office:value-type="float" office:value="1807.240845" calcext:value-type="float">
            <text:p>1807.240845</text:p>
          </table:table-cell>
          <table:table-cell office:value-type="float" office:value="1697.066772" calcext:value-type="float">
            <text:p>1697.066772</text:p>
          </table:table-cell>
          <table:table-cell office:value-type="float" office:value="1807.372314" calcext:value-type="float">
            <text:p>1807.372314</text:p>
          </table:table-cell>
          <table:table-cell table:number-columns-repeated="13"/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1668.75708" calcext:value-type="float">
            <text:p>1668.75708</text:p>
          </table:table-cell>
          <table:table-cell office:value-type="float" office:value="1796.571777" calcext:value-type="float">
            <text:p>1796.571777</text:p>
          </table:table-cell>
          <table:table-cell office:value-type="float" office:value="1687.279907" calcext:value-type="float">
            <text:p>1687.279907</text:p>
          </table:table-cell>
          <table:table-cell office:value-type="float" office:value="1784.548584" calcext:value-type="float">
            <text:p>1784.548584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63.949463" calcext:value-type="float">
            <text:p>1663.949463</text:p>
          </table:table-cell>
          <table:table-cell office:value-type="float" office:value="1770.888306" calcext:value-type="float">
            <text:p>1770.888306</text:p>
          </table:table-cell>
          <table:table-cell office:value-type="float" office:value="1668.209106" calcext:value-type="float">
            <text:p>1668.209106</text:p>
          </table:table-cell>
          <table:table-cell office:value-type="float" office:value="1763.472534" calcext:value-type="float">
            <text:p>1763.472534</text:p>
          </table:table-cell>
          <table:table-cell table:number-columns-repeated="13"/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1654.898315" calcext:value-type="float">
            <text:p>1654.898315</text:p>
          </table:table-cell>
          <table:table-cell office:value-type="float" office:value="1747.834717" calcext:value-type="float">
            <text:p>1747.834717</text:p>
          </table:table-cell>
          <table:table-cell office:value-type="float" office:value="1664.997681" calcext:value-type="float">
            <text:p>1664.997681</text:p>
          </table:table-cell>
          <table:table-cell office:value-type="float" office:value="1755.7146" calcext:value-type="float">
            <text:p>1755.7146</text:p>
          </table:table-cell>
          <table:table-cell table:number-columns-repeated="13"/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1637.286011" calcext:value-type="float">
            <text:p>1637.286011</text:p>
          </table:table-cell>
          <table:table-cell office:value-type="float" office:value="1737.288818" calcext:value-type="float">
            <text:p>1737.288818</text:p>
          </table:table-cell>
          <table:table-cell office:value-type="float" office:value="1651.376343" calcext:value-type="float">
            <text:p>1651.376343</text:p>
          </table:table-cell>
          <table:table-cell office:value-type="float" office:value="1736.252563" calcext:value-type="float">
            <text:p>1736.252563</text:p>
          </table:table-cell>
          <table:table-cell table:number-columns-repeated="13"/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1632.610596" calcext:value-type="float">
            <text:p>1632.610596</text:p>
          </table:table-cell>
          <table:table-cell office:value-type="float" office:value="1724.014648" calcext:value-type="float">
            <text:p>1724.014648</text:p>
          </table:table-cell>
          <table:table-cell office:value-type="float" office:value="1644.498413" calcext:value-type="float">
            <text:p>1644.498413</text:p>
          </table:table-cell>
          <table:table-cell office:value-type="float" office:value="1720.018433" calcext:value-type="float">
            <text:p>1720.018433</text:p>
          </table:table-cell>
          <table:table-cell table:number-columns-repeated="13"/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1624.31958" calcext:value-type="float">
            <text:p>1624.31958</text:p>
          </table:table-cell>
          <table:table-cell office:value-type="float" office:value="1709.097778" calcext:value-type="float">
            <text:p>1709.097778</text:p>
          </table:table-cell>
          <table:table-cell office:value-type="float" office:value="1636.210083" calcext:value-type="float">
            <text:p>1636.210083</text:p>
          </table:table-cell>
          <table:table-cell office:value-type="float" office:value="1708.870972" calcext:value-type="float">
            <text:p>1708.870972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14.959106" calcext:value-type="float">
            <text:p>1614.959106</text:p>
          </table:table-cell>
          <table:table-cell office:value-type="float" office:value="1700.372925" calcext:value-type="float">
            <text:p>1700.372925</text:p>
          </table:table-cell>
          <table:table-cell office:value-type="float" office:value="1627.901123" calcext:value-type="float">
            <text:p>1627.901123</text:p>
          </table:table-cell>
          <table:table-cell office:value-type="float" office:value="1697.564209" calcext:value-type="float">
            <text:p>1697.564209</text:p>
          </table:table-cell>
          <table:table-cell table:number-columns-repeated="13"/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1618.161987" calcext:value-type="float">
            <text:p>1618.161987</text:p>
          </table:table-cell>
          <table:table-cell office:value-type="float" office:value="1687.48999" calcext:value-type="float">
            <text:p>1687.48999</text:p>
          </table:table-cell>
          <table:table-cell office:value-type="float" office:value="1618.946289" calcext:value-type="float">
            <text:p>1618.946289</text:p>
          </table:table-cell>
          <table:table-cell office:value-type="float" office:value="1682.765991" calcext:value-type="float">
            <text:p>1682.765991</text:p>
          </table:table-cell>
          <table:table-cell table:number-columns-repeated="13"/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610.300903" calcext:value-type="float">
            <text:p>1610.300903</text:p>
          </table:table-cell>
          <table:table-cell office:value-type="float" office:value="1672.786133" calcext:value-type="float">
            <text:p>1672.786133</text:p>
          </table:table-cell>
          <table:table-cell office:value-type="float" office:value="1618.545288" calcext:value-type="float">
            <text:p>1618.545288</text:p>
          </table:table-cell>
          <table:table-cell office:value-type="float" office:value="1677.256958" calcext:value-type="float">
            <text:p>1677.256958</text:p>
          </table:table-cell>
          <table:table-cell table:number-columns-repeated="13"/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1599.240234" calcext:value-type="float">
            <text:p>1599.240234</text:p>
          </table:table-cell>
          <table:table-cell office:value-type="float" office:value="1664.809814" calcext:value-type="float">
            <text:p>1664.809814</text:p>
          </table:table-cell>
          <table:table-cell office:value-type="float" office:value="1610.477417" calcext:value-type="float">
            <text:p>1610.477417</text:p>
          </table:table-cell>
          <table:table-cell office:value-type="float" office:value="1666.633057" calcext:value-type="float">
            <text:p>1666.633057</text:p>
          </table:table-cell>
          <table:table-cell table:number-columns-repeated="13"/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1594.286499" calcext:value-type="float">
            <text:p>1594.286499</text:p>
          </table:table-cell>
          <table:table-cell office:value-type="float" office:value="1661.76123" calcext:value-type="float">
            <text:p>1661.76123</text:p>
          </table:table-cell>
          <table:table-cell office:value-type="float" office:value="1604.964111" calcext:value-type="float">
            <text:p>1604.964111</text:p>
          </table:table-cell>
          <table:table-cell office:value-type="float" office:value="1659.941772" calcext:value-type="float">
            <text:p>1659.941772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97.794678" calcext:value-type="float">
            <text:p>1597.794678</text:p>
          </table:table-cell>
          <table:table-cell office:value-type="float" office:value="1648.413086" calcext:value-type="float">
            <text:p>1648.413086</text:p>
          </table:table-cell>
          <table:table-cell office:value-type="float" office:value="1600.096436" calcext:value-type="float">
            <text:p>1600.096436</text:p>
          </table:table-cell>
          <table:table-cell office:value-type="float" office:value="1651.51062" calcext:value-type="float">
            <text:p>1651.51062</text:p>
          </table:table-cell>
          <table:table-cell table:number-columns-repeated="13"/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1591.321167" calcext:value-type="float">
            <text:p>1591.321167</text:p>
          </table:table-cell>
          <table:table-cell office:value-type="float" office:value="1640.61145" calcext:value-type="float">
            <text:p>1640.61145</text:p>
          </table:table-cell>
          <table:table-cell office:value-type="float" office:value="1598.20874" calcext:value-type="float">
            <text:p>1598.20874</text:p>
          </table:table-cell>
          <table:table-cell office:value-type="float" office:value="1644.188232" calcext:value-type="float">
            <text:p>1644.188232</text:p>
          </table:table-cell>
          <table:table-cell table:number-columns-repeated="13"/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1580.651855" calcext:value-type="float">
            <text:p>1580.651855</text:p>
          </table:table-cell>
          <table:table-cell office:value-type="float" office:value="1637.686157" calcext:value-type="float">
            <text:p>1637.686157</text:p>
          </table:table-cell>
          <table:table-cell office:value-type="float" office:value="1592.072144" calcext:value-type="float">
            <text:p>1592.072144</text:p>
          </table:table-cell>
          <table:table-cell office:value-type="float" office:value="1642.225098" calcext:value-type="float">
            <text:p>1642.225098</text:p>
          </table:table-cell>
          <table:table-cell table:number-columns-repeated="13"/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1581.716797" calcext:value-type="float">
            <text:p>1581.716797</text:p>
          </table:table-cell>
          <table:table-cell office:value-type="float" office:value="1631.015137" calcext:value-type="float">
            <text:p>1631.015137</text:p>
          </table:table-cell>
          <table:table-cell office:value-type="float" office:value="1594.481689" calcext:value-type="float">
            <text:p>1594.481689</text:p>
          </table:table-cell>
          <table:table-cell office:value-type="float" office:value="1629.024902" calcext:value-type="float">
            <text:p>1629.024902</text:p>
          </table:table-cell>
          <table:table-cell table:number-columns-repeated="13"/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1583.746216" calcext:value-type="float">
            <text:p>1583.746216</text:p>
          </table:table-cell>
          <table:table-cell office:value-type="float" office:value="1621.013794" calcext:value-type="float">
            <text:p>1621.013794</text:p>
          </table:table-cell>
          <table:table-cell office:value-type="float" office:value="1585.594727" calcext:value-type="float">
            <text:p>1585.594727</text:p>
          </table:table-cell>
          <table:table-cell office:value-type="float" office:value="1629.236084" calcext:value-type="float">
            <text:p>1629.236084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77.912354" calcext:value-type="float">
            <text:p>1577.912354</text:p>
          </table:table-cell>
          <table:table-cell office:value-type="float" office:value="1614.5" calcext:value-type="float">
            <text:p>1614.5</text:p>
          </table:table-cell>
          <table:table-cell office:value-type="float" office:value="1587.493164" calcext:value-type="float">
            <text:p>1587.493164</text:p>
          </table:table-cell>
          <table:table-cell office:value-type="float" office:value="1619.737549" calcext:value-type="float">
            <text:p>1619.737549</text:p>
          </table:table-cell>
          <table:table-cell table:number-columns-repeated="13"/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1579.597534" calcext:value-type="float">
            <text:p>1579.597534</text:p>
          </table:table-cell>
          <table:table-cell office:value-type="float" office:value="1613.276489" calcext:value-type="float">
            <text:p>1613.276489</text:p>
          </table:table-cell>
          <table:table-cell office:value-type="float" office:value="1583.796143" calcext:value-type="float">
            <text:p>1583.796143</text:p>
          </table:table-cell>
          <table:table-cell office:value-type="float" office:value="1620.625732" calcext:value-type="float">
            <text:p>1620.625732</text:p>
          </table:table-cell>
          <table:table-cell table:number-columns-repeated="13"/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1573.774658" calcext:value-type="float">
            <text:p>1573.774658</text:p>
          </table:table-cell>
          <table:table-cell office:value-type="float" office:value="1606.428101" calcext:value-type="float">
            <text:p>1606.428101</text:p>
          </table:table-cell>
          <table:table-cell office:value-type="float" office:value="1582.484985" calcext:value-type="float">
            <text:p>1582.484985</text:p>
          </table:table-cell>
          <table:table-cell office:value-type="float" office:value="1615.783813" calcext:value-type="float">
            <text:p>1615.783813</text:p>
          </table:table-cell>
          <table:table-cell table:number-columns-repeated="13"/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1575.008911" calcext:value-type="float">
            <text:p>1575.008911</text:p>
          </table:table-cell>
          <table:table-cell office:value-type="float" office:value="1600.384399" calcext:value-type="float">
            <text:p>1600.384399</text:p>
          </table:table-cell>
          <table:table-cell office:value-type="float" office:value="1585.826172" calcext:value-type="float">
            <text:p>1585.826172</text:p>
          </table:table-cell>
          <table:table-cell office:value-type="float" office:value="1605.421631" calcext:value-type="float">
            <text:p>1605.421631</text:p>
          </table:table-cell>
          <table:table-cell table:number-columns-repeated="13"/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1570.064819" calcext:value-type="float">
            <text:p>1570.064819</text:p>
          </table:table-cell>
          <table:table-cell office:value-type="float" office:value="1600.951416" calcext:value-type="float">
            <text:p>1600.951416</text:p>
          </table:table-cell>
          <table:table-cell office:value-type="float" office:value="1583.178467" calcext:value-type="float">
            <text:p>1583.178467</text:p>
          </table:table-cell>
          <table:table-cell office:value-type="float" office:value="1604.244995" calcext:value-type="float">
            <text:p>1604.244995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69.584839" calcext:value-type="float">
            <text:p>1569.584839</text:p>
          </table:table-cell>
          <table:table-cell office:value-type="float" office:value="1593.939453" calcext:value-type="float">
            <text:p>1593.939453</text:p>
          </table:table-cell>
          <table:table-cell office:value-type="float" office:value="1582.038696" calcext:value-type="float">
            <text:p>1582.038696</text:p>
          </table:table-cell>
          <table:table-cell office:value-type="float" office:value="1603.29895" calcext:value-type="float">
            <text:p>1603.29895</text:p>
          </table:table-cell>
          <table:table-cell table:number-columns-repeated="13"/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1565.748535" calcext:value-type="float">
            <text:p>1565.748535</text:p>
          </table:table-cell>
          <table:table-cell office:value-type="float" office:value="1593.970337" calcext:value-type="float">
            <text:p>1593.970337</text:p>
          </table:table-cell>
          <table:table-cell office:value-type="float" office:value="1582.630859" calcext:value-type="float">
            <text:p>1582.630859</text:p>
          </table:table-cell>
          <table:table-cell office:value-type="float" office:value="1599.719727" calcext:value-type="float">
            <text:p>1599.719727</text:p>
          </table:table-cell>
          <table:table-cell table:number-columns-repeated="13"/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1564.11377" calcext:value-type="float">
            <text:p>1564.11377</text:p>
          </table:table-cell>
          <table:table-cell office:value-type="float" office:value="1584.463013" calcext:value-type="float">
            <text:p>1584.463013</text:p>
          </table:table-cell>
          <table:table-cell office:value-type="float" office:value="1586.040649" calcext:value-type="float">
            <text:p>1586.040649</text:p>
          </table:table-cell>
          <table:table-cell office:value-type="float" office:value="1598.370117" calcext:value-type="float">
            <text:p>1598.370117</text:p>
          </table:table-cell>
          <table:table-cell table:number-columns-repeated="13"/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1572.090942" calcext:value-type="float">
            <text:p>1572.090942</text:p>
          </table:table-cell>
          <table:table-cell office:value-type="float" office:value="1594.36438" calcext:value-type="float">
            <text:p>1594.36438</text:p>
          </table:table-cell>
          <table:table-cell office:value-type="float" office:value="1568.497437" calcext:value-type="float">
            <text:p>1568.497437</text:p>
          </table:table-cell>
          <table:table-cell office:value-type="float" office:value="1589.744995" calcext:value-type="float">
            <text:p>1589.744995</text:p>
          </table:table-cell>
          <table:table-cell table:number-columns-repeated="13"/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1572.437256" calcext:value-type="float">
            <text:p>1572.437256</text:p>
          </table:table-cell>
          <table:table-cell office:value-type="float" office:value="1589.046387" calcext:value-type="float">
            <text:p>1589.046387</text:p>
          </table:table-cell>
          <table:table-cell office:value-type="float" office:value="1569.931152" calcext:value-type="float">
            <text:p>1569.931152</text:p>
          </table:table-cell>
          <table:table-cell office:value-type="float" office:value="1588.824951" calcext:value-type="float">
            <text:p>1588.824951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67.038452" calcext:value-type="float">
            <text:p>1567.038452</text:p>
          </table:table-cell>
          <table:table-cell office:value-type="float" office:value="1591.09314" calcext:value-type="float">
            <text:p>1591.09314</text:p>
          </table:table-cell>
          <table:table-cell office:value-type="float" office:value="1573.466064" calcext:value-type="float">
            <text:p>1573.466064</text:p>
          </table:table-cell>
          <table:table-cell office:value-type="float" office:value="1581.438354" calcext:value-type="float">
            <text:p>1581.438354</text:p>
          </table:table-cell>
          <table:table-cell table:number-columns-repeated="13"/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1569.883789" calcext:value-type="float">
            <text:p>1569.883789</text:p>
          </table:table-cell>
          <table:table-cell office:value-type="float" office:value="1585.447632" calcext:value-type="float">
            <text:p>1585.447632</text:p>
          </table:table-cell>
          <table:table-cell office:value-type="float" office:value="1571.578491" calcext:value-type="float">
            <text:p>1571.578491</text:p>
          </table:table-cell>
          <table:table-cell office:value-type="float" office:value="1587.411865" calcext:value-type="float">
            <text:p>1587.411865</text:p>
          </table:table-cell>
          <table:table-cell table:number-columns-repeated="13"/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1569.707275" calcext:value-type="float">
            <text:p>1569.707275</text:p>
          </table:table-cell>
          <table:table-cell office:value-type="float" office:value="1582.937012" calcext:value-type="float">
            <text:p>1582.937012</text:p>
          </table:table-cell>
          <table:table-cell office:value-type="float" office:value="1567.597534" calcext:value-type="float">
            <text:p>1567.597534</text:p>
          </table:table-cell>
          <table:table-cell office:value-type="float" office:value="1583.685425" calcext:value-type="float">
            <text:p>1583.685425</text:p>
          </table:table-cell>
          <table:table-cell table:number-columns-repeated="13"/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1571.287842" calcext:value-type="float">
            <text:p>1571.287842</text:p>
          </table:table-cell>
          <table:table-cell office:value-type="float" office:value="1581.714722" calcext:value-type="float">
            <text:p>1581.714722</text:p>
          </table:table-cell>
          <table:table-cell office:value-type="float" office:value="1570.736084" calcext:value-type="float">
            <text:p>1570.736084</text:p>
          </table:table-cell>
          <table:table-cell office:value-type="float" office:value="1582.368774" calcext:value-type="float">
            <text:p>1582.368774</text:p>
          </table:table-cell>
          <table:table-cell table:number-columns-repeated="13"/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1566.308228" calcext:value-type="float">
            <text:p>1566.308228</text:p>
          </table:table-cell>
          <table:table-cell office:value-type="float" office:value="1579.85144" calcext:value-type="float">
            <text:p>1579.85144</text:p>
          </table:table-cell>
          <table:table-cell office:value-type="float" office:value="1568.550293" calcext:value-type="float">
            <text:p>1568.550293</text:p>
          </table:table-cell>
          <table:table-cell office:value-type="float" office:value="1578.78833" calcext:value-type="float">
            <text:p>1578.78833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64.772095" calcext:value-type="float">
            <text:p>1564.772095</text:p>
          </table:table-cell>
          <table:table-cell office:value-type="float" office:value="1583.215942" calcext:value-type="float">
            <text:p>1583.215942</text:p>
          </table:table-cell>
          <table:table-cell office:value-type="float" office:value="1568.837769" calcext:value-type="float">
            <text:p>1568.837769</text:p>
          </table:table-cell>
          <table:table-cell office:value-type="float" office:value="1580.584229" calcext:value-type="float">
            <text:p>1580.584229</text:p>
          </table:table-cell>
          <table:table-cell table:number-columns-repeated="13"/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1568.918823" calcext:value-type="float">
            <text:p>1568.918823</text:p>
          </table:table-cell>
          <table:table-cell office:value-type="float" office:value="1578.491089" calcext:value-type="float">
            <text:p>1578.491089</text:p>
          </table:table-cell>
          <table:table-cell office:value-type="float" office:value="1568.077148" calcext:value-type="float">
            <text:p>1568.077148</text:p>
          </table:table-cell>
          <table:table-cell office:value-type="float" office:value="1578.540405" calcext:value-type="float">
            <text:p>1578.540405</text:p>
          </table:table-cell>
          <table:table-cell table:number-columns-repeated="13"/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1567.231323" calcext:value-type="float">
            <text:p>1567.231323</text:p>
          </table:table-cell>
          <table:table-cell office:value-type="float" office:value="1578.666748" calcext:value-type="float">
            <text:p>1578.666748</text:p>
          </table:table-cell>
          <table:table-cell office:value-type="float" office:value="1570.832764" calcext:value-type="float">
            <text:p>1570.832764</text:p>
          </table:table-cell>
          <table:table-cell office:value-type="float" office:value="1577.269653" calcext:value-type="float">
            <text:p>1577.269653</text:p>
          </table:table-cell>
          <table:table-cell table:number-columns-repeated="13"/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1556.841064" calcext:value-type="float">
            <text:p>1556.841064</text:p>
          </table:table-cell>
          <table:table-cell office:value-type="float" office:value="1586.668701" calcext:value-type="float">
            <text:p>1586.668701</text:p>
          </table:table-cell>
          <table:table-cell office:value-type="float" office:value="1566.92334" calcext:value-type="float">
            <text:p>1566.92334</text:p>
          </table:table-cell>
          <table:table-cell office:value-type="float" office:value="1574.349976" calcext:value-type="float">
            <text:p>1574.349976</text:p>
          </table:table-cell>
          <table:table-cell table:number-columns-repeated="13"/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1560.70752" calcext:value-type="float">
            <text:p>1560.70752</text:p>
          </table:table-cell>
          <table:table-cell office:value-type="float" office:value="1586.269897" calcext:value-type="float">
            <text:p>1586.269897</text:p>
          </table:table-cell>
          <table:table-cell office:value-type="float" office:value="1560.145752" calcext:value-type="float">
            <text:p>1560.145752</text:p>
          </table:table-cell>
          <table:table-cell office:value-type="float" office:value="1584.574829" calcext:value-type="float">
            <text:p>1584.574829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82.423096" calcext:value-type="float">
            <text:p>1582.423096</text:p>
          </table:table-cell>
          <table:table-cell office:value-type="float" office:value="1568.179199" calcext:value-type="float">
            <text:p>1568.179199</text:p>
          </table:table-cell>
          <table:table-cell office:value-type="float" office:value="1586.199219" calcext:value-type="float">
            <text:p>1586.199219</text:p>
          </table:table-cell>
          <table:table-cell office:value-type="float" office:value="1562.003418" calcext:value-type="float">
            <text:p>1562.003418</text:p>
          </table:table-cell>
          <table:table-cell table:number-columns-repeated="13"/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1581.839233" calcext:value-type="float">
            <text:p>1581.839233</text:p>
          </table:table-cell>
          <table:table-cell office:value-type="float" office:value="1570.802612" calcext:value-type="float">
            <text:p>1570.802612</text:p>
          </table:table-cell>
          <table:table-cell office:value-type="float" office:value="1585.459229" calcext:value-type="float">
            <text:p>1585.459229</text:p>
          </table:table-cell>
          <table:table-cell office:value-type="float" office:value="1566.275635" calcext:value-type="float">
            <text:p>1566.275635</text:p>
          </table:table-cell>
          <table:table-cell table:number-columns-repeated="13"/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1560.433716" calcext:value-type="float">
            <text:p>1560.433716</text:p>
          </table:table-cell>
          <table:table-cell office:value-type="float" office:value="1592.268066" calcext:value-type="float">
            <text:p>1592.268066</text:p>
          </table:table-cell>
          <table:table-cell office:value-type="float" office:value="1561.80188" calcext:value-type="float">
            <text:p>1561.80188</text:p>
          </table:table-cell>
          <table:table-cell office:value-type="float" office:value="1594.716187" calcext:value-type="float">
            <text:p>1594.716187</text:p>
          </table:table-cell>
          <table:table-cell table:number-columns-repeated="13"/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1532.320557" calcext:value-type="float">
            <text:p>1532.320557</text:p>
          </table:table-cell>
          <table:table-cell office:value-type="float" office:value="1551.36499" calcext:value-type="float">
            <text:p>1551.36499</text:p>
          </table:table-cell>
          <table:table-cell office:value-type="float" office:value="1586.300903" calcext:value-type="float">
            <text:p>1586.300903</text:p>
          </table:table-cell>
          <table:table-cell office:value-type="float" office:value="1626.971191" calcext:value-type="float">
            <text:p>1626.971191</text:p>
          </table:table-cell>
          <table:table-cell table:number-columns-repeated="13"/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1520.183228" calcext:value-type="float">
            <text:p>1520.183228</text:p>
          </table:table-cell>
          <table:table-cell office:value-type="float" office:value="1539.406128" calcext:value-type="float">
            <text:p>1539.406128</text:p>
          </table:table-cell>
          <table:table-cell office:value-type="float" office:value="1606.620972" calcext:value-type="float">
            <text:p>1606.620972</text:p>
          </table:table-cell>
          <table:table-cell office:value-type="float" office:value="1631.759033" calcext:value-type="float">
            <text:p>1631.759033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48.241089" calcext:value-type="float">
            <text:p>1548.241089</text:p>
          </table:table-cell>
          <table:table-cell office:value-type="float" office:value="1533.906616" calcext:value-type="float">
            <text:p>1533.906616</text:p>
          </table:table-cell>
          <table:table-cell office:value-type="float" office:value="1625.45874" calcext:value-type="float">
            <text:p>1625.45874</text:p>
          </table:table-cell>
          <table:table-cell office:value-type="float" office:value="1657.332031" calcext:value-type="float">
            <text:p>1657.332031</text:p>
          </table:table-cell>
          <table:table-cell table:number-columns-repeated="13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568.897705" calcext:value-type="float">
            <text:p>1568.897705</text:p>
          </table:table-cell>
          <table:table-cell office:value-type="float" office:value="1576.248779" calcext:value-type="float">
            <text:p>1576.248779</text:p>
          </table:table-cell>
          <table:table-cell office:value-type="float" office:value="1656.160889" calcext:value-type="float">
            <text:p>1656.160889</text:p>
          </table:table-cell>
          <table:table-cell office:value-type="float" office:value="1682.575562" calcext:value-type="float">
            <text:p>1682.575562</text:p>
          </table:table-cell>
          <table:table-cell table:number-columns-repeated="13"/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1603.767822" calcext:value-type="float">
            <text:p>1603.767822</text:p>
          </table:table-cell>
          <table:table-cell office:value-type="float" office:value="1605.774414" calcext:value-type="float">
            <text:p>1605.774414</text:p>
          </table:table-cell>
          <table:table-cell office:value-type="float" office:value="1630.543457" calcext:value-type="float">
            <text:p>1630.543457</text:p>
          </table:table-cell>
          <table:table-cell office:value-type="float" office:value="1646.330566" calcext:value-type="float">
            <text:p>1646.330566</text:p>
          </table:table-cell>
          <table:table-cell table:number-columns-repeated="13"/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1565.819702" calcext:value-type="float">
            <text:p>1565.819702</text:p>
          </table:table-cell>
          <table:table-cell office:value-type="float" office:value="1605.19397" calcext:value-type="float">
            <text:p>1605.19397</text:p>
          </table:table-cell>
          <table:table-cell office:value-type="float" office:value="1601.300293" calcext:value-type="float">
            <text:p>1601.300293</text:p>
          </table:table-cell>
          <table:table-cell office:value-type="float" office:value="1702.644775" calcext:value-type="float">
            <text:p>1702.644775</text:p>
          </table:table-cell>
          <table:table-cell table:number-columns-repeated="13"/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1585.282471" calcext:value-type="float">
            <text:p>1585.282471</text:p>
          </table:table-cell>
          <table:table-cell office:value-type="float" office:value="1611.439941" calcext:value-type="float">
            <text:p>1611.439941</text:p>
          </table:table-cell>
          <table:table-cell office:value-type="float" office:value="1631.955322" calcext:value-type="float">
            <text:p>1631.955322</text:p>
          </table:table-cell>
          <table:table-cell office:value-type="float" office:value="1705.842896" calcext:value-type="float">
            <text:p>1705.842896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02.842896" calcext:value-type="float">
            <text:p>1602.842896</text:p>
          </table:table-cell>
          <table:table-cell office:value-type="float" office:value="1632.270386" calcext:value-type="float">
            <text:p>1632.270386</text:p>
          </table:table-cell>
          <table:table-cell office:value-type="float" office:value="1648.197754" calcext:value-type="float">
            <text:p>1648.197754</text:p>
          </table:table-cell>
          <table:table-cell office:value-type="float" office:value="1698.523071" calcext:value-type="float">
            <text:p>1698.523071</text:p>
          </table:table-cell>
          <table:table-cell table:number-columns-repeated="13"/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1616.924927" calcext:value-type="float">
            <text:p>1616.924927</text:p>
          </table:table-cell>
          <table:table-cell office:value-type="float" office:value="1655.383179" calcext:value-type="float">
            <text:p>1655.383179</text:p>
          </table:table-cell>
          <table:table-cell office:value-type="float" office:value="1660.55957" calcext:value-type="float">
            <text:p>1660.55957</text:p>
          </table:table-cell>
          <table:table-cell office:value-type="float" office:value="1714.987183" calcext:value-type="float">
            <text:p>1714.987183</text:p>
          </table:table-cell>
          <table:table-cell table:number-columns-repeated="13"/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1650.609375" calcext:value-type="float">
            <text:p>1650.609375</text:p>
          </table:table-cell>
          <table:table-cell office:value-type="float" office:value="1728.906738" calcext:value-type="float">
            <text:p>1728.906738</text:p>
          </table:table-cell>
          <table:table-cell office:value-type="float" office:value="1635.92395" calcext:value-type="float">
            <text:p>1635.92395</text:p>
          </table:table-cell>
          <table:table-cell office:value-type="float" office:value="1721.613525" calcext:value-type="float">
            <text:p>1721.613525</text:p>
          </table:table-cell>
          <table:table-cell table:number-columns-repeated="13"/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1685.786865" calcext:value-type="float">
            <text:p>1685.786865</text:p>
          </table:table-cell>
          <table:table-cell office:value-type="float" office:value="1702.823608" calcext:value-type="float">
            <text:p>1702.823608</text:p>
          </table:table-cell>
          <table:table-cell office:value-type="float" office:value="1680.276367" calcext:value-type="float">
            <text:p>1680.276367</text:p>
          </table:table-cell>
          <table:table-cell office:value-type="float" office:value="1691.859131" calcext:value-type="float">
            <text:p>1691.859131</text:p>
          </table:table-cell>
          <table:table-cell table:number-columns-repeated="13"/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1698.488159" calcext:value-type="float">
            <text:p>1698.488159</text:p>
          </table:table-cell>
          <table:table-cell office:value-type="float" office:value="1733.756714" calcext:value-type="float">
            <text:p>1733.756714</text:p>
          </table:table-cell>
          <table:table-cell office:value-type="float" office:value="1702.43811" calcext:value-type="float">
            <text:p>1702.43811</text:p>
          </table:table-cell>
          <table:table-cell office:value-type="float" office:value="1719.269653" calcext:value-type="float">
            <text:p>1719.269653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07.189575" calcext:value-type="float">
            <text:p>1707.189575</text:p>
          </table:table-cell>
          <table:table-cell office:value-type="float" office:value="1811.203613" calcext:value-type="float">
            <text:p>1811.203613</text:p>
          </table:table-cell>
          <table:table-cell office:value-type="float" office:value="1712.834961" calcext:value-type="float">
            <text:p>1712.834961</text:p>
          </table:table-cell>
          <table:table-cell office:value-type="float" office:value="1796.752075" calcext:value-type="float">
            <text:p>1796.752075</text:p>
          </table:table-cell>
          <table:table-cell table:number-columns-repeated="13"/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1734.69751" calcext:value-type="float">
            <text:p>1734.69751</text:p>
          </table:table-cell>
          <table:table-cell office:value-type="float" office:value="1784.885132" calcext:value-type="float">
            <text:p>1784.885132</text:p>
          </table:table-cell>
          <table:table-cell office:value-type="float" office:value="1751.113403" calcext:value-type="float">
            <text:p>1751.113403</text:p>
          </table:table-cell>
          <table:table-cell office:value-type="float" office:value="1773.607178" calcext:value-type="float">
            <text:p>1773.607178</text:p>
          </table:table-cell>
          <table:table-cell table:number-columns-repeated="13"/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1751.482666" calcext:value-type="float">
            <text:p>1751.482666</text:p>
          </table:table-cell>
          <table:table-cell office:value-type="float" office:value="1853.865234" calcext:value-type="float">
            <text:p>1853.865234</text:p>
          </table:table-cell>
          <table:table-cell office:value-type="float" office:value="1766.175049" calcext:value-type="float">
            <text:p>1766.175049</text:p>
          </table:table-cell>
          <table:table-cell office:value-type="float" office:value="1840.573486" calcext:value-type="float">
            <text:p>1840.573486</text:p>
          </table:table-cell>
          <table:table-cell table:number-columns-repeated="13"/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1784.495117" calcext:value-type="float">
            <text:p>1784.495117</text:p>
          </table:table-cell>
          <table:table-cell office:value-type="float" office:value="1843.304199" calcext:value-type="float">
            <text:p>1843.304199</text:p>
          </table:table-cell>
          <table:table-cell office:value-type="float" office:value="1805.357056" calcext:value-type="float">
            <text:p>1805.357056</text:p>
          </table:table-cell>
          <table:table-cell office:value-type="float" office:value="1831.325684" calcext:value-type="float">
            <text:p>1831.325684</text:p>
          </table:table-cell>
          <table:table-cell table:number-columns-repeated="13"/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1804.965454" calcext:value-type="float">
            <text:p>1804.965454</text:p>
          </table:table-cell>
          <table:table-cell office:value-type="float" office:value="1895.375732" calcext:value-type="float">
            <text:p>1895.375732</text:p>
          </table:table-cell>
          <table:table-cell office:value-type="float" office:value="1819.217041" calcext:value-type="float">
            <text:p>1819.217041</text:p>
          </table:table-cell>
          <table:table-cell office:value-type="float" office:value="1883.269409" calcext:value-type="float">
            <text:p>1883.269409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4.661621" calcext:value-type="float">
            <text:p>1814.661621</text:p>
          </table:table-cell>
          <table:table-cell office:value-type="float" office:value="1932.221558" calcext:value-type="float">
            <text:p>1932.221558</text:p>
          </table:table-cell>
          <table:table-cell office:value-type="float" office:value="1820.990601" calcext:value-type="float">
            <text:p>1820.990601</text:p>
          </table:table-cell>
          <table:table-cell office:value-type="float" office:value="1938.453857" calcext:value-type="float">
            <text:p>1938.453857</text:p>
          </table:table-cell>
          <table:table-cell table:number-columns-repeated="13"/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1824.962769" calcext:value-type="float">
            <text:p>1824.962769</text:p>
          </table:table-cell>
          <table:table-cell office:value-type="float" office:value="1902.687012" calcext:value-type="float">
            <text:p>1902.687012</text:p>
          </table:table-cell>
          <table:table-cell office:value-type="float" office:value="1849.182129" calcext:value-type="float">
            <text:p>1849.182129</text:p>
          </table:table-cell>
          <table:table-cell office:value-type="float" office:value="1899.05188" calcext:value-type="float">
            <text:p>1899.05188</text:p>
          </table:table-cell>
          <table:table-cell table:number-columns-repeated="13"/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1814.877319" calcext:value-type="float">
            <text:p>1814.877319</text:p>
          </table:table-cell>
          <table:table-cell office:value-type="float" office:value="1936.047119" calcext:value-type="float">
            <text:p>1936.047119</text:p>
          </table:table-cell>
          <table:table-cell office:value-type="float" office:value="1834.983643" calcext:value-type="float">
            <text:p>1834.983643</text:p>
          </table:table-cell>
          <table:table-cell office:value-type="float" office:value="1918.88623" calcext:value-type="float">
            <text:p>1918.88623</text:p>
          </table:table-cell>
          <table:table-cell table:number-columns-repeated="13"/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1793.592773" calcext:value-type="float">
            <text:p>1793.592773</text:p>
          </table:table-cell>
          <table:table-cell office:value-type="float" office:value="1927.278687" calcext:value-type="float">
            <text:p>1927.278687</text:p>
          </table:table-cell>
          <table:table-cell office:value-type="float" office:value="1813.184448" calcext:value-type="float">
            <text:p>1813.184448</text:p>
          </table:table-cell>
          <table:table-cell office:value-type="float" office:value="1918.754639" calcext:value-type="float">
            <text:p>1918.754639</text:p>
          </table:table-cell>
          <table:table-cell table:number-columns-repeated="13"/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1801.55127" calcext:value-type="float">
            <text:p>1801.55127</text:p>
          </table:table-cell>
          <table:table-cell office:value-type="float" office:value="1915.09314" calcext:value-type="float">
            <text:p>1915.09314</text:p>
          </table:table-cell>
          <table:table-cell office:value-type="float" office:value="1823.250488" calcext:value-type="float">
            <text:p>1823.250488</text:p>
          </table:table-cell>
          <table:table-cell office:value-type="float" office:value="1904.315674" calcext:value-type="float">
            <text:p>1904.315674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81.468994" calcext:value-type="float">
            <text:p>1781.468994</text:p>
          </table:table-cell>
          <table:table-cell office:value-type="float" office:value="1901.025269" calcext:value-type="float">
            <text:p>1901.025269</text:p>
          </table:table-cell>
          <table:table-cell office:value-type="float" office:value="1797.697021" calcext:value-type="float">
            <text:p>1797.697021</text:p>
          </table:table-cell>
          <table:table-cell office:value-type="float" office:value="1887.407227" calcext:value-type="float">
            <text:p>1887.407227</text:p>
          </table:table-cell>
          <table:table-cell table:number-columns-repeated="13"/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1743.64624" calcext:value-type="float">
            <text:p>1743.64624</text:p>
          </table:table-cell>
          <table:table-cell office:value-type="float" office:value="1899.26355" calcext:value-type="float">
            <text:p>1899.26355</text:p>
          </table:table-cell>
          <table:table-cell office:value-type="float" office:value="1749.4646" calcext:value-type="float">
            <text:p>1749.4646</text:p>
          </table:table-cell>
          <table:table-cell office:value-type="float" office:value="1903.884766" calcext:value-type="float">
            <text:p>1903.884766</text:p>
          </table:table-cell>
          <table:table-cell table:number-columns-repeated="13"/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1734.828125" calcext:value-type="float">
            <text:p>1734.828125</text:p>
          </table:table-cell>
          <table:table-cell office:value-type="float" office:value="1861.652466" calcext:value-type="float">
            <text:p>1861.652466</text:p>
          </table:table-cell>
          <table:table-cell office:value-type="float" office:value="1752.161011" calcext:value-type="float">
            <text:p>1752.161011</text:p>
          </table:table-cell>
          <table:table-cell office:value-type="float" office:value="1859.29541" calcext:value-type="float">
            <text:p>1859.29541</text:p>
          </table:table-cell>
          <table:table-cell table:number-columns-repeated="13"/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1724.606201" calcext:value-type="float">
            <text:p>1724.606201</text:p>
          </table:table-cell>
          <table:table-cell office:value-type="float" office:value="1839.081543" calcext:value-type="float">
            <text:p>1839.081543</text:p>
          </table:table-cell>
          <table:table-cell office:value-type="float" office:value="1739.396973" calcext:value-type="float">
            <text:p>1739.396973</text:p>
          </table:table-cell>
          <table:table-cell office:value-type="float" office:value="1837.656616" calcext:value-type="float">
            <text:p>1837.656616</text:p>
          </table:table-cell>
          <table:table-cell table:number-columns-repeated="13"/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1695.637329" calcext:value-type="float">
            <text:p>1695.637329</text:p>
          </table:table-cell>
          <table:table-cell office:value-type="float" office:value="1831.307739" calcext:value-type="float">
            <text:p>1831.307739</text:p>
          </table:table-cell>
          <table:table-cell office:value-type="float" office:value="1708.765259" calcext:value-type="float">
            <text:p>1708.765259</text:p>
          </table:table-cell>
          <table:table-cell office:value-type="float" office:value="1828.571655" calcext:value-type="float">
            <text:p>1828.571655</text:p>
          </table:table-cell>
          <table:table-cell table:number-columns-repeated="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85.528442" calcext:value-type="float">
            <text:p>1685.528442</text:p>
          </table:table-cell>
          <table:table-cell office:value-type="float" office:value="1802.456543" calcext:value-type="float">
            <text:p>1802.456543</text:p>
          </table:table-cell>
          <table:table-cell office:value-type="float" office:value="1700.080933" calcext:value-type="float">
            <text:p>1700.080933</text:p>
          </table:table-cell>
          <table:table-cell office:value-type="float" office:value="1799.730835" calcext:value-type="float">
            <text:p>1799.730835</text:p>
          </table:table-cell>
          <table:table-cell table:number-columns-repeated="13"/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1677.258423" calcext:value-type="float">
            <text:p>1677.258423</text:p>
          </table:table-cell>
          <table:table-cell office:value-type="float" office:value="1788.645752" calcext:value-type="float">
            <text:p>1788.645752</text:p>
          </table:table-cell>
          <table:table-cell office:value-type="float" office:value="1694.181152" calcext:value-type="float">
            <text:p>1694.181152</text:p>
          </table:table-cell>
          <table:table-cell office:value-type="float" office:value="1784.391357" calcext:value-type="float">
            <text:p>1784.391357</text:p>
          </table:table-cell>
          <table:table-cell table:number-columns-repeated="13"/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1663.568359" calcext:value-type="float">
            <text:p>1663.568359</text:p>
          </table:table-cell>
          <table:table-cell office:value-type="float" office:value="1773.736572" calcext:value-type="float">
            <text:p>1773.736572</text:p>
          </table:table-cell>
          <table:table-cell office:value-type="float" office:value="1679.857178" calcext:value-type="float">
            <text:p>1679.857178</text:p>
          </table:table-cell>
          <table:table-cell office:value-type="float" office:value="1769.121582" calcext:value-type="float">
            <text:p>1769.121582</text:p>
          </table:table-cell>
          <table:table-cell table:number-columns-repeated="13"/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1649.574829" calcext:value-type="float">
            <text:p>1649.574829</text:p>
          </table:table-cell>
          <table:table-cell office:value-type="float" office:value="1754.140503" calcext:value-type="float">
            <text:p>1754.140503</text:p>
          </table:table-cell>
          <table:table-cell office:value-type="float" office:value="1668.300049" calcext:value-type="float">
            <text:p>1668.300049</text:p>
          </table:table-cell>
          <table:table-cell office:value-type="float" office:value="1748.639893" calcext:value-type="float">
            <text:p>1748.639893</text:p>
          </table:table-cell>
          <table:table-cell table:number-columns-repeated="13"/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1637.882202" calcext:value-type="float">
            <text:p>1637.882202</text:p>
          </table:table-cell>
          <table:table-cell office:value-type="float" office:value="1753.976562" calcext:value-type="float">
            <text:p>1753.976562</text:p>
          </table:table-cell>
          <table:table-cell office:value-type="float" office:value="1661.74585" calcext:value-type="float">
            <text:p>1661.74585</text:p>
          </table:table-cell>
          <table:table-cell office:value-type="float" office:value="1736.947144" calcext:value-type="float">
            <text:p>1736.947144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39.316406" calcext:value-type="float">
            <text:p>1639.316406</text:p>
          </table:table-cell>
          <table:table-cell office:value-type="float" office:value="1728.74231" calcext:value-type="float">
            <text:p>1728.74231</text:p>
          </table:table-cell>
          <table:table-cell office:value-type="float" office:value="1644.816162" calcext:value-type="float">
            <text:p>1644.816162</text:p>
          </table:table-cell>
          <table:table-cell office:value-type="float" office:value="1718.715332" calcext:value-type="float">
            <text:p>1718.715332</text:p>
          </table:table-cell>
          <table:table-cell table:number-columns-repeated="13"/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1635.782227" calcext:value-type="float">
            <text:p>1635.782227</text:p>
          </table:table-cell>
          <table:table-cell office:value-type="float" office:value="1712.540771" calcext:value-type="float">
            <text:p>1712.540771</text:p>
          </table:table-cell>
          <table:table-cell office:value-type="float" office:value="1645.556396" calcext:value-type="float">
            <text:p>1645.556396</text:p>
          </table:table-cell>
          <table:table-cell office:value-type="float" office:value="1720.313843" calcext:value-type="float">
            <text:p>1720.313843</text:p>
          </table:table-cell>
          <table:table-cell table:number-columns-repeated="13"/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1626.360107" calcext:value-type="float">
            <text:p>1626.360107</text:p>
          </table:table-cell>
          <table:table-cell office:value-type="float" office:value="1705.538818" calcext:value-type="float">
            <text:p>1705.538818</text:p>
          </table:table-cell>
          <table:table-cell office:value-type="float" office:value="1633.928589" calcext:value-type="float">
            <text:p>1633.928589</text:p>
          </table:table-cell>
          <table:table-cell office:value-type="float" office:value="1709.601196" calcext:value-type="float">
            <text:p>1709.601196</text:p>
          </table:table-cell>
          <table:table-cell table:number-columns-repeated="13"/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1621.327881" calcext:value-type="float">
            <text:p>1621.327881</text:p>
          </table:table-cell>
          <table:table-cell office:value-type="float" office:value="1697.435303" calcext:value-type="float">
            <text:p>1697.435303</text:p>
          </table:table-cell>
          <table:table-cell office:value-type="float" office:value="1631.65271" calcext:value-type="float">
            <text:p>1631.65271</text:p>
          </table:table-cell>
          <table:table-cell office:value-type="float" office:value="1694.415039" calcext:value-type="float">
            <text:p>1694.415039</text:p>
          </table:table-cell>
          <table:table-cell table:number-columns-repeated="13"/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1613.227783" calcext:value-type="float">
            <text:p>1613.227783</text:p>
          </table:table-cell>
          <table:table-cell office:value-type="float" office:value="1686.861328" calcext:value-type="float">
            <text:p>1686.861328</text:p>
          </table:table-cell>
          <table:table-cell office:value-type="float" office:value="1625.312134" calcext:value-type="float">
            <text:p>1625.312134</text:p>
          </table:table-cell>
          <table:table-cell office:value-type="float" office:value="1685.075439" calcext:value-type="float">
            <text:p>1685.075439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06.567993" calcext:value-type="float">
            <text:p>1606.567993</text:p>
          </table:table-cell>
          <table:table-cell office:value-type="float" office:value="1683.208374" calcext:value-type="float">
            <text:p>1683.208374</text:p>
          </table:table-cell>
          <table:table-cell office:value-type="float" office:value="1623.391602" calcext:value-type="float">
            <text:p>1623.391602</text:p>
          </table:table-cell>
          <table:table-cell office:value-type="float" office:value="1673.286011" calcext:value-type="float">
            <text:p>1673.286011</text:p>
          </table:table-cell>
          <table:table-cell table:number-columns-repeated="13"/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1610.701172" calcext:value-type="float">
            <text:p>1610.701172</text:p>
          </table:table-cell>
          <table:table-cell office:value-type="float" office:value="1665.28894" calcext:value-type="float">
            <text:p>1665.28894</text:p>
          </table:table-cell>
          <table:table-cell office:value-type="float" office:value="1610.396362" calcext:value-type="float">
            <text:p>1610.396362</text:p>
          </table:table-cell>
          <table:table-cell office:value-type="float" office:value="1670.391357" calcext:value-type="float">
            <text:p>1670.391357</text:p>
          </table:table-cell>
          <table:table-cell table:number-columns-repeated="13"/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1603.206177" calcext:value-type="float">
            <text:p>1603.206177</text:p>
          </table:table-cell>
          <table:table-cell office:value-type="float" office:value="1658.732056" calcext:value-type="float">
            <text:p>1658.732056</text:p>
          </table:table-cell>
          <table:table-cell office:value-type="float" office:value="1611.947754" calcext:value-type="float">
            <text:p>1611.947754</text:p>
          </table:table-cell>
          <table:table-cell office:value-type="float" office:value="1661.615967" calcext:value-type="float">
            <text:p>1661.615967</text:p>
          </table:table-cell>
          <table:table-cell table:number-columns-repeated="13"/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1593.037109" calcext:value-type="float">
            <text:p>1593.037109</text:p>
          </table:table-cell>
          <table:table-cell office:value-type="float" office:value="1660.701416" calcext:value-type="float">
            <text:p>1660.701416</text:p>
          </table:table-cell>
          <table:table-cell office:value-type="float" office:value="1607.019287" calcext:value-type="float">
            <text:p>1607.019287</text:p>
          </table:table-cell>
          <table:table-cell office:value-type="float" office:value="1657.125" calcext:value-type="float">
            <text:p>1657.125</text:p>
          </table:table-cell>
          <table:table-cell table:number-columns-repeated="13"/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1588.861938" calcext:value-type="float">
            <text:p>1588.861938</text:p>
          </table:table-cell>
          <table:table-cell office:value-type="float" office:value="1653.585205" calcext:value-type="float">
            <text:p>1653.585205</text:p>
          </table:table-cell>
          <table:table-cell office:value-type="float" office:value="1606.029785" calcext:value-type="float">
            <text:p>1606.029785</text:p>
          </table:table-cell>
          <table:table-cell office:value-type="float" office:value="1645.615967" calcext:value-type="float">
            <text:p>1645.615967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95.054932" calcext:value-type="float">
            <text:p>1595.054932</text:p>
          </table:table-cell>
          <table:table-cell office:value-type="float" office:value="1641.531982" calcext:value-type="float">
            <text:p>1641.531982</text:p>
          </table:table-cell>
          <table:table-cell office:value-type="float" office:value="1598.717773" calcext:value-type="float">
            <text:p>1598.717773</text:p>
          </table:table-cell>
          <table:table-cell office:value-type="float" office:value="1642.255493" calcext:value-type="float">
            <text:p>1642.255493</text:p>
          </table:table-cell>
          <table:table-cell table:number-columns-repeated="13"/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1588.390137" calcext:value-type="float">
            <text:p>1588.390137</text:p>
          </table:table-cell>
          <table:table-cell office:value-type="float" office:value="1636.592285" calcext:value-type="float">
            <text:p>1636.592285</text:p>
          </table:table-cell>
          <table:table-cell office:value-type="float" office:value="1598.222656" calcext:value-type="float">
            <text:p>1598.222656</text:p>
          </table:table-cell>
          <table:table-cell office:value-type="float" office:value="1639.023193" calcext:value-type="float">
            <text:p>1639.023193</text:p>
          </table:table-cell>
          <table:table-cell table:number-columns-repeated="13"/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1584.293579" calcext:value-type="float">
            <text:p>1584.293579</text:p>
          </table:table-cell>
          <table:table-cell office:value-type="float" office:value="1631.196411" calcext:value-type="float">
            <text:p>1631.196411</text:p>
          </table:table-cell>
          <table:table-cell office:value-type="float" office:value="1593.448853" calcext:value-type="float">
            <text:p>1593.448853</text:p>
          </table:table-cell>
          <table:table-cell office:value-type="float" office:value="1634.502441" calcext:value-type="float">
            <text:p>1634.502441</text:p>
          </table:table-cell>
          <table:table-cell table:number-columns-repeated="13"/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1583.703491" calcext:value-type="float">
            <text:p>1583.703491</text:p>
          </table:table-cell>
          <table:table-cell office:value-type="float" office:value="1628.933228" calcext:value-type="float">
            <text:p>1628.933228</text:p>
          </table:table-cell>
          <table:table-cell office:value-type="float" office:value="1591.702393" calcext:value-type="float">
            <text:p>1591.702393</text:p>
          </table:table-cell>
          <table:table-cell office:value-type="float" office:value="1626.999756" calcext:value-type="float">
            <text:p>1626.999756</text:p>
          </table:table-cell>
          <table:table-cell table:number-columns-repeated="13"/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1582.89209" calcext:value-type="float">
            <text:p>1582.89209</text:p>
          </table:table-cell>
          <table:table-cell office:value-type="float" office:value="1620.20752" calcext:value-type="float">
            <text:p>1620.20752</text:p>
          </table:table-cell>
          <table:table-cell office:value-type="float" office:value="1592.529175" calcext:value-type="float">
            <text:p>1592.529175</text:p>
          </table:table-cell>
          <table:table-cell office:value-type="float" office:value="1623.61145" calcext:value-type="float">
            <text:p>1623.61145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77.070312" calcext:value-type="float">
            <text:p>1577.070312</text:p>
          </table:table-cell>
          <table:table-cell office:value-type="float" office:value="1619.166138" calcext:value-type="float">
            <text:p>1619.166138</text:p>
          </table:table-cell>
          <table:table-cell office:value-type="float" office:value="1586.985718" calcext:value-type="float">
            <text:p>1586.985718</text:p>
          </table:table-cell>
          <table:table-cell office:value-type="float" office:value="1622.912964" calcext:value-type="float">
            <text:p>1622.912964</text:p>
          </table:table-cell>
          <table:table-cell table:number-columns-repeated="13"/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1576.377197" calcext:value-type="float">
            <text:p>1576.377197</text:p>
          </table:table-cell>
          <table:table-cell office:value-type="float" office:value="1613.088135" calcext:value-type="float">
            <text:p>1613.088135</text:p>
          </table:table-cell>
          <table:table-cell office:value-type="float" office:value="1586.988403" calcext:value-type="float">
            <text:p>1586.988403</text:p>
          </table:table-cell>
          <table:table-cell office:value-type="float" office:value="1616.21228" calcext:value-type="float">
            <text:p>1616.21228</text:p>
          </table:table-cell>
          <table:table-cell table:number-columns-repeated="13"/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1576.673706" calcext:value-type="float">
            <text:p>1576.673706</text:p>
          </table:table-cell>
          <table:table-cell office:value-type="float" office:value="1611.990479" calcext:value-type="float">
            <text:p>1611.990479</text:p>
          </table:table-cell>
          <table:table-cell office:value-type="float" office:value="1587.794922" calcext:value-type="float">
            <text:p>1587.794922</text:p>
          </table:table-cell>
          <table:table-cell office:value-type="float" office:value="1611.440308" calcext:value-type="float">
            <text:p>1611.440308</text:p>
          </table:table-cell>
          <table:table-cell table:number-columns-repeated="13"/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1576.169189" calcext:value-type="float">
            <text:p>1576.169189</text:p>
          </table:table-cell>
          <table:table-cell office:value-type="float" office:value="1609.958252" calcext:value-type="float">
            <text:p>1609.958252</text:p>
          </table:table-cell>
          <table:table-cell office:value-type="float" office:value="1583.299805" calcext:value-type="float">
            <text:p>1583.299805</text:p>
          </table:table-cell>
          <table:table-cell office:value-type="float" office:value="1610.878906" calcext:value-type="float">
            <text:p>1610.878906</text:p>
          </table:table-cell>
          <table:table-cell table:number-columns-repeated="13"/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1573.203735" calcext:value-type="float">
            <text:p>1573.203735</text:p>
          </table:table-cell>
          <table:table-cell office:value-type="float" office:value="1603.929565" calcext:value-type="float">
            <text:p>1603.929565</text:p>
          </table:table-cell>
          <table:table-cell office:value-type="float" office:value="1587.000488" calcext:value-type="float">
            <text:p>1587.000488</text:p>
          </table:table-cell>
          <table:table-cell office:value-type="float" office:value="1603.162109" calcext:value-type="float">
            <text:p>1603.162109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74.749023" calcext:value-type="float">
            <text:p>1574.749023</text:p>
          </table:table-cell>
          <table:table-cell office:value-type="float" office:value="1599.732666" calcext:value-type="float">
            <text:p>1599.732666</text:p>
          </table:table-cell>
          <table:table-cell office:value-type="float" office:value="1583.193115" calcext:value-type="float">
            <text:p>1583.193115</text:p>
          </table:table-cell>
          <table:table-cell office:value-type="float" office:value="1604.904541" calcext:value-type="float">
            <text:p>1604.904541</text:p>
          </table:table-cell>
          <table:table-cell table:number-columns-repeated="13"/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1569.335815" calcext:value-type="float">
            <text:p>1569.335815</text:p>
          </table:table-cell>
          <table:table-cell office:value-type="float" office:value="1596.63501" calcext:value-type="float">
            <text:p>1596.63501</text:p>
          </table:table-cell>
          <table:table-cell office:value-type="float" office:value="1580.743286" calcext:value-type="float">
            <text:p>1580.743286</text:p>
          </table:table-cell>
          <table:table-cell office:value-type="float" office:value="1600.77124" calcext:value-type="float">
            <text:p>1600.77124</text:p>
          </table:table-cell>
          <table:table-cell table:number-columns-repeated="13"/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572.590332" calcext:value-type="float">
            <text:p>1572.590332</text:p>
          </table:table-cell>
          <table:table-cell office:value-type="float" office:value="1595.80896" calcext:value-type="float">
            <text:p>1595.80896</text:p>
          </table:table-cell>
          <table:table-cell office:value-type="float" office:value="1580.644531" calcext:value-type="float">
            <text:p>1580.644531</text:p>
          </table:table-cell>
          <table:table-cell office:value-type="float" office:value="1598.429443" calcext:value-type="float">
            <text:p>1598.429443</text:p>
          </table:table-cell>
          <table:table-cell table:number-columns-repeated="13"/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1565.154297" calcext:value-type="float">
            <text:p>1565.154297</text:p>
          </table:table-cell>
          <table:table-cell office:value-type="float" office:value="1594.47998" calcext:value-type="float">
            <text:p>1594.47998</text:p>
          </table:table-cell>
          <table:table-cell office:value-type="float" office:value="1577.065918" calcext:value-type="float">
            <text:p>1577.065918</text:p>
          </table:table-cell>
          <table:table-cell office:value-type="float" office:value="1598.203491" calcext:value-type="float">
            <text:p>1598.203491</text:p>
          </table:table-cell>
          <table:table-cell table:number-columns-repeated="13"/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1566.192383" calcext:value-type="float">
            <text:p>1566.192383</text:p>
          </table:table-cell>
          <table:table-cell office:value-type="float" office:value="1590.060181" calcext:value-type="float">
            <text:p>1590.060181</text:p>
          </table:table-cell>
          <table:table-cell office:value-type="float" office:value="1577.161133" calcext:value-type="float">
            <text:p>1577.161133</text:p>
          </table:table-cell>
          <table:table-cell office:value-type="float" office:value="1595.865967" calcext:value-type="float">
            <text:p>1595.865967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70.962769" calcext:value-type="float">
            <text:p>1570.962769</text:p>
          </table:table-cell>
          <table:table-cell office:value-type="float" office:value="1585.406616" calcext:value-type="float">
            <text:p>1585.406616</text:p>
          </table:table-cell>
          <table:table-cell office:value-type="float" office:value="1577.276855" calcext:value-type="float">
            <text:p>1577.276855</text:p>
          </table:table-cell>
          <table:table-cell office:value-type="float" office:value="1593.097168" calcext:value-type="float">
            <text:p>1593.097168</text:p>
          </table:table-cell>
          <table:table-cell table:number-columns-repeated="13"/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1561.624146" calcext:value-type="float">
            <text:p>1561.624146</text:p>
          </table:table-cell>
          <table:table-cell office:value-type="float" office:value="1587.54895" calcext:value-type="float">
            <text:p>1587.54895</text:p>
          </table:table-cell>
          <table:table-cell office:value-type="float" office:value="1578.078491" calcext:value-type="float">
            <text:p>1578.078491</text:p>
          </table:table-cell>
          <table:table-cell office:value-type="float" office:value="1592.949951" calcext:value-type="float">
            <text:p>1592.949951</text:p>
          </table:table-cell>
          <table:table-cell table:number-columns-repeated="13"/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1565.607422" calcext:value-type="float">
            <text:p>1565.607422</text:p>
          </table:table-cell>
          <table:table-cell office:value-type="float" office:value="1579.814453" calcext:value-type="float">
            <text:p>1579.814453</text:p>
          </table:table-cell>
          <table:table-cell office:value-type="float" office:value="1578.025513" calcext:value-type="float">
            <text:p>1578.025513</text:p>
          </table:table-cell>
          <table:table-cell office:value-type="float" office:value="1588.369385" calcext:value-type="float">
            <text:p>1588.369385</text:p>
          </table:table-cell>
          <table:table-cell table:number-columns-repeated="13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564.58313" calcext:value-type="float">
            <text:p>1564.58313</text:p>
          </table:table-cell>
          <table:table-cell office:value-type="float" office:value="1580.324097" calcext:value-type="float">
            <text:p>1580.324097</text:p>
          </table:table-cell>
          <table:table-cell office:value-type="float" office:value="1576.555664" calcext:value-type="float">
            <text:p>1576.555664</text:p>
          </table:table-cell>
          <table:table-cell office:value-type="float" office:value="1587.615601" calcext:value-type="float">
            <text:p>1587.615601</text:p>
          </table:table-cell>
          <table:table-cell table:number-columns-repeated="13"/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1565.579346" calcext:value-type="float">
            <text:p>1565.579346</text:p>
          </table:table-cell>
          <table:table-cell office:value-type="float" office:value="1577.401611" calcext:value-type="float">
            <text:p>1577.401611</text:p>
          </table:table-cell>
          <table:table-cell office:value-type="float" office:value="1573.463379" calcext:value-type="float">
            <text:p>1573.463379</text:p>
          </table:table-cell>
          <table:table-cell office:value-type="float" office:value="1588.784424" calcext:value-type="float">
            <text:p>1588.784424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61.708374" calcext:value-type="float">
            <text:p>1561.708374</text:p>
          </table:table-cell>
          <table:table-cell office:value-type="float" office:value="1577.623535" calcext:value-type="float">
            <text:p>1577.623535</text:p>
          </table:table-cell>
          <table:table-cell office:value-type="float" office:value="1577.524536" calcext:value-type="float">
            <text:p>1577.524536</text:p>
          </table:table-cell>
          <table:table-cell office:value-type="float" office:value="1584.622437" calcext:value-type="float">
            <text:p>1584.622437</text:p>
          </table:table-cell>
          <table:table-cell table:number-columns-repeated="13"/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1561.000366" calcext:value-type="float">
            <text:p>1561.000366</text:p>
          </table:table-cell>
          <table:table-cell office:value-type="float" office:value="1579.27356" calcext:value-type="float">
            <text:p>1579.27356</text:p>
          </table:table-cell>
          <table:table-cell office:value-type="float" office:value="1578.309082" calcext:value-type="float">
            <text:p>1578.309082</text:p>
          </table:table-cell>
          <table:table-cell office:value-type="float" office:value="1585.352173" calcext:value-type="float">
            <text:p>1585.352173</text:p>
          </table:table-cell>
          <table:table-cell table:number-columns-repeated="13"/>
        </table:table-row>
        <table:table-row table:style-name="ro1">
          <table:table-cell office:value-type="float" office:value="191.4" calcext:value-type="float">
            <text:p>191.4</text:p>
          </table:table-cell>
          <table:table-cell office:value-type="float" office:value="1566.755127" calcext:value-type="float">
            <text:p>1566.755127</text:p>
          </table:table-cell>
          <table:table-cell office:value-type="float" office:value="1583.803223" calcext:value-type="float">
            <text:p>1583.803223</text:p>
          </table:table-cell>
          <table:table-cell office:value-type="float" office:value="1569.215942" calcext:value-type="float">
            <text:p>1569.215942</text:p>
          </table:table-cell>
          <table:table-cell office:value-type="float" office:value="1576.418823" calcext:value-type="float">
            <text:p>1576.418823</text:p>
          </table:table-cell>
          <table:table-cell table:number-columns-repeated="13"/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1568.475342" calcext:value-type="float">
            <text:p>1568.475342</text:p>
          </table:table-cell>
          <table:table-cell office:value-type="float" office:value="1575.839233" calcext:value-type="float">
            <text:p>1575.839233</text:p>
          </table:table-cell>
          <table:table-cell office:value-type="float" office:value="1566.865234" calcext:value-type="float">
            <text:p>1566.865234</text:p>
          </table:table-cell>
          <table:table-cell office:value-type="float" office:value="1577.769653" calcext:value-type="float">
            <text:p>1577.769653</text:p>
          </table:table-cell>
          <table:table-cell table:number-columns-repeated="13"/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1568.097046" calcext:value-type="float">
            <text:p>1568.097046</text:p>
          </table:table-cell>
          <table:table-cell office:value-type="float" office:value="1579.030518" calcext:value-type="float">
            <text:p>1579.030518</text:p>
          </table:table-cell>
          <table:table-cell office:value-type="float" office:value="1570.199219" calcext:value-type="float">
            <text:p>1570.199219</text:p>
          </table:table-cell>
          <table:table-cell office:value-type="float" office:value="1574.374268" calcext:value-type="float">
            <text:p>1574.374268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64.639282" calcext:value-type="float">
            <text:p>1564.639282</text:p>
          </table:table-cell>
          <table:table-cell office:value-type="float" office:value="1575.496094" calcext:value-type="float">
            <text:p>1575.496094</text:p>
          </table:table-cell>
          <table:table-cell office:value-type="float" office:value="1568.55188" calcext:value-type="float">
            <text:p>1568.55188</text:p>
          </table:table-cell>
          <table:table-cell office:value-type="float" office:value="1572.839722" calcext:value-type="float">
            <text:p>1572.839722</text:p>
          </table:table-cell>
          <table:table-cell table:number-columns-repeated="13"/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1567.366577" calcext:value-type="float">
            <text:p>1567.366577</text:p>
          </table:table-cell>
          <table:table-cell office:value-type="float" office:value="1578.740479" calcext:value-type="float">
            <text:p>1578.740479</text:p>
          </table:table-cell>
          <table:table-cell office:value-type="float" office:value="1567.876465" calcext:value-type="float">
            <text:p>1567.876465</text:p>
          </table:table-cell>
          <table:table-cell office:value-type="float" office:value="1573.445312" calcext:value-type="float">
            <text:p>1573.445312</text:p>
          </table:table-cell>
          <table:table-cell table:number-columns-repeated="13"/>
        </table:table-row>
        <table:table-row table:style-name="ro1">
          <table:table-cell office:value-type="float" office:value="192.4" calcext:value-type="float">
            <text:p>192.4</text:p>
          </table:table-cell>
          <table:table-cell office:value-type="float" office:value="1566.058228" calcext:value-type="float">
            <text:p>1566.058228</text:p>
          </table:table-cell>
          <table:table-cell office:value-type="float" office:value="1573.818115" calcext:value-type="float">
            <text:p>1573.818115</text:p>
          </table:table-cell>
          <table:table-cell office:value-type="float" office:value="1567.586426" calcext:value-type="float">
            <text:p>1567.586426</text:p>
          </table:table-cell>
          <table:table-cell office:value-type="float" office:value="1571.686035" calcext:value-type="float">
            <text:p>1571.686035</text:p>
          </table:table-cell>
          <table:table-cell table:number-columns-repeated="13"/>
        </table:table-row>
        <table:table-row table:style-name="ro1">
          <table:table-cell office:value-type="float" office:value="192.6" calcext:value-type="float">
            <text:p>192.6</text:p>
          </table:table-cell>
          <table:table-cell office:value-type="float" office:value="1567.874023" calcext:value-type="float">
            <text:p>1567.874023</text:p>
          </table:table-cell>
          <table:table-cell office:value-type="float" office:value="1572.772095" calcext:value-type="float">
            <text:p>1572.772095</text:p>
          </table:table-cell>
          <table:table-cell office:value-type="float" office:value="1569.106079" calcext:value-type="float">
            <text:p>1569.106079</text:p>
          </table:table-cell>
          <table:table-cell office:value-type="float" office:value="1571.279053" calcext:value-type="float">
            <text:p>1571.279053</text:p>
          </table:table-cell>
          <table:table-cell table:number-columns-repeated="13"/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1568.228149" calcext:value-type="float">
            <text:p>1568.228149</text:p>
          </table:table-cell>
          <table:table-cell office:value-type="float" office:value="1574.362183" calcext:value-type="float">
            <text:p>1574.362183</text:p>
          </table:table-cell>
          <table:table-cell office:value-type="float" office:value="1568.444824" calcext:value-type="float">
            <text:p>1568.444824</text:p>
          </table:table-cell>
          <table:table-cell office:value-type="float" office:value="1572.529907" calcext:value-type="float">
            <text:p>1572.529907</text:p>
          </table:table-cell>
          <table:table-cell table:number-columns-repeated="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65.020264" calcext:value-type="float">
            <text:p>1565.020264</text:p>
          </table:table-cell>
          <table:table-cell office:value-type="float" office:value="1576.022461" calcext:value-type="float">
            <text:p>1576.022461</text:p>
          </table:table-cell>
          <table:table-cell office:value-type="float" office:value="1570.299927" calcext:value-type="float">
            <text:p>1570.299927</text:p>
          </table:table-cell>
          <table:table-cell office:value-type="float" office:value="1571.136353" calcext:value-type="float">
            <text:p>1571.136353</text:p>
          </table:table-cell>
          <table:table-cell table:number-columns-repeated="13"/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1564.959229" calcext:value-type="float">
            <text:p>1564.959229</text:p>
          </table:table-cell>
          <table:table-cell office:value-type="float" office:value="1571.429321" calcext:value-type="float">
            <text:p>1571.429321</text:p>
          </table:table-cell>
          <table:table-cell office:value-type="float" office:value="1564.596436" calcext:value-type="float">
            <text:p>1564.596436</text:p>
          </table:table-cell>
          <table:table-cell office:value-type="float" office:value="1572.769653" calcext:value-type="float">
            <text:p>1572.769653</text:p>
          </table:table-cell>
          <table:table-cell table:number-columns-repeated="13"/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1565.312744" calcext:value-type="float">
            <text:p>1565.312744</text:p>
          </table:table-cell>
          <table:table-cell office:value-type="float" office:value="1569.324829" calcext:value-type="float">
            <text:p>1569.324829</text:p>
          </table:table-cell>
          <table:table-cell office:value-type="float" office:value="1565.836426" calcext:value-type="float">
            <text:p>1565.836426</text:p>
          </table:table-cell>
          <table:table-cell office:value-type="float" office:value="1569.964233" calcext:value-type="float">
            <text:p>1569.964233</text:p>
          </table:table-cell>
          <table:table-cell table:number-columns-repeated="13"/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1566.083496" calcext:value-type="float">
            <text:p>1566.083496</text:p>
          </table:table-cell>
          <table:table-cell office:value-type="float" office:value="1570.370117" calcext:value-type="float">
            <text:p>1570.370117</text:p>
          </table:table-cell>
          <table:table-cell office:value-type="float" office:value="1565.807007" calcext:value-type="float">
            <text:p>1565.807007</text:p>
          </table:table-cell>
          <table:table-cell office:value-type="float" office:value="1571.220459" calcext:value-type="float">
            <text:p>1571.220459</text:p>
          </table:table-cell>
          <table:table-cell table:number-columns-repeated="13"/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1566.038208" calcext:value-type="float">
            <text:p>1566.038208</text:p>
          </table:table-cell>
          <table:table-cell office:value-type="float" office:value="1573.116333" calcext:value-type="float">
            <text:p>1573.116333</text:p>
          </table:table-cell>
          <table:table-cell office:value-type="float" office:value="1566.417603" calcext:value-type="float">
            <text:p>1566.417603</text:p>
          </table:table-cell>
          <table:table-cell office:value-type="float" office:value="1574.968506" calcext:value-type="float">
            <text:p>1574.968506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65.608276" calcext:value-type="float">
            <text:p>1565.608276</text:p>
          </table:table-cell>
          <table:table-cell office:value-type="float" office:value="1569.471191" calcext:value-type="float">
            <text:p>1569.471191</text:p>
          </table:table-cell>
          <table:table-cell office:value-type="float" office:value="1567.324951" calcext:value-type="float">
            <text:p>1567.324951</text:p>
          </table:table-cell>
          <table:table-cell office:value-type="float" office:value="1567.104248" calcext:value-type="float">
            <text:p>1567.104248</text:p>
          </table:table-cell>
          <table:table-cell table:number-columns-repeated="13"/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1565.187622" calcext:value-type="float">
            <text:p>1565.187622</text:p>
          </table:table-cell>
          <table:table-cell office:value-type="float" office:value="1572.230225" calcext:value-type="float">
            <text:p>1572.230225</text:p>
          </table:table-cell>
          <table:table-cell office:value-type="float" office:value="1569.065308" calcext:value-type="float">
            <text:p>1569.065308</text:p>
          </table:table-cell>
          <table:table-cell office:value-type="float" office:value="1569.555542" calcext:value-type="float">
            <text:p>1569.555542</text:p>
          </table:table-cell>
          <table:table-cell table:number-columns-repeated="13"/>
        </table:table-row>
        <table:table-row table:style-name="ro1">
          <table:table-cell office:value-type="float" office:value="194.4" calcext:value-type="float">
            <text:p>194.4</text:p>
          </table:table-cell>
          <table:table-cell office:value-type="float" office:value="1566.112671" calcext:value-type="float">
            <text:p>1566.112671</text:p>
          </table:table-cell>
          <table:table-cell office:value-type="float" office:value="1580.650146" calcext:value-type="float">
            <text:p>1580.650146</text:p>
          </table:table-cell>
          <table:table-cell office:value-type="float" office:value="1557.09021" calcext:value-type="float">
            <text:p>1557.09021</text:p>
          </table:table-cell>
          <table:table-cell office:value-type="float" office:value="1563.152588" calcext:value-type="float">
            <text:p>1563.152588</text:p>
          </table:table-cell>
          <table:table-cell table:number-columns-repeated="13"/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1591.092041" calcext:value-type="float">
            <text:p>1591.092041</text:p>
          </table:table-cell>
          <table:table-cell office:value-type="float" office:value="1634.020508" calcext:value-type="float">
            <text:p>1634.020508</text:p>
          </table:table-cell>
          <table:table-cell office:value-type="float" office:value="1516.636719" calcext:value-type="float">
            <text:p>1516.636719</text:p>
          </table:table-cell>
          <table:table-cell office:value-type="float" office:value="1530.016968" calcext:value-type="float">
            <text:p>1530.016968</text:p>
          </table:table-cell>
          <table:table-cell table:number-columns-repeated="13"/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1617.753784" calcext:value-type="float">
            <text:p>1617.753784</text:p>
          </table:table-cell>
          <table:table-cell office:value-type="float" office:value="1630.809204" calcext:value-type="float">
            <text:p>1630.809204</text:p>
          </table:table-cell>
          <table:table-cell office:value-type="float" office:value="1535.261353" calcext:value-type="float">
            <text:p>1535.261353</text:p>
          </table:table-cell>
          <table:table-cell office:value-type="float" office:value="1529.64917" calcext:value-type="float">
            <text:p>1529.64917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23.883789" calcext:value-type="float">
            <text:p>1623.883789</text:p>
          </table:table-cell>
          <table:table-cell office:value-type="float" office:value="1697.062012" calcext:value-type="float">
            <text:p>1697.062012</text:p>
          </table:table-cell>
          <table:table-cell office:value-type="float" office:value="1553.577759" calcext:value-type="float">
            <text:p>1553.577759</text:p>
          </table:table-cell>
          <table:table-cell office:value-type="float" office:value="1558.779663" calcext:value-type="float">
            <text:p>1558.779663</text:p>
          </table:table-cell>
          <table:table-cell table:number-columns-repeated="13"/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1668.936646" calcext:value-type="float">
            <text:p>1668.936646</text:p>
          </table:table-cell>
          <table:table-cell office:value-type="float" office:value="1716.770874" calcext:value-type="float">
            <text:p>1716.770874</text:p>
          </table:table-cell>
          <table:table-cell office:value-type="float" office:value="1594.392212" calcext:value-type="float">
            <text:p>1594.392212</text:p>
          </table:table-cell>
          <table:table-cell office:value-type="float" office:value="1606.605835" calcext:value-type="float">
            <text:p>1606.605835</text:p>
          </table:table-cell>
          <table:table-cell table:number-columns-repeated="13"/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1688.021484" calcext:value-type="float">
            <text:p>1688.021484</text:p>
          </table:table-cell>
          <table:table-cell office:value-type="float" office:value="1731.9646" calcext:value-type="float">
            <text:p>1731.9646</text:p>
          </table:table-cell>
          <table:table-cell office:value-type="float" office:value="1650.678711" calcext:value-type="float">
            <text:p>1650.678711</text:p>
          </table:table-cell>
          <table:table-cell office:value-type="float" office:value="1670.567871" calcext:value-type="float">
            <text:p>1670.567871</text:p>
          </table:table-cell>
          <table:table-cell table:number-columns-repeated="13"/>
        </table:table-row>
        <table:table-row table:style-name="ro1">
          <table:table-cell office:value-type="float" office:value="195.6" calcext:value-type="float">
            <text:p>195.6</text:p>
          </table:table-cell>
          <table:table-cell office:value-type="float" office:value="1701.877808" calcext:value-type="float">
            <text:p>1701.877808</text:p>
          </table:table-cell>
          <table:table-cell office:value-type="float" office:value="1724.411377" calcext:value-type="float">
            <text:p>1724.411377</text:p>
          </table:table-cell>
          <table:table-cell office:value-type="float" office:value="1683.064453" calcext:value-type="float">
            <text:p>1683.064453</text:p>
          </table:table-cell>
          <table:table-cell office:value-type="float" office:value="1692.283447" calcext:value-type="float">
            <text:p>1692.283447</text:p>
          </table:table-cell>
          <table:table-cell table:number-columns-repeated="13"/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1684.14209" calcext:value-type="float">
            <text:p>1684.14209</text:p>
          </table:table-cell>
          <table:table-cell office:value-type="float" office:value="1747.780884" calcext:value-type="float">
            <text:p>1747.780884</text:p>
          </table:table-cell>
          <table:table-cell office:value-type="float" office:value="1672.230713" calcext:value-type="float">
            <text:p>1672.230713</text:p>
          </table:table-cell>
          <table:table-cell office:value-type="float" office:value="1687.039551" calcext:value-type="float">
            <text:p>1687.039551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52.459351" calcext:value-type="float">
            <text:p>1652.459351</text:p>
          </table:table-cell>
          <table:table-cell office:value-type="float" office:value="1725.256104" calcext:value-type="float">
            <text:p>1725.256104</text:p>
          </table:table-cell>
          <table:table-cell office:value-type="float" office:value="1681.472046" calcext:value-type="float">
            <text:p>1681.472046</text:p>
          </table:table-cell>
          <table:table-cell office:value-type="float" office:value="1719.376953" calcext:value-type="float">
            <text:p>1719.376953</text:p>
          </table:table-cell>
          <table:table-cell table:number-columns-repeated="13"/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1647.427979" calcext:value-type="float">
            <text:p>1647.427979</text:p>
          </table:table-cell>
          <table:table-cell office:value-type="float" office:value="1713.711304" calcext:value-type="float">
            <text:p>1713.711304</text:p>
          </table:table-cell>
          <table:table-cell office:value-type="float" office:value="1656.115845" calcext:value-type="float">
            <text:p>1656.115845</text:p>
          </table:table-cell>
          <table:table-cell office:value-type="float" office:value="1716.042725" calcext:value-type="float">
            <text:p>1716.042725</text:p>
          </table:table-cell>
          <table:table-cell table:number-columns-repeated="13"/>
        </table:table-row>
        <table:table-row table:style-name="ro1">
          <table:table-cell office:value-type="float" office:value="196.4" calcext:value-type="float">
            <text:p>196.4</text:p>
          </table:table-cell>
          <table:table-cell office:value-type="float" office:value="1628.473633" calcext:value-type="float">
            <text:p>1628.473633</text:p>
          </table:table-cell>
          <table:table-cell office:value-type="float" office:value="1696.803101" calcext:value-type="float">
            <text:p>1696.803101</text:p>
          </table:table-cell>
          <table:table-cell office:value-type="float" office:value="1636.648682" calcext:value-type="float">
            <text:p>1636.648682</text:p>
          </table:table-cell>
          <table:table-cell office:value-type="float" office:value="1702.659058" calcext:value-type="float">
            <text:p>1702.659058</text:p>
          </table:table-cell>
          <table:table-cell table:number-columns-repeated="13"/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1603.971802" calcext:value-type="float">
            <text:p>1603.971802</text:p>
          </table:table-cell>
          <table:table-cell office:value-type="float" office:value="1697.802856" calcext:value-type="float">
            <text:p>1697.802856</text:p>
          </table:table-cell>
          <table:table-cell office:value-type="float" office:value="1614.407471" calcext:value-type="float">
            <text:p>1614.407471</text:p>
          </table:table-cell>
          <table:table-cell office:value-type="float" office:value="1688.248901" calcext:value-type="float">
            <text:p>1688.248901</text:p>
          </table:table-cell>
          <table:table-cell table:number-columns-repeated="13"/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1604.708618" calcext:value-type="float">
            <text:p>1604.708618</text:p>
          </table:table-cell>
          <table:table-cell office:value-type="float" office:value="1674.908203" calcext:value-type="float">
            <text:p>1674.908203</text:p>
          </table:table-cell>
          <table:table-cell office:value-type="float" office:value="1603.150391" calcext:value-type="float">
            <text:p>1603.150391</text:p>
          </table:table-cell>
          <table:table-cell office:value-type="float" office:value="1667.981567" calcext:value-type="float">
            <text:p>1667.981567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1.131714" calcext:value-type="float">
            <text:p>1601.131714</text:p>
          </table:table-cell>
          <table:table-cell office:value-type="float" office:value="1661.346191" calcext:value-type="float">
            <text:p>1661.346191</text:p>
          </table:table-cell>
          <table:table-cell office:value-type="float" office:value="1594.942871" calcext:value-type="float">
            <text:p>1594.942871</text:p>
          </table:table-cell>
          <table:table-cell office:value-type="float" office:value="1655.332275" calcext:value-type="float">
            <text:p>1655.332275</text:p>
          </table:table-cell>
          <table:table-cell table:number-columns-repeated="13"/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1599.011353" calcext:value-type="float">
            <text:p>1599.011353</text:p>
          </table:table-cell>
          <table:table-cell office:value-type="float" office:value="1644.352051" calcext:value-type="float">
            <text:p>1644.352051</text:p>
          </table:table-cell>
          <table:table-cell office:value-type="float" office:value="1585.845337" calcext:value-type="float">
            <text:p>1585.845337</text:p>
          </table:table-cell>
          <table:table-cell office:value-type="float" office:value="1668.675049" calcext:value-type="float">
            <text:p>1668.675049</text:p>
          </table:table-cell>
          <table:table-cell table:number-columns-repeated="13"/>
        </table:table-row>
        <table:table-row table:style-name="ro1">
          <table:table-cell office:value-type="float" office:value="197.4" calcext:value-type="float">
            <text:p>197.4</text:p>
          </table:table-cell>
          <table:table-cell office:value-type="float" office:value="1597.625977" calcext:value-type="float">
            <text:p>1597.625977</text:p>
          </table:table-cell>
          <table:table-cell office:value-type="float" office:value="1640.672485" calcext:value-type="float">
            <text:p>1640.672485</text:p>
          </table:table-cell>
          <table:table-cell office:value-type="float" office:value="1606.436646" calcext:value-type="float">
            <text:p>1606.436646</text:p>
          </table:table-cell>
          <table:table-cell office:value-type="float" office:value="1634.687134" calcext:value-type="float">
            <text:p>1634.687134</text:p>
          </table:table-cell>
          <table:table-cell table:number-columns-repeated="13"/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1595.521362" calcext:value-type="float">
            <text:p>1595.521362</text:p>
          </table:table-cell>
          <table:table-cell office:value-type="float" office:value="1640.711914" calcext:value-type="float">
            <text:p>1640.711914</text:p>
          </table:table-cell>
          <table:table-cell office:value-type="float" office:value="1591.708496" calcext:value-type="float">
            <text:p>1591.708496</text:p>
          </table:table-cell>
          <table:table-cell office:value-type="float" office:value="1639.301392" calcext:value-type="float">
            <text:p>1639.301392</text:p>
          </table:table-cell>
          <table:table-cell table:number-columns-repeated="13"/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1593.821289" calcext:value-type="float">
            <text:p>1593.821289</text:p>
          </table:table-cell>
          <table:table-cell office:value-type="float" office:value="1633.91394" calcext:value-type="float">
            <text:p>1633.91394</text:p>
          </table:table-cell>
          <table:table-cell office:value-type="float" office:value="1585.218872" calcext:value-type="float">
            <text:p>1585.218872</text:p>
          </table:table-cell>
          <table:table-cell office:value-type="float" office:value="1642.744629" calcext:value-type="float">
            <text:p>1642.744629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86.453125" calcext:value-type="float">
            <text:p>1586.453125</text:p>
          </table:table-cell>
          <table:table-cell office:value-type="float" office:value="1632.789917" calcext:value-type="float">
            <text:p>1632.789917</text:p>
          </table:table-cell>
          <table:table-cell office:value-type="float" office:value="1591.995728" calcext:value-type="float">
            <text:p>1591.995728</text:p>
          </table:table-cell>
          <table:table-cell office:value-type="float" office:value="1628.427002" calcext:value-type="float">
            <text:p>1628.427002</text:p>
          </table:table-cell>
          <table:table-cell table:number-columns-repeated="13"/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1589.553101" calcext:value-type="float">
            <text:p>1589.553101</text:p>
          </table:table-cell>
          <table:table-cell office:value-type="float" office:value="1630.616943" calcext:value-type="float">
            <text:p>1630.616943</text:p>
          </table:table-cell>
          <table:table-cell office:value-type="float" office:value="1583.058838" calcext:value-type="float">
            <text:p>1583.058838</text:p>
          </table:table-cell>
          <table:table-cell office:value-type="float" office:value="1633.130859" calcext:value-type="float">
            <text:p>1633.130859</text:p>
          </table:table-cell>
          <table:table-cell table:number-columns-repeated="13"/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1585.557861" calcext:value-type="float">
            <text:p>1585.557861</text:p>
          </table:table-cell>
          <table:table-cell office:value-type="float" office:value="1621.513428" calcext:value-type="float">
            <text:p>1621.513428</text:p>
          </table:table-cell>
          <table:table-cell office:value-type="float" office:value="1588.464478" calcext:value-type="float">
            <text:p>1588.464478</text:p>
          </table:table-cell>
          <table:table-cell office:value-type="float" office:value="1619.498535" calcext:value-type="float">
            <text:p>1619.498535</text:p>
          </table:table-cell>
          <table:table-cell table:number-columns-repeated="13"/>
        </table:table-row>
        <table:table-row table:style-name="ro1">
          <table:table-cell office:value-type="float" office:value="198.6" calcext:value-type="float">
            <text:p>198.6</text:p>
          </table:table-cell>
          <table:table-cell office:value-type="float" office:value="1585.712891" calcext:value-type="float">
            <text:p>1585.712891</text:p>
          </table:table-cell>
          <table:table-cell office:value-type="float" office:value="1621.742188" calcext:value-type="float">
            <text:p>1621.742188</text:p>
          </table:table-cell>
          <table:table-cell office:value-type="float" office:value="1584.396606" calcext:value-type="float">
            <text:p>1584.396606</text:p>
          </table:table-cell>
          <table:table-cell office:value-type="float" office:value="1618.232178" calcext:value-type="float">
            <text:p>1618.232178</text:p>
          </table:table-cell>
          <table:table-cell table:number-columns-repeated="13"/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1582.741455" calcext:value-type="float">
            <text:p>1582.741455</text:p>
          </table:table-cell>
          <table:table-cell office:value-type="float" office:value="1614.289307" calcext:value-type="float">
            <text:p>1614.289307</text:p>
          </table:table-cell>
          <table:table-cell office:value-type="float" office:value="1584.827026" calcext:value-type="float">
            <text:p>1584.827026</text:p>
          </table:table-cell>
          <table:table-cell office:value-type="float" office:value="1615.281738" calcext:value-type="float">
            <text:p>1615.281738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81.462402" calcext:value-type="float">
            <text:p>1581.462402</text:p>
          </table:table-cell>
          <table:table-cell office:value-type="float" office:value="1611.200684" calcext:value-type="float">
            <text:p>1611.200684</text:p>
          </table:table-cell>
          <table:table-cell office:value-type="float" office:value="1579.439697" calcext:value-type="float">
            <text:p>1579.439697</text:p>
          </table:table-cell>
          <table:table-cell office:value-type="float" office:value="1610.795288" calcext:value-type="float">
            <text:p>1610.795288</text:p>
          </table:table-cell>
          <table:table-cell table:number-columns-repeated="13"/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1583.868286" calcext:value-type="float">
            <text:p>1583.868286</text:p>
          </table:table-cell>
          <table:table-cell office:value-type="float" office:value="1604.969482" calcext:value-type="float">
            <text:p>1604.969482</text:p>
          </table:table-cell>
          <table:table-cell office:value-type="float" office:value="1580.560791" calcext:value-type="float">
            <text:p>1580.560791</text:p>
          </table:table-cell>
          <table:table-cell office:value-type="float" office:value="1606.789062" calcext:value-type="float">
            <text:p>1606.789062</text:p>
          </table:table-cell>
          <table:table-cell table:number-columns-repeated="13"/>
        </table:table-row>
        <table:table-row table:style-name="ro1">
          <table:table-cell office:value-type="float" office:value="199.4" calcext:value-type="float">
            <text:p>199.4</text:p>
          </table:table-cell>
          <table:table-cell office:value-type="float" office:value="1575.804688" calcext:value-type="float">
            <text:p>1575.804688</text:p>
          </table:table-cell>
          <table:table-cell office:value-type="float" office:value="1608.563232" calcext:value-type="float">
            <text:p>1608.563232</text:p>
          </table:table-cell>
          <table:table-cell office:value-type="float" office:value="1576.998779" calcext:value-type="float">
            <text:p>1576.998779</text:p>
          </table:table-cell>
          <table:table-cell office:value-type="float" office:value="1608.822876" calcext:value-type="float">
            <text:p>1608.822876</text:p>
          </table:table-cell>
          <table:table-cell table:number-columns-repeated="13"/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1576.238647" calcext:value-type="float">
            <text:p>1576.238647</text:p>
          </table:table-cell>
          <table:table-cell office:value-type="float" office:value="1603.176392" calcext:value-type="float">
            <text:p>1603.176392</text:p>
          </table:table-cell>
          <table:table-cell office:value-type="float" office:value="1573.477783" calcext:value-type="float">
            <text:p>1573.477783</text:p>
          </table:table-cell>
          <table:table-cell office:value-type="float" office:value="1598.727783" calcext:value-type="float">
            <text:p>1598.727783</text:p>
          </table:table-cell>
          <table:table-cell table:number-columns-repeated="13"/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1576.161987" calcext:value-type="float">
            <text:p>1576.161987</text:p>
          </table:table-cell>
          <table:table-cell office:value-type="float" office:value="1601.164062" calcext:value-type="float">
            <text:p>1601.164062</text:p>
          </table:table-cell>
          <table:table-cell office:value-type="float" office:value="1574.759766" calcext:value-type="float">
            <text:p>1574.759766</text:p>
          </table:table-cell>
          <table:table-cell office:value-type="float" office:value="1599.932739" calcext:value-type="float">
            <text:p>1599.932739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75.050049" calcext:value-type="float">
            <text:p>1575.050049</text:p>
          </table:table-cell>
          <table:table-cell office:value-type="float" office:value="1598.441772" calcext:value-type="float">
            <text:p>1598.441772</text:p>
          </table:table-cell>
          <table:table-cell office:value-type="float" office:value="1568.330322" calcext:value-type="float">
            <text:p>1568.330322</text:p>
          </table:table-cell>
          <table:table-cell office:value-type="float" office:value="1599.223511" calcext:value-type="float">
            <text:p>1599.223511</text:p>
          </table:table-cell>
          <table:table-cell table:number-columns-repeated="13"/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1572.951782" calcext:value-type="float">
            <text:p>1572.951782</text:p>
          </table:table-cell>
          <table:table-cell office:value-type="float" office:value="1597.778931" calcext:value-type="float">
            <text:p>1597.778931</text:p>
          </table:table-cell>
          <table:table-cell office:value-type="float" office:value="1572.492798" calcext:value-type="float">
            <text:p>1572.492798</text:p>
          </table:table-cell>
          <table:table-cell office:value-type="float" office:value="1595.635864" calcext:value-type="float">
            <text:p>1595.635864</text:p>
          </table:table-cell>
          <table:table-cell table:number-columns-repeated="13"/>
        </table:table-row>
        <table:table-row table:style-name="ro1">
          <table:table-cell office:value-type="float" office:value="200.4" calcext:value-type="float">
            <text:p>200.4</text:p>
          </table:table-cell>
          <table:table-cell office:value-type="float" office:value="1574.427124" calcext:value-type="float">
            <text:p>1574.427124</text:p>
          </table:table-cell>
          <table:table-cell office:value-type="float" office:value="1592.724121" calcext:value-type="float">
            <text:p>1592.724121</text:p>
          </table:table-cell>
          <table:table-cell office:value-type="float" office:value="1569.697876" calcext:value-type="float">
            <text:p>1569.697876</text:p>
          </table:table-cell>
          <table:table-cell office:value-type="float" office:value="1591.237305" calcext:value-type="float">
            <text:p>1591.237305</text:p>
          </table:table-cell>
          <table:table-cell table:number-columns-repeated="13"/>
        </table:table-row>
        <table:table-row table:style-name="ro1">
          <table:table-cell office:value-type="float" office:value="200.6" calcext:value-type="float">
            <text:p>200.6</text:p>
          </table:table-cell>
          <table:table-cell office:value-type="float" office:value="1568.432861" calcext:value-type="float">
            <text:p>1568.432861</text:p>
          </table:table-cell>
          <table:table-cell office:value-type="float" office:value="1592.894165" calcext:value-type="float">
            <text:p>1592.894165</text:p>
          </table:table-cell>
          <table:table-cell office:value-type="float" office:value="1568.394409" calcext:value-type="float">
            <text:p>1568.394409</text:p>
          </table:table-cell>
          <table:table-cell office:value-type="float" office:value="1588.337646" calcext:value-type="float">
            <text:p>1588.337646</text:p>
          </table:table-cell>
          <table:table-cell table:number-columns-repeated="13"/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1574.175171" calcext:value-type="float">
            <text:p>1574.175171</text:p>
          </table:table-cell>
          <table:table-cell office:value-type="float" office:value="1587.268311" calcext:value-type="float">
            <text:p>1587.268311</text:p>
          </table:table-cell>
          <table:table-cell office:value-type="float" office:value="1570.402466" calcext:value-type="float">
            <text:p>1570.402466</text:p>
          </table:table-cell>
          <table:table-cell office:value-type="float" office:value="1584.358765" calcext:value-type="float">
            <text:p>1584.358765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71.560059" calcext:value-type="float">
            <text:p>1571.560059</text:p>
          </table:table-cell>
          <table:table-cell office:value-type="float" office:value="1587.198608" calcext:value-type="float">
            <text:p>1587.198608</text:p>
          </table:table-cell>
          <table:table-cell office:value-type="float" office:value="1570.79187" calcext:value-type="float">
            <text:p>1570.79187</text:p>
          </table:table-cell>
          <table:table-cell office:value-type="float" office:value="1584.961548" calcext:value-type="float">
            <text:p>1584.961548</text:p>
          </table:table-cell>
          <table:table-cell table:number-columns-repeated="13"/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1569.732056" calcext:value-type="float">
            <text:p>1569.732056</text:p>
          </table:table-cell>
          <table:table-cell office:value-type="float" office:value="1584.906616" calcext:value-type="float">
            <text:p>1584.906616</text:p>
          </table:table-cell>
          <table:table-cell office:value-type="float" office:value="1568.176758" calcext:value-type="float">
            <text:p>1568.176758</text:p>
          </table:table-cell>
          <table:table-cell office:value-type="float" office:value="1579.569336" calcext:value-type="float">
            <text:p>1579.569336</text:p>
          </table:table-cell>
          <table:table-cell table:number-columns-repeated="13"/>
        </table:table-row>
        <table:table-row table:style-name="ro1">
          <table:table-cell office:value-type="float" office:value="201.4" calcext:value-type="float">
            <text:p>201.4</text:p>
          </table:table-cell>
          <table:table-cell office:value-type="float" office:value="1565.997925" calcext:value-type="float">
            <text:p>1565.997925</text:p>
          </table:table-cell>
          <table:table-cell office:value-type="float" office:value="1587.408691" calcext:value-type="float">
            <text:p>1587.408691</text:p>
          </table:table-cell>
          <table:table-cell office:value-type="float" office:value="1566.088623" calcext:value-type="float">
            <text:p>1566.088623</text:p>
          </table:table-cell>
          <table:table-cell office:value-type="float" office:value="1583.247681" calcext:value-type="float">
            <text:p>1583.247681</text:p>
          </table:table-cell>
          <table:table-cell table:number-columns-repeated="13"/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1566.340088" calcext:value-type="float">
            <text:p>1566.340088</text:p>
          </table:table-cell>
          <table:table-cell office:value-type="float" office:value="1575.723999" calcext:value-type="float">
            <text:p>1575.723999</text:p>
          </table:table-cell>
          <table:table-cell office:value-type="float" office:value="1572.609253" calcext:value-type="float">
            <text:p>1572.609253</text:p>
          </table:table-cell>
          <table:table-cell office:value-type="float" office:value="1579.824829" calcext:value-type="float">
            <text:p>1579.824829</text:p>
          </table:table-cell>
          <table:table-cell table:number-columns-repeated="13"/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1567.093872" calcext:value-type="float">
            <text:p>1567.093872</text:p>
          </table:table-cell>
          <table:table-cell office:value-type="float" office:value="1576.276733" calcext:value-type="float">
            <text:p>1576.276733</text:p>
          </table:table-cell>
          <table:table-cell office:value-type="float" office:value="1566.263062" calcext:value-type="float">
            <text:p>1566.263062</text:p>
          </table:table-cell>
          <table:table-cell office:value-type="float" office:value="1580.319336" calcext:value-type="float">
            <text:p>1580.319336</text:p>
          </table:table-cell>
          <table:table-cell table:number-columns-repeated="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67.073486" calcext:value-type="float">
            <text:p>1567.073486</text:p>
          </table:table-cell>
          <table:table-cell office:value-type="float" office:value="1581.432495" calcext:value-type="float">
            <text:p>1581.432495</text:p>
          </table:table-cell>
          <table:table-cell office:value-type="float" office:value="1568.390625" calcext:value-type="float">
            <text:p>1568.390625</text:p>
          </table:table-cell>
          <table:table-cell office:value-type="float" office:value="1582.163818" calcext:value-type="float">
            <text:p>1582.163818</text:p>
          </table:table-cell>
          <table:table-cell table:number-columns-repeated="13"/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1564.737915" calcext:value-type="float">
            <text:p>1564.737915</text:p>
          </table:table-cell>
          <table:table-cell office:value-type="float" office:value="1577.684692" calcext:value-type="float">
            <text:p>1577.684692</text:p>
          </table:table-cell>
          <table:table-cell office:value-type="float" office:value="1565.561646" calcext:value-type="float">
            <text:p>1565.561646</text:p>
          </table:table-cell>
          <table:table-cell office:value-type="float" office:value="1578.356079" calcext:value-type="float">
            <text:p>1578.356079</text:p>
          </table:table-cell>
          <table:table-cell table:number-columns-repeated="13"/>
        </table:table-row>
        <table:table-row table:style-name="ro1">
          <table:table-cell office:value-type="float" office:value="202.4" calcext:value-type="float">
            <text:p>202.4</text:p>
          </table:table-cell>
          <table:table-cell office:value-type="float" office:value="1566.57959" calcext:value-type="float">
            <text:p>1566.57959</text:p>
          </table:table-cell>
          <table:table-cell office:value-type="float" office:value="1574.855225" calcext:value-type="float">
            <text:p>1574.855225</text:p>
          </table:table-cell>
          <table:table-cell office:value-type="float" office:value="1565.301636" calcext:value-type="float">
            <text:p>1565.301636</text:p>
          </table:table-cell>
          <table:table-cell office:value-type="float" office:value="1575.923462" calcext:value-type="float">
            <text:p>1575.923462</text:p>
          </table:table-cell>
          <table:table-cell table:number-columns-repeated="13"/>
        </table:table-row>
        <table:table-row table:style-name="ro1">
          <table:table-cell office:value-type="float" office:value="202.6" calcext:value-type="float">
            <text:p>202.6</text:p>
          </table:table-cell>
          <table:table-cell office:value-type="float" office:value="1566.328125" calcext:value-type="float">
            <text:p>1566.328125</text:p>
          </table:table-cell>
          <table:table-cell office:value-type="float" office:value="1578.315308" calcext:value-type="float">
            <text:p>1578.315308</text:p>
          </table:table-cell>
          <table:table-cell office:value-type="float" office:value="1567.86084" calcext:value-type="float">
            <text:p>1567.86084</text:p>
          </table:table-cell>
          <table:table-cell office:value-type="float" office:value="1575.626953" calcext:value-type="float">
            <text:p>1575.626953</text:p>
          </table:table-cell>
          <table:table-cell table:number-columns-repeated="13"/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1568.185303" calcext:value-type="float">
            <text:p>1568.185303</text:p>
          </table:table-cell>
          <table:table-cell office:value-type="float" office:value="1573.49939" calcext:value-type="float">
            <text:p>1573.49939</text:p>
          </table:table-cell>
          <table:table-cell office:value-type="float" office:value="1567.952637" calcext:value-type="float">
            <text:p>1567.952637</text:p>
          </table:table-cell>
          <table:table-cell office:value-type="float" office:value="1577.861816" calcext:value-type="float">
            <text:p>1577.861816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2.36084" calcext:value-type="float">
            <text:p>1562.36084</text:p>
          </table:table-cell>
          <table:table-cell office:value-type="float" office:value="1576.978149" calcext:value-type="float">
            <text:p>1576.978149</text:p>
          </table:table-cell>
          <table:table-cell office:value-type="float" office:value="1564.579468" calcext:value-type="float">
            <text:p>1564.579468</text:p>
          </table:table-cell>
          <table:table-cell office:value-type="float" office:value="1576.170898" calcext:value-type="float">
            <text:p>1576.170898</text:p>
          </table:table-cell>
          <table:table-cell table:number-columns-repeated="13"/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1564.949585" calcext:value-type="float">
            <text:p>1564.949585</text:p>
          </table:table-cell>
          <table:table-cell office:value-type="float" office:value="1576.07251" calcext:value-type="float">
            <text:p>1576.07251</text:p>
          </table:table-cell>
          <table:table-cell office:value-type="float" office:value="1564.482544" calcext:value-type="float">
            <text:p>1564.482544</text:p>
          </table:table-cell>
          <table:table-cell office:value-type="float" office:value="1577.808594" calcext:value-type="float">
            <text:p>1577.808594</text:p>
          </table:table-cell>
          <table:table-cell table:number-columns-repeated="13"/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1564.369629" calcext:value-type="float">
            <text:p>1564.369629</text:p>
          </table:table-cell>
          <table:table-cell office:value-type="float" office:value="1573.812012" calcext:value-type="float">
            <text:p>1573.812012</text:p>
          </table:table-cell>
          <table:table-cell office:value-type="float" office:value="1565.696899" calcext:value-type="float">
            <text:p>1565.696899</text:p>
          </table:table-cell>
          <table:table-cell office:value-type="float" office:value="1572.376953" calcext:value-type="float">
            <text:p>1572.376953</text:p>
          </table:table-cell>
          <table:table-cell table:number-columns-repeated="13"/>
        </table:table-row>
        <table:table-row table:style-name="ro1">
          <table:table-cell office:value-type="float" office:value="203.6" calcext:value-type="float">
            <text:p>203.6</text:p>
          </table:table-cell>
          <table:table-cell office:value-type="float" office:value="1567.131348" calcext:value-type="float">
            <text:p>1567.131348</text:p>
          </table:table-cell>
          <table:table-cell office:value-type="float" office:value="1569.124634" calcext:value-type="float">
            <text:p>1569.124634</text:p>
          </table:table-cell>
          <table:table-cell office:value-type="float" office:value="1566.43103" calcext:value-type="float">
            <text:p>1566.43103</text:p>
          </table:table-cell>
          <table:table-cell office:value-type="float" office:value="1569.642822" calcext:value-type="float">
            <text:p>1569.642822</text:p>
          </table:table-cell>
          <table:table-cell table:number-columns-repeated="13"/>
        </table:table-row>
        <table:table-row table:style-name="ro1">
          <table:table-cell office:value-type="float" office:value="203.8" calcext:value-type="float">
            <text:p>203.8</text:p>
          </table:table-cell>
          <table:table-cell office:value-type="float" office:value="1566.795166" calcext:value-type="float">
            <text:p>1566.795166</text:p>
          </table:table-cell>
          <table:table-cell office:value-type="float" office:value="1573.092163" calcext:value-type="float">
            <text:p>1573.092163</text:p>
          </table:table-cell>
          <table:table-cell office:value-type="float" office:value="1566.277588" calcext:value-type="float">
            <text:p>1566.277588</text:p>
          </table:table-cell>
          <table:table-cell office:value-type="float" office:value="1570.503174" calcext:value-type="float">
            <text:p>1570.503174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61.743896" calcext:value-type="float">
            <text:p>1561.743896</text:p>
          </table:table-cell>
          <table:table-cell office:value-type="float" office:value="1573.86499" calcext:value-type="float">
            <text:p>1573.86499</text:p>
          </table:table-cell>
          <table:table-cell office:value-type="float" office:value="1562.615356" calcext:value-type="float">
            <text:p>1562.615356</text:p>
          </table:table-cell>
          <table:table-cell office:value-type="float" office:value="1573.637451" calcext:value-type="float">
            <text:p>1573.637451</text:p>
          </table:table-cell>
          <table:table-cell table:number-columns-repeated="13"/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1563.930908" calcext:value-type="float">
            <text:p>1563.930908</text:p>
          </table:table-cell>
          <table:table-cell office:value-type="float" office:value="1571.358276" calcext:value-type="float">
            <text:p>1571.358276</text:p>
          </table:table-cell>
          <table:table-cell office:value-type="float" office:value="1564.179443" calcext:value-type="float">
            <text:p>1564.179443</text:p>
          </table:table-cell>
          <table:table-cell office:value-type="float" office:value="1574.515381" calcext:value-type="float">
            <text:p>1574.515381</text:p>
          </table:table-cell>
          <table:table-cell table:number-columns-repeated="13"/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1564.077393" calcext:value-type="float">
            <text:p>1564.077393</text:p>
          </table:table-cell>
          <table:table-cell office:value-type="float" office:value="1573.658325" calcext:value-type="float">
            <text:p>1573.658325</text:p>
          </table:table-cell>
          <table:table-cell office:value-type="float" office:value="1565.583984" calcext:value-type="float">
            <text:p>1565.583984</text:p>
          </table:table-cell>
          <table:table-cell office:value-type="float" office:value="1572.167236" calcext:value-type="float">
            <text:p>1572.167236</text:p>
          </table:table-cell>
          <table:table-cell table:number-columns-repeated="13"/>
        </table:table-row>
        <table:table-row table:style-name="ro1">
          <table:table-cell office:value-type="float" office:value="204.6" calcext:value-type="float">
            <text:p>204.6</text:p>
          </table:table-cell>
          <table:table-cell office:value-type="float" office:value="1565.280273" calcext:value-type="float">
            <text:p>1565.280273</text:p>
          </table:table-cell>
          <table:table-cell office:value-type="float" office:value="1571.526123" calcext:value-type="float">
            <text:p>1571.526123</text:p>
          </table:table-cell>
          <table:table-cell office:value-type="float" office:value="1564.096802" calcext:value-type="float">
            <text:p>1564.096802</text:p>
          </table:table-cell>
          <table:table-cell office:value-type="float" office:value="1572.606323" calcext:value-type="float">
            <text:p>1572.606323</text:p>
          </table:table-cell>
          <table:table-cell table:number-columns-repeated="13"/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1589.862915" calcext:value-type="float">
            <text:p>1589.862915</text:p>
          </table:table-cell>
          <table:table-cell office:value-type="float" office:value="1640.871704" calcext:value-type="float">
            <text:p>1640.871704</text:p>
          </table:table-cell>
          <table:table-cell office:value-type="float" office:value="1522.154053" calcext:value-type="float">
            <text:p>1522.154053</text:p>
          </table:table-cell>
          <table:table-cell office:value-type="float" office:value="1514.527466" calcext:value-type="float">
            <text:p>1514.527466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13.47937" calcext:value-type="float">
            <text:p>1613.47937</text:p>
          </table:table-cell>
          <table:table-cell office:value-type="float" office:value="1622.693481" calcext:value-type="float">
            <text:p>1622.693481</text:p>
          </table:table-cell>
          <table:table-cell office:value-type="float" office:value="1535.518188" calcext:value-type="float">
            <text:p>1535.518188</text:p>
          </table:table-cell>
          <table:table-cell office:value-type="float" office:value="1519.796265" calcext:value-type="float">
            <text:p>1519.796265</text:p>
          </table:table-cell>
          <table:table-cell table:number-columns-repeated="13"/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1621.922974" calcext:value-type="float">
            <text:p>1621.922974</text:p>
          </table:table-cell>
          <table:table-cell office:value-type="float" office:value="1630.352051" calcext:value-type="float">
            <text:p>1630.352051</text:p>
          </table:table-cell>
          <table:table-cell office:value-type="float" office:value="1542.833374" calcext:value-type="float">
            <text:p>1542.833374</text:p>
          </table:table-cell>
          <table:table-cell office:value-type="float" office:value="1530.704224" calcext:value-type="float">
            <text:p>1530.704224</text:p>
          </table:table-cell>
          <table:table-cell table:number-columns-repeated="13"/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1624.311279" calcext:value-type="float">
            <text:p>1624.311279</text:p>
          </table:table-cell>
          <table:table-cell office:value-type="float" office:value="1672.16687" calcext:value-type="float">
            <text:p>1672.16687</text:p>
          </table:table-cell>
          <table:table-cell office:value-type="float" office:value="1555.290283" calcext:value-type="float">
            <text:p>1555.290283</text:p>
          </table:table-cell>
          <table:table-cell office:value-type="float" office:value="1550.126465" calcext:value-type="float">
            <text:p>1550.126465</text:p>
          </table:table-cell>
          <table:table-cell table:number-columns-repeated="13"/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1631.76709" calcext:value-type="float">
            <text:p>1631.76709</text:p>
          </table:table-cell>
          <table:table-cell office:value-type="float" office:value="1670.63623" calcext:value-type="float">
            <text:p>1670.63623</text:p>
          </table:table-cell>
          <table:table-cell office:value-type="float" office:value="1577.792358" calcext:value-type="float">
            <text:p>1577.792358</text:p>
          </table:table-cell>
          <table:table-cell office:value-type="float" office:value="1575.1521" calcext:value-type="float">
            <text:p>1575.1521</text:p>
          </table:table-cell>
          <table:table-cell table:number-columns-repeated="13"/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1649.598389" calcext:value-type="float">
            <text:p>1649.598389</text:p>
          </table:table-cell>
          <table:table-cell office:value-type="float" office:value="1660.189331" calcext:value-type="float">
            <text:p>1660.189331</text:p>
          </table:table-cell>
          <table:table-cell office:value-type="float" office:value="1591.52124" calcext:value-type="float">
            <text:p>1591.52124</text:p>
          </table:table-cell>
          <table:table-cell office:value-type="float" office:value="1590.851929" calcext:value-type="float">
            <text:p>1590.851929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32.144775" calcext:value-type="float">
            <text:p>1632.144775</text:p>
          </table:table-cell>
          <table:table-cell office:value-type="float" office:value="1697.876953" calcext:value-type="float">
            <text:p>1697.876953</text:p>
          </table:table-cell>
          <table:table-cell office:value-type="float" office:value="1605.034912" calcext:value-type="float">
            <text:p>1605.034912</text:p>
          </table:table-cell>
          <table:table-cell office:value-type="float" office:value="1613.571045" calcext:value-type="float">
            <text:p>1613.571045</text:p>
          </table:table-cell>
          <table:table-cell table:number-columns-repeated="13"/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1644.91333" calcext:value-type="float">
            <text:p>1644.91333</text:p>
          </table:table-cell>
          <table:table-cell office:value-type="float" office:value="1698.966675" calcext:value-type="float">
            <text:p>1698.966675</text:p>
          </table:table-cell>
          <table:table-cell office:value-type="float" office:value="1614.279785" calcext:value-type="float">
            <text:p>1614.279785</text:p>
          </table:table-cell>
          <table:table-cell office:value-type="float" office:value="1618.748291" calcext:value-type="float">
            <text:p>1618.748291</text:p>
          </table:table-cell>
          <table:table-cell table:number-columns-repeated="13"/>
        </table:table-row>
        <table:table-row table:style-name="ro1">
          <table:table-cell office:value-type="float" office:value="206.4" calcext:value-type="float">
            <text:p>206.4</text:p>
          </table:table-cell>
          <table:table-cell office:value-type="float" office:value="1645.232056" calcext:value-type="float">
            <text:p>1645.232056</text:p>
          </table:table-cell>
          <table:table-cell office:value-type="float" office:value="1706.322754" calcext:value-type="float">
            <text:p>1706.322754</text:p>
          </table:table-cell>
          <table:table-cell office:value-type="float" office:value="1611.334595" calcext:value-type="float">
            <text:p>1611.334595</text:p>
          </table:table-cell>
          <table:table-cell office:value-type="float" office:value="1620.472778" calcext:value-type="float">
            <text:p>1620.472778</text:p>
          </table:table-cell>
          <table:table-cell table:number-columns-repeated="13"/>
        </table:table-row>
        <table:table-row table:style-name="ro1">
          <table:table-cell office:value-type="float" office:value="206.6" calcext:value-type="float">
            <text:p>206.6</text:p>
          </table:table-cell>
          <table:table-cell office:value-type="float" office:value="1654.952637" calcext:value-type="float">
            <text:p>1654.952637</text:p>
          </table:table-cell>
          <table:table-cell office:value-type="float" office:value="1705.745972" calcext:value-type="float">
            <text:p>1705.745972</text:p>
          </table:table-cell>
          <table:table-cell office:value-type="float" office:value="1606.569092" calcext:value-type="float">
            <text:p>1606.569092</text:p>
          </table:table-cell>
          <table:table-cell office:value-type="float" office:value="1622.066162" calcext:value-type="float">
            <text:p>1622.066162</text:p>
          </table:table-cell>
          <table:table-cell table:number-columns-repeated="13"/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1603.930298" calcext:value-type="float">
            <text:p>1603.930298</text:p>
          </table:table-cell>
          <table:table-cell office:value-type="float" office:value="1679.687378" calcext:value-type="float">
            <text:p>1679.687378</text:p>
          </table:table-cell>
          <table:table-cell office:value-type="float" office:value="1623.126221" calcext:value-type="float">
            <text:p>1623.126221</text:p>
          </table:table-cell>
          <table:table-cell office:value-type="float" office:value="1670.724976" calcext:value-type="float">
            <text:p>1670.724976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06.47168" calcext:value-type="float">
            <text:p>1606.47168</text:p>
          </table:table-cell>
          <table:table-cell office:value-type="float" office:value="1660.243408" calcext:value-type="float">
            <text:p>1660.243408</text:p>
          </table:table-cell>
          <table:table-cell office:value-type="float" office:value="1621.466187" calcext:value-type="float">
            <text:p>1621.466187</text:p>
          </table:table-cell>
          <table:table-cell office:value-type="float" office:value="1658.989624" calcext:value-type="float">
            <text:p>1658.989624</text:p>
          </table:table-cell>
          <table:table-cell table:number-columns-repeated="13"/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1601.938599" calcext:value-type="float">
            <text:p>1601.938599</text:p>
          </table:table-cell>
          <table:table-cell office:value-type="float" office:value="1650.079712" calcext:value-type="float">
            <text:p>1650.079712</text:p>
          </table:table-cell>
          <table:table-cell office:value-type="float" office:value="1607.710449" calcext:value-type="float">
            <text:p>1607.710449</text:p>
          </table:table-cell>
          <table:table-cell office:value-type="float" office:value="1654.048706" calcext:value-type="float">
            <text:p>1654.048706</text:p>
          </table:table-cell>
          <table:table-cell table:number-columns-repeated="13"/>
        </table:table-row>
        <table:table-row table:style-name="ro1">
          <table:table-cell office:value-type="float" office:value="207.4" calcext:value-type="float">
            <text:p>207.4</text:p>
          </table:table-cell>
          <table:table-cell office:value-type="float" office:value="1590.714355" calcext:value-type="float">
            <text:p>1590.714355</text:p>
          </table:table-cell>
          <table:table-cell office:value-type="float" office:value="1643.619507" calcext:value-type="float">
            <text:p>1643.619507</text:p>
          </table:table-cell>
          <table:table-cell office:value-type="float" office:value="1594.483032" calcext:value-type="float">
            <text:p>1594.483032</text:p>
          </table:table-cell>
          <table:table-cell office:value-type="float" office:value="1643.858154" calcext:value-type="float">
            <text:p>1643.858154</text:p>
          </table:table-cell>
          <table:table-cell table:number-columns-repeated="13"/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1580.529907" calcext:value-type="float">
            <text:p>1580.529907</text:p>
          </table:table-cell>
          <table:table-cell office:value-type="float" office:value="1647.396484" calcext:value-type="float">
            <text:p>1647.396484</text:p>
          </table:table-cell>
          <table:table-cell office:value-type="float" office:value="1578.643799" calcext:value-type="float">
            <text:p>1578.643799</text:p>
          </table:table-cell>
          <table:table-cell office:value-type="float" office:value="1639.97522" calcext:value-type="float">
            <text:p>1639.97522</text:p>
          </table:table-cell>
          <table:table-cell table:number-columns-repeated="13"/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1589.472412" calcext:value-type="float">
            <text:p>1589.472412</text:p>
          </table:table-cell>
          <table:table-cell office:value-type="float" office:value="1624.156372" calcext:value-type="float">
            <text:p>1624.156372</text:p>
          </table:table-cell>
          <table:table-cell office:value-type="float" office:value="1582.883423" calcext:value-type="float">
            <text:p>1582.883423</text:p>
          </table:table-cell>
          <table:table-cell office:value-type="float" office:value="1622.02356" calcext:value-type="float">
            <text:p>1622.02356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87.983887" calcext:value-type="float">
            <text:p>1587.983887</text:p>
          </table:table-cell>
          <table:table-cell office:value-type="float" office:value="1616.398926" calcext:value-type="float">
            <text:p>1616.398926</text:p>
          </table:table-cell>
          <table:table-cell office:value-type="float" office:value="1574.736694" calcext:value-type="float">
            <text:p>1574.736694</text:p>
          </table:table-cell>
          <table:table-cell office:value-type="float" office:value="1628.575195" calcext:value-type="float">
            <text:p>1628.575195</text:p>
          </table:table-cell>
          <table:table-cell table:number-columns-repeated="13"/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1580.110596" calcext:value-type="float">
            <text:p>1580.110596</text:p>
          </table:table-cell>
          <table:table-cell office:value-type="float" office:value="1615.870361" calcext:value-type="float">
            <text:p>1615.870361</text:p>
          </table:table-cell>
          <table:table-cell office:value-type="float" office:value="1586.898682" calcext:value-type="float">
            <text:p>1586.898682</text:p>
          </table:table-cell>
          <table:table-cell office:value-type="float" office:value="1613.449585" calcext:value-type="float">
            <text:p>1613.449585</text:p>
          </table:table-cell>
          <table:table-cell table:number-columns-repeated="13"/>
        </table:table-row>
        <table:table-row table:style-name="ro1">
          <table:table-cell office:value-type="float" office:value="208.4" calcext:value-type="float">
            <text:p>208.4</text:p>
          </table:table-cell>
          <table:table-cell office:value-type="float" office:value="1580.804565" calcext:value-type="float">
            <text:p>1580.804565</text:p>
          </table:table-cell>
          <table:table-cell office:value-type="float" office:value="1619.359375" calcext:value-type="float">
            <text:p>1619.359375</text:p>
          </table:table-cell>
          <table:table-cell office:value-type="float" office:value="1577.735718" calcext:value-type="float">
            <text:p>1577.735718</text:p>
          </table:table-cell>
          <table:table-cell office:value-type="float" office:value="1616.269287" calcext:value-type="float">
            <text:p>1616.269287</text:p>
          </table:table-cell>
          <table:table-cell table:number-columns-repeated="13"/>
        </table:table-row>
        <table:table-row table:style-name="ro1">
          <table:table-cell office:value-type="float" office:value="208.6" calcext:value-type="float">
            <text:p>208.6</text:p>
          </table:table-cell>
          <table:table-cell office:value-type="float" office:value="1581.424072" calcext:value-type="float">
            <text:p>1581.424072</text:p>
          </table:table-cell>
          <table:table-cell office:value-type="float" office:value="1609.943359" calcext:value-type="float">
            <text:p>1609.943359</text:p>
          </table:table-cell>
          <table:table-cell office:value-type="float" office:value="1574.186768" calcext:value-type="float">
            <text:p>1574.186768</text:p>
          </table:table-cell>
          <table:table-cell office:value-type="float" office:value="1615.512573" calcext:value-type="float">
            <text:p>1615.512573</text:p>
          </table:table-cell>
          <table:table-cell table:number-columns-repeated="13"/>
        </table:table-row>
        <table:table-row table:style-name="ro1">
          <table:table-cell office:value-type="float" office:value="208.8" calcext:value-type="float">
            <text:p>208.8</text:p>
          </table:table-cell>
          <table:table-cell office:value-type="float" office:value="1577.470093" calcext:value-type="float">
            <text:p>1577.470093</text:p>
          </table:table-cell>
          <table:table-cell office:value-type="float" office:value="1609.875244" calcext:value-type="float">
            <text:p>1609.875244</text:p>
          </table:table-cell>
          <table:table-cell office:value-type="float" office:value="1580.303833" calcext:value-type="float">
            <text:p>1580.303833</text:p>
          </table:table-cell>
          <table:table-cell office:value-type="float" office:value="1606.344727" calcext:value-type="float">
            <text:p>1606.344727</text:p>
          </table:table-cell>
          <table:table-cell table:number-columns-repeated="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77.485962" calcext:value-type="float">
            <text:p>1577.485962</text:p>
          </table:table-cell>
          <table:table-cell office:value-type="float" office:value="1611.94043" calcext:value-type="float">
            <text:p>1611.94043</text:p>
          </table:table-cell>
          <table:table-cell office:value-type="float" office:value="1574.817505" calcext:value-type="float">
            <text:p>1574.817505</text:p>
          </table:table-cell>
          <table:table-cell office:value-type="float" office:value="1608.888672" calcext:value-type="float">
            <text:p>1608.888672</text:p>
          </table:table-cell>
          <table:table-cell table:number-columns-repeated="13"/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1579.788574" calcext:value-type="float">
            <text:p>1579.788574</text:p>
          </table:table-cell>
          <table:table-cell office:value-type="float" office:value="1603.59729" calcext:value-type="float">
            <text:p>1603.59729</text:p>
          </table:table-cell>
          <table:table-cell office:value-type="float" office:value="1575.973267" calcext:value-type="float">
            <text:p>1575.973267</text:p>
          </table:table-cell>
          <table:table-cell office:value-type="float" office:value="1606.542603" calcext:value-type="float">
            <text:p>1606.542603</text:p>
          </table:table-cell>
          <table:table-cell table:number-columns-repeated="13"/>
        </table:table-row>
        <table:table-row table:style-name="ro1">
          <table:table-cell office:value-type="float" office:value="209.4" calcext:value-type="float">
            <text:p>209.4</text:p>
          </table:table-cell>
          <table:table-cell office:value-type="float" office:value="1575.073364" calcext:value-type="float">
            <text:p>1575.073364</text:p>
          </table:table-cell>
          <table:table-cell office:value-type="float" office:value="1602.739746" calcext:value-type="float">
            <text:p>1602.739746</text:p>
          </table:table-cell>
          <table:table-cell office:value-type="float" office:value="1576.37207" calcext:value-type="float">
            <text:p>1576.37207</text:p>
          </table:table-cell>
          <table:table-cell office:value-type="float" office:value="1596.904907" calcext:value-type="float">
            <text:p>1596.904907</text:p>
          </table:table-cell>
          <table:table-cell table:number-columns-repeated="13"/>
        </table:table-row>
        <table:table-row table:style-name="ro1">
          <table:table-cell office:value-type="float" office:value="209.6" calcext:value-type="float">
            <text:p>209.6</text:p>
          </table:table-cell>
          <table:table-cell office:value-type="float" office:value="1575.325195" calcext:value-type="float">
            <text:p>1575.325195</text:p>
          </table:table-cell>
          <table:table-cell office:value-type="float" office:value="1599.415405" calcext:value-type="float">
            <text:p>1599.415405</text:p>
          </table:table-cell>
          <table:table-cell office:value-type="float" office:value="1574.572876" calcext:value-type="float">
            <text:p>1574.572876</text:p>
          </table:table-cell>
          <table:table-cell office:value-type="float" office:value="1597.796509" calcext:value-type="float">
            <text:p>1597.796509</text:p>
          </table:table-cell>
          <table:table-cell table:number-columns-repeated="13"/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1576.32019" calcext:value-type="float">
            <text:p>1576.32019</text:p>
          </table:table-cell>
          <table:table-cell office:value-type="float" office:value="1602.126465" calcext:value-type="float">
            <text:p>1602.126465</text:p>
          </table:table-cell>
          <table:table-cell office:value-type="float" office:value="1574.14502" calcext:value-type="float">
            <text:p>1574.14502</text:p>
          </table:table-cell>
          <table:table-cell office:value-type="float" office:value="1599.802734" calcext:value-type="float">
            <text:p>1599.802734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73.269653" calcext:value-type="float">
            <text:p>1573.269653</text:p>
          </table:table-cell>
          <table:table-cell office:value-type="float" office:value="1597.986328" calcext:value-type="float">
            <text:p>1597.986328</text:p>
          </table:table-cell>
          <table:table-cell office:value-type="float" office:value="1573.782959" calcext:value-type="float">
            <text:p>1573.782959</text:p>
          </table:table-cell>
          <table:table-cell office:value-type="float" office:value="1598.082886" calcext:value-type="float">
            <text:p>1598.082886</text:p>
          </table:table-cell>
          <table:table-cell table:number-columns-repeated="13"/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1575.512817" calcext:value-type="float">
            <text:p>1575.512817</text:p>
          </table:table-cell>
          <table:table-cell office:value-type="float" office:value="1592.647949" calcext:value-type="float">
            <text:p>1592.647949</text:p>
          </table:table-cell>
          <table:table-cell office:value-type="float" office:value="1576.253906" calcext:value-type="float">
            <text:p>1576.253906</text:p>
          </table:table-cell>
          <table:table-cell office:value-type="float" office:value="1588.663696" calcext:value-type="float">
            <text:p>1588.663696</text:p>
          </table:table-cell>
          <table:table-cell table:number-columns-repeated="13"/>
        </table:table-row>
        <table:table-row table:style-name="ro1">
          <table:table-cell office:value-type="float" office:value="210.4" calcext:value-type="float">
            <text:p>210.4</text:p>
          </table:table-cell>
          <table:table-cell office:value-type="float" office:value="1573.582764" calcext:value-type="float">
            <text:p>1573.582764</text:p>
          </table:table-cell>
          <table:table-cell office:value-type="float" office:value="1592.675049" calcext:value-type="float">
            <text:p>1592.675049</text:p>
          </table:table-cell>
          <table:table-cell office:value-type="float" office:value="1569.069336" calcext:value-type="float">
            <text:p>1569.069336</text:p>
          </table:table-cell>
          <table:table-cell office:value-type="float" office:value="1592.708496" calcext:value-type="float">
            <text:p>1592.708496</text:p>
          </table:table-cell>
          <table:table-cell table:number-columns-repeated="13"/>
        </table:table-row>
        <table:table-row table:style-name="ro1">
          <table:table-cell office:value-type="float" office:value="210.6" calcext:value-type="float">
            <text:p>210.6</text:p>
          </table:table-cell>
          <table:table-cell office:value-type="float" office:value="1576.285889" calcext:value-type="float">
            <text:p>1576.285889</text:p>
          </table:table-cell>
          <table:table-cell office:value-type="float" office:value="1588.504395" calcext:value-type="float">
            <text:p>1588.504395</text:p>
          </table:table-cell>
          <table:table-cell office:value-type="float" office:value="1572.49707" calcext:value-type="float">
            <text:p>1572.49707</text:p>
          </table:table-cell>
          <table:table-cell office:value-type="float" office:value="1588.442261" calcext:value-type="float">
            <text:p>1588.442261</text:p>
          </table:table-cell>
          <table:table-cell table:number-columns-repeated="13"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72.754272" calcext:value-type="float">
            <text:p>1572.754272</text:p>
          </table:table-cell>
          <table:table-cell office:value-type="float" office:value="1593.942017" calcext:value-type="float">
            <text:p>1593.942017</text:p>
          </table:table-cell>
          <table:table-cell office:value-type="float" office:value="1567.946899" calcext:value-type="float">
            <text:p>1567.946899</text:p>
          </table:table-cell>
          <table:table-cell office:value-type="float" office:value="1591.163452" calcext:value-type="float">
            <text:p>1591.163452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68.53186" calcext:value-type="float">
            <text:p>1568.53186</text:p>
          </table:table-cell>
          <table:table-cell office:value-type="float" office:value="1589.536499" calcext:value-type="float">
            <text:p>1589.536499</text:p>
          </table:table-cell>
          <table:table-cell office:value-type="float" office:value="1566.806519" calcext:value-type="float">
            <text:p>1566.806519</text:p>
          </table:table-cell>
          <table:table-cell office:value-type="float" office:value="1586.882324" calcext:value-type="float">
            <text:p>1586.882324</text:p>
          </table:table-cell>
          <table:table-cell table:number-columns-repeated="13"/>
        </table:table-row>
        <table:table-row table:style-name="ro1">
          <table:table-cell office:value-type="float" office:value="211.2" calcext:value-type="float">
            <text:p>211.2</text:p>
          </table:table-cell>
          <table:table-cell office:value-type="float" office:value="1569.782349" calcext:value-type="float">
            <text:p>1569.782349</text:p>
          </table:table-cell>
          <table:table-cell office:value-type="float" office:value="1589.416504" calcext:value-type="float">
            <text:p>1589.416504</text:p>
          </table:table-cell>
          <table:table-cell office:value-type="float" office:value="1569.357056" calcext:value-type="float">
            <text:p>1569.357056</text:p>
          </table:table-cell>
          <table:table-cell office:value-type="float" office:value="1585.317139" calcext:value-type="float">
            <text:p>1585.317139</text:p>
          </table:table-cell>
          <table:table-cell table:number-columns-repeated="13"/>
        </table:table-row>
        <table:table-row table:style-name="ro1">
          <table:table-cell office:value-type="float" office:value="211.4" calcext:value-type="float">
            <text:p>211.4</text:p>
          </table:table-cell>
          <table:table-cell office:value-type="float" office:value="1568.139038" calcext:value-type="float">
            <text:p>1568.139038</text:p>
          </table:table-cell>
          <table:table-cell office:value-type="float" office:value="1588.862061" calcext:value-type="float">
            <text:p>1588.862061</text:p>
          </table:table-cell>
          <table:table-cell office:value-type="float" office:value="1568.12085" calcext:value-type="float">
            <text:p>1568.12085</text:p>
          </table:table-cell>
          <table:table-cell office:value-type="float" office:value="1585.228149" calcext:value-type="float">
            <text:p>1585.228149</text:p>
          </table:table-cell>
          <table:table-cell table:number-columns-repeated="13"/>
        </table:table-row>
        <table:table-row table:style-name="ro1">
          <table:table-cell office:value-type="float" office:value="211.6" calcext:value-type="float">
            <text:p>211.6</text:p>
          </table:table-cell>
          <table:table-cell office:value-type="float" office:value="1573.408447" calcext:value-type="float">
            <text:p>1573.408447</text:p>
          </table:table-cell>
          <table:table-cell office:value-type="float" office:value="1582.678467" calcext:value-type="float">
            <text:p>1582.678467</text:p>
          </table:table-cell>
          <table:table-cell office:value-type="float" office:value="1568.845825" calcext:value-type="float">
            <text:p>1568.845825</text:p>
          </table:table-cell>
          <table:table-cell office:value-type="float" office:value="1581.866455" calcext:value-type="float">
            <text:p>1581.866455</text:p>
          </table:table-cell>
          <table:table-cell table:number-columns-repeated="13"/>
        </table:table-row>
        <table:table-row table:style-name="ro1">
          <table:table-cell office:value-type="float" office:value="211.8" calcext:value-type="float">
            <text:p>211.8</text:p>
          </table:table-cell>
          <table:table-cell office:value-type="float" office:value="1571.181763" calcext:value-type="float">
            <text:p>1571.181763</text:p>
          </table:table-cell>
          <table:table-cell office:value-type="float" office:value="1581.268799" calcext:value-type="float">
            <text:p>1581.268799</text:p>
          </table:table-cell>
          <table:table-cell office:value-type="float" office:value="1568.196045" calcext:value-type="float">
            <text:p>1568.196045</text:p>
          </table:table-cell>
          <table:table-cell office:value-type="float" office:value="1582.053101" calcext:value-type="float">
            <text:p>1582.053101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69.347656" calcext:value-type="float">
            <text:p>1569.347656</text:p>
          </table:table-cell>
          <table:table-cell office:value-type="float" office:value="1585.306152" calcext:value-type="float">
            <text:p>1585.306152</text:p>
          </table:table-cell>
          <table:table-cell office:value-type="float" office:value="1569.246826" calcext:value-type="float">
            <text:p>1569.246826</text:p>
          </table:table-cell>
          <table:table-cell office:value-type="float" office:value="1578.92688" calcext:value-type="float">
            <text:p>1578.92688</text:p>
          </table:table-cell>
          <table:table-cell table:number-columns-repeated="13"/>
        </table:table-row>
        <table:table-row table:style-name="ro1">
          <table:table-cell office:value-type="float" office:value="212.2" calcext:value-type="float">
            <text:p>212.2</text:p>
          </table:table-cell>
          <table:table-cell office:value-type="float" office:value="1570.035522" calcext:value-type="float">
            <text:p>1570.035522</text:p>
          </table:table-cell>
          <table:table-cell office:value-type="float" office:value="1583.430176" calcext:value-type="float">
            <text:p>1583.430176</text:p>
          </table:table-cell>
          <table:table-cell office:value-type="float" office:value="1568.809937" calcext:value-type="float">
            <text:p>1568.809937</text:p>
          </table:table-cell>
          <table:table-cell office:value-type="float" office:value="1580.754639" calcext:value-type="float">
            <text:p>1580.754639</text:p>
          </table:table-cell>
          <table:table-cell table:number-columns-repeated="13"/>
        </table:table-row>
        <table:table-row table:style-name="ro1">
          <table:table-cell office:value-type="float" office:value="212.4" calcext:value-type="float">
            <text:p>212.4</text:p>
          </table:table-cell>
          <table:table-cell office:value-type="float" office:value="1571.493286" calcext:value-type="float">
            <text:p>1571.493286</text:p>
          </table:table-cell>
          <table:table-cell office:value-type="float" office:value="1581.473267" calcext:value-type="float">
            <text:p>1581.473267</text:p>
          </table:table-cell>
          <table:table-cell office:value-type="float" office:value="1565.373535" calcext:value-type="float">
            <text:p>1565.373535</text:p>
          </table:table-cell>
          <table:table-cell office:value-type="float" office:value="1579.22168" calcext:value-type="float">
            <text:p>1579.22168</text:p>
          </table:table-cell>
          <table:table-cell table:number-columns-repeated="13"/>
        </table:table-row>
        <table:table-row table:style-name="ro1">
          <table:table-cell office:value-type="float" office:value="212.6" calcext:value-type="float">
            <text:p>212.6</text:p>
          </table:table-cell>
          <table:table-cell office:value-type="float" office:value="1570.756104" calcext:value-type="float">
            <text:p>1570.756104</text:p>
          </table:table-cell>
          <table:table-cell office:value-type="float" office:value="1579.419434" calcext:value-type="float">
            <text:p>1579.419434</text:p>
          </table:table-cell>
          <table:table-cell office:value-type="float" office:value="1564.214478" calcext:value-type="float">
            <text:p>1564.214478</text:p>
          </table:table-cell>
          <table:table-cell office:value-type="float" office:value="1578.11499" calcext:value-type="float">
            <text:p>1578.11499</text:p>
          </table:table-cell>
          <table:table-cell table:number-columns-repeated="13"/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1572.855713" calcext:value-type="float">
            <text:p>1572.855713</text:p>
          </table:table-cell>
          <table:table-cell office:value-type="float" office:value="1577.655273" calcext:value-type="float">
            <text:p>1577.655273</text:p>
          </table:table-cell>
          <table:table-cell office:value-type="float" office:value="1565.782959" calcext:value-type="float">
            <text:p>1565.782959</text:p>
          </table:table-cell>
          <table:table-cell office:value-type="float" office:value="1576.116821" calcext:value-type="float">
            <text:p>1576.116821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66.466919" calcext:value-type="float">
            <text:p>1566.466919</text:p>
          </table:table-cell>
          <table:table-cell office:value-type="float" office:value="1575.852539" calcext:value-type="float">
            <text:p>1575.852539</text:p>
          </table:table-cell>
          <table:table-cell office:value-type="float" office:value="1568.658936" calcext:value-type="float">
            <text:p>1568.658936</text:p>
          </table:table-cell>
          <table:table-cell office:value-type="float" office:value="1578.91626" calcext:value-type="float">
            <text:p>1578.91626</text:p>
          </table:table-cell>
          <table:table-cell table:number-columns-repeated="13"/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1567.078613" calcext:value-type="float">
            <text:p>1567.078613</text:p>
          </table:table-cell>
          <table:table-cell office:value-type="float" office:value="1577.073853" calcext:value-type="float">
            <text:p>1577.073853</text:p>
          </table:table-cell>
          <table:table-cell office:value-type="float" office:value="1568.800415" calcext:value-type="float">
            <text:p>1568.800415</text:p>
          </table:table-cell>
          <table:table-cell office:value-type="float" office:value="1577.778564" calcext:value-type="float">
            <text:p>1577.778564</text:p>
          </table:table-cell>
          <table:table-cell table:number-columns-repeated="13"/>
        </table:table-row>
        <table:table-row table:style-name="ro1">
          <table:table-cell office:value-type="float" office:value="213.4" calcext:value-type="float">
            <text:p>213.4</text:p>
          </table:table-cell>
          <table:table-cell office:value-type="float" office:value="1569.568481" calcext:value-type="float">
            <text:p>1569.568481</text:p>
          </table:table-cell>
          <table:table-cell office:value-type="float" office:value="1574.670654" calcext:value-type="float">
            <text:p>1574.670654</text:p>
          </table:table-cell>
          <table:table-cell office:value-type="float" office:value="1569.86084" calcext:value-type="float">
            <text:p>1569.86084</text:p>
          </table:table-cell>
          <table:table-cell office:value-type="float" office:value="1574.959839" calcext:value-type="float">
            <text:p>1574.959839</text:p>
          </table:table-cell>
          <table:table-cell table:number-columns-repeated="13"/>
        </table:table-row>
        <table:table-row table:style-name="ro1">
          <table:table-cell office:value-type="float" office:value="213.6" calcext:value-type="float">
            <text:p>213.6</text:p>
          </table:table-cell>
          <table:table-cell office:value-type="float" office:value="1568.029419" calcext:value-type="float">
            <text:p>1568.029419</text:p>
          </table:table-cell>
          <table:table-cell office:value-type="float" office:value="1575.040894" calcext:value-type="float">
            <text:p>1575.040894</text:p>
          </table:table-cell>
          <table:table-cell office:value-type="float" office:value="1566.275757" calcext:value-type="float">
            <text:p>1566.275757</text:p>
          </table:table-cell>
          <table:table-cell office:value-type="float" office:value="1577.419556" calcext:value-type="float">
            <text:p>1577.419556</text:p>
          </table:table-cell>
          <table:table-cell table:number-columns-repeated="13"/>
        </table:table-row>
        <table:table-row table:style-name="ro1">
          <table:table-cell office:value-type="float" office:value="213.8" calcext:value-type="float">
            <text:p>213.8</text:p>
          </table:table-cell>
          <table:table-cell office:value-type="float" office:value="1567.346436" calcext:value-type="float">
            <text:p>1567.346436</text:p>
          </table:table-cell>
          <table:table-cell office:value-type="float" office:value="1574.091797" calcext:value-type="float">
            <text:p>1574.091797</text:p>
          </table:table-cell>
          <table:table-cell office:value-type="float" office:value="1568.748047" calcext:value-type="float">
            <text:p>1568.748047</text:p>
          </table:table-cell>
          <table:table-cell office:value-type="float" office:value="1569.467163" calcext:value-type="float">
            <text:p>1569.467163</text:p>
          </table:table-cell>
          <table:table-cell table:number-columns-repeated="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68.39978" calcext:value-type="float">
            <text:p>1568.39978</text:p>
          </table:table-cell>
          <table:table-cell office:value-type="float" office:value="1570.932495" calcext:value-type="float">
            <text:p>1570.932495</text:p>
          </table:table-cell>
          <table:table-cell office:value-type="float" office:value="1565.414917" calcext:value-type="float">
            <text:p>1565.414917</text:p>
          </table:table-cell>
          <table:table-cell office:value-type="float" office:value="1574.341553" calcext:value-type="float">
            <text:p>1574.341553</text:p>
          </table:table-cell>
          <table:table-cell table:number-columns-repeated="13"/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1566.76123" calcext:value-type="float">
            <text:p>1566.76123</text:p>
          </table:table-cell>
          <table:table-cell office:value-type="float" office:value="1573.374634" calcext:value-type="float">
            <text:p>1573.374634</text:p>
          </table:table-cell>
          <table:table-cell office:value-type="float" office:value="1567.370361" calcext:value-type="float">
            <text:p>1567.370361</text:p>
          </table:table-cell>
          <table:table-cell office:value-type="float" office:value="1574.778931" calcext:value-type="float">
            <text:p>1574.778931</text:p>
          </table:table-cell>
          <table:table-cell table:number-columns-repeated="13"/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567.22876" calcext:value-type="float">
            <text:p>1567.22876</text:p>
          </table:table-cell>
          <table:table-cell office:value-type="float" office:value="1572.05127" calcext:value-type="float">
            <text:p>1572.05127</text:p>
          </table:table-cell>
          <table:table-cell office:value-type="float" office:value="1566.172119" calcext:value-type="float">
            <text:p>1566.172119</text:p>
          </table:table-cell>
          <table:table-cell office:value-type="float" office:value="1574.564453" calcext:value-type="float">
            <text:p>1574.564453</text:p>
          </table:table-cell>
          <table:table-cell table:number-columns-repeated="13"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568.066406" calcext:value-type="float">
            <text:p>1568.066406</text:p>
          </table:table-cell>
          <table:table-cell office:value-type="float" office:value="1569.851685" calcext:value-type="float">
            <text:p>1569.851685</text:p>
          </table:table-cell>
          <table:table-cell office:value-type="float" office:value="1568.406738" calcext:value-type="float">
            <text:p>1568.406738</text:p>
          </table:table-cell>
          <table:table-cell office:value-type="float" office:value="1569.960693" calcext:value-type="float">
            <text:p>1569.960693</text:p>
          </table:table-cell>
          <table:table-cell table:number-columns-repeated="13"/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1564.030884" calcext:value-type="float">
            <text:p>1564.030884</text:p>
          </table:table-cell>
          <table:table-cell office:value-type="float" office:value="1572.212891" calcext:value-type="float">
            <text:p>1572.212891</text:p>
          </table:table-cell>
          <table:table-cell office:value-type="float" office:value="1566.190796" calcext:value-type="float">
            <text:p>1566.190796</text:p>
          </table:table-cell>
          <table:table-cell office:value-type="float" office:value="1571.568237" calcext:value-type="float">
            <text:p>1571.568237</text:p>
          </table:table-cell>
          <table:table-cell table:number-columns-repeated="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67.548828" calcext:value-type="float">
            <text:p>1567.548828</text:p>
          </table:table-cell>
          <table:table-cell office:value-type="float" office:value="1567.791626" calcext:value-type="float">
            <text:p>1567.791626</text:p>
          </table:table-cell>
          <table:table-cell office:value-type="float" office:value="1565.605713" calcext:value-type="float">
            <text:p>1565.605713</text:p>
          </table:table-cell>
          <table:table-cell office:value-type="float" office:value="1570.834351" calcext:value-type="float">
            <text:p>1570.834351</text:p>
          </table:table-cell>
          <table:table-cell table:number-columns-repeated="13"/>
        </table:table-row>
        <table:table-row table:style-name="ro1">
          <table:table-cell office:value-type="float" office:value="215.2" calcext:value-type="float">
            <text:p>215.2</text:p>
          </table:table-cell>
          <table:table-cell office:value-type="float" office:value="1566.997681" calcext:value-type="float">
            <text:p>1566.997681</text:p>
          </table:table-cell>
          <table:table-cell office:value-type="float" office:value="1572.779541" calcext:value-type="float">
            <text:p>1572.779541</text:p>
          </table:table-cell>
          <table:table-cell office:value-type="float" office:value="1567.586182" calcext:value-type="float">
            <text:p>1567.586182</text:p>
          </table:table-cell>
          <table:table-cell office:value-type="float" office:value="1571.845825" calcext:value-type="float">
            <text:p>1571.845825</text:p>
          </table:table-cell>
          <table:table-cell table:number-columns-repeated="13"/>
        </table:table-row>
        <table:table-row table:style-name="ro1">
          <table:table-cell office:value-type="float" office:value="215.4" calcext:value-type="float">
            <text:p>215.4</text:p>
          </table:table-cell>
          <table:table-cell office:value-type="float" office:value="1564.960327" calcext:value-type="float">
            <text:p>1564.960327</text:p>
          </table:table-cell>
          <table:table-cell office:value-type="float" office:value="1571.282349" calcext:value-type="float">
            <text:p>1571.282349</text:p>
          </table:table-cell>
          <table:table-cell office:value-type="float" office:value="1560.521851" calcext:value-type="float">
            <text:p>1560.521851</text:p>
          </table:table-cell>
          <table:table-cell office:value-type="float" office:value="1573.963135" calcext:value-type="float">
            <text:p>1573.963135</text:p>
          </table:table-cell>
          <table:table-cell table:number-columns-repeated="13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561.102173" calcext:value-type="float">
            <text:p>1561.102173</text:p>
          </table:table-cell>
          <table:table-cell office:value-type="float" office:value="1570.566284" calcext:value-type="float">
            <text:p>1570.566284</text:p>
          </table:table-cell>
          <table:table-cell office:value-type="float" office:value="1563.724854" calcext:value-type="float">
            <text:p>1563.724854</text:p>
          </table:table-cell>
          <table:table-cell office:value-type="float" office:value="1567.710205" calcext:value-type="float">
            <text:p>1567.710205</text:p>
          </table:table-cell>
          <table:table-cell table:number-columns-repeated="13"/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1562.255859" calcext:value-type="float">
            <text:p>1562.255859</text:p>
          </table:table-cell>
          <table:table-cell office:value-type="float" office:value="1570.3479" calcext:value-type="float">
            <text:p>1570.3479</text:p>
          </table:table-cell>
          <table:table-cell office:value-type="float" office:value="1564.710205" calcext:value-type="float">
            <text:p>1564.710205</text:p>
          </table:table-cell>
          <table:table-cell office:value-type="float" office:value="1569.928955" calcext:value-type="float">
            <text:p>1569.928955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73.719116" calcext:value-type="float">
            <text:p>1573.719116</text:p>
          </table:table-cell>
          <table:table-cell office:value-type="float" office:value="1587.864136" calcext:value-type="float">
            <text:p>1587.864136</text:p>
          </table:table-cell>
          <table:table-cell office:value-type="float" office:value="1553.954224" calcext:value-type="float">
            <text:p>1553.954224</text:p>
          </table:table-cell>
          <table:table-cell office:value-type="float" office:value="1552.991211" calcext:value-type="float">
            <text:p>1552.991211</text:p>
          </table:table-cell>
          <table:table-cell table:number-columns-repeated="13"/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1600.66272" calcext:value-type="float">
            <text:p>1600.66272</text:p>
          </table:table-cell>
          <table:table-cell office:value-type="float" office:value="1618.510498" calcext:value-type="float">
            <text:p>1618.510498</text:p>
          </table:table-cell>
          <table:table-cell office:value-type="float" office:value="1516.740845" calcext:value-type="float">
            <text:p>1516.740845</text:p>
          </table:table-cell>
          <table:table-cell office:value-type="float" office:value="1532.362183" calcext:value-type="float">
            <text:p>1532.362183</text:p>
          </table:table-cell>
          <table:table-cell table:number-columns-repeated="13"/>
        </table:table-row>
        <table:table-row table:style-name="ro1">
          <table:table-cell office:value-type="float" office:value="216.4" calcext:value-type="float">
            <text:p>216.4</text:p>
          </table:table-cell>
          <table:table-cell office:value-type="float" office:value="1611.001221" calcext:value-type="float">
            <text:p>1611.001221</text:p>
          </table:table-cell>
          <table:table-cell office:value-type="float" office:value="1623.069458" calcext:value-type="float">
            <text:p>1623.069458</text:p>
          </table:table-cell>
          <table:table-cell office:value-type="float" office:value="1518.18103" calcext:value-type="float">
            <text:p>1518.18103</text:p>
          </table:table-cell>
          <table:table-cell office:value-type="float" office:value="1531.496216" calcext:value-type="float">
            <text:p>1531.496216</text:p>
          </table:table-cell>
          <table:table-cell table:number-columns-repeated="13"/>
        </table:table-row>
        <table:table-row table:style-name="ro1">
          <table:table-cell office:value-type="float" office:value="216.6" calcext:value-type="float">
            <text:p>216.6</text:p>
          </table:table-cell>
          <table:table-cell office:value-type="float" office:value="1612.431274" calcext:value-type="float">
            <text:p>1612.431274</text:p>
          </table:table-cell>
          <table:table-cell office:value-type="float" office:value="1623.096191" calcext:value-type="float">
            <text:p>1623.096191</text:p>
          </table:table-cell>
          <table:table-cell office:value-type="float" office:value="1550.335205" calcext:value-type="float">
            <text:p>1550.335205</text:p>
          </table:table-cell>
          <table:table-cell office:value-type="float" office:value="1550.108521" calcext:value-type="float">
            <text:p>1550.108521</text:p>
          </table:table-cell>
          <table:table-cell table:number-columns-repeated="13"/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1603.216797" calcext:value-type="float">
            <text:p>1603.216797</text:p>
          </table:table-cell>
          <table:table-cell office:value-type="float" office:value="1591.087891" calcext:value-type="float">
            <text:p>1591.087891</text:p>
          </table:table-cell>
          <table:table-cell office:value-type="float" office:value="1627.331543" calcext:value-type="float">
            <text:p>1627.331543</text:p>
          </table:table-cell>
          <table:table-cell office:value-type="float" office:value="1600.952515" calcext:value-type="float">
            <text:p>1600.952515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23.537598" calcext:value-type="float">
            <text:p>1623.537598</text:p>
          </table:table-cell>
          <table:table-cell office:value-type="float" office:value="1620.638794" calcext:value-type="float">
            <text:p>1620.638794</text:p>
          </table:table-cell>
          <table:table-cell office:value-type="float" office:value="1643.149536" calcext:value-type="float">
            <text:p>1643.149536</text:p>
          </table:table-cell>
          <table:table-cell office:value-type="float" office:value="1628.942627" calcext:value-type="float">
            <text:p>1628.942627</text:p>
          </table:table-cell>
          <table:table-cell table:number-columns-repeated="13"/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1631.813599" calcext:value-type="float">
            <text:p>1631.813599</text:p>
          </table:table-cell>
          <table:table-cell office:value-type="float" office:value="1676.888794" calcext:value-type="float">
            <text:p>1676.888794</text:p>
          </table:table-cell>
          <table:table-cell office:value-type="float" office:value="1640.934814" calcext:value-type="float">
            <text:p>1640.934814</text:p>
          </table:table-cell>
          <table:table-cell office:value-type="float" office:value="1686.362061" calcext:value-type="float">
            <text:p>1686.362061</text:p>
          </table:table-cell>
          <table:table-cell table:number-columns-repeated="13"/>
        </table:table-row>
        <table:table-row table:style-name="ro1">
          <table:table-cell office:value-type="float" office:value="217.4" calcext:value-type="float">
            <text:p>217.4</text:p>
          </table:table-cell>
          <table:table-cell office:value-type="float" office:value="1658.009521" calcext:value-type="float">
            <text:p>1658.009521</text:p>
          </table:table-cell>
          <table:table-cell office:value-type="float" office:value="1672.168091" calcext:value-type="float">
            <text:p>1672.168091</text:p>
          </table:table-cell>
          <table:table-cell office:value-type="float" office:value="1664.819336" calcext:value-type="float">
            <text:p>1664.819336</text:p>
          </table:table-cell>
          <table:table-cell office:value-type="float" office:value="1676.179443" calcext:value-type="float">
            <text:p>1676.179443</text:p>
          </table:table-cell>
          <table:table-cell table:number-columns-repeated="13"/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1669.46228" calcext:value-type="float">
            <text:p>1669.46228</text:p>
          </table:table-cell>
          <table:table-cell office:value-type="float" office:value="1716.098877" calcext:value-type="float">
            <text:p>1716.098877</text:p>
          </table:table-cell>
          <table:table-cell office:value-type="float" office:value="1677.181274" calcext:value-type="float">
            <text:p>1677.181274</text:p>
          </table:table-cell>
          <table:table-cell office:value-type="float" office:value="1718.122314" calcext:value-type="float">
            <text:p>1718.122314</text:p>
          </table:table-cell>
          <table:table-cell table:number-columns-repeated="13"/>
        </table:table-row>
        <table:table-row table:style-name="ro1">
          <table:table-cell office:value-type="float" office:value="217.8" calcext:value-type="float">
            <text:p>217.8</text:p>
          </table:table-cell>
          <table:table-cell office:value-type="float" office:value="1687.438965" calcext:value-type="float">
            <text:p>1687.438965</text:p>
          </table:table-cell>
          <table:table-cell office:value-type="float" office:value="1748.940552" calcext:value-type="float">
            <text:p>1748.940552</text:p>
          </table:table-cell>
          <table:table-cell office:value-type="float" office:value="1695.994385" calcext:value-type="float">
            <text:p>1695.994385</text:p>
          </table:table-cell>
          <table:table-cell office:value-type="float" office:value="1746.559326" calcext:value-type="float">
            <text:p>1746.559326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17.235962" calcext:value-type="float">
            <text:p>1717.235962</text:p>
          </table:table-cell>
          <table:table-cell office:value-type="float" office:value="1790.828857" calcext:value-type="float">
            <text:p>1790.828857</text:p>
          </table:table-cell>
          <table:table-cell office:value-type="float" office:value="1719.42627" calcext:value-type="float">
            <text:p>1719.42627</text:p>
          </table:table-cell>
          <table:table-cell office:value-type="float" office:value="1793.105225" calcext:value-type="float">
            <text:p>1793.105225</text:p>
          </table:table-cell>
          <table:table-cell table:number-columns-repeated="13"/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1749.01001" calcext:value-type="float">
            <text:p>1749.01001</text:p>
          </table:table-cell>
          <table:table-cell office:value-type="float" office:value="1790.726685" calcext:value-type="float">
            <text:p>1790.726685</text:p>
          </table:table-cell>
          <table:table-cell office:value-type="float" office:value="1758.64917" calcext:value-type="float">
            <text:p>1758.64917</text:p>
          </table:table-cell>
          <table:table-cell office:value-type="float" office:value="1788.258179" calcext:value-type="float">
            <text:p>1788.258179</text:p>
          </table:table-cell>
          <table:table-cell table:number-columns-repeated="13"/>
        </table:table-row>
        <table:table-row table:style-name="ro1">
          <table:table-cell office:value-type="float" office:value="218.4" calcext:value-type="float">
            <text:p>218.4</text:p>
          </table:table-cell>
          <table:table-cell office:value-type="float" office:value="1756.227295" calcext:value-type="float">
            <text:p>1756.227295</text:p>
          </table:table-cell>
          <table:table-cell office:value-type="float" office:value="1840.362061" calcext:value-type="float">
            <text:p>1840.362061</text:p>
          </table:table-cell>
          <table:table-cell office:value-type="float" office:value="1762.828491" calcext:value-type="float">
            <text:p>1762.828491</text:p>
          </table:table-cell>
          <table:table-cell office:value-type="float" office:value="1836.465942" calcext:value-type="float">
            <text:p>1836.465942</text:p>
          </table:table-cell>
          <table:table-cell table:number-columns-repeated="13"/>
        </table:table-row>
        <table:table-row table:style-name="ro1">
          <table:table-cell office:value-type="float" office:value="218.6" calcext:value-type="float">
            <text:p>218.6</text:p>
          </table:table-cell>
          <table:table-cell office:value-type="float" office:value="1777.10022" calcext:value-type="float">
            <text:p>1777.10022</text:p>
          </table:table-cell>
          <table:table-cell office:value-type="float" office:value="1868.029297" calcext:value-type="float">
            <text:p>1868.029297</text:p>
          </table:table-cell>
          <table:table-cell office:value-type="float" office:value="1791.126099" calcext:value-type="float">
            <text:p>1791.126099</text:p>
          </table:table-cell>
          <table:table-cell office:value-type="float" office:value="1857.684814" calcext:value-type="float">
            <text:p>1857.684814</text:p>
          </table:table-cell>
          <table:table-cell table:number-columns-repeated="13"/>
        </table:table-row>
        <table:table-row table:style-name="ro1">
          <table:table-cell office:value-type="float" office:value="218.8" calcext:value-type="float">
            <text:p>218.8</text:p>
          </table:table-cell>
          <table:table-cell office:value-type="float" office:value="1811.365967" calcext:value-type="float">
            <text:p>1811.365967</text:p>
          </table:table-cell>
          <table:table-cell office:value-type="float" office:value="1869.084229" calcext:value-type="float">
            <text:p>1869.084229</text:p>
          </table:table-cell>
          <table:table-cell office:value-type="float" office:value="1830.774658" calcext:value-type="float">
            <text:p>1830.774658</text:p>
          </table:table-cell>
          <table:table-cell office:value-type="float" office:value="1853.756226" calcext:value-type="float">
            <text:p>1853.756226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25.444336" calcext:value-type="float">
            <text:p>1825.444336</text:p>
          </table:table-cell>
          <table:table-cell office:value-type="float" office:value="1910.422852" calcext:value-type="float">
            <text:p>1910.422852</text:p>
          </table:table-cell>
          <table:table-cell office:value-type="float" office:value="1839.805664" calcext:value-type="float">
            <text:p>1839.805664</text:p>
          </table:table-cell>
          <table:table-cell office:value-type="float" office:value="1902.113647" calcext:value-type="float">
            <text:p>1902.113647</text:p>
          </table:table-cell>
          <table:table-cell table:number-columns-repeated="13"/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1814.606445" calcext:value-type="float">
            <text:p>1814.606445</text:p>
          </table:table-cell>
          <table:table-cell office:value-type="float" office:value="1935.053833" calcext:value-type="float">
            <text:p>1935.053833</text:p>
          </table:table-cell>
          <table:table-cell office:value-type="float" office:value="1817.223877" calcext:value-type="float">
            <text:p>1817.223877</text:p>
          </table:table-cell>
          <table:table-cell office:value-type="float" office:value="1936.731934" calcext:value-type="float">
            <text:p>1936.731934</text:p>
          </table:table-cell>
          <table:table-cell table:number-columns-repeated="13"/>
        </table:table-row>
        <table:table-row table:style-name="ro1">
          <table:table-cell office:value-type="float" office:value="219.4" calcext:value-type="float">
            <text:p>219.4</text:p>
          </table:table-cell>
          <table:table-cell office:value-type="float" office:value="1829.130981" calcext:value-type="float">
            <text:p>1829.130981</text:p>
          </table:table-cell>
          <table:table-cell office:value-type="float" office:value="1927.748169" calcext:value-type="float">
            <text:p>1927.748169</text:p>
          </table:table-cell>
          <table:table-cell office:value-type="float" office:value="1842.563843" calcext:value-type="float">
            <text:p>1842.563843</text:p>
          </table:table-cell>
          <table:table-cell office:value-type="float" office:value="1926.627319" calcext:value-type="float">
            <text:p>1926.627319</text:p>
          </table:table-cell>
          <table:table-cell table:number-columns-repeated="13"/>
        </table:table-row>
        <table:table-row table:style-name="ro1">
          <table:table-cell office:value-type="float" office:value="219.6" calcext:value-type="float">
            <text:p>219.6</text:p>
          </table:table-cell>
          <table:table-cell office:value-type="float" office:value="1837.032959" calcext:value-type="float">
            <text:p>1837.032959</text:p>
          </table:table-cell>
          <table:table-cell office:value-type="float" office:value="1944.4104" calcext:value-type="float">
            <text:p>1944.4104</text:p>
          </table:table-cell>
          <table:table-cell office:value-type="float" office:value="1843.72522" calcext:value-type="float">
            <text:p>1843.72522</text:p>
          </table:table-cell>
          <table:table-cell office:value-type="float" office:value="1951.40686" calcext:value-type="float">
            <text:p>1951.40686</text:p>
          </table:table-cell>
          <table:table-cell table:number-columns-repeated="13"/>
        </table:table-row>
        <table:table-row table:style-name="ro1">
          <table:table-cell office:value-type="float" office:value="219.8" calcext:value-type="float">
            <text:p>219.8</text:p>
          </table:table-cell>
          <table:table-cell office:value-type="float" office:value="1801.625854" calcext:value-type="float">
            <text:p>1801.625854</text:p>
          </table:table-cell>
          <table:table-cell office:value-type="float" office:value="1939.003296" calcext:value-type="float">
            <text:p>1939.003296</text:p>
          </table:table-cell>
          <table:table-cell office:value-type="float" office:value="1809.001221" calcext:value-type="float">
            <text:p>1809.001221</text:p>
          </table:table-cell>
          <table:table-cell office:value-type="float" office:value="1947.203979" calcext:value-type="float">
            <text:p>1947.203979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89.720337" calcext:value-type="float">
            <text:p>1789.720337</text:p>
          </table:table-cell>
          <table:table-cell office:value-type="float" office:value="1903.77832" calcext:value-type="float">
            <text:p>1903.77832</text:p>
          </table:table-cell>
          <table:table-cell office:value-type="float" office:value="1806.263428" calcext:value-type="float">
            <text:p>1806.263428</text:p>
          </table:table-cell>
          <table:table-cell office:value-type="float" office:value="1894.248291" calcext:value-type="float">
            <text:p>1894.248291</text:p>
          </table:table-cell>
          <table:table-cell table:number-columns-repeated="13"/>
        </table:table-row>
        <table:table-row table:style-name="ro1">
          <table:table-cell office:value-type="float" office:value="220.2" calcext:value-type="float">
            <text:p>220.2</text:p>
          </table:table-cell>
          <table:table-cell office:value-type="float" office:value="1771.709106" calcext:value-type="float">
            <text:p>1771.709106</text:p>
          </table:table-cell>
          <table:table-cell office:value-type="float" office:value="1906.541138" calcext:value-type="float">
            <text:p>1906.541138</text:p>
          </table:table-cell>
          <table:table-cell office:value-type="float" office:value="1784.166016" calcext:value-type="float">
            <text:p>1784.166016</text:p>
          </table:table-cell>
          <table:table-cell office:value-type="float" office:value="1898.787231" calcext:value-type="float">
            <text:p>1898.787231</text:p>
          </table:table-cell>
          <table:table-cell table:number-columns-repeated="13"/>
        </table:table-row>
        <table:table-row table:style-name="ro1">
          <table:table-cell office:value-type="float" office:value="220.4" calcext:value-type="float">
            <text:p>220.4</text:p>
          </table:table-cell>
          <table:table-cell office:value-type="float" office:value="1731.624268" calcext:value-type="float">
            <text:p>1731.624268</text:p>
          </table:table-cell>
          <table:table-cell office:value-type="float" office:value="1891.168945" calcext:value-type="float">
            <text:p>1891.168945</text:p>
          </table:table-cell>
          <table:table-cell office:value-type="float" office:value="1742.629028" calcext:value-type="float">
            <text:p>1742.629028</text:p>
          </table:table-cell>
          <table:table-cell office:value-type="float" office:value="1893.066528" calcext:value-type="float">
            <text:p>1893.066528</text:p>
          </table:table-cell>
          <table:table-cell table:number-columns-repeated="13"/>
        </table:table-row>
        <table:table-row table:style-name="ro1">
          <table:table-cell office:value-type="float" office:value="220.6" calcext:value-type="float">
            <text:p>220.6</text:p>
          </table:table-cell>
          <table:table-cell office:value-type="float" office:value="1730.700195" calcext:value-type="float">
            <text:p>1730.700195</text:p>
          </table:table-cell>
          <table:table-cell office:value-type="float" office:value="1847.344971" calcext:value-type="float">
            <text:p>1847.344971</text:p>
          </table:table-cell>
          <table:table-cell office:value-type="float" office:value="1748.512329" calcext:value-type="float">
            <text:p>1748.512329</text:p>
          </table:table-cell>
          <table:table-cell office:value-type="float" office:value="1828.472534" calcext:value-type="float">
            <text:p>1828.472534</text:p>
          </table:table-cell>
          <table:table-cell table:number-columns-repeated="13"/>
        </table:table-row>
        <table:table-row table:style-name="ro1">
          <table:table-cell office:value-type="float" office:value="220.8" calcext:value-type="float">
            <text:p>220.8</text:p>
          </table:table-cell>
          <table:table-cell office:value-type="float" office:value="1724.897217" calcext:value-type="float">
            <text:p>1724.897217</text:p>
          </table:table-cell>
          <table:table-cell office:value-type="float" office:value="1851.935669" calcext:value-type="float">
            <text:p>1851.935669</text:p>
          </table:table-cell>
          <table:table-cell office:value-type="float" office:value="1723.310669" calcext:value-type="float">
            <text:p>1723.310669</text:p>
          </table:table-cell>
          <table:table-cell office:value-type="float" office:value="1847.966553" calcext:value-type="float">
            <text:p>1847.966553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96.029297" calcext:value-type="float">
            <text:p>1696.029297</text:p>
          </table:table-cell>
          <table:table-cell office:value-type="float" office:value="1827.984375" calcext:value-type="float">
            <text:p>1827.984375</text:p>
          </table:table-cell>
          <table:table-cell office:value-type="float" office:value="1706.067627" calcext:value-type="float">
            <text:p>1706.067627</text:p>
          </table:table-cell>
          <table:table-cell office:value-type="float" office:value="1826.657959" calcext:value-type="float">
            <text:p>1826.657959</text:p>
          </table:table-cell>
          <table:table-cell table:number-columns-repeated="13"/>
        </table:table-row>
        <table:table-row table:style-name="ro1">
          <table:table-cell office:value-type="float" office:value="221.2" calcext:value-type="float">
            <text:p>221.2</text:p>
          </table:table-cell>
          <table:table-cell office:value-type="float" office:value="1695.605835" calcext:value-type="float">
            <text:p>1695.605835</text:p>
          </table:table-cell>
          <table:table-cell office:value-type="float" office:value="1799.677002" calcext:value-type="float">
            <text:p>1799.677002</text:p>
          </table:table-cell>
          <table:table-cell office:value-type="float" office:value="1705.087769" calcext:value-type="float">
            <text:p>1705.087769</text:p>
          </table:table-cell>
          <table:table-cell office:value-type="float" office:value="1799.566162" calcext:value-type="float">
            <text:p>1799.566162</text:p>
          </table:table-cell>
          <table:table-cell table:number-columns-repeated="13"/>
        </table:table-row>
        <table:table-row table:style-name="ro1">
          <table:table-cell office:value-type="float" office:value="221.4" calcext:value-type="float">
            <text:p>221.4</text:p>
          </table:table-cell>
          <table:table-cell office:value-type="float" office:value="1679.318604" calcext:value-type="float">
            <text:p>1679.318604</text:p>
          </table:table-cell>
          <table:table-cell office:value-type="float" office:value="1789.704712" calcext:value-type="float">
            <text:p>1789.704712</text:p>
          </table:table-cell>
          <table:table-cell office:value-type="float" office:value="1687.362915" calcext:value-type="float">
            <text:p>1687.362915</text:p>
          </table:table-cell>
          <table:table-cell office:value-type="float" office:value="1791.950928" calcext:value-type="float">
            <text:p>1791.950928</text:p>
          </table:table-cell>
          <table:table-cell table:number-columns-repeated="13"/>
        </table:table-row>
        <table:table-row table:style-name="ro1">
          <table:table-cell office:value-type="float" office:value="221.6" calcext:value-type="float">
            <text:p>221.6</text:p>
          </table:table-cell>
          <table:table-cell office:value-type="float" office:value="1659.955444" calcext:value-type="float">
            <text:p>1659.955444</text:p>
          </table:table-cell>
          <table:table-cell office:value-type="float" office:value="1771.16394" calcext:value-type="float">
            <text:p>1771.16394</text:p>
          </table:table-cell>
          <table:table-cell office:value-type="float" office:value="1674.346069" calcext:value-type="float">
            <text:p>1674.346069</text:p>
          </table:table-cell>
          <table:table-cell office:value-type="float" office:value="1764.560913" calcext:value-type="float">
            <text:p>1764.560913</text:p>
          </table:table-cell>
          <table:table-cell table:number-columns-repeated="13"/>
        </table:table-row>
        <table:table-row table:style-name="ro1">
          <table:table-cell office:value-type="float" office:value="221.8" calcext:value-type="float">
            <text:p>221.8</text:p>
          </table:table-cell>
          <table:table-cell office:value-type="float" office:value="1656.284668" calcext:value-type="float">
            <text:p>1656.284668</text:p>
          </table:table-cell>
          <table:table-cell office:value-type="float" office:value="1753.528931" calcext:value-type="float">
            <text:p>1753.528931</text:p>
          </table:table-cell>
          <table:table-cell office:value-type="float" office:value="1665.850708" calcext:value-type="float">
            <text:p>1665.850708</text:p>
          </table:table-cell>
          <table:table-cell office:value-type="float" office:value="1751.507935" calcext:value-type="float">
            <text:p>1751.507935</text:p>
          </table:table-cell>
          <table:table-cell table:number-columns-repeated="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43.40979" calcext:value-type="float">
            <text:p>1643.40979</text:p>
          </table:table-cell>
          <table:table-cell office:value-type="float" office:value="1737.366943" calcext:value-type="float">
            <text:p>1737.366943</text:p>
          </table:table-cell>
          <table:table-cell office:value-type="float" office:value="1651.163574" calcext:value-type="float">
            <text:p>1651.163574</text:p>
          </table:table-cell>
          <table:table-cell office:value-type="float" office:value="1736.771729" calcext:value-type="float">
            <text:p>1736.771729</text:p>
          </table:table-cell>
          <table:table-cell table:number-columns-repeated="13"/>
        </table:table-row>
        <table:table-row table:style-name="ro1">
          <table:table-cell office:value-type="float" office:value="222.2" calcext:value-type="float">
            <text:p>222.2</text:p>
          </table:table-cell>
          <table:table-cell office:value-type="float" office:value="1631.391235" calcext:value-type="float">
            <text:p>1631.391235</text:p>
          </table:table-cell>
          <table:table-cell office:value-type="float" office:value="1740.1427" calcext:value-type="float">
            <text:p>1740.1427</text:p>
          </table:table-cell>
          <table:table-cell office:value-type="float" office:value="1643.135376" calcext:value-type="float">
            <text:p>1643.135376</text:p>
          </table:table-cell>
          <table:table-cell office:value-type="float" office:value="1723.42395" calcext:value-type="float">
            <text:p>1723.42395</text:p>
          </table:table-cell>
          <table:table-cell table:number-columns-repeated="13"/>
        </table:table-row>
        <table:table-row table:style-name="ro1">
          <table:table-cell office:value-type="float" office:value="222.4" calcext:value-type="float">
            <text:p>222.4</text:p>
          </table:table-cell>
          <table:table-cell office:value-type="float" office:value="1635.499878" calcext:value-type="float">
            <text:p>1635.499878</text:p>
          </table:table-cell>
          <table:table-cell office:value-type="float" office:value="1713.765625" calcext:value-type="float">
            <text:p>1713.765625</text:p>
          </table:table-cell>
          <table:table-cell office:value-type="float" office:value="1636.848999" calcext:value-type="float">
            <text:p>1636.848999</text:p>
          </table:table-cell>
          <table:table-cell office:value-type="float" office:value="1713.601562" calcext:value-type="float">
            <text:p>1713.601562</text:p>
          </table:table-cell>
          <table:table-cell table:number-columns-repeated="13"/>
        </table:table-row>
        <table:table-row table:style-name="ro1">
          <table:table-cell office:value-type="float" office:value="222.6" calcext:value-type="float">
            <text:p>222.6</text:p>
          </table:table-cell>
          <table:table-cell office:value-type="float" office:value="1627.592896" calcext:value-type="float">
            <text:p>1627.592896</text:p>
          </table:table-cell>
          <table:table-cell office:value-type="float" office:value="1702.483765" calcext:value-type="float">
            <text:p>1702.483765</text:p>
          </table:table-cell>
          <table:table-cell office:value-type="float" office:value="1632.293335" calcext:value-type="float">
            <text:p>1632.293335</text:p>
          </table:table-cell>
          <table:table-cell office:value-type="float" office:value="1709.028687" calcext:value-type="float">
            <text:p>1709.028687</text:p>
          </table:table-cell>
          <table:table-cell table:number-columns-repeated="13"/>
        </table:table-row>
        <table:table-row table:style-name="ro1">
          <table:table-cell office:value-type="float" office:value="222.8" calcext:value-type="float">
            <text:p>222.8</text:p>
          </table:table-cell>
          <table:table-cell office:value-type="float" office:value="1617.9646" calcext:value-type="float">
            <text:p>1617.9646</text:p>
          </table:table-cell>
          <table:table-cell office:value-type="float" office:value="1695.191162" calcext:value-type="float">
            <text:p>1695.191162</text:p>
          </table:table-cell>
          <table:table-cell office:value-type="float" office:value="1626.372559" calcext:value-type="float">
            <text:p>1626.372559</text:p>
          </table:table-cell>
          <table:table-cell office:value-type="float" office:value="1695.023682" calcext:value-type="float">
            <text:p>1695.023682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15.470703" calcext:value-type="float">
            <text:p>1615.470703</text:p>
          </table:table-cell>
          <table:table-cell office:value-type="float" office:value="1679.560059" calcext:value-type="float">
            <text:p>1679.560059</text:p>
          </table:table-cell>
          <table:table-cell office:value-type="float" office:value="1619.627075" calcext:value-type="float">
            <text:p>1619.627075</text:p>
          </table:table-cell>
          <table:table-cell office:value-type="float" office:value="1680.500977" calcext:value-type="float">
            <text:p>1680.500977</text:p>
          </table:table-cell>
          <table:table-cell table:number-columns-repeated="13"/>
        </table:table-row>
        <table:table-row table:style-name="ro1">
          <table:table-cell office:value-type="float" office:value="223.2" calcext:value-type="float">
            <text:p>223.2</text:p>
          </table:table-cell>
          <table:table-cell office:value-type="float" office:value="1604.050049" calcext:value-type="float">
            <text:p>1604.050049</text:p>
          </table:table-cell>
          <table:table-cell office:value-type="float" office:value="1684.21582" calcext:value-type="float">
            <text:p>1684.21582</text:p>
          </table:table-cell>
          <table:table-cell office:value-type="float" office:value="1617.893188" calcext:value-type="float">
            <text:p>1617.893188</text:p>
          </table:table-cell>
          <table:table-cell office:value-type="float" office:value="1673.80603" calcext:value-type="float">
            <text:p>1673.80603</text:p>
          </table:table-cell>
          <table:table-cell table:number-columns-repeated="13"/>
        </table:table-row>
        <table:table-row table:style-name="ro1">
          <table:table-cell office:value-type="float" office:value="223.4" calcext:value-type="float">
            <text:p>223.4</text:p>
          </table:table-cell>
          <table:table-cell office:value-type="float" office:value="1609.616821" calcext:value-type="float">
            <text:p>1609.616821</text:p>
          </table:table-cell>
          <table:table-cell office:value-type="float" office:value="1663.529419" calcext:value-type="float">
            <text:p>1663.529419</text:p>
          </table:table-cell>
          <table:table-cell office:value-type="float" office:value="1606.718262" calcext:value-type="float">
            <text:p>1606.718262</text:p>
          </table:table-cell>
          <table:table-cell office:value-type="float" office:value="1662.892822" calcext:value-type="float">
            <text:p>1662.892822</text:p>
          </table:table-cell>
          <table:table-cell table:number-columns-repeated="13"/>
        </table:table-row>
        <table:table-row table:style-name="ro1">
          <table:table-cell office:value-type="float" office:value="223.6" calcext:value-type="float">
            <text:p>223.6</text:p>
          </table:table-cell>
          <table:table-cell office:value-type="float" office:value="1597.80957" calcext:value-type="float">
            <text:p>1597.80957</text:p>
          </table:table-cell>
          <table:table-cell office:value-type="float" office:value="1659.887817" calcext:value-type="float">
            <text:p>1659.887817</text:p>
          </table:table-cell>
          <table:table-cell office:value-type="float" office:value="1605.96167" calcext:value-type="float">
            <text:p>1605.96167</text:p>
          </table:table-cell>
          <table:table-cell office:value-type="float" office:value="1661.652954" calcext:value-type="float">
            <text:p>1661.652954</text:p>
          </table:table-cell>
          <table:table-cell table:number-columns-repeated="13"/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1596.796021" calcext:value-type="float">
            <text:p>1596.796021</text:p>
          </table:table-cell>
          <table:table-cell office:value-type="float" office:value="1654.227783" calcext:value-type="float">
            <text:p>1654.227783</text:p>
          </table:table-cell>
          <table:table-cell office:value-type="float" office:value="1600.072021" calcext:value-type="float">
            <text:p>1600.072021</text:p>
          </table:table-cell>
          <table:table-cell office:value-type="float" office:value="1650.417969" calcext:value-type="float">
            <text:p>1650.417969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93.814331" calcext:value-type="float">
            <text:p>1593.814331</text:p>
          </table:table-cell>
          <table:table-cell office:value-type="float" office:value="1643.30127" calcext:value-type="float">
            <text:p>1643.30127</text:p>
          </table:table-cell>
          <table:table-cell office:value-type="float" office:value="1597.120972" calcext:value-type="float">
            <text:p>1597.120972</text:p>
          </table:table-cell>
          <table:table-cell office:value-type="float" office:value="1643.261475" calcext:value-type="float">
            <text:p>1643.261475</text:p>
          </table:table-cell>
          <table:table-cell table:number-columns-repeated="13"/>
        </table:table-row>
        <table:table-row table:style-name="ro1">
          <table:table-cell office:value-type="float" office:value="224.2" calcext:value-type="float">
            <text:p>224.2</text:p>
          </table:table-cell>
          <table:table-cell office:value-type="float" office:value="1592.876709" calcext:value-type="float">
            <text:p>1592.876709</text:p>
          </table:table-cell>
          <table:table-cell office:value-type="float" office:value="1637.691895" calcext:value-type="float">
            <text:p>1637.691895</text:p>
          </table:table-cell>
          <table:table-cell office:value-type="float" office:value="1594.516113" calcext:value-type="float">
            <text:p>1594.516113</text:p>
          </table:table-cell>
          <table:table-cell office:value-type="float" office:value="1640.074585" calcext:value-type="float">
            <text:p>1640.074585</text:p>
          </table:table-cell>
          <table:table-cell table:number-columns-repeated="13"/>
        </table:table-row>
        <table:table-row table:style-name="ro1">
          <table:table-cell office:value-type="float" office:value="224.4" calcext:value-type="float">
            <text:p>224.4</text:p>
          </table:table-cell>
          <table:table-cell office:value-type="float" office:value="1582.602905" calcext:value-type="float">
            <text:p>1582.602905</text:p>
          </table:table-cell>
          <table:table-cell office:value-type="float" office:value="1639.324219" calcext:value-type="float">
            <text:p>1639.324219</text:p>
          </table:table-cell>
          <table:table-cell office:value-type="float" office:value="1590.80896" calcext:value-type="float">
            <text:p>1590.80896</text:p>
          </table:table-cell>
          <table:table-cell office:value-type="float" office:value="1630.672852" calcext:value-type="float">
            <text:p>1630.672852</text:p>
          </table:table-cell>
          <table:table-cell table:number-columns-repeated="13"/>
        </table:table-row>
        <table:table-row table:style-name="ro1">
          <table:table-cell office:value-type="float" office:value="224.6" calcext:value-type="float">
            <text:p>224.6</text:p>
          </table:table-cell>
          <table:table-cell office:value-type="float" office:value="1589.529175" calcext:value-type="float">
            <text:p>1589.529175</text:p>
          </table:table-cell>
          <table:table-cell office:value-type="float" office:value="1624.61377" calcext:value-type="float">
            <text:p>1624.61377</text:p>
          </table:table-cell>
          <table:table-cell office:value-type="float" office:value="1585.268921" calcext:value-type="float">
            <text:p>1585.268921</text:p>
          </table:table-cell>
          <table:table-cell office:value-type="float" office:value="1628.137695" calcext:value-type="float">
            <text:p>1628.137695</text:p>
          </table:table-cell>
          <table:table-cell table:number-columns-repeated="13"/>
        </table:table-row>
        <table:table-row table:style-name="ro1">
          <table:table-cell office:value-type="float" office:value="224.8" calcext:value-type="float">
            <text:p>224.8</text:p>
          </table:table-cell>
          <table:table-cell office:value-type="float" office:value="1581.423584" calcext:value-type="float">
            <text:p>1581.423584</text:p>
          </table:table-cell>
          <table:table-cell office:value-type="float" office:value="1626.520386" calcext:value-type="float">
            <text:p>1626.520386</text:p>
          </table:table-cell>
          <table:table-cell office:value-type="float" office:value="1585.044922" calcext:value-type="float">
            <text:p>1585.044922</text:p>
          </table:table-cell>
          <table:table-cell office:value-type="float" office:value="1623.420044" calcext:value-type="float">
            <text:p>1623.420044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82.689697" calcext:value-type="float">
            <text:p>1582.689697</text:p>
          </table:table-cell>
          <table:table-cell office:value-type="float" office:value="1619.438965" calcext:value-type="float">
            <text:p>1619.438965</text:p>
          </table:table-cell>
          <table:table-cell office:value-type="float" office:value="1583.467041" calcext:value-type="float">
            <text:p>1583.467041</text:p>
          </table:table-cell>
          <table:table-cell office:value-type="float" office:value="1617.922607" calcext:value-type="float">
            <text:p>1617.922607</text:p>
          </table:table-cell>
          <table:table-cell table:number-columns-repeated="13"/>
        </table:table-row>
        <table:table-row table:style-name="ro1">
          <table:table-cell office:value-type="float" office:value="225.2" calcext:value-type="float">
            <text:p>225.2</text:p>
          </table:table-cell>
          <table:table-cell office:value-type="float" office:value="1583.366577" calcext:value-type="float">
            <text:p>1583.366577</text:p>
          </table:table-cell>
          <table:table-cell office:value-type="float" office:value="1611.035156" calcext:value-type="float">
            <text:p>1611.035156</text:p>
          </table:table-cell>
          <table:table-cell office:value-type="float" office:value="1584.377686" calcext:value-type="float">
            <text:p>1584.377686</text:p>
          </table:table-cell>
          <table:table-cell office:value-type="float" office:value="1610.773682" calcext:value-type="float">
            <text:p>1610.773682</text:p>
          </table:table-cell>
          <table:table-cell table:number-columns-repeated="13"/>
        </table:table-row>
        <table:table-row table:style-name="ro1">
          <table:table-cell office:value-type="float" office:value="225.4" calcext:value-type="float">
            <text:p>225.4</text:p>
          </table:table-cell>
          <table:table-cell office:value-type="float" office:value="1576.955322" calcext:value-type="float">
            <text:p>1576.955322</text:p>
          </table:table-cell>
          <table:table-cell office:value-type="float" office:value="1609.547363" calcext:value-type="float">
            <text:p>1609.547363</text:p>
          </table:table-cell>
          <table:table-cell office:value-type="float" office:value="1579.629272" calcext:value-type="float">
            <text:p>1579.629272</text:p>
          </table:table-cell>
          <table:table-cell office:value-type="float" office:value="1606.95105" calcext:value-type="float">
            <text:p>1606.95105</text:p>
          </table:table-cell>
          <table:table-cell table:number-columns-repeated="13"/>
        </table:table-row>
        <table:table-row table:style-name="ro1">
          <table:table-cell office:value-type="float" office:value="225.6" calcext:value-type="float">
            <text:p>225.6</text:p>
          </table:table-cell>
          <table:table-cell office:value-type="float" office:value="1577.181519" calcext:value-type="float">
            <text:p>1577.181519</text:p>
          </table:table-cell>
          <table:table-cell office:value-type="float" office:value="1606.763794" calcext:value-type="float">
            <text:p>1606.763794</text:p>
          </table:table-cell>
          <table:table-cell office:value-type="float" office:value="1579.251099" calcext:value-type="float">
            <text:p>1579.251099</text:p>
          </table:table-cell>
          <table:table-cell office:value-type="float" office:value="1604.873047" calcext:value-type="float">
            <text:p>1604.873047</text:p>
          </table:table-cell>
          <table:table-cell table:number-columns-repeated="13"/>
        </table:table-row>
        <table:table-row table:style-name="ro1">
          <table:table-cell office:value-type="float" office:value="225.8" calcext:value-type="float">
            <text:p>225.8</text:p>
          </table:table-cell>
          <table:table-cell office:value-type="float" office:value="1575.341553" calcext:value-type="float">
            <text:p>1575.341553</text:p>
          </table:table-cell>
          <table:table-cell office:value-type="float" office:value="1601.262939" calcext:value-type="float">
            <text:p>1601.262939</text:p>
          </table:table-cell>
          <table:table-cell office:value-type="float" office:value="1576.248779" calcext:value-type="float">
            <text:p>1576.248779</text:p>
          </table:table-cell>
          <table:table-cell office:value-type="float" office:value="1600.141846" calcext:value-type="float">
            <text:p>1600.141846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73.78125" calcext:value-type="float">
            <text:p>1573.78125</text:p>
          </table:table-cell>
          <table:table-cell office:value-type="float" office:value="1601.506104" calcext:value-type="float">
            <text:p>1601.506104</text:p>
          </table:table-cell>
          <table:table-cell office:value-type="float" office:value="1575.170166" calcext:value-type="float">
            <text:p>1575.170166</text:p>
          </table:table-cell>
          <table:table-cell office:value-type="float" office:value="1600.60498" calcext:value-type="float">
            <text:p>1600.60498</text:p>
          </table:table-cell>
          <table:table-cell table:number-columns-repeated="13"/>
        </table:table-row>
        <table:table-row table:style-name="ro1">
          <table:table-cell office:value-type="float" office:value="226.2" calcext:value-type="float">
            <text:p>226.2</text:p>
          </table:table-cell>
          <table:table-cell office:value-type="float" office:value="1574.168823" calcext:value-type="float">
            <text:p>1574.168823</text:p>
          </table:table-cell>
          <table:table-cell office:value-type="float" office:value="1596.599243" calcext:value-type="float">
            <text:p>1596.599243</text:p>
          </table:table-cell>
          <table:table-cell office:value-type="float" office:value="1574.386719" calcext:value-type="float">
            <text:p>1574.386719</text:p>
          </table:table-cell>
          <table:table-cell office:value-type="float" office:value="1591.130981" calcext:value-type="float">
            <text:p>1591.130981</text:p>
          </table:table-cell>
          <table:table-cell table:number-columns-repeated="13"/>
        </table:table-row>
        <table:table-row table:style-name="ro1">
          <table:table-cell office:value-type="float" office:value="226.4" calcext:value-type="float">
            <text:p>226.4</text:p>
          </table:table-cell>
          <table:table-cell office:value-type="float" office:value="1568.762329" calcext:value-type="float">
            <text:p>1568.762329</text:p>
          </table:table-cell>
          <table:table-cell office:value-type="float" office:value="1598.889404" calcext:value-type="float">
            <text:p>1598.889404</text:p>
          </table:table-cell>
          <table:table-cell office:value-type="float" office:value="1570.872192" calcext:value-type="float">
            <text:p>1570.872192</text:p>
          </table:table-cell>
          <table:table-cell office:value-type="float" office:value="1595.903442" calcext:value-type="float">
            <text:p>1595.903442</text:p>
          </table:table-cell>
          <table:table-cell table:number-columns-repeated="13"/>
        </table:table-row>
        <table:table-row table:style-name="ro1">
          <table:table-cell office:value-type="float" office:value="226.6" calcext:value-type="float">
            <text:p>226.6</text:p>
          </table:table-cell>
          <table:table-cell office:value-type="float" office:value="1573.001099" calcext:value-type="float">
            <text:p>1573.001099</text:p>
          </table:table-cell>
          <table:table-cell office:value-type="float" office:value="1591.40625" calcext:value-type="float">
            <text:p>1591.40625</text:p>
          </table:table-cell>
          <table:table-cell office:value-type="float" office:value="1567.836426" calcext:value-type="float">
            <text:p>1567.836426</text:p>
          </table:table-cell>
          <table:table-cell office:value-type="float" office:value="1593.3125" calcext:value-type="float">
            <text:p>1593.3125</text:p>
          </table:table-cell>
          <table:table-cell table:number-columns-repeated="13"/>
        </table:table-row>
        <table:table-row table:style-name="ro1">
          <table:table-cell office:value-type="float" office:value="226.8" calcext:value-type="float">
            <text:p>226.8</text:p>
          </table:table-cell>
          <table:table-cell office:value-type="float" office:value="1573.422729" calcext:value-type="float">
            <text:p>1573.422729</text:p>
          </table:table-cell>
          <table:table-cell office:value-type="float" office:value="1588.708008" calcext:value-type="float">
            <text:p>1588.708008</text:p>
          </table:table-cell>
          <table:table-cell office:value-type="float" office:value="1571.647217" calcext:value-type="float">
            <text:p>1571.647217</text:p>
          </table:table-cell>
          <table:table-cell office:value-type="float" office:value="1590.565063" calcext:value-type="float">
            <text:p>1590.565063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73.292847" calcext:value-type="float">
            <text:p>1573.292847</text:p>
          </table:table-cell>
          <table:table-cell office:value-type="float" office:value="1587.74585" calcext:value-type="float">
            <text:p>1587.74585</text:p>
          </table:table-cell>
          <table:table-cell office:value-type="float" office:value="1570.856934" calcext:value-type="float">
            <text:p>1570.856934</text:p>
          </table:table-cell>
          <table:table-cell office:value-type="float" office:value="1587.725464" calcext:value-type="float">
            <text:p>1587.725464</text:p>
          </table:table-cell>
          <table:table-cell table:number-columns-repeated="13"/>
        </table:table-row>
        <table:table-row table:style-name="ro1">
          <table:table-cell office:value-type="float" office:value="227.2" calcext:value-type="float">
            <text:p>227.2</text:p>
          </table:table-cell>
          <table:table-cell office:value-type="float" office:value="1569.838989" calcext:value-type="float">
            <text:p>1569.838989</text:p>
          </table:table-cell>
          <table:table-cell office:value-type="float" office:value="1584.847168" calcext:value-type="float">
            <text:p>1584.847168</text:p>
          </table:table-cell>
          <table:table-cell office:value-type="float" office:value="1571.102905" calcext:value-type="float">
            <text:p>1571.102905</text:p>
          </table:table-cell>
          <table:table-cell office:value-type="float" office:value="1583.145752" calcext:value-type="float">
            <text:p>1583.145752</text:p>
          </table:table-cell>
          <table:table-cell table:number-columns-repeated="13"/>
        </table:table-row>
        <table:table-row table:style-name="ro1">
          <table:table-cell office:value-type="float" office:value="227.4" calcext:value-type="float">
            <text:p>227.4</text:p>
          </table:table-cell>
          <table:table-cell office:value-type="float" office:value="1570.996216" calcext:value-type="float">
            <text:p>1570.996216</text:p>
          </table:table-cell>
          <table:table-cell office:value-type="float" office:value="1585.677612" calcext:value-type="float">
            <text:p>1585.677612</text:p>
          </table:table-cell>
          <table:table-cell office:value-type="float" office:value="1571.527954" calcext:value-type="float">
            <text:p>1571.527954</text:p>
          </table:table-cell>
          <table:table-cell office:value-type="float" office:value="1580.68103" calcext:value-type="float">
            <text:p>1580.68103</text:p>
          </table:table-cell>
          <table:table-cell table:number-columns-repeated="13"/>
        </table:table-row>
        <table:table-row table:style-name="ro1">
          <table:table-cell office:value-type="float" office:value="227.6" calcext:value-type="float">
            <text:p>227.6</text:p>
          </table:table-cell>
          <table:table-cell office:value-type="float" office:value="1563.803711" calcext:value-type="float">
            <text:p>1563.803711</text:p>
          </table:table-cell>
          <table:table-cell office:value-type="float" office:value="1586.672363" calcext:value-type="float">
            <text:p>1586.672363</text:p>
          </table:table-cell>
          <table:table-cell office:value-type="float" office:value="1569.92981" calcext:value-type="float">
            <text:p>1569.92981</text:p>
          </table:table-cell>
          <table:table-cell office:value-type="float" office:value="1583.130127" calcext:value-type="float">
            <text:p>1583.130127</text:p>
          </table:table-cell>
          <table:table-cell table:number-columns-repeated="13"/>
        </table:table-row>
        <table:table-row table:style-name="ro1">
          <table:table-cell office:value-type="float" office:value="227.8" calcext:value-type="float">
            <text:p>227.8</text:p>
          </table:table-cell>
          <table:table-cell office:value-type="float" office:value="1570.87439" calcext:value-type="float">
            <text:p>1570.87439</text:p>
          </table:table-cell>
          <table:table-cell office:value-type="float" office:value="1581.135132" calcext:value-type="float">
            <text:p>1581.135132</text:p>
          </table:table-cell>
          <table:table-cell office:value-type="float" office:value="1568.244995" calcext:value-type="float">
            <text:p>1568.244995</text:p>
          </table:table-cell>
          <table:table-cell office:value-type="float" office:value="1582.634033" calcext:value-type="float">
            <text:p>1582.634033</text:p>
          </table:table-cell>
          <table:table-cell table:number-columns-repeated="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73.105713" calcext:value-type="float">
            <text:p>1573.105713</text:p>
          </table:table-cell>
          <table:table-cell office:value-type="float" office:value="1579.705566" calcext:value-type="float">
            <text:p>1579.705566</text:p>
          </table:table-cell>
          <table:table-cell office:value-type="float" office:value="1574.074951" calcext:value-type="float">
            <text:p>1574.074951</text:p>
          </table:table-cell>
          <table:table-cell office:value-type="float" office:value="1577.625122" calcext:value-type="float">
            <text:p>1577.625122</text:p>
          </table:table-cell>
          <table:table-cell table:number-columns-repeated="13"/>
        </table:table-row>
        <table:table-row table:style-name="ro1">
          <table:table-cell office:value-type="float" office:value="228.2" calcext:value-type="float">
            <text:p>228.2</text:p>
          </table:table-cell>
          <table:table-cell office:value-type="float" office:value="1567.441406" calcext:value-type="float">
            <text:p>1567.441406</text:p>
          </table:table-cell>
          <table:table-cell office:value-type="float" office:value="1580.499023" calcext:value-type="float">
            <text:p>1580.499023</text:p>
          </table:table-cell>
          <table:table-cell office:value-type="float" office:value="1569.403809" calcext:value-type="float">
            <text:p>1569.403809</text:p>
          </table:table-cell>
          <table:table-cell office:value-type="float" office:value="1580.527832" calcext:value-type="float">
            <text:p>1580.527832</text:p>
          </table:table-cell>
          <table:table-cell table:number-columns-repeated="13"/>
        </table:table-row>
        <table:table-row table:style-name="ro1">
          <table:table-cell office:value-type="float" office:value="228.4" calcext:value-type="float">
            <text:p>228.4</text:p>
          </table:table-cell>
          <table:table-cell office:value-type="float" office:value="1568.881348" calcext:value-type="float">
            <text:p>1568.881348</text:p>
          </table:table-cell>
          <table:table-cell office:value-type="float" office:value="1576.735474" calcext:value-type="float">
            <text:p>1576.735474</text:p>
          </table:table-cell>
          <table:table-cell office:value-type="float" office:value="1568.113281" calcext:value-type="float">
            <text:p>1568.113281</text:p>
          </table:table-cell>
          <table:table-cell office:value-type="float" office:value="1578.809814" calcext:value-type="float">
            <text:p>1578.809814</text:p>
          </table:table-cell>
          <table:table-cell table:number-columns-repeated="13"/>
        </table:table-row>
        <table:table-row table:style-name="ro1">
          <table:table-cell office:value-type="float" office:value="228.6" calcext:value-type="float">
            <text:p>228.6</text:p>
          </table:table-cell>
          <table:table-cell office:value-type="float" office:value="1568.729492" calcext:value-type="float">
            <text:p>1568.729492</text:p>
          </table:table-cell>
          <table:table-cell office:value-type="float" office:value="1575.121826" calcext:value-type="float">
            <text:p>1575.121826</text:p>
          </table:table-cell>
          <table:table-cell office:value-type="float" office:value="1567.741577" calcext:value-type="float">
            <text:p>1567.741577</text:p>
          </table:table-cell>
          <table:table-cell office:value-type="float" office:value="1576.453125" calcext:value-type="float">
            <text:p>1576.453125</text:p>
          </table:table-cell>
          <table:table-cell table:number-columns-repeated="13"/>
        </table:table-row>
        <table:table-row table:style-name="ro1">
          <table:table-cell office:value-type="float" office:value="228.8" calcext:value-type="float">
            <text:p>228.8</text:p>
          </table:table-cell>
          <table:table-cell office:value-type="float" office:value="1565.676636" calcext:value-type="float">
            <text:p>1565.676636</text:p>
          </table:table-cell>
          <table:table-cell office:value-type="float" office:value="1575.027588" calcext:value-type="float">
            <text:p>1575.027588</text:p>
          </table:table-cell>
          <table:table-cell office:value-type="float" office:value="1568.619873" calcext:value-type="float">
            <text:p>1568.619873</text:p>
          </table:table-cell>
          <table:table-cell office:value-type="float" office:value="1574.505493" calcext:value-type="float">
            <text:p>1574.505493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67.848022" calcext:value-type="float">
            <text:p>1567.848022</text:p>
          </table:table-cell>
          <table:table-cell office:value-type="float" office:value="1574.170898" calcext:value-type="float">
            <text:p>1574.170898</text:p>
          </table:table-cell>
          <table:table-cell office:value-type="float" office:value="1568.501465" calcext:value-type="float">
            <text:p>1568.501465</text:p>
          </table:table-cell>
          <table:table-cell office:value-type="float" office:value="1573.862305" calcext:value-type="float">
            <text:p>1573.862305</text:p>
          </table:table-cell>
          <table:table-cell table:number-columns-repeated="13"/>
        </table:table-row>
        <table:table-row table:style-name="ro1">
          <table:table-cell office:value-type="float" office:value="229.2" calcext:value-type="float">
            <text:p>229.2</text:p>
          </table:table-cell>
          <table:table-cell office:value-type="float" office:value="1568.219849" calcext:value-type="float">
            <text:p>1568.219849</text:p>
          </table:table-cell>
          <table:table-cell office:value-type="float" office:value="1575.890503" calcext:value-type="float">
            <text:p>1575.890503</text:p>
          </table:table-cell>
          <table:table-cell office:value-type="float" office:value="1567.312866" calcext:value-type="float">
            <text:p>1567.312866</text:p>
          </table:table-cell>
          <table:table-cell office:value-type="float" office:value="1575.230713" calcext:value-type="float">
            <text:p>1575.230713</text:p>
          </table:table-cell>
          <table:table-cell table:number-columns-repeated="13"/>
        </table:table-row>
        <table:table-row table:style-name="ro1">
          <table:table-cell office:value-type="float" office:value="229.4" calcext:value-type="float">
            <text:p>229.4</text:p>
          </table:table-cell>
          <table:table-cell office:value-type="float" office:value="1569.053589" calcext:value-type="float">
            <text:p>1569.053589</text:p>
          </table:table-cell>
          <table:table-cell office:value-type="float" office:value="1574.310059" calcext:value-type="float">
            <text:p>1574.310059</text:p>
          </table:table-cell>
          <table:table-cell office:value-type="float" office:value="1569.445312" calcext:value-type="float">
            <text:p>1569.445312</text:p>
          </table:table-cell>
          <table:table-cell office:value-type="float" office:value="1576.129028" calcext:value-type="float">
            <text:p>1576.129028</text:p>
          </table:table-cell>
          <table:table-cell table:number-columns-repeated="13"/>
        </table:table-row>
        <table:table-row table:style-name="ro1">
          <table:table-cell office:value-type="float" office:value="229.6" calcext:value-type="float">
            <text:p>229.6</text:p>
          </table:table-cell>
          <table:table-cell office:value-type="float" office:value="1566.326172" calcext:value-type="float">
            <text:p>1566.326172</text:p>
          </table:table-cell>
          <table:table-cell office:value-type="float" office:value="1576.361084" calcext:value-type="float">
            <text:p>1576.361084</text:p>
          </table:table-cell>
          <table:table-cell office:value-type="float" office:value="1562.80249" calcext:value-type="float">
            <text:p>1562.80249</text:p>
          </table:table-cell>
          <table:table-cell office:value-type="float" office:value="1574.398193" calcext:value-type="float">
            <text:p>1574.398193</text:p>
          </table:table-cell>
          <table:table-cell table:number-columns-repeated="13"/>
        </table:table-row>
        <table:table-row table:style-name="ro1">
          <table:table-cell office:value-type="float" office:value="229.8" calcext:value-type="float">
            <text:p>229.8</text:p>
          </table:table-cell>
          <table:table-cell office:value-type="float" office:value="1566.50769" calcext:value-type="float">
            <text:p>1566.50769</text:p>
          </table:table-cell>
          <table:table-cell office:value-type="float" office:value="1570.909302" calcext:value-type="float">
            <text:p>1570.909302</text:p>
          </table:table-cell>
          <table:table-cell office:value-type="float" office:value="1567.775513" calcext:value-type="float">
            <text:p>1567.775513</text:p>
          </table:table-cell>
          <table:table-cell office:value-type="float" office:value="1571.653442" calcext:value-type="float">
            <text:p>1571.653442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70.390991" calcext:value-type="float">
            <text:p>1570.390991</text:p>
          </table:table-cell>
          <table:table-cell office:value-type="float" office:value="1569.189575" calcext:value-type="float">
            <text:p>1569.189575</text:p>
          </table:table-cell>
          <table:table-cell office:value-type="float" office:value="1565.838745" calcext:value-type="float">
            <text:p>1565.838745</text:p>
          </table:table-cell>
          <table:table-cell office:value-type="float" office:value="1573.649658" calcext:value-type="float">
            <text:p>1573.649658</text:p>
          </table:table-cell>
          <table:table-cell table:number-columns-repeated="13"/>
        </table:table-row>
        <table:table-row table:style-name="ro1">
          <table:table-cell office:value-type="float" office:value="230.2" calcext:value-type="float">
            <text:p>230.2</text:p>
          </table:table-cell>
          <table:table-cell office:value-type="float" office:value="1562.085327" calcext:value-type="float">
            <text:p>1562.085327</text:p>
          </table:table-cell>
          <table:table-cell office:value-type="float" office:value="1576.711792" calcext:value-type="float">
            <text:p>1576.711792</text:p>
          </table:table-cell>
          <table:table-cell office:value-type="float" office:value="1564.751343" calcext:value-type="float">
            <text:p>1564.751343</text:p>
          </table:table-cell>
          <table:table-cell office:value-type="float" office:value="1573.140381" calcext:value-type="float">
            <text:p>1573.140381</text:p>
          </table:table-cell>
          <table:table-cell table:number-columns-repeated="13"/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1563.837524" calcext:value-type="float">
            <text:p>1563.837524</text:p>
          </table:table-cell>
          <table:table-cell office:value-type="float" office:value="1573.839355" calcext:value-type="float">
            <text:p>1573.839355</text:p>
          </table:table-cell>
          <table:table-cell office:value-type="float" office:value="1565.388428" calcext:value-type="float">
            <text:p>1565.388428</text:p>
          </table:table-cell>
          <table:table-cell office:value-type="float" office:value="1573.302124" calcext:value-type="float">
            <text:p>1573.302124</text:p>
          </table:table-cell>
          <table:table-cell table:number-columns-repeated="13"/>
        </table:table-row>
        <table:table-row table:style-name="ro1">
          <table:table-cell office:value-type="float" office:value="230.6" calcext:value-type="float">
            <text:p>230.6</text:p>
          </table:table-cell>
          <table:table-cell office:value-type="float" office:value="1566.748535" calcext:value-type="float">
            <text:p>1566.748535</text:p>
          </table:table-cell>
          <table:table-cell office:value-type="float" office:value="1572.473389" calcext:value-type="float">
            <text:p>1572.473389</text:p>
          </table:table-cell>
          <table:table-cell office:value-type="float" office:value="1568.889771" calcext:value-type="float">
            <text:p>1568.889771</text:p>
          </table:table-cell>
          <table:table-cell office:value-type="float" office:value="1569.119629" calcext:value-type="float">
            <text:p>1569.119629</text:p>
          </table:table-cell>
          <table:table-cell table:number-columns-repeated="13"/>
        </table:table-row>
        <table:table-row table:style-name="ro1">
          <table:table-cell office:value-type="float" office:value="230.8" calcext:value-type="float">
            <text:p>230.8</text:p>
          </table:table-cell>
          <table:table-cell office:value-type="float" office:value="1565.565063" calcext:value-type="float">
            <text:p>1565.565063</text:p>
          </table:table-cell>
          <table:table-cell office:value-type="float" office:value="1570.94458" calcext:value-type="float">
            <text:p>1570.94458</text:p>
          </table:table-cell>
          <table:table-cell office:value-type="float" office:value="1565.932861" calcext:value-type="float">
            <text:p>1565.932861</text:p>
          </table:table-cell>
          <table:table-cell office:value-type="float" office:value="1575.886597" calcext:value-type="float">
            <text:p>1575.886597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66.937012" calcext:value-type="float">
            <text:p>1566.937012</text:p>
          </table:table-cell>
          <table:table-cell office:value-type="float" office:value="1573.372314" calcext:value-type="float">
            <text:p>1573.372314</text:p>
          </table:table-cell>
          <table:table-cell office:value-type="float" office:value="1566.586182" calcext:value-type="float">
            <text:p>1566.586182</text:p>
          </table:table-cell>
          <table:table-cell office:value-type="float" office:value="1571.934326" calcext:value-type="float">
            <text:p>1571.934326</text:p>
          </table:table-cell>
          <table:table-cell table:number-columns-repeated="13"/>
        </table:table-row>
        <table:table-row table:style-name="ro1">
          <table:table-cell office:value-type="float" office:value="231.2" calcext:value-type="float">
            <text:p>231.2</text:p>
          </table:table-cell>
          <table:table-cell office:value-type="float" office:value="1585.75647" calcext:value-type="float">
            <text:p>1585.75647</text:p>
          </table:table-cell>
          <table:table-cell office:value-type="float" office:value="1623.864258" calcext:value-type="float">
            <text:p>1623.864258</text:p>
          </table:table-cell>
          <table:table-cell office:value-type="float" office:value="1520.089355" calcext:value-type="float">
            <text:p>1520.089355</text:p>
          </table:table-cell>
          <table:table-cell office:value-type="float" office:value="1544.778076" calcext:value-type="float">
            <text:p>1544.778076</text:p>
          </table:table-cell>
          <table:table-cell table:number-columns-repeated="13"/>
        </table:table-row>
        <table:table-row table:style-name="ro1">
          <table:table-cell office:value-type="float" office:value="231.4" calcext:value-type="float">
            <text:p>231.4</text:p>
          </table:table-cell>
          <table:table-cell office:value-type="float" office:value="1605.404663" calcext:value-type="float">
            <text:p>1605.404663</text:p>
          </table:table-cell>
          <table:table-cell office:value-type="float" office:value="1625.077759" calcext:value-type="float">
            <text:p>1625.077759</text:p>
          </table:table-cell>
          <table:table-cell office:value-type="float" office:value="1529.523682" calcext:value-type="float">
            <text:p>1529.523682</text:p>
          </table:table-cell>
          <table:table-cell office:value-type="float" office:value="1528.38501" calcext:value-type="float">
            <text:p>1528.38501</text:p>
          </table:table-cell>
          <table:table-cell table:number-columns-repeated="13"/>
        </table:table-row>
        <table:table-row table:style-name="ro1">
          <table:table-cell office:value-type="float" office:value="231.6" calcext:value-type="float">
            <text:p>231.6</text:p>
          </table:table-cell>
          <table:table-cell office:value-type="float" office:value="1619.775757" calcext:value-type="float">
            <text:p>1619.775757</text:p>
          </table:table-cell>
          <table:table-cell office:value-type="float" office:value="1636.864014" calcext:value-type="float">
            <text:p>1636.864014</text:p>
          </table:table-cell>
          <table:table-cell office:value-type="float" office:value="1540.22583" calcext:value-type="float">
            <text:p>1540.22583</text:p>
          </table:table-cell>
          <table:table-cell office:value-type="float" office:value="1531.624023" calcext:value-type="float">
            <text:p>1531.624023</text:p>
          </table:table-cell>
          <table:table-cell table:number-columns-repeated="13"/>
        </table:table-row>
        <table:table-row table:style-name="ro1">
          <table:table-cell office:value-type="float" office:value="231.8" calcext:value-type="float">
            <text:p>231.8</text:p>
          </table:table-cell>
          <table:table-cell office:value-type="float" office:value="1645.963257" calcext:value-type="float">
            <text:p>1645.963257</text:p>
          </table:table-cell>
          <table:table-cell office:value-type="float" office:value="1668.178101" calcext:value-type="float">
            <text:p>1668.178101</text:p>
          </table:table-cell>
          <table:table-cell office:value-type="float" office:value="1567.464844" calcext:value-type="float">
            <text:p>1567.464844</text:p>
          </table:table-cell>
          <table:table-cell office:value-type="float" office:value="1575.200684" calcext:value-type="float">
            <text:p>1575.200684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71.996826" calcext:value-type="float">
            <text:p>1671.996826</text:p>
          </table:table-cell>
          <table:table-cell office:value-type="float" office:value="1661.279175" calcext:value-type="float">
            <text:p>1661.279175</text:p>
          </table:table-cell>
          <table:table-cell office:value-type="float" office:value="1611.887939" calcext:value-type="float">
            <text:p>1611.887939</text:p>
          </table:table-cell>
          <table:table-cell office:value-type="float" office:value="1603.726562" calcext:value-type="float">
            <text:p>1603.726562</text:p>
          </table:table-cell>
          <table:table-cell table:number-columns-repeated="13"/>
        </table:table-row>
        <table:table-row table:style-name="ro1">
          <table:table-cell office:value-type="float" office:value="232.2" calcext:value-type="float">
            <text:p>232.2</text:p>
          </table:table-cell>
          <table:table-cell office:value-type="float" office:value="1647.575073" calcext:value-type="float">
            <text:p>1647.575073</text:p>
          </table:table-cell>
          <table:table-cell office:value-type="float" office:value="1722.736938" calcext:value-type="float">
            <text:p>1722.736938</text:p>
          </table:table-cell>
          <table:table-cell office:value-type="float" office:value="1626.355957" calcext:value-type="float">
            <text:p>1626.355957</text:p>
          </table:table-cell>
          <table:table-cell office:value-type="float" office:value="1669.918457" calcext:value-type="float">
            <text:p>1669.918457</text:p>
          </table:table-cell>
          <table:table-cell table:number-columns-repeated="13"/>
        </table:table-row>
        <table:table-row table:style-name="ro1">
          <table:table-cell office:value-type="float" office:value="232.4" calcext:value-type="float">
            <text:p>232.4</text:p>
          </table:table-cell>
          <table:table-cell office:value-type="float" office:value="1649.742188" calcext:value-type="float">
            <text:p>1649.742188</text:p>
          </table:table-cell>
          <table:table-cell office:value-type="float" office:value="1701.575928" calcext:value-type="float">
            <text:p>1701.575928</text:p>
          </table:table-cell>
          <table:table-cell office:value-type="float" office:value="1663.396851" calcext:value-type="float">
            <text:p>1663.396851</text:p>
          </table:table-cell>
          <table:table-cell office:value-type="float" office:value="1702.198975" calcext:value-type="float">
            <text:p>1702.198975</text:p>
          </table:table-cell>
          <table:table-cell table:number-columns-repeated="13"/>
        </table:table-row>
        <table:table-row table:style-name="ro1">
          <table:table-cell office:value-type="float" office:value="232.6" calcext:value-type="float">
            <text:p>232.6</text:p>
          </table:table-cell>
          <table:table-cell office:value-type="float" office:value="1659.740845" calcext:value-type="float">
            <text:p>1659.740845</text:p>
          </table:table-cell>
          <table:table-cell office:value-type="float" office:value="1734.890381" calcext:value-type="float">
            <text:p>1734.890381</text:p>
          </table:table-cell>
          <table:table-cell office:value-type="float" office:value="1683.281738" calcext:value-type="float">
            <text:p>1683.281738</text:p>
          </table:table-cell>
          <table:table-cell office:value-type="float" office:value="1750.007446" calcext:value-type="float">
            <text:p>1750.007446</text:p>
          </table:table-cell>
          <table:table-cell table:number-columns-repeated="13"/>
        </table:table-row>
        <table:table-row table:style-name="ro1">
          <table:table-cell office:value-type="float" office:value="232.8" calcext:value-type="float">
            <text:p>232.8</text:p>
          </table:table-cell>
          <table:table-cell office:value-type="float" office:value="1695.030884" calcext:value-type="float">
            <text:p>1695.030884</text:p>
          </table:table-cell>
          <table:table-cell office:value-type="float" office:value="1725.646729" calcext:value-type="float">
            <text:p>1725.646729</text:p>
          </table:table-cell>
          <table:table-cell office:value-type="float" office:value="1702.373169" calcext:value-type="float">
            <text:p>1702.373169</text:p>
          </table:table-cell>
          <table:table-cell office:value-type="float" office:value="1740.191284" calcext:value-type="float">
            <text:p>1740.191284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10.87207" calcext:value-type="float">
            <text:p>1710.87207</text:p>
          </table:table-cell>
          <table:table-cell office:value-type="float" office:value="1780.165039" calcext:value-type="float">
            <text:p>1780.165039</text:p>
          </table:table-cell>
          <table:table-cell office:value-type="float" office:value="1714.783569" calcext:value-type="float">
            <text:p>1714.783569</text:p>
          </table:table-cell>
          <table:table-cell office:value-type="float" office:value="1791.957031" calcext:value-type="float">
            <text:p>1791.957031</text:p>
          </table:table-cell>
          <table:table-cell table:number-columns-repeated="13"/>
        </table:table-row>
        <table:table-row table:style-name="ro1">
          <table:table-cell office:value-type="float" office:value="233.2" calcext:value-type="float">
            <text:p>233.2</text:p>
          </table:table-cell>
          <table:table-cell office:value-type="float" office:value="1739.795288" calcext:value-type="float">
            <text:p>1739.795288</text:p>
          </table:table-cell>
          <table:table-cell office:value-type="float" office:value="1791.813477" calcext:value-type="float">
            <text:p>1791.813477</text:p>
          </table:table-cell>
          <table:table-cell office:value-type="float" office:value="1741.296631" calcext:value-type="float">
            <text:p>1741.296631</text:p>
          </table:table-cell>
          <table:table-cell office:value-type="float" office:value="1804.049805" calcext:value-type="float">
            <text:p>1804.049805</text:p>
          </table:table-cell>
          <table:table-cell table:number-columns-repeated="13"/>
        </table:table-row>
        <table:table-row table:style-name="ro1">
          <table:table-cell office:value-type="float" office:value="233.4" calcext:value-type="float">
            <text:p>233.4</text:p>
          </table:table-cell>
          <table:table-cell office:value-type="float" office:value="1760.739502" calcext:value-type="float">
            <text:p>1760.739502</text:p>
          </table:table-cell>
          <table:table-cell office:value-type="float" office:value="1833.21875" calcext:value-type="float">
            <text:p>1833.21875</text:p>
          </table:table-cell>
          <table:table-cell office:value-type="float" office:value="1762.01123" calcext:value-type="float">
            <text:p>1762.01123</text:p>
          </table:table-cell>
          <table:table-cell office:value-type="float" office:value="1841.694458" calcext:value-type="float">
            <text:p>1841.694458</text:p>
          </table:table-cell>
          <table:table-cell table:number-columns-repeated="13"/>
        </table:table-row>
        <table:table-row table:style-name="ro1">
          <table:table-cell office:value-type="float" office:value="233.6" calcext:value-type="float">
            <text:p>233.6</text:p>
          </table:table-cell>
          <table:table-cell office:value-type="float" office:value="1790.393799" calcext:value-type="float">
            <text:p>1790.393799</text:p>
          </table:table-cell>
          <table:table-cell office:value-type="float" office:value="1850.211792" calcext:value-type="float">
            <text:p>1850.211792</text:p>
          </table:table-cell>
          <table:table-cell office:value-type="float" office:value="1788.057129" calcext:value-type="float">
            <text:p>1788.057129</text:p>
          </table:table-cell>
          <table:table-cell office:value-type="float" office:value="1863.752197" calcext:value-type="float">
            <text:p>1863.752197</text:p>
          </table:table-cell>
          <table:table-cell table:number-columns-repeated="13"/>
        </table:table-row>
        <table:table-row table:style-name="ro1">
          <table:table-cell office:value-type="float" office:value="233.8" calcext:value-type="float">
            <text:p>233.8</text:p>
          </table:table-cell>
          <table:table-cell office:value-type="float" office:value="1812.165039" calcext:value-type="float">
            <text:p>1812.165039</text:p>
          </table:table-cell>
          <table:table-cell office:value-type="float" office:value="1850.619873" calcext:value-type="float">
            <text:p>1850.619873</text:p>
          </table:table-cell>
          <table:table-cell office:value-type="float" office:value="1807.71228" calcext:value-type="float">
            <text:p>1807.71228</text:p>
          </table:table-cell>
          <table:table-cell office:value-type="float" office:value="1865.345703" calcext:value-type="float">
            <text:p>1865.345703</text:p>
          </table:table-cell>
          <table:table-cell table:number-columns-repeated="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17.661865" calcext:value-type="float">
            <text:p>1817.661865</text:p>
          </table:table-cell>
          <table:table-cell office:value-type="float" office:value="1896.113037" calcext:value-type="float">
            <text:p>1896.113037</text:p>
          </table:table-cell>
          <table:table-cell office:value-type="float" office:value="1817.27356" calcext:value-type="float">
            <text:p>1817.27356</text:p>
          </table:table-cell>
          <table:table-cell office:value-type="float" office:value="1907.066162" calcext:value-type="float">
            <text:p>1907.066162</text:p>
          </table:table-cell>
          <table:table-cell table:number-columns-repeated="13"/>
        </table:table-row>
        <table:table-row table:style-name="ro1">
          <table:table-cell office:value-type="float" office:value="234.2" calcext:value-type="float">
            <text:p>234.2</text:p>
          </table:table-cell>
          <table:table-cell office:value-type="float" office:value="1820.40625" calcext:value-type="float">
            <text:p>1820.40625</text:p>
          </table:table-cell>
          <table:table-cell office:value-type="float" office:value="1912.804199" calcext:value-type="float">
            <text:p>1912.804199</text:p>
          </table:table-cell>
          <table:table-cell office:value-type="float" office:value="1820.254395" calcext:value-type="float">
            <text:p>1820.254395</text:p>
          </table:table-cell>
          <table:table-cell office:value-type="float" office:value="1923.616943" calcext:value-type="float">
            <text:p>1923.616943</text:p>
          </table:table-cell>
          <table:table-cell table:number-columns-repeated="13"/>
        </table:table-row>
        <table:table-row table:style-name="ro1">
          <table:table-cell office:value-type="float" office:value="234.4" calcext:value-type="float">
            <text:p>234.4</text:p>
          </table:table-cell>
          <table:table-cell office:value-type="float" office:value="1821.37439" calcext:value-type="float">
            <text:p>1821.37439</text:p>
          </table:table-cell>
          <table:table-cell office:value-type="float" office:value="1911.625366" calcext:value-type="float">
            <text:p>1911.625366</text:p>
          </table:table-cell>
          <table:table-cell office:value-type="float" office:value="1828.652222" calcext:value-type="float">
            <text:p>1828.652222</text:p>
          </table:table-cell>
          <table:table-cell office:value-type="float" office:value="1907.61377" calcext:value-type="float">
            <text:p>1907.61377</text:p>
          </table:table-cell>
          <table:table-cell table:number-columns-repeated="13"/>
        </table:table-row>
        <table:table-row table:style-name="ro1">
          <table:table-cell office:value-type="float" office:value="234.6" calcext:value-type="float">
            <text:p>234.6</text:p>
          </table:table-cell>
          <table:table-cell office:value-type="float" office:value="1818.55835" calcext:value-type="float">
            <text:p>1818.55835</text:p>
          </table:table-cell>
          <table:table-cell office:value-type="float" office:value="1915.783325" calcext:value-type="float">
            <text:p>1915.783325</text:p>
          </table:table-cell>
          <table:table-cell office:value-type="float" office:value="1819.2771" calcext:value-type="float">
            <text:p>1819.2771</text:p>
          </table:table-cell>
          <table:table-cell office:value-type="float" office:value="1917.875366" calcext:value-type="float">
            <text:p>1917.875366</text:p>
          </table:table-cell>
          <table:table-cell table:number-columns-repeated="13"/>
        </table:table-row>
        <table:table-row table:style-name="ro1">
          <table:table-cell office:value-type="float" office:value="234.8" calcext:value-type="float">
            <text:p>234.8</text:p>
          </table:table-cell>
          <table:table-cell office:value-type="float" office:value="1800.015137" calcext:value-type="float">
            <text:p>1800.015137</text:p>
          </table:table-cell>
          <table:table-cell office:value-type="float" office:value="1937.540283" calcext:value-type="float">
            <text:p>1937.540283</text:p>
          </table:table-cell>
          <table:table-cell office:value-type="float" office:value="1801.563721" calcext:value-type="float">
            <text:p>1801.563721</text:p>
          </table:table-cell>
          <table:table-cell office:value-type="float" office:value="1947.765015" calcext:value-type="float">
            <text:p>1947.765015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10.930054" calcext:value-type="float">
            <text:p>1810.930054</text:p>
          </table:table-cell>
          <table:table-cell office:value-type="float" office:value="1915.02832" calcext:value-type="float">
            <text:p>1915.02832</text:p>
          </table:table-cell>
          <table:table-cell office:value-type="float" office:value="1813.01416" calcext:value-type="float">
            <text:p>1813.01416</text:p>
          </table:table-cell>
          <table:table-cell office:value-type="float" office:value="1921.72644" calcext:value-type="float">
            <text:p>1921.72644</text:p>
          </table:table-cell>
          <table:table-cell table:number-columns-repeated="13"/>
        </table:table-row>
        <table:table-row table:style-name="ro1">
          <table:table-cell office:value-type="float" office:value="235.2" calcext:value-type="float">
            <text:p>235.2</text:p>
          </table:table-cell>
          <table:table-cell office:value-type="float" office:value="1836.317871" calcext:value-type="float">
            <text:p>1836.317871</text:p>
          </table:table-cell>
          <table:table-cell office:value-type="float" office:value="1895.937256" calcext:value-type="float">
            <text:p>1895.937256</text:p>
          </table:table-cell>
          <table:table-cell office:value-type="float" office:value="1834.933228" calcext:value-type="float">
            <text:p>1834.933228</text:p>
          </table:table-cell>
          <table:table-cell office:value-type="float" office:value="1905.739624" calcext:value-type="float">
            <text:p>1905.739624</text:p>
          </table:table-cell>
          <table:table-cell table:number-columns-repeated="13"/>
        </table:table-row>
        <table:table-row table:style-name="ro1">
          <table:table-cell office:value-type="float" office:value="235.4" calcext:value-type="float">
            <text:p>235.4</text:p>
          </table:table-cell>
          <table:table-cell office:value-type="float" office:value="1806.994629" calcext:value-type="float">
            <text:p>1806.994629</text:p>
          </table:table-cell>
          <table:table-cell office:value-type="float" office:value="1965.120972" calcext:value-type="float">
            <text:p>1965.120972</text:p>
          </table:table-cell>
          <table:table-cell office:value-type="float" office:value="1815.059814" calcext:value-type="float">
            <text:p>1815.059814</text:p>
          </table:table-cell>
          <table:table-cell office:value-type="float" office:value="1967.851929" calcext:value-type="float">
            <text:p>1967.851929</text:p>
          </table:table-cell>
          <table:table-cell table:number-columns-repeated="13"/>
        </table:table-row>
        <table:table-row table:style-name="ro1">
          <table:table-cell office:value-type="float" office:value="235.6" calcext:value-type="float">
            <text:p>235.6</text:p>
          </table:table-cell>
          <table:table-cell office:value-type="float" office:value="1819.583374" calcext:value-type="float">
            <text:p>1819.583374</text:p>
          </table:table-cell>
          <table:table-cell office:value-type="float" office:value="1934.390991" calcext:value-type="float">
            <text:p>1934.390991</text:p>
          </table:table-cell>
          <table:table-cell office:value-type="float" office:value="1819.185425" calcext:value-type="float">
            <text:p>1819.185425</text:p>
          </table:table-cell>
          <table:table-cell office:value-type="float" office:value="1939.716675" calcext:value-type="float">
            <text:p>1939.716675</text:p>
          </table:table-cell>
          <table:table-cell table:number-columns-repeated="13"/>
        </table:table-row>
        <table:table-row table:style-name="ro1">
          <table:table-cell office:value-type="float" office:value="235.8" calcext:value-type="float">
            <text:p>235.8</text:p>
          </table:table-cell>
          <table:table-cell office:value-type="float" office:value="1846.027344" calcext:value-type="float">
            <text:p>1846.027344</text:p>
          </table:table-cell>
          <table:table-cell office:value-type="float" office:value="1908.22876" calcext:value-type="float">
            <text:p>1908.22876</text:p>
          </table:table-cell>
          <table:table-cell office:value-type="float" office:value="1844.614746" calcext:value-type="float">
            <text:p>1844.614746</text:p>
          </table:table-cell>
          <table:table-cell office:value-type="float" office:value="1917.706543" calcext:value-type="float">
            <text:p>1917.706543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817.522949" calcext:value-type="float">
            <text:p>1817.522949</text:p>
          </table:table-cell>
          <table:table-cell office:value-type="float" office:value="1972.296997" calcext:value-type="float">
            <text:p>1972.296997</text:p>
          </table:table-cell>
          <table:table-cell office:value-type="float" office:value="1823.989014" calcext:value-type="float">
            <text:p>1823.989014</text:p>
          </table:table-cell>
          <table:table-cell office:value-type="float" office:value="1979.695679" calcext:value-type="float">
            <text:p>1979.695679</text:p>
          </table:table-cell>
          <table:table-cell table:number-columns-repeated="13"/>
        </table:table-row>
        <table:table-row table:style-name="ro1">
          <table:table-cell office:value-type="float" office:value="236.2" calcext:value-type="float">
            <text:p>236.2</text:p>
          </table:table-cell>
          <table:table-cell office:value-type="float" office:value="1820.388428" calcext:value-type="float">
            <text:p>1820.388428</text:p>
          </table:table-cell>
          <table:table-cell office:value-type="float" office:value="1942.355591" calcext:value-type="float">
            <text:p>1942.355591</text:p>
          </table:table-cell>
          <table:table-cell office:value-type="float" office:value="1822.174561" calcext:value-type="float">
            <text:p>1822.174561</text:p>
          </table:table-cell>
          <table:table-cell office:value-type="float" office:value="1949.723511" calcext:value-type="float">
            <text:p>1949.723511</text:p>
          </table:table-cell>
          <table:table-cell table:number-columns-repeated="13"/>
        </table:table-row>
        <table:table-row table:style-name="ro1">
          <table:table-cell office:value-type="float" office:value="236.4" calcext:value-type="float">
            <text:p>236.4</text:p>
          </table:table-cell>
          <table:table-cell office:value-type="float" office:value="1858.723145" calcext:value-type="float">
            <text:p>1858.723145</text:p>
          </table:table-cell>
          <table:table-cell office:value-type="float" office:value="1896.225342" calcext:value-type="float">
            <text:p>1896.225342</text:p>
          </table:table-cell>
          <table:table-cell office:value-type="float" office:value="1851.17688" calcext:value-type="float">
            <text:p>1851.17688</text:p>
          </table:table-cell>
          <table:table-cell office:value-type="float" office:value="1908.734863" calcext:value-type="float">
            <text:p>1908.734863</text:p>
          </table:table-cell>
          <table:table-cell table:number-columns-repeated="13"/>
        </table:table-row>
        <table:table-row table:style-name="ro1">
          <table:table-cell office:value-type="float" office:value="236.6" calcext:value-type="float">
            <text:p>236.6</text:p>
          </table:table-cell>
          <table:table-cell office:value-type="float" office:value="1813.252441" calcext:value-type="float">
            <text:p>1813.252441</text:p>
          </table:table-cell>
          <table:table-cell office:value-type="float" office:value="1985.769409" calcext:value-type="float">
            <text:p>1985.769409</text:p>
          </table:table-cell>
          <table:table-cell office:value-type="float" office:value="1823.052246" calcext:value-type="float">
            <text:p>1823.052246</text:p>
          </table:table-cell>
          <table:table-cell office:value-type="float" office:value="1990.590942" calcext:value-type="float">
            <text:p>1990.590942</text:p>
          </table:table-cell>
          <table:table-cell table:number-columns-repeated="13"/>
        </table:table-row>
        <table:table-row table:style-name="ro1">
          <table:table-cell office:value-type="float" office:value="236.8" calcext:value-type="float">
            <text:p>236.8</text:p>
          </table:table-cell>
          <table:table-cell office:value-type="float" office:value="1822.964355" calcext:value-type="float">
            <text:p>1822.964355</text:p>
          </table:table-cell>
          <table:table-cell office:value-type="float" office:value="1946.172607" calcext:value-type="float">
            <text:p>1946.172607</text:p>
          </table:table-cell>
          <table:table-cell office:value-type="float" office:value="1820.717285" calcext:value-type="float">
            <text:p>1820.717285</text:p>
          </table:table-cell>
          <table:table-cell office:value-type="float" office:value="1951.924316" calcext:value-type="float">
            <text:p>1951.924316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56.897461" calcext:value-type="float">
            <text:p>1856.897461</text:p>
          </table:table-cell>
          <table:table-cell office:value-type="float" office:value="1903.554932" calcext:value-type="float">
            <text:p>1903.554932</text:p>
          </table:table-cell>
          <table:table-cell office:value-type="float" office:value="1851.113892" calcext:value-type="float">
            <text:p>1851.113892</text:p>
          </table:table-cell>
          <table:table-cell office:value-type="float" office:value="1917.585693" calcext:value-type="float">
            <text:p>1917.585693</text:p>
          </table:table-cell>
          <table:table-cell table:number-columns-repeated="13"/>
        </table:table-row>
        <table:table-row table:style-name="ro1">
          <table:table-cell office:value-type="float" office:value="237.2" calcext:value-type="float">
            <text:p>237.2</text:p>
          </table:table-cell>
          <table:table-cell office:value-type="float" office:value="1820.286865" calcext:value-type="float">
            <text:p>1820.286865</text:p>
          </table:table-cell>
          <table:table-cell office:value-type="float" office:value="1975.686157" calcext:value-type="float">
            <text:p>1975.686157</text:p>
          </table:table-cell>
          <table:table-cell office:value-type="float" office:value="1830.744507" calcext:value-type="float">
            <text:p>1830.744507</text:p>
          </table:table-cell>
          <table:table-cell office:value-type="float" office:value="1978.881592" calcext:value-type="float">
            <text:p>1978.881592</text:p>
          </table:table-cell>
          <table:table-cell table:number-columns-repeated="13"/>
        </table:table-row>
        <table:table-row table:style-name="ro1">
          <table:table-cell office:value-type="float" office:value="237.4" calcext:value-type="float">
            <text:p>237.4</text:p>
          </table:table-cell>
          <table:table-cell office:value-type="float" office:value="1814.789551" calcext:value-type="float">
            <text:p>1814.789551</text:p>
          </table:table-cell>
          <table:table-cell office:value-type="float" office:value="1980.89624" calcext:value-type="float">
            <text:p>1980.89624</text:p>
          </table:table-cell>
          <table:table-cell office:value-type="float" office:value="1819.802002" calcext:value-type="float">
            <text:p>1819.802002</text:p>
          </table:table-cell>
          <table:table-cell office:value-type="float" office:value="1983.899292" calcext:value-type="float">
            <text:p>1983.899292</text:p>
          </table:table-cell>
          <table:table-cell table:number-columns-repeated="13"/>
        </table:table-row>
        <table:table-row table:style-name="ro1">
          <table:table-cell office:value-type="float" office:value="237.6" calcext:value-type="float">
            <text:p>237.6</text:p>
          </table:table-cell>
          <table:table-cell office:value-type="float" office:value="1875.719116" calcext:value-type="float">
            <text:p>1875.719116</text:p>
          </table:table-cell>
          <table:table-cell office:value-type="float" office:value="1884.619751" calcext:value-type="float">
            <text:p>1884.619751</text:p>
          </table:table-cell>
          <table:table-cell office:value-type="float" office:value="1865.045166" calcext:value-type="float">
            <text:p>1865.045166</text:p>
          </table:table-cell>
          <table:table-cell office:value-type="float" office:value="1901.462891" calcext:value-type="float">
            <text:p>1901.462891</text:p>
          </table:table-cell>
          <table:table-cell table:number-columns-repeated="13"/>
        </table:table-row>
        <table:table-row table:style-name="ro1">
          <table:table-cell office:value-type="float" office:value="237.8" calcext:value-type="float">
            <text:p>237.8</text:p>
          </table:table-cell>
          <table:table-cell office:value-type="float" office:value="1829.292603" calcext:value-type="float">
            <text:p>1829.292603</text:p>
          </table:table-cell>
          <table:table-cell office:value-type="float" office:value="1989.539062" calcext:value-type="float">
            <text:p>1989.539062</text:p>
          </table:table-cell>
          <table:table-cell office:value-type="float" office:value="1840.714355" calcext:value-type="float">
            <text:p>1840.714355</text:p>
          </table:table-cell>
          <table:table-cell office:value-type="float" office:value="1992.641113" calcext:value-type="float">
            <text:p>1992.641113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20.926514" calcext:value-type="float">
            <text:p>1820.926514</text:p>
          </table:table-cell>
          <table:table-cell office:value-type="float" office:value="1998.796265" calcext:value-type="float">
            <text:p>1998.796265</text:p>
          </table:table-cell>
          <table:table-cell office:value-type="float" office:value="1829.875122" calcext:value-type="float">
            <text:p>1829.875122</text:p>
          </table:table-cell>
          <table:table-cell office:value-type="float" office:value="1994.097656" calcext:value-type="float">
            <text:p>1994.097656</text:p>
          </table:table-cell>
          <table:table-cell table:number-columns-repeated="13"/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1862.466675" calcext:value-type="float">
            <text:p>1862.466675</text:p>
          </table:table-cell>
          <table:table-cell office:value-type="float" office:value="1886.665649" calcext:value-type="float">
            <text:p>1886.665649</text:p>
          </table:table-cell>
          <table:table-cell office:value-type="float" office:value="1852.635498" calcext:value-type="float">
            <text:p>1852.635498</text:p>
          </table:table-cell>
          <table:table-cell office:value-type="float" office:value="1909.005737" calcext:value-type="float">
            <text:p>1909.005737</text:p>
          </table:table-cell>
          <table:table-cell table:number-columns-repeated="13"/>
        </table:table-row>
        <table:table-row table:style-name="ro1">
          <table:table-cell office:value-type="float" office:value="238.4" calcext:value-type="float">
            <text:p>238.4</text:p>
          </table:table-cell>
          <table:table-cell office:value-type="float" office:value="1849.189697" calcext:value-type="float">
            <text:p>1849.189697</text:p>
          </table:table-cell>
          <table:table-cell office:value-type="float" office:value="1948.864502" calcext:value-type="float">
            <text:p>1948.864502</text:p>
          </table:table-cell>
          <table:table-cell office:value-type="float" office:value="1857.274658" calcext:value-type="float">
            <text:p>1857.274658</text:p>
          </table:table-cell>
          <table:table-cell office:value-type="float" office:value="1957.530518" calcext:value-type="float">
            <text:p>1957.530518</text:p>
          </table:table-cell>
          <table:table-cell table:number-columns-repeated="13"/>
        </table:table-row>
        <table:table-row table:style-name="ro1">
          <table:table-cell office:value-type="float" office:value="238.6" calcext:value-type="float">
            <text:p>238.6</text:p>
          </table:table-cell>
          <table:table-cell office:value-type="float" office:value="1767.175293" calcext:value-type="float">
            <text:p>1767.175293</text:p>
          </table:table-cell>
          <table:table-cell office:value-type="float" office:value="1996.535889" calcext:value-type="float">
            <text:p>1996.535889</text:p>
          </table:table-cell>
          <table:table-cell office:value-type="float" office:value="1781.148438" calcext:value-type="float">
            <text:p>1781.148438</text:p>
          </table:table-cell>
          <table:table-cell office:value-type="float" office:value="1994.792847" calcext:value-type="float">
            <text:p>1994.792847</text:p>
          </table:table-cell>
          <table:table-cell table:number-columns-repeated="13"/>
        </table:table-row>
        <table:table-row table:style-name="ro1">
          <table:table-cell office:value-type="float" office:value="238.8" calcext:value-type="float">
            <text:p>238.8</text:p>
          </table:table-cell>
          <table:table-cell office:value-type="float" office:value="1852.990845" calcext:value-type="float">
            <text:p>1852.990845</text:p>
          </table:table-cell>
          <table:table-cell office:value-type="float" office:value="1893.404785" calcext:value-type="float">
            <text:p>1893.404785</text:p>
          </table:table-cell>
          <table:table-cell office:value-type="float" office:value="1841.675171" calcext:value-type="float">
            <text:p>1841.675171</text:p>
          </table:table-cell>
          <table:table-cell office:value-type="float" office:value="1914.522095" calcext:value-type="float">
            <text:p>1914.522095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70.337402" calcext:value-type="float">
            <text:p>1870.337402</text:p>
          </table:table-cell>
          <table:table-cell office:value-type="float" office:value="1935.352661" calcext:value-type="float">
            <text:p>1935.352661</text:p>
          </table:table-cell>
          <table:table-cell office:value-type="float" office:value="1870.911133" calcext:value-type="float">
            <text:p>1870.911133</text:p>
          </table:table-cell>
          <table:table-cell office:value-type="float" office:value="1951.023926" calcext:value-type="float">
            <text:p>1951.023926</text:p>
          </table:table-cell>
          <table:table-cell table:number-columns-repeated="13"/>
        </table:table-row>
        <table:table-row table:style-name="ro1">
          <table:table-cell office:value-type="float" office:value="239.2" calcext:value-type="float">
            <text:p>239.2</text:p>
          </table:table-cell>
          <table:table-cell office:value-type="float" office:value="1724.65625" calcext:value-type="float">
            <text:p>1724.65625</text:p>
          </table:table-cell>
          <table:table-cell office:value-type="float" office:value="1995.017578" calcext:value-type="float">
            <text:p>1995.017578</text:p>
          </table:table-cell>
          <table:table-cell office:value-type="float" office:value="1749.117432" calcext:value-type="float">
            <text:p>1749.117432</text:p>
          </table:table-cell>
          <table:table-cell office:value-type="float" office:value="1988.147461" calcext:value-type="float">
            <text:p>1988.147461</text:p>
          </table:table-cell>
          <table:table-cell table:number-columns-repeated="13"/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66.385376" calcext:value-type="float">
            <text:p>1866.385376</text:p>
          </table:table-cell>
          <table:table-cell office:value-type="float" office:value="1972.410278" calcext:value-type="float">
            <text:p>1972.410278</text:p>
          </table:table-cell>
          <table:table-cell office:value-type="float" office:value="1854.797607" calcext:value-type="float">
            <text:p>1854.797607</text:p>
          </table:table-cell>
          <table:table-cell office:value-type="float" office:value="1978.980347" calcext:value-type="float">
            <text:p>1978.980347</text:p>
          </table:table-cell>
          <table:table-cell table:number-columns-repeated="13"/>
        </table:table-row>
        <table:table-row table:style-name="ro1">
          <table:table-cell office:value-type="float" office:value="239.6" calcext:value-type="float">
            <text:p>239.6</text:p>
          </table:table-cell>
          <table:table-cell office:value-type="float" office:value="1892.281494" calcext:value-type="float">
            <text:p>1892.281494</text:p>
          </table:table-cell>
          <table:table-cell office:value-type="float" office:value="1867.749268" calcext:value-type="float">
            <text:p>1867.749268</text:p>
          </table:table-cell>
          <table:table-cell office:value-type="float" office:value="1880.047119" calcext:value-type="float">
            <text:p>1880.047119</text:p>
          </table:table-cell>
          <table:table-cell office:value-type="float" office:value="1889.167969" calcext:value-type="float">
            <text:p>1889.167969</text:p>
          </table:table-cell>
          <table:table-cell table:number-columns-repeated="13"/>
        </table:table-row>
        <table:table-row table:style-name="ro1">
          <table:table-cell office:value-type="float" office:value="239.8" calcext:value-type="float">
            <text:p>239.8</text:p>
          </table:table-cell>
          <table:table-cell office:value-type="float" office:value="1771.928711" calcext:value-type="float">
            <text:p>1771.928711</text:p>
          </table:table-cell>
          <table:table-cell office:value-type="float" office:value="1994.472534" calcext:value-type="float">
            <text:p>1994.472534</text:p>
          </table:table-cell>
          <table:table-cell office:value-type="float" office:value="1790.664795" calcext:value-type="float">
            <text:p>1790.664795</text:p>
          </table:table-cell>
          <table:table-cell office:value-type="float" office:value="1995.251953" calcext:value-type="float">
            <text:p>1995.251953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25.109741" calcext:value-type="float">
            <text:p>1825.109741</text:p>
          </table:table-cell>
          <table:table-cell office:value-type="float" office:value="2000" calcext:value-type="float">
            <text:p>2000</text:p>
          </table:table-cell>
          <table:table-cell office:value-type="float" office:value="1827.03772" calcext:value-type="float">
            <text:p>1827.03772</text:p>
          </table:table-cell>
          <table:table-cell office:value-type="float" office:value="1996.568359" calcext:value-type="float">
            <text:p>1996.568359</text:p>
          </table:table-cell>
          <table:table-cell table:number-columns-repeated="13"/>
        </table:table-row>
        <table:table-row table:style-name="ro1">
          <table:table-cell office:value-type="float" office:value="240.2" calcext:value-type="float">
            <text:p>240.2</text:p>
          </table:table-cell>
          <table:table-cell office:value-type="float" office:value="1873.084717" calcext:value-type="float">
            <text:p>1873.084717</text:p>
          </table:table-cell>
          <table:table-cell office:value-type="float" office:value="1907.320801" calcext:value-type="float">
            <text:p>1907.320801</text:p>
          </table:table-cell>
          <table:table-cell office:value-type="float" office:value="1867.083618" calcext:value-type="float">
            <text:p>1867.083618</text:p>
          </table:table-cell>
          <table:table-cell office:value-type="float" office:value="1930.362793" calcext:value-type="float">
            <text:p>1930.362793</text:p>
          </table:table-cell>
          <table:table-cell table:number-columns-repeated="13"/>
        </table:table-row>
        <table:table-row table:style-name="ro1">
          <table:table-cell office:value-type="float" office:value="240.4" calcext:value-type="float">
            <text:p>240.4</text:p>
          </table:table-cell>
          <table:table-cell office:value-type="float" office:value="1872.192871" calcext:value-type="float">
            <text:p>1872.192871</text:p>
          </table:table-cell>
          <table:table-cell office:value-type="float" office:value="1972.947876" calcext:value-type="float">
            <text:p>1972.947876</text:p>
          </table:table-cell>
          <table:table-cell office:value-type="float" office:value="1879.196899" calcext:value-type="float">
            <text:p>1879.196899</text:p>
          </table:table-cell>
          <table:table-cell office:value-type="float" office:value="1982.15979" calcext:value-type="float">
            <text:p>1982.15979</text:p>
          </table:table-cell>
          <table:table-cell table:number-columns-repeated="13"/>
        </table:table-row>
        <table:table-row table:style-name="ro1">
          <table:table-cell office:value-type="float" office:value="240.6" calcext:value-type="float">
            <text:p>240.6</text:p>
          </table:table-cell>
          <table:table-cell office:value-type="float" office:value="1768.832031" calcext:value-type="float">
            <text:p>1768.832031</text:p>
          </table:table-cell>
          <table:table-cell office:value-type="float" office:value="1998.476074" calcext:value-type="float">
            <text:p>1998.476074</text:p>
          </table:table-cell>
          <table:table-cell office:value-type="float" office:value="1782.413818" calcext:value-type="float">
            <text:p>1782.413818</text:p>
          </table:table-cell>
          <table:table-cell office:value-type="float" office:value="1990.274658" calcext:value-type="float">
            <text:p>1990.274658</text:p>
          </table:table-cell>
          <table:table-cell table:number-columns-repeated="13"/>
        </table:table-row>
        <table:table-row table:style-name="ro1">
          <table:table-cell office:value-type="float" office:value="240.8" calcext:value-type="float">
            <text:p>240.8</text:p>
          </table:table-cell>
          <table:table-cell office:value-type="float" office:value="1889.412354" calcext:value-type="float">
            <text:p>1889.412354</text:p>
          </table:table-cell>
          <table:table-cell office:value-type="float" office:value="1967.160889" calcext:value-type="float">
            <text:p>1967.160889</text:p>
          </table:table-cell>
          <table:table-cell office:value-type="float" office:value="1881.283569" calcext:value-type="float">
            <text:p>1881.283569</text:p>
          </table:table-cell>
          <table:table-cell office:value-type="float" office:value="1985.797607" calcext:value-type="float">
            <text:p>1985.797607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03.502319" calcext:value-type="float">
            <text:p>1903.502319</text:p>
          </table:table-cell>
          <table:table-cell office:value-type="float" office:value="1895.465576" calcext:value-type="float">
            <text:p>1895.465576</text:p>
          </table:table-cell>
          <table:table-cell office:value-type="float" office:value="1894.609375" calcext:value-type="float">
            <text:p>1894.609375</text:p>
          </table:table-cell>
          <table:table-cell office:value-type="float" office:value="1913.421143" calcext:value-type="float">
            <text:p>1913.421143</text:p>
          </table:table-cell>
          <table:table-cell table:number-columns-repeated="13"/>
        </table:table-row>
        <table:table-row table:style-name="ro1">
          <table:table-cell office:value-type="float" office:value="241.2" calcext:value-type="float">
            <text:p>241.2</text:p>
          </table:table-cell>
          <table:table-cell office:value-type="float" office:value="1788.274902" calcext:value-type="float">
            <text:p>1788.274902</text:p>
          </table:table-cell>
          <table:table-cell office:value-type="float" office:value="1994.966309" calcext:value-type="float">
            <text:p>1994.966309</text:p>
          </table:table-cell>
          <table:table-cell office:value-type="float" office:value="1807.347168" calcext:value-type="float">
            <text:p>1807.347168</text:p>
          </table:table-cell>
          <table:table-cell office:value-type="float" office:value="1993.666138" calcext:value-type="float">
            <text:p>1993.666138</text:p>
          </table:table-cell>
          <table:table-cell table:number-columns-repeated="13"/>
        </table:table-row>
        <table:table-row table:style-name="ro1">
          <table:table-cell office:value-type="float" office:value="241.4" calcext:value-type="float">
            <text:p>241.4</text:p>
          </table:table-cell>
          <table:table-cell office:value-type="float" office:value="1839.260864" calcext:value-type="float">
            <text:p>1839.260864</text:p>
          </table:table-cell>
          <table:table-cell office:value-type="float" office:value="2000" calcext:value-type="float">
            <text:p>2000</text:p>
          </table:table-cell>
          <table:table-cell office:value-type="float" office:value="1842.554199" calcext:value-type="float">
            <text:p>1842.554199</text:p>
          </table:table-cell>
          <table:table-cell office:value-type="float" office:value="1995.741211" calcext:value-type="float">
            <text:p>1995.741211</text:p>
          </table:table-cell>
          <table:table-cell table:number-columns-repeated="13"/>
        </table:table-row>
        <table:table-row table:style-name="ro1">
          <table:table-cell office:value-type="float" office:value="241.6" calcext:value-type="float">
            <text:p>241.6</text:p>
          </table:table-cell>
          <table:table-cell office:value-type="float" office:value="1882.988525" calcext:value-type="float">
            <text:p>1882.988525</text:p>
          </table:table-cell>
          <table:table-cell office:value-type="float" office:value="1931.735474" calcext:value-type="float">
            <text:p>1931.735474</text:p>
          </table:table-cell>
          <table:table-cell office:value-type="float" office:value="1875.193115" calcext:value-type="float">
            <text:p>1875.193115</text:p>
          </table:table-cell>
          <table:table-cell office:value-type="float" office:value="1957.226196" calcext:value-type="float">
            <text:p>1957.226196</text:p>
          </table:table-cell>
          <table:table-cell table:number-columns-repeated="13"/>
        </table:table-row>
        <table:table-row table:style-name="ro1">
          <table:table-cell office:value-type="float" office:value="241.8" calcext:value-type="float">
            <text:p>241.8</text:p>
          </table:table-cell>
          <table:table-cell office:value-type="float" office:value="1874.897705" calcext:value-type="float">
            <text:p>1874.897705</text:p>
          </table:table-cell>
          <table:table-cell office:value-type="float" office:value="1953.452393" calcext:value-type="float">
            <text:p>1953.452393</text:p>
          </table:table-cell>
          <table:table-cell office:value-type="float" office:value="1877.180298" calcext:value-type="float">
            <text:p>1877.180298</text:p>
          </table:table-cell>
          <table:table-cell office:value-type="float" office:value="1964.297852" calcext:value-type="float">
            <text:p>1964.297852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79.005127" calcext:value-type="float">
            <text:p>1779.005127</text:p>
          </table:table-cell>
          <table:table-cell office:value-type="float" office:value="1998.404175" calcext:value-type="float">
            <text:p>1998.404175</text:p>
          </table:table-cell>
          <table:table-cell office:value-type="float" office:value="1788.147217" calcext:value-type="float">
            <text:p>1788.147217</text:p>
          </table:table-cell>
          <table:table-cell office:value-type="float" office:value="1994.89624" calcext:value-type="float">
            <text:p>1994.89624</text:p>
          </table:table-cell>
          <table:table-cell table:number-columns-repeated="13"/>
        </table:table-row>
        <table:table-row table:style-name="ro1">
          <table:table-cell office:value-type="float" office:value="242.2" calcext:value-type="float">
            <text:p>242.2</text:p>
          </table:table-cell>
          <table:table-cell office:value-type="float" office:value="1889.188477" calcext:value-type="float">
            <text:p>1889.188477</text:p>
          </table:table-cell>
          <table:table-cell office:value-type="float" office:value="1980.682617" calcext:value-type="float">
            <text:p>1980.682617</text:p>
          </table:table-cell>
          <table:table-cell office:value-type="float" office:value="1884.405396" calcext:value-type="float">
            <text:p>1884.40539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2.4" calcext:value-type="float">
            <text:p>242.4</text:p>
          </table:table-cell>
          <table:table-cell office:value-type="float" office:value="1896.188721" calcext:value-type="float">
            <text:p>1896.188721</text:p>
          </table:table-cell>
          <table:table-cell office:value-type="float" office:value="1918.109375" calcext:value-type="float">
            <text:p>1918.109375</text:p>
          </table:table-cell>
          <table:table-cell office:value-type="float" office:value="1890.795288" calcext:value-type="float">
            <text:p>1890.795288</text:p>
          </table:table-cell>
          <table:table-cell office:value-type="float" office:value="1931.232544" calcext:value-type="float">
            <text:p>1931.232544</text:p>
          </table:table-cell>
          <table:table-cell table:number-columns-repeated="13"/>
        </table:table-row>
        <table:table-row table:style-name="ro1">
          <table:table-cell office:value-type="float" office:value="242.6" calcext:value-type="float">
            <text:p>242.6</text:p>
          </table:table-cell>
          <table:table-cell office:value-type="float" office:value="1826.215454" calcext:value-type="float">
            <text:p>1826.215454</text:p>
          </table:table-cell>
          <table:table-cell office:value-type="float" office:value="1997.416748" calcext:value-type="float">
            <text:p>1997.416748</text:p>
          </table:table-cell>
          <table:table-cell office:value-type="float" office:value="1831.401733" calcext:value-type="float">
            <text:p>1831.40173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2.8" calcext:value-type="float">
            <text:p>242.8</text:p>
          </table:table-cell>
          <table:table-cell office:value-type="float" office:value="1848.806885" calcext:value-type="float">
            <text:p>1848.806885</text:p>
          </table:table-cell>
          <table:table-cell office:value-type="float" office:value="1997.749023" calcext:value-type="float">
            <text:p>1997.749023</text:p>
          </table:table-cell>
          <table:table-cell office:value-type="float" office:value="1850.029541" calcext:value-type="float">
            <text:p>1850.02954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84.550171" calcext:value-type="float">
            <text:p>1884.550171</text:p>
          </table:table-cell>
          <table:table-cell office:value-type="float" office:value="1962.161377" calcext:value-type="float">
            <text:p>1962.161377</text:p>
          </table:table-cell>
          <table:table-cell office:value-type="float" office:value="1880.846191" calcext:value-type="float">
            <text:p>1880.846191</text:p>
          </table:table-cell>
          <table:table-cell office:value-type="float" office:value="1987.555908" calcext:value-type="float">
            <text:p>1987.555908</text:p>
          </table:table-cell>
          <table:table-cell table:number-columns-repeated="13"/>
        </table:table-row>
        <table:table-row table:style-name="ro1">
          <table:table-cell office:value-type="float" office:value="243.2" calcext:value-type="float">
            <text:p>243.2</text:p>
          </table:table-cell>
          <table:table-cell office:value-type="float" office:value="1884.223389" calcext:value-type="float">
            <text:p>1884.223389</text:p>
          </table:table-cell>
          <table:table-cell office:value-type="float" office:value="1968.835571" calcext:value-type="float">
            <text:p>1968.835571</text:p>
          </table:table-cell>
          <table:table-cell office:value-type="float" office:value="1887.151855" calcext:value-type="float">
            <text:p>1887.151855</text:p>
          </table:table-cell>
          <table:table-cell office:value-type="float" office:value="1975.009644" calcext:value-type="float">
            <text:p>1975.009644</text:p>
          </table:table-cell>
          <table:table-cell table:number-columns-repeated="13"/>
        </table:table-row>
        <table:table-row table:style-name="ro1">
          <table:table-cell office:value-type="float" office:value="243.4" calcext:value-type="float">
            <text:p>243.4</text:p>
          </table:table-cell>
          <table:table-cell office:value-type="float" office:value="1806.815552" calcext:value-type="float">
            <text:p>1806.815552</text:p>
          </table:table-cell>
          <table:table-cell office:value-type="float" office:value="1995.775269" calcext:value-type="float">
            <text:p>1995.775269</text:p>
          </table:table-cell>
          <table:table-cell office:value-type="float" office:value="1816.180176" calcext:value-type="float">
            <text:p>1816.18017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3.6" calcext:value-type="float">
            <text:p>243.6</text:p>
          </table:table-cell>
          <table:table-cell office:value-type="float" office:value="1881.740845" calcext:value-type="float">
            <text:p>1881.740845</text:p>
          </table:table-cell>
          <table:table-cell office:value-type="float" office:value="1989.480957" calcext:value-type="float">
            <text:p>1989.480957</text:p>
          </table:table-cell>
          <table:table-cell office:value-type="float" office:value="1878.480591" calcext:value-type="float">
            <text:p>1878.48059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3.8" calcext:value-type="float">
            <text:p>243.8</text:p>
          </table:table-cell>
          <table:table-cell office:value-type="float" office:value="1886.472778" calcext:value-type="float">
            <text:p>1886.472778</text:p>
          </table:table-cell>
          <table:table-cell office:value-type="float" office:value="1936.048584" calcext:value-type="float">
            <text:p>1936.048584</text:p>
          </table:table-cell>
          <table:table-cell office:value-type="float" office:value="1877.665039" calcext:value-type="float">
            <text:p>1877.665039</text:p>
          </table:table-cell>
          <table:table-cell office:value-type="float" office:value="1954.55957" calcext:value-type="float">
            <text:p>1954.55957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50.442261" calcext:value-type="float">
            <text:p>1850.442261</text:p>
          </table:table-cell>
          <table:table-cell office:value-type="float" office:value="1995.141602" calcext:value-type="float">
            <text:p>1995.141602</text:p>
          </table:table-cell>
          <table:table-cell office:value-type="float" office:value="1854.93457" calcext:value-type="float">
            <text:p>1854.9345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4.2" calcext:value-type="float">
            <text:p>244.2</text:p>
          </table:table-cell>
          <table:table-cell office:value-type="float" office:value="1853.797607" calcext:value-type="float">
            <text:p>1853.797607</text:p>
          </table:table-cell>
          <table:table-cell office:value-type="float" office:value="1998.299072" calcext:value-type="float">
            <text:p>1998.299072</text:p>
          </table:table-cell>
          <table:table-cell office:value-type="float" office:value="1854.335693" calcext:value-type="float">
            <text:p>1854.33569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4.4" calcext:value-type="float">
            <text:p>244.4</text:p>
          </table:table-cell>
          <table:table-cell office:value-type="float" office:value="1888.271729" calcext:value-type="float">
            <text:p>1888.271729</text:p>
          </table:table-cell>
          <table:table-cell office:value-type="float" office:value="1983.63855" calcext:value-type="float">
            <text:p>1983.63855</text:p>
          </table:table-cell>
          <table:table-cell office:value-type="float" office:value="1880.557373" calcext:value-type="float">
            <text:p>1880.557373</text:p>
          </table:table-cell>
          <table:table-cell office:value-type="float" office:value="1998.753174" calcext:value-type="float">
            <text:p>1998.753174</text:p>
          </table:table-cell>
          <table:table-cell table:number-columns-repeated="13"/>
        </table:table-row>
        <table:table-row table:style-name="ro1">
          <table:table-cell office:value-type="float" office:value="244.6" calcext:value-type="float">
            <text:p>244.6</text:p>
          </table:table-cell>
          <table:table-cell office:value-type="float" office:value="1887.124634" calcext:value-type="float">
            <text:p>1887.124634</text:p>
          </table:table-cell>
          <table:table-cell office:value-type="float" office:value="1970.615845" calcext:value-type="float">
            <text:p>1970.615845</text:p>
          </table:table-cell>
          <table:table-cell office:value-type="float" office:value="1882.129395" calcext:value-type="float">
            <text:p>1882.129395</text:p>
          </table:table-cell>
          <table:table-cell office:value-type="float" office:value="1981.131714" calcext:value-type="float">
            <text:p>1981.131714</text:p>
          </table:table-cell>
          <table:table-cell table:number-columns-repeated="13"/>
        </table:table-row>
        <table:table-row table:style-name="ro1">
          <table:table-cell office:value-type="float" office:value="244.8" calcext:value-type="float">
            <text:p>244.8</text:p>
          </table:table-cell>
          <table:table-cell office:value-type="float" office:value="1822.824951" calcext:value-type="float">
            <text:p>1822.824951</text:p>
          </table:table-cell>
          <table:table-cell office:value-type="float" office:value="1993.912476" calcext:value-type="float">
            <text:p>1993.912476</text:p>
          </table:table-cell>
          <table:table-cell office:value-type="float" office:value="1826.435547" calcext:value-type="float">
            <text:p>1826.43554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70.278076" calcext:value-type="float">
            <text:p>1870.278076</text:p>
          </table:table-cell>
          <table:table-cell office:value-type="float" office:value="1989.332031" calcext:value-type="float">
            <text:p>1989.332031</text:p>
          </table:table-cell>
          <table:table-cell office:value-type="float" office:value="1868.473877" calcext:value-type="float">
            <text:p>1868.47387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5.2" calcext:value-type="float">
            <text:p>245.2</text:p>
          </table:table-cell>
          <table:table-cell office:value-type="float" office:value="1882.225952" calcext:value-type="float">
            <text:p>1882.225952</text:p>
          </table:table-cell>
          <table:table-cell office:value-type="float" office:value="1984.183105" calcext:value-type="float">
            <text:p>1984.183105</text:p>
          </table:table-cell>
          <table:table-cell office:value-type="float" office:value="1882.792236" calcext:value-type="float">
            <text:p>1882.792236</text:p>
          </table:table-cell>
          <table:table-cell office:value-type="float" office:value="1993.877197" calcext:value-type="float">
            <text:p>1993.877197</text:p>
          </table:table-cell>
          <table:table-cell table:number-columns-repeated="13"/>
        </table:table-row>
        <table:table-row table:style-name="ro1">
          <table:table-cell office:value-type="float" office:value="245.4" calcext:value-type="float">
            <text:p>245.4</text:p>
          </table:table-cell>
          <table:table-cell office:value-type="float" office:value="1877.775879" calcext:value-type="float">
            <text:p>1877.775879</text:p>
          </table:table-cell>
          <table:table-cell office:value-type="float" office:value="1979.297729" calcext:value-type="float">
            <text:p>1979.297729</text:p>
          </table:table-cell>
          <table:table-cell office:value-type="float" office:value="1874.522339" calcext:value-type="float">
            <text:p>1874.522339</text:p>
          </table:table-cell>
          <table:table-cell office:value-type="float" office:value="1992.27124" calcext:value-type="float">
            <text:p>1992.27124</text:p>
          </table:table-cell>
          <table:table-cell table:number-columns-repeated="13"/>
        </table:table-row>
        <table:table-row table:style-name="ro1">
          <table:table-cell office:value-type="float" office:value="245.6" calcext:value-type="float">
            <text:p>245.6</text:p>
          </table:table-cell>
          <table:table-cell office:value-type="float" office:value="1862.163452" calcext:value-type="float">
            <text:p>1862.163452</text:p>
          </table:table-cell>
          <table:table-cell office:value-type="float" office:value="1994.227295" calcext:value-type="float">
            <text:p>1994.227295</text:p>
          </table:table-cell>
          <table:table-cell office:value-type="float" office:value="1865.631104" calcext:value-type="float">
            <text:p>1865.63110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5.8" calcext:value-type="float">
            <text:p>245.8</text:p>
          </table:table-cell>
          <table:table-cell office:value-type="float" office:value="1864.011353" calcext:value-type="float">
            <text:p>1864.011353</text:p>
          </table:table-cell>
          <table:table-cell office:value-type="float" office:value="1986.712769" calcext:value-type="float">
            <text:p>1986.712769</text:p>
          </table:table-cell>
          <table:table-cell office:value-type="float" office:value="1863.673096" calcext:value-type="float">
            <text:p>1863.67309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82.830078" calcext:value-type="float">
            <text:p>1882.830078</text:p>
          </table:table-cell>
          <table:table-cell office:value-type="float" office:value="1990.553833" calcext:value-type="float">
            <text:p>1990.553833</text:p>
          </table:table-cell>
          <table:table-cell office:value-type="float" office:value="1882.78772" calcext:value-type="float">
            <text:p>1882.7877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.2" calcext:value-type="float">
            <text:p>246.2</text:p>
          </table:table-cell>
          <table:table-cell office:value-type="float" office:value="1868.80542" calcext:value-type="float">
            <text:p>1868.80542</text:p>
          </table:table-cell>
          <table:table-cell office:value-type="float" office:value="1993.746826" calcext:value-type="float">
            <text:p>1993.746826</text:p>
          </table:table-cell>
          <table:table-cell office:value-type="float" office:value="1871.585449" calcext:value-type="float">
            <text:p>1871.58544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.4" calcext:value-type="float">
            <text:p>246.4</text:p>
          </table:table-cell>
          <table:table-cell office:value-type="float" office:value="1866.171631" calcext:value-type="float">
            <text:p>1866.171631</text:p>
          </table:table-cell>
          <table:table-cell office:value-type="float" office:value="1991.924316" calcext:value-type="float">
            <text:p>1991.924316</text:p>
          </table:table-cell>
          <table:table-cell office:value-type="float" office:value="1867.607178" calcext:value-type="float">
            <text:p>1867.60717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.6" calcext:value-type="float">
            <text:p>246.6</text:p>
          </table:table-cell>
          <table:table-cell office:value-type="float" office:value="1864.099976" calcext:value-type="float">
            <text:p>1864.099976</text:p>
          </table:table-cell>
          <table:table-cell office:value-type="float" office:value="1990.128662" calcext:value-type="float">
            <text:p>1990.128662</text:p>
          </table:table-cell>
          <table:table-cell office:value-type="float" office:value="1868.649414" calcext:value-type="float">
            <text:p>1868.64941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.8" calcext:value-type="float">
            <text:p>246.8</text:p>
          </table:table-cell>
          <table:table-cell office:value-type="float" office:value="1863.502441" calcext:value-type="float">
            <text:p>1863.502441</text:p>
          </table:table-cell>
          <table:table-cell office:value-type="float" office:value="1994.466309" calcext:value-type="float">
            <text:p>1994.466309</text:p>
          </table:table-cell>
          <table:table-cell office:value-type="float" office:value="1863.825928" calcext:value-type="float">
            <text:p>1863.82592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67.298828" calcext:value-type="float">
            <text:p>1867.298828</text:p>
          </table:table-cell>
          <table:table-cell office:value-type="float" office:value="1988.967285" calcext:value-type="float">
            <text:p>1988.967285</text:p>
          </table:table-cell>
          <table:table-cell office:value-type="float" office:value="1868.336426" calcext:value-type="float">
            <text:p>1868.33642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.2" calcext:value-type="float">
            <text:p>247.2</text:p>
          </table:table-cell>
          <table:table-cell office:value-type="float" office:value="1867.871582" calcext:value-type="float">
            <text:p>1867.871582</text:p>
          </table:table-cell>
          <table:table-cell office:value-type="float" office:value="1989.875366" calcext:value-type="float">
            <text:p>1989.875366</text:p>
          </table:table-cell>
          <table:table-cell office:value-type="float" office:value="1869.950317" calcext:value-type="float">
            <text:p>1869.95031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.4" calcext:value-type="float">
            <text:p>247.4</text:p>
          </table:table-cell>
          <table:table-cell office:value-type="float" office:value="1868.946655" calcext:value-type="float">
            <text:p>1868.946655</text:p>
          </table:table-cell>
          <table:table-cell office:value-type="float" office:value="1989.756836" calcext:value-type="float">
            <text:p>1989.756836</text:p>
          </table:table-cell>
          <table:table-cell office:value-type="float" office:value="1871.64563" calcext:value-type="float">
            <text:p>1871.6456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.6" calcext:value-type="float">
            <text:p>247.6</text:p>
          </table:table-cell>
          <table:table-cell office:value-type="float" office:value="1870.544922" calcext:value-type="float">
            <text:p>1870.544922</text:p>
          </table:table-cell>
          <table:table-cell office:value-type="float" office:value="1991.218994" calcext:value-type="float">
            <text:p>1991.218994</text:p>
          </table:table-cell>
          <table:table-cell office:value-type="float" office:value="1872.340698" calcext:value-type="float">
            <text:p>1872.34069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.8" calcext:value-type="float">
            <text:p>247.8</text:p>
          </table:table-cell>
          <table:table-cell office:value-type="float" office:value="1870.318115" calcext:value-type="float">
            <text:p>1870.318115</text:p>
          </table:table-cell>
          <table:table-cell office:value-type="float" office:value="1988.458008" calcext:value-type="float">
            <text:p>1988.458008</text:p>
          </table:table-cell>
          <table:table-cell office:value-type="float" office:value="1870.557373" calcext:value-type="float">
            <text:p>1870.55737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66.895142" calcext:value-type="float">
            <text:p>1866.895142</text:p>
          </table:table-cell>
          <table:table-cell office:value-type="float" office:value="1991.895996" calcext:value-type="float">
            <text:p>1991.895996</text:p>
          </table:table-cell>
          <table:table-cell office:value-type="float" office:value="1868.229492" calcext:value-type="float">
            <text:p>1868.22949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.2" calcext:value-type="float">
            <text:p>248.2</text:p>
          </table:table-cell>
          <table:table-cell office:value-type="float" office:value="1869.057129" calcext:value-type="float">
            <text:p>1869.057129</text:p>
          </table:table-cell>
          <table:table-cell office:value-type="float" office:value="1992.107178" calcext:value-type="float">
            <text:p>1992.107178</text:p>
          </table:table-cell>
          <table:table-cell office:value-type="float" office:value="1868.310303" calcext:value-type="float">
            <text:p>1868.31030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.4" calcext:value-type="float">
            <text:p>248.4</text:p>
          </table:table-cell>
          <table:table-cell office:value-type="float" office:value="1867.912476" calcext:value-type="float">
            <text:p>1867.912476</text:p>
          </table:table-cell>
          <table:table-cell office:value-type="float" office:value="1989.892944" calcext:value-type="float">
            <text:p>1989.892944</text:p>
          </table:table-cell>
          <table:table-cell office:value-type="float" office:value="1869.770386" calcext:value-type="float">
            <text:p>1869.77038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.6" calcext:value-type="float">
            <text:p>248.6</text:p>
          </table:table-cell>
          <table:table-cell office:value-type="float" office:value="1865.063477" calcext:value-type="float">
            <text:p>1865.063477</text:p>
          </table:table-cell>
          <table:table-cell office:value-type="float" office:value="1988.478394" calcext:value-type="float">
            <text:p>1988.478394</text:p>
          </table:table-cell>
          <table:table-cell office:value-type="float" office:value="1866.132202" calcext:value-type="float">
            <text:p>1866.13220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.8" calcext:value-type="float">
            <text:p>248.8</text:p>
          </table:table-cell>
          <table:table-cell office:value-type="float" office:value="1871.574951" calcext:value-type="float">
            <text:p>1871.574951</text:p>
          </table:table-cell>
          <table:table-cell office:value-type="float" office:value="1988.368774" calcext:value-type="float">
            <text:p>1988.368774</text:p>
          </table:table-cell>
          <table:table-cell office:value-type="float" office:value="1870.705444" calcext:value-type="float">
            <text:p>1870.70544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66.610352" calcext:value-type="float">
            <text:p>1866.610352</text:p>
          </table:table-cell>
          <table:table-cell office:value-type="float" office:value="1993.324463" calcext:value-type="float">
            <text:p>1993.324463</text:p>
          </table:table-cell>
          <table:table-cell office:value-type="float" office:value="1867.822144" calcext:value-type="float">
            <text:p>1867.82214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2" calcext:value-type="float">
            <text:p>249.2</text:p>
          </table:table-cell>
          <table:table-cell office:value-type="float" office:value="1867.813599" calcext:value-type="float">
            <text:p>1867.813599</text:p>
          </table:table-cell>
          <table:table-cell office:value-type="float" office:value="1992.41333" calcext:value-type="float">
            <text:p>1992.41333</text:p>
          </table:table-cell>
          <table:table-cell office:value-type="float" office:value="1866.911011" calcext:value-type="float">
            <text:p>1866.91101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4" calcext:value-type="float">
            <text:p>249.4</text:p>
          </table:table-cell>
          <table:table-cell office:value-type="float" office:value="1867.599487" calcext:value-type="float">
            <text:p>1867.599487</text:p>
          </table:table-cell>
          <table:table-cell office:value-type="float" office:value="1988.769653" calcext:value-type="float">
            <text:p>1988.769653</text:p>
          </table:table-cell>
          <table:table-cell office:value-type="float" office:value="1863.894897" calcext:value-type="float">
            <text:p>1863.89489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6" calcext:value-type="float">
            <text:p>249.6</text:p>
          </table:table-cell>
          <table:table-cell office:value-type="float" office:value="1867.297119" calcext:value-type="float">
            <text:p>1867.297119</text:p>
          </table:table-cell>
          <table:table-cell office:value-type="float" office:value="1990.483276" calcext:value-type="float">
            <text:p>1990.483276</text:p>
          </table:table-cell>
          <table:table-cell office:value-type="float" office:value="1868.753296" calcext:value-type="float">
            <text:p>1868.75329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1872.076172" calcext:value-type="float">
            <text:p>1872.076172</text:p>
          </table:table-cell>
          <table:table-cell office:value-type="float" office:value="1993.557617" calcext:value-type="float">
            <text:p>1993.557617</text:p>
          </table:table-cell>
          <table:table-cell office:value-type="float" office:value="1875.849121" calcext:value-type="float">
            <text:p>1875.84912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70.091064" calcext:value-type="float">
            <text:p>1870.091064</text:p>
          </table:table-cell>
          <table:table-cell office:value-type="float" office:value="1988.428467" calcext:value-type="float">
            <text:p>1988.428467</text:p>
          </table:table-cell>
          <table:table-cell office:value-type="float" office:value="1868.956543" calcext:value-type="float">
            <text:p>1868.95654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2" calcext:value-type="float">
            <text:p>250.2</text:p>
          </table:table-cell>
          <table:table-cell office:value-type="float" office:value="1866.883789" calcext:value-type="float">
            <text:p>1866.883789</text:p>
          </table:table-cell>
          <table:table-cell office:value-type="float" office:value="1992.338257" calcext:value-type="float">
            <text:p>1992.338257</text:p>
          </table:table-cell>
          <table:table-cell office:value-type="float" office:value="1870.903076" calcext:value-type="float">
            <text:p>1870.90307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4" calcext:value-type="float">
            <text:p>250.4</text:p>
          </table:table-cell>
          <table:table-cell office:value-type="float" office:value="1866.150879" calcext:value-type="float">
            <text:p>1866.150879</text:p>
          </table:table-cell>
          <table:table-cell office:value-type="float" office:value="1990.569702" calcext:value-type="float">
            <text:p>1990.569702</text:p>
          </table:table-cell>
          <table:table-cell office:value-type="float" office:value="1868.111084" calcext:value-type="float">
            <text:p>1868.11108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6" calcext:value-type="float">
            <text:p>250.6</text:p>
          </table:table-cell>
          <table:table-cell office:value-type="float" office:value="1872.087646" calcext:value-type="float">
            <text:p>1872.087646</text:p>
          </table:table-cell>
          <table:table-cell office:value-type="float" office:value="1989.768311" calcext:value-type="float">
            <text:p>1989.768311</text:p>
          </table:table-cell>
          <table:table-cell office:value-type="float" office:value="1875.718872" calcext:value-type="float">
            <text:p>1875.71887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8" calcext:value-type="float">
            <text:p>250.8</text:p>
          </table:table-cell>
          <table:table-cell office:value-type="float" office:value="1875.984009" calcext:value-type="float">
            <text:p>1875.984009</text:p>
          </table:table-cell>
          <table:table-cell office:value-type="float" office:value="1989.70459" calcext:value-type="float">
            <text:p>1989.70459</text:p>
          </table:table-cell>
          <table:table-cell office:value-type="float" office:value="1872.80481" calcext:value-type="float">
            <text:p>1872.8048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66.709961" calcext:value-type="float">
            <text:p>1866.709961</text:p>
          </table:table-cell>
          <table:table-cell office:value-type="float" office:value="1990.424805" calcext:value-type="float">
            <text:p>1990.424805</text:p>
          </table:table-cell>
          <table:table-cell office:value-type="float" office:value="1866.029785" calcext:value-type="float">
            <text:p>1866.02978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2" calcext:value-type="float">
            <text:p>251.2</text:p>
          </table:table-cell>
          <table:table-cell office:value-type="float" office:value="1865.541748" calcext:value-type="float">
            <text:p>1865.541748</text:p>
          </table:table-cell>
          <table:table-cell office:value-type="float" office:value="1986.876465" calcext:value-type="float">
            <text:p>1986.876465</text:p>
          </table:table-cell>
          <table:table-cell office:value-type="float" office:value="1867.584595" calcext:value-type="float">
            <text:p>1867.58459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4" calcext:value-type="float">
            <text:p>251.4</text:p>
          </table:table-cell>
          <table:table-cell office:value-type="float" office:value="1869.720825" calcext:value-type="float">
            <text:p>1869.720825</text:p>
          </table:table-cell>
          <table:table-cell office:value-type="float" office:value="1991.454346" calcext:value-type="float">
            <text:p>1991.454346</text:p>
          </table:table-cell>
          <table:table-cell office:value-type="float" office:value="1872.131592" calcext:value-type="float">
            <text:p>1872.13159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6" calcext:value-type="float">
            <text:p>251.6</text:p>
          </table:table-cell>
          <table:table-cell office:value-type="float" office:value="1869.900879" calcext:value-type="float">
            <text:p>1869.900879</text:p>
          </table:table-cell>
          <table:table-cell office:value-type="float" office:value="1989.244995" calcext:value-type="float">
            <text:p>1989.244995</text:p>
          </table:table-cell>
          <table:table-cell office:value-type="float" office:value="1871.095947" calcext:value-type="float">
            <text:p>1871.09594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8" calcext:value-type="float">
            <text:p>251.8</text:p>
          </table:table-cell>
          <table:table-cell office:value-type="float" office:value="1864.327881" calcext:value-type="float">
            <text:p>1864.327881</text:p>
          </table:table-cell>
          <table:table-cell office:value-type="float" office:value="1988.916382" calcext:value-type="float">
            <text:p>1988.916382</text:p>
          </table:table-cell>
          <table:table-cell office:value-type="float" office:value="1863.763916" calcext:value-type="float">
            <text:p>1863.76391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72.044189" calcext:value-type="float">
            <text:p>1872.044189</text:p>
          </table:table-cell>
          <table:table-cell office:value-type="float" office:value="1990.381592" calcext:value-type="float">
            <text:p>1990.381592</text:p>
          </table:table-cell>
          <table:table-cell office:value-type="float" office:value="1869.482178" calcext:value-type="float">
            <text:p>1869.48217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2" calcext:value-type="float">
            <text:p>252.2</text:p>
          </table:table-cell>
          <table:table-cell office:value-type="float" office:value="1869.926025" calcext:value-type="float">
            <text:p>1869.926025</text:p>
          </table:table-cell>
          <table:table-cell office:value-type="float" office:value="1993.433105" calcext:value-type="float">
            <text:p>1993.433105</text:p>
          </table:table-cell>
          <table:table-cell office:value-type="float" office:value="1871.680908" calcext:value-type="float">
            <text:p>1871.68090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4" calcext:value-type="float">
            <text:p>252.4</text:p>
          </table:table-cell>
          <table:table-cell office:value-type="float" office:value="1870.08374" calcext:value-type="float">
            <text:p>1870.08374</text:p>
          </table:table-cell>
          <table:table-cell office:value-type="float" office:value="1992.291992" calcext:value-type="float">
            <text:p>1992.291992</text:p>
          </table:table-cell>
          <table:table-cell office:value-type="float" office:value="1870.889282" calcext:value-type="float">
            <text:p>1870.88928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6" calcext:value-type="float">
            <text:p>252.6</text:p>
          </table:table-cell>
          <table:table-cell office:value-type="float" office:value="1869.665527" calcext:value-type="float">
            <text:p>1869.665527</text:p>
          </table:table-cell>
          <table:table-cell office:value-type="float" office:value="1988.311279" calcext:value-type="float">
            <text:p>1988.311279</text:p>
          </table:table-cell>
          <table:table-cell office:value-type="float" office:value="1871.027832" calcext:value-type="float">
            <text:p>1871.02783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8" calcext:value-type="float">
            <text:p>252.8</text:p>
          </table:table-cell>
          <table:table-cell office:value-type="float" office:value="1869.769897" calcext:value-type="float">
            <text:p>1869.769897</text:p>
          </table:table-cell>
          <table:table-cell office:value-type="float" office:value="1986.796143" calcext:value-type="float">
            <text:p>1986.796143</text:p>
          </table:table-cell>
          <table:table-cell office:value-type="float" office:value="1868.997192" calcext:value-type="float">
            <text:p>1868.99719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73.583496" calcext:value-type="float">
            <text:p>1873.583496</text:p>
          </table:table-cell>
          <table:table-cell office:value-type="float" office:value="1991.939697" calcext:value-type="float">
            <text:p>1991.939697</text:p>
          </table:table-cell>
          <table:table-cell office:value-type="float" office:value="1872.619873" calcext:value-type="float">
            <text:p>1872.61987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2" calcext:value-type="float">
            <text:p>253.2</text:p>
          </table:table-cell>
          <table:table-cell office:value-type="float" office:value="1865.698242" calcext:value-type="float">
            <text:p>1865.698242</text:p>
          </table:table-cell>
          <table:table-cell office:value-type="float" office:value="1992.9021" calcext:value-type="float">
            <text:p>1992.9021</text:p>
          </table:table-cell>
          <table:table-cell office:value-type="float" office:value="1871.79126" calcext:value-type="float">
            <text:p>1871.7912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4" calcext:value-type="float">
            <text:p>253.4</text:p>
          </table:table-cell>
          <table:table-cell office:value-type="float" office:value="1866.103394" calcext:value-type="float">
            <text:p>1866.103394</text:p>
          </table:table-cell>
          <table:table-cell office:value-type="float" office:value="1990.844238" calcext:value-type="float">
            <text:p>1990.844238</text:p>
          </table:table-cell>
          <table:table-cell office:value-type="float" office:value="1864.680664" calcext:value-type="float">
            <text:p>1864.68066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6" calcext:value-type="float">
            <text:p>253.6</text:p>
          </table:table-cell>
          <table:table-cell office:value-type="float" office:value="1862.064819" calcext:value-type="float">
            <text:p>1862.064819</text:p>
          </table:table-cell>
          <table:table-cell office:value-type="float" office:value="1987.671387" calcext:value-type="float">
            <text:p>1987.671387</text:p>
          </table:table-cell>
          <table:table-cell office:value-type="float" office:value="1863.793457" calcext:value-type="float">
            <text:p>1863.79345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8" calcext:value-type="float">
            <text:p>253.8</text:p>
          </table:table-cell>
          <table:table-cell office:value-type="float" office:value="1868.432861" calcext:value-type="float">
            <text:p>1868.432861</text:p>
          </table:table-cell>
          <table:table-cell office:value-type="float" office:value="1986.673218" calcext:value-type="float">
            <text:p>1986.673218</text:p>
          </table:table-cell>
          <table:table-cell office:value-type="float" office:value="1870.299072" calcext:value-type="float">
            <text:p>1870.29907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873.383057" calcext:value-type="float">
            <text:p>1873.383057</text:p>
          </table:table-cell>
          <table:table-cell office:value-type="float" office:value="1990.635498" calcext:value-type="float">
            <text:p>1990.635498</text:p>
          </table:table-cell>
          <table:table-cell office:value-type="float" office:value="1872.659424" calcext:value-type="float">
            <text:p>1872.65942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2" calcext:value-type="float">
            <text:p>254.2</text:p>
          </table:table-cell>
          <table:table-cell office:value-type="float" office:value="1866.413818" calcext:value-type="float">
            <text:p>1866.413818</text:p>
          </table:table-cell>
          <table:table-cell office:value-type="float" office:value="1989.727051" calcext:value-type="float">
            <text:p>1989.727051</text:p>
          </table:table-cell>
          <table:table-cell office:value-type="float" office:value="1865.390869" calcext:value-type="float">
            <text:p>1865.39086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4" calcext:value-type="float">
            <text:p>254.4</text:p>
          </table:table-cell>
          <table:table-cell office:value-type="float" office:value="1862.050781" calcext:value-type="float">
            <text:p>1862.050781</text:p>
          </table:table-cell>
          <table:table-cell office:value-type="float" office:value="1993.292358" calcext:value-type="float">
            <text:p>1993.292358</text:p>
          </table:table-cell>
          <table:table-cell office:value-type="float" office:value="1862.955322" calcext:value-type="float">
            <text:p>1862.95532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6" calcext:value-type="float">
            <text:p>254.6</text:p>
          </table:table-cell>
          <table:table-cell office:value-type="float" office:value="1868.611816" calcext:value-type="float">
            <text:p>1868.611816</text:p>
          </table:table-cell>
          <table:table-cell office:value-type="float" office:value="1990.082764" calcext:value-type="float">
            <text:p>1990.082764</text:p>
          </table:table-cell>
          <table:table-cell office:value-type="float" office:value="1867.941284" calcext:value-type="float">
            <text:p>1867.94128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8" calcext:value-type="float">
            <text:p>254.8</text:p>
          </table:table-cell>
          <table:table-cell office:value-type="float" office:value="1871.749268" calcext:value-type="float">
            <text:p>1871.749268</text:p>
          </table:table-cell>
          <table:table-cell office:value-type="float" office:value="1992.669678" calcext:value-type="float">
            <text:p>1992.669678</text:p>
          </table:table-cell>
          <table:table-cell office:value-type="float" office:value="1872.899658" calcext:value-type="float">
            <text:p>1872.89965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69.549561" calcext:value-type="float">
            <text:p>1869.549561</text:p>
          </table:table-cell>
          <table:table-cell office:value-type="float" office:value="1987.843994" calcext:value-type="float">
            <text:p>1987.843994</text:p>
          </table:table-cell>
          <table:table-cell office:value-type="float" office:value="1867.341675" calcext:value-type="float">
            <text:p>1867.34167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2" calcext:value-type="float">
            <text:p>255.2</text:p>
          </table:table-cell>
          <table:table-cell office:value-type="float" office:value="1868.227051" calcext:value-type="float">
            <text:p>1868.227051</text:p>
          </table:table-cell>
          <table:table-cell office:value-type="float" office:value="1990.440552" calcext:value-type="float">
            <text:p>1990.440552</text:p>
          </table:table-cell>
          <table:table-cell office:value-type="float" office:value="1868.044678" calcext:value-type="float">
            <text:p>1868.04467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4" calcext:value-type="float">
            <text:p>255.4</text:p>
          </table:table-cell>
          <table:table-cell office:value-type="float" office:value="1868.063843" calcext:value-type="float">
            <text:p>1868.063843</text:p>
          </table:table-cell>
          <table:table-cell office:value-type="float" office:value="1991.943848" calcext:value-type="float">
            <text:p>1991.943848</text:p>
          </table:table-cell>
          <table:table-cell office:value-type="float" office:value="1868.274536" calcext:value-type="float">
            <text:p>1868.27453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6" calcext:value-type="float">
            <text:p>255.6</text:p>
          </table:table-cell>
          <table:table-cell office:value-type="float" office:value="1869.397949" calcext:value-type="float">
            <text:p>1869.397949</text:p>
          </table:table-cell>
          <table:table-cell office:value-type="float" office:value="1992.836548" calcext:value-type="float">
            <text:p>1992.836548</text:p>
          </table:table-cell>
          <table:table-cell office:value-type="float" office:value="1870.227051" calcext:value-type="float">
            <text:p>1870.22705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8" calcext:value-type="float">
            <text:p>255.8</text:p>
          </table:table-cell>
          <table:table-cell office:value-type="float" office:value="1869.335938" calcext:value-type="float">
            <text:p>1869.335938</text:p>
          </table:table-cell>
          <table:table-cell office:value-type="float" office:value="1993.401855" calcext:value-type="float">
            <text:p>1993.401855</text:p>
          </table:table-cell>
          <table:table-cell office:value-type="float" office:value="1866.825439" calcext:value-type="float">
            <text:p>1866.82543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72.2146" calcext:value-type="float">
            <text:p>1872.2146</text:p>
          </table:table-cell>
          <table:table-cell office:value-type="float" office:value="1989.050781" calcext:value-type="float">
            <text:p>1989.050781</text:p>
          </table:table-cell>
          <table:table-cell office:value-type="float" office:value="1871.291504" calcext:value-type="float">
            <text:p>1871.29150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2" calcext:value-type="float">
            <text:p>256.2</text:p>
          </table:table-cell>
          <table:table-cell office:value-type="float" office:value="1869.218994" calcext:value-type="float">
            <text:p>1869.218994</text:p>
          </table:table-cell>
          <table:table-cell office:value-type="float" office:value="1990.848267" calcext:value-type="float">
            <text:p>1990.848267</text:p>
          </table:table-cell>
          <table:table-cell office:value-type="float" office:value="1871.073975" calcext:value-type="float">
            <text:p>1871.07397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4" calcext:value-type="float">
            <text:p>256.4</text:p>
          </table:table-cell>
          <table:table-cell office:value-type="float" office:value="1872.892456" calcext:value-type="float">
            <text:p>1872.892456</text:p>
          </table:table-cell>
          <table:table-cell office:value-type="float" office:value="1990.556885" calcext:value-type="float">
            <text:p>1990.556885</text:p>
          </table:table-cell>
          <table:table-cell office:value-type="float" office:value="1870.870483" calcext:value-type="float">
            <text:p>1870.87048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6" calcext:value-type="float">
            <text:p>256.6</text:p>
          </table:table-cell>
          <table:table-cell office:value-type="float" office:value="1866.192139" calcext:value-type="float">
            <text:p>1866.192139</text:p>
          </table:table-cell>
          <table:table-cell office:value-type="float" office:value="1993.891357" calcext:value-type="float">
            <text:p>1993.891357</text:p>
          </table:table-cell>
          <table:table-cell office:value-type="float" office:value="1867.150879" calcext:value-type="float">
            <text:p>1867.15087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8" calcext:value-type="float">
            <text:p>256.8</text:p>
          </table:table-cell>
          <table:table-cell office:value-type="float" office:value="1872.318848" calcext:value-type="float">
            <text:p>1872.318848</text:p>
          </table:table-cell>
          <table:table-cell office:value-type="float" office:value="1988.67334" calcext:value-type="float">
            <text:p>1988.67334</text:p>
          </table:table-cell>
          <table:table-cell office:value-type="float" office:value="1872.231079" calcext:value-type="float">
            <text:p>1872.23107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70.640137" calcext:value-type="float">
            <text:p>1870.640137</text:p>
          </table:table-cell>
          <table:table-cell office:value-type="float" office:value="1987.223999" calcext:value-type="float">
            <text:p>1987.223999</text:p>
          </table:table-cell>
          <table:table-cell office:value-type="float" office:value="1868.998779" calcext:value-type="float">
            <text:p>1868.99877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2" calcext:value-type="float">
            <text:p>257.2</text:p>
          </table:table-cell>
          <table:table-cell office:value-type="float" office:value="1868.81958" calcext:value-type="float">
            <text:p>1868.81958</text:p>
          </table:table-cell>
          <table:table-cell office:value-type="float" office:value="1987.585571" calcext:value-type="float">
            <text:p>1987.585571</text:p>
          </table:table-cell>
          <table:table-cell office:value-type="float" office:value="1871.706421" calcext:value-type="float">
            <text:p>1871.70642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4" calcext:value-type="float">
            <text:p>257.4</text:p>
          </table:table-cell>
          <table:table-cell office:value-type="float" office:value="1869.209229" calcext:value-type="float">
            <text:p>1869.209229</text:p>
          </table:table-cell>
          <table:table-cell office:value-type="float" office:value="1989.866577" calcext:value-type="float">
            <text:p>1989.866577</text:p>
          </table:table-cell>
          <table:table-cell office:value-type="float" office:value="1869.088623" calcext:value-type="float">
            <text:p>1869.08862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6" calcext:value-type="float">
            <text:p>257.6</text:p>
          </table:table-cell>
          <table:table-cell office:value-type="float" office:value="1867.568726" calcext:value-type="float">
            <text:p>1867.568726</text:p>
          </table:table-cell>
          <table:table-cell office:value-type="float" office:value="1987.526978" calcext:value-type="float">
            <text:p>1987.526978</text:p>
          </table:table-cell>
          <table:table-cell office:value-type="float" office:value="1868.217041" calcext:value-type="float">
            <text:p>1868.21704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8" calcext:value-type="float">
            <text:p>257.8</text:p>
          </table:table-cell>
          <table:table-cell office:value-type="float" office:value="1866.187378" calcext:value-type="float">
            <text:p>1866.187378</text:p>
          </table:table-cell>
          <table:table-cell office:value-type="float" office:value="1990.168945" calcext:value-type="float">
            <text:p>1990.168945</text:p>
          </table:table-cell>
          <table:table-cell office:value-type="float" office:value="1867.685791" calcext:value-type="float">
            <text:p>1867.68579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69.782104" calcext:value-type="float">
            <text:p>1869.782104</text:p>
          </table:table-cell>
          <table:table-cell office:value-type="float" office:value="1987.258301" calcext:value-type="float">
            <text:p>1987.258301</text:p>
          </table:table-cell>
          <table:table-cell office:value-type="float" office:value="1865.795044" calcext:value-type="float">
            <text:p>1865.79504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2" calcext:value-type="float">
            <text:p>258.2</text:p>
          </table:table-cell>
          <table:table-cell office:value-type="float" office:value="1874.25647" calcext:value-type="float">
            <text:p>1874.25647</text:p>
          </table:table-cell>
          <table:table-cell office:value-type="float" office:value="1992.414551" calcext:value-type="float">
            <text:p>1992.414551</text:p>
          </table:table-cell>
          <table:table-cell office:value-type="float" office:value="1874.242065" calcext:value-type="float">
            <text:p>1874.24206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4" calcext:value-type="float">
            <text:p>258.4</text:p>
          </table:table-cell>
          <table:table-cell office:value-type="float" office:value="1867.778564" calcext:value-type="float">
            <text:p>1867.778564</text:p>
          </table:table-cell>
          <table:table-cell office:value-type="float" office:value="1992.547241" calcext:value-type="float">
            <text:p>1992.547241</text:p>
          </table:table-cell>
          <table:table-cell office:value-type="float" office:value="1867.936279" calcext:value-type="float">
            <text:p>1867.93627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6" calcext:value-type="float">
            <text:p>258.6</text:p>
          </table:table-cell>
          <table:table-cell office:value-type="float" office:value="1864.777832" calcext:value-type="float">
            <text:p>1864.777832</text:p>
          </table:table-cell>
          <table:table-cell office:value-type="float" office:value="1992.647705" calcext:value-type="float">
            <text:p>1992.647705</text:p>
          </table:table-cell>
          <table:table-cell office:value-type="float" office:value="1864.110596" calcext:value-type="float">
            <text:p>1864.11059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8" calcext:value-type="float">
            <text:p>258.8</text:p>
          </table:table-cell>
          <table:table-cell office:value-type="float" office:value="1866.109619" calcext:value-type="float">
            <text:p>1866.109619</text:p>
          </table:table-cell>
          <table:table-cell office:value-type="float" office:value="1989.362549" calcext:value-type="float">
            <text:p>1989.362549</text:p>
          </table:table-cell>
          <table:table-cell office:value-type="float" office:value="1866.179565" calcext:value-type="float">
            <text:p>1866.17956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68.205566" calcext:value-type="float">
            <text:p>1868.205566</text:p>
          </table:table-cell>
          <table:table-cell office:value-type="float" office:value="1989.814575" calcext:value-type="float">
            <text:p>1989.814575</text:p>
          </table:table-cell>
          <table:table-cell office:value-type="float" office:value="1870.130371" calcext:value-type="float">
            <text:p>1870.13037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.2" calcext:value-type="float">
            <text:p>259.2</text:p>
          </table:table-cell>
          <table:table-cell office:value-type="float" office:value="1876.326904" calcext:value-type="float">
            <text:p>1876.326904</text:p>
          </table:table-cell>
          <table:table-cell office:value-type="float" office:value="1982.391479" calcext:value-type="float">
            <text:p>1982.391479</text:p>
          </table:table-cell>
          <table:table-cell office:value-type="float" office:value="1871.930176" calcext:value-type="float">
            <text:p>1871.93017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.4" calcext:value-type="float">
            <text:p>259.4</text:p>
          </table:table-cell>
          <table:table-cell office:value-type="float" office:value="1889.673584" calcext:value-type="float">
            <text:p>1889.673584</text:p>
          </table:table-cell>
          <table:table-cell office:value-type="float" office:value="1986.0802" calcext:value-type="float">
            <text:p>1986.0802</text:p>
          </table:table-cell>
          <table:table-cell office:value-type="float" office:value="1887.661865" calcext:value-type="float">
            <text:p>1887.66186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.6" calcext:value-type="float">
            <text:p>259.6</text:p>
          </table:table-cell>
          <table:table-cell office:value-type="float" office:value="1820.714478" calcext:value-type="float">
            <text:p>1820.714478</text:p>
          </table:table-cell>
          <table:table-cell office:value-type="float" office:value="1966.427734" calcext:value-type="float">
            <text:p>1966.427734</text:p>
          </table:table-cell>
          <table:table-cell office:value-type="float" office:value="1826.802856" calcext:value-type="float">
            <text:p>1826.802856</text:p>
          </table:table-cell>
          <table:table-cell office:value-type="float" office:value="1970.450073" calcext:value-type="float">
            <text:p>1970.450073</text:p>
          </table:table-cell>
          <table:table-cell table:number-columns-repeated="13"/>
        </table:table-row>
        <table:table-row table:style-name="ro1">
          <table:table-cell office:value-type="float" office:value="259.8" calcext:value-type="float">
            <text:p>259.8</text:p>
          </table:table-cell>
          <table:table-cell office:value-type="float" office:value="1785.33667" calcext:value-type="float">
            <text:p>1785.33667</text:p>
          </table:table-cell>
          <table:table-cell office:value-type="float" office:value="1950.23999" calcext:value-type="float">
            <text:p>1950.23999</text:p>
          </table:table-cell>
          <table:table-cell office:value-type="float" office:value="1792.380005" calcext:value-type="float">
            <text:p>1792.380005</text:p>
          </table:table-cell>
          <table:table-cell office:value-type="float" office:value="1934.844482" calcext:value-type="float">
            <text:p>1934.844482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67.789551" calcext:value-type="float">
            <text:p>1767.789551</text:p>
          </table:table-cell>
          <table:table-cell office:value-type="float" office:value="1904.728882" calcext:value-type="float">
            <text:p>1904.728882</text:p>
          </table:table-cell>
          <table:table-cell office:value-type="float" office:value="1769.354614" calcext:value-type="float">
            <text:p>1769.354614</text:p>
          </table:table-cell>
          <table:table-cell office:value-type="float" office:value="1909.740479" calcext:value-type="float">
            <text:p>1909.740479</text:p>
          </table:table-cell>
          <table:table-cell table:number-columns-repeated="13"/>
        </table:table-row>
        <table:table-row table:style-name="ro1">
          <table:table-cell office:value-type="float" office:value="260.2" calcext:value-type="float">
            <text:p>260.2</text:p>
          </table:table-cell>
          <table:table-cell office:value-type="float" office:value="1746.693848" calcext:value-type="float">
            <text:p>1746.693848</text:p>
          </table:table-cell>
          <table:table-cell office:value-type="float" office:value="1874.765625" calcext:value-type="float">
            <text:p>1874.765625</text:p>
          </table:table-cell>
          <table:table-cell office:value-type="float" office:value="1748.882568" calcext:value-type="float">
            <text:p>1748.882568</text:p>
          </table:table-cell>
          <table:table-cell office:value-type="float" office:value="1878.384521" calcext:value-type="float">
            <text:p>1878.384521</text:p>
          </table:table-cell>
          <table:table-cell table:number-columns-repeated="13"/>
        </table:table-row>
        <table:table-row table:style-name="ro1">
          <table:table-cell office:value-type="float" office:value="260.4" calcext:value-type="float">
            <text:p>260.4</text:p>
          </table:table-cell>
          <table:table-cell office:value-type="float" office:value="1715.776367" calcext:value-type="float">
            <text:p>1715.776367</text:p>
          </table:table-cell>
          <table:table-cell office:value-type="float" office:value="1857.595825" calcext:value-type="float">
            <text:p>1857.595825</text:p>
          </table:table-cell>
          <table:table-cell office:value-type="float" office:value="1716.648315" calcext:value-type="float">
            <text:p>1716.648315</text:p>
          </table:table-cell>
          <table:table-cell office:value-type="float" office:value="1856.563965" calcext:value-type="float">
            <text:p>1856.563965</text:p>
          </table:table-cell>
          <table:table-cell table:number-columns-repeated="13"/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1707.296997" calcext:value-type="float">
            <text:p>1707.296997</text:p>
          </table:table-cell>
          <table:table-cell office:value-type="float" office:value="1823.76709" calcext:value-type="float">
            <text:p>1823.76709</text:p>
          </table:table-cell>
          <table:table-cell office:value-type="float" office:value="1710.015869" calcext:value-type="float">
            <text:p>1710.015869</text:p>
          </table:table-cell>
          <table:table-cell office:value-type="float" office:value="1818.143066" calcext:value-type="float">
            <text:p>1818.143066</text:p>
          </table:table-cell>
          <table:table-cell table:number-columns-repeated="13"/>
        </table:table-row>
        <table:table-row table:style-name="ro1">
          <table:table-cell office:value-type="float" office:value="260.8" calcext:value-type="float">
            <text:p>260.8</text:p>
          </table:table-cell>
          <table:table-cell office:value-type="float" office:value="1694.171631" calcext:value-type="float">
            <text:p>1694.171631</text:p>
          </table:table-cell>
          <table:table-cell office:value-type="float" office:value="1804.516113" calcext:value-type="float">
            <text:p>1804.516113</text:p>
          </table:table-cell>
          <table:table-cell office:value-type="float" office:value="1692.628296" calcext:value-type="float">
            <text:p>1692.628296</text:p>
          </table:table-cell>
          <table:table-cell office:value-type="float" office:value="1806.226562" calcext:value-type="float">
            <text:p>1806.226562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74.101196" calcext:value-type="float">
            <text:p>1674.101196</text:p>
          </table:table-cell>
          <table:table-cell office:value-type="float" office:value="1787.159912" calcext:value-type="float">
            <text:p>1787.159912</text:p>
          </table:table-cell>
          <table:table-cell office:value-type="float" office:value="1676.084106" calcext:value-type="float">
            <text:p>1676.084106</text:p>
          </table:table-cell>
          <table:table-cell office:value-type="float" office:value="1782.848999" calcext:value-type="float">
            <text:p>1782.848999</text:p>
          </table:table-cell>
          <table:table-cell table:number-columns-repeated="13"/>
        </table:table-row>
        <table:table-row table:style-name="ro1">
          <table:table-cell office:value-type="float" office:value="261.2" calcext:value-type="float">
            <text:p>261.2</text:p>
          </table:table-cell>
          <table:table-cell office:value-type="float" office:value="1664.282959" calcext:value-type="float">
            <text:p>1664.282959</text:p>
          </table:table-cell>
          <table:table-cell office:value-type="float" office:value="1767.714844" calcext:value-type="float">
            <text:p>1767.714844</text:p>
          </table:table-cell>
          <table:table-cell office:value-type="float" office:value="1662.462646" calcext:value-type="float">
            <text:p>1662.462646</text:p>
          </table:table-cell>
          <table:table-cell office:value-type="float" office:value="1763.0802" calcext:value-type="float">
            <text:p>1763.0802</text:p>
          </table:table-cell>
          <table:table-cell table:number-columns-repeated="13"/>
        </table:table-row>
        <table:table-row table:style-name="ro1">
          <table:table-cell office:value-type="float" office:value="261.4" calcext:value-type="float">
            <text:p>261.4</text:p>
          </table:table-cell>
          <table:table-cell office:value-type="float" office:value="1654.423584" calcext:value-type="float">
            <text:p>1654.423584</text:p>
          </table:table-cell>
          <table:table-cell office:value-type="float" office:value="1747.153198" calcext:value-type="float">
            <text:p>1747.153198</text:p>
          </table:table-cell>
          <table:table-cell office:value-type="float" office:value="1653.574707" calcext:value-type="float">
            <text:p>1653.574707</text:p>
          </table:table-cell>
          <table:table-cell office:value-type="float" office:value="1758.168457" calcext:value-type="float">
            <text:p>1758.168457</text:p>
          </table:table-cell>
          <table:table-cell table:number-columns-repeated="13"/>
        </table:table-row>
        <table:table-row table:style-name="ro1">
          <table:table-cell office:value-type="float" office:value="261.6" calcext:value-type="float">
            <text:p>261.6</text:p>
          </table:table-cell>
          <table:table-cell office:value-type="float" office:value="1640.714111" calcext:value-type="float">
            <text:p>1640.714111</text:p>
          </table:table-cell>
          <table:table-cell office:value-type="float" office:value="1735.19873" calcext:value-type="float">
            <text:p>1735.19873</text:p>
          </table:table-cell>
          <table:table-cell office:value-type="float" office:value="1645.081299" calcext:value-type="float">
            <text:p>1645.081299</text:p>
          </table:table-cell>
          <table:table-cell office:value-type="float" office:value="1732.289673" calcext:value-type="float">
            <text:p>1732.289673</text:p>
          </table:table-cell>
          <table:table-cell table:number-columns-repeated="13"/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1635.608154" calcext:value-type="float">
            <text:p>1635.608154</text:p>
          </table:table-cell>
          <table:table-cell office:value-type="float" office:value="1719.747437" calcext:value-type="float">
            <text:p>1719.747437</text:p>
          </table:table-cell>
          <table:table-cell office:value-type="float" office:value="1637.424316" calcext:value-type="float">
            <text:p>1637.424316</text:p>
          </table:table-cell>
          <table:table-cell office:value-type="float" office:value="1714.324951" calcext:value-type="float">
            <text:p>1714.324951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29.394775" calcext:value-type="float">
            <text:p>1629.394775</text:p>
          </table:table-cell>
          <table:table-cell office:value-type="float" office:value="1708.819458" calcext:value-type="float">
            <text:p>1708.819458</text:p>
          </table:table-cell>
          <table:table-cell office:value-type="float" office:value="1623.90564" calcext:value-type="float">
            <text:p>1623.90564</text:p>
          </table:table-cell>
          <table:table-cell office:value-type="float" office:value="1707.021362" calcext:value-type="float">
            <text:p>1707.021362</text:p>
          </table:table-cell>
          <table:table-cell table:number-columns-repeated="13"/>
        </table:table-row>
        <table:table-row table:style-name="ro1">
          <table:table-cell office:value-type="float" office:value="262.2" calcext:value-type="float">
            <text:p>262.2</text:p>
          </table:table-cell>
          <table:table-cell office:value-type="float" office:value="1622.844604" calcext:value-type="float">
            <text:p>1622.844604</text:p>
          </table:table-cell>
          <table:table-cell office:value-type="float" office:value="1695.703857" calcext:value-type="float">
            <text:p>1695.703857</text:p>
          </table:table-cell>
          <table:table-cell office:value-type="float" office:value="1617.927979" calcext:value-type="float">
            <text:p>1617.927979</text:p>
          </table:table-cell>
          <table:table-cell office:value-type="float" office:value="1696.877441" calcext:value-type="float">
            <text:p>1696.877441</text:p>
          </table:table-cell>
          <table:table-cell table:number-columns-repeated="13"/>
        </table:table-row>
        <table:table-row table:style-name="ro1">
          <table:table-cell office:value-type="float" office:value="262.4" calcext:value-type="float">
            <text:p>262.4</text:p>
          </table:table-cell>
          <table:table-cell office:value-type="float" office:value="1616.414062" calcext:value-type="float">
            <text:p>1616.414062</text:p>
          </table:table-cell>
          <table:table-cell office:value-type="float" office:value="1682.9823" calcext:value-type="float">
            <text:p>1682.9823</text:p>
          </table:table-cell>
          <table:table-cell office:value-type="float" office:value="1612.64856" calcext:value-type="float">
            <text:p>1612.64856</text:p>
          </table:table-cell>
          <table:table-cell office:value-type="float" office:value="1679.909058" calcext:value-type="float">
            <text:p>1679.909058</text:p>
          </table:table-cell>
          <table:table-cell table:number-columns-repeated="13"/>
        </table:table-row>
        <table:table-row table:style-name="ro1">
          <table:table-cell office:value-type="float" office:value="262.6" calcext:value-type="float">
            <text:p>262.6</text:p>
          </table:table-cell>
          <table:table-cell office:value-type="float" office:value="1609.101074" calcext:value-type="float">
            <text:p>1609.101074</text:p>
          </table:table-cell>
          <table:table-cell office:value-type="float" office:value="1668.994995" calcext:value-type="float">
            <text:p>1668.994995</text:p>
          </table:table-cell>
          <table:table-cell office:value-type="float" office:value="1608.129639" calcext:value-type="float">
            <text:p>1608.129639</text:p>
          </table:table-cell>
          <table:table-cell office:value-type="float" office:value="1669.888428" calcext:value-type="float">
            <text:p>1669.888428</text:p>
          </table:table-cell>
          <table:table-cell table:number-columns-repeated="13"/>
        </table:table-row>
        <table:table-row table:style-name="ro1">
          <table:table-cell office:value-type="float" office:value="262.8" calcext:value-type="float">
            <text:p>262.8</text:p>
          </table:table-cell>
          <table:table-cell office:value-type="float" office:value="1600.164185" calcext:value-type="float">
            <text:p>1600.164185</text:p>
          </table:table-cell>
          <table:table-cell office:value-type="float" office:value="1666.586792" calcext:value-type="float">
            <text:p>1666.586792</text:p>
          </table:table-cell>
          <table:table-cell office:value-type="float" office:value="1603.999756" calcext:value-type="float">
            <text:p>1603.999756</text:p>
          </table:table-cell>
          <table:table-cell office:value-type="float" office:value="1659.279785" calcext:value-type="float">
            <text:p>1659.279785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00.2677" calcext:value-type="float">
            <text:p>1600.2677</text:p>
          </table:table-cell>
          <table:table-cell office:value-type="float" office:value="1654.782349" calcext:value-type="float">
            <text:p>1654.782349</text:p>
          </table:table-cell>
          <table:table-cell office:value-type="float" office:value="1598.171143" calcext:value-type="float">
            <text:p>1598.171143</text:p>
          </table:table-cell>
          <table:table-cell office:value-type="float" office:value="1651.145142" calcext:value-type="float">
            <text:p>1651.145142</text:p>
          </table:table-cell>
          <table:table-cell table:number-columns-repeated="13"/>
        </table:table-row>
        <table:table-row table:style-name="ro1">
          <table:table-cell office:value-type="float" office:value="263.2" calcext:value-type="float">
            <text:p>263.2</text:p>
          </table:table-cell>
          <table:table-cell office:value-type="float" office:value="1597.670776" calcext:value-type="float">
            <text:p>1597.670776</text:p>
          </table:table-cell>
          <table:table-cell office:value-type="float" office:value="1648.143311" calcext:value-type="float">
            <text:p>1648.143311</text:p>
          </table:table-cell>
          <table:table-cell office:value-type="float" office:value="1592.418091" calcext:value-type="float">
            <text:p>1592.418091</text:p>
          </table:table-cell>
          <table:table-cell office:value-type="float" office:value="1645.449951" calcext:value-type="float">
            <text:p>1645.449951</text:p>
          </table:table-cell>
          <table:table-cell table:number-columns-repeated="13"/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1593.581421" calcext:value-type="float">
            <text:p>1593.581421</text:p>
          </table:table-cell>
          <table:table-cell office:value-type="float" office:value="1640.937256" calcext:value-type="float">
            <text:p>1640.937256</text:p>
          </table:table-cell>
          <table:table-cell office:value-type="float" office:value="1589.812866" calcext:value-type="float">
            <text:p>1589.812866</text:p>
          </table:table-cell>
          <table:table-cell office:value-type="float" office:value="1638.786133" calcext:value-type="float">
            <text:p>1638.786133</text:p>
          </table:table-cell>
          <table:table-cell table:number-columns-repeated="13"/>
        </table:table-row>
        <table:table-row table:style-name="ro1">
          <table:table-cell office:value-type="float" office:value="263.6" calcext:value-type="float">
            <text:p>263.6</text:p>
          </table:table-cell>
          <table:table-cell office:value-type="float" office:value="1588.352295" calcext:value-type="float">
            <text:p>1588.352295</text:p>
          </table:table-cell>
          <table:table-cell office:value-type="float" office:value="1636.021851" calcext:value-type="float">
            <text:p>1636.021851</text:p>
          </table:table-cell>
          <table:table-cell office:value-type="float" office:value="1584.852173" calcext:value-type="float">
            <text:p>1584.852173</text:p>
          </table:table-cell>
          <table:table-cell office:value-type="float" office:value="1633.685059" calcext:value-type="float">
            <text:p>1633.685059</text:p>
          </table:table-cell>
          <table:table-cell table:number-columns-repeated="13"/>
        </table:table-row>
        <table:table-row table:style-name="ro1">
          <table:table-cell office:value-type="float" office:value="263.8" calcext:value-type="float">
            <text:p>263.8</text:p>
          </table:table-cell>
          <table:table-cell office:value-type="float" office:value="1587.895996" calcext:value-type="float">
            <text:p>1587.895996</text:p>
          </table:table-cell>
          <table:table-cell office:value-type="float" office:value="1628.63208" calcext:value-type="float">
            <text:p>1628.63208</text:p>
          </table:table-cell>
          <table:table-cell office:value-type="float" office:value="1582.686279" calcext:value-type="float">
            <text:p>1582.686279</text:p>
          </table:table-cell>
          <table:table-cell office:value-type="float" office:value="1623.864136" calcext:value-type="float">
            <text:p>1623.864136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85.829346" calcext:value-type="float">
            <text:p>1585.829346</text:p>
          </table:table-cell>
          <table:table-cell office:value-type="float" office:value="1621.931641" calcext:value-type="float">
            <text:p>1621.931641</text:p>
          </table:table-cell>
          <table:table-cell office:value-type="float" office:value="1577.717407" calcext:value-type="float">
            <text:p>1577.717407</text:p>
          </table:table-cell>
          <table:table-cell office:value-type="float" office:value="1622.354492" calcext:value-type="float">
            <text:p>1622.354492</text:p>
          </table:table-cell>
          <table:table-cell table:number-columns-repeated="13"/>
        </table:table-row>
        <table:table-row table:style-name="ro1">
          <table:table-cell office:value-type="float" office:value="264.2" calcext:value-type="float">
            <text:p>264.2</text:p>
          </table:table-cell>
          <table:table-cell office:value-type="float" office:value="1583.264648" calcext:value-type="float">
            <text:p>1583.264648</text:p>
          </table:table-cell>
          <table:table-cell office:value-type="float" office:value="1619.361816" calcext:value-type="float">
            <text:p>1619.361816</text:p>
          </table:table-cell>
          <table:table-cell office:value-type="float" office:value="1579.078613" calcext:value-type="float">
            <text:p>1579.078613</text:p>
          </table:table-cell>
          <table:table-cell office:value-type="float" office:value="1615.026123" calcext:value-type="float">
            <text:p>1615.026123</text:p>
          </table:table-cell>
          <table:table-cell table:number-columns-repeated="13"/>
        </table:table-row>
        <table:table-row table:style-name="ro1">
          <table:table-cell office:value-type="float" office:value="264.4" calcext:value-type="float">
            <text:p>264.4</text:p>
          </table:table-cell>
          <table:table-cell office:value-type="float" office:value="1579.12146" calcext:value-type="float">
            <text:p>1579.12146</text:p>
          </table:table-cell>
          <table:table-cell office:value-type="float" office:value="1616.816895" calcext:value-type="float">
            <text:p>1616.816895</text:p>
          </table:table-cell>
          <table:table-cell office:value-type="float" office:value="1576.854858" calcext:value-type="float">
            <text:p>1576.854858</text:p>
          </table:table-cell>
          <table:table-cell office:value-type="float" office:value="1610.369751" calcext:value-type="float">
            <text:p>1610.369751</text:p>
          </table:table-cell>
          <table:table-cell table:number-columns-repeated="13"/>
        </table:table-row>
        <table:table-row table:style-name="ro1">
          <table:table-cell office:value-type="float" office:value="264.6" calcext:value-type="float">
            <text:p>264.6</text:p>
          </table:table-cell>
          <table:table-cell office:value-type="float" office:value="1582.475708" calcext:value-type="float">
            <text:p>1582.475708</text:p>
          </table:table-cell>
          <table:table-cell office:value-type="float" office:value="1611.310181" calcext:value-type="float">
            <text:p>1611.310181</text:p>
          </table:table-cell>
          <table:table-cell office:value-type="float" office:value="1571.025879" calcext:value-type="float">
            <text:p>1571.025879</text:p>
          </table:table-cell>
          <table:table-cell office:value-type="float" office:value="1608.155884" calcext:value-type="float">
            <text:p>1608.155884</text:p>
          </table:table-cell>
          <table:table-cell table:number-columns-repeated="13"/>
        </table:table-row>
        <table:table-row table:style-name="ro1">
          <table:table-cell office:value-type="float" office:value="264.8" calcext:value-type="float">
            <text:p>264.8</text:p>
          </table:table-cell>
          <table:table-cell office:value-type="float" office:value="1579.703247" calcext:value-type="float">
            <text:p>1579.703247</text:p>
          </table:table-cell>
          <table:table-cell office:value-type="float" office:value="1606.50061" calcext:value-type="float">
            <text:p>1606.50061</text:p>
          </table:table-cell>
          <table:table-cell office:value-type="float" office:value="1574.344482" calcext:value-type="float">
            <text:p>1574.344482</text:p>
          </table:table-cell>
          <table:table-cell office:value-type="float" office:value="1599.048584" calcext:value-type="float">
            <text:p>1599.048584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79.498535" calcext:value-type="float">
            <text:p>1579.498535</text:p>
          </table:table-cell>
          <table:table-cell office:value-type="float" office:value="1606.297852" calcext:value-type="float">
            <text:p>1606.297852</text:p>
          </table:table-cell>
          <table:table-cell office:value-type="float" office:value="1573.799316" calcext:value-type="float">
            <text:p>1573.799316</text:p>
          </table:table-cell>
          <table:table-cell office:value-type="float" office:value="1598.968384" calcext:value-type="float">
            <text:p>1598.968384</text:p>
          </table:table-cell>
          <table:table-cell table:number-columns-repeated="13"/>
        </table:table-row>
        <table:table-row table:style-name="ro1">
          <table:table-cell office:value-type="float" office:value="265.2" calcext:value-type="float">
            <text:p>265.2</text:p>
          </table:table-cell>
          <table:table-cell office:value-type="float" office:value="1579.404419" calcext:value-type="float">
            <text:p>1579.404419</text:p>
          </table:table-cell>
          <table:table-cell office:value-type="float" office:value="1600.816772" calcext:value-type="float">
            <text:p>1600.816772</text:p>
          </table:table-cell>
          <table:table-cell office:value-type="float" office:value="1570.098145" calcext:value-type="float">
            <text:p>1570.098145</text:p>
          </table:table-cell>
          <table:table-cell office:value-type="float" office:value="1590.258057" calcext:value-type="float">
            <text:p>1590.258057</text:p>
          </table:table-cell>
          <table:table-cell table:number-columns-repeated="13"/>
        </table:table-row>
        <table:table-row table:style-name="ro1">
          <table:table-cell office:value-type="float" office:value="265.4" calcext:value-type="float">
            <text:p>265.4</text:p>
          </table:table-cell>
          <table:table-cell office:value-type="float" office:value="1577.221191" calcext:value-type="float">
            <text:p>1577.221191</text:p>
          </table:table-cell>
          <table:table-cell office:value-type="float" office:value="1600.24707" calcext:value-type="float">
            <text:p>1600.24707</text:p>
          </table:table-cell>
          <table:table-cell office:value-type="float" office:value="1567.881104" calcext:value-type="float">
            <text:p>1567.881104</text:p>
          </table:table-cell>
          <table:table-cell office:value-type="float" office:value="1591.388306" calcext:value-type="float">
            <text:p>1591.388306</text:p>
          </table:table-cell>
          <table:table-cell table:number-columns-repeated="13"/>
        </table:table-row>
        <table:table-row table:style-name="ro1">
          <table:table-cell office:value-type="float" office:value="265.6" calcext:value-type="float">
            <text:p>265.6</text:p>
          </table:table-cell>
          <table:table-cell office:value-type="float" office:value="1572.510742" calcext:value-type="float">
            <text:p>1572.510742</text:p>
          </table:table-cell>
          <table:table-cell office:value-type="float" office:value="1588.708252" calcext:value-type="float">
            <text:p>1588.708252</text:p>
          </table:table-cell>
          <table:table-cell office:value-type="float" office:value="1573.53064" calcext:value-type="float">
            <text:p>1573.53064</text:p>
          </table:table-cell>
          <table:table-cell office:value-type="float" office:value="1593.947144" calcext:value-type="float">
            <text:p>1593.947144</text:p>
          </table:table-cell>
          <table:table-cell table:number-columns-repeated="13"/>
        </table:table-row>
        <table:table-row table:style-name="ro1">
          <table:table-cell office:value-type="float" office:value="265.8" calcext:value-type="float">
            <text:p>265.8</text:p>
          </table:table-cell>
          <table:table-cell office:value-type="float" office:value="1570.94751" calcext:value-type="float">
            <text:p>1570.94751</text:p>
          </table:table-cell>
          <table:table-cell office:value-type="float" office:value="1587.499878" calcext:value-type="float">
            <text:p>1587.499878</text:p>
          </table:table-cell>
          <table:table-cell office:value-type="float" office:value="1575.641602" calcext:value-type="float">
            <text:p>1575.641602</text:p>
          </table:table-cell>
          <table:table-cell office:value-type="float" office:value="1589.930054" calcext:value-type="float">
            <text:p>1589.930054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71.517822" calcext:value-type="float">
            <text:p>1571.517822</text:p>
          </table:table-cell>
          <table:table-cell office:value-type="float" office:value="1584.042114" calcext:value-type="float">
            <text:p>1584.042114</text:p>
          </table:table-cell>
          <table:table-cell office:value-type="float" office:value="1574.07251" calcext:value-type="float">
            <text:p>1574.07251</text:p>
          </table:table-cell>
          <table:table-cell office:value-type="float" office:value="1584.258667" calcext:value-type="float">
            <text:p>1584.258667</text:p>
          </table:table-cell>
          <table:table-cell table:number-columns-repeated="13"/>
        </table:table-row>
        <table:table-row table:style-name="ro1">
          <table:table-cell office:value-type="float" office:value="266.2" calcext:value-type="float">
            <text:p>266.2</text:p>
          </table:table-cell>
          <table:table-cell office:value-type="float" office:value="1570.496704" calcext:value-type="float">
            <text:p>1570.496704</text:p>
          </table:table-cell>
          <table:table-cell office:value-type="float" office:value="1584.019043" calcext:value-type="float">
            <text:p>1584.019043</text:p>
          </table:table-cell>
          <table:table-cell office:value-type="float" office:value="1570.012817" calcext:value-type="float">
            <text:p>1570.012817</text:p>
          </table:table-cell>
          <table:table-cell office:value-type="float" office:value="1588.171631" calcext:value-type="float">
            <text:p>1588.171631</text:p>
          </table:table-cell>
          <table:table-cell table:number-columns-repeated="13"/>
        </table:table-row>
        <table:table-row table:style-name="ro1">
          <table:table-cell office:value-type="float" office:value="266.4" calcext:value-type="float">
            <text:p>266.4</text:p>
          </table:table-cell>
          <table:table-cell office:value-type="float" office:value="1565.464844" calcext:value-type="float">
            <text:p>1565.464844</text:p>
          </table:table-cell>
          <table:table-cell office:value-type="float" office:value="1584.116455" calcext:value-type="float">
            <text:p>1584.116455</text:p>
          </table:table-cell>
          <table:table-cell office:value-type="float" office:value="1566.444214" calcext:value-type="float">
            <text:p>1566.444214</text:p>
          </table:table-cell>
          <table:table-cell office:value-type="float" office:value="1584.192871" calcext:value-type="float">
            <text:p>1584.192871</text:p>
          </table:table-cell>
          <table:table-cell table:number-columns-repeated="13"/>
        </table:table-row>
        <table:table-row table:style-name="ro1">
          <table:table-cell office:value-type="float" office:value="266.6" calcext:value-type="float">
            <text:p>266.6</text:p>
          </table:table-cell>
          <table:table-cell office:value-type="float" office:value="1570.497925" calcext:value-type="float">
            <text:p>1570.497925</text:p>
          </table:table-cell>
          <table:table-cell office:value-type="float" office:value="1580.400269" calcext:value-type="float">
            <text:p>1580.400269</text:p>
          </table:table-cell>
          <table:table-cell office:value-type="float" office:value="1569.687134" calcext:value-type="float">
            <text:p>1569.687134</text:p>
          </table:table-cell>
          <table:table-cell office:value-type="float" office:value="1583.160034" calcext:value-type="float">
            <text:p>1583.160034</text:p>
          </table:table-cell>
          <table:table-cell table:number-columns-repeated="13"/>
        </table:table-row>
        <table:table-row table:style-name="ro1">
          <table:table-cell office:value-type="float" office:value="266.8" calcext:value-type="float">
            <text:p>266.8</text:p>
          </table:table-cell>
          <table:table-cell office:value-type="float" office:value="1567.937256" calcext:value-type="float">
            <text:p>1567.937256</text:p>
          </table:table-cell>
          <table:table-cell office:value-type="float" office:value="1580.151245" calcext:value-type="float">
            <text:p>1580.151245</text:p>
          </table:table-cell>
          <table:table-cell office:value-type="float" office:value="1567.211914" calcext:value-type="float">
            <text:p>1567.211914</text:p>
          </table:table-cell>
          <table:table-cell office:value-type="float" office:value="1581.222412" calcext:value-type="float">
            <text:p>1581.222412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68.228638" calcext:value-type="float">
            <text:p>1568.228638</text:p>
          </table:table-cell>
          <table:table-cell office:value-type="float" office:value="1575.965698" calcext:value-type="float">
            <text:p>1575.965698</text:p>
          </table:table-cell>
          <table:table-cell office:value-type="float" office:value="1566.432983" calcext:value-type="float">
            <text:p>1566.432983</text:p>
          </table:table-cell>
          <table:table-cell office:value-type="float" office:value="1578.350342" calcext:value-type="float">
            <text:p>1578.350342</text:p>
          </table:table-cell>
          <table:table-cell table:number-columns-repeated="13"/>
        </table:table-row>
        <table:table-row table:style-name="ro1">
          <table:table-cell office:value-type="float" office:value="267.2" calcext:value-type="float">
            <text:p>267.2</text:p>
          </table:table-cell>
          <table:table-cell office:value-type="float" office:value="1567.286987" calcext:value-type="float">
            <text:p>1567.286987</text:p>
          </table:table-cell>
          <table:table-cell office:value-type="float" office:value="1576.153564" calcext:value-type="float">
            <text:p>1576.153564</text:p>
          </table:table-cell>
          <table:table-cell office:value-type="float" office:value="1567.976318" calcext:value-type="float">
            <text:p>1567.976318</text:p>
          </table:table-cell>
          <table:table-cell office:value-type="float" office:value="1576.790649" calcext:value-type="float">
            <text:p>1576.790649</text:p>
          </table:table-cell>
          <table:table-cell table:number-columns-repeated="13"/>
        </table:table-row>
        <table:table-row table:style-name="ro1">
          <table:table-cell office:value-type="float" office:value="267.4" calcext:value-type="float">
            <text:p>267.4</text:p>
          </table:table-cell>
          <table:table-cell office:value-type="float" office:value="1567.544434" calcext:value-type="float">
            <text:p>1567.544434</text:p>
          </table:table-cell>
          <table:table-cell office:value-type="float" office:value="1575.516479" calcext:value-type="float">
            <text:p>1575.516479</text:p>
          </table:table-cell>
          <table:table-cell office:value-type="float" office:value="1567.367432" calcext:value-type="float">
            <text:p>1567.367432</text:p>
          </table:table-cell>
          <table:table-cell office:value-type="float" office:value="1576.035522" calcext:value-type="float">
            <text:p>1576.035522</text:p>
          </table:table-cell>
          <table:table-cell table:number-columns-repeated="13"/>
        </table:table-row>
        <table:table-row table:style-name="ro1">
          <table:table-cell office:value-type="float" office:value="267.6" calcext:value-type="float">
            <text:p>267.6</text:p>
          </table:table-cell>
          <table:table-cell office:value-type="float" office:value="1567.356689" calcext:value-type="float">
            <text:p>1567.356689</text:p>
          </table:table-cell>
          <table:table-cell office:value-type="float" office:value="1573.477783" calcext:value-type="float">
            <text:p>1573.477783</text:p>
          </table:table-cell>
          <table:table-cell office:value-type="float" office:value="1563.665771" calcext:value-type="float">
            <text:p>1563.665771</text:p>
          </table:table-cell>
          <table:table-cell office:value-type="float" office:value="1578.518066" calcext:value-type="float">
            <text:p>1578.518066</text:p>
          </table:table-cell>
          <table:table-cell table:number-columns-repeated="13"/>
        </table:table-row>
        <table:table-row table:style-name="ro1">
          <table:table-cell office:value-type="float" office:value="267.8" calcext:value-type="float">
            <text:p>267.8</text:p>
          </table:table-cell>
          <table:table-cell office:value-type="float" office:value="1567.949463" calcext:value-type="float">
            <text:p>1567.949463</text:p>
          </table:table-cell>
          <table:table-cell office:value-type="float" office:value="1572.534912" calcext:value-type="float">
            <text:p>1572.534912</text:p>
          </table:table-cell>
          <table:table-cell office:value-type="float" office:value="1569.206665" calcext:value-type="float">
            <text:p>1569.206665</text:p>
          </table:table-cell>
          <table:table-cell office:value-type="float" office:value="1573.334717" calcext:value-type="float">
            <text:p>1573.334717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63.291138" calcext:value-type="float">
            <text:p>1563.291138</text:p>
          </table:table-cell>
          <table:table-cell office:value-type="float" office:value="1576.253174" calcext:value-type="float">
            <text:p>1576.253174</text:p>
          </table:table-cell>
          <table:table-cell office:value-type="float" office:value="1563.075684" calcext:value-type="float">
            <text:p>1563.075684</text:p>
          </table:table-cell>
          <table:table-cell office:value-type="float" office:value="1575.856079" calcext:value-type="float">
            <text:p>1575.856079</text:p>
          </table:table-cell>
          <table:table-cell table:number-columns-repeated="13"/>
        </table:table-row>
        <table:table-row table:style-name="ro1">
          <table:table-cell office:value-type="float" office:value="268.2" calcext:value-type="float">
            <text:p>268.2</text:p>
          </table:table-cell>
          <table:table-cell office:value-type="float" office:value="1555.793701" calcext:value-type="float">
            <text:p>1555.793701</text:p>
          </table:table-cell>
          <table:table-cell office:value-type="float" office:value="1585.366699" calcext:value-type="float">
            <text:p>1585.366699</text:p>
          </table:table-cell>
          <table:table-cell office:value-type="float" office:value="1558.065552" calcext:value-type="float">
            <text:p>1558.065552</text:p>
          </table:table-cell>
          <table:table-cell office:value-type="float" office:value="1584.197754" calcext:value-type="float">
            <text:p>1584.197754</text:p>
          </table:table-cell>
          <table:table-cell table:number-columns-repeated="13"/>
        </table:table-row>
        <table:table-row table:style-name="ro1">
          <table:table-cell office:value-type="float" office:value="268.4" calcext:value-type="float">
            <text:p>268.4</text:p>
          </table:table-cell>
          <table:table-cell office:value-type="float" office:value="1585.726562" calcext:value-type="float">
            <text:p>1585.726562</text:p>
          </table:table-cell>
          <table:table-cell office:value-type="float" office:value="1556.140991" calcext:value-type="float">
            <text:p>1556.140991</text:p>
          </table:table-cell>
          <table:table-cell office:value-type="float" office:value="1587.989136" calcext:value-type="float">
            <text:p>1587.989136</text:p>
          </table:table-cell>
          <table:table-cell office:value-type="float" office:value="1555.996948" calcext:value-type="float">
            <text:p>1555.996948</text:p>
          </table:table-cell>
          <table:table-cell table:number-columns-repeated="13"/>
        </table:table-row>
        <table:table-row table:style-name="ro1">
          <table:table-cell office:value-type="float" office:value="268.6" calcext:value-type="float">
            <text:p>268.6</text:p>
          </table:table-cell>
          <table:table-cell office:value-type="float" office:value="1580.247803" calcext:value-type="float">
            <text:p>1580.247803</text:p>
          </table:table-cell>
          <table:table-cell office:value-type="float" office:value="1573.440063" calcext:value-type="float">
            <text:p>1573.440063</text:p>
          </table:table-cell>
          <table:table-cell office:value-type="float" office:value="1579.636597" calcext:value-type="float">
            <text:p>1579.636597</text:p>
          </table:table-cell>
          <table:table-cell office:value-type="float" office:value="1575.459595" calcext:value-type="float">
            <text:p>1575.459595</text:p>
          </table:table-cell>
          <table:table-cell table:number-columns-repeated="13"/>
        </table:table-row>
        <table:table-row table:style-name="ro1">
          <table:table-cell office:value-type="float" office:value="268.8" calcext:value-type="float">
            <text:p>268.8</text:p>
          </table:table-cell>
          <table:table-cell office:value-type="float" office:value="1582.655273" calcext:value-type="float">
            <text:p>1582.655273</text:p>
          </table:table-cell>
          <table:table-cell office:value-type="float" office:value="1627.14624" calcext:value-type="float">
            <text:p>1627.14624</text:p>
          </table:table-cell>
          <table:table-cell office:value-type="float" office:value="1528.567505" calcext:value-type="float">
            <text:p>1528.567505</text:p>
          </table:table-cell>
          <table:table-cell office:value-type="float" office:value="1561.123291" calcext:value-type="float">
            <text:p>1561.123291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99.812622" calcext:value-type="float">
            <text:p>1599.812622</text:p>
          </table:table-cell>
          <table:table-cell office:value-type="float" office:value="1641.087036" calcext:value-type="float">
            <text:p>1641.087036</text:p>
          </table:table-cell>
          <table:table-cell office:value-type="float" office:value="1510.260742" calcext:value-type="float">
            <text:p>1510.260742</text:p>
          </table:table-cell>
          <table:table-cell office:value-type="float" office:value="1547.079102" calcext:value-type="float">
            <text:p>1547.079102</text:p>
          </table:table-cell>
          <table:table-cell table:number-columns-repeated="13"/>
        </table:table-row>
        <table:table-row table:style-name="ro1">
          <table:table-cell office:value-type="float" office:value="269.2" calcext:value-type="float">
            <text:p>269.2</text:p>
          </table:table-cell>
          <table:table-cell office:value-type="float" office:value="1614.607544" calcext:value-type="float">
            <text:p>1614.607544</text:p>
          </table:table-cell>
          <table:table-cell office:value-type="float" office:value="1626.85083" calcext:value-type="float">
            <text:p>1626.85083</text:p>
          </table:table-cell>
          <table:table-cell office:value-type="float" office:value="1535.77002" calcext:value-type="float">
            <text:p>1535.77002</text:p>
          </table:table-cell>
          <table:table-cell office:value-type="float" office:value="1554.989868" calcext:value-type="float">
            <text:p>1554.989868</text:p>
          </table:table-cell>
          <table:table-cell table:number-columns-repeated="13"/>
        </table:table-row>
        <table:table-row table:style-name="ro1">
          <table:table-cell office:value-type="float" office:value="269.4" calcext:value-type="float">
            <text:p>269.4</text:p>
          </table:table-cell>
          <table:table-cell office:value-type="float" office:value="1592.971924" calcext:value-type="float">
            <text:p>1592.971924</text:p>
          </table:table-cell>
          <table:table-cell office:value-type="float" office:value="1612.564941" calcext:value-type="float">
            <text:p>1612.564941</text:p>
          </table:table-cell>
          <table:table-cell office:value-type="float" office:value="1603.205811" calcext:value-type="float">
            <text:p>1603.205811</text:p>
          </table:table-cell>
          <table:table-cell office:value-type="float" office:value="1621.336548" calcext:value-type="float">
            <text:p>1621.336548</text:p>
          </table:table-cell>
          <table:table-cell table:number-columns-repeated="13"/>
        </table:table-row>
        <table:table-row table:style-name="ro1">
          <table:table-cell office:value-type="float" office:value="269.6" calcext:value-type="float">
            <text:p>269.6</text:p>
          </table:table-cell>
          <table:table-cell office:value-type="float" office:value="1643.024292" calcext:value-type="float">
            <text:p>1643.024292</text:p>
          </table:table-cell>
          <table:table-cell office:value-type="float" office:value="1635.237549" calcext:value-type="float">
            <text:p>1635.237549</text:p>
          </table:table-cell>
          <table:table-cell office:value-type="float" office:value="1659.130737" calcext:value-type="float">
            <text:p>1659.130737</text:p>
          </table:table-cell>
          <table:table-cell office:value-type="float" office:value="1649.090698" calcext:value-type="float">
            <text:p>1649.090698</text:p>
          </table:table-cell>
          <table:table-cell table:number-columns-repeated="13"/>
        </table:table-row>
        <table:table-row table:style-name="ro1">
          <table:table-cell office:value-type="float" office:value="269.8" calcext:value-type="float">
            <text:p>269.8</text:p>
          </table:table-cell>
          <table:table-cell office:value-type="float" office:value="1687.492798" calcext:value-type="float">
            <text:p>1687.492798</text:p>
          </table:table-cell>
          <table:table-cell office:value-type="float" office:value="1689.036743" calcext:value-type="float">
            <text:p>1689.036743</text:p>
          </table:table-cell>
          <table:table-cell office:value-type="float" office:value="1705.596436" calcext:value-type="float">
            <text:p>1705.596436</text:p>
          </table:table-cell>
          <table:table-cell office:value-type="float" office:value="1693.372314" calcext:value-type="float">
            <text:p>1693.372314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12.639526" calcext:value-type="float">
            <text:p>1712.639526</text:p>
          </table:table-cell>
          <table:table-cell office:value-type="float" office:value="1772.975098" calcext:value-type="float">
            <text:p>1772.975098</text:p>
          </table:table-cell>
          <table:table-cell office:value-type="float" office:value="1724.456909" calcext:value-type="float">
            <text:p>1724.456909</text:p>
          </table:table-cell>
          <table:table-cell office:value-type="float" office:value="1773.888794" calcext:value-type="float">
            <text:p>1773.888794</text:p>
          </table:table-cell>
          <table:table-cell table:number-columns-repeated="13"/>
        </table:table-row>
        <table:table-row table:style-name="ro1">
          <table:table-cell office:value-type="float" office:value="270.2" calcext:value-type="float">
            <text:p>270.2</text:p>
          </table:table-cell>
          <table:table-cell office:value-type="float" office:value="1741.050171" calcext:value-type="float">
            <text:p>1741.050171</text:p>
          </table:table-cell>
          <table:table-cell office:value-type="float" office:value="1760.084961" calcext:value-type="float">
            <text:p>1760.084961</text:p>
          </table:table-cell>
          <table:table-cell office:value-type="float" office:value="1753.467896" calcext:value-type="float">
            <text:p>1753.467896</text:p>
          </table:table-cell>
          <table:table-cell office:value-type="float" office:value="1755.155151" calcext:value-type="float">
            <text:p>1755.155151</text:p>
          </table:table-cell>
          <table:table-cell table:number-columns-repeated="13"/>
        </table:table-row>
        <table:table-row table:style-name="ro1">
          <table:table-cell office:value-type="float" office:value="270.4" calcext:value-type="float">
            <text:p>270.4</text:p>
          </table:table-cell>
          <table:table-cell office:value-type="float" office:value="1747.328003" calcext:value-type="float">
            <text:p>1747.328003</text:p>
          </table:table-cell>
          <table:table-cell office:value-type="float" office:value="1849.780029" calcext:value-type="float">
            <text:p>1849.780029</text:p>
          </table:table-cell>
          <table:table-cell office:value-type="float" office:value="1751.87915" calcext:value-type="float">
            <text:p>1751.87915</text:p>
          </table:table-cell>
          <table:table-cell office:value-type="float" office:value="1844.725586" calcext:value-type="float">
            <text:p>1844.725586</text:p>
          </table:table-cell>
          <table:table-cell table:number-columns-repeated="13"/>
        </table:table-row>
        <table:table-row table:style-name="ro1">
          <table:table-cell office:value-type="float" office:value="270.6" calcext:value-type="float">
            <text:p>270.6</text:p>
          </table:table-cell>
          <table:table-cell office:value-type="float" office:value="1765.456421" calcext:value-type="float">
            <text:p>1765.456421</text:p>
          </table:table-cell>
          <table:table-cell office:value-type="float" office:value="1861.477539" calcext:value-type="float">
            <text:p>1861.477539</text:p>
          </table:table-cell>
          <table:table-cell office:value-type="float" office:value="1778.790771" calcext:value-type="float">
            <text:p>1778.790771</text:p>
          </table:table-cell>
          <table:table-cell office:value-type="float" office:value="1860.196533" calcext:value-type="float">
            <text:p>1860.196533</text:p>
          </table:table-cell>
          <table:table-cell table:number-columns-repeated="13"/>
        </table:table-row>
        <table:table-row table:style-name="ro1">
          <table:table-cell office:value-type="float" office:value="270.8" calcext:value-type="float">
            <text:p>270.8</text:p>
          </table:table-cell>
          <table:table-cell office:value-type="float" office:value="1814.46106" calcext:value-type="float">
            <text:p>1814.46106</text:p>
          </table:table-cell>
          <table:table-cell office:value-type="float" office:value="1880.649048" calcext:value-type="float">
            <text:p>1880.649048</text:p>
          </table:table-cell>
          <table:table-cell office:value-type="float" office:value="1826.736816" calcext:value-type="float">
            <text:p>1826.736816</text:p>
          </table:table-cell>
          <table:table-cell office:value-type="float" office:value="1876.349609" calcext:value-type="float">
            <text:p>1876.349609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24.649902" calcext:value-type="float">
            <text:p>1824.649902</text:p>
          </table:table-cell>
          <table:table-cell office:value-type="float" office:value="1922.738037" calcext:value-type="float">
            <text:p>1922.738037</text:p>
          </table:table-cell>
          <table:table-cell office:value-type="float" office:value="1835.558838" calcext:value-type="float">
            <text:p>1835.558838</text:p>
          </table:table-cell>
          <table:table-cell office:value-type="float" office:value="1913.688599" calcext:value-type="float">
            <text:p>1913.688599</text:p>
          </table:table-cell>
          <table:table-cell table:number-columns-repeated="13"/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1827.842529" calcext:value-type="float">
            <text:p>1827.842529</text:p>
          </table:table-cell>
          <table:table-cell office:value-type="float" office:value="1960.077393" calcext:value-type="float">
            <text:p>1960.077393</text:p>
          </table:table-cell>
          <table:table-cell office:value-type="float" office:value="1842.011963" calcext:value-type="float">
            <text:p>1842.011963</text:p>
          </table:table-cell>
          <table:table-cell office:value-type="float" office:value="1950.782104" calcext:value-type="float">
            <text:p>1950.782104</text:p>
          </table:table-cell>
          <table:table-cell table:number-columns-repeated="13"/>
        </table:table-row>
        <table:table-row table:style-name="ro1">
          <table:table-cell office:value-type="float" office:value="271.4" calcext:value-type="float">
            <text:p>271.4</text:p>
          </table:table-cell>
          <table:table-cell office:value-type="float" office:value="1857.736572" calcext:value-type="float">
            <text:p>1857.736572</text:p>
          </table:table-cell>
          <table:table-cell office:value-type="float" office:value="1944.16748" calcext:value-type="float">
            <text:p>1944.16748</text:p>
          </table:table-cell>
          <table:table-cell office:value-type="float" office:value="1874.574829" calcext:value-type="float">
            <text:p>1874.574829</text:p>
          </table:table-cell>
          <table:table-cell office:value-type="float" office:value="1938.680908" calcext:value-type="float">
            <text:p>1938.680908</text:p>
          </table:table-cell>
          <table:table-cell table:number-columns-repeated="13"/>
        </table:table-row>
        <table:table-row table:style-name="ro1">
          <table:table-cell office:value-type="float" office:value="271.6" calcext:value-type="float">
            <text:p>271.6</text:p>
          </table:table-cell>
          <table:table-cell office:value-type="float" office:value="1857.855103" calcext:value-type="float">
            <text:p>1857.855103</text:p>
          </table:table-cell>
          <table:table-cell office:value-type="float" office:value="1950.782959" calcext:value-type="float">
            <text:p>1950.782959</text:p>
          </table:table-cell>
          <table:table-cell office:value-type="float" office:value="1868.167847" calcext:value-type="float">
            <text:p>1868.167847</text:p>
          </table:table-cell>
          <table:table-cell office:value-type="float" office:value="1956.064209" calcext:value-type="float">
            <text:p>1956.064209</text:p>
          </table:table-cell>
          <table:table-cell table:number-columns-repeated="13"/>
        </table:table-row>
        <table:table-row table:style-name="ro1">
          <table:table-cell office:value-type="float" office:value="271.8" calcext:value-type="float">
            <text:p>271.8</text:p>
          </table:table-cell>
          <table:table-cell office:value-type="float" office:value="1842.530273" calcext:value-type="float">
            <text:p>1842.530273</text:p>
          </table:table-cell>
          <table:table-cell office:value-type="float" office:value="1954.042358" calcext:value-type="float">
            <text:p>1954.042358</text:p>
          </table:table-cell>
          <table:table-cell office:value-type="float" office:value="1852.059937" calcext:value-type="float">
            <text:p>1852.059937</text:p>
          </table:table-cell>
          <table:table-cell office:value-type="float" office:value="1963.884521" calcext:value-type="float">
            <text:p>1963.884521</text:p>
          </table:table-cell>
          <table:table-cell table:number-columns-repeated="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31.360718" calcext:value-type="float">
            <text:p>1831.360718</text:p>
          </table:table-cell>
          <table:table-cell office:value-type="float" office:value="1941.397583" calcext:value-type="float">
            <text:p>1941.397583</text:p>
          </table:table-cell>
          <table:table-cell office:value-type="float" office:value="1853.045654" calcext:value-type="float">
            <text:p>1853.045654</text:p>
          </table:table-cell>
          <table:table-cell office:value-type="float" office:value="1936.340088" calcext:value-type="float">
            <text:p>1936.340088</text:p>
          </table:table-cell>
          <table:table-cell table:number-columns-repeated="13"/>
        </table:table-row>
        <table:table-row table:style-name="ro1">
          <table:table-cell office:value-type="float" office:value="272.2" calcext:value-type="float">
            <text:p>272.2</text:p>
          </table:table-cell>
          <table:table-cell office:value-type="float" office:value="1838.287842" calcext:value-type="float">
            <text:p>1838.287842</text:p>
          </table:table-cell>
          <table:table-cell office:value-type="float" office:value="1964.778809" calcext:value-type="float">
            <text:p>1964.778809</text:p>
          </table:table-cell>
          <table:table-cell office:value-type="float" office:value="1853.076416" calcext:value-type="float">
            <text:p>1853.076416</text:p>
          </table:table-cell>
          <table:table-cell office:value-type="float" office:value="1952.121094" calcext:value-type="float">
            <text:p>1952.121094</text:p>
          </table:table-cell>
          <table:table-cell table:number-columns-repeated="13"/>
        </table:table-row>
        <table:table-row table:style-name="ro1">
          <table:table-cell office:value-type="float" office:value="272.4" calcext:value-type="float">
            <text:p>272.4</text:p>
          </table:table-cell>
          <table:table-cell office:value-type="float" office:value="1839.050293" calcext:value-type="float">
            <text:p>1839.050293</text:p>
          </table:table-cell>
          <table:table-cell office:value-type="float" office:value="1938.147095" calcext:value-type="float">
            <text:p>1938.147095</text:p>
          </table:table-cell>
          <table:table-cell office:value-type="float" office:value="1857.240601" calcext:value-type="float">
            <text:p>1857.240601</text:p>
          </table:table-cell>
          <table:table-cell office:value-type="float" office:value="1935.388062" calcext:value-type="float">
            <text:p>1935.388062</text:p>
          </table:table-cell>
          <table:table-cell table:number-columns-repeated="13"/>
        </table:table-row>
        <table:table-row table:style-name="ro1">
          <table:table-cell office:value-type="float" office:value="272.6" calcext:value-type="float">
            <text:p>272.6</text:p>
          </table:table-cell>
          <table:table-cell office:value-type="float" office:value="1844.242188" calcext:value-type="float">
            <text:p>1844.242188</text:p>
          </table:table-cell>
          <table:table-cell office:value-type="float" office:value="1948.22229" calcext:value-type="float">
            <text:p>1948.22229</text:p>
          </table:table-cell>
          <table:table-cell office:value-type="float" office:value="1862.151367" calcext:value-type="float">
            <text:p>1862.151367</text:p>
          </table:table-cell>
          <table:table-cell office:value-type="float" office:value="1945.517578" calcext:value-type="float">
            <text:p>1945.517578</text:p>
          </table:table-cell>
          <table:table-cell table:number-columns-repeated="13"/>
        </table:table-row>
        <table:table-row table:style-name="ro1">
          <table:table-cell office:value-type="float" office:value="272.8" calcext:value-type="float">
            <text:p>272.8</text:p>
          </table:table-cell>
          <table:table-cell office:value-type="float" office:value="1838.306519" calcext:value-type="float">
            <text:p>1838.306519</text:p>
          </table:table-cell>
          <table:table-cell office:value-type="float" office:value="1966.131226" calcext:value-type="float">
            <text:p>1966.131226</text:p>
          </table:table-cell>
          <table:table-cell office:value-type="float" office:value="1856.861328" calcext:value-type="float">
            <text:p>1856.861328</text:p>
          </table:table-cell>
          <table:table-cell office:value-type="float" office:value="1961.810303" calcext:value-type="float">
            <text:p>1961.810303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44.718628" calcext:value-type="float">
            <text:p>1844.718628</text:p>
          </table:table-cell>
          <table:table-cell office:value-type="float" office:value="1979.759766" calcext:value-type="float">
            <text:p>1979.759766</text:p>
          </table:table-cell>
          <table:table-cell office:value-type="float" office:value="1861.762451" calcext:value-type="float">
            <text:p>1861.762451</text:p>
          </table:table-cell>
          <table:table-cell office:value-type="float" office:value="1975.224854" calcext:value-type="float">
            <text:p>1975.224854</text:p>
          </table:table-cell>
          <table:table-cell table:number-columns-repeated="13"/>
        </table:table-row>
        <table:table-row table:style-name="ro1">
          <table:table-cell office:value-type="float" office:value="273.2" calcext:value-type="float">
            <text:p>273.2</text:p>
          </table:table-cell>
          <table:table-cell office:value-type="float" office:value="1847.268921" calcext:value-type="float">
            <text:p>1847.268921</text:p>
          </table:table-cell>
          <table:table-cell office:value-type="float" office:value="1965.341797" calcext:value-type="float">
            <text:p>1965.341797</text:p>
          </table:table-cell>
          <table:table-cell office:value-type="float" office:value="1865.751099" calcext:value-type="float">
            <text:p>1865.751099</text:p>
          </table:table-cell>
          <table:table-cell office:value-type="float" office:value="1960.772583" calcext:value-type="float">
            <text:p>1960.772583</text:p>
          </table:table-cell>
          <table:table-cell table:number-columns-repeated="13"/>
        </table:table-row>
        <table:table-row table:style-name="ro1">
          <table:table-cell office:value-type="float" office:value="273.4" calcext:value-type="float">
            <text:p>273.4</text:p>
          </table:table-cell>
          <table:table-cell office:value-type="float" office:value="1846.858887" calcext:value-type="float">
            <text:p>1846.858887</text:p>
          </table:table-cell>
          <table:table-cell office:value-type="float" office:value="1979.647461" calcext:value-type="float">
            <text:p>1979.647461</text:p>
          </table:table-cell>
          <table:table-cell office:value-type="float" office:value="1863.100342" calcext:value-type="float">
            <text:p>1863.100342</text:p>
          </table:table-cell>
          <table:table-cell office:value-type="float" office:value="1974.47229" calcext:value-type="float">
            <text:p>1974.47229</text:p>
          </table:table-cell>
          <table:table-cell table:number-columns-repeated="13"/>
        </table:table-row>
        <table:table-row table:style-name="ro1">
          <table:table-cell office:value-type="float" office:value="273.6" calcext:value-type="float">
            <text:p>273.6</text:p>
          </table:table-cell>
          <table:table-cell office:value-type="float" office:value="1838.203735" calcext:value-type="float">
            <text:p>1838.203735</text:p>
          </table:table-cell>
          <table:table-cell office:value-type="float" office:value="1968.151611" calcext:value-type="float">
            <text:p>1968.151611</text:p>
          </table:table-cell>
          <table:table-cell office:value-type="float" office:value="1856.727417" calcext:value-type="float">
            <text:p>1856.727417</text:p>
          </table:table-cell>
          <table:table-cell office:value-type="float" office:value="1964.029785" calcext:value-type="float">
            <text:p>1964.029785</text:p>
          </table:table-cell>
          <table:table-cell table:number-columns-repeated="13"/>
        </table:table-row>
        <table:table-row table:style-name="ro1">
          <table:table-cell office:value-type="float" office:value="273.8" calcext:value-type="float">
            <text:p>273.8</text:p>
          </table:table-cell>
          <table:table-cell office:value-type="float" office:value="1848.222534" calcext:value-type="float">
            <text:p>1848.222534</text:p>
          </table:table-cell>
          <table:table-cell office:value-type="float" office:value="1984.514771" calcext:value-type="float">
            <text:p>1984.514771</text:p>
          </table:table-cell>
          <table:table-cell office:value-type="float" office:value="1863.421021" calcext:value-type="float">
            <text:p>1863.421021</text:p>
          </table:table-cell>
          <table:table-cell office:value-type="float" office:value="1980.674561" calcext:value-type="float">
            <text:p>1980.674561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847.132568" calcext:value-type="float">
            <text:p>1847.132568</text:p>
          </table:table-cell>
          <table:table-cell office:value-type="float" office:value="1948.305176" calcext:value-type="float">
            <text:p>1948.305176</text:p>
          </table:table-cell>
          <table:table-cell office:value-type="float" office:value="1869.861816" calcext:value-type="float">
            <text:p>1869.861816</text:p>
          </table:table-cell>
          <table:table-cell office:value-type="float" office:value="1940.14856" calcext:value-type="float">
            <text:p>1940.14856</text:p>
          </table:table-cell>
          <table:table-cell table:number-columns-repeated="13"/>
        </table:table-row>
        <table:table-row table:style-name="ro1">
          <table:table-cell office:value-type="float" office:value="274.2" calcext:value-type="float">
            <text:p>274.2</text:p>
          </table:table-cell>
          <table:table-cell office:value-type="float" office:value="1842.849365" calcext:value-type="float">
            <text:p>1842.849365</text:p>
          </table:table-cell>
          <table:table-cell office:value-type="float" office:value="1989.162476" calcext:value-type="float">
            <text:p>1989.162476</text:p>
          </table:table-cell>
          <table:table-cell office:value-type="float" office:value="1858.942139" calcext:value-type="float">
            <text:p>1858.942139</text:p>
          </table:table-cell>
          <table:table-cell office:value-type="float" office:value="1982.649902" calcext:value-type="float">
            <text:p>1982.649902</text:p>
          </table:table-cell>
          <table:table-cell table:number-columns-repeated="13"/>
        </table:table-row>
        <table:table-row table:style-name="ro1">
          <table:table-cell office:value-type="float" office:value="274.4" calcext:value-type="float">
            <text:p>274.4</text:p>
          </table:table-cell>
          <table:table-cell office:value-type="float" office:value="1849.020264" calcext:value-type="float">
            <text:p>1849.020264</text:p>
          </table:table-cell>
          <table:table-cell office:value-type="float" office:value="1989.335571" calcext:value-type="float">
            <text:p>1989.335571</text:p>
          </table:table-cell>
          <table:table-cell office:value-type="float" office:value="1866.497803" calcext:value-type="float">
            <text:p>1866.497803</text:p>
          </table:table-cell>
          <table:table-cell office:value-type="float" office:value="1981.945923" calcext:value-type="float">
            <text:p>1981.945923</text:p>
          </table:table-cell>
          <table:table-cell table:number-columns-repeated="13"/>
        </table:table-row>
        <table:table-row table:style-name="ro1">
          <table:table-cell office:value-type="float" office:value="274.6" calcext:value-type="float">
            <text:p>274.6</text:p>
          </table:table-cell>
          <table:table-cell office:value-type="float" office:value="1853.227295" calcext:value-type="float">
            <text:p>1853.227295</text:p>
          </table:table-cell>
          <table:table-cell office:value-type="float" office:value="1946.725952" calcext:value-type="float">
            <text:p>1946.725952</text:p>
          </table:table-cell>
          <table:table-cell office:value-type="float" office:value="1880.280884" calcext:value-type="float">
            <text:p>1880.280884</text:p>
          </table:table-cell>
          <table:table-cell office:value-type="float" office:value="1940.964478" calcext:value-type="float">
            <text:p>1940.964478</text:p>
          </table:table-cell>
          <table:table-cell table:number-columns-repeated="13"/>
        </table:table-row>
        <table:table-row table:style-name="ro1">
          <table:table-cell office:value-type="float" office:value="274.8" calcext:value-type="float">
            <text:p>274.8</text:p>
          </table:table-cell>
          <table:table-cell office:value-type="float" office:value="1841.432739" calcext:value-type="float">
            <text:p>1841.432739</text:p>
          </table:table-cell>
          <table:table-cell office:value-type="float" office:value="1987.757812" calcext:value-type="float">
            <text:p>1987.757812</text:p>
          </table:table-cell>
          <table:table-cell office:value-type="float" office:value="1856.41272" calcext:value-type="float">
            <text:p>1856.41272</text:p>
          </table:table-cell>
          <table:table-cell office:value-type="float" office:value="1984.812134" calcext:value-type="float">
            <text:p>1984.812134</text:p>
          </table:table-cell>
          <table:table-cell table:number-columns-repeated="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50.67395" calcext:value-type="float">
            <text:p>1850.67395</text:p>
          </table:table-cell>
          <table:table-cell office:value-type="float" office:value="1992.379761" calcext:value-type="float">
            <text:p>1992.379761</text:p>
          </table:table-cell>
          <table:table-cell office:value-type="float" office:value="1865.594849" calcext:value-type="float">
            <text:p>1865.594849</text:p>
          </table:table-cell>
          <table:table-cell office:value-type="float" office:value="1987.239502" calcext:value-type="float">
            <text:p>1987.239502</text:p>
          </table:table-cell>
          <table:table-cell table:number-columns-repeated="13"/>
        </table:table-row>
        <table:table-row table:style-name="ro1">
          <table:table-cell office:value-type="float" office:value="275.2" calcext:value-type="float">
            <text:p>275.2</text:p>
          </table:table-cell>
          <table:table-cell office:value-type="float" office:value="1852.783447" calcext:value-type="float">
            <text:p>1852.783447</text:p>
          </table:table-cell>
          <table:table-cell office:value-type="float" office:value="1952.439941" calcext:value-type="float">
            <text:p>1952.439941</text:p>
          </table:table-cell>
          <table:table-cell office:value-type="float" office:value="1879.192139" calcext:value-type="float">
            <text:p>1879.192139</text:p>
          </table:table-cell>
          <table:table-cell office:value-type="float" office:value="1941.24585" calcext:value-type="float">
            <text:p>1941.24585</text:p>
          </table:table-cell>
          <table:table-cell table:number-columns-repeated="13"/>
        </table:table-row>
        <table:table-row table:style-name="ro1">
          <table:table-cell office:value-type="float" office:value="275.4" calcext:value-type="float">
            <text:p>275.4</text:p>
          </table:table-cell>
          <table:table-cell office:value-type="float" office:value="1839.93396" calcext:value-type="float">
            <text:p>1839.93396</text:p>
          </table:table-cell>
          <table:table-cell office:value-type="float" office:value="1997.660156" calcext:value-type="float">
            <text:p>1997.660156</text:p>
          </table:table-cell>
          <table:table-cell office:value-type="float" office:value="1848.112305" calcext:value-type="float">
            <text:p>1848.112305</text:p>
          </table:table-cell>
          <table:table-cell office:value-type="float" office:value="1997.742798" calcext:value-type="float">
            <text:p>1997.742798</text:p>
          </table:table-cell>
          <table:table-cell table:number-columns-repeated="13"/>
        </table:table-row>
        <table:table-row table:style-name="ro1">
          <table:table-cell office:value-type="float" office:value="275.6" calcext:value-type="float">
            <text:p>275.6</text:p>
          </table:table-cell>
          <table:table-cell office:value-type="float" office:value="1851.244751" calcext:value-type="float">
            <text:p>1851.244751</text:p>
          </table:table-cell>
          <table:table-cell office:value-type="float" office:value="1994.833862" calcext:value-type="float">
            <text:p>1994.833862</text:p>
          </table:table-cell>
          <table:table-cell office:value-type="float" office:value="1869.382568" calcext:value-type="float">
            <text:p>1869.382568</text:p>
          </table:table-cell>
          <table:table-cell office:value-type="float" office:value="1989.485107" calcext:value-type="float">
            <text:p>1989.485107</text:p>
          </table:table-cell>
          <table:table-cell table:number-columns-repeated="13"/>
        </table:table-row>
        <table:table-row table:style-name="ro1">
          <table:table-cell office:value-type="float" office:value="275.8" calcext:value-type="float">
            <text:p>275.8</text:p>
          </table:table-cell>
          <table:table-cell office:value-type="float" office:value="1857.656494" calcext:value-type="float">
            <text:p>1857.656494</text:p>
          </table:table-cell>
          <table:table-cell office:value-type="float" office:value="1977.461426" calcext:value-type="float">
            <text:p>1977.461426</text:p>
          </table:table-cell>
          <table:table-cell office:value-type="float" office:value="1877.892334" calcext:value-type="float">
            <text:p>1877.892334</text:p>
          </table:table-cell>
          <table:table-cell office:value-type="float" office:value="1970.298096" calcext:value-type="float">
            <text:p>1970.298096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48.202515" calcext:value-type="float">
            <text:p>1848.202515</text:p>
          </table:table-cell>
          <table:table-cell office:value-type="float" office:value="1998.352051" calcext:value-type="float">
            <text:p>1998.352051</text:p>
          </table:table-cell>
          <table:table-cell office:value-type="float" office:value="1857.602295" calcext:value-type="float">
            <text:p>1857.602295</text:p>
          </table:table-cell>
          <table:table-cell office:value-type="float" office:value="1994.770508" calcext:value-type="float">
            <text:p>1994.770508</text:p>
          </table:table-cell>
          <table:table-cell table:number-columns-repeated="13"/>
        </table:table-row>
        <table:table-row table:style-name="ro1">
          <table:table-cell office:value-type="float" office:value="276.2" calcext:value-type="float">
            <text:p>276.2</text:p>
          </table:table-cell>
          <table:table-cell office:value-type="float" office:value="1846.753906" calcext:value-type="float">
            <text:p>1846.753906</text:p>
          </table:table-cell>
          <table:table-cell office:value-type="float" office:value="1996.838257" calcext:value-type="float">
            <text:p>1996.838257</text:p>
          </table:table-cell>
          <table:table-cell office:value-type="float" office:value="1865.783691" calcext:value-type="float">
            <text:p>1865.783691</text:p>
          </table:table-cell>
          <table:table-cell office:value-type="float" office:value="1988.971313" calcext:value-type="float">
            <text:p>1988.971313</text:p>
          </table:table-cell>
          <table:table-cell table:number-columns-repeated="13"/>
        </table:table-row>
        <table:table-row table:style-name="ro1">
          <table:table-cell office:value-type="float" office:value="276.4" calcext:value-type="float">
            <text:p>276.4</text:p>
          </table:table-cell>
          <table:table-cell office:value-type="float" office:value="1857.038818" calcext:value-type="float">
            <text:p>1857.038818</text:p>
          </table:table-cell>
          <table:table-cell office:value-type="float" office:value="1968.746094" calcext:value-type="float">
            <text:p>1968.746094</text:p>
          </table:table-cell>
          <table:table-cell office:value-type="float" office:value="1881.105469" calcext:value-type="float">
            <text:p>1881.105469</text:p>
          </table:table-cell>
          <table:table-cell office:value-type="float" office:value="1958.432617" calcext:value-type="float">
            <text:p>1958.432617</text:p>
          </table:table-cell>
          <table:table-cell table:number-columns-repeated="13"/>
        </table:table-row>
        <table:table-row table:style-name="ro1">
          <table:table-cell office:value-type="float" office:value="276.6" calcext:value-type="float">
            <text:p>276.6</text:p>
          </table:table-cell>
          <table:table-cell office:value-type="float" office:value="1868.140259" calcext:value-type="float">
            <text:p>1868.140259</text:p>
          </table:table-cell>
          <table:table-cell office:value-type="float" office:value="1997.224731" calcext:value-type="float">
            <text:p>1997.224731</text:p>
          </table:table-cell>
          <table:table-cell office:value-type="float" office:value="1883.312378" calcext:value-type="float">
            <text:p>1883.312378</text:p>
          </table:table-cell>
          <table:table-cell office:value-type="float" office:value="1991.850952" calcext:value-type="float">
            <text:p>1991.850952</text:p>
          </table:table-cell>
          <table:table-cell table:number-columns-repeated="13"/>
        </table:table-row>
        <table:table-row table:style-name="ro1">
          <table:table-cell office:value-type="float" office:value="276.8" calcext:value-type="float">
            <text:p>276.8</text:p>
          </table:table-cell>
          <table:table-cell office:value-type="float" office:value="1856.855713" calcext:value-type="float">
            <text:p>1856.855713</text:p>
          </table:table-cell>
          <table:table-cell office:value-type="float" office:value="1996.340332" calcext:value-type="float">
            <text:p>1996.340332</text:p>
          </table:table-cell>
          <table:table-cell office:value-type="float" office:value="1875.082886" calcext:value-type="float">
            <text:p>1875.082886</text:p>
          </table:table-cell>
          <table:table-cell office:value-type="float" office:value="1990.685547" calcext:value-type="float">
            <text:p>1990.685547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54.347656" calcext:value-type="float">
            <text:p>1854.347656</text:p>
          </table:table-cell>
          <table:table-cell office:value-type="float" office:value="1996.153809" calcext:value-type="float">
            <text:p>1996.153809</text:p>
          </table:table-cell>
          <table:table-cell office:value-type="float" office:value="1876.368408" calcext:value-type="float">
            <text:p>1876.368408</text:p>
          </table:table-cell>
          <table:table-cell office:value-type="float" office:value="1987.712646" calcext:value-type="float">
            <text:p>1987.712646</text:p>
          </table:table-cell>
          <table:table-cell table:number-columns-repeated="13"/>
        </table:table-row>
        <table:table-row table:style-name="ro1">
          <table:table-cell office:value-type="float" office:value="277.2" calcext:value-type="float">
            <text:p>277.2</text:p>
          </table:table-cell>
          <table:table-cell office:value-type="float" office:value="1863.52002" calcext:value-type="float">
            <text:p>1863.52002</text:p>
          </table:table-cell>
          <table:table-cell office:value-type="float" office:value="1997.088989" calcext:value-type="float">
            <text:p>1997.088989</text:p>
          </table:table-cell>
          <table:table-cell office:value-type="float" office:value="1883.462891" calcext:value-type="float">
            <text:p>1883.462891</text:p>
          </table:table-cell>
          <table:table-cell office:value-type="float" office:value="1987.423828" calcext:value-type="float">
            <text:p>1987.423828</text:p>
          </table:table-cell>
          <table:table-cell table:number-columns-repeated="13"/>
        </table:table-row>
        <table:table-row table:style-name="ro1">
          <table:table-cell office:value-type="float" office:value="277.4" calcext:value-type="float">
            <text:p>277.4</text:p>
          </table:table-cell>
          <table:table-cell office:value-type="float" office:value="1854.03186" calcext:value-type="float">
            <text:p>1854.03186</text:p>
          </table:table-cell>
          <table:table-cell office:value-type="float" office:value="1996.522827" calcext:value-type="float">
            <text:p>1996.522827</text:p>
          </table:table-cell>
          <table:table-cell office:value-type="float" office:value="1870.226562" calcext:value-type="float">
            <text:p>1870.226562</text:p>
          </table:table-cell>
          <table:table-cell office:value-type="float" office:value="1992.604492" calcext:value-type="float">
            <text:p>1992.604492</text:p>
          </table:table-cell>
          <table:table-cell table:number-columns-repeated="13"/>
        </table:table-row>
        <table:table-row table:style-name="ro1">
          <table:table-cell office:value-type="float" office:value="277.6" calcext:value-type="float">
            <text:p>277.6</text:p>
          </table:table-cell>
          <table:table-cell office:value-type="float" office:value="1850.480469" calcext:value-type="float">
            <text:p>1850.480469</text:p>
          </table:table-cell>
          <table:table-cell office:value-type="float" office:value="1996.797607" calcext:value-type="float">
            <text:p>1996.797607</text:p>
          </table:table-cell>
          <table:table-cell office:value-type="float" office:value="1865.029419" calcext:value-type="float">
            <text:p>1865.029419</text:p>
          </table:table-cell>
          <table:table-cell office:value-type="float" office:value="1993.555054" calcext:value-type="float">
            <text:p>1993.555054</text:p>
          </table:table-cell>
          <table:table-cell table:number-columns-repeated="13"/>
        </table:table-row>
        <table:table-row table:style-name="ro1">
          <table:table-cell office:value-type="float" office:value="277.8" calcext:value-type="float">
            <text:p>277.8</text:p>
          </table:table-cell>
          <table:table-cell office:value-type="float" office:value="1855.105713" calcext:value-type="float">
            <text:p>1855.105713</text:p>
          </table:table-cell>
          <table:table-cell office:value-type="float" office:value="1984.317993" calcext:value-type="float">
            <text:p>1984.317993</text:p>
          </table:table-cell>
          <table:table-cell office:value-type="float" office:value="1874.560547" calcext:value-type="float">
            <text:p>1874.560547</text:p>
          </table:table-cell>
          <table:table-cell office:value-type="float" office:value="1973.714844" calcext:value-type="float">
            <text:p>1973.714844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20.593018" calcext:value-type="float">
            <text:p>1820.593018</text:p>
          </table:table-cell>
          <table:table-cell office:value-type="float" office:value="1954.345947" calcext:value-type="float">
            <text:p>1954.345947</text:p>
          </table:table-cell>
          <table:table-cell office:value-type="float" office:value="1835.296143" calcext:value-type="float">
            <text:p>1835.296143</text:p>
          </table:table-cell>
          <table:table-cell office:value-type="float" office:value="1947.869995" calcext:value-type="float">
            <text:p>1947.869995</text:p>
          </table:table-cell>
          <table:table-cell table:number-columns-repeated="13"/>
        </table:table-row>
        <table:table-row table:style-name="ro1">
          <table:table-cell office:value-type="float" office:value="278.2" calcext:value-type="float">
            <text:p>278.2</text:p>
          </table:table-cell>
          <table:table-cell office:value-type="float" office:value="1776.859863" calcext:value-type="float">
            <text:p>1776.859863</text:p>
          </table:table-cell>
          <table:table-cell office:value-type="float" office:value="1957.890259" calcext:value-type="float">
            <text:p>1957.890259</text:p>
          </table:table-cell>
          <table:table-cell office:value-type="float" office:value="1779.179443" calcext:value-type="float">
            <text:p>1779.179443</text:p>
          </table:table-cell>
          <table:table-cell office:value-type="float" office:value="1963.493408" calcext:value-type="float">
            <text:p>1963.493408</text:p>
          </table:table-cell>
          <table:table-cell table:number-columns-repeated="13"/>
        </table:table-row>
        <table:table-row table:style-name="ro1">
          <table:table-cell office:value-type="float" office:value="278.4" calcext:value-type="float">
            <text:p>278.4</text:p>
          </table:table-cell>
          <table:table-cell office:value-type="float" office:value="1762.283447" calcext:value-type="float">
            <text:p>1762.283447</text:p>
          </table:table-cell>
          <table:table-cell office:value-type="float" office:value="1880.870728" calcext:value-type="float">
            <text:p>1880.870728</text:p>
          </table:table-cell>
          <table:table-cell office:value-type="float" office:value="1779.251343" calcext:value-type="float">
            <text:p>1779.251343</text:p>
          </table:table-cell>
          <table:table-cell office:value-type="float" office:value="1881.123291" calcext:value-type="float">
            <text:p>1881.123291</text:p>
          </table:table-cell>
          <table:table-cell table:number-columns-repeated="13"/>
        </table:table-row>
        <table:table-row table:style-name="ro1">
          <table:table-cell office:value-type="float" office:value="278.6" calcext:value-type="float">
            <text:p>278.6</text:p>
          </table:table-cell>
          <table:table-cell office:value-type="float" office:value="1759.639771" calcext:value-type="float">
            <text:p>1759.639771</text:p>
          </table:table-cell>
          <table:table-cell office:value-type="float" office:value="1870.557983" calcext:value-type="float">
            <text:p>1870.557983</text:p>
          </table:table-cell>
          <table:table-cell office:value-type="float" office:value="1773.001709" calcext:value-type="float">
            <text:p>1773.001709</text:p>
          </table:table-cell>
          <table:table-cell office:value-type="float" office:value="1865.833496" calcext:value-type="float">
            <text:p>1865.833496</text:p>
          </table:table-cell>
          <table:table-cell table:number-columns-repeated="13"/>
        </table:table-row>
        <table:table-row table:style-name="ro1">
          <table:table-cell office:value-type="float" office:value="278.8" calcext:value-type="float">
            <text:p>278.8</text:p>
          </table:table-cell>
          <table:table-cell office:value-type="float" office:value="1706.730469" calcext:value-type="float">
            <text:p>1706.730469</text:p>
          </table:table-cell>
          <table:table-cell office:value-type="float" office:value="1875.927612" calcext:value-type="float">
            <text:p>1875.927612</text:p>
          </table:table-cell>
          <table:table-cell office:value-type="float" office:value="1712.328613" calcext:value-type="float">
            <text:p>1712.328613</text:p>
          </table:table-cell>
          <table:table-cell office:value-type="float" office:value="1880.546143" calcext:value-type="float">
            <text:p>1880.546143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04.916138" calcext:value-type="float">
            <text:p>1704.916138</text:p>
          </table:table-cell>
          <table:table-cell office:value-type="float" office:value="1810.986938" calcext:value-type="float">
            <text:p>1810.986938</text:p>
          </table:table-cell>
          <table:table-cell office:value-type="float" office:value="1721.797485" calcext:value-type="float">
            <text:p>1721.797485</text:p>
          </table:table-cell>
          <table:table-cell office:value-type="float" office:value="1807.219604" calcext:value-type="float">
            <text:p>1807.219604</text:p>
          </table:table-cell>
          <table:table-cell table:number-columns-repeated="13"/>
        </table:table-row>
        <table:table-row table:style-name="ro1">
          <table:table-cell office:value-type="float" office:value="279.2" calcext:value-type="float">
            <text:p>279.2</text:p>
          </table:table-cell>
          <table:table-cell office:value-type="float" office:value="1696.99646" calcext:value-type="float">
            <text:p>1696.99646</text:p>
          </table:table-cell>
          <table:table-cell office:value-type="float" office:value="1807.542969" calcext:value-type="float">
            <text:p>1807.542969</text:p>
          </table:table-cell>
          <table:table-cell office:value-type="float" office:value="1705.964844" calcext:value-type="float">
            <text:p>1705.964844</text:p>
          </table:table-cell>
          <table:table-cell office:value-type="float" office:value="1807.215088" calcext:value-type="float">
            <text:p>1807.215088</text:p>
          </table:table-cell>
          <table:table-cell table:number-columns-repeated="13"/>
        </table:table-row>
        <table:table-row table:style-name="ro1">
          <table:table-cell office:value-type="float" office:value="279.4" calcext:value-type="float">
            <text:p>279.4</text:p>
          </table:table-cell>
          <table:table-cell office:value-type="float" office:value="1660.678711" calcext:value-type="float">
            <text:p>1660.678711</text:p>
          </table:table-cell>
          <table:table-cell office:value-type="float" office:value="1794.913818" calcext:value-type="float">
            <text:p>1794.913818</text:p>
          </table:table-cell>
          <table:table-cell office:value-type="float" office:value="1672.032471" calcext:value-type="float">
            <text:p>1672.032471</text:p>
          </table:table-cell>
          <table:table-cell office:value-type="float" office:value="1792.206421" calcext:value-type="float">
            <text:p>1792.206421</text:p>
          </table:table-cell>
          <table:table-cell table:number-columns-repeated="13"/>
        </table:table-row>
        <table:table-row table:style-name="ro1">
          <table:table-cell office:value-type="float" office:value="279.6" calcext:value-type="float">
            <text:p>279.6</text:p>
          </table:table-cell>
          <table:table-cell office:value-type="float" office:value="1664.728027" calcext:value-type="float">
            <text:p>1664.728027</text:p>
          </table:table-cell>
          <table:table-cell office:value-type="float" office:value="1770.401245" calcext:value-type="float">
            <text:p>1770.401245</text:p>
          </table:table-cell>
          <table:table-cell office:value-type="float" office:value="1678.348633" calcext:value-type="float">
            <text:p>1678.348633</text:p>
          </table:table-cell>
          <table:table-cell office:value-type="float" office:value="1747.208984" calcext:value-type="float">
            <text:p>1747.208984</text:p>
          </table:table-cell>
          <table:table-cell table:number-columns-repeated="13"/>
        </table:table-row>
        <table:table-row table:style-name="ro1">
          <table:table-cell office:value-type="float" office:value="279.8" calcext:value-type="float">
            <text:p>279.8</text:p>
          </table:table-cell>
          <table:table-cell office:value-type="float" office:value="1661.546753" calcext:value-type="float">
            <text:p>1661.546753</text:p>
          </table:table-cell>
          <table:table-cell office:value-type="float" office:value="1748.105469" calcext:value-type="float">
            <text:p>1748.105469</text:p>
          </table:table-cell>
          <table:table-cell office:value-type="float" office:value="1664.659546" calcext:value-type="float">
            <text:p>1664.659546</text:p>
          </table:table-cell>
          <table:table-cell office:value-type="float" office:value="1746.911499" calcext:value-type="float">
            <text:p>1746.911499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42.189453" calcext:value-type="float">
            <text:p>1642.189453</text:p>
          </table:table-cell>
          <table:table-cell office:value-type="float" office:value="1736.386719" calcext:value-type="float">
            <text:p>1736.386719</text:p>
          </table:table-cell>
          <table:table-cell office:value-type="float" office:value="1646.714355" calcext:value-type="float">
            <text:p>1646.714355</text:p>
          </table:table-cell>
          <table:table-cell office:value-type="float" office:value="1742.242065" calcext:value-type="float">
            <text:p>1742.242065</text:p>
          </table:table-cell>
          <table:table-cell table:number-columns-repeated="13"/>
        </table:table-row>
        <table:table-row table:style-name="ro1">
          <table:table-cell office:value-type="float" office:value="280.2" calcext:value-type="float">
            <text:p>280.2</text:p>
          </table:table-cell>
          <table:table-cell office:value-type="float" office:value="1637.178955" calcext:value-type="float">
            <text:p>1637.178955</text:p>
          </table:table-cell>
          <table:table-cell office:value-type="float" office:value="1716.095337" calcext:value-type="float">
            <text:p>1716.095337</text:p>
          </table:table-cell>
          <table:table-cell office:value-type="float" office:value="1644.733032" calcext:value-type="float">
            <text:p>1644.733032</text:p>
          </table:table-cell>
          <table:table-cell office:value-type="float" office:value="1718.034668" calcext:value-type="float">
            <text:p>1718.034668</text:p>
          </table:table-cell>
          <table:table-cell table:number-columns-repeated="13"/>
        </table:table-row>
        <table:table-row table:style-name="ro1">
          <table:table-cell office:value-type="float" office:value="280.4" calcext:value-type="float">
            <text:p>280.4</text:p>
          </table:table-cell>
          <table:table-cell office:value-type="float" office:value="1625.066162" calcext:value-type="float">
            <text:p>1625.066162</text:p>
          </table:table-cell>
          <table:table-cell office:value-type="float" office:value="1709.502197" calcext:value-type="float">
            <text:p>1709.502197</text:p>
          </table:table-cell>
          <table:table-cell office:value-type="float" office:value="1631.76123" calcext:value-type="float">
            <text:p>1631.76123</text:p>
          </table:table-cell>
          <table:table-cell office:value-type="float" office:value="1710.793823" calcext:value-type="float">
            <text:p>1710.793823</text:p>
          </table:table-cell>
          <table:table-cell table:number-columns-repeated="13"/>
        </table:table-row>
        <table:table-row table:style-name="ro1">
          <table:table-cell office:value-type="float" office:value="280.6" calcext:value-type="float">
            <text:p>280.6</text:p>
          </table:table-cell>
          <table:table-cell office:value-type="float" office:value="1618.611328" calcext:value-type="float">
            <text:p>1618.611328</text:p>
          </table:table-cell>
          <table:table-cell office:value-type="float" office:value="1701.000977" calcext:value-type="float">
            <text:p>1701.000977</text:p>
          </table:table-cell>
          <table:table-cell office:value-type="float" office:value="1626.253906" calcext:value-type="float">
            <text:p>1626.253906</text:p>
          </table:table-cell>
          <table:table-cell office:value-type="float" office:value="1697.111938" calcext:value-type="float">
            <text:p>1697.111938</text:p>
          </table:table-cell>
          <table:table-cell table:number-columns-repeated="13"/>
        </table:table-row>
        <table:table-row table:style-name="ro1">
          <table:table-cell office:value-type="float" office:value="280.8" calcext:value-type="float">
            <text:p>280.8</text:p>
          </table:table-cell>
          <table:table-cell office:value-type="float" office:value="1617.400391" calcext:value-type="float">
            <text:p>1617.400391</text:p>
          </table:table-cell>
          <table:table-cell office:value-type="float" office:value="1690.026001" calcext:value-type="float">
            <text:p>1690.026001</text:p>
          </table:table-cell>
          <table:table-cell office:value-type="float" office:value="1617.410034" calcext:value-type="float">
            <text:p>1617.410034</text:p>
          </table:table-cell>
          <table:table-cell office:value-type="float" office:value="1682.354858" calcext:value-type="float">
            <text:p>1682.354858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2.553467" calcext:value-type="float">
            <text:p>1612.553467</text:p>
          </table:table-cell>
          <table:table-cell office:value-type="float" office:value="1669.16687" calcext:value-type="float">
            <text:p>1669.16687</text:p>
          </table:table-cell>
          <table:table-cell office:value-type="float" office:value="1616.77124" calcext:value-type="float">
            <text:p>1616.77124</text:p>
          </table:table-cell>
          <table:table-cell office:value-type="float" office:value="1671.793701" calcext:value-type="float">
            <text:p>1671.793701</text:p>
          </table:table-cell>
          <table:table-cell table:number-columns-repeated="13"/>
        </table:table-row>
        <table:table-row table:style-name="ro1">
          <table:table-cell office:value-type="float" office:value="281.2" calcext:value-type="float">
            <text:p>281.2</text:p>
          </table:table-cell>
          <table:table-cell office:value-type="float" office:value="1605.551025" calcext:value-type="float">
            <text:p>1605.551025</text:p>
          </table:table-cell>
          <table:table-cell office:value-type="float" office:value="1664.599365" calcext:value-type="float">
            <text:p>1664.599365</text:p>
          </table:table-cell>
          <table:table-cell office:value-type="float" office:value="1611.649048" calcext:value-type="float">
            <text:p>1611.649048</text:p>
          </table:table-cell>
          <table:table-cell office:value-type="float" office:value="1668.239014" calcext:value-type="float">
            <text:p>1668.239014</text:p>
          </table:table-cell>
          <table:table-cell table:number-columns-repeated="13"/>
        </table:table-row>
        <table:table-row table:style-name="ro1">
          <table:table-cell office:value-type="float" office:value="281.4" calcext:value-type="float">
            <text:p>281.4</text:p>
          </table:table-cell>
          <table:table-cell office:value-type="float" office:value="1599.157349" calcext:value-type="float">
            <text:p>1599.157349</text:p>
          </table:table-cell>
          <table:table-cell office:value-type="float" office:value="1659.680176" calcext:value-type="float">
            <text:p>1659.680176</text:p>
          </table:table-cell>
          <table:table-cell office:value-type="float" office:value="1604.901245" calcext:value-type="float">
            <text:p>1604.901245</text:p>
          </table:table-cell>
          <table:table-cell office:value-type="float" office:value="1661.255859" calcext:value-type="float">
            <text:p>1661.255859</text:p>
          </table:table-cell>
          <table:table-cell table:number-columns-repeated="13"/>
        </table:table-row>
        <table:table-row table:style-name="ro1">
          <table:table-cell office:value-type="float" office:value="281.6" calcext:value-type="float">
            <text:p>281.6</text:p>
          </table:table-cell>
          <table:table-cell office:value-type="float" office:value="1596.379395" calcext:value-type="float">
            <text:p>1596.379395</text:p>
          </table:table-cell>
          <table:table-cell office:value-type="float" office:value="1655.545898" calcext:value-type="float">
            <text:p>1655.545898</text:p>
          </table:table-cell>
          <table:table-cell office:value-type="float" office:value="1598.249634" calcext:value-type="float">
            <text:p>1598.249634</text:p>
          </table:table-cell>
          <table:table-cell office:value-type="float" office:value="1649.470581" calcext:value-type="float">
            <text:p>1649.470581</text:p>
          </table:table-cell>
          <table:table-cell table:number-columns-repeated="13"/>
        </table:table-row>
        <table:table-row table:style-name="ro1">
          <table:table-cell office:value-type="float" office:value="281.8" calcext:value-type="float">
            <text:p>281.8</text:p>
          </table:table-cell>
          <table:table-cell office:value-type="float" office:value="1592.35144" calcext:value-type="float">
            <text:p>1592.35144</text:p>
          </table:table-cell>
          <table:table-cell office:value-type="float" office:value="1643.609253" calcext:value-type="float">
            <text:p>1643.609253</text:p>
          </table:table-cell>
          <table:table-cell office:value-type="float" office:value="1595.522705" calcext:value-type="float">
            <text:p>1595.522705</text:p>
          </table:table-cell>
          <table:table-cell office:value-type="float" office:value="1645.739746" calcext:value-type="float">
            <text:p>1645.739746</text:p>
          </table:table-cell>
          <table:table-cell table:number-columns-repeated="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89.115234" calcext:value-type="float">
            <text:p>1589.115234</text:p>
          </table:table-cell>
          <table:table-cell office:value-type="float" office:value="1633.531616" calcext:value-type="float">
            <text:p>1633.531616</text:p>
          </table:table-cell>
          <table:table-cell office:value-type="float" office:value="1593.791382" calcext:value-type="float">
            <text:p>1593.791382</text:p>
          </table:table-cell>
          <table:table-cell office:value-type="float" office:value="1634.53125" calcext:value-type="float">
            <text:p>1634.53125</text:p>
          </table:table-cell>
          <table:table-cell table:number-columns-repeated="13"/>
        </table:table-row>
        <table:table-row table:style-name="ro1">
          <table:table-cell office:value-type="float" office:value="282.2" calcext:value-type="float">
            <text:p>282.2</text:p>
          </table:table-cell>
          <table:table-cell office:value-type="float" office:value="1586.294434" calcext:value-type="float">
            <text:p>1586.294434</text:p>
          </table:table-cell>
          <table:table-cell office:value-type="float" office:value="1633.107178" calcext:value-type="float">
            <text:p>1633.107178</text:p>
          </table:table-cell>
          <table:table-cell office:value-type="float" office:value="1589.456909" calcext:value-type="float">
            <text:p>1589.456909</text:p>
          </table:table-cell>
          <table:table-cell office:value-type="float" office:value="1630.193726" calcext:value-type="float">
            <text:p>1630.193726</text:p>
          </table:table-cell>
          <table:table-cell table:number-columns-repeated="13"/>
        </table:table-row>
        <table:table-row table:style-name="ro1">
          <table:table-cell office:value-type="float" office:value="282.4" calcext:value-type="float">
            <text:p>282.4</text:p>
          </table:table-cell>
          <table:table-cell office:value-type="float" office:value="1582.962158" calcext:value-type="float">
            <text:p>1582.962158</text:p>
          </table:table-cell>
          <table:table-cell office:value-type="float" office:value="1629.180908" calcext:value-type="float">
            <text:p>1629.180908</text:p>
          </table:table-cell>
          <table:table-cell office:value-type="float" office:value="1587.140991" calcext:value-type="float">
            <text:p>1587.140991</text:p>
          </table:table-cell>
          <table:table-cell office:value-type="float" office:value="1624.587891" calcext:value-type="float">
            <text:p>1624.587891</text:p>
          </table:table-cell>
          <table:table-cell table:number-columns-repeated="13"/>
        </table:table-row>
        <table:table-row table:style-name="ro1">
          <table:table-cell office:value-type="float" office:value="282.6" calcext:value-type="float">
            <text:p>282.6</text:p>
          </table:table-cell>
          <table:table-cell office:value-type="float" office:value="1581.923828" calcext:value-type="float">
            <text:p>1581.923828</text:p>
          </table:table-cell>
          <table:table-cell office:value-type="float" office:value="1623.147095" calcext:value-type="float">
            <text:p>1623.147095</text:p>
          </table:table-cell>
          <table:table-cell office:value-type="float" office:value="1586.500366" calcext:value-type="float">
            <text:p>1586.500366</text:p>
          </table:table-cell>
          <table:table-cell office:value-type="float" office:value="1619.329712" calcext:value-type="float">
            <text:p>1619.329712</text:p>
          </table:table-cell>
          <table:table-cell table:number-columns-repeated="13"/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1579.038452" calcext:value-type="float">
            <text:p>1579.038452</text:p>
          </table:table-cell>
          <table:table-cell office:value-type="float" office:value="1618.82605" calcext:value-type="float">
            <text:p>1618.82605</text:p>
          </table:table-cell>
          <table:table-cell office:value-type="float" office:value="1581.950562" calcext:value-type="float">
            <text:p>1581.950562</text:p>
          </table:table-cell>
          <table:table-cell office:value-type="float" office:value="1618.452881" calcext:value-type="float">
            <text:p>1618.452881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78.557861" calcext:value-type="float">
            <text:p>1578.557861</text:p>
          </table:table-cell>
          <table:table-cell office:value-type="float" office:value="1614.089478" calcext:value-type="float">
            <text:p>1614.089478</text:p>
          </table:table-cell>
          <table:table-cell office:value-type="float" office:value="1583.356323" calcext:value-type="float">
            <text:p>1583.356323</text:p>
          </table:table-cell>
          <table:table-cell office:value-type="float" office:value="1611.6521" calcext:value-type="float">
            <text:p>1611.6521</text:p>
          </table:table-cell>
          <table:table-cell table:number-columns-repeated="13"/>
        </table:table-row>
        <table:table-row table:style-name="ro1">
          <table:table-cell office:value-type="float" office:value="283.2" calcext:value-type="float">
            <text:p>283.2</text:p>
          </table:table-cell>
          <table:table-cell office:value-type="float" office:value="1580.481445" calcext:value-type="float">
            <text:p>1580.481445</text:p>
          </table:table-cell>
          <table:table-cell office:value-type="float" office:value="1603.705078" calcext:value-type="float">
            <text:p>1603.705078</text:p>
          </table:table-cell>
          <table:table-cell office:value-type="float" office:value="1579.694824" calcext:value-type="float">
            <text:p>1579.694824</text:p>
          </table:table-cell>
          <table:table-cell office:value-type="float" office:value="1608.327026" calcext:value-type="float">
            <text:p>1608.327026</text:p>
          </table:table-cell>
          <table:table-cell table:number-columns-repeated="13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1573.147705" calcext:value-type="float">
            <text:p>1573.147705</text:p>
          </table:table-cell>
          <table:table-cell office:value-type="float" office:value="1608.123413" calcext:value-type="float">
            <text:p>1608.123413</text:p>
          </table:table-cell>
          <table:table-cell office:value-type="float" office:value="1579.064575" calcext:value-type="float">
            <text:p>1579.064575</text:p>
          </table:table-cell>
          <table:table-cell office:value-type="float" office:value="1604.628906" calcext:value-type="float">
            <text:p>1604.628906</text:p>
          </table:table-cell>
          <table:table-cell table:number-columns-repeated="13"/>
        </table:table-row>
        <table:table-row table:style-name="ro1">
          <table:table-cell office:value-type="float" office:value="283.6" calcext:value-type="float">
            <text:p>283.6</text:p>
          </table:table-cell>
          <table:table-cell office:value-type="float" office:value="1577.54895" calcext:value-type="float">
            <text:p>1577.54895</text:p>
          </table:table-cell>
          <table:table-cell office:value-type="float" office:value="1601.559692" calcext:value-type="float">
            <text:p>1601.559692</text:p>
          </table:table-cell>
          <table:table-cell office:value-type="float" office:value="1573.598877" calcext:value-type="float">
            <text:p>1573.598877</text:p>
          </table:table-cell>
          <table:table-cell office:value-type="float" office:value="1603.282715" calcext:value-type="float">
            <text:p>1603.282715</text:p>
          </table:table-cell>
          <table:table-cell table:number-columns-repeated="13"/>
        </table:table-row>
        <table:table-row table:style-name="ro1">
          <table:table-cell office:value-type="float" office:value="283.8" calcext:value-type="float">
            <text:p>283.8</text:p>
          </table:table-cell>
          <table:table-cell office:value-type="float" office:value="1574.984863" calcext:value-type="float">
            <text:p>1574.984863</text:p>
          </table:table-cell>
          <table:table-cell office:value-type="float" office:value="1599.460571" calcext:value-type="float">
            <text:p>1599.460571</text:p>
          </table:table-cell>
          <table:table-cell office:value-type="float" office:value="1571.543579" calcext:value-type="float">
            <text:p>1571.543579</text:p>
          </table:table-cell>
          <table:table-cell office:value-type="float" office:value="1600.761475" calcext:value-type="float">
            <text:p>1600.761475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72.086548" calcext:value-type="float">
            <text:p>1572.086548</text:p>
          </table:table-cell>
          <table:table-cell office:value-type="float" office:value="1599.589111" calcext:value-type="float">
            <text:p>1599.589111</text:p>
          </table:table-cell>
          <table:table-cell office:value-type="float" office:value="1576.8479" calcext:value-type="float">
            <text:p>1576.8479</text:p>
          </table:table-cell>
          <table:table-cell office:value-type="float" office:value="1596.753662" calcext:value-type="float">
            <text:p>1596.753662</text:p>
          </table:table-cell>
          <table:table-cell table:number-columns-repeated="13"/>
        </table:table-row>
        <table:table-row table:style-name="ro1">
          <table:table-cell office:value-type="float" office:value="284.2" calcext:value-type="float">
            <text:p>284.2</text:p>
          </table:table-cell>
          <table:table-cell office:value-type="float" office:value="1573.906006" calcext:value-type="float">
            <text:p>1573.906006</text:p>
          </table:table-cell>
          <table:table-cell office:value-type="float" office:value="1594.346069" calcext:value-type="float">
            <text:p>1594.346069</text:p>
          </table:table-cell>
          <table:table-cell office:value-type="float" office:value="1575.711426" calcext:value-type="float">
            <text:p>1575.711426</text:p>
          </table:table-cell>
          <table:table-cell office:value-type="float" office:value="1592.901733" calcext:value-type="float">
            <text:p>1592.901733</text:p>
          </table:table-cell>
          <table:table-cell table:number-columns-repeated="13"/>
        </table:table-row>
        <table:table-row table:style-name="ro1">
          <table:table-cell office:value-type="float" office:value="284.4" calcext:value-type="float">
            <text:p>284.4</text:p>
          </table:table-cell>
          <table:table-cell office:value-type="float" office:value="1569.813965" calcext:value-type="float">
            <text:p>1569.813965</text:p>
          </table:table-cell>
          <table:table-cell office:value-type="float" office:value="1597.288452" calcext:value-type="float">
            <text:p>1597.288452</text:p>
          </table:table-cell>
          <table:table-cell office:value-type="float" office:value="1571.617798" calcext:value-type="float">
            <text:p>1571.617798</text:p>
          </table:table-cell>
          <table:table-cell office:value-type="float" office:value="1593.676392" calcext:value-type="float">
            <text:p>1593.676392</text:p>
          </table:table-cell>
          <table:table-cell table:number-columns-repeated="13"/>
        </table:table-row>
        <table:table-row table:style-name="ro1">
          <table:table-cell office:value-type="float" office:value="284.6" calcext:value-type="float">
            <text:p>284.6</text:p>
          </table:table-cell>
          <table:table-cell office:value-type="float" office:value="1572.591675" calcext:value-type="float">
            <text:p>1572.591675</text:p>
          </table:table-cell>
          <table:table-cell office:value-type="float" office:value="1589.351562" calcext:value-type="float">
            <text:p>1589.351562</text:p>
          </table:table-cell>
          <table:table-cell office:value-type="float" office:value="1573.563599" calcext:value-type="float">
            <text:p>1573.563599</text:p>
          </table:table-cell>
          <table:table-cell office:value-type="float" office:value="1585.852051" calcext:value-type="float">
            <text:p>1585.852051</text:p>
          </table:table-cell>
          <table:table-cell table:number-columns-repeated="13"/>
        </table:table-row>
        <table:table-row table:style-name="ro1">
          <table:table-cell office:value-type="float" office:value="284.8" calcext:value-type="float">
            <text:p>284.8</text:p>
          </table:table-cell>
          <table:table-cell office:value-type="float" office:value="1569.375122" calcext:value-type="float">
            <text:p>1569.375122</text:p>
          </table:table-cell>
          <table:table-cell office:value-type="float" office:value="1586.574219" calcext:value-type="float">
            <text:p>1586.574219</text:p>
          </table:table-cell>
          <table:table-cell office:value-type="float" office:value="1568.815186" calcext:value-type="float">
            <text:p>1568.815186</text:p>
          </table:table-cell>
          <table:table-cell office:value-type="float" office:value="1589.190063" calcext:value-type="float">
            <text:p>1589.190063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68.518799" calcext:value-type="float">
            <text:p>1568.518799</text:p>
          </table:table-cell>
          <table:table-cell office:value-type="float" office:value="1590.884521" calcext:value-type="float">
            <text:p>1590.884521</text:p>
          </table:table-cell>
          <table:table-cell office:value-type="float" office:value="1570.511963" calcext:value-type="float">
            <text:p>1570.511963</text:p>
          </table:table-cell>
          <table:table-cell office:value-type="float" office:value="1588.072632" calcext:value-type="float">
            <text:p>1588.072632</text:p>
          </table:table-cell>
          <table:table-cell table:number-columns-repeated="13"/>
        </table:table-row>
        <table:table-row table:style-name="ro1">
          <table:table-cell office:value-type="float" office:value="285.2" calcext:value-type="float">
            <text:p>285.2</text:p>
          </table:table-cell>
          <table:table-cell office:value-type="float" office:value="1567.99939" calcext:value-type="float">
            <text:p>1567.99939</text:p>
          </table:table-cell>
          <table:table-cell office:value-type="float" office:value="1584.16394" calcext:value-type="float">
            <text:p>1584.16394</text:p>
          </table:table-cell>
          <table:table-cell office:value-type="float" office:value="1566.476807" calcext:value-type="float">
            <text:p>1566.476807</text:p>
          </table:table-cell>
          <table:table-cell office:value-type="float" office:value="1586.269897" calcext:value-type="float">
            <text:p>1586.269897</text:p>
          </table:table-cell>
          <table:table-cell table:number-columns-repeated="13"/>
        </table:table-row>
        <table:table-row table:style-name="ro1">
          <table:table-cell office:value-type="float" office:value="285.4" calcext:value-type="float">
            <text:p>285.4</text:p>
          </table:table-cell>
          <table:table-cell office:value-type="float" office:value="1567.862183" calcext:value-type="float">
            <text:p>1567.862183</text:p>
          </table:table-cell>
          <table:table-cell office:value-type="float" office:value="1584.730591" calcext:value-type="float">
            <text:p>1584.730591</text:p>
          </table:table-cell>
          <table:table-cell office:value-type="float" office:value="1567.703735" calcext:value-type="float">
            <text:p>1567.703735</text:p>
          </table:table-cell>
          <table:table-cell office:value-type="float" office:value="1583.999756" calcext:value-type="float">
            <text:p>1583.999756</text:p>
          </table:table-cell>
          <table:table-cell table:number-columns-repeated="13"/>
        </table:table-row>
        <table:table-row table:style-name="ro1">
          <table:table-cell office:value-type="float" office:value="285.6" calcext:value-type="float">
            <text:p>285.6</text:p>
          </table:table-cell>
          <table:table-cell office:value-type="float" office:value="1568.999756" calcext:value-type="float">
            <text:p>1568.999756</text:p>
          </table:table-cell>
          <table:table-cell office:value-type="float" office:value="1581.791748" calcext:value-type="float">
            <text:p>1581.791748</text:p>
          </table:table-cell>
          <table:table-cell office:value-type="float" office:value="1565.983643" calcext:value-type="float">
            <text:p>1565.983643</text:p>
          </table:table-cell>
          <table:table-cell office:value-type="float" office:value="1586.867188" calcext:value-type="float">
            <text:p>1586.867188</text:p>
          </table:table-cell>
          <table:table-cell table:number-columns-repeated="13"/>
        </table:table-row>
        <table:table-row table:style-name="ro1">
          <table:table-cell office:value-type="float" office:value="285.8" calcext:value-type="float">
            <text:p>285.8</text:p>
          </table:table-cell>
          <table:table-cell office:value-type="float" office:value="1568.467285" calcext:value-type="float">
            <text:p>1568.467285</text:p>
          </table:table-cell>
          <table:table-cell office:value-type="float" office:value="1582.140015" calcext:value-type="float">
            <text:p>1582.140015</text:p>
          </table:table-cell>
          <table:table-cell office:value-type="float" office:value="1567.430176" calcext:value-type="float">
            <text:p>1567.430176</text:p>
          </table:table-cell>
          <table:table-cell office:value-type="float" office:value="1583.237793" calcext:value-type="float">
            <text:p>1583.237793</text:p>
          </table:table-cell>
          <table:table-cell table:number-columns-repeated="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67.834595" calcext:value-type="float">
            <text:p>1567.834595</text:p>
          </table:table-cell>
          <table:table-cell office:value-type="float" office:value="1580.003418" calcext:value-type="float">
            <text:p>1580.003418</text:p>
          </table:table-cell>
          <table:table-cell office:value-type="float" office:value="1568.196777" calcext:value-type="float">
            <text:p>1568.196777</text:p>
          </table:table-cell>
          <table:table-cell office:value-type="float" office:value="1580.71521" calcext:value-type="float">
            <text:p>1580.71521</text:p>
          </table:table-cell>
          <table:table-cell table:number-columns-repeated="13"/>
        </table:table-row>
        <table:table-row table:style-name="ro1">
          <table:table-cell office:value-type="float" office:value="286.2" calcext:value-type="float">
            <text:p>286.2</text:p>
          </table:table-cell>
          <table:table-cell office:value-type="float" office:value="1570.685913" calcext:value-type="float">
            <text:p>1570.685913</text:p>
          </table:table-cell>
          <table:table-cell office:value-type="float" office:value="1574.568237" calcext:value-type="float">
            <text:p>1574.568237</text:p>
          </table:table-cell>
          <table:table-cell office:value-type="float" office:value="1571.337158" calcext:value-type="float">
            <text:p>1571.337158</text:p>
          </table:table-cell>
          <table:table-cell office:value-type="float" office:value="1576.362793" calcext:value-type="float">
            <text:p>1576.362793</text:p>
          </table:table-cell>
          <table:table-cell table:number-columns-repeated="13"/>
        </table:table-row>
        <table:table-row table:style-name="ro1">
          <table:table-cell office:value-type="float" office:value="286.4" calcext:value-type="float">
            <text:p>286.4</text:p>
          </table:table-cell>
          <table:table-cell office:value-type="float" office:value="1570.467407" calcext:value-type="float">
            <text:p>1570.467407</text:p>
          </table:table-cell>
          <table:table-cell office:value-type="float" office:value="1577.719238" calcext:value-type="float">
            <text:p>1577.719238</text:p>
          </table:table-cell>
          <table:table-cell office:value-type="float" office:value="1569.676392" calcext:value-type="float">
            <text:p>1569.676392</text:p>
          </table:table-cell>
          <table:table-cell office:value-type="float" office:value="1576.031372" calcext:value-type="float">
            <text:p>1576.031372</text:p>
          </table:table-cell>
          <table:table-cell table:number-columns-repeated="13"/>
        </table:table-row>
        <table:table-row table:style-name="ro1">
          <table:table-cell office:value-type="float" office:value="286.6" calcext:value-type="float">
            <text:p>286.6</text:p>
          </table:table-cell>
          <table:table-cell office:value-type="float" office:value="1567.61145" calcext:value-type="float">
            <text:p>1567.61145</text:p>
          </table:table-cell>
          <table:table-cell office:value-type="float" office:value="1574.932007" calcext:value-type="float">
            <text:p>1574.932007</text:p>
          </table:table-cell>
          <table:table-cell office:value-type="float" office:value="1566.800293" calcext:value-type="float">
            <text:p>1566.800293</text:p>
          </table:table-cell>
          <table:table-cell office:value-type="float" office:value="1578.056763" calcext:value-type="float">
            <text:p>1578.056763</text:p>
          </table:table-cell>
          <table:table-cell table:number-columns-repeated="13"/>
        </table:table-row>
        <table:table-row table:style-name="ro1">
          <table:table-cell office:value-type="float" office:value="286.8" calcext:value-type="float">
            <text:p>286.8</text:p>
          </table:table-cell>
          <table:table-cell office:value-type="float" office:value="1569.253662" calcext:value-type="float">
            <text:p>1569.253662</text:p>
          </table:table-cell>
          <table:table-cell office:value-type="float" office:value="1576.047852" calcext:value-type="float">
            <text:p>1576.047852</text:p>
          </table:table-cell>
          <table:table-cell office:value-type="float" office:value="1566.562012" calcext:value-type="float">
            <text:p>1566.562012</text:p>
          </table:table-cell>
          <table:table-cell office:value-type="float" office:value="1575.780029" calcext:value-type="float">
            <text:p>1575.780029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64.78772" calcext:value-type="float">
            <text:p>1564.78772</text:p>
          </table:table-cell>
          <table:table-cell office:value-type="float" office:value="1573.543823" calcext:value-type="float">
            <text:p>1573.543823</text:p>
          </table:table-cell>
          <table:table-cell office:value-type="float" office:value="1565.506104" calcext:value-type="float">
            <text:p>1565.506104</text:p>
          </table:table-cell>
          <table:table-cell office:value-type="float" office:value="1574.347168" calcext:value-type="float">
            <text:p>1574.347168</text:p>
          </table:table-cell>
          <table:table-cell table:number-columns-repeated="13"/>
        </table:table-row>
        <table:table-row table:style-name="ro1">
          <table:table-cell office:value-type="float" office:value="287.2" calcext:value-type="float">
            <text:p>287.2</text:p>
          </table:table-cell>
          <table:table-cell office:value-type="float" office:value="1564.884766" calcext:value-type="float">
            <text:p>1564.884766</text:p>
          </table:table-cell>
          <table:table-cell office:value-type="float" office:value="1576.477417" calcext:value-type="float">
            <text:p>1576.477417</text:p>
          </table:table-cell>
          <table:table-cell office:value-type="float" office:value="1564.983398" calcext:value-type="float">
            <text:p>1564.983398</text:p>
          </table:table-cell>
          <table:table-cell office:value-type="float" office:value="1573.7052" calcext:value-type="float">
            <text:p>1573.7052</text:p>
          </table:table-cell>
          <table:table-cell table:number-columns-repeated="13"/>
        </table:table-row>
        <table:table-row table:style-name="ro1">
          <table:table-cell office:value-type="float" office:value="287.4" calcext:value-type="float">
            <text:p>287.4</text:p>
          </table:table-cell>
          <table:table-cell office:value-type="float" office:value="1553.918701" calcext:value-type="float">
            <text:p>1553.918701</text:p>
          </table:table-cell>
          <table:table-cell office:value-type="float" office:value="1584.410767" calcext:value-type="float">
            <text:p>1584.410767</text:p>
          </table:table-cell>
          <table:table-cell office:value-type="float" office:value="1557.963379" calcext:value-type="float">
            <text:p>1557.963379</text:p>
          </table:table-cell>
          <table:table-cell office:value-type="float" office:value="1580.276733" calcext:value-type="float">
            <text:p>1580.276733</text:p>
          </table:table-cell>
          <table:table-cell table:number-columns-repeated="13"/>
        </table:table-row>
        <table:table-row table:style-name="ro1">
          <table:table-cell office:value-type="float" office:value="287.6" calcext:value-type="float">
            <text:p>287.6</text:p>
          </table:table-cell>
          <table:table-cell office:value-type="float" office:value="1571.239868" calcext:value-type="float">
            <text:p>1571.239868</text:p>
          </table:table-cell>
          <table:table-cell office:value-type="float" office:value="1572.871338" calcext:value-type="float">
            <text:p>1572.871338</text:p>
          </table:table-cell>
          <table:table-cell office:value-type="float" office:value="1569.680054" calcext:value-type="float">
            <text:p>1569.680054</text:p>
          </table:table-cell>
          <table:table-cell office:value-type="float" office:value="1574.413696" calcext:value-type="float">
            <text:p>1574.413696</text:p>
          </table:table-cell>
          <table:table-cell table:number-columns-repeated="13"/>
        </table:table-row>
        <table:table-row table:style-name="ro1">
          <table:table-cell office:value-type="float" office:value="287.8" calcext:value-type="float">
            <text:p>287.8</text:p>
          </table:table-cell>
          <table:table-cell office:value-type="float" office:value="1604.113403" calcext:value-type="float">
            <text:p>1604.113403</text:p>
          </table:table-cell>
          <table:table-cell office:value-type="float" office:value="1588.397705" calcext:value-type="float">
            <text:p>1588.397705</text:p>
          </table:table-cell>
          <table:table-cell office:value-type="float" office:value="1568.304199" calcext:value-type="float">
            <text:p>1568.304199</text:p>
          </table:table-cell>
          <table:table-cell office:value-type="float" office:value="1542.345703" calcext:value-type="float">
            <text:p>1542.345703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90.462158" calcext:value-type="float">
            <text:p>1590.462158</text:p>
          </table:table-cell>
          <table:table-cell office:value-type="float" office:value="1650.271484" calcext:value-type="float">
            <text:p>1650.271484</text:p>
          </table:table-cell>
          <table:table-cell office:value-type="float" office:value="1517.377197" calcext:value-type="float">
            <text:p>1517.377197</text:p>
          </table:table-cell>
          <table:table-cell office:value-type="float" office:value="1539.685547" calcext:value-type="float">
            <text:p>1539.685547</text:p>
          </table:table-cell>
          <table:table-cell table:number-columns-repeated="13"/>
        </table:table-row>
        <table:table-row table:style-name="ro1">
          <table:table-cell office:value-type="float" office:value="288.2" calcext:value-type="float">
            <text:p>288.2</text:p>
          </table:table-cell>
          <table:table-cell office:value-type="float" office:value="1614.623779" calcext:value-type="float">
            <text:p>1614.623779</text:p>
          </table:table-cell>
          <table:table-cell office:value-type="float" office:value="1646.268799" calcext:value-type="float">
            <text:p>1646.268799</text:p>
          </table:table-cell>
          <table:table-cell office:value-type="float" office:value="1543.13623" calcext:value-type="float">
            <text:p>1543.13623</text:p>
          </table:table-cell>
          <table:table-cell office:value-type="float" office:value="1547.822632" calcext:value-type="float">
            <text:p>1547.822632</text:p>
          </table:table-cell>
          <table:table-cell table:number-columns-repeated="13"/>
        </table:table-row>
        <table:table-row table:style-name="ro1">
          <table:table-cell office:value-type="float" office:value="288.4" calcext:value-type="float">
            <text:p>288.4</text:p>
          </table:table-cell>
          <table:table-cell office:value-type="float" office:value="1638.33728" calcext:value-type="float">
            <text:p>1638.33728</text:p>
          </table:table-cell>
          <table:table-cell office:value-type="float" office:value="1677.424316" calcext:value-type="float">
            <text:p>1677.424316</text:p>
          </table:table-cell>
          <table:table-cell office:value-type="float" office:value="1569.526001" calcext:value-type="float">
            <text:p>1569.526001</text:p>
          </table:table-cell>
          <table:table-cell office:value-type="float" office:value="1574.799561" calcext:value-type="float">
            <text:p>1574.799561</text:p>
          </table:table-cell>
          <table:table-cell table:number-columns-repeated="13"/>
        </table:table-row>
        <table:table-row table:style-name="ro1">
          <table:table-cell office:value-type="float" office:value="288.6" calcext:value-type="float">
            <text:p>288.6</text:p>
          </table:table-cell>
          <table:table-cell office:value-type="float" office:value="1679.867188" calcext:value-type="float">
            <text:p>1679.867188</text:p>
          </table:table-cell>
          <table:table-cell office:value-type="float" office:value="1692.12793" calcext:value-type="float">
            <text:p>1692.12793</text:p>
          </table:table-cell>
          <table:table-cell office:value-type="float" office:value="1609.817139" calcext:value-type="float">
            <text:p>1609.817139</text:p>
          </table:table-cell>
          <table:table-cell office:value-type="float" office:value="1622.14978" calcext:value-type="float">
            <text:p>1622.14978</text:p>
          </table:table-cell>
          <table:table-cell table:number-columns-repeated="13"/>
        </table:table-row>
        <table:table-row table:style-name="ro1">
          <table:table-cell office:value-type="float" office:value="288.8" calcext:value-type="float">
            <text:p>288.8</text:p>
          </table:table-cell>
          <table:table-cell office:value-type="float" office:value="1720.649536" calcext:value-type="float">
            <text:p>1720.649536</text:p>
          </table:table-cell>
          <table:table-cell office:value-type="float" office:value="1677.033325" calcext:value-type="float">
            <text:p>1677.033325</text:p>
          </table:table-cell>
          <table:table-cell office:value-type="float" office:value="1666.391602" calcext:value-type="float">
            <text:p>1666.391602</text:p>
          </table:table-cell>
          <table:table-cell office:value-type="float" office:value="1645.834473" calcext:value-type="float">
            <text:p>1645.834473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84.839844" calcext:value-type="float">
            <text:p>1684.839844</text:p>
          </table:table-cell>
          <table:table-cell office:value-type="float" office:value="1724.042969" calcext:value-type="float">
            <text:p>1724.042969</text:p>
          </table:table-cell>
          <table:table-cell office:value-type="float" office:value="1687.285645" calcext:value-type="float">
            <text:p>1687.285645</text:p>
          </table:table-cell>
          <table:table-cell office:value-type="float" office:value="1716.532715" calcext:value-type="float">
            <text:p>1716.532715</text:p>
          </table:table-cell>
          <table:table-cell table:number-columns-repeated="13"/>
        </table:table-row>
        <table:table-row table:style-name="ro1">
          <table:table-cell office:value-type="float" office:value="289.2" calcext:value-type="float">
            <text:p>289.2</text:p>
          </table:table-cell>
          <table:table-cell office:value-type="float" office:value="1660.756836" calcext:value-type="float">
            <text:p>1660.756836</text:p>
          </table:table-cell>
          <table:table-cell office:value-type="float" office:value="1759.266113" calcext:value-type="float">
            <text:p>1759.266113</text:p>
          </table:table-cell>
          <table:table-cell office:value-type="float" office:value="1681.307373" calcext:value-type="float">
            <text:p>1681.307373</text:p>
          </table:table-cell>
          <table:table-cell office:value-type="float" office:value="1771.556519" calcext:value-type="float">
            <text:p>1771.556519</text:p>
          </table:table-cell>
          <table:table-cell table:number-columns-repeated="13"/>
        </table:table-row>
        <table:table-row table:style-name="ro1">
          <table:table-cell office:value-type="float" office:value="289.4" calcext:value-type="float">
            <text:p>289.4</text:p>
          </table:table-cell>
          <table:table-cell office:value-type="float" office:value="1708.498291" calcext:value-type="float">
            <text:p>1708.498291</text:p>
          </table:table-cell>
          <table:table-cell office:value-type="float" office:value="1749.848145" calcext:value-type="float">
            <text:p>1749.848145</text:p>
          </table:table-cell>
          <table:table-cell office:value-type="float" office:value="1717.75354" calcext:value-type="float">
            <text:p>1717.75354</text:p>
          </table:table-cell>
          <table:table-cell office:value-type="float" office:value="1762.186279" calcext:value-type="float">
            <text:p>1762.186279</text:p>
          </table:table-cell>
          <table:table-cell table:number-columns-repeated="13"/>
        </table:table-row>
        <table:table-row table:style-name="ro1">
          <table:table-cell office:value-type="float" office:value="289.6" calcext:value-type="float">
            <text:p>289.6</text:p>
          </table:table-cell>
          <table:table-cell office:value-type="float" office:value="1746.53125" calcext:value-type="float">
            <text:p>1746.53125</text:p>
          </table:table-cell>
          <table:table-cell office:value-type="float" office:value="1757.977905" calcext:value-type="float">
            <text:p>1757.977905</text:p>
          </table:table-cell>
          <table:table-cell office:value-type="float" office:value="1745.521118" calcext:value-type="float">
            <text:p>1745.521118</text:p>
          </table:table-cell>
          <table:table-cell office:value-type="float" office:value="1775.401978" calcext:value-type="float">
            <text:p>1775.401978</text:p>
          </table:table-cell>
          <table:table-cell table:number-columns-repeated="13"/>
        </table:table-row>
        <table:table-row table:style-name="ro1">
          <table:table-cell office:value-type="float" office:value="289.8" calcext:value-type="float">
            <text:p>289.8</text:p>
          </table:table-cell>
          <table:table-cell office:value-type="float" office:value="1755.443237" calcext:value-type="float">
            <text:p>1755.443237</text:p>
          </table:table-cell>
          <table:table-cell office:value-type="float" office:value="1799.108887" calcext:value-type="float">
            <text:p>1799.108887</text:p>
          </table:table-cell>
          <table:table-cell office:value-type="float" office:value="1752.150635" calcext:value-type="float">
            <text:p>1752.150635</text:p>
          </table:table-cell>
          <table:table-cell office:value-type="float" office:value="1813.906494" calcext:value-type="float">
            <text:p>1813.906494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77.516602" calcext:value-type="float">
            <text:p>1777.516602</text:p>
          </table:table-cell>
          <table:table-cell office:value-type="float" office:value="1855.922607" calcext:value-type="float">
            <text:p>1855.922607</text:p>
          </table:table-cell>
          <table:table-cell office:value-type="float" office:value="1775.918091" calcext:value-type="float">
            <text:p>1775.918091</text:p>
          </table:table-cell>
          <table:table-cell office:value-type="float" office:value="1867.826904" calcext:value-type="float">
            <text:p>1867.826904</text:p>
          </table:table-cell>
          <table:table-cell table:number-columns-repeated="13"/>
        </table:table-row>
        <table:table-row table:style-name="ro1">
          <table:table-cell office:value-type="float" office:value="290.2" calcext:value-type="float">
            <text:p>290.2</text:p>
          </table:table-cell>
          <table:table-cell office:value-type="float" office:value="1797.809326" calcext:value-type="float">
            <text:p>1797.809326</text:p>
          </table:table-cell>
          <table:table-cell office:value-type="float" office:value="1858.862915" calcext:value-type="float">
            <text:p>1858.862915</text:p>
          </table:table-cell>
          <table:table-cell office:value-type="float" office:value="1795.866699" calcext:value-type="float">
            <text:p>1795.866699</text:p>
          </table:table-cell>
          <table:table-cell office:value-type="float" office:value="1876.196289" calcext:value-type="float">
            <text:p>1876.196289</text:p>
          </table:table-cell>
          <table:table-cell table:number-columns-repeated="13"/>
        </table:table-row>
        <table:table-row table:style-name="ro1">
          <table:table-cell office:value-type="float" office:value="290.4" calcext:value-type="float">
            <text:p>290.4</text:p>
          </table:table-cell>
          <table:table-cell office:value-type="float" office:value="1779.630615" calcext:value-type="float">
            <text:p>1779.630615</text:p>
          </table:table-cell>
          <table:table-cell office:value-type="float" office:value="1889.733887" calcext:value-type="float">
            <text:p>1889.733887</text:p>
          </table:table-cell>
          <table:table-cell office:value-type="float" office:value="1790.098145" calcext:value-type="float">
            <text:p>1790.098145</text:p>
          </table:table-cell>
          <table:table-cell office:value-type="float" office:value="1894.807373" calcext:value-type="float">
            <text:p>1894.807373</text:p>
          </table:table-cell>
          <table:table-cell table:number-columns-repeated="13"/>
        </table:table-row>
        <table:table-row table:style-name="ro1">
          <table:table-cell office:value-type="float" office:value="290.6" calcext:value-type="float">
            <text:p>290.6</text:p>
          </table:table-cell>
          <table:table-cell office:value-type="float" office:value="1793.539429" calcext:value-type="float">
            <text:p>1793.539429</text:p>
          </table:table-cell>
          <table:table-cell office:value-type="float" office:value="1880.642578" calcext:value-type="float">
            <text:p>1880.642578</text:p>
          </table:table-cell>
          <table:table-cell office:value-type="float" office:value="1792.534424" calcext:value-type="float">
            <text:p>1792.534424</text:p>
          </table:table-cell>
          <table:table-cell office:value-type="float" office:value="1881.476196" calcext:value-type="float">
            <text:p>1881.476196</text:p>
          </table:table-cell>
          <table:table-cell table:number-columns-repeated="13"/>
        </table:table-row>
        <table:table-row table:style-name="ro1">
          <table:table-cell office:value-type="float" office:value="290.8" calcext:value-type="float">
            <text:p>290.8</text:p>
          </table:table-cell>
          <table:table-cell office:value-type="float" office:value="1792.229248" calcext:value-type="float">
            <text:p>1792.229248</text:p>
          </table:table-cell>
          <table:table-cell office:value-type="float" office:value="1852.71582" calcext:value-type="float">
            <text:p>1852.71582</text:p>
          </table:table-cell>
          <table:table-cell office:value-type="float" office:value="1787.817383" calcext:value-type="float">
            <text:p>1787.817383</text:p>
          </table:table-cell>
          <table:table-cell office:value-type="float" office:value="1868.852783" calcext:value-type="float">
            <text:p>1868.852783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54.891113" calcext:value-type="float">
            <text:p>1754.891113</text:p>
          </table:table-cell>
          <table:table-cell office:value-type="float" office:value="1916.617065" calcext:value-type="float">
            <text:p>1916.617065</text:p>
          </table:table-cell>
          <table:table-cell office:value-type="float" office:value="1764.956299" calcext:value-type="float">
            <text:p>1764.956299</text:p>
          </table:table-cell>
          <table:table-cell office:value-type="float" office:value="1916.549316" calcext:value-type="float">
            <text:p>1916.549316</text:p>
          </table:table-cell>
          <table:table-cell table:number-columns-repeated="13"/>
        </table:table-row>
        <table:table-row table:style-name="ro1">
          <table:table-cell office:value-type="float" office:value="291.2" calcext:value-type="float">
            <text:p>291.2</text:p>
          </table:table-cell>
          <table:table-cell office:value-type="float" office:value="1771.713135" calcext:value-type="float">
            <text:p>1771.713135</text:p>
          </table:table-cell>
          <table:table-cell office:value-type="float" office:value="1862.790771" calcext:value-type="float">
            <text:p>1862.790771</text:p>
          </table:table-cell>
          <table:table-cell office:value-type="float" office:value="1767.193237" calcext:value-type="float">
            <text:p>1767.193237</text:p>
          </table:table-cell>
          <table:table-cell office:value-type="float" office:value="1873.172119" calcext:value-type="float">
            <text:p>1873.172119</text:p>
          </table:table-cell>
          <table:table-cell table:number-columns-repeated="13"/>
        </table:table-row>
        <table:table-row table:style-name="ro1">
          <table:table-cell office:value-type="float" office:value="291.4" calcext:value-type="float">
            <text:p>291.4</text:p>
          </table:table-cell>
          <table:table-cell office:value-type="float" office:value="1789.420654" calcext:value-type="float">
            <text:p>1789.420654</text:p>
          </table:table-cell>
          <table:table-cell office:value-type="float" office:value="1866.232544" calcext:value-type="float">
            <text:p>1866.232544</text:p>
          </table:table-cell>
          <table:table-cell office:value-type="float" office:value="1792.148438" calcext:value-type="float">
            <text:p>1792.148438</text:p>
          </table:table-cell>
          <table:table-cell office:value-type="float" office:value="1875.301636" calcext:value-type="float">
            <text:p>1875.301636</text:p>
          </table:table-cell>
          <table:table-cell table:number-columns-repeated="13"/>
        </table:table-row>
        <table:table-row table:style-name="ro1">
          <table:table-cell office:value-type="float" office:value="291.6" calcext:value-type="float">
            <text:p>291.6</text:p>
          </table:table-cell>
          <table:table-cell office:value-type="float" office:value="1770.219116" calcext:value-type="float">
            <text:p>1770.219116</text:p>
          </table:table-cell>
          <table:table-cell office:value-type="float" office:value="1914.682251" calcext:value-type="float">
            <text:p>1914.682251</text:p>
          </table:table-cell>
          <table:table-cell office:value-type="float" office:value="1777.523682" calcext:value-type="float">
            <text:p>1777.523682</text:p>
          </table:table-cell>
          <table:table-cell office:value-type="float" office:value="1916.151489" calcext:value-type="float">
            <text:p>1916.151489</text:p>
          </table:table-cell>
          <table:table-cell table:number-columns-repeated="13"/>
        </table:table-row>
        <table:table-row table:style-name="ro1">
          <table:table-cell office:value-type="float" office:value="291.8" calcext:value-type="float">
            <text:p>291.8</text:p>
          </table:table-cell>
          <table:table-cell office:value-type="float" office:value="1782.131836" calcext:value-type="float">
            <text:p>1782.131836</text:p>
          </table:table-cell>
          <table:table-cell office:value-type="float" office:value="1870.76355" calcext:value-type="float">
            <text:p>1870.76355</text:p>
          </table:table-cell>
          <table:table-cell office:value-type="float" office:value="1782.493896" calcext:value-type="float">
            <text:p>1782.493896</text:p>
          </table:table-cell>
          <table:table-cell office:value-type="float" office:value="1878.08606" calcext:value-type="float">
            <text:p>1878.08606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99.77124" calcext:value-type="float">
            <text:p>1799.77124</text:p>
          </table:table-cell>
          <table:table-cell office:value-type="float" office:value="1863.084106" calcext:value-type="float">
            <text:p>1863.084106</text:p>
          </table:table-cell>
          <table:table-cell office:value-type="float" office:value="1793.639648" calcext:value-type="float">
            <text:p>1793.639648</text:p>
          </table:table-cell>
          <table:table-cell office:value-type="float" office:value="1873.083374" calcext:value-type="float">
            <text:p>1873.083374</text:p>
          </table:table-cell>
          <table:table-cell table:number-columns-repeated="13"/>
        </table:table-row>
        <table:table-row table:style-name="ro1">
          <table:table-cell office:value-type="float" office:value="292.2" calcext:value-type="float">
            <text:p>292.2</text:p>
          </table:table-cell>
          <table:table-cell office:value-type="float" office:value="1778.465332" calcext:value-type="float">
            <text:p>1778.465332</text:p>
          </table:table-cell>
          <table:table-cell office:value-type="float" office:value="1912.321777" calcext:value-type="float">
            <text:p>1912.321777</text:p>
          </table:table-cell>
          <table:table-cell office:value-type="float" office:value="1784.047363" calcext:value-type="float">
            <text:p>1784.047363</text:p>
          </table:table-cell>
          <table:table-cell office:value-type="float" office:value="1917.543213" calcext:value-type="float">
            <text:p>1917.543213</text:p>
          </table:table-cell>
          <table:table-cell table:number-columns-repeated="13"/>
        </table:table-row>
        <table:table-row table:style-name="ro1">
          <table:table-cell office:value-type="float" office:value="292.4" calcext:value-type="float">
            <text:p>292.4</text:p>
          </table:table-cell>
          <table:table-cell office:value-type="float" office:value="1780.685303" calcext:value-type="float">
            <text:p>1780.685303</text:p>
          </table:table-cell>
          <table:table-cell office:value-type="float" office:value="1884.557129" calcext:value-type="float">
            <text:p>1884.557129</text:p>
          </table:table-cell>
          <table:table-cell office:value-type="float" office:value="1780.075928" calcext:value-type="float">
            <text:p>1780.075928</text:p>
          </table:table-cell>
          <table:table-cell office:value-type="float" office:value="1892.249878" calcext:value-type="float">
            <text:p>1892.249878</text:p>
          </table:table-cell>
          <table:table-cell table:number-columns-repeated="13"/>
        </table:table-row>
        <table:table-row table:style-name="ro1">
          <table:table-cell office:value-type="float" office:value="292.6" calcext:value-type="float">
            <text:p>292.6</text:p>
          </table:table-cell>
          <table:table-cell office:value-type="float" office:value="1792.845337" calcext:value-type="float">
            <text:p>1792.845337</text:p>
          </table:table-cell>
          <table:table-cell office:value-type="float" office:value="1885.740479" calcext:value-type="float">
            <text:p>1885.740479</text:p>
          </table:table-cell>
          <table:table-cell office:value-type="float" office:value="1795.025879" calcext:value-type="float">
            <text:p>1795.025879</text:p>
          </table:table-cell>
          <table:table-cell office:value-type="float" office:value="1897.764404" calcext:value-type="float">
            <text:p>1897.764404</text:p>
          </table:table-cell>
          <table:table-cell table:number-columns-repeated="13"/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1783.553223" calcext:value-type="float">
            <text:p>1783.553223</text:p>
          </table:table-cell>
          <table:table-cell office:value-type="float" office:value="1903.485474" calcext:value-type="float">
            <text:p>1903.485474</text:p>
          </table:table-cell>
          <table:table-cell office:value-type="float" office:value="1788.051147" calcext:value-type="float">
            <text:p>1788.051147</text:p>
          </table:table-cell>
          <table:table-cell office:value-type="float" office:value="1905.929565" calcext:value-type="float">
            <text:p>1905.929565</text:p>
          </table:table-cell>
          <table:table-cell table:number-columns-repeated="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83.016479" calcext:value-type="float">
            <text:p>1783.016479</text:p>
          </table:table-cell>
          <table:table-cell office:value-type="float" office:value="1897.281128" calcext:value-type="float">
            <text:p>1897.281128</text:p>
          </table:table-cell>
          <table:table-cell office:value-type="float" office:value="1789.022217" calcext:value-type="float">
            <text:p>1789.022217</text:p>
          </table:table-cell>
          <table:table-cell office:value-type="float" office:value="1898.909912" calcext:value-type="float">
            <text:p>1898.909912</text:p>
          </table:table-cell>
          <table:table-cell table:number-columns-repeated="13"/>
        </table:table-row>
        <table:table-row table:style-name="ro1">
          <table:table-cell office:value-type="float" office:value="293.2" calcext:value-type="float">
            <text:p>293.2</text:p>
          </table:table-cell>
          <table:table-cell office:value-type="float" office:value="1789.150879" calcext:value-type="float">
            <text:p>1789.150879</text:p>
          </table:table-cell>
          <table:table-cell office:value-type="float" office:value="1896.726685" calcext:value-type="float">
            <text:p>1896.726685</text:p>
          </table:table-cell>
          <table:table-cell office:value-type="float" office:value="1793.932251" calcext:value-type="float">
            <text:p>1793.932251</text:p>
          </table:table-cell>
          <table:table-cell office:value-type="float" office:value="1903.66333" calcext:value-type="float">
            <text:p>1903.66333</text:p>
          </table:table-cell>
          <table:table-cell table:number-columns-repeated="13"/>
        </table:table-row>
        <table:table-row table:style-name="ro1">
          <table:table-cell office:value-type="float" office:value="293.4" calcext:value-type="float">
            <text:p>293.4</text:p>
          </table:table-cell>
          <table:table-cell office:value-type="float" office:value="1793.830566" calcext:value-type="float">
            <text:p>1793.830566</text:p>
          </table:table-cell>
          <table:table-cell office:value-type="float" office:value="1885.970093" calcext:value-type="float">
            <text:p>1885.970093</text:p>
          </table:table-cell>
          <table:table-cell office:value-type="float" office:value="1791.93335" calcext:value-type="float">
            <text:p>1791.93335</text:p>
          </table:table-cell>
          <table:table-cell office:value-type="float" office:value="1895.923828" calcext:value-type="float">
            <text:p>1895.923828</text:p>
          </table:table-cell>
          <table:table-cell table:number-columns-repeated="13"/>
        </table:table-row>
        <table:table-row table:style-name="ro1">
          <table:table-cell office:value-type="float" office:value="293.6" calcext:value-type="float">
            <text:p>293.6</text:p>
          </table:table-cell>
          <table:table-cell office:value-type="float" office:value="1787.336426" calcext:value-type="float">
            <text:p>1787.336426</text:p>
          </table:table-cell>
          <table:table-cell office:value-type="float" office:value="1900.158936" calcext:value-type="float">
            <text:p>1900.158936</text:p>
          </table:table-cell>
          <table:table-cell office:value-type="float" office:value="1790.049805" calcext:value-type="float">
            <text:p>1790.049805</text:p>
          </table:table-cell>
          <table:table-cell office:value-type="float" office:value="1906.321533" calcext:value-type="float">
            <text:p>1906.321533</text:p>
          </table:table-cell>
          <table:table-cell table:number-columns-repeated="13"/>
        </table:table-row>
        <table:table-row table:style-name="ro1">
          <table:table-cell office:value-type="float" office:value="293.8" calcext:value-type="float">
            <text:p>293.8</text:p>
          </table:table-cell>
          <table:table-cell office:value-type="float" office:value="1786.661377" calcext:value-type="float">
            <text:p>1786.661377</text:p>
          </table:table-cell>
          <table:table-cell office:value-type="float" office:value="1909.481567" calcext:value-type="float">
            <text:p>1909.481567</text:p>
          </table:table-cell>
          <table:table-cell office:value-type="float" office:value="1789.113037" calcext:value-type="float">
            <text:p>1789.113037</text:p>
          </table:table-cell>
          <table:table-cell office:value-type="float" office:value="1916.81604" calcext:value-type="float">
            <text:p>1916.81604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95.94812" calcext:value-type="float">
            <text:p>1795.94812</text:p>
          </table:table-cell>
          <table:table-cell office:value-type="float" office:value="1900.484741" calcext:value-type="float">
            <text:p>1900.484741</text:p>
          </table:table-cell>
          <table:table-cell office:value-type="float" office:value="1796.945557" calcext:value-type="float">
            <text:p>1796.945557</text:p>
          </table:table-cell>
          <table:table-cell office:value-type="float" office:value="1908.279907" calcext:value-type="float">
            <text:p>1908.279907</text:p>
          </table:table-cell>
          <table:table-cell table:number-columns-repeated="13"/>
        </table:table-row>
        <table:table-row table:style-name="ro1">
          <table:table-cell office:value-type="float" office:value="294.2" calcext:value-type="float">
            <text:p>294.2</text:p>
          </table:table-cell>
          <table:table-cell office:value-type="float" office:value="1799.180176" calcext:value-type="float">
            <text:p>1799.180176</text:p>
          </table:table-cell>
          <table:table-cell office:value-type="float" office:value="1889.252075" calcext:value-type="float">
            <text:p>1889.252075</text:p>
          </table:table-cell>
          <table:table-cell office:value-type="float" office:value="1799.989624" calcext:value-type="float">
            <text:p>1799.989624</text:p>
          </table:table-cell>
          <table:table-cell office:value-type="float" office:value="1896.151123" calcext:value-type="float">
            <text:p>1896.151123</text:p>
          </table:table-cell>
          <table:table-cell table:number-columns-repeated="13"/>
        </table:table-row>
        <table:table-row table:style-name="ro1">
          <table:table-cell office:value-type="float" office:value="294.4" calcext:value-type="float">
            <text:p>294.4</text:p>
          </table:table-cell>
          <table:table-cell office:value-type="float" office:value="1789.990112" calcext:value-type="float">
            <text:p>1789.990112</text:p>
          </table:table-cell>
          <table:table-cell office:value-type="float" office:value="1905.24292" calcext:value-type="float">
            <text:p>1905.24292</text:p>
          </table:table-cell>
          <table:table-cell office:value-type="float" office:value="1793.304932" calcext:value-type="float">
            <text:p>1793.304932</text:p>
          </table:table-cell>
          <table:table-cell office:value-type="float" office:value="1907.379395" calcext:value-type="float">
            <text:p>1907.379395</text:p>
          </table:table-cell>
          <table:table-cell table:number-columns-repeated="13"/>
        </table:table-row>
        <table:table-row table:style-name="ro1">
          <table:table-cell office:value-type="float" office:value="294.6" calcext:value-type="float">
            <text:p>294.6</text:p>
          </table:table-cell>
          <table:table-cell office:value-type="float" office:value="1794.745117" calcext:value-type="float">
            <text:p>1794.745117</text:p>
          </table:table-cell>
          <table:table-cell office:value-type="float" office:value="1902.000244" calcext:value-type="float">
            <text:p>1902.000244</text:p>
          </table:table-cell>
          <table:table-cell office:value-type="float" office:value="1797.3396" calcext:value-type="float">
            <text:p>1797.3396</text:p>
          </table:table-cell>
          <table:table-cell office:value-type="float" office:value="1910.392578" calcext:value-type="float">
            <text:p>1910.392578</text:p>
          </table:table-cell>
          <table:table-cell table:number-columns-repeated="13"/>
        </table:table-row>
        <table:table-row table:style-name="ro1">
          <table:table-cell office:value-type="float" office:value="294.8" calcext:value-type="float">
            <text:p>294.8</text:p>
          </table:table-cell>
          <table:table-cell office:value-type="float" office:value="1803.554199" calcext:value-type="float">
            <text:p>1803.554199</text:p>
          </table:table-cell>
          <table:table-cell office:value-type="float" office:value="1887.846924" calcext:value-type="float">
            <text:p>1887.846924</text:p>
          </table:table-cell>
          <table:table-cell office:value-type="float" office:value="1805.25354" calcext:value-type="float">
            <text:p>1805.25354</text:p>
          </table:table-cell>
          <table:table-cell office:value-type="float" office:value="1896.268677" calcext:value-type="float">
            <text:p>1896.268677</text:p>
          </table:table-cell>
          <table:table-cell table:number-columns-repeated="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93.820312" calcext:value-type="float">
            <text:p>1793.820312</text:p>
          </table:table-cell>
          <table:table-cell office:value-type="float" office:value="1901.899292" calcext:value-type="float">
            <text:p>1901.899292</text:p>
          </table:table-cell>
          <table:table-cell office:value-type="float" office:value="1795.474487" calcext:value-type="float">
            <text:p>1795.474487</text:p>
          </table:table-cell>
          <table:table-cell office:value-type="float" office:value="1909.372559" calcext:value-type="float">
            <text:p>1909.372559</text:p>
          </table:table-cell>
          <table:table-cell table:number-columns-repeated="13"/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1797.236816" calcext:value-type="float">
            <text:p>1797.236816</text:p>
          </table:table-cell>
          <table:table-cell office:value-type="float" office:value="1908.201294" calcext:value-type="float">
            <text:p>1908.201294</text:p>
          </table:table-cell>
          <table:table-cell office:value-type="float" office:value="1796.216309" calcext:value-type="float">
            <text:p>1796.216309</text:p>
          </table:table-cell>
          <table:table-cell office:value-type="float" office:value="1914.185059" calcext:value-type="float">
            <text:p>1914.185059</text:p>
          </table:table-cell>
          <table:table-cell table:number-columns-repeated="13"/>
        </table:table-row>
        <table:table-row table:style-name="ro1">
          <table:table-cell office:value-type="float" office:value="295.4" calcext:value-type="float">
            <text:p>295.4</text:p>
          </table:table-cell>
          <table:table-cell office:value-type="float" office:value="1802.585571" calcext:value-type="float">
            <text:p>1802.585571</text:p>
          </table:table-cell>
          <table:table-cell office:value-type="float" office:value="1885.77124" calcext:value-type="float">
            <text:p>1885.77124</text:p>
          </table:table-cell>
          <table:table-cell office:value-type="float" office:value="1800.779297" calcext:value-type="float">
            <text:p>1800.779297</text:p>
          </table:table-cell>
          <table:table-cell office:value-type="float" office:value="1895.714844" calcext:value-type="float">
            <text:p>1895.714844</text:p>
          </table:table-cell>
          <table:table-cell table:number-columns-repeated="13"/>
        </table:table-row>
        <table:table-row table:style-name="ro1">
          <table:table-cell office:value-type="float" office:value="295.6" calcext:value-type="float">
            <text:p>295.6</text:p>
          </table:table-cell>
          <table:table-cell office:value-type="float" office:value="1793.334106" calcext:value-type="float">
            <text:p>1793.334106</text:p>
          </table:table-cell>
          <table:table-cell office:value-type="float" office:value="1903.626709" calcext:value-type="float">
            <text:p>1903.626709</text:p>
          </table:table-cell>
          <table:table-cell office:value-type="float" office:value="1796.324341" calcext:value-type="float">
            <text:p>1796.324341</text:p>
          </table:table-cell>
          <table:table-cell office:value-type="float" office:value="1910.938965" calcext:value-type="float">
            <text:p>1910.938965</text:p>
          </table:table-cell>
          <table:table-cell table:number-columns-repeated="13"/>
        </table:table-row>
        <table:table-row table:style-name="ro1">
          <table:table-cell office:value-type="float" office:value="295.8" calcext:value-type="float">
            <text:p>295.8</text:p>
          </table:table-cell>
          <table:table-cell office:value-type="float" office:value="1797.992676" calcext:value-type="float">
            <text:p>1797.992676</text:p>
          </table:table-cell>
          <table:table-cell office:value-type="float" office:value="1910.590088" calcext:value-type="float">
            <text:p>1910.590088</text:p>
          </table:table-cell>
          <table:table-cell office:value-type="float" office:value="1799.834595" calcext:value-type="float">
            <text:p>1799.834595</text:p>
          </table:table-cell>
          <table:table-cell office:value-type="float" office:value="1917.962524" calcext:value-type="float">
            <text:p>1917.962524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804.992188" calcext:value-type="float">
            <text:p>1804.992188</text:p>
          </table:table-cell>
          <table:table-cell office:value-type="float" office:value="1893.098267" calcext:value-type="float">
            <text:p>1893.098267</text:p>
          </table:table-cell>
          <table:table-cell office:value-type="float" office:value="1806.015869" calcext:value-type="float">
            <text:p>1806.015869</text:p>
          </table:table-cell>
          <table:table-cell office:value-type="float" office:value="1900.523804" calcext:value-type="float">
            <text:p>1900.523804</text:p>
          </table:table-cell>
          <table:table-cell table:number-columns-repeated="13"/>
        </table:table-row>
        <table:table-row table:style-name="ro1">
          <table:table-cell office:value-type="float" office:value="296.2" calcext:value-type="float">
            <text:p>296.2</text:p>
          </table:table-cell>
          <table:table-cell office:value-type="float" office:value="1798.54541" calcext:value-type="float">
            <text:p>1798.54541</text:p>
          </table:table-cell>
          <table:table-cell office:value-type="float" office:value="1907.453613" calcext:value-type="float">
            <text:p>1907.453613</text:p>
          </table:table-cell>
          <table:table-cell office:value-type="float" office:value="1800.095215" calcext:value-type="float">
            <text:p>1800.095215</text:p>
          </table:table-cell>
          <table:table-cell office:value-type="float" office:value="1915.766357" calcext:value-type="float">
            <text:p>1915.766357</text:p>
          </table:table-cell>
          <table:table-cell table:number-columns-repeated="13"/>
        </table:table-row>
        <table:table-row table:style-name="ro1">
          <table:table-cell office:value-type="float" office:value="296.4" calcext:value-type="float">
            <text:p>296.4</text:p>
          </table:table-cell>
          <table:table-cell office:value-type="float" office:value="1799.948242" calcext:value-type="float">
            <text:p>1799.948242</text:p>
          </table:table-cell>
          <table:table-cell office:value-type="float" office:value="1910.531494" calcext:value-type="float">
            <text:p>1910.531494</text:p>
          </table:table-cell>
          <table:table-cell office:value-type="float" office:value="1800.066895" calcext:value-type="float">
            <text:p>1800.066895</text:p>
          </table:table-cell>
          <table:table-cell office:value-type="float" office:value="1918.498047" calcext:value-type="float">
            <text:p>1918.498047</text:p>
          </table:table-cell>
          <table:table-cell table:number-columns-repeated="13"/>
        </table:table-row>
        <table:table-row table:style-name="ro1">
          <table:table-cell office:value-type="float" office:value="296.6" calcext:value-type="float">
            <text:p>296.6</text:p>
          </table:table-cell>
          <table:table-cell office:value-type="float" office:value="1811.366821" calcext:value-type="float">
            <text:p>1811.366821</text:p>
          </table:table-cell>
          <table:table-cell office:value-type="float" office:value="1899.548828" calcext:value-type="float">
            <text:p>1899.548828</text:p>
          </table:table-cell>
          <table:table-cell office:value-type="float" office:value="1808.794434" calcext:value-type="float">
            <text:p>1808.794434</text:p>
          </table:table-cell>
          <table:table-cell office:value-type="float" office:value="1911.017822" calcext:value-type="float">
            <text:p>1911.017822</text:p>
          </table:table-cell>
          <table:table-cell table:number-columns-repeated="13"/>
        </table:table-row>
        <table:table-row table:style-name="ro1">
          <table:table-cell office:value-type="float" office:value="296.8" calcext:value-type="float">
            <text:p>296.8</text:p>
          </table:table-cell>
          <table:table-cell office:value-type="float" office:value="1802.062256" calcext:value-type="float">
            <text:p>1802.062256</text:p>
          </table:table-cell>
          <table:table-cell office:value-type="float" office:value="1923.7229" calcext:value-type="float">
            <text:p>1923.7229</text:p>
          </table:table-cell>
          <table:table-cell office:value-type="float" office:value="1804.450684" calcext:value-type="float">
            <text:p>1804.450684</text:p>
          </table:table-cell>
          <table:table-cell office:value-type="float" office:value="1929.270874" calcext:value-type="float">
            <text:p>1929.270874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04.099243" calcext:value-type="float">
            <text:p>1804.099243</text:p>
          </table:table-cell>
          <table:table-cell office:value-type="float" office:value="1919.355713" calcext:value-type="float">
            <text:p>1919.355713</text:p>
          </table:table-cell>
          <table:table-cell office:value-type="float" office:value="1802.232056" calcext:value-type="float">
            <text:p>1802.232056</text:p>
          </table:table-cell>
          <table:table-cell office:value-type="float" office:value="1926.422363" calcext:value-type="float">
            <text:p>1926.422363</text:p>
          </table:table-cell>
          <table:table-cell table:number-columns-repeated="13"/>
        </table:table-row>
        <table:table-row table:style-name="ro1">
          <table:table-cell office:value-type="float" office:value="297.2" calcext:value-type="float">
            <text:p>297.2</text:p>
          </table:table-cell>
          <table:table-cell office:value-type="float" office:value="1813.170776" calcext:value-type="float">
            <text:p>1813.170776</text:p>
          </table:table-cell>
          <table:table-cell office:value-type="float" office:value="1909.445923" calcext:value-type="float">
            <text:p>1909.445923</text:p>
          </table:table-cell>
          <table:table-cell office:value-type="float" office:value="1813.091553" calcext:value-type="float">
            <text:p>1813.091553</text:p>
          </table:table-cell>
          <table:table-cell office:value-type="float" office:value="1922.611816" calcext:value-type="float">
            <text:p>1922.611816</text:p>
          </table:table-cell>
          <table:table-cell table:number-columns-repeated="13"/>
        </table:table-row>
        <table:table-row table:style-name="ro1">
          <table:table-cell office:value-type="float" office:value="297.4" calcext:value-type="float">
            <text:p>297.4</text:p>
          </table:table-cell>
          <table:table-cell office:value-type="float" office:value="1808.255859" calcext:value-type="float">
            <text:p>1808.255859</text:p>
          </table:table-cell>
          <table:table-cell office:value-type="float" office:value="1923.085938" calcext:value-type="float">
            <text:p>1923.085938</text:p>
          </table:table-cell>
          <table:table-cell office:value-type="float" office:value="1808.984131" calcext:value-type="float">
            <text:p>1808.984131</text:p>
          </table:table-cell>
          <table:table-cell office:value-type="float" office:value="1932.766724" calcext:value-type="float">
            <text:p>1932.766724</text:p>
          </table:table-cell>
          <table:table-cell table:number-columns-repeated="13"/>
        </table:table-row>
        <table:table-row table:style-name="ro1">
          <table:table-cell office:value-type="float" office:value="297.6" calcext:value-type="float">
            <text:p>297.6</text:p>
          </table:table-cell>
          <table:table-cell office:value-type="float" office:value="1807.548462" calcext:value-type="float">
            <text:p>1807.548462</text:p>
          </table:table-cell>
          <table:table-cell office:value-type="float" office:value="1919.714355" calcext:value-type="float">
            <text:p>1919.714355</text:p>
          </table:table-cell>
          <table:table-cell office:value-type="float" office:value="1809.951416" calcext:value-type="float">
            <text:p>1809.951416</text:p>
          </table:table-cell>
          <table:table-cell office:value-type="float" office:value="1923.908691" calcext:value-type="float">
            <text:p>1923.908691</text:p>
          </table:table-cell>
          <table:table-cell table:number-columns-repeated="13"/>
        </table:table-row>
        <table:table-row table:style-name="ro1">
          <table:table-cell office:value-type="float" office:value="297.8" calcext:value-type="float">
            <text:p>297.8</text:p>
          </table:table-cell>
          <table:table-cell office:value-type="float" office:value="1819.117798" calcext:value-type="float">
            <text:p>1819.117798</text:p>
          </table:table-cell>
          <table:table-cell office:value-type="float" office:value="1898.671143" calcext:value-type="float">
            <text:p>1898.671143</text:p>
          </table:table-cell>
          <table:table-cell office:value-type="float" office:value="1818.36145" calcext:value-type="float">
            <text:p>1818.36145</text:p>
          </table:table-cell>
          <table:table-cell office:value-type="float" office:value="1907.821167" calcext:value-type="float">
            <text:p>1907.821167</text:p>
          </table:table-cell>
          <table:table-cell table:number-columns-repeated="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10.313477" calcext:value-type="float">
            <text:p>1810.313477</text:p>
          </table:table-cell>
          <table:table-cell office:value-type="float" office:value="1924.124634" calcext:value-type="float">
            <text:p>1924.124634</text:p>
          </table:table-cell>
          <table:table-cell office:value-type="float" office:value="1815.06543" calcext:value-type="float">
            <text:p>1815.06543</text:p>
          </table:table-cell>
          <table:table-cell office:value-type="float" office:value="1933.709351" calcext:value-type="float">
            <text:p>1933.709351</text:p>
          </table:table-cell>
          <table:table-cell table:number-columns-repeated="13"/>
        </table:table-row>
        <table:table-row table:style-name="ro1">
          <table:table-cell office:value-type="float" office:value="298.2" calcext:value-type="float">
            <text:p>298.2</text:p>
          </table:table-cell>
          <table:table-cell office:value-type="float" office:value="1808.842651" calcext:value-type="float">
            <text:p>1808.842651</text:p>
          </table:table-cell>
          <table:table-cell office:value-type="float" office:value="1916.801025" calcext:value-type="float">
            <text:p>1916.801025</text:p>
          </table:table-cell>
          <table:table-cell office:value-type="float" office:value="1810.422363" calcext:value-type="float">
            <text:p>1810.422363</text:p>
          </table:table-cell>
          <table:table-cell office:value-type="float" office:value="1920.991699" calcext:value-type="float">
            <text:p>1920.991699</text:p>
          </table:table-cell>
          <table:table-cell table:number-columns-repeated="13"/>
        </table:table-row>
        <table:table-row table:style-name="ro1">
          <table:table-cell office:value-type="float" office:value="298.4" calcext:value-type="float">
            <text:p>298.4</text:p>
          </table:table-cell>
          <table:table-cell office:value-type="float" office:value="1816.09314" calcext:value-type="float">
            <text:p>1816.09314</text:p>
          </table:table-cell>
          <table:table-cell office:value-type="float" office:value="1920.704102" calcext:value-type="float">
            <text:p>1920.704102</text:p>
          </table:table-cell>
          <table:table-cell office:value-type="float" office:value="1817.826416" calcext:value-type="float">
            <text:p>1817.826416</text:p>
          </table:table-cell>
          <table:table-cell office:value-type="float" office:value="1926.639282" calcext:value-type="float">
            <text:p>1926.639282</text:p>
          </table:table-cell>
          <table:table-cell table:number-columns-repeated="13"/>
        </table:table-row>
        <table:table-row table:style-name="ro1">
          <table:table-cell office:value-type="float" office:value="298.6" calcext:value-type="float">
            <text:p>298.6</text:p>
          </table:table-cell>
          <table:table-cell office:value-type="float" office:value="1812.857178" calcext:value-type="float">
            <text:p>1812.857178</text:p>
          </table:table-cell>
          <table:table-cell office:value-type="float" office:value="1923.718506" calcext:value-type="float">
            <text:p>1923.718506</text:p>
          </table:table-cell>
          <table:table-cell office:value-type="float" office:value="1814.724365" calcext:value-type="float">
            <text:p>1814.724365</text:p>
          </table:table-cell>
          <table:table-cell office:value-type="float" office:value="1931.057129" calcext:value-type="float">
            <text:p>1931.057129</text:p>
          </table:table-cell>
          <table:table-cell table:number-columns-repeated="13"/>
        </table:table-row>
        <table:table-row table:style-name="ro1">
          <table:table-cell office:value-type="float" office:value="298.8" calcext:value-type="float">
            <text:p>298.8</text:p>
          </table:table-cell>
          <table:table-cell office:value-type="float" office:value="1810.703247" calcext:value-type="float">
            <text:p>1810.703247</text:p>
          </table:table-cell>
          <table:table-cell office:value-type="float" office:value="1934.505127" calcext:value-type="float">
            <text:p>1934.505127</text:p>
          </table:table-cell>
          <table:table-cell office:value-type="float" office:value="1812.083496" calcext:value-type="float">
            <text:p>1812.083496</text:p>
          </table:table-cell>
          <table:table-cell office:value-type="float" office:value="1940.841797" calcext:value-type="float">
            <text:p>1940.841797</text:p>
          </table:table-cell>
          <table:table-cell table:number-columns-repeated="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18.39978" calcext:value-type="float">
            <text:p>1818.39978</text:p>
          </table:table-cell>
          <table:table-cell office:value-type="float" office:value="1914.337769" calcext:value-type="float">
            <text:p>1914.337769</text:p>
          </table:table-cell>
          <table:table-cell office:value-type="float" office:value="1822.32666" calcext:value-type="float">
            <text:p>1822.32666</text:p>
          </table:table-cell>
          <table:table-cell office:value-type="float" office:value="1921.514526" calcext:value-type="float">
            <text:p>1921.514526</text:p>
          </table:table-cell>
          <table:table-cell table:number-columns-repeated="13"/>
        </table:table-row>
        <table:table-row table:style-name="ro1">
          <table:table-cell office:value-type="float" office:value="299.2" calcext:value-type="float">
            <text:p>299.2</text:p>
          </table:table-cell>
          <table:table-cell office:value-type="float" office:value="1810.921997" calcext:value-type="float">
            <text:p>1810.921997</text:p>
          </table:table-cell>
          <table:table-cell office:value-type="float" office:value="1928.676514" calcext:value-type="float">
            <text:p>1928.676514</text:p>
          </table:table-cell>
          <table:table-cell office:value-type="float" office:value="1815.231567" calcext:value-type="float">
            <text:p>1815.231567</text:p>
          </table:table-cell>
          <table:table-cell office:value-type="float" office:value="1933.401123" calcext:value-type="float">
            <text:p>1933.401123</text:p>
          </table:table-cell>
          <table:table-cell table:number-columns-repeated="13"/>
        </table:table-row>
        <table:table-row table:style-name="ro1">
          <table:table-cell office:value-type="float" office:value="299.4" calcext:value-type="float">
            <text:p>299.4</text:p>
          </table:table-cell>
          <table:table-cell office:value-type="float" office:value="1815.518433" calcext:value-type="float">
            <text:p>1815.518433</text:p>
          </table:table-cell>
          <table:table-cell office:value-type="float" office:value="1922.483887" calcext:value-type="float">
            <text:p>1922.483887</text:p>
          </table:table-cell>
          <table:table-cell office:value-type="float" office:value="1814.165283" calcext:value-type="float">
            <text:p>1814.165283</text:p>
          </table:table-cell>
          <table:table-cell office:value-type="float" office:value="1931.411621" calcext:value-type="float">
            <text:p>1931.411621</text:p>
          </table:table-cell>
          <table:table-cell table:number-columns-repeated="13"/>
        </table:table-row>
        <table:table-row table:style-name="ro1">
          <table:table-cell office:value-type="float" office:value="299.6" calcext:value-type="float">
            <text:p>299.6</text:p>
          </table:table-cell>
          <table:table-cell office:value-type="float" office:value="1823.963135" calcext:value-type="float">
            <text:p>1823.963135</text:p>
          </table:table-cell>
          <table:table-cell office:value-type="float" office:value="1912.461792" calcext:value-type="float">
            <text:p>1912.461792</text:p>
          </table:table-cell>
          <table:table-cell office:value-type="float" office:value="1824.940552" calcext:value-type="float">
            <text:p>1824.940552</text:p>
          </table:table-cell>
          <table:table-cell office:value-type="float" office:value="1917.39978" calcext:value-type="float">
            <text:p>1917.39978</text:p>
          </table:table-cell>
          <table:table-cell table:number-columns-repeated="13"/>
        </table:table-row>
        <table:table-row table:style-name="ro1">
          <table:table-cell office:value-type="float" office:value="299.8" calcext:value-type="float">
            <text:p>299.8</text:p>
          </table:table-cell>
          <table:table-cell office:value-type="float" office:value="1814.724609" calcext:value-type="float">
            <text:p>1814.724609</text:p>
          </table:table-cell>
          <table:table-cell office:value-type="float" office:value="1927.918945" calcext:value-type="float">
            <text:p>1927.918945</text:p>
          </table:table-cell>
          <table:table-cell office:value-type="float" office:value="1816.391113" calcext:value-type="float">
            <text:p>1816.391113</text:p>
          </table:table-cell>
          <table:table-cell office:value-type="float" office:value="1934.672974" calcext:value-type="float">
            <text:p>1934.672974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15.098267" calcext:value-type="float">
            <text:p>1815.098267</text:p>
          </table:table-cell>
          <table:table-cell office:value-type="float" office:value="1936.678223" calcext:value-type="float">
            <text:p>1936.678223</text:p>
          </table:table-cell>
          <table:table-cell office:value-type="float" office:value="1814.39856" calcext:value-type="float">
            <text:p>1814.39856</text:p>
          </table:table-cell>
          <table:table-cell office:value-type="float" office:value="1946.687744" calcext:value-type="float">
            <text:p>1946.687744</text:p>
          </table:table-cell>
          <table:table-cell table:number-columns-repeated="13"/>
        </table:table-row>
        <table:table-row table:style-name="ro1">
          <table:table-cell office:value-type="float" office:value="300.2" calcext:value-type="float">
            <text:p>300.2</text:p>
          </table:table-cell>
          <table:table-cell office:value-type="float" office:value="1823.817627" calcext:value-type="float">
            <text:p>1823.817627</text:p>
          </table:table-cell>
          <table:table-cell office:value-type="float" office:value="1919.37793" calcext:value-type="float">
            <text:p>1919.37793</text:p>
          </table:table-cell>
          <table:table-cell office:value-type="float" office:value="1824.219482" calcext:value-type="float">
            <text:p>1824.219482</text:p>
          </table:table-cell>
          <table:table-cell office:value-type="float" office:value="1929.691895" calcext:value-type="float">
            <text:p>1929.691895</text:p>
          </table:table-cell>
          <table:table-cell table:number-columns-repeated="13"/>
        </table:table-row>
        <table:table-row table:style-name="ro1">
          <table:table-cell office:value-type="float" office:value="300.4" calcext:value-type="float">
            <text:p>300.4</text:p>
          </table:table-cell>
          <table:table-cell office:value-type="float" office:value="1813.314209" calcext:value-type="float">
            <text:p>1813.314209</text:p>
          </table:table-cell>
          <table:table-cell office:value-type="float" office:value="1927.062744" calcext:value-type="float">
            <text:p>1927.062744</text:p>
          </table:table-cell>
          <table:table-cell office:value-type="float" office:value="1815.144775" calcext:value-type="float">
            <text:p>1815.144775</text:p>
          </table:table-cell>
          <table:table-cell office:value-type="float" office:value="1934.006592" calcext:value-type="float">
            <text:p>1934.006592</text:p>
          </table:table-cell>
          <table:table-cell table:number-columns-repeated="13"/>
        </table:table-row>
        <table:table-row table:style-name="ro1">
          <table:table-cell office:value-type="float" office:value="300.6" calcext:value-type="float">
            <text:p>300.6</text:p>
          </table:table-cell>
          <table:table-cell office:value-type="float" office:value="1817.768433" calcext:value-type="float">
            <text:p>1817.768433</text:p>
          </table:table-cell>
          <table:table-cell office:value-type="float" office:value="1921.611084" calcext:value-type="float">
            <text:p>1921.611084</text:p>
          </table:table-cell>
          <table:table-cell office:value-type="float" office:value="1818.640259" calcext:value-type="float">
            <text:p>1818.640259</text:p>
          </table:table-cell>
          <table:table-cell office:value-type="float" office:value="1929.147217" calcext:value-type="float">
            <text:p>1929.147217</text:p>
          </table:table-cell>
          <table:table-cell table:number-columns-repeated="13"/>
        </table:table-row>
        <table:table-row table:style-name="ro1">
          <table:table-cell office:value-type="float" office:value="300.8" calcext:value-type="float">
            <text:p>300.8</text:p>
          </table:table-cell>
          <table:table-cell office:value-type="float" office:value="1821.925171" calcext:value-type="float">
            <text:p>1821.925171</text:p>
          </table:table-cell>
          <table:table-cell office:value-type="float" office:value="1925.754395" calcext:value-type="float">
            <text:p>1925.754395</text:p>
          </table:table-cell>
          <table:table-cell office:value-type="float" office:value="1821.930176" calcext:value-type="float">
            <text:p>1821.930176</text:p>
          </table:table-cell>
          <table:table-cell office:value-type="float" office:value="1935.703491" calcext:value-type="float">
            <text:p>1935.703491</text:p>
          </table:table-cell>
          <table:table-cell table:number-columns-repeated="1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819.53833" calcext:value-type="float">
            <text:p>1819.53833</text:p>
          </table:table-cell>
          <table:table-cell office:value-type="float" office:value="1926.691528" calcext:value-type="float">
            <text:p>1926.691528</text:p>
          </table:table-cell>
          <table:table-cell office:value-type="float" office:value="1820.368164" calcext:value-type="float">
            <text:p>1820.368164</text:p>
          </table:table-cell>
          <table:table-cell office:value-type="float" office:value="1935.234497" calcext:value-type="float">
            <text:p>1935.234497</text:p>
          </table:table-cell>
          <table:table-cell table:number-columns-repeated="13"/>
        </table:table-row>
        <table:table-row table:style-name="ro1">
          <table:table-cell office:value-type="float" office:value="301.2" calcext:value-type="float">
            <text:p>301.2</text:p>
          </table:table-cell>
          <table:table-cell office:value-type="float" office:value="1817.345947" calcext:value-type="float">
            <text:p>1817.345947</text:p>
          </table:table-cell>
          <table:table-cell office:value-type="float" office:value="1940.21875" calcext:value-type="float">
            <text:p>1940.21875</text:p>
          </table:table-cell>
          <table:table-cell office:value-type="float" office:value="1820.153809" calcext:value-type="float">
            <text:p>1820.153809</text:p>
          </table:table-cell>
          <table:table-cell office:value-type="float" office:value="1943.879761" calcext:value-type="float">
            <text:p>1943.879761</text:p>
          </table:table-cell>
          <table:table-cell table:number-columns-repeated="13"/>
        </table:table-row>
        <table:table-row table:style-name="ro1">
          <table:table-cell office:value-type="float" office:value="301.4" calcext:value-type="float">
            <text:p>301.4</text:p>
          </table:table-cell>
          <table:table-cell office:value-type="float" office:value="1825.010254" calcext:value-type="float">
            <text:p>1825.010254</text:p>
          </table:table-cell>
          <table:table-cell office:value-type="float" office:value="1925.407837" calcext:value-type="float">
            <text:p>1925.407837</text:p>
          </table:table-cell>
          <table:table-cell office:value-type="float" office:value="1824.255615" calcext:value-type="float">
            <text:p>1824.255615</text:p>
          </table:table-cell>
          <table:table-cell office:value-type="float" office:value="1933.974243" calcext:value-type="float">
            <text:p>1933.974243</text:p>
          </table:table-cell>
          <table:table-cell table:number-columns-repeated="13"/>
        </table:table-row>
        <table:table-row table:style-name="ro1">
          <table:table-cell office:value-type="float" office:value="301.6" calcext:value-type="float">
            <text:p>301.6</text:p>
          </table:table-cell>
          <table:table-cell office:value-type="float" office:value="1819.622925" calcext:value-type="float">
            <text:p>1819.622925</text:p>
          </table:table-cell>
          <table:table-cell office:value-type="float" office:value="1946.490845" calcext:value-type="float">
            <text:p>1946.490845</text:p>
          </table:table-cell>
          <table:table-cell office:value-type="float" office:value="1822.246948" calcext:value-type="float">
            <text:p>1822.246948</text:p>
          </table:table-cell>
          <table:table-cell office:value-type="float" office:value="1955.071777" calcext:value-type="float">
            <text:p>1955.071777</text:p>
          </table:table-cell>
          <table:table-cell table:number-columns-repeated="13"/>
        </table:table-row>
        <table:table-row table:style-name="ro1">
          <table:table-cell office:value-type="float" office:value="301.8" calcext:value-type="float">
            <text:p>301.8</text:p>
          </table:table-cell>
          <table:table-cell office:value-type="float" office:value="1814.997803" calcext:value-type="float">
            <text:p>1814.997803</text:p>
          </table:table-cell>
          <table:table-cell office:value-type="float" office:value="1938.605957" calcext:value-type="float">
            <text:p>1938.605957</text:p>
          </table:table-cell>
          <table:table-cell office:value-type="float" office:value="1819.64624" calcext:value-type="float">
            <text:p>1819.64624</text:p>
          </table:table-cell>
          <table:table-cell office:value-type="float" office:value="1943.110107" calcext:value-type="float">
            <text:p>1943.110107</text:p>
          </table:table-cell>
          <table:table-cell table:number-columns-repeated="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31.399536" calcext:value-type="float">
            <text:p>1831.399536</text:p>
          </table:table-cell>
          <table:table-cell office:value-type="float" office:value="1926.004639" calcext:value-type="float">
            <text:p>1926.004639</text:p>
          </table:table-cell>
          <table:table-cell office:value-type="float" office:value="1830.183838" calcext:value-type="float">
            <text:p>1830.183838</text:p>
          </table:table-cell>
          <table:table-cell office:value-type="float" office:value="1937.709961" calcext:value-type="float">
            <text:p>1937.709961</text:p>
          </table:table-cell>
          <table:table-cell table:number-columns-repeated="13"/>
        </table:table-row>
        <table:table-row table:style-name="ro1">
          <table:table-cell office:value-type="float" office:value="302.2" calcext:value-type="float">
            <text:p>302.2</text:p>
          </table:table-cell>
          <table:table-cell office:value-type="float" office:value="1822.244263" calcext:value-type="float">
            <text:p>1822.244263</text:p>
          </table:table-cell>
          <table:table-cell office:value-type="float" office:value="1938.060913" calcext:value-type="float">
            <text:p>1938.060913</text:p>
          </table:table-cell>
          <table:table-cell office:value-type="float" office:value="1823.910156" calcext:value-type="float">
            <text:p>1823.910156</text:p>
          </table:table-cell>
          <table:table-cell office:value-type="float" office:value="1947.04248" calcext:value-type="float">
            <text:p>1947.04248</text:p>
          </table:table-cell>
          <table:table-cell table:number-columns-repeated="13"/>
        </table:table-row>
        <table:table-row table:style-name="ro1">
          <table:table-cell office:value-type="float" office:value="302.4" calcext:value-type="float">
            <text:p>302.4</text:p>
          </table:table-cell>
          <table:table-cell office:value-type="float" office:value="1815.952637" calcext:value-type="float">
            <text:p>1815.952637</text:p>
          </table:table-cell>
          <table:table-cell office:value-type="float" office:value="1948.381104" calcext:value-type="float">
            <text:p>1948.381104</text:p>
          </table:table-cell>
          <table:table-cell office:value-type="float" office:value="1819.974854" calcext:value-type="float">
            <text:p>1819.974854</text:p>
          </table:table-cell>
          <table:table-cell office:value-type="float" office:value="1953.808105" calcext:value-type="float">
            <text:p>1953.808105</text:p>
          </table:table-cell>
          <table:table-cell table:number-columns-repeated="13"/>
        </table:table-row>
        <table:table-row table:style-name="ro1">
          <table:table-cell office:value-type="float" office:value="302.6" calcext:value-type="float">
            <text:p>302.6</text:p>
          </table:table-cell>
          <table:table-cell office:value-type="float" office:value="1835.93457" calcext:value-type="float">
            <text:p>1835.93457</text:p>
          </table:table-cell>
          <table:table-cell office:value-type="float" office:value="1924.400269" calcext:value-type="float">
            <text:p>1924.400269</text:p>
          </table:table-cell>
          <table:table-cell office:value-type="float" office:value="1836.265259" calcext:value-type="float">
            <text:p>1836.265259</text:p>
          </table:table-cell>
          <table:table-cell office:value-type="float" office:value="1933.817383" calcext:value-type="float">
            <text:p>1933.817383</text:p>
          </table:table-cell>
          <table:table-cell table:number-columns-repeated="13"/>
        </table:table-row>
        <table:table-row table:style-name="ro1">
          <table:table-cell office:value-type="float" office:value="302.8" calcext:value-type="float">
            <text:p>302.8</text:p>
          </table:table-cell>
          <table:table-cell office:value-type="float" office:value="1820.599365" calcext:value-type="float">
            <text:p>1820.599365</text:p>
          </table:table-cell>
          <table:table-cell office:value-type="float" office:value="1942.056885" calcext:value-type="float">
            <text:p>1942.056885</text:p>
          </table:table-cell>
          <table:table-cell office:value-type="float" office:value="1824.913574" calcext:value-type="float">
            <text:p>1824.913574</text:p>
          </table:table-cell>
          <table:table-cell office:value-type="float" office:value="1949.651733" calcext:value-type="float">
            <text:p>1949.651733</text:p>
          </table:table-cell>
          <table:table-cell table:number-columns-repeated="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821.087769" calcext:value-type="float">
            <text:p>1821.087769</text:p>
          </table:table-cell>
          <table:table-cell office:value-type="float" office:value="1948.447021" calcext:value-type="float">
            <text:p>1948.447021</text:p>
          </table:table-cell>
          <table:table-cell office:value-type="float" office:value="1820.516724" calcext:value-type="float">
            <text:p>1820.516724</text:p>
          </table:table-cell>
          <table:table-cell office:value-type="float" office:value="1955.095215" calcext:value-type="float">
            <text:p>1955.095215</text:p>
          </table:table-cell>
          <table:table-cell table:number-columns-repeated="13"/>
        </table:table-row>
        <table:table-row table:style-name="ro1">
          <table:table-cell office:value-type="float" office:value="303.2" calcext:value-type="float">
            <text:p>303.2</text:p>
          </table:table-cell>
          <table:table-cell office:value-type="float" office:value="1834.638062" calcext:value-type="float">
            <text:p>1834.638062</text:p>
          </table:table-cell>
          <table:table-cell office:value-type="float" office:value="1926.75293" calcext:value-type="float">
            <text:p>1926.75293</text:p>
          </table:table-cell>
          <table:table-cell office:value-type="float" office:value="1834.265747" calcext:value-type="float">
            <text:p>1834.265747</text:p>
          </table:table-cell>
          <table:table-cell office:value-type="float" office:value="1937.269775" calcext:value-type="float">
            <text:p>1937.269775</text:p>
          </table:table-cell>
          <table:table-cell table:number-columns-repeated="13"/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1821.657959" calcext:value-type="float">
            <text:p>1821.657959</text:p>
          </table:table-cell>
          <table:table-cell office:value-type="float" office:value="1950.553955" calcext:value-type="float">
            <text:p>1950.553955</text:p>
          </table:table-cell>
          <table:table-cell office:value-type="float" office:value="1825.69397" calcext:value-type="float">
            <text:p>1825.69397</text:p>
          </table:table-cell>
          <table:table-cell office:value-type="float" office:value="1959.519165" calcext:value-type="float">
            <text:p>1959.519165</text:p>
          </table:table-cell>
          <table:table-cell table:number-columns-repeated="13"/>
        </table:table-row>
        <table:table-row table:style-name="ro1">
          <table:table-cell office:value-type="float" office:value="303.6" calcext:value-type="float">
            <text:p>303.6</text:p>
          </table:table-cell>
          <table:table-cell office:value-type="float" office:value="1819.623535" calcext:value-type="float">
            <text:p>1819.623535</text:p>
          </table:table-cell>
          <table:table-cell office:value-type="float" office:value="1950.056152" calcext:value-type="float">
            <text:p>1950.056152</text:p>
          </table:table-cell>
          <table:table-cell office:value-type="float" office:value="1824.025757" calcext:value-type="float">
            <text:p>1824.025757</text:p>
          </table:table-cell>
          <table:table-cell office:value-type="float" office:value="1956.326904" calcext:value-type="float">
            <text:p>1956.326904</text:p>
          </table:table-cell>
          <table:table-cell table:number-columns-repeated="13"/>
        </table:table-row>
        <table:table-row table:style-name="ro1">
          <table:table-cell office:value-type="float" office:value="303.8" calcext:value-type="float">
            <text:p>303.8</text:p>
          </table:table-cell>
          <table:table-cell office:value-type="float" office:value="1839.851074" calcext:value-type="float">
            <text:p>1839.851074</text:p>
          </table:table-cell>
          <table:table-cell office:value-type="float" office:value="1925.266357" calcext:value-type="float">
            <text:p>1925.266357</text:p>
          </table:table-cell>
          <table:table-cell office:value-type="float" office:value="1836.482178" calcext:value-type="float">
            <text:p>1836.482178</text:p>
          </table:table-cell>
          <table:table-cell office:value-type="float" office:value="1937.877197" calcext:value-type="float">
            <text:p>1937.877197</text:p>
          </table:table-cell>
          <table:table-cell table:number-columns-repeated="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27.593506" calcext:value-type="float">
            <text:p>1827.593506</text:p>
          </table:table-cell>
          <table:table-cell office:value-type="float" office:value="1955.032227" calcext:value-type="float">
            <text:p>1955.032227</text:p>
          </table:table-cell>
          <table:table-cell office:value-type="float" office:value="1831.260986" calcext:value-type="float">
            <text:p>1831.260986</text:p>
          </table:table-cell>
          <table:table-cell office:value-type="float" office:value="1965.545654" calcext:value-type="float">
            <text:p>1965.545654</text:p>
          </table:table-cell>
          <table:table-cell table:number-columns-repeated="13"/>
        </table:table-row>
        <table:table-row table:style-name="ro1">
          <table:table-cell office:value-type="float" office:value="304.2" calcext:value-type="float">
            <text:p>304.2</text:p>
          </table:table-cell>
          <table:table-cell office:value-type="float" office:value="1816.621094" calcext:value-type="float">
            <text:p>1816.621094</text:p>
          </table:table-cell>
          <table:table-cell office:value-type="float" office:value="1948.140381" calcext:value-type="float">
            <text:p>1948.140381</text:p>
          </table:table-cell>
          <table:table-cell office:value-type="float" office:value="1820.993286" calcext:value-type="float">
            <text:p>1820.993286</text:p>
          </table:table-cell>
          <table:table-cell office:value-type="float" office:value="1952.70752" calcext:value-type="float">
            <text:p>1952.70752</text:p>
          </table:table-cell>
          <table:table-cell table:number-columns-repeated="13"/>
        </table:table-row>
        <table:table-row table:style-name="ro1">
          <table:table-cell office:value-type="float" office:value="304.4" calcext:value-type="float">
            <text:p>304.4</text:p>
          </table:table-cell>
          <table:table-cell office:value-type="float" office:value="1839.014648" calcext:value-type="float">
            <text:p>1839.014648</text:p>
          </table:table-cell>
          <table:table-cell office:value-type="float" office:value="1912.880737" calcext:value-type="float">
            <text:p>1912.880737</text:p>
          </table:table-cell>
          <table:table-cell office:value-type="float" office:value="1838.829956" calcext:value-type="float">
            <text:p>1838.829956</text:p>
          </table:table-cell>
          <table:table-cell office:value-type="float" office:value="1924.0896" calcext:value-type="float">
            <text:p>1924.0896</text:p>
          </table:table-cell>
          <table:table-cell table:number-columns-repeated="13"/>
        </table:table-row>
        <table:table-row table:style-name="ro1">
          <table:table-cell office:value-type="float" office:value="304.6" calcext:value-type="float">
            <text:p>304.6</text:p>
          </table:table-cell>
          <table:table-cell office:value-type="float" office:value="1823.677002" calcext:value-type="float">
            <text:p>1823.677002</text:p>
          </table:table-cell>
          <table:table-cell office:value-type="float" office:value="1950.38208" calcext:value-type="float">
            <text:p>1950.38208</text:p>
          </table:table-cell>
          <table:table-cell office:value-type="float" office:value="1829.314453" calcext:value-type="float">
            <text:p>1829.314453</text:p>
          </table:table-cell>
          <table:table-cell office:value-type="float" office:value="1956.182007" calcext:value-type="float">
            <text:p>1956.182007</text:p>
          </table:table-cell>
          <table:table-cell table:number-columns-repeated="13"/>
        </table:table-row>
        <table:table-row table:style-name="ro1">
          <table:table-cell office:value-type="float" office:value="304.8" calcext:value-type="float">
            <text:p>304.8</text:p>
          </table:table-cell>
          <table:table-cell office:value-type="float" office:value="1809.862305" calcext:value-type="float">
            <text:p>1809.862305</text:p>
          </table:table-cell>
          <table:table-cell office:value-type="float" office:value="1916.268555" calcext:value-type="float">
            <text:p>1916.268555</text:p>
          </table:table-cell>
          <table:table-cell office:value-type="float" office:value="1805.104004" calcext:value-type="float">
            <text:p>1805.104004</text:p>
          </table:table-cell>
          <table:table-cell office:value-type="float" office:value="1920.387817" calcext:value-type="float">
            <text:p>1920.387817</text:p>
          </table:table-cell>
          <table:table-cell table:number-columns-repeated="1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94.285034" calcext:value-type="float">
            <text:p>1794.285034</text:p>
          </table:table-cell>
          <table:table-cell office:value-type="float" office:value="1889.04541" calcext:value-type="float">
            <text:p>1889.04541</text:p>
          </table:table-cell>
          <table:table-cell office:value-type="float" office:value="1797.049194" calcext:value-type="float">
            <text:p>1797.049194</text:p>
          </table:table-cell>
          <table:table-cell office:value-type="float" office:value="1892.234009" calcext:value-type="float">
            <text:p>1892.234009</text:p>
          </table:table-cell>
          <table:table-cell table:number-columns-repeated="13"/>
        </table:table-row>
        <table:table-row table:style-name="ro1">
          <table:table-cell office:value-type="float" office:value="305.2" calcext:value-type="float">
            <text:p>305.2</text:p>
          </table:table-cell>
          <table:table-cell office:value-type="float" office:value="1739.95874" calcext:value-type="float">
            <text:p>1739.95874</text:p>
          </table:table-cell>
          <table:table-cell office:value-type="float" office:value="1910.553467" calcext:value-type="float">
            <text:p>1910.553467</text:p>
          </table:table-cell>
          <table:table-cell office:value-type="float" office:value="1749.46228" calcext:value-type="float">
            <text:p>1749.46228</text:p>
          </table:table-cell>
          <table:table-cell office:value-type="float" office:value="1903.589478" calcext:value-type="float">
            <text:p>1903.589478</text:p>
          </table:table-cell>
          <table:table-cell table:number-columns-repeated="13"/>
        </table:table-row>
        <table:table-row table:style-name="ro1">
          <table:table-cell office:value-type="float" office:value="305.4" calcext:value-type="float">
            <text:p>305.4</text:p>
          </table:table-cell>
          <table:table-cell office:value-type="float" office:value="1734.057739" calcext:value-type="float">
            <text:p>1734.057739</text:p>
          </table:table-cell>
          <table:table-cell office:value-type="float" office:value="1848.416748" calcext:value-type="float">
            <text:p>1848.416748</text:p>
          </table:table-cell>
          <table:table-cell office:value-type="float" office:value="1729.144775" calcext:value-type="float">
            <text:p>1729.144775</text:p>
          </table:table-cell>
          <table:table-cell office:value-type="float" office:value="1847.295288" calcext:value-type="float">
            <text:p>1847.295288</text:p>
          </table:table-cell>
          <table:table-cell table:number-columns-repeated="13"/>
        </table:table-row>
        <table:table-row table:style-name="ro1">
          <table:table-cell office:value-type="float" office:value="305.6" calcext:value-type="float">
            <text:p>305.6</text:p>
          </table:table-cell>
          <table:table-cell office:value-type="float" office:value="1728.932373" calcext:value-type="float">
            <text:p>1728.932373</text:p>
          </table:table-cell>
          <table:table-cell office:value-type="float" office:value="1819.593628" calcext:value-type="float">
            <text:p>1819.593628</text:p>
          </table:table-cell>
          <table:table-cell office:value-type="float" office:value="1729.856079" calcext:value-type="float">
            <text:p>1729.856079</text:p>
          </table:table-cell>
          <table:table-cell office:value-type="float" office:value="1826.049072" calcext:value-type="float">
            <text:p>1826.049072</text:p>
          </table:table-cell>
          <table:table-cell table:number-columns-repeated="13"/>
        </table:table-row>
        <table:table-row table:style-name="ro1">
          <table:table-cell office:value-type="float" office:value="305.8" calcext:value-type="float">
            <text:p>305.8</text:p>
          </table:table-cell>
          <table:table-cell office:value-type="float" office:value="1687.727417" calcext:value-type="float">
            <text:p>1687.727417</text:p>
          </table:table-cell>
          <table:table-cell office:value-type="float" office:value="1830.638672" calcext:value-type="float">
            <text:p>1830.638672</text:p>
          </table:table-cell>
          <table:table-cell office:value-type="float" office:value="1689.675903" calcext:value-type="float">
            <text:p>1689.675903</text:p>
          </table:table-cell>
          <table:table-cell office:value-type="float" office:value="1829.020264" calcext:value-type="float">
            <text:p>1829.020264</text:p>
          </table:table-cell>
          <table:table-cell table:number-columns-repeated="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78.140625" calcext:value-type="float">
            <text:p>1678.140625</text:p>
          </table:table-cell>
          <table:table-cell office:value-type="float" office:value="1786.846436" calcext:value-type="float">
            <text:p>1786.846436</text:p>
          </table:table-cell>
          <table:table-cell office:value-type="float" office:value="1676.29248" calcext:value-type="float">
            <text:p>1676.29248</text:p>
          </table:table-cell>
          <table:table-cell office:value-type="float" office:value="1785.263184" calcext:value-type="float">
            <text:p>1785.263184</text:p>
          </table:table-cell>
          <table:table-cell table:number-columns-repeated="13"/>
        </table:table-row>
        <table:table-row table:style-name="ro1">
          <table:table-cell office:value-type="float" office:value="306.2" calcext:value-type="float">
            <text:p>306.2</text:p>
          </table:table-cell>
          <table:table-cell office:value-type="float" office:value="1677.156372" calcext:value-type="float">
            <text:p>1677.156372</text:p>
          </table:table-cell>
          <table:table-cell office:value-type="float" office:value="1765.30957" calcext:value-type="float">
            <text:p>1765.30957</text:p>
          </table:table-cell>
          <table:table-cell office:value-type="float" office:value="1670.306396" calcext:value-type="float">
            <text:p>1670.306396</text:p>
          </table:table-cell>
          <table:table-cell office:value-type="float" office:value="1776.519165" calcext:value-type="float">
            <text:p>1776.519165</text:p>
          </table:table-cell>
          <table:table-cell table:number-columns-repeated="13"/>
        </table:table-row>
        <table:table-row table:style-name="ro1">
          <table:table-cell office:value-type="float" office:value="306.4" calcext:value-type="float">
            <text:p>306.4</text:p>
          </table:table-cell>
          <table:table-cell office:value-type="float" office:value="1646.070557" calcext:value-type="float">
            <text:p>1646.070557</text:p>
          </table:table-cell>
          <table:table-cell office:value-type="float" office:value="1758.644165" calcext:value-type="float">
            <text:p>1758.644165</text:p>
          </table:table-cell>
          <table:table-cell office:value-type="float" office:value="1654.019287" calcext:value-type="float">
            <text:p>1654.019287</text:p>
          </table:table-cell>
          <table:table-cell office:value-type="float" office:value="1764.481812" calcext:value-type="float">
            <text:p>1764.481812</text:p>
          </table:table-cell>
          <table:table-cell table:number-columns-repeated="13"/>
        </table:table-row>
        <table:table-row table:style-name="ro1">
          <table:table-cell office:value-type="float" office:value="306.6" calcext:value-type="float">
            <text:p>306.6</text:p>
          </table:table-cell>
          <table:table-cell office:value-type="float" office:value="1648.74353" calcext:value-type="float">
            <text:p>1648.74353</text:p>
          </table:table-cell>
          <table:table-cell office:value-type="float" office:value="1739.702637" calcext:value-type="float">
            <text:p>1739.702637</text:p>
          </table:table-cell>
          <table:table-cell office:value-type="float" office:value="1652.401001" calcext:value-type="float">
            <text:p>1652.401001</text:p>
          </table:table-cell>
          <table:table-cell office:value-type="float" office:value="1732.86853" calcext:value-type="float">
            <text:p>1732.86853</text:p>
          </table:table-cell>
          <table:table-cell table:number-columns-repeated="13"/>
        </table:table-row>
        <table:table-row table:style-name="ro1">
          <table:table-cell office:value-type="float" office:value="306.8" calcext:value-type="float">
            <text:p>306.8</text:p>
          </table:table-cell>
          <table:table-cell office:value-type="float" office:value="1636.484985" calcext:value-type="float">
            <text:p>1636.484985</text:p>
          </table:table-cell>
          <table:table-cell office:value-type="float" office:value="1728.048096" calcext:value-type="float">
            <text:p>1728.048096</text:p>
          </table:table-cell>
          <table:table-cell office:value-type="float" office:value="1639.618774" calcext:value-type="float">
            <text:p>1639.618774</text:p>
          </table:table-cell>
          <table:table-cell office:value-type="float" office:value="1727.481689" calcext:value-type="float">
            <text:p>1727.481689</text:p>
          </table:table-cell>
          <table:table-cell table:number-columns-repeated="1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34.648926" calcext:value-type="float">
            <text:p>1634.648926</text:p>
          </table:table-cell>
          <table:table-cell office:value-type="float" office:value="1711.967896" calcext:value-type="float">
            <text:p>1711.967896</text:p>
          </table:table-cell>
          <table:table-cell office:value-type="float" office:value="1634.982788" calcext:value-type="float">
            <text:p>1634.982788</text:p>
          </table:table-cell>
          <table:table-cell office:value-type="float" office:value="1711.914673" calcext:value-type="float">
            <text:p>1711.914673</text:p>
          </table:table-cell>
          <table:table-cell table:number-columns-repeated="13"/>
        </table:table-row>
        <table:table-row table:style-name="ro1">
          <table:table-cell office:value-type="float" office:value="307.2" calcext:value-type="float">
            <text:p>307.2</text:p>
          </table:table-cell>
          <table:table-cell office:value-type="float" office:value="1627.849609" calcext:value-type="float">
            <text:p>1627.849609</text:p>
          </table:table-cell>
          <table:table-cell office:value-type="float" office:value="1701.864136" calcext:value-type="float">
            <text:p>1701.864136</text:p>
          </table:table-cell>
          <table:table-cell office:value-type="float" office:value="1625.878174" calcext:value-type="float">
            <text:p>1625.878174</text:p>
          </table:table-cell>
          <table:table-cell office:value-type="float" office:value="1697.60376" calcext:value-type="float">
            <text:p>1697.60376</text:p>
          </table:table-cell>
          <table:table-cell table:number-columns-repeated="13"/>
        </table:table-row>
        <table:table-row table:style-name="ro1">
          <table:table-cell office:value-type="float" office:value="307.4" calcext:value-type="float">
            <text:p>307.4</text:p>
          </table:table-cell>
          <table:table-cell office:value-type="float" office:value="1623.276367" calcext:value-type="float">
            <text:p>1623.276367</text:p>
          </table:table-cell>
          <table:table-cell office:value-type="float" office:value="1687.422974" calcext:value-type="float">
            <text:p>1687.422974</text:p>
          </table:table-cell>
          <table:table-cell office:value-type="float" office:value="1620.018799" calcext:value-type="float">
            <text:p>1620.018799</text:p>
          </table:table-cell>
          <table:table-cell office:value-type="float" office:value="1692.245605" calcext:value-type="float">
            <text:p>1692.245605</text:p>
          </table:table-cell>
          <table:table-cell table:number-columns-repeated="13"/>
        </table:table-row>
        <table:table-row table:style-name="ro1">
          <table:table-cell office:value-type="float" office:value="307.6" calcext:value-type="float">
            <text:p>307.6</text:p>
          </table:table-cell>
          <table:table-cell office:value-type="float" office:value="1612.246094" calcext:value-type="float">
            <text:p>1612.246094</text:p>
          </table:table-cell>
          <table:table-cell office:value-type="float" office:value="1676.106079" calcext:value-type="float">
            <text:p>1676.106079</text:p>
          </table:table-cell>
          <table:table-cell office:value-type="float" office:value="1618.59375" calcext:value-type="float">
            <text:p>1618.59375</text:p>
          </table:table-cell>
          <table:table-cell office:value-type="float" office:value="1681.859985" calcext:value-type="float">
            <text:p>1681.859985</text:p>
          </table:table-cell>
          <table:table-cell table:number-columns-repeated="13"/>
        </table:table-row>
        <table:table-row table:style-name="ro1">
          <table:table-cell office:value-type="float" office:value="307.8" calcext:value-type="float">
            <text:p>307.8</text:p>
          </table:table-cell>
          <table:table-cell office:value-type="float" office:value="1607.94873" calcext:value-type="float">
            <text:p>1607.94873</text:p>
          </table:table-cell>
          <table:table-cell office:value-type="float" office:value="1674.273193" calcext:value-type="float">
            <text:p>1674.273193</text:p>
          </table:table-cell>
          <table:table-cell office:value-type="float" office:value="1615.374634" calcext:value-type="float">
            <text:p>1615.374634</text:p>
          </table:table-cell>
          <table:table-cell office:value-type="float" office:value="1668.759277" calcext:value-type="float">
            <text:p>1668.759277</text:p>
          </table:table-cell>
          <table:table-cell table:number-columns-repeated="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606.979614" calcext:value-type="float">
            <text:p>1606.979614</text:p>
          </table:table-cell>
          <table:table-cell office:value-type="float" office:value="1664.087158" calcext:value-type="float">
            <text:p>1664.087158</text:p>
          </table:table-cell>
          <table:table-cell office:value-type="float" office:value="1601.331909" calcext:value-type="float">
            <text:p>1601.331909</text:p>
          </table:table-cell>
          <table:table-cell office:value-type="float" office:value="1659.792114" calcext:value-type="float">
            <text:p>1659.792114</text:p>
          </table:table-cell>
          <table:table-cell table:number-columns-repeated="13"/>
        </table:table-row>
        <table:table-row table:style-name="ro1">
          <table:table-cell office:value-type="float" office:value="308.2" calcext:value-type="float">
            <text:p>308.2</text:p>
          </table:table-cell>
          <table:table-cell office:value-type="float" office:value="1602.421509" calcext:value-type="float">
            <text:p>1602.421509</text:p>
          </table:table-cell>
          <table:table-cell office:value-type="float" office:value="1654.14978" calcext:value-type="float">
            <text:p>1654.14978</text:p>
          </table:table-cell>
          <table:table-cell office:value-type="float" office:value="1597.22229" calcext:value-type="float">
            <text:p>1597.22229</text:p>
          </table:table-cell>
          <table:table-cell office:value-type="float" office:value="1658.606445" calcext:value-type="float">
            <text:p>1658.606445</text:p>
          </table:table-cell>
          <table:table-cell table:number-columns-repeated="13"/>
        </table:table-row>
        <table:table-row table:style-name="ro1">
          <table:table-cell office:value-type="float" office:value="308.4" calcext:value-type="float">
            <text:p>308.4</text:p>
          </table:table-cell>
          <table:table-cell office:value-type="float" office:value="1592.147339" calcext:value-type="float">
            <text:p>1592.147339</text:p>
          </table:table-cell>
          <table:table-cell office:value-type="float" office:value="1647.178467" calcext:value-type="float">
            <text:p>1647.178467</text:p>
          </table:table-cell>
          <table:table-cell office:value-type="float" office:value="1598.18103" calcext:value-type="float">
            <text:p>1598.18103</text:p>
          </table:table-cell>
          <table:table-cell office:value-type="float" office:value="1646.179565" calcext:value-type="float">
            <text:p>1646.179565</text:p>
          </table:table-cell>
          <table:table-cell table:number-columns-repeated="13"/>
        </table:table-row>
        <table:table-row table:style-name="ro1">
          <table:table-cell office:value-type="float" office:value="308.6" calcext:value-type="float">
            <text:p>308.6</text:p>
          </table:table-cell>
          <table:table-cell office:value-type="float" office:value="1590.713013" calcext:value-type="float">
            <text:p>1590.713013</text:p>
          </table:table-cell>
          <table:table-cell office:value-type="float" office:value="1647.127686" calcext:value-type="float">
            <text:p>1647.127686</text:p>
          </table:table-cell>
          <table:table-cell office:value-type="float" office:value="1593.965088" calcext:value-type="float">
            <text:p>1593.965088</text:p>
          </table:table-cell>
          <table:table-cell office:value-type="float" office:value="1642.946167" calcext:value-type="float">
            <text:p>1642.946167</text:p>
          </table:table-cell>
          <table:table-cell table:number-columns-repeated="13"/>
        </table:table-row>
        <table:table-row table:style-name="ro1">
          <table:table-cell office:value-type="float" office:value="308.8" calcext:value-type="float">
            <text:p>308.8</text:p>
          </table:table-cell>
          <table:table-cell office:value-type="float" office:value="1590.026367" calcext:value-type="float">
            <text:p>1590.026367</text:p>
          </table:table-cell>
          <table:table-cell office:value-type="float" office:value="1633.200073" calcext:value-type="float">
            <text:p>1633.200073</text:p>
          </table:table-cell>
          <table:table-cell office:value-type="float" office:value="1591.660034" calcext:value-type="float">
            <text:p>1591.660034</text:p>
          </table:table-cell>
          <table:table-cell office:value-type="float" office:value="1630.819214" calcext:value-type="float">
            <text:p>1630.819214</text:p>
          </table:table-cell>
          <table:table-cell table:number-columns-repeated="1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83.81897" calcext:value-type="float">
            <text:p>1583.81897</text:p>
          </table:table-cell>
          <table:table-cell office:value-type="float" office:value="1630.665283" calcext:value-type="float">
            <text:p>1630.665283</text:p>
          </table:table-cell>
          <table:table-cell office:value-type="float" office:value="1586.933838" calcext:value-type="float">
            <text:p>1586.933838</text:p>
          </table:table-cell>
          <table:table-cell office:value-type="float" office:value="1631.182861" calcext:value-type="float">
            <text:p>1631.182861</text:p>
          </table:table-cell>
          <table:table-cell table:number-columns-repeated="13"/>
        </table:table-row>
        <table:table-row table:style-name="ro1">
          <table:table-cell office:value-type="float" office:value="309.2" calcext:value-type="float">
            <text:p>309.2</text:p>
          </table:table-cell>
          <table:table-cell office:value-type="float" office:value="1587.540649" calcext:value-type="float">
            <text:p>1587.540649</text:p>
          </table:table-cell>
          <table:table-cell office:value-type="float" office:value="1620.071533" calcext:value-type="float">
            <text:p>1620.071533</text:p>
          </table:table-cell>
          <table:table-cell office:value-type="float" office:value="1584.53186" calcext:value-type="float">
            <text:p>1584.53186</text:p>
          </table:table-cell>
          <table:table-cell office:value-type="float" office:value="1625.259644" calcext:value-type="float">
            <text:p>1625.259644</text:p>
          </table:table-cell>
          <table:table-cell table:number-columns-repeated="13"/>
        </table:table-row>
        <table:table-row table:style-name="ro1">
          <table:table-cell office:value-type="float" office:value="309.4" calcext:value-type="float">
            <text:p>309.4</text:p>
          </table:table-cell>
          <table:table-cell office:value-type="float" office:value="1582.424438" calcext:value-type="float">
            <text:p>1582.424438</text:p>
          </table:table-cell>
          <table:table-cell office:value-type="float" office:value="1620.243286" calcext:value-type="float">
            <text:p>1620.243286</text:p>
          </table:table-cell>
          <table:table-cell office:value-type="float" office:value="1586.851685" calcext:value-type="float">
            <text:p>1586.851685</text:p>
          </table:table-cell>
          <table:table-cell office:value-type="float" office:value="1616.87146" calcext:value-type="float">
            <text:p>1616.87146</text:p>
          </table:table-cell>
          <table:table-cell table:number-columns-repeated="13"/>
        </table:table-row>
        <table:table-row table:style-name="ro1">
          <table:table-cell office:value-type="float" office:value="309.6" calcext:value-type="float">
            <text:p>309.6</text:p>
          </table:table-cell>
          <table:table-cell office:value-type="float" office:value="1581.68103" calcext:value-type="float">
            <text:p>1581.68103</text:p>
          </table:table-cell>
          <table:table-cell office:value-type="float" office:value="1613.411987" calcext:value-type="float">
            <text:p>1613.411987</text:p>
          </table:table-cell>
          <table:table-cell office:value-type="float" office:value="1579.440796" calcext:value-type="float">
            <text:p>1579.440796</text:p>
          </table:table-cell>
          <table:table-cell office:value-type="float" office:value="1617.107422" calcext:value-type="float">
            <text:p>1617.107422</text:p>
          </table:table-cell>
          <table:table-cell table:number-columns-repeated="13"/>
        </table:table-row>
        <table:table-row table:style-name="ro1">
          <table:table-cell office:value-type="float" office:value="309.8" calcext:value-type="float">
            <text:p>309.8</text:p>
          </table:table-cell>
          <table:table-cell office:value-type="float" office:value="1582.135132" calcext:value-type="float">
            <text:p>1582.135132</text:p>
          </table:table-cell>
          <table:table-cell office:value-type="float" office:value="1606.235352" calcext:value-type="float">
            <text:p>1606.235352</text:p>
          </table:table-cell>
          <table:table-cell office:value-type="float" office:value="1581.038452" calcext:value-type="float">
            <text:p>1581.038452</text:p>
          </table:table-cell>
          <table:table-cell office:value-type="float" office:value="1607.204224" calcext:value-type="float">
            <text:p>1607.204224</text:p>
          </table:table-cell>
          <table:table-cell table:number-columns-repeated="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74.338867" calcext:value-type="float">
            <text:p>1574.338867</text:p>
          </table:table-cell>
          <table:table-cell office:value-type="float" office:value="1610.119507" calcext:value-type="float">
            <text:p>1610.119507</text:p>
          </table:table-cell>
          <table:table-cell office:value-type="float" office:value="1579.998047" calcext:value-type="float">
            <text:p>1579.998047</text:p>
          </table:table-cell>
          <table:table-cell office:value-type="float" office:value="1604.771973" calcext:value-type="float">
            <text:p>1604.771973</text:p>
          </table:table-cell>
          <table:table-cell table:number-columns-repeated="13"/>
        </table:table-row>
        <table:table-row table:style-name="ro1">
          <table:table-cell office:value-type="float" office:value="310.2" calcext:value-type="float">
            <text:p>310.2</text:p>
          </table:table-cell>
          <table:table-cell office:value-type="float" office:value="1574.57312" calcext:value-type="float">
            <text:p>1574.57312</text:p>
          </table:table-cell>
          <table:table-cell office:value-type="float" office:value="1604.196289" calcext:value-type="float">
            <text:p>1604.196289</text:p>
          </table:table-cell>
          <table:table-cell office:value-type="float" office:value="1577.458252" calcext:value-type="float">
            <text:p>1577.458252</text:p>
          </table:table-cell>
          <table:table-cell office:value-type="float" office:value="1600.250122" calcext:value-type="float">
            <text:p>1600.250122</text:p>
          </table:table-cell>
          <table:table-cell table:number-columns-repeated="13"/>
        </table:table-row>
        <table:table-row table:style-name="ro1">
          <table:table-cell office:value-type="float" office:value="310.4" calcext:value-type="float">
            <text:p>310.4</text:p>
          </table:table-cell>
          <table:table-cell office:value-type="float" office:value="1572.840698" calcext:value-type="float">
            <text:p>1572.840698</text:p>
          </table:table-cell>
          <table:table-cell office:value-type="float" office:value="1600.712402" calcext:value-type="float">
            <text:p>1600.712402</text:p>
          </table:table-cell>
          <table:table-cell office:value-type="float" office:value="1571.627441" calcext:value-type="float">
            <text:p>1571.627441</text:p>
          </table:table-cell>
          <table:table-cell office:value-type="float" office:value="1602.200928" calcext:value-type="float">
            <text:p>1602.200928</text:p>
          </table:table-cell>
          <table:table-cell table:number-columns-repeated="13"/>
        </table:table-row>
        <table:table-row table:style-name="ro1">
          <table:table-cell office:value-type="float" office:value="310.6" calcext:value-type="float">
            <text:p>310.6</text:p>
          </table:table-cell>
          <table:table-cell office:value-type="float" office:value="1574.018066" calcext:value-type="float">
            <text:p>1574.018066</text:p>
          </table:table-cell>
          <table:table-cell office:value-type="float" office:value="1596.039307" calcext:value-type="float">
            <text:p>1596.039307</text:p>
          </table:table-cell>
          <table:table-cell office:value-type="float" office:value="1573.03479" calcext:value-type="float">
            <text:p>1573.03479</text:p>
          </table:table-cell>
          <table:table-cell office:value-type="float" office:value="1599.335205" calcext:value-type="float">
            <text:p>1599.335205</text:p>
          </table:table-cell>
          <table:table-cell table:number-columns-repeated="13"/>
        </table:table-row>
        <table:table-row table:style-name="ro1">
          <table:table-cell office:value-type="float" office:value="310.8" calcext:value-type="float">
            <text:p>310.8</text:p>
          </table:table-cell>
          <table:table-cell office:value-type="float" office:value="1573.056641" calcext:value-type="float">
            <text:p>1573.056641</text:p>
          </table:table-cell>
          <table:table-cell office:value-type="float" office:value="1594.592041" calcext:value-type="float">
            <text:p>1594.592041</text:p>
          </table:table-cell>
          <table:table-cell office:value-type="float" office:value="1575.367554" calcext:value-type="float">
            <text:p>1575.367554</text:p>
          </table:table-cell>
          <table:table-cell office:value-type="float" office:value="1590.558105" calcext:value-type="float">
            <text:p>1590.558105</text:p>
          </table:table-cell>
          <table:table-cell table:number-columns-repeated="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72.482056" calcext:value-type="float">
            <text:p>1572.482056</text:p>
          </table:table-cell>
          <table:table-cell office:value-type="float" office:value="1594.875854" calcext:value-type="float">
            <text:p>1594.875854</text:p>
          </table:table-cell>
          <table:table-cell office:value-type="float" office:value="1571.192993" calcext:value-type="float">
            <text:p>1571.192993</text:p>
          </table:table-cell>
          <table:table-cell office:value-type="float" office:value="1595.447266" calcext:value-type="float">
            <text:p>1595.447266</text:p>
          </table:table-cell>
          <table:table-cell table:number-columns-repeated="13"/>
        </table:table-row>
        <table:table-row table:style-name="ro1">
          <table:table-cell office:value-type="float" office:value="311.2" calcext:value-type="float">
            <text:p>311.2</text:p>
          </table:table-cell>
          <table:table-cell office:value-type="float" office:value="1576.539673" calcext:value-type="float">
            <text:p>1576.539673</text:p>
          </table:table-cell>
          <table:table-cell office:value-type="float" office:value="1601.252441" calcext:value-type="float">
            <text:p>1601.252441</text:p>
          </table:table-cell>
          <table:table-cell office:value-type="float" office:value="1566.232178" calcext:value-type="float">
            <text:p>1566.232178</text:p>
          </table:table-cell>
          <table:table-cell office:value-type="float" office:value="1583.601807" calcext:value-type="float">
            <text:p>1583.601807</text:p>
          </table:table-cell>
          <table:table-cell table:number-columns-repeated="13"/>
        </table:table-row>
        <table:table-row table:style-name="ro1">
          <table:table-cell office:value-type="float" office:value="311.4" calcext:value-type="float">
            <text:p>311.4</text:p>
          </table:table-cell>
          <table:table-cell office:value-type="float" office:value="1559.835938" calcext:value-type="float">
            <text:p>1559.835938</text:p>
          </table:table-cell>
          <table:table-cell office:value-type="float" office:value="1572.657227" calcext:value-type="float">
            <text:p>1572.657227</text:p>
          </table:table-cell>
          <table:table-cell office:value-type="float" office:value="1458.592896" calcext:value-type="float">
            <text:p>1458.592896</text:p>
          </table:table-cell>
          <table:table-cell office:value-type="float" office:value="1494.587402" calcext:value-type="float">
            <text:p>1494.587402</text:p>
          </table:table-cell>
          <table:table-cell table:number-columns-repeated="13"/>
        </table:table-row>
        <table:table-row table:style-name="ro1">
          <table:table-cell office:value-type="float" office:value="311.6" calcext:value-type="float">
            <text:p>311.6</text:p>
          </table:table-cell>
          <table:table-cell office:value-type="float" office:value="1508.249146" calcext:value-type="float">
            <text:p>1508.249146</text:p>
          </table:table-cell>
          <table:table-cell office:value-type="float" office:value="1558.758667" calcext:value-type="float">
            <text:p>1558.758667</text:p>
          </table:table-cell>
          <table:table-cell office:value-type="float" office:value="1455.152344" calcext:value-type="float">
            <text:p>1455.152344</text:p>
          </table:table-cell>
          <table:table-cell office:value-type="float" office:value="1419.195801" calcext:value-type="float">
            <text:p>1419.195801</text:p>
          </table:table-cell>
          <table:table-cell table:number-columns-repeated="13"/>
        </table:table-row>
        <table:table-row table:style-name="ro1">
          <table:table-cell office:value-type="float" office:value="311.8" calcext:value-type="float">
            <text:p>311.8</text:p>
          </table:table-cell>
          <table:table-cell office:value-type="float" office:value="1568.915039" calcext:value-type="float">
            <text:p>1568.915039</text:p>
          </table:table-cell>
          <table:table-cell office:value-type="float" office:value="1592.28833" calcext:value-type="float">
            <text:p>1592.28833</text:p>
          </table:table-cell>
          <table:table-cell office:value-type="float" office:value="1483.587158" calcext:value-type="float">
            <text:p>1483.587158</text:p>
          </table:table-cell>
          <table:table-cell office:value-type="float" office:value="1505.966187" calcext:value-type="float">
            <text:p>1505.966187</text:p>
          </table:table-cell>
          <table:table-cell table:number-columns-repeated="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12.224731" calcext:value-type="float">
            <text:p>1612.224731</text:p>
          </table:table-cell>
          <table:table-cell office:value-type="float" office:value="1633.42688" calcext:value-type="float">
            <text:p>1633.42688</text:p>
          </table:table-cell>
          <table:table-cell office:value-type="float" office:value="1531.745361" calcext:value-type="float">
            <text:p>1531.745361</text:p>
          </table:table-cell>
          <table:table-cell office:value-type="float" office:value="1562.112305" calcext:value-type="float">
            <text:p>1562.112305</text:p>
          </table:table-cell>
          <table:table-cell table:number-columns-repeated="13"/>
        </table:table-row>
        <table:table-row table:style-name="ro1">
          <table:table-cell office:value-type="float" office:value="312.2" calcext:value-type="float">
            <text:p>312.2</text:p>
          </table:table-cell>
          <table:table-cell office:value-type="float" office:value="1572.879883" calcext:value-type="float">
            <text:p>1572.879883</text:p>
          </table:table-cell>
          <table:table-cell office:value-type="float" office:value="1586.652222" calcext:value-type="float">
            <text:p>1586.652222</text:p>
          </table:table-cell>
          <table:table-cell office:value-type="float" office:value="1576.131714" calcext:value-type="float">
            <text:p>1576.131714</text:p>
          </table:table-cell>
          <table:table-cell office:value-type="float" office:value="1591.145874" calcext:value-type="float">
            <text:p>1591.145874</text:p>
          </table:table-cell>
          <table:table-cell table:number-columns-repeated="13"/>
        </table:table-row>
        <table:table-row table:style-name="ro1">
          <table:table-cell office:value-type="float" office:value="312.4" calcext:value-type="float">
            <text:p>312.4</text:p>
          </table:table-cell>
          <table:table-cell office:value-type="float" office:value="1577.610352" calcext:value-type="float">
            <text:p>1577.610352</text:p>
          </table:table-cell>
          <table:table-cell office:value-type="float" office:value="1577.721191" calcext:value-type="float">
            <text:p>1577.721191</text:p>
          </table:table-cell>
          <table:table-cell office:value-type="float" office:value="1582.361572" calcext:value-type="float">
            <text:p>1582.361572</text:p>
          </table:table-cell>
          <table:table-cell office:value-type="float" office:value="1590.757324" calcext:value-type="float">
            <text:p>1590.757324</text:p>
          </table:table-cell>
          <table:table-cell table:number-columns-repeated="13"/>
        </table:table-row>
        <table:table-row table:style-name="ro1">
          <table:table-cell office:value-type="float" office:value="312.6" calcext:value-type="float">
            <text:p>312.6</text:p>
          </table:table-cell>
          <table:table-cell office:value-type="float" office:value="1579.019287" calcext:value-type="float">
            <text:p>1579.019287</text:p>
          </table:table-cell>
          <table:table-cell office:value-type="float" office:value="1579.804077" calcext:value-type="float">
            <text:p>1579.804077</text:p>
          </table:table-cell>
          <table:table-cell office:value-type="float" office:value="1578.161621" calcext:value-type="float">
            <text:p>1578.161621</text:p>
          </table:table-cell>
          <table:table-cell office:value-type="float" office:value="1595.165894" calcext:value-type="float">
            <text:p>1595.165894</text:p>
          </table:table-cell>
          <table:table-cell table:number-columns-repeated="13"/>
        </table:table-row>
        <table:table-row table:style-name="ro1">
          <table:table-cell office:value-type="float" office:value="312.8" calcext:value-type="float">
            <text:p>312.8</text:p>
          </table:table-cell>
          <table:table-cell office:value-type="float" office:value="1575.841553" calcext:value-type="float">
            <text:p>1575.841553</text:p>
          </table:table-cell>
          <table:table-cell office:value-type="float" office:value="1587.254272" calcext:value-type="float">
            <text:p>1587.254272</text:p>
          </table:table-cell>
          <table:table-cell office:value-type="float" office:value="1575.630493" calcext:value-type="float">
            <text:p>1575.630493</text:p>
          </table:table-cell>
          <table:table-cell office:value-type="float" office:value="1594.053101" calcext:value-type="float">
            <text:p>1594.053101</text:p>
          </table:table-cell>
          <table:table-cell table:number-columns-repeated="1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77.914673" calcext:value-type="float">
            <text:p>1577.914673</text:p>
          </table:table-cell>
          <table:table-cell office:value-type="float" office:value="1583.082886" calcext:value-type="float">
            <text:p>1583.082886</text:p>
          </table:table-cell>
          <table:table-cell office:value-type="float" office:value="1578.856323" calcext:value-type="float">
            <text:p>1578.856323</text:p>
          </table:table-cell>
          <table:table-cell office:value-type="float" office:value="1585.935425" calcext:value-type="float">
            <text:p>1585.935425</text:p>
          </table:table-cell>
          <table:table-cell table:number-columns-repeated="13"/>
        </table:table-row>
        <table:table-row table:style-name="ro1">
          <table:table-cell office:value-type="float" office:value="313.2" calcext:value-type="float">
            <text:p>313.2</text:p>
          </table:table-cell>
          <table:table-cell office:value-type="float" office:value="1583.767822" calcext:value-type="float">
            <text:p>1583.767822</text:p>
          </table:table-cell>
          <table:table-cell office:value-type="float" office:value="1582.995117" calcext:value-type="float">
            <text:p>1582.995117</text:p>
          </table:table-cell>
          <table:table-cell office:value-type="float" office:value="1576.867676" calcext:value-type="float">
            <text:p>1576.867676</text:p>
          </table:table-cell>
          <table:table-cell office:value-type="float" office:value="1589.254639" calcext:value-type="float">
            <text:p>1589.254639</text:p>
          </table:table-cell>
          <table:table-cell table:number-columns-repeated="13"/>
        </table:table-row>
        <table:table-row table:style-name="ro1">
          <table:table-cell office:value-type="float" office:value="313.4" calcext:value-type="float">
            <text:p>313.4</text:p>
          </table:table-cell>
          <table:table-cell office:value-type="float" office:value="1580.3479" calcext:value-type="float">
            <text:p>1580.3479</text:p>
          </table:table-cell>
          <table:table-cell office:value-type="float" office:value="1581.575928" calcext:value-type="float">
            <text:p>1581.575928</text:p>
          </table:table-cell>
          <table:table-cell office:value-type="float" office:value="1572.953125" calcext:value-type="float">
            <text:p>1572.953125</text:p>
          </table:table-cell>
          <table:table-cell office:value-type="float" office:value="1590.386108" calcext:value-type="float">
            <text:p>1590.386108</text:p>
          </table:table-cell>
          <table:table-cell table:number-columns-repeated="13"/>
        </table:table-row>
        <table:table-row table:style-name="ro1">
          <table:table-cell office:value-type="float" office:value="313.6" calcext:value-type="float">
            <text:p>313.6</text:p>
          </table:table-cell>
          <table:table-cell office:value-type="float" office:value="1577.017456" calcext:value-type="float">
            <text:p>1577.017456</text:p>
          </table:table-cell>
          <table:table-cell office:value-type="float" office:value="1575.950928" calcext:value-type="float">
            <text:p>1575.950928</text:p>
          </table:table-cell>
          <table:table-cell office:value-type="float" office:value="1570.240356" calcext:value-type="float">
            <text:p>1570.240356</text:p>
          </table:table-cell>
          <table:table-cell office:value-type="float" office:value="1583.275269" calcext:value-type="float">
            <text:p>1583.275269</text:p>
          </table:table-cell>
          <table:table-cell table:number-columns-repeated="13"/>
        </table:table-row>
        <table:table-row table:style-name="ro1">
          <table:table-cell office:value-type="float" office:value="313.8" calcext:value-type="float">
            <text:p>313.8</text:p>
          </table:table-cell>
          <table:table-cell office:value-type="float" office:value="1580.743408" calcext:value-type="float">
            <text:p>1580.743408</text:p>
          </table:table-cell>
          <table:table-cell office:value-type="float" office:value="1583.791504" calcext:value-type="float">
            <text:p>1583.791504</text:p>
          </table:table-cell>
          <table:table-cell office:value-type="float" office:value="1575.605591" calcext:value-type="float">
            <text:p>1575.605591</text:p>
          </table:table-cell>
          <table:table-cell office:value-type="float" office:value="1586.856567" calcext:value-type="float">
            <text:p>1586.856567</text:p>
          </table:table-cell>
          <table:table-cell table:number-columns-repeated="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70.54126" calcext:value-type="float">
            <text:p>1570.54126</text:p>
          </table:table-cell>
          <table:table-cell office:value-type="float" office:value="1584.175049" calcext:value-type="float">
            <text:p>1584.175049</text:p>
          </table:table-cell>
          <table:table-cell office:value-type="float" office:value="1565.286377" calcext:value-type="float">
            <text:p>1565.286377</text:p>
          </table:table-cell>
          <table:table-cell office:value-type="float" office:value="1593.09314" calcext:value-type="float">
            <text:p>1593.09314</text:p>
          </table:table-cell>
          <table:table-cell table:number-columns-repeated="13"/>
        </table:table-row>
        <table:table-row table:style-name="ro1">
          <table:table-cell office:value-type="float" office:value="314.2" calcext:value-type="float">
            <text:p>314.2</text:p>
          </table:table-cell>
          <table:table-cell office:value-type="float" office:value="1577.466431" calcext:value-type="float">
            <text:p>1577.466431</text:p>
          </table:table-cell>
          <table:table-cell office:value-type="float" office:value="1584.226929" calcext:value-type="float">
            <text:p>1584.226929</text:p>
          </table:table-cell>
          <table:table-cell office:value-type="float" office:value="1583.297363" calcext:value-type="float">
            <text:p>1583.297363</text:p>
          </table:table-cell>
          <table:table-cell office:value-type="float" office:value="1579.964478" calcext:value-type="float">
            <text:p>1579.964478</text:p>
          </table:table-cell>
          <table:table-cell table:number-columns-repeated="13"/>
        </table:table-row>
        <table:table-row table:style-name="ro1">
          <table:table-cell office:value-type="float" office:value="314.4" calcext:value-type="float">
            <text:p>314.4</text:p>
          </table:table-cell>
          <table:table-cell office:value-type="float" office:value="1591.877197" calcext:value-type="float">
            <text:p>1591.877197</text:p>
          </table:table-cell>
          <table:table-cell office:value-type="float" office:value="1572.674683" calcext:value-type="float">
            <text:p>1572.674683</text:p>
          </table:table-cell>
          <table:table-cell office:value-type="float" office:value="1598.73584" calcext:value-type="float">
            <text:p>1598.73584</text:p>
          </table:table-cell>
          <table:table-cell office:value-type="float" office:value="1560.979004" calcext:value-type="float">
            <text:p>1560.979004</text:p>
          </table:table-cell>
          <table:table-cell table:number-columns-repeated="13"/>
        </table:table-row>
        <table:table-row table:style-name="ro1">
          <table:table-cell office:value-type="float" office:value="314.6" calcext:value-type="float">
            <text:p>314.6</text:p>
          </table:table-cell>
          <table:table-cell office:value-type="float" office:value="1576.544556" calcext:value-type="float">
            <text:p>1576.544556</text:p>
          </table:table-cell>
          <table:table-cell office:value-type="float" office:value="1586.975464" calcext:value-type="float">
            <text:p>1586.975464</text:p>
          </table:table-cell>
          <table:table-cell office:value-type="float" office:value="1567.838135" calcext:value-type="float">
            <text:p>1567.838135</text:p>
          </table:table-cell>
          <table:table-cell office:value-type="float" office:value="1592.537231" calcext:value-type="float">
            <text:p>1592.537231</text:p>
          </table:table-cell>
          <table:table-cell table:number-columns-repeated="13"/>
        </table:table-row>
        <table:table-row table:style-name="ro1">
          <table:table-cell office:value-type="float" office:value="314.8" calcext:value-type="float">
            <text:p>314.8</text:p>
          </table:table-cell>
          <table:table-cell office:value-type="float" office:value="1572.911987" calcext:value-type="float">
            <text:p>1572.911987</text:p>
          </table:table-cell>
          <table:table-cell office:value-type="float" office:value="1591.133423" calcext:value-type="float">
            <text:p>1591.133423</text:p>
          </table:table-cell>
          <table:table-cell office:value-type="float" office:value="1569.902344" calcext:value-type="float">
            <text:p>1569.902344</text:p>
          </table:table-cell>
          <table:table-cell office:value-type="float" office:value="1594.84375" calcext:value-type="float">
            <text:p>1594.84375</text:p>
          </table:table-cell>
          <table:table-cell table:number-columns-repeated="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75.80896" calcext:value-type="float">
            <text:p>1575.80896</text:p>
          </table:table-cell>
          <table:table-cell office:value-type="float" office:value="1575.806152" calcext:value-type="float">
            <text:p>1575.806152</text:p>
          </table:table-cell>
          <table:table-cell office:value-type="float" office:value="1572.400757" calcext:value-type="float">
            <text:p>1572.400757</text:p>
          </table:table-cell>
          <table:table-cell office:value-type="float" office:value="1579.300903" calcext:value-type="float">
            <text:p>1579.300903</text:p>
          </table:table-cell>
          <table:table-cell table:number-columns-repeated="13"/>
        </table:table-row>
        <table:table-row table:style-name="ro1">
          <table:table-cell office:value-type="float" office:value="315.2" calcext:value-type="float">
            <text:p>315.2</text:p>
          </table:table-cell>
          <table:table-cell office:value-type="float" office:value="1575.276367" calcext:value-type="float">
            <text:p>1575.276367</text:p>
          </table:table-cell>
          <table:table-cell office:value-type="float" office:value="1583.122437" calcext:value-type="float">
            <text:p>1583.122437</text:p>
          </table:table-cell>
          <table:table-cell office:value-type="float" office:value="1573.406372" calcext:value-type="float">
            <text:p>1573.406372</text:p>
          </table:table-cell>
          <table:table-cell office:value-type="float" office:value="1581.837036" calcext:value-type="float">
            <text:p>1581.837036</text:p>
          </table:table-cell>
          <table:table-cell table:number-columns-repeated="13"/>
        </table:table-row>
        <table:table-row table:style-name="ro1">
          <table:table-cell office:value-type="float" office:value="315.4" calcext:value-type="float">
            <text:p>315.4</text:p>
          </table:table-cell>
          <table:table-cell office:value-type="float" office:value="1576.439819" calcext:value-type="float">
            <text:p>1576.439819</text:p>
          </table:table-cell>
          <table:table-cell office:value-type="float" office:value="1578.769287" calcext:value-type="float">
            <text:p>1578.769287</text:p>
          </table:table-cell>
          <table:table-cell office:value-type="float" office:value="1577.405273" calcext:value-type="float">
            <text:p>1577.405273</text:p>
          </table:table-cell>
          <table:table-cell office:value-type="float" office:value="1576.845947" calcext:value-type="float">
            <text:p>1576.845947</text:p>
          </table:table-cell>
          <table:table-cell table:number-columns-repeated="13"/>
        </table:table-row>
        <table:table-row table:style-name="ro1">
          <table:table-cell office:value-type="float" office:value="315.6" calcext:value-type="float">
            <text:p>315.6</text:p>
          </table:table-cell>
          <table:table-cell office:value-type="float" office:value="1575.026245" calcext:value-type="float">
            <text:p>1575.026245</text:p>
          </table:table-cell>
          <table:table-cell office:value-type="float" office:value="1580.476196" calcext:value-type="float">
            <text:p>1580.476196</text:p>
          </table:table-cell>
          <table:table-cell office:value-type="float" office:value="1573.162964" calcext:value-type="float">
            <text:p>1573.162964</text:p>
          </table:table-cell>
          <table:table-cell office:value-type="float" office:value="1582.777466" calcext:value-type="float">
            <text:p>1582.777466</text:p>
          </table:table-cell>
          <table:table-cell table:number-columns-repeated="13"/>
        </table:table-row>
        <table:table-row table:style-name="ro1">
          <table:table-cell office:value-type="float" office:value="315.8" calcext:value-type="float">
            <text:p>315.8</text:p>
          </table:table-cell>
          <table:table-cell office:value-type="float" office:value="1574.160645" calcext:value-type="float">
            <text:p>1574.160645</text:p>
          </table:table-cell>
          <table:table-cell office:value-type="float" office:value="1577.556641" calcext:value-type="float">
            <text:p>1577.556641</text:p>
          </table:table-cell>
          <table:table-cell office:value-type="float" office:value="1572.079834" calcext:value-type="float">
            <text:p>1572.079834</text:p>
          </table:table-cell>
          <table:table-cell office:value-type="float" office:value="1584.145996" calcext:value-type="float">
            <text:p>1584.145996</text:p>
          </table:table-cell>
          <table:table-cell table:number-columns-repeated="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72.315186" calcext:value-type="float">
            <text:p>1572.315186</text:p>
          </table:table-cell>
          <table:table-cell office:value-type="float" office:value="1580.355469" calcext:value-type="float">
            <text:p>1580.355469</text:p>
          </table:table-cell>
          <table:table-cell office:value-type="float" office:value="1573.180664" calcext:value-type="float">
            <text:p>1573.180664</text:p>
          </table:table-cell>
          <table:table-cell office:value-type="float" office:value="1576.983154" calcext:value-type="float">
            <text:p>1576.983154</text:p>
          </table:table-cell>
          <table:table-cell table:number-columns-repeated="13"/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1573.421509" calcext:value-type="float">
            <text:p>1573.421509</text:p>
          </table:table-cell>
          <table:table-cell office:value-type="float" office:value="1579.633911" calcext:value-type="float">
            <text:p>1579.633911</text:p>
          </table:table-cell>
          <table:table-cell office:value-type="float" office:value="1569.974731" calcext:value-type="float">
            <text:p>1569.974731</text:p>
          </table:table-cell>
          <table:table-cell office:value-type="float" office:value="1582.208862" calcext:value-type="float">
            <text:p>1582.208862</text:p>
          </table:table-cell>
          <table:table-cell table:number-columns-repeated="13"/>
        </table:table-row>
        <table:table-row table:style-name="ro1">
          <table:table-cell office:value-type="float" office:value="316.4" calcext:value-type="float">
            <text:p>316.4</text:p>
          </table:table-cell>
          <table:table-cell office:value-type="float" office:value="1573.89624" calcext:value-type="float">
            <text:p>1573.89624</text:p>
          </table:table-cell>
          <table:table-cell office:value-type="float" office:value="1574.399414" calcext:value-type="float">
            <text:p>1574.399414</text:p>
          </table:table-cell>
          <table:table-cell office:value-type="float" office:value="1576.060425" calcext:value-type="float">
            <text:p>1576.060425</text:p>
          </table:table-cell>
          <table:table-cell office:value-type="float" office:value="1574.678101" calcext:value-type="float">
            <text:p>1574.678101</text:p>
          </table:table-cell>
          <table:table-cell table:number-columns-repeated="13"/>
        </table:table-row>
        <table:table-row table:style-name="ro1">
          <table:table-cell office:value-type="float" office:value="316.6" calcext:value-type="float">
            <text:p>316.6</text:p>
          </table:table-cell>
          <table:table-cell office:value-type="float" office:value="1573.826416" calcext:value-type="float">
            <text:p>1573.826416</text:p>
          </table:table-cell>
          <table:table-cell office:value-type="float" office:value="1577.840698" calcext:value-type="float">
            <text:p>1577.840698</text:p>
          </table:table-cell>
          <table:table-cell office:value-type="float" office:value="1573.928345" calcext:value-type="float">
            <text:p>1573.928345</text:p>
          </table:table-cell>
          <table:table-cell office:value-type="float" office:value="1579.275757" calcext:value-type="float">
            <text:p>1579.275757</text:p>
          </table:table-cell>
          <table:table-cell table:number-columns-repeated="13"/>
        </table:table-row>
        <table:table-row table:style-name="ro1">
          <table:table-cell office:value-type="float" office:value="316.8" calcext:value-type="float">
            <text:p>316.8</text:p>
          </table:table-cell>
          <table:table-cell office:value-type="float" office:value="1576.617188" calcext:value-type="float">
            <text:p>1576.617188</text:p>
          </table:table-cell>
          <table:table-cell office:value-type="float" office:value="1574.712158" calcext:value-type="float">
            <text:p>1574.712158</text:p>
          </table:table-cell>
          <table:table-cell office:value-type="float" office:value="1573.193237" calcext:value-type="float">
            <text:p>1573.193237</text:p>
          </table:table-cell>
          <table:table-cell office:value-type="float" office:value="1576.454712" calcext:value-type="float">
            <text:p>1576.454712</text:p>
          </table:table-cell>
          <table:table-cell table:number-columns-repeated="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75.012451" calcext:value-type="float">
            <text:p>1575.012451</text:p>
          </table:table-cell>
          <table:table-cell office:value-type="float" office:value="1574.61084" calcext:value-type="float">
            <text:p>1574.61084</text:p>
          </table:table-cell>
          <table:table-cell office:value-type="float" office:value="1575.779663" calcext:value-type="float">
            <text:p>1575.779663</text:p>
          </table:table-cell>
          <table:table-cell office:value-type="float" office:value="1572.809448" calcext:value-type="float">
            <text:p>1572.809448</text:p>
          </table:table-cell>
          <table:table-cell table:number-columns-repeated="13"/>
        </table:table-row>
        <table:table-row table:style-name="ro1">
          <table:table-cell office:value-type="float" office:value="317.2" calcext:value-type="float">
            <text:p>317.2</text:p>
          </table:table-cell>
          <table:table-cell office:value-type="float" office:value="1576.592896" calcext:value-type="float">
            <text:p>1576.592896</text:p>
          </table:table-cell>
          <table:table-cell office:value-type="float" office:value="1577.315918" calcext:value-type="float">
            <text:p>1577.315918</text:p>
          </table:table-cell>
          <table:table-cell office:value-type="float" office:value="1576.498779" calcext:value-type="float">
            <text:p>1576.498779</text:p>
          </table:table-cell>
          <table:table-cell office:value-type="float" office:value="1577.113525" calcext:value-type="float">
            <text:p>1577.113525</text:p>
          </table:table-cell>
          <table:table-cell table:number-columns-repeated="13"/>
        </table:table-row>
        <table:table-row table:style-name="ro1">
          <table:table-cell office:value-type="float" office:value="317.4" calcext:value-type="float">
            <text:p>317.4</text:p>
          </table:table-cell>
          <table:table-cell office:value-type="float" office:value="1578.438599" calcext:value-type="float">
            <text:p>1578.438599</text:p>
          </table:table-cell>
          <table:table-cell office:value-type="float" office:value="1573.529907" calcext:value-type="float">
            <text:p>1573.529907</text:p>
          </table:table-cell>
          <table:table-cell office:value-type="float" office:value="1573.911865" calcext:value-type="float">
            <text:p>1573.911865</text:p>
          </table:table-cell>
          <table:table-cell office:value-type="float" office:value="1576.075928" calcext:value-type="float">
            <text:p>1576.075928</text:p>
          </table:table-cell>
          <table:table-cell table:number-columns-repeated="13"/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1577.20813" calcext:value-type="float">
            <text:p>1577.20813</text:p>
          </table:table-cell>
          <table:table-cell office:value-type="float" office:value="1574.105225" calcext:value-type="float">
            <text:p>1574.105225</text:p>
          </table:table-cell>
          <table:table-cell office:value-type="float" office:value="1576.791626" calcext:value-type="float">
            <text:p>1576.791626</text:p>
          </table:table-cell>
          <table:table-cell office:value-type="float" office:value="1574.409912" calcext:value-type="float">
            <text:p>1574.409912</text:p>
          </table:table-cell>
          <table:table-cell table:number-columns-repeated="13"/>
        </table:table-row>
        <table:table-row table:style-name="ro1">
          <table:table-cell office:value-type="float" office:value="317.8" calcext:value-type="float">
            <text:p>317.8</text:p>
          </table:table-cell>
          <table:table-cell office:value-type="float" office:value="1575.084961" calcext:value-type="float">
            <text:p>1575.084961</text:p>
          </table:table-cell>
          <table:table-cell office:value-type="float" office:value="1573.93457" calcext:value-type="float">
            <text:p>1573.93457</text:p>
          </table:table-cell>
          <table:table-cell office:value-type="float" office:value="1575.397339" calcext:value-type="float">
            <text:p>1575.397339</text:p>
          </table:table-cell>
          <table:table-cell office:value-type="float" office:value="1576.253906" calcext:value-type="float">
            <text:p>1576.253906</text:p>
          </table:table-cell>
          <table:table-cell table:number-columns-repeated="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76.284058" calcext:value-type="float">
            <text:p>1576.284058</text:p>
          </table:table-cell>
          <table:table-cell office:value-type="float" office:value="1576.657349" calcext:value-type="float">
            <text:p>1576.657349</text:p>
          </table:table-cell>
          <table:table-cell office:value-type="float" office:value="1574.622803" calcext:value-type="float">
            <text:p>1574.622803</text:p>
          </table:table-cell>
          <table:table-cell office:value-type="float" office:value="1577.854614" calcext:value-type="float">
            <text:p>1577.854614</text:p>
          </table:table-cell>
          <table:table-cell table:number-columns-repeated="13"/>
        </table:table-row>
        <table:table-row table:style-name="ro1">
          <table:table-cell office:value-type="float" office:value="318.2" calcext:value-type="float">
            <text:p>318.2</text:p>
          </table:table-cell>
          <table:table-cell office:value-type="float" office:value="1579.126587" calcext:value-type="float">
            <text:p>1579.126587</text:p>
          </table:table-cell>
          <table:table-cell office:value-type="float" office:value="1571.314087" calcext:value-type="float">
            <text:p>1571.314087</text:p>
          </table:table-cell>
          <table:table-cell office:value-type="float" office:value="1578.902832" calcext:value-type="float">
            <text:p>1578.902832</text:p>
          </table:table-cell>
          <table:table-cell office:value-type="float" office:value="1572.359131" calcext:value-type="float">
            <text:p>1572.359131</text:p>
          </table:table-cell>
          <table:table-cell table:number-columns-repeated="13"/>
        </table:table-row>
        <table:table-row table:style-name="ro1">
          <table:table-cell office:value-type="float" office:value="318.4" calcext:value-type="float">
            <text:p>318.4</text:p>
          </table:table-cell>
          <table:table-cell office:value-type="float" office:value="1577.500244" calcext:value-type="float">
            <text:p>1577.500244</text:p>
          </table:table-cell>
          <table:table-cell office:value-type="float" office:value="1570.670166" calcext:value-type="float">
            <text:p>1570.670166</text:p>
          </table:table-cell>
          <table:table-cell office:value-type="float" office:value="1581.78772" calcext:value-type="float">
            <text:p>1581.78772</text:p>
          </table:table-cell>
          <table:table-cell office:value-type="float" office:value="1568.306152" calcext:value-type="float">
            <text:p>1568.306152</text:p>
          </table:table-cell>
          <table:table-cell table:number-columns-repeated="13"/>
        </table:table-row>
        <table:table-row table:style-name="ro1">
          <table:table-cell office:value-type="float" office:value="318.6" calcext:value-type="float">
            <text:p>318.6</text:p>
          </table:table-cell>
          <table:table-cell office:value-type="float" office:value="1576.152222" calcext:value-type="float">
            <text:p>1576.152222</text:p>
          </table:table-cell>
          <table:table-cell office:value-type="float" office:value="1575.928345" calcext:value-type="float">
            <text:p>1575.928345</text:p>
          </table:table-cell>
          <table:table-cell office:value-type="float" office:value="1574.46582" calcext:value-type="float">
            <text:p>1574.46582</text:p>
          </table:table-cell>
          <table:table-cell office:value-type="float" office:value="1573.742065" calcext:value-type="float">
            <text:p>1573.742065</text:p>
          </table:table-cell>
          <table:table-cell table:number-columns-repeated="13"/>
        </table:table-row>
        <table:table-row table:style-name="ro1">
          <table:table-cell office:value-type="float" office:value="318.8" calcext:value-type="float">
            <text:p>318.8</text:p>
          </table:table-cell>
          <table:table-cell office:value-type="float" office:value="1576.675293" calcext:value-type="float">
            <text:p>1576.675293</text:p>
          </table:table-cell>
          <table:table-cell office:value-type="float" office:value="1576.354126" calcext:value-type="float">
            <text:p>1576.354126</text:p>
          </table:table-cell>
          <table:table-cell office:value-type="float" office:value="1577.025146" calcext:value-type="float">
            <text:p>1577.025146</text:p>
          </table:table-cell>
          <table:table-cell office:value-type="float" office:value="1575.275269" calcext:value-type="float">
            <text:p>1575.275269</text:p>
          </table:table-cell>
          <table:table-cell table:number-columns-repeated="1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74.74231" calcext:value-type="float">
            <text:p>1574.74231</text:p>
          </table:table-cell>
          <table:table-cell office:value-type="float" office:value="1576.060059" calcext:value-type="float">
            <text:p>1576.060059</text:p>
          </table:table-cell>
          <table:table-cell office:value-type="float" office:value="1576.601196" calcext:value-type="float">
            <text:p>1576.601196</text:p>
          </table:table-cell>
          <table:table-cell office:value-type="float" office:value="1573.73291" calcext:value-type="float">
            <text:p>1573.73291</text:p>
          </table:table-cell>
          <table:table-cell table:number-columns-repeated="13"/>
        </table:table-row>
        <table:table-row table:style-name="ro1">
          <table:table-cell office:value-type="float" office:value="319.2" calcext:value-type="float">
            <text:p>319.2</text:p>
          </table:table-cell>
          <table:table-cell office:value-type="float" office:value="1577.17627" calcext:value-type="float">
            <text:p>1577.17627</text:p>
          </table:table-cell>
          <table:table-cell office:value-type="float" office:value="1574.621826" calcext:value-type="float">
            <text:p>1574.621826</text:p>
          </table:table-cell>
          <table:table-cell office:value-type="float" office:value="1578.505615" calcext:value-type="float">
            <text:p>1578.505615</text:p>
          </table:table-cell>
          <table:table-cell office:value-type="float" office:value="1572.763916" calcext:value-type="float">
            <text:p>1572.763916</text:p>
          </table:table-cell>
          <table:table-cell table:number-columns-repeated="13"/>
        </table:table-row>
        <table:table-row table:style-name="ro1">
          <table:table-cell office:value-type="float" office:value="319.4" calcext:value-type="float">
            <text:p>319.4</text:p>
          </table:table-cell>
          <table:table-cell office:value-type="float" office:value="1575.561768" calcext:value-type="float">
            <text:p>1575.561768</text:p>
          </table:table-cell>
          <table:table-cell office:value-type="float" office:value="1575.630005" calcext:value-type="float">
            <text:p>1575.630005</text:p>
          </table:table-cell>
          <table:table-cell office:value-type="float" office:value="1578.490234" calcext:value-type="float">
            <text:p>1578.490234</text:p>
          </table:table-cell>
          <table:table-cell office:value-type="float" office:value="1574.457397" calcext:value-type="float">
            <text:p>1574.457397</text:p>
          </table:table-cell>
          <table:table-cell table:number-columns-repeated="13"/>
        </table:table-row>
        <table:table-row table:style-name="ro1">
          <table:table-cell office:value-type="float" office:value="319.6" calcext:value-type="float">
            <text:p>319.6</text:p>
          </table:table-cell>
          <table:table-cell office:value-type="float" office:value="1575.663696" calcext:value-type="float">
            <text:p>1575.663696</text:p>
          </table:table-cell>
          <table:table-cell office:value-type="float" office:value="1575.13147" calcext:value-type="float">
            <text:p>1575.13147</text:p>
          </table:table-cell>
          <table:table-cell office:value-type="float" office:value="1575.957153" calcext:value-type="float">
            <text:p>1575.957153</text:p>
          </table:table-cell>
          <table:table-cell office:value-type="float" office:value="1575.536377" calcext:value-type="float">
            <text:p>1575.536377</text:p>
          </table:table-cell>
          <table:table-cell table:number-columns-repeated="13"/>
        </table:table-row>
        <table:table-row table:style-name="ro1">
          <table:table-cell office:value-type="float" office:value="319.8" calcext:value-type="float">
            <text:p>319.8</text:p>
          </table:table-cell>
          <table:table-cell office:value-type="float" office:value="1575.231812" calcext:value-type="float">
            <text:p>1575.231812</text:p>
          </table:table-cell>
          <table:table-cell office:value-type="float" office:value="1576.300293" calcext:value-type="float">
            <text:p>1576.300293</text:p>
          </table:table-cell>
          <table:table-cell office:value-type="float" office:value="1575.356934" calcext:value-type="float">
            <text:p>1575.356934</text:p>
          </table:table-cell>
          <table:table-cell office:value-type="float" office:value="1574.833984" calcext:value-type="float">
            <text:p>1574.833984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76.40332" calcext:value-type="float">
            <text:p>1576.40332</text:p>
          </table:table-cell>
          <table:table-cell office:value-type="float" office:value="1574.651733" calcext:value-type="float">
            <text:p>1574.651733</text:p>
          </table:table-cell>
          <table:table-cell office:value-type="float" office:value="1576.691406" calcext:value-type="float">
            <text:p>1576.691406</text:p>
          </table:table-cell>
          <table:table-cell office:value-type="float" office:value="1579.442993" calcext:value-type="float">
            <text:p>1579.442993</text:p>
          </table:table-cell>
          <table:table-cell table:number-columns-repeated="13"/>
        </table:table-row>
        <table:table-row table:style-name="ro1">
          <table:table-cell office:value-type="float" office:value="320.2" calcext:value-type="float">
            <text:p>320.2</text:p>
          </table:table-cell>
          <table:table-cell office:value-type="float" office:value="1576.156372" calcext:value-type="float">
            <text:p>1576.156372</text:p>
          </table:table-cell>
          <table:table-cell office:value-type="float" office:value="1577.158691" calcext:value-type="float">
            <text:p>1577.158691</text:p>
          </table:table-cell>
          <table:table-cell office:value-type="float" office:value="1576.049438" calcext:value-type="float">
            <text:p>1576.049438</text:p>
          </table:table-cell>
          <table:table-cell office:value-type="float" office:value="1575.711426" calcext:value-type="float">
            <text:p>1575.711426</text:p>
          </table:table-cell>
          <table:table-cell table:number-columns-repeated="13"/>
        </table:table-row>
        <table:table-row table:style-name="ro1">
          <table:table-cell office:value-type="float" office:value="320.4" calcext:value-type="float">
            <text:p>320.4</text:p>
          </table:table-cell>
          <table:table-cell office:value-type="float" office:value="1572.181396" calcext:value-type="float">
            <text:p>1572.181396</text:p>
          </table:table-cell>
          <table:table-cell office:value-type="float" office:value="1580.526367" calcext:value-type="float">
            <text:p>1580.526367</text:p>
          </table:table-cell>
          <table:table-cell office:value-type="float" office:value="1574.629639" calcext:value-type="float">
            <text:p>1574.629639</text:p>
          </table:table-cell>
          <table:table-cell office:value-type="float" office:value="1580.230713" calcext:value-type="float">
            <text:p>1580.230713</text:p>
          </table:table-cell>
          <table:table-cell table:number-columns-repeated="13"/>
        </table:table-row>
        <table:table-row table:style-name="ro1">
          <table:table-cell office:value-type="float" office:value="320.6" calcext:value-type="float">
            <text:p>320.6</text:p>
          </table:table-cell>
          <table:table-cell office:value-type="float" office:value="1576.330566" calcext:value-type="float">
            <text:p>1576.330566</text:p>
          </table:table-cell>
          <table:table-cell office:value-type="float" office:value="1577.788208" calcext:value-type="float">
            <text:p>1577.788208</text:p>
          </table:table-cell>
          <table:table-cell office:value-type="float" office:value="1576.252441" calcext:value-type="float">
            <text:p>1576.252441</text:p>
          </table:table-cell>
          <table:table-cell office:value-type="float" office:value="1576.443604" calcext:value-type="float">
            <text:p>1576.443604</text:p>
          </table:table-cell>
          <table:table-cell table:number-columns-repeated="13"/>
        </table:table-row>
        <table:table-row table:style-name="ro1">
          <table:table-cell office:value-type="float" office:value="320.8" calcext:value-type="float">
            <text:p>320.8</text:p>
          </table:table-cell>
          <table:table-cell office:value-type="float" office:value="1578.872437" calcext:value-type="float">
            <text:p>1578.872437</text:p>
          </table:table-cell>
          <table:table-cell office:value-type="float" office:value="1577.950562" calcext:value-type="float">
            <text:p>1577.950562</text:p>
          </table:table-cell>
          <table:table-cell office:value-type="float" office:value="1579.100708" calcext:value-type="float">
            <text:p>1579.100708</text:p>
          </table:table-cell>
          <table:table-cell office:value-type="float" office:value="1573.629761" calcext:value-type="float">
            <text:p>1573.629761</text:p>
          </table:table-cell>
          <table:table-cell table:number-columns-repeated="1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77.167725" calcext:value-type="float">
            <text:p>1577.167725</text:p>
          </table:table-cell>
          <table:table-cell office:value-type="float" office:value="1575.638428" calcext:value-type="float">
            <text:p>1575.638428</text:p>
          </table:table-cell>
          <table:table-cell office:value-type="float" office:value="1574.991699" calcext:value-type="float">
            <text:p>1574.991699</text:p>
          </table:table-cell>
          <table:table-cell office:value-type="float" office:value="1577.034302" calcext:value-type="float">
            <text:p>1577.034302</text:p>
          </table:table-cell>
          <table:table-cell table:number-columns-repeated="13"/>
        </table:table-row>
        <table:table-row table:style-name="ro1">
          <table:table-cell office:value-type="float" office:value="321.2" calcext:value-type="float">
            <text:p>321.2</text:p>
          </table:table-cell>
          <table:table-cell office:value-type="float" office:value="1577.964355" calcext:value-type="float">
            <text:p>1577.964355</text:p>
          </table:table-cell>
          <table:table-cell office:value-type="float" office:value="1575.967651" calcext:value-type="float">
            <text:p>1575.967651</text:p>
          </table:table-cell>
          <table:table-cell office:value-type="float" office:value="1576.754761" calcext:value-type="float">
            <text:p>1576.754761</text:p>
          </table:table-cell>
          <table:table-cell office:value-type="float" office:value="1578.569092" calcext:value-type="float">
            <text:p>1578.569092</text:p>
          </table:table-cell>
          <table:table-cell table:number-columns-repeated="13"/>
        </table:table-row>
        <table:table-row table:style-name="ro1">
          <table:table-cell office:value-type="float" office:value="321.4" calcext:value-type="float">
            <text:p>321.4</text:p>
          </table:table-cell>
          <table:table-cell office:value-type="float" office:value="1577.192749" calcext:value-type="float">
            <text:p>1577.192749</text:p>
          </table:table-cell>
          <table:table-cell office:value-type="float" office:value="1577.968018" calcext:value-type="float">
            <text:p>1577.968018</text:p>
          </table:table-cell>
          <table:table-cell office:value-type="float" office:value="1578.387451" calcext:value-type="float">
            <text:p>1578.387451</text:p>
          </table:table-cell>
          <table:table-cell office:value-type="float" office:value="1574.864868" calcext:value-type="float">
            <text:p>1574.864868</text:p>
          </table:table-cell>
          <table:table-cell table:number-columns-repeated="13"/>
        </table:table-row>
        <table:table-row table:style-name="ro1">
          <table:table-cell office:value-type="float" office:value="321.6" calcext:value-type="float">
            <text:p>321.6</text:p>
          </table:table-cell>
          <table:table-cell office:value-type="float" office:value="1578.793579" calcext:value-type="float">
            <text:p>1578.793579</text:p>
          </table:table-cell>
          <table:table-cell office:value-type="float" office:value="1578.508545" calcext:value-type="float">
            <text:p>1578.508545</text:p>
          </table:table-cell>
          <table:table-cell office:value-type="float" office:value="1579.589355" calcext:value-type="float">
            <text:p>1579.589355</text:p>
          </table:table-cell>
          <table:table-cell office:value-type="float" office:value="1575.419678" calcext:value-type="float">
            <text:p>1575.419678</text:p>
          </table:table-cell>
          <table:table-cell table:number-columns-repeated="13"/>
        </table:table-row>
        <table:table-row table:style-name="ro1">
          <table:table-cell office:value-type="float" office:value="321.8" calcext:value-type="float">
            <text:p>321.8</text:p>
          </table:table-cell>
          <table:table-cell office:value-type="float" office:value="1577.048462" calcext:value-type="float">
            <text:p>1577.048462</text:p>
          </table:table-cell>
          <table:table-cell office:value-type="float" office:value="1578.876465" calcext:value-type="float">
            <text:p>1578.876465</text:p>
          </table:table-cell>
          <table:table-cell office:value-type="float" office:value="1580.035522" calcext:value-type="float">
            <text:p>1580.035522</text:p>
          </table:table-cell>
          <table:table-cell office:value-type="float" office:value="1574.811279" calcext:value-type="float">
            <text:p>1574.811279</text:p>
          </table:table-cell>
          <table:table-cell table:number-columns-repeated="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77.800537" calcext:value-type="float">
            <text:p>1577.800537</text:p>
          </table:table-cell>
          <table:table-cell office:value-type="float" office:value="1575.196899" calcext:value-type="float">
            <text:p>1575.196899</text:p>
          </table:table-cell>
          <table:table-cell office:value-type="float" office:value="1578.825195" calcext:value-type="float">
            <text:p>1578.825195</text:p>
          </table:table-cell>
          <table:table-cell office:value-type="float" office:value="1575.982178" calcext:value-type="float">
            <text:p>1575.982178</text:p>
          </table:table-cell>
          <table:table-cell table:number-columns-repeated="13"/>
        </table:table-row>
        <table:table-row table:style-name="ro1">
          <table:table-cell office:value-type="float" office:value="322.2" calcext:value-type="float">
            <text:p>322.2</text:p>
          </table:table-cell>
          <table:table-cell office:value-type="float" office:value="1575.973633" calcext:value-type="float">
            <text:p>1575.973633</text:p>
          </table:table-cell>
          <table:table-cell office:value-type="float" office:value="1578.383057" calcext:value-type="float">
            <text:p>1578.383057</text:p>
          </table:table-cell>
          <table:table-cell office:value-type="float" office:value="1576.025024" calcext:value-type="float">
            <text:p>1576.025024</text:p>
          </table:table-cell>
          <table:table-cell office:value-type="float" office:value="1579.596802" calcext:value-type="float">
            <text:p>1579.596802</text:p>
          </table:table-cell>
          <table:table-cell table:number-columns-repeated="13"/>
        </table:table-row>
        <table:table-row table:style-name="ro1">
          <table:table-cell office:value-type="float" office:value="322.4" calcext:value-type="float">
            <text:p>322.4</text:p>
          </table:table-cell>
          <table:table-cell office:value-type="float" office:value="1577.981201" calcext:value-type="float">
            <text:p>1577.981201</text:p>
          </table:table-cell>
          <table:table-cell office:value-type="float" office:value="1577.268921" calcext:value-type="float">
            <text:p>1577.268921</text:p>
          </table:table-cell>
          <table:table-cell office:value-type="float" office:value="1579.079712" calcext:value-type="float">
            <text:p>1579.079712</text:p>
          </table:table-cell>
          <table:table-cell office:value-type="float" office:value="1573.810059" calcext:value-type="float">
            <text:p>1573.810059</text:p>
          </table:table-cell>
          <table:table-cell table:number-columns-repeated="13"/>
        </table:table-row>
        <table:table-row table:style-name="ro1">
          <table:table-cell office:value-type="float" office:value="322.6" calcext:value-type="float">
            <text:p>322.6</text:p>
          </table:table-cell>
          <table:table-cell office:value-type="float" office:value="1577.697632" calcext:value-type="float">
            <text:p>1577.697632</text:p>
          </table:table-cell>
          <table:table-cell office:value-type="float" office:value="1578.231934" calcext:value-type="float">
            <text:p>1578.231934</text:p>
          </table:table-cell>
          <table:table-cell office:value-type="float" office:value="1579.4198" calcext:value-type="float">
            <text:p>1579.4198</text:p>
          </table:table-cell>
          <table:table-cell office:value-type="float" office:value="1578.422729" calcext:value-type="float">
            <text:p>1578.422729</text:p>
          </table:table-cell>
          <table:table-cell table:number-columns-repeated="13"/>
        </table:table-row>
        <table:table-row table:style-name="ro1">
          <table:table-cell office:value-type="float" office:value="322.8" calcext:value-type="float">
            <text:p>322.8</text:p>
          </table:table-cell>
          <table:table-cell office:value-type="float" office:value="1577.424072" calcext:value-type="float">
            <text:p>1577.424072</text:p>
          </table:table-cell>
          <table:table-cell office:value-type="float" office:value="1579.265259" calcext:value-type="float">
            <text:p>1579.265259</text:p>
          </table:table-cell>
          <table:table-cell office:value-type="float" office:value="1578.993408" calcext:value-type="float">
            <text:p>1578.993408</text:p>
          </table:table-cell>
          <table:table-cell office:value-type="float" office:value="1573.19519" calcext:value-type="float">
            <text:p>1573.19519</text:p>
          </table:table-cell>
          <table:table-cell table:number-columns-repeated="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76.815186" calcext:value-type="float">
            <text:p>1576.815186</text:p>
          </table:table-cell>
          <table:table-cell office:value-type="float" office:value="1577.94165" calcext:value-type="float">
            <text:p>1577.94165</text:p>
          </table:table-cell>
          <table:table-cell office:value-type="float" office:value="1576.751221" calcext:value-type="float">
            <text:p>1576.751221</text:p>
          </table:table-cell>
          <table:table-cell office:value-type="float" office:value="1576.66333" calcext:value-type="float">
            <text:p>1576.66333</text:p>
          </table:table-cell>
          <table:table-cell table:number-columns-repeated="13"/>
        </table:table-row>
        <table:table-row table:style-name="ro1">
          <table:table-cell office:value-type="float" office:value="323.2" calcext:value-type="float">
            <text:p>323.2</text:p>
          </table:table-cell>
          <table:table-cell office:value-type="float" office:value="1577.267578" calcext:value-type="float">
            <text:p>1577.267578</text:p>
          </table:table-cell>
          <table:table-cell office:value-type="float" office:value="1577.952026" calcext:value-type="float">
            <text:p>1577.952026</text:p>
          </table:table-cell>
          <table:table-cell office:value-type="float" office:value="1576.040161" calcext:value-type="float">
            <text:p>1576.040161</text:p>
          </table:table-cell>
          <table:table-cell office:value-type="float" office:value="1576.767334" calcext:value-type="float">
            <text:p>1576.767334</text:p>
          </table:table-cell>
          <table:table-cell table:number-columns-repeated="13"/>
        </table:table-row>
        <table:table-row table:style-name="ro1">
          <table:table-cell office:value-type="float" office:value="323.4" calcext:value-type="float">
            <text:p>323.4</text:p>
          </table:table-cell>
          <table:table-cell office:value-type="float" office:value="1576.893188" calcext:value-type="float">
            <text:p>1576.893188</text:p>
          </table:table-cell>
          <table:table-cell office:value-type="float" office:value="1572.554443" calcext:value-type="float">
            <text:p>1572.554443</text:p>
          </table:table-cell>
          <table:table-cell office:value-type="float" office:value="1579.032715" calcext:value-type="float">
            <text:p>1579.032715</text:p>
          </table:table-cell>
          <table:table-cell office:value-type="float" office:value="1571.095215" calcext:value-type="float">
            <text:p>1571.095215</text:p>
          </table:table-cell>
          <table:table-cell table:number-columns-repeated="13"/>
        </table:table-row>
        <table:table-row table:style-name="ro1">
          <table:table-cell office:value-type="float" office:value="323.6" calcext:value-type="float">
            <text:p>323.6</text:p>
          </table:table-cell>
          <table:table-cell office:value-type="float" office:value="1576.020752" calcext:value-type="float">
            <text:p>1576.020752</text:p>
          </table:table-cell>
          <table:table-cell office:value-type="float" office:value="1578.305908" calcext:value-type="float">
            <text:p>1578.305908</text:p>
          </table:table-cell>
          <table:table-cell office:value-type="float" office:value="1579.143555" calcext:value-type="float">
            <text:p>1579.143555</text:p>
          </table:table-cell>
          <table:table-cell office:value-type="float" office:value="1575.076416" calcext:value-type="float">
            <text:p>1575.076416</text:p>
          </table:table-cell>
          <table:table-cell table:number-columns-repeated="13"/>
        </table:table-row>
        <table:table-row table:style-name="ro1">
          <table:table-cell office:value-type="float" office:value="323.8" calcext:value-type="float">
            <text:p>323.8</text:p>
          </table:table-cell>
          <table:table-cell office:value-type="float" office:value="1575.665039" calcext:value-type="float">
            <text:p>1575.665039</text:p>
          </table:table-cell>
          <table:table-cell office:value-type="float" office:value="1578.358643" calcext:value-type="float">
            <text:p>1578.358643</text:p>
          </table:table-cell>
          <table:table-cell office:value-type="float" office:value="1579.808838" calcext:value-type="float">
            <text:p>1579.808838</text:p>
          </table:table-cell>
          <table:table-cell office:value-type="float" office:value="1575.356689" calcext:value-type="float">
            <text:p>1575.356689</text:p>
          </table:table-cell>
          <table:table-cell table:number-columns-repeated="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79.540405" calcext:value-type="float">
            <text:p>1579.540405</text:p>
          </table:table-cell>
          <table:table-cell office:value-type="float" office:value="1575.406738" calcext:value-type="float">
            <text:p>1575.406738</text:p>
          </table:table-cell>
          <table:table-cell office:value-type="float" office:value="1579.419434" calcext:value-type="float">
            <text:p>1579.419434</text:p>
          </table:table-cell>
          <table:table-cell office:value-type="float" office:value="1574.980835" calcext:value-type="float">
            <text:p>1574.980835</text:p>
          </table:table-cell>
          <table:table-cell table:number-columns-repeated="13"/>
        </table:table-row>
        <table:table-row table:style-name="ro1">
          <table:table-cell office:value-type="float" office:value="324.2" calcext:value-type="float">
            <text:p>324.2</text:p>
          </table:table-cell>
          <table:table-cell office:value-type="float" office:value="1576.508545" calcext:value-type="float">
            <text:p>1576.508545</text:p>
          </table:table-cell>
          <table:table-cell office:value-type="float" office:value="1577.538818" calcext:value-type="float">
            <text:p>1577.538818</text:p>
          </table:table-cell>
          <table:table-cell office:value-type="float" office:value="1580.555542" calcext:value-type="float">
            <text:p>1580.555542</text:p>
          </table:table-cell>
          <table:table-cell office:value-type="float" office:value="1574.597656" calcext:value-type="float">
            <text:p>1574.597656</text:p>
          </table:table-cell>
          <table:table-cell table:number-columns-repeated="13"/>
        </table:table-row>
        <table:table-row table:style-name="ro1">
          <table:table-cell office:value-type="float" office:value="324.4" calcext:value-type="float">
            <text:p>324.4</text:p>
          </table:table-cell>
          <table:table-cell office:value-type="float" office:value="1575.349365" calcext:value-type="float">
            <text:p>1575.349365</text:p>
          </table:table-cell>
          <table:table-cell office:value-type="float" office:value="1579.70166" calcext:value-type="float">
            <text:p>1579.70166</text:p>
          </table:table-cell>
          <table:table-cell office:value-type="float" office:value="1576.385376" calcext:value-type="float">
            <text:p>1576.385376</text:p>
          </table:table-cell>
          <table:table-cell office:value-type="float" office:value="1574.824463" calcext:value-type="float">
            <text:p>1574.824463</text:p>
          </table:table-cell>
          <table:table-cell table:number-columns-repeated="13"/>
        </table:table-row>
        <table:table-row table:style-name="ro1">
          <table:table-cell office:value-type="float" office:value="324.6" calcext:value-type="float">
            <text:p>324.6</text:p>
          </table:table-cell>
          <table:table-cell office:value-type="float" office:value="1577.305908" calcext:value-type="float">
            <text:p>1577.305908</text:p>
          </table:table-cell>
          <table:table-cell office:value-type="float" office:value="1578.386475" calcext:value-type="float">
            <text:p>1578.386475</text:p>
          </table:table-cell>
          <table:table-cell office:value-type="float" office:value="1576.766479" calcext:value-type="float">
            <text:p>1576.766479</text:p>
          </table:table-cell>
          <table:table-cell office:value-type="float" office:value="1579.147461" calcext:value-type="float">
            <text:p>1579.147461</text:p>
          </table:table-cell>
          <table:table-cell table:number-columns-repeated="13"/>
        </table:table-row>
        <table:table-row table:style-name="ro1">
          <table:table-cell office:value-type="float" office:value="324.8" calcext:value-type="float">
            <text:p>324.8</text:p>
          </table:table-cell>
          <table:table-cell office:value-type="float" office:value="1576.856445" calcext:value-type="float">
            <text:p>1576.856445</text:p>
          </table:table-cell>
          <table:table-cell office:value-type="float" office:value="1579.690063" calcext:value-type="float">
            <text:p>1579.690063</text:p>
          </table:table-cell>
          <table:table-cell office:value-type="float" office:value="1575.32373" calcext:value-type="float">
            <text:p>1575.32373</text:p>
          </table:table-cell>
          <table:table-cell office:value-type="float" office:value="1578.805908" calcext:value-type="float">
            <text:p>1578.805908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78.731201" calcext:value-type="float">
            <text:p>1578.731201</text:p>
          </table:table-cell>
          <table:table-cell office:value-type="float" office:value="1575.030029" calcext:value-type="float">
            <text:p>1575.030029</text:p>
          </table:table-cell>
          <table:table-cell office:value-type="float" office:value="1577.488403" calcext:value-type="float">
            <text:p>1577.488403</text:p>
          </table:table-cell>
          <table:table-cell office:value-type="float" office:value="1576.967773" calcext:value-type="float">
            <text:p>1576.967773</text:p>
          </table:table-cell>
          <table:table-cell table:number-columns-repeated="13"/>
        </table:table-row>
        <table:table-row table:style-name="ro1">
          <table:table-cell office:value-type="float" office:value="325.2" calcext:value-type="float">
            <text:p>325.2</text:p>
          </table:table-cell>
          <table:table-cell office:value-type="float" office:value="1574.456543" calcext:value-type="float">
            <text:p>1574.456543</text:p>
          </table:table-cell>
          <table:table-cell office:value-type="float" office:value="1578.397583" calcext:value-type="float">
            <text:p>1578.397583</text:p>
          </table:table-cell>
          <table:table-cell office:value-type="float" office:value="1575.373535" calcext:value-type="float">
            <text:p>1575.373535</text:p>
          </table:table-cell>
          <table:table-cell office:value-type="float" office:value="1578.15918" calcext:value-type="float">
            <text:p>1578.15918</text:p>
          </table:table-cell>
          <table:table-cell table:number-columns-repeated="13"/>
        </table:table-row>
        <table:table-row table:style-name="ro1">
          <table:table-cell office:value-type="float" office:value="325.4" calcext:value-type="float">
            <text:p>325.4</text:p>
          </table:table-cell>
          <table:table-cell office:value-type="float" office:value="1576.557007" calcext:value-type="float">
            <text:p>1576.557007</text:p>
          </table:table-cell>
          <table:table-cell office:value-type="float" office:value="1578.757935" calcext:value-type="float">
            <text:p>1578.757935</text:p>
          </table:table-cell>
          <table:table-cell office:value-type="float" office:value="1579.956055" calcext:value-type="float">
            <text:p>1579.956055</text:p>
          </table:table-cell>
          <table:table-cell office:value-type="float" office:value="1576.944214" calcext:value-type="float">
            <text:p>1576.944214</text:p>
          </table:table-cell>
          <table:table-cell table:number-columns-repeated="13"/>
        </table:table-row>
        <table:table-row table:style-name="ro1">
          <table:table-cell office:value-type="float" office:value="325.6" calcext:value-type="float">
            <text:p>325.6</text:p>
          </table:table-cell>
          <table:table-cell office:value-type="float" office:value="1575.459717" calcext:value-type="float">
            <text:p>1575.459717</text:p>
          </table:table-cell>
          <table:table-cell office:value-type="float" office:value="1577.479858" calcext:value-type="float">
            <text:p>1577.479858</text:p>
          </table:table-cell>
          <table:table-cell office:value-type="float" office:value="1576.971069" calcext:value-type="float">
            <text:p>1576.971069</text:p>
          </table:table-cell>
          <table:table-cell office:value-type="float" office:value="1573.837158" calcext:value-type="float">
            <text:p>1573.837158</text:p>
          </table:table-cell>
          <table:table-cell table:number-columns-repeated="13"/>
        </table:table-row>
        <table:table-row table:style-name="ro1">
          <table:table-cell office:value-type="float" office:value="325.8" calcext:value-type="float">
            <text:p>325.8</text:p>
          </table:table-cell>
          <table:table-cell office:value-type="float" office:value="1574.416382" calcext:value-type="float">
            <text:p>1574.416382</text:p>
          </table:table-cell>
          <table:table-cell office:value-type="float" office:value="1576.169189" calcext:value-type="float">
            <text:p>1576.169189</text:p>
          </table:table-cell>
          <table:table-cell office:value-type="float" office:value="1576.731079" calcext:value-type="float">
            <text:p>1576.731079</text:p>
          </table:table-cell>
          <table:table-cell office:value-type="float" office:value="1579.147827" calcext:value-type="float">
            <text:p>1579.147827</text:p>
          </table:table-cell>
          <table:table-cell table:number-columns-repeated="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77.74292" calcext:value-type="float">
            <text:p>1577.74292</text:p>
          </table:table-cell>
          <table:table-cell office:value-type="float" office:value="1576.931519" calcext:value-type="float">
            <text:p>1576.931519</text:p>
          </table:table-cell>
          <table:table-cell office:value-type="float" office:value="1578.160034" calcext:value-type="float">
            <text:p>1578.160034</text:p>
          </table:table-cell>
          <table:table-cell office:value-type="float" office:value="1578.280151" calcext:value-type="float">
            <text:p>1578.280151</text:p>
          </table:table-cell>
          <table:table-cell table:number-columns-repeated="13"/>
        </table:table-row>
        <table:table-row table:style-name="ro1">
          <table:table-cell office:value-type="float" office:value="326.2" calcext:value-type="float">
            <text:p>326.2</text:p>
          </table:table-cell>
          <table:table-cell office:value-type="float" office:value="1579.552002" calcext:value-type="float">
            <text:p>1579.552002</text:p>
          </table:table-cell>
          <table:table-cell office:value-type="float" office:value="1574.40271" calcext:value-type="float">
            <text:p>1574.40271</text:p>
          </table:table-cell>
          <table:table-cell office:value-type="float" office:value="1579.10791" calcext:value-type="float">
            <text:p>1579.10791</text:p>
          </table:table-cell>
          <table:table-cell office:value-type="float" office:value="1576.445801" calcext:value-type="float">
            <text:p>1576.445801</text:p>
          </table:table-cell>
          <table:table-cell table:number-columns-repeated="13"/>
        </table:table-row>
        <table:table-row table:style-name="ro1">
          <table:table-cell office:value-type="float" office:value="326.4" calcext:value-type="float">
            <text:p>326.4</text:p>
          </table:table-cell>
          <table:table-cell office:value-type="float" office:value="1574.349731" calcext:value-type="float">
            <text:p>1574.349731</text:p>
          </table:table-cell>
          <table:table-cell office:value-type="float" office:value="1576.940918" calcext:value-type="float">
            <text:p>1576.940918</text:p>
          </table:table-cell>
          <table:table-cell office:value-type="float" office:value="1576.932739" calcext:value-type="float">
            <text:p>1576.932739</text:p>
          </table:table-cell>
          <table:table-cell office:value-type="float" office:value="1575.558594" calcext:value-type="float">
            <text:p>1575.558594</text:p>
          </table:table-cell>
          <table:table-cell table:number-columns-repeated="13"/>
        </table:table-row>
        <table:table-row table:style-name="ro1">
          <table:table-cell office:value-type="float" office:value="326.6" calcext:value-type="float">
            <text:p>326.6</text:p>
          </table:table-cell>
          <table:table-cell office:value-type="float" office:value="1576.443726" calcext:value-type="float">
            <text:p>1576.443726</text:p>
          </table:table-cell>
          <table:table-cell office:value-type="float" office:value="1575.997803" calcext:value-type="float">
            <text:p>1575.997803</text:p>
          </table:table-cell>
          <table:table-cell office:value-type="float" office:value="1577.25769" calcext:value-type="float">
            <text:p>1577.25769</text:p>
          </table:table-cell>
          <table:table-cell office:value-type="float" office:value="1576.455078" calcext:value-type="float">
            <text:p>1576.455078</text:p>
          </table:table-cell>
          <table:table-cell table:number-columns-repeated="13"/>
        </table:table-row>
        <table:table-row table:style-name="ro1">
          <table:table-cell office:value-type="float" office:value="326.8" calcext:value-type="float">
            <text:p>326.8</text:p>
          </table:table-cell>
          <table:table-cell office:value-type="float" office:value="1579.368408" calcext:value-type="float">
            <text:p>1579.368408</text:p>
          </table:table-cell>
          <table:table-cell office:value-type="float" office:value="1574.364502" calcext:value-type="float">
            <text:p>1574.364502</text:p>
          </table:table-cell>
          <table:table-cell office:value-type="float" office:value="1578.258423" calcext:value-type="float">
            <text:p>1578.258423</text:p>
          </table:table-cell>
          <table:table-cell office:value-type="float" office:value="1575.447266" calcext:value-type="float">
            <text:p>1575.447266</text:p>
          </table:table-cell>
          <table:table-cell table:number-columns-repeated="1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77.049072" calcext:value-type="float">
            <text:p>1577.049072</text:p>
          </table:table-cell>
          <table:table-cell office:value-type="float" office:value="1574.068726" calcext:value-type="float">
            <text:p>1574.068726</text:p>
          </table:table-cell>
          <table:table-cell office:value-type="float" office:value="1576.094482" calcext:value-type="float">
            <text:p>1576.094482</text:p>
          </table:table-cell>
          <table:table-cell office:value-type="float" office:value="1574.717041" calcext:value-type="float">
            <text:p>1574.717041</text:p>
          </table:table-cell>
          <table:table-cell table:number-columns-repeated="13"/>
        </table:table-row>
        <table:table-row table:style-name="ro1">
          <table:table-cell office:value-type="float" office:value="327.2" calcext:value-type="float">
            <text:p>327.2</text:p>
          </table:table-cell>
          <table:table-cell office:value-type="float" office:value="1572.983521" calcext:value-type="float">
            <text:p>1572.983521</text:p>
          </table:table-cell>
          <table:table-cell office:value-type="float" office:value="1577.799561" calcext:value-type="float">
            <text:p>1577.799561</text:p>
          </table:table-cell>
          <table:table-cell office:value-type="float" office:value="1576.069336" calcext:value-type="float">
            <text:p>1576.069336</text:p>
          </table:table-cell>
          <table:table-cell office:value-type="float" office:value="1576.493774" calcext:value-type="float">
            <text:p>1576.493774</text:p>
          </table:table-cell>
          <table:table-cell table:number-columns-repeated="13"/>
        </table:table-row>
        <table:table-row table:style-name="ro1">
          <table:table-cell office:value-type="float" office:value="327.4" calcext:value-type="float">
            <text:p>327.4</text:p>
          </table:table-cell>
          <table:table-cell office:value-type="float" office:value="1579.977783" calcext:value-type="float">
            <text:p>1579.977783</text:p>
          </table:table-cell>
          <table:table-cell office:value-type="float" office:value="1576.840942" calcext:value-type="float">
            <text:p>1576.840942</text:p>
          </table:table-cell>
          <table:table-cell office:value-type="float" office:value="1579.136353" calcext:value-type="float">
            <text:p>1579.136353</text:p>
          </table:table-cell>
          <table:table-cell office:value-type="float" office:value="1574.664795" calcext:value-type="float">
            <text:p>1574.664795</text:p>
          </table:table-cell>
          <table:table-cell table:number-columns-repeated="13"/>
        </table:table-row>
        <table:table-row table:style-name="ro1">
          <table:table-cell office:value-type="float" office:value="327.6" calcext:value-type="float">
            <text:p>327.6</text:p>
          </table:table-cell>
          <table:table-cell office:value-type="float" office:value="1578.532227" calcext:value-type="float">
            <text:p>1578.532227</text:p>
          </table:table-cell>
          <table:table-cell office:value-type="float" office:value="1575.564819" calcext:value-type="float">
            <text:p>1575.564819</text:p>
          </table:table-cell>
          <table:table-cell office:value-type="float" office:value="1578.479614" calcext:value-type="float">
            <text:p>1578.479614</text:p>
          </table:table-cell>
          <table:table-cell office:value-type="float" office:value="1579.213135" calcext:value-type="float">
            <text:p>1579.213135</text:p>
          </table:table-cell>
          <table:table-cell table:number-columns-repeated="13"/>
        </table:table-row>
        <table:table-row table:style-name="ro1">
          <table:table-cell office:value-type="float" office:value="327.8" calcext:value-type="float">
            <text:p>327.8</text:p>
          </table:table-cell>
          <table:table-cell office:value-type="float" office:value="1575.619873" calcext:value-type="float">
            <text:p>1575.619873</text:p>
          </table:table-cell>
          <table:table-cell office:value-type="float" office:value="1577.905151" calcext:value-type="float">
            <text:p>1577.905151</text:p>
          </table:table-cell>
          <table:table-cell office:value-type="float" office:value="1574.755249" calcext:value-type="float">
            <text:p>1574.755249</text:p>
          </table:table-cell>
          <table:table-cell office:value-type="float" office:value="1577.194458" calcext:value-type="float">
            <text:p>1577.194458</text:p>
          </table:table-cell>
          <table:table-cell table:number-columns-repeated="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74.90271" calcext:value-type="float">
            <text:p>1574.90271</text:p>
          </table:table-cell>
          <table:table-cell office:value-type="float" office:value="1578.410156" calcext:value-type="float">
            <text:p>1578.410156</text:p>
          </table:table-cell>
          <table:table-cell office:value-type="float" office:value="1573.979248" calcext:value-type="float">
            <text:p>1573.979248</text:p>
          </table:table-cell>
          <table:table-cell office:value-type="float" office:value="1579.777222" calcext:value-type="float">
            <text:p>1579.777222</text:p>
          </table:table-cell>
          <table:table-cell table:number-columns-repeated="13"/>
        </table:table-row>
        <table:table-row table:style-name="ro1">
          <table:table-cell office:value-type="float" office:value="328.2" calcext:value-type="float">
            <text:p>328.2</text:p>
          </table:table-cell>
          <table:table-cell office:value-type="float" office:value="1577.621704" calcext:value-type="float">
            <text:p>1577.621704</text:p>
          </table:table-cell>
          <table:table-cell office:value-type="float" office:value="1576.666626" calcext:value-type="float">
            <text:p>1576.666626</text:p>
          </table:table-cell>
          <table:table-cell office:value-type="float" office:value="1579.170288" calcext:value-type="float">
            <text:p>1579.170288</text:p>
          </table:table-cell>
          <table:table-cell office:value-type="float" office:value="1575.732056" calcext:value-type="float">
            <text:p>1575.732056</text:p>
          </table:table-cell>
          <table:table-cell table:number-columns-repeated="13"/>
        </table:table-row>
        <table:table-row table:style-name="ro1">
          <table:table-cell office:value-type="float" office:value="328.4" calcext:value-type="float">
            <text:p>328.4</text:p>
          </table:table-cell>
          <table:table-cell office:value-type="float" office:value="1577.882935" calcext:value-type="float">
            <text:p>1577.882935</text:p>
          </table:table-cell>
          <table:table-cell office:value-type="float" office:value="1575.363892" calcext:value-type="float">
            <text:p>1575.363892</text:p>
          </table:table-cell>
          <table:table-cell office:value-type="float" office:value="1577.351807" calcext:value-type="float">
            <text:p>1577.351807</text:p>
          </table:table-cell>
          <table:table-cell office:value-type="float" office:value="1574.394531" calcext:value-type="float">
            <text:p>1574.394531</text:p>
          </table:table-cell>
          <table:table-cell table:number-columns-repeated="13"/>
        </table:table-row>
        <table:table-row table:style-name="ro1">
          <table:table-cell office:value-type="float" office:value="328.6" calcext:value-type="float">
            <text:p>328.6</text:p>
          </table:table-cell>
          <table:table-cell office:value-type="float" office:value="1577.257202" calcext:value-type="float">
            <text:p>1577.257202</text:p>
          </table:table-cell>
          <table:table-cell office:value-type="float" office:value="1575.078003" calcext:value-type="float">
            <text:p>1575.078003</text:p>
          </table:table-cell>
          <table:table-cell office:value-type="float" office:value="1576.317505" calcext:value-type="float">
            <text:p>1576.317505</text:p>
          </table:table-cell>
          <table:table-cell office:value-type="float" office:value="1571.503418" calcext:value-type="float">
            <text:p>1571.503418</text:p>
          </table:table-cell>
          <table:table-cell table:number-columns-repeated="13"/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1579.873413" calcext:value-type="float">
            <text:p>1579.873413</text:p>
          </table:table-cell>
          <table:table-cell office:value-type="float" office:value="1573.131226" calcext:value-type="float">
            <text:p>1573.131226</text:p>
          </table:table-cell>
          <table:table-cell office:value-type="float" office:value="1580.901978" calcext:value-type="float">
            <text:p>1580.901978</text:p>
          </table:table-cell>
          <table:table-cell office:value-type="float" office:value="1572.611206" calcext:value-type="float">
            <text:p>1572.611206</text:p>
          </table:table-cell>
          <table:table-cell table:number-columns-repeated="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76.483154" calcext:value-type="float">
            <text:p>1576.483154</text:p>
          </table:table-cell>
          <table:table-cell office:value-type="float" office:value="1576.284546" calcext:value-type="float">
            <text:p>1576.284546</text:p>
          </table:table-cell>
          <table:table-cell office:value-type="float" office:value="1577.098022" calcext:value-type="float">
            <text:p>1577.098022</text:p>
          </table:table-cell>
          <table:table-cell office:value-type="float" office:value="1575.823853" calcext:value-type="float">
            <text:p>1575.823853</text:p>
          </table:table-cell>
          <table:table-cell table:number-columns-repeated="13"/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1576.956909" calcext:value-type="float">
            <text:p>1576.956909</text:p>
          </table:table-cell>
          <table:table-cell office:value-type="float" office:value="1576.669434" calcext:value-type="float">
            <text:p>1576.669434</text:p>
          </table:table-cell>
          <table:table-cell office:value-type="float" office:value="1576.505127" calcext:value-type="float">
            <text:p>1576.505127</text:p>
          </table:table-cell>
          <table:table-cell office:value-type="float" office:value="1575.657227" calcext:value-type="float">
            <text:p>1575.657227</text:p>
          </table:table-cell>
          <table:table-cell table:number-columns-repeated="13"/>
        </table:table-row>
        <table:table-row table:style-name="ro1">
          <table:table-cell office:value-type="float" office:value="329.4" calcext:value-type="float">
            <text:p>329.4</text:p>
          </table:table-cell>
          <table:table-cell office:value-type="float" office:value="1578.130371" calcext:value-type="float">
            <text:p>1578.130371</text:p>
          </table:table-cell>
          <table:table-cell office:value-type="float" office:value="1576.533691" calcext:value-type="float">
            <text:p>1576.533691</text:p>
          </table:table-cell>
          <table:table-cell office:value-type="float" office:value="1580.180542" calcext:value-type="float">
            <text:p>1580.180542</text:p>
          </table:table-cell>
          <table:table-cell office:value-type="float" office:value="1573.235352" calcext:value-type="float">
            <text:p>1573.235352</text:p>
          </table:table-cell>
          <table:table-cell table:number-columns-repeated="13"/>
        </table:table-row>
        <table:table-row table:style-name="ro1">
          <table:table-cell office:value-type="float" office:value="329.6" calcext:value-type="float">
            <text:p>329.6</text:p>
          </table:table-cell>
          <table:table-cell office:value-type="float" office:value="1574.050537" calcext:value-type="float">
            <text:p>1574.050537</text:p>
          </table:table-cell>
          <table:table-cell office:value-type="float" office:value="1578.287354" calcext:value-type="float">
            <text:p>1578.287354</text:p>
          </table:table-cell>
          <table:table-cell office:value-type="float" office:value="1575.564209" calcext:value-type="float">
            <text:p>1575.564209</text:p>
          </table:table-cell>
          <table:table-cell office:value-type="float" office:value="1579.560913" calcext:value-type="float">
            <text:p>1579.560913</text:p>
          </table:table-cell>
          <table:table-cell table:number-columns-repeated="13"/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1576.53186" calcext:value-type="float">
            <text:p>1576.53186</text:p>
          </table:table-cell>
          <table:table-cell office:value-type="float" office:value="1578.027588" calcext:value-type="float">
            <text:p>1578.027588</text:p>
          </table:table-cell>
          <table:table-cell office:value-type="float" office:value="1573.200439" calcext:value-type="float">
            <text:p>1573.200439</text:p>
          </table:table-cell>
          <table:table-cell office:value-type="float" office:value="1576.869751" calcext:value-type="float">
            <text:p>1576.869751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74.477661" calcext:value-type="float">
            <text:p>1574.477661</text:p>
          </table:table-cell>
          <table:table-cell office:value-type="float" office:value="1577.882324" calcext:value-type="float">
            <text:p>1577.882324</text:p>
          </table:table-cell>
          <table:table-cell office:value-type="float" office:value="1573.687988" calcext:value-type="float">
            <text:p>1573.687988</text:p>
          </table:table-cell>
          <table:table-cell office:value-type="float" office:value="1576.960205" calcext:value-type="float">
            <text:p>1576.960205</text:p>
          </table:table-cell>
          <table:table-cell table:number-columns-repeated="13"/>
        </table:table-row>
        <table:table-row table:style-name="ro1">
          <table:table-cell office:value-type="float" office:value="330.2" calcext:value-type="float">
            <text:p>330.2</text:p>
          </table:table-cell>
          <table:table-cell office:value-type="float" office:value="1581.470215" calcext:value-type="float">
            <text:p>1581.470215</text:p>
          </table:table-cell>
          <table:table-cell office:value-type="float" office:value="1574.848511" calcext:value-type="float">
            <text:p>1574.848511</text:p>
          </table:table-cell>
          <table:table-cell office:value-type="float" office:value="1578.860229" calcext:value-type="float">
            <text:p>1578.860229</text:p>
          </table:table-cell>
          <table:table-cell office:value-type="float" office:value="1576.884033" calcext:value-type="float">
            <text:p>1576.884033</text:p>
          </table:table-cell>
          <table:table-cell table:number-columns-repeated="13"/>
        </table:table-row>
        <table:table-row table:style-name="ro1">
          <table:table-cell office:value-type="float" office:value="330.4" calcext:value-type="float">
            <text:p>330.4</text:p>
          </table:table-cell>
          <table:table-cell office:value-type="float" office:value="1575.814575" calcext:value-type="float">
            <text:p>1575.814575</text:p>
          </table:table-cell>
          <table:table-cell office:value-type="float" office:value="1578.245117" calcext:value-type="float">
            <text:p>1578.245117</text:p>
          </table:table-cell>
          <table:table-cell office:value-type="float" office:value="1573.929565" calcext:value-type="float">
            <text:p>1573.929565</text:p>
          </table:table-cell>
          <table:table-cell office:value-type="float" office:value="1577.954834" calcext:value-type="float">
            <text:p>1577.954834</text:p>
          </table:table-cell>
          <table:table-cell table:number-columns-repeated="13"/>
        </table:table-row>
        <table:table-row table:style-name="ro1">
          <table:table-cell office:value-type="float" office:value="330.6" calcext:value-type="float">
            <text:p>330.6</text:p>
          </table:table-cell>
          <table:table-cell office:value-type="float" office:value="1576.015625" calcext:value-type="float">
            <text:p>1576.015625</text:p>
          </table:table-cell>
          <table:table-cell office:value-type="float" office:value="1579.296631" calcext:value-type="float">
            <text:p>1579.296631</text:p>
          </table:table-cell>
          <table:table-cell office:value-type="float" office:value="1575.030273" calcext:value-type="float">
            <text:p>1575.030273</text:p>
          </table:table-cell>
          <table:table-cell office:value-type="float" office:value="1578.770752" calcext:value-type="float">
            <text:p>1578.770752</text:p>
          </table:table-cell>
          <table:table-cell table:number-columns-repeated="13"/>
        </table:table-row>
        <table:table-row table:style-name="ro1">
          <table:table-cell office:value-type="float" office:value="330.8" calcext:value-type="float">
            <text:p>330.8</text:p>
          </table:table-cell>
          <table:table-cell office:value-type="float" office:value="1578.074463" calcext:value-type="float">
            <text:p>1578.074463</text:p>
          </table:table-cell>
          <table:table-cell office:value-type="float" office:value="1579.984741" calcext:value-type="float">
            <text:p>1579.984741</text:p>
          </table:table-cell>
          <table:table-cell office:value-type="float" office:value="1576.810913" calcext:value-type="float">
            <text:p>1576.810913</text:p>
          </table:table-cell>
          <table:table-cell office:value-type="float" office:value="1575.178467" calcext:value-type="float">
            <text:p>1575.178467</text:p>
          </table:table-cell>
          <table:table-cell table:number-columns-repeated="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73.644165" calcext:value-type="float">
            <text:p>1573.644165</text:p>
          </table:table-cell>
          <table:table-cell office:value-type="float" office:value="1576.126221" calcext:value-type="float">
            <text:p>1576.126221</text:p>
          </table:table-cell>
          <table:table-cell office:value-type="float" office:value="1574.963623" calcext:value-type="float">
            <text:p>1574.963623</text:p>
          </table:table-cell>
          <table:table-cell office:value-type="float" office:value="1577.492798" calcext:value-type="float">
            <text:p>1577.492798</text:p>
          </table:table-cell>
          <table:table-cell table:number-columns-repeated="13"/>
        </table:table-row>
        <table:table-row table:style-name="ro1">
          <table:table-cell office:value-type="float" office:value="331.2" calcext:value-type="float">
            <text:p>331.2</text:p>
          </table:table-cell>
          <table:table-cell office:value-type="float" office:value="1576.768188" calcext:value-type="float">
            <text:p>1576.768188</text:p>
          </table:table-cell>
          <table:table-cell office:value-type="float" office:value="1575.012207" calcext:value-type="float">
            <text:p>1575.012207</text:p>
          </table:table-cell>
          <table:table-cell office:value-type="float" office:value="1575.55603" calcext:value-type="float">
            <text:p>1575.55603</text:p>
          </table:table-cell>
          <table:table-cell office:value-type="float" office:value="1576.403442" calcext:value-type="float">
            <text:p>1576.403442</text:p>
          </table:table-cell>
          <table:table-cell table:number-columns-repeated="13"/>
        </table:table-row>
        <table:table-row table:style-name="ro1">
          <table:table-cell office:value-type="float" office:value="331.4" calcext:value-type="float">
            <text:p>331.4</text:p>
          </table:table-cell>
          <table:table-cell office:value-type="float" office:value="1574.953491" calcext:value-type="float">
            <text:p>1574.953491</text:p>
          </table:table-cell>
          <table:table-cell office:value-type="float" office:value="1579.632812" calcext:value-type="float">
            <text:p>1579.632812</text:p>
          </table:table-cell>
          <table:table-cell office:value-type="float" office:value="1573.105225" calcext:value-type="float">
            <text:p>1573.105225</text:p>
          </table:table-cell>
          <table:table-cell office:value-type="float" office:value="1580.72229" calcext:value-type="float">
            <text:p>1580.72229</text:p>
          </table:table-cell>
          <table:table-cell table:number-columns-repeated="13"/>
        </table:table-row>
        <table:table-row table:style-name="ro1">
          <table:table-cell office:value-type="float" office:value="331.6" calcext:value-type="float">
            <text:p>331.6</text:p>
          </table:table-cell>
          <table:table-cell office:value-type="float" office:value="1578.091187" calcext:value-type="float">
            <text:p>1578.091187</text:p>
          </table:table-cell>
          <table:table-cell office:value-type="float" office:value="1579.125366" calcext:value-type="float">
            <text:p>1579.125366</text:p>
          </table:table-cell>
          <table:table-cell office:value-type="float" office:value="1576.758911" calcext:value-type="float">
            <text:p>1576.758911</text:p>
          </table:table-cell>
          <table:table-cell office:value-type="float" office:value="1580.052124" calcext:value-type="float">
            <text:p>1580.052124</text:p>
          </table:table-cell>
          <table:table-cell table:number-columns-repeated="13"/>
        </table:table-row>
        <table:table-row table:style-name="ro1">
          <table:table-cell office:value-type="float" office:value="331.8" calcext:value-type="float">
            <text:p>331.8</text:p>
          </table:table-cell>
          <table:table-cell office:value-type="float" office:value="1579.128296" calcext:value-type="float">
            <text:p>1579.128296</text:p>
          </table:table-cell>
          <table:table-cell office:value-type="float" office:value="1576.057251" calcext:value-type="float">
            <text:p>1576.057251</text:p>
          </table:table-cell>
          <table:table-cell office:value-type="float" office:value="1579.365112" calcext:value-type="float">
            <text:p>1579.365112</text:p>
          </table:table-cell>
          <table:table-cell office:value-type="float" office:value="1573.373657" calcext:value-type="float">
            <text:p>1573.373657</text:p>
          </table:table-cell>
          <table:table-cell table:number-columns-repeated="1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36.321777" calcext:value-type="float">
            <text:p>1636.321777</text:p>
          </table:table-cell>
          <table:table-cell office:value-type="float" office:value="1631.447632" calcext:value-type="float">
            <text:p>1631.447632</text:p>
          </table:table-cell>
          <table:table-cell office:value-type="float" office:value="1633.868164" calcext:value-type="float">
            <text:p>1633.868164</text:p>
          </table:table-cell>
          <table:table-cell office:value-type="float" office:value="1634.791748" calcext:value-type="float">
            <text:p>1634.791748</text:p>
          </table:table-cell>
          <table:table-cell table:number-columns-repeated="13"/>
        </table:table-row>
        <table:table-row table:style-name="ro1">
          <table:table-cell office:value-type="float" office:value="332.2" calcext:value-type="float">
            <text:p>332.2</text:p>
          </table:table-cell>
          <table:table-cell office:value-type="float" office:value="1566.459839" calcext:value-type="float">
            <text:p>1566.459839</text:p>
          </table:table-cell>
          <table:table-cell office:value-type="float" office:value="1565.575195" calcext:value-type="float">
            <text:p>1565.575195</text:p>
          </table:table-cell>
          <table:table-cell office:value-type="float" office:value="1565.470947" calcext:value-type="float">
            <text:p>1565.470947</text:p>
          </table:table-cell>
          <table:table-cell office:value-type="float" office:value="1565.854736" calcext:value-type="float">
            <text:p>1565.854736</text:p>
          </table:table-cell>
          <table:table-cell table:number-columns-repeated="13"/>
        </table:table-row>
        <table:table-row table:style-name="ro1">
          <table:table-cell office:value-type="float" office:value="332.4" calcext:value-type="float">
            <text:p>332.4</text:p>
          </table:table-cell>
          <table:table-cell office:value-type="float" office:value="1576.228882" calcext:value-type="float">
            <text:p>1576.228882</text:p>
          </table:table-cell>
          <table:table-cell office:value-type="float" office:value="1575.178833" calcext:value-type="float">
            <text:p>1575.178833</text:p>
          </table:table-cell>
          <table:table-cell office:value-type="float" office:value="1575.846313" calcext:value-type="float">
            <text:p>1575.846313</text:p>
          </table:table-cell>
          <table:table-cell office:value-type="float" office:value="1574.569336" calcext:value-type="float">
            <text:p>1574.569336</text:p>
          </table:table-cell>
          <table:table-cell table:number-columns-repeated="13"/>
        </table:table-row>
        <table:table-row table:style-name="ro1">
          <table:table-cell office:value-type="float" office:value="332.6" calcext:value-type="float">
            <text:p>332.6</text:p>
          </table:table-cell>
          <table:table-cell office:value-type="float" office:value="1574.527832" calcext:value-type="float">
            <text:p>1574.527832</text:p>
          </table:table-cell>
          <table:table-cell office:value-type="float" office:value="1568.958008" calcext:value-type="float">
            <text:p>1568.958008</text:p>
          </table:table-cell>
          <table:table-cell office:value-type="float" office:value="1572.498535" calcext:value-type="float">
            <text:p>1572.498535</text:p>
          </table:table-cell>
          <table:table-cell office:value-type="float" office:value="1568.325928" calcext:value-type="float">
            <text:p>1568.325928</text:p>
          </table:table-cell>
          <table:table-cell table:number-columns-repeated="13"/>
        </table:table-row>
        <table:table-row table:style-name="ro1">
          <table:table-cell office:value-type="float" office:value="332.8" calcext:value-type="float">
            <text:p>332.8</text:p>
          </table:table-cell>
          <table:table-cell office:value-type="float" office:value="1567.720093" calcext:value-type="float">
            <text:p>1567.720093</text:p>
          </table:table-cell>
          <table:table-cell office:value-type="float" office:value="1569.381592" calcext:value-type="float">
            <text:p>1569.381592</text:p>
          </table:table-cell>
          <table:table-cell office:value-type="float" office:value="1569.439697" calcext:value-type="float">
            <text:p>1569.439697</text:p>
          </table:table-cell>
          <table:table-cell office:value-type="float" office:value="1568.373169" calcext:value-type="float">
            <text:p>1568.373169</text:p>
          </table:table-cell>
          <table:table-cell table:number-columns-repeated="1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73.224854" calcext:value-type="float">
            <text:p>1573.224854</text:p>
          </table:table-cell>
          <table:table-cell office:value-type="float" office:value="1569.760498" calcext:value-type="float">
            <text:p>1569.760498</text:p>
          </table:table-cell>
          <table:table-cell office:value-type="float" office:value="1575.343506" calcext:value-type="float">
            <text:p>1575.343506</text:p>
          </table:table-cell>
          <table:table-cell office:value-type="float" office:value="1570.952026" calcext:value-type="float">
            <text:p>1570.952026</text:p>
          </table:table-cell>
          <table:table-cell table:number-columns-repeated="13"/>
        </table:table-row>
        <table:table-row table:style-name="ro1">
          <table:table-cell office:value-type="float" office:value="333.2" calcext:value-type="float">
            <text:p>333.2</text:p>
          </table:table-cell>
          <table:table-cell office:value-type="float" office:value="1574.635986" calcext:value-type="float">
            <text:p>1574.635986</text:p>
          </table:table-cell>
          <table:table-cell office:value-type="float" office:value="1572.831421" calcext:value-type="float">
            <text:p>1572.831421</text:p>
          </table:table-cell>
          <table:table-cell office:value-type="float" office:value="1571.448242" calcext:value-type="float">
            <text:p>1571.448242</text:p>
          </table:table-cell>
          <table:table-cell office:value-type="float" office:value="1574.869873" calcext:value-type="float">
            <text:p>1574.869873</text:p>
          </table:table-cell>
          <table:table-cell table:number-columns-repeated="13"/>
        </table:table-row>
        <table:table-row table:style-name="ro1">
          <table:table-cell office:value-type="float" office:value="333.4" calcext:value-type="float">
            <text:p>333.4</text:p>
          </table:table-cell>
          <table:table-cell office:value-type="float" office:value="1577.127563" calcext:value-type="float">
            <text:p>1577.127563</text:p>
          </table:table-cell>
          <table:table-cell office:value-type="float" office:value="1568.88501" calcext:value-type="float">
            <text:p>1568.88501</text:p>
          </table:table-cell>
          <table:table-cell office:value-type="float" office:value="1576.248535" calcext:value-type="float">
            <text:p>1576.248535</text:p>
          </table:table-cell>
          <table:table-cell office:value-type="float" office:value="1571.432007" calcext:value-type="float">
            <text:p>1571.432007</text:p>
          </table:table-cell>
          <table:table-cell table:number-columns-repeated="13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1577.318604" calcext:value-type="float">
            <text:p>1577.318604</text:p>
          </table:table-cell>
          <table:table-cell office:value-type="float" office:value="1571.131348" calcext:value-type="float">
            <text:p>1571.131348</text:p>
          </table:table-cell>
          <table:table-cell office:value-type="float" office:value="1574.914917" calcext:value-type="float">
            <text:p>1574.914917</text:p>
          </table:table-cell>
          <table:table-cell office:value-type="float" office:value="1572.732788" calcext:value-type="float">
            <text:p>1572.732788</text:p>
          </table:table-cell>
          <table:table-cell table:number-columns-repeated="13"/>
        </table:table-row>
        <table:table-row table:style-name="ro1">
          <table:table-cell office:value-type="float" office:value="333.8" calcext:value-type="float">
            <text:p>333.8</text:p>
          </table:table-cell>
          <table:table-cell office:value-type="float" office:value="1572.817139" calcext:value-type="float">
            <text:p>1572.817139</text:p>
          </table:table-cell>
          <table:table-cell office:value-type="float" office:value="1567.66394" calcext:value-type="float">
            <text:p>1567.66394</text:p>
          </table:table-cell>
          <table:table-cell office:value-type="float" office:value="1573.931641" calcext:value-type="float">
            <text:p>1573.931641</text:p>
          </table:table-cell>
          <table:table-cell office:value-type="float" office:value="1567.647461" calcext:value-type="float">
            <text:p>1567.647461</text:p>
          </table:table-cell>
          <table:table-cell table:number-columns-repeated="1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76.414307" calcext:value-type="float">
            <text:p>1576.414307</text:p>
          </table:table-cell>
          <table:table-cell office:value-type="float" office:value="1574.126587" calcext:value-type="float">
            <text:p>1574.126587</text:p>
          </table:table-cell>
          <table:table-cell office:value-type="float" office:value="1576.489746" calcext:value-type="float">
            <text:p>1576.489746</text:p>
          </table:table-cell>
          <table:table-cell office:value-type="float" office:value="1576.564209" calcext:value-type="float">
            <text:p>1576.564209</text:p>
          </table:table-cell>
          <table:table-cell table:number-columns-repeated="13"/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1573.536255" calcext:value-type="float">
            <text:p>1573.536255</text:p>
          </table:table-cell>
          <table:table-cell office:value-type="float" office:value="1571.454712" calcext:value-type="float">
            <text:p>1571.454712</text:p>
          </table:table-cell>
          <table:table-cell office:value-type="float" office:value="1570.88269" calcext:value-type="float">
            <text:p>1570.88269</text:p>
          </table:table-cell>
          <table:table-cell office:value-type="float" office:value="1573.595581" calcext:value-type="float">
            <text:p>1573.595581</text:p>
          </table:table-cell>
          <table:table-cell table:number-columns-repeated="13"/>
        </table:table-row>
        <table:table-row table:style-name="ro1">
          <table:table-cell office:value-type="float" office:value="334.4" calcext:value-type="float">
            <text:p>334.4</text:p>
          </table:table-cell>
          <table:table-cell office:value-type="float" office:value="1572.275269" calcext:value-type="float">
            <text:p>1572.275269</text:p>
          </table:table-cell>
          <table:table-cell office:value-type="float" office:value="1570.998291" calcext:value-type="float">
            <text:p>1570.998291</text:p>
          </table:table-cell>
          <table:table-cell office:value-type="float" office:value="1573.380371" calcext:value-type="float">
            <text:p>1573.380371</text:p>
          </table:table-cell>
          <table:table-cell office:value-type="float" office:value="1569.633911" calcext:value-type="float">
            <text:p>1569.633911</text:p>
          </table:table-cell>
          <table:table-cell table:number-columns-repeated="13"/>
        </table:table-row>
        <table:table-row table:style-name="ro1">
          <table:table-cell office:value-type="float" office:value="334.6" calcext:value-type="float">
            <text:p>334.6</text:p>
          </table:table-cell>
          <table:table-cell office:value-type="float" office:value="1571.546387" calcext:value-type="float">
            <text:p>1571.546387</text:p>
          </table:table-cell>
          <table:table-cell office:value-type="float" office:value="1569.11438" calcext:value-type="float">
            <text:p>1569.11438</text:p>
          </table:table-cell>
          <table:table-cell office:value-type="float" office:value="1570.593872" calcext:value-type="float">
            <text:p>1570.593872</text:p>
          </table:table-cell>
          <table:table-cell office:value-type="float" office:value="1569.190918" calcext:value-type="float">
            <text:p>1569.190918</text:p>
          </table:table-cell>
          <table:table-cell table:number-columns-repeated="13"/>
        </table:table-row>
        <table:table-row table:style-name="ro1">
          <table:table-cell office:value-type="float" office:value="334.8" calcext:value-type="float">
            <text:p>334.8</text:p>
          </table:table-cell>
          <table:table-cell office:value-type="float" office:value="1575.821533" calcext:value-type="float">
            <text:p>1575.821533</text:p>
          </table:table-cell>
          <table:table-cell office:value-type="float" office:value="1576.767334" calcext:value-type="float">
            <text:p>1576.767334</text:p>
          </table:table-cell>
          <table:table-cell office:value-type="float" office:value="1573.116089" calcext:value-type="float">
            <text:p>1573.116089</text:p>
          </table:table-cell>
          <table:table-cell office:value-type="float" office:value="1572.777954" calcext:value-type="float">
            <text:p>1572.777954</text:p>
          </table:table-cell>
          <table:table-cell table:number-columns-repeated="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72.135132" calcext:value-type="float">
            <text:p>1572.135132</text:p>
          </table:table-cell>
          <table:table-cell office:value-type="float" office:value="1579.294678" calcext:value-type="float">
            <text:p>1579.294678</text:p>
          </table:table-cell>
          <table:table-cell office:value-type="float" office:value="1573.310547" calcext:value-type="float">
            <text:p>1573.310547</text:p>
          </table:table-cell>
          <table:table-cell office:value-type="float" office:value="1580.073242" calcext:value-type="float">
            <text:p>1580.073242</text:p>
          </table:table-cell>
          <table:table-cell table:number-columns-repeated="13"/>
        </table:table-row>
        <table:table-row table:style-name="ro1">
          <table:table-cell office:value-type="float" office:value="335.2" calcext:value-type="float">
            <text:p>335.2</text:p>
          </table:table-cell>
          <table:table-cell office:value-type="float" office:value="1573.134766" calcext:value-type="float">
            <text:p>1573.134766</text:p>
          </table:table-cell>
          <table:table-cell office:value-type="float" office:value="1574.091064" calcext:value-type="float">
            <text:p>1574.091064</text:p>
          </table:table-cell>
          <table:table-cell office:value-type="float" office:value="1573.671631" calcext:value-type="float">
            <text:p>1573.671631</text:p>
          </table:table-cell>
          <table:table-cell office:value-type="float" office:value="1573.145874" calcext:value-type="float">
            <text:p>1573.145874</text:p>
          </table:table-cell>
          <table:table-cell table:number-columns-repeated="13"/>
        </table:table-row>
        <table:table-row table:style-name="ro1">
          <table:table-cell office:value-type="float" office:value="335.4" calcext:value-type="float">
            <text:p>335.4</text:p>
          </table:table-cell>
          <table:table-cell office:value-type="float" office:value="1575.111938" calcext:value-type="float">
            <text:p>1575.111938</text:p>
          </table:table-cell>
          <table:table-cell office:value-type="float" office:value="1573.661377" calcext:value-type="float">
            <text:p>1573.661377</text:p>
          </table:table-cell>
          <table:table-cell office:value-type="float" office:value="1576.642334" calcext:value-type="float">
            <text:p>1576.642334</text:p>
          </table:table-cell>
          <table:table-cell office:value-type="float" office:value="1577.545532" calcext:value-type="float">
            <text:p>1577.545532</text:p>
          </table:table-cell>
          <table:table-cell table:number-columns-repeated="13"/>
        </table:table-row>
        <table:table-row table:style-name="ro1">
          <table:table-cell office:value-type="float" office:value="335.6" calcext:value-type="float">
            <text:p>335.6</text:p>
          </table:table-cell>
          <table:table-cell office:value-type="float" office:value="1575.648315" calcext:value-type="float">
            <text:p>1575.648315</text:p>
          </table:table-cell>
          <table:table-cell office:value-type="float" office:value="1574.940918" calcext:value-type="float">
            <text:p>1574.940918</text:p>
          </table:table-cell>
          <table:table-cell office:value-type="float" office:value="1575.656372" calcext:value-type="float">
            <text:p>1575.656372</text:p>
          </table:table-cell>
          <table:table-cell office:value-type="float" office:value="1573.771729" calcext:value-type="float">
            <text:p>1573.771729</text:p>
          </table:table-cell>
          <table:table-cell table:number-columns-repeated="13"/>
        </table:table-row>
        <table:table-row table:style-name="ro1">
          <table:table-cell office:value-type="float" office:value="335.8" calcext:value-type="float">
            <text:p>335.8</text:p>
          </table:table-cell>
          <table:table-cell office:value-type="float" office:value="1573.598145" calcext:value-type="float">
            <text:p>1573.598145</text:p>
          </table:table-cell>
          <table:table-cell office:value-type="float" office:value="1576.699585" calcext:value-type="float">
            <text:p>1576.699585</text:p>
          </table:table-cell>
          <table:table-cell office:value-type="float" office:value="1574.526978" calcext:value-type="float">
            <text:p>1574.526978</text:p>
          </table:table-cell>
          <table:table-cell office:value-type="float" office:value="1576.545654" calcext:value-type="float">
            <text:p>1576.545654</text:p>
          </table:table-cell>
          <table:table-cell table:number-columns-repeated="1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72.738281" calcext:value-type="float">
            <text:p>1572.738281</text:p>
          </table:table-cell>
          <table:table-cell office:value-type="float" office:value="1571.829956" calcext:value-type="float">
            <text:p>1571.829956</text:p>
          </table:table-cell>
          <table:table-cell office:value-type="float" office:value="1572.653564" calcext:value-type="float">
            <text:p>1572.653564</text:p>
          </table:table-cell>
          <table:table-cell office:value-type="float" office:value="1572.269409" calcext:value-type="float">
            <text:p>1572.269409</text:p>
          </table:table-cell>
          <table:table-cell table:number-columns-repeated="13"/>
        </table:table-row>
        <table:table-row table:style-name="ro1">
          <table:table-cell office:value-type="float" office:value="336.2" calcext:value-type="float">
            <text:p>336.2</text:p>
          </table:table-cell>
          <table:table-cell office:value-type="float" office:value="1574.850464" calcext:value-type="float">
            <text:p>1574.850464</text:p>
          </table:table-cell>
          <table:table-cell office:value-type="float" office:value="1574.532471" calcext:value-type="float">
            <text:p>1574.532471</text:p>
          </table:table-cell>
          <table:table-cell office:value-type="float" office:value="1575.822266" calcext:value-type="float">
            <text:p>1575.822266</text:p>
          </table:table-cell>
          <table:table-cell office:value-type="float" office:value="1570.713745" calcext:value-type="float">
            <text:p>1570.713745</text:p>
          </table:table-cell>
          <table:table-cell table:number-columns-repeated="13"/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1575.430786" calcext:value-type="float">
            <text:p>1575.430786</text:p>
          </table:table-cell>
          <table:table-cell office:value-type="float" office:value="1572.302734" calcext:value-type="float">
            <text:p>1572.302734</text:p>
          </table:table-cell>
          <table:table-cell office:value-type="float" office:value="1574.541382" calcext:value-type="float">
            <text:p>1574.541382</text:p>
          </table:table-cell>
          <table:table-cell office:value-type="float" office:value="1577.21167" calcext:value-type="float">
            <text:p>1577.21167</text:p>
          </table:table-cell>
          <table:table-cell table:number-columns-repeated="13"/>
        </table:table-row>
        <table:table-row table:style-name="ro1">
          <table:table-cell office:value-type="float" office:value="336.6" calcext:value-type="float">
            <text:p>336.6</text:p>
          </table:table-cell>
          <table:table-cell office:value-type="float" office:value="1568.930542" calcext:value-type="float">
            <text:p>1568.930542</text:p>
          </table:table-cell>
          <table:table-cell office:value-type="float" office:value="1573.768799" calcext:value-type="float">
            <text:p>1573.768799</text:p>
          </table:table-cell>
          <table:table-cell office:value-type="float" office:value="1570.735718" calcext:value-type="float">
            <text:p>1570.735718</text:p>
          </table:table-cell>
          <table:table-cell office:value-type="float" office:value="1572.618164" calcext:value-type="float">
            <text:p>1572.618164</text:p>
          </table:table-cell>
          <table:table-cell table:number-columns-repeated="13"/>
        </table:table-row>
        <table:table-row table:style-name="ro1">
          <table:table-cell office:value-type="float" office:value="336.8" calcext:value-type="float">
            <text:p>336.8</text:p>
          </table:table-cell>
          <table:table-cell office:value-type="float" office:value="1571.78125" calcext:value-type="float">
            <text:p>1571.78125</text:p>
          </table:table-cell>
          <table:table-cell office:value-type="float" office:value="1573.977051" calcext:value-type="float">
            <text:p>1573.977051</text:p>
          </table:table-cell>
          <table:table-cell office:value-type="float" office:value="1575.629639" calcext:value-type="float">
            <text:p>1575.629639</text:p>
          </table:table-cell>
          <table:table-cell office:value-type="float" office:value="1572.632202" calcext:value-type="float">
            <text:p>1572.632202</text:p>
          </table:table-cell>
          <table:table-cell table:number-columns-repeated="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75.558594" calcext:value-type="float">
            <text:p>1575.558594</text:p>
          </table:table-cell>
          <table:table-cell office:value-type="float" office:value="1571.908447" calcext:value-type="float">
            <text:p>1571.908447</text:p>
          </table:table-cell>
          <table:table-cell office:value-type="float" office:value="1571.542725" calcext:value-type="float">
            <text:p>1571.542725</text:p>
          </table:table-cell>
          <table:table-cell office:value-type="float" office:value="1571.531616" calcext:value-type="float">
            <text:p>1571.531616</text:p>
          </table:table-cell>
          <table:table-cell table:number-columns-repeated="13"/>
        </table:table-row>
        <table:table-row table:style-name="ro1">
          <table:table-cell office:value-type="float" office:value="337.2" calcext:value-type="float">
            <text:p>337.2</text:p>
          </table:table-cell>
          <table:table-cell office:value-type="float" office:value="1571.92627" calcext:value-type="float">
            <text:p>1571.92627</text:p>
          </table:table-cell>
          <table:table-cell office:value-type="float" office:value="1573.815552" calcext:value-type="float">
            <text:p>1573.815552</text:p>
          </table:table-cell>
          <table:table-cell office:value-type="float" office:value="1573.925049" calcext:value-type="float">
            <text:p>1573.925049</text:p>
          </table:table-cell>
          <table:table-cell office:value-type="float" office:value="1572.615234" calcext:value-type="float">
            <text:p>1572.615234</text:p>
          </table:table-cell>
          <table:table-cell table:number-columns-repeated="13"/>
        </table:table-row>
        <table:table-row table:style-name="ro1">
          <table:table-cell office:value-type="float" office:value="337.4" calcext:value-type="float">
            <text:p>337.4</text:p>
          </table:table-cell>
          <table:table-cell office:value-type="float" office:value="1571.168945" calcext:value-type="float">
            <text:p>1571.168945</text:p>
          </table:table-cell>
          <table:table-cell office:value-type="float" office:value="1573.528687" calcext:value-type="float">
            <text:p>1573.528687</text:p>
          </table:table-cell>
          <table:table-cell office:value-type="float" office:value="1573.131348" calcext:value-type="float">
            <text:p>1573.131348</text:p>
          </table:table-cell>
          <table:table-cell office:value-type="float" office:value="1570.338379" calcext:value-type="float">
            <text:p>1570.338379</text:p>
          </table:table-cell>
          <table:table-cell table:number-columns-repeated="13"/>
        </table:table-row>
        <table:table-row table:style-name="ro1">
          <table:table-cell office:value-type="float" office:value="337.6" calcext:value-type="float">
            <text:p>337.6</text:p>
          </table:table-cell>
          <table:table-cell office:value-type="float" office:value="1571.306885" calcext:value-type="float">
            <text:p>1571.306885</text:p>
          </table:table-cell>
          <table:table-cell office:value-type="float" office:value="1569.170898" calcext:value-type="float">
            <text:p>1569.170898</text:p>
          </table:table-cell>
          <table:table-cell office:value-type="float" office:value="1570.004272" calcext:value-type="float">
            <text:p>1570.004272</text:p>
          </table:table-cell>
          <table:table-cell office:value-type="float" office:value="1568.432251" calcext:value-type="float">
            <text:p>1568.432251</text:p>
          </table:table-cell>
          <table:table-cell table:number-columns-repeated="13"/>
        </table:table-row>
        <table:table-row table:style-name="ro1">
          <table:table-cell office:value-type="float" office:value="337.8" calcext:value-type="float">
            <text:p>337.8</text:p>
          </table:table-cell>
          <table:table-cell office:value-type="float" office:value="1564.812134" calcext:value-type="float">
            <text:p>1564.812134</text:p>
          </table:table-cell>
          <table:table-cell office:value-type="float" office:value="1570.980591" calcext:value-type="float">
            <text:p>1570.980591</text:p>
          </table:table-cell>
          <table:table-cell office:value-type="float" office:value="1564.944092" calcext:value-type="float">
            <text:p>1564.944092</text:p>
          </table:table-cell>
          <table:table-cell office:value-type="float" office:value="1568.971558" calcext:value-type="float">
            <text:p>1568.971558</text:p>
          </table:table-cell>
          <table:table-cell table:number-columns-repeated="1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67.58313" calcext:value-type="float">
            <text:p>1567.58313</text:p>
          </table:table-cell>
          <table:table-cell office:value-type="float" office:value="1571.291748" calcext:value-type="float">
            <text:p>1571.291748</text:p>
          </table:table-cell>
          <table:table-cell office:value-type="float" office:value="1568.963257" calcext:value-type="float">
            <text:p>1568.963257</text:p>
          </table:table-cell>
          <table:table-cell office:value-type="float" office:value="1571.790649" calcext:value-type="float">
            <text:p>1571.790649</text:p>
          </table:table-cell>
          <table:table-cell table:number-columns-repeated="13"/>
        </table:table-row>
        <table:table-row table:style-name="ro1">
          <table:table-cell office:value-type="float" office:value="338.2" calcext:value-type="float">
            <text:p>338.2</text:p>
          </table:table-cell>
          <table:table-cell office:value-type="float" office:value="1569.295166" calcext:value-type="float">
            <text:p>1569.295166</text:p>
          </table:table-cell>
          <table:table-cell office:value-type="float" office:value="1574.233398" calcext:value-type="float">
            <text:p>1574.233398</text:p>
          </table:table-cell>
          <table:table-cell office:value-type="float" office:value="1573.029907" calcext:value-type="float">
            <text:p>1573.029907</text:p>
          </table:table-cell>
          <table:table-cell office:value-type="float" office:value="1571.380127" calcext:value-type="float">
            <text:p>1571.380127</text:p>
          </table:table-cell>
          <table:table-cell table:number-columns-repeated="13"/>
        </table:table-row>
        <table:table-row table:style-name="ro1">
          <table:table-cell office:value-type="float" office:value="338.4" calcext:value-type="float">
            <text:p>338.4</text:p>
          </table:table-cell>
          <table:table-cell office:value-type="float" office:value="1571.108398" calcext:value-type="float">
            <text:p>1571.108398</text:p>
          </table:table-cell>
          <table:table-cell office:value-type="float" office:value="1571.360107" calcext:value-type="float">
            <text:p>1571.360107</text:p>
          </table:table-cell>
          <table:table-cell office:value-type="float" office:value="1571.775391" calcext:value-type="float">
            <text:p>1571.775391</text:p>
          </table:table-cell>
          <table:table-cell office:value-type="float" office:value="1569.490967" calcext:value-type="float">
            <text:p>1569.490967</text:p>
          </table:table-cell>
          <table:table-cell table:number-columns-repeated="13"/>
        </table:table-row>
        <table:table-row table:style-name="ro1">
          <table:table-cell office:value-type="float" office:value="338.6" calcext:value-type="float">
            <text:p>338.6</text:p>
          </table:table-cell>
          <table:table-cell office:value-type="float" office:value="1572.845703" calcext:value-type="float">
            <text:p>1572.845703</text:p>
          </table:table-cell>
          <table:table-cell office:value-type="float" office:value="1569.640137" calcext:value-type="float">
            <text:p>1569.640137</text:p>
          </table:table-cell>
          <table:table-cell office:value-type="float" office:value="1573.121948" calcext:value-type="float">
            <text:p>1573.121948</text:p>
          </table:table-cell>
          <table:table-cell office:value-type="float" office:value="1571.664307" calcext:value-type="float">
            <text:p>1571.664307</text:p>
          </table:table-cell>
          <table:table-cell table:number-columns-repeated="13"/>
        </table:table-row>
        <table:table-row table:style-name="ro1">
          <table:table-cell office:value-type="float" office:value="338.8" calcext:value-type="float">
            <text:p>338.8</text:p>
          </table:table-cell>
          <table:table-cell office:value-type="float" office:value="1572.998901" calcext:value-type="float">
            <text:p>1572.998901</text:p>
          </table:table-cell>
          <table:table-cell office:value-type="float" office:value="1564.537476" calcext:value-type="float">
            <text:p>1564.537476</text:p>
          </table:table-cell>
          <table:table-cell office:value-type="float" office:value="1571.682129" calcext:value-type="float">
            <text:p>1571.682129</text:p>
          </table:table-cell>
          <table:table-cell office:value-type="float" office:value="1566.162231" calcext:value-type="float">
            <text:p>1566.162231</text:p>
          </table:table-cell>
          <table:table-cell table:number-columns-repeated="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73.695068" calcext:value-type="float">
            <text:p>1573.695068</text:p>
          </table:table-cell>
          <table:table-cell office:value-type="float" office:value="1571.449219" calcext:value-type="float">
            <text:p>1571.449219</text:p>
          </table:table-cell>
          <table:table-cell office:value-type="float" office:value="1573.288208" calcext:value-type="float">
            <text:p>1573.288208</text:p>
          </table:table-cell>
          <table:table-cell office:value-type="float" office:value="1571.870605" calcext:value-type="float">
            <text:p>1571.870605</text:p>
          </table:table-cell>
          <table:table-cell table:number-columns-repeated="13"/>
        </table:table-row>
        <table:table-row table:style-name="ro1">
          <table:table-cell office:value-type="float" office:value="339.2" calcext:value-type="float">
            <text:p>339.2</text:p>
          </table:table-cell>
          <table:table-cell office:value-type="float" office:value="1572.851318" calcext:value-type="float">
            <text:p>1572.851318</text:p>
          </table:table-cell>
          <table:table-cell office:value-type="float" office:value="1573.112915" calcext:value-type="float">
            <text:p>1573.112915</text:p>
          </table:table-cell>
          <table:table-cell office:value-type="float" office:value="1575.766235" calcext:value-type="float">
            <text:p>1575.766235</text:p>
          </table:table-cell>
          <table:table-cell office:value-type="float" office:value="1575.072266" calcext:value-type="float">
            <text:p>1575.072266</text:p>
          </table:table-cell>
          <table:table-cell table:number-columns-repeated="13"/>
        </table:table-row>
        <table:table-row table:style-name="ro1">
          <table:table-cell office:value-type="float" office:value="339.4" calcext:value-type="float">
            <text:p>339.4</text:p>
          </table:table-cell>
          <table:table-cell office:value-type="float" office:value="1573.448853" calcext:value-type="float">
            <text:p>1573.448853</text:p>
          </table:table-cell>
          <table:table-cell office:value-type="float" office:value="1575.739868" calcext:value-type="float">
            <text:p>1575.739868</text:p>
          </table:table-cell>
          <table:table-cell office:value-type="float" office:value="1572.669922" calcext:value-type="float">
            <text:p>1572.669922</text:p>
          </table:table-cell>
          <table:table-cell office:value-type="float" office:value="1574.55542" calcext:value-type="float">
            <text:p>1574.55542</text:p>
          </table:table-cell>
          <table:table-cell table:number-columns-repeated="13"/>
        </table:table-row>
        <table:table-row table:style-name="ro1">
          <table:table-cell office:value-type="float" office:value="339.6" calcext:value-type="float">
            <text:p>339.6</text:p>
          </table:table-cell>
          <table:table-cell office:value-type="float" office:value="1569.387573" calcext:value-type="float">
            <text:p>1569.387573</text:p>
          </table:table-cell>
          <table:table-cell office:value-type="float" office:value="1568.907349" calcext:value-type="float">
            <text:p>1568.907349</text:p>
          </table:table-cell>
          <table:table-cell office:value-type="float" office:value="1569.701782" calcext:value-type="float">
            <text:p>1569.701782</text:p>
          </table:table-cell>
          <table:table-cell office:value-type="float" office:value="1569.317383" calcext:value-type="float">
            <text:p>1569.317383</text:p>
          </table:table-cell>
          <table:table-cell table:number-columns-repeated="13"/>
        </table:table-row>
        <table:table-row table:style-name="ro1">
          <table:table-cell office:value-type="float" office:value="339.8" calcext:value-type="float">
            <text:p>339.8</text:p>
          </table:table-cell>
          <table:table-cell office:value-type="float" office:value="1577.062256" calcext:value-type="float">
            <text:p>1577.062256</text:p>
          </table:table-cell>
          <table:table-cell office:value-type="float" office:value="1574.553955" calcext:value-type="float">
            <text:p>1574.553955</text:p>
          </table:table-cell>
          <table:table-cell office:value-type="float" office:value="1573.824463" calcext:value-type="float">
            <text:p>1573.824463</text:p>
          </table:table-cell>
          <table:table-cell office:value-type="float" office:value="1572.788086" calcext:value-type="float">
            <text:p>1572.788086</text:p>
          </table:table-cell>
          <table:table-cell table:number-columns-repeated="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70.213379" calcext:value-type="float">
            <text:p>1570.213379</text:p>
          </table:table-cell>
          <table:table-cell office:value-type="float" office:value="1571.860596" calcext:value-type="float">
            <text:p>1571.860596</text:p>
          </table:table-cell>
          <table:table-cell office:value-type="float" office:value="1569.760864" calcext:value-type="float">
            <text:p>1569.760864</text:p>
          </table:table-cell>
          <table:table-cell office:value-type="float" office:value="1569.508789" calcext:value-type="float">
            <text:p>1569.508789</text:p>
          </table:table-cell>
          <table:table-cell table:number-columns-repeated="13"/>
        </table:table-row>
        <table:table-row table:style-name="ro1">
          <table:table-cell office:value-type="float" office:value="340.2" calcext:value-type="float">
            <text:p>340.2</text:p>
          </table:table-cell>
          <table:table-cell office:value-type="float" office:value="1574.657959" calcext:value-type="float">
            <text:p>1574.657959</text:p>
          </table:table-cell>
          <table:table-cell office:value-type="float" office:value="1575.449097" calcext:value-type="float">
            <text:p>1575.449097</text:p>
          </table:table-cell>
          <table:table-cell office:value-type="float" office:value="1577.547485" calcext:value-type="float">
            <text:p>1577.547485</text:p>
          </table:table-cell>
          <table:table-cell office:value-type="float" office:value="1572.367188" calcext:value-type="float">
            <text:p>1572.367188</text:p>
          </table:table-cell>
          <table:table-cell table:number-columns-repeated="13"/>
        </table:table-row>
        <table:table-row table:style-name="ro1">
          <table:table-cell office:value-type="float" office:value="340.4" calcext:value-type="float">
            <text:p>340.4</text:p>
          </table:table-cell>
          <table:table-cell office:value-type="float" office:value="1575.825806" calcext:value-type="float">
            <text:p>1575.825806</text:p>
          </table:table-cell>
          <table:table-cell office:value-type="float" office:value="1578.148926" calcext:value-type="float">
            <text:p>1578.148926</text:p>
          </table:table-cell>
          <table:table-cell office:value-type="float" office:value="1576.328491" calcext:value-type="float">
            <text:p>1576.328491</text:p>
          </table:table-cell>
          <table:table-cell office:value-type="float" office:value="1575.289185" calcext:value-type="float">
            <text:p>1575.289185</text:p>
          </table:table-cell>
          <table:table-cell table:number-columns-repeated="13"/>
        </table:table-row>
        <table:table-row table:style-name="ro1">
          <table:table-cell office:value-type="float" office:value="340.6" calcext:value-type="float">
            <text:p>340.6</text:p>
          </table:table-cell>
          <table:table-cell office:value-type="float" office:value="1571.541016" calcext:value-type="float">
            <text:p>1571.541016</text:p>
          </table:table-cell>
          <table:table-cell office:value-type="float" office:value="1575.476196" calcext:value-type="float">
            <text:p>1575.476196</text:p>
          </table:table-cell>
          <table:table-cell office:value-type="float" office:value="1569.527466" calcext:value-type="float">
            <text:p>1569.527466</text:p>
          </table:table-cell>
          <table:table-cell office:value-type="float" office:value="1573.808472" calcext:value-type="float">
            <text:p>1573.808472</text:p>
          </table:table-cell>
          <table:table-cell table:number-columns-repeated="13"/>
        </table:table-row>
        <table:table-row table:style-name="ro1">
          <table:table-cell office:value-type="float" office:value="340.8" calcext:value-type="float">
            <text:p>340.8</text:p>
          </table:table-cell>
          <table:table-cell office:value-type="float" office:value="1573.67395" calcext:value-type="float">
            <text:p>1573.67395</text:p>
          </table:table-cell>
          <table:table-cell office:value-type="float" office:value="1573.995361" calcext:value-type="float">
            <text:p>1573.995361</text:p>
          </table:table-cell>
          <table:table-cell office:value-type="float" office:value="1578.211304" calcext:value-type="float">
            <text:p>1578.211304</text:p>
          </table:table-cell>
          <table:table-cell office:value-type="float" office:value="1571.635254" calcext:value-type="float">
            <text:p>1571.635254</text:p>
          </table:table-cell>
          <table:table-cell table:number-columns-repeated="1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71.004639" calcext:value-type="float">
            <text:p>1571.004639</text:p>
          </table:table-cell>
          <table:table-cell office:value-type="float" office:value="1568.636353" calcext:value-type="float">
            <text:p>1568.636353</text:p>
          </table:table-cell>
          <table:table-cell office:value-type="float" office:value="1570.731201" calcext:value-type="float">
            <text:p>1570.731201</text:p>
          </table:table-cell>
          <table:table-cell office:value-type="float" office:value="1568.644775" calcext:value-type="float">
            <text:p>1568.644775</text:p>
          </table:table-cell>
          <table:table-cell table:number-columns-repeated="13"/>
        </table:table-row>
        <table:table-row table:style-name="ro1">
          <table:table-cell office:value-type="float" office:value="341.2" calcext:value-type="float">
            <text:p>341.2</text:p>
          </table:table-cell>
          <table:table-cell office:value-type="float" office:value="1570.974976" calcext:value-type="float">
            <text:p>1570.974976</text:p>
          </table:table-cell>
          <table:table-cell office:value-type="float" office:value="1574.973877" calcext:value-type="float">
            <text:p>1574.973877</text:p>
          </table:table-cell>
          <table:table-cell office:value-type="float" office:value="1571.370728" calcext:value-type="float">
            <text:p>1571.370728</text:p>
          </table:table-cell>
          <table:table-cell office:value-type="float" office:value="1572.5979" calcext:value-type="float">
            <text:p>1572.5979</text:p>
          </table:table-cell>
          <table:table-cell table:number-columns-repeated="13"/>
        </table:table-row>
        <table:table-row table:style-name="ro1">
          <table:table-cell office:value-type="float" office:value="341.4" calcext:value-type="float">
            <text:p>341.4</text:p>
          </table:table-cell>
          <table:table-cell office:value-type="float" office:value="1571.473633" calcext:value-type="float">
            <text:p>1571.473633</text:p>
          </table:table-cell>
          <table:table-cell office:value-type="float" office:value="1571.500366" calcext:value-type="float">
            <text:p>1571.500366</text:p>
          </table:table-cell>
          <table:table-cell office:value-type="float" office:value="1572.894897" calcext:value-type="float">
            <text:p>1572.894897</text:p>
          </table:table-cell>
          <table:table-cell office:value-type="float" office:value="1573.105469" calcext:value-type="float">
            <text:p>1573.105469</text:p>
          </table:table-cell>
          <table:table-cell table:number-columns-repeated="13"/>
        </table:table-row>
        <table:table-row table:style-name="ro1">
          <table:table-cell office:value-type="float" office:value="341.6" calcext:value-type="float">
            <text:p>341.6</text:p>
          </table:table-cell>
          <table:table-cell office:value-type="float" office:value="1571.133789" calcext:value-type="float">
            <text:p>1571.133789</text:p>
          </table:table-cell>
          <table:table-cell office:value-type="float" office:value="1573.516113" calcext:value-type="float">
            <text:p>1573.516113</text:p>
          </table:table-cell>
          <table:table-cell office:value-type="float" office:value="1573.463867" calcext:value-type="float">
            <text:p>1573.463867</text:p>
          </table:table-cell>
          <table:table-cell office:value-type="float" office:value="1573.995483" calcext:value-type="float">
            <text:p>1573.995483</text:p>
          </table:table-cell>
          <table:table-cell table:number-columns-repeated="13"/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1578.762329" calcext:value-type="float">
            <text:p>1578.762329</text:p>
          </table:table-cell>
          <table:table-cell office:value-type="float" office:value="1572.988159" calcext:value-type="float">
            <text:p>1572.988159</text:p>
          </table:table-cell>
          <table:table-cell office:value-type="float" office:value="1576.903076" calcext:value-type="float">
            <text:p>1576.903076</text:p>
          </table:table-cell>
          <table:table-cell office:value-type="float" office:value="1573.093018" calcext:value-type="float">
            <text:p>1573.093018</text:p>
          </table:table-cell>
          <table:table-cell table:number-columns-repeated="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66.631226" calcext:value-type="float">
            <text:p>1566.631226</text:p>
          </table:table-cell>
          <table:table-cell office:value-type="float" office:value="1570.768433" calcext:value-type="float">
            <text:p>1570.768433</text:p>
          </table:table-cell>
          <table:table-cell office:value-type="float" office:value="1567.226685" calcext:value-type="float">
            <text:p>1567.226685</text:p>
          </table:table-cell>
          <table:table-cell office:value-type="float" office:value="1571.163696" calcext:value-type="float">
            <text:p>1571.163696</text:p>
          </table:table-cell>
          <table:table-cell table:number-columns-repeated="13"/>
        </table:table-row>
        <table:table-row table:style-name="ro1">
          <table:table-cell office:value-type="float" office:value="342.2" calcext:value-type="float">
            <text:p>342.2</text:p>
          </table:table-cell>
          <table:table-cell office:value-type="float" office:value="1576.794922" calcext:value-type="float">
            <text:p>1576.794922</text:p>
          </table:table-cell>
          <table:table-cell office:value-type="float" office:value="1570.487427" calcext:value-type="float">
            <text:p>1570.487427</text:p>
          </table:table-cell>
          <table:table-cell office:value-type="float" office:value="1575.643433" calcext:value-type="float">
            <text:p>1575.643433</text:p>
          </table:table-cell>
          <table:table-cell office:value-type="float" office:value="1572.888306" calcext:value-type="float">
            <text:p>1572.888306</text:p>
          </table:table-cell>
          <table:table-cell table:number-columns-repeated="13"/>
        </table:table-row>
        <table:table-row table:style-name="ro1">
          <table:table-cell office:value-type="float" office:value="342.4" calcext:value-type="float">
            <text:p>342.4</text:p>
          </table:table-cell>
          <table:table-cell office:value-type="float" office:value="1574.570557" calcext:value-type="float">
            <text:p>1574.570557</text:p>
          </table:table-cell>
          <table:table-cell office:value-type="float" office:value="1575.858032" calcext:value-type="float">
            <text:p>1575.858032</text:p>
          </table:table-cell>
          <table:table-cell office:value-type="float" office:value="1575.677612" calcext:value-type="float">
            <text:p>1575.677612</text:p>
          </table:table-cell>
          <table:table-cell office:value-type="float" office:value="1576.158691" calcext:value-type="float">
            <text:p>1576.158691</text:p>
          </table:table-cell>
          <table:table-cell table:number-columns-repeated="13"/>
        </table:table-row>
        <table:table-row table:style-name="ro1">
          <table:table-cell office:value-type="float" office:value="342.6" calcext:value-type="float">
            <text:p>342.6</text:p>
          </table:table-cell>
          <table:table-cell office:value-type="float" office:value="1573.206299" calcext:value-type="float">
            <text:p>1573.206299</text:p>
          </table:table-cell>
          <table:table-cell office:value-type="float" office:value="1572.187866" calcext:value-type="float">
            <text:p>1572.187866</text:p>
          </table:table-cell>
          <table:table-cell office:value-type="float" office:value="1574.104736" calcext:value-type="float">
            <text:p>1574.104736</text:p>
          </table:table-cell>
          <table:table-cell office:value-type="float" office:value="1572.247192" calcext:value-type="float">
            <text:p>1572.247192</text:p>
          </table:table-cell>
          <table:table-cell table:number-columns-repeated="13"/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1573.072388" calcext:value-type="float">
            <text:p>1573.072388</text:p>
          </table:table-cell>
          <table:table-cell office:value-type="float" office:value="1574.986816" calcext:value-type="float">
            <text:p>1574.986816</text:p>
          </table:table-cell>
          <table:table-cell office:value-type="float" office:value="1574.381226" calcext:value-type="float">
            <text:p>1574.381226</text:p>
          </table:table-cell>
          <table:table-cell office:value-type="float" office:value="1574.784668" calcext:value-type="float">
            <text:p>1574.784668</text:p>
          </table:table-cell>
          <table:table-cell table:number-columns-repeated="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70.672485" calcext:value-type="float">
            <text:p>1570.672485</text:p>
          </table:table-cell>
          <table:table-cell office:value-type="float" office:value="1571.213135" calcext:value-type="float">
            <text:p>1571.213135</text:p>
          </table:table-cell>
          <table:table-cell office:value-type="float" office:value="1572.324463" calcext:value-type="float">
            <text:p>1572.324463</text:p>
          </table:table-cell>
          <table:table-cell office:value-type="float" office:value="1568.304688" calcext:value-type="float">
            <text:p>1568.304688</text:p>
          </table:table-cell>
          <table:table-cell table:number-columns-repeated="13"/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1573.965698" calcext:value-type="float">
            <text:p>1573.965698</text:p>
          </table:table-cell>
          <table:table-cell office:value-type="float" office:value="1572.410645" calcext:value-type="float">
            <text:p>1572.410645</text:p>
          </table:table-cell>
          <table:table-cell office:value-type="float" office:value="1573.099365" calcext:value-type="float">
            <text:p>1573.099365</text:p>
          </table:table-cell>
          <table:table-cell office:value-type="float" office:value="1572.32605" calcext:value-type="float">
            <text:p>1572.32605</text:p>
          </table:table-cell>
          <table:table-cell table:number-columns-repeated="13"/>
        </table:table-row>
        <table:table-row table:style-name="ro1">
          <table:table-cell office:value-type="float" office:value="343.4" calcext:value-type="float">
            <text:p>343.4</text:p>
          </table:table-cell>
          <table:table-cell office:value-type="float" office:value="1577.966309" calcext:value-type="float">
            <text:p>1577.966309</text:p>
          </table:table-cell>
          <table:table-cell office:value-type="float" office:value="1572.480225" calcext:value-type="float">
            <text:p>1572.480225</text:p>
          </table:table-cell>
          <table:table-cell office:value-type="float" office:value="1575.503906" calcext:value-type="float">
            <text:p>1575.503906</text:p>
          </table:table-cell>
          <table:table-cell office:value-type="float" office:value="1573.21936" calcext:value-type="float">
            <text:p>1573.21936</text:p>
          </table:table-cell>
          <table:table-cell table:number-columns-repeated="13"/>
        </table:table-row>
        <table:table-row table:style-name="ro1">
          <table:table-cell office:value-type="float" office:value="343.6" calcext:value-type="float">
            <text:p>343.6</text:p>
          </table:table-cell>
          <table:table-cell office:value-type="float" office:value="1570.53772" calcext:value-type="float">
            <text:p>1570.53772</text:p>
          </table:table-cell>
          <table:table-cell office:value-type="float" office:value="1575.520874" calcext:value-type="float">
            <text:p>1575.520874</text:p>
          </table:table-cell>
          <table:table-cell office:value-type="float" office:value="1574.412842" calcext:value-type="float">
            <text:p>1574.412842</text:p>
          </table:table-cell>
          <table:table-cell office:value-type="float" office:value="1574.792847" calcext:value-type="float">
            <text:p>1574.792847</text:p>
          </table:table-cell>
          <table:table-cell table:number-columns-repeated="13"/>
        </table:table-row>
        <table:table-row table:style-name="ro1">
          <table:table-cell office:value-type="float" office:value="343.8" calcext:value-type="float">
            <text:p>343.8</text:p>
          </table:table-cell>
          <table:table-cell office:value-type="float" office:value="1573.734375" calcext:value-type="float">
            <text:p>1573.734375</text:p>
          </table:table-cell>
          <table:table-cell office:value-type="float" office:value="1575.362793" calcext:value-type="float">
            <text:p>1575.362793</text:p>
          </table:table-cell>
          <table:table-cell office:value-type="float" office:value="1574.514282" calcext:value-type="float">
            <text:p>1574.514282</text:p>
          </table:table-cell>
          <table:table-cell office:value-type="float" office:value="1576.762817" calcext:value-type="float">
            <text:p>1576.762817</text:p>
          </table:table-cell>
          <table:table-cell table:number-columns-repeated="1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75.34314" calcext:value-type="float">
            <text:p>1575.34314</text:p>
          </table:table-cell>
          <table:table-cell office:value-type="float" office:value="1575.337402" calcext:value-type="float">
            <text:p>1575.337402</text:p>
          </table:table-cell>
          <table:table-cell office:value-type="float" office:value="1576.24939" calcext:value-type="float">
            <text:p>1576.24939</text:p>
          </table:table-cell>
          <table:table-cell office:value-type="float" office:value="1572.546387" calcext:value-type="float">
            <text:p>1572.546387</text:p>
          </table:table-cell>
          <table:table-cell table:number-columns-repeated="13"/>
        </table:table-row>
        <table:table-row table:style-name="ro1">
          <table:table-cell office:value-type="float" office:value="344.2" calcext:value-type="float">
            <text:p>344.2</text:p>
          </table:table-cell>
          <table:table-cell office:value-type="float" office:value="1572.029175" calcext:value-type="float">
            <text:p>1572.029175</text:p>
          </table:table-cell>
          <table:table-cell office:value-type="float" office:value="1571.453247" calcext:value-type="float">
            <text:p>1571.453247</text:p>
          </table:table-cell>
          <table:table-cell office:value-type="float" office:value="1570.620239" calcext:value-type="float">
            <text:p>1570.620239</text:p>
          </table:table-cell>
          <table:table-cell office:value-type="float" office:value="1570.598633" calcext:value-type="float">
            <text:p>1570.598633</text:p>
          </table:table-cell>
          <table:table-cell table:number-columns-repeated="13"/>
        </table:table-row>
        <table:table-row table:style-name="ro1">
          <table:table-cell office:value-type="float" office:value="344.4" calcext:value-type="float">
            <text:p>344.4</text:p>
          </table:table-cell>
          <table:table-cell office:value-type="float" office:value="1571.841064" calcext:value-type="float">
            <text:p>1571.841064</text:p>
          </table:table-cell>
          <table:table-cell office:value-type="float" office:value="1576.234253" calcext:value-type="float">
            <text:p>1576.234253</text:p>
          </table:table-cell>
          <table:table-cell office:value-type="float" office:value="1572.578979" calcext:value-type="float">
            <text:p>1572.578979</text:p>
          </table:table-cell>
          <table:table-cell office:value-type="float" office:value="1574.505371" calcext:value-type="float">
            <text:p>1574.505371</text:p>
          </table:table-cell>
          <table:table-cell table:number-columns-repeated="13"/>
        </table:table-row>
        <table:table-row table:style-name="ro1">
          <table:table-cell office:value-type="float" office:value="344.6" calcext:value-type="float">
            <text:p>344.6</text:p>
          </table:table-cell>
          <table:table-cell office:value-type="float" office:value="1572.03772" calcext:value-type="float">
            <text:p>1572.03772</text:p>
          </table:table-cell>
          <table:table-cell office:value-type="float" office:value="1572.372681" calcext:value-type="float">
            <text:p>1572.372681</text:p>
          </table:table-cell>
          <table:table-cell office:value-type="float" office:value="1573.674316" calcext:value-type="float">
            <text:p>1573.674316</text:p>
          </table:table-cell>
          <table:table-cell office:value-type="float" office:value="1570.414429" calcext:value-type="float">
            <text:p>1570.414429</text:p>
          </table:table-cell>
          <table:table-cell table:number-columns-repeated="13"/>
        </table:table-row>
        <table:table-row table:style-name="ro1">
          <table:table-cell office:value-type="float" office:value="344.8" calcext:value-type="float">
            <text:p>344.8</text:p>
          </table:table-cell>
          <table:table-cell office:value-type="float" office:value="1575.732178" calcext:value-type="float">
            <text:p>1575.732178</text:p>
          </table:table-cell>
          <table:table-cell office:value-type="float" office:value="1573.089478" calcext:value-type="float">
            <text:p>1573.089478</text:p>
          </table:table-cell>
          <table:table-cell office:value-type="float" office:value="1575.090454" calcext:value-type="float">
            <text:p>1575.090454</text:p>
          </table:table-cell>
          <table:table-cell office:value-type="float" office:value="1574.223389" calcext:value-type="float">
            <text:p>1574.223389</text:p>
          </table:table-cell>
          <table:table-cell table:number-columns-repeated="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71.710449" calcext:value-type="float">
            <text:p>1571.710449</text:p>
          </table:table-cell>
          <table:table-cell office:value-type="float" office:value="1569.502563" calcext:value-type="float">
            <text:p>1569.502563</text:p>
          </table:table-cell>
          <table:table-cell office:value-type="float" office:value="1570.821533" calcext:value-type="float">
            <text:p>1570.821533</text:p>
          </table:table-cell>
          <table:table-cell office:value-type="float" office:value="1570.189331" calcext:value-type="float">
            <text:p>1570.189331</text:p>
          </table:table-cell>
          <table:table-cell table:number-columns-repeated="13"/>
        </table:table-row>
        <table:table-row table:style-name="ro1">
          <table:table-cell office:value-type="float" office:value="345.2" calcext:value-type="float">
            <text:p>345.2</text:p>
          </table:table-cell>
          <table:table-cell office:value-type="float" office:value="1570.966309" calcext:value-type="float">
            <text:p>1570.966309</text:p>
          </table:table-cell>
          <table:table-cell office:value-type="float" office:value="1570.521973" calcext:value-type="float">
            <text:p>1570.521973</text:p>
          </table:table-cell>
          <table:table-cell office:value-type="float" office:value="1568.780884" calcext:value-type="float">
            <text:p>1568.780884</text:p>
          </table:table-cell>
          <table:table-cell office:value-type="float" office:value="1572.202515" calcext:value-type="float">
            <text:p>1572.202515</text:p>
          </table:table-cell>
          <table:table-cell table:number-columns-repeated="13"/>
        </table:table-row>
        <table:table-row table:style-name="ro1">
          <table:table-cell office:value-type="float" office:value="345.4" calcext:value-type="float">
            <text:p>345.4</text:p>
          </table:table-cell>
          <table:table-cell office:value-type="float" office:value="1576.97644" calcext:value-type="float">
            <text:p>1576.97644</text:p>
          </table:table-cell>
          <table:table-cell office:value-type="float" office:value="1569.913452" calcext:value-type="float">
            <text:p>1569.913452</text:p>
          </table:table-cell>
          <table:table-cell office:value-type="float" office:value="1575.470581" calcext:value-type="float">
            <text:p>1575.470581</text:p>
          </table:table-cell>
          <table:table-cell office:value-type="float" office:value="1573.548706" calcext:value-type="float">
            <text:p>1573.548706</text:p>
          </table:table-cell>
          <table:table-cell table:number-columns-repeated="13"/>
        </table:table-row>
        <table:table-row table:style-name="ro1">
          <table:table-cell office:value-type="float" office:value="345.6" calcext:value-type="float">
            <text:p>345.6</text:p>
          </table:table-cell>
          <table:table-cell office:value-type="float" office:value="1570.062134" calcext:value-type="float">
            <text:p>1570.062134</text:p>
          </table:table-cell>
          <table:table-cell office:value-type="float" office:value="1570.719238" calcext:value-type="float">
            <text:p>1570.719238</text:p>
          </table:table-cell>
          <table:table-cell office:value-type="float" office:value="1571.959839" calcext:value-type="float">
            <text:p>1571.959839</text:p>
          </table:table-cell>
          <table:table-cell office:value-type="float" office:value="1568.907959" calcext:value-type="float">
            <text:p>1568.907959</text:p>
          </table:table-cell>
          <table:table-cell table:number-columns-repeated="13"/>
        </table:table-row>
        <table:table-row table:style-name="ro1">
          <table:table-cell office:value-type="float" office:value="345.8" calcext:value-type="float">
            <text:p>345.8</text:p>
          </table:table-cell>
          <table:table-cell office:value-type="float" office:value="1577.845459" calcext:value-type="float">
            <text:p>1577.845459</text:p>
          </table:table-cell>
          <table:table-cell office:value-type="float" office:value="1572.22937" calcext:value-type="float">
            <text:p>1572.22937</text:p>
          </table:table-cell>
          <table:table-cell office:value-type="float" office:value="1577.931885" calcext:value-type="float">
            <text:p>1577.931885</text:p>
          </table:table-cell>
          <table:table-cell office:value-type="float" office:value="1572.94873" calcext:value-type="float">
            <text:p>1572.94873</text:p>
          </table:table-cell>
          <table:table-cell table:number-columns-repeated="1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70.472656" calcext:value-type="float">
            <text:p>1570.472656</text:p>
          </table:table-cell>
          <table:table-cell office:value-type="float" office:value="1572.810547" calcext:value-type="float">
            <text:p>1572.810547</text:p>
          </table:table-cell>
          <table:table-cell office:value-type="float" office:value="1572.168701" calcext:value-type="float">
            <text:p>1572.168701</text:p>
          </table:table-cell>
          <table:table-cell office:value-type="float" office:value="1572.137817" calcext:value-type="float">
            <text:p>1572.137817</text:p>
          </table:table-cell>
          <table:table-cell table:number-columns-repeated="13"/>
        </table:table-row>
        <table:table-row table:style-name="ro1">
          <table:table-cell office:value-type="float" office:value="346.2" calcext:value-type="float">
            <text:p>346.2</text:p>
          </table:table-cell>
          <table:table-cell office:value-type="float" office:value="1161.523193" calcext:value-type="float">
            <text:p>1161.523193</text:p>
          </table:table-cell>
          <table:table-cell office:value-type="float" office:value="1115.511963" calcext:value-type="float">
            <text:p>1115.511963</text:p>
          </table:table-cell>
          <table:table-cell office:value-type="float" office:value="1162.287842" calcext:value-type="float">
            <text:p>1162.287842</text:p>
          </table:table-cell>
          <table:table-cell office:value-type="float" office:value="1112.426025" calcext:value-type="float">
            <text:p>1112.426025</text:p>
          </table:table-cell>
          <table:table-cell table:number-columns-repeated="13"/>
        </table:table-row>
        <table:table-row table:style-name="ro1">
          <table:table-cell office:value-type="float" office:value="346.4" calcext:value-type="float">
            <text:p>346.4</text:p>
          </table:table-cell>
          <table:table-cell office:value-type="float" office:value="1213.683838" calcext:value-type="float">
            <text:p>1213.683838</text:p>
          </table:table-cell>
          <table:table-cell office:value-type="float" office:value="1025.856445" calcext:value-type="float">
            <text:p>1025.856445</text:p>
          </table:table-cell>
          <table:table-cell office:value-type="float" office:value="1200.175171" calcext:value-type="float">
            <text:p>1200.175171</text:p>
          </table:table-cell>
          <table:table-cell office:value-type="float" office:value="1041.966797" calcext:value-type="float">
            <text:p>1041.966797</text:p>
          </table:table-cell>
          <table:table-cell table:number-columns-repeated="13"/>
        </table:table-row>
        <table:table-row table:style-name="ro1">
          <table:table-cell office:value-type="float" office:value="346.6" calcext:value-type="float">
            <text:p>346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46.8" calcext:value-type="float">
            <text:p>346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47.2" calcext:value-type="float">
            <text:p>347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47.4" calcext:value-type="float">
            <text:p>347.4</text:p>
          </table:table-cell>
          <table:table-cell table:number-columns-repeated="4" office:value-type="float" office:value="900" calcext:value-type="float">
            <text:p>900</text:p>
          </table:table-cell>
          <table:table-cell table:number-columns-repeated="13"/>
        </table:table-row>
        <table:table-row table:style-name="ro1">
          <table:table-cell office:value-type="float" office:value="347.6" calcext:value-type="float">
            <text:p>347.6</text:p>
          </table:table-cell>
          <table:table-cell table:number-columns-repeated="17"/>
        </table:table-row>
        <table:table-row table:style-name="ro1">
          <table:table-cell office:value-type="float" office:value="347.8" calcext:value-type="float">
            <text:p>347.8</text:p>
          </table:table-cell>
          <table:table-cell table:number-columns-repeated="1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7"/>
        </table:table-row>
        <table:table-row table:style-name="ro1">
          <table:table-cell office:value-type="float" office:value="348.2" calcext:value-type="float">
            <text:p>348.2</text:p>
          </table:table-cell>
          <table:table-cell table:number-columns-repeated="17"/>
        </table:table-row>
        <table:table-row table:style-name="ro1">
          <table:table-cell office:value-type="float" office:value="348.4" calcext:value-type="float">
            <text:p>348.4</text:p>
          </table:table-cell>
          <table:table-cell table:number-columns-repeated="17"/>
        </table:table-row>
        <table:table-row table:style-name="ro1">
          <table:table-cell office:value-type="float" office:value="348.6" calcext:value-type="float">
            <text:p>348.6</text:p>
          </table:table-cell>
          <table:table-cell table:number-columns-repeated="17"/>
        </table:table-row>
        <table:table-row table:style-name="ro1">
          <table:table-cell office:value-type="float" office:value="348.8" calcext:value-type="float">
            <text:p>348.8</text:p>
          </table:table-cell>
          <table:table-cell table:number-columns-repeated="1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7"/>
        </table:table-row>
        <table:table-row table:style-name="ro1">
          <table:table-cell office:value-type="float" office:value="349.2" calcext:value-type="float">
            <text:p>349.2</text:p>
          </table:table-cell>
          <table:table-cell table:number-columns-repeated="17"/>
        </table:table-row>
        <table:table-row table:style-name="ro1">
          <table:table-cell office:value-type="float" office:value="349.4" calcext:value-type="float">
            <text:p>349.4</text:p>
          </table:table-cell>
          <table:table-cell table:number-columns-repeated="17"/>
        </table:table-row>
        <table:table-row table:style-name="ro1">
          <table:table-cell office:value-type="float" office:value="349.6" calcext:value-type="float">
            <text:p>349.6</text:p>
          </table:table-cell>
          <table:table-cell table:number-columns-repeated="17"/>
        </table:table-row>
        <table:table-row table:style-name="ro1">
          <table:table-cell office:value-type="float" office:value="349.8" calcext:value-type="float">
            <text:p>349.8</text:p>
          </table:table-cell>
          <table:table-cell table:number-columns-repeated="1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7"/>
        </table:table-row>
        <table:table-row table:style-name="ro1">
          <table:table-cell office:value-type="float" office:value="350.2" calcext:value-type="float">
            <text:p>350.2</text:p>
          </table:table-cell>
          <table:table-cell table:number-columns-repeated="17"/>
        </table:table-row>
        <table:table-row table:style-name="ro1">
          <table:table-cell office:value-type="float" office:value="350.4" calcext:value-type="float">
            <text:p>350.4</text:p>
          </table:table-cell>
          <table:table-cell table:number-columns-repeated="17"/>
        </table:table-row>
        <table:table-row table:style-name="ro1">
          <table:table-cell office:value-type="float" office:value="350.6" calcext:value-type="float">
            <text:p>350.6</text:p>
          </table:table-cell>
          <table:table-cell table:number-columns-repeated="17"/>
        </table:table-row>
        <table:table-row table:style-name="ro1">
          <table:table-cell office:value-type="float" office:value="350.8" calcext:value-type="float">
            <text:p>350.8</text:p>
          </table:table-cell>
          <table:table-cell table:number-columns-repeated="1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7"/>
        </table:table-row>
        <table:table-row table:style-name="ro1">
          <table:table-cell office:value-type="float" office:value="351.2" calcext:value-type="float">
            <text:p>351.2</text:p>
          </table:table-cell>
          <table:table-cell table:number-columns-repeated="17"/>
        </table:table-row>
        <table:table-row table:style-name="ro1">
          <table:table-cell office:value-type="float" office:value="351.4" calcext:value-type="float">
            <text:p>351.4</text:p>
          </table:table-cell>
          <table:table-cell table:number-columns-repeated="17"/>
        </table:table-row>
        <table:table-row table:style-name="ro1">
          <table:table-cell office:value-type="float" office:value="351.6" calcext:value-type="float">
            <text:p>351.6</text:p>
          </table:table-cell>
          <table:table-cell table:number-columns-repeated="17"/>
        </table:table-row>
        <table:table-row table:style-name="ro1">
          <table:table-cell office:value-type="float" office:value="351.8" calcext:value-type="float">
            <text:p>351.8</text:p>
          </table:table-cell>
          <table:table-cell table:number-columns-repeated="1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7"/>
        </table:table-row>
        <table:table-row table:style-name="ro1">
          <table:table-cell office:value-type="float" office:value="352.2" calcext:value-type="float">
            <text:p>352.2</text:p>
          </table:table-cell>
          <table:table-cell table:number-columns-repeated="17"/>
        </table:table-row>
        <table:table-row table:style-name="ro1">
          <table:table-cell office:value-type="float" office:value="352.4" calcext:value-type="float">
            <text:p>352.4</text:p>
          </table:table-cell>
          <table:table-cell table:number-columns-repeated="17"/>
        </table:table-row>
        <table:table-row table:style-name="ro1">
          <table:table-cell office:value-type="float" office:value="352.6" calcext:value-type="float">
            <text:p>352.6</text:p>
          </table:table-cell>
          <table:table-cell table:number-columns-repeated="17"/>
        </table:table-row>
        <table:table-row table:style-name="ro1">
          <table:table-cell office:value-type="float" office:value="352.8" calcext:value-type="float">
            <text:p>352.8</text:p>
          </table:table-cell>
          <table:table-cell table:number-columns-repeated="1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7"/>
        </table:table-row>
        <table:table-row table:style-name="ro1">
          <table:table-cell office:value-type="float" office:value="353.2" calcext:value-type="float">
            <text:p>353.2</text:p>
          </table:table-cell>
          <table:table-cell table:number-columns-repeated="17"/>
        </table:table-row>
        <table:table-row table:style-name="ro1">
          <table:table-cell office:value-type="float" office:value="353.4" calcext:value-type="float">
            <text:p>353.4</text:p>
          </table:table-cell>
          <table:table-cell table:number-columns-repeated="17"/>
        </table:table-row>
        <table:table-row table:style-name="ro1">
          <table:table-cell office:value-type="float" office:value="353.6" calcext:value-type="float">
            <text:p>353.6</text:p>
          </table:table-cell>
          <table:table-cell table:number-columns-repeated="17"/>
        </table:table-row>
        <table:table-row table:style-name="ro1">
          <table:table-cell office:value-type="float" office:value="353.8" calcext:value-type="float">
            <text:p>353.8</text:p>
          </table:table-cell>
          <table:table-cell table:number-columns-repeated="1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7"/>
        </table:table-row>
        <table:table-row table:style-name="ro1">
          <table:table-cell office:value-type="float" office:value="354.2" calcext:value-type="float">
            <text:p>354.2</text:p>
          </table:table-cell>
          <table:table-cell table:number-columns-repeated="17"/>
        </table:table-row>
        <table:table-row table:style-name="ro1">
          <table:table-cell office:value-type="float" office:value="354.4" calcext:value-type="float">
            <text:p>354.4</text:p>
          </table:table-cell>
          <table:table-cell table:number-columns-repeated="17"/>
        </table:table-row>
        <table:table-row table:style-name="ro1">
          <table:table-cell office:value-type="float" office:value="354.6" calcext:value-type="float">
            <text:p>354.6</text:p>
          </table:table-cell>
          <table:table-cell table:number-columns-repeated="17"/>
        </table:table-row>
        <table:table-row table:style-name="ro1">
          <table:table-cell office:value-type="float" office:value="354.8" calcext:value-type="float">
            <text:p>354.8</text:p>
          </table:table-cell>
          <table:table-cell table:number-columns-repeated="1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7"/>
        </table:table-row>
        <table:table-row table:style-name="ro1">
          <table:table-cell office:value-type="float" office:value="355.2" calcext:value-type="float">
            <text:p>355.2</text:p>
          </table:table-cell>
          <table:table-cell table:number-columns-repeated="17"/>
        </table:table-row>
        <table:table-row table:style-name="ro1">
          <table:table-cell office:value-type="float" office:value="355.4" calcext:value-type="float">
            <text:p>355.4</text:p>
          </table:table-cell>
          <table:table-cell table:number-columns-repeated="17"/>
        </table:table-row>
        <table:table-row table:style-name="ro1">
          <table:table-cell office:value-type="float" office:value="355.6" calcext:value-type="float">
            <text:p>355.6</text:p>
          </table:table-cell>
          <table:table-cell table:number-columns-repeated="17"/>
        </table:table-row>
        <table:table-row table:style-name="ro1">
          <table:table-cell office:value-type="float" office:value="355.8" calcext:value-type="float">
            <text:p>355.8</text:p>
          </table:table-cell>
          <table:table-cell table:number-columns-repeated="1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7"/>
        </table:table-row>
        <table:table-row table:style-name="ro1">
          <table:table-cell office:value-type="float" office:value="356.2" calcext:value-type="float">
            <text:p>356.2</text:p>
          </table:table-cell>
          <table:table-cell table:number-columns-repeated="17"/>
        </table:table-row>
        <table:table-row table:style-name="ro1">
          <table:table-cell office:value-type="float" office:value="356.4" calcext:value-type="float">
            <text:p>356.4</text:p>
          </table:table-cell>
          <table:table-cell table:number-columns-repeated="17"/>
        </table:table-row>
        <table:table-row table:style-name="ro1">
          <table:table-cell office:value-type="float" office:value="356.6" calcext:value-type="float">
            <text:p>356.6</text:p>
          </table:table-cell>
          <table:table-cell table:number-columns-repeated="17"/>
        </table:table-row>
        <table:table-row table:style-name="ro1">
          <table:table-cell office:value-type="float" office:value="356.8" calcext:value-type="float">
            <text:p>356.8</text:p>
          </table:table-cell>
          <table:table-cell table:number-columns-repeated="1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7"/>
        </table:table-row>
        <table:table-row table:style-name="ro1">
          <table:table-cell office:value-type="float" office:value="357.2" calcext:value-type="float">
            <text:p>357.2</text:p>
          </table:table-cell>
          <table:table-cell table:number-columns-repeated="17"/>
        </table:table-row>
        <table:table-row table:style-name="ro1">
          <table:table-cell office:value-type="float" office:value="357.4" calcext:value-type="float">
            <text:p>357.4</text:p>
          </table:table-cell>
          <table:table-cell table:number-columns-repeated="17"/>
        </table:table-row>
        <table:table-row table:style-name="ro1">
          <table:table-cell office:value-type="float" office:value="357.6" calcext:value-type="float">
            <text:p>357.6</text:p>
          </table:table-cell>
          <table:table-cell table:number-columns-repeated="17"/>
        </table:table-row>
        <table:table-row table:style-name="ro1">
          <table:table-cell office:value-type="float" office:value="357.8" calcext:value-type="float">
            <text:p>357.8</text:p>
          </table:table-cell>
          <table:table-cell table:number-columns-repeated="1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7"/>
        </table:table-row>
        <table:table-row table:style-name="ro1">
          <table:table-cell office:value-type="float" office:value="358.2" calcext:value-type="float">
            <text:p>358.2</text:p>
          </table:table-cell>
          <table:table-cell table:number-columns-repeated="17"/>
        </table:table-row>
        <table:table-row table:style-name="ro1">
          <table:table-cell office:value-type="float" office:value="358.4" calcext:value-type="float">
            <text:p>358.4</text:p>
          </table:table-cell>
          <table:table-cell table:number-columns-repeated="17"/>
        </table:table-row>
        <table:table-row table:style-name="ro1">
          <table:table-cell office:value-type="float" office:value="358.6" calcext:value-type="float">
            <text:p>358.6</text:p>
          </table:table-cell>
          <table:table-cell table:number-columns-repeated="17"/>
        </table:table-row>
        <table:table-row table:style-name="ro1">
          <table:table-cell office:value-type="float" office:value="358.8" calcext:value-type="float">
            <text:p>358.8</text:p>
          </table:table-cell>
          <table:table-cell table:number-columns-repeated="1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7"/>
        </table:table-row>
        <table:table-row table:style-name="ro1">
          <table:table-cell office:value-type="float" office:value="359.2" calcext:value-type="float">
            <text:p>359.2</text:p>
          </table:table-cell>
          <table:table-cell table:number-columns-repeated="17"/>
        </table:table-row>
        <table:table-row table:style-name="ro1">
          <table:table-cell office:value-type="float" office:value="359.4" calcext:value-type="float">
            <text:p>359.4</text:p>
          </table:table-cell>
          <table:table-cell table:number-columns-repeated="17"/>
        </table:table-row>
        <table:table-row table:style-name="ro1">
          <table:table-cell office:value-type="float" office:value="359.6" calcext:value-type="float">
            <text:p>359.6</text:p>
          </table:table-cell>
          <table:table-cell table:number-columns-repeated="17"/>
        </table:table-row>
        <table:table-row table:style-name="ro1">
          <table:table-cell office:value-type="float" office:value="359.8" calcext:value-type="float">
            <text:p>359.8</text:p>
          </table:table-cell>
          <table:table-cell table:number-columns-repeated="1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7"/>
        </table:table-row>
        <table:table-row table:style-name="ro1">
          <table:table-cell office:value-type="float" office:value="360.2" calcext:value-type="float">
            <text:p>360.2</text:p>
          </table:table-cell>
          <table:table-cell table:number-columns-repeated="17"/>
        </table:table-row>
        <table:table-row table:style-name="ro1">
          <table:table-cell office:value-type="float" office:value="360.4" calcext:value-type="float">
            <text:p>360.4</text:p>
          </table:table-cell>
          <table:table-cell table:number-columns-repeated="17"/>
        </table:table-row>
        <table:table-row table:style-name="ro1">
          <table:table-cell office:value-type="float" office:value="360.6" calcext:value-type="float">
            <text:p>360.6</text:p>
          </table:table-cell>
          <table:table-cell table:number-columns-repeated="17"/>
        </table:table-row>
        <table:table-row table:style-name="ro1">
          <table:table-cell office:value-type="float" office:value="360.8" calcext:value-type="float">
            <text:p>360.8</text:p>
          </table:table-cell>
          <table:table-cell table:number-columns-repeated="1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7"/>
        </table:table-row>
        <table:table-row table:style-name="ro1">
          <table:table-cell office:value-type="float" office:value="361.2" calcext:value-type="float">
            <text:p>361.2</text:p>
          </table:table-cell>
          <table:table-cell table:number-columns-repeated="17"/>
        </table:table-row>
        <table:table-row table:style-name="ro1">
          <table:table-cell office:value-type="float" office:value="361.4" calcext:value-type="float">
            <text:p>361.4</text:p>
          </table:table-cell>
          <table:table-cell table:number-columns-repeated="17"/>
        </table:table-row>
        <table:table-row table:style-name="ro1">
          <table:table-cell office:value-type="float" office:value="361.6" calcext:value-type="float">
            <text:p>361.6</text:p>
          </table:table-cell>
          <table:table-cell table:number-columns-repeated="17"/>
        </table:table-row>
        <table:table-row table:style-name="ro1">
          <table:table-cell office:value-type="float" office:value="361.8" calcext:value-type="float">
            <text:p>361.8</text:p>
          </table:table-cell>
          <table:table-cell table:number-columns-repeated="1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7"/>
        </table:table-row>
        <table:table-row table:style-name="ro1">
          <table:table-cell office:value-type="float" office:value="362.2" calcext:value-type="float">
            <text:p>362.2</text:p>
          </table:table-cell>
          <table:table-cell table:number-columns-repeated="17"/>
        </table:table-row>
        <table:table-row table:style-name="ro1">
          <table:table-cell office:value-type="float" office:value="362.4" calcext:value-type="float">
            <text:p>362.4</text:p>
          </table:table-cell>
          <table:table-cell table:number-columns-repeated="17"/>
        </table:table-row>
        <table:table-row table:style-name="ro1">
          <table:table-cell office:value-type="float" office:value="362.6" calcext:value-type="float">
            <text:p>362.6</text:p>
          </table:table-cell>
          <table:table-cell table:number-columns-repeated="17"/>
        </table:table-row>
        <table:table-row table:style-name="ro1">
          <table:table-cell office:value-type="float" office:value="362.8" calcext:value-type="float">
            <text:p>362.8</text:p>
          </table:table-cell>
          <table:table-cell table:number-columns-repeated="1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7"/>
        </table:table-row>
        <table:table-row table:style-name="ro1">
          <table:table-cell office:value-type="float" office:value="363.2" calcext:value-type="float">
            <text:p>363.2</text:p>
          </table:table-cell>
          <table:table-cell table:number-columns-repeated="17"/>
        </table:table-row>
        <table:table-row table:style-name="ro1">
          <table:table-cell office:value-type="float" office:value="363.4" calcext:value-type="float">
            <text:p>363.4</text:p>
          </table:table-cell>
          <table:table-cell table:number-columns-repeated="17"/>
        </table:table-row>
        <table:table-row table:style-name="ro1">
          <table:table-cell office:value-type="float" office:value="363.6" calcext:value-type="float">
            <text:p>363.6</text:p>
          </table:table-cell>
          <table:table-cell table:number-columns-repeated="17"/>
        </table:table-row>
        <table:table-row table:style-name="ro1">
          <table:table-cell office:value-type="float" office:value="363.8" calcext:value-type="float">
            <text:p>363.8</text:p>
          </table:table-cell>
          <table:table-cell table:number-columns-repeated="1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7"/>
        </table:table-row>
        <table:table-row table:style-name="ro1">
          <table:table-cell office:value-type="float" office:value="364.2" calcext:value-type="float">
            <text:p>364.2</text:p>
          </table:table-cell>
          <table:table-cell table:number-columns-repeated="17"/>
        </table:table-row>
        <table:table-row table:style-name="ro1">
          <table:table-cell office:value-type="float" office:value="364.4" calcext:value-type="float">
            <text:p>364.4</text:p>
          </table:table-cell>
          <table:table-cell table:number-columns-repeated="17"/>
        </table:table-row>
        <table:table-row table:style-name="ro1">
          <table:table-cell office:value-type="float" office:value="364.6" calcext:value-type="float">
            <text:p>364.6</text:p>
          </table:table-cell>
          <table:table-cell table:number-columns-repeated="17"/>
        </table:table-row>
        <table:table-row table:style-name="ro1">
          <table:table-cell office:value-type="float" office:value="364.8" calcext:value-type="float">
            <text:p>364.8</text:p>
          </table:table-cell>
          <table:table-cell table:number-columns-repeated="17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7"/>
        </table:table-row>
        <table:table-row table:style-name="ro1">
          <table:table-cell office:value-type="float" office:value="365.2" calcext:value-type="float">
            <text:p>365.2</text:p>
          </table:table-cell>
          <table:table-cell table:number-columns-repeated="17"/>
        </table:table-row>
        <table:table-row table:style-name="ro1">
          <table:table-cell office:value-type="float" office:value="365.4" calcext:value-type="float">
            <text:p>365.4</text:p>
          </table:table-cell>
          <table:table-cell table:number-columns-repeated="17"/>
        </table:table-row>
        <table:table-row table:style-name="ro1">
          <table:table-cell office:value-type="float" office:value="365.6" calcext:value-type="float">
            <text:p>365.6</text:p>
          </table:table-cell>
          <table:table-cell table:number-columns-repeated="17"/>
        </table:table-row>
        <table:table-row table:style-name="ro1">
          <table:table-cell office:value-type="float" office:value="365.8" calcext:value-type="float">
            <text:p>365.8</text:p>
          </table:table-cell>
          <table:table-cell table:number-columns-repeated="1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7"/>
        </table:table-row>
        <table:table-row table:style-name="ro1">
          <table:table-cell office:value-type="float" office:value="366.2" calcext:value-type="float">
            <text:p>366.2</text:p>
          </table:table-cell>
          <table:table-cell table:number-columns-repeated="17"/>
        </table:table-row>
        <table:table-row table:style-name="ro1">
          <table:table-cell office:value-type="float" office:value="366.4" calcext:value-type="float">
            <text:p>366.4</text:p>
          </table:table-cell>
          <table:table-cell table:number-columns-repeated="17"/>
        </table:table-row>
        <table:table-row table:style-name="ro1">
          <table:table-cell office:value-type="float" office:value="366.6" calcext:value-type="float">
            <text:p>366.6</text:p>
          </table:table-cell>
          <table:table-cell table:number-columns-repeated="17"/>
        </table:table-row>
        <table:table-row table:style-name="ro1">
          <table:table-cell office:value-type="float" office:value="366.8" calcext:value-type="float">
            <text:p>366.8</text:p>
          </table:table-cell>
          <table:table-cell table:number-columns-repeated="1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7"/>
        </table:table-row>
        <table:table-row table:style-name="ro1">
          <table:table-cell office:value-type="float" office:value="367.2" calcext:value-type="float">
            <text:p>367.2</text:p>
          </table:table-cell>
          <table:table-cell table:number-columns-repeated="17"/>
        </table:table-row>
        <table:table-row table:style-name="ro1">
          <table:table-cell office:value-type="float" office:value="367.4" calcext:value-type="float">
            <text:p>367.4</text:p>
          </table:table-cell>
          <table:table-cell table:number-columns-repeated="17"/>
        </table:table-row>
        <table:table-row table:style-name="ro1">
          <table:table-cell office:value-type="float" office:value="367.6" calcext:value-type="float">
            <text:p>367.6</text:p>
          </table:table-cell>
          <table:table-cell table:number-columns-repeated="17"/>
        </table:table-row>
        <table:table-row table:style-name="ro1">
          <table:table-cell office:value-type="float" office:value="367.8" calcext:value-type="float">
            <text:p>367.8</text:p>
          </table:table-cell>
          <table:table-cell table:number-columns-repeated="17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7"/>
        </table:table-row>
        <table:table-row table:style-name="ro1">
          <table:table-cell office:value-type="float" office:value="368.2" calcext:value-type="float">
            <text:p>368.2</text:p>
          </table:table-cell>
          <table:table-cell table:number-columns-repeated="17"/>
        </table:table-row>
        <table:table-row table:style-name="ro1">
          <table:table-cell office:value-type="float" office:value="368.4" calcext:value-type="float">
            <text:p>368.4</text:p>
          </table:table-cell>
          <table:table-cell table:number-columns-repeated="17"/>
        </table:table-row>
        <table:table-row table:style-name="ro1">
          <table:table-cell office:value-type="float" office:value="368.6" calcext:value-type="float">
            <text:p>368.6</text:p>
          </table:table-cell>
          <table:table-cell table:number-columns-repeated="17"/>
        </table:table-row>
        <table:table-row table:style-name="ro1">
          <table:table-cell office:value-type="float" office:value="368.8" calcext:value-type="float">
            <text:p>368.8</text:p>
          </table:table-cell>
          <table:table-cell table:number-columns-repeated="1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7"/>
        </table:table-row>
        <table:table-row table:style-name="ro1">
          <table:table-cell office:value-type="float" office:value="369.2" calcext:value-type="float">
            <text:p>369.2</text:p>
          </table:table-cell>
          <table:table-cell table:number-columns-repeated="17"/>
        </table:table-row>
        <table:table-row table:style-name="ro1">
          <table:table-cell office:value-type="float" office:value="369.4" calcext:value-type="float">
            <text:p>369.4</text:p>
          </table:table-cell>
          <table:table-cell table:number-columns-repeated="17"/>
        </table:table-row>
        <table:table-row table:style-name="ro1">
          <table:table-cell office:value-type="float" office:value="369.6" calcext:value-type="float">
            <text:p>369.6</text:p>
          </table:table-cell>
          <table:table-cell table:number-columns-repeated="17"/>
        </table:table-row>
        <table:table-row table:style-name="ro1">
          <table:table-cell office:value-type="float" office:value="369.8" calcext:value-type="float">
            <text:p>369.8</text:p>
          </table:table-cell>
          <table:table-cell table:number-columns-repeated="1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7"/>
        </table:table-row>
        <table:table-row table:style-name="ro1">
          <table:table-cell office:value-type="float" office:value="370.2" calcext:value-type="float">
            <text:p>370.2</text:p>
          </table:table-cell>
          <table:table-cell table:number-columns-repeated="17"/>
        </table:table-row>
        <table:table-row table:style-name="ro1">
          <table:table-cell office:value-type="float" office:value="370.4" calcext:value-type="float">
            <text:p>370.4</text:p>
          </table:table-cell>
          <table:table-cell table:number-columns-repeated="17"/>
        </table:table-row>
        <table:table-row table:style-name="ro1">
          <table:table-cell office:value-type="float" office:value="370.6" calcext:value-type="float">
            <text:p>370.6</text:p>
          </table:table-cell>
          <table:table-cell table:number-columns-repeated="17"/>
        </table:table-row>
        <table:table-row table:style-name="ro1">
          <table:table-cell office:value-type="float" office:value="370.8" calcext:value-type="float">
            <text:p>370.8</text:p>
          </table:table-cell>
          <table:table-cell table:number-columns-repeated="1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7"/>
        </table:table-row>
        <table:table-row table:style-name="ro1">
          <table:table-cell office:value-type="float" office:value="371.2" calcext:value-type="float">
            <text:p>371.2</text:p>
          </table:table-cell>
          <table:table-cell table:number-columns-repeated="17"/>
        </table:table-row>
        <table:table-row table:style-name="ro1">
          <table:table-cell office:value-type="float" office:value="371.4" calcext:value-type="float">
            <text:p>371.4</text:p>
          </table:table-cell>
          <table:table-cell table:number-columns-repeated="17"/>
        </table:table-row>
        <table:table-row table:style-name="ro1">
          <table:table-cell office:value-type="float" office:value="371.6" calcext:value-type="float">
            <text:p>371.6</text:p>
          </table:table-cell>
          <table:table-cell table:number-columns-repeated="17"/>
        </table:table-row>
        <table:table-row table:style-name="ro1">
          <table:table-cell office:value-type="float" office:value="371.8" calcext:value-type="float">
            <text:p>371.8</text:p>
          </table:table-cell>
          <table:table-cell table:number-columns-repeated="1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7"/>
        </table:table-row>
        <table:table-row table:style-name="ro1">
          <table:table-cell office:value-type="float" office:value="372.2" calcext:value-type="float">
            <text:p>372.2</text:p>
          </table:table-cell>
          <table:table-cell table:number-columns-repeated="17"/>
        </table:table-row>
        <table:table-row table:style-name="ro1">
          <table:table-cell office:value-type="float" office:value="372.4" calcext:value-type="float">
            <text:p>372.4</text:p>
          </table:table-cell>
          <table:table-cell table:number-columns-repeated="17"/>
        </table:table-row>
        <table:table-row table:style-name="ro1">
          <table:table-cell office:value-type="float" office:value="372.6" calcext:value-type="float">
            <text:p>372.6</text:p>
          </table:table-cell>
          <table:table-cell table:number-columns-repeated="17"/>
        </table:table-row>
        <table:table-row table:style-name="ro1">
          <table:table-cell office:value-type="float" office:value="372.8" calcext:value-type="float">
            <text:p>372.8</text:p>
          </table:table-cell>
          <table:table-cell table:number-columns-repeated="1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7"/>
        </table:table-row>
        <table:table-row table:style-name="ro1">
          <table:table-cell office:value-type="float" office:value="373.2" calcext:value-type="float">
            <text:p>373.2</text:p>
          </table:table-cell>
          <table:table-cell table:number-columns-repeated="17"/>
        </table:table-row>
        <table:table-row table:style-name="ro1">
          <table:table-cell office:value-type="float" office:value="373.4" calcext:value-type="float">
            <text:p>373.4</text:p>
          </table:table-cell>
          <table:table-cell table:number-columns-repeated="17"/>
        </table:table-row>
        <table:table-row table:style-name="ro1">
          <table:table-cell office:value-type="float" office:value="373.6" calcext:value-type="float">
            <text:p>373.6</text:p>
          </table:table-cell>
          <table:table-cell table:number-columns-repeated="17"/>
        </table:table-row>
        <table:table-row table:style-name="ro1">
          <table:table-cell office:value-type="float" office:value="373.8" calcext:value-type="float">
            <text:p>373.8</text:p>
          </table:table-cell>
          <table:table-cell table:number-columns-repeated="1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7"/>
        </table:table-row>
        <table:table-row table:style-name="ro1">
          <table:table-cell office:value-type="float" office:value="374.2" calcext:value-type="float">
            <text:p>374.2</text:p>
          </table:table-cell>
          <table:table-cell table:number-columns-repeated="17"/>
        </table:table-row>
        <table:table-row table:style-name="ro1">
          <table:table-cell office:value-type="float" office:value="374.4" calcext:value-type="float">
            <text:p>374.4</text:p>
          </table:table-cell>
          <table:table-cell table:number-columns-repeated="17"/>
        </table:table-row>
        <table:table-row table:style-name="ro1">
          <table:table-cell office:value-type="float" office:value="374.6" calcext:value-type="float">
            <text:p>374.6</text:p>
          </table:table-cell>
          <table:table-cell table:number-columns-repeated="17"/>
        </table:table-row>
        <table:table-row table:style-name="ro1">
          <table:table-cell office:value-type="float" office:value="374.8" calcext:value-type="float">
            <text:p>374.8</text:p>
          </table:table-cell>
          <table:table-cell table:number-columns-repeated="1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7"/>
        </table:table-row>
        <table:table-row table:style-name="ro1">
          <table:table-cell office:value-type="float" office:value="375.2" calcext:value-type="float">
            <text:p>375.2</text:p>
          </table:table-cell>
          <table:table-cell table:number-columns-repeated="17"/>
        </table:table-row>
        <table:table-row table:style-name="ro1">
          <table:table-cell office:value-type="float" office:value="375.4" calcext:value-type="float">
            <text:p>375.4</text:p>
          </table:table-cell>
          <table:table-cell table:number-columns-repeated="17"/>
        </table:table-row>
        <table:table-row table:style-name="ro1">
          <table:table-cell office:value-type="float" office:value="375.6" calcext:value-type="float">
            <text:p>375.6</text:p>
          </table:table-cell>
          <table:table-cell table:number-columns-repeated="17"/>
        </table:table-row>
        <table:table-row table:style-name="ro1">
          <table:table-cell office:value-type="float" office:value="375.8" calcext:value-type="float">
            <text:p>375.8</text:p>
          </table:table-cell>
          <table:table-cell table:number-columns-repeated="1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7"/>
        </table:table-row>
        <table:table-row table:style-name="ro1">
          <table:table-cell office:value-type="float" office:value="376.2" calcext:value-type="float">
            <text:p>376.2</text:p>
          </table:table-cell>
          <table:table-cell table:number-columns-repeated="17"/>
        </table:table-row>
        <table:table-row table:style-name="ro1">
          <table:table-cell office:value-type="float" office:value="376.4" calcext:value-type="float">
            <text:p>376.4</text:p>
          </table:table-cell>
          <table:table-cell table:number-columns-repeated="17"/>
        </table:table-row>
        <table:table-row table:style-name="ro1">
          <table:table-cell office:value-type="float" office:value="376.6" calcext:value-type="float">
            <text:p>376.6</text:p>
          </table:table-cell>
          <table:table-cell table:number-columns-repeated="17"/>
        </table:table-row>
        <table:table-row table:style-name="ro1">
          <table:table-cell office:value-type="float" office:value="376.8" calcext:value-type="float">
            <text:p>376.8</text:p>
          </table:table-cell>
          <table:table-cell table:number-columns-repeated="1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7"/>
        </table:table-row>
        <table:table-row table:style-name="ro1">
          <table:table-cell office:value-type="float" office:value="377.2" calcext:value-type="float">
            <text:p>377.2</text:p>
          </table:table-cell>
          <table:table-cell table:number-columns-repeated="17"/>
        </table:table-row>
        <table:table-row table:style-name="ro1">
          <table:table-cell office:value-type="float" office:value="377.4" calcext:value-type="float">
            <text:p>377.4</text:p>
          </table:table-cell>
          <table:table-cell table:number-columns-repeated="17"/>
        </table:table-row>
        <table:table-row table:style-name="ro1">
          <table:table-cell office:value-type="float" office:value="377.6" calcext:value-type="float">
            <text:p>377.6</text:p>
          </table:table-cell>
          <table:table-cell table:number-columns-repeated="17"/>
        </table:table-row>
        <table:table-row table:style-name="ro1">
          <table:table-cell office:value-type="float" office:value="377.8" calcext:value-type="float">
            <text:p>377.8</text:p>
          </table:table-cell>
          <table:table-cell table:number-columns-repeated="1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7"/>
        </table:table-row>
        <table:table-row table:style-name="ro1">
          <table:table-cell office:value-type="float" office:value="378.2" calcext:value-type="float">
            <text:p>378.2</text:p>
          </table:table-cell>
          <table:table-cell table:number-columns-repeated="17"/>
        </table:table-row>
        <table:table-row table:style-name="ro1">
          <table:table-cell office:value-type="float" office:value="378.4" calcext:value-type="float">
            <text:p>378.4</text:p>
          </table:table-cell>
          <table:table-cell table:number-columns-repeated="17"/>
        </table:table-row>
        <table:table-row table:style-name="ro1">
          <table:table-cell office:value-type="float" office:value="378.6" calcext:value-type="float">
            <text:p>378.6</text:p>
          </table:table-cell>
          <table:table-cell table:number-columns-repeated="17"/>
        </table:table-row>
        <table:table-row table:style-name="ro1">
          <table:table-cell office:value-type="float" office:value="378.8" calcext:value-type="float">
            <text:p>378.8</text:p>
          </table:table-cell>
          <table:table-cell table:number-columns-repeated="1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7"/>
        </table:table-row>
        <table:table-row table:style-name="ro1">
          <table:table-cell office:value-type="float" office:value="379.2" calcext:value-type="float">
            <text:p>379.2</text:p>
          </table:table-cell>
          <table:table-cell table:number-columns-repeated="17"/>
        </table:table-row>
        <table:table-row table:style-name="ro1">
          <table:table-cell office:value-type="float" office:value="379.4" calcext:value-type="float">
            <text:p>379.4</text:p>
          </table:table-cell>
          <table:table-cell table:number-columns-repeated="17"/>
        </table:table-row>
        <table:table-row table:style-name="ro1">
          <table:table-cell office:value-type="float" office:value="379.6" calcext:value-type="float">
            <text:p>379.6</text:p>
          </table:table-cell>
          <table:table-cell table:number-columns-repeated="17"/>
        </table:table-row>
        <table:table-row table:style-name="ro1">
          <table:table-cell office:value-type="float" office:value="379.8" calcext:value-type="float">
            <text:p>379.8</text:p>
          </table:table-cell>
          <table:table-cell table:number-columns-repeated="1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7"/>
        </table:table-row>
        <table:table-row table:style-name="ro1">
          <table:table-cell office:value-type="float" office:value="380.2" calcext:value-type="float">
            <text:p>380.2</text:p>
          </table:table-cell>
          <table:table-cell table:number-columns-repeated="17"/>
        </table:table-row>
        <table:table-row table:style-name="ro1">
          <table:table-cell office:value-type="float" office:value="380.4" calcext:value-type="float">
            <text:p>380.4</text:p>
          </table:table-cell>
          <table:table-cell table:number-columns-repeated="17"/>
        </table:table-row>
        <table:table-row table:style-name="ro1">
          <table:table-cell office:value-type="float" office:value="380.6" calcext:value-type="float">
            <text:p>380.6</text:p>
          </table:table-cell>
          <table:table-cell table:number-columns-repeated="17"/>
        </table:table-row>
        <table:table-row table:style-name="ro1">
          <table:table-cell office:value-type="float" office:value="380.8" calcext:value-type="float">
            <text:p>380.8</text:p>
          </table:table-cell>
          <table:table-cell table:number-columns-repeated="1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7"/>
        </table:table-row>
        <table:table-row table:style-name="ro1">
          <table:table-cell office:value-type="float" office:value="381.2" calcext:value-type="float">
            <text:p>381.2</text:p>
          </table:table-cell>
          <table:table-cell table:number-columns-repeated="17"/>
        </table:table-row>
        <table:table-row table:style-name="ro1">
          <table:table-cell office:value-type="float" office:value="381.4" calcext:value-type="float">
            <text:p>381.4</text:p>
          </table:table-cell>
          <table:table-cell table:number-columns-repeated="17"/>
        </table:table-row>
        <table:table-row table:style-name="ro1">
          <table:table-cell office:value-type="float" office:value="381.6" calcext:value-type="float">
            <text:p>381.6</text:p>
          </table:table-cell>
          <table:table-cell table:number-columns-repeated="17"/>
        </table:table-row>
        <table:table-row table:style-name="ro1">
          <table:table-cell office:value-type="float" office:value="381.8" calcext:value-type="float">
            <text:p>381.8</text:p>
          </table:table-cell>
          <table:table-cell table:number-columns-repeated="1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7"/>
        </table:table-row>
        <table:table-row table:style-name="ro1">
          <table:table-cell office:value-type="float" office:value="382.2" calcext:value-type="float">
            <text:p>382.2</text:p>
          </table:table-cell>
          <table:table-cell table:number-columns-repeated="17"/>
        </table:table-row>
        <table:table-row table:style-name="ro1">
          <table:table-cell office:value-type="float" office:value="382.4" calcext:value-type="float">
            <text:p>382.4</text:p>
          </table:table-cell>
          <table:table-cell table:number-columns-repeated="17"/>
        </table:table-row>
        <table:table-row table:style-name="ro1">
          <table:table-cell office:value-type="float" office:value="382.6" calcext:value-type="float">
            <text:p>382.6</text:p>
          </table:table-cell>
          <table:table-cell table:number-columns-repeated="17"/>
        </table:table-row>
        <table:table-row table:style-name="ro1">
          <table:table-cell office:value-type="float" office:value="382.8" calcext:value-type="float">
            <text:p>382.8</text:p>
          </table:table-cell>
          <table:table-cell table:number-columns-repeated="1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7"/>
        </table:table-row>
        <table:table-row table:style-name="ro1">
          <table:table-cell office:value-type="float" office:value="383.2" calcext:value-type="float">
            <text:p>383.2</text:p>
          </table:table-cell>
          <table:table-cell table:number-columns-repeated="17"/>
        </table:table-row>
        <table:table-row table:style-name="ro1">
          <table:table-cell office:value-type="float" office:value="383.4" calcext:value-type="float">
            <text:p>383.4</text:p>
          </table:table-cell>
          <table:table-cell table:number-columns-repeated="17"/>
        </table:table-row>
        <table:table-row table:style-name="ro1">
          <table:table-cell office:value-type="float" office:value="383.6" calcext:value-type="float">
            <text:p>383.6</text:p>
          </table:table-cell>
          <table:table-cell table:number-columns-repeated="17"/>
        </table:table-row>
        <table:table-row table:style-name="ro1">
          <table:table-cell office:value-type="float" office:value="383.8" calcext:value-type="float">
            <text:p>383.8</text:p>
          </table:table-cell>
          <table:table-cell table:number-columns-repeated="1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7"/>
        </table:table-row>
        <table:table-row table:style-name="ro1">
          <table:table-cell office:value-type="float" office:value="384.2" calcext:value-type="float">
            <text:p>384.2</text:p>
          </table:table-cell>
          <table:table-cell table:number-columns-repeated="17"/>
        </table:table-row>
        <table:table-row table:style-name="ro1">
          <table:table-cell office:value-type="float" office:value="384.4" calcext:value-type="float">
            <text:p>384.4</text:p>
          </table:table-cell>
          <table:table-cell table:number-columns-repeated="17"/>
        </table:table-row>
        <table:table-row table:style-name="ro1">
          <table:table-cell office:value-type="float" office:value="384.6" calcext:value-type="float">
            <text:p>384.6</text:p>
          </table:table-cell>
          <table:table-cell table:number-columns-repeated="17"/>
        </table:table-row>
        <table:table-row table:style-name="ro1">
          <table:table-cell office:value-type="float" office:value="384.8" calcext:value-type="float">
            <text:p>384.8</text:p>
          </table:table-cell>
          <table:table-cell table:number-columns-repeated="1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7"/>
        </table:table-row>
        <table:table-row table:style-name="ro1">
          <table:table-cell office:value-type="float" office:value="385.2" calcext:value-type="float">
            <text:p>385.2</text:p>
          </table:table-cell>
          <table:table-cell table:number-columns-repeated="17"/>
        </table:table-row>
        <table:table-row table:style-name="ro1">
          <table:table-cell office:value-type="float" office:value="385.4" calcext:value-type="float">
            <text:p>385.4</text:p>
          </table:table-cell>
          <table:table-cell table:number-columns-repeated="17"/>
        </table:table-row>
        <table:table-row table:style-name="ro1">
          <table:table-cell office:value-type="float" office:value="385.6" calcext:value-type="float">
            <text:p>385.6</text:p>
          </table:table-cell>
          <table:table-cell table:number-columns-repeated="17"/>
        </table:table-row>
        <table:table-row table:style-name="ro1">
          <table:table-cell office:value-type="float" office:value="385.8" calcext:value-type="float">
            <text:p>385.8</text:p>
          </table:table-cell>
          <table:table-cell table:number-columns-repeated="1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7"/>
        </table:table-row>
        <table:table-row table:style-name="ro1">
          <table:table-cell office:value-type="float" office:value="386.2" calcext:value-type="float">
            <text:p>386.2</text:p>
          </table:table-cell>
          <table:table-cell table:number-columns-repeated="17"/>
        </table:table-row>
        <table:table-row table:style-name="ro1">
          <table:table-cell office:value-type="float" office:value="386.4" calcext:value-type="float">
            <text:p>386.4</text:p>
          </table:table-cell>
          <table:table-cell table:number-columns-repeated="17"/>
        </table:table-row>
        <table:table-row table:style-name="ro1">
          <table:table-cell office:value-type="float" office:value="386.6" calcext:value-type="float">
            <text:p>386.6</text:p>
          </table:table-cell>
          <table:table-cell table:number-columns-repeated="17"/>
        </table:table-row>
        <table:table-row table:style-name="ro1">
          <table:table-cell office:value-type="float" office:value="386.8" calcext:value-type="float">
            <text:p>386.8</text:p>
          </table:table-cell>
          <table:table-cell table:number-columns-repeated="1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7"/>
        </table:table-row>
        <table:table-row table:style-name="ro1">
          <table:table-cell office:value-type="float" office:value="387.2" calcext:value-type="float">
            <text:p>387.2</text:p>
          </table:table-cell>
          <table:table-cell table:number-columns-repeated="17"/>
        </table:table-row>
        <table:table-row table:style-name="ro1">
          <table:table-cell office:value-type="float" office:value="387.4" calcext:value-type="float">
            <text:p>387.4</text:p>
          </table:table-cell>
          <table:table-cell table:number-columns-repeated="17"/>
        </table:table-row>
        <table:table-row table:style-name="ro1">
          <table:table-cell office:value-type="float" office:value="387.6" calcext:value-type="float">
            <text:p>387.6</text:p>
          </table:table-cell>
          <table:table-cell table:number-columns-repeated="17"/>
        </table:table-row>
        <table:table-row table:style-name="ro1">
          <table:table-cell office:value-type="float" office:value="387.8" calcext:value-type="float">
            <text:p>387.8</text:p>
          </table:table-cell>
          <table:table-cell table:number-columns-repeated="17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7"/>
        </table:table-row>
        <table:table-row table:style-name="ro1">
          <table:table-cell office:value-type="float" office:value="388.2" calcext:value-type="float">
            <text:p>388.2</text:p>
          </table:table-cell>
          <table:table-cell table:number-columns-repeated="17"/>
        </table:table-row>
        <table:table-row table:style-name="ro1">
          <table:table-cell office:value-type="float" office:value="388.4" calcext:value-type="float">
            <text:p>388.4</text:p>
          </table:table-cell>
          <table:table-cell table:number-columns-repeated="17"/>
        </table:table-row>
        <table:table-row table:style-name="ro1">
          <table:table-cell office:value-type="float" office:value="388.6" calcext:value-type="float">
            <text:p>388.6</text:p>
          </table:table-cell>
          <table:table-cell table:number-columns-repeated="17"/>
        </table:table-row>
        <table:table-row table:style-name="ro1">
          <table:table-cell office:value-type="float" office:value="388.8" calcext:value-type="float">
            <text:p>388.8</text:p>
          </table:table-cell>
          <table:table-cell table:number-columns-repeated="1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7"/>
        </table:table-row>
        <table:table-row table:style-name="ro1">
          <table:table-cell office:value-type="float" office:value="389.2" calcext:value-type="float">
            <text:p>389.2</text:p>
          </table:table-cell>
          <table:table-cell table:number-columns-repeated="17"/>
        </table:table-row>
        <table:table-row table:style-name="ro1">
          <table:table-cell office:value-type="float" office:value="389.4" calcext:value-type="float">
            <text:p>389.4</text:p>
          </table:table-cell>
          <table:table-cell table:number-columns-repeated="17"/>
        </table:table-row>
        <table:table-row table:style-name="ro1">
          <table:table-cell office:value-type="float" office:value="389.6" calcext:value-type="float">
            <text:p>389.6</text:p>
          </table:table-cell>
          <table:table-cell table:number-columns-repeated="17"/>
        </table:table-row>
        <table:table-row table:style-name="ro1">
          <table:table-cell office:value-type="float" office:value="389.8" calcext:value-type="float">
            <text:p>389.8</text:p>
          </table:table-cell>
          <table:table-cell table:number-columns-repeated="1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7"/>
        </table:table-row>
        <table:table-row table:style-name="ro1">
          <table:table-cell office:value-type="float" office:value="390.2" calcext:value-type="float">
            <text:p>390.2</text:p>
          </table:table-cell>
          <table:table-cell table:number-columns-repeated="17"/>
        </table:table-row>
        <table:table-row table:style-name="ro1">
          <table:table-cell office:value-type="float" office:value="390.4" calcext:value-type="float">
            <text:p>390.4</text:p>
          </table:table-cell>
          <table:table-cell table:number-columns-repeated="17"/>
        </table:table-row>
        <table:table-row table:style-name="ro1">
          <table:table-cell office:value-type="float" office:value="390.6" calcext:value-type="float">
            <text:p>390.6</text:p>
          </table:table-cell>
          <table:table-cell table:number-columns-repeated="17"/>
        </table:table-row>
        <table:table-row table:style-name="ro1">
          <table:table-cell office:value-type="float" office:value="390.8" calcext:value-type="float">
            <text:p>390.8</text:p>
          </table:table-cell>
          <table:table-cell table:number-columns-repeated="1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7"/>
        </table:table-row>
        <table:table-row table:style-name="ro1">
          <table:table-cell office:value-type="float" office:value="391.2" calcext:value-type="float">
            <text:p>391.2</text:p>
          </table:table-cell>
          <table:table-cell table:number-columns-repeated="17"/>
        </table:table-row>
        <table:table-row table:style-name="ro1">
          <table:table-cell office:value-type="float" office:value="391.4" calcext:value-type="float">
            <text:p>391.4</text:p>
          </table:table-cell>
          <table:table-cell table:number-columns-repeated="17"/>
        </table:table-row>
        <table:table-row table:style-name="ro1">
          <table:table-cell office:value-type="float" office:value="391.6" calcext:value-type="float">
            <text:p>391.6</text:p>
          </table:table-cell>
          <table:table-cell table:number-columns-repeated="17"/>
        </table:table-row>
        <table:table-row table:style-name="ro1">
          <table:table-cell office:value-type="float" office:value="391.8" calcext:value-type="float">
            <text:p>391.8</text:p>
          </table:table-cell>
          <table:table-cell table:number-columns-repeated="1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7"/>
        </table:table-row>
        <table:table-row table:style-name="ro1">
          <table:table-cell office:value-type="float" office:value="392.2" calcext:value-type="float">
            <text:p>392.2</text:p>
          </table:table-cell>
          <table:table-cell table:number-columns-repeated="17"/>
        </table:table-row>
        <table:table-row table:style-name="ro1">
          <table:table-cell office:value-type="float" office:value="392.4" calcext:value-type="float">
            <text:p>392.4</text:p>
          </table:table-cell>
          <table:table-cell table:number-columns-repeated="17"/>
        </table:table-row>
        <table:table-row table:style-name="ro1">
          <table:table-cell office:value-type="float" office:value="392.6" calcext:value-type="float">
            <text:p>392.6</text:p>
          </table:table-cell>
          <table:table-cell table:number-columns-repeated="17"/>
        </table:table-row>
        <table:table-row table:style-name="ro1">
          <table:table-cell office:value-type="float" office:value="392.8" calcext:value-type="float">
            <text:p>392.8</text:p>
          </table:table-cell>
          <table:table-cell table:number-columns-repeated="1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7"/>
        </table:table-row>
        <table:table-row table:style-name="ro1">
          <table:table-cell office:value-type="float" office:value="393.2" calcext:value-type="float">
            <text:p>393.2</text:p>
          </table:table-cell>
          <table:table-cell table:number-columns-repeated="17"/>
        </table:table-row>
        <table:table-row table:style-name="ro1">
          <table:table-cell office:value-type="float" office:value="393.4" calcext:value-type="float">
            <text:p>393.4</text:p>
          </table:table-cell>
          <table:table-cell table:number-columns-repeated="17"/>
        </table:table-row>
        <table:table-row table:style-name="ro1">
          <table:table-cell office:value-type="float" office:value="393.6" calcext:value-type="float">
            <text:p>393.6</text:p>
          </table:table-cell>
          <table:table-cell table:number-columns-repeated="17"/>
        </table:table-row>
        <table:table-row table:style-name="ro1">
          <table:table-cell office:value-type="float" office:value="393.8" calcext:value-type="float">
            <text:p>393.8</text:p>
          </table:table-cell>
          <table:table-cell table:number-columns-repeated="1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7"/>
        </table:table-row>
        <table:table-row table:style-name="ro1">
          <table:table-cell office:value-type="float" office:value="394.2" calcext:value-type="float">
            <text:p>394.2</text:p>
          </table:table-cell>
          <table:table-cell table:number-columns-repeated="17"/>
        </table:table-row>
        <table:table-row table:style-name="ro1">
          <table:table-cell office:value-type="float" office:value="394.4" calcext:value-type="float">
            <text:p>394.4</text:p>
          </table:table-cell>
          <table:table-cell table:number-columns-repeated="17"/>
        </table:table-row>
        <table:table-row table:style-name="ro1">
          <table:table-cell office:value-type="float" office:value="394.6" calcext:value-type="float">
            <text:p>394.6</text:p>
          </table:table-cell>
          <table:table-cell table:number-columns-repeated="17"/>
        </table:table-row>
        <table:table-row table:style-name="ro1">
          <table:table-cell office:value-type="float" office:value="394.8" calcext:value-type="float">
            <text:p>394.8</text:p>
          </table:table-cell>
          <table:table-cell table:number-columns-repeated="1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7"/>
        </table:table-row>
        <table:table-row table:style-name="ro1">
          <table:table-cell office:value-type="float" office:value="395.2" calcext:value-type="float">
            <text:p>395.2</text:p>
          </table:table-cell>
          <table:table-cell table:number-columns-repeated="17"/>
        </table:table-row>
        <table:table-row table:style-name="ro1">
          <table:table-cell office:value-type="float" office:value="395.4" calcext:value-type="float">
            <text:p>395.4</text:p>
          </table:table-cell>
          <table:table-cell table:number-columns-repeated="17"/>
        </table:table-row>
        <table:table-row table:style-name="ro1">
          <table:table-cell office:value-type="float" office:value="395.6" calcext:value-type="float">
            <text:p>395.6</text:p>
          </table:table-cell>
          <table:table-cell table:number-columns-repeated="17"/>
        </table:table-row>
        <table:table-row table:style-name="ro1">
          <table:table-cell office:value-type="float" office:value="395.8" calcext:value-type="float">
            <text:p>395.8</text:p>
          </table:table-cell>
          <table:table-cell table:number-columns-repeated="1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7"/>
        </table:table-row>
        <table:table-row table:style-name="ro1">
          <table:table-cell office:value-type="float" office:value="396.2" calcext:value-type="float">
            <text:p>396.2</text:p>
          </table:table-cell>
          <table:table-cell table:number-columns-repeated="17"/>
        </table:table-row>
        <table:table-row table:style-name="ro1">
          <table:table-cell office:value-type="float" office:value="396.4" calcext:value-type="float">
            <text:p>396.4</text:p>
          </table:table-cell>
          <table:table-cell table:number-columns-repeated="17"/>
        </table:table-row>
        <table:table-row table:style-name="ro1">
          <table:table-cell office:value-type="float" office:value="396.6" calcext:value-type="float">
            <text:p>396.6</text:p>
          </table:table-cell>
          <table:table-cell table:number-columns-repeated="17"/>
        </table:table-row>
        <table:table-row table:style-name="ro1">
          <table:table-cell office:value-type="float" office:value="396.8" calcext:value-type="float">
            <text:p>396.8</text:p>
          </table:table-cell>
          <table:table-cell table:number-columns-repeated="1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7"/>
        </table:table-row>
        <table:table-row table:style-name="ro1">
          <table:table-cell office:value-type="float" office:value="397.2" calcext:value-type="float">
            <text:p>397.2</text:p>
          </table:table-cell>
          <table:table-cell table:number-columns-repeated="17"/>
        </table:table-row>
        <table:table-row table:style-name="ro1">
          <table:table-cell office:value-type="float" office:value="397.4" calcext:value-type="float">
            <text:p>397.4</text:p>
          </table:table-cell>
          <table:table-cell table:number-columns-repeated="17"/>
        </table:table-row>
        <table:table-row table:style-name="ro1">
          <table:table-cell office:value-type="float" office:value="397.6" calcext:value-type="float">
            <text:p>397.6</text:p>
          </table:table-cell>
          <table:table-cell table:number-columns-repeated="17"/>
        </table:table-row>
        <table:table-row table:style-name="ro1">
          <table:table-cell office:value-type="float" office:value="397.8" calcext:value-type="float">
            <text:p>397.8</text:p>
          </table:table-cell>
          <table:table-cell table:number-columns-repeated="1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7"/>
        </table:table-row>
        <table:table-row table:style-name="ro1">
          <table:table-cell office:value-type="float" office:value="398.2" calcext:value-type="float">
            <text:p>398.2</text:p>
          </table:table-cell>
          <table:table-cell table:number-columns-repeated="17"/>
        </table:table-row>
        <table:table-row table:style-name="ro1">
          <table:table-cell office:value-type="float" office:value="398.4" calcext:value-type="float">
            <text:p>398.4</text:p>
          </table:table-cell>
          <table:table-cell table:number-columns-repeated="17"/>
        </table:table-row>
        <table:table-row table:style-name="ro1">
          <table:table-cell office:value-type="float" office:value="398.6" calcext:value-type="float">
            <text:p>398.6</text:p>
          </table:table-cell>
          <table:table-cell table:number-columns-repeated="17"/>
        </table:table-row>
        <table:table-row table:style-name="ro1">
          <table:table-cell office:value-type="float" office:value="398.8" calcext:value-type="float">
            <text:p>398.8</text:p>
          </table:table-cell>
          <table:table-cell table:number-columns-repeated="17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7"/>
        </table:table-row>
        <table:table-row table:style-name="ro1">
          <table:table-cell office:value-type="float" office:value="399.2" calcext:value-type="float">
            <text:p>399.2</text:p>
          </table:table-cell>
          <table:table-cell table:number-columns-repeated="17"/>
        </table:table-row>
        <table:table-row table:style-name="ro1">
          <table:table-cell office:value-type="float" office:value="399.4" calcext:value-type="float">
            <text:p>399.4</text:p>
          </table:table-cell>
          <table:table-cell table:number-columns-repeated="17"/>
        </table:table-row>
        <table:table-row table:style-name="ro1">
          <table:table-cell office:value-type="float" office:value="399.6" calcext:value-type="float">
            <text:p>399.6</text:p>
          </table:table-cell>
          <table:table-cell table:number-columns-repeated="17"/>
        </table:table-row>
        <table:table-row table:style-name="ro1">
          <table:table-cell office:value-type="float" office:value="399.8" calcext:value-type="float">
            <text:p>399.8</text:p>
          </table:table-cell>
          <table:table-cell table:number-columns-repeated="17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7"/>
        </table:table-row>
        <table:table-row table:style-name="ro1">
          <table:table-cell office:value-type="float" office:value="400.2" calcext:value-type="float">
            <text:p>400.2</text:p>
          </table:table-cell>
          <table:table-cell table:number-columns-repeated="17"/>
        </table:table-row>
        <table:table-row table:style-name="ro1">
          <table:table-cell office:value-type="float" office:value="400.4" calcext:value-type="float">
            <text:p>400.4</text:p>
          </table:table-cell>
          <table:table-cell table:number-columns-repeated="17"/>
        </table:table-row>
        <table:table-row table:style-name="ro1">
          <table:table-cell office:value-type="float" office:value="400.6" calcext:value-type="float">
            <text:p>400.6</text:p>
          </table:table-cell>
          <table:table-cell table:number-columns-repeated="17"/>
        </table:table-row>
        <table:table-row table:style-name="ro1">
          <table:table-cell office:value-type="float" office:value="400.8" calcext:value-type="float">
            <text:p>400.8</text:p>
          </table:table-cell>
          <table:table-cell table:number-columns-repeated="1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7"/>
        </table:table-row>
        <table:table-row table:style-name="ro1">
          <table:table-cell office:value-type="float" office:value="401.2" calcext:value-type="float">
            <text:p>401.2</text:p>
          </table:table-cell>
          <table:table-cell table:number-columns-repeated="17"/>
        </table:table-row>
        <table:table-row table:style-name="ro1">
          <table:table-cell office:value-type="float" office:value="401.4" calcext:value-type="float">
            <text:p>401.4</text:p>
          </table:table-cell>
          <table:table-cell table:number-columns-repeated="17"/>
        </table:table-row>
        <table:table-row table:style-name="ro1">
          <table:table-cell office:value-type="float" office:value="401.6" calcext:value-type="float">
            <text:p>401.6</text:p>
          </table:table-cell>
          <table:table-cell table:number-columns-repeated="17"/>
        </table:table-row>
        <table:table-row table:style-name="ro1">
          <table:table-cell office:value-type="float" office:value="401.8" calcext:value-type="float">
            <text:p>401.8</text:p>
          </table:table-cell>
          <table:table-cell table:number-columns-repeated="1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7"/>
        </table:table-row>
        <table:table-row table:style-name="ro1">
          <table:table-cell office:value-type="float" office:value="402.2" calcext:value-type="float">
            <text:p>402.2</text:p>
          </table:table-cell>
          <table:table-cell table:number-columns-repeated="17"/>
        </table:table-row>
        <table:table-row table:style-name="ro1">
          <table:table-cell office:value-type="float" office:value="402.4" calcext:value-type="float">
            <text:p>402.4</text:p>
          </table:table-cell>
          <table:table-cell table:number-columns-repeated="17"/>
        </table:table-row>
        <table:table-row table:style-name="ro1">
          <table:table-cell office:value-type="float" office:value="402.6" calcext:value-type="float">
            <text:p>402.6</text:p>
          </table:table-cell>
          <table:table-cell table:number-columns-repeated="17"/>
        </table:table-row>
        <table:table-row table:style-name="ro1">
          <table:table-cell office:value-type="float" office:value="402.8" calcext:value-type="float">
            <text:p>402.8</text:p>
          </table:table-cell>
          <table:table-cell table:number-columns-repeated="17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7"/>
        </table:table-row>
        <table:table-row table:style-name="ro1">
          <table:table-cell office:value-type="float" office:value="403.2" calcext:value-type="float">
            <text:p>403.2</text:p>
          </table:table-cell>
          <table:table-cell table:number-columns-repeated="17"/>
        </table:table-row>
        <table:table-row table:style-name="ro1">
          <table:table-cell office:value-type="float" office:value="403.4" calcext:value-type="float">
            <text:p>403.4</text:p>
          </table:table-cell>
          <table:table-cell table:number-columns-repeated="17"/>
        </table:table-row>
        <table:table-row table:style-name="ro1">
          <table:table-cell office:value-type="float" office:value="403.6" calcext:value-type="float">
            <text:p>403.6</text:p>
          </table:table-cell>
          <table:table-cell table:number-columns-repeated="17"/>
        </table:table-row>
        <table:table-row table:style-name="ro1">
          <table:table-cell office:value-type="float" office:value="403.8" calcext:value-type="float">
            <text:p>403.8</text:p>
          </table:table-cell>
          <table:table-cell table:number-columns-repeated="1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7"/>
        </table:table-row>
        <table:table-row table:style-name="ro1">
          <table:table-cell office:value-type="float" office:value="404.2" calcext:value-type="float">
            <text:p>404.2</text:p>
          </table:table-cell>
          <table:table-cell table:number-columns-repeated="17"/>
        </table:table-row>
        <table:table-row table:style-name="ro1">
          <table:table-cell office:value-type="float" office:value="404.4" calcext:value-type="float">
            <text:p>404.4</text:p>
          </table:table-cell>
          <table:table-cell table:number-columns-repeated="17"/>
        </table:table-row>
        <table:table-row table:style-name="ro1">
          <table:table-cell office:value-type="float" office:value="404.6" calcext:value-type="float">
            <text:p>404.6</text:p>
          </table:table-cell>
          <table:table-cell table:number-columns-repeated="17"/>
        </table:table-row>
        <table:table-row table:style-name="ro1">
          <table:table-cell office:value-type="float" office:value="404.8" calcext:value-type="float">
            <text:p>404.8</text:p>
          </table:table-cell>
          <table:table-cell table:number-columns-repeated="1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7"/>
        </table:table-row>
        <table:table-row table:style-name="ro1">
          <table:table-cell office:value-type="float" office:value="405.2" calcext:value-type="float">
            <text:p>405.2</text:p>
          </table:table-cell>
          <table:table-cell table:number-columns-repeated="17"/>
        </table:table-row>
        <table:table-row table:style-name="ro1">
          <table:table-cell office:value-type="float" office:value="405.4" calcext:value-type="float">
            <text:p>405.4</text:p>
          </table:table-cell>
          <table:table-cell table:number-columns-repeated="17"/>
        </table:table-row>
        <table:table-row table:style-name="ro1">
          <table:table-cell office:value-type="float" office:value="405.6" calcext:value-type="float">
            <text:p>405.6</text:p>
          </table:table-cell>
          <table:table-cell table:number-columns-repeated="17"/>
        </table:table-row>
        <table:table-row table:style-name="ro1">
          <table:table-cell office:value-type="float" office:value="405.8" calcext:value-type="float">
            <text:p>405.8</text:p>
          </table:table-cell>
          <table:table-cell table:number-columns-repeated="1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7"/>
        </table:table-row>
        <table:table-row table:style-name="ro1">
          <table:table-cell office:value-type="float" office:value="406.2" calcext:value-type="float">
            <text:p>406.2</text:p>
          </table:table-cell>
          <table:table-cell table:number-columns-repeated="17"/>
        </table:table-row>
        <table:table-row table:style-name="ro1">
          <table:table-cell office:value-type="float" office:value="406.4" calcext:value-type="float">
            <text:p>406.4</text:p>
          </table:table-cell>
          <table:table-cell table:number-columns-repeated="17"/>
        </table:table-row>
        <table:table-row table:style-name="ro1">
          <table:table-cell office:value-type="float" office:value="406.6" calcext:value-type="float">
            <text:p>406.6</text:p>
          </table:table-cell>
          <table:table-cell table:number-columns-repeated="17"/>
        </table:table-row>
        <table:table-row table:style-name="ro1">
          <table:table-cell office:value-type="float" office:value="406.8" calcext:value-type="float">
            <text:p>406.8</text:p>
          </table:table-cell>
          <table:table-cell table:number-columns-repeated="1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7"/>
        </table:table-row>
        <table:table-row table:style-name="ro1">
          <table:table-cell office:value-type="float" office:value="407.2" calcext:value-type="float">
            <text:p>407.2</text:p>
          </table:table-cell>
          <table:table-cell table:number-columns-repeated="17"/>
        </table:table-row>
        <table:table-row table:style-name="ro1">
          <table:table-cell office:value-type="float" office:value="407.4" calcext:value-type="float">
            <text:p>407.4</text:p>
          </table:table-cell>
          <table:table-cell table:number-columns-repeated="17"/>
        </table:table-row>
        <table:table-row table:style-name="ro1">
          <table:table-cell office:value-type="float" office:value="407.6" calcext:value-type="float">
            <text:p>407.6</text:p>
          </table:table-cell>
          <table:table-cell table:number-columns-repeated="17"/>
        </table:table-row>
        <table:table-row table:style-name="ro1">
          <table:table-cell office:value-type="float" office:value="407.8" calcext:value-type="float">
            <text:p>407.8</text:p>
          </table:table-cell>
          <table:table-cell table:number-columns-repeated="1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7"/>
        </table:table-row>
        <table:table-row table:style-name="ro1">
          <table:table-cell office:value-type="float" office:value="408.2" calcext:value-type="float">
            <text:p>408.2</text:p>
          </table:table-cell>
          <table:table-cell table:number-columns-repeated="17"/>
        </table:table-row>
        <table:table-row table:style-name="ro1">
          <table:table-cell office:value-type="float" office:value="408.4" calcext:value-type="float">
            <text:p>408.4</text:p>
          </table:table-cell>
          <table:table-cell table:number-columns-repeated="17"/>
        </table:table-row>
        <table:table-row table:style-name="ro1">
          <table:table-cell office:value-type="float" office:value="408.6" calcext:value-type="float">
            <text:p>408.6</text:p>
          </table:table-cell>
          <table:table-cell table:number-columns-repeated="17"/>
        </table:table-row>
        <table:table-row table:style-name="ro1">
          <table:table-cell office:value-type="float" office:value="408.8" calcext:value-type="float">
            <text:p>408.8</text:p>
          </table:table-cell>
          <table:table-cell table:number-columns-repeated="1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7"/>
        </table:table-row>
        <table:table-row table:style-name="ro1">
          <table:table-cell office:value-type="float" office:value="409.2" calcext:value-type="float">
            <text:p>409.2</text:p>
          </table:table-cell>
          <table:table-cell table:number-columns-repeated="17"/>
        </table:table-row>
        <table:table-row table:style-name="ro1">
          <table:table-cell office:value-type="float" office:value="409.4" calcext:value-type="float">
            <text:p>409.4</text:p>
          </table:table-cell>
          <table:table-cell table:number-columns-repeated="17"/>
        </table:table-row>
        <table:table-row table:style-name="ro1">
          <table:table-cell office:value-type="float" office:value="409.6" calcext:value-type="float">
            <text:p>409.6</text:p>
          </table:table-cell>
          <table:table-cell table:number-columns-repeated="17"/>
        </table:table-row>
        <table:table-row table:style-name="ro1">
          <table:table-cell office:value-type="float" office:value="409.8" calcext:value-type="float">
            <text:p>409.8</text:p>
          </table:table-cell>
          <table:table-cell table:number-columns-repeated="1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7"/>
        </table:table-row>
        <table:table-row table:style-name="ro1">
          <table:table-cell office:value-type="float" office:value="410.2" calcext:value-type="float">
            <text:p>410.2</text:p>
          </table:table-cell>
          <table:table-cell table:number-columns-repeated="17"/>
        </table:table-row>
        <table:table-row table:style-name="ro1">
          <table:table-cell office:value-type="float" office:value="410.4" calcext:value-type="float">
            <text:p>410.4</text:p>
          </table:table-cell>
          <table:table-cell table:number-columns-repeated="17"/>
        </table:table-row>
        <table:table-row table:style-name="ro1">
          <table:table-cell office:value-type="float" office:value="410.6" calcext:value-type="float">
            <text:p>410.6</text:p>
          </table:table-cell>
          <table:table-cell table:number-columns-repeated="17"/>
        </table:table-row>
        <table:table-row table:style-name="ro1">
          <table:table-cell office:value-type="float" office:value="410.8" calcext:value-type="float">
            <text:p>410.8</text:p>
          </table:table-cell>
          <table:table-cell table:number-columns-repeated="1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7"/>
        </table:table-row>
        <table:table-row table:style-name="ro1">
          <table:table-cell office:value-type="float" office:value="411.2" calcext:value-type="float">
            <text:p>411.2</text:p>
          </table:table-cell>
          <table:table-cell table:number-columns-repeated="17"/>
        </table:table-row>
        <table:table-row table:style-name="ro1">
          <table:table-cell office:value-type="float" office:value="411.4" calcext:value-type="float">
            <text:p>411.4</text:p>
          </table:table-cell>
          <table:table-cell table:number-columns-repeated="17"/>
        </table:table-row>
        <table:table-row table:style-name="ro1">
          <table:table-cell office:value-type="float" office:value="411.6" calcext:value-type="float">
            <text:p>411.6</text:p>
          </table:table-cell>
          <table:table-cell table:number-columns-repeated="17"/>
        </table:table-row>
        <table:table-row table:style-name="ro1">
          <table:table-cell office:value-type="float" office:value="411.8" calcext:value-type="float">
            <text:p>411.8</text:p>
          </table:table-cell>
          <table:table-cell table:number-columns-repeated="1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7"/>
        </table:table-row>
        <table:table-row table:style-name="ro1">
          <table:table-cell office:value-type="float" office:value="412.2" calcext:value-type="float">
            <text:p>412.2</text:p>
          </table:table-cell>
          <table:table-cell table:number-columns-repeated="17"/>
        </table:table-row>
        <table:table-row table:style-name="ro1">
          <table:table-cell office:value-type="float" office:value="412.4" calcext:value-type="float">
            <text:p>412.4</text:p>
          </table:table-cell>
          <table:table-cell table:number-columns-repeated="17"/>
        </table:table-row>
        <table:table-row table:style-name="ro1">
          <table:table-cell office:value-type="float" office:value="412.6" calcext:value-type="float">
            <text:p>412.6</text:p>
          </table:table-cell>
          <table:table-cell table:number-columns-repeated="17"/>
        </table:table-row>
        <table:table-row table:style-name="ro1">
          <table:table-cell office:value-type="float" office:value="412.8" calcext:value-type="float">
            <text:p>412.8</text:p>
          </table:table-cell>
          <table:table-cell table:number-columns-repeated="1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7"/>
        </table:table-row>
        <table:table-row table:style-name="ro1">
          <table:table-cell office:value-type="float" office:value="413.2" calcext:value-type="float">
            <text:p>413.2</text:p>
          </table:table-cell>
          <table:table-cell table:number-columns-repeated="17"/>
        </table:table-row>
        <table:table-row table:style-name="ro1">
          <table:table-cell office:value-type="float" office:value="413.4" calcext:value-type="float">
            <text:p>413.4</text:p>
          </table:table-cell>
          <table:table-cell table:number-columns-repeated="17"/>
        </table:table-row>
        <table:table-row table:style-name="ro1">
          <table:table-cell office:value-type="float" office:value="413.6" calcext:value-type="float">
            <text:p>413.6</text:p>
          </table:table-cell>
          <table:table-cell table:number-columns-repeated="17"/>
        </table:table-row>
        <table:table-row table:style-name="ro1">
          <table:table-cell office:value-type="float" office:value="413.8" calcext:value-type="float">
            <text:p>413.8</text:p>
          </table:table-cell>
          <table:table-cell table:number-columns-repeated="1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7"/>
        </table:table-row>
        <table:table-row table:style-name="ro1">
          <table:table-cell office:value-type="float" office:value="414.2" calcext:value-type="float">
            <text:p>414.2</text:p>
          </table:table-cell>
          <table:table-cell table:number-columns-repeated="17"/>
        </table:table-row>
        <table:table-row table:style-name="ro1">
          <table:table-cell office:value-type="float" office:value="414.4" calcext:value-type="float">
            <text:p>414.4</text:p>
          </table:table-cell>
          <table:table-cell table:number-columns-repeated="17"/>
        </table:table-row>
        <table:table-row table:style-name="ro1">
          <table:table-cell office:value-type="float" office:value="414.6" calcext:value-type="float">
            <text:p>414.6</text:p>
          </table:table-cell>
          <table:table-cell table:number-columns-repeated="17"/>
        </table:table-row>
        <table:table-row table:style-name="ro1">
          <table:table-cell office:value-type="float" office:value="414.8" calcext:value-type="float">
            <text:p>414.8</text:p>
          </table:table-cell>
          <table:table-cell table:number-columns-repeated="1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7"/>
        </table:table-row>
        <table:table-row table:style-name="ro1">
          <table:table-cell office:value-type="float" office:value="415.2" calcext:value-type="float">
            <text:p>415.2</text:p>
          </table:table-cell>
          <table:table-cell table:number-columns-repeated="17"/>
        </table:table-row>
        <table:table-row table:style-name="ro1">
          <table:table-cell office:value-type="float" office:value="415.4" calcext:value-type="float">
            <text:p>415.4</text:p>
          </table:table-cell>
          <table:table-cell table:number-columns-repeated="17"/>
        </table:table-row>
        <table:table-row table:style-name="ro1">
          <table:table-cell office:value-type="float" office:value="415.6" calcext:value-type="float">
            <text:p>415.6</text:p>
          </table:table-cell>
          <table:table-cell table:number-columns-repeated="17"/>
        </table:table-row>
        <table:table-row table:style-name="ro1">
          <table:table-cell office:value-type="float" office:value="415.8" calcext:value-type="float">
            <text:p>415.8</text:p>
          </table:table-cell>
          <table:table-cell table:number-columns-repeated="1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7"/>
        </table:table-row>
        <table:table-row table:style-name="ro1">
          <table:table-cell office:value-type="float" office:value="416.2" calcext:value-type="float">
            <text:p>416.2</text:p>
          </table:table-cell>
          <table:table-cell table:number-columns-repeated="17"/>
        </table:table-row>
        <table:table-row table:style-name="ro1">
          <table:table-cell office:value-type="float" office:value="416.4" calcext:value-type="float">
            <text:p>416.4</text:p>
          </table:table-cell>
          <table:table-cell table:number-columns-repeated="17"/>
        </table:table-row>
        <table:table-row table:style-name="ro1">
          <table:table-cell office:value-type="float" office:value="416.6" calcext:value-type="float">
            <text:p>416.6</text:p>
          </table:table-cell>
          <table:table-cell table:number-columns-repeated="17"/>
        </table:table-row>
        <table:table-row table:style-name="ro1">
          <table:table-cell office:value-type="float" office:value="416.8" calcext:value-type="float">
            <text:p>416.8</text:p>
          </table:table-cell>
          <table:table-cell table:number-columns-repeated="1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7"/>
        </table:table-row>
        <table:table-row table:style-name="ro1">
          <table:table-cell office:value-type="float" office:value="417.2" calcext:value-type="float">
            <text:p>417.2</text:p>
          </table:table-cell>
          <table:table-cell table:number-columns-repeated="17"/>
        </table:table-row>
        <table:table-row table:style-name="ro1">
          <table:table-cell office:value-type="float" office:value="417.4" calcext:value-type="float">
            <text:p>417.4</text:p>
          </table:table-cell>
          <table:table-cell table:number-columns-repeated="17"/>
        </table:table-row>
        <table:table-row table:style-name="ro1">
          <table:table-cell office:value-type="float" office:value="417.6" calcext:value-type="float">
            <text:p>417.6</text:p>
          </table:table-cell>
          <table:table-cell table:number-columns-repeated="17"/>
        </table:table-row>
        <table:table-row table:style-name="ro1">
          <table:table-cell office:value-type="float" office:value="417.8" calcext:value-type="float">
            <text:p>417.8</text:p>
          </table:table-cell>
          <table:table-cell table:number-columns-repeated="1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7"/>
        </table:table-row>
        <table:table-row table:style-name="ro1">
          <table:table-cell office:value-type="float" office:value="418.2" calcext:value-type="float">
            <text:p>418.2</text:p>
          </table:table-cell>
          <table:table-cell table:number-columns-repeated="17"/>
        </table:table-row>
        <table:table-row table:style-name="ro1">
          <table:table-cell office:value-type="float" office:value="418.4" calcext:value-type="float">
            <text:p>418.4</text:p>
          </table:table-cell>
          <table:table-cell table:number-columns-repeated="17"/>
        </table:table-row>
        <table:table-row table:style-name="ro1">
          <table:table-cell office:value-type="float" office:value="418.6" calcext:value-type="float">
            <text:p>418.6</text:p>
          </table:table-cell>
          <table:table-cell table:number-columns-repeated="17"/>
        </table:table-row>
        <table:table-row table:style-name="ro1">
          <table:table-cell office:value-type="float" office:value="418.8" calcext:value-type="float">
            <text:p>418.8</text:p>
          </table:table-cell>
          <table:table-cell table:number-columns-repeated="1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7"/>
        </table:table-row>
        <table:table-row table:style-name="ro1">
          <table:table-cell office:value-type="float" office:value="419.2" calcext:value-type="float">
            <text:p>419.2</text:p>
          </table:table-cell>
          <table:table-cell table:number-columns-repeated="17"/>
        </table:table-row>
        <table:table-row table:style-name="ro1">
          <table:table-cell office:value-type="float" office:value="419.4" calcext:value-type="float">
            <text:p>419.4</text:p>
          </table:table-cell>
          <table:table-cell table:number-columns-repeated="17"/>
        </table:table-row>
        <table:table-row table:style-name="ro1">
          <table:table-cell office:value-type="float" office:value="419.6" calcext:value-type="float">
            <text:p>419.6</text:p>
          </table:table-cell>
          <table:table-cell table:number-columns-repeated="17"/>
        </table:table-row>
        <table:table-row table:style-name="ro1">
          <table:table-cell office:value-type="float" office:value="419.8" calcext:value-type="float">
            <text:p>419.8</text:p>
          </table:table-cell>
          <table:table-cell table:number-columns-repeated="1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7"/>
        </table:table-row>
        <table:table-row table:style-name="ro1">
          <table:table-cell office:value-type="float" office:value="420.2" calcext:value-type="float">
            <text:p>420.2</text:p>
          </table:table-cell>
          <table:table-cell table:number-columns-repeated="17"/>
        </table:table-row>
        <table:table-row table:style-name="ro1">
          <table:table-cell office:value-type="float" office:value="420.4" calcext:value-type="float">
            <text:p>420.4</text:p>
          </table:table-cell>
          <table:table-cell table:number-columns-repeated="17"/>
        </table:table-row>
        <table:table-row table:style-name="ro1">
          <table:table-cell office:value-type="float" office:value="420.6" calcext:value-type="float">
            <text:p>420.6</text:p>
          </table:table-cell>
          <table:table-cell table:number-columns-repeated="17"/>
        </table:table-row>
        <table:table-row table:style-name="ro1">
          <table:table-cell office:value-type="float" office:value="420.8" calcext:value-type="float">
            <text:p>420.8</text:p>
          </table:table-cell>
          <table:table-cell table:number-columns-repeated="17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7"/>
        </table:table-row>
        <table:table-row table:style-name="ro1">
          <table:table-cell office:value-type="float" office:value="421.2" calcext:value-type="float">
            <text:p>421.2</text:p>
          </table:table-cell>
          <table:table-cell table:number-columns-repeated="17"/>
        </table:table-row>
        <table:table-row table:style-name="ro1">
          <table:table-cell office:value-type="float" office:value="421.4" calcext:value-type="float">
            <text:p>421.4</text:p>
          </table:table-cell>
          <table:table-cell table:number-columns-repeated="17"/>
        </table:table-row>
        <table:table-row table:style-name="ro1">
          <table:table-cell office:value-type="float" office:value="421.6" calcext:value-type="float">
            <text:p>421.6</text:p>
          </table:table-cell>
          <table:table-cell table:number-columns-repeated="17"/>
        </table:table-row>
        <table:table-row table:style-name="ro1">
          <table:table-cell office:value-type="float" office:value="421.8" calcext:value-type="float">
            <text:p>421.8</text:p>
          </table:table-cell>
          <table:table-cell table:number-columns-repeated="1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7"/>
        </table:table-row>
        <table:table-row table:style-name="ro1">
          <table:table-cell office:value-type="float" office:value="422.2" calcext:value-type="float">
            <text:p>422.2</text:p>
          </table:table-cell>
          <table:table-cell table:number-columns-repeated="17"/>
        </table:table-row>
        <table:table-row table:style-name="ro1">
          <table:table-cell office:value-type="float" office:value="422.4" calcext:value-type="float">
            <text:p>422.4</text:p>
          </table:table-cell>
          <table:table-cell table:number-columns-repeated="17"/>
        </table:table-row>
        <table:table-row table:style-name="ro1">
          <table:table-cell office:value-type="float" office:value="422.6" calcext:value-type="float">
            <text:p>422.6</text:p>
          </table:table-cell>
          <table:table-cell table:number-columns-repeated="17"/>
        </table:table-row>
        <table:table-row table:style-name="ro1">
          <table:table-cell office:value-type="float" office:value="422.8" calcext:value-type="float">
            <text:p>422.8</text:p>
          </table:table-cell>
          <table:table-cell table:number-columns-repeated="17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7"/>
        </table:table-row>
        <table:table-row table:style-name="ro1">
          <table:table-cell office:value-type="float" office:value="423.2" calcext:value-type="float">
            <text:p>423.2</text:p>
          </table:table-cell>
          <table:table-cell table:number-columns-repeated="17"/>
        </table:table-row>
        <table:table-row table:style-name="ro1">
          <table:table-cell office:value-type="float" office:value="423.4" calcext:value-type="float">
            <text:p>423.4</text:p>
          </table:table-cell>
          <table:table-cell table:number-columns-repeated="17"/>
        </table:table-row>
        <table:table-row table:style-name="ro1">
          <table:table-cell office:value-type="float" office:value="423.6" calcext:value-type="float">
            <text:p>423.6</text:p>
          </table:table-cell>
          <table:table-cell table:number-columns-repeated="17"/>
        </table:table-row>
        <table:table-row table:style-name="ro1">
          <table:table-cell office:value-type="float" office:value="423.8" calcext:value-type="float">
            <text:p>423.8</text:p>
          </table:table-cell>
          <table:table-cell table:number-columns-repeated="1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7"/>
        </table:table-row>
        <table:table-row table:style-name="ro1">
          <table:table-cell office:value-type="float" office:value="424.2" calcext:value-type="float">
            <text:p>424.2</text:p>
          </table:table-cell>
          <table:table-cell table:number-columns-repeated="17"/>
        </table:table-row>
        <table:table-row table:style-name="ro1">
          <table:table-cell office:value-type="float" office:value="424.4" calcext:value-type="float">
            <text:p>424.4</text:p>
          </table:table-cell>
          <table:table-cell table:number-columns-repeated="17"/>
        </table:table-row>
        <table:table-row table:style-name="ro1">
          <table:table-cell office:value-type="float" office:value="424.6" calcext:value-type="float">
            <text:p>424.6</text:p>
          </table:table-cell>
          <table:table-cell table:number-columns-repeated="17"/>
        </table:table-row>
        <table:table-row table:style-name="ro1">
          <table:table-cell office:value-type="float" office:value="424.8" calcext:value-type="float">
            <text:p>424.8</text:p>
          </table:table-cell>
          <table:table-cell table:number-columns-repeated="1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7"/>
        </table:table-row>
        <table:table-row table:style-name="ro1">
          <table:table-cell office:value-type="float" office:value="425.2" calcext:value-type="float">
            <text:p>425.2</text:p>
          </table:table-cell>
          <table:table-cell table:number-columns-repeated="17"/>
        </table:table-row>
        <table:table-row table:style-name="ro1">
          <table:table-cell office:value-type="float" office:value="425.4" calcext:value-type="float">
            <text:p>425.4</text:p>
          </table:table-cell>
          <table:table-cell table:number-columns-repeated="17"/>
        </table:table-row>
        <table:table-row table:style-name="ro1">
          <table:table-cell office:value-type="float" office:value="425.6" calcext:value-type="float">
            <text:p>425.6</text:p>
          </table:table-cell>
          <table:table-cell table:number-columns-repeated="17"/>
        </table:table-row>
        <table:table-row table:style-name="ro1">
          <table:table-cell office:value-type="float" office:value="425.8" calcext:value-type="float">
            <text:p>425.8</text:p>
          </table:table-cell>
          <table:table-cell table:number-columns-repeated="1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7"/>
        </table:table-row>
        <table:table-row table:style-name="ro1">
          <table:table-cell office:value-type="float" office:value="426.2" calcext:value-type="float">
            <text:p>426.2</text:p>
          </table:table-cell>
          <table:table-cell table:number-columns-repeated="17"/>
        </table:table-row>
        <table:table-row table:style-name="ro1">
          <table:table-cell office:value-type="float" office:value="426.4" calcext:value-type="float">
            <text:p>426.4</text:p>
          </table:table-cell>
          <table:table-cell table:number-columns-repeated="17"/>
        </table:table-row>
        <table:table-row table:style-name="ro1">
          <table:table-cell office:value-type="float" office:value="426.6" calcext:value-type="float">
            <text:p>426.6</text:p>
          </table:table-cell>
          <table:table-cell table:number-columns-repeated="17"/>
        </table:table-row>
        <table:table-row table:style-name="ro1">
          <table:table-cell office:value-type="float" office:value="426.8" calcext:value-type="float">
            <text:p>426.8</text:p>
          </table:table-cell>
          <table:table-cell table:number-columns-repeated="17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7"/>
        </table:table-row>
        <table:table-row table:style-name="ro1">
          <table:table-cell office:value-type="float" office:value="427.2" calcext:value-type="float">
            <text:p>427.2</text:p>
          </table:table-cell>
          <table:table-cell table:number-columns-repeated="17"/>
        </table:table-row>
        <table:table-row table:style-name="ro1">
          <table:table-cell office:value-type="float" office:value="427.4" calcext:value-type="float">
            <text:p>427.4</text:p>
          </table:table-cell>
          <table:table-cell table:number-columns-repeated="17"/>
        </table:table-row>
        <table:table-row table:style-name="ro1">
          <table:table-cell office:value-type="float" office:value="427.6" calcext:value-type="float">
            <text:p>427.6</text:p>
          </table:table-cell>
          <table:table-cell table:number-columns-repeated="17"/>
        </table:table-row>
        <table:table-row table:style-name="ro1">
          <table:table-cell office:value-type="float" office:value="427.8" calcext:value-type="float">
            <text:p>427.8</text:p>
          </table:table-cell>
          <table:table-cell table:number-columns-repeated="17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7"/>
        </table:table-row>
        <table:table-row table:style-name="ro1">
          <table:table-cell office:value-type="float" office:value="428.2" calcext:value-type="float">
            <text:p>428.2</text:p>
          </table:table-cell>
          <table:table-cell table:number-columns-repeated="17"/>
        </table:table-row>
        <table:table-row table:style-name="ro1">
          <table:table-cell office:value-type="float" office:value="428.4" calcext:value-type="float">
            <text:p>428.4</text:p>
          </table:table-cell>
          <table:table-cell table:number-columns-repeated="17"/>
        </table:table-row>
        <table:table-row table:style-name="ro1">
          <table:table-cell office:value-type="float" office:value="428.6" calcext:value-type="float">
            <text:p>428.6</text:p>
          </table:table-cell>
          <table:table-cell table:number-columns-repeated="17"/>
        </table:table-row>
        <table:table-row table:style-name="ro1">
          <table:table-cell office:value-type="float" office:value="428.8" calcext:value-type="float">
            <text:p>428.8</text:p>
          </table:table-cell>
          <table:table-cell table:number-columns-repeated="1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7"/>
        </table:table-row>
        <table:table-row table:style-name="ro1">
          <table:table-cell office:value-type="float" office:value="429.2" calcext:value-type="float">
            <text:p>429.2</text:p>
          </table:table-cell>
          <table:table-cell table:number-columns-repeated="17"/>
        </table:table-row>
        <table:table-row table:style-name="ro1">
          <table:table-cell office:value-type="float" office:value="429.4" calcext:value-type="float">
            <text:p>429.4</text:p>
          </table:table-cell>
          <table:table-cell table:number-columns-repeated="17"/>
        </table:table-row>
        <table:table-row table:style-name="ro1">
          <table:table-cell office:value-type="float" office:value="429.6" calcext:value-type="float">
            <text:p>429.6</text:p>
          </table:table-cell>
          <table:table-cell table:number-columns-repeated="17"/>
        </table:table-row>
        <table:table-row table:style-name="ro1">
          <table:table-cell office:value-type="float" office:value="429.8" calcext:value-type="float">
            <text:p>429.8</text:p>
          </table:table-cell>
          <table:table-cell table:number-columns-repeated="1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7"/>
        </table:table-row>
        <table:table-row table:style-name="ro1">
          <table:table-cell office:value-type="float" office:value="430.2" calcext:value-type="float">
            <text:p>430.2</text:p>
          </table:table-cell>
          <table:table-cell table:number-columns-repeated="17"/>
        </table:table-row>
        <table:table-row table:style-name="ro1">
          <table:table-cell office:value-type="float" office:value="430.4" calcext:value-type="float">
            <text:p>430.4</text:p>
          </table:table-cell>
          <table:table-cell table:number-columns-repeated="17"/>
        </table:table-row>
        <table:table-row table:style-name="ro1">
          <table:table-cell office:value-type="float" office:value="430.6" calcext:value-type="float">
            <text:p>430.6</text:p>
          </table:table-cell>
          <table:table-cell table:number-columns-repeated="17"/>
        </table:table-row>
        <table:table-row table:style-name="ro1">
          <table:table-cell office:value-type="float" office:value="430.8" calcext:value-type="float">
            <text:p>430.8</text:p>
          </table:table-cell>
          <table:table-cell table:number-columns-repeated="1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7"/>
        </table:table-row>
        <table:table-row table:style-name="ro1">
          <table:table-cell office:value-type="float" office:value="431.2" calcext:value-type="float">
            <text:p>431.2</text:p>
          </table:table-cell>
          <table:table-cell table:number-columns-repeated="17"/>
        </table:table-row>
        <table:table-row table:style-name="ro1">
          <table:table-cell office:value-type="float" office:value="431.4" calcext:value-type="float">
            <text:p>431.4</text:p>
          </table:table-cell>
          <table:table-cell table:number-columns-repeated="17"/>
        </table:table-row>
        <table:table-row table:style-name="ro1">
          <table:table-cell office:value-type="float" office:value="431.6" calcext:value-type="float">
            <text:p>431.6</text:p>
          </table:table-cell>
          <table:table-cell table:number-columns-repeated="17"/>
        </table:table-row>
        <table:table-row table:style-name="ro1">
          <table:table-cell office:value-type="float" office:value="431.8" calcext:value-type="float">
            <text:p>431.8</text:p>
          </table:table-cell>
          <table:table-cell table:number-columns-repeated="1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7"/>
        </table:table-row>
        <table:table-row table:style-name="ro1">
          <table:table-cell office:value-type="float" office:value="432.2" calcext:value-type="float">
            <text:p>432.2</text:p>
          </table:table-cell>
          <table:table-cell table:number-columns-repeated="17"/>
        </table:table-row>
        <table:table-row table:style-name="ro1">
          <table:table-cell office:value-type="float" office:value="432.4" calcext:value-type="float">
            <text:p>432.4</text:p>
          </table:table-cell>
          <table:table-cell table:number-columns-repeated="17"/>
        </table:table-row>
        <table:table-row table:style-name="ro1">
          <table:table-cell office:value-type="float" office:value="432.6" calcext:value-type="float">
            <text:p>432.6</text:p>
          </table:table-cell>
          <table:table-cell table:number-columns-repeated="17"/>
        </table:table-row>
        <table:table-row table:style-name="ro1">
          <table:table-cell office:value-type="float" office:value="432.8" calcext:value-type="float">
            <text:p>432.8</text:p>
          </table:table-cell>
          <table:table-cell table:number-columns-repeated="17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7"/>
        </table:table-row>
        <table:table-row table:style-name="ro1">
          <table:table-cell office:value-type="float" office:value="433.2" calcext:value-type="float">
            <text:p>433.2</text:p>
          </table:table-cell>
          <table:table-cell table:number-columns-repeated="17"/>
        </table:table-row>
        <table:table-row table:style-name="ro1">
          <table:table-cell office:value-type="float" office:value="433.4" calcext:value-type="float">
            <text:p>433.4</text:p>
          </table:table-cell>
          <table:table-cell table:number-columns-repeated="17"/>
        </table:table-row>
        <table:table-row table:style-name="ro1">
          <table:table-cell office:value-type="float" office:value="433.6" calcext:value-type="float">
            <text:p>433.6</text:p>
          </table:table-cell>
          <table:table-cell table:number-columns-repeated="17"/>
        </table:table-row>
        <table:table-row table:style-name="ro1">
          <table:table-cell office:value-type="float" office:value="433.8" calcext:value-type="float">
            <text:p>433.8</text:p>
          </table:table-cell>
          <table:table-cell table:number-columns-repeated="1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7"/>
        </table:table-row>
        <table:table-row table:style-name="ro1">
          <table:table-cell office:value-type="float" office:value="434.2" calcext:value-type="float">
            <text:p>434.2</text:p>
          </table:table-cell>
          <table:table-cell table:number-columns-repeated="17"/>
        </table:table-row>
        <table:table-row table:style-name="ro1">
          <table:table-cell office:value-type="float" office:value="434.4" calcext:value-type="float">
            <text:p>434.4</text:p>
          </table:table-cell>
          <table:table-cell table:number-columns-repeated="17"/>
        </table:table-row>
        <table:table-row table:style-name="ro1">
          <table:table-cell office:value-type="float" office:value="434.6" calcext:value-type="float">
            <text:p>434.6</text:p>
          </table:table-cell>
          <table:table-cell table:number-columns-repeated="17"/>
        </table:table-row>
        <table:table-row table:style-name="ro1">
          <table:table-cell office:value-type="float" office:value="434.8" calcext:value-type="float">
            <text:p>434.8</text:p>
          </table:table-cell>
          <table:table-cell table:number-columns-repeated="1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7"/>
        </table:table-row>
        <table:table-row table:style-name="ro1">
          <table:table-cell office:value-type="float" office:value="435.2" calcext:value-type="float">
            <text:p>435.2</text:p>
          </table:table-cell>
          <table:table-cell table:number-columns-repeated="17"/>
        </table:table-row>
        <table:table-row table:style-name="ro1">
          <table:table-cell office:value-type="float" office:value="435.4" calcext:value-type="float">
            <text:p>435.4</text:p>
          </table:table-cell>
          <table:table-cell table:number-columns-repeated="17"/>
        </table:table-row>
        <table:table-row table:style-name="ro1">
          <table:table-cell office:value-type="float" office:value="435.6" calcext:value-type="float">
            <text:p>435.6</text:p>
          </table:table-cell>
          <table:table-cell table:number-columns-repeated="17"/>
        </table:table-row>
        <table:table-row table:style-name="ro1">
          <table:table-cell office:value-type="float" office:value="435.8" calcext:value-type="float">
            <text:p>435.8</text:p>
          </table:table-cell>
          <table:table-cell table:number-columns-repeated="17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7"/>
        </table:table-row>
        <table:table-row table:style-name="ro1">
          <table:table-cell office:value-type="float" office:value="436.2" calcext:value-type="float">
            <text:p>436.2</text:p>
          </table:table-cell>
          <table:table-cell table:number-columns-repeated="17"/>
        </table:table-row>
        <table:table-row table:style-name="ro1">
          <table:table-cell office:value-type="float" office:value="436.4" calcext:value-type="float">
            <text:p>436.4</text:p>
          </table:table-cell>
          <table:table-cell table:number-columns-repeated="17"/>
        </table:table-row>
        <table:table-row table:style-name="ro1">
          <table:table-cell office:value-type="float" office:value="436.6" calcext:value-type="float">
            <text:p>436.6</text:p>
          </table:table-cell>
          <table:table-cell table:number-columns-repeated="17"/>
        </table:table-row>
        <table:table-row table:style-name="ro1">
          <table:table-cell office:value-type="float" office:value="436.8" calcext:value-type="float">
            <text:p>436.8</text:p>
          </table:table-cell>
          <table:table-cell table:number-columns-repeated="17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7"/>
        </table:table-row>
        <table:table-row table:style-name="ro1">
          <table:table-cell office:value-type="float" office:value="437.2" calcext:value-type="float">
            <text:p>437.2</text:p>
          </table:table-cell>
          <table:table-cell table:number-columns-repeated="17"/>
        </table:table-row>
        <table:table-row table:style-name="ro1">
          <table:table-cell office:value-type="float" office:value="437.4" calcext:value-type="float">
            <text:p>437.4</text:p>
          </table:table-cell>
          <table:table-cell table:number-columns-repeated="17"/>
        </table:table-row>
        <table:table-row table:style-name="ro1">
          <table:table-cell office:value-type="float" office:value="437.6" calcext:value-type="float">
            <text:p>437.6</text:p>
          </table:table-cell>
          <table:table-cell table:number-columns-repeated="17"/>
        </table:table-row>
        <table:table-row table:style-name="ro1">
          <table:table-cell office:value-type="float" office:value="437.8" calcext:value-type="float">
            <text:p>437.8</text:p>
          </table:table-cell>
          <table:table-cell table:number-columns-repeated="17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7"/>
        </table:table-row>
        <table:table-row table:style-name="ro1">
          <table:table-cell office:value-type="float" office:value="438.2" calcext:value-type="float">
            <text:p>438.2</text:p>
          </table:table-cell>
          <table:table-cell table:number-columns-repeated="17"/>
        </table:table-row>
        <table:table-row table:style-name="ro1">
          <table:table-cell office:value-type="float" office:value="438.4" calcext:value-type="float">
            <text:p>438.4</text:p>
          </table:table-cell>
          <table:table-cell table:number-columns-repeated="17"/>
        </table:table-row>
        <table:table-row table:style-name="ro1">
          <table:table-cell office:value-type="float" office:value="438.6" calcext:value-type="float">
            <text:p>438.6</text:p>
          </table:table-cell>
          <table:table-cell table:number-columns-repeated="17"/>
        </table:table-row>
        <table:table-row table:style-name="ro1">
          <table:table-cell office:value-type="float" office:value="438.8" calcext:value-type="float">
            <text:p>438.8</text:p>
          </table:table-cell>
          <table:table-cell table:number-columns-repeated="17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7"/>
        </table:table-row>
        <table:table-row table:style-name="ro1">
          <table:table-cell office:value-type="float" office:value="439.2" calcext:value-type="float">
            <text:p>439.2</text:p>
          </table:table-cell>
          <table:table-cell table:number-columns-repeated="17"/>
        </table:table-row>
        <table:table-row table:style-name="ro1">
          <table:table-cell office:value-type="float" office:value="439.4" calcext:value-type="float">
            <text:p>439.4</text:p>
          </table:table-cell>
          <table:table-cell table:number-columns-repeated="17"/>
        </table:table-row>
        <table:table-row table:style-name="ro1">
          <table:table-cell office:value-type="float" office:value="439.6" calcext:value-type="float">
            <text:p>439.6</text:p>
          </table:table-cell>
          <table:table-cell table:number-columns-repeated="17"/>
        </table:table-row>
        <table:table-row table:style-name="ro1">
          <table:table-cell office:value-type="float" office:value="439.8" calcext:value-type="float">
            <text:p>439.8</text:p>
          </table:table-cell>
          <table:table-cell table:number-columns-repeated="1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7"/>
        </table:table-row>
        <table:table-row table:style-name="ro1">
          <table:table-cell office:value-type="float" office:value="440.2" calcext:value-type="float">
            <text:p>440.2</text:p>
          </table:table-cell>
          <table:table-cell table:number-columns-repeated="17"/>
        </table:table-row>
        <table:table-row table:style-name="ro1">
          <table:table-cell office:value-type="float" office:value="440.4" calcext:value-type="float">
            <text:p>440.4</text:p>
          </table:table-cell>
          <table:table-cell table:number-columns-repeated="17"/>
        </table:table-row>
        <table:table-row table:style-name="ro1">
          <table:table-cell office:value-type="float" office:value="440.6" calcext:value-type="float">
            <text:p>440.6</text:p>
          </table:table-cell>
          <table:table-cell table:number-columns-repeated="17"/>
        </table:table-row>
        <table:table-row table:style-name="ro1">
          <table:table-cell office:value-type="float" office:value="440.8" calcext:value-type="float">
            <text:p>440.8</text:p>
          </table:table-cell>
          <table:table-cell table:number-columns-repeated="17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7"/>
        </table:table-row>
        <table:table-row table:style-name="ro1">
          <table:table-cell office:value-type="float" office:value="441.2" calcext:value-type="float">
            <text:p>441.2</text:p>
          </table:table-cell>
          <table:table-cell table:number-columns-repeated="17"/>
        </table:table-row>
        <table:table-row table:style-name="ro1">
          <table:table-cell office:value-type="float" office:value="441.4" calcext:value-type="float">
            <text:p>441.4</text:p>
          </table:table-cell>
          <table:table-cell table:number-columns-repeated="17"/>
        </table:table-row>
        <table:table-row table:style-name="ro1">
          <table:table-cell office:value-type="float" office:value="441.6" calcext:value-type="float">
            <text:p>441.6</text:p>
          </table:table-cell>
          <table:table-cell table:number-columns-repeated="17"/>
        </table:table-row>
        <table:table-row table:style-name="ro1">
          <table:table-cell office:value-type="float" office:value="441.8" calcext:value-type="float">
            <text:p>441.8</text:p>
          </table:table-cell>
          <table:table-cell table:number-columns-repeated="17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7"/>
        </table:table-row>
        <table:table-row table:style-name="ro1">
          <table:table-cell office:value-type="float" office:value="442.2" calcext:value-type="float">
            <text:p>442.2</text:p>
          </table:table-cell>
          <table:table-cell table:number-columns-repeated="17"/>
        </table:table-row>
        <table:table-row table:style-name="ro1">
          <table:table-cell office:value-type="float" office:value="442.4" calcext:value-type="float">
            <text:p>442.4</text:p>
          </table:table-cell>
          <table:table-cell table:number-columns-repeated="17"/>
        </table:table-row>
        <table:table-row table:style-name="ro1">
          <table:table-cell office:value-type="float" office:value="442.6" calcext:value-type="float">
            <text:p>442.6</text:p>
          </table:table-cell>
          <table:table-cell table:number-columns-repeated="17"/>
        </table:table-row>
        <table:table-row table:style-name="ro1">
          <table:table-cell office:value-type="float" office:value="442.8" calcext:value-type="float">
            <text:p>442.8</text:p>
          </table:table-cell>
          <table:table-cell table:number-columns-repeated="17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7"/>
        </table:table-row>
        <table:table-row table:style-name="ro1">
          <table:table-cell office:value-type="float" office:value="443.2" calcext:value-type="float">
            <text:p>443.2</text:p>
          </table:table-cell>
          <table:table-cell table:number-columns-repeated="17"/>
        </table:table-row>
        <table:table-row table:style-name="ro1">
          <table:table-cell office:value-type="float" office:value="443.4" calcext:value-type="float">
            <text:p>443.4</text:p>
          </table:table-cell>
          <table:table-cell table:number-columns-repeated="17"/>
        </table:table-row>
        <table:table-row table:style-name="ro1">
          <table:table-cell office:value-type="float" office:value="443.6" calcext:value-type="float">
            <text:p>443.6</text:p>
          </table:table-cell>
          <table:table-cell table:number-columns-repeated="17"/>
        </table:table-row>
        <table:table-row table:style-name="ro1">
          <table:table-cell office:value-type="float" office:value="443.8" calcext:value-type="float">
            <text:p>443.8</text:p>
          </table:table-cell>
          <table:table-cell table:number-columns-repeated="1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7"/>
        </table:table-row>
        <table:table-row table:style-name="ro1">
          <table:table-cell office:value-type="float" office:value="444.2" calcext:value-type="float">
            <text:p>444.2</text:p>
          </table:table-cell>
          <table:table-cell table:number-columns-repeated="17"/>
        </table:table-row>
        <table:table-row table:style-name="ro1">
          <table:table-cell office:value-type="float" office:value="444.4" calcext:value-type="float">
            <text:p>444.4</text:p>
          </table:table-cell>
          <table:table-cell table:number-columns-repeated="17"/>
        </table:table-row>
        <table:table-row table:style-name="ro1">
          <table:table-cell office:value-type="float" office:value="444.6" calcext:value-type="float">
            <text:p>444.6</text:p>
          </table:table-cell>
          <table:table-cell table:number-columns-repeated="17"/>
        </table:table-row>
        <table:table-row table:style-name="ro1">
          <table:table-cell office:value-type="float" office:value="444.8" calcext:value-type="float">
            <text:p>444.8</text:p>
          </table:table-cell>
          <table:table-cell table:number-columns-repeated="1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7"/>
        </table:table-row>
        <table:table-row table:style-name="ro1">
          <table:table-cell office:value-type="float" office:value="445.2" calcext:value-type="float">
            <text:p>445.2</text:p>
          </table:table-cell>
          <table:table-cell table:number-columns-repeated="17"/>
        </table:table-row>
        <table:table-row table:style-name="ro1">
          <table:table-cell office:value-type="float" office:value="445.4" calcext:value-type="float">
            <text:p>445.4</text:p>
          </table:table-cell>
          <table:table-cell table:number-columns-repeated="17"/>
        </table:table-row>
        <table:table-row table:style-name="ro1">
          <table:table-cell office:value-type="float" office:value="445.6" calcext:value-type="float">
            <text:p>445.6</text:p>
          </table:table-cell>
          <table:table-cell table:number-columns-repeated="17"/>
        </table:table-row>
        <table:table-row table:style-name="ro1">
          <table:table-cell office:value-type="float" office:value="445.8" calcext:value-type="float">
            <text:p>445.8</text:p>
          </table:table-cell>
          <table:table-cell table:number-columns-repeated="1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7"/>
        </table:table-row>
        <table:table-row table:style-name="ro1">
          <table:table-cell office:value-type="float" office:value="446.2" calcext:value-type="float">
            <text:p>446.2</text:p>
          </table:table-cell>
          <table:table-cell table:number-columns-repeated="17"/>
        </table:table-row>
        <table:table-row table:style-name="ro1">
          <table:table-cell office:value-type="float" office:value="446.4" calcext:value-type="float">
            <text:p>446.4</text:p>
          </table:table-cell>
          <table:table-cell table:number-columns-repeated="17"/>
        </table:table-row>
        <table:table-row table:style-name="ro1">
          <table:table-cell office:value-type="float" office:value="446.6" calcext:value-type="float">
            <text:p>446.6</text:p>
          </table:table-cell>
          <table:table-cell table:number-columns-repeated="17"/>
        </table:table-row>
        <table:table-row table:style-name="ro1">
          <table:table-cell office:value-type="float" office:value="446.8" calcext:value-type="float">
            <text:p>446.8</text:p>
          </table:table-cell>
          <table:table-cell table:number-columns-repeated="1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7"/>
        </table:table-row>
        <table:table-row table:style-name="ro1">
          <table:table-cell office:value-type="float" office:value="447.2" calcext:value-type="float">
            <text:p>447.2</text:p>
          </table:table-cell>
          <table:table-cell table:number-columns-repeated="17"/>
        </table:table-row>
        <table:table-row table:style-name="ro1">
          <table:table-cell office:value-type="float" office:value="447.4" calcext:value-type="float">
            <text:p>447.4</text:p>
          </table:table-cell>
          <table:table-cell table:number-columns-repeated="17"/>
        </table:table-row>
        <table:table-row table:style-name="ro1">
          <table:table-cell office:value-type="float" office:value="447.6" calcext:value-type="float">
            <text:p>447.6</text:p>
          </table:table-cell>
          <table:table-cell table:number-columns-repeated="17"/>
        </table:table-row>
        <table:table-row table:style-name="ro1">
          <table:table-cell office:value-type="float" office:value="447.8" calcext:value-type="float">
            <text:p>447.8</text:p>
          </table:table-cell>
          <table:table-cell table:number-columns-repeated="1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7"/>
        </table:table-row>
        <table:table-row table:style-name="ro1">
          <table:table-cell office:value-type="float" office:value="448.2" calcext:value-type="float">
            <text:p>448.2</text:p>
          </table:table-cell>
          <table:table-cell table:number-columns-repeated="17"/>
        </table:table-row>
        <table:table-row table:style-name="ro1">
          <table:table-cell office:value-type="float" office:value="448.4" calcext:value-type="float">
            <text:p>448.4</text:p>
          </table:table-cell>
          <table:table-cell table:number-columns-repeated="17"/>
        </table:table-row>
        <table:table-row table:style-name="ro1">
          <table:table-cell office:value-type="float" office:value="448.6" calcext:value-type="float">
            <text:p>448.6</text:p>
          </table:table-cell>
          <table:table-cell table:number-columns-repeated="17"/>
        </table:table-row>
        <table:table-row table:style-name="ro1">
          <table:table-cell office:value-type="float" office:value="448.8" calcext:value-type="float">
            <text:p>448.8</text:p>
          </table:table-cell>
          <table:table-cell table:number-columns-repeated="17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7"/>
        </table:table-row>
        <table:table-row table:style-name="ro1">
          <table:table-cell office:value-type="float" office:value="449.2" calcext:value-type="float">
            <text:p>449.2</text:p>
          </table:table-cell>
          <table:table-cell table:number-columns-repeated="17"/>
        </table:table-row>
        <table:table-row table:style-name="ro1">
          <table:table-cell office:value-type="float" office:value="449.4" calcext:value-type="float">
            <text:p>449.4</text:p>
          </table:table-cell>
          <table:table-cell table:number-columns-repeated="17"/>
        </table:table-row>
        <table:table-row table:style-name="ro1">
          <table:table-cell office:value-type="float" office:value="449.6" calcext:value-type="float">
            <text:p>449.6</text:p>
          </table:table-cell>
          <table:table-cell table:number-columns-repeated="17"/>
        </table:table-row>
        <table:table-row table:style-name="ro1">
          <table:table-cell office:value-type="float" office:value="449.8" calcext:value-type="float">
            <text:p>449.8</text:p>
          </table:table-cell>
          <table:table-cell table:number-columns-repeated="1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7"/>
        </table:table-row>
        <table:table-row table:style-name="ro1">
          <table:table-cell office:value-type="float" office:value="450.2" calcext:value-type="float">
            <text:p>450.2</text:p>
          </table:table-cell>
          <table:table-cell table:number-columns-repeated="17"/>
        </table:table-row>
        <table:table-row table:style-name="ro1">
          <table:table-cell office:value-type="float" office:value="450.4" calcext:value-type="float">
            <text:p>450.4</text:p>
          </table:table-cell>
          <table:table-cell table:number-columns-repeated="17"/>
        </table:table-row>
        <table:table-row table:style-name="ro1">
          <table:table-cell office:value-type="float" office:value="450.6" calcext:value-type="float">
            <text:p>450.6</text:p>
          </table:table-cell>
          <table:table-cell table:number-columns-repeated="17"/>
        </table:table-row>
        <table:table-row table:style-name="ro1">
          <table:table-cell office:value-type="float" office:value="450.8" calcext:value-type="float">
            <text:p>450.8</text:p>
          </table:table-cell>
          <table:table-cell table:number-columns-repeated="17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7"/>
        </table:table-row>
        <table:table-row table:style-name="ro1">
          <table:table-cell office:value-type="float" office:value="451.2" calcext:value-type="float">
            <text:p>451.2</text:p>
          </table:table-cell>
          <table:table-cell table:number-columns-repeated="17"/>
        </table:table-row>
        <table:table-row table:style-name="ro1">
          <table:table-cell office:value-type="float" office:value="451.4" calcext:value-type="float">
            <text:p>451.4</text:p>
          </table:table-cell>
          <table:table-cell table:number-columns-repeated="17"/>
        </table:table-row>
        <table:table-row table:style-name="ro1">
          <table:table-cell office:value-type="float" office:value="451.6" calcext:value-type="float">
            <text:p>451.6</text:p>
          </table:table-cell>
          <table:table-cell table:number-columns-repeated="17"/>
        </table:table-row>
        <table:table-row table:style-name="ro1">
          <table:table-cell office:value-type="float" office:value="451.8" calcext:value-type="float">
            <text:p>451.8</text:p>
          </table:table-cell>
          <table:table-cell table:number-columns-repeated="1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7"/>
        </table:table-row>
        <table:table-row table:style-name="ro1">
          <table:table-cell office:value-type="float" office:value="452.2" calcext:value-type="float">
            <text:p>452.2</text:p>
          </table:table-cell>
          <table:table-cell table:number-columns-repeated="17"/>
        </table:table-row>
        <table:table-row table:style-name="ro1">
          <table:table-cell office:value-type="float" office:value="452.4" calcext:value-type="float">
            <text:p>452.4</text:p>
          </table:table-cell>
          <table:table-cell table:number-columns-repeated="17"/>
        </table:table-row>
        <table:table-row table:style-name="ro1">
          <table:table-cell office:value-type="float" office:value="452.6" calcext:value-type="float">
            <text:p>452.6</text:p>
          </table:table-cell>
          <table:table-cell table:number-columns-repeated="17"/>
        </table:table-row>
        <table:table-row table:style-name="ro1">
          <table:table-cell office:value-type="float" office:value="452.8" calcext:value-type="float">
            <text:p>452.8</text:p>
          </table:table-cell>
          <table:table-cell table:number-columns-repeated="17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7"/>
        </table:table-row>
        <table:table-row table:style-name="ro1">
          <table:table-cell office:value-type="float" office:value="453.2" calcext:value-type="float">
            <text:p>453.2</text:p>
          </table:table-cell>
          <table:table-cell table:number-columns-repeated="17"/>
        </table:table-row>
        <table:table-row table:style-name="ro1">
          <table:table-cell office:value-type="float" office:value="453.4" calcext:value-type="float">
            <text:p>453.4</text:p>
          </table:table-cell>
          <table:table-cell table:number-columns-repeated="17"/>
        </table:table-row>
        <table:table-row table:style-name="ro1">
          <table:table-cell office:value-type="float" office:value="453.6" calcext:value-type="float">
            <text:p>453.6</text:p>
          </table:table-cell>
          <table:table-cell table:number-columns-repeated="17"/>
        </table:table-row>
        <table:table-row table:style-name="ro1">
          <table:table-cell office:value-type="float" office:value="453.8" calcext:value-type="float">
            <text:p>453.8</text:p>
          </table:table-cell>
          <table:table-cell table:number-columns-repeated="1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7"/>
        </table:table-row>
        <table:table-row table:style-name="ro1">
          <table:table-cell office:value-type="float" office:value="454.2" calcext:value-type="float">
            <text:p>454.2</text:p>
          </table:table-cell>
          <table:table-cell table:number-columns-repeated="17"/>
        </table:table-row>
        <table:table-row table:style-name="ro1">
          <table:table-cell office:value-type="float" office:value="454.4" calcext:value-type="float">
            <text:p>454.4</text:p>
          </table:table-cell>
          <table:table-cell table:number-columns-repeated="17"/>
        </table:table-row>
        <table:table-row table:style-name="ro1">
          <table:table-cell office:value-type="float" office:value="454.6" calcext:value-type="float">
            <text:p>454.6</text:p>
          </table:table-cell>
          <table:table-cell table:number-columns-repeated="17"/>
        </table:table-row>
        <table:table-row table:style-name="ro1">
          <table:table-cell office:value-type="float" office:value="454.8" calcext:value-type="float">
            <text:p>454.8</text:p>
          </table:table-cell>
          <table:table-cell table:number-columns-repeated="17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7"/>
        </table:table-row>
        <table:table-row table:style-name="ro1">
          <table:table-cell office:value-type="float" office:value="455.2" calcext:value-type="float">
            <text:p>455.2</text:p>
          </table:table-cell>
          <table:table-cell table:number-columns-repeated="17"/>
        </table:table-row>
        <table:table-row table:style-name="ro1">
          <table:table-cell office:value-type="float" office:value="455.4" calcext:value-type="float">
            <text:p>455.4</text:p>
          </table:table-cell>
          <table:table-cell table:number-columns-repeated="17"/>
        </table:table-row>
        <table:table-row table:style-name="ro1">
          <table:table-cell office:value-type="float" office:value="455.6" calcext:value-type="float">
            <text:p>455.6</text:p>
          </table:table-cell>
          <table:table-cell table:number-columns-repeated="17"/>
        </table:table-row>
        <table:table-row table:style-name="ro1">
          <table:table-cell office:value-type="float" office:value="455.8" calcext:value-type="float">
            <text:p>455.8</text:p>
          </table:table-cell>
          <table:table-cell table:number-columns-repeated="1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7"/>
        </table:table-row>
        <table:table-row table:style-name="ro1">
          <table:table-cell office:value-type="float" office:value="456.2" calcext:value-type="float">
            <text:p>456.2</text:p>
          </table:table-cell>
          <table:table-cell table:number-columns-repeated="17"/>
        </table:table-row>
        <table:table-row table:style-name="ro1">
          <table:table-cell office:value-type="float" office:value="456.4" calcext:value-type="float">
            <text:p>456.4</text:p>
          </table:table-cell>
          <table:table-cell table:number-columns-repeated="17"/>
        </table:table-row>
        <table:table-row table:style-name="ro1">
          <table:table-cell office:value-type="float" office:value="456.6" calcext:value-type="float">
            <text:p>456.6</text:p>
          </table:table-cell>
          <table:table-cell table:number-columns-repeated="17"/>
        </table:table-row>
        <table:table-row table:style-name="ro1">
          <table:table-cell office:value-type="float" office:value="456.8" calcext:value-type="float">
            <text:p>456.8</text:p>
          </table:table-cell>
          <table:table-cell table:number-columns-repeated="1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7"/>
        </table:table-row>
        <table:table-row table:style-name="ro1">
          <table:table-cell office:value-type="float" office:value="457.2" calcext:value-type="float">
            <text:p>457.2</text:p>
          </table:table-cell>
          <table:table-cell table:number-columns-repeated="17"/>
        </table:table-row>
        <table:table-row table:style-name="ro1">
          <table:table-cell office:value-type="float" office:value="457.4" calcext:value-type="float">
            <text:p>457.4</text:p>
          </table:table-cell>
          <table:table-cell table:number-columns-repeated="17"/>
        </table:table-row>
        <table:table-row table:style-name="ro1">
          <table:table-cell office:value-type="float" office:value="457.6" calcext:value-type="float">
            <text:p>457.6</text:p>
          </table:table-cell>
          <table:table-cell table:number-columns-repeated="17"/>
        </table:table-row>
        <table:table-row table:style-name="ro1">
          <table:table-cell office:value-type="float" office:value="457.8" calcext:value-type="float">
            <text:p>457.8</text:p>
          </table:table-cell>
          <table:table-cell table:number-columns-repeated="1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7"/>
        </table:table-row>
        <table:table-row table:style-name="ro1">
          <table:table-cell office:value-type="float" office:value="458.2" calcext:value-type="float">
            <text:p>458.2</text:p>
          </table:table-cell>
          <table:table-cell table:number-columns-repeated="17"/>
        </table:table-row>
        <table:table-row table:style-name="ro1">
          <table:table-cell office:value-type="float" office:value="458.4" calcext:value-type="float">
            <text:p>458.4</text:p>
          </table:table-cell>
          <table:table-cell table:number-columns-repeated="17"/>
        </table:table-row>
        <table:table-row table:style-name="ro1">
          <table:table-cell office:value-type="float" office:value="458.6" calcext:value-type="float">
            <text:p>458.6</text:p>
          </table:table-cell>
          <table:table-cell table:number-columns-repeated="17"/>
        </table:table-row>
        <table:table-row table:style-name="ro1">
          <table:table-cell office:value-type="float" office:value="458.8" calcext:value-type="float">
            <text:p>458.8</text:p>
          </table:table-cell>
          <table:table-cell table:number-columns-repeated="17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7"/>
        </table:table-row>
        <table:table-row table:style-name="ro1">
          <table:table-cell office:value-type="float" office:value="459.2" calcext:value-type="float">
            <text:p>459.2</text:p>
          </table:table-cell>
          <table:table-cell table:number-columns-repeated="17"/>
        </table:table-row>
        <table:table-row table:style-name="ro1">
          <table:table-cell office:value-type="float" office:value="459.4" calcext:value-type="float">
            <text:p>459.4</text:p>
          </table:table-cell>
          <table:table-cell table:number-columns-repeated="17"/>
        </table:table-row>
        <table:table-row table:style-name="ro1">
          <table:table-cell office:value-type="float" office:value="459.6" calcext:value-type="float">
            <text:p>459.6</text:p>
          </table:table-cell>
          <table:table-cell table:number-columns-repeated="17"/>
        </table:table-row>
        <table:table-row table:style-name="ro1">
          <table:table-cell office:value-type="float" office:value="459.8" calcext:value-type="float">
            <text:p>459.8</text:p>
          </table:table-cell>
          <table:table-cell table:number-columns-repeated="1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7"/>
        </table:table-row>
        <table:table-row table:style-name="ro1">
          <table:table-cell office:value-type="float" office:value="460.2" calcext:value-type="float">
            <text:p>460.2</text:p>
          </table:table-cell>
          <table:table-cell table:number-columns-repeated="17"/>
        </table:table-row>
        <table:table-row table:style-name="ro1">
          <table:table-cell office:value-type="float" office:value="460.4" calcext:value-type="float">
            <text:p>460.4</text:p>
          </table:table-cell>
          <table:table-cell table:number-columns-repeated="17"/>
        </table:table-row>
        <table:table-row table:style-name="ro1">
          <table:table-cell office:value-type="float" office:value="460.6" calcext:value-type="float">
            <text:p>460.6</text:p>
          </table:table-cell>
          <table:table-cell table:number-columns-repeated="17"/>
        </table:table-row>
        <table:table-row table:style-name="ro1">
          <table:table-cell office:value-type="float" office:value="460.8" calcext:value-type="float">
            <text:p>460.8</text:p>
          </table:table-cell>
          <table:table-cell table:number-columns-repeated="17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7"/>
        </table:table-row>
        <table:table-row table:style-name="ro1">
          <table:table-cell office:value-type="float" office:value="461.2" calcext:value-type="float">
            <text:p>461.2</text:p>
          </table:table-cell>
          <table:table-cell table:number-columns-repeated="17"/>
        </table:table-row>
        <table:table-row table:style-name="ro1">
          <table:table-cell office:value-type="float" office:value="461.4" calcext:value-type="float">
            <text:p>461.4</text:p>
          </table:table-cell>
          <table:table-cell table:number-columns-repeated="17"/>
        </table:table-row>
        <table:table-row table:style-name="ro1">
          <table:table-cell office:value-type="float" office:value="461.6" calcext:value-type="float">
            <text:p>461.6</text:p>
          </table:table-cell>
          <table:table-cell table:number-columns-repeated="17"/>
        </table:table-row>
        <table:table-row table:style-name="ro1">
          <table:table-cell office:value-type="float" office:value="461.8" calcext:value-type="float">
            <text:p>461.8</text:p>
          </table:table-cell>
          <table:table-cell table:number-columns-repeated="1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7"/>
        </table:table-row>
        <table:table-row table:style-name="ro1">
          <table:table-cell office:value-type="float" office:value="462.2" calcext:value-type="float">
            <text:p>462.2</text:p>
          </table:table-cell>
          <table:table-cell table:number-columns-repeated="17"/>
        </table:table-row>
        <table:table-row table:style-name="ro1">
          <table:table-cell office:value-type="float" office:value="462.4" calcext:value-type="float">
            <text:p>462.4</text:p>
          </table:table-cell>
          <table:table-cell table:number-columns-repeated="17"/>
        </table:table-row>
        <table:table-row table:style-name="ro1">
          <table:table-cell office:value-type="float" office:value="462.6" calcext:value-type="float">
            <text:p>462.6</text:p>
          </table:table-cell>
          <table:table-cell table:number-columns-repeated="17"/>
        </table:table-row>
        <table:table-row table:style-name="ro1">
          <table:table-cell office:value-type="float" office:value="462.8" calcext:value-type="float">
            <text:p>462.8</text:p>
          </table:table-cell>
          <table:table-cell table:number-columns-repeated="17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7"/>
        </table:table-row>
        <table:table-row table:style-name="ro1">
          <table:table-cell office:value-type="float" office:value="463.2" calcext:value-type="float">
            <text:p>463.2</text:p>
          </table:table-cell>
          <table:table-cell table:number-columns-repeated="17"/>
        </table:table-row>
        <table:table-row table:style-name="ro1">
          <table:table-cell office:value-type="float" office:value="463.4" calcext:value-type="float">
            <text:p>463.4</text:p>
          </table:table-cell>
          <table:table-cell table:number-columns-repeated="17"/>
        </table:table-row>
        <table:table-row table:style-name="ro1">
          <table:table-cell office:value-type="float" office:value="463.6" calcext:value-type="float">
            <text:p>463.6</text:p>
          </table:table-cell>
          <table:table-cell table:number-columns-repeated="17"/>
        </table:table-row>
        <table:table-row table:style-name="ro1">
          <table:table-cell office:value-type="float" office:value="463.8" calcext:value-type="float">
            <text:p>463.8</text:p>
          </table:table-cell>
          <table:table-cell table:number-columns-repeated="17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7"/>
        </table:table-row>
        <table:table-row table:style-name="ro1">
          <table:table-cell office:value-type="float" office:value="464.2" calcext:value-type="float">
            <text:p>464.2</text:p>
          </table:table-cell>
          <table:table-cell table:number-columns-repeated="17"/>
        </table:table-row>
        <table:table-row table:style-name="ro1">
          <table:table-cell office:value-type="float" office:value="464.4" calcext:value-type="float">
            <text:p>464.4</text:p>
          </table:table-cell>
          <table:table-cell table:number-columns-repeated="17"/>
        </table:table-row>
        <table:table-row table:style-name="ro1">
          <table:table-cell office:value-type="float" office:value="464.6" calcext:value-type="float">
            <text:p>464.6</text:p>
          </table:table-cell>
          <table:table-cell table:number-columns-repeated="17"/>
        </table:table-row>
        <table:table-row table:style-name="ro1">
          <table:table-cell office:value-type="float" office:value="464.8" calcext:value-type="float">
            <text:p>464.8</text:p>
          </table:table-cell>
          <table:table-cell table:number-columns-repeated="17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7"/>
        </table:table-row>
        <table:table-row table:style-name="ro1">
          <table:table-cell office:value-type="float" office:value="465.2" calcext:value-type="float">
            <text:p>465.2</text:p>
          </table:table-cell>
          <table:table-cell table:number-columns-repeated="17"/>
        </table:table-row>
        <table:table-row table:style-name="ro1">
          <table:table-cell office:value-type="float" office:value="465.4" calcext:value-type="float">
            <text:p>465.4</text:p>
          </table:table-cell>
          <table:table-cell table:number-columns-repeated="17"/>
        </table:table-row>
        <table:table-row table:style-name="ro1">
          <table:table-cell office:value-type="float" office:value="465.6" calcext:value-type="float">
            <text:p>465.6</text:p>
          </table:table-cell>
          <table:table-cell table:number-columns-repeated="17"/>
        </table:table-row>
        <table:table-row table:style-name="ro1">
          <table:table-cell office:value-type="float" office:value="465.8" calcext:value-type="float">
            <text:p>465.8</text:p>
          </table:table-cell>
          <table:table-cell table:number-columns-repeated="17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7"/>
        </table:table-row>
        <table:table-row table:style-name="ro1">
          <table:table-cell office:value-type="float" office:value="466.2" calcext:value-type="float">
            <text:p>466.2</text:p>
          </table:table-cell>
          <table:table-cell table:number-columns-repeated="17"/>
        </table:table-row>
        <table:table-row table:style-name="ro1">
          <table:table-cell office:value-type="float" office:value="466.4" calcext:value-type="float">
            <text:p>466.4</text:p>
          </table:table-cell>
          <table:table-cell table:number-columns-repeated="17"/>
        </table:table-row>
        <table:table-row table:style-name="ro1">
          <table:table-cell office:value-type="float" office:value="466.6" calcext:value-type="float">
            <text:p>466.6</text:p>
          </table:table-cell>
          <table:table-cell table:number-columns-repeated="17"/>
        </table:table-row>
        <table:table-row table:style-name="ro1">
          <table:table-cell office:value-type="float" office:value="466.8" calcext:value-type="float">
            <text:p>466.8</text:p>
          </table:table-cell>
          <table:table-cell table:number-columns-repeated="17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7"/>
        </table:table-row>
        <table:table-row table:style-name="ro1">
          <table:table-cell office:value-type="float" office:value="467.2" calcext:value-type="float">
            <text:p>467.2</text:p>
          </table:table-cell>
          <table:table-cell table:number-columns-repeated="17"/>
        </table:table-row>
        <table:table-row table:style-name="ro1">
          <table:table-cell office:value-type="float" office:value="467.4" calcext:value-type="float">
            <text:p>467.4</text:p>
          </table:table-cell>
          <table:table-cell table:number-columns-repeated="17"/>
        </table:table-row>
        <table:table-row table:style-name="ro1">
          <table:table-cell office:value-type="float" office:value="467.6" calcext:value-type="float">
            <text:p>467.6</text:p>
          </table:table-cell>
          <table:table-cell table:number-columns-repeated="17"/>
        </table:table-row>
        <table:table-row table:style-name="ro1">
          <table:table-cell office:value-type="float" office:value="467.8" calcext:value-type="float">
            <text:p>467.8</text:p>
          </table:table-cell>
          <table:table-cell table:number-columns-repeated="1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7"/>
        </table:table-row>
        <table:table-row table:style-name="ro1">
          <table:table-cell office:value-type="float" office:value="468.2" calcext:value-type="float">
            <text:p>468.2</text:p>
          </table:table-cell>
          <table:table-cell table:number-columns-repeated="17"/>
        </table:table-row>
        <table:table-row table:style-name="ro1">
          <table:table-cell office:value-type="float" office:value="468.4" calcext:value-type="float">
            <text:p>468.4</text:p>
          </table:table-cell>
          <table:table-cell table:number-columns-repeated="17"/>
        </table:table-row>
        <table:table-row table:style-name="ro1">
          <table:table-cell office:value-type="float" office:value="468.6" calcext:value-type="float">
            <text:p>468.6</text:p>
          </table:table-cell>
          <table:table-cell table:number-columns-repeated="17"/>
        </table:table-row>
        <table:table-row table:style-name="ro1">
          <table:table-cell office:value-type="float" office:value="468.8" calcext:value-type="float">
            <text:p>468.8</text:p>
          </table:table-cell>
          <table:table-cell table:number-columns-repeated="1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7"/>
        </table:table-row>
        <table:table-row table:style-name="ro1">
          <table:table-cell office:value-type="float" office:value="469.2" calcext:value-type="float">
            <text:p>469.2</text:p>
          </table:table-cell>
          <table:table-cell table:number-columns-repeated="17"/>
        </table:table-row>
        <table:table-row table:style-name="ro1">
          <table:table-cell office:value-type="float" office:value="469.4" calcext:value-type="float">
            <text:p>469.4</text:p>
          </table:table-cell>
          <table:table-cell table:number-columns-repeated="17"/>
        </table:table-row>
        <table:table-row table:style-name="ro1">
          <table:table-cell office:value-type="float" office:value="469.6" calcext:value-type="float">
            <text:p>469.6</text:p>
          </table:table-cell>
          <table:table-cell table:number-columns-repeated="17"/>
        </table:table-row>
        <table:table-row table:style-name="ro1">
          <table:table-cell office:value-type="float" office:value="469.8" calcext:value-type="float">
            <text:p>469.8</text:p>
          </table:table-cell>
          <table:table-cell table:number-columns-repeated="1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7"/>
        </table:table-row>
        <table:table-row table:style-name="ro1">
          <table:table-cell office:value-type="float" office:value="470.2" calcext:value-type="float">
            <text:p>470.2</text:p>
          </table:table-cell>
          <table:table-cell table:number-columns-repeated="17"/>
        </table:table-row>
        <table:table-row table:style-name="ro1">
          <table:table-cell office:value-type="float" office:value="470.4" calcext:value-type="float">
            <text:p>470.4</text:p>
          </table:table-cell>
          <table:table-cell table:number-columns-repeated="17"/>
        </table:table-row>
        <table:table-row table:style-name="ro1">
          <table:table-cell office:value-type="float" office:value="470.6" calcext:value-type="float">
            <text:p>470.6</text:p>
          </table:table-cell>
          <table:table-cell table:number-columns-repeated="17"/>
        </table:table-row>
        <table:table-row table:style-name="ro1">
          <table:table-cell office:value-type="float" office:value="470.8" calcext:value-type="float">
            <text:p>470.8</text:p>
          </table:table-cell>
          <table:table-cell table:number-columns-repeated="1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7"/>
        </table:table-row>
        <table:table-row table:style-name="ro1">
          <table:table-cell office:value-type="float" office:value="471.2" calcext:value-type="float">
            <text:p>471.2</text:p>
          </table:table-cell>
          <table:table-cell table:number-columns-repeated="17"/>
        </table:table-row>
        <table:table-row table:style-name="ro1">
          <table:table-cell office:value-type="float" office:value="471.4" calcext:value-type="float">
            <text:p>471.4</text:p>
          </table:table-cell>
          <table:table-cell table:number-columns-repeated="17"/>
        </table:table-row>
        <table:table-row table:style-name="ro1">
          <table:table-cell office:value-type="float" office:value="471.6" calcext:value-type="float">
            <text:p>471.6</text:p>
          </table:table-cell>
          <table:table-cell table:number-columns-repeated="17"/>
        </table:table-row>
        <table:table-row table:style-name="ro1">
          <table:table-cell office:value-type="float" office:value="471.8" calcext:value-type="float">
            <text:p>471.8</text:p>
          </table:table-cell>
          <table:table-cell table:number-columns-repeated="17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7"/>
        </table:table-row>
        <table:table-row table:style-name="ro1">
          <table:table-cell office:value-type="float" office:value="472.2" calcext:value-type="float">
            <text:p>472.2</text:p>
          </table:table-cell>
          <table:table-cell table:number-columns-repeated="17"/>
        </table:table-row>
        <table:table-row table:style-name="ro1">
          <table:table-cell office:value-type="float" office:value="472.4" calcext:value-type="float">
            <text:p>472.4</text:p>
          </table:table-cell>
          <table:table-cell table:number-columns-repeated="17"/>
        </table:table-row>
        <table:table-row table:style-name="ro1">
          <table:table-cell office:value-type="float" office:value="472.6" calcext:value-type="float">
            <text:p>472.6</text:p>
          </table:table-cell>
          <table:table-cell table:number-columns-repeated="17"/>
        </table:table-row>
        <table:table-row table:style-name="ro1">
          <table:table-cell office:value-type="float" office:value="472.8" calcext:value-type="float">
            <text:p>472.8</text:p>
          </table:table-cell>
          <table:table-cell table:number-columns-repeated="17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7"/>
        </table:table-row>
        <table:table-row table:style-name="ro1">
          <table:table-cell office:value-type="float" office:value="473.2" calcext:value-type="float">
            <text:p>473.2</text:p>
          </table:table-cell>
          <table:table-cell table:number-columns-repeated="17"/>
        </table:table-row>
        <table:table-row table:style-name="ro1">
          <table:table-cell office:value-type="float" office:value="473.4" calcext:value-type="float">
            <text:p>473.4</text:p>
          </table:table-cell>
          <table:table-cell table:number-columns-repeated="17"/>
        </table:table-row>
        <table:table-row table:style-name="ro1">
          <table:table-cell office:value-type="float" office:value="473.6" calcext:value-type="float">
            <text:p>473.6</text:p>
          </table:table-cell>
          <table:table-cell table:number-columns-repeated="17"/>
        </table:table-row>
        <table:table-row table:style-name="ro1">
          <table:table-cell office:value-type="float" office:value="473.8" calcext:value-type="float">
            <text:p>473.8</text:p>
          </table:table-cell>
          <table:table-cell table:number-columns-repeated="1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7"/>
        </table:table-row>
        <table:table-row table:style-name="ro1">
          <table:table-cell office:value-type="float" office:value="474.2" calcext:value-type="float">
            <text:p>474.2</text:p>
          </table:table-cell>
          <table:table-cell table:number-columns-repeated="17"/>
        </table:table-row>
        <table:table-row table:style-name="ro1">
          <table:table-cell office:value-type="float" office:value="474.4" calcext:value-type="float">
            <text:p>474.4</text:p>
          </table:table-cell>
          <table:table-cell table:number-columns-repeated="17"/>
        </table:table-row>
        <table:table-row table:style-name="ro1">
          <table:table-cell office:value-type="float" office:value="474.6" calcext:value-type="float">
            <text:p>474.6</text:p>
          </table:table-cell>
          <table:table-cell table:number-columns-repeated="17"/>
        </table:table-row>
        <table:table-row table:style-name="ro1">
          <table:table-cell office:value-type="float" office:value="474.8" calcext:value-type="float">
            <text:p>474.8</text:p>
          </table:table-cell>
          <table:table-cell table:number-columns-repeated="17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7"/>
        </table:table-row>
        <table:table-row table:style-name="ro1">
          <table:table-cell office:value-type="float" office:value="475.2" calcext:value-type="float">
            <text:p>475.2</text:p>
          </table:table-cell>
          <table:table-cell table:number-columns-repeated="17"/>
        </table:table-row>
        <table:table-row table:style-name="ro1">
          <table:table-cell office:value-type="float" office:value="475.4" calcext:value-type="float">
            <text:p>475.4</text:p>
          </table:table-cell>
          <table:table-cell table:number-columns-repeated="17"/>
        </table:table-row>
        <table:table-row table:style-name="ro1">
          <table:table-cell office:value-type="float" office:value="475.6" calcext:value-type="float">
            <text:p>475.6</text:p>
          </table:table-cell>
          <table:table-cell table:number-columns-repeated="17"/>
        </table:table-row>
        <table:table-row table:style-name="ro1">
          <table:table-cell office:value-type="float" office:value="475.8" calcext:value-type="float">
            <text:p>475.8</text:p>
          </table:table-cell>
          <table:table-cell table:number-columns-repeated="1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7"/>
        </table:table-row>
        <table:table-row table:style-name="ro1">
          <table:table-cell office:value-type="float" office:value="476.2" calcext:value-type="float">
            <text:p>476.2</text:p>
          </table:table-cell>
          <table:table-cell table:number-columns-repeated="17"/>
        </table:table-row>
        <table:table-row table:style-name="ro1">
          <table:table-cell office:value-type="float" office:value="476.4" calcext:value-type="float">
            <text:p>476.4</text:p>
          </table:table-cell>
          <table:table-cell table:number-columns-repeated="17"/>
        </table:table-row>
        <table:table-row table:style-name="ro1">
          <table:table-cell office:value-type="float" office:value="476.6" calcext:value-type="float">
            <text:p>476.6</text:p>
          </table:table-cell>
          <table:table-cell table:number-columns-repeated="17"/>
        </table:table-row>
        <table:table-row table:style-name="ro1">
          <table:table-cell office:value-type="float" office:value="476.8" calcext:value-type="float">
            <text:p>476.8</text:p>
          </table:table-cell>
          <table:table-cell table:number-columns-repeated="17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7"/>
        </table:table-row>
        <table:table-row table:style-name="ro1">
          <table:table-cell office:value-type="float" office:value="477.2" calcext:value-type="float">
            <text:p>477.2</text:p>
          </table:table-cell>
          <table:table-cell table:number-columns-repeated="17"/>
        </table:table-row>
        <table:table-row table:style-name="ro1">
          <table:table-cell office:value-type="float" office:value="477.4" calcext:value-type="float">
            <text:p>477.4</text:p>
          </table:table-cell>
          <table:table-cell table:number-columns-repeated="17"/>
        </table:table-row>
        <table:table-row table:style-name="ro1">
          <table:table-cell office:value-type="float" office:value="477.6" calcext:value-type="float">
            <text:p>477.6</text:p>
          </table:table-cell>
          <table:table-cell table:number-columns-repeated="17"/>
        </table:table-row>
        <table:table-row table:style-name="ro1">
          <table:table-cell office:value-type="float" office:value="477.8" calcext:value-type="float">
            <text:p>477.8</text:p>
          </table:table-cell>
          <table:table-cell table:number-columns-repeated="17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7"/>
        </table:table-row>
        <table:table-row table:style-name="ro1">
          <table:table-cell office:value-type="float" office:value="478.2" calcext:value-type="float">
            <text:p>478.2</text:p>
          </table:table-cell>
          <table:table-cell table:number-columns-repeated="17"/>
        </table:table-row>
        <table:table-row table:style-name="ro1">
          <table:table-cell office:value-type="float" office:value="478.4" calcext:value-type="float">
            <text:p>478.4</text:p>
          </table:table-cell>
          <table:table-cell table:number-columns-repeated="17"/>
        </table:table-row>
        <table:table-row table:style-name="ro1">
          <table:table-cell office:value-type="float" office:value="478.6" calcext:value-type="float">
            <text:p>478.6</text:p>
          </table:table-cell>
          <table:table-cell table:number-columns-repeated="17"/>
        </table:table-row>
        <table:table-row table:style-name="ro1">
          <table:table-cell office:value-type="float" office:value="478.8" calcext:value-type="float">
            <text:p>478.8</text:p>
          </table:table-cell>
          <table:table-cell table:number-columns-repeated="1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7"/>
        </table:table-row>
        <table:table-row table:style-name="ro1">
          <table:table-cell office:value-type="float" office:value="479.2" calcext:value-type="float">
            <text:p>479.2</text:p>
          </table:table-cell>
          <table:table-cell table:number-columns-repeated="17"/>
        </table:table-row>
        <table:table-row table:style-name="ro1">
          <table:table-cell office:value-type="float" office:value="479.4" calcext:value-type="float">
            <text:p>479.4</text:p>
          </table:table-cell>
          <table:table-cell table:number-columns-repeated="17"/>
        </table:table-row>
        <table:table-row table:style-name="ro1">
          <table:table-cell office:value-type="float" office:value="479.6" calcext:value-type="float">
            <text:p>479.6</text:p>
          </table:table-cell>
          <table:table-cell table:number-columns-repeated="17"/>
        </table:table-row>
        <table:table-row table:style-name="ro1">
          <table:table-cell office:value-type="float" office:value="479.8" calcext:value-type="float">
            <text:p>479.8</text:p>
          </table:table-cell>
          <table:table-cell table:number-columns-repeated="1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7"/>
        </table:table-row>
        <table:table-row table:style-name="ro1">
          <table:table-cell office:value-type="float" office:value="480.2" calcext:value-type="float">
            <text:p>480.2</text:p>
          </table:table-cell>
          <table:table-cell table:number-columns-repeated="17"/>
        </table:table-row>
        <table:table-row table:style-name="ro1">
          <table:table-cell office:value-type="float" office:value="480.4" calcext:value-type="float">
            <text:p>480.4</text:p>
          </table:table-cell>
          <table:table-cell table:number-columns-repeated="17"/>
        </table:table-row>
        <table:table-row table:style-name="ro1">
          <table:table-cell office:value-type="float" office:value="480.6" calcext:value-type="float">
            <text:p>480.6</text:p>
          </table:table-cell>
          <table:table-cell table:number-columns-repeated="17"/>
        </table:table-row>
        <table:table-row table:style-name="ro1">
          <table:table-cell office:value-type="float" office:value="480.8" calcext:value-type="float">
            <text:p>480.8</text:p>
          </table:table-cell>
          <table:table-cell table:number-columns-repeated="1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7"/>
        </table:table-row>
        <table:table-row table:style-name="ro1">
          <table:table-cell office:value-type="float" office:value="481.2" calcext:value-type="float">
            <text:p>481.2</text:p>
          </table:table-cell>
          <table:table-cell table:number-columns-repeated="17"/>
        </table:table-row>
        <table:table-row table:style-name="ro1">
          <table:table-cell office:value-type="float" office:value="481.4" calcext:value-type="float">
            <text:p>481.4</text:p>
          </table:table-cell>
          <table:table-cell table:number-columns-repeated="17"/>
        </table:table-row>
        <table:table-row table:style-name="ro1">
          <table:table-cell office:value-type="float" office:value="481.6" calcext:value-type="float">
            <text:p>481.6</text:p>
          </table:table-cell>
          <table:table-cell table:number-columns-repeated="17"/>
        </table:table-row>
        <table:table-row table:style-name="ro1">
          <table:table-cell office:value-type="float" office:value="481.8" calcext:value-type="float">
            <text:p>481.8</text:p>
          </table:table-cell>
          <table:table-cell table:number-columns-repeated="17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7"/>
        </table:table-row>
        <table:table-row table:style-name="ro1">
          <table:table-cell office:value-type="float" office:value="482.2" calcext:value-type="float">
            <text:p>482.2</text:p>
          </table:table-cell>
          <table:table-cell table:number-columns-repeated="17"/>
        </table:table-row>
        <table:table-row table:style-name="ro1">
          <table:table-cell office:value-type="float" office:value="482.4" calcext:value-type="float">
            <text:p>482.4</text:p>
          </table:table-cell>
          <table:table-cell table:number-columns-repeated="17"/>
        </table:table-row>
        <table:table-row table:style-name="ro1">
          <table:table-cell office:value-type="float" office:value="482.6" calcext:value-type="float">
            <text:p>482.6</text:p>
          </table:table-cell>
          <table:table-cell table:number-columns-repeated="17"/>
        </table:table-row>
        <table:table-row table:style-name="ro1">
          <table:table-cell office:value-type="float" office:value="482.8" calcext:value-type="float">
            <text:p>482.8</text:p>
          </table:table-cell>
          <table:table-cell table:number-columns-repeated="17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7"/>
        </table:table-row>
        <table:table-row table:style-name="ro1">
          <table:table-cell office:value-type="float" office:value="483.2" calcext:value-type="float">
            <text:p>483.2</text:p>
          </table:table-cell>
          <table:table-cell table:number-columns-repeated="17"/>
        </table:table-row>
        <table:table-row table:style-name="ro1">
          <table:table-cell office:value-type="float" office:value="483.4" calcext:value-type="float">
            <text:p>483.4</text:p>
          </table:table-cell>
          <table:table-cell table:number-columns-repeated="17"/>
        </table:table-row>
        <table:table-row table:style-name="ro1">
          <table:table-cell office:value-type="float" office:value="483.6" calcext:value-type="float">
            <text:p>483.6</text:p>
          </table:table-cell>
          <table:table-cell table:number-columns-repeated="17"/>
        </table:table-row>
        <table:table-row table:style-name="ro1">
          <table:table-cell office:value-type="float" office:value="483.8" calcext:value-type="float">
            <text:p>483.8</text:p>
          </table:table-cell>
          <table:table-cell table:number-columns-repeated="1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7"/>
        </table:table-row>
        <table:table-row table:style-name="ro1">
          <table:table-cell office:value-type="float" office:value="484.2" calcext:value-type="float">
            <text:p>484.2</text:p>
          </table:table-cell>
          <table:table-cell table:number-columns-repeated="17"/>
        </table:table-row>
        <table:table-row table:style-name="ro1">
          <table:table-cell office:value-type="float" office:value="484.4" calcext:value-type="float">
            <text:p>484.4</text:p>
          </table:table-cell>
          <table:table-cell table:number-columns-repeated="17"/>
        </table:table-row>
        <table:table-row table:style-name="ro1">
          <table:table-cell office:value-type="float" office:value="484.6" calcext:value-type="float">
            <text:p>484.6</text:p>
          </table:table-cell>
          <table:table-cell table:number-columns-repeated="17"/>
        </table:table-row>
        <table:table-row table:style-name="ro1">
          <table:table-cell office:value-type="float" office:value="484.8" calcext:value-type="float">
            <text:p>484.8</text:p>
          </table:table-cell>
          <table:table-cell table:number-columns-repeated="1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7"/>
        </table:table-row>
        <table:table-row table:style-name="ro1">
          <table:table-cell office:value-type="float" office:value="485.2" calcext:value-type="float">
            <text:p>485.2</text:p>
          </table:table-cell>
          <table:table-cell table:number-columns-repeated="17"/>
        </table:table-row>
        <table:table-row table:style-name="ro1">
          <table:table-cell office:value-type="float" office:value="485.4" calcext:value-type="float">
            <text:p>485.4</text:p>
          </table:table-cell>
          <table:table-cell table:number-columns-repeated="17"/>
        </table:table-row>
        <table:table-row table:style-name="ro1">
          <table:table-cell office:value-type="float" office:value="485.6" calcext:value-type="float">
            <text:p>485.6</text:p>
          </table:table-cell>
          <table:table-cell table:number-columns-repeated="17"/>
        </table:table-row>
        <table:table-row table:style-name="ro1">
          <table:table-cell office:value-type="float" office:value="485.8" calcext:value-type="float">
            <text:p>485.8</text:p>
          </table:table-cell>
          <table:table-cell table:number-columns-repeated="17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7"/>
        </table:table-row>
        <table:table-row table:style-name="ro1">
          <table:table-cell office:value-type="float" office:value="486.2" calcext:value-type="float">
            <text:p>486.2</text:p>
          </table:table-cell>
          <table:table-cell table:number-columns-repeated="17"/>
        </table:table-row>
        <table:table-row table:style-name="ro1">
          <table:table-cell office:value-type="float" office:value="486.4" calcext:value-type="float">
            <text:p>486.4</text:p>
          </table:table-cell>
          <table:table-cell table:number-columns-repeated="17"/>
        </table:table-row>
        <table:table-row table:style-name="ro1">
          <table:table-cell office:value-type="float" office:value="486.6" calcext:value-type="float">
            <text:p>486.6</text:p>
          </table:table-cell>
          <table:table-cell table:number-columns-repeated="17"/>
        </table:table-row>
        <table:table-row table:style-name="ro1">
          <table:table-cell office:value-type="float" office:value="486.8" calcext:value-type="float">
            <text:p>486.8</text:p>
          </table:table-cell>
          <table:table-cell table:number-columns-repeated="17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7"/>
        </table:table-row>
        <table:table-row table:style-name="ro1">
          <table:table-cell office:value-type="float" office:value="487.2" calcext:value-type="float">
            <text:p>487.2</text:p>
          </table:table-cell>
          <table:table-cell table:number-columns-repeated="17"/>
        </table:table-row>
        <table:table-row table:style-name="ro1">
          <table:table-cell office:value-type="float" office:value="487.4" calcext:value-type="float">
            <text:p>487.4</text:p>
          </table:table-cell>
          <table:table-cell table:number-columns-repeated="17"/>
        </table:table-row>
        <table:table-row table:style-name="ro1">
          <table:table-cell office:value-type="float" office:value="487.6" calcext:value-type="float">
            <text:p>487.6</text:p>
          </table:table-cell>
          <table:table-cell table:number-columns-repeated="17"/>
        </table:table-row>
        <table:table-row table:style-name="ro1">
          <table:table-cell office:value-type="float" office:value="487.8" calcext:value-type="float">
            <text:p>487.8</text:p>
          </table:table-cell>
          <table:table-cell table:number-columns-repeated="17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7"/>
        </table:table-row>
        <table:table-row table:style-name="ro1">
          <table:table-cell office:value-type="float" office:value="488.2" calcext:value-type="float">
            <text:p>488.2</text:p>
          </table:table-cell>
          <table:table-cell table:number-columns-repeated="17"/>
        </table:table-row>
        <table:table-row table:style-name="ro1">
          <table:table-cell office:value-type="float" office:value="488.4" calcext:value-type="float">
            <text:p>488.4</text:p>
          </table:table-cell>
          <table:table-cell table:number-columns-repeated="17"/>
        </table:table-row>
        <table:table-row table:style-name="ro1">
          <table:table-cell office:value-type="float" office:value="488.6" calcext:value-type="float">
            <text:p>488.6</text:p>
          </table:table-cell>
          <table:table-cell table:number-columns-repeated="17"/>
        </table:table-row>
        <table:table-row table:style-name="ro1">
          <table:table-cell office:value-type="float" office:value="488.8" calcext:value-type="float">
            <text:p>488.8</text:p>
          </table:table-cell>
          <table:table-cell table:number-columns-repeated="17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7"/>
        </table:table-row>
        <table:table-row table:style-name="ro1">
          <table:table-cell office:value-type="float" office:value="489.2" calcext:value-type="float">
            <text:p>489.2</text:p>
          </table:table-cell>
          <table:table-cell table:number-columns-repeated="17"/>
        </table:table-row>
        <table:table-row table:style-name="ro1">
          <table:table-cell office:value-type="float" office:value="489.4" calcext:value-type="float">
            <text:p>489.4</text:p>
          </table:table-cell>
          <table:table-cell table:number-columns-repeated="17"/>
        </table:table-row>
        <table:table-row table:style-name="ro1">
          <table:table-cell office:value-type="float" office:value="489.6" calcext:value-type="float">
            <text:p>489.6</text:p>
          </table:table-cell>
          <table:table-cell table:number-columns-repeated="17"/>
        </table:table-row>
        <table:table-row table:style-name="ro1">
          <table:table-cell office:value-type="float" office:value="489.8" calcext:value-type="float">
            <text:p>489.8</text:p>
          </table:table-cell>
          <table:table-cell table:number-columns-repeated="1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7"/>
        </table:table-row>
        <table:table-row table:style-name="ro1">
          <table:table-cell office:value-type="float" office:value="490.2" calcext:value-type="float">
            <text:p>490.2</text:p>
          </table:table-cell>
          <table:table-cell table:number-columns-repeated="17"/>
        </table:table-row>
        <table:table-row table:style-name="ro1">
          <table:table-cell office:value-type="float" office:value="490.4" calcext:value-type="float">
            <text:p>490.4</text:p>
          </table:table-cell>
          <table:table-cell table:number-columns-repeated="17"/>
        </table:table-row>
        <table:table-row table:style-name="ro1">
          <table:table-cell office:value-type="float" office:value="490.6" calcext:value-type="float">
            <text:p>490.6</text:p>
          </table:table-cell>
          <table:table-cell table:number-columns-repeated="17"/>
        </table:table-row>
        <table:table-row table:style-name="ro1">
          <table:table-cell office:value-type="float" office:value="490.8" calcext:value-type="float">
            <text:p>490.8</text:p>
          </table:table-cell>
          <table:table-cell table:number-columns-repeated="1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7"/>
        </table:table-row>
        <table:table-row table:style-name="ro1">
          <table:table-cell office:value-type="float" office:value="491.2" calcext:value-type="float">
            <text:p>491.2</text:p>
          </table:table-cell>
          <table:table-cell table:number-columns-repeated="17"/>
        </table:table-row>
        <table:table-row table:style-name="ro1">
          <table:table-cell office:value-type="float" office:value="491.4" calcext:value-type="float">
            <text:p>491.4</text:p>
          </table:table-cell>
          <table:table-cell table:number-columns-repeated="17"/>
        </table:table-row>
        <table:table-row table:style-name="ro1">
          <table:table-cell office:value-type="float" office:value="491.6" calcext:value-type="float">
            <text:p>491.6</text:p>
          </table:table-cell>
          <table:table-cell table:number-columns-repeated="17"/>
        </table:table-row>
        <table:table-row table:style-name="ro1">
          <table:table-cell office:value-type="float" office:value="491.8" calcext:value-type="float">
            <text:p>491.8</text:p>
          </table:table-cell>
          <table:table-cell table:number-columns-repeated="1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7"/>
        </table:table-row>
        <table:table-row table:style-name="ro1">
          <table:table-cell office:value-type="float" office:value="492.2" calcext:value-type="float">
            <text:p>492.2</text:p>
          </table:table-cell>
          <table:table-cell table:number-columns-repeated="17"/>
        </table:table-row>
        <table:table-row table:style-name="ro1">
          <table:table-cell office:value-type="float" office:value="492.4" calcext:value-type="float">
            <text:p>492.4</text:p>
          </table:table-cell>
          <table:table-cell table:number-columns-repeated="17"/>
        </table:table-row>
        <table:table-row table:style-name="ro1">
          <table:table-cell office:value-type="float" office:value="492.6" calcext:value-type="float">
            <text:p>492.6</text:p>
          </table:table-cell>
          <table:table-cell table:number-columns-repeated="17"/>
        </table:table-row>
        <table:table-row table:style-name="ro1">
          <table:table-cell office:value-type="float" office:value="492.8" calcext:value-type="float">
            <text:p>492.8</text:p>
          </table:table-cell>
          <table:table-cell table:number-columns-repeated="1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7"/>
        </table:table-row>
        <table:table-row table:style-name="ro1">
          <table:table-cell office:value-type="float" office:value="493.2" calcext:value-type="float">
            <text:p>493.2</text:p>
          </table:table-cell>
          <table:table-cell table:number-columns-repeated="17"/>
        </table:table-row>
        <table:table-row table:style-name="ro1">
          <table:table-cell office:value-type="float" office:value="493.4" calcext:value-type="float">
            <text:p>493.4</text:p>
          </table:table-cell>
          <table:table-cell table:number-columns-repeated="17"/>
        </table:table-row>
        <table:table-row table:style-name="ro1">
          <table:table-cell office:value-type="float" office:value="493.6" calcext:value-type="float">
            <text:p>493.6</text:p>
          </table:table-cell>
          <table:table-cell table:number-columns-repeated="17"/>
        </table:table-row>
        <table:table-row table:style-name="ro1">
          <table:table-cell office:value-type="float" office:value="493.8" calcext:value-type="float">
            <text:p>493.8</text:p>
          </table:table-cell>
          <table:table-cell table:number-columns-repeated="1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 office:value-type="float" office:value="494.2" calcext:value-type="float">
            <text:p>494.2</text:p>
          </table:table-cell>
          <table:table-cell table:number-columns-repeated="17"/>
        </table:table-row>
        <table:table-row table:style-name="ro1">
          <table:table-cell office:value-type="float" office:value="494.4" calcext:value-type="float">
            <text:p>494.4</text:p>
          </table:table-cell>
          <table:table-cell table:number-columns-repeated="17"/>
        </table:table-row>
        <table:table-row table:style-name="ro1">
          <table:table-cell office:value-type="float" office:value="494.6" calcext:value-type="float">
            <text:p>494.6</text:p>
          </table:table-cell>
          <table:table-cell table:number-columns-repeated="17"/>
        </table:table-row>
        <table:table-row table:style-name="ro1">
          <table:table-cell office:value-type="float" office:value="494.8" calcext:value-type="float">
            <text:p>494.8</text:p>
          </table:table-cell>
          <table:table-cell table:number-columns-repeated="1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7"/>
        </table:table-row>
        <table:table-row table:style-name="ro1">
          <table:table-cell office:value-type="float" office:value="495.2" calcext:value-type="float">
            <text:p>495.2</text:p>
          </table:table-cell>
          <table:table-cell table:number-columns-repeated="17"/>
        </table:table-row>
        <table:table-row table:style-name="ro1">
          <table:table-cell office:value-type="float" office:value="495.4" calcext:value-type="float">
            <text:p>495.4</text:p>
          </table:table-cell>
          <table:table-cell table:number-columns-repeated="17"/>
        </table:table-row>
        <table:table-row table:style-name="ro1">
          <table:table-cell office:value-type="float" office:value="495.6" calcext:value-type="float">
            <text:p>495.6</text:p>
          </table:table-cell>
          <table:table-cell table:number-columns-repeated="17"/>
        </table:table-row>
        <table:table-row table:style-name="ro1">
          <table:table-cell office:value-type="float" office:value="495.8" calcext:value-type="float">
            <text:p>495.8</text:p>
          </table:table-cell>
          <table:table-cell table:number-columns-repeated="1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7"/>
        </table:table-row>
        <table:table-row table:style-name="ro1">
          <table:table-cell office:value-type="float" office:value="496.2" calcext:value-type="float">
            <text:p>496.2</text:p>
          </table:table-cell>
          <table:table-cell table:number-columns-repeated="17"/>
        </table:table-row>
        <table:table-row table:style-name="ro1">
          <table:table-cell office:value-type="float" office:value="496.4" calcext:value-type="float">
            <text:p>496.4</text:p>
          </table:table-cell>
          <table:table-cell table:number-columns-repeated="17"/>
        </table:table-row>
        <table:table-row table:style-name="ro1">
          <table:table-cell office:value-type="float" office:value="496.6" calcext:value-type="float">
            <text:p>496.6</text:p>
          </table:table-cell>
          <table:table-cell table:number-columns-repeated="17"/>
        </table:table-row>
        <table:table-row table:style-name="ro1">
          <table:table-cell office:value-type="float" office:value="496.8" calcext:value-type="float">
            <text:p>496.8</text:p>
          </table:table-cell>
          <table:table-cell table:number-columns-repeated="1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7"/>
        </table:table-row>
        <table:table-row table:style-name="ro1">
          <table:table-cell office:value-type="float" office:value="497.2" calcext:value-type="float">
            <text:p>497.2</text:p>
          </table:table-cell>
          <table:table-cell table:number-columns-repeated="17"/>
        </table:table-row>
        <table:table-row table:style-name="ro1">
          <table:table-cell office:value-type="float" office:value="497.4" calcext:value-type="float">
            <text:p>497.4</text:p>
          </table:table-cell>
          <table:table-cell table:number-columns-repeated="17"/>
        </table:table-row>
        <table:table-row table:style-name="ro1">
          <table:table-cell office:value-type="float" office:value="497.6" calcext:value-type="float">
            <text:p>497.6</text:p>
          </table:table-cell>
          <table:table-cell table:number-columns-repeated="17"/>
        </table:table-row>
        <table:table-row table:style-name="ro1">
          <table:table-cell office:value-type="float" office:value="497.8" calcext:value-type="float">
            <text:p>497.8</text:p>
          </table:table-cell>
          <table:table-cell table:number-columns-repeated="1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7"/>
        </table:table-row>
        <table:table-row table:style-name="ro1">
          <table:table-cell office:value-type="float" office:value="498.2" calcext:value-type="float">
            <text:p>498.2</text:p>
          </table:table-cell>
          <table:table-cell table:number-columns-repeated="17"/>
        </table:table-row>
        <table:table-row table:style-name="ro1">
          <table:table-cell office:value-type="float" office:value="498.4" calcext:value-type="float">
            <text:p>498.4</text:p>
          </table:table-cell>
          <table:table-cell table:number-columns-repeated="17"/>
        </table:table-row>
        <table:table-row table:style-name="ro1">
          <table:table-cell office:value-type="float" office:value="498.6" calcext:value-type="float">
            <text:p>498.6</text:p>
          </table:table-cell>
          <table:table-cell table:number-columns-repeated="17"/>
        </table:table-row>
        <table:table-row table:style-name="ro1">
          <table:table-cell office:value-type="float" office:value="498.8" calcext:value-type="float">
            <text:p>498.8</text:p>
          </table:table-cell>
          <table:table-cell table:number-columns-repeated="1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7"/>
        </table:table-row>
        <table:table-row table:style-name="ro1">
          <table:table-cell office:value-type="float" office:value="499.2" calcext:value-type="float">
            <text:p>499.2</text:p>
          </table:table-cell>
          <table:table-cell table:number-columns-repeated="17"/>
        </table:table-row>
        <table:table-row table:style-name="ro1">
          <table:table-cell office:value-type="float" office:value="499.4" calcext:value-type="float">
            <text:p>499.4</text:p>
          </table:table-cell>
          <table:table-cell table:number-columns-repeated="17"/>
        </table:table-row>
        <table:table-row table:style-name="ro1">
          <table:table-cell office:value-type="float" office:value="499.6" calcext:value-type="float">
            <text:p>499.6</text:p>
          </table:table-cell>
          <table:table-cell table:number-columns-repeated="17"/>
        </table:table-row>
        <table:table-row table:style-name="ro1">
          <table:table-cell office:value-type="float" office:value="499.8" calcext:value-type="float">
            <text:p>499.8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office:value-type="float" office:value="500.2" calcext:value-type="float">
            <text:p>500.2</text:p>
          </table:table-cell>
          <table:table-cell table:number-columns-repeated="17"/>
        </table:table-row>
        <table:table-row table:style-name="ro1">
          <table:table-cell office:value-type="float" office:value="500.4" calcext:value-type="float">
            <text:p>500.4</text:p>
          </table:table-cell>
          <table:table-cell table:number-columns-repeated="17"/>
        </table:table-row>
        <table:table-row table:style-name="ro1">
          <table:table-cell office:value-type="float" office:value="500.6" calcext:value-type="float">
            <text:p>500.6</text:p>
          </table:table-cell>
          <table:table-cell table:number-columns-repeated="17"/>
        </table:table-row>
        <table:table-row table:style-name="ro1">
          <table:table-cell office:value-type="float" office:value="500.8" calcext:value-type="float">
            <text:p>500.8</text:p>
          </table:table-cell>
          <table:table-cell table:number-columns-repeated="1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7"/>
        </table:table-row>
        <table:table-row table:style-name="ro1">
          <table:table-cell office:value-type="float" office:value="501.2" calcext:value-type="float">
            <text:p>501.2</text:p>
          </table:table-cell>
          <table:table-cell table:number-columns-repeated="17"/>
        </table:table-row>
        <table:table-row table:style-name="ro1">
          <table:table-cell office:value-type="float" office:value="501.4" calcext:value-type="float">
            <text:p>501.4</text:p>
          </table:table-cell>
          <table:table-cell table:number-columns-repeated="17"/>
        </table:table-row>
        <table:table-row table:style-name="ro1">
          <table:table-cell office:value-type="float" office:value="501.6" calcext:value-type="float">
            <text:p>501.6</text:p>
          </table:table-cell>
          <table:table-cell table:number-columns-repeated="17"/>
        </table:table-row>
        <table:table-row table:style-name="ro1">
          <table:table-cell office:value-type="float" office:value="501.8" calcext:value-type="float">
            <text:p>501.8</text:p>
          </table:table-cell>
          <table:table-cell table:number-columns-repeated="1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7"/>
        </table:table-row>
        <table:table-row table:style-name="ro1">
          <table:table-cell office:value-type="float" office:value="502.2" calcext:value-type="float">
            <text:p>502.2</text:p>
          </table:table-cell>
          <table:table-cell table:number-columns-repeated="17"/>
        </table:table-row>
        <table:table-row table:style-name="ro1">
          <table:table-cell office:value-type="float" office:value="502.4" calcext:value-type="float">
            <text:p>502.4</text:p>
          </table:table-cell>
          <table:table-cell table:number-columns-repeated="17"/>
        </table:table-row>
        <table:table-row table:style-name="ro1">
          <table:table-cell office:value-type="float" office:value="502.6" calcext:value-type="float">
            <text:p>502.6</text:p>
          </table:table-cell>
          <table:table-cell table:number-columns-repeated="17"/>
        </table:table-row>
        <table:table-row table:style-name="ro1">
          <table:table-cell office:value-type="float" office:value="502.8" calcext:value-type="float">
            <text:p>502.8</text:p>
          </table:table-cell>
          <table:table-cell table:number-columns-repeated="1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7"/>
        </table:table-row>
        <table:table-row table:style-name="ro1">
          <table:table-cell office:value-type="float" office:value="503.2" calcext:value-type="float">
            <text:p>503.2</text:p>
          </table:table-cell>
          <table:table-cell table:number-columns-repeated="17"/>
        </table:table-row>
        <table:table-row table:style-name="ro1">
          <table:table-cell office:value-type="float" office:value="503.4" calcext:value-type="float">
            <text:p>503.4</text:p>
          </table:table-cell>
          <table:table-cell table:number-columns-repeated="17"/>
        </table:table-row>
        <table:table-row table:style-name="ro1">
          <table:table-cell office:value-type="float" office:value="503.6" calcext:value-type="float">
            <text:p>503.6</text:p>
          </table:table-cell>
          <table:table-cell table:number-columns-repeated="17"/>
        </table:table-row>
        <table:table-row table:style-name="ro1">
          <table:table-cell office:value-type="float" office:value="503.8" calcext:value-type="float">
            <text:p>503.8</text:p>
          </table:table-cell>
          <table:table-cell table:number-columns-repeated="1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7"/>
        </table:table-row>
        <table:table-row table:style-name="ro1">
          <table:table-cell office:value-type="float" office:value="504.2" calcext:value-type="float">
            <text:p>504.2</text:p>
          </table:table-cell>
          <table:table-cell table:number-columns-repeated="17"/>
        </table:table-row>
        <table:table-row table:style-name="ro1">
          <table:table-cell office:value-type="float" office:value="504.4" calcext:value-type="float">
            <text:p>504.4</text:p>
          </table:table-cell>
          <table:table-cell table:number-columns-repeated="17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7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7"/>
        </table:table-row>
        <table:table-row table:style-name="ro1">
          <table:table-cell office:value-type="float" office:value="505.2" calcext:value-type="float">
            <text:p>505.2</text:p>
          </table:table-cell>
          <table:table-cell table:number-columns-repeated="17"/>
        </table:table-row>
        <table:table-row table:style-name="ro1">
          <table:table-cell office:value-type="float" office:value="505.4" calcext:value-type="float">
            <text:p>505.4</text:p>
          </table:table-cell>
          <table:table-cell table:number-columns-repeated="17"/>
        </table:table-row>
        <table:table-row table:style-name="ro1">
          <table:table-cell office:value-type="float" office:value="505.6" calcext:value-type="float">
            <text:p>505.6</text:p>
          </table:table-cell>
          <table:table-cell table:number-columns-repeated="17"/>
        </table:table-row>
        <table:table-row table:style-name="ro1">
          <table:table-cell office:value-type="float" office:value="505.8" calcext:value-type="float">
            <text:p>505.8</text:p>
          </table:table-cell>
          <table:table-cell table:number-columns-repeated="1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7"/>
        </table:table-row>
        <table:table-row table:style-name="ro1">
          <table:table-cell office:value-type="float" office:value="506.2" calcext:value-type="float">
            <text:p>506.2</text:p>
          </table:table-cell>
          <table:table-cell table:number-columns-repeated="17"/>
        </table:table-row>
        <table:table-row table:style-name="ro1">
          <table:table-cell office:value-type="float" office:value="506.4" calcext:value-type="float">
            <text:p>506.4</text:p>
          </table:table-cell>
          <table:table-cell table:number-columns-repeated="17"/>
        </table:table-row>
        <table:table-row table:style-name="ro1">
          <table:table-cell office:value-type="float" office:value="506.6" calcext:value-type="float">
            <text:p>506.6</text:p>
          </table:table-cell>
          <table:table-cell table:number-columns-repeated="17"/>
        </table:table-row>
        <table:table-row table:style-name="ro1">
          <table:table-cell office:value-type="float" office:value="506.8" calcext:value-type="float">
            <text:p>506.8</text:p>
          </table:table-cell>
          <table:table-cell table:number-columns-repeated="1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7"/>
        </table:table-row>
        <table:table-row table:style-name="ro1">
          <table:table-cell office:value-type="float" office:value="507.2" calcext:value-type="float">
            <text:p>507.2</text:p>
          </table:table-cell>
          <table:table-cell table:number-columns-repeated="17"/>
        </table:table-row>
        <table:table-row table:style-name="ro1">
          <table:table-cell office:value-type="float" office:value="507.4" calcext:value-type="float">
            <text:p>507.4</text:p>
          </table:table-cell>
          <table:table-cell table:number-columns-repeated="17"/>
        </table:table-row>
        <table:table-row table:style-name="ro1">
          <table:table-cell office:value-type="float" office:value="507.6" calcext:value-type="float">
            <text:p>507.6</text:p>
          </table:table-cell>
          <table:table-cell table:number-columns-repeated="17"/>
        </table:table-row>
        <table:table-row table:style-name="ro1">
          <table:table-cell office:value-type="float" office:value="507.8" calcext:value-type="float">
            <text:p>507.8</text:p>
          </table:table-cell>
          <table:table-cell table:number-columns-repeated="1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7"/>
        </table:table-row>
        <table:table-row table:style-name="ro1">
          <table:table-cell office:value-type="float" office:value="508.2" calcext:value-type="float">
            <text:p>508.2</text:p>
          </table:table-cell>
          <table:table-cell table:number-columns-repeated="17"/>
        </table:table-row>
        <table:table-row table:style-name="ro1">
          <table:table-cell office:value-type="float" office:value="508.4" calcext:value-type="float">
            <text:p>508.4</text:p>
          </table:table-cell>
          <table:table-cell table:number-columns-repeated="17"/>
        </table:table-row>
        <table:table-row table:style-name="ro1">
          <table:table-cell office:value-type="float" office:value="508.6" calcext:value-type="float">
            <text:p>508.6</text:p>
          </table:table-cell>
          <table:table-cell table:number-columns-repeated="17"/>
        </table:table-row>
        <table:table-row table:style-name="ro1">
          <table:table-cell office:value-type="float" office:value="508.8" calcext:value-type="float">
            <text:p>508.8</text:p>
          </table:table-cell>
          <table:table-cell table:number-columns-repeated="1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7"/>
        </table:table-row>
        <table:table-row table:style-name="ro1">
          <table:table-cell office:value-type="float" office:value="509.2" calcext:value-type="float">
            <text:p>509.2</text:p>
          </table:table-cell>
          <table:table-cell table:number-columns-repeated="17"/>
        </table:table-row>
        <table:table-row table:style-name="ro1">
          <table:table-cell office:value-type="float" office:value="509.4" calcext:value-type="float">
            <text:p>509.4</text:p>
          </table:table-cell>
          <table:table-cell table:number-columns-repeated="17"/>
        </table:table-row>
        <table:table-row table:style-name="ro1">
          <table:table-cell office:value-type="float" office:value="509.6" calcext:value-type="float">
            <text:p>509.6</text:p>
          </table:table-cell>
          <table:table-cell table:number-columns-repeated="17"/>
        </table:table-row>
        <table:table-row table:style-name="ro1">
          <table:table-cell office:value-type="float" office:value="509.8" calcext:value-type="float">
            <text:p>509.8</text:p>
          </table:table-cell>
          <table:table-cell table:number-columns-repeated="1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7"/>
        </table:table-row>
        <table:table-row table:style-name="ro1">
          <table:table-cell office:value-type="float" office:value="510.2" calcext:value-type="float">
            <text:p>510.2</text:p>
          </table:table-cell>
          <table:table-cell table:number-columns-repeated="17"/>
        </table:table-row>
        <table:table-row table:style-name="ro1">
          <table:table-cell office:value-type="float" office:value="510.4" calcext:value-type="float">
            <text:p>510.4</text:p>
          </table:table-cell>
          <table:table-cell table:number-columns-repeated="17"/>
        </table:table-row>
        <table:table-row table:style-name="ro1">
          <table:table-cell office:value-type="float" office:value="510.6" calcext:value-type="float">
            <text:p>510.6</text:p>
          </table:table-cell>
          <table:table-cell table:number-columns-repeated="17"/>
        </table:table-row>
        <table:table-row table:style-name="ro1">
          <table:table-cell office:value-type="float" office:value="510.8" calcext:value-type="float">
            <text:p>510.8</text:p>
          </table:table-cell>
          <table:table-cell table:number-columns-repeated="1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7"/>
        </table:table-row>
        <table:table-row table:style-name="ro1">
          <table:table-cell office:value-type="float" office:value="511.2" calcext:value-type="float">
            <text:p>511.2</text:p>
          </table:table-cell>
          <table:table-cell table:number-columns-repeated="17"/>
        </table:table-row>
        <table:table-row table:style-name="ro1">
          <table:table-cell office:value-type="float" office:value="511.4" calcext:value-type="float">
            <text:p>511.4</text:p>
          </table:table-cell>
          <table:table-cell table:number-columns-repeated="17"/>
        </table:table-row>
        <table:table-row table:style-name="ro1">
          <table:table-cell office:value-type="float" office:value="511.6" calcext:value-type="float">
            <text:p>511.6</text:p>
          </table:table-cell>
          <table:table-cell table:number-columns-repeated="17"/>
        </table:table-row>
        <table:table-row table:style-name="ro1">
          <table:table-cell office:value-type="float" office:value="511.8" calcext:value-type="float">
            <text:p>511.8</text:p>
          </table:table-cell>
          <table:table-cell table:number-columns-repeated="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7"/>
        </table:table-row>
        <table:table-row table:style-name="ro1">
          <table:table-cell office:value-type="float" office:value="512.2" calcext:value-type="float">
            <text:p>512.2</text:p>
          </table:table-cell>
          <table:table-cell table:number-columns-repeated="17"/>
        </table:table-row>
        <table:table-row table:style-name="ro1">
          <table:table-cell office:value-type="float" office:value="512.4" calcext:value-type="float">
            <text:p>512.4</text:p>
          </table:table-cell>
          <table:table-cell table:number-columns-repeated="17"/>
        </table:table-row>
        <table:table-row table:style-name="ro1">
          <table:table-cell office:value-type="float" office:value="512.6" calcext:value-type="float">
            <text:p>512.6</text:p>
          </table:table-cell>
          <table:table-cell table:number-columns-repeated="17"/>
        </table:table-row>
        <table:table-row table:style-name="ro1">
          <table:table-cell office:value-type="float" office:value="512.8" calcext:value-type="float">
            <text:p>512.8</text:p>
          </table:table-cell>
          <table:table-cell table:number-columns-repeated="17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7"/>
        </table:table-row>
        <table:table-row table:style-name="ro1">
          <table:table-cell office:value-type="float" office:value="513.2" calcext:value-type="float">
            <text:p>513.2</text:p>
          </table:table-cell>
          <table:table-cell table:number-columns-repeated="17"/>
        </table:table-row>
        <table:table-row table:style-name="ro1">
          <table:table-cell office:value-type="float" office:value="513.4" calcext:value-type="float">
            <text:p>513.4</text:p>
          </table:table-cell>
          <table:table-cell table:number-columns-repeated="17"/>
        </table:table-row>
        <table:table-row table:style-name="ro1">
          <table:table-cell office:value-type="float" office:value="513.6" calcext:value-type="float">
            <text:p>513.6</text:p>
          </table:table-cell>
          <table:table-cell table:number-columns-repeated="17"/>
        </table:table-row>
        <table:table-row table:style-name="ro1">
          <table:table-cell office:value-type="float" office:value="513.8" calcext:value-type="float">
            <text:p>513.8</text:p>
          </table:table-cell>
          <table:table-cell table:number-columns-repeated="17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7"/>
        </table:table-row>
        <table:table-row table:style-name="ro1">
          <table:table-cell office:value-type="float" office:value="514.2" calcext:value-type="float">
            <text:p>514.2</text:p>
          </table:table-cell>
          <table:table-cell table:number-columns-repeated="17"/>
        </table:table-row>
        <table:table-row table:style-name="ro1">
          <table:table-cell office:value-type="float" office:value="514.4" calcext:value-type="float">
            <text:p>514.4</text:p>
          </table:table-cell>
          <table:table-cell table:number-columns-repeated="17"/>
        </table:table-row>
        <table:table-row table:style-name="ro1">
          <table:table-cell office:value-type="float" office:value="514.6" calcext:value-type="float">
            <text:p>514.6</text:p>
          </table:table-cell>
          <table:table-cell table:number-columns-repeated="17"/>
        </table:table-row>
        <table:table-row table:style-name="ro1">
          <table:table-cell office:value-type="float" office:value="514.8" calcext:value-type="float">
            <text:p>514.8</text:p>
          </table:table-cell>
          <table:table-cell table:number-columns-repeated="17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7"/>
        </table:table-row>
        <table:table-row table:style-name="ro1">
          <table:table-cell office:value-type="float" office:value="515.2" calcext:value-type="float">
            <text:p>515.2</text:p>
          </table:table-cell>
          <table:table-cell table:number-columns-repeated="17"/>
        </table:table-row>
        <table:table-row table:style-name="ro1">
          <table:table-cell office:value-type="float" office:value="515.4" calcext:value-type="float">
            <text:p>515.4</text:p>
          </table:table-cell>
          <table:table-cell table:number-columns-repeated="17"/>
        </table:table-row>
        <table:table-row table:style-name="ro1">
          <table:table-cell office:value-type="float" office:value="515.6" calcext:value-type="float">
            <text:p>515.6</text:p>
          </table:table-cell>
          <table:table-cell table:number-columns-repeated="17"/>
        </table:table-row>
        <table:table-row table:style-name="ro1">
          <table:table-cell office:value-type="float" office:value="515.8" calcext:value-type="float">
            <text:p>515.8</text:p>
          </table:table-cell>
          <table:table-cell table:number-columns-repeated="17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7"/>
        </table:table-row>
        <table:table-row table:style-name="ro1">
          <table:table-cell office:value-type="float" office:value="516.2" calcext:value-type="float">
            <text:p>516.2</text:p>
          </table:table-cell>
          <table:table-cell table:number-columns-repeated="17"/>
        </table:table-row>
        <table:table-row table:style-name="ro1">
          <table:table-cell office:value-type="float" office:value="516.4" calcext:value-type="float">
            <text:p>516.4</text:p>
          </table:table-cell>
          <table:table-cell table:number-columns-repeated="17"/>
        </table:table-row>
        <table:table-row table:style-name="ro1">
          <table:table-cell office:value-type="float" office:value="516.6" calcext:value-type="float">
            <text:p>516.6</text:p>
          </table:table-cell>
          <table:table-cell table:number-columns-repeated="17"/>
        </table:table-row>
        <table:table-row table:style-name="ro1">
          <table:table-cell office:value-type="float" office:value="516.8" calcext:value-type="float">
            <text:p>516.8</text:p>
          </table:table-cell>
          <table:table-cell table:number-columns-repeated="17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7"/>
        </table:table-row>
        <table:table-row table:style-name="ro1">
          <table:table-cell office:value-type="float" office:value="517.2" calcext:value-type="float">
            <text:p>517.2</text:p>
          </table:table-cell>
          <table:table-cell table:number-columns-repeated="17"/>
        </table:table-row>
        <table:table-row table:style-name="ro1">
          <table:table-cell office:value-type="float" office:value="517.4" calcext:value-type="float">
            <text:p>517.4</text:p>
          </table:table-cell>
          <table:table-cell table:number-columns-repeated="17"/>
        </table:table-row>
        <table:table-row table:style-name="ro1">
          <table:table-cell office:value-type="float" office:value="517.6" calcext:value-type="float">
            <text:p>517.6</text:p>
          </table:table-cell>
          <table:table-cell table:number-columns-repeated="17"/>
        </table:table-row>
        <table:table-row table:style-name="ro1">
          <table:table-cell office:value-type="float" office:value="517.8" calcext:value-type="float">
            <text:p>517.8</text:p>
          </table:table-cell>
          <table:table-cell table:number-columns-repeated="17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7"/>
        </table:table-row>
        <table:table-row table:style-name="ro1">
          <table:table-cell office:value-type="float" office:value="518.2" calcext:value-type="float">
            <text:p>518.2</text:p>
          </table:table-cell>
          <table:table-cell table:number-columns-repeated="17"/>
        </table:table-row>
        <table:table-row table:style-name="ro1">
          <table:table-cell office:value-type="float" office:value="518.4" calcext:value-type="float">
            <text:p>518.4</text:p>
          </table:table-cell>
          <table:table-cell table:number-columns-repeated="17"/>
        </table:table-row>
        <table:table-row table:style-name="ro1">
          <table:table-cell office:value-type="float" office:value="518.6" calcext:value-type="float">
            <text:p>518.6</text:p>
          </table:table-cell>
          <table:table-cell table:number-columns-repeated="17"/>
        </table:table-row>
        <table:table-row table:style-name="ro1">
          <table:table-cell office:value-type="float" office:value="518.8" calcext:value-type="float">
            <text:p>518.8</text:p>
          </table:table-cell>
          <table:table-cell table:number-columns-repeated="1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7"/>
        </table:table-row>
        <table:table-row table:style-name="ro1">
          <table:table-cell office:value-type="float" office:value="519.2" calcext:value-type="float">
            <text:p>519.2</text:p>
          </table:table-cell>
          <table:table-cell table:number-columns-repeated="17"/>
        </table:table-row>
        <table:table-row table:style-name="ro1">
          <table:table-cell office:value-type="float" office:value="519.4" calcext:value-type="float">
            <text:p>519.4</text:p>
          </table:table-cell>
          <table:table-cell table:number-columns-repeated="17"/>
        </table:table-row>
        <table:table-row table:style-name="ro1">
          <table:table-cell office:value-type="float" office:value="519.6" calcext:value-type="float">
            <text:p>519.6</text:p>
          </table:table-cell>
          <table:table-cell table:number-columns-repeated="17"/>
        </table:table-row>
        <table:table-row table:style-name="ro1">
          <table:table-cell office:value-type="float" office:value="519.8" calcext:value-type="float">
            <text:p>519.8</text:p>
          </table:table-cell>
          <table:table-cell table:number-columns-repeated="17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7"/>
        </table:table-row>
        <table:table-row table:style-name="ro1">
          <table:table-cell office:value-type="float" office:value="520.2" calcext:value-type="float">
            <text:p>520.2</text:p>
          </table:table-cell>
          <table:table-cell table:number-columns-repeated="17"/>
        </table:table-row>
        <table:table-row table:style-name="ro1">
          <table:table-cell office:value-type="float" office:value="520.4" calcext:value-type="float">
            <text:p>520.4</text:p>
          </table:table-cell>
          <table:table-cell table:number-columns-repeated="17"/>
        </table:table-row>
        <table:table-row table:style-name="ro1">
          <table:table-cell office:value-type="float" office:value="520.6" calcext:value-type="float">
            <text:p>520.6</text:p>
          </table:table-cell>
          <table:table-cell table:number-columns-repeated="17"/>
        </table:table-row>
        <table:table-row table:style-name="ro1">
          <table:table-cell office:value-type="float" office:value="520.8" calcext:value-type="float">
            <text:p>520.8</text:p>
          </table:table-cell>
          <table:table-cell table:number-columns-repeated="17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7"/>
        </table:table-row>
        <table:table-row table:style-name="ro1">
          <table:table-cell office:value-type="float" office:value="521.2" calcext:value-type="float">
            <text:p>521.2</text:p>
          </table:table-cell>
          <table:table-cell table:number-columns-repeated="17"/>
        </table:table-row>
        <table:table-row table:style-name="ro1">
          <table:table-cell office:value-type="float" office:value="521.4" calcext:value-type="float">
            <text:p>521.4</text:p>
          </table:table-cell>
          <table:table-cell table:number-columns-repeated="17"/>
        </table:table-row>
        <table:table-row table:style-name="ro1">
          <table:table-cell office:value-type="float" office:value="521.6" calcext:value-type="float">
            <text:p>521.6</text:p>
          </table:table-cell>
          <table:table-cell table:number-columns-repeated="17"/>
        </table:table-row>
        <table:table-row table:style-name="ro1">
          <table:table-cell office:value-type="float" office:value="521.8" calcext:value-type="float">
            <text:p>521.8</text:p>
          </table:table-cell>
          <table:table-cell table:number-columns-repeated="17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7"/>
        </table:table-row>
        <table:table-row table:style-name="ro1">
          <table:table-cell office:value-type="float" office:value="522.2" calcext:value-type="float">
            <text:p>522.2</text:p>
          </table:table-cell>
          <table:table-cell table:number-columns-repeated="17"/>
        </table:table-row>
        <table:table-row table:style-name="ro1">
          <table:table-cell office:value-type="float" office:value="522.4" calcext:value-type="float">
            <text:p>522.4</text:p>
          </table:table-cell>
          <table:table-cell table:number-columns-repeated="17"/>
        </table:table-row>
        <table:table-row table:style-name="ro1">
          <table:table-cell office:value-type="float" office:value="522.6" calcext:value-type="float">
            <text:p>522.6</text:p>
          </table:table-cell>
          <table:table-cell table:number-columns-repeated="17"/>
        </table:table-row>
        <table:table-row table:style-name="ro1">
          <table:table-cell office:value-type="float" office:value="522.8" calcext:value-type="float">
            <text:p>522.8</text:p>
          </table:table-cell>
          <table:table-cell table:number-columns-repeated="17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7"/>
        </table:table-row>
        <table:table-row table:style-name="ro1">
          <table:table-cell office:value-type="float" office:value="523.2" calcext:value-type="float">
            <text:p>523.2</text:p>
          </table:table-cell>
          <table:table-cell table:number-columns-repeated="17"/>
        </table:table-row>
        <table:table-row table:style-name="ro1">
          <table:table-cell office:value-type="float" office:value="523.4" calcext:value-type="float">
            <text:p>523.4</text:p>
          </table:table-cell>
          <table:table-cell table:number-columns-repeated="17"/>
        </table:table-row>
        <table:table-row table:style-name="ro1">
          <table:table-cell office:value-type="float" office:value="523.6" calcext:value-type="float">
            <text:p>523.6</text:p>
          </table:table-cell>
          <table:table-cell table:number-columns-repeated="17"/>
        </table:table-row>
        <table:table-row table:style-name="ro1">
          <table:table-cell office:value-type="float" office:value="523.8" calcext:value-type="float">
            <text:p>523.8</text:p>
          </table:table-cell>
          <table:table-cell table:number-columns-repeated="17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7"/>
        </table:table-row>
        <table:table-row table:style-name="ro1">
          <table:table-cell office:value-type="float" office:value="524.2" calcext:value-type="float">
            <text:p>524.2</text:p>
          </table:table-cell>
          <table:table-cell table:number-columns-repeated="17"/>
        </table:table-row>
        <table:table-row table:style-name="ro1">
          <table:table-cell office:value-type="float" office:value="524.4" calcext:value-type="float">
            <text:p>524.4</text:p>
          </table:table-cell>
          <table:table-cell table:number-columns-repeated="17"/>
        </table:table-row>
        <table:table-row table:style-name="ro1">
          <table:table-cell office:value-type="float" office:value="524.6" calcext:value-type="float">
            <text:p>524.6</text:p>
          </table:table-cell>
          <table:table-cell table:number-columns-repeated="17"/>
        </table:table-row>
        <table:table-row table:style-name="ro1">
          <table:table-cell office:value-type="float" office:value="524.8" calcext:value-type="float">
            <text:p>524.8</text:p>
          </table:table-cell>
          <table:table-cell table:number-columns-repeated="1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7"/>
        </table:table-row>
        <table:table-row table:style-name="ro1">
          <table:table-cell office:value-type="float" office:value="525.2" calcext:value-type="float">
            <text:p>525.2</text:p>
          </table:table-cell>
          <table:table-cell table:number-columns-repeated="17"/>
        </table:table-row>
        <table:table-row table:style-name="ro1">
          <table:table-cell office:value-type="float" office:value="525.4" calcext:value-type="float">
            <text:p>525.4</text:p>
          </table:table-cell>
          <table:table-cell table:number-columns-repeated="17"/>
        </table:table-row>
        <table:table-row table:style-name="ro1">
          <table:table-cell office:value-type="float" office:value="525.6" calcext:value-type="float">
            <text:p>525.6</text:p>
          </table:table-cell>
          <table:table-cell table:number-columns-repeated="17"/>
        </table:table-row>
        <table:table-row table:style-name="ro1">
          <table:table-cell office:value-type="float" office:value="525.8" calcext:value-type="float">
            <text:p>525.8</text:p>
          </table:table-cell>
          <table:table-cell table:number-columns-repeated="17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7"/>
        </table:table-row>
        <table:table-row table:style-name="ro1">
          <table:table-cell office:value-type="float" office:value="526.2" calcext:value-type="float">
            <text:p>526.2</text:p>
          </table:table-cell>
          <table:table-cell table:number-columns-repeated="17"/>
        </table:table-row>
        <table:table-row table:style-name="ro1">
          <table:table-cell office:value-type="float" office:value="526.4" calcext:value-type="float">
            <text:p>526.4</text:p>
          </table:table-cell>
          <table:table-cell table:number-columns-repeated="17"/>
        </table:table-row>
        <table:table-row table:style-name="ro1">
          <table:table-cell office:value-type="float" office:value="526.6" calcext:value-type="float">
            <text:p>526.6</text:p>
          </table:table-cell>
          <table:table-cell table:number-columns-repeated="17"/>
        </table:table-row>
        <table:table-row table:style-name="ro1">
          <table:table-cell office:value-type="float" office:value="526.8" calcext:value-type="float">
            <text:p>526.8</text:p>
          </table:table-cell>
          <table:table-cell table:number-columns-repeated="17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7"/>
        </table:table-row>
        <table:table-row table:style-name="ro1">
          <table:table-cell office:value-type="float" office:value="527.2" calcext:value-type="float">
            <text:p>527.2</text:p>
          </table:table-cell>
          <table:table-cell table:number-columns-repeated="17"/>
        </table:table-row>
        <table:table-row table:style-name="ro1">
          <table:table-cell office:value-type="float" office:value="527.4" calcext:value-type="float">
            <text:p>527.4</text:p>
          </table:table-cell>
          <table:table-cell table:number-columns-repeated="17"/>
        </table:table-row>
        <table:table-row table:style-name="ro1">
          <table:table-cell office:value-type="float" office:value="527.6" calcext:value-type="float">
            <text:p>527.6</text:p>
          </table:table-cell>
          <table:table-cell table:number-columns-repeated="17"/>
        </table:table-row>
        <table:table-row table:style-name="ro1">
          <table:table-cell office:value-type="float" office:value="527.8" calcext:value-type="float">
            <text:p>527.8</text:p>
          </table:table-cell>
          <table:table-cell table:number-columns-repeated="17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7"/>
        </table:table-row>
        <table:table-row table:style-name="ro1">
          <table:table-cell office:value-type="float" office:value="528.2" calcext:value-type="float">
            <text:p>528.2</text:p>
          </table:table-cell>
          <table:table-cell table:number-columns-repeated="17"/>
        </table:table-row>
        <table:table-row table:style-name="ro1">
          <table:table-cell office:value-type="float" office:value="528.4" calcext:value-type="float">
            <text:p>528.4</text:p>
          </table:table-cell>
          <table:table-cell table:number-columns-repeated="17"/>
        </table:table-row>
        <table:table-row table:style-name="ro1">
          <table:table-cell office:value-type="float" office:value="528.6" calcext:value-type="float">
            <text:p>528.6</text:p>
          </table:table-cell>
          <table:table-cell table:number-columns-repeated="17"/>
        </table:table-row>
        <table:table-row table:style-name="ro1">
          <table:table-cell office:value-type="float" office:value="528.8" calcext:value-type="float">
            <text:p>528.8</text:p>
          </table:table-cell>
          <table:table-cell table:number-columns-repeated="17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7"/>
        </table:table-row>
        <table:table-row table:style-name="ro1">
          <table:table-cell office:value-type="float" office:value="529.2" calcext:value-type="float">
            <text:p>529.2</text:p>
          </table:table-cell>
          <table:table-cell table:number-columns-repeated="17"/>
        </table:table-row>
        <table:table-row table:style-name="ro1">
          <table:table-cell office:value-type="float" office:value="529.4" calcext:value-type="float">
            <text:p>529.4</text:p>
          </table:table-cell>
          <table:table-cell table:number-columns-repeated="17"/>
        </table:table-row>
        <table:table-row table:style-name="ro1">
          <table:table-cell office:value-type="float" office:value="529.6" calcext:value-type="float">
            <text:p>529.6</text:p>
          </table:table-cell>
          <table:table-cell table:number-columns-repeated="17"/>
        </table:table-row>
        <table:table-row table:style-name="ro1">
          <table:table-cell office:value-type="float" office:value="529.8" calcext:value-type="float">
            <text:p>529.8</text:p>
          </table:table-cell>
          <table:table-cell table:number-columns-repeated="1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7"/>
        </table:table-row>
        <table:table-row table:style-name="ro1">
          <table:table-cell office:value-type="float" office:value="530.2" calcext:value-type="float">
            <text:p>530.2</text:p>
          </table:table-cell>
          <table:table-cell table:number-columns-repeated="17"/>
        </table:table-row>
        <table:table-row table:style-name="ro1">
          <table:table-cell office:value-type="float" office:value="530.4" calcext:value-type="float">
            <text:p>530.4</text:p>
          </table:table-cell>
          <table:table-cell table:number-columns-repeated="17"/>
        </table:table-row>
        <table:table-row table:style-name="ro1">
          <table:table-cell office:value-type="float" office:value="530.6" calcext:value-type="float">
            <text:p>530.6</text:p>
          </table:table-cell>
          <table:table-cell table:number-columns-repeated="17"/>
        </table:table-row>
        <table:table-row table:style-name="ro1">
          <table:table-cell office:value-type="float" office:value="530.8" calcext:value-type="float">
            <text:p>530.8</text:p>
          </table:table-cell>
          <table:table-cell table:number-columns-repeated="17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7"/>
        </table:table-row>
        <table:table-row table:style-name="ro1">
          <table:table-cell office:value-type="float" office:value="531.2" calcext:value-type="float">
            <text:p>531.2</text:p>
          </table:table-cell>
          <table:table-cell table:number-columns-repeated="17"/>
        </table:table-row>
        <table:table-row table:style-name="ro1">
          <table:table-cell office:value-type="float" office:value="531.4" calcext:value-type="float">
            <text:p>531.4</text:p>
          </table:table-cell>
          <table:table-cell table:number-columns-repeated="17"/>
        </table:table-row>
        <table:table-row table:style-name="ro1">
          <table:table-cell office:value-type="float" office:value="531.6" calcext:value-type="float">
            <text:p>531.6</text:p>
          </table:table-cell>
          <table:table-cell table:number-columns-repeated="17"/>
        </table:table-row>
        <table:table-row table:style-name="ro1">
          <table:table-cell office:value-type="float" office:value="531.8" calcext:value-type="float">
            <text:p>531.8</text:p>
          </table:table-cell>
          <table:table-cell table:number-columns-repeated="17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7"/>
        </table:table-row>
        <table:table-row table:style-name="ro1">
          <table:table-cell office:value-type="float" office:value="532.2" calcext:value-type="float">
            <text:p>532.2</text:p>
          </table:table-cell>
          <table:table-cell table:number-columns-repeated="17"/>
        </table:table-row>
        <table:table-row table:style-name="ro1">
          <table:table-cell office:value-type="float" office:value="532.4" calcext:value-type="float">
            <text:p>532.4</text:p>
          </table:table-cell>
          <table:table-cell table:number-columns-repeated="17"/>
        </table:table-row>
        <table:table-row table:style-name="ro1">
          <table:table-cell office:value-type="float" office:value="532.6" calcext:value-type="float">
            <text:p>532.6</text:p>
          </table:table-cell>
          <table:table-cell table:number-columns-repeated="17"/>
        </table:table-row>
        <table:table-row table:style-name="ro1">
          <table:table-cell office:value-type="float" office:value="532.8" calcext:value-type="float">
            <text:p>532.8</text:p>
          </table:table-cell>
          <table:table-cell table:number-columns-repeated="17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7"/>
        </table:table-row>
        <table:table-row table:style-name="ro1">
          <table:table-cell office:value-type="float" office:value="533.2" calcext:value-type="float">
            <text:p>533.2</text:p>
          </table:table-cell>
          <table:table-cell table:number-columns-repeated="17"/>
        </table:table-row>
        <table:table-row table:style-name="ro1">
          <table:table-cell office:value-type="float" office:value="533.4" calcext:value-type="float">
            <text:p>533.4</text:p>
          </table:table-cell>
          <table:table-cell table:number-columns-repeated="17"/>
        </table:table-row>
        <table:table-row table:style-name="ro1">
          <table:table-cell office:value-type="float" office:value="533.6" calcext:value-type="float">
            <text:p>533.6</text:p>
          </table:table-cell>
          <table:table-cell table:number-columns-repeated="17"/>
        </table:table-row>
        <table:table-row table:style-name="ro1">
          <table:table-cell office:value-type="float" office:value="533.8" calcext:value-type="float">
            <text:p>533.8</text:p>
          </table:table-cell>
          <table:table-cell table:number-columns-repeated="17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7"/>
        </table:table-row>
        <table:table-row table:style-name="ro1">
          <table:table-cell office:value-type="float" office:value="534.2" calcext:value-type="float">
            <text:p>534.2</text:p>
          </table:table-cell>
          <table:table-cell table:number-columns-repeated="17"/>
        </table:table-row>
        <table:table-row table:style-name="ro1">
          <table:table-cell office:value-type="float" office:value="534.4" calcext:value-type="float">
            <text:p>534.4</text:p>
          </table:table-cell>
          <table:table-cell table:number-columns-repeated="17"/>
        </table:table-row>
        <table:table-row table:style-name="ro1">
          <table:table-cell office:value-type="float" office:value="534.6" calcext:value-type="float">
            <text:p>534.6</text:p>
          </table:table-cell>
          <table:table-cell table:number-columns-repeated="17"/>
        </table:table-row>
        <table:table-row table:style-name="ro1">
          <table:table-cell office:value-type="float" office:value="534.8" calcext:value-type="float">
            <text:p>534.8</text:p>
          </table:table-cell>
          <table:table-cell table:number-columns-repeated="17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7"/>
        </table:table-row>
        <table:table-row table:style-name="ro1">
          <table:table-cell office:value-type="float" office:value="535.2" calcext:value-type="float">
            <text:p>535.2</text:p>
          </table:table-cell>
          <table:table-cell table:number-columns-repeated="17"/>
        </table:table-row>
        <table:table-row table:style-name="ro1">
          <table:table-cell office:value-type="float" office:value="535.4" calcext:value-type="float">
            <text:p>535.4</text:p>
          </table:table-cell>
          <table:table-cell table:number-columns-repeated="17"/>
        </table:table-row>
        <table:table-row table:style-name="ro1">
          <table:table-cell office:value-type="float" office:value="535.6" calcext:value-type="float">
            <text:p>535.6</text:p>
          </table:table-cell>
          <table:table-cell table:number-columns-repeated="17"/>
        </table:table-row>
        <table:table-row table:style-name="ro1">
          <table:table-cell office:value-type="float" office:value="535.8" calcext:value-type="float">
            <text:p>535.8</text:p>
          </table:table-cell>
          <table:table-cell table:number-columns-repeated="17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7"/>
        </table:table-row>
        <table:table-row table:style-name="ro1">
          <table:table-cell office:value-type="float" office:value="536.2" calcext:value-type="float">
            <text:p>536.2</text:p>
          </table:table-cell>
          <table:table-cell table:number-columns-repeated="17"/>
        </table:table-row>
        <table:table-row table:style-name="ro1">
          <table:table-cell office:value-type="float" office:value="536.4" calcext:value-type="float">
            <text:p>536.4</text:p>
          </table:table-cell>
          <table:table-cell table:number-columns-repeated="17"/>
        </table:table-row>
        <table:table-row table:style-name="ro1">
          <table:table-cell office:value-type="float" office:value="536.6" calcext:value-type="float">
            <text:p>536.6</text:p>
          </table:table-cell>
          <table:table-cell table:number-columns-repeated="17"/>
        </table:table-row>
        <table:table-row table:style-name="ro1">
          <table:table-cell office:value-type="float" office:value="536.8" calcext:value-type="float">
            <text:p>536.8</text:p>
          </table:table-cell>
          <table:table-cell table:number-columns-repeated="17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7"/>
        </table:table-row>
        <table:table-row table:style-name="ro1">
          <table:table-cell office:value-type="float" office:value="537.2" calcext:value-type="float">
            <text:p>537.2</text:p>
          </table:table-cell>
          <table:table-cell table:number-columns-repeated="17"/>
        </table:table-row>
        <table:table-row table:style-name="ro1">
          <table:table-cell office:value-type="float" office:value="537.4" calcext:value-type="float">
            <text:p>537.4</text:p>
          </table:table-cell>
          <table:table-cell table:number-columns-repeated="17"/>
        </table:table-row>
        <table:table-row table:style-name="ro1">
          <table:table-cell office:value-type="float" office:value="537.6" calcext:value-type="float">
            <text:p>537.6</text:p>
          </table:table-cell>
          <table:table-cell table:number-columns-repeated="17"/>
        </table:table-row>
        <table:table-row table:style-name="ro1">
          <table:table-cell office:value-type="float" office:value="537.8" calcext:value-type="float">
            <text:p>537.8</text:p>
          </table:table-cell>
          <table:table-cell table:number-columns-repeated="17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7"/>
        </table:table-row>
        <table:table-row table:style-name="ro1">
          <table:table-cell office:value-type="float" office:value="538.2" calcext:value-type="float">
            <text:p>538.2</text:p>
          </table:table-cell>
          <table:table-cell table:number-columns-repeated="17"/>
        </table:table-row>
        <table:table-row table:style-name="ro1">
          <table:table-cell office:value-type="float" office:value="538.4" calcext:value-type="float">
            <text:p>538.4</text:p>
          </table:table-cell>
          <table:table-cell table:number-columns-repeated="17"/>
        </table:table-row>
        <table:table-row table:style-name="ro1">
          <table:table-cell office:value-type="float" office:value="538.6" calcext:value-type="float">
            <text:p>538.6</text:p>
          </table:table-cell>
          <table:table-cell table:number-columns-repeated="17"/>
        </table:table-row>
        <table:table-row table:style-name="ro1">
          <table:table-cell office:value-type="float" office:value="538.8" calcext:value-type="float">
            <text:p>538.8</text:p>
          </table:table-cell>
          <table:table-cell table:number-columns-repeated="17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7"/>
        </table:table-row>
        <table:table-row table:style-name="ro1">
          <table:table-cell office:value-type="float" office:value="539.2" calcext:value-type="float">
            <text:p>539.2</text:p>
          </table:table-cell>
          <table:table-cell table:number-columns-repeated="17"/>
        </table:table-row>
        <table:table-row table:style-name="ro1">
          <table:table-cell office:value-type="float" office:value="539.4" calcext:value-type="float">
            <text:p>539.4</text:p>
          </table:table-cell>
          <table:table-cell table:number-columns-repeated="17"/>
        </table:table-row>
        <table:table-row table:style-name="ro1">
          <table:table-cell office:value-type="float" office:value="539.6" calcext:value-type="float">
            <text:p>539.6</text:p>
          </table:table-cell>
          <table:table-cell table:number-columns-repeated="17"/>
        </table:table-row>
        <table:table-row table:style-name="ro1">
          <table:table-cell office:value-type="float" office:value="539.8" calcext:value-type="float">
            <text:p>539.8</text:p>
          </table:table-cell>
          <table:table-cell table:number-columns-repeated="17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7"/>
        </table:table-row>
        <table:table-row table:style-name="ro1">
          <table:table-cell office:value-type="float" office:value="540.2" calcext:value-type="float">
            <text:p>540.2</text:p>
          </table:table-cell>
          <table:table-cell table:number-columns-repeated="17"/>
        </table:table-row>
        <table:table-row table:style-name="ro1">
          <table:table-cell office:value-type="float" office:value="540.4" calcext:value-type="float">
            <text:p>540.4</text:p>
          </table:table-cell>
          <table:table-cell table:number-columns-repeated="17"/>
        </table:table-row>
        <table:table-row table:style-name="ro1">
          <table:table-cell office:value-type="float" office:value="540.6" calcext:value-type="float">
            <text:p>540.6</text:p>
          </table:table-cell>
          <table:table-cell table:number-columns-repeated="17"/>
        </table:table-row>
        <table:table-row table:style-name="ro1">
          <table:table-cell office:value-type="float" office:value="540.8" calcext:value-type="float">
            <text:p>540.8</text:p>
          </table:table-cell>
          <table:table-cell table:number-columns-repeated="17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7"/>
        </table:table-row>
        <table:table-row table:style-name="ro1">
          <table:table-cell office:value-type="float" office:value="541.2" calcext:value-type="float">
            <text:p>541.2</text:p>
          </table:table-cell>
          <table:table-cell table:number-columns-repeated="17"/>
        </table:table-row>
        <table:table-row table:style-name="ro1">
          <table:table-cell office:value-type="float" office:value="541.4" calcext:value-type="float">
            <text:p>541.4</text:p>
          </table:table-cell>
          <table:table-cell table:number-columns-repeated="17"/>
        </table:table-row>
        <table:table-row table:style-name="ro1">
          <table:table-cell office:value-type="float" office:value="541.6" calcext:value-type="float">
            <text:p>541.6</text:p>
          </table:table-cell>
          <table:table-cell table:number-columns-repeated="17"/>
        </table:table-row>
        <table:table-row table:style-name="ro1">
          <table:table-cell office:value-type="float" office:value="541.8" calcext:value-type="float">
            <text:p>541.8</text:p>
          </table:table-cell>
          <table:table-cell table:number-columns-repeated="1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7"/>
        </table:table-row>
        <table:table-row table:style-name="ro1">
          <table:table-cell office:value-type="float" office:value="542.2" calcext:value-type="float">
            <text:p>542.2</text:p>
          </table:table-cell>
          <table:table-cell table:number-columns-repeated="17"/>
        </table:table-row>
        <table:table-row table:style-name="ro1">
          <table:table-cell office:value-type="float" office:value="542.4" calcext:value-type="float">
            <text:p>542.4</text:p>
          </table:table-cell>
          <table:table-cell table:number-columns-repeated="17"/>
        </table:table-row>
        <table:table-row table:style-name="ro1">
          <table:table-cell office:value-type="float" office:value="542.6" calcext:value-type="float">
            <text:p>542.6</text:p>
          </table:table-cell>
          <table:table-cell table:number-columns-repeated="17"/>
        </table:table-row>
        <table:table-row table:style-name="ro1">
          <table:table-cell office:value-type="float" office:value="542.8" calcext:value-type="float">
            <text:p>542.8</text:p>
          </table:table-cell>
          <table:table-cell table:number-columns-repeated="17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7"/>
        </table:table-row>
        <table:table-row table:style-name="ro1">
          <table:table-cell office:value-type="float" office:value="543.2" calcext:value-type="float">
            <text:p>543.2</text:p>
          </table:table-cell>
          <table:table-cell table:number-columns-repeated="17"/>
        </table:table-row>
        <table:table-row table:style-name="ro1">
          <table:table-cell office:value-type="float" office:value="543.4" calcext:value-type="float">
            <text:p>543.4</text:p>
          </table:table-cell>
          <table:table-cell table:number-columns-repeated="17"/>
        </table:table-row>
        <table:table-row table:style-name="ro1">
          <table:table-cell office:value-type="float" office:value="543.6" calcext:value-type="float">
            <text:p>543.6</text:p>
          </table:table-cell>
          <table:table-cell table:number-columns-repeated="17"/>
        </table:table-row>
        <table:table-row table:style-name="ro1">
          <table:table-cell office:value-type="float" office:value="543.8" calcext:value-type="float">
            <text:p>543.8</text:p>
          </table:table-cell>
          <table:table-cell table:number-columns-repeated="1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7"/>
        </table:table-row>
        <table:table-row table:style-name="ro1">
          <table:table-cell office:value-type="float" office:value="544.2" calcext:value-type="float">
            <text:p>544.2</text:p>
          </table:table-cell>
          <table:table-cell table:number-columns-repeated="17"/>
        </table:table-row>
        <table:table-row table:style-name="ro1">
          <table:table-cell office:value-type="float" office:value="544.4" calcext:value-type="float">
            <text:p>544.4</text:p>
          </table:table-cell>
          <table:table-cell table:number-columns-repeated="17"/>
        </table:table-row>
        <table:table-row table:style-name="ro1">
          <table:table-cell office:value-type="float" office:value="544.6" calcext:value-type="float">
            <text:p>544.6</text:p>
          </table:table-cell>
          <table:table-cell table:number-columns-repeated="17"/>
        </table:table-row>
        <table:table-row table:style-name="ro1">
          <table:table-cell office:value-type="float" office:value="544.8" calcext:value-type="float">
            <text:p>544.8</text:p>
          </table:table-cell>
          <table:table-cell table:number-columns-repeated="17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7"/>
        </table:table-row>
        <table:table-row table:style-name="ro1">
          <table:table-cell office:value-type="float" office:value="545.2" calcext:value-type="float">
            <text:p>545.2</text:p>
          </table:table-cell>
          <table:table-cell table:number-columns-repeated="17"/>
        </table:table-row>
        <table:table-row table:style-name="ro1">
          <table:table-cell office:value-type="float" office:value="545.4" calcext:value-type="float">
            <text:p>545.4</text:p>
          </table:table-cell>
          <table:table-cell table:number-columns-repeated="17"/>
        </table:table-row>
        <table:table-row table:style-name="ro1">
          <table:table-cell office:value-type="float" office:value="545.6" calcext:value-type="float">
            <text:p>545.6</text:p>
          </table:table-cell>
          <table:table-cell table:number-columns-repeated="17"/>
        </table:table-row>
        <table:table-row table:style-name="ro1">
          <table:table-cell office:value-type="float" office:value="545.8" calcext:value-type="float">
            <text:p>545.8</text:p>
          </table:table-cell>
          <table:table-cell table:number-columns-repeated="1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7"/>
        </table:table-row>
        <table:table-row table:style-name="ro1">
          <table:table-cell office:value-type="float" office:value="546.2" calcext:value-type="float">
            <text:p>546.2</text:p>
          </table:table-cell>
          <table:table-cell table:number-columns-repeated="17"/>
        </table:table-row>
        <table:table-row table:style-name="ro1">
          <table:table-cell office:value-type="float" office:value="546.4" calcext:value-type="float">
            <text:p>546.4</text:p>
          </table:table-cell>
          <table:table-cell table:number-columns-repeated="17"/>
        </table:table-row>
        <table:table-row table:style-name="ro1">
          <table:table-cell office:value-type="float" office:value="546.6" calcext:value-type="float">
            <text:p>546.6</text:p>
          </table:table-cell>
          <table:table-cell table:number-columns-repeated="17"/>
        </table:table-row>
        <table:table-row table:style-name="ro1">
          <table:table-cell office:value-type="float" office:value="546.8" calcext:value-type="float">
            <text:p>546.8</text:p>
          </table:table-cell>
          <table:table-cell table:number-columns-repeated="17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7"/>
        </table:table-row>
        <table:table-row table:style-name="ro1">
          <table:table-cell office:value-type="float" office:value="547.2" calcext:value-type="float">
            <text:p>547.2</text:p>
          </table:table-cell>
          <table:table-cell table:number-columns-repeated="17"/>
        </table:table-row>
        <table:table-row table:style-name="ro1">
          <table:table-cell office:value-type="float" office:value="547.4" calcext:value-type="float">
            <text:p>547.4</text:p>
          </table:table-cell>
          <table:table-cell table:number-columns-repeated="17"/>
        </table:table-row>
        <table:table-row table:style-name="ro1">
          <table:table-cell office:value-type="float" office:value="547.6" calcext:value-type="float">
            <text:p>547.6</text:p>
          </table:table-cell>
          <table:table-cell table:number-columns-repeated="17"/>
        </table:table-row>
        <table:table-row table:style-name="ro1">
          <table:table-cell office:value-type="float" office:value="547.8" calcext:value-type="float">
            <text:p>547.8</text:p>
          </table:table-cell>
          <table:table-cell table:number-columns-repeated="1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7"/>
        </table:table-row>
        <table:table-row table:style-name="ro1">
          <table:table-cell office:value-type="float" office:value="548.2" calcext:value-type="float">
            <text:p>548.2</text:p>
          </table:table-cell>
          <table:table-cell table:number-columns-repeated="17"/>
        </table:table-row>
        <table:table-row table:style-name="ro1">
          <table:table-cell office:value-type="float" office:value="548.4" calcext:value-type="float">
            <text:p>548.4</text:p>
          </table:table-cell>
          <table:table-cell table:number-columns-repeated="17"/>
        </table:table-row>
        <table:table-row table:style-name="ro1">
          <table:table-cell office:value-type="float" office:value="548.6" calcext:value-type="float">
            <text:p>548.6</text:p>
          </table:table-cell>
          <table:table-cell table:number-columns-repeated="17"/>
        </table:table-row>
        <table:table-row table:style-name="ro1">
          <table:table-cell office:value-type="float" office:value="548.8" calcext:value-type="float">
            <text:p>548.8</text:p>
          </table:table-cell>
          <table:table-cell table:number-columns-repeated="17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7"/>
        </table:table-row>
        <table:table-row table:style-name="ro1">
          <table:table-cell office:value-type="float" office:value="549.2" calcext:value-type="float">
            <text:p>549.2</text:p>
          </table:table-cell>
          <table:table-cell table:number-columns-repeated="17"/>
        </table:table-row>
        <table:table-row table:style-name="ro1">
          <table:table-cell office:value-type="float" office:value="549.4" calcext:value-type="float">
            <text:p>549.4</text:p>
          </table:table-cell>
          <table:table-cell table:number-columns-repeated="17"/>
        </table:table-row>
        <table:table-row table:style-name="ro1">
          <table:table-cell office:value-type="float" office:value="549.6" calcext:value-type="float">
            <text:p>549.6</text:p>
          </table:table-cell>
          <table:table-cell table:number-columns-repeated="17"/>
        </table:table-row>
        <table:table-row table:style-name="ro1">
          <table:table-cell office:value-type="float" office:value="549.8" calcext:value-type="float">
            <text:p>549.8</text:p>
          </table:table-cell>
          <table:table-cell table:number-columns-repeated="17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7"/>
        </table:table-row>
        <table:table-row table:style-name="ro1">
          <table:table-cell office:value-type="float" office:value="550.2" calcext:value-type="float">
            <text:p>550.2</text:p>
          </table:table-cell>
          <table:table-cell table:number-columns-repeated="17"/>
        </table:table-row>
        <table:table-row table:style-name="ro1">
          <table:table-cell office:value-type="float" office:value="550.4" calcext:value-type="float">
            <text:p>550.4</text:p>
          </table:table-cell>
          <table:table-cell table:number-columns-repeated="17"/>
        </table:table-row>
        <table:table-row table:style-name="ro1">
          <table:table-cell office:value-type="float" office:value="550.6" calcext:value-type="float">
            <text:p>550.6</text:p>
          </table:table-cell>
          <table:table-cell table:number-columns-repeated="17"/>
        </table:table-row>
        <table:table-row table:style-name="ro1">
          <table:table-cell office:value-type="float" office:value="550.8" calcext:value-type="float">
            <text:p>550.8</text:p>
          </table:table-cell>
          <table:table-cell table:number-columns-repeated="17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7"/>
        </table:table-row>
        <table:table-row table:style-name="ro1">
          <table:table-cell office:value-type="float" office:value="551.2" calcext:value-type="float">
            <text:p>551.2</text:p>
          </table:table-cell>
          <table:table-cell table:number-columns-repeated="17"/>
        </table:table-row>
        <table:table-row table:style-name="ro1">
          <table:table-cell office:value-type="float" office:value="551.4" calcext:value-type="float">
            <text:p>551.4</text:p>
          </table:table-cell>
          <table:table-cell table:number-columns-repeated="17"/>
        </table:table-row>
        <table:table-row table:style-name="ro1">
          <table:table-cell office:value-type="float" office:value="551.6" calcext:value-type="float">
            <text:p>551.6</text:p>
          </table:table-cell>
          <table:table-cell table:number-columns-repeated="17"/>
        </table:table-row>
        <table:table-row table:style-name="ro1">
          <table:table-cell office:value-type="float" office:value="551.8" calcext:value-type="float">
            <text:p>551.8</text:p>
          </table:table-cell>
          <table:table-cell table:number-columns-repeated="17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7"/>
        </table:table-row>
        <table:table-row table:style-name="ro1">
          <table:table-cell office:value-type="float" office:value="552.2" calcext:value-type="float">
            <text:p>552.2</text:p>
          </table:table-cell>
          <table:table-cell table:number-columns-repeated="17"/>
        </table:table-row>
        <table:table-row table:style-name="ro1">
          <table:table-cell office:value-type="float" office:value="552.4" calcext:value-type="float">
            <text:p>552.4</text:p>
          </table:table-cell>
          <table:table-cell table:number-columns-repeated="17"/>
        </table:table-row>
        <table:table-row table:style-name="ro1">
          <table:table-cell office:value-type="float" office:value="552.6" calcext:value-type="float">
            <text:p>552.6</text:p>
          </table:table-cell>
          <table:table-cell table:number-columns-repeated="17"/>
        </table:table-row>
        <table:table-row table:style-name="ro1">
          <table:table-cell office:value-type="float" office:value="552.8" calcext:value-type="float">
            <text:p>552.8</text:p>
          </table:table-cell>
          <table:table-cell table:number-columns-repeated="17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7"/>
        </table:table-row>
        <table:table-row table:style-name="ro1">
          <table:table-cell office:value-type="float" office:value="553.2" calcext:value-type="float">
            <text:p>553.2</text:p>
          </table:table-cell>
          <table:table-cell table:number-columns-repeated="17"/>
        </table:table-row>
        <table:table-row table:style-name="ro1">
          <table:table-cell office:value-type="float" office:value="553.4" calcext:value-type="float">
            <text:p>553.4</text:p>
          </table:table-cell>
          <table:table-cell table:number-columns-repeated="17"/>
        </table:table-row>
        <table:table-row table:style-name="ro1">
          <table:table-cell office:value-type="float" office:value="553.6" calcext:value-type="float">
            <text:p>553.6</text:p>
          </table:table-cell>
          <table:table-cell table:number-columns-repeated="17"/>
        </table:table-row>
        <table:table-row table:style-name="ro1">
          <table:table-cell office:value-type="float" office:value="553.8" calcext:value-type="float">
            <text:p>553.8</text:p>
          </table:table-cell>
          <table:table-cell table:number-columns-repeated="17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7"/>
        </table:table-row>
        <table:table-row table:style-name="ro1">
          <table:table-cell office:value-type="float" office:value="554.2" calcext:value-type="float">
            <text:p>554.2</text:p>
          </table:table-cell>
          <table:table-cell table:number-columns-repeated="17"/>
        </table:table-row>
        <table:table-row table:style-name="ro1">
          <table:table-cell office:value-type="float" office:value="554.4" calcext:value-type="float">
            <text:p>554.4</text:p>
          </table:table-cell>
          <table:table-cell table:number-columns-repeated="17"/>
        </table:table-row>
        <table:table-row table:style-name="ro1">
          <table:table-cell office:value-type="float" office:value="554.6" calcext:value-type="float">
            <text:p>554.6</text:p>
          </table:table-cell>
          <table:table-cell table:number-columns-repeated="17"/>
        </table:table-row>
        <table:table-row table:style-name="ro1">
          <table:table-cell office:value-type="float" office:value="554.8" calcext:value-type="float">
            <text:p>554.8</text:p>
          </table:table-cell>
          <table:table-cell table:number-columns-repeated="17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7"/>
        </table:table-row>
        <table:table-row table:style-name="ro1">
          <table:table-cell office:value-type="float" office:value="555.2" calcext:value-type="float">
            <text:p>555.2</text:p>
          </table:table-cell>
          <table:table-cell table:number-columns-repeated="17"/>
        </table:table-row>
        <table:table-row table:style-name="ro1">
          <table:table-cell office:value-type="float" office:value="555.4" calcext:value-type="float">
            <text:p>555.4</text:p>
          </table:table-cell>
          <table:table-cell table:number-columns-repeated="17"/>
        </table:table-row>
        <table:table-row table:style-name="ro1">
          <table:table-cell office:value-type="float" office:value="555.6" calcext:value-type="float">
            <text:p>555.6</text:p>
          </table:table-cell>
          <table:table-cell table:number-columns-repeated="17"/>
        </table:table-row>
        <table:table-row table:style-name="ro1">
          <table:table-cell office:value-type="float" office:value="555.8" calcext:value-type="float">
            <text:p>555.8</text:p>
          </table:table-cell>
          <table:table-cell table:number-columns-repeated="17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7"/>
        </table:table-row>
        <table:table-row table:style-name="ro1">
          <table:table-cell office:value-type="float" office:value="556.2" calcext:value-type="float">
            <text:p>556.2</text:p>
          </table:table-cell>
          <table:table-cell table:number-columns-repeated="17"/>
        </table:table-row>
        <table:table-row table:style-name="ro1">
          <table:table-cell office:value-type="float" office:value="556.4" calcext:value-type="float">
            <text:p>556.4</text:p>
          </table:table-cell>
          <table:table-cell table:number-columns-repeated="17"/>
        </table:table-row>
        <table:table-row table:style-name="ro1">
          <table:table-cell office:value-type="float" office:value="556.6" calcext:value-type="float">
            <text:p>556.6</text:p>
          </table:table-cell>
          <table:table-cell table:number-columns-repeated="17"/>
        </table:table-row>
        <table:table-row table:style-name="ro1">
          <table:table-cell office:value-type="float" office:value="556.8" calcext:value-type="float">
            <text:p>556.8</text:p>
          </table:table-cell>
          <table:table-cell table:number-columns-repeated="17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7"/>
        </table:table-row>
        <table:table-row table:style-name="ro1">
          <table:table-cell office:value-type="float" office:value="557.2" calcext:value-type="float">
            <text:p>557.2</text:p>
          </table:table-cell>
          <table:table-cell table:number-columns-repeated="17"/>
        </table:table-row>
        <table:table-row table:style-name="ro1">
          <table:table-cell office:value-type="float" office:value="557.4" calcext:value-type="float">
            <text:p>557.4</text:p>
          </table:table-cell>
          <table:table-cell table:number-columns-repeated="17"/>
        </table:table-row>
        <table:table-row table:style-name="ro1">
          <table:table-cell office:value-type="float" office:value="557.6" calcext:value-type="float">
            <text:p>557.6</text:p>
          </table:table-cell>
          <table:table-cell table:number-columns-repeated="17"/>
        </table:table-row>
        <table:table-row table:style-name="ro1">
          <table:table-cell office:value-type="float" office:value="557.8" calcext:value-type="float">
            <text:p>557.8</text:p>
          </table:table-cell>
          <table:table-cell table:number-columns-repeated="17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7"/>
        </table:table-row>
        <table:table-row table:style-name="ro1">
          <table:table-cell office:value-type="float" office:value="558.2" calcext:value-type="float">
            <text:p>558.2</text:p>
          </table:table-cell>
          <table:table-cell table:number-columns-repeated="17"/>
        </table:table-row>
        <table:table-row table:style-name="ro1">
          <table:table-cell office:value-type="float" office:value="558.4" calcext:value-type="float">
            <text:p>558.4</text:p>
          </table:table-cell>
          <table:table-cell table:number-columns-repeated="17"/>
        </table:table-row>
        <table:table-row table:style-name="ro1">
          <table:table-cell office:value-type="float" office:value="558.6" calcext:value-type="float">
            <text:p>558.6</text:p>
          </table:table-cell>
          <table:table-cell table:number-columns-repeated="17"/>
        </table:table-row>
        <table:table-row table:style-name="ro1">
          <table:table-cell office:value-type="float" office:value="558.8" calcext:value-type="float">
            <text:p>558.8</text:p>
          </table:table-cell>
          <table:table-cell table:number-columns-repeated="17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7"/>
        </table:table-row>
        <table:table-row table:style-name="ro1">
          <table:table-cell office:value-type="float" office:value="559.2" calcext:value-type="float">
            <text:p>559.2</text:p>
          </table:table-cell>
          <table:table-cell table:number-columns-repeated="17"/>
        </table:table-row>
        <table:table-row table:style-name="ro1">
          <table:table-cell office:value-type="float" office:value="559.4" calcext:value-type="float">
            <text:p>559.4</text:p>
          </table:table-cell>
          <table:table-cell table:number-columns-repeated="17"/>
        </table:table-row>
        <table:table-row table:style-name="ro1">
          <table:table-cell office:value-type="float" office:value="559.6" calcext:value-type="float">
            <text:p>559.6</text:p>
          </table:table-cell>
          <table:table-cell table:number-columns-repeated="17"/>
        </table:table-row>
        <table:table-row table:style-name="ro1">
          <table:table-cell office:value-type="float" office:value="559.8" calcext:value-type="float">
            <text:p>559.8</text:p>
          </table:table-cell>
          <table:table-cell table:number-columns-repeated="17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7"/>
        </table:table-row>
        <table:table-row table:style-name="ro1">
          <table:table-cell office:value-type="float" office:value="560.2" calcext:value-type="float">
            <text:p>560.2</text:p>
          </table:table-cell>
          <table:table-cell table:number-columns-repeated="17"/>
        </table:table-row>
        <table:table-row table:style-name="ro1">
          <table:table-cell office:value-type="float" office:value="560.4" calcext:value-type="float">
            <text:p>560.4</text:p>
          </table:table-cell>
          <table:table-cell table:number-columns-repeated="17"/>
        </table:table-row>
        <table:table-row table:style-name="ro1">
          <table:table-cell office:value-type="float" office:value="560.6" calcext:value-type="float">
            <text:p>560.6</text:p>
          </table:table-cell>
          <table:table-cell table:number-columns-repeated="17"/>
        </table:table-row>
        <table:table-row table:style-name="ro1">
          <table:table-cell office:value-type="float" office:value="560.8" calcext:value-type="float">
            <text:p>560.8</text:p>
          </table:table-cell>
          <table:table-cell table:number-columns-repeated="1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7"/>
        </table:table-row>
        <table:table-row table:style-name="ro1">
          <table:table-cell office:value-type="float" office:value="561.2" calcext:value-type="float">
            <text:p>561.2</text:p>
          </table:table-cell>
          <table:table-cell table:number-columns-repeated="17"/>
        </table:table-row>
        <table:table-row table:style-name="ro1">
          <table:table-cell office:value-type="float" office:value="561.4" calcext:value-type="float">
            <text:p>561.4</text:p>
          </table:table-cell>
          <table:table-cell table:number-columns-repeated="17"/>
        </table:table-row>
        <table:table-row table:style-name="ro1">
          <table:table-cell office:value-type="float" office:value="561.6" calcext:value-type="float">
            <text:p>561.6</text:p>
          </table:table-cell>
          <table:table-cell table:number-columns-repeated="17"/>
        </table:table-row>
        <table:table-row table:style-name="ro1">
          <table:table-cell office:value-type="float" office:value="561.8" calcext:value-type="float">
            <text:p>561.8</text:p>
          </table:table-cell>
          <table:table-cell table:number-columns-repeated="17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7"/>
        </table:table-row>
        <table:table-row table:style-name="ro1">
          <table:table-cell office:value-type="float" office:value="562.2" calcext:value-type="float">
            <text:p>562.2</text:p>
          </table:table-cell>
          <table:table-cell table:number-columns-repeated="17"/>
        </table:table-row>
        <table:table-row table:style-name="ro1">
          <table:table-cell office:value-type="float" office:value="562.4" calcext:value-type="float">
            <text:p>562.4</text:p>
          </table:table-cell>
          <table:table-cell table:number-columns-repeated="17"/>
        </table:table-row>
        <table:table-row table:style-name="ro1">
          <table:table-cell office:value-type="float" office:value="562.6" calcext:value-type="float">
            <text:p>562.6</text:p>
          </table:table-cell>
          <table:table-cell table:number-columns-repeated="17"/>
        </table:table-row>
        <table:table-row table:style-name="ro1">
          <table:table-cell office:value-type="float" office:value="562.8" calcext:value-type="float">
            <text:p>562.8</text:p>
          </table:table-cell>
          <table:table-cell table:number-columns-repeated="1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7"/>
        </table:table-row>
        <table:table-row table:style-name="ro1">
          <table:table-cell office:value-type="float" office:value="563.2" calcext:value-type="float">
            <text:p>563.2</text:p>
          </table:table-cell>
          <table:table-cell table:number-columns-repeated="17"/>
        </table:table-row>
        <table:table-row table:style-name="ro1">
          <table:table-cell office:value-type="float" office:value="563.4" calcext:value-type="float">
            <text:p>563.4</text:p>
          </table:table-cell>
          <table:table-cell table:number-columns-repeated="17"/>
        </table:table-row>
        <table:table-row table:style-name="ro1">
          <table:table-cell office:value-type="float" office:value="563.6" calcext:value-type="float">
            <text:p>563.6</text:p>
          </table:table-cell>
          <table:table-cell table:number-columns-repeated="17"/>
        </table:table-row>
        <table:table-row table:style-name="ro1">
          <table:table-cell office:value-type="float" office:value="563.8" calcext:value-type="float">
            <text:p>563.8</text:p>
          </table:table-cell>
          <table:table-cell table:number-columns-repeated="17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7"/>
        </table:table-row>
        <table:table-row table:style-name="ro1">
          <table:table-cell office:value-type="float" office:value="564.2" calcext:value-type="float">
            <text:p>564.2</text:p>
          </table:table-cell>
          <table:table-cell table:number-columns-repeated="17"/>
        </table:table-row>
        <table:table-row table:style-name="ro1">
          <table:table-cell office:value-type="float" office:value="564.4" calcext:value-type="float">
            <text:p>564.4</text:p>
          </table:table-cell>
          <table:table-cell table:number-columns-repeated="17"/>
        </table:table-row>
        <table:table-row table:style-name="ro1">
          <table:table-cell office:value-type="float" office:value="564.6" calcext:value-type="float">
            <text:p>564.6</text:p>
          </table:table-cell>
          <table:table-cell table:number-columns-repeated="17"/>
        </table:table-row>
        <table:table-row table:style-name="ro1">
          <table:table-cell office:value-type="float" office:value="564.8" calcext:value-type="float">
            <text:p>564.8</text:p>
          </table:table-cell>
          <table:table-cell table:number-columns-repeated="17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7"/>
        </table:table-row>
        <table:table-row table:style-name="ro1">
          <table:table-cell office:value-type="float" office:value="565.2" calcext:value-type="float">
            <text:p>565.2</text:p>
          </table:table-cell>
          <table:table-cell table:number-columns-repeated="17"/>
        </table:table-row>
        <table:table-row table:style-name="ro1">
          <table:table-cell office:value-type="float" office:value="565.4" calcext:value-type="float">
            <text:p>565.4</text:p>
          </table:table-cell>
          <table:table-cell table:number-columns-repeated="17"/>
        </table:table-row>
        <table:table-row table:style-name="ro1">
          <table:table-cell office:value-type="float" office:value="565.6" calcext:value-type="float">
            <text:p>565.6</text:p>
          </table:table-cell>
          <table:table-cell table:number-columns-repeated="17"/>
        </table:table-row>
        <table:table-row table:style-name="ro1">
          <table:table-cell office:value-type="float" office:value="565.8" calcext:value-type="float">
            <text:p>565.8</text:p>
          </table:table-cell>
          <table:table-cell table:number-columns-repeated="17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7"/>
        </table:table-row>
        <table:table-row table:style-name="ro1">
          <table:table-cell office:value-type="float" office:value="566.2" calcext:value-type="float">
            <text:p>566.2</text:p>
          </table:table-cell>
          <table:table-cell table:number-columns-repeated="17"/>
        </table:table-row>
        <table:table-row table:style-name="ro1">
          <table:table-cell office:value-type="float" office:value="566.4" calcext:value-type="float">
            <text:p>566.4</text:p>
          </table:table-cell>
          <table:table-cell table:number-columns-repeated="17"/>
        </table:table-row>
        <table:table-row table:style-name="ro1">
          <table:table-cell office:value-type="float" office:value="566.6" calcext:value-type="float">
            <text:p>566.6</text:p>
          </table:table-cell>
          <table:table-cell table:number-columns-repeated="17"/>
        </table:table-row>
        <table:table-row table:style-name="ro1">
          <table:table-cell office:value-type="float" office:value="566.8" calcext:value-type="float">
            <text:p>566.8</text:p>
          </table:table-cell>
          <table:table-cell table:number-columns-repeated="1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7"/>
        </table:table-row>
        <table:table-row table:style-name="ro1">
          <table:table-cell office:value-type="float" office:value="567.2" calcext:value-type="float">
            <text:p>567.2</text:p>
          </table:table-cell>
          <table:table-cell table:number-columns-repeated="17"/>
        </table:table-row>
        <table:table-row table:style-name="ro1">
          <table:table-cell office:value-type="float" office:value="567.4" calcext:value-type="float">
            <text:p>567.4</text:p>
          </table:table-cell>
          <table:table-cell table:number-columns-repeated="17"/>
        </table:table-row>
        <table:table-row table:style-name="ro1">
          <table:table-cell office:value-type="float" office:value="567.6" calcext:value-type="float">
            <text:p>567.6</text:p>
          </table:table-cell>
          <table:table-cell table:number-columns-repeated="17"/>
        </table:table-row>
        <table:table-row table:style-name="ro1">
          <table:table-cell office:value-type="float" office:value="567.8" calcext:value-type="float">
            <text:p>567.8</text:p>
          </table:table-cell>
          <table:table-cell table:number-columns-repeated="17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7"/>
        </table:table-row>
        <table:table-row table:style-name="ro1">
          <table:table-cell office:value-type="float" office:value="568.2" calcext:value-type="float">
            <text:p>568.2</text:p>
          </table:table-cell>
          <table:table-cell table:number-columns-repeated="17"/>
        </table:table-row>
        <table:table-row table:style-name="ro1">
          <table:table-cell office:value-type="float" office:value="568.4" calcext:value-type="float">
            <text:p>568.4</text:p>
          </table:table-cell>
          <table:table-cell table:number-columns-repeated="17"/>
        </table:table-row>
        <table:table-row table:style-name="ro1">
          <table:table-cell office:value-type="float" office:value="568.6" calcext:value-type="float">
            <text:p>568.6</text:p>
          </table:table-cell>
          <table:table-cell table:number-columns-repeated="17"/>
        </table:table-row>
        <table:table-row table:style-name="ro1">
          <table:table-cell office:value-type="float" office:value="568.8" calcext:value-type="float">
            <text:p>568.8</text:p>
          </table:table-cell>
          <table:table-cell table:number-columns-repeated="1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7"/>
        </table:table-row>
        <table:table-row table:style-name="ro1">
          <table:table-cell office:value-type="float" office:value="569.2" calcext:value-type="float">
            <text:p>569.2</text:p>
          </table:table-cell>
          <table:table-cell table:number-columns-repeated="17"/>
        </table:table-row>
        <table:table-row table:style-name="ro1">
          <table:table-cell office:value-type="float" office:value="569.4" calcext:value-type="float">
            <text:p>569.4</text:p>
          </table:table-cell>
          <table:table-cell table:number-columns-repeated="17"/>
        </table:table-row>
        <table:table-row table:style-name="ro1">
          <table:table-cell office:value-type="float" office:value="569.6" calcext:value-type="float">
            <text:p>569.6</text:p>
          </table:table-cell>
          <table:table-cell table:number-columns-repeated="17"/>
        </table:table-row>
        <table:table-row table:style-name="ro1">
          <table:table-cell office:value-type="float" office:value="569.8" calcext:value-type="float">
            <text:p>569.8</text:p>
          </table:table-cell>
          <table:table-cell table:number-columns-repeated="1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7"/>
        </table:table-row>
        <table:table-row table:style-name="ro1">
          <table:table-cell office:value-type="float" office:value="570.2" calcext:value-type="float">
            <text:p>570.2</text:p>
          </table:table-cell>
          <table:table-cell table:number-columns-repeated="17"/>
        </table:table-row>
        <table:table-row table:style-name="ro1">
          <table:table-cell office:value-type="float" office:value="570.4" calcext:value-type="float">
            <text:p>570.4</text:p>
          </table:table-cell>
          <table:table-cell table:number-columns-repeated="17"/>
        </table:table-row>
        <table:table-row table:style-name="ro1">
          <table:table-cell office:value-type="float" office:value="570.6" calcext:value-type="float">
            <text:p>570.6</text:p>
          </table:table-cell>
          <table:table-cell table:number-columns-repeated="17"/>
        </table:table-row>
        <table:table-row table:style-name="ro1">
          <table:table-cell office:value-type="float" office:value="570.8" calcext:value-type="float">
            <text:p>570.8</text:p>
          </table:table-cell>
          <table:table-cell table:number-columns-repeated="17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7"/>
        </table:table-row>
        <table:table-row table:style-name="ro1">
          <table:table-cell office:value-type="float" office:value="571.2" calcext:value-type="float">
            <text:p>571.2</text:p>
          </table:table-cell>
          <table:table-cell table:number-columns-repeated="17"/>
        </table:table-row>
        <table:table-row table:style-name="ro1">
          <table:table-cell office:value-type="float" office:value="571.4" calcext:value-type="float">
            <text:p>571.4</text:p>
          </table:table-cell>
          <table:table-cell table:number-columns-repeated="17"/>
        </table:table-row>
        <table:table-row table:style-name="ro1">
          <table:table-cell office:value-type="float" office:value="571.6" calcext:value-type="float">
            <text:p>571.6</text:p>
          </table:table-cell>
          <table:table-cell table:number-columns-repeated="17"/>
        </table:table-row>
        <table:table-row table:style-name="ro1">
          <table:table-cell office:value-type="float" office:value="571.8" calcext:value-type="float">
            <text:p>571.8</text:p>
          </table:table-cell>
          <table:table-cell table:number-columns-repeated="17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7"/>
        </table:table-row>
        <table:table-row table:style-name="ro1">
          <table:table-cell office:value-type="float" office:value="572.2" calcext:value-type="float">
            <text:p>572.2</text:p>
          </table:table-cell>
          <table:table-cell table:number-columns-repeated="17"/>
        </table:table-row>
        <table:table-row table:style-name="ro1">
          <table:table-cell office:value-type="float" office:value="572.4" calcext:value-type="float">
            <text:p>572.4</text:p>
          </table:table-cell>
          <table:table-cell table:number-columns-repeated="17"/>
        </table:table-row>
        <table:table-row table:style-name="ro1">
          <table:table-cell office:value-type="float" office:value="572.6" calcext:value-type="float">
            <text:p>572.6</text:p>
          </table:table-cell>
          <table:table-cell table:number-columns-repeated="17"/>
        </table:table-row>
        <table:table-row table:style-name="ro1">
          <table:table-cell office:value-type="float" office:value="572.8" calcext:value-type="float">
            <text:p>572.8</text:p>
          </table:table-cell>
          <table:table-cell table:number-columns-repeated="17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7"/>
        </table:table-row>
        <table:table-row table:style-name="ro1">
          <table:table-cell office:value-type="float" office:value="573.2" calcext:value-type="float">
            <text:p>573.2</text:p>
          </table:table-cell>
          <table:table-cell table:number-columns-repeated="17"/>
        </table:table-row>
        <table:table-row table:style-name="ro1">
          <table:table-cell office:value-type="float" office:value="573.4" calcext:value-type="float">
            <text:p>573.4</text:p>
          </table:table-cell>
          <table:table-cell table:number-columns-repeated="17"/>
        </table:table-row>
        <table:table-row table:style-name="ro1">
          <table:table-cell office:value-type="float" office:value="573.6" calcext:value-type="float">
            <text:p>573.6</text:p>
          </table:table-cell>
          <table:table-cell table:number-columns-repeated="17"/>
        </table:table-row>
        <table:table-row table:style-name="ro1">
          <table:table-cell office:value-type="float" office:value="573.8" calcext:value-type="float">
            <text:p>573.8</text:p>
          </table:table-cell>
          <table:table-cell table:number-columns-repeated="1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7"/>
        </table:table-row>
        <table:table-row table:style-name="ro1">
          <table:table-cell office:value-type="float" office:value="574.2" calcext:value-type="float">
            <text:p>574.2</text:p>
          </table:table-cell>
          <table:table-cell table:number-columns-repeated="17"/>
        </table:table-row>
        <table:table-row table:style-name="ro1">
          <table:table-cell office:value-type="float" office:value="574.4" calcext:value-type="float">
            <text:p>574.4</text:p>
          </table:table-cell>
          <table:table-cell table:number-columns-repeated="17"/>
        </table:table-row>
        <table:table-row table:style-name="ro1">
          <table:table-cell office:value-type="float" office:value="574.6" calcext:value-type="float">
            <text:p>574.6</text:p>
          </table:table-cell>
          <table:table-cell table:number-columns-repeated="17"/>
        </table:table-row>
        <table:table-row table:style-name="ro1">
          <table:table-cell office:value-type="float" office:value="574.8" calcext:value-type="float">
            <text:p>574.8</text:p>
          </table:table-cell>
          <table:table-cell table:number-columns-repeated="17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7"/>
        </table:table-row>
        <table:table-row table:style-name="ro1">
          <table:table-cell office:value-type="float" office:value="575.2" calcext:value-type="float">
            <text:p>575.2</text:p>
          </table:table-cell>
          <table:table-cell table:number-columns-repeated="17"/>
        </table:table-row>
        <table:table-row table:style-name="ro1">
          <table:table-cell office:value-type="float" office:value="575.4" calcext:value-type="float">
            <text:p>575.4</text:p>
          </table:table-cell>
          <table:table-cell table:number-columns-repeated="17"/>
        </table:table-row>
        <table:table-row table:style-name="ro1">
          <table:table-cell office:value-type="float" office:value="575.6" calcext:value-type="float">
            <text:p>575.6</text:p>
          </table:table-cell>
          <table:table-cell table:number-columns-repeated="17"/>
        </table:table-row>
        <table:table-row table:style-name="ro1">
          <table:table-cell office:value-type="float" office:value="575.8" calcext:value-type="float">
            <text:p>575.8</text:p>
          </table:table-cell>
          <table:table-cell table:number-columns-repeated="1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float" office:value="576.2" calcext:value-type="float">
            <text:p>576.2</text:p>
          </table:table-cell>
          <table:table-cell table:number-columns-repeated="17"/>
        </table:table-row>
        <table:table-row table:style-name="ro1">
          <table:table-cell office:value-type="float" office:value="576.4" calcext:value-type="float">
            <text:p>576.4</text:p>
          </table:table-cell>
          <table:table-cell table:number-columns-repeated="17"/>
        </table:table-row>
        <table:table-row table:style-name="ro1">
          <table:table-cell office:value-type="float" office:value="576.6" calcext:value-type="float">
            <text:p>576.6</text:p>
          </table:table-cell>
          <table:table-cell table:number-columns-repeated="17"/>
        </table:table-row>
        <table:table-row table:style-name="ro1">
          <table:table-cell office:value-type="float" office:value="576.8" calcext:value-type="float">
            <text:p>576.8</text:p>
          </table:table-cell>
          <table:table-cell table:number-columns-repeated="17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7"/>
        </table:table-row>
        <table:table-row table:style-name="ro1">
          <table:table-cell office:value-type="float" office:value="577.2" calcext:value-type="float">
            <text:p>577.2</text:p>
          </table:table-cell>
          <table:table-cell table:number-columns-repeated="17"/>
        </table:table-row>
        <table:table-row table:style-name="ro1">
          <table:table-cell office:value-type="float" office:value="577.4" calcext:value-type="float">
            <text:p>577.4</text:p>
          </table:table-cell>
          <table:table-cell table:number-columns-repeated="17"/>
        </table:table-row>
        <table:table-row table:style-name="ro1">
          <table:table-cell office:value-type="float" office:value="577.6" calcext:value-type="float">
            <text:p>577.6</text:p>
          </table:table-cell>
          <table:table-cell table:number-columns-repeated="17"/>
        </table:table-row>
        <table:table-row table:style-name="ro1">
          <table:table-cell office:value-type="float" office:value="577.8" calcext:value-type="float">
            <text:p>577.8</text:p>
          </table:table-cell>
          <table:table-cell table:number-columns-repeated="17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7"/>
        </table:table-row>
        <table:table-row table:style-name="ro1">
          <table:table-cell office:value-type="float" office:value="578.2" calcext:value-type="float">
            <text:p>578.2</text:p>
          </table:table-cell>
          <table:table-cell table:number-columns-repeated="17"/>
        </table:table-row>
        <table:table-row table:style-name="ro1">
          <table:table-cell office:value-type="float" office:value="578.4" calcext:value-type="float">
            <text:p>578.4</text:p>
          </table:table-cell>
          <table:table-cell table:number-columns-repeated="17"/>
        </table:table-row>
        <table:table-row table:style-name="ro1">
          <table:table-cell office:value-type="float" office:value="578.6" calcext:value-type="float">
            <text:p>578.6</text:p>
          </table:table-cell>
          <table:table-cell table:number-columns-repeated="17"/>
        </table:table-row>
        <table:table-row table:style-name="ro1">
          <table:table-cell office:value-type="float" office:value="578.8" calcext:value-type="float">
            <text:p>578.8</text:p>
          </table:table-cell>
          <table:table-cell table:number-columns-repeated="17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7"/>
        </table:table-row>
        <table:table-row table:style-name="ro1">
          <table:table-cell office:value-type="float" office:value="579.2" calcext:value-type="float">
            <text:p>579.2</text:p>
          </table:table-cell>
          <table:table-cell table:number-columns-repeated="17"/>
        </table:table-row>
        <table:table-row table:style-name="ro1">
          <table:table-cell office:value-type="float" office:value="579.4" calcext:value-type="float">
            <text:p>579.4</text:p>
          </table:table-cell>
          <table:table-cell table:number-columns-repeated="17"/>
        </table:table-row>
        <table:table-row table:style-name="ro1">
          <table:table-cell office:value-type="float" office:value="579.6" calcext:value-type="float">
            <text:p>579.6</text:p>
          </table:table-cell>
          <table:table-cell table:number-columns-repeated="17"/>
        </table:table-row>
        <table:table-row table:style-name="ro1">
          <table:table-cell office:value-type="float" office:value="579.8" calcext:value-type="float">
            <text:p>579.8</text:p>
          </table:table-cell>
          <table:table-cell table:number-columns-repeated="17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float" office:value="580.2" calcext:value-type="float">
            <text:p>580.2</text:p>
          </table:table-cell>
          <table:table-cell table:number-columns-repeated="17"/>
        </table:table-row>
        <table:table-row table:style-name="ro1">
          <table:table-cell office:value-type="float" office:value="580.4" calcext:value-type="float">
            <text:p>580.4</text:p>
          </table:table-cell>
          <table:table-cell table:number-columns-repeated="17"/>
        </table:table-row>
        <table:table-row table:style-name="ro1">
          <table:table-cell office:value-type="float" office:value="580.6" calcext:value-type="float">
            <text:p>580.6</text:p>
          </table:table-cell>
          <table:table-cell table:number-columns-repeated="17"/>
        </table:table-row>
        <table:table-row table:style-name="ro1">
          <table:table-cell office:value-type="float" office:value="580.8" calcext:value-type="float">
            <text:p>580.8</text:p>
          </table:table-cell>
          <table:table-cell table:number-columns-repeated="17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7"/>
        </table:table-row>
        <table:table-row table:style-name="ro1">
          <table:table-cell office:value-type="float" office:value="581.2" calcext:value-type="float">
            <text:p>581.2</text:p>
          </table:table-cell>
          <table:table-cell table:number-columns-repeated="17"/>
        </table:table-row>
        <table:table-row table:style-name="ro1">
          <table:table-cell office:value-type="float" office:value="581.4" calcext:value-type="float">
            <text:p>581.4</text:p>
          </table:table-cell>
          <table:table-cell table:number-columns-repeated="17"/>
        </table:table-row>
        <table:table-row table:style-name="ro1">
          <table:table-cell office:value-type="float" office:value="581.6" calcext:value-type="float">
            <text:p>581.6</text:p>
          </table:table-cell>
          <table:table-cell table:number-columns-repeated="17"/>
        </table:table-row>
        <table:table-row table:style-name="ro1">
          <table:table-cell office:value-type="float" office:value="581.8" calcext:value-type="float">
            <text:p>581.8</text:p>
          </table:table-cell>
          <table:table-cell table:number-columns-repeated="1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7"/>
        </table:table-row>
        <table:table-row table:style-name="ro1">
          <table:table-cell office:value-type="float" office:value="582.2" calcext:value-type="float">
            <text:p>582.2</text:p>
          </table:table-cell>
          <table:table-cell table:number-columns-repeated="17"/>
        </table:table-row>
        <table:table-row table:style-name="ro1">
          <table:table-cell office:value-type="float" office:value="582.4" calcext:value-type="float">
            <text:p>582.4</text:p>
          </table:table-cell>
          <table:table-cell table:number-columns-repeated="17"/>
        </table:table-row>
        <table:table-row table:style-name="ro1">
          <table:table-cell office:value-type="float" office:value="582.6" calcext:value-type="float">
            <text:p>582.6</text:p>
          </table:table-cell>
          <table:table-cell table:number-columns-repeated="17"/>
        </table:table-row>
        <table:table-row table:style-name="ro1">
          <table:table-cell office:value-type="float" office:value="582.8" calcext:value-type="float">
            <text:p>582.8</text:p>
          </table:table-cell>
          <table:table-cell table:number-columns-repeated="1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7"/>
        </table:table-row>
        <table:table-row table:style-name="ro1">
          <table:table-cell office:value-type="float" office:value="583.2" calcext:value-type="float">
            <text:p>583.2</text:p>
          </table:table-cell>
          <table:table-cell table:number-columns-repeated="17"/>
        </table:table-row>
        <table:table-row table:style-name="ro1">
          <table:table-cell office:value-type="float" office:value="583.4" calcext:value-type="float">
            <text:p>583.4</text:p>
          </table:table-cell>
          <table:table-cell table:number-columns-repeated="17"/>
        </table:table-row>
        <table:table-row table:style-name="ro1">
          <table:table-cell office:value-type="float" office:value="583.6" calcext:value-type="float">
            <text:p>583.6</text:p>
          </table:table-cell>
          <table:table-cell table:number-columns-repeated="17"/>
        </table:table-row>
        <table:table-row table:style-name="ro1">
          <table:table-cell office:value-type="float" office:value="583.8" calcext:value-type="float">
            <text:p>583.8</text:p>
          </table:table-cell>
          <table:table-cell table:number-columns-repeated="1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7"/>
        </table:table-row>
        <table:table-row table:style-name="ro1">
          <table:table-cell office:value-type="float" office:value="584.2" calcext:value-type="float">
            <text:p>584.2</text:p>
          </table:table-cell>
          <table:table-cell table:number-columns-repeated="17"/>
        </table:table-row>
        <table:table-row table:style-name="ro1">
          <table:table-cell office:value-type="float" office:value="584.4" calcext:value-type="float">
            <text:p>584.4</text:p>
          </table:table-cell>
          <table:table-cell table:number-columns-repeated="17"/>
        </table:table-row>
        <table:table-row table:style-name="ro1">
          <table:table-cell office:value-type="float" office:value="584.6" calcext:value-type="float">
            <text:p>584.6</text:p>
          </table:table-cell>
          <table:table-cell table:number-columns-repeated="17"/>
        </table:table-row>
        <table:table-row table:style-name="ro1">
          <table:table-cell office:value-type="float" office:value="584.8" calcext:value-type="float">
            <text:p>584.8</text:p>
          </table:table-cell>
          <table:table-cell table:number-columns-repeated="1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7"/>
        </table:table-row>
        <table:table-row table:style-name="ro1">
          <table:table-cell office:value-type="float" office:value="585.2" calcext:value-type="float">
            <text:p>585.2</text:p>
          </table:table-cell>
          <table:table-cell table:number-columns-repeated="17"/>
        </table:table-row>
        <table:table-row table:style-name="ro1">
          <table:table-cell office:value-type="float" office:value="585.4" calcext:value-type="float">
            <text:p>585.4</text:p>
          </table:table-cell>
          <table:table-cell table:number-columns-repeated="17"/>
        </table:table-row>
        <table:table-row table:style-name="ro1">
          <table:table-cell office:value-type="float" office:value="585.6" calcext:value-type="float">
            <text:p>585.6</text:p>
          </table:table-cell>
          <table:table-cell table:number-columns-repeated="17"/>
        </table:table-row>
        <table:table-row table:style-name="ro1">
          <table:table-cell office:value-type="float" office:value="585.8" calcext:value-type="float">
            <text:p>585.8</text:p>
          </table:table-cell>
          <table:table-cell table:number-columns-repeated="1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7"/>
        </table:table-row>
        <table:table-row table:style-name="ro1">
          <table:table-cell office:value-type="float" office:value="586.2" calcext:value-type="float">
            <text:p>586.2</text:p>
          </table:table-cell>
          <table:table-cell table:number-columns-repeated="17"/>
        </table:table-row>
        <table:table-row table:style-name="ro1">
          <table:table-cell office:value-type="float" office:value="586.4" calcext:value-type="float">
            <text:p>586.4</text:p>
          </table:table-cell>
          <table:table-cell table:number-columns-repeated="17"/>
        </table:table-row>
        <table:table-row table:style-name="ro1">
          <table:table-cell office:value-type="float" office:value="586.6" calcext:value-type="float">
            <text:p>586.6</text:p>
          </table:table-cell>
          <table:table-cell table:number-columns-repeated="17"/>
        </table:table-row>
        <table:table-row table:style-name="ro1">
          <table:table-cell office:value-type="float" office:value="586.8" calcext:value-type="float">
            <text:p>586.8</text:p>
          </table:table-cell>
          <table:table-cell table:number-columns-repeated="17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7"/>
        </table:table-row>
        <table:table-row table:style-name="ro1">
          <table:table-cell office:value-type="float" office:value="587.2" calcext:value-type="float">
            <text:p>587.2</text:p>
          </table:table-cell>
          <table:table-cell table:number-columns-repeated="17"/>
        </table:table-row>
        <table:table-row table:style-name="ro1">
          <table:table-cell office:value-type="float" office:value="587.4" calcext:value-type="float">
            <text:p>587.4</text:p>
          </table:table-cell>
          <table:table-cell table:number-columns-repeated="17"/>
        </table:table-row>
        <table:table-row table:style-name="ro1">
          <table:table-cell office:value-type="float" office:value="587.6" calcext:value-type="float">
            <text:p>587.6</text:p>
          </table:table-cell>
          <table:table-cell table:number-columns-repeated="17"/>
        </table:table-row>
        <table:table-row table:style-name="ro1">
          <table:table-cell office:value-type="float" office:value="587.8" calcext:value-type="float">
            <text:p>587.8</text:p>
          </table:table-cell>
          <table:table-cell table:number-columns-repeated="17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7"/>
        </table:table-row>
        <table:table-row table:style-name="ro1">
          <table:table-cell office:value-type="float" office:value="588.2" calcext:value-type="float">
            <text:p>588.2</text:p>
          </table:table-cell>
          <table:table-cell table:number-columns-repeated="17"/>
        </table:table-row>
        <table:table-row table:style-name="ro1">
          <table:table-cell office:value-type="float" office:value="588.4" calcext:value-type="float">
            <text:p>588.4</text:p>
          </table:table-cell>
          <table:table-cell table:number-columns-repeated="17"/>
        </table:table-row>
        <table:table-row table:style-name="ro1">
          <table:table-cell office:value-type="float" office:value="588.6" calcext:value-type="float">
            <text:p>588.6</text:p>
          </table:table-cell>
          <table:table-cell table:number-columns-repeated="17"/>
        </table:table-row>
        <table:table-row table:style-name="ro1">
          <table:table-cell office:value-type="float" office:value="588.8" calcext:value-type="float">
            <text:p>588.8</text:p>
          </table:table-cell>
          <table:table-cell table:number-columns-repeated="17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7"/>
        </table:table-row>
        <table:table-row table:style-name="ro1">
          <table:table-cell office:value-type="float" office:value="589.2" calcext:value-type="float">
            <text:p>589.2</text:p>
          </table:table-cell>
          <table:table-cell table:number-columns-repeated="17"/>
        </table:table-row>
        <table:table-row table:style-name="ro1">
          <table:table-cell office:value-type="float" office:value="589.4" calcext:value-type="float">
            <text:p>589.4</text:p>
          </table:table-cell>
          <table:table-cell table:number-columns-repeated="17"/>
        </table:table-row>
        <table:table-row table:style-name="ro1">
          <table:table-cell office:value-type="float" office:value="589.6" calcext:value-type="float">
            <text:p>589.6</text:p>
          </table:table-cell>
          <table:table-cell table:number-columns-repeated="17"/>
        </table:table-row>
        <table:table-row table:style-name="ro1">
          <table:table-cell office:value-type="float" office:value="589.8" calcext:value-type="float">
            <text:p>589.8</text:p>
          </table:table-cell>
          <table:table-cell table:number-columns-repeated="17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7"/>
        </table:table-row>
        <table:table-row table:style-name="ro1">
          <table:table-cell office:value-type="float" office:value="590.2" calcext:value-type="float">
            <text:p>590.2</text:p>
          </table:table-cell>
          <table:table-cell table:number-columns-repeated="17"/>
        </table:table-row>
        <table:table-row table:style-name="ro1">
          <table:table-cell office:value-type="float" office:value="590.4" calcext:value-type="float">
            <text:p>590.4</text:p>
          </table:table-cell>
          <table:table-cell table:number-columns-repeated="17"/>
        </table:table-row>
        <table:table-row table:style-name="ro1">
          <table:table-cell office:value-type="float" office:value="590.6" calcext:value-type="float">
            <text:p>590.6</text:p>
          </table:table-cell>
          <table:table-cell table:number-columns-repeated="17"/>
        </table:table-row>
        <table:table-row table:style-name="ro1">
          <table:table-cell office:value-type="float" office:value="590.8" calcext:value-type="float">
            <text:p>590.8</text:p>
          </table:table-cell>
          <table:table-cell table:number-columns-repeated="17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7"/>
        </table:table-row>
        <table:table-row table:style-name="ro1">
          <table:table-cell office:value-type="float" office:value="591.2" calcext:value-type="float">
            <text:p>591.2</text:p>
          </table:table-cell>
          <table:table-cell table:number-columns-repeated="17"/>
        </table:table-row>
        <table:table-row table:style-name="ro1">
          <table:table-cell office:value-type="float" office:value="591.4" calcext:value-type="float">
            <text:p>591.4</text:p>
          </table:table-cell>
          <table:table-cell table:number-columns-repeated="17"/>
        </table:table-row>
        <table:table-row table:style-name="ro1">
          <table:table-cell office:value-type="float" office:value="591.6" calcext:value-type="float">
            <text:p>591.6</text:p>
          </table:table-cell>
          <table:table-cell table:number-columns-repeated="17"/>
        </table:table-row>
        <table:table-row table:style-name="ro1">
          <table:table-cell office:value-type="float" office:value="591.8" calcext:value-type="float">
            <text:p>591.8</text:p>
          </table:table-cell>
          <table:table-cell table:number-columns-repeated="1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7"/>
        </table:table-row>
        <table:table-row table:style-name="ro1">
          <table:table-cell office:value-type="float" office:value="592.2" calcext:value-type="float">
            <text:p>592.2</text:p>
          </table:table-cell>
          <table:table-cell table:number-columns-repeated="17"/>
        </table:table-row>
        <table:table-row table:style-name="ro1">
          <table:table-cell office:value-type="float" office:value="592.4" calcext:value-type="float">
            <text:p>592.4</text:p>
          </table:table-cell>
          <table:table-cell table:number-columns-repeated="17"/>
        </table:table-row>
        <table:table-row table:style-name="ro1">
          <table:table-cell office:value-type="float" office:value="592.6" calcext:value-type="float">
            <text:p>592.6</text:p>
          </table:table-cell>
          <table:table-cell table:number-columns-repeated="17"/>
        </table:table-row>
        <table:table-row table:style-name="ro1">
          <table:table-cell office:value-type="float" office:value="592.8" calcext:value-type="float">
            <text:p>592.8</text:p>
          </table:table-cell>
          <table:table-cell table:number-columns-repeated="1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7"/>
        </table:table-row>
        <table:table-row table:style-name="ro1">
          <table:table-cell office:value-type="float" office:value="593.2" calcext:value-type="float">
            <text:p>593.2</text:p>
          </table:table-cell>
          <table:table-cell table:number-columns-repeated="17"/>
        </table:table-row>
        <table:table-row table:style-name="ro1">
          <table:table-cell office:value-type="float" office:value="593.4" calcext:value-type="float">
            <text:p>593.4</text:p>
          </table:table-cell>
          <table:table-cell table:number-columns-repeated="17"/>
        </table:table-row>
        <table:table-row table:style-name="ro1">
          <table:table-cell office:value-type="float" office:value="593.6" calcext:value-type="float">
            <text:p>593.6</text:p>
          </table:table-cell>
          <table:table-cell table:number-columns-repeated="17"/>
        </table:table-row>
        <table:table-row table:style-name="ro1">
          <table:table-cell office:value-type="float" office:value="593.8" calcext:value-type="float">
            <text:p>593.8</text:p>
          </table:table-cell>
          <table:table-cell table:number-columns-repeated="1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7"/>
        </table:table-row>
        <table:table-row table:style-name="ro1">
          <table:table-cell office:value-type="float" office:value="594.2" calcext:value-type="float">
            <text:p>594.2</text:p>
          </table:table-cell>
          <table:table-cell table:number-columns-repeated="17"/>
        </table:table-row>
        <table:table-row table:style-name="ro1">
          <table:table-cell office:value-type="float" office:value="594.4" calcext:value-type="float">
            <text:p>594.4</text:p>
          </table:table-cell>
          <table:table-cell table:number-columns-repeated="17"/>
        </table:table-row>
        <table:table-row table:style-name="ro1">
          <table:table-cell office:value-type="float" office:value="594.6" calcext:value-type="float">
            <text:p>594.6</text:p>
          </table:table-cell>
          <table:table-cell table:number-columns-repeated="17"/>
        </table:table-row>
        <table:table-row table:style-name="ro1">
          <table:table-cell office:value-type="float" office:value="594.8" calcext:value-type="float">
            <text:p>594.8</text:p>
          </table:table-cell>
          <table:table-cell table:number-columns-repeated="17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7"/>
        </table:table-row>
        <table:table-row table:style-name="ro1">
          <table:table-cell office:value-type="float" office:value="595.2" calcext:value-type="float">
            <text:p>595.2</text:p>
          </table:table-cell>
          <table:table-cell table:number-columns-repeated="17"/>
        </table:table-row>
        <table:table-row table:style-name="ro1">
          <table:table-cell office:value-type="float" office:value="595.4" calcext:value-type="float">
            <text:p>595.4</text:p>
          </table:table-cell>
          <table:table-cell table:number-columns-repeated="17"/>
        </table:table-row>
        <table:table-row table:style-name="ro1">
          <table:table-cell office:value-type="float" office:value="595.6" calcext:value-type="float">
            <text:p>595.6</text:p>
          </table:table-cell>
          <table:table-cell table:number-columns-repeated="17"/>
        </table:table-row>
        <table:table-row table:style-name="ro1">
          <table:table-cell office:value-type="float" office:value="595.8" calcext:value-type="float">
            <text:p>595.8</text:p>
          </table:table-cell>
          <table:table-cell table:number-columns-repeated="17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7"/>
        </table:table-row>
        <table:table-row table:style-name="ro1">
          <table:table-cell office:value-type="float" office:value="596.2" calcext:value-type="float">
            <text:p>596.2</text:p>
          </table:table-cell>
          <table:table-cell table:number-columns-repeated="17"/>
        </table:table-row>
        <table:table-row table:style-name="ro1">
          <table:table-cell office:value-type="float" office:value="596.4" calcext:value-type="float">
            <text:p>596.4</text:p>
          </table:table-cell>
          <table:table-cell table:number-columns-repeated="17"/>
        </table:table-row>
        <table:table-row table:style-name="ro1">
          <table:table-cell office:value-type="float" office:value="596.6" calcext:value-type="float">
            <text:p>596.6</text:p>
          </table:table-cell>
          <table:table-cell table:number-columns-repeated="17"/>
        </table:table-row>
        <table:table-row table:style-name="ro1">
          <table:table-cell office:value-type="float" office:value="596.8" calcext:value-type="float">
            <text:p>596.8</text:p>
          </table:table-cell>
          <table:table-cell table:number-columns-repeated="17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7"/>
        </table:table-row>
        <table:table-row table:style-name="ro1">
          <table:table-cell office:value-type="float" office:value="597.2" calcext:value-type="float">
            <text:p>597.2</text:p>
          </table:table-cell>
          <table:table-cell table:number-columns-repeated="17"/>
        </table:table-row>
        <table:table-row table:style-name="ro1">
          <table:table-cell office:value-type="float" office:value="597.4" calcext:value-type="float">
            <text:p>597.4</text:p>
          </table:table-cell>
          <table:table-cell table:number-columns-repeated="17"/>
        </table:table-row>
        <table:table-row table:style-name="ro1">
          <table:table-cell office:value-type="float" office:value="597.6" calcext:value-type="float">
            <text:p>597.6</text:p>
          </table:table-cell>
          <table:table-cell table:number-columns-repeated="17"/>
        </table:table-row>
        <table:table-row table:style-name="ro1">
          <table:table-cell office:value-type="float" office:value="597.8" calcext:value-type="float">
            <text:p>597.8</text:p>
          </table:table-cell>
          <table:table-cell table:number-columns-repeated="17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7"/>
        </table:table-row>
        <table:table-row table:style-name="ro1">
          <table:table-cell office:value-type="float" office:value="598.2" calcext:value-type="float">
            <text:p>598.2</text:p>
          </table:table-cell>
          <table:table-cell table:number-columns-repeated="17"/>
        </table:table-row>
        <table:table-row table:style-name="ro1">
          <table:table-cell office:value-type="float" office:value="598.4" calcext:value-type="float">
            <text:p>598.4</text:p>
          </table:table-cell>
          <table:table-cell table:number-columns-repeated="17"/>
        </table:table-row>
        <table:table-row table:style-name="ro1">
          <table:table-cell office:value-type="float" office:value="598.6" calcext:value-type="float">
            <text:p>598.6</text:p>
          </table:table-cell>
          <table:table-cell table:number-columns-repeated="17"/>
        </table:table-row>
        <table:table-row table:style-name="ro1">
          <table:table-cell office:value-type="float" office:value="598.8" calcext:value-type="float">
            <text:p>598.8</text:p>
          </table:table-cell>
          <table:table-cell table:number-columns-repeated="17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7"/>
        </table:table-row>
        <table:table-row table:style-name="ro1">
          <table:table-cell office:value-type="float" office:value="599.2" calcext:value-type="float">
            <text:p>599.2</text:p>
          </table:table-cell>
          <table:table-cell table:number-columns-repeated="17"/>
        </table:table-row>
        <table:table-row table:style-name="ro1">
          <table:table-cell office:value-type="float" office:value="599.4" calcext:value-type="float">
            <text:p>599.4</text:p>
          </table:table-cell>
          <table:table-cell table:number-columns-repeated="17"/>
        </table:table-row>
        <table:table-row table:style-name="ro1">
          <table:table-cell office:value-type="float" office:value="599.6" calcext:value-type="float">
            <text:p>599.6</text:p>
          </table:table-cell>
          <table:table-cell table:number-columns-repeated="17"/>
        </table:table-row>
        <table:table-row table:style-name="ro1">
          <table:table-cell office:value-type="float" office:value="599.8" calcext:value-type="float">
            <text:p>599.8</text:p>
          </table:table-cell>
          <table:table-cell table:number-columns-repeated="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7"/>
        </table:table-row>
        <table:table-row table:style-name="ro1">
          <table:table-cell office:value-type="float" office:value="600.2" calcext:value-type="float">
            <text:p>600.2</text:p>
          </table:table-cell>
          <table:table-cell table:number-columns-repeated="17"/>
        </table:table-row>
        <table:table-row table:style-name="ro1">
          <table:table-cell office:value-type="float" office:value="600.4" calcext:value-type="float">
            <text:p>600.4</text:p>
          </table:table-cell>
          <table:table-cell table:number-columns-repeated="17"/>
        </table:table-row>
        <table:table-row table:style-name="ro1">
          <table:table-cell office:value-type="float" office:value="600.6" calcext:value-type="float">
            <text:p>600.6</text:p>
          </table:table-cell>
          <table:table-cell table:number-columns-repeated="17"/>
        </table:table-row>
        <table:table-row table:style-name="ro1">
          <table:table-cell office:value-type="float" office:value="600.8" calcext:value-type="float">
            <text:p>600.8</text:p>
          </table:table-cell>
          <table:table-cell table:number-columns-repeated="17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7"/>
        </table:table-row>
        <table:table-row table:style-name="ro1">
          <table:table-cell office:value-type="float" office:value="601.2" calcext:value-type="float">
            <text:p>601.2</text:p>
          </table:table-cell>
          <table:table-cell table:number-columns-repeated="17"/>
        </table:table-row>
        <table:table-row table:style-name="ro1">
          <table:table-cell office:value-type="float" office:value="601.4" calcext:value-type="float">
            <text:p>601.4</text:p>
          </table:table-cell>
          <table:table-cell table:number-columns-repeated="17"/>
        </table:table-row>
        <table:table-row table:style-name="ro1">
          <table:table-cell office:value-type="float" office:value="601.6" calcext:value-type="float">
            <text:p>601.6</text:p>
          </table:table-cell>
          <table:table-cell table:number-columns-repeated="17"/>
        </table:table-row>
        <table:table-row table:style-name="ro1">
          <table:table-cell office:value-type="float" office:value="601.8" calcext:value-type="float">
            <text:p>601.8</text:p>
          </table:table-cell>
          <table:table-cell table:number-columns-repeated="17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7"/>
        </table:table-row>
        <table:table-row table:style-name="ro1">
          <table:table-cell office:value-type="float" office:value="602.2" calcext:value-type="float">
            <text:p>602.2</text:p>
          </table:table-cell>
          <table:table-cell table:number-columns-repeated="17"/>
        </table:table-row>
        <table:table-row table:style-name="ro1">
          <table:table-cell office:value-type="float" office:value="602.4" calcext:value-type="float">
            <text:p>602.4</text:p>
          </table:table-cell>
          <table:table-cell table:number-columns-repeated="17"/>
        </table:table-row>
        <table:table-row table:style-name="ro1">
          <table:table-cell office:value-type="float" office:value="602.6" calcext:value-type="float">
            <text:p>602.6</text:p>
          </table:table-cell>
          <table:table-cell table:number-columns-repeated="17"/>
        </table:table-row>
        <table:table-row table:style-name="ro1">
          <table:table-cell office:value-type="float" office:value="602.8" calcext:value-type="float">
            <text:p>602.8</text:p>
          </table:table-cell>
          <table:table-cell table:number-columns-repeated="17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7"/>
        </table:table-row>
        <table:table-row table:style-name="ro1">
          <table:table-cell office:value-type="float" office:value="603.2" calcext:value-type="float">
            <text:p>603.2</text:p>
          </table:table-cell>
          <table:table-cell table:number-columns-repeated="17"/>
        </table:table-row>
        <table:table-row table:style-name="ro1">
          <table:table-cell office:value-type="float" office:value="603.4" calcext:value-type="float">
            <text:p>603.4</text:p>
          </table:table-cell>
          <table:table-cell table:number-columns-repeated="17"/>
        </table:table-row>
        <table:table-row table:style-name="ro1">
          <table:table-cell office:value-type="float" office:value="603.6" calcext:value-type="float">
            <text:p>603.6</text:p>
          </table:table-cell>
          <table:table-cell table:number-columns-repeated="17"/>
        </table:table-row>
        <table:table-row table:style-name="ro1">
          <table:table-cell office:value-type="float" office:value="603.8" calcext:value-type="float">
            <text:p>603.8</text:p>
          </table:table-cell>
          <table:table-cell table:number-columns-repeated="17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7"/>
        </table:table-row>
        <table:table-row table:style-name="ro1">
          <table:table-cell office:value-type="float" office:value="604.2" calcext:value-type="float">
            <text:p>604.2</text:p>
          </table:table-cell>
          <table:table-cell table:number-columns-repeated="17"/>
        </table:table-row>
        <table:table-row table:style-name="ro1">
          <table:table-cell office:value-type="float" office:value="604.4" calcext:value-type="float">
            <text:p>604.4</text:p>
          </table:table-cell>
          <table:table-cell table:number-columns-repeated="17"/>
        </table:table-row>
        <table:table-row table:style-name="ro1">
          <table:table-cell office:value-type="float" office:value="604.6" calcext:value-type="float">
            <text:p>604.6</text:p>
          </table:table-cell>
          <table:table-cell table:number-columns-repeated="17"/>
        </table:table-row>
        <table:table-row table:style-name="ro1">
          <table:table-cell office:value-type="float" office:value="604.8" calcext:value-type="float">
            <text:p>604.8</text:p>
          </table:table-cell>
          <table:table-cell table:number-columns-repeated="1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7"/>
        </table:table-row>
        <table:table-row table:style-name="ro1">
          <table:table-cell office:value-type="float" office:value="605.2" calcext:value-type="float">
            <text:p>605.2</text:p>
          </table:table-cell>
          <table:table-cell table:number-columns-repeated="17"/>
        </table:table-row>
        <table:table-row table:style-name="ro1">
          <table:table-cell office:value-type="float" office:value="605.4" calcext:value-type="float">
            <text:p>605.4</text:p>
          </table:table-cell>
          <table:table-cell table:number-columns-repeated="17"/>
        </table:table-row>
        <table:table-row table:style-name="ro1">
          <table:table-cell office:value-type="float" office:value="605.6" calcext:value-type="float">
            <text:p>605.6</text:p>
          </table:table-cell>
          <table:table-cell table:number-columns-repeated="17"/>
        </table:table-row>
        <table:table-row table:style-name="ro1">
          <table:table-cell office:value-type="float" office:value="605.8" calcext:value-type="float">
            <text:p>605.8</text:p>
          </table:table-cell>
          <table:table-cell table:number-columns-repeated="17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7"/>
        </table:table-row>
        <table:table-row table:style-name="ro1">
          <table:table-cell office:value-type="float" office:value="606.2" calcext:value-type="float">
            <text:p>606.2</text:p>
          </table:table-cell>
          <table:table-cell table:number-columns-repeated="17"/>
        </table:table-row>
        <table:table-row table:style-name="ro1">
          <table:table-cell office:value-type="float" office:value="606.4" calcext:value-type="float">
            <text:p>606.4</text:p>
          </table:table-cell>
          <table:table-cell table:number-columns-repeated="17"/>
        </table:table-row>
        <table:table-row table:style-name="ro1">
          <table:table-cell office:value-type="float" office:value="606.6" calcext:value-type="float">
            <text:p>606.6</text:p>
          </table:table-cell>
          <table:table-cell table:number-columns-repeated="17"/>
        </table:table-row>
        <table:table-row table:style-name="ro1">
          <table:table-cell office:value-type="float" office:value="606.8" calcext:value-type="float">
            <text:p>606.8</text:p>
          </table:table-cell>
          <table:table-cell table:number-columns-repeated="17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7"/>
        </table:table-row>
        <table:table-row table:style-name="ro1">
          <table:table-cell office:value-type="float" office:value="607.2" calcext:value-type="float">
            <text:p>607.2</text:p>
          </table:table-cell>
          <table:table-cell table:number-columns-repeated="17"/>
        </table:table-row>
        <table:table-row table:style-name="ro1">
          <table:table-cell office:value-type="float" office:value="607.4" calcext:value-type="float">
            <text:p>607.4</text:p>
          </table:table-cell>
          <table:table-cell table:number-columns-repeated="17"/>
        </table:table-row>
        <table:table-row table:style-name="ro1">
          <table:table-cell office:value-type="float" office:value="607.6" calcext:value-type="float">
            <text:p>607.6</text:p>
          </table:table-cell>
          <table:table-cell table:number-columns-repeated="17"/>
        </table:table-row>
        <table:table-row table:style-name="ro1">
          <table:table-cell office:value-type="float" office:value="607.8" calcext:value-type="float">
            <text:p>607.8</text:p>
          </table:table-cell>
          <table:table-cell table:number-columns-repeated="1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7"/>
        </table:table-row>
        <table:table-row table:style-name="ro1">
          <table:table-cell office:value-type="float" office:value="608.2" calcext:value-type="float">
            <text:p>608.2</text:p>
          </table:table-cell>
          <table:table-cell table:number-columns-repeated="17"/>
        </table:table-row>
        <table:table-row table:style-name="ro1">
          <table:table-cell office:value-type="float" office:value="608.4" calcext:value-type="float">
            <text:p>608.4</text:p>
          </table:table-cell>
          <table:table-cell table:number-columns-repeated="17"/>
        </table:table-row>
        <table:table-row table:style-name="ro1">
          <table:table-cell office:value-type="float" office:value="608.6" calcext:value-type="float">
            <text:p>608.6</text:p>
          </table:table-cell>
          <table:table-cell table:number-columns-repeated="17"/>
        </table:table-row>
        <table:table-row table:style-name="ro1">
          <table:table-cell office:value-type="float" office:value="608.8" calcext:value-type="float">
            <text:p>608.8</text:p>
          </table:table-cell>
          <table:table-cell table:number-columns-repeated="17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7"/>
        </table:table-row>
        <table:table-row table:style-name="ro1">
          <table:table-cell office:value-type="float" office:value="609.2" calcext:value-type="float">
            <text:p>609.2</text:p>
          </table:table-cell>
          <table:table-cell table:number-columns-repeated="17"/>
        </table:table-row>
        <table:table-row table:style-name="ro1">
          <table:table-cell office:value-type="float" office:value="609.4" calcext:value-type="float">
            <text:p>609.4</text:p>
          </table:table-cell>
          <table:table-cell table:number-columns-repeated="17"/>
        </table:table-row>
        <table:table-row table:style-name="ro1">
          <table:table-cell office:value-type="float" office:value="609.6" calcext:value-type="float">
            <text:p>609.6</text:p>
          </table:table-cell>
          <table:table-cell table:number-columns-repeated="17"/>
        </table:table-row>
        <table:table-row table:style-name="ro1">
          <table:table-cell office:value-type="float" office:value="609.8" calcext:value-type="float">
            <text:p>609.8</text:p>
          </table:table-cell>
          <table:table-cell table:number-columns-repeated="1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7"/>
        </table:table-row>
        <table:table-row table:style-name="ro1">
          <table:table-cell office:value-type="float" office:value="610.2" calcext:value-type="float">
            <text:p>610.2</text:p>
          </table:table-cell>
          <table:table-cell table:number-columns-repeated="17"/>
        </table:table-row>
        <table:table-row table:style-name="ro1">
          <table:table-cell office:value-type="float" office:value="610.4" calcext:value-type="float">
            <text:p>610.4</text:p>
          </table:table-cell>
          <table:table-cell table:number-columns-repeated="17"/>
        </table:table-row>
        <table:table-row table:style-name="ro1">
          <table:table-cell office:value-type="float" office:value="610.6" calcext:value-type="float">
            <text:p>610.6</text:p>
          </table:table-cell>
          <table:table-cell table:number-columns-repeated="17"/>
        </table:table-row>
        <table:table-row table:style-name="ro1">
          <table:table-cell office:value-type="float" office:value="610.8" calcext:value-type="float">
            <text:p>610.8</text:p>
          </table:table-cell>
          <table:table-cell table:number-columns-repeated="17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7"/>
        </table:table-row>
        <table:table-row table:style-name="ro1">
          <table:table-cell office:value-type="float" office:value="611.2" calcext:value-type="float">
            <text:p>611.2</text:p>
          </table:table-cell>
          <table:table-cell table:number-columns-repeated="17"/>
        </table:table-row>
        <table:table-row table:style-name="ro1">
          <table:table-cell office:value-type="float" office:value="611.4" calcext:value-type="float">
            <text:p>611.4</text:p>
          </table:table-cell>
          <table:table-cell table:number-columns-repeated="17"/>
        </table:table-row>
        <table:table-row table:style-name="ro1">
          <table:table-cell office:value-type="float" office:value="611.6" calcext:value-type="float">
            <text:p>611.6</text:p>
          </table:table-cell>
          <table:table-cell table:number-columns-repeated="17"/>
        </table:table-row>
        <table:table-row table:style-name="ro1">
          <table:table-cell office:value-type="float" office:value="611.8" calcext:value-type="float">
            <text:p>611.8</text:p>
          </table:table-cell>
          <table:table-cell table:number-columns-repeated="17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float" office:value="612.2" calcext:value-type="float">
            <text:p>612.2</text:p>
          </table:table-cell>
          <table:table-cell table:number-columns-repeated="17"/>
        </table:table-row>
        <table:table-row table:style-name="ro1">
          <table:table-cell office:value-type="float" office:value="612.4" calcext:value-type="float">
            <text:p>612.4</text:p>
          </table:table-cell>
          <table:table-cell table:number-columns-repeated="17"/>
        </table:table-row>
        <table:table-row table:style-name="ro1">
          <table:table-cell office:value-type="float" office:value="612.6" calcext:value-type="float">
            <text:p>612.6</text:p>
          </table:table-cell>
          <table:table-cell table:number-columns-repeated="17"/>
        </table:table-row>
        <table:table-row table:style-name="ro1">
          <table:table-cell office:value-type="float" office:value="612.8" calcext:value-type="float">
            <text:p>612.8</text:p>
          </table:table-cell>
          <table:table-cell table:number-columns-repeated="17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7"/>
        </table:table-row>
        <table:table-row table:style-name="ro1">
          <table:table-cell office:value-type="float" office:value="613.2" calcext:value-type="float">
            <text:p>613.2</text:p>
          </table:table-cell>
          <table:table-cell table:number-columns-repeated="17"/>
        </table:table-row>
        <table:table-row table:style-name="ro1">
          <table:table-cell office:value-type="float" office:value="613.4" calcext:value-type="float">
            <text:p>613.4</text:p>
          </table:table-cell>
          <table:table-cell table:number-columns-repeated="17"/>
        </table:table-row>
        <table:table-row table:style-name="ro1">
          <table:table-cell office:value-type="float" office:value="613.6" calcext:value-type="float">
            <text:p>613.6</text:p>
          </table:table-cell>
          <table:table-cell table:number-columns-repeated="17"/>
        </table:table-row>
        <table:table-row table:style-name="ro1">
          <table:table-cell office:value-type="float" office:value="613.8" calcext:value-type="float">
            <text:p>613.8</text:p>
          </table:table-cell>
          <table:table-cell table:number-columns-repeated="17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7"/>
        </table:table-row>
        <table:table-row table:style-name="ro1">
          <table:table-cell office:value-type="float" office:value="614.2" calcext:value-type="float">
            <text:p>614.2</text:p>
          </table:table-cell>
          <table:table-cell table:number-columns-repeated="17"/>
        </table:table-row>
        <table:table-row table:style-name="ro1">
          <table:table-cell office:value-type="float" office:value="614.4" calcext:value-type="float">
            <text:p>614.4</text:p>
          </table:table-cell>
          <table:table-cell table:number-columns-repeated="17"/>
        </table:table-row>
        <table:table-row table:style-name="ro1">
          <table:table-cell office:value-type="float" office:value="614.6" calcext:value-type="float">
            <text:p>614.6</text:p>
          </table:table-cell>
          <table:table-cell table:number-columns-repeated="17"/>
        </table:table-row>
        <table:table-row table:style-name="ro1">
          <table:table-cell office:value-type="float" office:value="614.8" calcext:value-type="float">
            <text:p>614.8</text:p>
          </table:table-cell>
          <table:table-cell table:number-columns-repeated="1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7"/>
        </table:table-row>
        <table:table-row table:style-name="ro1">
          <table:table-cell office:value-type="float" office:value="615.2" calcext:value-type="float">
            <text:p>615.2</text:p>
          </table:table-cell>
          <table:table-cell table:number-columns-repeated="17"/>
        </table:table-row>
        <table:table-row table:style-name="ro1">
          <table:table-cell office:value-type="float" office:value="615.4" calcext:value-type="float">
            <text:p>615.4</text:p>
          </table:table-cell>
          <table:table-cell table:number-columns-repeated="17"/>
        </table:table-row>
        <table:table-row table:style-name="ro1">
          <table:table-cell office:value-type="float" office:value="615.6" calcext:value-type="float">
            <text:p>615.6</text:p>
          </table:table-cell>
          <table:table-cell table:number-columns-repeated="17"/>
        </table:table-row>
        <table:table-row table:style-name="ro1">
          <table:table-cell office:value-type="float" office:value="615.8" calcext:value-type="float">
            <text:p>615.8</text:p>
          </table:table-cell>
          <table:table-cell table:number-columns-repeated="17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7"/>
        </table:table-row>
        <table:table-row table:style-name="ro1">
          <table:table-cell office:value-type="float" office:value="616.2" calcext:value-type="float">
            <text:p>616.2</text:p>
          </table:table-cell>
          <table:table-cell table:number-columns-repeated="17"/>
        </table:table-row>
        <table:table-row table:style-name="ro1">
          <table:table-cell office:value-type="float" office:value="616.4" calcext:value-type="float">
            <text:p>616.4</text:p>
          </table:table-cell>
          <table:table-cell table:number-columns-repeated="17"/>
        </table:table-row>
        <table:table-row table:style-name="ro1">
          <table:table-cell office:value-type="float" office:value="616.6" calcext:value-type="float">
            <text:p>616.6</text:p>
          </table:table-cell>
          <table:table-cell table:number-columns-repeated="17"/>
        </table:table-row>
        <table:table-row table:style-name="ro1">
          <table:table-cell office:value-type="float" office:value="616.8" calcext:value-type="float">
            <text:p>616.8</text:p>
          </table:table-cell>
          <table:table-cell table:number-columns-repeated="17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7"/>
        </table:table-row>
        <table:table-row table:style-name="ro1">
          <table:table-cell office:value-type="float" office:value="617.2" calcext:value-type="float">
            <text:p>617.2</text:p>
          </table:table-cell>
          <table:table-cell table:number-columns-repeated="17"/>
        </table:table-row>
        <table:table-row table:style-name="ro1">
          <table:table-cell office:value-type="float" office:value="617.4" calcext:value-type="float">
            <text:p>617.4</text:p>
          </table:table-cell>
          <table:table-cell table:number-columns-repeated="17"/>
        </table:table-row>
        <table:table-row table:style-name="ro1">
          <table:table-cell office:value-type="float" office:value="617.6" calcext:value-type="float">
            <text:p>617.6</text:p>
          </table:table-cell>
          <table:table-cell table:number-columns-repeated="17"/>
        </table:table-row>
        <table:table-row table:style-name="ro1">
          <table:table-cell office:value-type="float" office:value="617.8" calcext:value-type="float">
            <text:p>617.8</text:p>
          </table:table-cell>
          <table:table-cell table:number-columns-repeated="1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7"/>
        </table:table-row>
        <table:table-row table:style-name="ro1">
          <table:table-cell office:value-type="float" office:value="618.2" calcext:value-type="float">
            <text:p>618.2</text:p>
          </table:table-cell>
          <table:table-cell table:number-columns-repeated="17"/>
        </table:table-row>
        <table:table-row table:style-name="ro1">
          <table:table-cell office:value-type="float" office:value="618.4" calcext:value-type="float">
            <text:p>618.4</text:p>
          </table:table-cell>
          <table:table-cell table:number-columns-repeated="17"/>
        </table:table-row>
        <table:table-row table:style-name="ro1">
          <table:table-cell office:value-type="float" office:value="618.6" calcext:value-type="float">
            <text:p>618.6</text:p>
          </table:table-cell>
          <table:table-cell table:number-columns-repeated="17"/>
        </table:table-row>
        <table:table-row table:style-name="ro1">
          <table:table-cell office:value-type="float" office:value="618.8" calcext:value-type="float">
            <text:p>618.8</text:p>
          </table:table-cell>
          <table:table-cell table:number-columns-repeated="17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7"/>
        </table:table-row>
        <table:table-row table:style-name="ro1">
          <table:table-cell office:value-type="float" office:value="619.2" calcext:value-type="float">
            <text:p>619.2</text:p>
          </table:table-cell>
          <table:table-cell table:number-columns-repeated="17"/>
        </table:table-row>
        <table:table-row table:style-name="ro1">
          <table:table-cell office:value-type="float" office:value="619.4" calcext:value-type="float">
            <text:p>619.4</text:p>
          </table:table-cell>
          <table:table-cell table:number-columns-repeated="17"/>
        </table:table-row>
        <table:table-row table:style-name="ro1">
          <table:table-cell office:value-type="float" office:value="619.6" calcext:value-type="float">
            <text:p>619.6</text:p>
          </table:table-cell>
          <table:table-cell table:number-columns-repeated="17"/>
        </table:table-row>
        <table:table-row table:style-name="ro1">
          <table:table-cell office:value-type="float" office:value="619.8" calcext:value-type="float">
            <text:p>619.8</text:p>
          </table:table-cell>
          <table:table-cell table:number-columns-repeated="17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7"/>
        </table:table-row>
        <table:table-row table:style-name="ro1">
          <table:table-cell office:value-type="float" office:value="620.2" calcext:value-type="float">
            <text:p>620.2</text:p>
          </table:table-cell>
          <table:table-cell table:number-columns-repeated="17"/>
        </table:table-row>
        <table:table-row table:style-name="ro1">
          <table:table-cell office:value-type="float" office:value="620.4" calcext:value-type="float">
            <text:p>620.4</text:p>
          </table:table-cell>
          <table:table-cell table:number-columns-repeated="17"/>
        </table:table-row>
        <table:table-row table:style-name="ro1">
          <table:table-cell office:value-type="float" office:value="620.6" calcext:value-type="float">
            <text:p>620.6</text:p>
          </table:table-cell>
          <table:table-cell table:number-columns-repeated="17"/>
        </table:table-row>
        <table:table-row table:style-name="ro1">
          <table:table-cell office:value-type="float" office:value="620.8" calcext:value-type="float">
            <text:p>620.8</text:p>
          </table:table-cell>
          <table:table-cell table:number-columns-repeated="17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7"/>
        </table:table-row>
        <table:table-row table:style-name="ro1">
          <table:table-cell office:value-type="float" office:value="621.2" calcext:value-type="float">
            <text:p>621.2</text:p>
          </table:table-cell>
          <table:table-cell table:number-columns-repeated="17"/>
        </table:table-row>
        <table:table-row table:style-name="ro1">
          <table:table-cell office:value-type="float" office:value="621.4" calcext:value-type="float">
            <text:p>621.4</text:p>
          </table:table-cell>
          <table:table-cell table:number-columns-repeated="17"/>
        </table:table-row>
        <table:table-row table:style-name="ro1">
          <table:table-cell office:value-type="float" office:value="621.6" calcext:value-type="float">
            <text:p>621.6</text:p>
          </table:table-cell>
          <table:table-cell table:number-columns-repeated="17"/>
        </table:table-row>
        <table:table-row table:style-name="ro1">
          <table:table-cell office:value-type="float" office:value="621.8" calcext:value-type="float">
            <text:p>621.8</text:p>
          </table:table-cell>
          <table:table-cell table:number-columns-repeated="17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7"/>
        </table:table-row>
        <table:table-row table:style-name="ro1">
          <table:table-cell office:value-type="float" office:value="622.2" calcext:value-type="float">
            <text:p>622.2</text:p>
          </table:table-cell>
          <table:table-cell table:number-columns-repeated="17"/>
        </table:table-row>
        <table:table-row table:style-name="ro1">
          <table:table-cell office:value-type="float" office:value="622.4" calcext:value-type="float">
            <text:p>622.4</text:p>
          </table:table-cell>
          <table:table-cell table:number-columns-repeated="17"/>
        </table:table-row>
        <table:table-row table:style-name="ro1">
          <table:table-cell office:value-type="float" office:value="622.6" calcext:value-type="float">
            <text:p>622.6</text:p>
          </table:table-cell>
          <table:table-cell table:number-columns-repeated="17"/>
        </table:table-row>
        <table:table-row table:style-name="ro1">
          <table:table-cell office:value-type="float" office:value="622.8" calcext:value-type="float">
            <text:p>622.8</text:p>
          </table:table-cell>
          <table:table-cell table:number-columns-repeated="1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7"/>
        </table:table-row>
        <table:table-row table:style-name="ro1">
          <table:table-cell office:value-type="float" office:value="623.2" calcext:value-type="float">
            <text:p>623.2</text:p>
          </table:table-cell>
          <table:table-cell table:number-columns-repeated="17"/>
        </table:table-row>
        <table:table-row table:style-name="ro1">
          <table:table-cell office:value-type="float" office:value="623.4" calcext:value-type="float">
            <text:p>623.4</text:p>
          </table:table-cell>
          <table:table-cell table:number-columns-repeated="17"/>
        </table:table-row>
        <table:table-row table:style-name="ro1">
          <table:table-cell office:value-type="float" office:value="623.6" calcext:value-type="float">
            <text:p>623.6</text:p>
          </table:table-cell>
          <table:table-cell table:number-columns-repeated="17"/>
        </table:table-row>
        <table:table-row table:style-name="ro1">
          <table:table-cell office:value-type="float" office:value="623.8" calcext:value-type="float">
            <text:p>623.8</text:p>
          </table:table-cell>
          <table:table-cell table:number-columns-repeated="17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7"/>
        </table:table-row>
        <table:table-row table:style-name="ro1">
          <table:table-cell office:value-type="float" office:value="624.2" calcext:value-type="float">
            <text:p>624.2</text:p>
          </table:table-cell>
          <table:table-cell table:number-columns-repeated="17"/>
        </table:table-row>
        <table:table-row table:style-name="ro1">
          <table:table-cell office:value-type="float" office:value="624.4" calcext:value-type="float">
            <text:p>624.4</text:p>
          </table:table-cell>
          <table:table-cell table:number-columns-repeated="17"/>
        </table:table-row>
        <table:table-row table:style-name="ro1">
          <table:table-cell office:value-type="float" office:value="624.6" calcext:value-type="float">
            <text:p>624.6</text:p>
          </table:table-cell>
          <table:table-cell table:number-columns-repeated="17"/>
        </table:table-row>
        <table:table-row table:style-name="ro1">
          <table:table-cell office:value-type="float" office:value="624.8" calcext:value-type="float">
            <text:p>624.8</text:p>
          </table:table-cell>
          <table:table-cell table:number-columns-repeated="17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7"/>
        </table:table-row>
        <table:table-row table:style-name="ro1">
          <table:table-cell office:value-type="float" office:value="625.2" calcext:value-type="float">
            <text:p>625.2</text:p>
          </table:table-cell>
          <table:table-cell table:number-columns-repeated="17"/>
        </table:table-row>
        <table:table-row table:style-name="ro1">
          <table:table-cell office:value-type="float" office:value="625.4" calcext:value-type="float">
            <text:p>625.4</text:p>
          </table:table-cell>
          <table:table-cell table:number-columns-repeated="17"/>
        </table:table-row>
        <table:table-row table:style-name="ro1">
          <table:table-cell office:value-type="float" office:value="625.6" calcext:value-type="float">
            <text:p>625.6</text:p>
          </table:table-cell>
          <table:table-cell table:number-columns-repeated="17"/>
        </table:table-row>
        <table:table-row table:style-name="ro1">
          <table:table-cell office:value-type="float" office:value="625.8" calcext:value-type="float">
            <text:p>625.8</text:p>
          </table:table-cell>
          <table:table-cell table:number-columns-repeated="17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7"/>
        </table:table-row>
        <table:table-row table:style-name="ro1">
          <table:table-cell office:value-type="float" office:value="626.2" calcext:value-type="float">
            <text:p>626.2</text:p>
          </table:table-cell>
          <table:table-cell table:number-columns-repeated="17"/>
        </table:table-row>
        <table:table-row table:style-name="ro1">
          <table:table-cell office:value-type="float" office:value="626.4" calcext:value-type="float">
            <text:p>626.4</text:p>
          </table:table-cell>
          <table:table-cell table:number-columns-repeated="17"/>
        </table:table-row>
        <table:table-row table:style-name="ro1">
          <table:table-cell office:value-type="float" office:value="626.6" calcext:value-type="float">
            <text:p>626.6</text:p>
          </table:table-cell>
          <table:table-cell table:number-columns-repeated="17"/>
        </table:table-row>
        <table:table-row table:style-name="ro1">
          <table:table-cell office:value-type="float" office:value="626.8" calcext:value-type="float">
            <text:p>626.8</text:p>
          </table:table-cell>
          <table:table-cell table:number-columns-repeated="17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7"/>
        </table:table-row>
        <table:table-row table:style-name="ro1">
          <table:table-cell office:value-type="float" office:value="627.2" calcext:value-type="float">
            <text:p>627.2</text:p>
          </table:table-cell>
          <table:table-cell table:number-columns-repeated="17"/>
        </table:table-row>
        <table:table-row table:style-name="ro1">
          <table:table-cell office:value-type="float" office:value="627.4" calcext:value-type="float">
            <text:p>627.4</text:p>
          </table:table-cell>
          <table:table-cell table:number-columns-repeated="17"/>
        </table:table-row>
        <table:table-row table:style-name="ro1">
          <table:table-cell office:value-type="float" office:value="627.6" calcext:value-type="float">
            <text:p>627.6</text:p>
          </table:table-cell>
          <table:table-cell table:number-columns-repeated="17"/>
        </table:table-row>
        <table:table-row table:style-name="ro1">
          <table:table-cell office:value-type="float" office:value="627.8" calcext:value-type="float">
            <text:p>627.8</text:p>
          </table:table-cell>
          <table:table-cell table:number-columns-repeated="17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7"/>
        </table:table-row>
        <table:table-row table:style-name="ro1">
          <table:table-cell office:value-type="float" office:value="628.2" calcext:value-type="float">
            <text:p>628.2</text:p>
          </table:table-cell>
          <table:table-cell table:number-columns-repeated="17"/>
        </table:table-row>
        <table:table-row table:style-name="ro1">
          <table:table-cell office:value-type="float" office:value="628.4" calcext:value-type="float">
            <text:p>628.4</text:p>
          </table:table-cell>
          <table:table-cell table:number-columns-repeated="17"/>
        </table:table-row>
        <table:table-row table:style-name="ro1">
          <table:table-cell office:value-type="float" office:value="628.6" calcext:value-type="float">
            <text:p>628.6</text:p>
          </table:table-cell>
          <table:table-cell table:number-columns-repeated="17"/>
        </table:table-row>
        <table:table-row table:style-name="ro1">
          <table:table-cell office:value-type="float" office:value="628.8" calcext:value-type="float">
            <text:p>628.8</text:p>
          </table:table-cell>
          <table:table-cell table:number-columns-repeated="1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 office:value-type="float" office:value="629.2" calcext:value-type="float">
            <text:p>629.2</text:p>
          </table:table-cell>
          <table:table-cell table:number-columns-repeated="17"/>
        </table:table-row>
        <table:table-row table:style-name="ro1">
          <table:table-cell office:value-type="float" office:value="629.4" calcext:value-type="float">
            <text:p>629.4</text:p>
          </table:table-cell>
          <table:table-cell table:number-columns-repeated="17"/>
        </table:table-row>
        <table:table-row table:style-name="ro1">
          <table:table-cell office:value-type="float" office:value="629.6" calcext:value-type="float">
            <text:p>629.6</text:p>
          </table:table-cell>
          <table:table-cell table:number-columns-repeated="17"/>
        </table:table-row>
        <table:table-row table:style-name="ro1">
          <table:table-cell office:value-type="float" office:value="629.8" calcext:value-type="float">
            <text:p>629.8</text:p>
          </table:table-cell>
          <table:table-cell table:number-columns-repeated="17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7"/>
        </table:table-row>
        <table:table-row table:style-name="ro1">
          <table:table-cell office:value-type="float" office:value="630.2" calcext:value-type="float">
            <text:p>630.2</text:p>
          </table:table-cell>
          <table:table-cell table:number-columns-repeated="17"/>
        </table:table-row>
        <table:table-row table:style-name="ro1">
          <table:table-cell office:value-type="float" office:value="630.4" calcext:value-type="float">
            <text:p>630.4</text:p>
          </table:table-cell>
          <table:table-cell table:number-columns-repeated="17"/>
        </table:table-row>
        <table:table-row table:style-name="ro1">
          <table:table-cell office:value-type="float" office:value="630.6" calcext:value-type="float">
            <text:p>630.6</text:p>
          </table:table-cell>
          <table:table-cell table:number-columns-repeated="17"/>
        </table:table-row>
        <table:table-row table:style-name="ro1">
          <table:table-cell office:value-type="float" office:value="630.8" calcext:value-type="float">
            <text:p>630.8</text:p>
          </table:table-cell>
          <table:table-cell table:number-columns-repeated="1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7"/>
        </table:table-row>
        <table:table-row table:style-name="ro1">
          <table:table-cell office:value-type="float" office:value="631.2" calcext:value-type="float">
            <text:p>631.2</text:p>
          </table:table-cell>
          <table:table-cell table:number-columns-repeated="17"/>
        </table:table-row>
        <table:table-row table:style-name="ro1">
          <table:table-cell office:value-type="float" office:value="631.4" calcext:value-type="float">
            <text:p>631.4</text:p>
          </table:table-cell>
          <table:table-cell table:number-columns-repeated="17"/>
        </table:table-row>
        <table:table-row table:style-name="ro1">
          <table:table-cell office:value-type="float" office:value="631.6" calcext:value-type="float">
            <text:p>631.6</text:p>
          </table:table-cell>
          <table:table-cell table:number-columns-repeated="17"/>
        </table:table-row>
        <table:table-row table:style-name="ro1">
          <table:table-cell office:value-type="float" office:value="631.8" calcext:value-type="float">
            <text:p>631.8</text:p>
          </table:table-cell>
          <table:table-cell table:number-columns-repeated="17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7"/>
        </table:table-row>
        <table:table-row table:style-name="ro1">
          <table:table-cell office:value-type="float" office:value="632.2" calcext:value-type="float">
            <text:p>632.2</text:p>
          </table:table-cell>
          <table:table-cell table:number-columns-repeated="17"/>
        </table:table-row>
        <table:table-row table:style-name="ro1">
          <table:table-cell office:value-type="float" office:value="632.4" calcext:value-type="float">
            <text:p>632.4</text:p>
          </table:table-cell>
          <table:table-cell table:number-columns-repeated="17"/>
        </table:table-row>
        <table:table-row table:style-name="ro1">
          <table:table-cell office:value-type="float" office:value="632.6" calcext:value-type="float">
            <text:p>632.6</text:p>
          </table:table-cell>
          <table:table-cell table:number-columns-repeated="17"/>
        </table:table-row>
        <table:table-row table:style-name="ro1">
          <table:table-cell office:value-type="float" office:value="632.8" calcext:value-type="float">
            <text:p>632.8</text:p>
          </table:table-cell>
          <table:table-cell table:number-columns-repeated="17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7"/>
        </table:table-row>
        <table:table-row table:style-name="ro1">
          <table:table-cell office:value-type="float" office:value="633.2" calcext:value-type="float">
            <text:p>633.2</text:p>
          </table:table-cell>
          <table:table-cell table:number-columns-repeated="17"/>
        </table:table-row>
        <table:table-row table:style-name="ro1">
          <table:table-cell office:value-type="float" office:value="633.4" calcext:value-type="float">
            <text:p>633.4</text:p>
          </table:table-cell>
          <table:table-cell table:number-columns-repeated="17"/>
        </table:table-row>
        <table:table-row table:style-name="ro1">
          <table:table-cell office:value-type="float" office:value="633.6" calcext:value-type="float">
            <text:p>633.6</text:p>
          </table:table-cell>
          <table:table-cell table:number-columns-repeated="17"/>
        </table:table-row>
        <table:table-row table:style-name="ro1">
          <table:table-cell office:value-type="float" office:value="633.8" calcext:value-type="float">
            <text:p>633.8</text:p>
          </table:table-cell>
          <table:table-cell table:number-columns-repeated="17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7"/>
        </table:table-row>
        <table:table-row table:style-name="ro1">
          <table:table-cell office:value-type="float" office:value="634.2" calcext:value-type="float">
            <text:p>634.2</text:p>
          </table:table-cell>
          <table:table-cell table:number-columns-repeated="17"/>
        </table:table-row>
        <table:table-row table:style-name="ro1">
          <table:table-cell office:value-type="float" office:value="634.4" calcext:value-type="float">
            <text:p>634.4</text:p>
          </table:table-cell>
          <table:table-cell table:number-columns-repeated="17"/>
        </table:table-row>
        <table:table-row table:style-name="ro1">
          <table:table-cell office:value-type="float" office:value="634.6" calcext:value-type="float">
            <text:p>634.6</text:p>
          </table:table-cell>
          <table:table-cell table:number-columns-repeated="17"/>
        </table:table-row>
        <table:table-row table:style-name="ro1">
          <table:table-cell office:value-type="float" office:value="634.8" calcext:value-type="float">
            <text:p>634.8</text:p>
          </table:table-cell>
          <table:table-cell table:number-columns-repeated="17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7"/>
        </table:table-row>
        <table:table-row table:style-name="ro1">
          <table:table-cell office:value-type="float" office:value="635.2" calcext:value-type="float">
            <text:p>635.2</text:p>
          </table:table-cell>
          <table:table-cell table:number-columns-repeated="17"/>
        </table:table-row>
        <table:table-row table:style-name="ro1">
          <table:table-cell office:value-type="float" office:value="635.4" calcext:value-type="float">
            <text:p>635.4</text:p>
          </table:table-cell>
          <table:table-cell table:number-columns-repeated="17"/>
        </table:table-row>
        <table:table-row table:style-name="ro1">
          <table:table-cell office:value-type="float" office:value="635.6" calcext:value-type="float">
            <text:p>635.6</text:p>
          </table:table-cell>
          <table:table-cell table:number-columns-repeated="17"/>
        </table:table-row>
        <table:table-row table:style-name="ro1">
          <table:table-cell office:value-type="float" office:value="635.8" calcext:value-type="float">
            <text:p>635.8</text:p>
          </table:table-cell>
          <table:table-cell table:number-columns-repeated="17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7"/>
        </table:table-row>
        <table:table-row table:style-name="ro1">
          <table:table-cell office:value-type="float" office:value="636.2" calcext:value-type="float">
            <text:p>636.2</text:p>
          </table:table-cell>
          <table:table-cell table:number-columns-repeated="17"/>
        </table:table-row>
        <table:table-row table:style-name="ro1">
          <table:table-cell office:value-type="float" office:value="636.4" calcext:value-type="float">
            <text:p>636.4</text:p>
          </table:table-cell>
          <table:table-cell table:number-columns-repeated="17"/>
        </table:table-row>
        <table:table-row table:style-name="ro1">
          <table:table-cell office:value-type="float" office:value="636.6" calcext:value-type="float">
            <text:p>636.6</text:p>
          </table:table-cell>
          <table:table-cell table:number-columns-repeated="17"/>
        </table:table-row>
        <table:table-row table:style-name="ro1">
          <table:table-cell office:value-type="float" office:value="636.8" calcext:value-type="float">
            <text:p>636.8</text:p>
          </table:table-cell>
          <table:table-cell table:number-columns-repeated="17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7"/>
        </table:table-row>
        <table:table-row table:style-name="ro1">
          <table:table-cell office:value-type="float" office:value="637.2" calcext:value-type="float">
            <text:p>637.2</text:p>
          </table:table-cell>
          <table:table-cell table:number-columns-repeated="17"/>
        </table:table-row>
        <table:table-row table:style-name="ro1">
          <table:table-cell office:value-type="float" office:value="637.4" calcext:value-type="float">
            <text:p>637.4</text:p>
          </table:table-cell>
          <table:table-cell table:number-columns-repeated="17"/>
        </table:table-row>
        <table:table-row table:style-name="ro1">
          <table:table-cell office:value-type="float" office:value="637.6" calcext:value-type="float">
            <text:p>637.6</text:p>
          </table:table-cell>
          <table:table-cell table:number-columns-repeated="17"/>
        </table:table-row>
        <table:table-row table:style-name="ro1">
          <table:table-cell office:value-type="float" office:value="637.8" calcext:value-type="float">
            <text:p>637.8</text:p>
          </table:table-cell>
          <table:table-cell table:number-columns-repeated="17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7"/>
        </table:table-row>
        <table:table-row table:style-name="ro1">
          <table:table-cell office:value-type="float" office:value="638.2" calcext:value-type="float">
            <text:p>638.2</text:p>
          </table:table-cell>
          <table:table-cell table:number-columns-repeated="17"/>
        </table:table-row>
        <table:table-row table:style-name="ro1">
          <table:table-cell office:value-type="float" office:value="638.4" calcext:value-type="float">
            <text:p>638.4</text:p>
          </table:table-cell>
          <table:table-cell table:number-columns-repeated="17"/>
        </table:table-row>
        <table:table-row table:style-name="ro1">
          <table:table-cell office:value-type="float" office:value="638.6" calcext:value-type="float">
            <text:p>638.6</text:p>
          </table:table-cell>
          <table:table-cell table:number-columns-repeated="17"/>
        </table:table-row>
        <table:table-row table:style-name="ro1">
          <table:table-cell office:value-type="float" office:value="638.8" calcext:value-type="float">
            <text:p>638.8</text:p>
          </table:table-cell>
          <table:table-cell table:number-columns-repeated="17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7"/>
        </table:table-row>
        <table:table-row table:style-name="ro1">
          <table:table-cell office:value-type="float" office:value="639.2" calcext:value-type="float">
            <text:p>639.2</text:p>
          </table:table-cell>
          <table:table-cell table:number-columns-repeated="17"/>
        </table:table-row>
        <table:table-row table:style-name="ro1">
          <table:table-cell office:value-type="float" office:value="639.4" calcext:value-type="float">
            <text:p>639.4</text:p>
          </table:table-cell>
          <table:table-cell table:number-columns-repeated="17"/>
        </table:table-row>
        <table:table-row table:style-name="ro1">
          <table:table-cell office:value-type="float" office:value="639.6" calcext:value-type="float">
            <text:p>639.6</text:p>
          </table:table-cell>
          <table:table-cell table:number-columns-repeated="17"/>
        </table:table-row>
        <table:table-row table:style-name="ro1">
          <table:table-cell office:value-type="float" office:value="639.8" calcext:value-type="float">
            <text:p>639.8</text:p>
          </table:table-cell>
          <table:table-cell table:number-columns-repeated="17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7"/>
        </table:table-row>
        <table:table-row table:style-name="ro1">
          <table:table-cell office:value-type="float" office:value="640.2" calcext:value-type="float">
            <text:p>640.2</text:p>
          </table:table-cell>
          <table:table-cell table:number-columns-repeated="17"/>
        </table:table-row>
        <table:table-row table:style-name="ro1">
          <table:table-cell office:value-type="float" office:value="640.4" calcext:value-type="float">
            <text:p>640.4</text:p>
          </table:table-cell>
          <table:table-cell table:number-columns-repeated="17"/>
        </table:table-row>
        <table:table-row table:style-name="ro1">
          <table:table-cell office:value-type="float" office:value="640.6" calcext:value-type="float">
            <text:p>640.6</text:p>
          </table:table-cell>
          <table:table-cell table:number-columns-repeated="17"/>
        </table:table-row>
        <table:table-row table:style-name="ro1">
          <table:table-cell office:value-type="float" office:value="640.8" calcext:value-type="float">
            <text:p>640.8</text:p>
          </table:table-cell>
          <table:table-cell table:number-columns-repeated="17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7"/>
        </table:table-row>
        <table:table-row table:style-name="ro1">
          <table:table-cell office:value-type="float" office:value="641.2" calcext:value-type="float">
            <text:p>641.2</text:p>
          </table:table-cell>
          <table:table-cell table:number-columns-repeated="17"/>
        </table:table-row>
        <table:table-row table:style-name="ro1">
          <table:table-cell office:value-type="float" office:value="641.4" calcext:value-type="float">
            <text:p>641.4</text:p>
          </table:table-cell>
          <table:table-cell table:number-columns-repeated="17"/>
        </table:table-row>
        <table:table-row table:style-name="ro1">
          <table:table-cell office:value-type="float" office:value="641.6" calcext:value-type="float">
            <text:p>641.6</text:p>
          </table:table-cell>
          <table:table-cell table:number-columns-repeated="17"/>
        </table:table-row>
        <table:table-row table:style-name="ro1">
          <table:table-cell office:value-type="float" office:value="641.8" calcext:value-type="float">
            <text:p>641.8</text:p>
          </table:table-cell>
          <table:table-cell table:number-columns-repeated="17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7"/>
        </table:table-row>
        <table:table-row table:style-name="ro1">
          <table:table-cell office:value-type="float" office:value="642.2" calcext:value-type="float">
            <text:p>642.2</text:p>
          </table:table-cell>
          <table:table-cell table:number-columns-repeated="17"/>
        </table:table-row>
        <table:table-row table:style-name="ro1">
          <table:table-cell office:value-type="float" office:value="642.4" calcext:value-type="float">
            <text:p>642.4</text:p>
          </table:table-cell>
          <table:table-cell table:number-columns-repeated="17"/>
        </table:table-row>
        <table:table-row table:style-name="ro1">
          <table:table-cell office:value-type="float" office:value="642.6" calcext:value-type="float">
            <text:p>642.6</text:p>
          </table:table-cell>
          <table:table-cell table:number-columns-repeated="17"/>
        </table:table-row>
        <table:table-row table:style-name="ro1">
          <table:table-cell office:value-type="float" office:value="642.8" calcext:value-type="float">
            <text:p>642.8</text:p>
          </table:table-cell>
          <table:table-cell table:number-columns-repeated="1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7"/>
        </table:table-row>
        <table:table-row table:style-name="ro1">
          <table:table-cell office:value-type="float" office:value="643.2" calcext:value-type="float">
            <text:p>643.2</text:p>
          </table:table-cell>
          <table:table-cell table:number-columns-repeated="17"/>
        </table:table-row>
        <table:table-row table:style-name="ro1">
          <table:table-cell office:value-type="float" office:value="643.4" calcext:value-type="float">
            <text:p>643.4</text:p>
          </table:table-cell>
          <table:table-cell table:number-columns-repeated="17"/>
        </table:table-row>
        <table:table-row table:style-name="ro1">
          <table:table-cell office:value-type="float" office:value="643.6" calcext:value-type="float">
            <text:p>643.6</text:p>
          </table:table-cell>
          <table:table-cell table:number-columns-repeated="17"/>
        </table:table-row>
        <table:table-row table:style-name="ro1">
          <table:table-cell office:value-type="float" office:value="643.8" calcext:value-type="float">
            <text:p>643.8</text:p>
          </table:table-cell>
          <table:table-cell table:number-columns-repeated="17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7"/>
        </table:table-row>
        <table:table-row table:style-name="ro1">
          <table:table-cell office:value-type="float" office:value="644.2" calcext:value-type="float">
            <text:p>644.2</text:p>
          </table:table-cell>
          <table:table-cell table:number-columns-repeated="17"/>
        </table:table-row>
        <table:table-row table:style-name="ro1">
          <table:table-cell office:value-type="float" office:value="644.4" calcext:value-type="float">
            <text:p>644.4</text:p>
          </table:table-cell>
          <table:table-cell table:number-columns-repeated="17"/>
        </table:table-row>
        <table:table-row table:style-name="ro1">
          <table:table-cell office:value-type="float" office:value="644.6" calcext:value-type="float">
            <text:p>644.6</text:p>
          </table:table-cell>
          <table:table-cell table:number-columns-repeated="17"/>
        </table:table-row>
        <table:table-row table:style-name="ro1">
          <table:table-cell office:value-type="float" office:value="644.8" calcext:value-type="float">
            <text:p>644.8</text:p>
          </table:table-cell>
          <table:table-cell table:number-columns-repeated="17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7"/>
        </table:table-row>
        <table:table-row table:style-name="ro1">
          <table:table-cell office:value-type="float" office:value="645.2" calcext:value-type="float">
            <text:p>645.2</text:p>
          </table:table-cell>
          <table:table-cell table:number-columns-repeated="17"/>
        </table:table-row>
        <table:table-row table:style-name="ro1">
          <table:table-cell office:value-type="float" office:value="645.4" calcext:value-type="float">
            <text:p>645.4</text:p>
          </table:table-cell>
          <table:table-cell table:number-columns-repeated="17"/>
        </table:table-row>
        <table:table-row table:style-name="ro1">
          <table:table-cell office:value-type="float" office:value="645.6" calcext:value-type="float">
            <text:p>645.6</text:p>
          </table:table-cell>
          <table:table-cell table:number-columns-repeated="17"/>
        </table:table-row>
        <table:table-row table:style-name="ro1">
          <table:table-cell office:value-type="float" office:value="645.8" calcext:value-type="float">
            <text:p>645.8</text:p>
          </table:table-cell>
          <table:table-cell table:number-columns-repeated="17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7"/>
        </table:table-row>
        <table:table-row table:style-name="ro1">
          <table:table-cell office:value-type="float" office:value="646.2" calcext:value-type="float">
            <text:p>646.2</text:p>
          </table:table-cell>
          <table:table-cell table:number-columns-repeated="17"/>
        </table:table-row>
        <table:table-row table:style-name="ro1">
          <table:table-cell office:value-type="float" office:value="646.4" calcext:value-type="float">
            <text:p>646.4</text:p>
          </table:table-cell>
          <table:table-cell table:number-columns-repeated="17"/>
        </table:table-row>
        <table:table-row table:style-name="ro1">
          <table:table-cell office:value-type="float" office:value="646.6" calcext:value-type="float">
            <text:p>646.6</text:p>
          </table:table-cell>
          <table:table-cell table:number-columns-repeated="17"/>
        </table:table-row>
        <table:table-row table:style-name="ro1">
          <table:table-cell office:value-type="float" office:value="646.8" calcext:value-type="float">
            <text:p>646.8</text:p>
          </table:table-cell>
          <table:table-cell table:number-columns-repeated="17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7"/>
        </table:table-row>
        <table:table-row table:style-name="ro1">
          <table:table-cell office:value-type="float" office:value="647.2" calcext:value-type="float">
            <text:p>647.2</text:p>
          </table:table-cell>
          <table:table-cell table:number-columns-repeated="17"/>
        </table:table-row>
        <table:table-row table:style-name="ro1">
          <table:table-cell office:value-type="float" office:value="647.4" calcext:value-type="float">
            <text:p>647.4</text:p>
          </table:table-cell>
          <table:table-cell table:number-columns-repeated="17"/>
        </table:table-row>
        <table:table-row table:style-name="ro1">
          <table:table-cell office:value-type="float" office:value="647.6" calcext:value-type="float">
            <text:p>647.6</text:p>
          </table:table-cell>
          <table:table-cell table:number-columns-repeated="17"/>
        </table:table-row>
        <table:table-row table:style-name="ro1">
          <table:table-cell office:value-type="float" office:value="647.8" calcext:value-type="float">
            <text:p>647.8</text:p>
          </table:table-cell>
          <table:table-cell table:number-columns-repeated="17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7"/>
        </table:table-row>
        <table:table-row table:style-name="ro1">
          <table:table-cell office:value-type="float" office:value="648.2" calcext:value-type="float">
            <text:p>648.2</text:p>
          </table:table-cell>
          <table:table-cell table:number-columns-repeated="17"/>
        </table:table-row>
        <table:table-row table:style-name="ro1">
          <table:table-cell office:value-type="float" office:value="648.4" calcext:value-type="float">
            <text:p>648.4</text:p>
          </table:table-cell>
          <table:table-cell table:number-columns-repeated="17"/>
        </table:table-row>
        <table:table-row table:style-name="ro1">
          <table:table-cell office:value-type="float" office:value="648.6" calcext:value-type="float">
            <text:p>648.6</text:p>
          </table:table-cell>
          <table:table-cell table:number-columns-repeated="17"/>
        </table:table-row>
        <table:table-row table:style-name="ro1">
          <table:table-cell office:value-type="float" office:value="648.8" calcext:value-type="float">
            <text:p>648.8</text:p>
          </table:table-cell>
          <table:table-cell table:number-columns-repeated="17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649.2" calcext:value-type="float">
            <text:p>649.2</text:p>
          </table:table-cell>
          <table:table-cell table:number-columns-repeated="17"/>
        </table:table-row>
        <table:table-row table:style-name="ro1">
          <table:table-cell office:value-type="float" office:value="649.4" calcext:value-type="float">
            <text:p>649.4</text:p>
          </table:table-cell>
          <table:table-cell table:number-columns-repeated="17"/>
        </table:table-row>
        <table:table-row table:style-name="ro1">
          <table:table-cell office:value-type="float" office:value="649.6" calcext:value-type="float">
            <text:p>649.6</text:p>
          </table:table-cell>
          <table:table-cell table:number-columns-repeated="17"/>
        </table:table-row>
        <table:table-row table:style-name="ro1">
          <table:table-cell office:value-type="float" office:value="649.8" calcext:value-type="float">
            <text:p>649.8</text:p>
          </table:table-cell>
          <table:table-cell table:number-columns-repeated="1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650.2" calcext:value-type="float">
            <text:p>650.2</text:p>
          </table:table-cell>
          <table:table-cell table:number-columns-repeated="17"/>
        </table:table-row>
        <table:table-row table:style-name="ro1">
          <table:table-cell office:value-type="float" office:value="650.4" calcext:value-type="float">
            <text:p>650.4</text:p>
          </table:table-cell>
          <table:table-cell table:number-columns-repeated="17"/>
        </table:table-row>
        <table:table-row table:style-name="ro1">
          <table:table-cell office:value-type="float" office:value="650.6" calcext:value-type="float">
            <text:p>650.6</text:p>
          </table:table-cell>
          <table:table-cell table:number-columns-repeated="17"/>
        </table:table-row>
        <table:table-row table:style-name="ro1">
          <table:table-cell office:value-type="float" office:value="650.8" calcext:value-type="float">
            <text:p>650.8</text:p>
          </table:table-cell>
          <table:table-cell table:number-columns-repeated="1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7"/>
        </table:table-row>
        <table:table-row table:style-name="ro1">
          <table:table-cell office:value-type="float" office:value="651.2" calcext:value-type="float">
            <text:p>651.2</text:p>
          </table:table-cell>
          <table:table-cell table:number-columns-repeated="17"/>
        </table:table-row>
        <table:table-row table:style-name="ro1">
          <table:table-cell office:value-type="float" office:value="651.4" calcext:value-type="float">
            <text:p>651.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5:49:21.880103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02:38.495759210</meta:creation-date>
    <dc:date>2019-08-16T15:50:16.830035197</dc:date>
    <meta:editing-duration>PT49M41S</meta:editing-duration>
    <meta:editing-cycles>8</meta:editing-cycles>
    <meta:generator>LibreOffice/6.0.7.3$Linux_X86_64 LibreOffice_project/00m0$Build-3</meta:generator>
    <meta:document-statistic meta:table-count="1" meta:cell-count="102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8cm" svg:height="21.516cm" xlink:href=".." xlink:type="simple" chart:class="chart:line" chart:style-name="ch1">
        <chart:title svg:x="20.597cm" svg:y="0.566cm" chart:style-name="ch2">
          <text:p>9m/s Thrust Data</text:p>
        </chart:title>
        <chart:legend chart:legend-position="end" svg:x="42.292cm" svg:y="9.712cm" style:legend-expansion="high" chart:style-name="ch3"/>
        <chart:plot-area chart:style-name="ch4" table:cell-range-address="Sheet1.A1:Sheet1.E1733" chart:data-source-has-labels="both" svg:x="1.907cm" svg:y="1.775cm" svg:width="39.489cm" svg:height="18.33cm">
          <chartooo:coordinate-region svg:x="2.899cm" svg:y="1.775cm" svg:width="38.497cm" svg:height="17.001cm"/>
          <chart:axis chart:dimension="x" chart:name="primary-x" chart:style-name="ch5" chartooo:axis-type="text">
            <chart:title svg:x="21.237cm" svg:y="20.535cm" chart:style-name="ch6">
              <text:p>Time</text:p>
            </chart:title>
            <chart:categories table:cell-range-address="Sheet1.A2:Sheet1.A1733"/>
          </chart:axis>
          <chart:axis chart:dimension="y" chart:name="primary-y" chart:style-name="ch7">
            <chart:title svg:x="0.451cm" svg:y="11.447cm" chart:style-name="ch8">
              <text:p>Thrust</text:p>
            </chart:title>
            <chart:grid chart:style-name="ch9" chart:class="major"/>
          </chart:axis>
          <chart:series chart:style-name="ch10" chart:values-cell-range-address="Sheet1.B2:Sheet1.B1733" chart:label-cell-address="Sheet1.B1:Sheet1.B1" chart:class="chart:line">
            <chart:data-point chart:repeated="1732"/>
          </chart:series>
          <chart:series chart:style-name="ch11" chart:values-cell-range-address="Sheet1.C2:Sheet1.C1733" chart:label-cell-address="Sheet1.C1:Sheet1.C1" chart:class="chart:line">
            <chart:data-point chart:repeated="1732"/>
          </chart:series>
          <chart:series chart:style-name="ch12" chart:values-cell-range-address="Sheet1.D2:Sheet1.D1733" chart:label-cell-address="Sheet1.D1:Sheet1.D1" chart:class="chart:line">
            <chart:data-point chart:repeated="1732"/>
          </chart:series>
          <chart:series chart:style-name="ch13" chart:values-cell-range-address="Sheet1.E2:Sheet1.E1733" chart:label-cell-address="Sheet1.E1:Sheet1.E1" chart:class="chart:line">
            <chart:data-point chart:repeated="17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Sheet1.B1:Sheet1.B1</svg:desc>
                </draw:g>
              </table:table-cell>
              <table:table-cell office:value-type="string">
                <text:p>Motor 2</text:p>
                <draw:g>
                  <svg:desc>Sheet1.C1:Sheet1.C1</svg:desc>
                </draw:g>
              </table:table-cell>
              <table:table-cell office:value-type="string">
                <text:p>Motor 3</text:p>
                <draw:g>
                  <svg:desc>Sheet1.D1:Sheet1.D1</svg:desc>
                </draw:g>
              </table:table-cell>
              <table:table-cell office:value-type="string">
                <text:p>Motor 4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733</svg:desc>
                </draw:g>
              </table:table-cell>
              <table:table-cell office:value-type="float" office:value="1000">
                <text:p>1000</text:p>
                <draw:g>
                  <svg:desc>Sheet1.B2:Sheet1.B1733</svg:desc>
                </draw:g>
              </table:table-cell>
              <table:table-cell office:value-type="float" office:value="1000">
                <text:p>1000</text:p>
                <draw:g>
                  <svg:desc>Sheet1.C2:Sheet1.C1733</svg:desc>
                </draw:g>
              </table:table-cell>
              <table:table-cell office:value-type="float" office:value="1000">
                <text:p>1000</text:p>
                <draw:g>
                  <svg:desc>Sheet1.D2:Sheet1.D1733</svg:desc>
                </draw:g>
              </table:table-cell>
              <table:table-cell office:value-type="float" office:value="1000">
                <text:p>1000</text:p>
                <draw:g>
                  <svg:desc>Sheet1.E2:Sheet1.E1733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120.521362">
                <text:p>1120.521362</text:p>
              </table:table-cell>
              <table:table-cell office:value-type="float" office:value="1119.237793">
                <text:p>1119.237793</text:p>
              </table:table-cell>
              <table:table-cell office:value-type="float" office:value="1138.77124">
                <text:p>1138.77124</text:p>
              </table:table-cell>
              <table:table-cell office:value-type="float" office:value="1101.492432">
                <text:p>1101.49243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64.370239">
                <text:p>1164.370239</text:p>
              </table:table-cell>
              <table:table-cell office:value-type="float" office:value="1239.481201">
                <text:p>1239.481201</text:p>
              </table:table-cell>
              <table:table-cell office:value-type="float" office:value="1214.493164">
                <text:p>1214.493164</text:p>
              </table:table-cell>
              <table:table-cell office:value-type="float" office:value="1188.381714">
                <text:p>1188.38171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321.137939">
                <text:p>1321.137939</text:p>
              </table:table-cell>
              <table:table-cell office:value-type="float" office:value="1378.414062">
                <text:p>1378.414062</text:p>
              </table:table-cell>
              <table:table-cell office:value-type="float" office:value="1368.401367">
                <text:p>1368.401367</text:p>
              </table:table-cell>
              <table:table-cell office:value-type="float" office:value="1332.647339">
                <text:p>1332.64733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481.103882">
                <text:p>1481.103882</text:p>
              </table:table-cell>
              <table:table-cell office:value-type="float" office:value="1523.93396">
                <text:p>1523.93396</text:p>
              </table:table-cell>
              <table:table-cell office:value-type="float" office:value="1533.596558">
                <text:p>1533.596558</text:p>
              </table:table-cell>
              <table:table-cell office:value-type="float" office:value="1475.435425">
                <text:p>1475.43542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618.509277">
                <text:p>1618.509277</text:p>
              </table:table-cell>
              <table:table-cell office:value-type="float" office:value="1603.610352">
                <text:p>1603.610352</text:p>
              </table:table-cell>
              <table:table-cell office:value-type="float" office:value="1606.346191">
                <text:p>1606.346191</text:p>
              </table:table-cell>
              <table:table-cell office:value-type="float" office:value="1615.33728">
                <text:p>1615.3372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611.546021">
                <text:p>1611.546021</text:p>
              </table:table-cell>
              <table:table-cell office:value-type="float" office:value="1612.825806">
                <text:p>1612.825806</text:p>
              </table:table-cell>
              <table:table-cell office:value-type="float" office:value="1609.250488">
                <text:p>1609.250488</text:p>
              </table:table-cell>
              <table:table-cell office:value-type="float" office:value="1614.661377">
                <text:p>1614.6613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12.488281">
                <text:p>1612.488281</text:p>
              </table:table-cell>
              <table:table-cell office:value-type="float" office:value="1613.204712">
                <text:p>1613.204712</text:p>
              </table:table-cell>
              <table:table-cell office:value-type="float" office:value="1614.744629">
                <text:p>1614.744629</text:p>
              </table:table-cell>
              <table:table-cell office:value-type="float" office:value="1613.943359">
                <text:p>1613.94335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618.651489">
                <text:p>1618.651489</text:p>
              </table:table-cell>
              <table:table-cell office:value-type="float" office:value="1624.717773">
                <text:p>1624.717773</text:p>
              </table:table-cell>
              <table:table-cell office:value-type="float" office:value="1621.062256">
                <text:p>1621.062256</text:p>
              </table:table-cell>
              <table:table-cell office:value-type="float" office:value="1622.973633">
                <text:p>1622.97363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625.508057">
                <text:p>1625.508057</text:p>
              </table:table-cell>
              <table:table-cell office:value-type="float" office:value="1619.865234">
                <text:p>1619.865234</text:p>
              </table:table-cell>
              <table:table-cell office:value-type="float" office:value="1624.306396">
                <text:p>1624.306396</text:p>
              </table:table-cell>
              <table:table-cell office:value-type="float" office:value="1622.439087">
                <text:p>1622.43908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622.400024">
                <text:p>1622.400024</text:p>
              </table:table-cell>
              <table:table-cell office:value-type="float" office:value="1623.965088">
                <text:p>1623.965088</text:p>
              </table:table-cell>
              <table:table-cell office:value-type="float" office:value="1625.544434">
                <text:p>1625.544434</text:p>
              </table:table-cell>
              <table:table-cell office:value-type="float" office:value="1622.99939">
                <text:p>1622.9993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632.323853">
                <text:p>1632.323853</text:p>
              </table:table-cell>
              <table:table-cell office:value-type="float" office:value="1632.298218">
                <text:p>1632.298218</text:p>
              </table:table-cell>
              <table:table-cell office:value-type="float" office:value="1632.932739">
                <text:p>1632.932739</text:p>
              </table:table-cell>
              <table:table-cell office:value-type="float" office:value="1631.370361">
                <text:p>1631.3703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36.862427">
                <text:p>1636.862427</text:p>
              </table:table-cell>
              <table:table-cell office:value-type="float" office:value="1637.009644">
                <text:p>1637.009644</text:p>
              </table:table-cell>
              <table:table-cell office:value-type="float" office:value="1639.05127">
                <text:p>1639.05127</text:p>
              </table:table-cell>
              <table:table-cell office:value-type="float" office:value="1633.660767">
                <text:p>1633.66076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642.422607">
                <text:p>1642.422607</text:p>
              </table:table-cell>
              <table:table-cell office:value-type="float" office:value="1641.043091">
                <text:p>1641.043091</text:p>
              </table:table-cell>
              <table:table-cell office:value-type="float" office:value="1641.706543">
                <text:p>1641.706543</text:p>
              </table:table-cell>
              <table:table-cell office:value-type="float" office:value="1639.807739">
                <text:p>1639.80773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642.702148">
                <text:p>1642.702148</text:p>
              </table:table-cell>
              <table:table-cell office:value-type="float" office:value="1644.970581">
                <text:p>1644.970581</text:p>
              </table:table-cell>
              <table:table-cell office:value-type="float" office:value="1642.425781">
                <text:p>1642.425781</text:p>
              </table:table-cell>
              <table:table-cell office:value-type="float" office:value="1644.344604">
                <text:p>1644.34460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545.533813">
                <text:p>1545.533813</text:p>
              </table:table-cell>
              <table:table-cell office:value-type="float" office:value="1547.29126">
                <text:p>1547.29126</text:p>
              </table:table-cell>
              <table:table-cell office:value-type="float" office:value="1545.688965">
                <text:p>1545.688965</text:p>
              </table:table-cell>
              <table:table-cell office:value-type="float" office:value="1542.904541">
                <text:p>1542.90454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561.174072">
                <text:p>1561.174072</text:p>
              </table:table-cell>
              <table:table-cell office:value-type="float" office:value="1560.954224">
                <text:p>1560.954224</text:p>
              </table:table-cell>
              <table:table-cell office:value-type="float" office:value="1560.256104">
                <text:p>1560.256104</text:p>
              </table:table-cell>
              <table:table-cell office:value-type="float" office:value="1564.759399">
                <text:p>1564.7593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71.747803">
                <text:p>1571.747803</text:p>
              </table:table-cell>
              <table:table-cell office:value-type="float" office:value="1568.207397">
                <text:p>1568.207397</text:p>
              </table:table-cell>
              <table:table-cell office:value-type="float" office:value="1572.171021">
                <text:p>1572.171021</text:p>
              </table:table-cell>
              <table:table-cell office:value-type="float" office:value="1569.598877">
                <text:p>1569.598877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575.074585">
                <text:p>1575.074585</text:p>
              </table:table-cell>
              <table:table-cell office:value-type="float" office:value="1575.015625">
                <text:p>1575.015625</text:p>
              </table:table-cell>
              <table:table-cell office:value-type="float" office:value="1576.019287">
                <text:p>1576.019287</text:p>
              </table:table-cell>
              <table:table-cell office:value-type="float" office:value="1574.844482">
                <text:p>1574.844482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571.886475">
                <text:p>1571.886475</text:p>
              </table:table-cell>
              <table:table-cell office:value-type="float" office:value="1571.750854">
                <text:p>1571.750854</text:p>
              </table:table-cell>
              <table:table-cell office:value-type="float" office:value="1572.554077">
                <text:p>1572.554077</text:p>
              </table:table-cell>
              <table:table-cell office:value-type="float" office:value="1574.326538">
                <text:p>1574.326538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578.072754">
                <text:p>1578.072754</text:p>
              </table:table-cell>
              <table:table-cell office:value-type="float" office:value="1577.859985">
                <text:p>1577.859985</text:p>
              </table:table-cell>
              <table:table-cell office:value-type="float" office:value="1577.25415">
                <text:p>1577.25415</text:p>
              </table:table-cell>
              <table:table-cell office:value-type="float" office:value="1579.828857">
                <text:p>1579.82885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557.682861">
                <text:p>1557.682861</text:p>
              </table:table-cell>
              <table:table-cell office:value-type="float" office:value="1553.894531">
                <text:p>1553.894531</text:p>
              </table:table-cell>
              <table:table-cell office:value-type="float" office:value="1554.381104">
                <text:p>1554.381104</text:p>
              </table:table-cell>
              <table:table-cell office:value-type="float" office:value="1557.899414">
                <text:p>1557.8994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65.62793">
                <text:p>1565.62793</text:p>
              </table:table-cell>
              <table:table-cell office:value-type="float" office:value="1560.26001">
                <text:p>1560.26001</text:p>
              </table:table-cell>
              <table:table-cell office:value-type="float" office:value="1563.400391">
                <text:p>1563.400391</text:p>
              </table:table-cell>
              <table:table-cell office:value-type="float" office:value="1562.651245">
                <text:p>1562.65124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561.080811">
                <text:p>1561.080811</text:p>
              </table:table-cell>
              <table:table-cell office:value-type="float" office:value="1558.92749">
                <text:p>1558.92749</text:p>
              </table:table-cell>
              <table:table-cell office:value-type="float" office:value="1559.730469">
                <text:p>1559.730469</text:p>
              </table:table-cell>
              <table:table-cell office:value-type="float" office:value="1557.776978">
                <text:p>1557.77697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564.68457">
                <text:p>1564.68457</text:p>
              </table:table-cell>
              <table:table-cell office:value-type="float" office:value="1563.630127">
                <text:p>1563.630127</text:p>
              </table:table-cell>
              <table:table-cell office:value-type="float" office:value="1559.880249">
                <text:p>1559.880249</text:p>
              </table:table-cell>
              <table:table-cell office:value-type="float" office:value="1562.910156">
                <text:p>1562.91015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563.12854">
                <text:p>1563.12854</text:p>
              </table:table-cell>
              <table:table-cell office:value-type="float" office:value="1561.035889">
                <text:p>1561.035889</text:p>
              </table:table-cell>
              <table:table-cell office:value-type="float" office:value="1564.259644">
                <text:p>1564.259644</text:p>
              </table:table-cell>
              <table:table-cell office:value-type="float" office:value="1561.791138">
                <text:p>1561.79113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560.44519">
                <text:p>1560.44519</text:p>
              </table:table-cell>
              <table:table-cell office:value-type="float" office:value="1559.799316">
                <text:p>1559.799316</text:p>
              </table:table-cell>
              <table:table-cell office:value-type="float" office:value="1562.196289">
                <text:p>1562.196289</text:p>
              </table:table-cell>
              <table:table-cell office:value-type="float" office:value="1559.927002">
                <text:p>1559.9270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5.915771">
                <text:p>1565.915771</text:p>
              </table:table-cell>
              <table:table-cell office:value-type="float" office:value="1562.884888">
                <text:p>1562.884888</text:p>
              </table:table-cell>
              <table:table-cell office:value-type="float" office:value="1563.127197">
                <text:p>1563.127197</text:p>
              </table:table-cell>
              <table:table-cell office:value-type="float" office:value="1566.115601">
                <text:p>1566.115601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560.190063">
                <text:p>1560.190063</text:p>
              </table:table-cell>
              <table:table-cell office:value-type="float" office:value="1561.71936">
                <text:p>1561.71936</text:p>
              </table:table-cell>
              <table:table-cell office:value-type="float" office:value="1562.030396">
                <text:p>1562.030396</text:p>
              </table:table-cell>
              <table:table-cell office:value-type="float" office:value="1563.344849">
                <text:p>1563.34484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558.505981">
                <text:p>1558.505981</text:p>
              </table:table-cell>
              <table:table-cell office:value-type="float" office:value="1561.728394">
                <text:p>1561.728394</text:p>
              </table:table-cell>
              <table:table-cell office:value-type="float" office:value="1564.294922">
                <text:p>1564.294922</text:p>
              </table:table-cell>
              <table:table-cell office:value-type="float" office:value="1560.250977">
                <text:p>1560.250977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566.757568">
                <text:p>1566.757568</text:p>
              </table:table-cell>
              <table:table-cell office:value-type="float" office:value="1565.719482">
                <text:p>1565.719482</text:p>
              </table:table-cell>
              <table:table-cell office:value-type="float" office:value="1565.194214">
                <text:p>1565.194214</text:p>
              </table:table-cell>
              <table:table-cell office:value-type="float" office:value="1567.752075">
                <text:p>1567.75207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564.434814">
                <text:p>1564.434814</text:p>
              </table:table-cell>
              <table:table-cell office:value-type="float" office:value="1564.586548">
                <text:p>1564.586548</text:p>
              </table:table-cell>
              <table:table-cell office:value-type="float" office:value="1565.517944">
                <text:p>1565.517944</text:p>
              </table:table-cell>
              <table:table-cell office:value-type="float" office:value="1562.648315">
                <text:p>1562.6483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68.408569">
                <text:p>1568.408569</text:p>
              </table:table-cell>
              <table:table-cell office:value-type="float" office:value="1565.651855">
                <text:p>1565.651855</text:p>
              </table:table-cell>
              <table:table-cell office:value-type="float" office:value="1568.318604">
                <text:p>1568.318604</text:p>
              </table:table-cell>
              <table:table-cell office:value-type="float" office:value="1565.421753">
                <text:p>1565.42175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563.491455">
                <text:p>1563.491455</text:p>
              </table:table-cell>
              <table:table-cell office:value-type="float" office:value="1568.130249">
                <text:p>1568.130249</text:p>
              </table:table-cell>
              <table:table-cell office:value-type="float" office:value="1564.675415">
                <text:p>1564.675415</text:p>
              </table:table-cell>
              <table:table-cell office:value-type="float" office:value="1567.0979">
                <text:p>1567.0979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566.873657">
                <text:p>1566.873657</text:p>
              </table:table-cell>
              <table:table-cell office:value-type="float" office:value="1565.546997">
                <text:p>1565.546997</text:p>
              </table:table-cell>
              <table:table-cell office:value-type="float" office:value="1566.203491">
                <text:p>1566.203491</text:p>
              </table:table-cell>
              <table:table-cell office:value-type="float" office:value="1565.142822">
                <text:p>1565.14282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564.964722">
                <text:p>1564.964722</text:p>
              </table:table-cell>
              <table:table-cell office:value-type="float" office:value="1567.608398">
                <text:p>1567.608398</text:p>
              </table:table-cell>
              <table:table-cell office:value-type="float" office:value="1565.696899">
                <text:p>1565.696899</text:p>
              </table:table-cell>
              <table:table-cell office:value-type="float" office:value="1566.565796">
                <text:p>1566.565796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565.613647">
                <text:p>1565.613647</text:p>
              </table:table-cell>
              <table:table-cell office:value-type="float" office:value="1567.401123">
                <text:p>1567.401123</text:p>
              </table:table-cell>
              <table:table-cell office:value-type="float" office:value="1564.241699">
                <text:p>1564.241699</text:p>
              </table:table-cell>
              <table:table-cell office:value-type="float" office:value="1566.480835">
                <text:p>1566.4808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67.529297">
                <text:p>1567.529297</text:p>
              </table:table-cell>
              <table:table-cell office:value-type="float" office:value="1561.570801">
                <text:p>1561.570801</text:p>
              </table:table-cell>
              <table:table-cell office:value-type="float" office:value="1565.840088">
                <text:p>1565.840088</text:p>
              </table:table-cell>
              <table:table-cell office:value-type="float" office:value="1562.545166">
                <text:p>1562.545166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562.71167">
                <text:p>1562.71167</text:p>
              </table:table-cell>
              <table:table-cell office:value-type="float" office:value="1564.090332">
                <text:p>1564.090332</text:p>
              </table:table-cell>
              <table:table-cell office:value-type="float" office:value="1560.210938">
                <text:p>1560.210938</text:p>
              </table:table-cell>
              <table:table-cell office:value-type="float" office:value="1564.168945">
                <text:p>1564.16894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560.958984">
                <text:p>1560.958984</text:p>
              </table:table-cell>
              <table:table-cell office:value-type="float" office:value="1565.151367">
                <text:p>1565.151367</text:p>
              </table:table-cell>
              <table:table-cell office:value-type="float" office:value="1559.651611">
                <text:p>1559.651611</text:p>
              </table:table-cell>
              <table:table-cell office:value-type="float" office:value="1565.685547">
                <text:p>1565.685547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564.362305">
                <text:p>1564.362305</text:p>
              </table:table-cell>
              <table:table-cell office:value-type="float" office:value="1567.622925">
                <text:p>1567.622925</text:p>
              </table:table-cell>
              <table:table-cell office:value-type="float" office:value="1564.532837">
                <text:p>1564.532837</text:p>
              </table:table-cell>
              <table:table-cell office:value-type="float" office:value="1565.564697">
                <text:p>1565.564697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563.002197">
                <text:p>1563.002197</text:p>
              </table:table-cell>
              <table:table-cell office:value-type="float" office:value="1564.534546">
                <text:p>1564.534546</text:p>
              </table:table-cell>
              <table:table-cell office:value-type="float" office:value="1564.151855">
                <text:p>1564.151855</text:p>
              </table:table-cell>
              <table:table-cell office:value-type="float" office:value="1564.24353">
                <text:p>1564.243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3.777832">
                <text:p>1563.777832</text:p>
              </table:table-cell>
              <table:table-cell office:value-type="float" office:value="1560.098999">
                <text:p>1560.098999</text:p>
              </table:table-cell>
              <table:table-cell office:value-type="float" office:value="1566.042358">
                <text:p>1566.042358</text:p>
              </table:table-cell>
              <table:table-cell office:value-type="float" office:value="1561.216187">
                <text:p>1561.216187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562.835938">
                <text:p>1562.835938</text:p>
              </table:table-cell>
              <table:table-cell office:value-type="float" office:value="1565.351196">
                <text:p>1565.351196</text:p>
              </table:table-cell>
              <table:table-cell office:value-type="float" office:value="1565.701416">
                <text:p>1565.701416</text:p>
              </table:table-cell>
              <table:table-cell office:value-type="float" office:value="1562.802002">
                <text:p>1562.802002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568.677246">
                <text:p>1568.677246</text:p>
              </table:table-cell>
              <table:table-cell office:value-type="float" office:value="1559.38269">
                <text:p>1559.38269</text:p>
              </table:table-cell>
              <table:table-cell office:value-type="float" office:value="1565.732178">
                <text:p>1565.732178</text:p>
              </table:table-cell>
              <table:table-cell office:value-type="float" office:value="1563.543091">
                <text:p>1563.54309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1565.36731">
                <text:p>1565.36731</text:p>
              </table:table-cell>
              <table:table-cell office:value-type="float" office:value="1565.607178">
                <text:p>1565.607178</text:p>
              </table:table-cell>
              <table:table-cell office:value-type="float" office:value="1565.365234">
                <text:p>1565.365234</text:p>
              </table:table-cell>
              <table:table-cell office:value-type="float" office:value="1564.548584">
                <text:p>1564.548584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562.278931">
                <text:p>1562.278931</text:p>
              </table:table-cell>
              <table:table-cell office:value-type="float" office:value="1562.737793">
                <text:p>1562.737793</text:p>
              </table:table-cell>
              <table:table-cell office:value-type="float" office:value="1563.984131">
                <text:p>1563.984131</text:p>
              </table:table-cell>
              <table:table-cell office:value-type="float" office:value="1560.373779">
                <text:p>1560.3737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66.385498">
                <text:p>1566.385498</text:p>
              </table:table-cell>
              <table:table-cell office:value-type="float" office:value="1564.434326">
                <text:p>1564.434326</text:p>
              </table:table-cell>
              <table:table-cell office:value-type="float" office:value="1565.946533">
                <text:p>1565.946533</text:p>
              </table:table-cell>
              <table:table-cell office:value-type="float" office:value="1565.497681">
                <text:p>1565.497681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564.882202">
                <text:p>1564.882202</text:p>
              </table:table-cell>
              <table:table-cell office:value-type="float" office:value="1561.606445">
                <text:p>1561.606445</text:p>
              </table:table-cell>
              <table:table-cell office:value-type="float" office:value="1562.671753">
                <text:p>1562.671753</text:p>
              </table:table-cell>
              <table:table-cell office:value-type="float" office:value="1562.059204">
                <text:p>1562.059204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565.491333">
                <text:p>1565.491333</text:p>
              </table:table-cell>
              <table:table-cell office:value-type="float" office:value="1564.737427">
                <text:p>1564.737427</text:p>
              </table:table-cell>
              <table:table-cell office:value-type="float" office:value="1565.50415">
                <text:p>1565.50415</text:p>
              </table:table-cell>
              <table:table-cell office:value-type="float" office:value="1563.383545">
                <text:p>1563.38354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563.70459">
                <text:p>1563.70459</text:p>
              </table:table-cell>
              <table:table-cell office:value-type="float" office:value="1567.089111">
                <text:p>1567.089111</text:p>
              </table:table-cell>
              <table:table-cell office:value-type="float" office:value="1565.987549">
                <text:p>1565.987549</text:p>
              </table:table-cell>
              <table:table-cell office:value-type="float" office:value="1565.936523">
                <text:p>1565.936523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526.820679">
                <text:p>1526.820679</text:p>
              </table:table-cell>
              <table:table-cell office:value-type="float" office:value="1572.271484">
                <text:p>1572.271484</text:p>
              </table:table-cell>
              <table:table-cell office:value-type="float" office:value="1597.372925">
                <text:p>1597.372925</text:p>
              </table:table-cell>
              <table:table-cell office:value-type="float" office:value="1616.860229">
                <text:p>1616.8602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34.9729">
                <text:p>1634.9729</text:p>
              </table:table-cell>
              <table:table-cell office:value-type="float" office:value="1644.462036">
                <text:p>1644.462036</text:p>
              </table:table-cell>
              <table:table-cell office:value-type="float" office:value="1631.850098">
                <text:p>1631.850098</text:p>
              </table:table-cell>
              <table:table-cell office:value-type="float" office:value="1653.163574">
                <text:p>1653.163574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707.688843">
                <text:p>1707.688843</text:p>
              </table:table-cell>
              <table:table-cell office:value-type="float" office:value="1701.778809">
                <text:p>1701.778809</text:p>
              </table:table-cell>
              <table:table-cell office:value-type="float" office:value="1702.10498">
                <text:p>1702.10498</text:p>
              </table:table-cell>
              <table:table-cell office:value-type="float" office:value="1708.8302">
                <text:p>1708.8302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744.298706">
                <text:p>1744.298706</text:p>
              </table:table-cell>
              <table:table-cell office:value-type="float" office:value="1755.172852">
                <text:p>1755.172852</text:p>
              </table:table-cell>
              <table:table-cell office:value-type="float" office:value="1749.542358">
                <text:p>1749.542358</text:p>
              </table:table-cell>
              <table:table-cell office:value-type="float" office:value="1754.932861">
                <text:p>1754.932861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697.225586">
                <text:p>1697.225586</text:p>
              </table:table-cell>
              <table:table-cell office:value-type="float" office:value="1717.952515">
                <text:p>1717.952515</text:p>
              </table:table-cell>
              <table:table-cell office:value-type="float" office:value="1707.559326">
                <text:p>1707.559326</text:p>
              </table:table-cell>
              <table:table-cell office:value-type="float" office:value="1713.455933">
                <text:p>1713.455933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719.295776">
                <text:p>1719.295776</text:p>
              </table:table-cell>
              <table:table-cell office:value-type="float" office:value="1758.762573">
                <text:p>1758.762573</text:p>
              </table:table-cell>
              <table:table-cell office:value-type="float" office:value="1726.240479">
                <text:p>1726.240479</text:p>
              </table:table-cell>
              <table:table-cell office:value-type="float" office:value="1755.769653">
                <text:p>1755.7696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10.356934">
                <text:p>1710.356934</text:p>
              </table:table-cell>
              <table:table-cell office:value-type="float" office:value="1753.029541">
                <text:p>1753.029541</text:p>
              </table:table-cell>
              <table:table-cell office:value-type="float" office:value="1719.632568">
                <text:p>1719.632568</text:p>
              </table:table-cell>
              <table:table-cell office:value-type="float" office:value="1751.128418">
                <text:p>1751.128418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713.479248">
                <text:p>1713.479248</text:p>
              </table:table-cell>
              <table:table-cell office:value-type="float" office:value="1747.611084">
                <text:p>1747.611084</text:p>
              </table:table-cell>
              <table:table-cell office:value-type="float" office:value="1725.049805">
                <text:p>1725.049805</text:p>
              </table:table-cell>
              <table:table-cell office:value-type="float" office:value="1745.074829">
                <text:p>1745.074829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715.628784">
                <text:p>1715.628784</text:p>
              </table:table-cell>
              <table:table-cell office:value-type="float" office:value="1778.533936">
                <text:p>1778.533936</text:p>
              </table:table-cell>
              <table:table-cell office:value-type="float" office:value="1726.350952">
                <text:p>1726.350952</text:p>
              </table:table-cell>
              <table:table-cell office:value-type="float" office:value="1781.283325">
                <text:p>1781.283325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718.989746">
                <text:p>1718.989746</text:p>
              </table:table-cell>
              <table:table-cell office:value-type="float" office:value="1761.371582">
                <text:p>1761.371582</text:p>
              </table:table-cell>
              <table:table-cell office:value-type="float" office:value="1731.613525">
                <text:p>1731.613525</text:p>
              </table:table-cell>
              <table:table-cell office:value-type="float" office:value="1756.305542">
                <text:p>1756.305542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761.727783">
                <text:p>1761.727783</text:p>
              </table:table-cell>
              <table:table-cell office:value-type="float" office:value="1801.446777">
                <text:p>1801.446777</text:p>
              </table:table-cell>
              <table:table-cell office:value-type="float" office:value="1770.724731">
                <text:p>1770.724731</text:p>
              </table:table-cell>
              <table:table-cell office:value-type="float" office:value="1799.475586">
                <text:p>1799.4755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79.422119">
                <text:p>1779.422119</text:p>
              </table:table-cell>
              <table:table-cell office:value-type="float" office:value="1856.337646">
                <text:p>1856.337646</text:p>
              </table:table-cell>
              <table:table-cell office:value-type="float" office:value="1788.398438">
                <text:p>1788.398438</text:p>
              </table:table-cell>
              <table:table-cell office:value-type="float" office:value="1854.374023">
                <text:p>1854.374023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798.062012">
                <text:p>1798.062012</text:p>
              </table:table-cell>
              <table:table-cell office:value-type="float" office:value="1877.89624">
                <text:p>1877.89624</text:p>
              </table:table-cell>
              <table:table-cell office:value-type="float" office:value="1809.276123">
                <text:p>1809.276123</text:p>
              </table:table-cell>
              <table:table-cell office:value-type="float" office:value="1879.335693">
                <text:p>1879.335693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848.925293">
                <text:p>1848.925293</text:p>
              </table:table-cell>
              <table:table-cell office:value-type="float" office:value="1895.109253">
                <text:p>1895.109253</text:p>
              </table:table-cell>
              <table:table-cell office:value-type="float" office:value="1868.308594">
                <text:p>1868.308594</text:p>
              </table:table-cell>
              <table:table-cell office:value-type="float" office:value="1885.678711">
                <text:p>1885.678711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842.644531">
                <text:p>1842.644531</text:p>
              </table:table-cell>
              <table:table-cell office:value-type="float" office:value="1940.888672">
                <text:p>1940.888672</text:p>
              </table:table-cell>
              <table:table-cell office:value-type="float" office:value="1860.670898">
                <text:p>1860.670898</text:p>
              </table:table-cell>
              <table:table-cell office:value-type="float" office:value="1929.886597">
                <text:p>1929.886597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849.888916">
                <text:p>1849.888916</text:p>
              </table:table-cell>
              <table:table-cell office:value-type="float" office:value="1983.717529">
                <text:p>1983.717529</text:p>
              </table:table-cell>
              <table:table-cell office:value-type="float" office:value="1866.67334">
                <text:p>1866.67334</text:p>
              </table:table-cell>
              <table:table-cell office:value-type="float" office:value="1972.550415">
                <text:p>1972.5504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78.054932">
                <text:p>1878.054932</text:p>
              </table:table-cell>
              <table:table-cell office:value-type="float" office:value="1930.480347">
                <text:p>1930.480347</text:p>
              </table:table-cell>
              <table:table-cell office:value-type="float" office:value="1890.120728">
                <text:p>1890.120728</text:p>
              </table:table-cell>
              <table:table-cell office:value-type="float" office:value="1935.285278">
                <text:p>1935.285278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862.431152">
                <text:p>1862.431152</text:p>
              </table:table-cell>
              <table:table-cell office:value-type="float" office:value="1964.714966">
                <text:p>1964.714966</text:p>
              </table:table-cell>
              <table:table-cell office:value-type="float" office:value="1870.614746">
                <text:p>1870.614746</text:p>
              </table:table-cell>
              <table:table-cell office:value-type="float" office:value="1975.108765">
                <text:p>1975.108765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821.615845">
                <text:p>1821.615845</text:p>
              </table:table-cell>
              <table:table-cell office:value-type="float" office:value="1965.585449">
                <text:p>1965.585449</text:p>
              </table:table-cell>
              <table:table-cell office:value-type="float" office:value="1835.698608">
                <text:p>1835.698608</text:p>
              </table:table-cell>
              <table:table-cell office:value-type="float" office:value="1970.588135">
                <text:p>1970.588135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827.276978">
                <text:p>1827.276978</text:p>
              </table:table-cell>
              <table:table-cell office:value-type="float" office:value="1952.229248">
                <text:p>1952.229248</text:p>
              </table:table-cell>
              <table:table-cell office:value-type="float" office:value="1847.24585">
                <text:p>1847.24585</text:p>
              </table:table-cell>
              <table:table-cell office:value-type="float" office:value="1939.685303">
                <text:p>1939.685303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846.618896">
                <text:p>1846.618896</text:p>
              </table:table-cell>
              <table:table-cell office:value-type="float" office:value="1955.077637">
                <text:p>1955.077637</text:p>
              </table:table-cell>
              <table:table-cell office:value-type="float" office:value="1861.676758">
                <text:p>1861.676758</text:p>
              </table:table-cell>
              <table:table-cell office:value-type="float" office:value="1953.089966">
                <text:p>1953.0899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28.580322">
                <text:p>1828.580322</text:p>
              </table:table-cell>
              <table:table-cell office:value-type="float" office:value="1962.331665">
                <text:p>1962.331665</text:p>
              </table:table-cell>
              <table:table-cell office:value-type="float" office:value="1845.371704">
                <text:p>1845.371704</text:p>
              </table:table-cell>
              <table:table-cell office:value-type="float" office:value="1957.317017">
                <text:p>1957.317017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833.701904">
                <text:p>1833.701904</text:p>
              </table:table-cell>
              <table:table-cell office:value-type="float" office:value="1959.423218">
                <text:p>1959.423218</text:p>
              </table:table-cell>
              <table:table-cell office:value-type="float" office:value="1851.394043">
                <text:p>1851.394043</text:p>
              </table:table-cell>
              <table:table-cell office:value-type="float" office:value="1956.498047">
                <text:p>1956.498047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848.249512">
                <text:p>1848.249512</text:p>
              </table:table-cell>
              <table:table-cell office:value-type="float" office:value="1947.648682">
                <text:p>1947.648682</text:p>
              </table:table-cell>
              <table:table-cell office:value-type="float" office:value="1864.695801">
                <text:p>1864.695801</text:p>
              </table:table-cell>
              <table:table-cell office:value-type="float" office:value="1938.212646">
                <text:p>1938.212646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837.223633">
                <text:p>1837.223633</text:p>
              </table:table-cell>
              <table:table-cell office:value-type="float" office:value="1962.464478">
                <text:p>1962.464478</text:p>
              </table:table-cell>
              <table:table-cell office:value-type="float" office:value="1852.172852">
                <text:p>1852.172852</text:p>
              </table:table-cell>
              <table:table-cell office:value-type="float" office:value="1958.085693">
                <text:p>1958.085693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839.013428">
                <text:p>1839.013428</text:p>
              </table:table-cell>
              <table:table-cell office:value-type="float" office:value="1959.801392">
                <text:p>1959.801392</text:p>
              </table:table-cell>
              <table:table-cell office:value-type="float" office:value="1856.636719">
                <text:p>1856.636719</text:p>
              </table:table-cell>
              <table:table-cell office:value-type="float" office:value="1955.785645">
                <text:p>1955.7856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8.684814">
                <text:p>1848.684814</text:p>
              </table:table-cell>
              <table:table-cell office:value-type="float" office:value="1947.173096">
                <text:p>1947.173096</text:p>
              </table:table-cell>
              <table:table-cell office:value-type="float" office:value="1870.526367">
                <text:p>1870.526367</text:p>
              </table:table-cell>
              <table:table-cell office:value-type="float" office:value="1936.752441">
                <text:p>1936.752441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839.573853">
                <text:p>1839.573853</text:p>
              </table:table-cell>
              <table:table-cell office:value-type="float" office:value="1985.044922">
                <text:p>1985.044922</text:p>
              </table:table-cell>
              <table:table-cell office:value-type="float" office:value="1855.399658">
                <text:p>1855.399658</text:p>
              </table:table-cell>
              <table:table-cell office:value-type="float" office:value="1982.21875">
                <text:p>1982.21875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839.19104">
                <text:p>1839.19104</text:p>
              </table:table-cell>
              <table:table-cell office:value-type="float" office:value="1962.685425">
                <text:p>1962.685425</text:p>
              </table:table-cell>
              <table:table-cell office:value-type="float" office:value="1858.129272">
                <text:p>1858.129272</text:p>
              </table:table-cell>
              <table:table-cell office:value-type="float" office:value="1959.210938">
                <text:p>1959.210938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854.660522">
                <text:p>1854.660522</text:p>
              </table:table-cell>
              <table:table-cell office:value-type="float" office:value="1954.675293">
                <text:p>1954.675293</text:p>
              </table:table-cell>
              <table:table-cell office:value-type="float" office:value="1875.292969">
                <text:p>1875.292969</text:p>
              </table:table-cell>
              <table:table-cell office:value-type="float" office:value="1944.047241">
                <text:p>1944.04724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836.230835">
                <text:p>1836.230835</text:p>
              </table:table-cell>
              <table:table-cell office:value-type="float" office:value="1967.806763">
                <text:p>1967.806763</text:p>
              </table:table-cell>
              <table:table-cell office:value-type="float" office:value="1852.564209">
                <text:p>1852.564209</text:p>
              </table:table-cell>
              <table:table-cell office:value-type="float" office:value="1965.113525">
                <text:p>1965.1135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44.418091">
                <text:p>1844.418091</text:p>
              </table:table-cell>
              <table:table-cell office:value-type="float" office:value="1969.95813">
                <text:p>1969.95813</text:p>
              </table:table-cell>
              <table:table-cell office:value-type="float" office:value="1861.674927">
                <text:p>1861.674927</text:p>
              </table:table-cell>
              <table:table-cell office:value-type="float" office:value="1965.033081">
                <text:p>1965.033081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850.395508">
                <text:p>1850.395508</text:p>
              </table:table-cell>
              <table:table-cell office:value-type="float" office:value="1961.476807">
                <text:p>1961.476807</text:p>
              </table:table-cell>
              <table:table-cell office:value-type="float" office:value="1873.432739">
                <text:p>1873.432739</text:p>
              </table:table-cell>
              <table:table-cell office:value-type="float" office:value="1954.636475">
                <text:p>1954.636475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848.235474">
                <text:p>1848.235474</text:p>
              </table:table-cell>
              <table:table-cell office:value-type="float" office:value="1982.128662">
                <text:p>1982.128662</text:p>
              </table:table-cell>
              <table:table-cell office:value-type="float" office:value="1862.315796">
                <text:p>1862.315796</text:p>
              </table:table-cell>
              <table:table-cell office:value-type="float" office:value="1979.362671">
                <text:p>1979.362671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850.630249">
                <text:p>1850.630249</text:p>
              </table:table-cell>
              <table:table-cell office:value-type="float" office:value="1967.358276">
                <text:p>1967.358276</text:p>
              </table:table-cell>
              <table:table-cell office:value-type="float" office:value="1868.773926">
                <text:p>1868.773926</text:p>
              </table:table-cell>
              <table:table-cell office:value-type="float" office:value="1960.435913">
                <text:p>1960.435913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855.055054">
                <text:p>1855.055054</text:p>
              </table:table-cell>
              <table:table-cell office:value-type="float" office:value="1979.176514">
                <text:p>1979.176514</text:p>
              </table:table-cell>
              <table:table-cell office:value-type="float" office:value="1872.588989">
                <text:p>1872.588989</text:p>
              </table:table-cell>
              <table:table-cell office:value-type="float" office:value="1973.378906">
                <text:p>1973.3789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46.509766">
                <text:p>1846.509766</text:p>
              </table:table-cell>
              <table:table-cell office:value-type="float" office:value="1990.442383">
                <text:p>1990.442383</text:p>
              </table:table-cell>
              <table:table-cell office:value-type="float" office:value="1863.777832">
                <text:p>1863.777832</text:p>
              </table:table-cell>
              <table:table-cell office:value-type="float" office:value="1983.127075">
                <text:p>1983.127075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853.467773">
                <text:p>1853.467773</text:p>
              </table:table-cell>
              <table:table-cell office:value-type="float" office:value="1963.251465">
                <text:p>1963.251465</text:p>
              </table:table-cell>
              <table:table-cell office:value-type="float" office:value="1869.227539">
                <text:p>1869.227539</text:p>
              </table:table-cell>
              <table:table-cell office:value-type="float" office:value="1960.642334">
                <text:p>1960.642334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852.715454">
                <text:p>1852.715454</text:p>
              </table:table-cell>
              <table:table-cell office:value-type="float" office:value="1980.486572">
                <text:p>1980.486572</text:p>
              </table:table-cell>
              <table:table-cell office:value-type="float" office:value="1871.490234">
                <text:p>1871.490234</text:p>
              </table:table-cell>
              <table:table-cell office:value-type="float" office:value="1973.818848">
                <text:p>1973.818848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841.966919">
                <text:p>1841.966919</text:p>
              </table:table-cell>
              <table:table-cell office:value-type="float" office:value="1982.160889">
                <text:p>1982.160889</text:p>
              </table:table-cell>
              <table:table-cell office:value-type="float" office:value="1858.825684">
                <text:p>1858.825684</text:p>
              </table:table-cell>
              <table:table-cell office:value-type="float" office:value="1977.696533">
                <text:p>1977.696533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852.39856">
                <text:p>1852.39856</text:p>
              </table:table-cell>
              <table:table-cell office:value-type="float" office:value="1957.166016">
                <text:p>1957.166016</text:p>
              </table:table-cell>
              <table:table-cell office:value-type="float" office:value="1871.489746">
                <text:p>1871.489746</text:p>
              </table:table-cell>
              <table:table-cell office:value-type="float" office:value="1949.262939">
                <text:p>1949.2629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54.093262">
                <text:p>1854.093262</text:p>
              </table:table-cell>
              <table:table-cell office:value-type="float" office:value="1981.80127">
                <text:p>1981.80127</text:p>
              </table:table-cell>
              <table:table-cell office:value-type="float" office:value="1872.878418">
                <text:p>1872.878418</text:p>
              </table:table-cell>
              <table:table-cell office:value-type="float" office:value="1976.29248">
                <text:p>1976.29248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842.45874">
                <text:p>1842.45874</text:p>
              </table:table-cell>
              <table:table-cell office:value-type="float" office:value="1989.417358">
                <text:p>1989.417358</text:p>
              </table:table-cell>
              <table:table-cell office:value-type="float" office:value="1858.037598">
                <text:p>1858.037598</text:p>
              </table:table-cell>
              <table:table-cell office:value-type="float" office:value="1989.791504">
                <text:p>1989.791504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858.618896">
                <text:p>1858.618896</text:p>
              </table:table-cell>
              <table:table-cell office:value-type="float" office:value="1966.511353">
                <text:p>1966.511353</text:p>
              </table:table-cell>
              <table:table-cell office:value-type="float" office:value="1878.545654">
                <text:p>1878.545654</text:p>
              </table:table-cell>
              <table:table-cell office:value-type="float" office:value="1957.686523">
                <text:p>1957.686523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861.208984">
                <text:p>1861.208984</text:p>
              </table:table-cell>
              <table:table-cell office:value-type="float" office:value="1977.365356">
                <text:p>1977.365356</text:p>
              </table:table-cell>
              <table:table-cell office:value-type="float" office:value="1878.318115">
                <text:p>1878.318115</text:p>
              </table:table-cell>
              <table:table-cell office:value-type="float" office:value="1966.554688">
                <text:p>1966.554688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832.992432">
                <text:p>1832.992432</text:p>
              </table:table-cell>
              <table:table-cell office:value-type="float" office:value="1996.991821">
                <text:p>1996.991821</text:p>
              </table:table-cell>
              <table:table-cell office:value-type="float" office:value="1847.262451">
                <text:p>1847.262451</text:p>
              </table:table-cell>
              <table:table-cell office:value-type="float" office:value="1993.342529">
                <text:p>1993.3425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50.368286">
                <text:p>1850.368286</text:p>
              </table:table-cell>
              <table:table-cell office:value-type="float" office:value="1981.114258">
                <text:p>1981.114258</text:p>
              </table:table-cell>
              <table:table-cell office:value-type="float" office:value="1869.182861">
                <text:p>1869.182861</text:p>
              </table:table-cell>
              <table:table-cell office:value-type="float" office:value="1974.213745">
                <text:p>1974.213745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869.605957">
                <text:p>1869.605957</text:p>
              </table:table-cell>
              <table:table-cell office:value-type="float" office:value="1952.254028">
                <text:p>1952.254028</text:p>
              </table:table-cell>
              <table:table-cell office:value-type="float" office:value="1889.325439">
                <text:p>1889.325439</text:p>
              </table:table-cell>
              <table:table-cell office:value-type="float" office:value="1948.668457">
                <text:p>1948.668457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823.926758">
                <text:p>1823.926758</text:p>
              </table:table-cell>
              <table:table-cell office:value-type="float" office:value="1998.309448">
                <text:p>1998.309448</text:p>
              </table:table-cell>
              <table:table-cell office:value-type="float" office:value="1840.101318">
                <text:p>1840.101318</text:p>
              </table:table-cell>
              <table:table-cell office:value-type="float" office:value="1988.103638">
                <text:p>1988.103638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852.478149">
                <text:p>1852.478149</text:p>
              </table:table-cell>
              <table:table-cell office:value-type="float" office:value="1995.082397">
                <text:p>1995.082397</text:p>
              </table:table-cell>
              <table:table-cell office:value-type="float" office:value="1875.800781">
                <text:p>1875.800781</text:p>
              </table:table-cell>
              <table:table-cell office:value-type="float" office:value="1988.669922">
                <text:p>1988.669922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869.473877">
                <text:p>1869.473877</text:p>
              </table:table-cell>
              <table:table-cell office:value-type="float" office:value="1955.954834">
                <text:p>1955.954834</text:p>
              </table:table-cell>
              <table:table-cell office:value-type="float" office:value="1892.716431">
                <text:p>1892.716431</text:p>
              </table:table-cell>
              <table:table-cell office:value-type="float" office:value="1944.489624">
                <text:p>1944.4896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36.408936">
                <text:p>1836.408936</text:p>
              </table:table-cell>
              <table:table-cell office:value-type="float" office:value="1997.250488">
                <text:p>1997.250488</text:p>
              </table:table-cell>
              <table:table-cell office:value-type="float" office:value="1850.382324">
                <text:p>1850.382324</text:p>
              </table:table-cell>
              <table:table-cell office:value-type="float" office:value="1992.984497">
                <text:p>1992.984497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838.085938">
                <text:p>1838.085938</text:p>
              </table:table-cell>
              <table:table-cell office:value-type="float" office:value="1995.849609">
                <text:p>1995.849609</text:p>
              </table:table-cell>
              <table:table-cell office:value-type="float" office:value="1857.678711">
                <text:p>1857.678711</text:p>
              </table:table-cell>
              <table:table-cell office:value-type="float" office:value="1990.910645">
                <text:p>1990.910645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865.554199">
                <text:p>1865.554199</text:p>
              </table:table-cell>
              <table:table-cell office:value-type="float" office:value="1964.23938">
                <text:p>1964.23938</text:p>
              </table:table-cell>
              <table:table-cell office:value-type="float" office:value="1887.623413">
                <text:p>1887.623413</text:p>
              </table:table-cell>
              <table:table-cell office:value-type="float" office:value="1952.646729">
                <text:p>1952.646729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864.501099">
                <text:p>1864.501099</text:p>
              </table:table-cell>
              <table:table-cell office:value-type="float" office:value="1983.351807">
                <text:p>1983.351807</text:p>
              </table:table-cell>
              <table:table-cell office:value-type="float" office:value="1883.134644">
                <text:p>1883.134644</text:p>
              </table:table-cell>
              <table:table-cell office:value-type="float" office:value="1971.785767">
                <text:p>1971.785767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1834.754395">
                <text:p>1834.754395</text:p>
              </table:table-cell>
              <table:table-cell office:value-type="float" office:value="1996.529907">
                <text:p>1996.529907</text:p>
              </table:table-cell>
              <table:table-cell office:value-type="float" office:value="1849.062378">
                <text:p>1849.062378</text:p>
              </table:table-cell>
              <table:table-cell office:value-type="float" office:value="1994.473389">
                <text:p>1994.47338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64.598877">
                <text:p>1864.598877</text:p>
              </table:table-cell>
              <table:table-cell office:value-type="float" office:value="1984.412842">
                <text:p>1984.412842</text:p>
              </table:table-cell>
              <table:table-cell office:value-type="float" office:value="1890.766724">
                <text:p>1890.766724</text:p>
              </table:table-cell>
              <table:table-cell office:value-type="float" office:value="1970.15332">
                <text:p>1970.15332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855.16626">
                <text:p>1855.16626</text:p>
              </table:table-cell>
              <table:table-cell office:value-type="float" office:value="1933.453491">
                <text:p>1933.453491</text:p>
              </table:table-cell>
              <table:table-cell office:value-type="float" office:value="1875.700439">
                <text:p>1875.700439</text:p>
              </table:table-cell>
              <table:table-cell office:value-type="float" office:value="1925.432129">
                <text:p>1925.432129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789.127563">
                <text:p>1789.127563</text:p>
              </table:table-cell>
              <table:table-cell office:value-type="float" office:value="1970.657837">
                <text:p>1970.657837</text:p>
              </table:table-cell>
              <table:table-cell office:value-type="float" office:value="1796.37793">
                <text:p>1796.37793</text:p>
              </table:table-cell>
              <table:table-cell office:value-type="float" office:value="1976.256592">
                <text:p>1976.256592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751.821411">
                <text:p>1751.821411</text:p>
              </table:table-cell>
              <table:table-cell office:value-type="float" office:value="1906.302246">
                <text:p>1906.302246</text:p>
              </table:table-cell>
              <table:table-cell office:value-type="float" office:value="1764.467773">
                <text:p>1764.467773</text:p>
              </table:table-cell>
              <table:table-cell office:value-type="float" office:value="1907.196533">
                <text:p>1907.196533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1767.373901">
                <text:p>1767.373901</text:p>
              </table:table-cell>
              <table:table-cell office:value-type="float" office:value="1857.054077">
                <text:p>1857.054077</text:p>
              </table:table-cell>
              <table:table-cell office:value-type="float" office:value="1783.953979">
                <text:p>1783.953979</text:p>
              </table:table-cell>
              <table:table-cell office:value-type="float" office:value="1853.711182">
                <text:p>1853.71118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21.364258">
                <text:p>1721.364258</text:p>
              </table:table-cell>
              <table:table-cell office:value-type="float" office:value="1885.491943">
                <text:p>1885.491943</text:p>
              </table:table-cell>
              <table:table-cell office:value-type="float" office:value="1733.02417">
                <text:p>1733.02417</text:p>
              </table:table-cell>
              <table:table-cell office:value-type="float" office:value="1885.880127">
                <text:p>1885.880127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696.473999">
                <text:p>1696.473999</text:p>
              </table:table-cell>
              <table:table-cell office:value-type="float" office:value="1831.347168">
                <text:p>1831.347168</text:p>
              </table:table-cell>
              <table:table-cell office:value-type="float" office:value="1711.12085">
                <text:p>1711.12085</text:p>
              </table:table-cell>
              <table:table-cell office:value-type="float" office:value="1833.258667">
                <text:p>1833.258667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1712.905884">
                <text:p>1712.905884</text:p>
              </table:table-cell>
              <table:table-cell office:value-type="float" office:value="1789.410767">
                <text:p>1789.410767</text:p>
              </table:table-cell>
              <table:table-cell office:value-type="float" office:value="1725.328003">
                <text:p>1725.328003</text:p>
              </table:table-cell>
              <table:table-cell office:value-type="float" office:value="1785.925903">
                <text:p>1785.925903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1671.033203">
                <text:p>1671.033203</text:p>
              </table:table-cell>
              <table:table-cell office:value-type="float" office:value="1807.515991">
                <text:p>1807.515991</text:p>
              </table:table-cell>
              <table:table-cell office:value-type="float" office:value="1683.717285">
                <text:p>1683.717285</text:p>
              </table:table-cell>
              <table:table-cell office:value-type="float" office:value="1804.717773">
                <text:p>1804.717773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1649.72644">
                <text:p>1649.72644</text:p>
              </table:table-cell>
              <table:table-cell office:value-type="float" office:value="1787.975708">
                <text:p>1787.975708</text:p>
              </table:table-cell>
              <table:table-cell office:value-type="float" office:value="1671.339355">
                <text:p>1671.339355</text:p>
              </table:table-cell>
              <table:table-cell office:value-type="float" office:value="1765.413818">
                <text:p>1765.4138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72.151855">
                <text:p>1672.151855</text:p>
              </table:table-cell>
              <table:table-cell office:value-type="float" office:value="1746.398438">
                <text:p>1746.398438</text:p>
              </table:table-cell>
              <table:table-cell office:value-type="float" office:value="1674.501221">
                <text:p>1674.501221</text:p>
              </table:table-cell>
              <table:table-cell office:value-type="float" office:value="1744.530273">
                <text:p>1744.530273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645.593384">
                <text:p>1645.593384</text:p>
              </table:table-cell>
              <table:table-cell office:value-type="float" office:value="1743.421753">
                <text:p>1743.421753</text:p>
              </table:table-cell>
              <table:table-cell office:value-type="float" office:value="1657.427612">
                <text:p>1657.427612</text:p>
              </table:table-cell>
              <table:table-cell office:value-type="float" office:value="1747.439087">
                <text:p>1747.439087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640.161377">
                <text:p>1640.161377</text:p>
              </table:table-cell>
              <table:table-cell office:value-type="float" office:value="1726.863037">
                <text:p>1726.863037</text:p>
              </table:table-cell>
              <table:table-cell office:value-type="float" office:value="1646.451782">
                <text:p>1646.451782</text:p>
              </table:table-cell>
              <table:table-cell office:value-type="float" office:value="1730.151733">
                <text:p>1730.151733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629.072021">
                <text:p>1629.072021</text:p>
              </table:table-cell>
              <table:table-cell office:value-type="float" office:value="1717.997559">
                <text:p>1717.997559</text:p>
              </table:table-cell>
              <table:table-cell office:value-type="float" office:value="1641.234131">
                <text:p>1641.234131</text:p>
              </table:table-cell>
              <table:table-cell office:value-type="float" office:value="1715.434082">
                <text:p>1715.434082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622.765503">
                <text:p>1622.765503</text:p>
              </table:table-cell>
              <table:table-cell office:value-type="float" office:value="1699.862549">
                <text:p>1699.862549</text:p>
              </table:table-cell>
              <table:table-cell office:value-type="float" office:value="1630.434326">
                <text:p>1630.434326</text:p>
              </table:table-cell>
              <table:table-cell office:value-type="float" office:value="1698.168701">
                <text:p>1698.1687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11.473511">
                <text:p>1611.473511</text:p>
              </table:table-cell>
              <table:table-cell office:value-type="float" office:value="1697.010864">
                <text:p>1697.010864</text:p>
              </table:table-cell>
              <table:table-cell office:value-type="float" office:value="1625.598755">
                <text:p>1625.598755</text:p>
              </table:table-cell>
              <table:table-cell office:value-type="float" office:value="1683.88623">
                <text:p>1683.88623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611.454956">
                <text:p>1611.454956</text:p>
              </table:table-cell>
              <table:table-cell office:value-type="float" office:value="1681.098877">
                <text:p>1681.098877</text:p>
              </table:table-cell>
              <table:table-cell office:value-type="float" office:value="1613.994873">
                <text:p>1613.994873</text:p>
              </table:table-cell>
              <table:table-cell office:value-type="float" office:value="1679.146729">
                <text:p>1679.146729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610.564087">
                <text:p>1610.564087</text:p>
              </table:table-cell>
              <table:table-cell office:value-type="float" office:value="1666.046875">
                <text:p>1666.046875</text:p>
              </table:table-cell>
              <table:table-cell office:value-type="float" office:value="1614.967285">
                <text:p>1614.967285</text:p>
              </table:table-cell>
              <table:table-cell office:value-type="float" office:value="1668.238647">
                <text:p>1668.238647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600.681274">
                <text:p>1600.681274</text:p>
              </table:table-cell>
              <table:table-cell office:value-type="float" office:value="1662.49707">
                <text:p>1662.49707</text:p>
              </table:table-cell>
              <table:table-cell office:value-type="float" office:value="1612.097656">
                <text:p>1612.097656</text:p>
              </table:table-cell>
              <table:table-cell office:value-type="float" office:value="1662.922852">
                <text:p>1662.922852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597.201904">
                <text:p>1597.201904</text:p>
              </table:table-cell>
              <table:table-cell office:value-type="float" office:value="1659.273315">
                <text:p>1659.273315</text:p>
              </table:table-cell>
              <table:table-cell office:value-type="float" office:value="1604.7771">
                <text:p>1604.7771</text:p>
              </table:table-cell>
              <table:table-cell office:value-type="float" office:value="1651.792114">
                <text:p>1651.7921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96.520386">
                <text:p>1596.520386</text:p>
              </table:table-cell>
              <table:table-cell office:value-type="float" office:value="1647.378662">
                <text:p>1647.378662</text:p>
              </table:table-cell>
              <table:table-cell office:value-type="float" office:value="1599.189209">
                <text:p>1599.189209</text:p>
              </table:table-cell>
              <table:table-cell office:value-type="float" office:value="1648.970459">
                <text:p>1648.970459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591.060547">
                <text:p>1591.060547</text:p>
              </table:table-cell>
              <table:table-cell office:value-type="float" office:value="1638.863037">
                <text:p>1638.863037</text:p>
              </table:table-cell>
              <table:table-cell office:value-type="float" office:value="1596.282471">
                <text:p>1596.282471</text:p>
              </table:table-cell>
              <table:table-cell office:value-type="float" office:value="1641.814575">
                <text:p>1641.814575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588.460815">
                <text:p>1588.460815</text:p>
              </table:table-cell>
              <table:table-cell office:value-type="float" office:value="1636.221924">
                <text:p>1636.221924</text:p>
              </table:table-cell>
              <table:table-cell office:value-type="float" office:value="1594.60083">
                <text:p>1594.60083</text:p>
              </table:table-cell>
              <table:table-cell office:value-type="float" office:value="1637.85791">
                <text:p>1637.85791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1587.380981">
                <text:p>1587.380981</text:p>
              </table:table-cell>
              <table:table-cell office:value-type="float" office:value="1628.159302">
                <text:p>1628.159302</text:p>
              </table:table-cell>
              <table:table-cell office:value-type="float" office:value="1594.150879">
                <text:p>1594.150879</text:p>
              </table:table-cell>
              <table:table-cell office:value-type="float" office:value="1626.959351">
                <text:p>1626.959351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1586.258179">
                <text:p>1586.258179</text:p>
              </table:table-cell>
              <table:table-cell office:value-type="float" office:value="1622.497681">
                <text:p>1622.497681</text:p>
              </table:table-cell>
              <table:table-cell office:value-type="float" office:value="1590.243164">
                <text:p>1590.243164</text:p>
              </table:table-cell>
              <table:table-cell office:value-type="float" office:value="1623.051392">
                <text:p>1623.0513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83.728516">
                <text:p>1583.728516</text:p>
              </table:table-cell>
              <table:table-cell office:value-type="float" office:value="1619.036011">
                <text:p>1619.036011</text:p>
              </table:table-cell>
              <table:table-cell office:value-type="float" office:value="1587.895752">
                <text:p>1587.895752</text:p>
              </table:table-cell>
              <table:table-cell office:value-type="float" office:value="1623.174927">
                <text:p>1623.174927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1578.822388">
                <text:p>1578.822388</text:p>
              </table:table-cell>
              <table:table-cell office:value-type="float" office:value="1616.415527">
                <text:p>1616.415527</text:p>
              </table:table-cell>
              <table:table-cell office:value-type="float" office:value="1590.228516">
                <text:p>1590.228516</text:p>
              </table:table-cell>
              <table:table-cell office:value-type="float" office:value="1616.89856">
                <text:p>1616.89856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1580.728271">
                <text:p>1580.728271</text:p>
              </table:table-cell>
              <table:table-cell office:value-type="float" office:value="1611.477905">
                <text:p>1611.477905</text:p>
              </table:table-cell>
              <table:table-cell office:value-type="float" office:value="1582.02002">
                <text:p>1582.02002</text:p>
              </table:table-cell>
              <table:table-cell office:value-type="float" office:value="1611.009033">
                <text:p>1611.009033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1574.937988">
                <text:p>1574.937988</text:p>
              </table:table-cell>
              <table:table-cell office:value-type="float" office:value="1604.209351">
                <text:p>1604.209351</text:p>
              </table:table-cell>
              <table:table-cell office:value-type="float" office:value="1578.4021">
                <text:p>1578.4021</text:p>
              </table:table-cell>
              <table:table-cell office:value-type="float" office:value="1607.665649">
                <text:p>1607.665649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1569.258667">
                <text:p>1569.258667</text:p>
              </table:table-cell>
              <table:table-cell office:value-type="float" office:value="1607.131226">
                <text:p>1607.131226</text:p>
              </table:table-cell>
              <table:table-cell office:value-type="float" office:value="1576.980835">
                <text:p>1576.980835</text:p>
              </table:table-cell>
              <table:table-cell office:value-type="float" office:value="1603.748901">
                <text:p>1603.7489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74.21521">
                <text:p>1574.21521</text:p>
              </table:table-cell>
              <table:table-cell office:value-type="float" office:value="1596.981323">
                <text:p>1596.981323</text:p>
              </table:table-cell>
              <table:table-cell office:value-type="float" office:value="1579.130615">
                <text:p>1579.130615</text:p>
              </table:table-cell>
              <table:table-cell office:value-type="float" office:value="1601.160645">
                <text:p>1601.160645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1573.467773">
                <text:p>1573.467773</text:p>
              </table:table-cell>
              <table:table-cell office:value-type="float" office:value="1596.307373">
                <text:p>1596.307373</text:p>
              </table:table-cell>
              <table:table-cell office:value-type="float" office:value="1577.330933">
                <text:p>1577.330933</text:p>
              </table:table-cell>
              <table:table-cell office:value-type="float" office:value="1598.035522">
                <text:p>1598.035522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1566.361084">
                <text:p>1566.361084</text:p>
              </table:table-cell>
              <table:table-cell office:value-type="float" office:value="1596.577148">
                <text:p>1596.577148</text:p>
              </table:table-cell>
              <table:table-cell office:value-type="float" office:value="1572.289795">
                <text:p>1572.289795</text:p>
              </table:table-cell>
              <table:table-cell office:value-type="float" office:value="1599.265869">
                <text:p>1599.265869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1569.58313">
                <text:p>1569.58313</text:p>
              </table:table-cell>
              <table:table-cell office:value-type="float" office:value="1589.811523">
                <text:p>1589.811523</text:p>
              </table:table-cell>
              <table:table-cell office:value-type="float" office:value="1576.106689">
                <text:p>1576.106689</text:p>
              </table:table-cell>
              <table:table-cell office:value-type="float" office:value="1593.736694">
                <text:p>1593.736694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1563.410034">
                <text:p>1563.410034</text:p>
              </table:table-cell>
              <table:table-cell office:value-type="float" office:value="1593.392578">
                <text:p>1593.392578</text:p>
              </table:table-cell>
              <table:table-cell office:value-type="float" office:value="1577.247803">
                <text:p>1577.247803</text:p>
              </table:table-cell>
              <table:table-cell office:value-type="float" office:value="1591.037964">
                <text:p>1591.03796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64.857422">
                <text:p>1564.857422</text:p>
              </table:table-cell>
              <table:table-cell office:value-type="float" office:value="1589.855469">
                <text:p>1589.855469</text:p>
              </table:table-cell>
              <table:table-cell office:value-type="float" office:value="1572.320679">
                <text:p>1572.320679</text:p>
              </table:table-cell>
              <table:table-cell office:value-type="float" office:value="1591.362427">
                <text:p>1591.362427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1566.421265">
                <text:p>1566.421265</text:p>
              </table:table-cell>
              <table:table-cell office:value-type="float" office:value="1584.672485">
                <text:p>1584.672485</text:p>
              </table:table-cell>
              <table:table-cell office:value-type="float" office:value="1574.171387">
                <text:p>1574.171387</text:p>
              </table:table-cell>
              <table:table-cell office:value-type="float" office:value="1592.911621">
                <text:p>1592.911621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1571.026978">
                <text:p>1571.026978</text:p>
              </table:table-cell>
              <table:table-cell office:value-type="float" office:value="1587.166016">
                <text:p>1587.166016</text:p>
              </table:table-cell>
              <table:table-cell office:value-type="float" office:value="1566.433472">
                <text:p>1566.433472</text:p>
              </table:table-cell>
              <table:table-cell office:value-type="float" office:value="1581.022217">
                <text:p>1581.022217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1563.293091">
                <text:p>1563.293091</text:p>
              </table:table-cell>
              <table:table-cell office:value-type="float" office:value="1590.734009">
                <text:p>1590.734009</text:p>
              </table:table-cell>
              <table:table-cell office:value-type="float" office:value="1563.268921">
                <text:p>1563.268921</text:p>
              </table:table-cell>
              <table:table-cell office:value-type="float" office:value="1588.389404">
                <text:p>1588.389404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1566.088013">
                <text:p>1566.088013</text:p>
              </table:table-cell>
              <table:table-cell office:value-type="float" office:value="1579.417725">
                <text:p>1579.417725</text:p>
              </table:table-cell>
              <table:table-cell office:value-type="float" office:value="1567.681152">
                <text:p>1567.681152</text:p>
              </table:table-cell>
              <table:table-cell office:value-type="float" office:value="1577.307983">
                <text:p>1577.3079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64.712646">
                <text:p>1564.712646</text:p>
              </table:table-cell>
              <table:table-cell office:value-type="float" office:value="1580.694092">
                <text:p>1580.694092</text:p>
              </table:table-cell>
              <table:table-cell office:value-type="float" office:value="1566.052002">
                <text:p>1566.052002</text:p>
              </table:table-cell>
              <table:table-cell office:value-type="float" office:value="1577.888428">
                <text:p>1577.888428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1562.23291">
                <text:p>1562.23291</text:p>
              </table:table-cell>
              <table:table-cell office:value-type="float" office:value="1579.21106">
                <text:p>1579.21106</text:p>
              </table:table-cell>
              <table:table-cell office:value-type="float" office:value="1567.00769">
                <text:p>1567.00769</text:p>
              </table:table-cell>
              <table:table-cell office:value-type="float" office:value="1577.398926">
                <text:p>1577.398926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565.799194">
                <text:p>1565.799194</text:p>
              </table:table-cell>
              <table:table-cell office:value-type="float" office:value="1578.545166">
                <text:p>1578.545166</text:p>
              </table:table-cell>
              <table:table-cell office:value-type="float" office:value="1565.738281">
                <text:p>1565.738281</text:p>
              </table:table-cell>
              <table:table-cell office:value-type="float" office:value="1579.835938">
                <text:p>1579.835938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1567.358643">
                <text:p>1567.358643</text:p>
              </table:table-cell>
              <table:table-cell office:value-type="float" office:value="1575.010864">
                <text:p>1575.010864</text:p>
              </table:table-cell>
              <table:table-cell office:value-type="float" office:value="1567.350952">
                <text:p>1567.350952</text:p>
              </table:table-cell>
              <table:table-cell office:value-type="float" office:value="1572.725586">
                <text:p>1572.725586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565.748657">
                <text:p>1565.748657</text:p>
              </table:table-cell>
              <table:table-cell office:value-type="float" office:value="1577.14209">
                <text:p>1577.14209</text:p>
              </table:table-cell>
              <table:table-cell office:value-type="float" office:value="1566.335938">
                <text:p>1566.335938</text:p>
              </table:table-cell>
              <table:table-cell office:value-type="float" office:value="1577.374146">
                <text:p>1577.3741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63.365601">
                <text:p>1563.365601</text:p>
              </table:table-cell>
              <table:table-cell office:value-type="float" office:value="1577.474487">
                <text:p>1577.474487</text:p>
              </table:table-cell>
              <table:table-cell office:value-type="float" office:value="1563.11084">
                <text:p>1563.11084</text:p>
              </table:table-cell>
              <table:table-cell office:value-type="float" office:value="1577.391113">
                <text:p>1577.391113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1562.413574">
                <text:p>1562.413574</text:p>
              </table:table-cell>
              <table:table-cell office:value-type="float" office:value="1577.896851">
                <text:p>1577.896851</text:p>
              </table:table-cell>
              <table:table-cell office:value-type="float" office:value="1562.514526">
                <text:p>1562.514526</text:p>
              </table:table-cell>
              <table:table-cell office:value-type="float" office:value="1577.556519">
                <text:p>1577.556519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1564.940308">
                <text:p>1564.940308</text:p>
              </table:table-cell>
              <table:table-cell office:value-type="float" office:value="1575.373047">
                <text:p>1575.373047</text:p>
              </table:table-cell>
              <table:table-cell office:value-type="float" office:value="1565.347534">
                <text:p>1565.347534</text:p>
              </table:table-cell>
              <table:table-cell office:value-type="float" office:value="1576.502319">
                <text:p>1576.502319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1563.275879">
                <text:p>1563.275879</text:p>
              </table:table-cell>
              <table:table-cell office:value-type="float" office:value="1574.21875">
                <text:p>1574.21875</text:p>
              </table:table-cell>
              <table:table-cell office:value-type="float" office:value="1565.275146">
                <text:p>1565.275146</text:p>
              </table:table-cell>
              <table:table-cell office:value-type="float" office:value="1572.938477">
                <text:p>1572.938477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1562.281006">
                <text:p>1562.281006</text:p>
              </table:table-cell>
              <table:table-cell office:value-type="float" office:value="1577.372192">
                <text:p>1577.372192</text:p>
              </table:table-cell>
              <table:table-cell office:value-type="float" office:value="1566.967163">
                <text:p>1566.967163</text:p>
              </table:table-cell>
              <table:table-cell office:value-type="float" office:value="1574.068604">
                <text:p>1574.0686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63.248047">
                <text:p>1563.248047</text:p>
              </table:table-cell>
              <table:table-cell office:value-type="float" office:value="1575.065918">
                <text:p>1575.065918</text:p>
              </table:table-cell>
              <table:table-cell office:value-type="float" office:value="1567.452148">
                <text:p>1567.452148</text:p>
              </table:table-cell>
              <table:table-cell office:value-type="float" office:value="1570.851562">
                <text:p>1570.851562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1566.710205">
                <text:p>1566.710205</text:p>
              </table:table-cell>
              <table:table-cell office:value-type="float" office:value="1571.119507">
                <text:p>1571.119507</text:p>
              </table:table-cell>
              <table:table-cell office:value-type="float" office:value="1566.057251">
                <text:p>1566.057251</text:p>
              </table:table-cell>
              <table:table-cell office:value-type="float" office:value="1569.588379">
                <text:p>1569.588379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1561.300049">
                <text:p>1561.300049</text:p>
              </table:table-cell>
              <table:table-cell office:value-type="float" office:value="1575.886353">
                <text:p>1575.886353</text:p>
              </table:table-cell>
              <table:table-cell office:value-type="float" office:value="1560.528809">
                <text:p>1560.528809</text:p>
              </table:table-cell>
              <table:table-cell office:value-type="float" office:value="1573.869385">
                <text:p>1573.869385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1649.796753">
                <text:p>1649.796753</text:p>
              </table:table-cell>
              <table:table-cell office:value-type="float" office:value="1660.058594">
                <text:p>1660.058594</text:p>
              </table:table-cell>
              <table:table-cell office:value-type="float" office:value="1584.094604">
                <text:p>1584.094604</text:p>
              </table:table-cell>
              <table:table-cell office:value-type="float" office:value="1553.081787">
                <text:p>1553.081787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1689.167358">
                <text:p>1689.167358</text:p>
              </table:table-cell>
              <table:table-cell office:value-type="float" office:value="1734.01123">
                <text:p>1734.01123</text:p>
              </table:table-cell>
              <table:table-cell office:value-type="float" office:value="1615.932861">
                <text:p>1615.932861</text:p>
              </table:table-cell>
              <table:table-cell office:value-type="float" office:value="1622.126465">
                <text:p>1622.1264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791.284668">
                <text:p>1791.284668</text:p>
              </table:table-cell>
              <table:table-cell office:value-type="float" office:value="1809.033203">
                <text:p>1809.033203</text:p>
              </table:table-cell>
              <table:table-cell office:value-type="float" office:value="1722.540649">
                <text:p>1722.540649</text:p>
              </table:table-cell>
              <table:table-cell office:value-type="float" office:value="1716.729736">
                <text:p>1716.729736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1634.59375">
                <text:p>1634.59375</text:p>
              </table:table-cell>
              <table:table-cell office:value-type="float" office:value="1625.197021">
                <text:p>1625.197021</text:p>
              </table:table-cell>
              <table:table-cell office:value-type="float" office:value="1533.663574">
                <text:p>1533.663574</text:p>
              </table:table-cell>
              <table:table-cell office:value-type="float" office:value="1548.6073">
                <text:p>1548.6073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1703.206299">
                <text:p>1703.206299</text:p>
              </table:table-cell>
              <table:table-cell office:value-type="float" office:value="1730.56543">
                <text:p>1730.56543</text:p>
              </table:table-cell>
              <table:table-cell office:value-type="float" office:value="1656.165771">
                <text:p>1656.165771</text:p>
              </table:table-cell>
              <table:table-cell office:value-type="float" office:value="1644.311157">
                <text:p>1644.311157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1691.829468">
                <text:p>1691.829468</text:p>
              </table:table-cell>
              <table:table-cell office:value-type="float" office:value="1744.528809">
                <text:p>1744.528809</text:p>
              </table:table-cell>
              <table:table-cell office:value-type="float" office:value="1648.382202">
                <text:p>1648.382202</text:p>
              </table:table-cell>
              <table:table-cell office:value-type="float" office:value="1643.297729">
                <text:p>1643.297729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1699.169067">
                <text:p>1699.169067</text:p>
              </table:table-cell>
              <table:table-cell office:value-type="float" office:value="1730.772583">
                <text:p>1730.772583</text:p>
              </table:table-cell>
              <table:table-cell office:value-type="float" office:value="1646.044922">
                <text:p>1646.044922</text:p>
              </table:table-cell>
              <table:table-cell office:value-type="float" office:value="1645.725952">
                <text:p>1645.72595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723.528931">
                <text:p>1723.528931</text:p>
              </table:table-cell>
              <table:table-cell office:value-type="float" office:value="1772.148193">
                <text:p>1772.148193</text:p>
              </table:table-cell>
              <table:table-cell office:value-type="float" office:value="1687.414673">
                <text:p>1687.414673</text:p>
              </table:table-cell>
              <table:table-cell office:value-type="float" office:value="1691.003906">
                <text:p>1691.003906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1713.745117">
                <text:p>1713.745117</text:p>
              </table:table-cell>
              <table:table-cell office:value-type="float" office:value="1792.92041">
                <text:p>1792.92041</text:p>
              </table:table-cell>
              <table:table-cell office:value-type="float" office:value="1686.780762">
                <text:p>1686.780762</text:p>
              </table:table-cell>
              <table:table-cell office:value-type="float" office:value="1712.825317">
                <text:p>1712.825317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1700.259277">
                <text:p>1700.259277</text:p>
              </table:table-cell>
              <table:table-cell office:value-type="float" office:value="1785.053223">
                <text:p>1785.053223</text:p>
              </table:table-cell>
              <table:table-cell office:value-type="float" office:value="1686.117798">
                <text:p>1686.117798</text:p>
              </table:table-cell>
              <table:table-cell office:value-type="float" office:value="1728.871948">
                <text:p>1728.871948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1715.977417">
                <text:p>1715.977417</text:p>
              </table:table-cell>
              <table:table-cell office:value-type="float" office:value="1791.979004">
                <text:p>1791.979004</text:p>
              </table:table-cell>
              <table:table-cell office:value-type="float" office:value="1703.029541">
                <text:p>1703.029541</text:p>
              </table:table-cell>
              <table:table-cell office:value-type="float" office:value="1738.901367">
                <text:p>1738.901367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1744.00354">
                <text:p>1744.00354</text:p>
              </table:table-cell>
              <table:table-cell office:value-type="float" office:value="1790.440674">
                <text:p>1790.440674</text:p>
              </table:table-cell>
              <table:table-cell office:value-type="float" office:value="1775.043579">
                <text:p>1775.043579</text:p>
              </table:table-cell>
              <table:table-cell office:value-type="float" office:value="1798.308838">
                <text:p>1798.30883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764.476196">
                <text:p>1764.476196</text:p>
              </table:table-cell>
              <table:table-cell office:value-type="float" office:value="1857.619019">
                <text:p>1857.619019</text:p>
              </table:table-cell>
              <table:table-cell office:value-type="float" office:value="1782.544922">
                <text:p>1782.544922</text:p>
              </table:table-cell>
              <table:table-cell office:value-type="float" office:value="1856.132568">
                <text:p>1856.132568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1812.730225">
                <text:p>1812.730225</text:p>
              </table:table-cell>
              <table:table-cell office:value-type="float" office:value="1876.0354">
                <text:p>1876.0354</text:p>
              </table:table-cell>
              <table:table-cell office:value-type="float" office:value="1831.588623">
                <text:p>1831.588623</text:p>
              </table:table-cell>
              <table:table-cell office:value-type="float" office:value="1871.990112">
                <text:p>1871.990112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1834.184448">
                <text:p>1834.184448</text:p>
              </table:table-cell>
              <table:table-cell office:value-type="float" office:value="1902.046387">
                <text:p>1902.046387</text:p>
              </table:table-cell>
              <table:table-cell office:value-type="float" office:value="1848.815918">
                <text:p>1848.815918</text:p>
              </table:table-cell>
              <table:table-cell office:value-type="float" office:value="1895.45752">
                <text:p>1895.45752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1837.16687">
                <text:p>1837.16687</text:p>
              </table:table-cell>
              <table:table-cell office:value-type="float" office:value="1932.95459">
                <text:p>1932.95459</text:p>
              </table:table-cell>
              <table:table-cell office:value-type="float" office:value="1848.839966">
                <text:p>1848.839966</text:p>
              </table:table-cell>
              <table:table-cell office:value-type="float" office:value="1932.851074">
                <text:p>1932.851074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1859.717529">
                <text:p>1859.717529</text:p>
              </table:table-cell>
              <table:table-cell office:value-type="float" office:value="1957.028809">
                <text:p>1957.028809</text:p>
              </table:table-cell>
              <table:table-cell office:value-type="float" office:value="1870.866699">
                <text:p>1870.866699</text:p>
              </table:table-cell>
              <table:table-cell office:value-type="float" office:value="1956.501709">
                <text:p>1956.5017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873.344482">
                <text:p>1873.344482</text:p>
              </table:table-cell>
              <table:table-cell office:value-type="float" office:value="1957.145508">
                <text:p>1957.145508</text:p>
              </table:table-cell>
              <table:table-cell office:value-type="float" office:value="1885.043579">
                <text:p>1885.043579</text:p>
              </table:table-cell>
              <table:table-cell office:value-type="float" office:value="1962.917114">
                <text:p>1962.917114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1865.273315">
                <text:p>1865.273315</text:p>
              </table:table-cell>
              <table:table-cell office:value-type="float" office:value="1962.73291">
                <text:p>1962.73291</text:p>
              </table:table-cell>
              <table:table-cell office:value-type="float" office:value="1869.936279">
                <text:p>1869.936279</text:p>
              </table:table-cell>
              <table:table-cell office:value-type="float" office:value="1978.91748">
                <text:p>1978.91748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1841.063232">
                <text:p>1841.063232</text:p>
              </table:table-cell>
              <table:table-cell office:value-type="float" office:value="1963.6875">
                <text:p>1963.6875</text:p>
              </table:table-cell>
              <table:table-cell office:value-type="float" office:value="1847.532959">
                <text:p>1847.532959</text:p>
              </table:table-cell>
              <table:table-cell office:value-type="float" office:value="1973.775391">
                <text:p>1973.775391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1839.827759">
                <text:p>1839.827759</text:p>
              </table:table-cell>
              <table:table-cell office:value-type="float" office:value="1952.480591">
                <text:p>1952.480591</text:p>
              </table:table-cell>
              <table:table-cell office:value-type="float" office:value="1861.421509">
                <text:p>1861.421509</text:p>
              </table:table-cell>
              <table:table-cell office:value-type="float" office:value="1945.182373">
                <text:p>1945.182373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1838.630127">
                <text:p>1838.630127</text:p>
              </table:table-cell>
              <table:table-cell office:value-type="float" office:value="1983.298096">
                <text:p>1983.298096</text:p>
              </table:table-cell>
              <table:table-cell office:value-type="float" office:value="1852.97583">
                <text:p>1852.97583</text:p>
              </table:table-cell>
              <table:table-cell office:value-type="float" office:value="1972.074829">
                <text:p>1972.0748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60.11084">
                <text:p>1860.11084</text:p>
              </table:table-cell>
              <table:table-cell office:value-type="float" office:value="1953.371826">
                <text:p>1953.371826</text:p>
              </table:table-cell>
              <table:table-cell office:value-type="float" office:value="1876.039795">
                <text:p>1876.039795</text:p>
              </table:table-cell>
              <table:table-cell office:value-type="float" office:value="1953.505859">
                <text:p>1953.505859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1846.172241">
                <text:p>1846.172241</text:p>
              </table:table-cell>
              <table:table-cell office:value-type="float" office:value="1983.434937">
                <text:p>1983.434937</text:p>
              </table:table-cell>
              <table:table-cell office:value-type="float" office:value="1860.021851">
                <text:p>1860.021851</text:p>
              </table:table-cell>
              <table:table-cell office:value-type="float" office:value="1980.657227">
                <text:p>1980.657227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1840.614746">
                <text:p>1840.614746</text:p>
              </table:table-cell>
              <table:table-cell office:value-type="float" office:value="1966.890869">
                <text:p>1966.890869</text:p>
              </table:table-cell>
              <table:table-cell office:value-type="float" office:value="1852.368164">
                <text:p>1852.368164</text:p>
              </table:table-cell>
              <table:table-cell office:value-type="float" office:value="1965.757812">
                <text:p>1965.757812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1846.862793">
                <text:p>1846.862793</text:p>
              </table:table-cell>
              <table:table-cell office:value-type="float" office:value="1957.68457">
                <text:p>1957.68457</text:p>
              </table:table-cell>
              <table:table-cell office:value-type="float" office:value="1866.372803">
                <text:p>1866.372803</text:p>
              </table:table-cell>
              <table:table-cell office:value-type="float" office:value="1955.214722">
                <text:p>1955.214722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1851.187378">
                <text:p>1851.187378</text:p>
              </table:table-cell>
              <table:table-cell office:value-type="float" office:value="1975.792236">
                <text:p>1975.792236</text:p>
              </table:table-cell>
              <table:table-cell office:value-type="float" office:value="1863.298218">
                <text:p>1863.298218</text:p>
              </table:table-cell>
              <table:table-cell office:value-type="float" office:value="1971.208618">
                <text:p>1971.20861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46.084351">
                <text:p>1846.084351</text:p>
              </table:table-cell>
              <table:table-cell office:value-type="float" office:value="1984.018188">
                <text:p>1984.018188</text:p>
              </table:table-cell>
              <table:table-cell office:value-type="float" office:value="1859.005249">
                <text:p>1859.005249</text:p>
              </table:table-cell>
              <table:table-cell office:value-type="float" office:value="1981.619019">
                <text:p>1981.619019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1845.368042">
                <text:p>1845.368042</text:p>
              </table:table-cell>
              <table:table-cell office:value-type="float" office:value="1959.90625">
                <text:p>1959.90625</text:p>
              </table:table-cell>
              <table:table-cell office:value-type="float" office:value="1865.167114">
                <text:p>1865.167114</text:p>
              </table:table-cell>
              <table:table-cell office:value-type="float" office:value="1957.956787">
                <text:p>1957.956787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1846.099854">
                <text:p>1846.099854</text:p>
              </table:table-cell>
              <table:table-cell office:value-type="float" office:value="1954.577271">
                <text:p>1954.577271</text:p>
              </table:table-cell>
              <table:table-cell office:value-type="float" office:value="1864.38147">
                <text:p>1864.38147</text:p>
              </table:table-cell>
              <table:table-cell office:value-type="float" office:value="1947.661011">
                <text:p>1947.661011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1836.080688">
                <text:p>1836.080688</text:p>
              </table:table-cell>
              <table:table-cell office:value-type="float" office:value="1972.977661">
                <text:p>1972.977661</text:p>
              </table:table-cell>
              <table:table-cell office:value-type="float" office:value="1848.41272">
                <text:p>1848.41272</text:p>
              </table:table-cell>
              <table:table-cell office:value-type="float" office:value="1970.911377">
                <text:p>1970.911377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1840.32959">
                <text:p>1840.32959</text:p>
              </table:table-cell>
              <table:table-cell office:value-type="float" office:value="1944.396729">
                <text:p>1944.396729</text:p>
              </table:table-cell>
              <table:table-cell office:value-type="float" office:value="1859.992065">
                <text:p>1859.992065</text:p>
              </table:table-cell>
              <table:table-cell office:value-type="float" office:value="1938.913818">
                <text:p>1938.9138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852.349609">
                <text:p>1852.349609</text:p>
              </table:table-cell>
              <table:table-cell office:value-type="float" office:value="1946.459351">
                <text:p>1946.459351</text:p>
              </table:table-cell>
              <table:table-cell office:value-type="float" office:value="1872.212646">
                <text:p>1872.212646</text:p>
              </table:table-cell>
              <table:table-cell office:value-type="float" office:value="1940.922607">
                <text:p>1940.922607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1830.544434">
                <text:p>1830.544434</text:p>
              </table:table-cell>
              <table:table-cell office:value-type="float" office:value="1966.539795">
                <text:p>1966.539795</text:p>
              </table:table-cell>
              <table:table-cell office:value-type="float" office:value="1848.964355">
                <text:p>1848.964355</text:p>
              </table:table-cell>
              <table:table-cell office:value-type="float" office:value="1958.680054">
                <text:p>1958.680054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1846.866699">
                <text:p>1846.866699</text:p>
              </table:table-cell>
              <table:table-cell office:value-type="float" office:value="1966.863037">
                <text:p>1966.863037</text:p>
              </table:table-cell>
              <table:table-cell office:value-type="float" office:value="1863.709961">
                <text:p>1863.709961</text:p>
              </table:table-cell>
              <table:table-cell office:value-type="float" office:value="1961.411987">
                <text:p>1961.411987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1850.160645">
                <text:p>1850.160645</text:p>
              </table:table-cell>
              <table:table-cell office:value-type="float" office:value="1955.002808">
                <text:p>1955.002808</text:p>
              </table:table-cell>
              <table:table-cell office:value-type="float" office:value="1870.660645">
                <text:p>1870.660645</text:p>
              </table:table-cell>
              <table:table-cell office:value-type="float" office:value="1947.327148">
                <text:p>1947.327148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839.761719">
                <text:p>1839.761719</text:p>
              </table:table-cell>
              <table:table-cell office:value-type="float" office:value="1977.772583">
                <text:p>1977.772583</text:p>
              </table:table-cell>
              <table:table-cell office:value-type="float" office:value="1852.443848">
                <text:p>1852.443848</text:p>
              </table:table-cell>
              <table:table-cell office:value-type="float" office:value="1974.479736">
                <text:p>1974.4797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47.143311">
                <text:p>1847.143311</text:p>
              </table:table-cell>
              <table:table-cell office:value-type="float" office:value="1977.829102">
                <text:p>1977.829102</text:p>
              </table:table-cell>
              <table:table-cell office:value-type="float" office:value="1864.541626">
                <text:p>1864.541626</text:p>
              </table:table-cell>
              <table:table-cell office:value-type="float" office:value="1971.948975">
                <text:p>1971.948975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1861.342041">
                <text:p>1861.342041</text:p>
              </table:table-cell>
              <table:table-cell office:value-type="float" office:value="1969.384033">
                <text:p>1969.384033</text:p>
              </table:table-cell>
              <table:table-cell office:value-type="float" office:value="1879.572021">
                <text:p>1879.572021</text:p>
              </table:table-cell>
              <table:table-cell office:value-type="float" office:value="1959.725586">
                <text:p>1959.725586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1842.844971">
                <text:p>1842.844971</text:p>
              </table:table-cell>
              <table:table-cell office:value-type="float" office:value="1978.015991">
                <text:p>1978.015991</text:p>
              </table:table-cell>
              <table:table-cell office:value-type="float" office:value="1860.447388">
                <text:p>1860.447388</text:p>
              </table:table-cell>
              <table:table-cell office:value-type="float" office:value="1972.544678">
                <text:p>1972.544678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1847.209473">
                <text:p>1847.209473</text:p>
              </table:table-cell>
              <table:table-cell office:value-type="float" office:value="1981.729492">
                <text:p>1981.729492</text:p>
              </table:table-cell>
              <table:table-cell office:value-type="float" office:value="1863.391113">
                <text:p>1863.391113</text:p>
              </table:table-cell>
              <table:table-cell office:value-type="float" office:value="1980.05481">
                <text:p>1980.05481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1864.008057">
                <text:p>1864.008057</text:p>
              </table:table-cell>
              <table:table-cell office:value-type="float" office:value="1976.987549">
                <text:p>1976.987549</text:p>
              </table:table-cell>
              <table:table-cell office:value-type="float" office:value="1878.483154">
                <text:p>1878.483154</text:p>
              </table:table-cell>
              <table:table-cell office:value-type="float" office:value="1971.695557">
                <text:p>1971.69555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46.635254">
                <text:p>1846.635254</text:p>
              </table:table-cell>
              <table:table-cell office:value-type="float" office:value="1992.36084">
                <text:p>1992.36084</text:p>
              </table:table-cell>
              <table:table-cell office:value-type="float" office:value="1860.077148">
                <text:p>1860.077148</text:p>
              </table:table-cell>
              <table:table-cell office:value-type="float" office:value="1990.048828">
                <text:p>1990.048828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1837.686523">
                <text:p>1837.686523</text:p>
              </table:table-cell>
              <table:table-cell office:value-type="float" office:value="1966.935669">
                <text:p>1966.935669</text:p>
              </table:table-cell>
              <table:table-cell office:value-type="float" office:value="1860.153931">
                <text:p>1860.153931</text:p>
              </table:table-cell>
              <table:table-cell office:value-type="float" office:value="1953.50415">
                <text:p>1953.50415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1854.945557">
                <text:p>1854.945557</text:p>
              </table:table-cell>
              <table:table-cell office:value-type="float" office:value="1938.402832">
                <text:p>1938.402832</text:p>
              </table:table-cell>
              <table:table-cell office:value-type="float" office:value="1874.838257">
                <text:p>1874.838257</text:p>
              </table:table-cell>
              <table:table-cell office:value-type="float" office:value="1935.443359">
                <text:p>1935.443359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1812.319824">
                <text:p>1812.319824</text:p>
              </table:table-cell>
              <table:table-cell office:value-type="float" office:value="1949.4646">
                <text:p>1949.4646</text:p>
              </table:table-cell>
              <table:table-cell office:value-type="float" office:value="1825.550049">
                <text:p>1825.550049</text:p>
              </table:table-cell>
              <table:table-cell office:value-type="float" office:value="1944.401123">
                <text:p>1944.401123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1761.150391">
                <text:p>1761.150391</text:p>
              </table:table-cell>
              <table:table-cell office:value-type="float" office:value="1933.639038">
                <text:p>1933.639038</text:p>
              </table:table-cell>
              <table:table-cell office:value-type="float" office:value="1762.549316">
                <text:p>1762.549316</text:p>
              </table:table-cell>
              <table:table-cell office:value-type="float" office:value="1936.222656">
                <text:p>1936.22265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71.484497">
                <text:p>1771.484497</text:p>
              </table:table-cell>
              <table:table-cell office:value-type="float" office:value="1867.247559">
                <text:p>1867.247559</text:p>
              </table:table-cell>
              <table:table-cell office:value-type="float" office:value="1787.987427">
                <text:p>1787.987427</text:p>
              </table:table-cell>
              <table:table-cell office:value-type="float" office:value="1865.690186">
                <text:p>1865.690186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1747.49646">
                <text:p>1747.49646</text:p>
              </table:table-cell>
              <table:table-cell office:value-type="float" office:value="1877.040283">
                <text:p>1877.040283</text:p>
              </table:table-cell>
              <table:table-cell office:value-type="float" office:value="1758.741211">
                <text:p>1758.741211</text:p>
              </table:table-cell>
              <table:table-cell office:value-type="float" office:value="1875.191772">
                <text:p>1875.191772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1710.049927">
                <text:p>1710.049927</text:p>
              </table:table-cell>
              <table:table-cell office:value-type="float" office:value="1865.905029">
                <text:p>1865.905029</text:p>
              </table:table-cell>
              <table:table-cell office:value-type="float" office:value="1719.20752">
                <text:p>1719.20752</text:p>
              </table:table-cell>
              <table:table-cell office:value-type="float" office:value="1865.36377">
                <text:p>1865.36377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1715.852051">
                <text:p>1715.852051</text:p>
              </table:table-cell>
              <table:table-cell office:value-type="float" office:value="1808.676147">
                <text:p>1808.676147</text:p>
              </table:table-cell>
              <table:table-cell office:value-type="float" office:value="1732.075928">
                <text:p>1732.075928</text:p>
              </table:table-cell>
              <table:table-cell office:value-type="float" office:value="1804.805298">
                <text:p>1804.805298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1696.588013">
                <text:p>1696.588013</text:p>
              </table:table-cell>
              <table:table-cell office:value-type="float" office:value="1813.957275">
                <text:p>1813.957275</text:p>
              </table:table-cell>
              <table:table-cell office:value-type="float" office:value="1703.750488">
                <text:p>1703.750488</text:p>
              </table:table-cell>
              <table:table-cell office:value-type="float" office:value="1813.219727">
                <text:p>1813.21972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670.741699">
                <text:p>1670.741699</text:p>
              </table:table-cell>
              <table:table-cell office:value-type="float" office:value="1788.372681">
                <text:p>1788.372681</text:p>
              </table:table-cell>
              <table:table-cell office:value-type="float" office:value="1678.993408">
                <text:p>1678.993408</text:p>
              </table:table-cell>
              <table:table-cell office:value-type="float" office:value="1789.259033">
                <text:p>1789.259033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665.066895">
                <text:p>1665.066895</text:p>
              </table:table-cell>
              <table:table-cell office:value-type="float" office:value="1769.957275">
                <text:p>1769.957275</text:p>
              </table:table-cell>
              <table:table-cell office:value-type="float" office:value="1684.875977">
                <text:p>1684.875977</text:p>
              </table:table-cell>
              <table:table-cell office:value-type="float" office:value="1751.63855">
                <text:p>1751.63855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1655.47522">
                <text:p>1655.47522</text:p>
              </table:table-cell>
              <table:table-cell office:value-type="float" office:value="1764.654541">
                <text:p>1764.654541</text:p>
              </table:table-cell>
              <table:table-cell office:value-type="float" office:value="1657.320312">
                <text:p>1657.320312</text:p>
              </table:table-cell>
              <table:table-cell office:value-type="float" office:value="1754.290405">
                <text:p>1754.290405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1651.964111">
                <text:p>1651.964111</text:p>
              </table:table-cell>
              <table:table-cell office:value-type="float" office:value="1731.819336">
                <text:p>1731.819336</text:p>
              </table:table-cell>
              <table:table-cell office:value-type="float" office:value="1656.857056">
                <text:p>1656.857056</text:p>
              </table:table-cell>
              <table:table-cell office:value-type="float" office:value="1737.346191">
                <text:p>1737.346191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1640.496216">
                <text:p>1640.496216</text:p>
              </table:table-cell>
              <table:table-cell office:value-type="float" office:value="1728.921509">
                <text:p>1728.921509</text:p>
              </table:table-cell>
              <table:table-cell office:value-type="float" office:value="1647.174072">
                <text:p>1647.174072</text:p>
              </table:table-cell>
              <table:table-cell office:value-type="float" office:value="1727.545532">
                <text:p>1727.54553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30.589966">
                <text:p>1630.589966</text:p>
              </table:table-cell>
              <table:table-cell office:value-type="float" office:value="1715.006958">
                <text:p>1715.006958</text:p>
              </table:table-cell>
              <table:table-cell office:value-type="float" office:value="1637.667847">
                <text:p>1637.667847</text:p>
              </table:table-cell>
              <table:table-cell office:value-type="float" office:value="1711.404663">
                <text:p>1711.404663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1624.755127">
                <text:p>1624.755127</text:p>
              </table:table-cell>
              <table:table-cell office:value-type="float" office:value="1698.758301">
                <text:p>1698.758301</text:p>
              </table:table-cell>
              <table:table-cell office:value-type="float" office:value="1629.55542">
                <text:p>1629.55542</text:p>
              </table:table-cell>
              <table:table-cell office:value-type="float" office:value="1698.464478">
                <text:p>1698.464478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1617.018433">
                <text:p>1617.018433</text:p>
              </table:table-cell>
              <table:table-cell office:value-type="float" office:value="1689.172974">
                <text:p>1689.172974</text:p>
              </table:table-cell>
              <table:table-cell office:value-type="float" office:value="1621.250488">
                <text:p>1621.250488</text:p>
              </table:table-cell>
              <table:table-cell office:value-type="float" office:value="1689.042236">
                <text:p>1689.042236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1610.035767">
                <text:p>1610.035767</text:p>
              </table:table-cell>
              <table:table-cell office:value-type="float" office:value="1678.755493">
                <text:p>1678.755493</text:p>
              </table:table-cell>
              <table:table-cell office:value-type="float" office:value="1616.352173">
                <text:p>1616.352173</text:p>
              </table:table-cell>
              <table:table-cell office:value-type="float" office:value="1676.654175">
                <text:p>1676.654175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1599.35437">
                <text:p>1599.35437</text:p>
              </table:table-cell>
              <table:table-cell office:value-type="float" office:value="1670.785278">
                <text:p>1670.785278</text:p>
              </table:table-cell>
              <table:table-cell office:value-type="float" office:value="1608.71521">
                <text:p>1608.71521</text:p>
              </table:table-cell>
              <table:table-cell office:value-type="float" office:value="1667.178589">
                <text:p>1667.1785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06.303711">
                <text:p>1606.303711</text:p>
              </table:table-cell>
              <table:table-cell office:value-type="float" office:value="1664.455322">
                <text:p>1664.455322</text:p>
              </table:table-cell>
              <table:table-cell office:value-type="float" office:value="1605.517822">
                <text:p>1605.517822</text:p>
              </table:table-cell>
              <table:table-cell office:value-type="float" office:value="1660.225342">
                <text:p>1660.225342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1601.712036">
                <text:p>1601.712036</text:p>
              </table:table-cell>
              <table:table-cell office:value-type="float" office:value="1652.850708">
                <text:p>1652.850708</text:p>
              </table:table-cell>
              <table:table-cell office:value-type="float" office:value="1602.079712">
                <text:p>1602.079712</text:p>
              </table:table-cell>
              <table:table-cell office:value-type="float" office:value="1652.353149">
                <text:p>1652.353149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1596.916382">
                <text:p>1596.916382</text:p>
              </table:table-cell>
              <table:table-cell office:value-type="float" office:value="1649.997314">
                <text:p>1649.997314</text:p>
              </table:table-cell>
              <table:table-cell office:value-type="float" office:value="1604.060181">
                <text:p>1604.060181</text:p>
              </table:table-cell>
              <table:table-cell office:value-type="float" office:value="1645.791138">
                <text:p>1645.791138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1591.484253">
                <text:p>1591.484253</text:p>
              </table:table-cell>
              <table:table-cell office:value-type="float" office:value="1641.849609">
                <text:p>1641.849609</text:p>
              </table:table-cell>
              <table:table-cell office:value-type="float" office:value="1593.464844">
                <text:p>1593.464844</text:p>
              </table:table-cell>
              <table:table-cell office:value-type="float" office:value="1643.222656">
                <text:p>1643.222656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1586.970947">
                <text:p>1586.970947</text:p>
              </table:table-cell>
              <table:table-cell office:value-type="float" office:value="1637.339355">
                <text:p>1637.339355</text:p>
              </table:table-cell>
              <table:table-cell office:value-type="float" office:value="1588.64502">
                <text:p>1588.64502</text:p>
              </table:table-cell>
              <table:table-cell office:value-type="float" office:value="1636.540771">
                <text:p>1636.54077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592.444824">
                <text:p>1592.444824</text:p>
              </table:table-cell>
              <table:table-cell office:value-type="float" office:value="1630.439941">
                <text:p>1630.439941</text:p>
              </table:table-cell>
              <table:table-cell office:value-type="float" office:value="1588.217163">
                <text:p>1588.217163</text:p>
              </table:table-cell>
              <table:table-cell office:value-type="float" office:value="1631.42334">
                <text:p>1631.42334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1584.258545">
                <text:p>1584.258545</text:p>
              </table:table-cell>
              <table:table-cell office:value-type="float" office:value="1628.308838">
                <text:p>1628.308838</text:p>
              </table:table-cell>
              <table:table-cell office:value-type="float" office:value="1585.284546">
                <text:p>1585.284546</text:p>
              </table:table-cell>
              <table:table-cell office:value-type="float" office:value="1626.347656">
                <text:p>1626.347656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1587.503662">
                <text:p>1587.503662</text:p>
              </table:table-cell>
              <table:table-cell office:value-type="float" office:value="1619.351196">
                <text:p>1619.351196</text:p>
              </table:table-cell>
              <table:table-cell office:value-type="float" office:value="1585.045654">
                <text:p>1585.045654</text:p>
              </table:table-cell>
              <table:table-cell office:value-type="float" office:value="1618.727905">
                <text:p>1618.727905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1581.68396">
                <text:p>1581.68396</text:p>
              </table:table-cell>
              <table:table-cell office:value-type="float" office:value="1613.871582">
                <text:p>1613.871582</text:p>
              </table:table-cell>
              <table:table-cell office:value-type="float" office:value="1582.572021">
                <text:p>1582.572021</text:p>
              </table:table-cell>
              <table:table-cell office:value-type="float" office:value="1614.057617">
                <text:p>1614.057617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1581.227051">
                <text:p>1581.227051</text:p>
              </table:table-cell>
              <table:table-cell office:value-type="float" office:value="1616.423584">
                <text:p>1616.423584</text:p>
              </table:table-cell>
              <table:table-cell office:value-type="float" office:value="1583.278809">
                <text:p>1583.278809</text:p>
              </table:table-cell>
              <table:table-cell office:value-type="float" office:value="1614.131348">
                <text:p>1614.13134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579.367065">
                <text:p>1579.367065</text:p>
              </table:table-cell>
              <table:table-cell office:value-type="float" office:value="1610.613159">
                <text:p>1610.613159</text:p>
              </table:table-cell>
              <table:table-cell office:value-type="float" office:value="1581.599243">
                <text:p>1581.599243</text:p>
              </table:table-cell>
              <table:table-cell office:value-type="float" office:value="1609.049072">
                <text:p>1609.049072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578.249756">
                <text:p>1578.249756</text:p>
              </table:table-cell>
              <table:table-cell office:value-type="float" office:value="1604.924072">
                <text:p>1604.924072</text:p>
              </table:table-cell>
              <table:table-cell office:value-type="float" office:value="1577.271606">
                <text:p>1577.271606</text:p>
              </table:table-cell>
              <table:table-cell office:value-type="float" office:value="1605.927734">
                <text:p>1605.927734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1575.218506">
                <text:p>1575.218506</text:p>
              </table:table-cell>
              <table:table-cell office:value-type="float" office:value="1605.671631">
                <text:p>1605.671631</text:p>
              </table:table-cell>
              <table:table-cell office:value-type="float" office:value="1576.250488">
                <text:p>1576.250488</text:p>
              </table:table-cell>
              <table:table-cell office:value-type="float" office:value="1604.412476">
                <text:p>1604.412476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1574.9198">
                <text:p>1574.9198</text:p>
              </table:table-cell>
              <table:table-cell office:value-type="float" office:value="1605.442505">
                <text:p>1605.442505</text:p>
              </table:table-cell>
              <table:table-cell office:value-type="float" office:value="1577.393677">
                <text:p>1577.393677</text:p>
              </table:table-cell>
              <table:table-cell office:value-type="float" office:value="1603.067871">
                <text:p>1603.067871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1577.774658">
                <text:p>1577.774658</text:p>
              </table:table-cell>
              <table:table-cell office:value-type="float" office:value="1595.896606">
                <text:p>1595.896606</text:p>
              </table:table-cell>
              <table:table-cell office:value-type="float" office:value="1575.715088">
                <text:p>1575.715088</text:p>
              </table:table-cell>
              <table:table-cell office:value-type="float" office:value="1593.797363">
                <text:p>1593.7973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571.008667">
                <text:p>1571.008667</text:p>
              </table:table-cell>
              <table:table-cell office:value-type="float" office:value="1594.800293">
                <text:p>1594.800293</text:p>
              </table:table-cell>
              <table:table-cell office:value-type="float" office:value="1572.327271">
                <text:p>1572.327271</text:p>
              </table:table-cell>
              <table:table-cell office:value-type="float" office:value="1592.796021">
                <text:p>1592.796021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1573.694946">
                <text:p>1573.694946</text:p>
              </table:table-cell>
              <table:table-cell office:value-type="float" office:value="1594.725342">
                <text:p>1594.725342</text:p>
              </table:table-cell>
              <table:table-cell office:value-type="float" office:value="1570.282349">
                <text:p>1570.282349</text:p>
              </table:table-cell>
              <table:table-cell office:value-type="float" office:value="1593.519653">
                <text:p>1593.519653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1572.217163">
                <text:p>1572.217163</text:p>
              </table:table-cell>
              <table:table-cell office:value-type="float" office:value="1592.598145">
                <text:p>1592.598145</text:p>
              </table:table-cell>
              <table:table-cell office:value-type="float" office:value="1569.758667">
                <text:p>1569.758667</text:p>
              </table:table-cell>
              <table:table-cell office:value-type="float" office:value="1589.027832">
                <text:p>1589.027832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1566.354614">
                <text:p>1566.354614</text:p>
              </table:table-cell>
              <table:table-cell office:value-type="float" office:value="1595.772095">
                <text:p>1595.772095</text:p>
              </table:table-cell>
              <table:table-cell office:value-type="float" office:value="1566.73645">
                <text:p>1566.73645</text:p>
              </table:table-cell>
              <table:table-cell office:value-type="float" office:value="1590.512695">
                <text:p>1590.512695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1564.186768">
                <text:p>1564.186768</text:p>
              </table:table-cell>
              <table:table-cell office:value-type="float" office:value="1582.674561">
                <text:p>1582.674561</text:p>
              </table:table-cell>
              <table:table-cell office:value-type="float" office:value="1570.723633">
                <text:p>1570.723633</text:p>
              </table:table-cell>
              <table:table-cell office:value-type="float" office:value="1587.2229">
                <text:p>1587.22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568.88147">
                <text:p>1568.88147</text:p>
              </table:table-cell>
              <table:table-cell office:value-type="float" office:value="1580.696411">
                <text:p>1580.696411</text:p>
              </table:table-cell>
              <table:table-cell office:value-type="float" office:value="1568.177979">
                <text:p>1568.177979</text:p>
              </table:table-cell>
              <table:table-cell office:value-type="float" office:value="1580.064209">
                <text:p>1580.064209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1566.554443">
                <text:p>1566.554443</text:p>
              </table:table-cell>
              <table:table-cell office:value-type="float" office:value="1583.206055">
                <text:p>1583.206055</text:p>
              </table:table-cell>
              <table:table-cell office:value-type="float" office:value="1567.857666">
                <text:p>1567.857666</text:p>
              </table:table-cell>
              <table:table-cell office:value-type="float" office:value="1582.522827">
                <text:p>1582.522827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1564.533936">
                <text:p>1564.533936</text:p>
              </table:table-cell>
              <table:table-cell office:value-type="float" office:value="1583.781494">
                <text:p>1583.781494</text:p>
              </table:table-cell>
              <table:table-cell office:value-type="float" office:value="1567.309937">
                <text:p>1567.309937</text:p>
              </table:table-cell>
              <table:table-cell office:value-type="float" office:value="1581.426514">
                <text:p>1581.426514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1565.509155">
                <text:p>1565.509155</text:p>
              </table:table-cell>
              <table:table-cell office:value-type="float" office:value="1584.417114">
                <text:p>1584.417114</text:p>
              </table:table-cell>
              <table:table-cell office:value-type="float" office:value="1565.438721">
                <text:p>1565.438721</text:p>
              </table:table-cell>
              <table:table-cell office:value-type="float" office:value="1580.644531">
                <text:p>1580.644531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1568.403809">
                <text:p>1568.403809</text:p>
              </table:table-cell>
              <table:table-cell office:value-type="float" office:value="1578.826782">
                <text:p>1578.826782</text:p>
              </table:table-cell>
              <table:table-cell office:value-type="float" office:value="1572.091675">
                <text:p>1572.091675</text:p>
              </table:table-cell>
              <table:table-cell office:value-type="float" office:value="1577.080811">
                <text:p>1577.0808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64.264282">
                <text:p>1564.264282</text:p>
              </table:table-cell>
              <table:table-cell office:value-type="float" office:value="1580.459229">
                <text:p>1580.459229</text:p>
              </table:table-cell>
              <table:table-cell office:value-type="float" office:value="1564.910645">
                <text:p>1564.910645</text:p>
              </table:table-cell>
              <table:table-cell office:value-type="float" office:value="1580.270142">
                <text:p>1580.270142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1566.363281">
                <text:p>1566.363281</text:p>
              </table:table-cell>
              <table:table-cell office:value-type="float" office:value="1577.779053">
                <text:p>1577.779053</text:p>
              </table:table-cell>
              <table:table-cell office:value-type="float" office:value="1568.979736">
                <text:p>1568.979736</text:p>
              </table:table-cell>
              <table:table-cell office:value-type="float" office:value="1575.876221">
                <text:p>1575.876221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1564.880249">
                <text:p>1564.880249</text:p>
              </table:table-cell>
              <table:table-cell office:value-type="float" office:value="1574.626587">
                <text:p>1574.626587</text:p>
              </table:table-cell>
              <table:table-cell office:value-type="float" office:value="1564.909668">
                <text:p>1564.909668</text:p>
              </table:table-cell>
              <table:table-cell office:value-type="float" office:value="1574.850342">
                <text:p>1574.850342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1565.284668">
                <text:p>1565.284668</text:p>
              </table:table-cell>
              <table:table-cell office:value-type="float" office:value="1576.357422">
                <text:p>1576.357422</text:p>
              </table:table-cell>
              <table:table-cell office:value-type="float" office:value="1565.539429">
                <text:p>1565.539429</text:p>
              </table:table-cell>
              <table:table-cell office:value-type="float" office:value="1575.841309">
                <text:p>1575.841309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1567.324463">
                <text:p>1567.324463</text:p>
              </table:table-cell>
              <table:table-cell office:value-type="float" office:value="1572.347412">
                <text:p>1572.347412</text:p>
              </table:table-cell>
              <table:table-cell office:value-type="float" office:value="1565.19519">
                <text:p>1565.19519</text:p>
              </table:table-cell>
              <table:table-cell office:value-type="float" office:value="1575.934692">
                <text:p>1575.93469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64.478516">
                <text:p>1564.478516</text:p>
              </table:table-cell>
              <table:table-cell office:value-type="float" office:value="1572.355225">
                <text:p>1572.355225</text:p>
              </table:table-cell>
              <table:table-cell office:value-type="float" office:value="1564.667114">
                <text:p>1564.667114</text:p>
              </table:table-cell>
              <table:table-cell office:value-type="float" office:value="1572.917603">
                <text:p>1572.917603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1568.533203">
                <text:p>1568.533203</text:p>
              </table:table-cell>
              <table:table-cell office:value-type="float" office:value="1570.075439">
                <text:p>1570.075439</text:p>
              </table:table-cell>
              <table:table-cell office:value-type="float" office:value="1565.199341">
                <text:p>1565.199341</text:p>
              </table:table-cell>
              <table:table-cell office:value-type="float" office:value="1573.564087">
                <text:p>1573.564087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1562.54187">
                <text:p>1562.54187</text:p>
              </table:table-cell>
              <table:table-cell office:value-type="float" office:value="1572.349609">
                <text:p>1572.349609</text:p>
              </table:table-cell>
              <table:table-cell office:value-type="float" office:value="1560.430298">
                <text:p>1560.430298</text:p>
              </table:table-cell>
              <table:table-cell office:value-type="float" office:value="1572.72998">
                <text:p>1572.72998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1563.79248">
                <text:p>1563.79248</text:p>
              </table:table-cell>
              <table:table-cell office:value-type="float" office:value="1573.165527">
                <text:p>1573.165527</text:p>
              </table:table-cell>
              <table:table-cell office:value-type="float" office:value="1568.021362">
                <text:p>1568.021362</text:p>
              </table:table-cell>
              <table:table-cell office:value-type="float" office:value="1572.713623">
                <text:p>1572.713623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1565.857178">
                <text:p>1565.857178</text:p>
              </table:table-cell>
              <table:table-cell office:value-type="float" office:value="1570.386475">
                <text:p>1570.386475</text:p>
              </table:table-cell>
              <table:table-cell office:value-type="float" office:value="1566.34436">
                <text:p>1566.34436</text:p>
              </table:table-cell>
              <table:table-cell office:value-type="float" office:value="1571.419067">
                <text:p>1571.4190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98.963623">
                <text:p>1598.963623</text:p>
              </table:table-cell>
              <table:table-cell office:value-type="float" office:value="1615.244873">
                <text:p>1615.244873</text:p>
              </table:table-cell>
              <table:table-cell office:value-type="float" office:value="1544">
                <text:p>1544</text:p>
              </table:table-cell>
              <table:table-cell office:value-type="float" office:value="1497.556396">
                <text:p>1497.556396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1593.621582">
                <text:p>1593.621582</text:p>
              </table:table-cell>
              <table:table-cell office:value-type="float" office:value="1648.983398">
                <text:p>1648.983398</text:p>
              </table:table-cell>
              <table:table-cell office:value-type="float" office:value="1524.179443">
                <text:p>1524.179443</text:p>
              </table:table-cell>
              <table:table-cell office:value-type="float" office:value="1512.292969">
                <text:p>1512.292969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1635.405029">
                <text:p>1635.405029</text:p>
              </table:table-cell>
              <table:table-cell office:value-type="float" office:value="1599.635132">
                <text:p>1599.635132</text:p>
              </table:table-cell>
              <table:table-cell office:value-type="float" office:value="1501.830933">
                <text:p>1501.830933</text:p>
              </table:table-cell>
              <table:table-cell office:value-type="float" office:value="1538.901001">
                <text:p>1538.901001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1612.057739">
                <text:p>1612.057739</text:p>
              </table:table-cell>
              <table:table-cell office:value-type="float" office:value="1633.63623">
                <text:p>1633.63623</text:p>
              </table:table-cell>
              <table:table-cell office:value-type="float" office:value="1555.834595">
                <text:p>1555.834595</text:p>
              </table:table-cell>
              <table:table-cell office:value-type="float" office:value="1536.722412">
                <text:p>1536.722412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1596.051025">
                <text:p>1596.051025</text:p>
              </table:table-cell>
              <table:table-cell office:value-type="float" office:value="1662.290894">
                <text:p>1662.290894</text:p>
              </table:table-cell>
              <table:table-cell office:value-type="float" office:value="1556.265137">
                <text:p>1556.265137</text:p>
              </table:table-cell>
              <table:table-cell office:value-type="float" office:value="1552.365601">
                <text:p>1552.3656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628.269653">
                <text:p>1628.269653</text:p>
              </table:table-cell>
              <table:table-cell office:value-type="float" office:value="1659.4021">
                <text:p>1659.4021</text:p>
              </table:table-cell>
              <table:table-cell office:value-type="float" office:value="1565.393188">
                <text:p>1565.393188</text:p>
              </table:table-cell>
              <table:table-cell office:value-type="float" office:value="1555.592407">
                <text:p>1555.592407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1638.290161">
                <text:p>1638.290161</text:p>
              </table:table-cell>
              <table:table-cell office:value-type="float" office:value="1663.107056">
                <text:p>1663.107056</text:p>
              </table:table-cell>
              <table:table-cell office:value-type="float" office:value="1590.410889">
                <text:p>1590.410889</text:p>
              </table:table-cell>
              <table:table-cell office:value-type="float" office:value="1575.767578">
                <text:p>1575.767578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1644.725586">
                <text:p>1644.725586</text:p>
              </table:table-cell>
              <table:table-cell office:value-type="float" office:value="1674.518799">
                <text:p>1674.518799</text:p>
              </table:table-cell>
              <table:table-cell office:value-type="float" office:value="1599.797607">
                <text:p>1599.797607</text:p>
              </table:table-cell>
              <table:table-cell office:value-type="float" office:value="1596.136597">
                <text:p>1596.136597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1658.680176">
                <text:p>1658.680176</text:p>
              </table:table-cell>
              <table:table-cell office:value-type="float" office:value="1694.398315">
                <text:p>1694.398315</text:p>
              </table:table-cell>
              <table:table-cell office:value-type="float" office:value="1625.279541">
                <text:p>1625.279541</text:p>
              </table:table-cell>
              <table:table-cell office:value-type="float" office:value="1629.85022">
                <text:p>1629.85022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1643.78418">
                <text:p>1643.78418</text:p>
              </table:table-cell>
              <table:table-cell office:value-type="float" office:value="1703.732666">
                <text:p>1703.732666</text:p>
              </table:table-cell>
              <table:table-cell office:value-type="float" office:value="1655.084595">
                <text:p>1655.084595</text:p>
              </table:table-cell>
              <table:table-cell office:value-type="float" office:value="1686.29834">
                <text:p>1686.298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51.55896">
                <text:p>1651.55896</text:p>
              </table:table-cell>
              <table:table-cell office:value-type="float" office:value="1718.721069">
                <text:p>1718.721069</text:p>
              </table:table-cell>
              <table:table-cell office:value-type="float" office:value="1683.998169">
                <text:p>1683.998169</text:p>
              </table:table-cell>
              <table:table-cell office:value-type="float" office:value="1725.396362">
                <text:p>1725.396362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1682.330322">
                <text:p>1682.330322</text:p>
              </table:table-cell>
              <table:table-cell office:value-type="float" office:value="1762.106567">
                <text:p>1762.106567</text:p>
              </table:table-cell>
              <table:table-cell office:value-type="float" office:value="1696.325928">
                <text:p>1696.325928</text:p>
              </table:table-cell>
              <table:table-cell office:value-type="float" office:value="1764.674561">
                <text:p>1764.674561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1706.505981">
                <text:p>1706.505981</text:p>
              </table:table-cell>
              <table:table-cell office:value-type="float" office:value="1757.413574">
                <text:p>1757.413574</text:p>
              </table:table-cell>
              <table:table-cell office:value-type="float" office:value="1717.963745">
                <text:p>1717.963745</text:p>
              </table:table-cell>
              <table:table-cell office:value-type="float" office:value="1759.739624">
                <text:p>1759.739624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1729.6521">
                <text:p>1729.6521</text:p>
              </table:table-cell>
              <table:table-cell office:value-type="float" office:value="1814.463135">
                <text:p>1814.463135</text:p>
              </table:table-cell>
              <table:table-cell office:value-type="float" office:value="1740.504639">
                <text:p>1740.504639</text:p>
              </table:table-cell>
              <table:table-cell office:value-type="float" office:value="1816.919067">
                <text:p>1816.919067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1767.90271">
                <text:p>1767.90271</text:p>
              </table:table-cell>
              <table:table-cell office:value-type="float" office:value="1843.605225">
                <text:p>1843.605225</text:p>
              </table:table-cell>
              <table:table-cell office:value-type="float" office:value="1774.870483">
                <text:p>1774.870483</text:p>
              </table:table-cell>
              <table:table-cell office:value-type="float" office:value="1842.173462">
                <text:p>1842.1734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783.402832">
                <text:p>1783.402832</text:p>
              </table:table-cell>
              <table:table-cell office:value-type="float" office:value="1848.523682">
                <text:p>1848.523682</text:p>
              </table:table-cell>
              <table:table-cell office:value-type="float" office:value="1801.585205">
                <text:p>1801.585205</text:p>
              </table:table-cell>
              <table:table-cell office:value-type="float" office:value="1837.101074">
                <text:p>1837.101074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1800.915771">
                <text:p>1800.915771</text:p>
              </table:table-cell>
              <table:table-cell office:value-type="float" office:value="1919.970703">
                <text:p>1919.970703</text:p>
              </table:table-cell>
              <table:table-cell office:value-type="float" office:value="1811.116943">
                <text:p>1811.116943</text:p>
              </table:table-cell>
              <table:table-cell office:value-type="float" office:value="1915.700684">
                <text:p>1915.700684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1818.158203">
                <text:p>1818.158203</text:p>
              </table:table-cell>
              <table:table-cell office:value-type="float" office:value="1932.58667">
                <text:p>1932.58667</text:p>
              </table:table-cell>
              <table:table-cell office:value-type="float" office:value="1830.147461">
                <text:p>1830.147461</text:p>
              </table:table-cell>
              <table:table-cell office:value-type="float" office:value="1927.785645">
                <text:p>1927.785645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1826.950073">
                <text:p>1826.950073</text:p>
              </table:table-cell>
              <table:table-cell office:value-type="float" office:value="1935.48645">
                <text:p>1935.48645</text:p>
              </table:table-cell>
              <table:table-cell office:value-type="float" office:value="1836.859741">
                <text:p>1836.859741</text:p>
              </table:table-cell>
              <table:table-cell office:value-type="float" office:value="1936.502686">
                <text:p>1936.502686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1835.780884">
                <text:p>1835.780884</text:p>
              </table:table-cell>
              <table:table-cell office:value-type="float" office:value="1922.182617">
                <text:p>1922.182617</text:p>
              </table:table-cell>
              <table:table-cell office:value-type="float" office:value="1845.095581">
                <text:p>1845.095581</text:p>
              </table:table-cell>
              <table:table-cell office:value-type="float" office:value="1930.628662">
                <text:p>1930.62866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815.586548">
                <text:p>1815.586548</text:p>
              </table:table-cell>
              <table:table-cell office:value-type="float" office:value="1928.737061">
                <text:p>1928.737061</text:p>
              </table:table-cell>
              <table:table-cell office:value-type="float" office:value="1819.363647">
                <text:p>1819.363647</text:p>
              </table:table-cell>
              <table:table-cell office:value-type="float" office:value="1947.305542">
                <text:p>1947.305542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1789.684814">
                <text:p>1789.684814</text:p>
              </table:table-cell>
              <table:table-cell office:value-type="float" office:value="1938.506348">
                <text:p>1938.506348</text:p>
              </table:table-cell>
              <table:table-cell office:value-type="float" office:value="1803.843506">
                <text:p>1803.843506</text:p>
              </table:table-cell>
              <table:table-cell office:value-type="float" office:value="1937.261597">
                <text:p>1937.261597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1806.679688">
                <text:p>1806.679688</text:p>
              </table:table-cell>
              <table:table-cell office:value-type="float" office:value="1937.245117">
                <text:p>1937.245117</text:p>
              </table:table-cell>
              <table:table-cell office:value-type="float" office:value="1828.744141">
                <text:p>1828.744141</text:p>
              </table:table-cell>
              <table:table-cell office:value-type="float" office:value="1913.638184">
                <text:p>1913.638184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1822.898315">
                <text:p>1822.898315</text:p>
              </table:table-cell>
              <table:table-cell office:value-type="float" office:value="1898.993164">
                <text:p>1898.993164</text:p>
              </table:table-cell>
              <table:table-cell office:value-type="float" office:value="1840.380615">
                <text:p>1840.380615</text:p>
              </table:table-cell>
              <table:table-cell office:value-type="float" office:value="1893.833984">
                <text:p>1893.833984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1813.040161">
                <text:p>1813.040161</text:p>
              </table:table-cell>
              <table:table-cell office:value-type="float" office:value="1965.841797">
                <text:p>1965.841797</text:p>
              </table:table-cell>
              <table:table-cell office:value-type="float" office:value="1819.884277">
                <text:p>1819.884277</text:p>
              </table:table-cell>
              <table:table-cell office:value-type="float" office:value="1970.903564">
                <text:p>1970.90356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802.979614">
                <text:p>1802.979614</text:p>
              </table:table-cell>
              <table:table-cell office:value-type="float" office:value="1928.295044">
                <text:p>1928.295044</text:p>
              </table:table-cell>
              <table:table-cell office:value-type="float" office:value="1818.41748">
                <text:p>1818.41748</text:p>
              </table:table-cell>
              <table:table-cell office:value-type="float" office:value="1925.890381">
                <text:p>1925.890381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1825.501465">
                <text:p>1825.501465</text:p>
              </table:table-cell>
              <table:table-cell office:value-type="float" office:value="1928.391479">
                <text:p>1928.391479</text:p>
              </table:table-cell>
              <table:table-cell office:value-type="float" office:value="1843.619263">
                <text:p>1843.619263</text:p>
              </table:table-cell>
              <table:table-cell office:value-type="float" office:value="1921.61377">
                <text:p>1921.61377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1811.544067">
                <text:p>1811.544067</text:p>
              </table:table-cell>
              <table:table-cell office:value-type="float" office:value="1938.933838">
                <text:p>1938.933838</text:p>
              </table:table-cell>
              <table:table-cell office:value-type="float" office:value="1821.028809">
                <text:p>1821.028809</text:p>
              </table:table-cell>
              <table:table-cell office:value-type="float" office:value="1936.239746">
                <text:p>1936.239746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1808.34021">
                <text:p>1808.34021</text:p>
              </table:table-cell>
              <table:table-cell office:value-type="float" office:value="1952.486084">
                <text:p>1952.486084</text:p>
              </table:table-cell>
              <table:table-cell office:value-type="float" office:value="1822.313721">
                <text:p>1822.313721</text:p>
              </table:table-cell>
              <table:table-cell office:value-type="float" office:value="1943.988403">
                <text:p>1943.988403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1832.020996">
                <text:p>1832.020996</text:p>
              </table:table-cell>
              <table:table-cell office:value-type="float" office:value="1939.402344">
                <text:p>1939.402344</text:p>
              </table:table-cell>
              <table:table-cell office:value-type="float" office:value="1846.258179">
                <text:p>1846.258179</text:p>
              </table:table-cell>
              <table:table-cell office:value-type="float" office:value="1936.782471">
                <text:p>1936.78247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818.25293">
                <text:p>1818.25293</text:p>
              </table:table-cell>
              <table:table-cell office:value-type="float" office:value="1940.911377">
                <text:p>1940.911377</text:p>
              </table:table-cell>
              <table:table-cell office:value-type="float" office:value="1835.681763">
                <text:p>1835.681763</text:p>
              </table:table-cell>
              <table:table-cell office:value-type="float" office:value="1931.759155">
                <text:p>1931.759155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1815.710815">
                <text:p>1815.710815</text:p>
              </table:table-cell>
              <table:table-cell office:value-type="float" office:value="1956.915527">
                <text:p>1956.915527</text:p>
              </table:table-cell>
              <table:table-cell office:value-type="float" office:value="1830.564819">
                <text:p>1830.564819</text:p>
              </table:table-cell>
              <table:table-cell office:value-type="float" office:value="1955.048584">
                <text:p>1955.048584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1826.995605">
                <text:p>1826.995605</text:p>
              </table:table-cell>
              <table:table-cell office:value-type="float" office:value="1912.936646">
                <text:p>1912.936646</text:p>
              </table:table-cell>
              <table:table-cell office:value-type="float" office:value="1845.94043">
                <text:p>1845.94043</text:p>
              </table:table-cell>
              <table:table-cell office:value-type="float" office:value="1905.111938">
                <text:p>1905.111938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1816.171875">
                <text:p>1816.171875</text:p>
              </table:table-cell>
              <table:table-cell office:value-type="float" office:value="1951.556763">
                <text:p>1951.556763</text:p>
              </table:table-cell>
              <table:table-cell office:value-type="float" office:value="1831.275879">
                <text:p>1831.275879</text:p>
              </table:table-cell>
              <table:table-cell office:value-type="float" office:value="1949.192993">
                <text:p>1949.192993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1810.086182">
                <text:p>1810.086182</text:p>
              </table:table-cell>
              <table:table-cell office:value-type="float" office:value="1931.119263">
                <text:p>1931.119263</text:p>
              </table:table-cell>
              <table:table-cell office:value-type="float" office:value="1827.179321">
                <text:p>1827.179321</text:p>
              </table:table-cell>
              <table:table-cell office:value-type="float" office:value="1930.601685">
                <text:p>1930.60168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830.118774">
                <text:p>1830.118774</text:p>
              </table:table-cell>
              <table:table-cell office:value-type="float" office:value="1924.483276">
                <text:p>1924.483276</text:p>
              </table:table-cell>
              <table:table-cell office:value-type="float" office:value="1850.535889">
                <text:p>1850.535889</text:p>
              </table:table-cell>
              <table:table-cell office:value-type="float" office:value="1915.394653">
                <text:p>1915.394653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1828.261719">
                <text:p>1828.261719</text:p>
              </table:table-cell>
              <table:table-cell office:value-type="float" office:value="1972.700317">
                <text:p>1972.700317</text:p>
              </table:table-cell>
              <table:table-cell office:value-type="float" office:value="1836.410767">
                <text:p>1836.410767</text:p>
              </table:table-cell>
              <table:table-cell office:value-type="float" office:value="1970.759766">
                <text:p>1970.759766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1817.588989">
                <text:p>1817.588989</text:p>
              </table:table-cell>
              <table:table-cell office:value-type="float" office:value="1957.767578">
                <text:p>1957.767578</text:p>
              </table:table-cell>
              <table:table-cell office:value-type="float" office:value="1831.264771">
                <text:p>1831.264771</text:p>
              </table:table-cell>
              <table:table-cell office:value-type="float" office:value="1952.556274">
                <text:p>1952.556274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1838.776123">
                <text:p>1838.776123</text:p>
              </table:table-cell>
              <table:table-cell office:value-type="float" office:value="1947.05957">
                <text:p>1947.05957</text:p>
              </table:table-cell>
              <table:table-cell office:value-type="float" office:value="1851.970825">
                <text:p>1851.970825</text:p>
              </table:table-cell>
              <table:table-cell office:value-type="float" office:value="1940.026611">
                <text:p>1940.026611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1829.266724">
                <text:p>1829.266724</text:p>
              </table:table-cell>
              <table:table-cell office:value-type="float" office:value="1957.59668">
                <text:p>1957.59668</text:p>
              </table:table-cell>
              <table:table-cell office:value-type="float" office:value="1845.050049">
                <text:p>1845.050049</text:p>
              </table:table-cell>
              <table:table-cell office:value-type="float" office:value="1952.545166">
                <text:p>1952.5451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16.104126">
                <text:p>1816.104126</text:p>
              </table:table-cell>
              <table:table-cell office:value-type="float" office:value="1965.187256">
                <text:p>1965.187256</text:p>
              </table:table-cell>
              <table:table-cell office:value-type="float" office:value="1830.61377">
                <text:p>1830.61377</text:p>
              </table:table-cell>
              <table:table-cell office:value-type="float" office:value="1962.766113">
                <text:p>1962.766113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1830.860718">
                <text:p>1830.860718</text:p>
              </table:table-cell>
              <table:table-cell office:value-type="float" office:value="1922.993042">
                <text:p>1922.993042</text:p>
              </table:table-cell>
              <table:table-cell office:value-type="float" office:value="1849.039795">
                <text:p>1849.039795</text:p>
              </table:table-cell>
              <table:table-cell office:value-type="float" office:value="1918.13208">
                <text:p>1918.13208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1828.970093">
                <text:p>1828.970093</text:p>
              </table:table-cell>
              <table:table-cell office:value-type="float" office:value="1958.41272">
                <text:p>1958.41272</text:p>
              </table:table-cell>
              <table:table-cell office:value-type="float" office:value="1846.704346">
                <text:p>1846.704346</text:p>
              </table:table-cell>
              <table:table-cell office:value-type="float" office:value="1952.461182">
                <text:p>1952.461182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1821.069458">
                <text:p>1821.069458</text:p>
              </table:table-cell>
              <table:table-cell office:value-type="float" office:value="1953.465576">
                <text:p>1953.465576</text:p>
              </table:table-cell>
              <table:table-cell office:value-type="float" office:value="1836.709717">
                <text:p>1836.709717</text:p>
              </table:table-cell>
              <table:table-cell office:value-type="float" office:value="1951.590576">
                <text:p>1951.590576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1839.537842">
                <text:p>1839.537842</text:p>
              </table:table-cell>
              <table:table-cell office:value-type="float" office:value="1938.116211">
                <text:p>1938.116211</text:p>
              </table:table-cell>
              <table:table-cell office:value-type="float" office:value="1857.394653">
                <text:p>1857.394653</text:p>
              </table:table-cell>
              <table:table-cell office:value-type="float" office:value="1933.356934">
                <text:p>1933.35693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840.162598">
                <text:p>1840.162598</text:p>
              </table:table-cell>
              <table:table-cell office:value-type="float" office:value="1956.697144">
                <text:p>1956.697144</text:p>
              </table:table-cell>
              <table:table-cell office:value-type="float" office:value="1856.680908">
                <text:p>1856.680908</text:p>
              </table:table-cell>
              <table:table-cell office:value-type="float" office:value="1949.916626">
                <text:p>1949.916626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1825.692139">
                <text:p>1825.692139</text:p>
              </table:table-cell>
              <table:table-cell office:value-type="float" office:value="1982.874268">
                <text:p>1982.874268</text:p>
              </table:table-cell>
              <table:table-cell office:value-type="float" office:value="1837.046387">
                <text:p>1837.046387</text:p>
              </table:table-cell>
              <table:table-cell office:value-type="float" office:value="1982.363892">
                <text:p>1982.363892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1836.893311">
                <text:p>1836.893311</text:p>
              </table:table-cell>
              <table:table-cell office:value-type="float" office:value="1948.187134">
                <text:p>1948.187134</text:p>
              </table:table-cell>
              <table:table-cell office:value-type="float" office:value="1855.860596">
                <text:p>1855.860596</text:p>
              </table:table-cell>
              <table:table-cell office:value-type="float" office:value="1942.852295">
                <text:p>1942.852295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1849.728516">
                <text:p>1849.728516</text:p>
              </table:table-cell>
              <table:table-cell office:value-type="float" office:value="1960.806274">
                <text:p>1960.806274</text:p>
              </table:table-cell>
              <table:table-cell office:value-type="float" office:value="1865.169434">
                <text:p>1865.169434</text:p>
              </table:table-cell>
              <table:table-cell office:value-type="float" office:value="1957.320801">
                <text:p>1957.320801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1828.683594">
                <text:p>1828.683594</text:p>
              </table:table-cell>
              <table:table-cell office:value-type="float" office:value="1973.619385">
                <text:p>1973.619385</text:p>
              </table:table-cell>
              <table:table-cell office:value-type="float" office:value="1843.862061">
                <text:p>1843.862061</text:p>
              </table:table-cell>
              <table:table-cell office:value-type="float" office:value="1972.339966">
                <text:p>1972.33996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838.466309">
                <text:p>1838.466309</text:p>
              </table:table-cell>
              <table:table-cell office:value-type="float" office:value="1953.913818">
                <text:p>1953.913818</text:p>
              </table:table-cell>
              <table:table-cell office:value-type="float" office:value="1855.943848">
                <text:p>1855.943848</text:p>
              </table:table-cell>
              <table:table-cell office:value-type="float" office:value="1948.665039">
                <text:p>1948.665039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1846.518677">
                <text:p>1846.518677</text:p>
              </table:table-cell>
              <table:table-cell office:value-type="float" office:value="1959.803955">
                <text:p>1959.803955</text:p>
              </table:table-cell>
              <table:table-cell office:value-type="float" office:value="1864.711792">
                <text:p>1864.711792</text:p>
              </table:table-cell>
              <table:table-cell office:value-type="float" office:value="1954.979858">
                <text:p>1954.979858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1835.560303">
                <text:p>1835.560303</text:p>
              </table:table-cell>
              <table:table-cell office:value-type="float" office:value="1989.143311">
                <text:p>1989.143311</text:p>
              </table:table-cell>
              <table:table-cell office:value-type="float" office:value="1849.210815">
                <text:p>1849.210815</text:p>
              </table:table-cell>
              <table:table-cell office:value-type="float" office:value="1987.520996">
                <text:p>1987.520996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1842.780518">
                <text:p>1842.780518</text:p>
              </table:table-cell>
              <table:table-cell office:value-type="float" office:value="1969.23291">
                <text:p>1969.23291</text:p>
              </table:table-cell>
              <table:table-cell office:value-type="float" office:value="1855.86731">
                <text:p>1855.86731</text:p>
              </table:table-cell>
              <table:table-cell office:value-type="float" office:value="1968.533325">
                <text:p>1968.533325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1852.305176">
                <text:p>1852.305176</text:p>
              </table:table-cell>
              <table:table-cell office:value-type="float" office:value="1966.717285">
                <text:p>1966.717285</text:p>
              </table:table-cell>
              <table:table-cell office:value-type="float" office:value="1868.352783">
                <text:p>1868.352783</text:p>
              </table:table-cell>
              <table:table-cell office:value-type="float" office:value="1958.797607">
                <text:p>1958.79760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839.18457">
                <text:p>1839.18457</text:p>
              </table:table-cell>
              <table:table-cell office:value-type="float" office:value="1991.328247">
                <text:p>1991.328247</text:p>
              </table:table-cell>
              <table:table-cell office:value-type="float" office:value="1852.855225">
                <text:p>1852.855225</text:p>
              </table:table-cell>
              <table:table-cell office:value-type="float" office:value="1988.126709">
                <text:p>1988.126709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1838.518433">
                <text:p>1838.518433</text:p>
              </table:table-cell>
              <table:table-cell office:value-type="float" office:value="1972.419312">
                <text:p>1972.419312</text:p>
              </table:table-cell>
              <table:table-cell office:value-type="float" office:value="1857.211182">
                <text:p>1857.211182</text:p>
              </table:table-cell>
              <table:table-cell office:value-type="float" office:value="1967.345337">
                <text:p>1967.345337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1858.205322">
                <text:p>1858.205322</text:p>
              </table:table-cell>
              <table:table-cell office:value-type="float" office:value="1967.381592">
                <text:p>1967.381592</text:p>
              </table:table-cell>
              <table:table-cell office:value-type="float" office:value="1876.732666">
                <text:p>1876.732666</text:p>
              </table:table-cell>
              <table:table-cell office:value-type="float" office:value="1959.13208">
                <text:p>1959.13208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1833.107178">
                <text:p>1833.107178</text:p>
              </table:table-cell>
              <table:table-cell office:value-type="float" office:value="1972.466797">
                <text:p>1972.466797</text:p>
              </table:table-cell>
              <table:table-cell office:value-type="float" office:value="1849.904297">
                <text:p>1849.904297</text:p>
              </table:table-cell>
              <table:table-cell office:value-type="float" office:value="1968.032715">
                <text:p>1968.032715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1803.919434">
                <text:p>1803.919434</text:p>
              </table:table-cell>
              <table:table-cell office:value-type="float" office:value="1942.411621">
                <text:p>1942.411621</text:p>
              </table:table-cell>
              <table:table-cell office:value-type="float" office:value="1814.683716">
                <text:p>1814.683716</text:p>
              </table:table-cell>
              <table:table-cell office:value-type="float" office:value="1942.244629">
                <text:p>1942.2446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86.036377">
                <text:p>1786.036377</text:p>
              </table:table-cell>
              <table:table-cell office:value-type="float" office:value="1917.327759">
                <text:p>1917.327759</text:p>
              </table:table-cell>
              <table:table-cell office:value-type="float" office:value="1795.975342">
                <text:p>1795.975342</text:p>
              </table:table-cell>
              <table:table-cell office:value-type="float" office:value="1919.58667">
                <text:p>1919.58667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1755.771973">
                <text:p>1755.771973</text:p>
              </table:table-cell>
              <table:table-cell office:value-type="float" office:value="1891.473389">
                <text:p>1891.473389</text:p>
              </table:table-cell>
              <table:table-cell office:value-type="float" office:value="1765.862183">
                <text:p>1765.862183</text:p>
              </table:table-cell>
              <table:table-cell office:value-type="float" office:value="1897.966797">
                <text:p>1897.966797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1734.096924">
                <text:p>1734.096924</text:p>
              </table:table-cell>
              <table:table-cell office:value-type="float" office:value="1868.176147">
                <text:p>1868.176147</text:p>
              </table:table-cell>
              <table:table-cell office:value-type="float" office:value="1746.422241">
                <text:p>1746.422241</text:p>
              </table:table-cell>
              <table:table-cell office:value-type="float" office:value="1871.17627">
                <text:p>1871.17627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1717.620483">
                <text:p>1717.620483</text:p>
              </table:table-cell>
              <table:table-cell office:value-type="float" office:value="1841.697876">
                <text:p>1841.697876</text:p>
              </table:table-cell>
              <table:table-cell office:value-type="float" office:value="1735.674805">
                <text:p>1735.674805</text:p>
              </table:table-cell>
              <table:table-cell office:value-type="float" office:value="1836.39502">
                <text:p>1836.39502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1700.853516">
                <text:p>1700.853516</text:p>
              </table:table-cell>
              <table:table-cell office:value-type="float" office:value="1824.928711">
                <text:p>1824.928711</text:p>
              </table:table-cell>
              <table:table-cell office:value-type="float" office:value="1712.573975">
                <text:p>1712.573975</text:p>
              </table:table-cell>
              <table:table-cell office:value-type="float" office:value="1823.993286">
                <text:p>1823.99328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84.275635">
                <text:p>1684.275635</text:p>
              </table:table-cell>
              <table:table-cell office:value-type="float" office:value="1801.273804">
                <text:p>1801.273804</text:p>
              </table:table-cell>
              <table:table-cell office:value-type="float" office:value="1697.052246">
                <text:p>1697.052246</text:p>
              </table:table-cell>
              <table:table-cell office:value-type="float" office:value="1802.650757">
                <text:p>1802.650757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1671.917358">
                <text:p>1671.917358</text:p>
              </table:table-cell>
              <table:table-cell office:value-type="float" office:value="1783.431641">
                <text:p>1783.431641</text:p>
              </table:table-cell>
              <table:table-cell office:value-type="float" office:value="1685.614014">
                <text:p>1685.614014</text:p>
              </table:table-cell>
              <table:table-cell office:value-type="float" office:value="1781.496094">
                <text:p>1781.496094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1661.85498">
                <text:p>1661.85498</text:p>
              </table:table-cell>
              <table:table-cell office:value-type="float" office:value="1781.043091">
                <text:p>1781.043091</text:p>
              </table:table-cell>
              <table:table-cell office:value-type="float" office:value="1665.987915">
                <text:p>1665.987915</text:p>
              </table:table-cell>
              <table:table-cell office:value-type="float" office:value="1765.518921">
                <text:p>1765.518921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1666.713379">
                <text:p>1666.713379</text:p>
              </table:table-cell>
              <table:table-cell office:value-type="float" office:value="1741.984253">
                <text:p>1741.984253</text:p>
              </table:table-cell>
              <table:table-cell office:value-type="float" office:value="1668.587769">
                <text:p>1668.587769</text:p>
              </table:table-cell>
              <table:table-cell office:value-type="float" office:value="1746.437622">
                <text:p>1746.437622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1648.503174">
                <text:p>1648.503174</text:p>
              </table:table-cell>
              <table:table-cell office:value-type="float" office:value="1739.104248">
                <text:p>1739.104248</text:p>
              </table:table-cell>
              <table:table-cell office:value-type="float" office:value="1658.673828">
                <text:p>1658.673828</text:p>
              </table:table-cell>
              <table:table-cell office:value-type="float" office:value="1742.093384">
                <text:p>1742.09338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40.810303">
                <text:p>1640.810303</text:p>
              </table:table-cell>
              <table:table-cell office:value-type="float" office:value="1727.357178">
                <text:p>1727.357178</text:p>
              </table:table-cell>
              <table:table-cell office:value-type="float" office:value="1650.579346">
                <text:p>1650.579346</text:p>
              </table:table-cell>
              <table:table-cell office:value-type="float" office:value="1724.9198">
                <text:p>1724.9198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1631.788208">
                <text:p>1631.788208</text:p>
              </table:table-cell>
              <table:table-cell office:value-type="float" office:value="1714.588501">
                <text:p>1714.588501</text:p>
              </table:table-cell>
              <table:table-cell office:value-type="float" office:value="1637.546631">
                <text:p>1637.546631</text:p>
              </table:table-cell>
              <table:table-cell office:value-type="float" office:value="1713.59314">
                <text:p>1713.59314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1626.854004">
                <text:p>1626.854004</text:p>
              </table:table-cell>
              <table:table-cell office:value-type="float" office:value="1700.784912">
                <text:p>1700.784912</text:p>
              </table:table-cell>
              <table:table-cell office:value-type="float" office:value="1632.646729">
                <text:p>1632.646729</text:p>
              </table:table-cell>
              <table:table-cell office:value-type="float" office:value="1702.046143">
                <text:p>1702.046143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1618.065796">
                <text:p>1618.065796</text:p>
              </table:table-cell>
              <table:table-cell office:value-type="float" office:value="1698.426392">
                <text:p>1698.426392</text:p>
              </table:table-cell>
              <table:table-cell office:value-type="float" office:value="1626.134277">
                <text:p>1626.134277</text:p>
              </table:table-cell>
              <table:table-cell office:value-type="float" office:value="1694.69812">
                <text:p>1694.69812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1611.49231">
                <text:p>1611.49231</text:p>
              </table:table-cell>
              <table:table-cell office:value-type="float" office:value="1685.468506">
                <text:p>1685.468506</text:p>
              </table:table-cell>
              <table:table-cell office:value-type="float" office:value="1622.408447">
                <text:p>1622.408447</text:p>
              </table:table-cell>
              <table:table-cell office:value-type="float" office:value="1679.541626">
                <text:p>1679.54162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11.012085">
                <text:p>1611.012085</text:p>
              </table:table-cell>
              <table:table-cell office:value-type="float" office:value="1674.849121">
                <text:p>1674.849121</text:p>
              </table:table-cell>
              <table:table-cell office:value-type="float" office:value="1612.456177">
                <text:p>1612.456177</text:p>
              </table:table-cell>
              <table:table-cell office:value-type="float" office:value="1670.706299">
                <text:p>1670.706299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1606.69458">
                <text:p>1606.69458</text:p>
              </table:table-cell>
              <table:table-cell office:value-type="float" office:value="1663.765869">
                <text:p>1663.765869</text:p>
              </table:table-cell>
              <table:table-cell office:value-type="float" office:value="1611.647461">
                <text:p>1611.647461</text:p>
              </table:table-cell>
              <table:table-cell office:value-type="float" office:value="1664.871948">
                <text:p>1664.871948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1599.79248">
                <text:p>1599.79248</text:p>
              </table:table-cell>
              <table:table-cell office:value-type="float" office:value="1658.589233">
                <text:p>1658.589233</text:p>
              </table:table-cell>
              <table:table-cell office:value-type="float" office:value="1600.922119">
                <text:p>1600.922119</text:p>
              </table:table-cell>
              <table:table-cell office:value-type="float" office:value="1659.883301">
                <text:p>1659.883301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1595.685791">
                <text:p>1595.685791</text:p>
              </table:table-cell>
              <table:table-cell office:value-type="float" office:value="1652.753906">
                <text:p>1652.753906</text:p>
              </table:table-cell>
              <table:table-cell office:value-type="float" office:value="1604.48645">
                <text:p>1604.48645</text:p>
              </table:table-cell>
              <table:table-cell office:value-type="float" office:value="1646.316406">
                <text:p>1646.316406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1593.754639">
                <text:p>1593.754639</text:p>
              </table:table-cell>
              <table:table-cell office:value-type="float" office:value="1640.935791">
                <text:p>1640.935791</text:p>
              </table:table-cell>
              <table:table-cell office:value-type="float" office:value="1593.079712">
                <text:p>1593.079712</text:p>
              </table:table-cell>
              <table:table-cell office:value-type="float" office:value="1640.595337">
                <text:p>1640.59533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595.814331">
                <text:p>1595.814331</text:p>
              </table:table-cell>
              <table:table-cell office:value-type="float" office:value="1632.06189">
                <text:p>1632.06189</text:p>
              </table:table-cell>
              <table:table-cell office:value-type="float" office:value="1596.676758">
                <text:p>1596.676758</text:p>
              </table:table-cell>
              <table:table-cell office:value-type="float" office:value="1635.413818">
                <text:p>1635.413818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1583.105957">
                <text:p>1583.105957</text:p>
              </table:table-cell>
              <table:table-cell office:value-type="float" office:value="1630.476074">
                <text:p>1630.476074</text:p>
              </table:table-cell>
              <table:table-cell office:value-type="float" office:value="1586.687744">
                <text:p>1586.687744</text:p>
              </table:table-cell>
              <table:table-cell office:value-type="float" office:value="1629.831055">
                <text:p>1629.831055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1586.432739">
                <text:p>1586.432739</text:p>
              </table:table-cell>
              <table:table-cell office:value-type="float" office:value="1625.121582">
                <text:p>1625.121582</text:p>
              </table:table-cell>
              <table:table-cell office:value-type="float" office:value="1588.2677">
                <text:p>1588.2677</text:p>
              </table:table-cell>
              <table:table-cell office:value-type="float" office:value="1625.27002">
                <text:p>1625.27002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1582.472534">
                <text:p>1582.472534</text:p>
              </table:table-cell>
              <table:table-cell office:value-type="float" office:value="1622.819214">
                <text:p>1622.819214</text:p>
              </table:table-cell>
              <table:table-cell office:value-type="float" office:value="1581.71875">
                <text:p>1581.71875</text:p>
              </table:table-cell>
              <table:table-cell office:value-type="float" office:value="1622.446899">
                <text:p>1622.446899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1581.10376">
                <text:p>1581.10376</text:p>
              </table:table-cell>
              <table:table-cell office:value-type="float" office:value="1619.628174">
                <text:p>1619.628174</text:p>
              </table:table-cell>
              <table:table-cell office:value-type="float" office:value="1583.335571">
                <text:p>1583.335571</text:p>
              </table:table-cell>
              <table:table-cell office:value-type="float" office:value="1619.972778">
                <text:p>1619.97277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583.631714">
                <text:p>1583.631714</text:p>
              </table:table-cell>
              <table:table-cell office:value-type="float" office:value="1607.060303">
                <text:p>1607.060303</text:p>
              </table:table-cell>
              <table:table-cell office:value-type="float" office:value="1582.31311">
                <text:p>1582.31311</text:p>
              </table:table-cell>
              <table:table-cell office:value-type="float" office:value="1608.476074">
                <text:p>1608.476074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1576.374878">
                <text:p>1576.374878</text:p>
              </table:table-cell>
              <table:table-cell office:value-type="float" office:value="1612.498047">
                <text:p>1612.498047</text:p>
              </table:table-cell>
              <table:table-cell office:value-type="float" office:value="1580.943604">
                <text:p>1580.943604</text:p>
              </table:table-cell>
              <table:table-cell office:value-type="float" office:value="1606.495239">
                <text:p>1606.495239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1579.729736">
                <text:p>1579.729736</text:p>
              </table:table-cell>
              <table:table-cell office:value-type="float" office:value="1604.086304">
                <text:p>1604.086304</text:p>
              </table:table-cell>
              <table:table-cell office:value-type="float" office:value="1578.147949">
                <text:p>1578.147949</text:p>
              </table:table-cell>
              <table:table-cell office:value-type="float" office:value="1603.737061">
                <text:p>1603.737061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1574.218506">
                <text:p>1574.218506</text:p>
              </table:table-cell>
              <table:table-cell office:value-type="float" office:value="1605.595581">
                <text:p>1605.595581</text:p>
              </table:table-cell>
              <table:table-cell office:value-type="float" office:value="1576.84668">
                <text:p>1576.84668</text:p>
              </table:table-cell>
              <table:table-cell office:value-type="float" office:value="1600.844116">
                <text:p>1600.844116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1578.409302">
                <text:p>1578.409302</text:p>
              </table:table-cell>
              <table:table-cell office:value-type="float" office:value="1601.88147">
                <text:p>1601.88147</text:p>
              </table:table-cell>
              <table:table-cell office:value-type="float" office:value="1573.496704">
                <text:p>1573.496704</text:p>
              </table:table-cell>
              <table:table-cell office:value-type="float" office:value="1601.753662">
                <text:p>1601.7536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71.266357">
                <text:p>1571.266357</text:p>
              </table:table-cell>
              <table:table-cell office:value-type="float" office:value="1600.309937">
                <text:p>1600.309937</text:p>
              </table:table-cell>
              <table:table-cell office:value-type="float" office:value="1570.571777">
                <text:p>1570.571777</text:p>
              </table:table-cell>
              <table:table-cell office:value-type="float" office:value="1596.297729">
                <text:p>1596.297729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1571.891113">
                <text:p>1571.891113</text:p>
              </table:table-cell>
              <table:table-cell office:value-type="float" office:value="1592.211914">
                <text:p>1592.211914</text:p>
              </table:table-cell>
              <table:table-cell office:value-type="float" office:value="1570.708862">
                <text:p>1570.708862</text:p>
              </table:table-cell>
              <table:table-cell office:value-type="float" office:value="1590.262573">
                <text:p>1590.262573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1571.37793">
                <text:p>1571.37793</text:p>
              </table:table-cell>
              <table:table-cell office:value-type="float" office:value="1593.640625">
                <text:p>1593.640625</text:p>
              </table:table-cell>
              <table:table-cell office:value-type="float" office:value="1573.990356">
                <text:p>1573.990356</text:p>
              </table:table-cell>
              <table:table-cell office:value-type="float" office:value="1591.871826">
                <text:p>1591.871826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1568.473389">
                <text:p>1568.473389</text:p>
              </table:table-cell>
              <table:table-cell office:value-type="float" office:value="1589.428955">
                <text:p>1589.428955</text:p>
              </table:table-cell>
              <table:table-cell office:value-type="float" office:value="1572.110718">
                <text:p>1572.110718</text:p>
              </table:table-cell>
              <table:table-cell office:value-type="float" office:value="1592.971436">
                <text:p>1592.971436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1569.687012">
                <text:p>1569.687012</text:p>
              </table:table-cell>
              <table:table-cell office:value-type="float" office:value="1586.598022">
                <text:p>1586.598022</text:p>
              </table:table-cell>
              <table:table-cell office:value-type="float" office:value="1566.808594">
                <text:p>1566.808594</text:p>
              </table:table-cell>
              <table:table-cell office:value-type="float" office:value="1590.533936">
                <text:p>1590.53393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571.474243">
                <text:p>1571.474243</text:p>
              </table:table-cell>
              <table:table-cell office:value-type="float" office:value="1583.097778">
                <text:p>1583.097778</text:p>
              </table:table-cell>
              <table:table-cell office:value-type="float" office:value="1571.647461">
                <text:p>1571.647461</text:p>
              </table:table-cell>
              <table:table-cell office:value-type="float" office:value="1586.144775">
                <text:p>1586.144775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1569.807861">
                <text:p>1569.807861</text:p>
              </table:table-cell>
              <table:table-cell office:value-type="float" office:value="1585.714722">
                <text:p>1585.714722</text:p>
              </table:table-cell>
              <table:table-cell office:value-type="float" office:value="1570.304443">
                <text:p>1570.304443</text:p>
              </table:table-cell>
              <table:table-cell office:value-type="float" office:value="1582.687866">
                <text:p>1582.687866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1567.05957">
                <text:p>1567.05957</text:p>
              </table:table-cell>
              <table:table-cell office:value-type="float" office:value="1582.420044">
                <text:p>1582.420044</text:p>
              </table:table-cell>
              <table:table-cell office:value-type="float" office:value="1570.526733">
                <text:p>1570.526733</text:p>
              </table:table-cell>
              <table:table-cell office:value-type="float" office:value="1580.647949">
                <text:p>1580.647949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1569.47229">
                <text:p>1569.47229</text:p>
              </table:table-cell>
              <table:table-cell office:value-type="float" office:value="1576.624512">
                <text:p>1576.624512</text:p>
              </table:table-cell>
              <table:table-cell office:value-type="float" office:value="1568.556396">
                <text:p>1568.556396</text:p>
              </table:table-cell>
              <table:table-cell office:value-type="float" office:value="1581.353394">
                <text:p>1581.353394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1569.723511">
                <text:p>1569.723511</text:p>
              </table:table-cell>
              <table:table-cell office:value-type="float" office:value="1579.424927">
                <text:p>1579.424927</text:p>
              </table:table-cell>
              <table:table-cell office:value-type="float" office:value="1566.534424">
                <text:p>1566.534424</text:p>
              </table:table-cell>
              <table:table-cell office:value-type="float" office:value="1579.332764">
                <text:p>1579.33276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568.095703">
                <text:p>1568.095703</text:p>
              </table:table-cell>
              <table:table-cell office:value-type="float" office:value="1577.11438">
                <text:p>1577.11438</text:p>
              </table:table-cell>
              <table:table-cell office:value-type="float" office:value="1570.534546">
                <text:p>1570.534546</text:p>
              </table:table-cell>
              <table:table-cell office:value-type="float" office:value="1575.197388">
                <text:p>1575.197388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1564.189209">
                <text:p>1564.189209</text:p>
              </table:table-cell>
              <table:table-cell office:value-type="float" office:value="1581.012085">
                <text:p>1581.012085</text:p>
              </table:table-cell>
              <table:table-cell office:value-type="float" office:value="1567.646362">
                <text:p>1567.646362</text:p>
              </table:table-cell>
              <table:table-cell office:value-type="float" office:value="1580.598145">
                <text:p>1580.598145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1567.8125">
                <text:p>1567.8125</text:p>
              </table:table-cell>
              <table:table-cell office:value-type="float" office:value="1577.145996">
                <text:p>1577.145996</text:p>
              </table:table-cell>
              <table:table-cell office:value-type="float" office:value="1567.768677">
                <text:p>1567.768677</text:p>
              </table:table-cell>
              <table:table-cell office:value-type="float" office:value="1574.3927">
                <text:p>1574.3927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1567.214844">
                <text:p>1567.214844</text:p>
              </table:table-cell>
              <table:table-cell office:value-type="float" office:value="1575.685181">
                <text:p>1575.685181</text:p>
              </table:table-cell>
              <table:table-cell office:value-type="float" office:value="1569.52417">
                <text:p>1569.52417</text:p>
              </table:table-cell>
              <table:table-cell office:value-type="float" office:value="1574.991943">
                <text:p>1574.991943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1567.10083">
                <text:p>1567.10083</text:p>
              </table:table-cell>
              <table:table-cell office:value-type="float" office:value="1574.218018">
                <text:p>1574.218018</text:p>
              </table:table-cell>
              <table:table-cell office:value-type="float" office:value="1566.279419">
                <text:p>1566.279419</text:p>
              </table:table-cell>
              <table:table-cell office:value-type="float" office:value="1576.000732">
                <text:p>1576.00073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560.757812">
                <text:p>1560.757812</text:p>
              </table:table-cell>
              <table:table-cell office:value-type="float" office:value="1579.61731">
                <text:p>1579.61731</text:p>
              </table:table-cell>
              <table:table-cell office:value-type="float" office:value="1563.791748">
                <text:p>1563.791748</text:p>
              </table:table-cell>
              <table:table-cell office:value-type="float" office:value="1575.543091">
                <text:p>1575.543091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1567.328369">
                <text:p>1567.328369</text:p>
              </table:table-cell>
              <table:table-cell office:value-type="float" office:value="1571.894165">
                <text:p>1571.894165</text:p>
              </table:table-cell>
              <table:table-cell office:value-type="float" office:value="1566.343506">
                <text:p>1566.343506</text:p>
              </table:table-cell>
              <table:table-cell office:value-type="float" office:value="1574.644531">
                <text:p>1574.644531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1553.956909">
                <text:p>1553.956909</text:p>
              </table:table-cell>
              <table:table-cell office:value-type="float" office:value="1584.857788">
                <text:p>1584.857788</text:p>
              </table:table-cell>
              <table:table-cell office:value-type="float" office:value="1559.647461">
                <text:p>1559.647461</text:p>
              </table:table-cell>
              <table:table-cell office:value-type="float" office:value="1580.875854">
                <text:p>1580.875854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1565.503174">
                <text:p>1565.503174</text:p>
              </table:table-cell>
              <table:table-cell office:value-type="float" office:value="1578.169434">
                <text:p>1578.169434</text:p>
              </table:table-cell>
              <table:table-cell office:value-type="float" office:value="1566.325928">
                <text:p>1566.325928</text:p>
              </table:table-cell>
              <table:table-cell office:value-type="float" office:value="1578.112061">
                <text:p>1578.112061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1552.470459">
                <text:p>1552.470459</text:p>
              </table:table-cell>
              <table:table-cell office:value-type="float" office:value="1557.930786">
                <text:p>1557.930786</text:p>
              </table:table-cell>
              <table:table-cell office:value-type="float" office:value="1591.470703">
                <text:p>1591.470703</text:p>
              </table:table-cell>
              <table:table-cell office:value-type="float" office:value="1586.0625">
                <text:p>1586.062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567.482544">
                <text:p>1567.482544</text:p>
              </table:table-cell>
              <table:table-cell office:value-type="float" office:value="1605.476074">
                <text:p>1605.476074</text:p>
              </table:table-cell>
              <table:table-cell office:value-type="float" office:value="1559.591553">
                <text:p>1559.591553</text:p>
              </table:table-cell>
              <table:table-cell office:value-type="float" office:value="1604.809326">
                <text:p>1604.809326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1599.336182">
                <text:p>1599.336182</text:p>
              </table:table-cell>
              <table:table-cell office:value-type="float" office:value="1615.521729">
                <text:p>1615.521729</text:p>
              </table:table-cell>
              <table:table-cell office:value-type="float" office:value="1590.968262">
                <text:p>1590.968262</text:p>
              </table:table-cell>
              <table:table-cell office:value-type="float" office:value="1615.279175">
                <text:p>1615.279175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1633.937012">
                <text:p>1633.937012</text:p>
              </table:table-cell>
              <table:table-cell office:value-type="float" office:value="1637.469482">
                <text:p>1637.469482</text:p>
              </table:table-cell>
              <table:table-cell office:value-type="float" office:value="1642.11792">
                <text:p>1642.11792</text:p>
              </table:table-cell>
              <table:table-cell office:value-type="float" office:value="1633.320312">
                <text:p>1633.320312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1681.591431">
                <text:p>1681.591431</text:p>
              </table:table-cell>
              <table:table-cell office:value-type="float" office:value="1693.84082">
                <text:p>1693.84082</text:p>
              </table:table-cell>
              <table:table-cell office:value-type="float" office:value="1691.58606">
                <text:p>1691.58606</text:p>
              </table:table-cell>
              <table:table-cell office:value-type="float" office:value="1689.098022">
                <text:p>1689.098022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1720.694458">
                <text:p>1720.694458</text:p>
              </table:table-cell>
              <table:table-cell office:value-type="float" office:value="1769.930664">
                <text:p>1769.930664</text:p>
              </table:table-cell>
              <table:table-cell office:value-type="float" office:value="1728.353882">
                <text:p>1728.353882</text:p>
              </table:table-cell>
              <table:table-cell office:value-type="float" office:value="1765.426147">
                <text:p>1765.42614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56.602539">
                <text:p>1756.602539</text:p>
              </table:table-cell>
              <table:table-cell office:value-type="float" office:value="1795.356934">
                <text:p>1795.356934</text:p>
              </table:table-cell>
              <table:table-cell office:value-type="float" office:value="1768.129395">
                <text:p>1768.129395</text:p>
              </table:table-cell>
              <table:table-cell office:value-type="float" office:value="1787.437012">
                <text:p>1787.437012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1772.516357">
                <text:p>1772.516357</text:p>
              </table:table-cell>
              <table:table-cell office:value-type="float" office:value="1821.225464">
                <text:p>1821.225464</text:p>
              </table:table-cell>
              <table:table-cell office:value-type="float" office:value="1787.790161">
                <text:p>1787.790161</text:p>
              </table:table-cell>
              <table:table-cell office:value-type="float" office:value="1810.335083">
                <text:p>1810.335083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1801.813599">
                <text:p>1801.813599</text:p>
              </table:table-cell>
              <table:table-cell office:value-type="float" office:value="1887.315186">
                <text:p>1887.315186</text:p>
              </table:table-cell>
              <table:table-cell office:value-type="float" office:value="1813.985474">
                <text:p>1813.985474</text:p>
              </table:table-cell>
              <table:table-cell office:value-type="float" office:value="1882.365234">
                <text:p>1882.365234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1830.554321">
                <text:p>1830.554321</text:p>
              </table:table-cell>
              <table:table-cell office:value-type="float" office:value="1906.162109">
                <text:p>1906.162109</text:p>
              </table:table-cell>
              <table:table-cell office:value-type="float" office:value="1846.80835">
                <text:p>1846.80835</text:p>
              </table:table-cell>
              <table:table-cell office:value-type="float" office:value="1897.427734">
                <text:p>1897.427734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1843.051514">
                <text:p>1843.051514</text:p>
              </table:table-cell>
              <table:table-cell office:value-type="float" office:value="1914.127563">
                <text:p>1914.127563</text:p>
              </table:table-cell>
              <table:table-cell office:value-type="float" office:value="1867.403564">
                <text:p>1867.403564</text:p>
              </table:table-cell>
              <table:table-cell office:value-type="float" office:value="1900.030151">
                <text:p>1900.03015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50.309814">
                <text:p>1850.309814</text:p>
              </table:table-cell>
              <table:table-cell office:value-type="float" office:value="1951.19043">
                <text:p>1951.19043</text:p>
              </table:table-cell>
              <table:table-cell office:value-type="float" office:value="1867.473511">
                <text:p>1867.473511</text:p>
              </table:table-cell>
              <table:table-cell office:value-type="float" office:value="1940.131836">
                <text:p>1940.131836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1855.782593">
                <text:p>1855.782593</text:p>
              </table:table-cell>
              <table:table-cell office:value-type="float" office:value="1983.366089">
                <text:p>1983.366089</text:p>
              </table:table-cell>
              <table:table-cell office:value-type="float" office:value="1866.121216">
                <text:p>1866.121216</text:p>
              </table:table-cell>
              <table:table-cell office:value-type="float" office:value="1981.090698">
                <text:p>1981.090698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1855.080078">
                <text:p>1855.080078</text:p>
              </table:table-cell>
              <table:table-cell office:value-type="float" office:value="1946.892334">
                <text:p>1946.892334</text:p>
              </table:table-cell>
              <table:table-cell office:value-type="float" office:value="1867.473999">
                <text:p>1867.473999</text:p>
              </table:table-cell>
              <table:table-cell office:value-type="float" office:value="1953.625977">
                <text:p>1953.625977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1836.519165">
                <text:p>1836.519165</text:p>
              </table:table-cell>
              <table:table-cell office:value-type="float" office:value="1969.547852">
                <text:p>1969.547852</text:p>
              </table:table-cell>
              <table:table-cell office:value-type="float" office:value="1848.376587">
                <text:p>1848.376587</text:p>
              </table:table-cell>
              <table:table-cell office:value-type="float" office:value="1976.832397">
                <text:p>1976.832397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1808.762085">
                <text:p>1808.762085</text:p>
              </table:table-cell>
              <table:table-cell office:value-type="float" office:value="1999.085083">
                <text:p>1999.085083</text:p>
              </table:table-cell>
              <table:table-cell office:value-type="float" office:value="1824.094482">
                <text:p>1824.094482</text:p>
              </table:table-cell>
              <table:table-cell office:value-type="float" office:value="1986.98291">
                <text:p>1986.9829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855.885986">
                <text:p>1855.885986</text:p>
              </table:table-cell>
              <table:table-cell office:value-type="float" office:value="1926.483276">
                <text:p>1926.483276</text:p>
              </table:table-cell>
              <table:table-cell office:value-type="float" office:value="1877.30835">
                <text:p>1877.30835</text:p>
              </table:table-cell>
              <table:table-cell office:value-type="float" office:value="1917.582886">
                <text:p>1917.582886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1853.881836">
                <text:p>1853.881836</text:p>
              </table:table-cell>
              <table:table-cell office:value-type="float" office:value="1977.632812">
                <text:p>1977.632812</text:p>
              </table:table-cell>
              <table:table-cell office:value-type="float" office:value="1867.541138">
                <text:p>1867.541138</text:p>
              </table:table-cell>
              <table:table-cell office:value-type="float" office:value="1972.673828">
                <text:p>1972.673828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1828.475098">
                <text:p>1828.475098</text:p>
              </table:table-cell>
              <table:table-cell office:value-type="float" office:value="1996.853394">
                <text:p>1996.853394</text:p>
              </table:table-cell>
              <table:table-cell office:value-type="float" office:value="1839.341064">
                <text:p>1839.341064</text:p>
              </table:table-cell>
              <table:table-cell office:value-type="float" office:value="1997.096802">
                <text:p>1997.096802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1851.478271">
                <text:p>1851.478271</text:p>
              </table:table-cell>
              <table:table-cell office:value-type="float" office:value="1971.0802">
                <text:p>1971.0802</text:p>
              </table:table-cell>
              <table:table-cell office:value-type="float" office:value="1873.217651">
                <text:p>1873.217651</text:p>
              </table:table-cell>
              <table:table-cell office:value-type="float" office:value="1961.190308">
                <text:p>1961.190308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1873.145508">
                <text:p>1873.145508</text:p>
              </table:table-cell>
              <table:table-cell office:value-type="float" office:value="1965.844116">
                <text:p>1965.844116</text:p>
              </table:table-cell>
              <table:table-cell office:value-type="float" office:value="1888.866211">
                <text:p>1888.866211</text:p>
              </table:table-cell>
              <table:table-cell office:value-type="float" office:value="1960.90918">
                <text:p>1960.9091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08.574097">
                <text:p>1808.574097</text:p>
              </table:table-cell>
              <table:table-cell office:value-type="float" office:value="1997.066162">
                <text:p>1997.066162</text:p>
              </table:table-cell>
              <table:table-cell office:value-type="float" office:value="1820.374146">
                <text:p>1820.374146</text:p>
              </table:table-cell>
              <table:table-cell office:value-type="float" office:value="1995.624268">
                <text:p>1995.624268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1861.952271">
                <text:p>1861.952271</text:p>
              </table:table-cell>
              <table:table-cell office:value-type="float" office:value="1996.508789">
                <text:p>1996.508789</text:p>
              </table:table-cell>
              <table:table-cell office:value-type="float" office:value="1881.140503">
                <text:p>1881.140503</text:p>
              </table:table-cell>
              <table:table-cell office:value-type="float" office:value="1989.646729">
                <text:p>1989.646729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1866.144165">
                <text:p>1866.144165</text:p>
              </table:table-cell>
              <table:table-cell office:value-type="float" office:value="1946.291138">
                <text:p>1946.291138</text:p>
              </table:table-cell>
              <table:table-cell office:value-type="float" office:value="1886.84082">
                <text:p>1886.84082</text:p>
              </table:table-cell>
              <table:table-cell office:value-type="float" office:value="1934.353882">
                <text:p>1934.353882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1830.609985">
                <text:p>1830.609985</text:p>
              </table:table-cell>
              <table:table-cell office:value-type="float" office:value="1998.069824">
                <text:p>1998.069824</text:p>
              </table:table-cell>
              <table:table-cell office:value-type="float" office:value="1843.692017">
                <text:p>1843.692017</text:p>
              </table:table-cell>
              <table:table-cell office:value-type="float" office:value="1991.802612">
                <text:p>1991.802612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1843.459473">
                <text:p>1843.459473</text:p>
              </table:table-cell>
              <table:table-cell office:value-type="float" office:value="1995.261841">
                <text:p>1995.261841</text:p>
              </table:table-cell>
              <table:table-cell office:value-type="float" office:value="1859.515869">
                <text:p>1859.515869</text:p>
              </table:table-cell>
              <table:table-cell office:value-type="float" office:value="1995.933838">
                <text:p>1995.93383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861.099609">
                <text:p>1861.099609</text:p>
              </table:table-cell>
              <table:table-cell office:value-type="float" office:value="1950.455566">
                <text:p>1950.455566</text:p>
              </table:table-cell>
              <table:table-cell office:value-type="float" office:value="1882.974243">
                <text:p>1882.974243</text:p>
              </table:table-cell>
              <table:table-cell office:value-type="float" office:value="1940.575195">
                <text:p>1940.575195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1856.266235">
                <text:p>1856.266235</text:p>
              </table:table-cell>
              <table:table-cell office:value-type="float" office:value="1981.117432">
                <text:p>1981.117432</text:p>
              </table:table-cell>
              <table:table-cell office:value-type="float" office:value="1873.595947">
                <text:p>1873.595947</text:p>
              </table:table-cell>
              <table:table-cell office:value-type="float" office:value="1975.936523">
                <text:p>1975.936523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1838.982178">
                <text:p>1838.982178</text:p>
              </table:table-cell>
              <table:table-cell office:value-type="float" office:value="1997.019287">
                <text:p>1997.019287</text:p>
              </table:table-cell>
              <table:table-cell office:value-type="float" office:value="1855.561157">
                <text:p>1855.561157</text:p>
              </table:table-cell>
              <table:table-cell office:value-type="float" office:value="1990.964111">
                <text:p>1990.964111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1855.232666">
                <text:p>1855.232666</text:p>
              </table:table-cell>
              <table:table-cell office:value-type="float" office:value="1961.020386">
                <text:p>1961.020386</text:p>
              </table:table-cell>
              <table:table-cell office:value-type="float" office:value="1877.563965">
                <text:p>1877.563965</text:p>
              </table:table-cell>
              <table:table-cell office:value-type="float" office:value="1949.312012">
                <text:p>1949.312012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1863.063599">
                <text:p>1863.063599</text:p>
              </table:table-cell>
              <table:table-cell office:value-type="float" office:value="1973.745972">
                <text:p>1973.745972</text:p>
              </table:table-cell>
              <table:table-cell office:value-type="float" office:value="1882.894653">
                <text:p>1882.894653</text:p>
              </table:table-cell>
              <table:table-cell office:value-type="float" office:value="1965.866943">
                <text:p>1965.8669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31.878296">
                <text:p>1831.878296</text:p>
              </table:table-cell>
              <table:table-cell office:value-type="float" office:value="1997.715088">
                <text:p>1997.715088</text:p>
              </table:table-cell>
              <table:table-cell office:value-type="float" office:value="1842.15332">
                <text:p>1842.15332</text:p>
              </table:table-cell>
              <table:table-cell office:value-type="float" office:value="1995.507324">
                <text:p>1995.507324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1847.551758">
                <text:p>1847.551758</text:p>
              </table:table-cell>
              <table:table-cell office:value-type="float" office:value="1997.202759">
                <text:p>1997.202759</text:p>
              </table:table-cell>
              <table:table-cell office:value-type="float" office:value="1862.695557">
                <text:p>1862.695557</text:p>
              </table:table-cell>
              <table:table-cell office:value-type="float" office:value="1991.934937">
                <text:p>1991.934937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1865.730469">
                <text:p>1865.730469</text:p>
              </table:table-cell>
              <table:table-cell office:value-type="float" office:value="1966.928711">
                <text:p>1966.928711</text:p>
              </table:table-cell>
              <table:table-cell office:value-type="float" office:value="1888.456543">
                <text:p>1888.456543</text:p>
              </table:table-cell>
              <table:table-cell office:value-type="float" office:value="1956.158203">
                <text:p>1956.158203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1835.471558">
                <text:p>1835.471558</text:p>
              </table:table-cell>
              <table:table-cell office:value-type="float" office:value="1996.432739">
                <text:p>1996.432739</text:p>
              </table:table-cell>
              <table:table-cell office:value-type="float" office:value="1848.713623">
                <text:p>1848.713623</text:p>
              </table:table-cell>
              <table:table-cell office:value-type="float" office:value="1995.7854">
                <text:p>1995.7854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1846.951172">
                <text:p>1846.951172</text:p>
              </table:table-cell>
              <table:table-cell office:value-type="float" office:value="1996.650513">
                <text:p>1996.650513</text:p>
              </table:table-cell>
              <table:table-cell office:value-type="float" office:value="1862.60083">
                <text:p>1862.60083</text:p>
              </table:table-cell>
              <table:table-cell office:value-type="float" office:value="1992.82666">
                <text:p>1992.826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865.843018">
                <text:p>1865.843018</text:p>
              </table:table-cell>
              <table:table-cell office:value-type="float" office:value="1981.238037">
                <text:p>1981.238037</text:p>
              </table:table-cell>
              <table:table-cell office:value-type="float" office:value="1887.721191">
                <text:p>1887.721191</text:p>
              </table:table-cell>
              <table:table-cell office:value-type="float" office:value="1970.932129">
                <text:p>1970.932129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1860.452148">
                <text:p>1860.452148</text:p>
              </table:table-cell>
              <table:table-cell office:value-type="float" office:value="1998.168091">
                <text:p>1998.168091</text:p>
              </table:table-cell>
              <table:table-cell office:value-type="float" office:value="1875.115479">
                <text:p>1875.115479</text:p>
              </table:table-cell>
              <table:table-cell office:value-type="float" office:value="1989.972656">
                <text:p>1989.972656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1834.237305">
                <text:p>1834.237305</text:p>
              </table:table-cell>
              <table:table-cell office:value-type="float" office:value="1996.949951">
                <text:p>1996.949951</text:p>
              </table:table-cell>
              <table:table-cell office:value-type="float" office:value="1847.051636">
                <text:p>1847.051636</text:p>
              </table:table-cell>
              <table:table-cell office:value-type="float" office:value="1994.904053">
                <text:p>1994.904053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1865.335449">
                <text:p>1865.335449</text:p>
              </table:table-cell>
              <table:table-cell office:value-type="float" office:value="1997.159668">
                <text:p>1997.159668</text:p>
              </table:table-cell>
              <table:table-cell office:value-type="float" office:value="1885.393433">
                <text:p>1885.393433</text:p>
              </table:table-cell>
              <table:table-cell office:value-type="float" office:value="1987.129883">
                <text:p>1987.129883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1869.13623">
                <text:p>1869.13623</text:p>
              </table:table-cell>
              <table:table-cell office:value-type="float" office:value="1990.48938">
                <text:p>1990.48938</text:p>
              </table:table-cell>
              <table:table-cell office:value-type="float" office:value="1889.682129">
                <text:p>1889.682129</text:p>
              </table:table-cell>
              <table:table-cell office:value-type="float" office:value="1981.688477">
                <text:p>1981.68847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845.955811">
                <text:p>1845.955811</text:p>
              </table:table-cell>
              <table:table-cell office:value-type="float" office:value="1997.562256">
                <text:p>1997.562256</text:p>
              </table:table-cell>
              <table:table-cell office:value-type="float" office:value="1859.671387">
                <text:p>1859.671387</text:p>
              </table:table-cell>
              <table:table-cell office:value-type="float" office:value="1992.453613">
                <text:p>1992.453613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1860.864868">
                <text:p>1860.864868</text:p>
              </table:table-cell>
              <table:table-cell office:value-type="float" office:value="1995.578369">
                <text:p>1995.578369</text:p>
              </table:table-cell>
              <table:table-cell office:value-type="float" office:value="1880.085449">
                <text:p>1880.085449</text:p>
              </table:table-cell>
              <table:table-cell office:value-type="float" office:value="1991.96875">
                <text:p>1991.96875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1864.90979">
                <text:p>1864.90979</text:p>
              </table:table-cell>
              <table:table-cell office:value-type="float" office:value="1996.899048">
                <text:p>1996.899048</text:p>
              </table:table-cell>
              <table:table-cell office:value-type="float" office:value="1884.206665">
                <text:p>1884.206665</text:p>
              </table:table-cell>
              <table:table-cell office:value-type="float" office:value="1988.550537">
                <text:p>1988.550537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1860.887451">
                <text:p>1860.887451</text:p>
              </table:table-cell>
              <table:table-cell office:value-type="float" office:value="1997.485107">
                <text:p>1997.485107</text:p>
              </table:table-cell>
              <table:table-cell office:value-type="float" office:value="1877.781494">
                <text:p>1877.781494</text:p>
              </table:table-cell>
              <table:table-cell office:value-type="float" office:value="1989.469971">
                <text:p>1989.469971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1859.049805">
                <text:p>1859.049805</text:p>
              </table:table-cell>
              <table:table-cell office:value-type="float" office:value="1996.161865">
                <text:p>1996.161865</text:p>
              </table:table-cell>
              <table:table-cell office:value-type="float" office:value="1875.341919">
                <text:p>1875.341919</text:p>
              </table:table-cell>
              <table:table-cell office:value-type="float" office:value="1993.420654">
                <text:p>1993.42065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857.175293">
                <text:p>1857.175293</text:p>
              </table:table-cell>
              <table:table-cell office:value-type="float" office:value="1986.864502">
                <text:p>1986.864502</text:p>
              </table:table-cell>
              <table:table-cell office:value-type="float" office:value="1876.652588">
                <text:p>1876.652588</text:p>
              </table:table-cell>
              <table:table-cell office:value-type="float" office:value="1977.048584">
                <text:p>1977.048584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1827.225342">
                <text:p>1827.225342</text:p>
              </table:table-cell>
              <table:table-cell office:value-type="float" office:value="1945.481079">
                <text:p>1945.481079</text:p>
              </table:table-cell>
              <table:table-cell office:value-type="float" office:value="1840.452515">
                <text:p>1840.452515</text:p>
              </table:table-cell>
              <table:table-cell office:value-type="float" office:value="1941.597168">
                <text:p>1941.597168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1771.664917">
                <text:p>1771.664917</text:p>
              </table:table-cell>
              <table:table-cell office:value-type="float" office:value="1952.022827">
                <text:p>1952.022827</text:p>
              </table:table-cell>
              <table:table-cell office:value-type="float" office:value="1781.898682">
                <text:p>1781.898682</text:p>
              </table:table-cell>
              <table:table-cell office:value-type="float" office:value="1956.630615">
                <text:p>1956.630615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1766.163818">
                <text:p>1766.163818</text:p>
              </table:table-cell>
              <table:table-cell office:value-type="float" office:value="1885.498535">
                <text:p>1885.498535</text:p>
              </table:table-cell>
              <table:table-cell office:value-type="float" office:value="1784.804077">
                <text:p>1784.804077</text:p>
              </table:table-cell>
              <table:table-cell office:value-type="float" office:value="1885.0625">
                <text:p>1885.0625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1751.93396">
                <text:p>1751.93396</text:p>
              </table:table-cell>
              <table:table-cell office:value-type="float" office:value="1877.79834">
                <text:p>1877.79834</text:p>
              </table:table-cell>
              <table:table-cell office:value-type="float" office:value="1764.946899">
                <text:p>1764.946899</text:p>
              </table:table-cell>
              <table:table-cell office:value-type="float" office:value="1876.721069">
                <text:p>1876.7210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710.743896">
                <text:p>1710.743896</text:p>
              </table:table-cell>
              <table:table-cell office:value-type="float" office:value="1866.769897">
                <text:p>1866.769897</text:p>
              </table:table-cell>
              <table:table-cell office:value-type="float" office:value="1724.174927">
                <text:p>1724.174927</text:p>
              </table:table-cell>
              <table:table-cell office:value-type="float" office:value="1865.179932">
                <text:p>1865.179932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1700.67334">
                <text:p>1700.67334</text:p>
              </table:table-cell>
              <table:table-cell office:value-type="float" office:value="1816.394897">
                <text:p>1816.394897</text:p>
              </table:table-cell>
              <table:table-cell office:value-type="float" office:value="1720.076782">
                <text:p>1720.076782</text:p>
              </table:table-cell>
              <table:table-cell office:value-type="float" office:value="1814.672119">
                <text:p>1814.672119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1693.839233">
                <text:p>1693.839233</text:p>
              </table:table-cell>
              <table:table-cell office:value-type="float" office:value="1800.503052">
                <text:p>1800.503052</text:p>
              </table:table-cell>
              <table:table-cell office:value-type="float" office:value="1704.297485">
                <text:p>1704.297485</text:p>
              </table:table-cell>
              <table:table-cell office:value-type="float" office:value="1800.027954">
                <text:p>1800.027954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1666.895508">
                <text:p>1666.895508</text:p>
              </table:table-cell>
              <table:table-cell office:value-type="float" office:value="1791.008301">
                <text:p>1791.008301</text:p>
              </table:table-cell>
              <table:table-cell office:value-type="float" office:value="1678.444702">
                <text:p>1678.444702</text:p>
              </table:table-cell>
              <table:table-cell office:value-type="float" office:value="1791.052124">
                <text:p>1791.052124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1654.671997">
                <text:p>1654.671997</text:p>
              </table:table-cell>
              <table:table-cell office:value-type="float" office:value="1761.298462">
                <text:p>1761.298462</text:p>
              </table:table-cell>
              <table:table-cell office:value-type="float" office:value="1667.999023">
                <text:p>1667.999023</text:p>
              </table:table-cell>
              <table:table-cell office:value-type="float" office:value="1760.548828">
                <text:p>1760.54882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643.252563">
                <text:p>1643.252563</text:p>
              </table:table-cell>
              <table:table-cell office:value-type="float" office:value="1759.22522">
                <text:p>1759.22522</text:p>
              </table:table-cell>
              <table:table-cell office:value-type="float" office:value="1658.899414">
                <text:p>1658.899414</text:p>
              </table:table-cell>
              <table:table-cell office:value-type="float" office:value="1740.617676">
                <text:p>1740.617676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1640.307983">
                <text:p>1640.307983</text:p>
              </table:table-cell>
              <table:table-cell office:value-type="float" office:value="1731.19043">
                <text:p>1731.19043</text:p>
              </table:table-cell>
              <table:table-cell office:value-type="float" office:value="1642.735352">
                <text:p>1642.735352</text:p>
              </table:table-cell>
              <table:table-cell office:value-type="float" office:value="1733.45459">
                <text:p>1733.45459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1634.141235">
                <text:p>1634.141235</text:p>
              </table:table-cell>
              <table:table-cell office:value-type="float" office:value="1708.94873">
                <text:p>1708.94873</text:p>
              </table:table-cell>
              <table:table-cell office:value-type="float" office:value="1642.950684">
                <text:p>1642.950684</text:p>
              </table:table-cell>
              <table:table-cell office:value-type="float" office:value="1715.045166">
                <text:p>1715.045166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1622.932983">
                <text:p>1622.932983</text:p>
              </table:table-cell>
              <table:table-cell office:value-type="float" office:value="1700.850586">
                <text:p>1700.850586</text:p>
              </table:table-cell>
              <table:table-cell office:value-type="float" office:value="1633.141724">
                <text:p>1633.141724</text:p>
              </table:table-cell>
              <table:table-cell office:value-type="float" office:value="1700.223999">
                <text:p>1700.223999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1619.84314">
                <text:p>1619.84314</text:p>
              </table:table-cell>
              <table:table-cell office:value-type="float" office:value="1690.835693">
                <text:p>1690.835693</text:p>
              </table:table-cell>
              <table:table-cell office:value-type="float" office:value="1626.694336">
                <text:p>1626.694336</text:p>
              </table:table-cell>
              <table:table-cell office:value-type="float" office:value="1692.125977">
                <text:p>1692.12597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606.691528">
                <text:p>1606.691528</text:p>
              </table:table-cell>
              <table:table-cell office:value-type="float" office:value="1684.148926">
                <text:p>1684.148926</text:p>
              </table:table-cell>
              <table:table-cell office:value-type="float" office:value="1619.474243">
                <text:p>1619.474243</text:p>
              </table:table-cell>
              <table:table-cell office:value-type="float" office:value="1676.930054">
                <text:p>1676.930054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1607.901611">
                <text:p>1607.901611</text:p>
              </table:table-cell>
              <table:table-cell office:value-type="float" office:value="1669.505371">
                <text:p>1669.505371</text:p>
              </table:table-cell>
              <table:table-cell office:value-type="float" office:value="1610.272095">
                <text:p>1610.272095</text:p>
              </table:table-cell>
              <table:table-cell office:value-type="float" office:value="1669.206177">
                <text:p>1669.206177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1599.846069">
                <text:p>1599.846069</text:p>
              </table:table-cell>
              <table:table-cell office:value-type="float" office:value="1660.47168">
                <text:p>1660.47168</text:p>
              </table:table-cell>
              <table:table-cell office:value-type="float" office:value="1611.580933">
                <text:p>1611.580933</text:p>
              </table:table-cell>
              <table:table-cell office:value-type="float" office:value="1661.553711">
                <text:p>1661.553711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1596.226196">
                <text:p>1596.226196</text:p>
              </table:table-cell>
              <table:table-cell office:value-type="float" office:value="1659.352783">
                <text:p>1659.352783</text:p>
              </table:table-cell>
              <table:table-cell office:value-type="float" office:value="1603.0177">
                <text:p>1603.0177</text:p>
              </table:table-cell>
              <table:table-cell office:value-type="float" office:value="1656.098022">
                <text:p>1656.098022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1589.183716">
                <text:p>1589.183716</text:p>
              </table:table-cell>
              <table:table-cell office:value-type="float" office:value="1653.112549">
                <text:p>1653.112549</text:p>
              </table:table-cell>
              <table:table-cell office:value-type="float" office:value="1596.562744">
                <text:p>1596.562744</text:p>
              </table:table-cell>
              <table:table-cell office:value-type="float" office:value="1647.89209">
                <text:p>1647.8920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597.712524">
                <text:p>1597.712524</text:p>
              </table:table-cell>
              <table:table-cell office:value-type="float" office:value="1635.305664">
                <text:p>1635.305664</text:p>
              </table:table-cell>
              <table:table-cell office:value-type="float" office:value="1595.67981">
                <text:p>1595.67981</text:p>
              </table:table-cell>
              <table:table-cell office:value-type="float" office:value="1643.273193">
                <text:p>1643.273193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1586.281006">
                <text:p>1586.281006</text:p>
              </table:table-cell>
              <table:table-cell office:value-type="float" office:value="1636.828369">
                <text:p>1636.828369</text:p>
              </table:table-cell>
              <table:table-cell office:value-type="float" office:value="1593.76001">
                <text:p>1593.76001</text:p>
              </table:table-cell>
              <table:table-cell office:value-type="float" office:value="1636.919189">
                <text:p>1636.919189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1584.857178">
                <text:p>1584.857178</text:p>
              </table:table-cell>
              <table:table-cell office:value-type="float" office:value="1631.268433">
                <text:p>1631.268433</text:p>
              </table:table-cell>
              <table:table-cell office:value-type="float" office:value="1590.786987">
                <text:p>1590.786987</text:p>
              </table:table-cell>
              <table:table-cell office:value-type="float" office:value="1632.116699">
                <text:p>1632.116699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1583.112671">
                <text:p>1583.112671</text:p>
              </table:table-cell>
              <table:table-cell office:value-type="float" office:value="1625.917114">
                <text:p>1625.917114</text:p>
              </table:table-cell>
              <table:table-cell office:value-type="float" office:value="1589.417358">
                <text:p>1589.417358</text:p>
              </table:table-cell>
              <table:table-cell office:value-type="float" office:value="1624.187622">
                <text:p>1624.187622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1581.754761">
                <text:p>1581.754761</text:p>
              </table:table-cell>
              <table:table-cell office:value-type="float" office:value="1622.410767">
                <text:p>1622.410767</text:p>
              </table:table-cell>
              <table:table-cell office:value-type="float" office:value="1588.050293">
                <text:p>1588.050293</text:p>
              </table:table-cell>
              <table:table-cell office:value-type="float" office:value="1621.274414">
                <text:p>1621.27441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581.453857">
                <text:p>1581.453857</text:p>
              </table:table-cell>
              <table:table-cell office:value-type="float" office:value="1618.130737">
                <text:p>1618.130737</text:p>
              </table:table-cell>
              <table:table-cell office:value-type="float" office:value="1586.049194">
                <text:p>1586.049194</text:p>
              </table:table-cell>
              <table:table-cell office:value-type="float" office:value="1614.404907">
                <text:p>1614.404907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1582.369019">
                <text:p>1582.369019</text:p>
              </table:table-cell>
              <table:table-cell office:value-type="float" office:value="1608.707886">
                <text:p>1608.707886</text:p>
              </table:table-cell>
              <table:table-cell office:value-type="float" office:value="1584.718262">
                <text:p>1584.718262</text:p>
              </table:table-cell>
              <table:table-cell office:value-type="float" office:value="1614.179443">
                <text:p>1614.179443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1574.684692">
                <text:p>1574.684692</text:p>
              </table:table-cell>
              <table:table-cell office:value-type="float" office:value="1610.921387">
                <text:p>1610.921387</text:p>
              </table:table-cell>
              <table:table-cell office:value-type="float" office:value="1583.056641">
                <text:p>1583.056641</text:p>
              </table:table-cell>
              <table:table-cell office:value-type="float" office:value="1607.441406">
                <text:p>1607.441406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1574.009277">
                <text:p>1574.009277</text:p>
              </table:table-cell>
              <table:table-cell office:value-type="float" office:value="1607.192993">
                <text:p>1607.192993</text:p>
              </table:table-cell>
              <table:table-cell office:value-type="float" office:value="1582.31665">
                <text:p>1582.31665</text:p>
              </table:table-cell>
              <table:table-cell office:value-type="float" office:value="1608.362793">
                <text:p>1608.362793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1573.580078">
                <text:p>1573.580078</text:p>
              </table:table-cell>
              <table:table-cell office:value-type="float" office:value="1605.657471">
                <text:p>1605.657471</text:p>
              </table:table-cell>
              <table:table-cell office:value-type="float" office:value="1579.658203">
                <text:p>1579.658203</text:p>
              </table:table-cell>
              <table:table-cell office:value-type="float" office:value="1605.44519">
                <text:p>1605.4451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68.675781">
                <text:p>1568.675781</text:p>
              </table:table-cell>
              <table:table-cell office:value-type="float" office:value="1602.762939">
                <text:p>1602.762939</text:p>
              </table:table-cell>
              <table:table-cell office:value-type="float" office:value="1579.827393">
                <text:p>1579.827393</text:p>
              </table:table-cell>
              <table:table-cell office:value-type="float" office:value="1600.93103">
                <text:p>1600.93103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1571.484497">
                <text:p>1571.484497</text:p>
              </table:table-cell>
              <table:table-cell office:value-type="float" office:value="1596.363281">
                <text:p>1596.363281</text:p>
              </table:table-cell>
              <table:table-cell office:value-type="float" office:value="1577.979614">
                <text:p>1577.979614</text:p>
              </table:table-cell>
              <table:table-cell office:value-type="float" office:value="1602.041992">
                <text:p>1602.041992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1568.466431">
                <text:p>1568.466431</text:p>
              </table:table-cell>
              <table:table-cell office:value-type="float" office:value="1595.112427">
                <text:p>1595.112427</text:p>
              </table:table-cell>
              <table:table-cell office:value-type="float" office:value="1576.872925">
                <text:p>1576.872925</text:p>
              </table:table-cell>
              <table:table-cell office:value-type="float" office:value="1596.163574">
                <text:p>1596.163574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1568.069824">
                <text:p>1568.069824</text:p>
              </table:table-cell>
              <table:table-cell office:value-type="float" office:value="1589.939819">
                <text:p>1589.939819</text:p>
              </table:table-cell>
              <table:table-cell office:value-type="float" office:value="1572.776489">
                <text:p>1572.776489</text:p>
              </table:table-cell>
              <table:table-cell office:value-type="float" office:value="1593.333862">
                <text:p>1593.333862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1564.016479">
                <text:p>1564.016479</text:p>
              </table:table-cell>
              <table:table-cell office:value-type="float" office:value="1592.44458">
                <text:p>1592.44458</text:p>
              </table:table-cell>
              <table:table-cell office:value-type="float" office:value="1574.363525">
                <text:p>1574.363525</text:p>
              </table:table-cell>
              <table:table-cell office:value-type="float" office:value="1593.889404">
                <text:p>1593.8894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73.654785">
                <text:p>1573.654785</text:p>
              </table:table-cell>
              <table:table-cell office:value-type="float" office:value="1591.381226">
                <text:p>1591.381226</text:p>
              </table:table-cell>
              <table:table-cell office:value-type="float" office:value="1565.451172">
                <text:p>1565.451172</text:p>
              </table:table-cell>
              <table:table-cell office:value-type="float" office:value="1584.729736">
                <text:p>1584.729736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1576.487305">
                <text:p>1576.487305</text:p>
              </table:table-cell>
              <table:table-cell office:value-type="float" office:value="1588.561646">
                <text:p>1588.561646</text:p>
              </table:table-cell>
              <table:table-cell office:value-type="float" office:value="1574.519287">
                <text:p>1574.519287</text:p>
              </table:table-cell>
              <table:table-cell office:value-type="float" office:value="1584.849854">
                <text:p>1584.849854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1569.905762">
                <text:p>1569.905762</text:p>
              </table:table-cell>
              <table:table-cell office:value-type="float" office:value="1584.230103">
                <text:p>1584.230103</text:p>
              </table:table-cell>
              <table:table-cell office:value-type="float" office:value="1569.651001">
                <text:p>1569.651001</text:p>
              </table:table-cell>
              <table:table-cell office:value-type="float" office:value="1583.727539">
                <text:p>1583.727539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1568.042847">
                <text:p>1568.042847</text:p>
              </table:table-cell>
              <table:table-cell office:value-type="float" office:value="1586.184692">
                <text:p>1586.184692</text:p>
              </table:table-cell>
              <table:table-cell office:value-type="float" office:value="1569.231445">
                <text:p>1569.231445</text:p>
              </table:table-cell>
              <table:table-cell office:value-type="float" office:value="1581.826416">
                <text:p>1581.826416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1569.843384">
                <text:p>1569.843384</text:p>
              </table:table-cell>
              <table:table-cell office:value-type="float" office:value="1580.138672">
                <text:p>1580.138672</text:p>
              </table:table-cell>
              <table:table-cell office:value-type="float" office:value="1568.581055">
                <text:p>1568.581055</text:p>
              </table:table-cell>
              <table:table-cell office:value-type="float" office:value="1582.694946">
                <text:p>1582.69494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568.385986">
                <text:p>1568.385986</text:p>
              </table:table-cell>
              <table:table-cell office:value-type="float" office:value="1582.329712">
                <text:p>1582.329712</text:p>
              </table:table-cell>
              <table:table-cell office:value-type="float" office:value="1570.666016">
                <text:p>1570.666016</text:p>
              </table:table-cell>
              <table:table-cell office:value-type="float" office:value="1581.546265">
                <text:p>1581.546265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1566.602417">
                <text:p>1566.602417</text:p>
              </table:table-cell>
              <table:table-cell office:value-type="float" office:value="1583.92627">
                <text:p>1583.92627</text:p>
              </table:table-cell>
              <table:table-cell office:value-type="float" office:value="1568.16333">
                <text:p>1568.16333</text:p>
              </table:table-cell>
              <table:table-cell office:value-type="float" office:value="1579.779297">
                <text:p>1579.779297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1565.19873">
                <text:p>1565.19873</text:p>
              </table:table-cell>
              <table:table-cell office:value-type="float" office:value="1582.033569">
                <text:p>1582.033569</text:p>
              </table:table-cell>
              <table:table-cell office:value-type="float" office:value="1569.166992">
                <text:p>1569.166992</text:p>
              </table:table-cell>
              <table:table-cell office:value-type="float" office:value="1578.002563">
                <text:p>1578.002563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1566.031372">
                <text:p>1566.031372</text:p>
              </table:table-cell>
              <table:table-cell office:value-type="float" office:value="1577.46582">
                <text:p>1577.46582</text:p>
              </table:table-cell>
              <table:table-cell office:value-type="float" office:value="1568.268555">
                <text:p>1568.268555</text:p>
              </table:table-cell>
              <table:table-cell office:value-type="float" office:value="1575.600586">
                <text:p>1575.600586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1566.791138">
                <text:p>1566.791138</text:p>
              </table:table-cell>
              <table:table-cell office:value-type="float" office:value="1576.205811">
                <text:p>1576.205811</text:p>
              </table:table-cell>
              <table:table-cell office:value-type="float" office:value="1570.569702">
                <text:p>1570.569702</text:p>
              </table:table-cell>
              <table:table-cell office:value-type="float" office:value="1577.19165">
                <text:p>1577.1916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568.683594">
                <text:p>1568.683594</text:p>
              </table:table-cell>
              <table:table-cell office:value-type="float" office:value="1578.276367">
                <text:p>1578.276367</text:p>
              </table:table-cell>
              <table:table-cell office:value-type="float" office:value="1568.450195">
                <text:p>1568.450195</text:p>
              </table:table-cell>
              <table:table-cell office:value-type="float" office:value="1575.840088">
                <text:p>1575.840088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1566.269775">
                <text:p>1566.269775</text:p>
              </table:table-cell>
              <table:table-cell office:value-type="float" office:value="1576.225464">
                <text:p>1576.225464</text:p>
              </table:table-cell>
              <table:table-cell office:value-type="float" office:value="1568.085449">
                <text:p>1568.085449</text:p>
              </table:table-cell>
              <table:table-cell office:value-type="float" office:value="1577.55603">
                <text:p>1577.55603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1565.455444">
                <text:p>1565.455444</text:p>
              </table:table-cell>
              <table:table-cell office:value-type="float" office:value="1577.278687">
                <text:p>1577.278687</text:p>
              </table:table-cell>
              <table:table-cell office:value-type="float" office:value="1567.449829">
                <text:p>1567.449829</text:p>
              </table:table-cell>
              <table:table-cell office:value-type="float" office:value="1574.689453">
                <text:p>1574.689453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1565.239136">
                <text:p>1565.239136</text:p>
              </table:table-cell>
              <table:table-cell office:value-type="float" office:value="1577.367676">
                <text:p>1577.367676</text:p>
              </table:table-cell>
              <table:table-cell office:value-type="float" office:value="1566.661865">
                <text:p>1566.661865</text:p>
              </table:table-cell>
              <table:table-cell office:value-type="float" office:value="1573.601562">
                <text:p>1573.601562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1557.684204">
                <text:p>1557.684204</text:p>
              </table:table-cell>
              <table:table-cell office:value-type="float" office:value="1585.423462">
                <text:p>1585.423462</text:p>
              </table:table-cell>
              <table:table-cell office:value-type="float" office:value="1560.0177">
                <text:p>1560.0177</text:p>
              </table:table-cell>
              <table:table-cell office:value-type="float" office:value="1584.309204">
                <text:p>1584.30920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568.559692">
                <text:p>1568.559692</text:p>
              </table:table-cell>
              <table:table-cell office:value-type="float" office:value="1558.562378">
                <text:p>1558.562378</text:p>
              </table:table-cell>
              <table:table-cell office:value-type="float" office:value="1581.902222">
                <text:p>1581.902222</text:p>
              </table:table-cell>
              <table:table-cell office:value-type="float" office:value="1575.25">
                <text:p>1575.25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1537.232178">
                <text:p>1537.232178</text:p>
              </table:table-cell>
              <table:table-cell office:value-type="float" office:value="1525.372314">
                <text:p>1525.372314</text:p>
              </table:table-cell>
              <table:table-cell office:value-type="float" office:value="1601.662476">
                <text:p>1601.662476</text:p>
              </table:table-cell>
              <table:table-cell office:value-type="float" office:value="1637.666992">
                <text:p>1637.666992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1538.46106">
                <text:p>1538.46106</text:p>
              </table:table-cell>
              <table:table-cell office:value-type="float" office:value="1528.139648">
                <text:p>1528.139648</text:p>
              </table:table-cell>
              <table:table-cell office:value-type="float" office:value="1608.49646">
                <text:p>1608.49646</text:p>
              </table:table-cell>
              <table:table-cell office:value-type="float" office:value="1664.231445">
                <text:p>1664.231445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1550.866943">
                <text:p>1550.866943</text:p>
              </table:table-cell>
              <table:table-cell office:value-type="float" office:value="1561.902222">
                <text:p>1561.902222</text:p>
              </table:table-cell>
              <table:table-cell office:value-type="float" office:value="1626.873657">
                <text:p>1626.873657</text:p>
              </table:table-cell>
              <table:table-cell office:value-type="float" office:value="1669.603394">
                <text:p>1669.603394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1557.492065">
                <text:p>1557.492065</text:p>
              </table:table-cell>
              <table:table-cell office:value-type="float" office:value="1571.927246">
                <text:p>1571.927246</text:p>
              </table:table-cell>
              <table:table-cell office:value-type="float" office:value="1672.836182">
                <text:p>1672.836182</text:p>
              </table:table-cell>
              <table:table-cell office:value-type="float" office:value="1628.724121">
                <text:p>1628.72412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613.614746">
                <text:p>1613.614746</text:p>
              </table:table-cell>
              <table:table-cell office:value-type="float" office:value="1631.367676">
                <text:p>1631.367676</text:p>
              </table:table-cell>
              <table:table-cell office:value-type="float" office:value="1619.675659">
                <text:p>1619.675659</text:p>
              </table:table-cell>
              <table:table-cell office:value-type="float" office:value="1702.580322">
                <text:p>1702.580322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1575.828613">
                <text:p>1575.828613</text:p>
              </table:table-cell>
              <table:table-cell office:value-type="float" office:value="1610.315186">
                <text:p>1610.315186</text:p>
              </table:table-cell>
              <table:table-cell office:value-type="float" office:value="1625.936646">
                <text:p>1625.936646</text:p>
              </table:table-cell>
              <table:table-cell office:value-type="float" office:value="1701.121338">
                <text:p>1701.121338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1597.068726">
                <text:p>1597.068726</text:p>
              </table:table-cell>
              <table:table-cell office:value-type="float" office:value="1616.927002">
                <text:p>1616.927002</text:p>
              </table:table-cell>
              <table:table-cell office:value-type="float" office:value="1646.975586">
                <text:p>1646.975586</text:p>
              </table:table-cell>
              <table:table-cell office:value-type="float" office:value="1701.952881">
                <text:p>1701.952881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1615.44458">
                <text:p>1615.44458</text:p>
              </table:table-cell>
              <table:table-cell office:value-type="float" office:value="1633.872803">
                <text:p>1633.872803</text:p>
              </table:table-cell>
              <table:table-cell office:value-type="float" office:value="1663.222778">
                <text:p>1663.222778</text:p>
              </table:table-cell>
              <table:table-cell office:value-type="float" office:value="1696.317871">
                <text:p>1696.317871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1622.554077">
                <text:p>1622.554077</text:p>
              </table:table-cell>
              <table:table-cell office:value-type="float" office:value="1675.266968">
                <text:p>1675.266968</text:p>
              </table:table-cell>
              <table:table-cell office:value-type="float" office:value="1670.109375">
                <text:p>1670.109375</text:p>
              </table:table-cell>
              <table:table-cell office:value-type="float" office:value="1739.072998">
                <text:p>1739.07299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76.945801">
                <text:p>1676.945801</text:p>
              </table:table-cell>
              <table:table-cell office:value-type="float" office:value="1733.754883">
                <text:p>1733.754883</text:p>
              </table:table-cell>
              <table:table-cell office:value-type="float" office:value="1661.198975">
                <text:p>1661.198975</text:p>
              </table:table-cell>
              <table:table-cell office:value-type="float" office:value="1721.019897">
                <text:p>1721.019897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1695.636719">
                <text:p>1695.636719</text:p>
              </table:table-cell>
              <table:table-cell office:value-type="float" office:value="1770.308594">
                <text:p>1770.308594</text:p>
              </table:table-cell>
              <table:table-cell office:value-type="float" office:value="1693.182617">
                <text:p>1693.182617</text:p>
              </table:table-cell>
              <table:table-cell office:value-type="float" office:value="1755.370361">
                <text:p>1755.370361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1719.919678">
                <text:p>1719.919678</text:p>
              </table:table-cell>
              <table:table-cell office:value-type="float" office:value="1787.131104">
                <text:p>1787.131104</text:p>
              </table:table-cell>
              <table:table-cell office:value-type="float" office:value="1725.066772">
                <text:p>1725.066772</text:p>
              </table:table-cell>
              <table:table-cell office:value-type="float" office:value="1773.666504">
                <text:p>1773.666504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1734.285278">
                <text:p>1734.285278</text:p>
              </table:table-cell>
              <table:table-cell office:value-type="float" office:value="1796.212646">
                <text:p>1796.212646</text:p>
              </table:table-cell>
              <table:table-cell office:value-type="float" office:value="1748.363281">
                <text:p>1748.363281</text:p>
              </table:table-cell>
              <table:table-cell office:value-type="float" office:value="1782.668701">
                <text:p>1782.668701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1747.784302">
                <text:p>1747.784302</text:p>
              </table:table-cell>
              <table:table-cell office:value-type="float" office:value="1824.77478">
                <text:p>1824.77478</text:p>
              </table:table-cell>
              <table:table-cell office:value-type="float" office:value="1761.984131">
                <text:p>1761.984131</text:p>
              </table:table-cell>
              <table:table-cell office:value-type="float" office:value="1812.970703">
                <text:p>1812.9707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778.631348">
                <text:p>1778.631348</text:p>
              </table:table-cell>
              <table:table-cell office:value-type="float" office:value="1875.810669">
                <text:p>1875.810669</text:p>
              </table:table-cell>
              <table:table-cell office:value-type="float" office:value="1794.774658">
                <text:p>1794.774658</text:p>
              </table:table-cell>
              <table:table-cell office:value-type="float" office:value="1862.705444">
                <text:p>1862.705444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1807.235596">
                <text:p>1807.235596</text:p>
              </table:table-cell>
              <table:table-cell office:value-type="float" office:value="1894.835327">
                <text:p>1894.835327</text:p>
              </table:table-cell>
              <table:table-cell office:value-type="float" office:value="1820.775269">
                <text:p>1820.775269</text:p>
              </table:table-cell>
              <table:table-cell office:value-type="float" office:value="1887.895508">
                <text:p>1887.895508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1801.678101">
                <text:p>1801.678101</text:p>
              </table:table-cell>
              <table:table-cell office:value-type="float" office:value="1872.691406">
                <text:p>1872.691406</text:p>
              </table:table-cell>
              <table:table-cell office:value-type="float" office:value="1826.62915">
                <text:p>1826.62915</text:p>
              </table:table-cell>
              <table:table-cell office:value-type="float" office:value="1860.967163">
                <text:p>1860.967163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1792.957275">
                <text:p>1792.957275</text:p>
              </table:table-cell>
              <table:table-cell office:value-type="float" office:value="1906.430176">
                <text:p>1906.430176</text:p>
              </table:table-cell>
              <table:table-cell office:value-type="float" office:value="1816.238037">
                <text:p>1816.238037</text:p>
              </table:table-cell>
              <table:table-cell office:value-type="float" office:value="1893.043457">
                <text:p>1893.043457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1804.064453">
                <text:p>1804.064453</text:p>
              </table:table-cell>
              <table:table-cell office:value-type="float" office:value="1908.566406">
                <text:p>1908.566406</text:p>
              </table:table-cell>
              <table:table-cell office:value-type="float" office:value="1826.127808">
                <text:p>1826.127808</text:p>
              </table:table-cell>
              <table:table-cell office:value-type="float" office:value="1893.075928">
                <text:p>1893.07592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792.934082">
                <text:p>1792.934082</text:p>
              </table:table-cell>
              <table:table-cell office:value-type="float" office:value="1925.123901">
                <text:p>1925.123901</text:p>
              </table:table-cell>
              <table:table-cell office:value-type="float" office:value="1810.364746">
                <text:p>1810.364746</text:p>
              </table:table-cell>
              <table:table-cell office:value-type="float" office:value="1914.148926">
                <text:p>1914.148926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1792.624756">
                <text:p>1792.624756</text:p>
              </table:table-cell>
              <table:table-cell office:value-type="float" office:value="1927.150269">
                <text:p>1927.150269</text:p>
              </table:table-cell>
              <table:table-cell office:value-type="float" office:value="1808.661743">
                <text:p>1808.661743</text:p>
              </table:table-cell>
              <table:table-cell office:value-type="float" office:value="1924.900879">
                <text:p>1924.900879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1810.528564">
                <text:p>1810.528564</text:p>
              </table:table-cell>
              <table:table-cell office:value-type="float" office:value="1912.276978">
                <text:p>1912.276978</text:p>
              </table:table-cell>
              <table:table-cell office:value-type="float" office:value="1829.465088">
                <text:p>1829.465088</text:p>
              </table:table-cell>
              <table:table-cell office:value-type="float" office:value="1899.883545">
                <text:p>1899.883545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1801.213135">
                <text:p>1801.213135</text:p>
              </table:table-cell>
              <table:table-cell office:value-type="float" office:value="1929.875488">
                <text:p>1929.875488</text:p>
              </table:table-cell>
              <table:table-cell office:value-type="float" office:value="1817.146606">
                <text:p>1817.146606</text:p>
              </table:table-cell>
              <table:table-cell office:value-type="float" office:value="1921.814453">
                <text:p>1921.814453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1795.854736">
                <text:p>1795.854736</text:p>
              </table:table-cell>
              <table:table-cell office:value-type="float" office:value="1942.477661">
                <text:p>1942.477661</text:p>
              </table:table-cell>
              <table:table-cell office:value-type="float" office:value="1810.322266">
                <text:p>1810.322266</text:p>
              </table:table-cell>
              <table:table-cell office:value-type="float" office:value="1934.765625">
                <text:p>1934.76562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810.794434">
                <text:p>1810.794434</text:p>
              </table:table-cell>
              <table:table-cell office:value-type="float" office:value="1916.585449">
                <text:p>1916.585449</text:p>
              </table:table-cell>
              <table:table-cell office:value-type="float" office:value="1831.064331">
                <text:p>1831.064331</text:p>
              </table:table-cell>
              <table:table-cell office:value-type="float" office:value="1908.35083">
                <text:p>1908.35083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1807.607178">
                <text:p>1807.607178</text:p>
              </table:table-cell>
              <table:table-cell office:value-type="float" office:value="1927.936157">
                <text:p>1927.936157</text:p>
              </table:table-cell>
              <table:table-cell office:value-type="float" office:value="1821.833496">
                <text:p>1821.833496</text:p>
              </table:table-cell>
              <table:table-cell office:value-type="float" office:value="1921.749756">
                <text:p>1921.749756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1795.549561">
                <text:p>1795.549561</text:p>
              </table:table-cell>
              <table:table-cell office:value-type="float" office:value="1926.890137">
                <text:p>1926.890137</text:p>
              </table:table-cell>
              <table:table-cell office:value-type="float" office:value="1816.604004">
                <text:p>1816.604004</text:p>
              </table:table-cell>
              <table:table-cell office:value-type="float" office:value="1917.179688">
                <text:p>1917.179688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1811.915405">
                <text:p>1811.915405</text:p>
              </table:table-cell>
              <table:table-cell office:value-type="float" office:value="1928.525391">
                <text:p>1928.525391</text:p>
              </table:table-cell>
              <table:table-cell office:value-type="float" office:value="1829.062988">
                <text:p>1829.062988</text:p>
              </table:table-cell>
              <table:table-cell office:value-type="float" office:value="1921.530151">
                <text:p>1921.530151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1811.115479">
                <text:p>1811.115479</text:p>
              </table:table-cell>
              <table:table-cell office:value-type="float" office:value="1939.429077">
                <text:p>1939.429077</text:p>
              </table:table-cell>
              <table:table-cell office:value-type="float" office:value="1826.283447">
                <text:p>1826.283447</text:p>
              </table:table-cell>
              <table:table-cell office:value-type="float" office:value="1931.487793">
                <text:p>1931.48779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798.730835">
                <text:p>1798.730835</text:p>
              </table:table-cell>
              <table:table-cell office:value-type="float" office:value="1936.126465">
                <text:p>1936.126465</text:p>
              </table:table-cell>
              <table:table-cell office:value-type="float" office:value="1818.918945">
                <text:p>1818.918945</text:p>
              </table:table-cell>
              <table:table-cell office:value-type="float" office:value="1928.752075">
                <text:p>1928.752075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1816.234863">
                <text:p>1816.234863</text:p>
              </table:table-cell>
              <table:table-cell office:value-type="float" office:value="1934.898438">
                <text:p>1934.898438</text:p>
              </table:table-cell>
              <table:table-cell office:value-type="float" office:value="1833.18042">
                <text:p>1833.18042</text:p>
              </table:table-cell>
              <table:table-cell office:value-type="float" office:value="1927.646729">
                <text:p>1927.646729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1815.921143">
                <text:p>1815.921143</text:p>
              </table:table-cell>
              <table:table-cell office:value-type="float" office:value="1937.813477">
                <text:p>1937.813477</text:p>
              </table:table-cell>
              <table:table-cell office:value-type="float" office:value="1831.468628">
                <text:p>1831.468628</text:p>
              </table:table-cell>
              <table:table-cell office:value-type="float" office:value="1931.305908">
                <text:p>1931.305908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1810.426392">
                <text:p>1810.426392</text:p>
              </table:table-cell>
              <table:table-cell office:value-type="float" office:value="1951.816895">
                <text:p>1951.816895</text:p>
              </table:table-cell>
              <table:table-cell office:value-type="float" office:value="1828.15564">
                <text:p>1828.15564</text:p>
              </table:table-cell>
              <table:table-cell office:value-type="float" office:value="1942.550537">
                <text:p>1942.550537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1818.829468">
                <text:p>1818.829468</text:p>
              </table:table-cell>
              <table:table-cell office:value-type="float" office:value="1933.206543">
                <text:p>1933.206543</text:p>
              </table:table-cell>
              <table:table-cell office:value-type="float" office:value="1839.262573">
                <text:p>1839.262573</text:p>
              </table:table-cell>
              <table:table-cell office:value-type="float" office:value="1923.186035">
                <text:p>1923.1860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12.011475">
                <text:p>1812.011475</text:p>
              </table:table-cell>
              <table:table-cell office:value-type="float" office:value="1942.208862">
                <text:p>1942.208862</text:p>
              </table:table-cell>
              <table:table-cell office:value-type="float" office:value="1832.244873">
                <text:p>1832.244873</text:p>
              </table:table-cell>
              <table:table-cell office:value-type="float" office:value="1934.09314">
                <text:p>1934.09314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1811.49585">
                <text:p>1811.49585</text:p>
              </table:table-cell>
              <table:table-cell office:value-type="float" office:value="1960.34436">
                <text:p>1960.34436</text:p>
              </table:table-cell>
              <table:table-cell office:value-type="float" office:value="1827.377197">
                <text:p>1827.377197</text:p>
              </table:table-cell>
              <table:table-cell office:value-type="float" office:value="1952.874512">
                <text:p>1952.874512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1822.818359">
                <text:p>1822.818359</text:p>
              </table:table-cell>
              <table:table-cell office:value-type="float" office:value="1941.18689">
                <text:p>1941.18689</text:p>
              </table:table-cell>
              <table:table-cell office:value-type="float" office:value="1841.282349">
                <text:p>1841.282349</text:p>
              </table:table-cell>
              <table:table-cell office:value-type="float" office:value="1930.195312">
                <text:p>1930.195312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1818.355713">
                <text:p>1818.355713</text:p>
              </table:table-cell>
              <table:table-cell office:value-type="float" office:value="1943.881348">
                <text:p>1943.881348</text:p>
              </table:table-cell>
              <table:table-cell office:value-type="float" office:value="1836.983398">
                <text:p>1836.983398</text:p>
              </table:table-cell>
              <table:table-cell office:value-type="float" office:value="1937.005981">
                <text:p>1937.005981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1816.279297">
                <text:p>1816.279297</text:p>
              </table:table-cell>
              <table:table-cell office:value-type="float" office:value="1955.588135">
                <text:p>1955.588135</text:p>
              </table:table-cell>
              <table:table-cell office:value-type="float" office:value="1835.029419">
                <text:p>1835.029419</text:p>
              </table:table-cell>
              <table:table-cell office:value-type="float" office:value="1949.94043">
                <text:p>1949.9404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826.99939">
                <text:p>1826.99939</text:p>
              </table:table-cell>
              <table:table-cell office:value-type="float" office:value="1936.504639">
                <text:p>1936.504639</text:p>
              </table:table-cell>
              <table:table-cell office:value-type="float" office:value="1850.660156">
                <text:p>1850.660156</text:p>
              </table:table-cell>
              <table:table-cell office:value-type="float" office:value="1927.345337">
                <text:p>1927.345337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1827.376343">
                <text:p>1827.376343</text:p>
              </table:table-cell>
              <table:table-cell office:value-type="float" office:value="1958.20874">
                <text:p>1958.20874</text:p>
              </table:table-cell>
              <table:table-cell office:value-type="float" office:value="1842.293213">
                <text:p>1842.293213</text:p>
              </table:table-cell>
              <table:table-cell office:value-type="float" office:value="1953.974365">
                <text:p>1953.974365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1817.705811">
                <text:p>1817.705811</text:p>
              </table:table-cell>
              <table:table-cell office:value-type="float" office:value="1950.892212">
                <text:p>1950.892212</text:p>
              </table:table-cell>
              <table:table-cell office:value-type="float" office:value="1836.446045">
                <text:p>1836.446045</text:p>
              </table:table-cell>
              <table:table-cell office:value-type="float" office:value="1945.260864">
                <text:p>1945.260864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1833.633667">
                <text:p>1833.633667</text:p>
              </table:table-cell>
              <table:table-cell office:value-type="float" office:value="1944.870972">
                <text:p>1944.870972</text:p>
              </table:table-cell>
              <table:table-cell office:value-type="float" office:value="1854.484741">
                <text:p>1854.484741</text:p>
              </table:table-cell>
              <table:table-cell office:value-type="float" office:value="1937.280396">
                <text:p>1937.280396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1828.178467">
                <text:p>1828.178467</text:p>
              </table:table-cell>
              <table:table-cell office:value-type="float" office:value="1968.748047">
                <text:p>1968.748047</text:p>
              </table:table-cell>
              <table:table-cell office:value-type="float" office:value="1848.467529">
                <text:p>1848.467529</text:p>
              </table:table-cell>
              <table:table-cell office:value-type="float" office:value="1958.318359">
                <text:p>1958.31835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819.86377">
                <text:p>1819.86377</text:p>
              </table:table-cell>
              <table:table-cell office:value-type="float" office:value="1970.129517">
                <text:p>1970.129517</text:p>
              </table:table-cell>
              <table:table-cell office:value-type="float" office:value="1838.759033">
                <text:p>1838.759033</text:p>
              </table:table-cell>
              <table:table-cell office:value-type="float" office:value="1959.397705">
                <text:p>1959.397705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1838.750977">
                <text:p>1838.750977</text:p>
              </table:table-cell>
              <table:table-cell office:value-type="float" office:value="1944.78479">
                <text:p>1944.78479</text:p>
              </table:table-cell>
              <table:table-cell office:value-type="float" office:value="1859.956055">
                <text:p>1859.956055</text:p>
              </table:table-cell>
              <table:table-cell office:value-type="float" office:value="1939.206299">
                <text:p>1939.206299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1837.501465">
                <text:p>1837.501465</text:p>
              </table:table-cell>
              <table:table-cell office:value-type="float" office:value="1965.39624">
                <text:p>1965.39624</text:p>
              </table:table-cell>
              <table:table-cell office:value-type="float" office:value="1857.916382">
                <text:p>1857.916382</text:p>
              </table:table-cell>
              <table:table-cell office:value-type="float" office:value="1957.965698">
                <text:p>1957.965698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1814.784546">
                <text:p>1814.784546</text:p>
              </table:table-cell>
              <table:table-cell office:value-type="float" office:value="1960.610474">
                <text:p>1960.610474</text:p>
              </table:table-cell>
              <table:table-cell office:value-type="float" office:value="1836.487671">
                <text:p>1836.487671</text:p>
              </table:table-cell>
              <table:table-cell office:value-type="float" office:value="1950.192261">
                <text:p>1950.192261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1818.186523">
                <text:p>1818.186523</text:p>
              </table:table-cell>
              <table:table-cell office:value-type="float" office:value="1908.942383">
                <text:p>1908.942383</text:p>
              </table:table-cell>
              <table:table-cell office:value-type="float" office:value="1841.491211">
                <text:p>1841.491211</text:p>
              </table:table-cell>
              <table:table-cell office:value-type="float" office:value="1899.007446">
                <text:p>1899.00744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771.941895">
                <text:p>1771.941895</text:p>
              </table:table-cell>
              <table:table-cell office:value-type="float" office:value="1937.198975">
                <text:p>1937.198975</text:p>
              </table:table-cell>
              <table:table-cell office:value-type="float" office:value="1781.741455">
                <text:p>1781.741455</text:p>
              </table:table-cell>
              <table:table-cell office:value-type="float" office:value="1939.014771">
                <text:p>1939.014771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1740.72168">
                <text:p>1740.72168</text:p>
              </table:table-cell>
              <table:table-cell office:value-type="float" office:value="1903.38147">
                <text:p>1903.38147</text:p>
              </table:table-cell>
              <table:table-cell office:value-type="float" office:value="1756.79834">
                <text:p>1756.79834</text:p>
              </table:table-cell>
              <table:table-cell office:value-type="float" office:value="1900.000977">
                <text:p>1900.000977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1758.678833">
                <text:p>1758.678833</text:p>
              </table:table-cell>
              <table:table-cell office:value-type="float" office:value="1844.93396">
                <text:p>1844.93396</text:p>
              </table:table-cell>
              <table:table-cell office:value-type="float" office:value="1779.506104">
                <text:p>1779.506104</text:p>
              </table:table-cell>
              <table:table-cell office:value-type="float" office:value="1834.465698">
                <text:p>1834.465698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1720.151245">
                <text:p>1720.151245</text:p>
              </table:table-cell>
              <table:table-cell office:value-type="float" office:value="1865.775879">
                <text:p>1865.775879</text:p>
              </table:table-cell>
              <table:table-cell office:value-type="float" office:value="1726.702759">
                <text:p>1726.702759</text:p>
              </table:table-cell>
              <table:table-cell office:value-type="float" office:value="1867.88501">
                <text:p>1867.88501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1694.493408">
                <text:p>1694.493408</text:p>
              </table:table-cell>
              <table:table-cell office:value-type="float" office:value="1829.389648">
                <text:p>1829.389648</text:p>
              </table:table-cell>
              <table:table-cell office:value-type="float" office:value="1710.960815">
                <text:p>1710.960815</text:p>
              </table:table-cell>
              <table:table-cell office:value-type="float" office:value="1825.206299">
                <text:p>1825.20629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706.880737">
                <text:p>1706.880737</text:p>
              </table:table-cell>
              <table:table-cell office:value-type="float" office:value="1787.668701">
                <text:p>1787.668701</text:p>
              </table:table-cell>
              <table:table-cell office:value-type="float" office:value="1723.924194">
                <text:p>1723.924194</text:p>
              </table:table-cell>
              <table:table-cell office:value-type="float" office:value="1784.300049">
                <text:p>1784.300049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1670.463135">
                <text:p>1670.463135</text:p>
              </table:table-cell>
              <table:table-cell office:value-type="float" office:value="1801.459717">
                <text:p>1801.459717</text:p>
              </table:table-cell>
              <table:table-cell office:value-type="float" office:value="1681.969727">
                <text:p>1681.969727</text:p>
              </table:table-cell>
              <table:table-cell office:value-type="float" office:value="1801.77002">
                <text:p>1801.77002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1653.236572">
                <text:p>1653.236572</text:p>
              </table:table-cell>
              <table:table-cell office:value-type="float" office:value="1777.105347">
                <text:p>1777.105347</text:p>
              </table:table-cell>
              <table:table-cell office:value-type="float" office:value="1679.697266">
                <text:p>1679.697266</text:p>
              </table:table-cell>
              <table:table-cell office:value-type="float" office:value="1759.344727">
                <text:p>1759.344727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1668.975342">
                <text:p>1668.975342</text:p>
              </table:table-cell>
              <table:table-cell office:value-type="float" office:value="1746.125977">
                <text:p>1746.125977</text:p>
              </table:table-cell>
              <table:table-cell office:value-type="float" office:value="1669.411377">
                <text:p>1669.411377</text:p>
              </table:table-cell>
              <table:table-cell office:value-type="float" office:value="1738.874268">
                <text:p>1738.874268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1648.015015">
                <text:p>1648.015015</text:p>
              </table:table-cell>
              <table:table-cell office:value-type="float" office:value="1741.990356">
                <text:p>1741.990356</text:p>
              </table:table-cell>
              <table:table-cell office:value-type="float" office:value="1661.745361">
                <text:p>1661.745361</text:p>
              </table:table-cell>
              <table:table-cell office:value-type="float" office:value="1742.318604">
                <text:p>1742.31860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633.726318">
                <text:p>1633.726318</text:p>
              </table:table-cell>
              <table:table-cell office:value-type="float" office:value="1730.265259">
                <text:p>1730.265259</text:p>
              </table:table-cell>
              <table:table-cell office:value-type="float" office:value="1648.432129">
                <text:p>1648.432129</text:p>
              </table:table-cell>
              <table:table-cell office:value-type="float" office:value="1729.45459">
                <text:p>1729.45459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1633.828735">
                <text:p>1633.828735</text:p>
              </table:table-cell>
              <table:table-cell office:value-type="float" office:value="1712.405151">
                <text:p>1712.405151</text:p>
              </table:table-cell>
              <table:table-cell office:value-type="float" office:value="1642.676758">
                <text:p>1642.676758</text:p>
              </table:table-cell>
              <table:table-cell office:value-type="float" office:value="1710.322388">
                <text:p>1710.322388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1619.484375">
                <text:p>1619.484375</text:p>
              </table:table-cell>
              <table:table-cell office:value-type="float" office:value="1707.390869">
                <text:p>1707.390869</text:p>
              </table:table-cell>
              <table:table-cell office:value-type="float" office:value="1632.047119">
                <text:p>1632.047119</text:p>
              </table:table-cell>
              <table:table-cell office:value-type="float" office:value="1701.89502">
                <text:p>1701.89502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1616.119751">
                <text:p>1616.119751</text:p>
              </table:table-cell>
              <table:table-cell office:value-type="float" office:value="1696.561035">
                <text:p>1696.561035</text:p>
              </table:table-cell>
              <table:table-cell office:value-type="float" office:value="1630.449951">
                <text:p>1630.449951</text:p>
              </table:table-cell>
              <table:table-cell office:value-type="float" office:value="1693.216187">
                <text:p>1693.216187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1605.001709">
                <text:p>1605.001709</text:p>
              </table:table-cell>
              <table:table-cell office:value-type="float" office:value="1694.65625">
                <text:p>1694.65625</text:p>
              </table:table-cell>
              <table:table-cell office:value-type="float" office:value="1621.852295">
                <text:p>1621.852295</text:p>
              </table:table-cell>
              <table:table-cell office:value-type="float" office:value="1680.8125">
                <text:p>1680.812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609.027954">
                <text:p>1609.027954</text:p>
              </table:table-cell>
              <table:table-cell office:value-type="float" office:value="1673.790527">
                <text:p>1673.790527</text:p>
              </table:table-cell>
              <table:table-cell office:value-type="float" office:value="1611.97583">
                <text:p>1611.97583</text:p>
              </table:table-cell>
              <table:table-cell office:value-type="float" office:value="1677.67334">
                <text:p>1677.67334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1599.224487">
                <text:p>1599.224487</text:p>
              </table:table-cell>
              <table:table-cell office:value-type="float" office:value="1667.156006">
                <text:p>1667.156006</text:p>
              </table:table-cell>
              <table:table-cell office:value-type="float" office:value="1611.926025">
                <text:p>1611.926025</text:p>
              </table:table-cell>
              <table:table-cell office:value-type="float" office:value="1666.372803">
                <text:p>1666.372803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1598.205078">
                <text:p>1598.205078</text:p>
              </table:table-cell>
              <table:table-cell office:value-type="float" office:value="1657.410889">
                <text:p>1657.410889</text:p>
              </table:table-cell>
              <table:table-cell office:value-type="float" office:value="1609.932495">
                <text:p>1609.932495</text:p>
              </table:table-cell>
              <table:table-cell office:value-type="float" office:value="1656.273071">
                <text:p>1656.273071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1591.656616">
                <text:p>1591.656616</text:p>
              </table:table-cell>
              <table:table-cell office:value-type="float" office:value="1656.326782">
                <text:p>1656.326782</text:p>
              </table:table-cell>
              <table:table-cell office:value-type="float" office:value="1604.736816">
                <text:p>1604.736816</text:p>
              </table:table-cell>
              <table:table-cell office:value-type="float" office:value="1648.866333">
                <text:p>1648.866333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1592.118042">
                <text:p>1592.118042</text:p>
              </table:table-cell>
              <table:table-cell office:value-type="float" office:value="1641.761108">
                <text:p>1641.761108</text:p>
              </table:table-cell>
              <table:table-cell office:value-type="float" office:value="1594.290649">
                <text:p>1594.290649</text:p>
              </table:table-cell>
              <table:table-cell office:value-type="float" office:value="1643.748901">
                <text:p>1643.74890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585.869019">
                <text:p>1585.869019</text:p>
              </table:table-cell>
              <table:table-cell office:value-type="float" office:value="1637.134033">
                <text:p>1637.134033</text:p>
              </table:table-cell>
              <table:table-cell office:value-type="float" office:value="1594.493042">
                <text:p>1594.493042</text:p>
              </table:table-cell>
              <table:table-cell office:value-type="float" office:value="1638.90686">
                <text:p>1638.90686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1586.783569">
                <text:p>1586.783569</text:p>
              </table:table-cell>
              <table:table-cell office:value-type="float" office:value="1632.553101">
                <text:p>1632.553101</text:p>
              </table:table-cell>
              <table:table-cell office:value-type="float" office:value="1592.762451">
                <text:p>1592.762451</text:p>
              </table:table-cell>
              <table:table-cell office:value-type="float" office:value="1635.480957">
                <text:p>1635.480957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1582.990967">
                <text:p>1582.990967</text:p>
              </table:table-cell>
              <table:table-cell office:value-type="float" office:value="1627.073364">
                <text:p>1627.073364</text:p>
              </table:table-cell>
              <table:table-cell office:value-type="float" office:value="1590.427368">
                <text:p>1590.427368</text:p>
              </table:table-cell>
              <table:table-cell office:value-type="float" office:value="1628.393066">
                <text:p>1628.393066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1578.613037">
                <text:p>1578.613037</text:p>
              </table:table-cell>
              <table:table-cell office:value-type="float" office:value="1621.446899">
                <text:p>1621.446899</text:p>
              </table:table-cell>
              <table:table-cell office:value-type="float" office:value="1589.175537">
                <text:p>1589.175537</text:p>
              </table:table-cell>
              <table:table-cell office:value-type="float" office:value="1623.247925">
                <text:p>1623.247925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1582.989624">
                <text:p>1582.989624</text:p>
              </table:table-cell>
              <table:table-cell office:value-type="float" office:value="1612.789307">
                <text:p>1612.789307</text:p>
              </table:table-cell>
              <table:table-cell office:value-type="float" office:value="1587.239258">
                <text:p>1587.239258</text:p>
              </table:table-cell>
              <table:table-cell office:value-type="float" office:value="1618.018188">
                <text:p>1618.01818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574.433228">
                <text:p>1574.433228</text:p>
              </table:table-cell>
              <table:table-cell office:value-type="float" office:value="1612.713379">
                <text:p>1612.713379</text:p>
              </table:table-cell>
              <table:table-cell office:value-type="float" office:value="1584.164185">
                <text:p>1584.164185</text:p>
              </table:table-cell>
              <table:table-cell office:value-type="float" office:value="1618.580078">
                <text:p>1618.580078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1577.32373">
                <text:p>1577.32373</text:p>
              </table:table-cell>
              <table:table-cell office:value-type="float" office:value="1607.127441">
                <text:p>1607.127441</text:p>
              </table:table-cell>
              <table:table-cell office:value-type="float" office:value="1584.833496">
                <text:p>1584.833496</text:p>
              </table:table-cell>
              <table:table-cell office:value-type="float" office:value="1611.246948">
                <text:p>1611.246948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1569.208618">
                <text:p>1569.208618</text:p>
              </table:table-cell>
              <table:table-cell office:value-type="float" office:value="1605.884766">
                <text:p>1605.884766</text:p>
              </table:table-cell>
              <table:table-cell office:value-type="float" office:value="1581.764771">
                <text:p>1581.764771</text:p>
              </table:table-cell>
              <table:table-cell office:value-type="float" office:value="1609.670532">
                <text:p>1609.670532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1571.619507">
                <text:p>1571.619507</text:p>
              </table:table-cell>
              <table:table-cell office:value-type="float" office:value="1597.602417">
                <text:p>1597.602417</text:p>
              </table:table-cell>
              <table:table-cell office:value-type="float" office:value="1579.178223">
                <text:p>1579.178223</text:p>
              </table:table-cell>
              <table:table-cell office:value-type="float" office:value="1604.398315">
                <text:p>1604.398315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1562.90918">
                <text:p>1562.90918</text:p>
              </table:table-cell>
              <table:table-cell office:value-type="float" office:value="1598.61438">
                <text:p>1598.61438</text:p>
              </table:table-cell>
              <table:table-cell office:value-type="float" office:value="1576.657837">
                <text:p>1576.657837</text:p>
              </table:table-cell>
              <table:table-cell office:value-type="float" office:value="1600.341675">
                <text:p>1600.34167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569.150513">
                <text:p>1569.150513</text:p>
              </table:table-cell>
              <table:table-cell office:value-type="float" office:value="1591.333008">
                <text:p>1591.333008</text:p>
              </table:table-cell>
              <table:table-cell office:value-type="float" office:value="1580.350342">
                <text:p>1580.350342</text:p>
              </table:table-cell>
              <table:table-cell office:value-type="float" office:value="1596.525391">
                <text:p>1596.525391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1567.623413">
                <text:p>1567.623413</text:p>
              </table:table-cell>
              <table:table-cell office:value-type="float" office:value="1589.189331">
                <text:p>1589.189331</text:p>
              </table:table-cell>
              <table:table-cell office:value-type="float" office:value="1575.860718">
                <text:p>1575.860718</text:p>
              </table:table-cell>
              <table:table-cell office:value-type="float" office:value="1598.828979">
                <text:p>1598.828979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1563.003174">
                <text:p>1563.003174</text:p>
              </table:table-cell>
              <table:table-cell office:value-type="float" office:value="1590.701172">
                <text:p>1590.701172</text:p>
              </table:table-cell>
              <table:table-cell office:value-type="float" office:value="1576.303467">
                <text:p>1576.303467</text:p>
              </table:table-cell>
              <table:table-cell office:value-type="float" office:value="1595.228516">
                <text:p>1595.228516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1566.941895">
                <text:p>1566.941895</text:p>
              </table:table-cell>
              <table:table-cell office:value-type="float" office:value="1583.790649">
                <text:p>1583.790649</text:p>
              </table:table-cell>
              <table:table-cell office:value-type="float" office:value="1577.446045">
                <text:p>1577.446045</text:p>
              </table:table-cell>
              <table:table-cell office:value-type="float" office:value="1591.368408">
                <text:p>1591.368408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1562.140869">
                <text:p>1562.140869</text:p>
              </table:table-cell>
              <table:table-cell office:value-type="float" office:value="1584.757202">
                <text:p>1584.757202</text:p>
              </table:table-cell>
              <table:table-cell office:value-type="float" office:value="1575.516113">
                <text:p>1575.516113</text:p>
              </table:table-cell>
              <table:table-cell office:value-type="float" office:value="1594.37207">
                <text:p>1594.3720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63.822144">
                <text:p>1563.822144</text:p>
              </table:table-cell>
              <table:table-cell office:value-type="float" office:value="1579.702759">
                <text:p>1579.702759</text:p>
              </table:table-cell>
              <table:table-cell office:value-type="float" office:value="1575.817993">
                <text:p>1575.817993</text:p>
              </table:table-cell>
              <table:table-cell office:value-type="float" office:value="1594.011963">
                <text:p>1594.011963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1567.759888">
                <text:p>1567.759888</text:p>
              </table:table-cell>
              <table:table-cell office:value-type="float" office:value="1588.629395">
                <text:p>1588.629395</text:p>
              </table:table-cell>
              <table:table-cell office:value-type="float" office:value="1564.332642">
                <text:p>1564.332642</text:p>
              </table:table-cell>
              <table:table-cell office:value-type="float" office:value="1584.164917">
                <text:p>1584.164917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1568.423096">
                <text:p>1568.423096</text:p>
              </table:table-cell>
              <table:table-cell office:value-type="float" office:value="1588.002197">
                <text:p>1588.002197</text:p>
              </table:table-cell>
              <table:table-cell office:value-type="float" office:value="1568.802734">
                <text:p>1568.802734</text:p>
              </table:table-cell>
              <table:table-cell office:value-type="float" office:value="1582.290161">
                <text:p>1582.290161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1568.53186">
                <text:p>1568.53186</text:p>
              </table:table-cell>
              <table:table-cell office:value-type="float" office:value="1586.190063">
                <text:p>1586.190063</text:p>
              </table:table-cell>
              <table:table-cell office:value-type="float" office:value="1568.174072">
                <text:p>1568.174072</text:p>
              </table:table-cell>
              <table:table-cell office:value-type="float" office:value="1581.614502">
                <text:p>1581.614502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1567.696777">
                <text:p>1567.696777</text:p>
              </table:table-cell>
              <table:table-cell office:value-type="float" office:value="1579.120361">
                <text:p>1579.120361</text:p>
              </table:table-cell>
              <table:table-cell office:value-type="float" office:value="1569.546143">
                <text:p>1569.546143</text:p>
              </table:table-cell>
              <table:table-cell office:value-type="float" office:value="1578.635132">
                <text:p>1578.63513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566.967407">
                <text:p>1566.967407</text:p>
              </table:table-cell>
              <table:table-cell office:value-type="float" office:value="1580.561768">
                <text:p>1580.561768</text:p>
              </table:table-cell>
              <table:table-cell office:value-type="float" office:value="1567.589844">
                <text:p>1567.589844</text:p>
              </table:table-cell>
              <table:table-cell office:value-type="float" office:value="1580.129761">
                <text:p>1580.129761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1569.02832">
                <text:p>1569.02832</text:p>
              </table:table-cell>
              <table:table-cell office:value-type="float" office:value="1576.671143">
                <text:p>1576.671143</text:p>
              </table:table-cell>
              <table:table-cell office:value-type="float" office:value="1569.200928">
                <text:p>1569.200928</text:p>
              </table:table-cell>
              <table:table-cell office:value-type="float" office:value="1575.282471">
                <text:p>1575.282471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1569.73877">
                <text:p>1569.73877</text:p>
              </table:table-cell>
              <table:table-cell office:value-type="float" office:value="1578.081421">
                <text:p>1578.081421</text:p>
              </table:table-cell>
              <table:table-cell office:value-type="float" office:value="1566.050659">
                <text:p>1566.050659</text:p>
              </table:table-cell>
              <table:table-cell office:value-type="float" office:value="1578.81958">
                <text:p>1578.81958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1564.479126">
                <text:p>1564.479126</text:p>
              </table:table-cell>
              <table:table-cell office:value-type="float" office:value="1577.451538">
                <text:p>1577.451538</text:p>
              </table:table-cell>
              <table:table-cell office:value-type="float" office:value="1566.639526">
                <text:p>1566.639526</text:p>
              </table:table-cell>
              <table:table-cell office:value-type="float" office:value="1576.783813">
                <text:p>1576.783813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1564.918579">
                <text:p>1564.918579</text:p>
              </table:table-cell>
              <table:table-cell office:value-type="float" office:value="1576.893311">
                <text:p>1576.893311</text:p>
              </table:table-cell>
              <table:table-cell office:value-type="float" office:value="1562.393677">
                <text:p>1562.393677</text:p>
              </table:table-cell>
              <table:table-cell office:value-type="float" office:value="1578.233398">
                <text:p>1578.23339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565.835205">
                <text:p>1565.835205</text:p>
              </table:table-cell>
              <table:table-cell office:value-type="float" office:value="1576.474365">
                <text:p>1576.474365</text:p>
              </table:table-cell>
              <table:table-cell office:value-type="float" office:value="1564.777832">
                <text:p>1564.777832</text:p>
              </table:table-cell>
              <table:table-cell office:value-type="float" office:value="1575.024902">
                <text:p>1575.024902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1559.726685">
                <text:p>1559.726685</text:p>
              </table:table-cell>
              <table:table-cell office:value-type="float" office:value="1577.965576">
                <text:p>1577.965576</text:p>
              </table:table-cell>
              <table:table-cell office:value-type="float" office:value="1565.416748">
                <text:p>1565.416748</text:p>
              </table:table-cell>
              <table:table-cell office:value-type="float" office:value="1572.193726">
                <text:p>1572.193726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1566.93042">
                <text:p>1566.93042</text:p>
              </table:table-cell>
              <table:table-cell office:value-type="float" office:value="1572.310669">
                <text:p>1572.310669</text:p>
              </table:table-cell>
              <table:table-cell office:value-type="float" office:value="1568.093506">
                <text:p>1568.093506</text:p>
              </table:table-cell>
              <table:table-cell office:value-type="float" office:value="1574.326172">
                <text:p>1574.326172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1566.619995">
                <text:p>1566.619995</text:p>
              </table:table-cell>
              <table:table-cell office:value-type="float" office:value="1574.218628">
                <text:p>1574.218628</text:p>
              </table:table-cell>
              <table:table-cell office:value-type="float" office:value="1567.58313">
                <text:p>1567.58313</text:p>
              </table:table-cell>
              <table:table-cell office:value-type="float" office:value="1570.912842">
                <text:p>1570.912842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1564.815063">
                <text:p>1564.815063</text:p>
              </table:table-cell>
              <table:table-cell office:value-type="float" office:value="1573.80957">
                <text:p>1573.80957</text:p>
              </table:table-cell>
              <table:table-cell office:value-type="float" office:value="1569.642944">
                <text:p>1569.642944</text:p>
              </table:table-cell>
              <table:table-cell office:value-type="float" office:value="1567.663208">
                <text:p>1567.66320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566.269897">
                <text:p>1566.269897</text:p>
              </table:table-cell>
              <table:table-cell office:value-type="float" office:value="1572.737915">
                <text:p>1572.737915</text:p>
              </table:table-cell>
              <table:table-cell office:value-type="float" office:value="1564.76355">
                <text:p>1564.76355</text:p>
              </table:table-cell>
              <table:table-cell office:value-type="float" office:value="1570.606934">
                <text:p>1570.606934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1555.031372">
                <text:p>1555.031372</text:p>
              </table:table-cell>
              <table:table-cell office:value-type="float" office:value="1555.163086">
                <text:p>1555.163086</text:p>
              </table:table-cell>
              <table:table-cell office:value-type="float" office:value="1578.727539">
                <text:p>1578.727539</text:p>
              </table:table-cell>
              <table:table-cell office:value-type="float" office:value="1586.937744">
                <text:p>1586.937744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1517.639893">
                <text:p>1517.639893</text:p>
              </table:table-cell>
              <table:table-cell office:value-type="float" office:value="1523.302856">
                <text:p>1523.302856</text:p>
              </table:table-cell>
              <table:table-cell office:value-type="float" office:value="1589.840454">
                <text:p>1589.840454</text:p>
              </table:table-cell>
              <table:table-cell office:value-type="float" office:value="1646.335083">
                <text:p>1646.335083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1541.854004">
                <text:p>1541.854004</text:p>
              </table:table-cell>
              <table:table-cell office:value-type="float" office:value="1524.586548">
                <text:p>1524.586548</text:p>
              </table:table-cell>
              <table:table-cell office:value-type="float" office:value="1625.711914">
                <text:p>1625.711914</text:p>
              </table:table-cell>
              <table:table-cell office:value-type="float" office:value="1612.770264">
                <text:p>1612.770264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1541.62854">
                <text:p>1541.62854</text:p>
              </table:table-cell>
              <table:table-cell office:value-type="float" office:value="1535.913818">
                <text:p>1535.913818</text:p>
              </table:table-cell>
              <table:table-cell office:value-type="float" office:value="1622.219482">
                <text:p>1622.219482</text:p>
              </table:table-cell>
              <table:table-cell office:value-type="float" office:value="1608.718262">
                <text:p>1608.71826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556.422852">
                <text:p>1556.422852</text:p>
              </table:table-cell>
              <table:table-cell office:value-type="float" office:value="1561.990845">
                <text:p>1561.990845</text:p>
              </table:table-cell>
              <table:table-cell office:value-type="float" office:value="1618.120728">
                <text:p>1618.120728</text:p>
              </table:table-cell>
              <table:table-cell office:value-type="float" office:value="1637.259644">
                <text:p>1637.259644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1560.247925">
                <text:p>1560.247925</text:p>
              </table:table-cell>
              <table:table-cell office:value-type="float" office:value="1562.193237">
                <text:p>1562.193237</text:p>
              </table:table-cell>
              <table:table-cell office:value-type="float" office:value="1624.097412">
                <text:p>1624.097412</text:p>
              </table:table-cell>
              <table:table-cell office:value-type="float" office:value="1644.633057">
                <text:p>1644.633057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1560.182373">
                <text:p>1560.182373</text:p>
              </table:table-cell>
              <table:table-cell office:value-type="float" office:value="1567.131348">
                <text:p>1567.131348</text:p>
              </table:table-cell>
              <table:table-cell office:value-type="float" office:value="1615.853516">
                <text:p>1615.853516</text:p>
              </table:table-cell>
              <table:table-cell office:value-type="float" office:value="1665.809937">
                <text:p>1665.809937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1558.993164">
                <text:p>1558.993164</text:p>
              </table:table-cell>
              <table:table-cell office:value-type="float" office:value="1603.527222">
                <text:p>1603.527222</text:p>
              </table:table-cell>
              <table:table-cell office:value-type="float" office:value="1598.5448">
                <text:p>1598.5448</text:p>
              </table:table-cell>
              <table:table-cell office:value-type="float" office:value="1691.875732">
                <text:p>1691.875732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1582.36145">
                <text:p>1582.36145</text:p>
              </table:table-cell>
              <table:table-cell office:value-type="float" office:value="1615.19519">
                <text:p>1615.19519</text:p>
              </table:table-cell>
              <table:table-cell office:value-type="float" office:value="1624.061035">
                <text:p>1624.061035</text:p>
              </table:table-cell>
              <table:table-cell office:value-type="float" office:value="1665.542725">
                <text:p>1665.54272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629.192749">
                <text:p>1629.192749</text:p>
              </table:table-cell>
              <table:table-cell office:value-type="float" office:value="1657.202515">
                <text:p>1657.202515</text:p>
              </table:table-cell>
              <table:table-cell office:value-type="float" office:value="1611.419434">
                <text:p>1611.419434</text:p>
              </table:table-cell>
              <table:table-cell office:value-type="float" office:value="1646.450928">
                <text:p>1646.450928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1620.61084">
                <text:p>1620.61084</text:p>
              </table:table-cell>
              <table:table-cell office:value-type="float" office:value="1710.127197">
                <text:p>1710.127197</text:p>
              </table:table-cell>
              <table:table-cell office:value-type="float" office:value="1610.847412">
                <text:p>1610.847412</text:p>
              </table:table-cell>
              <table:table-cell office:value-type="float" office:value="1699.7229">
                <text:p>1699.7229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1654.82312">
                <text:p>1654.82312</text:p>
              </table:table-cell>
              <table:table-cell office:value-type="float" office:value="1685.767944">
                <text:p>1685.767944</text:p>
              </table:table-cell>
              <table:table-cell office:value-type="float" office:value="1651.751709">
                <text:p>1651.751709</text:p>
              </table:table-cell>
              <table:table-cell office:value-type="float" office:value="1679.898682">
                <text:p>1679.898682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1661.970459">
                <text:p>1661.970459</text:p>
              </table:table-cell>
              <table:table-cell office:value-type="float" office:value="1743.72583">
                <text:p>1743.72583</text:p>
              </table:table-cell>
              <table:table-cell office:value-type="float" office:value="1662.203857">
                <text:p>1662.203857</text:p>
              </table:table-cell>
              <table:table-cell office:value-type="float" office:value="1732.259521">
                <text:p>1732.259521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1677.212158">
                <text:p>1677.212158</text:p>
              </table:table-cell>
              <table:table-cell office:value-type="float" office:value="1765.490112">
                <text:p>1765.490112</text:p>
              </table:table-cell>
              <table:table-cell office:value-type="float" office:value="1680.453003">
                <text:p>1680.453003</text:p>
              </table:table-cell>
              <table:table-cell office:value-type="float" office:value="1760.74585">
                <text:p>1760.7458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711.848755">
                <text:p>1711.848755</text:p>
              </table:table-cell>
              <table:table-cell office:value-type="float" office:value="1746.394653">
                <text:p>1746.394653</text:p>
              </table:table-cell>
              <table:table-cell office:value-type="float" office:value="1715.859985">
                <text:p>1715.859985</text:p>
              </table:table-cell>
              <table:table-cell office:value-type="float" office:value="1740.622559">
                <text:p>1740.622559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1731.474121">
                <text:p>1731.474121</text:p>
              </table:table-cell>
              <table:table-cell office:value-type="float" office:value="1775.968872">
                <text:p>1775.968872</text:p>
              </table:table-cell>
              <table:table-cell office:value-type="float" office:value="1738.272583">
                <text:p>1738.272583</text:p>
              </table:table-cell>
              <table:table-cell office:value-type="float" office:value="1769.989014">
                <text:p>1769.989014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1753.135742">
                <text:p>1753.135742</text:p>
              </table:table-cell>
              <table:table-cell office:value-type="float" office:value="1804.263916">
                <text:p>1804.263916</text:p>
              </table:table-cell>
              <table:table-cell office:value-type="float" office:value="1763.363281">
                <text:p>1763.363281</text:p>
              </table:table-cell>
              <table:table-cell office:value-type="float" office:value="1795.288696">
                <text:p>1795.288696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1777.129639">
                <text:p>1777.129639</text:p>
              </table:table-cell>
              <table:table-cell office:value-type="float" office:value="1832.06958">
                <text:p>1832.06958</text:p>
              </table:table-cell>
              <table:table-cell office:value-type="float" office:value="1792.458008">
                <text:p>1792.458008</text:p>
              </table:table-cell>
              <table:table-cell office:value-type="float" office:value="1822.737183">
                <text:p>1822.737183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1783.363037">
                <text:p>1783.363037</text:p>
              </table:table-cell>
              <table:table-cell office:value-type="float" office:value="1867.563232">
                <text:p>1867.563232</text:p>
              </table:table-cell>
              <table:table-cell office:value-type="float" office:value="1798.877319">
                <text:p>1798.877319</text:p>
              </table:table-cell>
              <table:table-cell office:value-type="float" office:value="1856.190308">
                <text:p>1856.19030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793.949463">
                <text:p>1793.949463</text:p>
              </table:table-cell>
              <table:table-cell office:value-type="float" office:value="1875.703857">
                <text:p>1875.703857</text:p>
              </table:table-cell>
              <table:table-cell office:value-type="float" office:value="1810.952148">
                <text:p>1810.952148</text:p>
              </table:table-cell>
              <table:table-cell office:value-type="float" office:value="1864.364746">
                <text:p>1864.364746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1809.039185">
                <text:p>1809.039185</text:p>
              </table:table-cell>
              <table:table-cell office:value-type="float" office:value="1908.391357">
                <text:p>1908.391357</text:p>
              </table:table-cell>
              <table:table-cell office:value-type="float" office:value="1819.737061">
                <text:p>1819.737061</text:p>
              </table:table-cell>
              <table:table-cell office:value-type="float" office:value="1906.493896">
                <text:p>1906.493896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1805.527588">
                <text:p>1805.527588</text:p>
              </table:table-cell>
              <table:table-cell office:value-type="float" office:value="1885.770264">
                <text:p>1885.770264</text:p>
              </table:table-cell>
              <table:table-cell office:value-type="float" office:value="1820.977905">
                <text:p>1820.977905</text:p>
              </table:table-cell>
              <table:table-cell office:value-type="float" office:value="1894.001221">
                <text:p>1894.001221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1805.356812">
                <text:p>1805.356812</text:p>
              </table:table-cell>
              <table:table-cell office:value-type="float" office:value="1914.050293">
                <text:p>1914.050293</text:p>
              </table:table-cell>
              <table:table-cell office:value-type="float" office:value="1823.187012">
                <text:p>1823.187012</text:p>
              </table:table-cell>
              <table:table-cell office:value-type="float" office:value="1903.828857">
                <text:p>1903.828857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1785.536987">
                <text:p>1785.536987</text:p>
              </table:table-cell>
              <table:table-cell office:value-type="float" office:value="1917.080444">
                <text:p>1917.080444</text:p>
              </table:table-cell>
              <table:table-cell office:value-type="float" office:value="1793.852295">
                <text:p>1793.852295</text:p>
              </table:table-cell>
              <table:table-cell office:value-type="float" office:value="1913.608887">
                <text:p>1913.6088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777.531982">
                <text:p>1777.531982</text:p>
              </table:table-cell>
              <table:table-cell office:value-type="float" office:value="1919.703125">
                <text:p>1919.703125</text:p>
              </table:table-cell>
              <table:table-cell office:value-type="float" office:value="1793.853516">
                <text:p>1793.853516</text:p>
              </table:table-cell>
              <table:table-cell office:value-type="float" office:value="1913.358887">
                <text:p>1913.358887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1805.738281">
                <text:p>1805.738281</text:p>
              </table:table-cell>
              <table:table-cell office:value-type="float" office:value="1898.343994">
                <text:p>1898.343994</text:p>
              </table:table-cell>
              <table:table-cell office:value-type="float" office:value="1822.545166">
                <text:p>1822.545166</text:p>
              </table:table-cell>
              <table:table-cell office:value-type="float" office:value="1889.219971">
                <text:p>1889.219971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1806.974365">
                <text:p>1806.974365</text:p>
              </table:table-cell>
              <table:table-cell office:value-type="float" office:value="1915.942383">
                <text:p>1915.942383</text:p>
              </table:table-cell>
              <table:table-cell office:value-type="float" office:value="1822.869141">
                <text:p>1822.869141</text:p>
              </table:table-cell>
              <table:table-cell office:value-type="float" office:value="1912.613525">
                <text:p>1912.613525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1793.124756">
                <text:p>1793.124756</text:p>
              </table:table-cell>
              <table:table-cell office:value-type="float" office:value="1946.044189">
                <text:p>1946.044189</text:p>
              </table:table-cell>
              <table:table-cell office:value-type="float" office:value="1807.270386">
                <text:p>1807.270386</text:p>
              </table:table-cell>
              <table:table-cell office:value-type="float" office:value="1943.269775">
                <text:p>1943.269775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1817.932617">
                <text:p>1817.932617</text:p>
              </table:table-cell>
              <table:table-cell office:value-type="float" office:value="1906.498291">
                <text:p>1906.498291</text:p>
              </table:table-cell>
              <table:table-cell office:value-type="float" office:value="1838.398926">
                <text:p>1838.398926</text:p>
              </table:table-cell>
              <table:table-cell office:value-type="float" office:value="1896.003418">
                <text:p>1896.00341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815.901489">
                <text:p>1815.901489</text:p>
              </table:table-cell>
              <table:table-cell office:value-type="float" office:value="1924.520508">
                <text:p>1924.520508</text:p>
              </table:table-cell>
              <table:table-cell office:value-type="float" office:value="1830.794189">
                <text:p>1830.794189</text:p>
              </table:table-cell>
              <table:table-cell office:value-type="float" office:value="1918.165527">
                <text:p>1918.165527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1798.734131">
                <text:p>1798.734131</text:p>
              </table:table-cell>
              <table:table-cell office:value-type="float" office:value="1958.886108">
                <text:p>1958.886108</text:p>
              </table:table-cell>
              <table:table-cell office:value-type="float" office:value="1813.419922">
                <text:p>1813.419922</text:p>
              </table:table-cell>
              <table:table-cell office:value-type="float" office:value="1952.578857">
                <text:p>1952.578857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1825.588013">
                <text:p>1825.588013</text:p>
              </table:table-cell>
              <table:table-cell office:value-type="float" office:value="1911.063721">
                <text:p>1911.063721</text:p>
              </table:table-cell>
              <table:table-cell office:value-type="float" office:value="1843.192017">
                <text:p>1843.192017</text:p>
              </table:table-cell>
              <table:table-cell office:value-type="float" office:value="1905.05481">
                <text:p>1905.05481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1826.171997">
                <text:p>1826.171997</text:p>
              </table:table-cell>
              <table:table-cell office:value-type="float" office:value="1940.609497">
                <text:p>1940.609497</text:p>
              </table:table-cell>
              <table:table-cell office:value-type="float" office:value="1841.603027">
                <text:p>1841.603027</text:p>
              </table:table-cell>
              <table:table-cell office:value-type="float" office:value="1938.164062">
                <text:p>1938.164062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1802.929321">
                <text:p>1802.929321</text:p>
              </table:table-cell>
              <table:table-cell office:value-type="float" office:value="1954.808228">
                <text:p>1954.808228</text:p>
              </table:table-cell>
              <table:table-cell office:value-type="float" office:value="1819.09375">
                <text:p>1819.09375</text:p>
              </table:table-cell>
              <table:table-cell office:value-type="float" office:value="1946.407471">
                <text:p>1946.4074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23.064453">
                <text:p>1823.064453</text:p>
              </table:table-cell>
              <table:table-cell office:value-type="float" office:value="1911.661011">
                <text:p>1911.661011</text:p>
              </table:table-cell>
              <table:table-cell office:value-type="float" office:value="1845.425293">
                <text:p>1845.425293</text:p>
              </table:table-cell>
              <table:table-cell office:value-type="float" office:value="1904.622192">
                <text:p>1904.622192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1820.130493">
                <text:p>1820.130493</text:p>
              </table:table-cell>
              <table:table-cell office:value-type="float" office:value="1958.306763">
                <text:p>1958.306763</text:p>
              </table:table-cell>
              <table:table-cell office:value-type="float" office:value="1835.741699">
                <text:p>1835.741699</text:p>
              </table:table-cell>
              <table:table-cell office:value-type="float" office:value="1949.820435">
                <text:p>1949.820435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1800.548218">
                <text:p>1800.548218</text:p>
              </table:table-cell>
              <table:table-cell office:value-type="float" office:value="1958.735962">
                <text:p>1958.735962</text:p>
              </table:table-cell>
              <table:table-cell office:value-type="float" office:value="1813.428467">
                <text:p>1813.428467</text:p>
              </table:table-cell>
              <table:table-cell office:value-type="float" office:value="1955.808472">
                <text:p>1955.808472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1824.645386">
                <text:p>1824.645386</text:p>
              </table:table-cell>
              <table:table-cell office:value-type="float" office:value="1929.569336">
                <text:p>1929.569336</text:p>
              </table:table-cell>
              <table:table-cell office:value-type="float" office:value="1844.560181">
                <text:p>1844.560181</text:p>
              </table:table-cell>
              <table:table-cell office:value-type="float" office:value="1921.287964">
                <text:p>1921.287964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1825.654541">
                <text:p>1825.654541</text:p>
              </table:table-cell>
              <table:table-cell office:value-type="float" office:value="1965.547607">
                <text:p>1965.547607</text:p>
              </table:table-cell>
              <table:table-cell office:value-type="float" office:value="1837.705688">
                <text:p>1837.705688</text:p>
              </table:table-cell>
              <table:table-cell office:value-type="float" office:value="1958.814087">
                <text:p>1958.81408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804.508545">
                <text:p>1804.508545</text:p>
              </table:table-cell>
              <table:table-cell office:value-type="float" office:value="1963.796387">
                <text:p>1963.796387</text:p>
              </table:table-cell>
              <table:table-cell office:value-type="float" office:value="1820.92041">
                <text:p>1820.92041</text:p>
              </table:table-cell>
              <table:table-cell office:value-type="float" office:value="1959.245239">
                <text:p>1959.245239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1837.089111">
                <text:p>1837.089111</text:p>
              </table:table-cell>
              <table:table-cell office:value-type="float" office:value="1916.921387">
                <text:p>1916.921387</text:p>
              </table:table-cell>
              <table:table-cell office:value-type="float" office:value="1860.928589">
                <text:p>1860.928589</text:p>
              </table:table-cell>
              <table:table-cell office:value-type="float" office:value="1907.458252">
                <text:p>1907.458252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1829.836182">
                <text:p>1829.836182</text:p>
              </table:table-cell>
              <table:table-cell office:value-type="float" office:value="1957.028687">
                <text:p>1957.028687</text:p>
              </table:table-cell>
              <table:table-cell office:value-type="float" office:value="1843.742798">
                <text:p>1843.742798</text:p>
              </table:table-cell>
              <table:table-cell office:value-type="float" office:value="1950.907593">
                <text:p>1950.907593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1807.849731">
                <text:p>1807.849731</text:p>
              </table:table-cell>
              <table:table-cell office:value-type="float" office:value="1970.159668">
                <text:p>1970.159668</text:p>
              </table:table-cell>
              <table:table-cell office:value-type="float" office:value="1822.652954">
                <text:p>1822.652954</text:p>
              </table:table-cell>
              <table:table-cell office:value-type="float" office:value="1965.361206">
                <text:p>1965.361206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1834.44751">
                <text:p>1834.44751</text:p>
              </table:table-cell>
              <table:table-cell office:value-type="float" office:value="1938.346191">
                <text:p>1938.346191</text:p>
              </table:table-cell>
              <table:table-cell office:value-type="float" office:value="1852.340088">
                <text:p>1852.340088</text:p>
              </table:table-cell>
              <table:table-cell office:value-type="float" office:value="1930.63623">
                <text:p>1930.6362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834.962402">
                <text:p>1834.962402</text:p>
              </table:table-cell>
              <table:table-cell office:value-type="float" office:value="1961.610962">
                <text:p>1961.610962</text:p>
              </table:table-cell>
              <table:table-cell office:value-type="float" office:value="1853.380615">
                <text:p>1853.380615</text:p>
              </table:table-cell>
              <table:table-cell office:value-type="float" office:value="1949.844482">
                <text:p>1949.844482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1804.002686">
                <text:p>1804.002686</text:p>
              </table:table-cell>
              <table:table-cell office:value-type="float" office:value="1975.874023">
                <text:p>1975.874023</text:p>
              </table:table-cell>
              <table:table-cell office:value-type="float" office:value="1818.856445">
                <text:p>1818.856445</text:p>
              </table:table-cell>
              <table:table-cell office:value-type="float" office:value="1975.971802">
                <text:p>1975.971802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1840.321289">
                <text:p>1840.321289</text:p>
              </table:table-cell>
              <table:table-cell office:value-type="float" office:value="1931.391113">
                <text:p>1931.391113</text:p>
              </table:table-cell>
              <table:table-cell office:value-type="float" office:value="1864.24292">
                <text:p>1864.24292</text:p>
              </table:table-cell>
              <table:table-cell office:value-type="float" office:value="1921.20459">
                <text:p>1921.20459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1841.940308">
                <text:p>1841.940308</text:p>
              </table:table-cell>
              <table:table-cell office:value-type="float" office:value="1947.718506">
                <text:p>1947.718506</text:p>
              </table:table-cell>
              <table:table-cell office:value-type="float" office:value="1859.831665">
                <text:p>1859.831665</text:p>
              </table:table-cell>
              <table:table-cell office:value-type="float" office:value="1939.025391">
                <text:p>1939.025391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1804.543579">
                <text:p>1804.543579</text:p>
              </table:table-cell>
              <table:table-cell office:value-type="float" office:value="1995.355957">
                <text:p>1995.355957</text:p>
              </table:table-cell>
              <table:table-cell office:value-type="float" office:value="1821.327637">
                <text:p>1821.327637</text:p>
              </table:table-cell>
              <table:table-cell office:value-type="float" office:value="1991.282715">
                <text:p>1991.28271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840.301514">
                <text:p>1840.301514</text:p>
              </table:table-cell>
              <table:table-cell office:value-type="float" office:value="1935.499512">
                <text:p>1935.499512</text:p>
              </table:table-cell>
              <table:table-cell office:value-type="float" office:value="1864.584961">
                <text:p>1864.584961</text:p>
              </table:table-cell>
              <table:table-cell office:value-type="float" office:value="1924.532959">
                <text:p>1924.532959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1853.188843">
                <text:p>1853.188843</text:p>
              </table:table-cell>
              <table:table-cell office:value-type="float" office:value="1956.418945">
                <text:p>1956.418945</text:p>
              </table:table-cell>
              <table:table-cell office:value-type="float" office:value="1870.571533">
                <text:p>1870.571533</text:p>
              </table:table-cell>
              <table:table-cell office:value-type="float" office:value="1946.705078">
                <text:p>1946.705078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1794.248657">
                <text:p>1794.248657</text:p>
              </table:table-cell>
              <table:table-cell office:value-type="float" office:value="1997.088623">
                <text:p>1997.088623</text:p>
              </table:table-cell>
              <table:table-cell office:value-type="float" office:value="1807.666626">
                <text:p>1807.666626</text:p>
              </table:table-cell>
              <table:table-cell office:value-type="float" office:value="1993.949707">
                <text:p>1993.949707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1834.868408">
                <text:p>1834.868408</text:p>
              </table:table-cell>
              <table:table-cell office:value-type="float" office:value="1928.950684">
                <text:p>1928.950684</text:p>
              </table:table-cell>
              <table:table-cell office:value-type="float" office:value="1862.24353">
                <text:p>1862.24353</text:p>
              </table:table-cell>
              <table:table-cell office:value-type="float" office:value="1915.227295">
                <text:p>1915.227295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1864.285156">
                <text:p>1864.285156</text:p>
              </table:table-cell>
              <table:table-cell office:value-type="float" office:value="1945.842896">
                <text:p>1945.842896</text:p>
              </table:table-cell>
              <table:table-cell office:value-type="float" office:value="1881.908813">
                <text:p>1881.908813</text:p>
              </table:table-cell>
              <table:table-cell office:value-type="float" office:value="1935.601685">
                <text:p>1935.60168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790.708252">
                <text:p>1790.708252</text:p>
              </table:table-cell>
              <table:table-cell office:value-type="float" office:value="1998.505249">
                <text:p>1998.505249</text:p>
              </table:table-cell>
              <table:table-cell office:value-type="float" office:value="1799.859863">
                <text:p>1799.859863</text:p>
              </table:table-cell>
              <table:table-cell office:value-type="float" office:value="1994.631104">
                <text:p>1994.631104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1835.788696">
                <text:p>1835.788696</text:p>
              </table:table-cell>
              <table:table-cell office:value-type="float" office:value="1962.366699">
                <text:p>1962.366699</text:p>
              </table:table-cell>
              <table:table-cell office:value-type="float" office:value="1860.536865">
                <text:p>1860.536865</text:p>
              </table:table-cell>
              <table:table-cell office:value-type="float" office:value="1952.919434">
                <text:p>1952.919434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1869.296387">
                <text:p>1869.296387</text:p>
              </table:table-cell>
              <table:table-cell office:value-type="float" office:value="1912.791748">
                <text:p>1912.791748</text:p>
              </table:table-cell>
              <table:table-cell office:value-type="float" office:value="1898.172852">
                <text:p>1898.172852</text:p>
              </table:table-cell>
              <table:table-cell office:value-type="float" office:value="1902.038818">
                <text:p>1902.038818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1804.626221">
                <text:p>1804.626221</text:p>
              </table:table-cell>
              <table:table-cell office:value-type="float" office:value="1998.154907">
                <text:p>1998.154907</text:p>
              </table:table-cell>
              <table:table-cell office:value-type="float" office:value="1814.5271">
                <text:p>1814.5271</text:p>
              </table:table-cell>
              <table:table-cell office:value-type="float" office:value="1994.768311">
                <text:p>1994.768311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1784.636719">
                <text:p>1784.636719</text:p>
              </table:table-cell>
              <table:table-cell office:value-type="float" office:value="1933.652832">
                <text:p>1933.652832</text:p>
              </table:table-cell>
              <table:table-cell office:value-type="float" office:value="1804.94397">
                <text:p>1804.94397</text:p>
              </table:table-cell>
              <table:table-cell office:value-type="float" office:value="1929.053467">
                <text:p>1929.0534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795.45166">
                <text:p>1795.45166</text:p>
              </table:table-cell>
              <table:table-cell office:value-type="float" office:value="1887.359009">
                <text:p>1887.359009</text:p>
              </table:table-cell>
              <table:table-cell office:value-type="float" office:value="1817.455933">
                <text:p>1817.455933</text:p>
              </table:table-cell>
              <table:table-cell office:value-type="float" office:value="1884.023193">
                <text:p>1884.023193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1741.22168">
                <text:p>1741.22168</text:p>
              </table:table-cell>
              <table:table-cell office:value-type="float" office:value="1920.233398">
                <text:p>1920.233398</text:p>
              </table:table-cell>
              <table:table-cell office:value-type="float" office:value="1745.305298">
                <text:p>1745.305298</text:p>
              </table:table-cell>
              <table:table-cell office:value-type="float" office:value="1925.824707">
                <text:p>1925.824707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1716.069336">
                <text:p>1716.069336</text:p>
              </table:table-cell>
              <table:table-cell office:value-type="float" office:value="1865.366943">
                <text:p>1865.366943</text:p>
              </table:table-cell>
              <table:table-cell office:value-type="float" office:value="1737.355957">
                <text:p>1737.355957</text:p>
              </table:table-cell>
              <table:table-cell office:value-type="float" office:value="1863.113647">
                <text:p>1863.113647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1738.565552">
                <text:p>1738.565552</text:p>
              </table:table-cell>
              <table:table-cell office:value-type="float" office:value="1819.811523">
                <text:p>1819.811523</text:p>
              </table:table-cell>
              <table:table-cell office:value-type="float" office:value="1755.368164">
                <text:p>1755.368164</text:p>
              </table:table-cell>
              <table:table-cell office:value-type="float" office:value="1816.810547">
                <text:p>1816.810547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1688.192139">
                <text:p>1688.192139</text:p>
              </table:table-cell>
              <table:table-cell office:value-type="float" office:value="1844.750488">
                <text:p>1844.750488</text:p>
              </table:table-cell>
              <table:table-cell office:value-type="float" office:value="1700.324463">
                <text:p>1700.324463</text:p>
              </table:table-cell>
              <table:table-cell office:value-type="float" office:value="1846.403809">
                <text:p>1846.40380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682.326294">
                <text:p>1682.326294</text:p>
              </table:table-cell>
              <table:table-cell office:value-type="float" office:value="1797.950928">
                <text:p>1797.950928</text:p>
              </table:table-cell>
              <table:table-cell office:value-type="float" office:value="1697.343628">
                <text:p>1697.343628</text:p>
              </table:table-cell>
              <table:table-cell office:value-type="float" office:value="1795.909424">
                <text:p>1795.909424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1683.167847">
                <text:p>1683.167847</text:p>
              </table:table-cell>
              <table:table-cell office:value-type="float" office:value="1779.078125">
                <text:p>1779.078125</text:p>
              </table:table-cell>
              <table:table-cell office:value-type="float" office:value="1698.556885">
                <text:p>1698.556885</text:p>
              </table:table-cell>
              <table:table-cell office:value-type="float" office:value="1770.987915">
                <text:p>1770.987915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1657.017944">
                <text:p>1657.017944</text:p>
              </table:table-cell>
              <table:table-cell office:value-type="float" office:value="1793.244751">
                <text:p>1793.244751</text:p>
              </table:table-cell>
              <table:table-cell office:value-type="float" office:value="1673.428467">
                <text:p>1673.428467</text:p>
              </table:table-cell>
              <table:table-cell office:value-type="float" office:value="1773.606567">
                <text:p>1773.606567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1663.745239">
                <text:p>1663.745239</text:p>
              </table:table-cell>
              <table:table-cell office:value-type="float" office:value="1750.608521">
                <text:p>1750.608521</text:p>
              </table:table-cell>
              <table:table-cell office:value-type="float" office:value="1667.905029">
                <text:p>1667.905029</text:p>
              </table:table-cell>
              <table:table-cell office:value-type="float" office:value="1749.42627">
                <text:p>1749.42627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1654.820557">
                <text:p>1654.820557</text:p>
              </table:table-cell>
              <table:table-cell office:value-type="float" office:value="1741.784546">
                <text:p>1741.784546</text:p>
              </table:table-cell>
              <table:table-cell office:value-type="float" office:value="1666.719604">
                <text:p>1666.719604</text:p>
              </table:table-cell>
              <table:table-cell office:value-type="float" office:value="1745.009521">
                <text:p>1745.00952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637.304932">
                <text:p>1637.304932</text:p>
              </table:table-cell>
              <table:table-cell office:value-type="float" office:value="1732.377197">
                <text:p>1732.377197</text:p>
              </table:table-cell>
              <table:table-cell office:value-type="float" office:value="1651.72522">
                <text:p>1651.72522</text:p>
              </table:table-cell>
              <table:table-cell office:value-type="float" office:value="1733.622314">
                <text:p>1733.622314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1635.608521">
                <text:p>1635.608521</text:p>
              </table:table-cell>
              <table:table-cell office:value-type="float" office:value="1713.137085">
                <text:p>1713.137085</text:p>
              </table:table-cell>
              <table:table-cell office:value-type="float" office:value="1647.374268">
                <text:p>1647.374268</text:p>
              </table:table-cell>
              <table:table-cell office:value-type="float" office:value="1710.653442">
                <text:p>1710.653442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1620.050293">
                <text:p>1620.050293</text:p>
              </table:table-cell>
              <table:table-cell office:value-type="float" office:value="1708.946045">
                <text:p>1708.946045</text:p>
              </table:table-cell>
              <table:table-cell office:value-type="float" office:value="1640.063721">
                <text:p>1640.063721</text:p>
              </table:table-cell>
              <table:table-cell office:value-type="float" office:value="1702.162109">
                <text:p>1702.162109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1624.466797">
                <text:p>1624.466797</text:p>
              </table:table-cell>
              <table:table-cell office:value-type="float" office:value="1699.524414">
                <text:p>1699.524414</text:p>
              </table:table-cell>
              <table:table-cell office:value-type="float" office:value="1626.834229">
                <text:p>1626.834229</text:p>
              </table:table-cell>
              <table:table-cell office:value-type="float" office:value="1697.928711">
                <text:p>1697.928711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1614.364502">
                <text:p>1614.364502</text:p>
              </table:table-cell>
              <table:table-cell office:value-type="float" office:value="1684.256836">
                <text:p>1684.256836</text:p>
              </table:table-cell>
              <table:table-cell office:value-type="float" office:value="1623.135742">
                <text:p>1623.135742</text:p>
              </table:table-cell>
              <table:table-cell office:value-type="float" office:value="1688.422119">
                <text:p>1688.42211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606.945679">
                <text:p>1606.945679</text:p>
              </table:table-cell>
              <table:table-cell office:value-type="float" office:value="1680.692871">
                <text:p>1680.692871</text:p>
              </table:table-cell>
              <table:table-cell office:value-type="float" office:value="1621.651245">
                <text:p>1621.651245</text:p>
              </table:table-cell>
              <table:table-cell office:value-type="float" office:value="1679.492676">
                <text:p>1679.492676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1605.180908">
                <text:p>1605.180908</text:p>
              </table:table-cell>
              <table:table-cell office:value-type="float" office:value="1670.390991">
                <text:p>1670.390991</text:p>
              </table:table-cell>
              <table:table-cell office:value-type="float" office:value="1614.516479">
                <text:p>1614.516479</text:p>
              </table:table-cell>
              <table:table-cell office:value-type="float" office:value="1667.845337">
                <text:p>1667.845337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1599.032471">
                <text:p>1599.032471</text:p>
              </table:table-cell>
              <table:table-cell office:value-type="float" office:value="1661.339233">
                <text:p>1661.339233</text:p>
              </table:table-cell>
              <table:table-cell office:value-type="float" office:value="1607.476196">
                <text:p>1607.476196</text:p>
              </table:table-cell>
              <table:table-cell office:value-type="float" office:value="1659.266846">
                <text:p>1659.266846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1595.597778">
                <text:p>1595.597778</text:p>
              </table:table-cell>
              <table:table-cell office:value-type="float" office:value="1659.870239">
                <text:p>1659.870239</text:p>
              </table:table-cell>
              <table:table-cell office:value-type="float" office:value="1607.229736">
                <text:p>1607.229736</text:p>
              </table:table-cell>
              <table:table-cell office:value-type="float" office:value="1653.342163">
                <text:p>1653.342163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1594.123535">
                <text:p>1594.123535</text:p>
              </table:table-cell>
              <table:table-cell office:value-type="float" office:value="1642.666016">
                <text:p>1642.666016</text:p>
              </table:table-cell>
              <table:table-cell office:value-type="float" office:value="1600.086792">
                <text:p>1600.086792</text:p>
              </table:table-cell>
              <table:table-cell office:value-type="float" office:value="1645.422241">
                <text:p>1645.42224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591.700928">
                <text:p>1591.700928</text:p>
              </table:table-cell>
              <table:table-cell office:value-type="float" office:value="1636.357666">
                <text:p>1636.357666</text:p>
              </table:table-cell>
              <table:table-cell office:value-type="float" office:value="1602.581055">
                <text:p>1602.581055</text:p>
              </table:table-cell>
              <table:table-cell office:value-type="float" office:value="1636.611084">
                <text:p>1636.611084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1585.594971">
                <text:p>1585.594971</text:p>
              </table:table-cell>
              <table:table-cell office:value-type="float" office:value="1635.496948">
                <text:p>1635.496948</text:p>
              </table:table-cell>
              <table:table-cell office:value-type="float" office:value="1598.456299">
                <text:p>1598.456299</text:p>
              </table:table-cell>
              <table:table-cell office:value-type="float" office:value="1631.575317">
                <text:p>1631.575317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1587.891357">
                <text:p>1587.891357</text:p>
              </table:table-cell>
              <table:table-cell office:value-type="float" office:value="1627.658081">
                <text:p>1627.658081</text:p>
              </table:table-cell>
              <table:table-cell office:value-type="float" office:value="1592.892822">
                <text:p>1592.892822</text:p>
              </table:table-cell>
              <table:table-cell office:value-type="float" office:value="1629.290894">
                <text:p>1629.290894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1581.773438">
                <text:p>1581.773438</text:p>
              </table:table-cell>
              <table:table-cell office:value-type="float" office:value="1624.887695">
                <text:p>1624.887695</text:p>
              </table:table-cell>
              <table:table-cell office:value-type="float" office:value="1590.433228">
                <text:p>1590.433228</text:p>
              </table:table-cell>
              <table:table-cell office:value-type="float" office:value="1626.291626">
                <text:p>1626.291626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1582.45813">
                <text:p>1582.45813</text:p>
              </table:table-cell>
              <table:table-cell office:value-type="float" office:value="1615.266357">
                <text:p>1615.266357</text:p>
              </table:table-cell>
              <table:table-cell office:value-type="float" office:value="1590.919434">
                <text:p>1590.919434</text:p>
              </table:table-cell>
              <table:table-cell office:value-type="float" office:value="1616.483643">
                <text:p>1616.48364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573.616577">
                <text:p>1573.616577</text:p>
              </table:table-cell>
              <table:table-cell office:value-type="float" office:value="1618.80249">
                <text:p>1618.80249</text:p>
              </table:table-cell>
              <table:table-cell office:value-type="float" office:value="1582.97522">
                <text:p>1582.97522</text:p>
              </table:table-cell>
              <table:table-cell office:value-type="float" office:value="1620.029785">
                <text:p>1620.029785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1580.08606">
                <text:p>1580.08606</text:p>
              </table:table-cell>
              <table:table-cell office:value-type="float" office:value="1602.276733">
                <text:p>1602.276733</text:p>
              </table:table-cell>
              <table:table-cell office:value-type="float" office:value="1584.137085">
                <text:p>1584.137085</text:p>
              </table:table-cell>
              <table:table-cell office:value-type="float" office:value="1611.855469">
                <text:p>1611.855469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1570.485962">
                <text:p>1570.485962</text:p>
              </table:table-cell>
              <table:table-cell office:value-type="float" office:value="1610.976685">
                <text:p>1610.976685</text:p>
              </table:table-cell>
              <table:table-cell office:value-type="float" office:value="1581.592651">
                <text:p>1581.592651</text:p>
              </table:table-cell>
              <table:table-cell office:value-type="float" office:value="1609.031738">
                <text:p>1609.031738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1574.454224">
                <text:p>1574.454224</text:p>
              </table:table-cell>
              <table:table-cell office:value-type="float" office:value="1596.633057">
                <text:p>1596.633057</text:p>
              </table:table-cell>
              <table:table-cell office:value-type="float" office:value="1578.160522">
                <text:p>1578.160522</text:p>
              </table:table-cell>
              <table:table-cell office:value-type="float" office:value="1603.77356">
                <text:p>1603.77356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1566.379395">
                <text:p>1566.379395</text:p>
              </table:table-cell>
              <table:table-cell office:value-type="float" office:value="1600.597046">
                <text:p>1600.597046</text:p>
              </table:table-cell>
              <table:table-cell office:value-type="float" office:value="1580.743408">
                <text:p>1580.743408</text:p>
              </table:table-cell>
              <table:table-cell office:value-type="float" office:value="1603.897217">
                <text:p>1603.89721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570.535278">
                <text:p>1570.535278</text:p>
              </table:table-cell>
              <table:table-cell office:value-type="float" office:value="1594.364746">
                <text:p>1594.364746</text:p>
              </table:table-cell>
              <table:table-cell office:value-type="float" office:value="1576.747803">
                <text:p>1576.747803</text:p>
              </table:table-cell>
              <table:table-cell office:value-type="float" office:value="1601.953613">
                <text:p>1601.953613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1570.888062">
                <text:p>1570.888062</text:p>
              </table:table-cell>
              <table:table-cell office:value-type="float" office:value="1591.960327">
                <text:p>1591.960327</text:p>
              </table:table-cell>
              <table:table-cell office:value-type="float" office:value="1575.923584">
                <text:p>1575.923584</text:p>
              </table:table-cell>
              <table:table-cell office:value-type="float" office:value="1598.954102">
                <text:p>1598.954102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1565.649292">
                <text:p>1565.649292</text:p>
              </table:table-cell>
              <table:table-cell office:value-type="float" office:value="1589.606323">
                <text:p>1589.606323</text:p>
              </table:table-cell>
              <table:table-cell office:value-type="float" office:value="1577.005127">
                <text:p>1577.005127</text:p>
              </table:table-cell>
              <table:table-cell office:value-type="float" office:value="1595.803223">
                <text:p>1595.803223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1566.218506">
                <text:p>1566.218506</text:p>
              </table:table-cell>
              <table:table-cell office:value-type="float" office:value="1588.596313">
                <text:p>1588.596313</text:p>
              </table:table-cell>
              <table:table-cell office:value-type="float" office:value="1580.793091">
                <text:p>1580.793091</text:p>
              </table:table-cell>
              <table:table-cell office:value-type="float" office:value="1593.36438">
                <text:p>1593.36438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1565.823853">
                <text:p>1565.823853</text:p>
              </table:table-cell>
              <table:table-cell office:value-type="float" office:value="1583.002075">
                <text:p>1583.002075</text:p>
              </table:table-cell>
              <table:table-cell office:value-type="float" office:value="1578.214722">
                <text:p>1578.214722</text:p>
              </table:table-cell>
              <table:table-cell office:value-type="float" office:value="1592.366211">
                <text:p>1592.36621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572.655396">
                <text:p>1572.655396</text:p>
              </table:table-cell>
              <table:table-cell office:value-type="float" office:value="1589.346924">
                <text:p>1589.346924</text:p>
              </table:table-cell>
              <table:table-cell office:value-type="float" office:value="1564.553223">
                <text:p>1564.553223</text:p>
              </table:table-cell>
              <table:table-cell office:value-type="float" office:value="1583.031006">
                <text:p>1583.031006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1564.867676">
                <text:p>1564.867676</text:p>
              </table:table-cell>
              <table:table-cell office:value-type="float" office:value="1590.090332">
                <text:p>1590.090332</text:p>
              </table:table-cell>
              <table:table-cell office:value-type="float" office:value="1567.670898">
                <text:p>1567.670898</text:p>
              </table:table-cell>
              <table:table-cell office:value-type="float" office:value="1586.142822">
                <text:p>1586.142822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1568.155518">
                <text:p>1568.155518</text:p>
              </table:table-cell>
              <table:table-cell office:value-type="float" office:value="1587.477783">
                <text:p>1587.477783</text:p>
              </table:table-cell>
              <table:table-cell office:value-type="float" office:value="1570.571167">
                <text:p>1570.571167</text:p>
              </table:table-cell>
              <table:table-cell office:value-type="float" office:value="1583.891479">
                <text:p>1583.891479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1569.567627">
                <text:p>1569.567627</text:p>
              </table:table-cell>
              <table:table-cell office:value-type="float" office:value="1582.963745">
                <text:p>1582.963745</text:p>
              </table:table-cell>
              <table:table-cell office:value-type="float" office:value="1570.262207">
                <text:p>1570.262207</text:p>
              </table:table-cell>
              <table:table-cell office:value-type="float" office:value="1581.759277">
                <text:p>1581.759277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1562.768311">
                <text:p>1562.768311</text:p>
              </table:table-cell>
              <table:table-cell office:value-type="float" office:value="1581.801147">
                <text:p>1581.801147</text:p>
              </table:table-cell>
              <table:table-cell office:value-type="float" office:value="1566.725464">
                <text:p>1566.725464</text:p>
              </table:table-cell>
              <table:table-cell office:value-type="float" office:value="1580.82312">
                <text:p>1580.8231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566.63269">
                <text:p>1566.63269</text:p>
              </table:table-cell>
              <table:table-cell office:value-type="float" office:value="1581.76123">
                <text:p>1581.76123</text:p>
              </table:table-cell>
              <table:table-cell office:value-type="float" office:value="1568.520752">
                <text:p>1568.520752</text:p>
              </table:table-cell>
              <table:table-cell office:value-type="float" office:value="1580.243652">
                <text:p>1580.243652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1566.365112">
                <text:p>1566.365112</text:p>
              </table:table-cell>
              <table:table-cell office:value-type="float" office:value="1582.115967">
                <text:p>1582.115967</text:p>
              </table:table-cell>
              <table:table-cell office:value-type="float" office:value="1567.279663">
                <text:p>1567.279663</text:p>
              </table:table-cell>
              <table:table-cell office:value-type="float" office:value="1579.441528">
                <text:p>1579.441528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1564.683228">
                <text:p>1564.683228</text:p>
              </table:table-cell>
              <table:table-cell office:value-type="float" office:value="1576.549927">
                <text:p>1576.549927</text:p>
              </table:table-cell>
              <table:table-cell office:value-type="float" office:value="1564.805054">
                <text:p>1564.805054</text:p>
              </table:table-cell>
              <table:table-cell office:value-type="float" office:value="1580.642212">
                <text:p>1580.642212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1566.266357">
                <text:p>1566.266357</text:p>
              </table:table-cell>
              <table:table-cell office:value-type="float" office:value="1576.773193">
                <text:p>1576.773193</text:p>
              </table:table-cell>
              <table:table-cell office:value-type="float" office:value="1568.006348">
                <text:p>1568.006348</text:p>
              </table:table-cell>
              <table:table-cell office:value-type="float" office:value="1576.588623">
                <text:p>1576.588623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1565.34082">
                <text:p>1565.34082</text:p>
              </table:table-cell>
              <table:table-cell office:value-type="float" office:value="1578.957642">
                <text:p>1578.957642</text:p>
              </table:table-cell>
              <table:table-cell office:value-type="float" office:value="1564.359985">
                <text:p>1564.359985</text:p>
              </table:table-cell>
              <table:table-cell office:value-type="float" office:value="1577.437622">
                <text:p>1577.43762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565.376465">
                <text:p>1565.376465</text:p>
              </table:table-cell>
              <table:table-cell office:value-type="float" office:value="1575.781494">
                <text:p>1575.781494</text:p>
              </table:table-cell>
              <table:table-cell office:value-type="float" office:value="1569.469971">
                <text:p>1569.469971</text:p>
              </table:table-cell>
              <table:table-cell office:value-type="float" office:value="1571.648926">
                <text:p>1571.648926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1565.932983">
                <text:p>1565.932983</text:p>
              </table:table-cell>
              <table:table-cell office:value-type="float" office:value="1575.437134">
                <text:p>1575.437134</text:p>
              </table:table-cell>
              <table:table-cell office:value-type="float" office:value="1568.337402">
                <text:p>1568.337402</text:p>
              </table:table-cell>
              <table:table-cell office:value-type="float" office:value="1573.185059">
                <text:p>1573.185059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1567.598511">
                <text:p>1567.598511</text:p>
              </table:table-cell>
              <table:table-cell office:value-type="float" office:value="1574.609375">
                <text:p>1574.609375</text:p>
              </table:table-cell>
              <table:table-cell office:value-type="float" office:value="1567.445923">
                <text:p>1567.445923</text:p>
              </table:table-cell>
              <table:table-cell office:value-type="float" office:value="1574.140747">
                <text:p>1574.140747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1565.335327">
                <text:p>1565.335327</text:p>
              </table:table-cell>
              <table:table-cell office:value-type="float" office:value="1573.550781">
                <text:p>1573.550781</text:p>
              </table:table-cell>
              <table:table-cell office:value-type="float" office:value="1563.736938">
                <text:p>1563.736938</text:p>
              </table:table-cell>
              <table:table-cell office:value-type="float" office:value="1574.296387">
                <text:p>1574.296387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1569.695923">
                <text:p>1569.695923</text:p>
              </table:table-cell>
              <table:table-cell office:value-type="float" office:value="1571.655273">
                <text:p>1571.655273</text:p>
              </table:table-cell>
              <table:table-cell office:value-type="float" office:value="1569.54187">
                <text:p>1569.54187</text:p>
              </table:table-cell>
              <table:table-cell office:value-type="float" office:value="1570.787231">
                <text:p>1570.78723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552.699585">
                <text:p>1552.699585</text:p>
              </table:table-cell>
              <table:table-cell office:value-type="float" office:value="1585.454956">
                <text:p>1585.454956</text:p>
              </table:table-cell>
              <table:table-cell office:value-type="float" office:value="1560.775513">
                <text:p>1560.775513</text:p>
              </table:table-cell>
              <table:table-cell office:value-type="float" office:value="1576.954834">
                <text:p>1576.954834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1588.841553">
                <text:p>1588.841553</text:p>
              </table:table-cell>
              <table:table-cell office:value-type="float" office:value="1601.317749">
                <text:p>1601.317749</text:p>
              </table:table-cell>
              <table:table-cell office:value-type="float" office:value="1547.932495">
                <text:p>1547.932495</text:p>
              </table:table-cell>
              <table:table-cell office:value-type="float" office:value="1543.841797">
                <text:p>1543.841797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1610.442749">
                <text:p>1610.442749</text:p>
              </table:table-cell>
              <table:table-cell office:value-type="float" office:value="1647.278076">
                <text:p>1647.278076</text:p>
              </table:table-cell>
              <table:table-cell office:value-type="float" office:value="1529.725342">
                <text:p>1529.725342</text:p>
              </table:table-cell>
              <table:table-cell office:value-type="float" office:value="1552.52063">
                <text:p>1552.52063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1602.415405">
                <text:p>1602.415405</text:p>
              </table:table-cell>
              <table:table-cell office:value-type="float" office:value="1624.346558">
                <text:p>1624.346558</text:p>
              </table:table-cell>
              <table:table-cell office:value-type="float" office:value="1603.435669">
                <text:p>1603.435669</text:p>
              </table:table-cell>
              <table:table-cell office:value-type="float" office:value="1625.602783">
                <text:p>1625.602783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1648.613892">
                <text:p>1648.613892</text:p>
              </table:table-cell>
              <table:table-cell office:value-type="float" office:value="1630.151611">
                <text:p>1630.151611</text:p>
              </table:table-cell>
              <table:table-cell office:value-type="float" office:value="1665.122559">
                <text:p>1665.122559</text:p>
              </table:table-cell>
              <table:table-cell office:value-type="float" office:value="1638.274902">
                <text:p>1638.27490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684.05127">
                <text:p>1684.05127</text:p>
              </table:table-cell>
              <table:table-cell office:value-type="float" office:value="1723.354126">
                <text:p>1723.354126</text:p>
              </table:table-cell>
              <table:table-cell office:value-type="float" office:value="1692.578369">
                <text:p>1692.578369</text:p>
              </table:table-cell>
              <table:table-cell office:value-type="float" office:value="1729.232422">
                <text:p>1729.232422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1722.956055">
                <text:p>1722.956055</text:p>
              </table:table-cell>
              <table:table-cell office:value-type="float" office:value="1747.579102">
                <text:p>1747.579102</text:p>
              </table:table-cell>
              <table:table-cell office:value-type="float" office:value="1737.803223">
                <text:p>1737.803223</text:p>
              </table:table-cell>
              <table:table-cell office:value-type="float" office:value="1743.807617">
                <text:p>1743.807617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1749.69104">
                <text:p>1749.69104</text:p>
              </table:table-cell>
              <table:table-cell office:value-type="float" office:value="1777.486328">
                <text:p>1777.486328</text:p>
              </table:table-cell>
              <table:table-cell office:value-type="float" office:value="1762.324219">
                <text:p>1762.324219</text:p>
              </table:table-cell>
              <table:table-cell office:value-type="float" office:value="1768.785645">
                <text:p>1768.785645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1757.786987">
                <text:p>1757.786987</text:p>
              </table:table-cell>
              <table:table-cell office:value-type="float" office:value="1826.501343">
                <text:p>1826.501343</text:p>
              </table:table-cell>
              <table:table-cell office:value-type="float" office:value="1769.684814">
                <text:p>1769.684814</text:p>
              </table:table-cell>
              <table:table-cell office:value-type="float" office:value="1817.312012">
                <text:p>1817.312012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1770.869873">
                <text:p>1770.869873</text:p>
              </table:table-cell>
              <table:table-cell office:value-type="float" office:value="1828.203857">
                <text:p>1828.203857</text:p>
              </table:table-cell>
              <table:table-cell office:value-type="float" office:value="1784.874512">
                <text:p>1784.874512</text:p>
              </table:table-cell>
              <table:table-cell office:value-type="float" office:value="1818.554199">
                <text:p>1818.5541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775.439697">
                <text:p>1775.439697</text:p>
              </table:table-cell>
              <table:table-cell office:value-type="float" office:value="1871.448853">
                <text:p>1871.448853</text:p>
              </table:table-cell>
              <table:table-cell office:value-type="float" office:value="1783.6698">
                <text:p>1783.6698</text:p>
              </table:table-cell>
              <table:table-cell office:value-type="float" office:value="1865.846313">
                <text:p>1865.846313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1774.58374">
                <text:p>1774.58374</text:p>
              </table:table-cell>
              <table:table-cell office:value-type="float" office:value="1846.652832">
                <text:p>1846.652832</text:p>
              </table:table-cell>
              <table:table-cell office:value-type="float" office:value="1778.511841">
                <text:p>1778.511841</text:p>
              </table:table-cell>
              <table:table-cell office:value-type="float" office:value="1859.993774">
                <text:p>1859.993774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1748.305908">
                <text:p>1748.305908</text:p>
              </table:table-cell>
              <table:table-cell office:value-type="float" office:value="1863.283081">
                <text:p>1863.283081</text:p>
              </table:table-cell>
              <table:table-cell office:value-type="float" office:value="1765.787109">
                <text:p>1765.787109</text:p>
              </table:table-cell>
              <table:table-cell office:value-type="float" office:value="1856.912842">
                <text:p>1856.912842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1729.685547">
                <text:p>1729.685547</text:p>
              </table:table-cell>
              <table:table-cell office:value-type="float" office:value="1844.123291">
                <text:p>1844.123291</text:p>
              </table:table-cell>
              <table:table-cell office:value-type="float" office:value="1739.427368">
                <text:p>1739.427368</text:p>
              </table:table-cell>
              <table:table-cell office:value-type="float" office:value="1833.900635">
                <text:p>1833.900635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1699.949341">
                <text:p>1699.949341</text:p>
              </table:table-cell>
              <table:table-cell office:value-type="float" office:value="1811.283936">
                <text:p>1811.283936</text:p>
              </table:table-cell>
              <table:table-cell office:value-type="float" office:value="1711.71936">
                <text:p>1711.71936</text:p>
              </table:table-cell>
              <table:table-cell office:value-type="float" office:value="1804.282715">
                <text:p>1804.28271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670.750732">
                <text:p>1670.750732</text:p>
              </table:table-cell>
              <table:table-cell office:value-type="float" office:value="1791.084717">
                <text:p>1791.084717</text:p>
              </table:table-cell>
              <table:table-cell office:value-type="float" office:value="1673.986694">
                <text:p>1673.986694</text:p>
              </table:table-cell>
              <table:table-cell office:value-type="float" office:value="1794.210205">
                <text:p>1794.210205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1642.831421">
                <text:p>1642.831421</text:p>
              </table:table-cell>
              <table:table-cell office:value-type="float" office:value="1757.63208">
                <text:p>1757.63208</text:p>
              </table:table-cell>
              <table:table-cell office:value-type="float" office:value="1649.193115">
                <text:p>1649.193115</text:p>
              </table:table-cell>
              <table:table-cell office:value-type="float" office:value="1768.029541">
                <text:p>1768.029541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1636.005615">
                <text:p>1636.005615</text:p>
              </table:table-cell>
              <table:table-cell office:value-type="float" office:value="1727.778076">
                <text:p>1727.778076</text:p>
              </table:table-cell>
              <table:table-cell office:value-type="float" office:value="1648.139893">
                <text:p>1648.139893</text:p>
              </table:table-cell>
              <table:table-cell office:value-type="float" office:value="1734.65332">
                <text:p>1734.65332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1622.729736">
                <text:p>1622.729736</text:p>
              </table:table-cell>
              <table:table-cell office:value-type="float" office:value="1717.744019">
                <text:p>1717.744019</text:p>
              </table:table-cell>
              <table:table-cell office:value-type="float" office:value="1636.858887">
                <text:p>1636.858887</text:p>
              </table:table-cell>
              <table:table-cell office:value-type="float" office:value="1718.684204">
                <text:p>1718.684204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1614.766357">
                <text:p>1614.766357</text:p>
              </table:table-cell>
              <table:table-cell office:value-type="float" office:value="1700.751831">
                <text:p>1700.751831</text:p>
              </table:table-cell>
              <table:table-cell office:value-type="float" office:value="1624.184326">
                <text:p>1624.184326</text:p>
              </table:table-cell>
              <table:table-cell office:value-type="float" office:value="1700.888916">
                <text:p>1700.88891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609.592651">
                <text:p>1609.592651</text:p>
              </table:table-cell>
              <table:table-cell office:value-type="float" office:value="1706.050171">
                <text:p>1706.050171</text:p>
              </table:table-cell>
              <table:table-cell office:value-type="float" office:value="1618.406006">
                <text:p>1618.406006</text:p>
              </table:table-cell>
              <table:table-cell office:value-type="float" office:value="1685.855591">
                <text:p>1685.855591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1615.572754">
                <text:p>1615.572754</text:p>
              </table:table-cell>
              <table:table-cell office:value-type="float" office:value="1674.372559">
                <text:p>1674.372559</text:p>
              </table:table-cell>
              <table:table-cell office:value-type="float" office:value="1610.788818">
                <text:p>1610.788818</text:p>
              </table:table-cell>
              <table:table-cell office:value-type="float" office:value="1679.559326">
                <text:p>1679.559326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1606.631226">
                <text:p>1606.631226</text:p>
              </table:table-cell>
              <table:table-cell office:value-type="float" office:value="1667.961548">
                <text:p>1667.961548</text:p>
              </table:table-cell>
              <table:table-cell office:value-type="float" office:value="1615.594604">
                <text:p>1615.594604</text:p>
              </table:table-cell>
              <table:table-cell office:value-type="float" office:value="1669.382446">
                <text:p>1669.382446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1597.259033">
                <text:p>1597.259033</text:p>
              </table:table-cell>
              <table:table-cell office:value-type="float" office:value="1665.529541">
                <text:p>1665.529541</text:p>
              </table:table-cell>
              <table:table-cell office:value-type="float" office:value="1606.862915">
                <text:p>1606.862915</text:p>
              </table:table-cell>
              <table:table-cell office:value-type="float" office:value="1663.619263">
                <text:p>1663.619263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1591.953735">
                <text:p>1591.953735</text:p>
              </table:table-cell>
              <table:table-cell office:value-type="float" office:value="1658.281372">
                <text:p>1658.281372</text:p>
              </table:table-cell>
              <table:table-cell office:value-type="float" office:value="1603.483643">
                <text:p>1603.483643</text:p>
              </table:table-cell>
              <table:table-cell office:value-type="float" office:value="1651.067749">
                <text:p>1651.0677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596.937256">
                <text:p>1596.937256</text:p>
              </table:table-cell>
              <table:table-cell office:value-type="float" office:value="1646.191528">
                <text:p>1646.191528</text:p>
              </table:table-cell>
              <table:table-cell office:value-type="float" office:value="1597.223999">
                <text:p>1597.223999</text:p>
              </table:table-cell>
              <table:table-cell office:value-type="float" office:value="1645.997803">
                <text:p>1645.997803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1591.501709">
                <text:p>1591.501709</text:p>
              </table:table-cell>
              <table:table-cell office:value-type="float" office:value="1637.181274">
                <text:p>1637.181274</text:p>
              </table:table-cell>
              <table:table-cell office:value-type="float" office:value="1600.067993">
                <text:p>1600.067993</text:p>
              </table:table-cell>
              <table:table-cell office:value-type="float" office:value="1639.577148">
                <text:p>1639.577148</text:p>
              </table:table-cell>
            </table:table-row>
            <table:table-row>
              <table:table-cell office:value-type="float" office:value="140.4">
                <text:p>140.4</text:p>
              </table:table-cell>
              <table:table-cell office:value-type="float" office:value="1586.114624">
                <text:p>1586.114624</text:p>
              </table:table-cell>
              <table:table-cell office:value-type="float" office:value="1634.841064">
                <text:p>1634.841064</text:p>
              </table:table-cell>
              <table:table-cell office:value-type="float" office:value="1592.398315">
                <text:p>1592.398315</text:p>
              </table:table-cell>
              <table:table-cell office:value-type="float" office:value="1636.096069">
                <text:p>1636.096069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1584.096436">
                <text:p>1584.096436</text:p>
              </table:table-cell>
              <table:table-cell office:value-type="float" office:value="1628.173462">
                <text:p>1628.173462</text:p>
              </table:table-cell>
              <table:table-cell office:value-type="float" office:value="1588.664551">
                <text:p>1588.664551</text:p>
              </table:table-cell>
              <table:table-cell office:value-type="float" office:value="1628.072021">
                <text:p>1628.072021</text:p>
              </table:table-cell>
            </table:table-row>
            <table:table-row>
              <table:table-cell office:value-type="float" office:value="140.8">
                <text:p>140.8</text:p>
              </table:table-cell>
              <table:table-cell office:value-type="float" office:value="1582.242065">
                <text:p>1582.242065</text:p>
              </table:table-cell>
              <table:table-cell office:value-type="float" office:value="1625.446289">
                <text:p>1625.446289</text:p>
              </table:table-cell>
              <table:table-cell office:value-type="float" office:value="1588.093262">
                <text:p>1588.093262</text:p>
              </table:table-cell>
              <table:table-cell office:value-type="float" office:value="1624.892212">
                <text:p>1624.89221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577.642822">
                <text:p>1577.642822</text:p>
              </table:table-cell>
              <table:table-cell office:value-type="float" office:value="1619.63623">
                <text:p>1619.63623</text:p>
              </table:table-cell>
              <table:table-cell office:value-type="float" office:value="1583.343628">
                <text:p>1583.343628</text:p>
              </table:table-cell>
              <table:table-cell office:value-type="float" office:value="1617.495483">
                <text:p>1617.495483</text:p>
              </table:table-cell>
            </table:table-row>
            <table:table-row>
              <table:table-cell office:value-type="float" office:value="141.2">
                <text:p>141.2</text:p>
              </table:table-cell>
              <table:table-cell office:value-type="float" office:value="1582.031494">
                <text:p>1582.031494</text:p>
              </table:table-cell>
              <table:table-cell office:value-type="float" office:value="1611.445312">
                <text:p>1611.445312</text:p>
              </table:table-cell>
              <table:table-cell office:value-type="float" office:value="1583.438599">
                <text:p>1583.438599</text:p>
              </table:table-cell>
              <table:table-cell office:value-type="float" office:value="1618.583374">
                <text:p>1618.583374</text:p>
              </table:table-cell>
            </table:table-row>
            <table:table-row>
              <table:table-cell office:value-type="float" office:value="141.4">
                <text:p>141.4</text:p>
              </table:table-cell>
              <table:table-cell office:value-type="float" office:value="1580.924561">
                <text:p>1580.924561</text:p>
              </table:table-cell>
              <table:table-cell office:value-type="float" office:value="1608.427979">
                <text:p>1608.427979</text:p>
              </table:table-cell>
              <table:table-cell office:value-type="float" office:value="1578.605713">
                <text:p>1578.605713</text:p>
              </table:table-cell>
              <table:table-cell office:value-type="float" office:value="1611.472778">
                <text:p>1611.472778</text:p>
              </table:table-cell>
            </table:table-row>
            <table:table-row>
              <table:table-cell office:value-type="float" office:value="141.6">
                <text:p>141.6</text:p>
              </table:table-cell>
              <table:table-cell office:value-type="float" office:value="1571.372437">
                <text:p>1571.372437</text:p>
              </table:table-cell>
              <table:table-cell office:value-type="float" office:value="1605.78064">
                <text:p>1605.78064</text:p>
              </table:table-cell>
              <table:table-cell office:value-type="float" office:value="1577.349121">
                <text:p>1577.349121</text:p>
              </table:table-cell>
              <table:table-cell office:value-type="float" office:value="1608.866333">
                <text:p>1608.866333</text:p>
              </table:table-cell>
            </table:table-row>
            <table:table-row>
              <table:table-cell office:value-type="float" office:value="141.8">
                <text:p>141.8</text:p>
              </table:table-cell>
              <table:table-cell office:value-type="float" office:value="1574.51416">
                <text:p>1574.51416</text:p>
              </table:table-cell>
              <table:table-cell office:value-type="float" office:value="1603.743896">
                <text:p>1603.743896</text:p>
              </table:table-cell>
              <table:table-cell office:value-type="float" office:value="1582.436646">
                <text:p>1582.436646</text:p>
              </table:table-cell>
              <table:table-cell office:value-type="float" office:value="1601.542725">
                <text:p>1601.54272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575.393433">
                <text:p>1575.393433</text:p>
              </table:table-cell>
              <table:table-cell office:value-type="float" office:value="1596.904663">
                <text:p>1596.904663</text:p>
              </table:table-cell>
              <table:table-cell office:value-type="float" office:value="1573.802246">
                <text:p>1573.802246</text:p>
              </table:table-cell>
              <table:table-cell office:value-type="float" office:value="1603.898926">
                <text:p>1603.898926</text:p>
              </table:table-cell>
            </table:table-row>
            <table:table-row>
              <table:table-cell office:value-type="float" office:value="142.2">
                <text:p>142.2</text:p>
              </table:table-cell>
              <table:table-cell office:value-type="float" office:value="1571.365723">
                <text:p>1571.365723</text:p>
              </table:table-cell>
              <table:table-cell office:value-type="float" office:value="1597.893799">
                <text:p>1597.893799</text:p>
              </table:table-cell>
              <table:table-cell office:value-type="float" office:value="1573.407837">
                <text:p>1573.407837</text:p>
              </table:table-cell>
              <table:table-cell office:value-type="float" office:value="1600.759766">
                <text:p>1600.759766</text:p>
              </table:table-cell>
            </table:table-row>
            <table:table-row>
              <table:table-cell office:value-type="float" office:value="142.4">
                <text:p>142.4</text:p>
              </table:table-cell>
              <table:table-cell office:value-type="float" office:value="1569.649414">
                <text:p>1569.649414</text:p>
              </table:table-cell>
              <table:table-cell office:value-type="float" office:value="1591.390259">
                <text:p>1591.390259</text:p>
              </table:table-cell>
              <table:table-cell office:value-type="float" office:value="1574.830688">
                <text:p>1574.830688</text:p>
              </table:table-cell>
              <table:table-cell office:value-type="float" office:value="1593.371338">
                <text:p>1593.371338</text:p>
              </table:table-cell>
            </table:table-row>
            <table:table-row>
              <table:table-cell office:value-type="float" office:value="142.6">
                <text:p>142.6</text:p>
              </table:table-cell>
              <table:table-cell office:value-type="float" office:value="1568.907959">
                <text:p>1568.907959</text:p>
              </table:table-cell>
              <table:table-cell office:value-type="float" office:value="1590.392212">
                <text:p>1590.392212</text:p>
              </table:table-cell>
              <table:table-cell office:value-type="float" office:value="1576.379028">
                <text:p>1576.379028</text:p>
              </table:table-cell>
              <table:table-cell office:value-type="float" office:value="1588.688965">
                <text:p>1588.688965</text:p>
              </table:table-cell>
            </table:table-row>
            <table:table-row>
              <table:table-cell office:value-type="float" office:value="142.8">
                <text:p>142.8</text:p>
              </table:table-cell>
              <table:table-cell office:value-type="float" office:value="1565.274658">
                <text:p>1565.274658</text:p>
              </table:table-cell>
              <table:table-cell office:value-type="float" office:value="1592.567383">
                <text:p>1592.567383</text:p>
              </table:table-cell>
              <table:table-cell office:value-type="float" office:value="1571.150879">
                <text:p>1571.150879</text:p>
              </table:table-cell>
              <table:table-cell office:value-type="float" office:value="1592.090576">
                <text:p>1592.09057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567.941528">
                <text:p>1567.941528</text:p>
              </table:table-cell>
              <table:table-cell office:value-type="float" office:value="1586.753174">
                <text:p>1586.753174</text:p>
              </table:table-cell>
              <table:table-cell office:value-type="float" office:value="1571.356812">
                <text:p>1571.356812</text:p>
              </table:table-cell>
              <table:table-cell office:value-type="float" office:value="1589.396973">
                <text:p>1589.396973</text:p>
              </table:table-cell>
            </table:table-row>
            <table:table-row>
              <table:table-cell office:value-type="float" office:value="143.2">
                <text:p>143.2</text:p>
              </table:table-cell>
              <table:table-cell office:value-type="float" office:value="1570.657593">
                <text:p>1570.657593</text:p>
              </table:table-cell>
              <table:table-cell office:value-type="float" office:value="1584.385376">
                <text:p>1584.385376</text:p>
              </table:table-cell>
              <table:table-cell office:value-type="float" office:value="1572.454346">
                <text:p>1572.454346</text:p>
              </table:table-cell>
              <table:table-cell office:value-type="float" office:value="1585.792114">
                <text:p>1585.792114</text:p>
              </table:table-cell>
            </table:table-row>
            <table:table-row>
              <table:table-cell office:value-type="float" office:value="143.4">
                <text:p>143.4</text:p>
              </table:table-cell>
              <table:table-cell office:value-type="float" office:value="1565.648193">
                <text:p>1565.648193</text:p>
              </table:table-cell>
              <table:table-cell office:value-type="float" office:value="1587.602051">
                <text:p>1587.602051</text:p>
              </table:table-cell>
              <table:table-cell office:value-type="float" office:value="1571.949219">
                <text:p>1571.949219</text:p>
              </table:table-cell>
              <table:table-cell office:value-type="float" office:value="1585.05835">
                <text:p>1585.05835</text:p>
              </table:table-cell>
            </table:table-row>
            <table:table-row>
              <table:table-cell office:value-type="float" office:value="143.6">
                <text:p>143.6</text:p>
              </table:table-cell>
              <table:table-cell office:value-type="float" office:value="1570.512573">
                <text:p>1570.512573</text:p>
              </table:table-cell>
              <table:table-cell office:value-type="float" office:value="1588.038086">
                <text:p>1588.038086</text:p>
              </table:table-cell>
              <table:table-cell office:value-type="float" office:value="1565.622559">
                <text:p>1565.622559</text:p>
              </table:table-cell>
              <table:table-cell office:value-type="float" office:value="1578.291992">
                <text:p>1578.291992</text:p>
              </table:table-cell>
            </table:table-row>
            <table:table-row>
              <table:table-cell office:value-type="float" office:value="143.8">
                <text:p>143.8</text:p>
              </table:table-cell>
              <table:table-cell office:value-type="float" office:value="1567.868774">
                <text:p>1567.868774</text:p>
              </table:table-cell>
              <table:table-cell office:value-type="float" office:value="1584.523193">
                <text:p>1584.523193</text:p>
              </table:table-cell>
              <table:table-cell office:value-type="float" office:value="1568.071289">
                <text:p>1568.071289</text:p>
              </table:table-cell>
              <table:table-cell office:value-type="float" office:value="1579.027588">
                <text:p>1579.02758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568.009399">
                <text:p>1568.009399</text:p>
              </table:table-cell>
              <table:table-cell office:value-type="float" office:value="1578.716553">
                <text:p>1578.716553</text:p>
              </table:table-cell>
              <table:table-cell office:value-type="float" office:value="1570.101318">
                <text:p>1570.101318</text:p>
              </table:table-cell>
              <table:table-cell office:value-type="float" office:value="1578.130981">
                <text:p>1578.130981</text:p>
              </table:table-cell>
            </table:table-row>
            <table:table-row>
              <table:table-cell office:value-type="float" office:value="144.2">
                <text:p>144.2</text:p>
              </table:table-cell>
              <table:table-cell office:value-type="float" office:value="1567.397339">
                <text:p>1567.397339</text:p>
              </table:table-cell>
              <table:table-cell office:value-type="float" office:value="1579.335327">
                <text:p>1579.335327</text:p>
              </table:table-cell>
              <table:table-cell office:value-type="float" office:value="1567.895752">
                <text:p>1567.895752</text:p>
              </table:table-cell>
              <table:table-cell office:value-type="float" office:value="1576.060547">
                <text:p>1576.060547</text:p>
              </table:table-cell>
            </table:table-row>
            <table:table-row>
              <table:table-cell office:value-type="float" office:value="144.4">
                <text:p>144.4</text:p>
              </table:table-cell>
              <table:table-cell office:value-type="float" office:value="1563.440308">
                <text:p>1563.440308</text:p>
              </table:table-cell>
              <table:table-cell office:value-type="float" office:value="1578.786255">
                <text:p>1578.786255</text:p>
              </table:table-cell>
              <table:table-cell office:value-type="float" office:value="1568.676758">
                <text:p>1568.676758</text:p>
              </table:table-cell>
              <table:table-cell office:value-type="float" office:value="1575.248779">
                <text:p>1575.248779</text:p>
              </table:table-cell>
            </table:table-row>
            <table:table-row>
              <table:table-cell office:value-type="float" office:value="144.6">
                <text:p>144.6</text:p>
              </table:table-cell>
              <table:table-cell office:value-type="float" office:value="1565.227295">
                <text:p>1565.227295</text:p>
              </table:table-cell>
              <table:table-cell office:value-type="float" office:value="1578.246704">
                <text:p>1578.246704</text:p>
              </table:table-cell>
              <table:table-cell office:value-type="float" office:value="1565.006348">
                <text:p>1565.006348</text:p>
              </table:table-cell>
              <table:table-cell office:value-type="float" office:value="1575.049438">
                <text:p>1575.049438</text:p>
              </table:table-cell>
            </table:table-row>
            <table:table-row>
              <table:table-cell office:value-type="float" office:value="144.8">
                <text:p>144.8</text:p>
              </table:table-cell>
              <table:table-cell office:value-type="float" office:value="1563.782837">
                <text:p>1563.782837</text:p>
              </table:table-cell>
              <table:table-cell office:value-type="float" office:value="1577.461548">
                <text:p>1577.461548</text:p>
              </table:table-cell>
              <table:table-cell office:value-type="float" office:value="1567.107666">
                <text:p>1567.107666</text:p>
              </table:table-cell>
              <table:table-cell office:value-type="float" office:value="1575.91748">
                <text:p>1575.9174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564.534058">
                <text:p>1564.534058</text:p>
              </table:table-cell>
              <table:table-cell office:value-type="float" office:value="1575.18335">
                <text:p>1575.18335</text:p>
              </table:table-cell>
              <table:table-cell office:value-type="float" office:value="1568.297729">
                <text:p>1568.297729</text:p>
              </table:table-cell>
              <table:table-cell office:value-type="float" office:value="1572.944092">
                <text:p>1572.944092</text:p>
              </table:table-cell>
            </table:table-row>
            <table:table-row>
              <table:table-cell office:value-type="float" office:value="145.2">
                <text:p>145.2</text:p>
              </table:table-cell>
              <table:table-cell office:value-type="float" office:value="1562.667358">
                <text:p>1562.667358</text:p>
              </table:table-cell>
              <table:table-cell office:value-type="float" office:value="1576.270752">
                <text:p>1576.270752</text:p>
              </table:table-cell>
              <table:table-cell office:value-type="float" office:value="1564.554565">
                <text:p>1564.554565</text:p>
              </table:table-cell>
              <table:table-cell office:value-type="float" office:value="1574.67334">
                <text:p>1574.67334</text:p>
              </table:table-cell>
            </table:table-row>
            <table:table-row>
              <table:table-cell office:value-type="float" office:value="145.4">
                <text:p>145.4</text:p>
              </table:table-cell>
              <table:table-cell office:value-type="float" office:value="1563.953735">
                <text:p>1563.953735</text:p>
              </table:table-cell>
              <table:table-cell office:value-type="float" office:value="1574.615967">
                <text:p>1574.615967</text:p>
              </table:table-cell>
              <table:table-cell office:value-type="float" office:value="1565.769897">
                <text:p>1565.769897</text:p>
              </table:table-cell>
              <table:table-cell office:value-type="float" office:value="1572.747437">
                <text:p>1572.747437</text:p>
              </table:table-cell>
            </table:table-row>
            <table:table-row>
              <table:table-cell office:value-type="float" office:value="145.6">
                <text:p>145.6</text:p>
              </table:table-cell>
              <table:table-cell office:value-type="float" office:value="1567.063354">
                <text:p>1567.063354</text:p>
              </table:table-cell>
              <table:table-cell office:value-type="float" office:value="1573.109619">
                <text:p>1573.109619</text:p>
              </table:table-cell>
              <table:table-cell office:value-type="float" office:value="1567.751465">
                <text:p>1567.751465</text:p>
              </table:table-cell>
              <table:table-cell office:value-type="float" office:value="1570.51001">
                <text:p>1570.51001</text:p>
              </table:table-cell>
            </table:table-row>
            <table:table-row>
              <table:table-cell office:value-type="float" office:value="145.8">
                <text:p>145.8</text:p>
              </table:table-cell>
              <table:table-cell office:value-type="float" office:value="1564.9823">
                <text:p>1564.9823</text:p>
              </table:table-cell>
              <table:table-cell office:value-type="float" office:value="1571.792603">
                <text:p>1571.792603</text:p>
              </table:table-cell>
              <table:table-cell office:value-type="float" office:value="1566.365479">
                <text:p>1566.365479</text:p>
              </table:table-cell>
              <table:table-cell office:value-type="float" office:value="1569.885498">
                <text:p>1569.88549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566.509888">
                <text:p>1566.509888</text:p>
              </table:table-cell>
              <table:table-cell office:value-type="float" office:value="1572.27417">
                <text:p>1572.27417</text:p>
              </table:table-cell>
              <table:table-cell office:value-type="float" office:value="1564.336914">
                <text:p>1564.336914</text:p>
              </table:table-cell>
              <table:table-cell office:value-type="float" office:value="1575.038086">
                <text:p>1575.038086</text:p>
              </table:table-cell>
            </table:table-row>
            <table:table-row>
              <table:table-cell office:value-type="float" office:value="146.2">
                <text:p>146.2</text:p>
              </table:table-cell>
              <table:table-cell office:value-type="float" office:value="1566.878174">
                <text:p>1566.878174</text:p>
              </table:table-cell>
              <table:table-cell office:value-type="float" office:value="1569.353516">
                <text:p>1569.353516</text:p>
              </table:table-cell>
              <table:table-cell office:value-type="float" office:value="1567.233643">
                <text:p>1567.233643</text:p>
              </table:table-cell>
              <table:table-cell office:value-type="float" office:value="1567.743896">
                <text:p>1567.743896</text:p>
              </table:table-cell>
            </table:table-row>
            <table:table-row>
              <table:table-cell office:value-type="float" office:value="146.4">
                <text:p>146.4</text:p>
              </table:table-cell>
              <table:table-cell office:value-type="float" office:value="1561.302856">
                <text:p>1561.302856</text:p>
              </table:table-cell>
              <table:table-cell office:value-type="float" office:value="1574.023193">
                <text:p>1574.023193</text:p>
              </table:table-cell>
              <table:table-cell office:value-type="float" office:value="1561.834473">
                <text:p>1561.834473</text:p>
              </table:table-cell>
              <table:table-cell office:value-type="float" office:value="1572.455566">
                <text:p>1572.455566</text:p>
              </table:table-cell>
            </table:table-row>
            <table:table-row>
              <table:table-cell office:value-type="float" office:value="146.6">
                <text:p>146.6</text:p>
              </table:table-cell>
              <table:table-cell office:value-type="float" office:value="1565.265869">
                <text:p>1565.265869</text:p>
              </table:table-cell>
              <table:table-cell office:value-type="float" office:value="1567.373535">
                <text:p>1567.373535</text:p>
              </table:table-cell>
              <table:table-cell office:value-type="float" office:value="1567.207642">
                <text:p>1567.207642</text:p>
              </table:table-cell>
              <table:table-cell office:value-type="float" office:value="1566.674194">
                <text:p>1566.674194</text:p>
              </table:table-cell>
            </table:table-row>
            <table:table-row>
              <table:table-cell office:value-type="float" office:value="146.8">
                <text:p>146.8</text:p>
              </table:table-cell>
              <table:table-cell office:value-type="float" office:value="1593.620605">
                <text:p>1593.620605</text:p>
              </table:table-cell>
              <table:table-cell office:value-type="float" office:value="1605.408813">
                <text:p>1605.408813</text:p>
              </table:table-cell>
              <table:table-cell office:value-type="float" office:value="1548.349365">
                <text:p>1548.349365</text:p>
              </table:table-cell>
              <table:table-cell office:value-type="float" office:value="1515.063354">
                <text:p>1515.06335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597.188965">
                <text:p>1597.188965</text:p>
              </table:table-cell>
              <table:table-cell office:value-type="float" office:value="1638.44043">
                <text:p>1638.44043</text:p>
              </table:table-cell>
              <table:table-cell office:value-type="float" office:value="1535.481445">
                <text:p>1535.481445</text:p>
              </table:table-cell>
              <table:table-cell office:value-type="float" office:value="1507.739136">
                <text:p>1507.739136</text:p>
              </table:table-cell>
            </table:table-row>
            <table:table-row>
              <table:table-cell office:value-type="float" office:value="147.2">
                <text:p>147.2</text:p>
              </table:table-cell>
              <table:table-cell office:value-type="float" office:value="1607.459473">
                <text:p>1607.459473</text:p>
              </table:table-cell>
              <table:table-cell office:value-type="float" office:value="1647.371582">
                <text:p>1647.371582</text:p>
              </table:table-cell>
              <table:table-cell office:value-type="float" office:value="1540.620239">
                <text:p>1540.620239</text:p>
              </table:table-cell>
              <table:table-cell office:value-type="float" office:value="1530.717041">
                <text:p>1530.717041</text:p>
              </table:table-cell>
            </table:table-row>
            <table:table-row>
              <table:table-cell office:value-type="float" office:value="147.4">
                <text:p>147.4</text:p>
              </table:table-cell>
              <table:table-cell office:value-type="float" office:value="1633.653442">
                <text:p>1633.653442</text:p>
              </table:table-cell>
              <table:table-cell office:value-type="float" office:value="1624.533203">
                <text:p>1624.533203</text:p>
              </table:table-cell>
              <table:table-cell office:value-type="float" office:value="1547.073608">
                <text:p>1547.073608</text:p>
              </table:table-cell>
              <table:table-cell office:value-type="float" office:value="1545.904541">
                <text:p>1545.904541</text:p>
              </table:table-cell>
            </table:table-row>
            <table:table-row>
              <table:table-cell office:value-type="float" office:value="147.6">
                <text:p>147.6</text:p>
              </table:table-cell>
              <table:table-cell office:value-type="float" office:value="1636.479492">
                <text:p>1636.479492</text:p>
              </table:table-cell>
              <table:table-cell office:value-type="float" office:value="1639.872681">
                <text:p>1639.872681</text:p>
              </table:table-cell>
              <table:table-cell office:value-type="float" office:value="1568.734253">
                <text:p>1568.734253</text:p>
              </table:table-cell>
              <table:table-cell office:value-type="float" office:value="1552.498535">
                <text:p>1552.498535</text:p>
              </table:table-cell>
            </table:table-row>
            <table:table-row>
              <table:table-cell office:value-type="float" office:value="147.8">
                <text:p>147.8</text:p>
              </table:table-cell>
              <table:table-cell office:value-type="float" office:value="1642.377808">
                <text:p>1642.377808</text:p>
              </table:table-cell>
              <table:table-cell office:value-type="float" office:value="1652.054688">
                <text:p>1652.054688</text:p>
              </table:table-cell>
              <table:table-cell office:value-type="float" office:value="1578.165527">
                <text:p>1578.165527</text:p>
              </table:table-cell>
              <table:table-cell office:value-type="float" office:value="1564.979736">
                <text:p>1564.97973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639.496094">
                <text:p>1639.496094</text:p>
              </table:table-cell>
              <table:table-cell office:value-type="float" office:value="1672.377808">
                <text:p>1672.377808</text:p>
              </table:table-cell>
              <table:table-cell office:value-type="float" office:value="1598.97644">
                <text:p>1598.97644</text:p>
              </table:table-cell>
              <table:table-cell office:value-type="float" office:value="1592.251831">
                <text:p>1592.251831</text:p>
              </table:table-cell>
            </table:table-row>
            <table:table-row>
              <table:table-cell office:value-type="float" office:value="148.2">
                <text:p>148.2</text:p>
              </table:table-cell>
              <table:table-cell office:value-type="float" office:value="1649.409546">
                <text:p>1649.409546</text:p>
              </table:table-cell>
              <table:table-cell office:value-type="float" office:value="1675.044922">
                <text:p>1675.044922</text:p>
              </table:table-cell>
              <table:table-cell office:value-type="float" office:value="1612.145142">
                <text:p>1612.145142</text:p>
              </table:table-cell>
              <table:table-cell office:value-type="float" office:value="1601.645752">
                <text:p>1601.645752</text:p>
              </table:table-cell>
            </table:table-row>
            <table:table-row>
              <table:table-cell office:value-type="float" office:value="148.4">
                <text:p>148.4</text:p>
              </table:table-cell>
              <table:table-cell office:value-type="float" office:value="1660.865967">
                <text:p>1660.865967</text:p>
              </table:table-cell>
              <table:table-cell office:value-type="float" office:value="1714.112305">
                <text:p>1714.112305</text:p>
              </table:table-cell>
              <table:table-cell office:value-type="float" office:value="1622.745728">
                <text:p>1622.745728</text:p>
              </table:table-cell>
              <table:table-cell office:value-type="float" office:value="1636.413574">
                <text:p>1636.413574</text:p>
              </table:table-cell>
            </table:table-row>
            <table:table-row>
              <table:table-cell office:value-type="float" office:value="148.6">
                <text:p>148.6</text:p>
              </table:table-cell>
              <table:table-cell office:value-type="float" office:value="1684.667358">
                <text:p>1684.667358</text:p>
              </table:table-cell>
              <table:table-cell office:value-type="float" office:value="1701.249756">
                <text:p>1701.249756</text:p>
              </table:table-cell>
              <table:table-cell office:value-type="float" office:value="1658.287354">
                <text:p>1658.287354</text:p>
              </table:table-cell>
              <table:table-cell office:value-type="float" office:value="1645.900391">
                <text:p>1645.900391</text:p>
              </table:table-cell>
            </table:table-row>
            <table:table-row>
              <table:table-cell office:value-type="float" office:value="148.8">
                <text:p>148.8</text:p>
              </table:table-cell>
              <table:table-cell office:value-type="float" office:value="1691.017212">
                <text:p>1691.017212</text:p>
              </table:table-cell>
              <table:table-cell office:value-type="float" office:value="1751.724731">
                <text:p>1751.724731</text:p>
              </table:table-cell>
              <table:table-cell office:value-type="float" office:value="1672.648438">
                <text:p>1672.648438</text:p>
              </table:table-cell>
              <table:table-cell office:value-type="float" office:value="1696.302124">
                <text:p>1696.30212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681.365356">
                <text:p>1681.365356</text:p>
              </table:table-cell>
              <table:table-cell office:value-type="float" office:value="1743.979492">
                <text:p>1743.979492</text:p>
              </table:table-cell>
              <table:table-cell office:value-type="float" office:value="1714.314209">
                <text:p>1714.314209</text:p>
              </table:table-cell>
              <table:table-cell office:value-type="float" office:value="1752.966797">
                <text:p>1752.966797</text:p>
              </table:table-cell>
            </table:table-row>
            <table:table-row>
              <table:table-cell office:value-type="float" office:value="149.2">
                <text:p>149.2</text:p>
              </table:table-cell>
              <table:table-cell office:value-type="float" office:value="1719.254639">
                <text:p>1719.254639</text:p>
              </table:table-cell>
              <table:table-cell office:value-type="float" office:value="1769.616577">
                <text:p>1769.616577</text:p>
              </table:table-cell>
              <table:table-cell office:value-type="float" office:value="1744.454712">
                <text:p>1744.454712</text:p>
              </table:table-cell>
              <table:table-cell office:value-type="float" office:value="1772.808594">
                <text:p>1772.808594</text:p>
              </table:table-cell>
            </table:table-row>
            <table:table-row>
              <table:table-cell office:value-type="float" office:value="149.4">
                <text:p>149.4</text:p>
              </table:table-cell>
              <table:table-cell office:value-type="float" office:value="1743.207275">
                <text:p>1743.207275</text:p>
              </table:table-cell>
              <table:table-cell office:value-type="float" office:value="1797.733887">
                <text:p>1797.733887</text:p>
              </table:table-cell>
              <table:table-cell office:value-type="float" office:value="1760.455688">
                <text:p>1760.455688</text:p>
              </table:table-cell>
              <table:table-cell office:value-type="float" office:value="1798.134277">
                <text:p>1798.134277</text:p>
              </table:table-cell>
            </table:table-row>
            <table:table-row>
              <table:table-cell office:value-type="float" office:value="149.6">
                <text:p>149.6</text:p>
              </table:table-cell>
              <table:table-cell office:value-type="float" office:value="1767.550903">
                <text:p>1767.550903</text:p>
              </table:table-cell>
              <table:table-cell office:value-type="float" office:value="1848.553711">
                <text:p>1848.553711</text:p>
              </table:table-cell>
              <table:table-cell office:value-type="float" office:value="1778.355225">
                <text:p>1778.355225</text:p>
              </table:table-cell>
              <table:table-cell office:value-type="float" office:value="1849.346313">
                <text:p>1849.346313</text:p>
              </table:table-cell>
            </table:table-row>
            <table:table-row>
              <table:table-cell office:value-type="float" office:value="149.8">
                <text:p>149.8</text:p>
              </table:table-cell>
              <table:table-cell office:value-type="float" office:value="1791.952148">
                <text:p>1791.952148</text:p>
              </table:table-cell>
              <table:table-cell office:value-type="float" office:value="1881.775024">
                <text:p>1881.775024</text:p>
              </table:table-cell>
              <table:table-cell office:value-type="float" office:value="1803.442993">
                <text:p>1803.442993</text:p>
              </table:table-cell>
              <table:table-cell office:value-type="float" office:value="1880.407471">
                <text:p>1880.4074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10.681152">
                <text:p>1810.681152</text:p>
              </table:table-cell>
              <table:table-cell office:value-type="float" office:value="1911.737793">
                <text:p>1911.737793</text:p>
              </table:table-cell>
              <table:table-cell office:value-type="float" office:value="1822.353882">
                <text:p>1822.353882</text:p>
              </table:table-cell>
              <table:table-cell office:value-type="float" office:value="1905.78479">
                <text:p>1905.78479</text:p>
              </table:table-cell>
            </table:table-row>
            <table:table-row>
              <table:table-cell office:value-type="float" office:value="150.2">
                <text:p>150.2</text:p>
              </table:table-cell>
              <table:table-cell office:value-type="float" office:value="1816.942017">
                <text:p>1816.942017</text:p>
              </table:table-cell>
              <table:table-cell office:value-type="float" office:value="1910.620361">
                <text:p>1910.620361</text:p>
              </table:table-cell>
              <table:table-cell office:value-type="float" office:value="1825.337036">
                <text:p>1825.337036</text:p>
              </table:table-cell>
              <table:table-cell office:value-type="float" office:value="1912.415649">
                <text:p>1912.415649</text:p>
              </table:table-cell>
            </table:table-row>
            <table:table-row>
              <table:table-cell office:value-type="float" office:value="150.4">
                <text:p>150.4</text:p>
              </table:table-cell>
              <table:table-cell office:value-type="float" office:value="1838.509644">
                <text:p>1838.509644</text:p>
              </table:table-cell>
              <table:table-cell office:value-type="float" office:value="1932.732544">
                <text:p>1932.732544</text:p>
              </table:table-cell>
              <table:table-cell office:value-type="float" office:value="1848.125122">
                <text:p>1848.125122</text:p>
              </table:table-cell>
              <table:table-cell office:value-type="float" office:value="1943.040405">
                <text:p>1943.040405</text:p>
              </table:table-cell>
            </table:table-row>
            <table:table-row>
              <table:table-cell office:value-type="float" office:value="150.6">
                <text:p>150.6</text:p>
              </table:table-cell>
              <table:table-cell office:value-type="float" office:value="1826.148926">
                <text:p>1826.148926</text:p>
              </table:table-cell>
              <table:table-cell office:value-type="float" office:value="1917.556885">
                <text:p>1917.556885</text:p>
              </table:table-cell>
              <table:table-cell office:value-type="float" office:value="1834.731689">
                <text:p>1834.731689</text:p>
              </table:table-cell>
              <table:table-cell office:value-type="float" office:value="1926.052979">
                <text:p>1926.052979</text:p>
              </table:table-cell>
            </table:table-row>
            <table:table-row>
              <table:table-cell office:value-type="float" office:value="150.8">
                <text:p>150.8</text:p>
              </table:table-cell>
              <table:table-cell office:value-type="float" office:value="1798.337891">
                <text:p>1798.337891</text:p>
              </table:table-cell>
              <table:table-cell office:value-type="float" office:value="1939.737061">
                <text:p>1939.737061</text:p>
              </table:table-cell>
              <table:table-cell office:value-type="float" office:value="1815.515625">
                <text:p>1815.515625</text:p>
              </table:table-cell>
              <table:table-cell office:value-type="float" office:value="1940.190552">
                <text:p>1940.19055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793.282593">
                <text:p>1793.282593</text:p>
              </table:table-cell>
              <table:table-cell office:value-type="float" office:value="1917.766602">
                <text:p>1917.766602</text:p>
              </table:table-cell>
              <table:table-cell office:value-type="float" office:value="1810.9729">
                <text:p>1810.9729</text:p>
              </table:table-cell>
              <table:table-cell office:value-type="float" office:value="1912.504639">
                <text:p>1912.504639</text:p>
              </table:table-cell>
            </table:table-row>
            <table:table-row>
              <table:table-cell office:value-type="float" office:value="151.2">
                <text:p>151.2</text:p>
              </table:table-cell>
              <table:table-cell office:value-type="float" office:value="1807.478394">
                <text:p>1807.478394</text:p>
              </table:table-cell>
              <table:table-cell office:value-type="float" office:value="1928.208496">
                <text:p>1928.208496</text:p>
              </table:table-cell>
              <table:table-cell office:value-type="float" office:value="1822.332397">
                <text:p>1822.332397</text:p>
              </table:table-cell>
              <table:table-cell office:value-type="float" office:value="1921.577026">
                <text:p>1921.577026</text:p>
              </table:table-cell>
            </table:table-row>
            <table:table-row>
              <table:table-cell office:value-type="float" office:value="151.4">
                <text:p>151.4</text:p>
              </table:table-cell>
              <table:table-cell office:value-type="float" office:value="1817.753784">
                <text:p>1817.753784</text:p>
              </table:table-cell>
              <table:table-cell office:value-type="float" office:value="1911.187866">
                <text:p>1911.187866</text:p>
              </table:table-cell>
              <table:table-cell office:value-type="float" office:value="1832.250488">
                <text:p>1832.250488</text:p>
              </table:table-cell>
              <table:table-cell office:value-type="float" office:value="1909.155762">
                <text:p>1909.155762</text:p>
              </table:table-cell>
            </table:table-row>
            <table:table-row>
              <table:table-cell office:value-type="float" office:value="151.6">
                <text:p>151.6</text:p>
              </table:table-cell>
              <table:table-cell office:value-type="float" office:value="1808.036377">
                <text:p>1808.036377</text:p>
              </table:table-cell>
              <table:table-cell office:value-type="float" office:value="1946.814819">
                <text:p>1946.814819</text:p>
              </table:table-cell>
              <table:table-cell office:value-type="float" office:value="1823.496582">
                <text:p>1823.496582</text:p>
              </table:table-cell>
              <table:table-cell office:value-type="float" office:value="1946.5">
                <text:p>1946.5</text:p>
              </table:table-cell>
            </table:table-row>
            <table:table-row>
              <table:table-cell office:value-type="float" office:value="151.8">
                <text:p>151.8</text:p>
              </table:table-cell>
              <table:table-cell office:value-type="float" office:value="1815.49292">
                <text:p>1815.49292</text:p>
              </table:table-cell>
              <table:table-cell office:value-type="float" office:value="1933.728027">
                <text:p>1933.728027</text:p>
              </table:table-cell>
              <table:table-cell office:value-type="float" office:value="1834.340454">
                <text:p>1834.340454</text:p>
              </table:table-cell>
              <table:table-cell office:value-type="float" office:value="1925.464844">
                <text:p>1925.46484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820.763794">
                <text:p>1820.763794</text:p>
              </table:table-cell>
              <table:table-cell office:value-type="float" office:value="1955.491699">
                <text:p>1955.491699</text:p>
              </table:table-cell>
              <table:table-cell office:value-type="float" office:value="1834.152588">
                <text:p>1834.152588</text:p>
              </table:table-cell>
              <table:table-cell office:value-type="float" office:value="1951.977051">
                <text:p>1951.977051</text:p>
              </table:table-cell>
            </table:table-row>
            <table:table-row>
              <table:table-cell office:value-type="float" office:value="152.2">
                <text:p>152.2</text:p>
              </table:table-cell>
              <table:table-cell office:value-type="float" office:value="1813.235229">
                <text:p>1813.235229</text:p>
              </table:table-cell>
              <table:table-cell office:value-type="float" office:value="1962.291138">
                <text:p>1962.291138</text:p>
              </table:table-cell>
              <table:table-cell office:value-type="float" office:value="1827.072266">
                <text:p>1827.072266</text:p>
              </table:table-cell>
              <table:table-cell office:value-type="float" office:value="1957.345459">
                <text:p>1957.345459</text:p>
              </table:table-cell>
            </table:table-row>
            <table:table-row>
              <table:table-cell office:value-type="float" office:value="152.4">
                <text:p>152.4</text:p>
              </table:table-cell>
              <table:table-cell office:value-type="float" office:value="1818.356445">
                <text:p>1818.356445</text:p>
              </table:table-cell>
              <table:table-cell office:value-type="float" office:value="1931.643433">
                <text:p>1931.643433</text:p>
              </table:table-cell>
              <table:table-cell office:value-type="float" office:value="1834.516113">
                <text:p>1834.516113</text:p>
              </table:table-cell>
              <table:table-cell office:value-type="float" office:value="1926.502197">
                <text:p>1926.502197</text:p>
              </table:table-cell>
            </table:table-row>
            <table:table-row>
              <table:table-cell office:value-type="float" office:value="152.6">
                <text:p>152.6</text:p>
              </table:table-cell>
              <table:table-cell office:value-type="float" office:value="1825.67688">
                <text:p>1825.67688</text:p>
              </table:table-cell>
              <table:table-cell office:value-type="float" office:value="1934.290283">
                <text:p>1934.290283</text:p>
              </table:table-cell>
              <table:table-cell office:value-type="float" office:value="1841.683228">
                <text:p>1841.683228</text:p>
              </table:table-cell>
              <table:table-cell office:value-type="float" office:value="1930.261719">
                <text:p>1930.261719</text:p>
              </table:table-cell>
            </table:table-row>
            <table:table-row>
              <table:table-cell office:value-type="float" office:value="152.8">
                <text:p>152.8</text:p>
              </table:table-cell>
              <table:table-cell office:value-type="float" office:value="1820.490845">
                <text:p>1820.490845</text:p>
              </table:table-cell>
              <table:table-cell office:value-type="float" office:value="1939.481201">
                <text:p>1939.481201</text:p>
              </table:table-cell>
              <table:table-cell office:value-type="float" office:value="1837.799316">
                <text:p>1837.799316</text:p>
              </table:table-cell>
              <table:table-cell office:value-type="float" office:value="1936.629761">
                <text:p>1936.62976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823.164429">
                <text:p>1823.164429</text:p>
              </table:table-cell>
              <table:table-cell office:value-type="float" office:value="1934.032349">
                <text:p>1934.032349</text:p>
              </table:table-cell>
              <table:table-cell office:value-type="float" office:value="1840.975342">
                <text:p>1840.975342</text:p>
              </table:table-cell>
              <table:table-cell office:value-type="float" office:value="1932.06897">
                <text:p>1932.06897</text:p>
              </table:table-cell>
            </table:table-row>
            <table:table-row>
              <table:table-cell office:value-type="float" office:value="153.2">
                <text:p>153.2</text:p>
              </table:table-cell>
              <table:table-cell office:value-type="float" office:value="1827.506348">
                <text:p>1827.506348</text:p>
              </table:table-cell>
              <table:table-cell office:value-type="float" office:value="1950.502686">
                <text:p>1950.502686</text:p>
              </table:table-cell>
              <table:table-cell office:value-type="float" office:value="1844.440796">
                <text:p>1844.440796</text:p>
              </table:table-cell>
              <table:table-cell office:value-type="float" office:value="1946.68042">
                <text:p>1946.68042</text:p>
              </table:table-cell>
            </table:table-row>
            <table:table-row>
              <table:table-cell office:value-type="float" office:value="153.4">
                <text:p>153.4</text:p>
              </table:table-cell>
              <table:table-cell office:value-type="float" office:value="1824.27063">
                <text:p>1824.27063</text:p>
              </table:table-cell>
              <table:table-cell office:value-type="float" office:value="1969.309082">
                <text:p>1969.309082</text:p>
              </table:table-cell>
              <table:table-cell office:value-type="float" office:value="1836.999146">
                <text:p>1836.999146</text:p>
              </table:table-cell>
              <table:table-cell office:value-type="float" office:value="1964.162598">
                <text:p>1964.162598</text:p>
              </table:table-cell>
            </table:table-row>
            <table:table-row>
              <table:table-cell office:value-type="float" office:value="153.6">
                <text:p>153.6</text:p>
              </table:table-cell>
              <table:table-cell office:value-type="float" office:value="1824.789062">
                <text:p>1824.789062</text:p>
              </table:table-cell>
              <table:table-cell office:value-type="float" office:value="1945.753296">
                <text:p>1945.753296</text:p>
              </table:table-cell>
              <table:table-cell office:value-type="float" office:value="1845.627441">
                <text:p>1845.627441</text:p>
              </table:table-cell>
              <table:table-cell office:value-type="float" office:value="1940.995117">
                <text:p>1940.995117</text:p>
              </table:table-cell>
            </table:table-row>
            <table:table-row>
              <table:table-cell office:value-type="float" office:value="153.8">
                <text:p>153.8</text:p>
              </table:table-cell>
              <table:table-cell office:value-type="float" office:value="1832.075562">
                <text:p>1832.075562</text:p>
              </table:table-cell>
              <table:table-cell office:value-type="float" office:value="1963.239502">
                <text:p>1963.239502</text:p>
              </table:table-cell>
              <table:table-cell office:value-type="float" office:value="1848.315186">
                <text:p>1848.315186</text:p>
              </table:table-cell>
              <table:table-cell office:value-type="float" office:value="1954.69751">
                <text:p>1954.6975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831.425171">
                <text:p>1831.425171</text:p>
              </table:table-cell>
              <table:table-cell office:value-type="float" office:value="1961.304199">
                <text:p>1961.304199</text:p>
              </table:table-cell>
              <table:table-cell office:value-type="float" office:value="1845.005859">
                <text:p>1845.005859</text:p>
              </table:table-cell>
              <table:table-cell office:value-type="float" office:value="1959.493774">
                <text:p>1959.493774</text:p>
              </table:table-cell>
            </table:table-row>
            <table:table-row>
              <table:table-cell office:value-type="float" office:value="154.2">
                <text:p>154.2</text:p>
              </table:table-cell>
              <table:table-cell office:value-type="float" office:value="1837.203857">
                <text:p>1837.203857</text:p>
              </table:table-cell>
              <table:table-cell office:value-type="float" office:value="1956.730469">
                <text:p>1956.730469</text:p>
              </table:table-cell>
              <table:table-cell office:value-type="float" office:value="1853.334839">
                <text:p>1853.334839</text:p>
              </table:table-cell>
              <table:table-cell office:value-type="float" office:value="1953.593262">
                <text:p>1953.593262</text:p>
              </table:table-cell>
            </table:table-row>
            <table:table-row>
              <table:table-cell office:value-type="float" office:value="154.4">
                <text:p>154.4</text:p>
              </table:table-cell>
              <table:table-cell office:value-type="float" office:value="1834.534912">
                <text:p>1834.534912</text:p>
              </table:table-cell>
              <table:table-cell office:value-type="float" office:value="1958.508057">
                <text:p>1958.508057</text:p>
              </table:table-cell>
              <table:table-cell office:value-type="float" office:value="1849.292969">
                <text:p>1849.292969</text:p>
              </table:table-cell>
              <table:table-cell office:value-type="float" office:value="1953.805908">
                <text:p>1953.805908</text:p>
              </table:table-cell>
            </table:table-row>
            <table:table-row>
              <table:table-cell office:value-type="float" office:value="154.6">
                <text:p>154.6</text:p>
              </table:table-cell>
              <table:table-cell office:value-type="float" office:value="1827.754517">
                <text:p>1827.754517</text:p>
              </table:table-cell>
              <table:table-cell office:value-type="float" office:value="1965.952148">
                <text:p>1965.952148</text:p>
              </table:table-cell>
              <table:table-cell office:value-type="float" office:value="1847.106934">
                <text:p>1847.106934</text:p>
              </table:table-cell>
              <table:table-cell office:value-type="float" office:value="1960.751953">
                <text:p>1960.751953</text:p>
              </table:table-cell>
            </table:table-row>
            <table:table-row>
              <table:table-cell office:value-type="float" office:value="154.8">
                <text:p>154.8</text:p>
              </table:table-cell>
              <table:table-cell office:value-type="float" office:value="1844.272095">
                <text:p>1844.272095</text:p>
              </table:table-cell>
              <table:table-cell office:value-type="float" office:value="1974.180786">
                <text:p>1974.180786</text:p>
              </table:table-cell>
              <table:table-cell office:value-type="float" office:value="1862.230347">
                <text:p>1862.230347</text:p>
              </table:table-cell>
              <table:table-cell office:value-type="float" office:value="1963.815186">
                <text:p>1963.81518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840.532471">
                <text:p>1840.532471</text:p>
              </table:table-cell>
              <table:table-cell office:value-type="float" office:value="1970.406006">
                <text:p>1970.406006</text:p>
              </table:table-cell>
              <table:table-cell office:value-type="float" office:value="1857.568115">
                <text:p>1857.568115</text:p>
              </table:table-cell>
              <table:table-cell office:value-type="float" office:value="1965.525391">
                <text:p>1965.525391</text:p>
              </table:table-cell>
            </table:table-row>
            <table:table-row>
              <table:table-cell office:value-type="float" office:value="155.2">
                <text:p>155.2</text:p>
              </table:table-cell>
              <table:table-cell office:value-type="float" office:value="1835.256592">
                <text:p>1835.256592</text:p>
              </table:table-cell>
              <table:table-cell office:value-type="float" office:value="1971.899414">
                <text:p>1971.899414</text:p>
              </table:table-cell>
              <table:table-cell office:value-type="float" office:value="1852.359497">
                <text:p>1852.359497</text:p>
              </table:table-cell>
              <table:table-cell office:value-type="float" office:value="1968.359985">
                <text:p>1968.359985</text:p>
              </table:table-cell>
            </table:table-row>
            <table:table-row>
              <table:table-cell office:value-type="float" office:value="155.4">
                <text:p>155.4</text:p>
              </table:table-cell>
              <table:table-cell office:value-type="float" office:value="1843.940063">
                <text:p>1843.940063</text:p>
              </table:table-cell>
              <table:table-cell office:value-type="float" office:value="1963.454102">
                <text:p>1963.454102</text:p>
              </table:table-cell>
              <table:table-cell office:value-type="float" office:value="1863.213623">
                <text:p>1863.213623</text:p>
              </table:table-cell>
              <table:table-cell office:value-type="float" office:value="1956.692505">
                <text:p>1956.692505</text:p>
              </table:table-cell>
            </table:table-row>
            <table:table-row>
              <table:table-cell office:value-type="float" office:value="155.6">
                <text:p>155.6</text:p>
              </table:table-cell>
              <table:table-cell office:value-type="float" office:value="1832.651367">
                <text:p>1832.651367</text:p>
              </table:table-cell>
              <table:table-cell office:value-type="float" office:value="1959.287109">
                <text:p>1959.287109</text:p>
              </table:table-cell>
              <table:table-cell office:value-type="float" office:value="1855.317383">
                <text:p>1855.317383</text:p>
              </table:table-cell>
              <table:table-cell office:value-type="float" office:value="1950.872559">
                <text:p>1950.872559</text:p>
              </table:table-cell>
            </table:table-row>
            <table:table-row>
              <table:table-cell office:value-type="float" office:value="155.8">
                <text:p>155.8</text:p>
              </table:table-cell>
              <table:table-cell office:value-type="float" office:value="1832.930908">
                <text:p>1832.930908</text:p>
              </table:table-cell>
              <table:table-cell office:value-type="float" office:value="1970.992065">
                <text:p>1970.992065</text:p>
              </table:table-cell>
              <table:table-cell office:value-type="float" office:value="1849.512695">
                <text:p>1849.512695</text:p>
              </table:table-cell>
              <table:table-cell office:value-type="float" office:value="1966.401611">
                <text:p>1966.40161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848.083618">
                <text:p>1848.083618</text:p>
              </table:table-cell>
              <table:table-cell office:value-type="float" office:value="1967.704834">
                <text:p>1967.704834</text:p>
              </table:table-cell>
              <table:table-cell office:value-type="float" office:value="1867.558228">
                <text:p>1867.558228</text:p>
              </table:table-cell>
              <table:table-cell office:value-type="float" office:value="1962.156616">
                <text:p>1962.156616</text:p>
              </table:table-cell>
            </table:table-row>
            <table:table-row>
              <table:table-cell office:value-type="float" office:value="156.2">
                <text:p>156.2</text:p>
              </table:table-cell>
              <table:table-cell office:value-type="float" office:value="1844.300293">
                <text:p>1844.300293</text:p>
              </table:table-cell>
              <table:table-cell office:value-type="float" office:value="1984.489502">
                <text:p>1984.489502</text:p>
              </table:table-cell>
              <table:table-cell office:value-type="float" office:value="1860.418701">
                <text:p>1860.418701</text:p>
              </table:table-cell>
              <table:table-cell office:value-type="float" office:value="1979.369263">
                <text:p>1979.369263</text:p>
              </table:table-cell>
            </table:table-row>
            <table:table-row>
              <table:table-cell office:value-type="float" office:value="156.4">
                <text:p>156.4</text:p>
              </table:table-cell>
              <table:table-cell office:value-type="float" office:value="1844.434814">
                <text:p>1844.434814</text:p>
              </table:table-cell>
              <table:table-cell office:value-type="float" office:value="1973.846558">
                <text:p>1973.846558</text:p>
              </table:table-cell>
              <table:table-cell office:value-type="float" office:value="1865.481567">
                <text:p>1865.481567</text:p>
              </table:table-cell>
              <table:table-cell office:value-type="float" office:value="1968.543457">
                <text:p>1968.543457</text:p>
              </table:table-cell>
            </table:table-row>
            <table:table-row>
              <table:table-cell office:value-type="float" office:value="156.6">
                <text:p>156.6</text:p>
              </table:table-cell>
              <table:table-cell office:value-type="float" office:value="1849.851074">
                <text:p>1849.851074</text:p>
              </table:table-cell>
              <table:table-cell office:value-type="float" office:value="1957.486572">
                <text:p>1957.486572</text:p>
              </table:table-cell>
              <table:table-cell office:value-type="float" office:value="1872.4646">
                <text:p>1872.4646</text:p>
              </table:table-cell>
              <table:table-cell office:value-type="float" office:value="1951.094116">
                <text:p>1951.094116</text:p>
              </table:table-cell>
            </table:table-row>
            <table:table-row>
              <table:table-cell office:value-type="float" office:value="156.8">
                <text:p>156.8</text:p>
              </table:table-cell>
              <table:table-cell office:value-type="float" office:value="1851.94873">
                <text:p>1851.94873</text:p>
              </table:table-cell>
              <table:table-cell office:value-type="float" office:value="1995.536133">
                <text:p>1995.536133</text:p>
              </table:table-cell>
              <table:table-cell office:value-type="float" office:value="1869.397949">
                <text:p>1869.397949</text:p>
              </table:table-cell>
              <table:table-cell office:value-type="float" office:value="1987.881836">
                <text:p>1987.88183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849.018677">
                <text:p>1849.018677</text:p>
              </table:table-cell>
              <table:table-cell office:value-type="float" office:value="1986.145508">
                <text:p>1986.145508</text:p>
              </table:table-cell>
              <table:table-cell office:value-type="float" office:value="1867.398682">
                <text:p>1867.398682</text:p>
              </table:table-cell>
              <table:table-cell office:value-type="float" office:value="1983.586914">
                <text:p>1983.586914</text:p>
              </table:table-cell>
            </table:table-row>
            <table:table-row>
              <table:table-cell office:value-type="float" office:value="157.2">
                <text:p>157.2</text:p>
              </table:table-cell>
              <table:table-cell office:value-type="float" office:value="1860.648438">
                <text:p>1860.648438</text:p>
              </table:table-cell>
              <table:table-cell office:value-type="float" office:value="1975.193848">
                <text:p>1975.193848</text:p>
              </table:table-cell>
              <table:table-cell office:value-type="float" office:value="1880.522095">
                <text:p>1880.522095</text:p>
              </table:table-cell>
              <table:table-cell office:value-type="float" office:value="1968.508545">
                <text:p>1968.508545</text:p>
              </table:table-cell>
            </table:table-row>
            <table:table-row>
              <table:table-cell office:value-type="float" office:value="157.4">
                <text:p>157.4</text:p>
              </table:table-cell>
              <table:table-cell office:value-type="float" office:value="1852.759399">
                <text:p>1852.759399</text:p>
              </table:table-cell>
              <table:table-cell office:value-type="float" office:value="1977.965942">
                <text:p>1977.965942</text:p>
              </table:table-cell>
              <table:table-cell office:value-type="float" office:value="1874.798218">
                <text:p>1874.798218</text:p>
              </table:table-cell>
              <table:table-cell office:value-type="float" office:value="1967.915039">
                <text:p>1967.915039</text:p>
              </table:table-cell>
            </table:table-row>
            <table:table-row>
              <table:table-cell office:value-type="float" office:value="157.6">
                <text:p>157.6</text:p>
              </table:table-cell>
              <table:table-cell office:value-type="float" office:value="1845.49353">
                <text:p>1845.49353</text:p>
              </table:table-cell>
              <table:table-cell office:value-type="float" office:value="1997.214233">
                <text:p>1997.214233</text:p>
              </table:table-cell>
              <table:table-cell office:value-type="float" office:value="1860.428955">
                <text:p>1860.428955</text:p>
              </table:table-cell>
              <table:table-cell office:value-type="float" office:value="1992.11438">
                <text:p>1992.11438</text:p>
              </table:table-cell>
            </table:table-row>
            <table:table-row>
              <table:table-cell office:value-type="float" office:value="157.8">
                <text:p>157.8</text:p>
              </table:table-cell>
              <table:table-cell office:value-type="float" office:value="1860.996338">
                <text:p>1860.996338</text:p>
              </table:table-cell>
              <table:table-cell office:value-type="float" office:value="1985.587524">
                <text:p>1985.587524</text:p>
              </table:table-cell>
              <table:table-cell office:value-type="float" office:value="1880.999512">
                <text:p>1880.999512</text:p>
              </table:table-cell>
              <table:table-cell office:value-type="float" office:value="1977.471436">
                <text:p>1977.47143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860.844849">
                <text:p>1860.844849</text:p>
              </table:table-cell>
              <table:table-cell office:value-type="float" office:value="1986.671509">
                <text:p>1986.671509</text:p>
              </table:table-cell>
              <table:table-cell office:value-type="float" office:value="1881.910034">
                <text:p>1881.910034</text:p>
              </table:table-cell>
              <table:table-cell office:value-type="float" office:value="1975.1604">
                <text:p>1975.1604</text:p>
              </table:table-cell>
            </table:table-row>
            <table:table-row>
              <table:table-cell office:value-type="float" office:value="158.2">
                <text:p>158.2</text:p>
              </table:table-cell>
              <table:table-cell office:value-type="float" office:value="1855.721558">
                <text:p>1855.721558</text:p>
              </table:table-cell>
              <table:table-cell office:value-type="float" office:value="1996.471558">
                <text:p>1996.471558</text:p>
              </table:table-cell>
              <table:table-cell office:value-type="float" office:value="1873.973267">
                <text:p>1873.973267</text:p>
              </table:table-cell>
              <table:table-cell office:value-type="float" office:value="1990.67749">
                <text:p>1990.67749</text:p>
              </table:table-cell>
            </table:table-row>
            <table:table-row>
              <table:table-cell office:value-type="float" office:value="158.4">
                <text:p>158.4</text:p>
              </table:table-cell>
              <table:table-cell office:value-type="float" office:value="1857.360229">
                <text:p>1857.360229</text:p>
              </table:table-cell>
              <table:table-cell office:value-type="float" office:value="1996.251953">
                <text:p>1996.251953</text:p>
              </table:table-cell>
              <table:table-cell office:value-type="float" office:value="1877.867065">
                <text:p>1877.867065</text:p>
              </table:table-cell>
              <table:table-cell office:value-type="float" office:value="1988.978271">
                <text:p>1988.978271</text:p>
              </table:table-cell>
            </table:table-row>
            <table:table-row>
              <table:table-cell office:value-type="float" office:value="158.6">
                <text:p>158.6</text:p>
              </table:table-cell>
              <table:table-cell office:value-type="float" office:value="1861.278931">
                <text:p>1861.278931</text:p>
              </table:table-cell>
              <table:table-cell office:value-type="float" office:value="1996.814087">
                <text:p>1996.814087</text:p>
              </table:table-cell>
              <table:table-cell office:value-type="float" office:value="1877.716309">
                <text:p>1877.716309</text:p>
              </table:table-cell>
              <table:table-cell office:value-type="float" office:value="1991.625">
                <text:p>1991.625</text:p>
              </table:table-cell>
            </table:table-row>
            <table:table-row>
              <table:table-cell office:value-type="float" office:value="158.8">
                <text:p>158.8</text:p>
              </table:table-cell>
              <table:table-cell office:value-type="float" office:value="1844.477295">
                <text:p>1844.477295</text:p>
              </table:table-cell>
              <table:table-cell office:value-type="float" office:value="1996.690918">
                <text:p>1996.690918</text:p>
              </table:table-cell>
              <table:table-cell office:value-type="float" office:value="1859.78772">
                <text:p>1859.78772</text:p>
              </table:table-cell>
              <table:table-cell office:value-type="float" office:value="1993.063477">
                <text:p>1993.06347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854.512085">
                <text:p>1854.512085</text:p>
              </table:table-cell>
              <table:table-cell office:value-type="float" office:value="1996.112305">
                <text:p>1996.112305</text:p>
              </table:table-cell>
              <table:table-cell office:value-type="float" office:value="1873.819336">
                <text:p>1873.819336</text:p>
              </table:table-cell>
              <table:table-cell office:value-type="float" office:value="1990.530884">
                <text:p>1990.530884</text:p>
              </table:table-cell>
            </table:table-row>
            <table:table-row>
              <table:table-cell office:value-type="float" office:value="159.2">
                <text:p>159.2</text:p>
              </table:table-cell>
              <table:table-cell office:value-type="float" office:value="1861.79248">
                <text:p>1861.79248</text:p>
              </table:table-cell>
              <table:table-cell office:value-type="float" office:value="1996.723267">
                <text:p>1996.723267</text:p>
              </table:table-cell>
              <table:table-cell office:value-type="float" office:value="1881.78894">
                <text:p>1881.78894</text:p>
              </table:table-cell>
              <table:table-cell office:value-type="float" office:value="1988.295898">
                <text:p>1988.295898</text:p>
              </table:table-cell>
            </table:table-row>
            <table:table-row>
              <table:table-cell office:value-type="float" office:value="159.4">
                <text:p>159.4</text:p>
              </table:table-cell>
              <table:table-cell office:value-type="float" office:value="1859.600342">
                <text:p>1859.600342</text:p>
              </table:table-cell>
              <table:table-cell office:value-type="float" office:value="1996.24353">
                <text:p>1996.24353</text:p>
              </table:table-cell>
              <table:table-cell office:value-type="float" office:value="1877.544678">
                <text:p>1877.544678</text:p>
              </table:table-cell>
              <table:table-cell office:value-type="float" office:value="1991.561768">
                <text:p>1991.561768</text:p>
              </table:table-cell>
            </table:table-row>
            <table:table-row>
              <table:table-cell office:value-type="float" office:value="159.6">
                <text:p>159.6</text:p>
              </table:table-cell>
              <table:table-cell office:value-type="float" office:value="1852.103516">
                <text:p>1852.103516</text:p>
              </table:table-cell>
              <table:table-cell office:value-type="float" office:value="1997.541992">
                <text:p>1997.541992</text:p>
              </table:table-cell>
              <table:table-cell office:value-type="float" office:value="1868.317383">
                <text:p>1868.317383</text:p>
              </table:table-cell>
              <table:table-cell office:value-type="float" office:value="1990.006348">
                <text:p>1990.006348</text:p>
              </table:table-cell>
            </table:table-row>
            <table:table-row>
              <table:table-cell office:value-type="float" office:value="159.8">
                <text:p>159.8</text:p>
              </table:table-cell>
              <table:table-cell office:value-type="float" office:value="1859.790894">
                <text:p>1859.790894</text:p>
              </table:table-cell>
              <table:table-cell office:value-type="float" office:value="1995.738892">
                <text:p>1995.738892</text:p>
              </table:table-cell>
              <table:table-cell office:value-type="float" office:value="1880.083008">
                <text:p>1880.083008</text:p>
              </table:table-cell>
              <table:table-cell office:value-type="float" office:value="1990.490845">
                <text:p>1990.4908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60.298096">
                <text:p>1860.298096</text:p>
              </table:table-cell>
              <table:table-cell office:value-type="float" office:value="1996.217041">
                <text:p>1996.217041</text:p>
              </table:table-cell>
              <table:table-cell office:value-type="float" office:value="1880.079468">
                <text:p>1880.079468</text:p>
              </table:table-cell>
              <table:table-cell office:value-type="float" office:value="1989.791748">
                <text:p>1989.791748</text:p>
              </table:table-cell>
            </table:table-row>
            <table:table-row>
              <table:table-cell office:value-type="float" office:value="160.2">
                <text:p>160.2</text:p>
              </table:table-cell>
              <table:table-cell office:value-type="float" office:value="1852.32959">
                <text:p>1852.32959</text:p>
              </table:table-cell>
              <table:table-cell office:value-type="float" office:value="1997.584229">
                <text:p>1997.584229</text:p>
              </table:table-cell>
              <table:table-cell office:value-type="float" office:value="1871.353516">
                <text:p>1871.353516</text:p>
              </table:table-cell>
              <table:table-cell office:value-type="float" office:value="1987.089355">
                <text:p>1987.089355</text:p>
              </table:table-cell>
            </table:table-row>
            <table:table-row>
              <table:table-cell office:value-type="float" office:value="160.4">
                <text:p>160.4</text:p>
              </table:table-cell>
              <table:table-cell office:value-type="float" office:value="1864.43689">
                <text:p>1864.43689</text:p>
              </table:table-cell>
              <table:table-cell office:value-type="float" office:value="1995.403809">
                <text:p>1995.403809</text:p>
              </table:table-cell>
              <table:table-cell office:value-type="float" office:value="1885.170654">
                <text:p>1885.170654</text:p>
              </table:table-cell>
              <table:table-cell office:value-type="float" office:value="1990.897461">
                <text:p>1990.897461</text:p>
              </table:table-cell>
            </table:table-row>
            <table:table-row>
              <table:table-cell office:value-type="float" office:value="160.6">
                <text:p>160.6</text:p>
              </table:table-cell>
              <table:table-cell office:value-type="float" office:value="1854.504639">
                <text:p>1854.504639</text:p>
              </table:table-cell>
              <table:table-cell office:value-type="float" office:value="1996.220825">
                <text:p>1996.220825</text:p>
              </table:table-cell>
              <table:table-cell office:value-type="float" office:value="1872.186279">
                <text:p>1872.186279</text:p>
              </table:table-cell>
              <table:table-cell office:value-type="float" office:value="1991.881958">
                <text:p>1991.881958</text:p>
              </table:table-cell>
            </table:table-row>
            <table:table-row>
              <table:table-cell office:value-type="float" office:value="160.8">
                <text:p>160.8</text:p>
              </table:table-cell>
              <table:table-cell office:value-type="float" office:value="1856.492188">
                <text:p>1856.492188</text:p>
              </table:table-cell>
              <table:table-cell office:value-type="float" office:value="1996.867188">
                <text:p>1996.867188</text:p>
              </table:table-cell>
              <table:table-cell office:value-type="float" office:value="1875.115845">
                <text:p>1875.115845</text:p>
              </table:table-cell>
              <table:table-cell office:value-type="float" office:value="1989.304443">
                <text:p>1989.30444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856.619507">
                <text:p>1856.619507</text:p>
              </table:table-cell>
              <table:table-cell office:value-type="float" office:value="1996.42334">
                <text:p>1996.42334</text:p>
              </table:table-cell>
              <table:table-cell office:value-type="float" office:value="1875.424805">
                <text:p>1875.424805</text:p>
              </table:table-cell>
              <table:table-cell office:value-type="float" office:value="1990.245972">
                <text:p>1990.245972</text:p>
              </table:table-cell>
            </table:table-row>
            <table:table-row>
              <table:table-cell office:value-type="float" office:value="161.2">
                <text:p>161.2</text:p>
              </table:table-cell>
              <table:table-cell office:value-type="float" office:value="1857.320312">
                <text:p>1857.320312</text:p>
              </table:table-cell>
              <table:table-cell office:value-type="float" office:value="1996.82666">
                <text:p>1996.82666</text:p>
              </table:table-cell>
              <table:table-cell office:value-type="float" office:value="1875.19458">
                <text:p>1875.19458</text:p>
              </table:table-cell>
              <table:table-cell office:value-type="float" office:value="1990.15625">
                <text:p>1990.15625</text:p>
              </table:table-cell>
            </table:table-row>
            <table:table-row>
              <table:table-cell office:value-type="float" office:value="161.4">
                <text:p>161.4</text:p>
              </table:table-cell>
              <table:table-cell office:value-type="float" office:value="1850.212646">
                <text:p>1850.212646</text:p>
              </table:table-cell>
              <table:table-cell office:value-type="float" office:value="1996.848633">
                <text:p>1996.848633</text:p>
              </table:table-cell>
              <table:table-cell office:value-type="float" office:value="1865.678345">
                <text:p>1865.678345</text:p>
              </table:table-cell>
              <table:table-cell office:value-type="float" office:value="1992.509155">
                <text:p>1992.509155</text:p>
              </table:table-cell>
            </table:table-row>
            <table:table-row>
              <table:table-cell office:value-type="float" office:value="161.6">
                <text:p>161.6</text:p>
              </table:table-cell>
              <table:table-cell office:value-type="float" office:value="1864.211548">
                <text:p>1864.211548</text:p>
              </table:table-cell>
              <table:table-cell office:value-type="float" office:value="1996.361328">
                <text:p>1996.361328</text:p>
              </table:table-cell>
              <table:table-cell office:value-type="float" office:value="1884.412598">
                <text:p>1884.412598</text:p>
              </table:table-cell>
              <table:table-cell office:value-type="float" office:value="1989.00708">
                <text:p>1989.00708</text:p>
              </table:table-cell>
            </table:table-row>
            <table:table-row>
              <table:table-cell office:value-type="float" office:value="161.8">
                <text:p>161.8</text:p>
              </table:table-cell>
              <table:table-cell office:value-type="float" office:value="1850.151001">
                <text:p>1850.151001</text:p>
              </table:table-cell>
              <table:table-cell office:value-type="float" office:value="1997.022339">
                <text:p>1997.022339</text:p>
              </table:table-cell>
              <table:table-cell office:value-type="float" office:value="1868.202637">
                <text:p>1868.202637</text:p>
              </table:table-cell>
              <table:table-cell office:value-type="float" office:value="1989.483521">
                <text:p>1989.48352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856.958374">
                <text:p>1856.958374</text:p>
              </table:table-cell>
              <table:table-cell office:value-type="float" office:value="1995.527588">
                <text:p>1995.527588</text:p>
              </table:table-cell>
              <table:table-cell office:value-type="float" office:value="1879.097046">
                <text:p>1879.097046</text:p>
              </table:table-cell>
              <table:table-cell office:value-type="float" office:value="1989.179321">
                <text:p>1989.179321</text:p>
              </table:table-cell>
            </table:table-row>
            <table:table-row>
              <table:table-cell office:value-type="float" office:value="162.2">
                <text:p>162.2</text:p>
              </table:table-cell>
              <table:table-cell office:value-type="float" office:value="1854.225464">
                <text:p>1854.225464</text:p>
              </table:table-cell>
              <table:table-cell office:value-type="float" office:value="1997.279785">
                <text:p>1997.279785</text:p>
              </table:table-cell>
              <table:table-cell office:value-type="float" office:value="1875.709595">
                <text:p>1875.709595</text:p>
              </table:table-cell>
              <table:table-cell office:value-type="float" office:value="1985.399414">
                <text:p>1985.399414</text:p>
              </table:table-cell>
            </table:table-row>
            <table:table-row>
              <table:table-cell office:value-type="float" office:value="162.4">
                <text:p>162.4</text:p>
              </table:table-cell>
              <table:table-cell office:value-type="float" office:value="1849.658325">
                <text:p>1849.658325</text:p>
              </table:table-cell>
              <table:table-cell office:value-type="float" office:value="1996.117188">
                <text:p>1996.117188</text:p>
              </table:table-cell>
              <table:table-cell office:value-type="float" office:value="1870.352417">
                <text:p>1870.352417</text:p>
              </table:table-cell>
              <table:table-cell office:value-type="float" office:value="1989.13208">
                <text:p>1989.13208</text:p>
              </table:table-cell>
            </table:table-row>
            <table:table-row>
              <table:table-cell office:value-type="float" office:value="162.6">
                <text:p>162.6</text:p>
              </table:table-cell>
              <table:table-cell office:value-type="float" office:value="1856.937256">
                <text:p>1856.937256</text:p>
              </table:table-cell>
              <table:table-cell office:value-type="float" office:value="1996.802246">
                <text:p>1996.802246</text:p>
              </table:table-cell>
              <table:table-cell office:value-type="float" office:value="1874.511719">
                <text:p>1874.511719</text:p>
              </table:table-cell>
              <table:table-cell office:value-type="float" office:value="1990.517822">
                <text:p>1990.517822</text:p>
              </table:table-cell>
            </table:table-row>
            <table:table-row>
              <table:table-cell office:value-type="float" office:value="162.8">
                <text:p>162.8</text:p>
              </table:table-cell>
              <table:table-cell office:value-type="float" office:value="1857.3479">
                <text:p>1857.3479</text:p>
              </table:table-cell>
              <table:table-cell office:value-type="float" office:value="1996.787231">
                <text:p>1996.787231</text:p>
              </table:table-cell>
              <table:table-cell office:value-type="float" office:value="1875.712646">
                <text:p>1875.712646</text:p>
              </table:table-cell>
              <table:table-cell office:value-type="float" office:value="1989.765869">
                <text:p>1989.76586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865.469238">
                <text:p>1865.469238</text:p>
              </table:table-cell>
              <table:table-cell office:value-type="float" office:value="1996.530762">
                <text:p>1996.530762</text:p>
              </table:table-cell>
              <table:table-cell office:value-type="float" office:value="1884.226318">
                <text:p>1884.226318</text:p>
              </table:table-cell>
              <table:table-cell office:value-type="float" office:value="1990.022339">
                <text:p>1990.022339</text:p>
              </table:table-cell>
            </table:table-row>
            <table:table-row>
              <table:table-cell office:value-type="float" office:value="163.2">
                <text:p>163.2</text:p>
              </table:table-cell>
              <table:table-cell office:value-type="float" office:value="1862.996216">
                <text:p>1862.996216</text:p>
              </table:table-cell>
              <table:table-cell office:value-type="float" office:value="1996.468994">
                <text:p>1996.468994</text:p>
              </table:table-cell>
              <table:table-cell office:value-type="float" office:value="1879.923462">
                <text:p>1879.923462</text:p>
              </table:table-cell>
              <table:table-cell office:value-type="float" office:value="1992.008423">
                <text:p>1992.008423</text:p>
              </table:table-cell>
            </table:table-row>
            <table:table-row>
              <table:table-cell office:value-type="float" office:value="163.4">
                <text:p>163.4</text:p>
              </table:table-cell>
              <table:table-cell office:value-type="float" office:value="1852.942505">
                <text:p>1852.942505</text:p>
              </table:table-cell>
              <table:table-cell office:value-type="float" office:value="1997.415039">
                <text:p>1997.415039</text:p>
              </table:table-cell>
              <table:table-cell office:value-type="float" office:value="1871.233154">
                <text:p>1871.233154</text:p>
              </table:table-cell>
              <table:table-cell office:value-type="float" office:value="1988.250732">
                <text:p>1988.250732</text:p>
              </table:table-cell>
            </table:table-row>
            <table:table-row>
              <table:table-cell office:value-type="float" office:value="163.6">
                <text:p>163.6</text:p>
              </table:table-cell>
              <table:table-cell office:value-type="float" office:value="1855.44104">
                <text:p>1855.44104</text:p>
              </table:table-cell>
              <table:table-cell office:value-type="float" office:value="1998.749268">
                <text:p>1998.749268</text:p>
              </table:table-cell>
              <table:table-cell office:value-type="float" office:value="1871.774658">
                <text:p>1871.774658</text:p>
              </table:table-cell>
              <table:table-cell office:value-type="float" office:value="1986.831299">
                <text:p>1986.831299</text:p>
              </table:table-cell>
            </table:table-row>
            <table:table-row>
              <table:table-cell office:value-type="float" office:value="163.8">
                <text:p>163.8</text:p>
              </table:table-cell>
              <table:table-cell office:value-type="float" office:value="1866.47644">
                <text:p>1866.47644</text:p>
              </table:table-cell>
              <table:table-cell office:value-type="float" office:value="1996.388916">
                <text:p>1996.388916</text:p>
              </table:table-cell>
              <table:table-cell office:value-type="float" office:value="1884.528198">
                <text:p>1884.528198</text:p>
              </table:table-cell>
              <table:table-cell office:value-type="float" office:value="1991.086426">
                <text:p>1991.08642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857.663818">
                <text:p>1857.663818</text:p>
              </table:table-cell>
              <table:table-cell office:value-type="float" office:value="1996.679199">
                <text:p>1996.679199</text:p>
              </table:table-cell>
              <table:table-cell office:value-type="float" office:value="1879.526611">
                <text:p>1879.526611</text:p>
              </table:table-cell>
              <table:table-cell office:value-type="float" office:value="1986.540894">
                <text:p>1986.540894</text:p>
              </table:table-cell>
            </table:table-row>
            <table:table-row>
              <table:table-cell office:value-type="float" office:value="164.2">
                <text:p>164.2</text:p>
              </table:table-cell>
              <table:table-cell office:value-type="float" office:value="1860.313721">
                <text:p>1860.313721</text:p>
              </table:table-cell>
              <table:table-cell office:value-type="float" office:value="1996.193604">
                <text:p>1996.193604</text:p>
              </table:table-cell>
              <table:table-cell office:value-type="float" office:value="1878.769653">
                <text:p>1878.769653</text:p>
              </table:table-cell>
              <table:table-cell office:value-type="float" office:value="1991.17627">
                <text:p>1991.17627</text:p>
              </table:table-cell>
            </table:table-row>
            <table:table-row>
              <table:table-cell office:value-type="float" office:value="164.4">
                <text:p>164.4</text:p>
              </table:table-cell>
              <table:table-cell office:value-type="float" office:value="1859.953735">
                <text:p>1859.953735</text:p>
              </table:table-cell>
              <table:table-cell office:value-type="float" office:value="1996.975952">
                <text:p>1996.975952</text:p>
              </table:table-cell>
              <table:table-cell office:value-type="float" office:value="1876.589355">
                <text:p>1876.589355</text:p>
              </table:table-cell>
              <table:table-cell office:value-type="float" office:value="1991.01709">
                <text:p>1991.01709</text:p>
              </table:table-cell>
            </table:table-row>
            <table:table-row>
              <table:table-cell office:value-type="float" office:value="164.6">
                <text:p>164.6</text:p>
              </table:table-cell>
              <table:table-cell office:value-type="float" office:value="1853.898193">
                <text:p>1853.898193</text:p>
              </table:table-cell>
              <table:table-cell office:value-type="float" office:value="1996.192139">
                <text:p>1996.192139</text:p>
              </table:table-cell>
              <table:table-cell office:value-type="float" office:value="1872.954346">
                <text:p>1872.954346</text:p>
              </table:table-cell>
              <table:table-cell office:value-type="float" office:value="1990.579834">
                <text:p>1990.579834</text:p>
              </table:table-cell>
            </table:table-row>
            <table:table-row>
              <table:table-cell office:value-type="float" office:value="164.8">
                <text:p>164.8</text:p>
              </table:table-cell>
              <table:table-cell office:value-type="float" office:value="1860.53772">
                <text:p>1860.53772</text:p>
              </table:table-cell>
              <table:table-cell office:value-type="float" office:value="1996.653198">
                <text:p>1996.653198</text:p>
              </table:table-cell>
              <table:table-cell office:value-type="float" office:value="1877.838745">
                <text:p>1877.838745</text:p>
              </table:table-cell>
              <table:table-cell office:value-type="float" office:value="1991.168457">
                <text:p>1991.16845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857.373535">
                <text:p>1857.373535</text:p>
              </table:table-cell>
              <table:table-cell office:value-type="float" office:value="1995.827393">
                <text:p>1995.827393</text:p>
              </table:table-cell>
              <table:table-cell office:value-type="float" office:value="1875.13501">
                <text:p>1875.13501</text:p>
              </table:table-cell>
              <table:table-cell office:value-type="float" office:value="1992.797852">
                <text:p>1992.797852</text:p>
              </table:table-cell>
            </table:table-row>
            <table:table-row>
              <table:table-cell office:value-type="float" office:value="165.2">
                <text:p>165.2</text:p>
              </table:table-cell>
              <table:table-cell office:value-type="float" office:value="1853.71875">
                <text:p>1853.71875</text:p>
              </table:table-cell>
              <table:table-cell office:value-type="float" office:value="1996.94165">
                <text:p>1996.94165</text:p>
              </table:table-cell>
              <table:table-cell office:value-type="float" office:value="1876.070312">
                <text:p>1876.070312</text:p>
              </table:table-cell>
              <table:table-cell office:value-type="float" office:value="1985.387817">
                <text:p>1985.387817</text:p>
              </table:table-cell>
            </table:table-row>
            <table:table-row>
              <table:table-cell office:value-type="float" office:value="165.4">
                <text:p>165.4</text:p>
              </table:table-cell>
              <table:table-cell office:value-type="float" office:value="1859.985596">
                <text:p>1859.985596</text:p>
              </table:table-cell>
              <table:table-cell office:value-type="float" office:value="1995.734253">
                <text:p>1995.734253</text:p>
              </table:table-cell>
              <table:table-cell office:value-type="float" office:value="1881.353149">
                <text:p>1881.353149</text:p>
              </table:table-cell>
              <table:table-cell office:value-type="float" office:value="1989.427368">
                <text:p>1989.427368</text:p>
              </table:table-cell>
            </table:table-row>
            <table:table-row>
              <table:table-cell office:value-type="float" office:value="165.6">
                <text:p>165.6</text:p>
              </table:table-cell>
              <table:table-cell office:value-type="float" office:value="1861.82373">
                <text:p>1861.82373</text:p>
              </table:table-cell>
              <table:table-cell office:value-type="float" office:value="1996.369507">
                <text:p>1996.369507</text:p>
              </table:table-cell>
              <table:table-cell office:value-type="float" office:value="1879.546753">
                <text:p>1879.546753</text:p>
              </table:table-cell>
              <table:table-cell office:value-type="float" office:value="1991.464233">
                <text:p>1991.464233</text:p>
              </table:table-cell>
            </table:table-row>
            <table:table-row>
              <table:table-cell office:value-type="float" office:value="165.8">
                <text:p>165.8</text:p>
              </table:table-cell>
              <table:table-cell office:value-type="float" office:value="1859.950439">
                <text:p>1859.950439</text:p>
              </table:table-cell>
              <table:table-cell office:value-type="float" office:value="1995.802002">
                <text:p>1995.802002</text:p>
              </table:table-cell>
              <table:table-cell office:value-type="float" office:value="1877.169922">
                <text:p>1877.169922</text:p>
              </table:table-cell>
              <table:table-cell office:value-type="float" office:value="1993.404175">
                <text:p>1993.40417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854.769775">
                <text:p>1854.769775</text:p>
              </table:table-cell>
              <table:table-cell office:value-type="float" office:value="1996.603882">
                <text:p>1996.603882</text:p>
              </table:table-cell>
              <table:table-cell office:value-type="float" office:value="1872.516602">
                <text:p>1872.516602</text:p>
              </table:table-cell>
              <table:table-cell office:value-type="float" office:value="1990.847656">
                <text:p>1990.847656</text:p>
              </table:table-cell>
            </table:table-row>
            <table:table-row>
              <table:table-cell office:value-type="float" office:value="166.2">
                <text:p>166.2</text:p>
              </table:table-cell>
              <table:table-cell office:value-type="float" office:value="1861.602539">
                <text:p>1861.602539</text:p>
              </table:table-cell>
              <table:table-cell office:value-type="float" office:value="1995.419556">
                <text:p>1995.419556</text:p>
              </table:table-cell>
              <table:table-cell office:value-type="float" office:value="1881.734985">
                <text:p>1881.734985</text:p>
              </table:table-cell>
              <table:table-cell office:value-type="float" office:value="1991.459106">
                <text:p>1991.459106</text:p>
              </table:table-cell>
            </table:table-row>
            <table:table-row>
              <table:table-cell office:value-type="float" office:value="166.4">
                <text:p>166.4</text:p>
              </table:table-cell>
              <table:table-cell office:value-type="float" office:value="1857.454468">
                <text:p>1857.454468</text:p>
              </table:table-cell>
              <table:table-cell office:value-type="float" office:value="1996.336914">
                <text:p>1996.336914</text:p>
              </table:table-cell>
              <table:table-cell office:value-type="float" office:value="1873.237061">
                <text:p>1873.237061</text:p>
              </table:table-cell>
              <table:table-cell office:value-type="float" office:value="1993.487305">
                <text:p>1993.487305</text:p>
              </table:table-cell>
            </table:table-row>
            <table:table-row>
              <table:table-cell office:value-type="float" office:value="166.6">
                <text:p>166.6</text:p>
              </table:table-cell>
              <table:table-cell office:value-type="float" office:value="1857.02478">
                <text:p>1857.02478</text:p>
              </table:table-cell>
              <table:table-cell office:value-type="float" office:value="1997.133789">
                <text:p>1997.133789</text:p>
              </table:table-cell>
              <table:table-cell office:value-type="float" office:value="1876.194824">
                <text:p>1876.194824</text:p>
              </table:table-cell>
              <table:table-cell office:value-type="float" office:value="1988.083252">
                <text:p>1988.083252</text:p>
              </table:table-cell>
            </table:table-row>
            <table:table-row>
              <table:table-cell office:value-type="float" office:value="166.8">
                <text:p>166.8</text:p>
              </table:table-cell>
              <table:table-cell office:value-type="float" office:value="1864.865234">
                <text:p>1864.865234</text:p>
              </table:table-cell>
              <table:table-cell office:value-type="float" office:value="1997.553467">
                <text:p>1997.553467</text:p>
              </table:table-cell>
              <table:table-cell office:value-type="float" office:value="1879.687256">
                <text:p>1879.687256</text:p>
              </table:table-cell>
              <table:table-cell office:value-type="float" office:value="1991.369141">
                <text:p>1991.3691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856.526978">
                <text:p>1856.526978</text:p>
              </table:table-cell>
              <table:table-cell office:value-type="float" office:value="1997.041382">
                <text:p>1997.041382</text:p>
              </table:table-cell>
              <table:table-cell office:value-type="float" office:value="1874.241577">
                <text:p>1874.241577</text:p>
              </table:table-cell>
              <table:table-cell office:value-type="float" office:value="1989.772583">
                <text:p>1989.772583</text:p>
              </table:table-cell>
            </table:table-row>
            <table:table-row>
              <table:table-cell office:value-type="float" office:value="167.2">
                <text:p>167.2</text:p>
              </table:table-cell>
              <table:table-cell office:value-type="float" office:value="1859.769897">
                <text:p>1859.769897</text:p>
              </table:table-cell>
              <table:table-cell office:value-type="float" office:value="1996.120117">
                <text:p>1996.120117</text:p>
              </table:table-cell>
              <table:table-cell office:value-type="float" office:value="1880.023193">
                <text:p>1880.023193</text:p>
              </table:table-cell>
              <table:table-cell office:value-type="float" office:value="1989.565063">
                <text:p>1989.565063</text:p>
              </table:table-cell>
            </table:table-row>
            <table:table-row>
              <table:table-cell office:value-type="float" office:value="167.4">
                <text:p>167.4</text:p>
              </table:table-cell>
              <table:table-cell office:value-type="float" office:value="1863.922363">
                <text:p>1863.922363</text:p>
              </table:table-cell>
              <table:table-cell office:value-type="float" office:value="1996.905029">
                <text:p>1996.905029</text:p>
              </table:table-cell>
              <table:table-cell office:value-type="float" office:value="1881.860474">
                <text:p>1881.860474</text:p>
              </table:table-cell>
              <table:table-cell office:value-type="float" office:value="1989.894043">
                <text:p>1989.894043</text:p>
              </table:table-cell>
            </table:table-row>
            <table:table-row>
              <table:table-cell office:value-type="float" office:value="167.6">
                <text:p>167.6</text:p>
              </table:table-cell>
              <table:table-cell office:value-type="float" office:value="1855.066162">
                <text:p>1855.066162</text:p>
              </table:table-cell>
              <table:table-cell office:value-type="float" office:value="1997.281738">
                <text:p>1997.281738</text:p>
              </table:table-cell>
              <table:table-cell office:value-type="float" office:value="1872.416504">
                <text:p>1872.416504</text:p>
              </table:table-cell>
              <table:table-cell office:value-type="float" office:value="1989.528564">
                <text:p>1989.528564</text:p>
              </table:table-cell>
            </table:table-row>
            <table:table-row>
              <table:table-cell office:value-type="float" office:value="167.8">
                <text:p>167.8</text:p>
              </table:table-cell>
              <table:table-cell office:value-type="float" office:value="1855.7771">
                <text:p>1855.7771</text:p>
              </table:table-cell>
              <table:table-cell office:value-type="float" office:value="1997.211548">
                <text:p>1997.211548</text:p>
              </table:table-cell>
              <table:table-cell office:value-type="float" office:value="1873.765625">
                <text:p>1873.765625</text:p>
              </table:table-cell>
              <table:table-cell office:value-type="float" office:value="1989.067871">
                <text:p>1989.06787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861.494629">
                <text:p>1861.494629</text:p>
              </table:table-cell>
              <table:table-cell office:value-type="float" office:value="1996.767456">
                <text:p>1996.767456</text:p>
              </table:table-cell>
              <table:table-cell office:value-type="float" office:value="1876.300415">
                <text:p>1876.300415</text:p>
              </table:table-cell>
              <table:table-cell office:value-type="float" office:value="1993.374512">
                <text:p>1993.374512</text:p>
              </table:table-cell>
            </table:table-row>
            <table:table-row>
              <table:table-cell office:value-type="float" office:value="168.2">
                <text:p>168.2</text:p>
              </table:table-cell>
              <table:table-cell office:value-type="float" office:value="1859.860596">
                <text:p>1859.860596</text:p>
              </table:table-cell>
              <table:table-cell office:value-type="float" office:value="1996.541016">
                <text:p>1996.541016</text:p>
              </table:table-cell>
              <table:table-cell office:value-type="float" office:value="1879.293457">
                <text:p>1879.293457</text:p>
              </table:table-cell>
              <table:table-cell office:value-type="float" office:value="1989.320312">
                <text:p>1989.320312</text:p>
              </table:table-cell>
            </table:table-row>
            <table:table-row>
              <table:table-cell office:value-type="float" office:value="168.4">
                <text:p>168.4</text:p>
              </table:table-cell>
              <table:table-cell office:value-type="float" office:value="1862.252808">
                <text:p>1862.252808</text:p>
              </table:table-cell>
              <table:table-cell office:value-type="float" office:value="1996.856079">
                <text:p>1996.856079</text:p>
              </table:table-cell>
              <table:table-cell office:value-type="float" office:value="1880.436035">
                <text:p>1880.436035</text:p>
              </table:table-cell>
              <table:table-cell office:value-type="float" office:value="1989.772827">
                <text:p>1989.772827</text:p>
              </table:table-cell>
            </table:table-row>
            <table:table-row>
              <table:table-cell office:value-type="float" office:value="168.6">
                <text:p>168.6</text:p>
              </table:table-cell>
              <table:table-cell office:value-type="float" office:value="1864.393066">
                <text:p>1864.393066</text:p>
              </table:table-cell>
              <table:table-cell office:value-type="float" office:value="1997.651978">
                <text:p>1997.651978</text:p>
              </table:table-cell>
              <table:table-cell office:value-type="float" office:value="1880.172119">
                <text:p>1880.172119</text:p>
              </table:table-cell>
              <table:table-cell office:value-type="float" office:value="1990.162842">
                <text:p>1990.162842</text:p>
              </table:table-cell>
            </table:table-row>
            <table:table-row>
              <table:table-cell office:value-type="float" office:value="168.8">
                <text:p>168.8</text:p>
              </table:table-cell>
              <table:table-cell office:value-type="float" office:value="1854.487549">
                <text:p>1854.487549</text:p>
              </table:table-cell>
              <table:table-cell office:value-type="float" office:value="1996.239624">
                <text:p>1996.239624</text:p>
              </table:table-cell>
              <table:table-cell office:value-type="float" office:value="1873.985107">
                <text:p>1873.985107</text:p>
              </table:table-cell>
              <table:table-cell office:value-type="float" office:value="1990.018311">
                <text:p>1990.01831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858.967773">
                <text:p>1858.967773</text:p>
              </table:table-cell>
              <table:table-cell office:value-type="float" office:value="1996.504028">
                <text:p>1996.504028</text:p>
              </table:table-cell>
              <table:table-cell office:value-type="float" office:value="1880.299072">
                <text:p>1880.299072</text:p>
              </table:table-cell>
              <table:table-cell office:value-type="float" office:value="1987.515747">
                <text:p>1987.515747</text:p>
              </table:table-cell>
            </table:table-row>
            <table:table-row>
              <table:table-cell office:value-type="float" office:value="169.2">
                <text:p>169.2</text:p>
              </table:table-cell>
              <table:table-cell office:value-type="float" office:value="1854.766968">
                <text:p>1854.766968</text:p>
              </table:table-cell>
              <table:table-cell office:value-type="float" office:value="1997.443115">
                <text:p>1997.443115</text:p>
              </table:table-cell>
              <table:table-cell office:value-type="float" office:value="1876.185059">
                <text:p>1876.185059</text:p>
              </table:table-cell>
              <table:table-cell office:value-type="float" office:value="1985.052246">
                <text:p>1985.052246</text:p>
              </table:table-cell>
            </table:table-row>
            <table:table-row>
              <table:table-cell office:value-type="float" office:value="169.4">
                <text:p>169.4</text:p>
              </table:table-cell>
              <table:table-cell office:value-type="float" office:value="1846.00293">
                <text:p>1846.00293</text:p>
              </table:table-cell>
              <table:table-cell office:value-type="float" office:value="1978.107666">
                <text:p>1978.107666</text:p>
              </table:table-cell>
              <table:table-cell office:value-type="float" office:value="1856.601685">
                <text:p>1856.601685</text:p>
              </table:table-cell>
              <table:table-cell office:value-type="float" office:value="1979.89917">
                <text:p>1979.89917</text:p>
              </table:table-cell>
            </table:table-row>
            <table:table-row>
              <table:table-cell office:value-type="float" office:value="169.6">
                <text:p>169.6</text:p>
              </table:table-cell>
              <table:table-cell office:value-type="float" office:value="1798.455322">
                <text:p>1798.455322</text:p>
              </table:table-cell>
              <table:table-cell office:value-type="float" office:value="1940.190186">
                <text:p>1940.190186</text:p>
              </table:table-cell>
              <table:table-cell office:value-type="float" office:value="1811.612671">
                <text:p>1811.612671</text:p>
              </table:table-cell>
              <table:table-cell office:value-type="float" office:value="1952.782349">
                <text:p>1952.782349</text:p>
              </table:table-cell>
            </table:table-row>
            <table:table-row>
              <table:table-cell office:value-type="float" office:value="169.8">
                <text:p>169.8</text:p>
              </table:table-cell>
              <table:table-cell office:value-type="float" office:value="1770.61853">
                <text:p>1770.61853</text:p>
              </table:table-cell>
              <table:table-cell office:value-type="float" office:value="1912.671631">
                <text:p>1912.671631</text:p>
              </table:table-cell>
              <table:table-cell office:value-type="float" office:value="1782.075073">
                <text:p>1782.075073</text:p>
              </table:table-cell>
              <table:table-cell office:value-type="float" office:value="1912.076904">
                <text:p>1912.07690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43.847656">
                <text:p>1743.847656</text:p>
              </table:table-cell>
              <table:table-cell office:value-type="float" office:value="1887.175171">
                <text:p>1887.175171</text:p>
              </table:table-cell>
              <table:table-cell office:value-type="float" office:value="1757.99292">
                <text:p>1757.99292</text:p>
              </table:table-cell>
              <table:table-cell office:value-type="float" office:value="1882.971558">
                <text:p>1882.971558</text:p>
              </table:table-cell>
            </table:table-row>
            <table:table-row>
              <table:table-cell office:value-type="float" office:value="170.2">
                <text:p>170.2</text:p>
              </table:table-cell>
              <table:table-cell office:value-type="float" office:value="1722.686157">
                <text:p>1722.686157</text:p>
              </table:table-cell>
              <table:table-cell office:value-type="float" office:value="1861.873535">
                <text:p>1861.873535</text:p>
              </table:table-cell>
              <table:table-cell office:value-type="float" office:value="1734.190552">
                <text:p>1734.190552</text:p>
              </table:table-cell>
              <table:table-cell office:value-type="float" office:value="1861.725464">
                <text:p>1861.725464</text:p>
              </table:table-cell>
            </table:table-row>
            <table:table-row>
              <table:table-cell office:value-type="float" office:value="170.4">
                <text:p>170.4</text:p>
              </table:table-cell>
              <table:table-cell office:value-type="float" office:value="1702.871338">
                <text:p>1702.871338</text:p>
              </table:table-cell>
              <table:table-cell office:value-type="float" office:value="1831.523438">
                <text:p>1831.523438</text:p>
              </table:table-cell>
              <table:table-cell office:value-type="float" office:value="1720.654297">
                <text:p>1720.654297</text:p>
              </table:table-cell>
              <table:table-cell office:value-type="float" office:value="1827.211426">
                <text:p>1827.211426</text:p>
              </table:table-cell>
            </table:table-row>
            <table:table-row>
              <table:table-cell office:value-type="float" office:value="170.6">
                <text:p>170.6</text:p>
              </table:table-cell>
              <table:table-cell office:value-type="float" office:value="1687.335205">
                <text:p>1687.335205</text:p>
              </table:table-cell>
              <table:table-cell office:value-type="float" office:value="1807.240845">
                <text:p>1807.240845</text:p>
              </table:table-cell>
              <table:table-cell office:value-type="float" office:value="1697.066772">
                <text:p>1697.066772</text:p>
              </table:table-cell>
              <table:table-cell office:value-type="float" office:value="1807.372314">
                <text:p>1807.372314</text:p>
              </table:table-cell>
            </table:table-row>
            <table:table-row>
              <table:table-cell office:value-type="float" office:value="170.8">
                <text:p>170.8</text:p>
              </table:table-cell>
              <table:table-cell office:value-type="float" office:value="1668.75708">
                <text:p>1668.75708</text:p>
              </table:table-cell>
              <table:table-cell office:value-type="float" office:value="1796.571777">
                <text:p>1796.571777</text:p>
              </table:table-cell>
              <table:table-cell office:value-type="float" office:value="1687.279907">
                <text:p>1687.279907</text:p>
              </table:table-cell>
              <table:table-cell office:value-type="float" office:value="1784.548584">
                <text:p>1784.54858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663.949463">
                <text:p>1663.949463</text:p>
              </table:table-cell>
              <table:table-cell office:value-type="float" office:value="1770.888306">
                <text:p>1770.888306</text:p>
              </table:table-cell>
              <table:table-cell office:value-type="float" office:value="1668.209106">
                <text:p>1668.209106</text:p>
              </table:table-cell>
              <table:table-cell office:value-type="float" office:value="1763.472534">
                <text:p>1763.472534</text:p>
              </table:table-cell>
            </table:table-row>
            <table:table-row>
              <table:table-cell office:value-type="float" office:value="171.2">
                <text:p>171.2</text:p>
              </table:table-cell>
              <table:table-cell office:value-type="float" office:value="1654.898315">
                <text:p>1654.898315</text:p>
              </table:table-cell>
              <table:table-cell office:value-type="float" office:value="1747.834717">
                <text:p>1747.834717</text:p>
              </table:table-cell>
              <table:table-cell office:value-type="float" office:value="1664.997681">
                <text:p>1664.997681</text:p>
              </table:table-cell>
              <table:table-cell office:value-type="float" office:value="1755.7146">
                <text:p>1755.7146</text:p>
              </table:table-cell>
            </table:table-row>
            <table:table-row>
              <table:table-cell office:value-type="float" office:value="171.4">
                <text:p>171.4</text:p>
              </table:table-cell>
              <table:table-cell office:value-type="float" office:value="1637.286011">
                <text:p>1637.286011</text:p>
              </table:table-cell>
              <table:table-cell office:value-type="float" office:value="1737.288818">
                <text:p>1737.288818</text:p>
              </table:table-cell>
              <table:table-cell office:value-type="float" office:value="1651.376343">
                <text:p>1651.376343</text:p>
              </table:table-cell>
              <table:table-cell office:value-type="float" office:value="1736.252563">
                <text:p>1736.252563</text:p>
              </table:table-cell>
            </table:table-row>
            <table:table-row>
              <table:table-cell office:value-type="float" office:value="171.6">
                <text:p>171.6</text:p>
              </table:table-cell>
              <table:table-cell office:value-type="float" office:value="1632.610596">
                <text:p>1632.610596</text:p>
              </table:table-cell>
              <table:table-cell office:value-type="float" office:value="1724.014648">
                <text:p>1724.014648</text:p>
              </table:table-cell>
              <table:table-cell office:value-type="float" office:value="1644.498413">
                <text:p>1644.498413</text:p>
              </table:table-cell>
              <table:table-cell office:value-type="float" office:value="1720.018433">
                <text:p>1720.018433</text:p>
              </table:table-cell>
            </table:table-row>
            <table:table-row>
              <table:table-cell office:value-type="float" office:value="171.8">
                <text:p>171.8</text:p>
              </table:table-cell>
              <table:table-cell office:value-type="float" office:value="1624.31958">
                <text:p>1624.31958</text:p>
              </table:table-cell>
              <table:table-cell office:value-type="float" office:value="1709.097778">
                <text:p>1709.097778</text:p>
              </table:table-cell>
              <table:table-cell office:value-type="float" office:value="1636.210083">
                <text:p>1636.210083</text:p>
              </table:table-cell>
              <table:table-cell office:value-type="float" office:value="1708.870972">
                <text:p>1708.87097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614.959106">
                <text:p>1614.959106</text:p>
              </table:table-cell>
              <table:table-cell office:value-type="float" office:value="1700.372925">
                <text:p>1700.372925</text:p>
              </table:table-cell>
              <table:table-cell office:value-type="float" office:value="1627.901123">
                <text:p>1627.901123</text:p>
              </table:table-cell>
              <table:table-cell office:value-type="float" office:value="1697.564209">
                <text:p>1697.564209</text:p>
              </table:table-cell>
            </table:table-row>
            <table:table-row>
              <table:table-cell office:value-type="float" office:value="172.2">
                <text:p>172.2</text:p>
              </table:table-cell>
              <table:table-cell office:value-type="float" office:value="1618.161987">
                <text:p>1618.161987</text:p>
              </table:table-cell>
              <table:table-cell office:value-type="float" office:value="1687.48999">
                <text:p>1687.48999</text:p>
              </table:table-cell>
              <table:table-cell office:value-type="float" office:value="1618.946289">
                <text:p>1618.946289</text:p>
              </table:table-cell>
              <table:table-cell office:value-type="float" office:value="1682.765991">
                <text:p>1682.765991</text:p>
              </table:table-cell>
            </table:table-row>
            <table:table-row>
              <table:table-cell office:value-type="float" office:value="172.4">
                <text:p>172.4</text:p>
              </table:table-cell>
              <table:table-cell office:value-type="float" office:value="1610.300903">
                <text:p>1610.300903</text:p>
              </table:table-cell>
              <table:table-cell office:value-type="float" office:value="1672.786133">
                <text:p>1672.786133</text:p>
              </table:table-cell>
              <table:table-cell office:value-type="float" office:value="1618.545288">
                <text:p>1618.545288</text:p>
              </table:table-cell>
              <table:table-cell office:value-type="float" office:value="1677.256958">
                <text:p>1677.256958</text:p>
              </table:table-cell>
            </table:table-row>
            <table:table-row>
              <table:table-cell office:value-type="float" office:value="172.6">
                <text:p>172.6</text:p>
              </table:table-cell>
              <table:table-cell office:value-type="float" office:value="1599.240234">
                <text:p>1599.240234</text:p>
              </table:table-cell>
              <table:table-cell office:value-type="float" office:value="1664.809814">
                <text:p>1664.809814</text:p>
              </table:table-cell>
              <table:table-cell office:value-type="float" office:value="1610.477417">
                <text:p>1610.477417</text:p>
              </table:table-cell>
              <table:table-cell office:value-type="float" office:value="1666.633057">
                <text:p>1666.633057</text:p>
              </table:table-cell>
            </table:table-row>
            <table:table-row>
              <table:table-cell office:value-type="float" office:value="172.8">
                <text:p>172.8</text:p>
              </table:table-cell>
              <table:table-cell office:value-type="float" office:value="1594.286499">
                <text:p>1594.286499</text:p>
              </table:table-cell>
              <table:table-cell office:value-type="float" office:value="1661.76123">
                <text:p>1661.76123</text:p>
              </table:table-cell>
              <table:table-cell office:value-type="float" office:value="1604.964111">
                <text:p>1604.964111</text:p>
              </table:table-cell>
              <table:table-cell office:value-type="float" office:value="1659.941772">
                <text:p>1659.94177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597.794678">
                <text:p>1597.794678</text:p>
              </table:table-cell>
              <table:table-cell office:value-type="float" office:value="1648.413086">
                <text:p>1648.413086</text:p>
              </table:table-cell>
              <table:table-cell office:value-type="float" office:value="1600.096436">
                <text:p>1600.096436</text:p>
              </table:table-cell>
              <table:table-cell office:value-type="float" office:value="1651.51062">
                <text:p>1651.51062</text:p>
              </table:table-cell>
            </table:table-row>
            <table:table-row>
              <table:table-cell office:value-type="float" office:value="173.2">
                <text:p>173.2</text:p>
              </table:table-cell>
              <table:table-cell office:value-type="float" office:value="1591.321167">
                <text:p>1591.321167</text:p>
              </table:table-cell>
              <table:table-cell office:value-type="float" office:value="1640.61145">
                <text:p>1640.61145</text:p>
              </table:table-cell>
              <table:table-cell office:value-type="float" office:value="1598.20874">
                <text:p>1598.20874</text:p>
              </table:table-cell>
              <table:table-cell office:value-type="float" office:value="1644.188232">
                <text:p>1644.188232</text:p>
              </table:table-cell>
            </table:table-row>
            <table:table-row>
              <table:table-cell office:value-type="float" office:value="173.4">
                <text:p>173.4</text:p>
              </table:table-cell>
              <table:table-cell office:value-type="float" office:value="1580.651855">
                <text:p>1580.651855</text:p>
              </table:table-cell>
              <table:table-cell office:value-type="float" office:value="1637.686157">
                <text:p>1637.686157</text:p>
              </table:table-cell>
              <table:table-cell office:value-type="float" office:value="1592.072144">
                <text:p>1592.072144</text:p>
              </table:table-cell>
              <table:table-cell office:value-type="float" office:value="1642.225098">
                <text:p>1642.225098</text:p>
              </table:table-cell>
            </table:table-row>
            <table:table-row>
              <table:table-cell office:value-type="float" office:value="173.6">
                <text:p>173.6</text:p>
              </table:table-cell>
              <table:table-cell office:value-type="float" office:value="1581.716797">
                <text:p>1581.716797</text:p>
              </table:table-cell>
              <table:table-cell office:value-type="float" office:value="1631.015137">
                <text:p>1631.015137</text:p>
              </table:table-cell>
              <table:table-cell office:value-type="float" office:value="1594.481689">
                <text:p>1594.481689</text:p>
              </table:table-cell>
              <table:table-cell office:value-type="float" office:value="1629.024902">
                <text:p>1629.024902</text:p>
              </table:table-cell>
            </table:table-row>
            <table:table-row>
              <table:table-cell office:value-type="float" office:value="173.8">
                <text:p>173.8</text:p>
              </table:table-cell>
              <table:table-cell office:value-type="float" office:value="1583.746216">
                <text:p>1583.746216</text:p>
              </table:table-cell>
              <table:table-cell office:value-type="float" office:value="1621.013794">
                <text:p>1621.013794</text:p>
              </table:table-cell>
              <table:table-cell office:value-type="float" office:value="1585.594727">
                <text:p>1585.594727</text:p>
              </table:table-cell>
              <table:table-cell office:value-type="float" office:value="1629.236084">
                <text:p>1629.23608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577.912354">
                <text:p>1577.912354</text:p>
              </table:table-cell>
              <table:table-cell office:value-type="float" office:value="1614.5">
                <text:p>1614.5</text:p>
              </table:table-cell>
              <table:table-cell office:value-type="float" office:value="1587.493164">
                <text:p>1587.493164</text:p>
              </table:table-cell>
              <table:table-cell office:value-type="float" office:value="1619.737549">
                <text:p>1619.737549</text:p>
              </table:table-cell>
            </table:table-row>
            <table:table-row>
              <table:table-cell office:value-type="float" office:value="174.2">
                <text:p>174.2</text:p>
              </table:table-cell>
              <table:table-cell office:value-type="float" office:value="1579.597534">
                <text:p>1579.597534</text:p>
              </table:table-cell>
              <table:table-cell office:value-type="float" office:value="1613.276489">
                <text:p>1613.276489</text:p>
              </table:table-cell>
              <table:table-cell office:value-type="float" office:value="1583.796143">
                <text:p>1583.796143</text:p>
              </table:table-cell>
              <table:table-cell office:value-type="float" office:value="1620.625732">
                <text:p>1620.625732</text:p>
              </table:table-cell>
            </table:table-row>
            <table:table-row>
              <table:table-cell office:value-type="float" office:value="174.4">
                <text:p>174.4</text:p>
              </table:table-cell>
              <table:table-cell office:value-type="float" office:value="1573.774658">
                <text:p>1573.774658</text:p>
              </table:table-cell>
              <table:table-cell office:value-type="float" office:value="1606.428101">
                <text:p>1606.428101</text:p>
              </table:table-cell>
              <table:table-cell office:value-type="float" office:value="1582.484985">
                <text:p>1582.484985</text:p>
              </table:table-cell>
              <table:table-cell office:value-type="float" office:value="1615.783813">
                <text:p>1615.783813</text:p>
              </table:table-cell>
            </table:table-row>
            <table:table-row>
              <table:table-cell office:value-type="float" office:value="174.6">
                <text:p>174.6</text:p>
              </table:table-cell>
              <table:table-cell office:value-type="float" office:value="1575.008911">
                <text:p>1575.008911</text:p>
              </table:table-cell>
              <table:table-cell office:value-type="float" office:value="1600.384399">
                <text:p>1600.384399</text:p>
              </table:table-cell>
              <table:table-cell office:value-type="float" office:value="1585.826172">
                <text:p>1585.826172</text:p>
              </table:table-cell>
              <table:table-cell office:value-type="float" office:value="1605.421631">
                <text:p>1605.421631</text:p>
              </table:table-cell>
            </table:table-row>
            <table:table-row>
              <table:table-cell office:value-type="float" office:value="174.8">
                <text:p>174.8</text:p>
              </table:table-cell>
              <table:table-cell office:value-type="float" office:value="1570.064819">
                <text:p>1570.064819</text:p>
              </table:table-cell>
              <table:table-cell office:value-type="float" office:value="1600.951416">
                <text:p>1600.951416</text:p>
              </table:table-cell>
              <table:table-cell office:value-type="float" office:value="1583.178467">
                <text:p>1583.178467</text:p>
              </table:table-cell>
              <table:table-cell office:value-type="float" office:value="1604.244995">
                <text:p>1604.24499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569.584839">
                <text:p>1569.584839</text:p>
              </table:table-cell>
              <table:table-cell office:value-type="float" office:value="1593.939453">
                <text:p>1593.939453</text:p>
              </table:table-cell>
              <table:table-cell office:value-type="float" office:value="1582.038696">
                <text:p>1582.038696</text:p>
              </table:table-cell>
              <table:table-cell office:value-type="float" office:value="1603.29895">
                <text:p>1603.29895</text:p>
              </table:table-cell>
            </table:table-row>
            <table:table-row>
              <table:table-cell office:value-type="float" office:value="175.2">
                <text:p>175.2</text:p>
              </table:table-cell>
              <table:table-cell office:value-type="float" office:value="1565.748535">
                <text:p>1565.748535</text:p>
              </table:table-cell>
              <table:table-cell office:value-type="float" office:value="1593.970337">
                <text:p>1593.970337</text:p>
              </table:table-cell>
              <table:table-cell office:value-type="float" office:value="1582.630859">
                <text:p>1582.630859</text:p>
              </table:table-cell>
              <table:table-cell office:value-type="float" office:value="1599.719727">
                <text:p>1599.719727</text:p>
              </table:table-cell>
            </table:table-row>
            <table:table-row>
              <table:table-cell office:value-type="float" office:value="175.4">
                <text:p>175.4</text:p>
              </table:table-cell>
              <table:table-cell office:value-type="float" office:value="1564.11377">
                <text:p>1564.11377</text:p>
              </table:table-cell>
              <table:table-cell office:value-type="float" office:value="1584.463013">
                <text:p>1584.463013</text:p>
              </table:table-cell>
              <table:table-cell office:value-type="float" office:value="1586.040649">
                <text:p>1586.040649</text:p>
              </table:table-cell>
              <table:table-cell office:value-type="float" office:value="1598.370117">
                <text:p>1598.370117</text:p>
              </table:table-cell>
            </table:table-row>
            <table:table-row>
              <table:table-cell office:value-type="float" office:value="175.6">
                <text:p>175.6</text:p>
              </table:table-cell>
              <table:table-cell office:value-type="float" office:value="1572.090942">
                <text:p>1572.090942</text:p>
              </table:table-cell>
              <table:table-cell office:value-type="float" office:value="1594.36438">
                <text:p>1594.36438</text:p>
              </table:table-cell>
              <table:table-cell office:value-type="float" office:value="1568.497437">
                <text:p>1568.497437</text:p>
              </table:table-cell>
              <table:table-cell office:value-type="float" office:value="1589.744995">
                <text:p>1589.744995</text:p>
              </table:table-cell>
            </table:table-row>
            <table:table-row>
              <table:table-cell office:value-type="float" office:value="175.8">
                <text:p>175.8</text:p>
              </table:table-cell>
              <table:table-cell office:value-type="float" office:value="1572.437256">
                <text:p>1572.437256</text:p>
              </table:table-cell>
              <table:table-cell office:value-type="float" office:value="1589.046387">
                <text:p>1589.046387</text:p>
              </table:table-cell>
              <table:table-cell office:value-type="float" office:value="1569.931152">
                <text:p>1569.931152</text:p>
              </table:table-cell>
              <table:table-cell office:value-type="float" office:value="1588.824951">
                <text:p>1588.82495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567.038452">
                <text:p>1567.038452</text:p>
              </table:table-cell>
              <table:table-cell office:value-type="float" office:value="1591.09314">
                <text:p>1591.09314</text:p>
              </table:table-cell>
              <table:table-cell office:value-type="float" office:value="1573.466064">
                <text:p>1573.466064</text:p>
              </table:table-cell>
              <table:table-cell office:value-type="float" office:value="1581.438354">
                <text:p>1581.438354</text:p>
              </table:table-cell>
            </table:table-row>
            <table:table-row>
              <table:table-cell office:value-type="float" office:value="176.2">
                <text:p>176.2</text:p>
              </table:table-cell>
              <table:table-cell office:value-type="float" office:value="1569.883789">
                <text:p>1569.883789</text:p>
              </table:table-cell>
              <table:table-cell office:value-type="float" office:value="1585.447632">
                <text:p>1585.447632</text:p>
              </table:table-cell>
              <table:table-cell office:value-type="float" office:value="1571.578491">
                <text:p>1571.578491</text:p>
              </table:table-cell>
              <table:table-cell office:value-type="float" office:value="1587.411865">
                <text:p>1587.411865</text:p>
              </table:table-cell>
            </table:table-row>
            <table:table-row>
              <table:table-cell office:value-type="float" office:value="176.4">
                <text:p>176.4</text:p>
              </table:table-cell>
              <table:table-cell office:value-type="float" office:value="1569.707275">
                <text:p>1569.707275</text:p>
              </table:table-cell>
              <table:table-cell office:value-type="float" office:value="1582.937012">
                <text:p>1582.937012</text:p>
              </table:table-cell>
              <table:table-cell office:value-type="float" office:value="1567.597534">
                <text:p>1567.597534</text:p>
              </table:table-cell>
              <table:table-cell office:value-type="float" office:value="1583.685425">
                <text:p>1583.685425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1571.287842">
                <text:p>1571.287842</text:p>
              </table:table-cell>
              <table:table-cell office:value-type="float" office:value="1581.714722">
                <text:p>1581.714722</text:p>
              </table:table-cell>
              <table:table-cell office:value-type="float" office:value="1570.736084">
                <text:p>1570.736084</text:p>
              </table:table-cell>
              <table:table-cell office:value-type="float" office:value="1582.368774">
                <text:p>1582.368774</text:p>
              </table:table-cell>
            </table:table-row>
            <table:table-row>
              <table:table-cell office:value-type="float" office:value="176.8">
                <text:p>176.8</text:p>
              </table:table-cell>
              <table:table-cell office:value-type="float" office:value="1566.308228">
                <text:p>1566.308228</text:p>
              </table:table-cell>
              <table:table-cell office:value-type="float" office:value="1579.85144">
                <text:p>1579.85144</text:p>
              </table:table-cell>
              <table:table-cell office:value-type="float" office:value="1568.550293">
                <text:p>1568.550293</text:p>
              </table:table-cell>
              <table:table-cell office:value-type="float" office:value="1578.78833">
                <text:p>1578.7883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564.772095">
                <text:p>1564.772095</text:p>
              </table:table-cell>
              <table:table-cell office:value-type="float" office:value="1583.215942">
                <text:p>1583.215942</text:p>
              </table:table-cell>
              <table:table-cell office:value-type="float" office:value="1568.837769">
                <text:p>1568.837769</text:p>
              </table:table-cell>
              <table:table-cell office:value-type="float" office:value="1580.584229">
                <text:p>1580.584229</text:p>
              </table:table-cell>
            </table:table-row>
            <table:table-row>
              <table:table-cell office:value-type="float" office:value="177.2">
                <text:p>177.2</text:p>
              </table:table-cell>
              <table:table-cell office:value-type="float" office:value="1568.918823">
                <text:p>1568.918823</text:p>
              </table:table-cell>
              <table:table-cell office:value-type="float" office:value="1578.491089">
                <text:p>1578.491089</text:p>
              </table:table-cell>
              <table:table-cell office:value-type="float" office:value="1568.077148">
                <text:p>1568.077148</text:p>
              </table:table-cell>
              <table:table-cell office:value-type="float" office:value="1578.540405">
                <text:p>1578.540405</text:p>
              </table:table-cell>
            </table:table-row>
            <table:table-row>
              <table:table-cell office:value-type="float" office:value="177.4">
                <text:p>177.4</text:p>
              </table:table-cell>
              <table:table-cell office:value-type="float" office:value="1567.231323">
                <text:p>1567.231323</text:p>
              </table:table-cell>
              <table:table-cell office:value-type="float" office:value="1578.666748">
                <text:p>1578.666748</text:p>
              </table:table-cell>
              <table:table-cell office:value-type="float" office:value="1570.832764">
                <text:p>1570.832764</text:p>
              </table:table-cell>
              <table:table-cell office:value-type="float" office:value="1577.269653">
                <text:p>1577.269653</text:p>
              </table:table-cell>
            </table:table-row>
            <table:table-row>
              <table:table-cell office:value-type="float" office:value="177.6">
                <text:p>177.6</text:p>
              </table:table-cell>
              <table:table-cell office:value-type="float" office:value="1556.841064">
                <text:p>1556.841064</text:p>
              </table:table-cell>
              <table:table-cell office:value-type="float" office:value="1586.668701">
                <text:p>1586.668701</text:p>
              </table:table-cell>
              <table:table-cell office:value-type="float" office:value="1566.92334">
                <text:p>1566.92334</text:p>
              </table:table-cell>
              <table:table-cell office:value-type="float" office:value="1574.349976">
                <text:p>1574.349976</text:p>
              </table:table-cell>
            </table:table-row>
            <table:table-row>
              <table:table-cell office:value-type="float" office:value="177.8">
                <text:p>177.8</text:p>
              </table:table-cell>
              <table:table-cell office:value-type="float" office:value="1560.70752">
                <text:p>1560.70752</text:p>
              </table:table-cell>
              <table:table-cell office:value-type="float" office:value="1586.269897">
                <text:p>1586.269897</text:p>
              </table:table-cell>
              <table:table-cell office:value-type="float" office:value="1560.145752">
                <text:p>1560.145752</text:p>
              </table:table-cell>
              <table:table-cell office:value-type="float" office:value="1584.574829">
                <text:p>1584.57482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582.423096">
                <text:p>1582.423096</text:p>
              </table:table-cell>
              <table:table-cell office:value-type="float" office:value="1568.179199">
                <text:p>1568.179199</text:p>
              </table:table-cell>
              <table:table-cell office:value-type="float" office:value="1586.199219">
                <text:p>1586.199219</text:p>
              </table:table-cell>
              <table:table-cell office:value-type="float" office:value="1562.003418">
                <text:p>1562.003418</text:p>
              </table:table-cell>
            </table:table-row>
            <table:table-row>
              <table:table-cell office:value-type="float" office:value="178.2">
                <text:p>178.2</text:p>
              </table:table-cell>
              <table:table-cell office:value-type="float" office:value="1581.839233">
                <text:p>1581.839233</text:p>
              </table:table-cell>
              <table:table-cell office:value-type="float" office:value="1570.802612">
                <text:p>1570.802612</text:p>
              </table:table-cell>
              <table:table-cell office:value-type="float" office:value="1585.459229">
                <text:p>1585.459229</text:p>
              </table:table-cell>
              <table:table-cell office:value-type="float" office:value="1566.275635">
                <text:p>1566.275635</text:p>
              </table:table-cell>
            </table:table-row>
            <table:table-row>
              <table:table-cell office:value-type="float" office:value="178.4">
                <text:p>178.4</text:p>
              </table:table-cell>
              <table:table-cell office:value-type="float" office:value="1560.433716">
                <text:p>1560.433716</text:p>
              </table:table-cell>
              <table:table-cell office:value-type="float" office:value="1592.268066">
                <text:p>1592.268066</text:p>
              </table:table-cell>
              <table:table-cell office:value-type="float" office:value="1561.80188">
                <text:p>1561.80188</text:p>
              </table:table-cell>
              <table:table-cell office:value-type="float" office:value="1594.716187">
                <text:p>1594.716187</text:p>
              </table:table-cell>
            </table:table-row>
            <table:table-row>
              <table:table-cell office:value-type="float" office:value="178.6">
                <text:p>178.6</text:p>
              </table:table-cell>
              <table:table-cell office:value-type="float" office:value="1532.320557">
                <text:p>1532.320557</text:p>
              </table:table-cell>
              <table:table-cell office:value-type="float" office:value="1551.36499">
                <text:p>1551.36499</text:p>
              </table:table-cell>
              <table:table-cell office:value-type="float" office:value="1586.300903">
                <text:p>1586.300903</text:p>
              </table:table-cell>
              <table:table-cell office:value-type="float" office:value="1626.971191">
                <text:p>1626.971191</text:p>
              </table:table-cell>
            </table:table-row>
            <table:table-row>
              <table:table-cell office:value-type="float" office:value="178.8">
                <text:p>178.8</text:p>
              </table:table-cell>
              <table:table-cell office:value-type="float" office:value="1520.183228">
                <text:p>1520.183228</text:p>
              </table:table-cell>
              <table:table-cell office:value-type="float" office:value="1539.406128">
                <text:p>1539.406128</text:p>
              </table:table-cell>
              <table:table-cell office:value-type="float" office:value="1606.620972">
                <text:p>1606.620972</text:p>
              </table:table-cell>
              <table:table-cell office:value-type="float" office:value="1631.759033">
                <text:p>1631.75903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548.241089">
                <text:p>1548.241089</text:p>
              </table:table-cell>
              <table:table-cell office:value-type="float" office:value="1533.906616">
                <text:p>1533.906616</text:p>
              </table:table-cell>
              <table:table-cell office:value-type="float" office:value="1625.45874">
                <text:p>1625.45874</text:p>
              </table:table-cell>
              <table:table-cell office:value-type="float" office:value="1657.332031">
                <text:p>1657.332031</text:p>
              </table:table-cell>
            </table:table-row>
            <table:table-row>
              <table:table-cell office:value-type="float" office:value="179.2">
                <text:p>179.2</text:p>
              </table:table-cell>
              <table:table-cell office:value-type="float" office:value="1568.897705">
                <text:p>1568.897705</text:p>
              </table:table-cell>
              <table:table-cell office:value-type="float" office:value="1576.248779">
                <text:p>1576.248779</text:p>
              </table:table-cell>
              <table:table-cell office:value-type="float" office:value="1656.160889">
                <text:p>1656.160889</text:p>
              </table:table-cell>
              <table:table-cell office:value-type="float" office:value="1682.575562">
                <text:p>1682.575562</text:p>
              </table:table-cell>
            </table:table-row>
            <table:table-row>
              <table:table-cell office:value-type="float" office:value="179.4">
                <text:p>179.4</text:p>
              </table:table-cell>
              <table:table-cell office:value-type="float" office:value="1603.767822">
                <text:p>1603.767822</text:p>
              </table:table-cell>
              <table:table-cell office:value-type="float" office:value="1605.774414">
                <text:p>1605.774414</text:p>
              </table:table-cell>
              <table:table-cell office:value-type="float" office:value="1630.543457">
                <text:p>1630.543457</text:p>
              </table:table-cell>
              <table:table-cell office:value-type="float" office:value="1646.330566">
                <text:p>1646.330566</text:p>
              </table:table-cell>
            </table:table-row>
            <table:table-row>
              <table:table-cell office:value-type="float" office:value="179.6">
                <text:p>179.6</text:p>
              </table:table-cell>
              <table:table-cell office:value-type="float" office:value="1565.819702">
                <text:p>1565.819702</text:p>
              </table:table-cell>
              <table:table-cell office:value-type="float" office:value="1605.19397">
                <text:p>1605.19397</text:p>
              </table:table-cell>
              <table:table-cell office:value-type="float" office:value="1601.300293">
                <text:p>1601.300293</text:p>
              </table:table-cell>
              <table:table-cell office:value-type="float" office:value="1702.644775">
                <text:p>1702.644775</text:p>
              </table:table-cell>
            </table:table-row>
            <table:table-row>
              <table:table-cell office:value-type="float" office:value="179.8">
                <text:p>179.8</text:p>
              </table:table-cell>
              <table:table-cell office:value-type="float" office:value="1585.282471">
                <text:p>1585.282471</text:p>
              </table:table-cell>
              <table:table-cell office:value-type="float" office:value="1611.439941">
                <text:p>1611.439941</text:p>
              </table:table-cell>
              <table:table-cell office:value-type="float" office:value="1631.955322">
                <text:p>1631.955322</text:p>
              </table:table-cell>
              <table:table-cell office:value-type="float" office:value="1705.842896">
                <text:p>1705.84289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602.842896">
                <text:p>1602.842896</text:p>
              </table:table-cell>
              <table:table-cell office:value-type="float" office:value="1632.270386">
                <text:p>1632.270386</text:p>
              </table:table-cell>
              <table:table-cell office:value-type="float" office:value="1648.197754">
                <text:p>1648.197754</text:p>
              </table:table-cell>
              <table:table-cell office:value-type="float" office:value="1698.523071">
                <text:p>1698.523071</text:p>
              </table:table-cell>
            </table:table-row>
            <table:table-row>
              <table:table-cell office:value-type="float" office:value="180.2">
                <text:p>180.2</text:p>
              </table:table-cell>
              <table:table-cell office:value-type="float" office:value="1616.924927">
                <text:p>1616.924927</text:p>
              </table:table-cell>
              <table:table-cell office:value-type="float" office:value="1655.383179">
                <text:p>1655.383179</text:p>
              </table:table-cell>
              <table:table-cell office:value-type="float" office:value="1660.55957">
                <text:p>1660.55957</text:p>
              </table:table-cell>
              <table:table-cell office:value-type="float" office:value="1714.987183">
                <text:p>1714.987183</text:p>
              </table:table-cell>
            </table:table-row>
            <table:table-row>
              <table:table-cell office:value-type="float" office:value="180.4">
                <text:p>180.4</text:p>
              </table:table-cell>
              <table:table-cell office:value-type="float" office:value="1650.609375">
                <text:p>1650.609375</text:p>
              </table:table-cell>
              <table:table-cell office:value-type="float" office:value="1728.906738">
                <text:p>1728.906738</text:p>
              </table:table-cell>
              <table:table-cell office:value-type="float" office:value="1635.92395">
                <text:p>1635.92395</text:p>
              </table:table-cell>
              <table:table-cell office:value-type="float" office:value="1721.613525">
                <text:p>1721.613525</text:p>
              </table:table-cell>
            </table:table-row>
            <table:table-row>
              <table:table-cell office:value-type="float" office:value="180.6">
                <text:p>180.6</text:p>
              </table:table-cell>
              <table:table-cell office:value-type="float" office:value="1685.786865">
                <text:p>1685.786865</text:p>
              </table:table-cell>
              <table:table-cell office:value-type="float" office:value="1702.823608">
                <text:p>1702.823608</text:p>
              </table:table-cell>
              <table:table-cell office:value-type="float" office:value="1680.276367">
                <text:p>1680.276367</text:p>
              </table:table-cell>
              <table:table-cell office:value-type="float" office:value="1691.859131">
                <text:p>1691.859131</text:p>
              </table:table-cell>
            </table:table-row>
            <table:table-row>
              <table:table-cell office:value-type="float" office:value="180.8">
                <text:p>180.8</text:p>
              </table:table-cell>
              <table:table-cell office:value-type="float" office:value="1698.488159">
                <text:p>1698.488159</text:p>
              </table:table-cell>
              <table:table-cell office:value-type="float" office:value="1733.756714">
                <text:p>1733.756714</text:p>
              </table:table-cell>
              <table:table-cell office:value-type="float" office:value="1702.43811">
                <text:p>1702.43811</text:p>
              </table:table-cell>
              <table:table-cell office:value-type="float" office:value="1719.269653">
                <text:p>1719.26965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707.189575">
                <text:p>1707.189575</text:p>
              </table:table-cell>
              <table:table-cell office:value-type="float" office:value="1811.203613">
                <text:p>1811.203613</text:p>
              </table:table-cell>
              <table:table-cell office:value-type="float" office:value="1712.834961">
                <text:p>1712.834961</text:p>
              </table:table-cell>
              <table:table-cell office:value-type="float" office:value="1796.752075">
                <text:p>1796.752075</text:p>
              </table:table-cell>
            </table:table-row>
            <table:table-row>
              <table:table-cell office:value-type="float" office:value="181.2">
                <text:p>181.2</text:p>
              </table:table-cell>
              <table:table-cell office:value-type="float" office:value="1734.69751">
                <text:p>1734.69751</text:p>
              </table:table-cell>
              <table:table-cell office:value-type="float" office:value="1784.885132">
                <text:p>1784.885132</text:p>
              </table:table-cell>
              <table:table-cell office:value-type="float" office:value="1751.113403">
                <text:p>1751.113403</text:p>
              </table:table-cell>
              <table:table-cell office:value-type="float" office:value="1773.607178">
                <text:p>1773.607178</text:p>
              </table:table-cell>
            </table:table-row>
            <table:table-row>
              <table:table-cell office:value-type="float" office:value="181.4">
                <text:p>181.4</text:p>
              </table:table-cell>
              <table:table-cell office:value-type="float" office:value="1751.482666">
                <text:p>1751.482666</text:p>
              </table:table-cell>
              <table:table-cell office:value-type="float" office:value="1853.865234">
                <text:p>1853.865234</text:p>
              </table:table-cell>
              <table:table-cell office:value-type="float" office:value="1766.175049">
                <text:p>1766.175049</text:p>
              </table:table-cell>
              <table:table-cell office:value-type="float" office:value="1840.573486">
                <text:p>1840.573486</text:p>
              </table:table-cell>
            </table:table-row>
            <table:table-row>
              <table:table-cell office:value-type="float" office:value="181.6">
                <text:p>181.6</text:p>
              </table:table-cell>
              <table:table-cell office:value-type="float" office:value="1784.495117">
                <text:p>1784.495117</text:p>
              </table:table-cell>
              <table:table-cell office:value-type="float" office:value="1843.304199">
                <text:p>1843.304199</text:p>
              </table:table-cell>
              <table:table-cell office:value-type="float" office:value="1805.357056">
                <text:p>1805.357056</text:p>
              </table:table-cell>
              <table:table-cell office:value-type="float" office:value="1831.325684">
                <text:p>1831.325684</text:p>
              </table:table-cell>
            </table:table-row>
            <table:table-row>
              <table:table-cell office:value-type="float" office:value="181.8">
                <text:p>181.8</text:p>
              </table:table-cell>
              <table:table-cell office:value-type="float" office:value="1804.965454">
                <text:p>1804.965454</text:p>
              </table:table-cell>
              <table:table-cell office:value-type="float" office:value="1895.375732">
                <text:p>1895.375732</text:p>
              </table:table-cell>
              <table:table-cell office:value-type="float" office:value="1819.217041">
                <text:p>1819.217041</text:p>
              </table:table-cell>
              <table:table-cell office:value-type="float" office:value="1883.269409">
                <text:p>1883.26940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14.661621">
                <text:p>1814.661621</text:p>
              </table:table-cell>
              <table:table-cell office:value-type="float" office:value="1932.221558">
                <text:p>1932.221558</text:p>
              </table:table-cell>
              <table:table-cell office:value-type="float" office:value="1820.990601">
                <text:p>1820.990601</text:p>
              </table:table-cell>
              <table:table-cell office:value-type="float" office:value="1938.453857">
                <text:p>1938.453857</text:p>
              </table:table-cell>
            </table:table-row>
            <table:table-row>
              <table:table-cell office:value-type="float" office:value="182.2">
                <text:p>182.2</text:p>
              </table:table-cell>
              <table:table-cell office:value-type="float" office:value="1824.962769">
                <text:p>1824.962769</text:p>
              </table:table-cell>
              <table:table-cell office:value-type="float" office:value="1902.687012">
                <text:p>1902.687012</text:p>
              </table:table-cell>
              <table:table-cell office:value-type="float" office:value="1849.182129">
                <text:p>1849.182129</text:p>
              </table:table-cell>
              <table:table-cell office:value-type="float" office:value="1899.05188">
                <text:p>1899.05188</text:p>
              </table:table-cell>
            </table:table-row>
            <table:table-row>
              <table:table-cell office:value-type="float" office:value="182.4">
                <text:p>182.4</text:p>
              </table:table-cell>
              <table:table-cell office:value-type="float" office:value="1814.877319">
                <text:p>1814.877319</text:p>
              </table:table-cell>
              <table:table-cell office:value-type="float" office:value="1936.047119">
                <text:p>1936.047119</text:p>
              </table:table-cell>
              <table:table-cell office:value-type="float" office:value="1834.983643">
                <text:p>1834.983643</text:p>
              </table:table-cell>
              <table:table-cell office:value-type="float" office:value="1918.88623">
                <text:p>1918.88623</text:p>
              </table:table-cell>
            </table:table-row>
            <table:table-row>
              <table:table-cell office:value-type="float" office:value="182.6">
                <text:p>182.6</text:p>
              </table:table-cell>
              <table:table-cell office:value-type="float" office:value="1793.592773">
                <text:p>1793.592773</text:p>
              </table:table-cell>
              <table:table-cell office:value-type="float" office:value="1927.278687">
                <text:p>1927.278687</text:p>
              </table:table-cell>
              <table:table-cell office:value-type="float" office:value="1813.184448">
                <text:p>1813.184448</text:p>
              </table:table-cell>
              <table:table-cell office:value-type="float" office:value="1918.754639">
                <text:p>1918.754639</text:p>
              </table:table-cell>
            </table:table-row>
            <table:table-row>
              <table:table-cell office:value-type="float" office:value="182.8">
                <text:p>182.8</text:p>
              </table:table-cell>
              <table:table-cell office:value-type="float" office:value="1801.55127">
                <text:p>1801.55127</text:p>
              </table:table-cell>
              <table:table-cell office:value-type="float" office:value="1915.09314">
                <text:p>1915.09314</text:p>
              </table:table-cell>
              <table:table-cell office:value-type="float" office:value="1823.250488">
                <text:p>1823.250488</text:p>
              </table:table-cell>
              <table:table-cell office:value-type="float" office:value="1904.315674">
                <text:p>1904.31567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781.468994">
                <text:p>1781.468994</text:p>
              </table:table-cell>
              <table:table-cell office:value-type="float" office:value="1901.025269">
                <text:p>1901.025269</text:p>
              </table:table-cell>
              <table:table-cell office:value-type="float" office:value="1797.697021">
                <text:p>1797.697021</text:p>
              </table:table-cell>
              <table:table-cell office:value-type="float" office:value="1887.407227">
                <text:p>1887.407227</text:p>
              </table:table-cell>
            </table:table-row>
            <table:table-row>
              <table:table-cell office:value-type="float" office:value="183.2">
                <text:p>183.2</text:p>
              </table:table-cell>
              <table:table-cell office:value-type="float" office:value="1743.64624">
                <text:p>1743.64624</text:p>
              </table:table-cell>
              <table:table-cell office:value-type="float" office:value="1899.26355">
                <text:p>1899.26355</text:p>
              </table:table-cell>
              <table:table-cell office:value-type="float" office:value="1749.4646">
                <text:p>1749.4646</text:p>
              </table:table-cell>
              <table:table-cell office:value-type="float" office:value="1903.884766">
                <text:p>1903.884766</text:p>
              </table:table-cell>
            </table:table-row>
            <table:table-row>
              <table:table-cell office:value-type="float" office:value="183.4">
                <text:p>183.4</text:p>
              </table:table-cell>
              <table:table-cell office:value-type="float" office:value="1734.828125">
                <text:p>1734.828125</text:p>
              </table:table-cell>
              <table:table-cell office:value-type="float" office:value="1861.652466">
                <text:p>1861.652466</text:p>
              </table:table-cell>
              <table:table-cell office:value-type="float" office:value="1752.161011">
                <text:p>1752.161011</text:p>
              </table:table-cell>
              <table:table-cell office:value-type="float" office:value="1859.29541">
                <text:p>1859.29541</text:p>
              </table:table-cell>
            </table:table-row>
            <table:table-row>
              <table:table-cell office:value-type="float" office:value="183.6">
                <text:p>183.6</text:p>
              </table:table-cell>
              <table:table-cell office:value-type="float" office:value="1724.606201">
                <text:p>1724.606201</text:p>
              </table:table-cell>
              <table:table-cell office:value-type="float" office:value="1839.081543">
                <text:p>1839.081543</text:p>
              </table:table-cell>
              <table:table-cell office:value-type="float" office:value="1739.396973">
                <text:p>1739.396973</text:p>
              </table:table-cell>
              <table:table-cell office:value-type="float" office:value="1837.656616">
                <text:p>1837.656616</text:p>
              </table:table-cell>
            </table:table-row>
            <table:table-row>
              <table:table-cell office:value-type="float" office:value="183.8">
                <text:p>183.8</text:p>
              </table:table-cell>
              <table:table-cell office:value-type="float" office:value="1695.637329">
                <text:p>1695.637329</text:p>
              </table:table-cell>
              <table:table-cell office:value-type="float" office:value="1831.307739">
                <text:p>1831.307739</text:p>
              </table:table-cell>
              <table:table-cell office:value-type="float" office:value="1708.765259">
                <text:p>1708.765259</text:p>
              </table:table-cell>
              <table:table-cell office:value-type="float" office:value="1828.571655">
                <text:p>1828.57165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685.528442">
                <text:p>1685.528442</text:p>
              </table:table-cell>
              <table:table-cell office:value-type="float" office:value="1802.456543">
                <text:p>1802.456543</text:p>
              </table:table-cell>
              <table:table-cell office:value-type="float" office:value="1700.080933">
                <text:p>1700.080933</text:p>
              </table:table-cell>
              <table:table-cell office:value-type="float" office:value="1799.730835">
                <text:p>1799.730835</text:p>
              </table:table-cell>
            </table:table-row>
            <table:table-row>
              <table:table-cell office:value-type="float" office:value="184.2">
                <text:p>184.2</text:p>
              </table:table-cell>
              <table:table-cell office:value-type="float" office:value="1677.258423">
                <text:p>1677.258423</text:p>
              </table:table-cell>
              <table:table-cell office:value-type="float" office:value="1788.645752">
                <text:p>1788.645752</text:p>
              </table:table-cell>
              <table:table-cell office:value-type="float" office:value="1694.181152">
                <text:p>1694.181152</text:p>
              </table:table-cell>
              <table:table-cell office:value-type="float" office:value="1784.391357">
                <text:p>1784.391357</text:p>
              </table:table-cell>
            </table:table-row>
            <table:table-row>
              <table:table-cell office:value-type="float" office:value="184.4">
                <text:p>184.4</text:p>
              </table:table-cell>
              <table:table-cell office:value-type="float" office:value="1663.568359">
                <text:p>1663.568359</text:p>
              </table:table-cell>
              <table:table-cell office:value-type="float" office:value="1773.736572">
                <text:p>1773.736572</text:p>
              </table:table-cell>
              <table:table-cell office:value-type="float" office:value="1679.857178">
                <text:p>1679.857178</text:p>
              </table:table-cell>
              <table:table-cell office:value-type="float" office:value="1769.121582">
                <text:p>1769.121582</text:p>
              </table:table-cell>
            </table:table-row>
            <table:table-row>
              <table:table-cell office:value-type="float" office:value="184.6">
                <text:p>184.6</text:p>
              </table:table-cell>
              <table:table-cell office:value-type="float" office:value="1649.574829">
                <text:p>1649.574829</text:p>
              </table:table-cell>
              <table:table-cell office:value-type="float" office:value="1754.140503">
                <text:p>1754.140503</text:p>
              </table:table-cell>
              <table:table-cell office:value-type="float" office:value="1668.300049">
                <text:p>1668.300049</text:p>
              </table:table-cell>
              <table:table-cell office:value-type="float" office:value="1748.639893">
                <text:p>1748.639893</text:p>
              </table:table-cell>
            </table:table-row>
            <table:table-row>
              <table:table-cell office:value-type="float" office:value="184.8">
                <text:p>184.8</text:p>
              </table:table-cell>
              <table:table-cell office:value-type="float" office:value="1637.882202">
                <text:p>1637.882202</text:p>
              </table:table-cell>
              <table:table-cell office:value-type="float" office:value="1753.976562">
                <text:p>1753.976562</text:p>
              </table:table-cell>
              <table:table-cell office:value-type="float" office:value="1661.74585">
                <text:p>1661.74585</text:p>
              </table:table-cell>
              <table:table-cell office:value-type="float" office:value="1736.947144">
                <text:p>1736.94714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639.316406">
                <text:p>1639.316406</text:p>
              </table:table-cell>
              <table:table-cell office:value-type="float" office:value="1728.74231">
                <text:p>1728.74231</text:p>
              </table:table-cell>
              <table:table-cell office:value-type="float" office:value="1644.816162">
                <text:p>1644.816162</text:p>
              </table:table-cell>
              <table:table-cell office:value-type="float" office:value="1718.715332">
                <text:p>1718.715332</text:p>
              </table:table-cell>
            </table:table-row>
            <table:table-row>
              <table:table-cell office:value-type="float" office:value="185.2">
                <text:p>185.2</text:p>
              </table:table-cell>
              <table:table-cell office:value-type="float" office:value="1635.782227">
                <text:p>1635.782227</text:p>
              </table:table-cell>
              <table:table-cell office:value-type="float" office:value="1712.540771">
                <text:p>1712.540771</text:p>
              </table:table-cell>
              <table:table-cell office:value-type="float" office:value="1645.556396">
                <text:p>1645.556396</text:p>
              </table:table-cell>
              <table:table-cell office:value-type="float" office:value="1720.313843">
                <text:p>1720.313843</text:p>
              </table:table-cell>
            </table:table-row>
            <table:table-row>
              <table:table-cell office:value-type="float" office:value="185.4">
                <text:p>185.4</text:p>
              </table:table-cell>
              <table:table-cell office:value-type="float" office:value="1626.360107">
                <text:p>1626.360107</text:p>
              </table:table-cell>
              <table:table-cell office:value-type="float" office:value="1705.538818">
                <text:p>1705.538818</text:p>
              </table:table-cell>
              <table:table-cell office:value-type="float" office:value="1633.928589">
                <text:p>1633.928589</text:p>
              </table:table-cell>
              <table:table-cell office:value-type="float" office:value="1709.601196">
                <text:p>1709.601196</text:p>
              </table:table-cell>
            </table:table-row>
            <table:table-row>
              <table:table-cell office:value-type="float" office:value="185.6">
                <text:p>185.6</text:p>
              </table:table-cell>
              <table:table-cell office:value-type="float" office:value="1621.327881">
                <text:p>1621.327881</text:p>
              </table:table-cell>
              <table:table-cell office:value-type="float" office:value="1697.435303">
                <text:p>1697.435303</text:p>
              </table:table-cell>
              <table:table-cell office:value-type="float" office:value="1631.65271">
                <text:p>1631.65271</text:p>
              </table:table-cell>
              <table:table-cell office:value-type="float" office:value="1694.415039">
                <text:p>1694.415039</text:p>
              </table:table-cell>
            </table:table-row>
            <table:table-row>
              <table:table-cell office:value-type="float" office:value="185.8">
                <text:p>185.8</text:p>
              </table:table-cell>
              <table:table-cell office:value-type="float" office:value="1613.227783">
                <text:p>1613.227783</text:p>
              </table:table-cell>
              <table:table-cell office:value-type="float" office:value="1686.861328">
                <text:p>1686.861328</text:p>
              </table:table-cell>
              <table:table-cell office:value-type="float" office:value="1625.312134">
                <text:p>1625.312134</text:p>
              </table:table-cell>
              <table:table-cell office:value-type="float" office:value="1685.075439">
                <text:p>1685.07543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606.567993">
                <text:p>1606.567993</text:p>
              </table:table-cell>
              <table:table-cell office:value-type="float" office:value="1683.208374">
                <text:p>1683.208374</text:p>
              </table:table-cell>
              <table:table-cell office:value-type="float" office:value="1623.391602">
                <text:p>1623.391602</text:p>
              </table:table-cell>
              <table:table-cell office:value-type="float" office:value="1673.286011">
                <text:p>1673.286011</text:p>
              </table:table-cell>
            </table:table-row>
            <table:table-row>
              <table:table-cell office:value-type="float" office:value="186.2">
                <text:p>186.2</text:p>
              </table:table-cell>
              <table:table-cell office:value-type="float" office:value="1610.701172">
                <text:p>1610.701172</text:p>
              </table:table-cell>
              <table:table-cell office:value-type="float" office:value="1665.28894">
                <text:p>1665.28894</text:p>
              </table:table-cell>
              <table:table-cell office:value-type="float" office:value="1610.396362">
                <text:p>1610.396362</text:p>
              </table:table-cell>
              <table:table-cell office:value-type="float" office:value="1670.391357">
                <text:p>1670.391357</text:p>
              </table:table-cell>
            </table:table-row>
            <table:table-row>
              <table:table-cell office:value-type="float" office:value="186.4">
                <text:p>186.4</text:p>
              </table:table-cell>
              <table:table-cell office:value-type="float" office:value="1603.206177">
                <text:p>1603.206177</text:p>
              </table:table-cell>
              <table:table-cell office:value-type="float" office:value="1658.732056">
                <text:p>1658.732056</text:p>
              </table:table-cell>
              <table:table-cell office:value-type="float" office:value="1611.947754">
                <text:p>1611.947754</text:p>
              </table:table-cell>
              <table:table-cell office:value-type="float" office:value="1661.615967">
                <text:p>1661.615967</text:p>
              </table:table-cell>
            </table:table-row>
            <table:table-row>
              <table:table-cell office:value-type="float" office:value="186.6">
                <text:p>186.6</text:p>
              </table:table-cell>
              <table:table-cell office:value-type="float" office:value="1593.037109">
                <text:p>1593.037109</text:p>
              </table:table-cell>
              <table:table-cell office:value-type="float" office:value="1660.701416">
                <text:p>1660.701416</text:p>
              </table:table-cell>
              <table:table-cell office:value-type="float" office:value="1607.019287">
                <text:p>1607.019287</text:p>
              </table:table-cell>
              <table:table-cell office:value-type="float" office:value="1657.125">
                <text:p>1657.125</text:p>
              </table:table-cell>
            </table:table-row>
            <table:table-row>
              <table:table-cell office:value-type="float" office:value="186.8">
                <text:p>186.8</text:p>
              </table:table-cell>
              <table:table-cell office:value-type="float" office:value="1588.861938">
                <text:p>1588.861938</text:p>
              </table:table-cell>
              <table:table-cell office:value-type="float" office:value="1653.585205">
                <text:p>1653.585205</text:p>
              </table:table-cell>
              <table:table-cell office:value-type="float" office:value="1606.029785">
                <text:p>1606.029785</text:p>
              </table:table-cell>
              <table:table-cell office:value-type="float" office:value="1645.615967">
                <text:p>1645.61596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595.054932">
                <text:p>1595.054932</text:p>
              </table:table-cell>
              <table:table-cell office:value-type="float" office:value="1641.531982">
                <text:p>1641.531982</text:p>
              </table:table-cell>
              <table:table-cell office:value-type="float" office:value="1598.717773">
                <text:p>1598.717773</text:p>
              </table:table-cell>
              <table:table-cell office:value-type="float" office:value="1642.255493">
                <text:p>1642.255493</text:p>
              </table:table-cell>
            </table:table-row>
            <table:table-row>
              <table:table-cell office:value-type="float" office:value="187.2">
                <text:p>187.2</text:p>
              </table:table-cell>
              <table:table-cell office:value-type="float" office:value="1588.390137">
                <text:p>1588.390137</text:p>
              </table:table-cell>
              <table:table-cell office:value-type="float" office:value="1636.592285">
                <text:p>1636.592285</text:p>
              </table:table-cell>
              <table:table-cell office:value-type="float" office:value="1598.222656">
                <text:p>1598.222656</text:p>
              </table:table-cell>
              <table:table-cell office:value-type="float" office:value="1639.023193">
                <text:p>1639.023193</text:p>
              </table:table-cell>
            </table:table-row>
            <table:table-row>
              <table:table-cell office:value-type="float" office:value="187.4">
                <text:p>187.4</text:p>
              </table:table-cell>
              <table:table-cell office:value-type="float" office:value="1584.293579">
                <text:p>1584.293579</text:p>
              </table:table-cell>
              <table:table-cell office:value-type="float" office:value="1631.196411">
                <text:p>1631.196411</text:p>
              </table:table-cell>
              <table:table-cell office:value-type="float" office:value="1593.448853">
                <text:p>1593.448853</text:p>
              </table:table-cell>
              <table:table-cell office:value-type="float" office:value="1634.502441">
                <text:p>1634.502441</text:p>
              </table:table-cell>
            </table:table-row>
            <table:table-row>
              <table:table-cell office:value-type="float" office:value="187.6">
                <text:p>187.6</text:p>
              </table:table-cell>
              <table:table-cell office:value-type="float" office:value="1583.703491">
                <text:p>1583.703491</text:p>
              </table:table-cell>
              <table:table-cell office:value-type="float" office:value="1628.933228">
                <text:p>1628.933228</text:p>
              </table:table-cell>
              <table:table-cell office:value-type="float" office:value="1591.702393">
                <text:p>1591.702393</text:p>
              </table:table-cell>
              <table:table-cell office:value-type="float" office:value="1626.999756">
                <text:p>1626.999756</text:p>
              </table:table-cell>
            </table:table-row>
            <table:table-row>
              <table:table-cell office:value-type="float" office:value="187.8">
                <text:p>187.8</text:p>
              </table:table-cell>
              <table:table-cell office:value-type="float" office:value="1582.89209">
                <text:p>1582.89209</text:p>
              </table:table-cell>
              <table:table-cell office:value-type="float" office:value="1620.20752">
                <text:p>1620.20752</text:p>
              </table:table-cell>
              <table:table-cell office:value-type="float" office:value="1592.529175">
                <text:p>1592.529175</text:p>
              </table:table-cell>
              <table:table-cell office:value-type="float" office:value="1623.61145">
                <text:p>1623.6114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577.070312">
                <text:p>1577.070312</text:p>
              </table:table-cell>
              <table:table-cell office:value-type="float" office:value="1619.166138">
                <text:p>1619.166138</text:p>
              </table:table-cell>
              <table:table-cell office:value-type="float" office:value="1586.985718">
                <text:p>1586.985718</text:p>
              </table:table-cell>
              <table:table-cell office:value-type="float" office:value="1622.912964">
                <text:p>1622.912964</text:p>
              </table:table-cell>
            </table:table-row>
            <table:table-row>
              <table:table-cell office:value-type="float" office:value="188.2">
                <text:p>188.2</text:p>
              </table:table-cell>
              <table:table-cell office:value-type="float" office:value="1576.377197">
                <text:p>1576.377197</text:p>
              </table:table-cell>
              <table:table-cell office:value-type="float" office:value="1613.088135">
                <text:p>1613.088135</text:p>
              </table:table-cell>
              <table:table-cell office:value-type="float" office:value="1586.988403">
                <text:p>1586.988403</text:p>
              </table:table-cell>
              <table:table-cell office:value-type="float" office:value="1616.21228">
                <text:p>1616.21228</text:p>
              </table:table-cell>
            </table:table-row>
            <table:table-row>
              <table:table-cell office:value-type="float" office:value="188.4">
                <text:p>188.4</text:p>
              </table:table-cell>
              <table:table-cell office:value-type="float" office:value="1576.673706">
                <text:p>1576.673706</text:p>
              </table:table-cell>
              <table:table-cell office:value-type="float" office:value="1611.990479">
                <text:p>1611.990479</text:p>
              </table:table-cell>
              <table:table-cell office:value-type="float" office:value="1587.794922">
                <text:p>1587.794922</text:p>
              </table:table-cell>
              <table:table-cell office:value-type="float" office:value="1611.440308">
                <text:p>1611.440308</text:p>
              </table:table-cell>
            </table:table-row>
            <table:table-row>
              <table:table-cell office:value-type="float" office:value="188.6">
                <text:p>188.6</text:p>
              </table:table-cell>
              <table:table-cell office:value-type="float" office:value="1576.169189">
                <text:p>1576.169189</text:p>
              </table:table-cell>
              <table:table-cell office:value-type="float" office:value="1609.958252">
                <text:p>1609.958252</text:p>
              </table:table-cell>
              <table:table-cell office:value-type="float" office:value="1583.299805">
                <text:p>1583.299805</text:p>
              </table:table-cell>
              <table:table-cell office:value-type="float" office:value="1610.878906">
                <text:p>1610.878906</text:p>
              </table:table-cell>
            </table:table-row>
            <table:table-row>
              <table:table-cell office:value-type="float" office:value="188.8">
                <text:p>188.8</text:p>
              </table:table-cell>
              <table:table-cell office:value-type="float" office:value="1573.203735">
                <text:p>1573.203735</text:p>
              </table:table-cell>
              <table:table-cell office:value-type="float" office:value="1603.929565">
                <text:p>1603.929565</text:p>
              </table:table-cell>
              <table:table-cell office:value-type="float" office:value="1587.000488">
                <text:p>1587.000488</text:p>
              </table:table-cell>
              <table:table-cell office:value-type="float" office:value="1603.162109">
                <text:p>1603.16210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574.749023">
                <text:p>1574.749023</text:p>
              </table:table-cell>
              <table:table-cell office:value-type="float" office:value="1599.732666">
                <text:p>1599.732666</text:p>
              </table:table-cell>
              <table:table-cell office:value-type="float" office:value="1583.193115">
                <text:p>1583.193115</text:p>
              </table:table-cell>
              <table:table-cell office:value-type="float" office:value="1604.904541">
                <text:p>1604.904541</text:p>
              </table:table-cell>
            </table:table-row>
            <table:table-row>
              <table:table-cell office:value-type="float" office:value="189.2">
                <text:p>189.2</text:p>
              </table:table-cell>
              <table:table-cell office:value-type="float" office:value="1569.335815">
                <text:p>1569.335815</text:p>
              </table:table-cell>
              <table:table-cell office:value-type="float" office:value="1596.63501">
                <text:p>1596.63501</text:p>
              </table:table-cell>
              <table:table-cell office:value-type="float" office:value="1580.743286">
                <text:p>1580.743286</text:p>
              </table:table-cell>
              <table:table-cell office:value-type="float" office:value="1600.77124">
                <text:p>1600.77124</text:p>
              </table:table-cell>
            </table:table-row>
            <table:table-row>
              <table:table-cell office:value-type="float" office:value="189.4">
                <text:p>189.4</text:p>
              </table:table-cell>
              <table:table-cell office:value-type="float" office:value="1572.590332">
                <text:p>1572.590332</text:p>
              </table:table-cell>
              <table:table-cell office:value-type="float" office:value="1595.80896">
                <text:p>1595.80896</text:p>
              </table:table-cell>
              <table:table-cell office:value-type="float" office:value="1580.644531">
                <text:p>1580.644531</text:p>
              </table:table-cell>
              <table:table-cell office:value-type="float" office:value="1598.429443">
                <text:p>1598.429443</text:p>
              </table:table-cell>
            </table:table-row>
            <table:table-row>
              <table:table-cell office:value-type="float" office:value="189.6">
                <text:p>189.6</text:p>
              </table:table-cell>
              <table:table-cell office:value-type="float" office:value="1565.154297">
                <text:p>1565.154297</text:p>
              </table:table-cell>
              <table:table-cell office:value-type="float" office:value="1594.47998">
                <text:p>1594.47998</text:p>
              </table:table-cell>
              <table:table-cell office:value-type="float" office:value="1577.065918">
                <text:p>1577.065918</text:p>
              </table:table-cell>
              <table:table-cell office:value-type="float" office:value="1598.203491">
                <text:p>1598.203491</text:p>
              </table:table-cell>
            </table:table-row>
            <table:table-row>
              <table:table-cell office:value-type="float" office:value="189.8">
                <text:p>189.8</text:p>
              </table:table-cell>
              <table:table-cell office:value-type="float" office:value="1566.192383">
                <text:p>1566.192383</text:p>
              </table:table-cell>
              <table:table-cell office:value-type="float" office:value="1590.060181">
                <text:p>1590.060181</text:p>
              </table:table-cell>
              <table:table-cell office:value-type="float" office:value="1577.161133">
                <text:p>1577.161133</text:p>
              </table:table-cell>
              <table:table-cell office:value-type="float" office:value="1595.865967">
                <text:p>1595.8659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570.962769">
                <text:p>1570.962769</text:p>
              </table:table-cell>
              <table:table-cell office:value-type="float" office:value="1585.406616">
                <text:p>1585.406616</text:p>
              </table:table-cell>
              <table:table-cell office:value-type="float" office:value="1577.276855">
                <text:p>1577.276855</text:p>
              </table:table-cell>
              <table:table-cell office:value-type="float" office:value="1593.097168">
                <text:p>1593.097168</text:p>
              </table:table-cell>
            </table:table-row>
            <table:table-row>
              <table:table-cell office:value-type="float" office:value="190.2">
                <text:p>190.2</text:p>
              </table:table-cell>
              <table:table-cell office:value-type="float" office:value="1561.624146">
                <text:p>1561.624146</text:p>
              </table:table-cell>
              <table:table-cell office:value-type="float" office:value="1587.54895">
                <text:p>1587.54895</text:p>
              </table:table-cell>
              <table:table-cell office:value-type="float" office:value="1578.078491">
                <text:p>1578.078491</text:p>
              </table:table-cell>
              <table:table-cell office:value-type="float" office:value="1592.949951">
                <text:p>1592.949951</text:p>
              </table:table-cell>
            </table:table-row>
            <table:table-row>
              <table:table-cell office:value-type="float" office:value="190.4">
                <text:p>190.4</text:p>
              </table:table-cell>
              <table:table-cell office:value-type="float" office:value="1565.607422">
                <text:p>1565.607422</text:p>
              </table:table-cell>
              <table:table-cell office:value-type="float" office:value="1579.814453">
                <text:p>1579.814453</text:p>
              </table:table-cell>
              <table:table-cell office:value-type="float" office:value="1578.025513">
                <text:p>1578.025513</text:p>
              </table:table-cell>
              <table:table-cell office:value-type="float" office:value="1588.369385">
                <text:p>1588.369385</text:p>
              </table:table-cell>
            </table:table-row>
            <table:table-row>
              <table:table-cell office:value-type="float" office:value="190.6">
                <text:p>190.6</text:p>
              </table:table-cell>
              <table:table-cell office:value-type="float" office:value="1564.58313">
                <text:p>1564.58313</text:p>
              </table:table-cell>
              <table:table-cell office:value-type="float" office:value="1580.324097">
                <text:p>1580.324097</text:p>
              </table:table-cell>
              <table:table-cell office:value-type="float" office:value="1576.555664">
                <text:p>1576.555664</text:p>
              </table:table-cell>
              <table:table-cell office:value-type="float" office:value="1587.615601">
                <text:p>1587.615601</text:p>
              </table:table-cell>
            </table:table-row>
            <table:table-row>
              <table:table-cell office:value-type="float" office:value="190.8">
                <text:p>190.8</text:p>
              </table:table-cell>
              <table:table-cell office:value-type="float" office:value="1565.579346">
                <text:p>1565.579346</text:p>
              </table:table-cell>
              <table:table-cell office:value-type="float" office:value="1577.401611">
                <text:p>1577.401611</text:p>
              </table:table-cell>
              <table:table-cell office:value-type="float" office:value="1573.463379">
                <text:p>1573.463379</text:p>
              </table:table-cell>
              <table:table-cell office:value-type="float" office:value="1588.784424">
                <text:p>1588.78442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561.708374">
                <text:p>1561.708374</text:p>
              </table:table-cell>
              <table:table-cell office:value-type="float" office:value="1577.623535">
                <text:p>1577.623535</text:p>
              </table:table-cell>
              <table:table-cell office:value-type="float" office:value="1577.524536">
                <text:p>1577.524536</text:p>
              </table:table-cell>
              <table:table-cell office:value-type="float" office:value="1584.622437">
                <text:p>1584.622437</text:p>
              </table:table-cell>
            </table:table-row>
            <table:table-row>
              <table:table-cell office:value-type="float" office:value="191.2">
                <text:p>191.2</text:p>
              </table:table-cell>
              <table:table-cell office:value-type="float" office:value="1561.000366">
                <text:p>1561.000366</text:p>
              </table:table-cell>
              <table:table-cell office:value-type="float" office:value="1579.27356">
                <text:p>1579.27356</text:p>
              </table:table-cell>
              <table:table-cell office:value-type="float" office:value="1578.309082">
                <text:p>1578.309082</text:p>
              </table:table-cell>
              <table:table-cell office:value-type="float" office:value="1585.352173">
                <text:p>1585.352173</text:p>
              </table:table-cell>
            </table:table-row>
            <table:table-row>
              <table:table-cell office:value-type="float" office:value="191.4">
                <text:p>191.4</text:p>
              </table:table-cell>
              <table:table-cell office:value-type="float" office:value="1566.755127">
                <text:p>1566.755127</text:p>
              </table:table-cell>
              <table:table-cell office:value-type="float" office:value="1583.803223">
                <text:p>1583.803223</text:p>
              </table:table-cell>
              <table:table-cell office:value-type="float" office:value="1569.215942">
                <text:p>1569.215942</text:p>
              </table:table-cell>
              <table:table-cell office:value-type="float" office:value="1576.418823">
                <text:p>1576.418823</text:p>
              </table:table-cell>
            </table:table-row>
            <table:table-row>
              <table:table-cell office:value-type="float" office:value="191.6">
                <text:p>191.6</text:p>
              </table:table-cell>
              <table:table-cell office:value-type="float" office:value="1568.475342">
                <text:p>1568.475342</text:p>
              </table:table-cell>
              <table:table-cell office:value-type="float" office:value="1575.839233">
                <text:p>1575.839233</text:p>
              </table:table-cell>
              <table:table-cell office:value-type="float" office:value="1566.865234">
                <text:p>1566.865234</text:p>
              </table:table-cell>
              <table:table-cell office:value-type="float" office:value="1577.769653">
                <text:p>1577.769653</text:p>
              </table:table-cell>
            </table:table-row>
            <table:table-row>
              <table:table-cell office:value-type="float" office:value="191.8">
                <text:p>191.8</text:p>
              </table:table-cell>
              <table:table-cell office:value-type="float" office:value="1568.097046">
                <text:p>1568.097046</text:p>
              </table:table-cell>
              <table:table-cell office:value-type="float" office:value="1579.030518">
                <text:p>1579.030518</text:p>
              </table:table-cell>
              <table:table-cell office:value-type="float" office:value="1570.199219">
                <text:p>1570.199219</text:p>
              </table:table-cell>
              <table:table-cell office:value-type="float" office:value="1574.374268">
                <text:p>1574.37426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564.639282">
                <text:p>1564.639282</text:p>
              </table:table-cell>
              <table:table-cell office:value-type="float" office:value="1575.496094">
                <text:p>1575.496094</text:p>
              </table:table-cell>
              <table:table-cell office:value-type="float" office:value="1568.55188">
                <text:p>1568.55188</text:p>
              </table:table-cell>
              <table:table-cell office:value-type="float" office:value="1572.839722">
                <text:p>1572.839722</text:p>
              </table:table-cell>
            </table:table-row>
            <table:table-row>
              <table:table-cell office:value-type="float" office:value="192.2">
                <text:p>192.2</text:p>
              </table:table-cell>
              <table:table-cell office:value-type="float" office:value="1567.366577">
                <text:p>1567.366577</text:p>
              </table:table-cell>
              <table:table-cell office:value-type="float" office:value="1578.740479">
                <text:p>1578.740479</text:p>
              </table:table-cell>
              <table:table-cell office:value-type="float" office:value="1567.876465">
                <text:p>1567.876465</text:p>
              </table:table-cell>
              <table:table-cell office:value-type="float" office:value="1573.445312">
                <text:p>1573.445312</text:p>
              </table:table-cell>
            </table:table-row>
            <table:table-row>
              <table:table-cell office:value-type="float" office:value="192.4">
                <text:p>192.4</text:p>
              </table:table-cell>
              <table:table-cell office:value-type="float" office:value="1566.058228">
                <text:p>1566.058228</text:p>
              </table:table-cell>
              <table:table-cell office:value-type="float" office:value="1573.818115">
                <text:p>1573.818115</text:p>
              </table:table-cell>
              <table:table-cell office:value-type="float" office:value="1567.586426">
                <text:p>1567.586426</text:p>
              </table:table-cell>
              <table:table-cell office:value-type="float" office:value="1571.686035">
                <text:p>1571.686035</text:p>
              </table:table-cell>
            </table:table-row>
            <table:table-row>
              <table:table-cell office:value-type="float" office:value="192.6">
                <text:p>192.6</text:p>
              </table:table-cell>
              <table:table-cell office:value-type="float" office:value="1567.874023">
                <text:p>1567.874023</text:p>
              </table:table-cell>
              <table:table-cell office:value-type="float" office:value="1572.772095">
                <text:p>1572.772095</text:p>
              </table:table-cell>
              <table:table-cell office:value-type="float" office:value="1569.106079">
                <text:p>1569.106079</text:p>
              </table:table-cell>
              <table:table-cell office:value-type="float" office:value="1571.279053">
                <text:p>1571.279053</text:p>
              </table:table-cell>
            </table:table-row>
            <table:table-row>
              <table:table-cell office:value-type="float" office:value="192.8">
                <text:p>192.8</text:p>
              </table:table-cell>
              <table:table-cell office:value-type="float" office:value="1568.228149">
                <text:p>1568.228149</text:p>
              </table:table-cell>
              <table:table-cell office:value-type="float" office:value="1574.362183">
                <text:p>1574.362183</text:p>
              </table:table-cell>
              <table:table-cell office:value-type="float" office:value="1568.444824">
                <text:p>1568.444824</text:p>
              </table:table-cell>
              <table:table-cell office:value-type="float" office:value="1572.529907">
                <text:p>1572.52990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565.020264">
                <text:p>1565.020264</text:p>
              </table:table-cell>
              <table:table-cell office:value-type="float" office:value="1576.022461">
                <text:p>1576.022461</text:p>
              </table:table-cell>
              <table:table-cell office:value-type="float" office:value="1570.299927">
                <text:p>1570.299927</text:p>
              </table:table-cell>
              <table:table-cell office:value-type="float" office:value="1571.136353">
                <text:p>1571.136353</text:p>
              </table:table-cell>
            </table:table-row>
            <table:table-row>
              <table:table-cell office:value-type="float" office:value="193.2">
                <text:p>193.2</text:p>
              </table:table-cell>
              <table:table-cell office:value-type="float" office:value="1564.959229">
                <text:p>1564.959229</text:p>
              </table:table-cell>
              <table:table-cell office:value-type="float" office:value="1571.429321">
                <text:p>1571.429321</text:p>
              </table:table-cell>
              <table:table-cell office:value-type="float" office:value="1564.596436">
                <text:p>1564.596436</text:p>
              </table:table-cell>
              <table:table-cell office:value-type="float" office:value="1572.769653">
                <text:p>1572.769653</text:p>
              </table:table-cell>
            </table:table-row>
            <table:table-row>
              <table:table-cell office:value-type="float" office:value="193.4">
                <text:p>193.4</text:p>
              </table:table-cell>
              <table:table-cell office:value-type="float" office:value="1565.312744">
                <text:p>1565.312744</text:p>
              </table:table-cell>
              <table:table-cell office:value-type="float" office:value="1569.324829">
                <text:p>1569.324829</text:p>
              </table:table-cell>
              <table:table-cell office:value-type="float" office:value="1565.836426">
                <text:p>1565.836426</text:p>
              </table:table-cell>
              <table:table-cell office:value-type="float" office:value="1569.964233">
                <text:p>1569.964233</text:p>
              </table:table-cell>
            </table:table-row>
            <table:table-row>
              <table:table-cell office:value-type="float" office:value="193.6">
                <text:p>193.6</text:p>
              </table:table-cell>
              <table:table-cell office:value-type="float" office:value="1566.083496">
                <text:p>1566.083496</text:p>
              </table:table-cell>
              <table:table-cell office:value-type="float" office:value="1570.370117">
                <text:p>1570.370117</text:p>
              </table:table-cell>
              <table:table-cell office:value-type="float" office:value="1565.807007">
                <text:p>1565.807007</text:p>
              </table:table-cell>
              <table:table-cell office:value-type="float" office:value="1571.220459">
                <text:p>1571.220459</text:p>
              </table:table-cell>
            </table:table-row>
            <table:table-row>
              <table:table-cell office:value-type="float" office:value="193.8">
                <text:p>193.8</text:p>
              </table:table-cell>
              <table:table-cell office:value-type="float" office:value="1566.038208">
                <text:p>1566.038208</text:p>
              </table:table-cell>
              <table:table-cell office:value-type="float" office:value="1573.116333">
                <text:p>1573.116333</text:p>
              </table:table-cell>
              <table:table-cell office:value-type="float" office:value="1566.417603">
                <text:p>1566.417603</text:p>
              </table:table-cell>
              <table:table-cell office:value-type="float" office:value="1574.968506">
                <text:p>1574.96850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565.608276">
                <text:p>1565.608276</text:p>
              </table:table-cell>
              <table:table-cell office:value-type="float" office:value="1569.471191">
                <text:p>1569.471191</text:p>
              </table:table-cell>
              <table:table-cell office:value-type="float" office:value="1567.324951">
                <text:p>1567.324951</text:p>
              </table:table-cell>
              <table:table-cell office:value-type="float" office:value="1567.104248">
                <text:p>1567.104248</text:p>
              </table:table-cell>
            </table:table-row>
            <table:table-row>
              <table:table-cell office:value-type="float" office:value="194.2">
                <text:p>194.2</text:p>
              </table:table-cell>
              <table:table-cell office:value-type="float" office:value="1565.187622">
                <text:p>1565.187622</text:p>
              </table:table-cell>
              <table:table-cell office:value-type="float" office:value="1572.230225">
                <text:p>1572.230225</text:p>
              </table:table-cell>
              <table:table-cell office:value-type="float" office:value="1569.065308">
                <text:p>1569.065308</text:p>
              </table:table-cell>
              <table:table-cell office:value-type="float" office:value="1569.555542">
                <text:p>1569.555542</text:p>
              </table:table-cell>
            </table:table-row>
            <table:table-row>
              <table:table-cell office:value-type="float" office:value="194.4">
                <text:p>194.4</text:p>
              </table:table-cell>
              <table:table-cell office:value-type="float" office:value="1566.112671">
                <text:p>1566.112671</text:p>
              </table:table-cell>
              <table:table-cell office:value-type="float" office:value="1580.650146">
                <text:p>1580.650146</text:p>
              </table:table-cell>
              <table:table-cell office:value-type="float" office:value="1557.09021">
                <text:p>1557.09021</text:p>
              </table:table-cell>
              <table:table-cell office:value-type="float" office:value="1563.152588">
                <text:p>1563.152588</text:p>
              </table:table-cell>
            </table:table-row>
            <table:table-row>
              <table:table-cell office:value-type="float" office:value="194.6">
                <text:p>194.6</text:p>
              </table:table-cell>
              <table:table-cell office:value-type="float" office:value="1591.092041">
                <text:p>1591.092041</text:p>
              </table:table-cell>
              <table:table-cell office:value-type="float" office:value="1634.020508">
                <text:p>1634.020508</text:p>
              </table:table-cell>
              <table:table-cell office:value-type="float" office:value="1516.636719">
                <text:p>1516.636719</text:p>
              </table:table-cell>
              <table:table-cell office:value-type="float" office:value="1530.016968">
                <text:p>1530.016968</text:p>
              </table:table-cell>
            </table:table-row>
            <table:table-row>
              <table:table-cell office:value-type="float" office:value="194.8">
                <text:p>194.8</text:p>
              </table:table-cell>
              <table:table-cell office:value-type="float" office:value="1617.753784">
                <text:p>1617.753784</text:p>
              </table:table-cell>
              <table:table-cell office:value-type="float" office:value="1630.809204">
                <text:p>1630.809204</text:p>
              </table:table-cell>
              <table:table-cell office:value-type="float" office:value="1535.261353">
                <text:p>1535.261353</text:p>
              </table:table-cell>
              <table:table-cell office:value-type="float" office:value="1529.64917">
                <text:p>1529.6491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623.883789">
                <text:p>1623.883789</text:p>
              </table:table-cell>
              <table:table-cell office:value-type="float" office:value="1697.062012">
                <text:p>1697.062012</text:p>
              </table:table-cell>
              <table:table-cell office:value-type="float" office:value="1553.577759">
                <text:p>1553.577759</text:p>
              </table:table-cell>
              <table:table-cell office:value-type="float" office:value="1558.779663">
                <text:p>1558.779663</text:p>
              </table:table-cell>
            </table:table-row>
            <table:table-row>
              <table:table-cell office:value-type="float" office:value="195.2">
                <text:p>195.2</text:p>
              </table:table-cell>
              <table:table-cell office:value-type="float" office:value="1668.936646">
                <text:p>1668.936646</text:p>
              </table:table-cell>
              <table:table-cell office:value-type="float" office:value="1716.770874">
                <text:p>1716.770874</text:p>
              </table:table-cell>
              <table:table-cell office:value-type="float" office:value="1594.392212">
                <text:p>1594.392212</text:p>
              </table:table-cell>
              <table:table-cell office:value-type="float" office:value="1606.605835">
                <text:p>1606.605835</text:p>
              </table:table-cell>
            </table:table-row>
            <table:table-row>
              <table:table-cell office:value-type="float" office:value="195.4">
                <text:p>195.4</text:p>
              </table:table-cell>
              <table:table-cell office:value-type="float" office:value="1688.021484">
                <text:p>1688.021484</text:p>
              </table:table-cell>
              <table:table-cell office:value-type="float" office:value="1731.9646">
                <text:p>1731.9646</text:p>
              </table:table-cell>
              <table:table-cell office:value-type="float" office:value="1650.678711">
                <text:p>1650.678711</text:p>
              </table:table-cell>
              <table:table-cell office:value-type="float" office:value="1670.567871">
                <text:p>1670.567871</text:p>
              </table:table-cell>
            </table:table-row>
            <table:table-row>
              <table:table-cell office:value-type="float" office:value="195.6">
                <text:p>195.6</text:p>
              </table:table-cell>
              <table:table-cell office:value-type="float" office:value="1701.877808">
                <text:p>1701.877808</text:p>
              </table:table-cell>
              <table:table-cell office:value-type="float" office:value="1724.411377">
                <text:p>1724.411377</text:p>
              </table:table-cell>
              <table:table-cell office:value-type="float" office:value="1683.064453">
                <text:p>1683.064453</text:p>
              </table:table-cell>
              <table:table-cell office:value-type="float" office:value="1692.283447">
                <text:p>1692.283447</text:p>
              </table:table-cell>
            </table:table-row>
            <table:table-row>
              <table:table-cell office:value-type="float" office:value="195.8">
                <text:p>195.8</text:p>
              </table:table-cell>
              <table:table-cell office:value-type="float" office:value="1684.14209">
                <text:p>1684.14209</text:p>
              </table:table-cell>
              <table:table-cell office:value-type="float" office:value="1747.780884">
                <text:p>1747.780884</text:p>
              </table:table-cell>
              <table:table-cell office:value-type="float" office:value="1672.230713">
                <text:p>1672.230713</text:p>
              </table:table-cell>
              <table:table-cell office:value-type="float" office:value="1687.039551">
                <text:p>1687.03955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652.459351">
                <text:p>1652.459351</text:p>
              </table:table-cell>
              <table:table-cell office:value-type="float" office:value="1725.256104">
                <text:p>1725.256104</text:p>
              </table:table-cell>
              <table:table-cell office:value-type="float" office:value="1681.472046">
                <text:p>1681.472046</text:p>
              </table:table-cell>
              <table:table-cell office:value-type="float" office:value="1719.376953">
                <text:p>1719.376953</text:p>
              </table:table-cell>
            </table:table-row>
            <table:table-row>
              <table:table-cell office:value-type="float" office:value="196.2">
                <text:p>196.2</text:p>
              </table:table-cell>
              <table:table-cell office:value-type="float" office:value="1647.427979">
                <text:p>1647.427979</text:p>
              </table:table-cell>
              <table:table-cell office:value-type="float" office:value="1713.711304">
                <text:p>1713.711304</text:p>
              </table:table-cell>
              <table:table-cell office:value-type="float" office:value="1656.115845">
                <text:p>1656.115845</text:p>
              </table:table-cell>
              <table:table-cell office:value-type="float" office:value="1716.042725">
                <text:p>1716.042725</text:p>
              </table:table-cell>
            </table:table-row>
            <table:table-row>
              <table:table-cell office:value-type="float" office:value="196.4">
                <text:p>196.4</text:p>
              </table:table-cell>
              <table:table-cell office:value-type="float" office:value="1628.473633">
                <text:p>1628.473633</text:p>
              </table:table-cell>
              <table:table-cell office:value-type="float" office:value="1696.803101">
                <text:p>1696.803101</text:p>
              </table:table-cell>
              <table:table-cell office:value-type="float" office:value="1636.648682">
                <text:p>1636.648682</text:p>
              </table:table-cell>
              <table:table-cell office:value-type="float" office:value="1702.659058">
                <text:p>1702.659058</text:p>
              </table:table-cell>
            </table:table-row>
            <table:table-row>
              <table:table-cell office:value-type="float" office:value="196.6">
                <text:p>196.6</text:p>
              </table:table-cell>
              <table:table-cell office:value-type="float" office:value="1603.971802">
                <text:p>1603.971802</text:p>
              </table:table-cell>
              <table:table-cell office:value-type="float" office:value="1697.802856">
                <text:p>1697.802856</text:p>
              </table:table-cell>
              <table:table-cell office:value-type="float" office:value="1614.407471">
                <text:p>1614.407471</text:p>
              </table:table-cell>
              <table:table-cell office:value-type="float" office:value="1688.248901">
                <text:p>1688.248901</text:p>
              </table:table-cell>
            </table:table-row>
            <table:table-row>
              <table:table-cell office:value-type="float" office:value="196.8">
                <text:p>196.8</text:p>
              </table:table-cell>
              <table:table-cell office:value-type="float" office:value="1604.708618">
                <text:p>1604.708618</text:p>
              </table:table-cell>
              <table:table-cell office:value-type="float" office:value="1674.908203">
                <text:p>1674.908203</text:p>
              </table:table-cell>
              <table:table-cell office:value-type="float" office:value="1603.150391">
                <text:p>1603.150391</text:p>
              </table:table-cell>
              <table:table-cell office:value-type="float" office:value="1667.981567">
                <text:p>1667.98156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601.131714">
                <text:p>1601.131714</text:p>
              </table:table-cell>
              <table:table-cell office:value-type="float" office:value="1661.346191">
                <text:p>1661.346191</text:p>
              </table:table-cell>
              <table:table-cell office:value-type="float" office:value="1594.942871">
                <text:p>1594.942871</text:p>
              </table:table-cell>
              <table:table-cell office:value-type="float" office:value="1655.332275">
                <text:p>1655.332275</text:p>
              </table:table-cell>
            </table:table-row>
            <table:table-row>
              <table:table-cell office:value-type="float" office:value="197.2">
                <text:p>197.2</text:p>
              </table:table-cell>
              <table:table-cell office:value-type="float" office:value="1599.011353">
                <text:p>1599.011353</text:p>
              </table:table-cell>
              <table:table-cell office:value-type="float" office:value="1644.352051">
                <text:p>1644.352051</text:p>
              </table:table-cell>
              <table:table-cell office:value-type="float" office:value="1585.845337">
                <text:p>1585.845337</text:p>
              </table:table-cell>
              <table:table-cell office:value-type="float" office:value="1668.675049">
                <text:p>1668.675049</text:p>
              </table:table-cell>
            </table:table-row>
            <table:table-row>
              <table:table-cell office:value-type="float" office:value="197.4">
                <text:p>197.4</text:p>
              </table:table-cell>
              <table:table-cell office:value-type="float" office:value="1597.625977">
                <text:p>1597.625977</text:p>
              </table:table-cell>
              <table:table-cell office:value-type="float" office:value="1640.672485">
                <text:p>1640.672485</text:p>
              </table:table-cell>
              <table:table-cell office:value-type="float" office:value="1606.436646">
                <text:p>1606.436646</text:p>
              </table:table-cell>
              <table:table-cell office:value-type="float" office:value="1634.687134">
                <text:p>1634.687134</text:p>
              </table:table-cell>
            </table:table-row>
            <table:table-row>
              <table:table-cell office:value-type="float" office:value="197.6">
                <text:p>197.6</text:p>
              </table:table-cell>
              <table:table-cell office:value-type="float" office:value="1595.521362">
                <text:p>1595.521362</text:p>
              </table:table-cell>
              <table:table-cell office:value-type="float" office:value="1640.711914">
                <text:p>1640.711914</text:p>
              </table:table-cell>
              <table:table-cell office:value-type="float" office:value="1591.708496">
                <text:p>1591.708496</text:p>
              </table:table-cell>
              <table:table-cell office:value-type="float" office:value="1639.301392">
                <text:p>1639.301392</text:p>
              </table:table-cell>
            </table:table-row>
            <table:table-row>
              <table:table-cell office:value-type="float" office:value="197.8">
                <text:p>197.8</text:p>
              </table:table-cell>
              <table:table-cell office:value-type="float" office:value="1593.821289">
                <text:p>1593.821289</text:p>
              </table:table-cell>
              <table:table-cell office:value-type="float" office:value="1633.91394">
                <text:p>1633.91394</text:p>
              </table:table-cell>
              <table:table-cell office:value-type="float" office:value="1585.218872">
                <text:p>1585.218872</text:p>
              </table:table-cell>
              <table:table-cell office:value-type="float" office:value="1642.744629">
                <text:p>1642.74462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586.453125">
                <text:p>1586.453125</text:p>
              </table:table-cell>
              <table:table-cell office:value-type="float" office:value="1632.789917">
                <text:p>1632.789917</text:p>
              </table:table-cell>
              <table:table-cell office:value-type="float" office:value="1591.995728">
                <text:p>1591.995728</text:p>
              </table:table-cell>
              <table:table-cell office:value-type="float" office:value="1628.427002">
                <text:p>1628.427002</text:p>
              </table:table-cell>
            </table:table-row>
            <table:table-row>
              <table:table-cell office:value-type="float" office:value="198.2">
                <text:p>198.2</text:p>
              </table:table-cell>
              <table:table-cell office:value-type="float" office:value="1589.553101">
                <text:p>1589.553101</text:p>
              </table:table-cell>
              <table:table-cell office:value-type="float" office:value="1630.616943">
                <text:p>1630.616943</text:p>
              </table:table-cell>
              <table:table-cell office:value-type="float" office:value="1583.058838">
                <text:p>1583.058838</text:p>
              </table:table-cell>
              <table:table-cell office:value-type="float" office:value="1633.130859">
                <text:p>1633.130859</text:p>
              </table:table-cell>
            </table:table-row>
            <table:table-row>
              <table:table-cell office:value-type="float" office:value="198.4">
                <text:p>198.4</text:p>
              </table:table-cell>
              <table:table-cell office:value-type="float" office:value="1585.557861">
                <text:p>1585.557861</text:p>
              </table:table-cell>
              <table:table-cell office:value-type="float" office:value="1621.513428">
                <text:p>1621.513428</text:p>
              </table:table-cell>
              <table:table-cell office:value-type="float" office:value="1588.464478">
                <text:p>1588.464478</text:p>
              </table:table-cell>
              <table:table-cell office:value-type="float" office:value="1619.498535">
                <text:p>1619.498535</text:p>
              </table:table-cell>
            </table:table-row>
            <table:table-row>
              <table:table-cell office:value-type="float" office:value="198.6">
                <text:p>198.6</text:p>
              </table:table-cell>
              <table:table-cell office:value-type="float" office:value="1585.712891">
                <text:p>1585.712891</text:p>
              </table:table-cell>
              <table:table-cell office:value-type="float" office:value="1621.742188">
                <text:p>1621.742188</text:p>
              </table:table-cell>
              <table:table-cell office:value-type="float" office:value="1584.396606">
                <text:p>1584.396606</text:p>
              </table:table-cell>
              <table:table-cell office:value-type="float" office:value="1618.232178">
                <text:p>1618.232178</text:p>
              </table:table-cell>
            </table:table-row>
            <table:table-row>
              <table:table-cell office:value-type="float" office:value="198.8">
                <text:p>198.8</text:p>
              </table:table-cell>
              <table:table-cell office:value-type="float" office:value="1582.741455">
                <text:p>1582.741455</text:p>
              </table:table-cell>
              <table:table-cell office:value-type="float" office:value="1614.289307">
                <text:p>1614.289307</text:p>
              </table:table-cell>
              <table:table-cell office:value-type="float" office:value="1584.827026">
                <text:p>1584.827026</text:p>
              </table:table-cell>
              <table:table-cell office:value-type="float" office:value="1615.281738">
                <text:p>1615.28173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581.462402">
                <text:p>1581.462402</text:p>
              </table:table-cell>
              <table:table-cell office:value-type="float" office:value="1611.200684">
                <text:p>1611.200684</text:p>
              </table:table-cell>
              <table:table-cell office:value-type="float" office:value="1579.439697">
                <text:p>1579.439697</text:p>
              </table:table-cell>
              <table:table-cell office:value-type="float" office:value="1610.795288">
                <text:p>1610.795288</text:p>
              </table:table-cell>
            </table:table-row>
            <table:table-row>
              <table:table-cell office:value-type="float" office:value="199.2">
                <text:p>199.2</text:p>
              </table:table-cell>
              <table:table-cell office:value-type="float" office:value="1583.868286">
                <text:p>1583.868286</text:p>
              </table:table-cell>
              <table:table-cell office:value-type="float" office:value="1604.969482">
                <text:p>1604.969482</text:p>
              </table:table-cell>
              <table:table-cell office:value-type="float" office:value="1580.560791">
                <text:p>1580.560791</text:p>
              </table:table-cell>
              <table:table-cell office:value-type="float" office:value="1606.789062">
                <text:p>1606.789062</text:p>
              </table:table-cell>
            </table:table-row>
            <table:table-row>
              <table:table-cell office:value-type="float" office:value="199.4">
                <text:p>199.4</text:p>
              </table:table-cell>
              <table:table-cell office:value-type="float" office:value="1575.804688">
                <text:p>1575.804688</text:p>
              </table:table-cell>
              <table:table-cell office:value-type="float" office:value="1608.563232">
                <text:p>1608.563232</text:p>
              </table:table-cell>
              <table:table-cell office:value-type="float" office:value="1576.998779">
                <text:p>1576.998779</text:p>
              </table:table-cell>
              <table:table-cell office:value-type="float" office:value="1608.822876">
                <text:p>1608.822876</text:p>
              </table:table-cell>
            </table:table-row>
            <table:table-row>
              <table:table-cell office:value-type="float" office:value="199.6">
                <text:p>199.6</text:p>
              </table:table-cell>
              <table:table-cell office:value-type="float" office:value="1576.238647">
                <text:p>1576.238647</text:p>
              </table:table-cell>
              <table:table-cell office:value-type="float" office:value="1603.176392">
                <text:p>1603.176392</text:p>
              </table:table-cell>
              <table:table-cell office:value-type="float" office:value="1573.477783">
                <text:p>1573.477783</text:p>
              </table:table-cell>
              <table:table-cell office:value-type="float" office:value="1598.727783">
                <text:p>1598.727783</text:p>
              </table:table-cell>
            </table:table-row>
            <table:table-row>
              <table:table-cell office:value-type="float" office:value="199.8">
                <text:p>199.8</text:p>
              </table:table-cell>
              <table:table-cell office:value-type="float" office:value="1576.161987">
                <text:p>1576.161987</text:p>
              </table:table-cell>
              <table:table-cell office:value-type="float" office:value="1601.164062">
                <text:p>1601.164062</text:p>
              </table:table-cell>
              <table:table-cell office:value-type="float" office:value="1574.759766">
                <text:p>1574.759766</text:p>
              </table:table-cell>
              <table:table-cell office:value-type="float" office:value="1599.932739">
                <text:p>1599.9327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75.050049">
                <text:p>1575.050049</text:p>
              </table:table-cell>
              <table:table-cell office:value-type="float" office:value="1598.441772">
                <text:p>1598.441772</text:p>
              </table:table-cell>
              <table:table-cell office:value-type="float" office:value="1568.330322">
                <text:p>1568.330322</text:p>
              </table:table-cell>
              <table:table-cell office:value-type="float" office:value="1599.223511">
                <text:p>1599.223511</text:p>
              </table:table-cell>
            </table:table-row>
            <table:table-row>
              <table:table-cell office:value-type="float" office:value="200.2">
                <text:p>200.2</text:p>
              </table:table-cell>
              <table:table-cell office:value-type="float" office:value="1572.951782">
                <text:p>1572.951782</text:p>
              </table:table-cell>
              <table:table-cell office:value-type="float" office:value="1597.778931">
                <text:p>1597.778931</text:p>
              </table:table-cell>
              <table:table-cell office:value-type="float" office:value="1572.492798">
                <text:p>1572.492798</text:p>
              </table:table-cell>
              <table:table-cell office:value-type="float" office:value="1595.635864">
                <text:p>1595.635864</text:p>
              </table:table-cell>
            </table:table-row>
            <table:table-row>
              <table:table-cell office:value-type="float" office:value="200.4">
                <text:p>200.4</text:p>
              </table:table-cell>
              <table:table-cell office:value-type="float" office:value="1574.427124">
                <text:p>1574.427124</text:p>
              </table:table-cell>
              <table:table-cell office:value-type="float" office:value="1592.724121">
                <text:p>1592.724121</text:p>
              </table:table-cell>
              <table:table-cell office:value-type="float" office:value="1569.697876">
                <text:p>1569.697876</text:p>
              </table:table-cell>
              <table:table-cell office:value-type="float" office:value="1591.237305">
                <text:p>1591.237305</text:p>
              </table:table-cell>
            </table:table-row>
            <table:table-row>
              <table:table-cell office:value-type="float" office:value="200.6">
                <text:p>200.6</text:p>
              </table:table-cell>
              <table:table-cell office:value-type="float" office:value="1568.432861">
                <text:p>1568.432861</text:p>
              </table:table-cell>
              <table:table-cell office:value-type="float" office:value="1592.894165">
                <text:p>1592.894165</text:p>
              </table:table-cell>
              <table:table-cell office:value-type="float" office:value="1568.394409">
                <text:p>1568.394409</text:p>
              </table:table-cell>
              <table:table-cell office:value-type="float" office:value="1588.337646">
                <text:p>1588.337646</text:p>
              </table:table-cell>
            </table:table-row>
            <table:table-row>
              <table:table-cell office:value-type="float" office:value="200.8">
                <text:p>200.8</text:p>
              </table:table-cell>
              <table:table-cell office:value-type="float" office:value="1574.175171">
                <text:p>1574.175171</text:p>
              </table:table-cell>
              <table:table-cell office:value-type="float" office:value="1587.268311">
                <text:p>1587.268311</text:p>
              </table:table-cell>
              <table:table-cell office:value-type="float" office:value="1570.402466">
                <text:p>1570.402466</text:p>
              </table:table-cell>
              <table:table-cell office:value-type="float" office:value="1584.358765">
                <text:p>1584.35876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571.560059">
                <text:p>1571.560059</text:p>
              </table:table-cell>
              <table:table-cell office:value-type="float" office:value="1587.198608">
                <text:p>1587.198608</text:p>
              </table:table-cell>
              <table:table-cell office:value-type="float" office:value="1570.79187">
                <text:p>1570.79187</text:p>
              </table:table-cell>
              <table:table-cell office:value-type="float" office:value="1584.961548">
                <text:p>1584.961548</text:p>
              </table:table-cell>
            </table:table-row>
            <table:table-row>
              <table:table-cell office:value-type="float" office:value="201.2">
                <text:p>201.2</text:p>
              </table:table-cell>
              <table:table-cell office:value-type="float" office:value="1569.732056">
                <text:p>1569.732056</text:p>
              </table:table-cell>
              <table:table-cell office:value-type="float" office:value="1584.906616">
                <text:p>1584.906616</text:p>
              </table:table-cell>
              <table:table-cell office:value-type="float" office:value="1568.176758">
                <text:p>1568.176758</text:p>
              </table:table-cell>
              <table:table-cell office:value-type="float" office:value="1579.569336">
                <text:p>1579.569336</text:p>
              </table:table-cell>
            </table:table-row>
            <table:table-row>
              <table:table-cell office:value-type="float" office:value="201.4">
                <text:p>201.4</text:p>
              </table:table-cell>
              <table:table-cell office:value-type="float" office:value="1565.997925">
                <text:p>1565.997925</text:p>
              </table:table-cell>
              <table:table-cell office:value-type="float" office:value="1587.408691">
                <text:p>1587.408691</text:p>
              </table:table-cell>
              <table:table-cell office:value-type="float" office:value="1566.088623">
                <text:p>1566.088623</text:p>
              </table:table-cell>
              <table:table-cell office:value-type="float" office:value="1583.247681">
                <text:p>1583.247681</text:p>
              </table:table-cell>
            </table:table-row>
            <table:table-row>
              <table:table-cell office:value-type="float" office:value="201.6">
                <text:p>201.6</text:p>
              </table:table-cell>
              <table:table-cell office:value-type="float" office:value="1566.340088">
                <text:p>1566.340088</text:p>
              </table:table-cell>
              <table:table-cell office:value-type="float" office:value="1575.723999">
                <text:p>1575.723999</text:p>
              </table:table-cell>
              <table:table-cell office:value-type="float" office:value="1572.609253">
                <text:p>1572.609253</text:p>
              </table:table-cell>
              <table:table-cell office:value-type="float" office:value="1579.824829">
                <text:p>1579.824829</text:p>
              </table:table-cell>
            </table:table-row>
            <table:table-row>
              <table:table-cell office:value-type="float" office:value="201.8">
                <text:p>201.8</text:p>
              </table:table-cell>
              <table:table-cell office:value-type="float" office:value="1567.093872">
                <text:p>1567.093872</text:p>
              </table:table-cell>
              <table:table-cell office:value-type="float" office:value="1576.276733">
                <text:p>1576.276733</text:p>
              </table:table-cell>
              <table:table-cell office:value-type="float" office:value="1566.263062">
                <text:p>1566.263062</text:p>
              </table:table-cell>
              <table:table-cell office:value-type="float" office:value="1580.319336">
                <text:p>1580.31933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567.073486">
                <text:p>1567.073486</text:p>
              </table:table-cell>
              <table:table-cell office:value-type="float" office:value="1581.432495">
                <text:p>1581.432495</text:p>
              </table:table-cell>
              <table:table-cell office:value-type="float" office:value="1568.390625">
                <text:p>1568.390625</text:p>
              </table:table-cell>
              <table:table-cell office:value-type="float" office:value="1582.163818">
                <text:p>1582.163818</text:p>
              </table:table-cell>
            </table:table-row>
            <table:table-row>
              <table:table-cell office:value-type="float" office:value="202.2">
                <text:p>202.2</text:p>
              </table:table-cell>
              <table:table-cell office:value-type="float" office:value="1564.737915">
                <text:p>1564.737915</text:p>
              </table:table-cell>
              <table:table-cell office:value-type="float" office:value="1577.684692">
                <text:p>1577.684692</text:p>
              </table:table-cell>
              <table:table-cell office:value-type="float" office:value="1565.561646">
                <text:p>1565.561646</text:p>
              </table:table-cell>
              <table:table-cell office:value-type="float" office:value="1578.356079">
                <text:p>1578.356079</text:p>
              </table:table-cell>
            </table:table-row>
            <table:table-row>
              <table:table-cell office:value-type="float" office:value="202.4">
                <text:p>202.4</text:p>
              </table:table-cell>
              <table:table-cell office:value-type="float" office:value="1566.57959">
                <text:p>1566.57959</text:p>
              </table:table-cell>
              <table:table-cell office:value-type="float" office:value="1574.855225">
                <text:p>1574.855225</text:p>
              </table:table-cell>
              <table:table-cell office:value-type="float" office:value="1565.301636">
                <text:p>1565.301636</text:p>
              </table:table-cell>
              <table:table-cell office:value-type="float" office:value="1575.923462">
                <text:p>1575.923462</text:p>
              </table:table-cell>
            </table:table-row>
            <table:table-row>
              <table:table-cell office:value-type="float" office:value="202.6">
                <text:p>202.6</text:p>
              </table:table-cell>
              <table:table-cell office:value-type="float" office:value="1566.328125">
                <text:p>1566.328125</text:p>
              </table:table-cell>
              <table:table-cell office:value-type="float" office:value="1578.315308">
                <text:p>1578.315308</text:p>
              </table:table-cell>
              <table:table-cell office:value-type="float" office:value="1567.86084">
                <text:p>1567.86084</text:p>
              </table:table-cell>
              <table:table-cell office:value-type="float" office:value="1575.626953">
                <text:p>1575.626953</text:p>
              </table:table-cell>
            </table:table-row>
            <table:table-row>
              <table:table-cell office:value-type="float" office:value="202.8">
                <text:p>202.8</text:p>
              </table:table-cell>
              <table:table-cell office:value-type="float" office:value="1568.185303">
                <text:p>1568.185303</text:p>
              </table:table-cell>
              <table:table-cell office:value-type="float" office:value="1573.49939">
                <text:p>1573.49939</text:p>
              </table:table-cell>
              <table:table-cell office:value-type="float" office:value="1567.952637">
                <text:p>1567.952637</text:p>
              </table:table-cell>
              <table:table-cell office:value-type="float" office:value="1577.861816">
                <text:p>1577.86181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562.36084">
                <text:p>1562.36084</text:p>
              </table:table-cell>
              <table:table-cell office:value-type="float" office:value="1576.978149">
                <text:p>1576.978149</text:p>
              </table:table-cell>
              <table:table-cell office:value-type="float" office:value="1564.579468">
                <text:p>1564.579468</text:p>
              </table:table-cell>
              <table:table-cell office:value-type="float" office:value="1576.170898">
                <text:p>1576.170898</text:p>
              </table:table-cell>
            </table:table-row>
            <table:table-row>
              <table:table-cell office:value-type="float" office:value="203.2">
                <text:p>203.2</text:p>
              </table:table-cell>
              <table:table-cell office:value-type="float" office:value="1564.949585">
                <text:p>1564.949585</text:p>
              </table:table-cell>
              <table:table-cell office:value-type="float" office:value="1576.07251">
                <text:p>1576.07251</text:p>
              </table:table-cell>
              <table:table-cell office:value-type="float" office:value="1564.482544">
                <text:p>1564.482544</text:p>
              </table:table-cell>
              <table:table-cell office:value-type="float" office:value="1577.808594">
                <text:p>1577.808594</text:p>
              </table:table-cell>
            </table:table-row>
            <table:table-row>
              <table:table-cell office:value-type="float" office:value="203.4">
                <text:p>203.4</text:p>
              </table:table-cell>
              <table:table-cell office:value-type="float" office:value="1564.369629">
                <text:p>1564.369629</text:p>
              </table:table-cell>
              <table:table-cell office:value-type="float" office:value="1573.812012">
                <text:p>1573.812012</text:p>
              </table:table-cell>
              <table:table-cell office:value-type="float" office:value="1565.696899">
                <text:p>1565.696899</text:p>
              </table:table-cell>
              <table:table-cell office:value-type="float" office:value="1572.376953">
                <text:p>1572.376953</text:p>
              </table:table-cell>
            </table:table-row>
            <table:table-row>
              <table:table-cell office:value-type="float" office:value="203.6">
                <text:p>203.6</text:p>
              </table:table-cell>
              <table:table-cell office:value-type="float" office:value="1567.131348">
                <text:p>1567.131348</text:p>
              </table:table-cell>
              <table:table-cell office:value-type="float" office:value="1569.124634">
                <text:p>1569.124634</text:p>
              </table:table-cell>
              <table:table-cell office:value-type="float" office:value="1566.43103">
                <text:p>1566.43103</text:p>
              </table:table-cell>
              <table:table-cell office:value-type="float" office:value="1569.642822">
                <text:p>1569.642822</text:p>
              </table:table-cell>
            </table:table-row>
            <table:table-row>
              <table:table-cell office:value-type="float" office:value="203.8">
                <text:p>203.8</text:p>
              </table:table-cell>
              <table:table-cell office:value-type="float" office:value="1566.795166">
                <text:p>1566.795166</text:p>
              </table:table-cell>
              <table:table-cell office:value-type="float" office:value="1573.092163">
                <text:p>1573.092163</text:p>
              </table:table-cell>
              <table:table-cell office:value-type="float" office:value="1566.277588">
                <text:p>1566.277588</text:p>
              </table:table-cell>
              <table:table-cell office:value-type="float" office:value="1570.503174">
                <text:p>1570.50317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561.743896">
                <text:p>1561.743896</text:p>
              </table:table-cell>
              <table:table-cell office:value-type="float" office:value="1573.86499">
                <text:p>1573.86499</text:p>
              </table:table-cell>
              <table:table-cell office:value-type="float" office:value="1562.615356">
                <text:p>1562.615356</text:p>
              </table:table-cell>
              <table:table-cell office:value-type="float" office:value="1573.637451">
                <text:p>1573.637451</text:p>
              </table:table-cell>
            </table:table-row>
            <table:table-row>
              <table:table-cell office:value-type="float" office:value="204.2">
                <text:p>204.2</text:p>
              </table:table-cell>
              <table:table-cell office:value-type="float" office:value="1563.930908">
                <text:p>1563.930908</text:p>
              </table:table-cell>
              <table:table-cell office:value-type="float" office:value="1571.358276">
                <text:p>1571.358276</text:p>
              </table:table-cell>
              <table:table-cell office:value-type="float" office:value="1564.179443">
                <text:p>1564.179443</text:p>
              </table:table-cell>
              <table:table-cell office:value-type="float" office:value="1574.515381">
                <text:p>1574.515381</text:p>
              </table:table-cell>
            </table:table-row>
            <table:table-row>
              <table:table-cell office:value-type="float" office:value="204.4">
                <text:p>204.4</text:p>
              </table:table-cell>
              <table:table-cell office:value-type="float" office:value="1564.077393">
                <text:p>1564.077393</text:p>
              </table:table-cell>
              <table:table-cell office:value-type="float" office:value="1573.658325">
                <text:p>1573.658325</text:p>
              </table:table-cell>
              <table:table-cell office:value-type="float" office:value="1565.583984">
                <text:p>1565.583984</text:p>
              </table:table-cell>
              <table:table-cell office:value-type="float" office:value="1572.167236">
                <text:p>1572.167236</text:p>
              </table:table-cell>
            </table:table-row>
            <table:table-row>
              <table:table-cell office:value-type="float" office:value="204.6">
                <text:p>204.6</text:p>
              </table:table-cell>
              <table:table-cell office:value-type="float" office:value="1565.280273">
                <text:p>1565.280273</text:p>
              </table:table-cell>
              <table:table-cell office:value-type="float" office:value="1571.526123">
                <text:p>1571.526123</text:p>
              </table:table-cell>
              <table:table-cell office:value-type="float" office:value="1564.096802">
                <text:p>1564.096802</text:p>
              </table:table-cell>
              <table:table-cell office:value-type="float" office:value="1572.606323">
                <text:p>1572.606323</text:p>
              </table:table-cell>
            </table:table-row>
            <table:table-row>
              <table:table-cell office:value-type="float" office:value="204.8">
                <text:p>204.8</text:p>
              </table:table-cell>
              <table:table-cell office:value-type="float" office:value="1589.862915">
                <text:p>1589.862915</text:p>
              </table:table-cell>
              <table:table-cell office:value-type="float" office:value="1640.871704">
                <text:p>1640.871704</text:p>
              </table:table-cell>
              <table:table-cell office:value-type="float" office:value="1522.154053">
                <text:p>1522.154053</text:p>
              </table:table-cell>
              <table:table-cell office:value-type="float" office:value="1514.527466">
                <text:p>1514.52746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613.47937">
                <text:p>1613.47937</text:p>
              </table:table-cell>
              <table:table-cell office:value-type="float" office:value="1622.693481">
                <text:p>1622.693481</text:p>
              </table:table-cell>
              <table:table-cell office:value-type="float" office:value="1535.518188">
                <text:p>1535.518188</text:p>
              </table:table-cell>
              <table:table-cell office:value-type="float" office:value="1519.796265">
                <text:p>1519.796265</text:p>
              </table:table-cell>
            </table:table-row>
            <table:table-row>
              <table:table-cell office:value-type="float" office:value="205.2">
                <text:p>205.2</text:p>
              </table:table-cell>
              <table:table-cell office:value-type="float" office:value="1621.922974">
                <text:p>1621.922974</text:p>
              </table:table-cell>
              <table:table-cell office:value-type="float" office:value="1630.352051">
                <text:p>1630.352051</text:p>
              </table:table-cell>
              <table:table-cell office:value-type="float" office:value="1542.833374">
                <text:p>1542.833374</text:p>
              </table:table-cell>
              <table:table-cell office:value-type="float" office:value="1530.704224">
                <text:p>1530.704224</text:p>
              </table:table-cell>
            </table:table-row>
            <table:table-row>
              <table:table-cell office:value-type="float" office:value="205.4">
                <text:p>205.4</text:p>
              </table:table-cell>
              <table:table-cell office:value-type="float" office:value="1624.311279">
                <text:p>1624.311279</text:p>
              </table:table-cell>
              <table:table-cell office:value-type="float" office:value="1672.16687">
                <text:p>1672.16687</text:p>
              </table:table-cell>
              <table:table-cell office:value-type="float" office:value="1555.290283">
                <text:p>1555.290283</text:p>
              </table:table-cell>
              <table:table-cell office:value-type="float" office:value="1550.126465">
                <text:p>1550.126465</text:p>
              </table:table-cell>
            </table:table-row>
            <table:table-row>
              <table:table-cell office:value-type="float" office:value="205.6">
                <text:p>205.6</text:p>
              </table:table-cell>
              <table:table-cell office:value-type="float" office:value="1631.76709">
                <text:p>1631.76709</text:p>
              </table:table-cell>
              <table:table-cell office:value-type="float" office:value="1670.63623">
                <text:p>1670.63623</text:p>
              </table:table-cell>
              <table:table-cell office:value-type="float" office:value="1577.792358">
                <text:p>1577.792358</text:p>
              </table:table-cell>
              <table:table-cell office:value-type="float" office:value="1575.1521">
                <text:p>1575.1521</text:p>
              </table:table-cell>
            </table:table-row>
            <table:table-row>
              <table:table-cell office:value-type="float" office:value="205.8">
                <text:p>205.8</text:p>
              </table:table-cell>
              <table:table-cell office:value-type="float" office:value="1649.598389">
                <text:p>1649.598389</text:p>
              </table:table-cell>
              <table:table-cell office:value-type="float" office:value="1660.189331">
                <text:p>1660.189331</text:p>
              </table:table-cell>
              <table:table-cell office:value-type="float" office:value="1591.52124">
                <text:p>1591.52124</text:p>
              </table:table-cell>
              <table:table-cell office:value-type="float" office:value="1590.851929">
                <text:p>1590.85192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632.144775">
                <text:p>1632.144775</text:p>
              </table:table-cell>
              <table:table-cell office:value-type="float" office:value="1697.876953">
                <text:p>1697.876953</text:p>
              </table:table-cell>
              <table:table-cell office:value-type="float" office:value="1605.034912">
                <text:p>1605.034912</text:p>
              </table:table-cell>
              <table:table-cell office:value-type="float" office:value="1613.571045">
                <text:p>1613.571045</text:p>
              </table:table-cell>
            </table:table-row>
            <table:table-row>
              <table:table-cell office:value-type="float" office:value="206.2">
                <text:p>206.2</text:p>
              </table:table-cell>
              <table:table-cell office:value-type="float" office:value="1644.91333">
                <text:p>1644.91333</text:p>
              </table:table-cell>
              <table:table-cell office:value-type="float" office:value="1698.966675">
                <text:p>1698.966675</text:p>
              </table:table-cell>
              <table:table-cell office:value-type="float" office:value="1614.279785">
                <text:p>1614.279785</text:p>
              </table:table-cell>
              <table:table-cell office:value-type="float" office:value="1618.748291">
                <text:p>1618.748291</text:p>
              </table:table-cell>
            </table:table-row>
            <table:table-row>
              <table:table-cell office:value-type="float" office:value="206.4">
                <text:p>206.4</text:p>
              </table:table-cell>
              <table:table-cell office:value-type="float" office:value="1645.232056">
                <text:p>1645.232056</text:p>
              </table:table-cell>
              <table:table-cell office:value-type="float" office:value="1706.322754">
                <text:p>1706.322754</text:p>
              </table:table-cell>
              <table:table-cell office:value-type="float" office:value="1611.334595">
                <text:p>1611.334595</text:p>
              </table:table-cell>
              <table:table-cell office:value-type="float" office:value="1620.472778">
                <text:p>1620.472778</text:p>
              </table:table-cell>
            </table:table-row>
            <table:table-row>
              <table:table-cell office:value-type="float" office:value="206.6">
                <text:p>206.6</text:p>
              </table:table-cell>
              <table:table-cell office:value-type="float" office:value="1654.952637">
                <text:p>1654.952637</text:p>
              </table:table-cell>
              <table:table-cell office:value-type="float" office:value="1705.745972">
                <text:p>1705.745972</text:p>
              </table:table-cell>
              <table:table-cell office:value-type="float" office:value="1606.569092">
                <text:p>1606.569092</text:p>
              </table:table-cell>
              <table:table-cell office:value-type="float" office:value="1622.066162">
                <text:p>1622.066162</text:p>
              </table:table-cell>
            </table:table-row>
            <table:table-row>
              <table:table-cell office:value-type="float" office:value="206.8">
                <text:p>206.8</text:p>
              </table:table-cell>
              <table:table-cell office:value-type="float" office:value="1603.930298">
                <text:p>1603.930298</text:p>
              </table:table-cell>
              <table:table-cell office:value-type="float" office:value="1679.687378">
                <text:p>1679.687378</text:p>
              </table:table-cell>
              <table:table-cell office:value-type="float" office:value="1623.126221">
                <text:p>1623.126221</text:p>
              </table:table-cell>
              <table:table-cell office:value-type="float" office:value="1670.724976">
                <text:p>1670.72497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606.47168">
                <text:p>1606.47168</text:p>
              </table:table-cell>
              <table:table-cell office:value-type="float" office:value="1660.243408">
                <text:p>1660.243408</text:p>
              </table:table-cell>
              <table:table-cell office:value-type="float" office:value="1621.466187">
                <text:p>1621.466187</text:p>
              </table:table-cell>
              <table:table-cell office:value-type="float" office:value="1658.989624">
                <text:p>1658.989624</text:p>
              </table:table-cell>
            </table:table-row>
            <table:table-row>
              <table:table-cell office:value-type="float" office:value="207.2">
                <text:p>207.2</text:p>
              </table:table-cell>
              <table:table-cell office:value-type="float" office:value="1601.938599">
                <text:p>1601.938599</text:p>
              </table:table-cell>
              <table:table-cell office:value-type="float" office:value="1650.079712">
                <text:p>1650.079712</text:p>
              </table:table-cell>
              <table:table-cell office:value-type="float" office:value="1607.710449">
                <text:p>1607.710449</text:p>
              </table:table-cell>
              <table:table-cell office:value-type="float" office:value="1654.048706">
                <text:p>1654.048706</text:p>
              </table:table-cell>
            </table:table-row>
            <table:table-row>
              <table:table-cell office:value-type="float" office:value="207.4">
                <text:p>207.4</text:p>
              </table:table-cell>
              <table:table-cell office:value-type="float" office:value="1590.714355">
                <text:p>1590.714355</text:p>
              </table:table-cell>
              <table:table-cell office:value-type="float" office:value="1643.619507">
                <text:p>1643.619507</text:p>
              </table:table-cell>
              <table:table-cell office:value-type="float" office:value="1594.483032">
                <text:p>1594.483032</text:p>
              </table:table-cell>
              <table:table-cell office:value-type="float" office:value="1643.858154">
                <text:p>1643.858154</text:p>
              </table:table-cell>
            </table:table-row>
            <table:table-row>
              <table:table-cell office:value-type="float" office:value="207.6">
                <text:p>207.6</text:p>
              </table:table-cell>
              <table:table-cell office:value-type="float" office:value="1580.529907">
                <text:p>1580.529907</text:p>
              </table:table-cell>
              <table:table-cell office:value-type="float" office:value="1647.396484">
                <text:p>1647.396484</text:p>
              </table:table-cell>
              <table:table-cell office:value-type="float" office:value="1578.643799">
                <text:p>1578.643799</text:p>
              </table:table-cell>
              <table:table-cell office:value-type="float" office:value="1639.97522">
                <text:p>1639.97522</text:p>
              </table:table-cell>
            </table:table-row>
            <table:table-row>
              <table:table-cell office:value-type="float" office:value="207.8">
                <text:p>207.8</text:p>
              </table:table-cell>
              <table:table-cell office:value-type="float" office:value="1589.472412">
                <text:p>1589.472412</text:p>
              </table:table-cell>
              <table:table-cell office:value-type="float" office:value="1624.156372">
                <text:p>1624.156372</text:p>
              </table:table-cell>
              <table:table-cell office:value-type="float" office:value="1582.883423">
                <text:p>1582.883423</text:p>
              </table:table-cell>
              <table:table-cell office:value-type="float" office:value="1622.02356">
                <text:p>1622.0235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587.983887">
                <text:p>1587.983887</text:p>
              </table:table-cell>
              <table:table-cell office:value-type="float" office:value="1616.398926">
                <text:p>1616.398926</text:p>
              </table:table-cell>
              <table:table-cell office:value-type="float" office:value="1574.736694">
                <text:p>1574.736694</text:p>
              </table:table-cell>
              <table:table-cell office:value-type="float" office:value="1628.575195">
                <text:p>1628.575195</text:p>
              </table:table-cell>
            </table:table-row>
            <table:table-row>
              <table:table-cell office:value-type="float" office:value="208.2">
                <text:p>208.2</text:p>
              </table:table-cell>
              <table:table-cell office:value-type="float" office:value="1580.110596">
                <text:p>1580.110596</text:p>
              </table:table-cell>
              <table:table-cell office:value-type="float" office:value="1615.870361">
                <text:p>1615.870361</text:p>
              </table:table-cell>
              <table:table-cell office:value-type="float" office:value="1586.898682">
                <text:p>1586.898682</text:p>
              </table:table-cell>
              <table:table-cell office:value-type="float" office:value="1613.449585">
                <text:p>1613.449585</text:p>
              </table:table-cell>
            </table:table-row>
            <table:table-row>
              <table:table-cell office:value-type="float" office:value="208.4">
                <text:p>208.4</text:p>
              </table:table-cell>
              <table:table-cell office:value-type="float" office:value="1580.804565">
                <text:p>1580.804565</text:p>
              </table:table-cell>
              <table:table-cell office:value-type="float" office:value="1619.359375">
                <text:p>1619.359375</text:p>
              </table:table-cell>
              <table:table-cell office:value-type="float" office:value="1577.735718">
                <text:p>1577.735718</text:p>
              </table:table-cell>
              <table:table-cell office:value-type="float" office:value="1616.269287">
                <text:p>1616.269287</text:p>
              </table:table-cell>
            </table:table-row>
            <table:table-row>
              <table:table-cell office:value-type="float" office:value="208.6">
                <text:p>208.6</text:p>
              </table:table-cell>
              <table:table-cell office:value-type="float" office:value="1581.424072">
                <text:p>1581.424072</text:p>
              </table:table-cell>
              <table:table-cell office:value-type="float" office:value="1609.943359">
                <text:p>1609.943359</text:p>
              </table:table-cell>
              <table:table-cell office:value-type="float" office:value="1574.186768">
                <text:p>1574.186768</text:p>
              </table:table-cell>
              <table:table-cell office:value-type="float" office:value="1615.512573">
                <text:p>1615.512573</text:p>
              </table:table-cell>
            </table:table-row>
            <table:table-row>
              <table:table-cell office:value-type="float" office:value="208.8">
                <text:p>208.8</text:p>
              </table:table-cell>
              <table:table-cell office:value-type="float" office:value="1577.470093">
                <text:p>1577.470093</text:p>
              </table:table-cell>
              <table:table-cell office:value-type="float" office:value="1609.875244">
                <text:p>1609.875244</text:p>
              </table:table-cell>
              <table:table-cell office:value-type="float" office:value="1580.303833">
                <text:p>1580.303833</text:p>
              </table:table-cell>
              <table:table-cell office:value-type="float" office:value="1606.344727">
                <text:p>1606.34472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577.485962">
                <text:p>1577.485962</text:p>
              </table:table-cell>
              <table:table-cell office:value-type="float" office:value="1611.94043">
                <text:p>1611.94043</text:p>
              </table:table-cell>
              <table:table-cell office:value-type="float" office:value="1574.817505">
                <text:p>1574.817505</text:p>
              </table:table-cell>
              <table:table-cell office:value-type="float" office:value="1608.888672">
                <text:p>1608.888672</text:p>
              </table:table-cell>
            </table:table-row>
            <table:table-row>
              <table:table-cell office:value-type="float" office:value="209.2">
                <text:p>209.2</text:p>
              </table:table-cell>
              <table:table-cell office:value-type="float" office:value="1579.788574">
                <text:p>1579.788574</text:p>
              </table:table-cell>
              <table:table-cell office:value-type="float" office:value="1603.59729">
                <text:p>1603.59729</text:p>
              </table:table-cell>
              <table:table-cell office:value-type="float" office:value="1575.973267">
                <text:p>1575.973267</text:p>
              </table:table-cell>
              <table:table-cell office:value-type="float" office:value="1606.542603">
                <text:p>1606.542603</text:p>
              </table:table-cell>
            </table:table-row>
            <table:table-row>
              <table:table-cell office:value-type="float" office:value="209.4">
                <text:p>209.4</text:p>
              </table:table-cell>
              <table:table-cell office:value-type="float" office:value="1575.073364">
                <text:p>1575.073364</text:p>
              </table:table-cell>
              <table:table-cell office:value-type="float" office:value="1602.739746">
                <text:p>1602.739746</text:p>
              </table:table-cell>
              <table:table-cell office:value-type="float" office:value="1576.37207">
                <text:p>1576.37207</text:p>
              </table:table-cell>
              <table:table-cell office:value-type="float" office:value="1596.904907">
                <text:p>1596.904907</text:p>
              </table:table-cell>
            </table:table-row>
            <table:table-row>
              <table:table-cell office:value-type="float" office:value="209.6">
                <text:p>209.6</text:p>
              </table:table-cell>
              <table:table-cell office:value-type="float" office:value="1575.325195">
                <text:p>1575.325195</text:p>
              </table:table-cell>
              <table:table-cell office:value-type="float" office:value="1599.415405">
                <text:p>1599.415405</text:p>
              </table:table-cell>
              <table:table-cell office:value-type="float" office:value="1574.572876">
                <text:p>1574.572876</text:p>
              </table:table-cell>
              <table:table-cell office:value-type="float" office:value="1597.796509">
                <text:p>1597.796509</text:p>
              </table:table-cell>
            </table:table-row>
            <table:table-row>
              <table:table-cell office:value-type="float" office:value="209.8">
                <text:p>209.8</text:p>
              </table:table-cell>
              <table:table-cell office:value-type="float" office:value="1576.32019">
                <text:p>1576.32019</text:p>
              </table:table-cell>
              <table:table-cell office:value-type="float" office:value="1602.126465">
                <text:p>1602.126465</text:p>
              </table:table-cell>
              <table:table-cell office:value-type="float" office:value="1574.14502">
                <text:p>1574.14502</text:p>
              </table:table-cell>
              <table:table-cell office:value-type="float" office:value="1599.802734">
                <text:p>1599.80273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73.269653">
                <text:p>1573.269653</text:p>
              </table:table-cell>
              <table:table-cell office:value-type="float" office:value="1597.986328">
                <text:p>1597.986328</text:p>
              </table:table-cell>
              <table:table-cell office:value-type="float" office:value="1573.782959">
                <text:p>1573.782959</text:p>
              </table:table-cell>
              <table:table-cell office:value-type="float" office:value="1598.082886">
                <text:p>1598.082886</text:p>
              </table:table-cell>
            </table:table-row>
            <table:table-row>
              <table:table-cell office:value-type="float" office:value="210.2">
                <text:p>210.2</text:p>
              </table:table-cell>
              <table:table-cell office:value-type="float" office:value="1575.512817">
                <text:p>1575.512817</text:p>
              </table:table-cell>
              <table:table-cell office:value-type="float" office:value="1592.647949">
                <text:p>1592.647949</text:p>
              </table:table-cell>
              <table:table-cell office:value-type="float" office:value="1576.253906">
                <text:p>1576.253906</text:p>
              </table:table-cell>
              <table:table-cell office:value-type="float" office:value="1588.663696">
                <text:p>1588.663696</text:p>
              </table:table-cell>
            </table:table-row>
            <table:table-row>
              <table:table-cell office:value-type="float" office:value="210.4">
                <text:p>210.4</text:p>
              </table:table-cell>
              <table:table-cell office:value-type="float" office:value="1573.582764">
                <text:p>1573.582764</text:p>
              </table:table-cell>
              <table:table-cell office:value-type="float" office:value="1592.675049">
                <text:p>1592.675049</text:p>
              </table:table-cell>
              <table:table-cell office:value-type="float" office:value="1569.069336">
                <text:p>1569.069336</text:p>
              </table:table-cell>
              <table:table-cell office:value-type="float" office:value="1592.708496">
                <text:p>1592.708496</text:p>
              </table:table-cell>
            </table:table-row>
            <table:table-row>
              <table:table-cell office:value-type="float" office:value="210.6">
                <text:p>210.6</text:p>
              </table:table-cell>
              <table:table-cell office:value-type="float" office:value="1576.285889">
                <text:p>1576.285889</text:p>
              </table:table-cell>
              <table:table-cell office:value-type="float" office:value="1588.504395">
                <text:p>1588.504395</text:p>
              </table:table-cell>
              <table:table-cell office:value-type="float" office:value="1572.49707">
                <text:p>1572.49707</text:p>
              </table:table-cell>
              <table:table-cell office:value-type="float" office:value="1588.442261">
                <text:p>1588.442261</text:p>
              </table:table-cell>
            </table:table-row>
            <table:table-row>
              <table:table-cell office:value-type="float" office:value="210.8">
                <text:p>210.8</text:p>
              </table:table-cell>
              <table:table-cell office:value-type="float" office:value="1572.754272">
                <text:p>1572.754272</text:p>
              </table:table-cell>
              <table:table-cell office:value-type="float" office:value="1593.942017">
                <text:p>1593.942017</text:p>
              </table:table-cell>
              <table:table-cell office:value-type="float" office:value="1567.946899">
                <text:p>1567.946899</text:p>
              </table:table-cell>
              <table:table-cell office:value-type="float" office:value="1591.163452">
                <text:p>1591.16345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568.53186">
                <text:p>1568.53186</text:p>
              </table:table-cell>
              <table:table-cell office:value-type="float" office:value="1589.536499">
                <text:p>1589.536499</text:p>
              </table:table-cell>
              <table:table-cell office:value-type="float" office:value="1566.806519">
                <text:p>1566.806519</text:p>
              </table:table-cell>
              <table:table-cell office:value-type="float" office:value="1586.882324">
                <text:p>1586.882324</text:p>
              </table:table-cell>
            </table:table-row>
            <table:table-row>
              <table:table-cell office:value-type="float" office:value="211.2">
                <text:p>211.2</text:p>
              </table:table-cell>
              <table:table-cell office:value-type="float" office:value="1569.782349">
                <text:p>1569.782349</text:p>
              </table:table-cell>
              <table:table-cell office:value-type="float" office:value="1589.416504">
                <text:p>1589.416504</text:p>
              </table:table-cell>
              <table:table-cell office:value-type="float" office:value="1569.357056">
                <text:p>1569.357056</text:p>
              </table:table-cell>
              <table:table-cell office:value-type="float" office:value="1585.317139">
                <text:p>1585.317139</text:p>
              </table:table-cell>
            </table:table-row>
            <table:table-row>
              <table:table-cell office:value-type="float" office:value="211.4">
                <text:p>211.4</text:p>
              </table:table-cell>
              <table:table-cell office:value-type="float" office:value="1568.139038">
                <text:p>1568.139038</text:p>
              </table:table-cell>
              <table:table-cell office:value-type="float" office:value="1588.862061">
                <text:p>1588.862061</text:p>
              </table:table-cell>
              <table:table-cell office:value-type="float" office:value="1568.12085">
                <text:p>1568.12085</text:p>
              </table:table-cell>
              <table:table-cell office:value-type="float" office:value="1585.228149">
                <text:p>1585.228149</text:p>
              </table:table-cell>
            </table:table-row>
            <table:table-row>
              <table:table-cell office:value-type="float" office:value="211.6">
                <text:p>211.6</text:p>
              </table:table-cell>
              <table:table-cell office:value-type="float" office:value="1573.408447">
                <text:p>1573.408447</text:p>
              </table:table-cell>
              <table:table-cell office:value-type="float" office:value="1582.678467">
                <text:p>1582.678467</text:p>
              </table:table-cell>
              <table:table-cell office:value-type="float" office:value="1568.845825">
                <text:p>1568.845825</text:p>
              </table:table-cell>
              <table:table-cell office:value-type="float" office:value="1581.866455">
                <text:p>1581.866455</text:p>
              </table:table-cell>
            </table:table-row>
            <table:table-row>
              <table:table-cell office:value-type="float" office:value="211.8">
                <text:p>211.8</text:p>
              </table:table-cell>
              <table:table-cell office:value-type="float" office:value="1571.181763">
                <text:p>1571.181763</text:p>
              </table:table-cell>
              <table:table-cell office:value-type="float" office:value="1581.268799">
                <text:p>1581.268799</text:p>
              </table:table-cell>
              <table:table-cell office:value-type="float" office:value="1568.196045">
                <text:p>1568.196045</text:p>
              </table:table-cell>
              <table:table-cell office:value-type="float" office:value="1582.053101">
                <text:p>1582.05310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569.347656">
                <text:p>1569.347656</text:p>
              </table:table-cell>
              <table:table-cell office:value-type="float" office:value="1585.306152">
                <text:p>1585.306152</text:p>
              </table:table-cell>
              <table:table-cell office:value-type="float" office:value="1569.246826">
                <text:p>1569.246826</text:p>
              </table:table-cell>
              <table:table-cell office:value-type="float" office:value="1578.92688">
                <text:p>1578.92688</text:p>
              </table:table-cell>
            </table:table-row>
            <table:table-row>
              <table:table-cell office:value-type="float" office:value="212.2">
                <text:p>212.2</text:p>
              </table:table-cell>
              <table:table-cell office:value-type="float" office:value="1570.035522">
                <text:p>1570.035522</text:p>
              </table:table-cell>
              <table:table-cell office:value-type="float" office:value="1583.430176">
                <text:p>1583.430176</text:p>
              </table:table-cell>
              <table:table-cell office:value-type="float" office:value="1568.809937">
                <text:p>1568.809937</text:p>
              </table:table-cell>
              <table:table-cell office:value-type="float" office:value="1580.754639">
                <text:p>1580.754639</text:p>
              </table:table-cell>
            </table:table-row>
            <table:table-row>
              <table:table-cell office:value-type="float" office:value="212.4">
                <text:p>212.4</text:p>
              </table:table-cell>
              <table:table-cell office:value-type="float" office:value="1571.493286">
                <text:p>1571.493286</text:p>
              </table:table-cell>
              <table:table-cell office:value-type="float" office:value="1581.473267">
                <text:p>1581.473267</text:p>
              </table:table-cell>
              <table:table-cell office:value-type="float" office:value="1565.373535">
                <text:p>1565.373535</text:p>
              </table:table-cell>
              <table:table-cell office:value-type="float" office:value="1579.22168">
                <text:p>1579.22168</text:p>
              </table:table-cell>
            </table:table-row>
            <table:table-row>
              <table:table-cell office:value-type="float" office:value="212.6">
                <text:p>212.6</text:p>
              </table:table-cell>
              <table:table-cell office:value-type="float" office:value="1570.756104">
                <text:p>1570.756104</text:p>
              </table:table-cell>
              <table:table-cell office:value-type="float" office:value="1579.419434">
                <text:p>1579.419434</text:p>
              </table:table-cell>
              <table:table-cell office:value-type="float" office:value="1564.214478">
                <text:p>1564.214478</text:p>
              </table:table-cell>
              <table:table-cell office:value-type="float" office:value="1578.11499">
                <text:p>1578.11499</text:p>
              </table:table-cell>
            </table:table-row>
            <table:table-row>
              <table:table-cell office:value-type="float" office:value="212.8">
                <text:p>212.8</text:p>
              </table:table-cell>
              <table:table-cell office:value-type="float" office:value="1572.855713">
                <text:p>1572.855713</text:p>
              </table:table-cell>
              <table:table-cell office:value-type="float" office:value="1577.655273">
                <text:p>1577.655273</text:p>
              </table:table-cell>
              <table:table-cell office:value-type="float" office:value="1565.782959">
                <text:p>1565.782959</text:p>
              </table:table-cell>
              <table:table-cell office:value-type="float" office:value="1576.116821">
                <text:p>1576.11682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566.466919">
                <text:p>1566.466919</text:p>
              </table:table-cell>
              <table:table-cell office:value-type="float" office:value="1575.852539">
                <text:p>1575.852539</text:p>
              </table:table-cell>
              <table:table-cell office:value-type="float" office:value="1568.658936">
                <text:p>1568.658936</text:p>
              </table:table-cell>
              <table:table-cell office:value-type="float" office:value="1578.91626">
                <text:p>1578.91626</text:p>
              </table:table-cell>
            </table:table-row>
            <table:table-row>
              <table:table-cell office:value-type="float" office:value="213.2">
                <text:p>213.2</text:p>
              </table:table-cell>
              <table:table-cell office:value-type="float" office:value="1567.078613">
                <text:p>1567.078613</text:p>
              </table:table-cell>
              <table:table-cell office:value-type="float" office:value="1577.073853">
                <text:p>1577.073853</text:p>
              </table:table-cell>
              <table:table-cell office:value-type="float" office:value="1568.800415">
                <text:p>1568.800415</text:p>
              </table:table-cell>
              <table:table-cell office:value-type="float" office:value="1577.778564">
                <text:p>1577.778564</text:p>
              </table:table-cell>
            </table:table-row>
            <table:table-row>
              <table:table-cell office:value-type="float" office:value="213.4">
                <text:p>213.4</text:p>
              </table:table-cell>
              <table:table-cell office:value-type="float" office:value="1569.568481">
                <text:p>1569.568481</text:p>
              </table:table-cell>
              <table:table-cell office:value-type="float" office:value="1574.670654">
                <text:p>1574.670654</text:p>
              </table:table-cell>
              <table:table-cell office:value-type="float" office:value="1569.86084">
                <text:p>1569.86084</text:p>
              </table:table-cell>
              <table:table-cell office:value-type="float" office:value="1574.959839">
                <text:p>1574.959839</text:p>
              </table:table-cell>
            </table:table-row>
            <table:table-row>
              <table:table-cell office:value-type="float" office:value="213.6">
                <text:p>213.6</text:p>
              </table:table-cell>
              <table:table-cell office:value-type="float" office:value="1568.029419">
                <text:p>1568.029419</text:p>
              </table:table-cell>
              <table:table-cell office:value-type="float" office:value="1575.040894">
                <text:p>1575.040894</text:p>
              </table:table-cell>
              <table:table-cell office:value-type="float" office:value="1566.275757">
                <text:p>1566.275757</text:p>
              </table:table-cell>
              <table:table-cell office:value-type="float" office:value="1577.419556">
                <text:p>1577.419556</text:p>
              </table:table-cell>
            </table:table-row>
            <table:table-row>
              <table:table-cell office:value-type="float" office:value="213.8">
                <text:p>213.8</text:p>
              </table:table-cell>
              <table:table-cell office:value-type="float" office:value="1567.346436">
                <text:p>1567.346436</text:p>
              </table:table-cell>
              <table:table-cell office:value-type="float" office:value="1574.091797">
                <text:p>1574.091797</text:p>
              </table:table-cell>
              <table:table-cell office:value-type="float" office:value="1568.748047">
                <text:p>1568.748047</text:p>
              </table:table-cell>
              <table:table-cell office:value-type="float" office:value="1569.467163">
                <text:p>1569.46716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568.39978">
                <text:p>1568.39978</text:p>
              </table:table-cell>
              <table:table-cell office:value-type="float" office:value="1570.932495">
                <text:p>1570.932495</text:p>
              </table:table-cell>
              <table:table-cell office:value-type="float" office:value="1565.414917">
                <text:p>1565.414917</text:p>
              </table:table-cell>
              <table:table-cell office:value-type="float" office:value="1574.341553">
                <text:p>1574.341553</text:p>
              </table:table-cell>
            </table:table-row>
            <table:table-row>
              <table:table-cell office:value-type="float" office:value="214.2">
                <text:p>214.2</text:p>
              </table:table-cell>
              <table:table-cell office:value-type="float" office:value="1566.76123">
                <text:p>1566.76123</text:p>
              </table:table-cell>
              <table:table-cell office:value-type="float" office:value="1573.374634">
                <text:p>1573.374634</text:p>
              </table:table-cell>
              <table:table-cell office:value-type="float" office:value="1567.370361">
                <text:p>1567.370361</text:p>
              </table:table-cell>
              <table:table-cell office:value-type="float" office:value="1574.778931">
                <text:p>1574.778931</text:p>
              </table:table-cell>
            </table:table-row>
            <table:table-row>
              <table:table-cell office:value-type="float" office:value="214.4">
                <text:p>214.4</text:p>
              </table:table-cell>
              <table:table-cell office:value-type="float" office:value="1567.22876">
                <text:p>1567.22876</text:p>
              </table:table-cell>
              <table:table-cell office:value-type="float" office:value="1572.05127">
                <text:p>1572.05127</text:p>
              </table:table-cell>
              <table:table-cell office:value-type="float" office:value="1566.172119">
                <text:p>1566.172119</text:p>
              </table:table-cell>
              <table:table-cell office:value-type="float" office:value="1574.564453">
                <text:p>1574.564453</text:p>
              </table:table-cell>
            </table:table-row>
            <table:table-row>
              <table:table-cell office:value-type="float" office:value="214.6">
                <text:p>214.6</text:p>
              </table:table-cell>
              <table:table-cell office:value-type="float" office:value="1568.066406">
                <text:p>1568.066406</text:p>
              </table:table-cell>
              <table:table-cell office:value-type="float" office:value="1569.851685">
                <text:p>1569.851685</text:p>
              </table:table-cell>
              <table:table-cell office:value-type="float" office:value="1568.406738">
                <text:p>1568.406738</text:p>
              </table:table-cell>
              <table:table-cell office:value-type="float" office:value="1569.960693">
                <text:p>1569.960693</text:p>
              </table:table-cell>
            </table:table-row>
            <table:table-row>
              <table:table-cell office:value-type="float" office:value="214.8">
                <text:p>214.8</text:p>
              </table:table-cell>
              <table:table-cell office:value-type="float" office:value="1564.030884">
                <text:p>1564.030884</text:p>
              </table:table-cell>
              <table:table-cell office:value-type="float" office:value="1572.212891">
                <text:p>1572.212891</text:p>
              </table:table-cell>
              <table:table-cell office:value-type="float" office:value="1566.190796">
                <text:p>1566.190796</text:p>
              </table:table-cell>
              <table:table-cell office:value-type="float" office:value="1571.568237">
                <text:p>1571.56823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567.548828">
                <text:p>1567.548828</text:p>
              </table:table-cell>
              <table:table-cell office:value-type="float" office:value="1567.791626">
                <text:p>1567.791626</text:p>
              </table:table-cell>
              <table:table-cell office:value-type="float" office:value="1565.605713">
                <text:p>1565.605713</text:p>
              </table:table-cell>
              <table:table-cell office:value-type="float" office:value="1570.834351">
                <text:p>1570.834351</text:p>
              </table:table-cell>
            </table:table-row>
            <table:table-row>
              <table:table-cell office:value-type="float" office:value="215.2">
                <text:p>215.2</text:p>
              </table:table-cell>
              <table:table-cell office:value-type="float" office:value="1566.997681">
                <text:p>1566.997681</text:p>
              </table:table-cell>
              <table:table-cell office:value-type="float" office:value="1572.779541">
                <text:p>1572.779541</text:p>
              </table:table-cell>
              <table:table-cell office:value-type="float" office:value="1567.586182">
                <text:p>1567.586182</text:p>
              </table:table-cell>
              <table:table-cell office:value-type="float" office:value="1571.845825">
                <text:p>1571.845825</text:p>
              </table:table-cell>
            </table:table-row>
            <table:table-row>
              <table:table-cell office:value-type="float" office:value="215.4">
                <text:p>215.4</text:p>
              </table:table-cell>
              <table:table-cell office:value-type="float" office:value="1564.960327">
                <text:p>1564.960327</text:p>
              </table:table-cell>
              <table:table-cell office:value-type="float" office:value="1571.282349">
                <text:p>1571.282349</text:p>
              </table:table-cell>
              <table:table-cell office:value-type="float" office:value="1560.521851">
                <text:p>1560.521851</text:p>
              </table:table-cell>
              <table:table-cell office:value-type="float" office:value="1573.963135">
                <text:p>1573.963135</text:p>
              </table:table-cell>
            </table:table-row>
            <table:table-row>
              <table:table-cell office:value-type="float" office:value="215.6">
                <text:p>215.6</text:p>
              </table:table-cell>
              <table:table-cell office:value-type="float" office:value="1561.102173">
                <text:p>1561.102173</text:p>
              </table:table-cell>
              <table:table-cell office:value-type="float" office:value="1570.566284">
                <text:p>1570.566284</text:p>
              </table:table-cell>
              <table:table-cell office:value-type="float" office:value="1563.724854">
                <text:p>1563.724854</text:p>
              </table:table-cell>
              <table:table-cell office:value-type="float" office:value="1567.710205">
                <text:p>1567.710205</text:p>
              </table:table-cell>
            </table:table-row>
            <table:table-row>
              <table:table-cell office:value-type="float" office:value="215.8">
                <text:p>215.8</text:p>
              </table:table-cell>
              <table:table-cell office:value-type="float" office:value="1562.255859">
                <text:p>1562.255859</text:p>
              </table:table-cell>
              <table:table-cell office:value-type="float" office:value="1570.3479">
                <text:p>1570.3479</text:p>
              </table:table-cell>
              <table:table-cell office:value-type="float" office:value="1564.710205">
                <text:p>1564.710205</text:p>
              </table:table-cell>
              <table:table-cell office:value-type="float" office:value="1569.928955">
                <text:p>1569.9289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573.719116">
                <text:p>1573.719116</text:p>
              </table:table-cell>
              <table:table-cell office:value-type="float" office:value="1587.864136">
                <text:p>1587.864136</text:p>
              </table:table-cell>
              <table:table-cell office:value-type="float" office:value="1553.954224">
                <text:p>1553.954224</text:p>
              </table:table-cell>
              <table:table-cell office:value-type="float" office:value="1552.991211">
                <text:p>1552.991211</text:p>
              </table:table-cell>
            </table:table-row>
            <table:table-row>
              <table:table-cell office:value-type="float" office:value="216.2">
                <text:p>216.2</text:p>
              </table:table-cell>
              <table:table-cell office:value-type="float" office:value="1600.66272">
                <text:p>1600.66272</text:p>
              </table:table-cell>
              <table:table-cell office:value-type="float" office:value="1618.510498">
                <text:p>1618.510498</text:p>
              </table:table-cell>
              <table:table-cell office:value-type="float" office:value="1516.740845">
                <text:p>1516.740845</text:p>
              </table:table-cell>
              <table:table-cell office:value-type="float" office:value="1532.362183">
                <text:p>1532.362183</text:p>
              </table:table-cell>
            </table:table-row>
            <table:table-row>
              <table:table-cell office:value-type="float" office:value="216.4">
                <text:p>216.4</text:p>
              </table:table-cell>
              <table:table-cell office:value-type="float" office:value="1611.001221">
                <text:p>1611.001221</text:p>
              </table:table-cell>
              <table:table-cell office:value-type="float" office:value="1623.069458">
                <text:p>1623.069458</text:p>
              </table:table-cell>
              <table:table-cell office:value-type="float" office:value="1518.18103">
                <text:p>1518.18103</text:p>
              </table:table-cell>
              <table:table-cell office:value-type="float" office:value="1531.496216">
                <text:p>1531.496216</text:p>
              </table:table-cell>
            </table:table-row>
            <table:table-row>
              <table:table-cell office:value-type="float" office:value="216.6">
                <text:p>216.6</text:p>
              </table:table-cell>
              <table:table-cell office:value-type="float" office:value="1612.431274">
                <text:p>1612.431274</text:p>
              </table:table-cell>
              <table:table-cell office:value-type="float" office:value="1623.096191">
                <text:p>1623.096191</text:p>
              </table:table-cell>
              <table:table-cell office:value-type="float" office:value="1550.335205">
                <text:p>1550.335205</text:p>
              </table:table-cell>
              <table:table-cell office:value-type="float" office:value="1550.108521">
                <text:p>1550.108521</text:p>
              </table:table-cell>
            </table:table-row>
            <table:table-row>
              <table:table-cell office:value-type="float" office:value="216.8">
                <text:p>216.8</text:p>
              </table:table-cell>
              <table:table-cell office:value-type="float" office:value="1603.216797">
                <text:p>1603.216797</text:p>
              </table:table-cell>
              <table:table-cell office:value-type="float" office:value="1591.087891">
                <text:p>1591.087891</text:p>
              </table:table-cell>
              <table:table-cell office:value-type="float" office:value="1627.331543">
                <text:p>1627.331543</text:p>
              </table:table-cell>
              <table:table-cell office:value-type="float" office:value="1600.952515">
                <text:p>1600.95251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623.537598">
                <text:p>1623.537598</text:p>
              </table:table-cell>
              <table:table-cell office:value-type="float" office:value="1620.638794">
                <text:p>1620.638794</text:p>
              </table:table-cell>
              <table:table-cell office:value-type="float" office:value="1643.149536">
                <text:p>1643.149536</text:p>
              </table:table-cell>
              <table:table-cell office:value-type="float" office:value="1628.942627">
                <text:p>1628.942627</text:p>
              </table:table-cell>
            </table:table-row>
            <table:table-row>
              <table:table-cell office:value-type="float" office:value="217.2">
                <text:p>217.2</text:p>
              </table:table-cell>
              <table:table-cell office:value-type="float" office:value="1631.813599">
                <text:p>1631.813599</text:p>
              </table:table-cell>
              <table:table-cell office:value-type="float" office:value="1676.888794">
                <text:p>1676.888794</text:p>
              </table:table-cell>
              <table:table-cell office:value-type="float" office:value="1640.934814">
                <text:p>1640.934814</text:p>
              </table:table-cell>
              <table:table-cell office:value-type="float" office:value="1686.362061">
                <text:p>1686.362061</text:p>
              </table:table-cell>
            </table:table-row>
            <table:table-row>
              <table:table-cell office:value-type="float" office:value="217.4">
                <text:p>217.4</text:p>
              </table:table-cell>
              <table:table-cell office:value-type="float" office:value="1658.009521">
                <text:p>1658.009521</text:p>
              </table:table-cell>
              <table:table-cell office:value-type="float" office:value="1672.168091">
                <text:p>1672.168091</text:p>
              </table:table-cell>
              <table:table-cell office:value-type="float" office:value="1664.819336">
                <text:p>1664.819336</text:p>
              </table:table-cell>
              <table:table-cell office:value-type="float" office:value="1676.179443">
                <text:p>1676.179443</text:p>
              </table:table-cell>
            </table:table-row>
            <table:table-row>
              <table:table-cell office:value-type="float" office:value="217.6">
                <text:p>217.6</text:p>
              </table:table-cell>
              <table:table-cell office:value-type="float" office:value="1669.46228">
                <text:p>1669.46228</text:p>
              </table:table-cell>
              <table:table-cell office:value-type="float" office:value="1716.098877">
                <text:p>1716.098877</text:p>
              </table:table-cell>
              <table:table-cell office:value-type="float" office:value="1677.181274">
                <text:p>1677.181274</text:p>
              </table:table-cell>
              <table:table-cell office:value-type="float" office:value="1718.122314">
                <text:p>1718.122314</text:p>
              </table:table-cell>
            </table:table-row>
            <table:table-row>
              <table:table-cell office:value-type="float" office:value="217.8">
                <text:p>217.8</text:p>
              </table:table-cell>
              <table:table-cell office:value-type="float" office:value="1687.438965">
                <text:p>1687.438965</text:p>
              </table:table-cell>
              <table:table-cell office:value-type="float" office:value="1748.940552">
                <text:p>1748.940552</text:p>
              </table:table-cell>
              <table:table-cell office:value-type="float" office:value="1695.994385">
                <text:p>1695.994385</text:p>
              </table:table-cell>
              <table:table-cell office:value-type="float" office:value="1746.559326">
                <text:p>1746.55932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717.235962">
                <text:p>1717.235962</text:p>
              </table:table-cell>
              <table:table-cell office:value-type="float" office:value="1790.828857">
                <text:p>1790.828857</text:p>
              </table:table-cell>
              <table:table-cell office:value-type="float" office:value="1719.42627">
                <text:p>1719.42627</text:p>
              </table:table-cell>
              <table:table-cell office:value-type="float" office:value="1793.105225">
                <text:p>1793.105225</text:p>
              </table:table-cell>
            </table:table-row>
            <table:table-row>
              <table:table-cell office:value-type="float" office:value="218.2">
                <text:p>218.2</text:p>
              </table:table-cell>
              <table:table-cell office:value-type="float" office:value="1749.01001">
                <text:p>1749.01001</text:p>
              </table:table-cell>
              <table:table-cell office:value-type="float" office:value="1790.726685">
                <text:p>1790.726685</text:p>
              </table:table-cell>
              <table:table-cell office:value-type="float" office:value="1758.64917">
                <text:p>1758.64917</text:p>
              </table:table-cell>
              <table:table-cell office:value-type="float" office:value="1788.258179">
                <text:p>1788.258179</text:p>
              </table:table-cell>
            </table:table-row>
            <table:table-row>
              <table:table-cell office:value-type="float" office:value="218.4">
                <text:p>218.4</text:p>
              </table:table-cell>
              <table:table-cell office:value-type="float" office:value="1756.227295">
                <text:p>1756.227295</text:p>
              </table:table-cell>
              <table:table-cell office:value-type="float" office:value="1840.362061">
                <text:p>1840.362061</text:p>
              </table:table-cell>
              <table:table-cell office:value-type="float" office:value="1762.828491">
                <text:p>1762.828491</text:p>
              </table:table-cell>
              <table:table-cell office:value-type="float" office:value="1836.465942">
                <text:p>1836.465942</text:p>
              </table:table-cell>
            </table:table-row>
            <table:table-row>
              <table:table-cell office:value-type="float" office:value="218.6">
                <text:p>218.6</text:p>
              </table:table-cell>
              <table:table-cell office:value-type="float" office:value="1777.10022">
                <text:p>1777.10022</text:p>
              </table:table-cell>
              <table:table-cell office:value-type="float" office:value="1868.029297">
                <text:p>1868.029297</text:p>
              </table:table-cell>
              <table:table-cell office:value-type="float" office:value="1791.126099">
                <text:p>1791.126099</text:p>
              </table:table-cell>
              <table:table-cell office:value-type="float" office:value="1857.684814">
                <text:p>1857.684814</text:p>
              </table:table-cell>
            </table:table-row>
            <table:table-row>
              <table:table-cell office:value-type="float" office:value="218.8">
                <text:p>218.8</text:p>
              </table:table-cell>
              <table:table-cell office:value-type="float" office:value="1811.365967">
                <text:p>1811.365967</text:p>
              </table:table-cell>
              <table:table-cell office:value-type="float" office:value="1869.084229">
                <text:p>1869.084229</text:p>
              </table:table-cell>
              <table:table-cell office:value-type="float" office:value="1830.774658">
                <text:p>1830.774658</text:p>
              </table:table-cell>
              <table:table-cell office:value-type="float" office:value="1853.756226">
                <text:p>1853.75622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825.444336">
                <text:p>1825.444336</text:p>
              </table:table-cell>
              <table:table-cell office:value-type="float" office:value="1910.422852">
                <text:p>1910.422852</text:p>
              </table:table-cell>
              <table:table-cell office:value-type="float" office:value="1839.805664">
                <text:p>1839.805664</text:p>
              </table:table-cell>
              <table:table-cell office:value-type="float" office:value="1902.113647">
                <text:p>1902.113647</text:p>
              </table:table-cell>
            </table:table-row>
            <table:table-row>
              <table:table-cell office:value-type="float" office:value="219.2">
                <text:p>219.2</text:p>
              </table:table-cell>
              <table:table-cell office:value-type="float" office:value="1814.606445">
                <text:p>1814.606445</text:p>
              </table:table-cell>
              <table:table-cell office:value-type="float" office:value="1935.053833">
                <text:p>1935.053833</text:p>
              </table:table-cell>
              <table:table-cell office:value-type="float" office:value="1817.223877">
                <text:p>1817.223877</text:p>
              </table:table-cell>
              <table:table-cell office:value-type="float" office:value="1936.731934">
                <text:p>1936.731934</text:p>
              </table:table-cell>
            </table:table-row>
            <table:table-row>
              <table:table-cell office:value-type="float" office:value="219.4">
                <text:p>219.4</text:p>
              </table:table-cell>
              <table:table-cell office:value-type="float" office:value="1829.130981">
                <text:p>1829.130981</text:p>
              </table:table-cell>
              <table:table-cell office:value-type="float" office:value="1927.748169">
                <text:p>1927.748169</text:p>
              </table:table-cell>
              <table:table-cell office:value-type="float" office:value="1842.563843">
                <text:p>1842.563843</text:p>
              </table:table-cell>
              <table:table-cell office:value-type="float" office:value="1926.627319">
                <text:p>1926.627319</text:p>
              </table:table-cell>
            </table:table-row>
            <table:table-row>
              <table:table-cell office:value-type="float" office:value="219.6">
                <text:p>219.6</text:p>
              </table:table-cell>
              <table:table-cell office:value-type="float" office:value="1837.032959">
                <text:p>1837.032959</text:p>
              </table:table-cell>
              <table:table-cell office:value-type="float" office:value="1944.4104">
                <text:p>1944.4104</text:p>
              </table:table-cell>
              <table:table-cell office:value-type="float" office:value="1843.72522">
                <text:p>1843.72522</text:p>
              </table:table-cell>
              <table:table-cell office:value-type="float" office:value="1951.40686">
                <text:p>1951.40686</text:p>
              </table:table-cell>
            </table:table-row>
            <table:table-row>
              <table:table-cell office:value-type="float" office:value="219.8">
                <text:p>219.8</text:p>
              </table:table-cell>
              <table:table-cell office:value-type="float" office:value="1801.625854">
                <text:p>1801.625854</text:p>
              </table:table-cell>
              <table:table-cell office:value-type="float" office:value="1939.003296">
                <text:p>1939.003296</text:p>
              </table:table-cell>
              <table:table-cell office:value-type="float" office:value="1809.001221">
                <text:p>1809.001221</text:p>
              </table:table-cell>
              <table:table-cell office:value-type="float" office:value="1947.203979">
                <text:p>1947.2039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789.720337">
                <text:p>1789.720337</text:p>
              </table:table-cell>
              <table:table-cell office:value-type="float" office:value="1903.77832">
                <text:p>1903.77832</text:p>
              </table:table-cell>
              <table:table-cell office:value-type="float" office:value="1806.263428">
                <text:p>1806.263428</text:p>
              </table:table-cell>
              <table:table-cell office:value-type="float" office:value="1894.248291">
                <text:p>1894.248291</text:p>
              </table:table-cell>
            </table:table-row>
            <table:table-row>
              <table:table-cell office:value-type="float" office:value="220.2">
                <text:p>220.2</text:p>
              </table:table-cell>
              <table:table-cell office:value-type="float" office:value="1771.709106">
                <text:p>1771.709106</text:p>
              </table:table-cell>
              <table:table-cell office:value-type="float" office:value="1906.541138">
                <text:p>1906.541138</text:p>
              </table:table-cell>
              <table:table-cell office:value-type="float" office:value="1784.166016">
                <text:p>1784.166016</text:p>
              </table:table-cell>
              <table:table-cell office:value-type="float" office:value="1898.787231">
                <text:p>1898.787231</text:p>
              </table:table-cell>
            </table:table-row>
            <table:table-row>
              <table:table-cell office:value-type="float" office:value="220.4">
                <text:p>220.4</text:p>
              </table:table-cell>
              <table:table-cell office:value-type="float" office:value="1731.624268">
                <text:p>1731.624268</text:p>
              </table:table-cell>
              <table:table-cell office:value-type="float" office:value="1891.168945">
                <text:p>1891.168945</text:p>
              </table:table-cell>
              <table:table-cell office:value-type="float" office:value="1742.629028">
                <text:p>1742.629028</text:p>
              </table:table-cell>
              <table:table-cell office:value-type="float" office:value="1893.066528">
                <text:p>1893.066528</text:p>
              </table:table-cell>
            </table:table-row>
            <table:table-row>
              <table:table-cell office:value-type="float" office:value="220.6">
                <text:p>220.6</text:p>
              </table:table-cell>
              <table:table-cell office:value-type="float" office:value="1730.700195">
                <text:p>1730.700195</text:p>
              </table:table-cell>
              <table:table-cell office:value-type="float" office:value="1847.344971">
                <text:p>1847.344971</text:p>
              </table:table-cell>
              <table:table-cell office:value-type="float" office:value="1748.512329">
                <text:p>1748.512329</text:p>
              </table:table-cell>
              <table:table-cell office:value-type="float" office:value="1828.472534">
                <text:p>1828.472534</text:p>
              </table:table-cell>
            </table:table-row>
            <table:table-row>
              <table:table-cell office:value-type="float" office:value="220.8">
                <text:p>220.8</text:p>
              </table:table-cell>
              <table:table-cell office:value-type="float" office:value="1724.897217">
                <text:p>1724.897217</text:p>
              </table:table-cell>
              <table:table-cell office:value-type="float" office:value="1851.935669">
                <text:p>1851.935669</text:p>
              </table:table-cell>
              <table:table-cell office:value-type="float" office:value="1723.310669">
                <text:p>1723.310669</text:p>
              </table:table-cell>
              <table:table-cell office:value-type="float" office:value="1847.966553">
                <text:p>1847.96655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696.029297">
                <text:p>1696.029297</text:p>
              </table:table-cell>
              <table:table-cell office:value-type="float" office:value="1827.984375">
                <text:p>1827.984375</text:p>
              </table:table-cell>
              <table:table-cell office:value-type="float" office:value="1706.067627">
                <text:p>1706.067627</text:p>
              </table:table-cell>
              <table:table-cell office:value-type="float" office:value="1826.657959">
                <text:p>1826.657959</text:p>
              </table:table-cell>
            </table:table-row>
            <table:table-row>
              <table:table-cell office:value-type="float" office:value="221.2">
                <text:p>221.2</text:p>
              </table:table-cell>
              <table:table-cell office:value-type="float" office:value="1695.605835">
                <text:p>1695.605835</text:p>
              </table:table-cell>
              <table:table-cell office:value-type="float" office:value="1799.677002">
                <text:p>1799.677002</text:p>
              </table:table-cell>
              <table:table-cell office:value-type="float" office:value="1705.087769">
                <text:p>1705.087769</text:p>
              </table:table-cell>
              <table:table-cell office:value-type="float" office:value="1799.566162">
                <text:p>1799.566162</text:p>
              </table:table-cell>
            </table:table-row>
            <table:table-row>
              <table:table-cell office:value-type="float" office:value="221.4">
                <text:p>221.4</text:p>
              </table:table-cell>
              <table:table-cell office:value-type="float" office:value="1679.318604">
                <text:p>1679.318604</text:p>
              </table:table-cell>
              <table:table-cell office:value-type="float" office:value="1789.704712">
                <text:p>1789.704712</text:p>
              </table:table-cell>
              <table:table-cell office:value-type="float" office:value="1687.362915">
                <text:p>1687.362915</text:p>
              </table:table-cell>
              <table:table-cell office:value-type="float" office:value="1791.950928">
                <text:p>1791.950928</text:p>
              </table:table-cell>
            </table:table-row>
            <table:table-row>
              <table:table-cell office:value-type="float" office:value="221.6">
                <text:p>221.6</text:p>
              </table:table-cell>
              <table:table-cell office:value-type="float" office:value="1659.955444">
                <text:p>1659.955444</text:p>
              </table:table-cell>
              <table:table-cell office:value-type="float" office:value="1771.16394">
                <text:p>1771.16394</text:p>
              </table:table-cell>
              <table:table-cell office:value-type="float" office:value="1674.346069">
                <text:p>1674.346069</text:p>
              </table:table-cell>
              <table:table-cell office:value-type="float" office:value="1764.560913">
                <text:p>1764.560913</text:p>
              </table:table-cell>
            </table:table-row>
            <table:table-row>
              <table:table-cell office:value-type="float" office:value="221.8">
                <text:p>221.8</text:p>
              </table:table-cell>
              <table:table-cell office:value-type="float" office:value="1656.284668">
                <text:p>1656.284668</text:p>
              </table:table-cell>
              <table:table-cell office:value-type="float" office:value="1753.528931">
                <text:p>1753.528931</text:p>
              </table:table-cell>
              <table:table-cell office:value-type="float" office:value="1665.850708">
                <text:p>1665.850708</text:p>
              </table:table-cell>
              <table:table-cell office:value-type="float" office:value="1751.507935">
                <text:p>1751.50793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643.40979">
                <text:p>1643.40979</text:p>
              </table:table-cell>
              <table:table-cell office:value-type="float" office:value="1737.366943">
                <text:p>1737.366943</text:p>
              </table:table-cell>
              <table:table-cell office:value-type="float" office:value="1651.163574">
                <text:p>1651.163574</text:p>
              </table:table-cell>
              <table:table-cell office:value-type="float" office:value="1736.771729">
                <text:p>1736.771729</text:p>
              </table:table-cell>
            </table:table-row>
            <table:table-row>
              <table:table-cell office:value-type="float" office:value="222.2">
                <text:p>222.2</text:p>
              </table:table-cell>
              <table:table-cell office:value-type="float" office:value="1631.391235">
                <text:p>1631.391235</text:p>
              </table:table-cell>
              <table:table-cell office:value-type="float" office:value="1740.1427">
                <text:p>1740.1427</text:p>
              </table:table-cell>
              <table:table-cell office:value-type="float" office:value="1643.135376">
                <text:p>1643.135376</text:p>
              </table:table-cell>
              <table:table-cell office:value-type="float" office:value="1723.42395">
                <text:p>1723.42395</text:p>
              </table:table-cell>
            </table:table-row>
            <table:table-row>
              <table:table-cell office:value-type="float" office:value="222.4">
                <text:p>222.4</text:p>
              </table:table-cell>
              <table:table-cell office:value-type="float" office:value="1635.499878">
                <text:p>1635.499878</text:p>
              </table:table-cell>
              <table:table-cell office:value-type="float" office:value="1713.765625">
                <text:p>1713.765625</text:p>
              </table:table-cell>
              <table:table-cell office:value-type="float" office:value="1636.848999">
                <text:p>1636.848999</text:p>
              </table:table-cell>
              <table:table-cell office:value-type="float" office:value="1713.601562">
                <text:p>1713.601562</text:p>
              </table:table-cell>
            </table:table-row>
            <table:table-row>
              <table:table-cell office:value-type="float" office:value="222.6">
                <text:p>222.6</text:p>
              </table:table-cell>
              <table:table-cell office:value-type="float" office:value="1627.592896">
                <text:p>1627.592896</text:p>
              </table:table-cell>
              <table:table-cell office:value-type="float" office:value="1702.483765">
                <text:p>1702.483765</text:p>
              </table:table-cell>
              <table:table-cell office:value-type="float" office:value="1632.293335">
                <text:p>1632.293335</text:p>
              </table:table-cell>
              <table:table-cell office:value-type="float" office:value="1709.028687">
                <text:p>1709.028687</text:p>
              </table:table-cell>
            </table:table-row>
            <table:table-row>
              <table:table-cell office:value-type="float" office:value="222.8">
                <text:p>222.8</text:p>
              </table:table-cell>
              <table:table-cell office:value-type="float" office:value="1617.9646">
                <text:p>1617.9646</text:p>
              </table:table-cell>
              <table:table-cell office:value-type="float" office:value="1695.191162">
                <text:p>1695.191162</text:p>
              </table:table-cell>
              <table:table-cell office:value-type="float" office:value="1626.372559">
                <text:p>1626.372559</text:p>
              </table:table-cell>
              <table:table-cell office:value-type="float" office:value="1695.023682">
                <text:p>1695.02368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615.470703">
                <text:p>1615.470703</text:p>
              </table:table-cell>
              <table:table-cell office:value-type="float" office:value="1679.560059">
                <text:p>1679.560059</text:p>
              </table:table-cell>
              <table:table-cell office:value-type="float" office:value="1619.627075">
                <text:p>1619.627075</text:p>
              </table:table-cell>
              <table:table-cell office:value-type="float" office:value="1680.500977">
                <text:p>1680.500977</text:p>
              </table:table-cell>
            </table:table-row>
            <table:table-row>
              <table:table-cell office:value-type="float" office:value="223.2">
                <text:p>223.2</text:p>
              </table:table-cell>
              <table:table-cell office:value-type="float" office:value="1604.050049">
                <text:p>1604.050049</text:p>
              </table:table-cell>
              <table:table-cell office:value-type="float" office:value="1684.21582">
                <text:p>1684.21582</text:p>
              </table:table-cell>
              <table:table-cell office:value-type="float" office:value="1617.893188">
                <text:p>1617.893188</text:p>
              </table:table-cell>
              <table:table-cell office:value-type="float" office:value="1673.80603">
                <text:p>1673.80603</text:p>
              </table:table-cell>
            </table:table-row>
            <table:table-row>
              <table:table-cell office:value-type="float" office:value="223.4">
                <text:p>223.4</text:p>
              </table:table-cell>
              <table:table-cell office:value-type="float" office:value="1609.616821">
                <text:p>1609.616821</text:p>
              </table:table-cell>
              <table:table-cell office:value-type="float" office:value="1663.529419">
                <text:p>1663.529419</text:p>
              </table:table-cell>
              <table:table-cell office:value-type="float" office:value="1606.718262">
                <text:p>1606.718262</text:p>
              </table:table-cell>
              <table:table-cell office:value-type="float" office:value="1662.892822">
                <text:p>1662.892822</text:p>
              </table:table-cell>
            </table:table-row>
            <table:table-row>
              <table:table-cell office:value-type="float" office:value="223.6">
                <text:p>223.6</text:p>
              </table:table-cell>
              <table:table-cell office:value-type="float" office:value="1597.80957">
                <text:p>1597.80957</text:p>
              </table:table-cell>
              <table:table-cell office:value-type="float" office:value="1659.887817">
                <text:p>1659.887817</text:p>
              </table:table-cell>
              <table:table-cell office:value-type="float" office:value="1605.96167">
                <text:p>1605.96167</text:p>
              </table:table-cell>
              <table:table-cell office:value-type="float" office:value="1661.652954">
                <text:p>1661.652954</text:p>
              </table:table-cell>
            </table:table-row>
            <table:table-row>
              <table:table-cell office:value-type="float" office:value="223.8">
                <text:p>223.8</text:p>
              </table:table-cell>
              <table:table-cell office:value-type="float" office:value="1596.796021">
                <text:p>1596.796021</text:p>
              </table:table-cell>
              <table:table-cell office:value-type="float" office:value="1654.227783">
                <text:p>1654.227783</text:p>
              </table:table-cell>
              <table:table-cell office:value-type="float" office:value="1600.072021">
                <text:p>1600.072021</text:p>
              </table:table-cell>
              <table:table-cell office:value-type="float" office:value="1650.417969">
                <text:p>1650.41796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593.814331">
                <text:p>1593.814331</text:p>
              </table:table-cell>
              <table:table-cell office:value-type="float" office:value="1643.30127">
                <text:p>1643.30127</text:p>
              </table:table-cell>
              <table:table-cell office:value-type="float" office:value="1597.120972">
                <text:p>1597.120972</text:p>
              </table:table-cell>
              <table:table-cell office:value-type="float" office:value="1643.261475">
                <text:p>1643.261475</text:p>
              </table:table-cell>
            </table:table-row>
            <table:table-row>
              <table:table-cell office:value-type="float" office:value="224.2">
                <text:p>224.2</text:p>
              </table:table-cell>
              <table:table-cell office:value-type="float" office:value="1592.876709">
                <text:p>1592.876709</text:p>
              </table:table-cell>
              <table:table-cell office:value-type="float" office:value="1637.691895">
                <text:p>1637.691895</text:p>
              </table:table-cell>
              <table:table-cell office:value-type="float" office:value="1594.516113">
                <text:p>1594.516113</text:p>
              </table:table-cell>
              <table:table-cell office:value-type="float" office:value="1640.074585">
                <text:p>1640.074585</text:p>
              </table:table-cell>
            </table:table-row>
            <table:table-row>
              <table:table-cell office:value-type="float" office:value="224.4">
                <text:p>224.4</text:p>
              </table:table-cell>
              <table:table-cell office:value-type="float" office:value="1582.602905">
                <text:p>1582.602905</text:p>
              </table:table-cell>
              <table:table-cell office:value-type="float" office:value="1639.324219">
                <text:p>1639.324219</text:p>
              </table:table-cell>
              <table:table-cell office:value-type="float" office:value="1590.80896">
                <text:p>1590.80896</text:p>
              </table:table-cell>
              <table:table-cell office:value-type="float" office:value="1630.672852">
                <text:p>1630.672852</text:p>
              </table:table-cell>
            </table:table-row>
            <table:table-row>
              <table:table-cell office:value-type="float" office:value="224.6">
                <text:p>224.6</text:p>
              </table:table-cell>
              <table:table-cell office:value-type="float" office:value="1589.529175">
                <text:p>1589.529175</text:p>
              </table:table-cell>
              <table:table-cell office:value-type="float" office:value="1624.61377">
                <text:p>1624.61377</text:p>
              </table:table-cell>
              <table:table-cell office:value-type="float" office:value="1585.268921">
                <text:p>1585.268921</text:p>
              </table:table-cell>
              <table:table-cell office:value-type="float" office:value="1628.137695">
                <text:p>1628.137695</text:p>
              </table:table-cell>
            </table:table-row>
            <table:table-row>
              <table:table-cell office:value-type="float" office:value="224.8">
                <text:p>224.8</text:p>
              </table:table-cell>
              <table:table-cell office:value-type="float" office:value="1581.423584">
                <text:p>1581.423584</text:p>
              </table:table-cell>
              <table:table-cell office:value-type="float" office:value="1626.520386">
                <text:p>1626.520386</text:p>
              </table:table-cell>
              <table:table-cell office:value-type="float" office:value="1585.044922">
                <text:p>1585.044922</text:p>
              </table:table-cell>
              <table:table-cell office:value-type="float" office:value="1623.420044">
                <text:p>1623.42004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82.689697">
                <text:p>1582.689697</text:p>
              </table:table-cell>
              <table:table-cell office:value-type="float" office:value="1619.438965">
                <text:p>1619.438965</text:p>
              </table:table-cell>
              <table:table-cell office:value-type="float" office:value="1583.467041">
                <text:p>1583.467041</text:p>
              </table:table-cell>
              <table:table-cell office:value-type="float" office:value="1617.922607">
                <text:p>1617.922607</text:p>
              </table:table-cell>
            </table:table-row>
            <table:table-row>
              <table:table-cell office:value-type="float" office:value="225.2">
                <text:p>225.2</text:p>
              </table:table-cell>
              <table:table-cell office:value-type="float" office:value="1583.366577">
                <text:p>1583.366577</text:p>
              </table:table-cell>
              <table:table-cell office:value-type="float" office:value="1611.035156">
                <text:p>1611.035156</text:p>
              </table:table-cell>
              <table:table-cell office:value-type="float" office:value="1584.377686">
                <text:p>1584.377686</text:p>
              </table:table-cell>
              <table:table-cell office:value-type="float" office:value="1610.773682">
                <text:p>1610.773682</text:p>
              </table:table-cell>
            </table:table-row>
            <table:table-row>
              <table:table-cell office:value-type="float" office:value="225.4">
                <text:p>225.4</text:p>
              </table:table-cell>
              <table:table-cell office:value-type="float" office:value="1576.955322">
                <text:p>1576.955322</text:p>
              </table:table-cell>
              <table:table-cell office:value-type="float" office:value="1609.547363">
                <text:p>1609.547363</text:p>
              </table:table-cell>
              <table:table-cell office:value-type="float" office:value="1579.629272">
                <text:p>1579.629272</text:p>
              </table:table-cell>
              <table:table-cell office:value-type="float" office:value="1606.95105">
                <text:p>1606.95105</text:p>
              </table:table-cell>
            </table:table-row>
            <table:table-row>
              <table:table-cell office:value-type="float" office:value="225.6">
                <text:p>225.6</text:p>
              </table:table-cell>
              <table:table-cell office:value-type="float" office:value="1577.181519">
                <text:p>1577.181519</text:p>
              </table:table-cell>
              <table:table-cell office:value-type="float" office:value="1606.763794">
                <text:p>1606.763794</text:p>
              </table:table-cell>
              <table:table-cell office:value-type="float" office:value="1579.251099">
                <text:p>1579.251099</text:p>
              </table:table-cell>
              <table:table-cell office:value-type="float" office:value="1604.873047">
                <text:p>1604.873047</text:p>
              </table:table-cell>
            </table:table-row>
            <table:table-row>
              <table:table-cell office:value-type="float" office:value="225.8">
                <text:p>225.8</text:p>
              </table:table-cell>
              <table:table-cell office:value-type="float" office:value="1575.341553">
                <text:p>1575.341553</text:p>
              </table:table-cell>
              <table:table-cell office:value-type="float" office:value="1601.262939">
                <text:p>1601.262939</text:p>
              </table:table-cell>
              <table:table-cell office:value-type="float" office:value="1576.248779">
                <text:p>1576.248779</text:p>
              </table:table-cell>
              <table:table-cell office:value-type="float" office:value="1600.141846">
                <text:p>1600.14184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573.78125">
                <text:p>1573.78125</text:p>
              </table:table-cell>
              <table:table-cell office:value-type="float" office:value="1601.506104">
                <text:p>1601.506104</text:p>
              </table:table-cell>
              <table:table-cell office:value-type="float" office:value="1575.170166">
                <text:p>1575.170166</text:p>
              </table:table-cell>
              <table:table-cell office:value-type="float" office:value="1600.60498">
                <text:p>1600.60498</text:p>
              </table:table-cell>
            </table:table-row>
            <table:table-row>
              <table:table-cell office:value-type="float" office:value="226.2">
                <text:p>226.2</text:p>
              </table:table-cell>
              <table:table-cell office:value-type="float" office:value="1574.168823">
                <text:p>1574.168823</text:p>
              </table:table-cell>
              <table:table-cell office:value-type="float" office:value="1596.599243">
                <text:p>1596.599243</text:p>
              </table:table-cell>
              <table:table-cell office:value-type="float" office:value="1574.386719">
                <text:p>1574.386719</text:p>
              </table:table-cell>
              <table:table-cell office:value-type="float" office:value="1591.130981">
                <text:p>1591.130981</text:p>
              </table:table-cell>
            </table:table-row>
            <table:table-row>
              <table:table-cell office:value-type="float" office:value="226.4">
                <text:p>226.4</text:p>
              </table:table-cell>
              <table:table-cell office:value-type="float" office:value="1568.762329">
                <text:p>1568.762329</text:p>
              </table:table-cell>
              <table:table-cell office:value-type="float" office:value="1598.889404">
                <text:p>1598.889404</text:p>
              </table:table-cell>
              <table:table-cell office:value-type="float" office:value="1570.872192">
                <text:p>1570.872192</text:p>
              </table:table-cell>
              <table:table-cell office:value-type="float" office:value="1595.903442">
                <text:p>1595.903442</text:p>
              </table:table-cell>
            </table:table-row>
            <table:table-row>
              <table:table-cell office:value-type="float" office:value="226.6">
                <text:p>226.6</text:p>
              </table:table-cell>
              <table:table-cell office:value-type="float" office:value="1573.001099">
                <text:p>1573.001099</text:p>
              </table:table-cell>
              <table:table-cell office:value-type="float" office:value="1591.40625">
                <text:p>1591.40625</text:p>
              </table:table-cell>
              <table:table-cell office:value-type="float" office:value="1567.836426">
                <text:p>1567.836426</text:p>
              </table:table-cell>
              <table:table-cell office:value-type="float" office:value="1593.3125">
                <text:p>1593.3125</text:p>
              </table:table-cell>
            </table:table-row>
            <table:table-row>
              <table:table-cell office:value-type="float" office:value="226.8">
                <text:p>226.8</text:p>
              </table:table-cell>
              <table:table-cell office:value-type="float" office:value="1573.422729">
                <text:p>1573.422729</text:p>
              </table:table-cell>
              <table:table-cell office:value-type="float" office:value="1588.708008">
                <text:p>1588.708008</text:p>
              </table:table-cell>
              <table:table-cell office:value-type="float" office:value="1571.647217">
                <text:p>1571.647217</text:p>
              </table:table-cell>
              <table:table-cell office:value-type="float" office:value="1590.565063">
                <text:p>1590.56506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573.292847">
                <text:p>1573.292847</text:p>
              </table:table-cell>
              <table:table-cell office:value-type="float" office:value="1587.74585">
                <text:p>1587.74585</text:p>
              </table:table-cell>
              <table:table-cell office:value-type="float" office:value="1570.856934">
                <text:p>1570.856934</text:p>
              </table:table-cell>
              <table:table-cell office:value-type="float" office:value="1587.725464">
                <text:p>1587.725464</text:p>
              </table:table-cell>
            </table:table-row>
            <table:table-row>
              <table:table-cell office:value-type="float" office:value="227.2">
                <text:p>227.2</text:p>
              </table:table-cell>
              <table:table-cell office:value-type="float" office:value="1569.838989">
                <text:p>1569.838989</text:p>
              </table:table-cell>
              <table:table-cell office:value-type="float" office:value="1584.847168">
                <text:p>1584.847168</text:p>
              </table:table-cell>
              <table:table-cell office:value-type="float" office:value="1571.102905">
                <text:p>1571.102905</text:p>
              </table:table-cell>
              <table:table-cell office:value-type="float" office:value="1583.145752">
                <text:p>1583.145752</text:p>
              </table:table-cell>
            </table:table-row>
            <table:table-row>
              <table:table-cell office:value-type="float" office:value="227.4">
                <text:p>227.4</text:p>
              </table:table-cell>
              <table:table-cell office:value-type="float" office:value="1570.996216">
                <text:p>1570.996216</text:p>
              </table:table-cell>
              <table:table-cell office:value-type="float" office:value="1585.677612">
                <text:p>1585.677612</text:p>
              </table:table-cell>
              <table:table-cell office:value-type="float" office:value="1571.527954">
                <text:p>1571.527954</text:p>
              </table:table-cell>
              <table:table-cell office:value-type="float" office:value="1580.68103">
                <text:p>1580.68103</text:p>
              </table:table-cell>
            </table:table-row>
            <table:table-row>
              <table:table-cell office:value-type="float" office:value="227.6">
                <text:p>227.6</text:p>
              </table:table-cell>
              <table:table-cell office:value-type="float" office:value="1563.803711">
                <text:p>1563.803711</text:p>
              </table:table-cell>
              <table:table-cell office:value-type="float" office:value="1586.672363">
                <text:p>1586.672363</text:p>
              </table:table-cell>
              <table:table-cell office:value-type="float" office:value="1569.92981">
                <text:p>1569.92981</text:p>
              </table:table-cell>
              <table:table-cell office:value-type="float" office:value="1583.130127">
                <text:p>1583.130127</text:p>
              </table:table-cell>
            </table:table-row>
            <table:table-row>
              <table:table-cell office:value-type="float" office:value="227.8">
                <text:p>227.8</text:p>
              </table:table-cell>
              <table:table-cell office:value-type="float" office:value="1570.87439">
                <text:p>1570.87439</text:p>
              </table:table-cell>
              <table:table-cell office:value-type="float" office:value="1581.135132">
                <text:p>1581.135132</text:p>
              </table:table-cell>
              <table:table-cell office:value-type="float" office:value="1568.244995">
                <text:p>1568.244995</text:p>
              </table:table-cell>
              <table:table-cell office:value-type="float" office:value="1582.634033">
                <text:p>1582.63403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573.105713">
                <text:p>1573.105713</text:p>
              </table:table-cell>
              <table:table-cell office:value-type="float" office:value="1579.705566">
                <text:p>1579.705566</text:p>
              </table:table-cell>
              <table:table-cell office:value-type="float" office:value="1574.074951">
                <text:p>1574.074951</text:p>
              </table:table-cell>
              <table:table-cell office:value-type="float" office:value="1577.625122">
                <text:p>1577.625122</text:p>
              </table:table-cell>
            </table:table-row>
            <table:table-row>
              <table:table-cell office:value-type="float" office:value="228.2">
                <text:p>228.2</text:p>
              </table:table-cell>
              <table:table-cell office:value-type="float" office:value="1567.441406">
                <text:p>1567.441406</text:p>
              </table:table-cell>
              <table:table-cell office:value-type="float" office:value="1580.499023">
                <text:p>1580.499023</text:p>
              </table:table-cell>
              <table:table-cell office:value-type="float" office:value="1569.403809">
                <text:p>1569.403809</text:p>
              </table:table-cell>
              <table:table-cell office:value-type="float" office:value="1580.527832">
                <text:p>1580.527832</text:p>
              </table:table-cell>
            </table:table-row>
            <table:table-row>
              <table:table-cell office:value-type="float" office:value="228.4">
                <text:p>228.4</text:p>
              </table:table-cell>
              <table:table-cell office:value-type="float" office:value="1568.881348">
                <text:p>1568.881348</text:p>
              </table:table-cell>
              <table:table-cell office:value-type="float" office:value="1576.735474">
                <text:p>1576.735474</text:p>
              </table:table-cell>
              <table:table-cell office:value-type="float" office:value="1568.113281">
                <text:p>1568.113281</text:p>
              </table:table-cell>
              <table:table-cell office:value-type="float" office:value="1578.809814">
                <text:p>1578.809814</text:p>
              </table:table-cell>
            </table:table-row>
            <table:table-row>
              <table:table-cell office:value-type="float" office:value="228.6">
                <text:p>228.6</text:p>
              </table:table-cell>
              <table:table-cell office:value-type="float" office:value="1568.729492">
                <text:p>1568.729492</text:p>
              </table:table-cell>
              <table:table-cell office:value-type="float" office:value="1575.121826">
                <text:p>1575.121826</text:p>
              </table:table-cell>
              <table:table-cell office:value-type="float" office:value="1567.741577">
                <text:p>1567.741577</text:p>
              </table:table-cell>
              <table:table-cell office:value-type="float" office:value="1576.453125">
                <text:p>1576.453125</text:p>
              </table:table-cell>
            </table:table-row>
            <table:table-row>
              <table:table-cell office:value-type="float" office:value="228.8">
                <text:p>228.8</text:p>
              </table:table-cell>
              <table:table-cell office:value-type="float" office:value="1565.676636">
                <text:p>1565.676636</text:p>
              </table:table-cell>
              <table:table-cell office:value-type="float" office:value="1575.027588">
                <text:p>1575.027588</text:p>
              </table:table-cell>
              <table:table-cell office:value-type="float" office:value="1568.619873">
                <text:p>1568.619873</text:p>
              </table:table-cell>
              <table:table-cell office:value-type="float" office:value="1574.505493">
                <text:p>1574.50549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567.848022">
                <text:p>1567.848022</text:p>
              </table:table-cell>
              <table:table-cell office:value-type="float" office:value="1574.170898">
                <text:p>1574.170898</text:p>
              </table:table-cell>
              <table:table-cell office:value-type="float" office:value="1568.501465">
                <text:p>1568.501465</text:p>
              </table:table-cell>
              <table:table-cell office:value-type="float" office:value="1573.862305">
                <text:p>1573.862305</text:p>
              </table:table-cell>
            </table:table-row>
            <table:table-row>
              <table:table-cell office:value-type="float" office:value="229.2">
                <text:p>229.2</text:p>
              </table:table-cell>
              <table:table-cell office:value-type="float" office:value="1568.219849">
                <text:p>1568.219849</text:p>
              </table:table-cell>
              <table:table-cell office:value-type="float" office:value="1575.890503">
                <text:p>1575.890503</text:p>
              </table:table-cell>
              <table:table-cell office:value-type="float" office:value="1567.312866">
                <text:p>1567.312866</text:p>
              </table:table-cell>
              <table:table-cell office:value-type="float" office:value="1575.230713">
                <text:p>1575.230713</text:p>
              </table:table-cell>
            </table:table-row>
            <table:table-row>
              <table:table-cell office:value-type="float" office:value="229.4">
                <text:p>229.4</text:p>
              </table:table-cell>
              <table:table-cell office:value-type="float" office:value="1569.053589">
                <text:p>1569.053589</text:p>
              </table:table-cell>
              <table:table-cell office:value-type="float" office:value="1574.310059">
                <text:p>1574.310059</text:p>
              </table:table-cell>
              <table:table-cell office:value-type="float" office:value="1569.445312">
                <text:p>1569.445312</text:p>
              </table:table-cell>
              <table:table-cell office:value-type="float" office:value="1576.129028">
                <text:p>1576.129028</text:p>
              </table:table-cell>
            </table:table-row>
            <table:table-row>
              <table:table-cell office:value-type="float" office:value="229.6">
                <text:p>229.6</text:p>
              </table:table-cell>
              <table:table-cell office:value-type="float" office:value="1566.326172">
                <text:p>1566.326172</text:p>
              </table:table-cell>
              <table:table-cell office:value-type="float" office:value="1576.361084">
                <text:p>1576.361084</text:p>
              </table:table-cell>
              <table:table-cell office:value-type="float" office:value="1562.80249">
                <text:p>1562.80249</text:p>
              </table:table-cell>
              <table:table-cell office:value-type="float" office:value="1574.398193">
                <text:p>1574.398193</text:p>
              </table:table-cell>
            </table:table-row>
            <table:table-row>
              <table:table-cell office:value-type="float" office:value="229.8">
                <text:p>229.8</text:p>
              </table:table-cell>
              <table:table-cell office:value-type="float" office:value="1566.50769">
                <text:p>1566.50769</text:p>
              </table:table-cell>
              <table:table-cell office:value-type="float" office:value="1570.909302">
                <text:p>1570.909302</text:p>
              </table:table-cell>
              <table:table-cell office:value-type="float" office:value="1567.775513">
                <text:p>1567.775513</text:p>
              </table:table-cell>
              <table:table-cell office:value-type="float" office:value="1571.653442">
                <text:p>1571.65344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70.390991">
                <text:p>1570.390991</text:p>
              </table:table-cell>
              <table:table-cell office:value-type="float" office:value="1569.189575">
                <text:p>1569.189575</text:p>
              </table:table-cell>
              <table:table-cell office:value-type="float" office:value="1565.838745">
                <text:p>1565.838745</text:p>
              </table:table-cell>
              <table:table-cell office:value-type="float" office:value="1573.649658">
                <text:p>1573.649658</text:p>
              </table:table-cell>
            </table:table-row>
            <table:table-row>
              <table:table-cell office:value-type="float" office:value="230.2">
                <text:p>230.2</text:p>
              </table:table-cell>
              <table:table-cell office:value-type="float" office:value="1562.085327">
                <text:p>1562.085327</text:p>
              </table:table-cell>
              <table:table-cell office:value-type="float" office:value="1576.711792">
                <text:p>1576.711792</text:p>
              </table:table-cell>
              <table:table-cell office:value-type="float" office:value="1564.751343">
                <text:p>1564.751343</text:p>
              </table:table-cell>
              <table:table-cell office:value-type="float" office:value="1573.140381">
                <text:p>1573.140381</text:p>
              </table:table-cell>
            </table:table-row>
            <table:table-row>
              <table:table-cell office:value-type="float" office:value="230.4">
                <text:p>230.4</text:p>
              </table:table-cell>
              <table:table-cell office:value-type="float" office:value="1563.837524">
                <text:p>1563.837524</text:p>
              </table:table-cell>
              <table:table-cell office:value-type="float" office:value="1573.839355">
                <text:p>1573.839355</text:p>
              </table:table-cell>
              <table:table-cell office:value-type="float" office:value="1565.388428">
                <text:p>1565.388428</text:p>
              </table:table-cell>
              <table:table-cell office:value-type="float" office:value="1573.302124">
                <text:p>1573.302124</text:p>
              </table:table-cell>
            </table:table-row>
            <table:table-row>
              <table:table-cell office:value-type="float" office:value="230.6">
                <text:p>230.6</text:p>
              </table:table-cell>
              <table:table-cell office:value-type="float" office:value="1566.748535">
                <text:p>1566.748535</text:p>
              </table:table-cell>
              <table:table-cell office:value-type="float" office:value="1572.473389">
                <text:p>1572.473389</text:p>
              </table:table-cell>
              <table:table-cell office:value-type="float" office:value="1568.889771">
                <text:p>1568.889771</text:p>
              </table:table-cell>
              <table:table-cell office:value-type="float" office:value="1569.119629">
                <text:p>1569.119629</text:p>
              </table:table-cell>
            </table:table-row>
            <table:table-row>
              <table:table-cell office:value-type="float" office:value="230.8">
                <text:p>230.8</text:p>
              </table:table-cell>
              <table:table-cell office:value-type="float" office:value="1565.565063">
                <text:p>1565.565063</text:p>
              </table:table-cell>
              <table:table-cell office:value-type="float" office:value="1570.94458">
                <text:p>1570.94458</text:p>
              </table:table-cell>
              <table:table-cell office:value-type="float" office:value="1565.932861">
                <text:p>1565.932861</text:p>
              </table:table-cell>
              <table:table-cell office:value-type="float" office:value="1575.886597">
                <text:p>1575.88659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566.937012">
                <text:p>1566.937012</text:p>
              </table:table-cell>
              <table:table-cell office:value-type="float" office:value="1573.372314">
                <text:p>1573.372314</text:p>
              </table:table-cell>
              <table:table-cell office:value-type="float" office:value="1566.586182">
                <text:p>1566.586182</text:p>
              </table:table-cell>
              <table:table-cell office:value-type="float" office:value="1571.934326">
                <text:p>1571.934326</text:p>
              </table:table-cell>
            </table:table-row>
            <table:table-row>
              <table:table-cell office:value-type="float" office:value="231.2">
                <text:p>231.2</text:p>
              </table:table-cell>
              <table:table-cell office:value-type="float" office:value="1585.75647">
                <text:p>1585.75647</text:p>
              </table:table-cell>
              <table:table-cell office:value-type="float" office:value="1623.864258">
                <text:p>1623.864258</text:p>
              </table:table-cell>
              <table:table-cell office:value-type="float" office:value="1520.089355">
                <text:p>1520.089355</text:p>
              </table:table-cell>
              <table:table-cell office:value-type="float" office:value="1544.778076">
                <text:p>1544.778076</text:p>
              </table:table-cell>
            </table:table-row>
            <table:table-row>
              <table:table-cell office:value-type="float" office:value="231.4">
                <text:p>231.4</text:p>
              </table:table-cell>
              <table:table-cell office:value-type="float" office:value="1605.404663">
                <text:p>1605.404663</text:p>
              </table:table-cell>
              <table:table-cell office:value-type="float" office:value="1625.077759">
                <text:p>1625.077759</text:p>
              </table:table-cell>
              <table:table-cell office:value-type="float" office:value="1529.523682">
                <text:p>1529.523682</text:p>
              </table:table-cell>
              <table:table-cell office:value-type="float" office:value="1528.38501">
                <text:p>1528.38501</text:p>
              </table:table-cell>
            </table:table-row>
            <table:table-row>
              <table:table-cell office:value-type="float" office:value="231.6">
                <text:p>231.6</text:p>
              </table:table-cell>
              <table:table-cell office:value-type="float" office:value="1619.775757">
                <text:p>1619.775757</text:p>
              </table:table-cell>
              <table:table-cell office:value-type="float" office:value="1636.864014">
                <text:p>1636.864014</text:p>
              </table:table-cell>
              <table:table-cell office:value-type="float" office:value="1540.22583">
                <text:p>1540.22583</text:p>
              </table:table-cell>
              <table:table-cell office:value-type="float" office:value="1531.624023">
                <text:p>1531.624023</text:p>
              </table:table-cell>
            </table:table-row>
            <table:table-row>
              <table:table-cell office:value-type="float" office:value="231.8">
                <text:p>231.8</text:p>
              </table:table-cell>
              <table:table-cell office:value-type="float" office:value="1645.963257">
                <text:p>1645.963257</text:p>
              </table:table-cell>
              <table:table-cell office:value-type="float" office:value="1668.178101">
                <text:p>1668.178101</text:p>
              </table:table-cell>
              <table:table-cell office:value-type="float" office:value="1567.464844">
                <text:p>1567.464844</text:p>
              </table:table-cell>
              <table:table-cell office:value-type="float" office:value="1575.200684">
                <text:p>1575.20068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671.996826">
                <text:p>1671.996826</text:p>
              </table:table-cell>
              <table:table-cell office:value-type="float" office:value="1661.279175">
                <text:p>1661.279175</text:p>
              </table:table-cell>
              <table:table-cell office:value-type="float" office:value="1611.887939">
                <text:p>1611.887939</text:p>
              </table:table-cell>
              <table:table-cell office:value-type="float" office:value="1603.726562">
                <text:p>1603.726562</text:p>
              </table:table-cell>
            </table:table-row>
            <table:table-row>
              <table:table-cell office:value-type="float" office:value="232.2">
                <text:p>232.2</text:p>
              </table:table-cell>
              <table:table-cell office:value-type="float" office:value="1647.575073">
                <text:p>1647.575073</text:p>
              </table:table-cell>
              <table:table-cell office:value-type="float" office:value="1722.736938">
                <text:p>1722.736938</text:p>
              </table:table-cell>
              <table:table-cell office:value-type="float" office:value="1626.355957">
                <text:p>1626.355957</text:p>
              </table:table-cell>
              <table:table-cell office:value-type="float" office:value="1669.918457">
                <text:p>1669.918457</text:p>
              </table:table-cell>
            </table:table-row>
            <table:table-row>
              <table:table-cell office:value-type="float" office:value="232.4">
                <text:p>232.4</text:p>
              </table:table-cell>
              <table:table-cell office:value-type="float" office:value="1649.742188">
                <text:p>1649.742188</text:p>
              </table:table-cell>
              <table:table-cell office:value-type="float" office:value="1701.575928">
                <text:p>1701.575928</text:p>
              </table:table-cell>
              <table:table-cell office:value-type="float" office:value="1663.396851">
                <text:p>1663.396851</text:p>
              </table:table-cell>
              <table:table-cell office:value-type="float" office:value="1702.198975">
                <text:p>1702.198975</text:p>
              </table:table-cell>
            </table:table-row>
            <table:table-row>
              <table:table-cell office:value-type="float" office:value="232.6">
                <text:p>232.6</text:p>
              </table:table-cell>
              <table:table-cell office:value-type="float" office:value="1659.740845">
                <text:p>1659.740845</text:p>
              </table:table-cell>
              <table:table-cell office:value-type="float" office:value="1734.890381">
                <text:p>1734.890381</text:p>
              </table:table-cell>
              <table:table-cell office:value-type="float" office:value="1683.281738">
                <text:p>1683.281738</text:p>
              </table:table-cell>
              <table:table-cell office:value-type="float" office:value="1750.007446">
                <text:p>1750.007446</text:p>
              </table:table-cell>
            </table:table-row>
            <table:table-row>
              <table:table-cell office:value-type="float" office:value="232.8">
                <text:p>232.8</text:p>
              </table:table-cell>
              <table:table-cell office:value-type="float" office:value="1695.030884">
                <text:p>1695.030884</text:p>
              </table:table-cell>
              <table:table-cell office:value-type="float" office:value="1725.646729">
                <text:p>1725.646729</text:p>
              </table:table-cell>
              <table:table-cell office:value-type="float" office:value="1702.373169">
                <text:p>1702.373169</text:p>
              </table:table-cell>
              <table:table-cell office:value-type="float" office:value="1740.191284">
                <text:p>1740.19128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710.87207">
                <text:p>1710.87207</text:p>
              </table:table-cell>
              <table:table-cell office:value-type="float" office:value="1780.165039">
                <text:p>1780.165039</text:p>
              </table:table-cell>
              <table:table-cell office:value-type="float" office:value="1714.783569">
                <text:p>1714.783569</text:p>
              </table:table-cell>
              <table:table-cell office:value-type="float" office:value="1791.957031">
                <text:p>1791.957031</text:p>
              </table:table-cell>
            </table:table-row>
            <table:table-row>
              <table:table-cell office:value-type="float" office:value="233.2">
                <text:p>233.2</text:p>
              </table:table-cell>
              <table:table-cell office:value-type="float" office:value="1739.795288">
                <text:p>1739.795288</text:p>
              </table:table-cell>
              <table:table-cell office:value-type="float" office:value="1791.813477">
                <text:p>1791.813477</text:p>
              </table:table-cell>
              <table:table-cell office:value-type="float" office:value="1741.296631">
                <text:p>1741.296631</text:p>
              </table:table-cell>
              <table:table-cell office:value-type="float" office:value="1804.049805">
                <text:p>1804.049805</text:p>
              </table:table-cell>
            </table:table-row>
            <table:table-row>
              <table:table-cell office:value-type="float" office:value="233.4">
                <text:p>233.4</text:p>
              </table:table-cell>
              <table:table-cell office:value-type="float" office:value="1760.739502">
                <text:p>1760.739502</text:p>
              </table:table-cell>
              <table:table-cell office:value-type="float" office:value="1833.21875">
                <text:p>1833.21875</text:p>
              </table:table-cell>
              <table:table-cell office:value-type="float" office:value="1762.01123">
                <text:p>1762.01123</text:p>
              </table:table-cell>
              <table:table-cell office:value-type="float" office:value="1841.694458">
                <text:p>1841.694458</text:p>
              </table:table-cell>
            </table:table-row>
            <table:table-row>
              <table:table-cell office:value-type="float" office:value="233.6">
                <text:p>233.6</text:p>
              </table:table-cell>
              <table:table-cell office:value-type="float" office:value="1790.393799">
                <text:p>1790.393799</text:p>
              </table:table-cell>
              <table:table-cell office:value-type="float" office:value="1850.211792">
                <text:p>1850.211792</text:p>
              </table:table-cell>
              <table:table-cell office:value-type="float" office:value="1788.057129">
                <text:p>1788.057129</text:p>
              </table:table-cell>
              <table:table-cell office:value-type="float" office:value="1863.752197">
                <text:p>1863.752197</text:p>
              </table:table-cell>
            </table:table-row>
            <table:table-row>
              <table:table-cell office:value-type="float" office:value="233.8">
                <text:p>233.8</text:p>
              </table:table-cell>
              <table:table-cell office:value-type="float" office:value="1812.165039">
                <text:p>1812.165039</text:p>
              </table:table-cell>
              <table:table-cell office:value-type="float" office:value="1850.619873">
                <text:p>1850.619873</text:p>
              </table:table-cell>
              <table:table-cell office:value-type="float" office:value="1807.71228">
                <text:p>1807.71228</text:p>
              </table:table-cell>
              <table:table-cell office:value-type="float" office:value="1865.345703">
                <text:p>1865.34570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817.661865">
                <text:p>1817.661865</text:p>
              </table:table-cell>
              <table:table-cell office:value-type="float" office:value="1896.113037">
                <text:p>1896.113037</text:p>
              </table:table-cell>
              <table:table-cell office:value-type="float" office:value="1817.27356">
                <text:p>1817.27356</text:p>
              </table:table-cell>
              <table:table-cell office:value-type="float" office:value="1907.066162">
                <text:p>1907.066162</text:p>
              </table:table-cell>
            </table:table-row>
            <table:table-row>
              <table:table-cell office:value-type="float" office:value="234.2">
                <text:p>234.2</text:p>
              </table:table-cell>
              <table:table-cell office:value-type="float" office:value="1820.40625">
                <text:p>1820.40625</text:p>
              </table:table-cell>
              <table:table-cell office:value-type="float" office:value="1912.804199">
                <text:p>1912.804199</text:p>
              </table:table-cell>
              <table:table-cell office:value-type="float" office:value="1820.254395">
                <text:p>1820.254395</text:p>
              </table:table-cell>
              <table:table-cell office:value-type="float" office:value="1923.616943">
                <text:p>1923.616943</text:p>
              </table:table-cell>
            </table:table-row>
            <table:table-row>
              <table:table-cell office:value-type="float" office:value="234.4">
                <text:p>234.4</text:p>
              </table:table-cell>
              <table:table-cell office:value-type="float" office:value="1821.37439">
                <text:p>1821.37439</text:p>
              </table:table-cell>
              <table:table-cell office:value-type="float" office:value="1911.625366">
                <text:p>1911.625366</text:p>
              </table:table-cell>
              <table:table-cell office:value-type="float" office:value="1828.652222">
                <text:p>1828.652222</text:p>
              </table:table-cell>
              <table:table-cell office:value-type="float" office:value="1907.61377">
                <text:p>1907.61377</text:p>
              </table:table-cell>
            </table:table-row>
            <table:table-row>
              <table:table-cell office:value-type="float" office:value="234.6">
                <text:p>234.6</text:p>
              </table:table-cell>
              <table:table-cell office:value-type="float" office:value="1818.55835">
                <text:p>1818.55835</text:p>
              </table:table-cell>
              <table:table-cell office:value-type="float" office:value="1915.783325">
                <text:p>1915.783325</text:p>
              </table:table-cell>
              <table:table-cell office:value-type="float" office:value="1819.2771">
                <text:p>1819.2771</text:p>
              </table:table-cell>
              <table:table-cell office:value-type="float" office:value="1917.875366">
                <text:p>1917.875366</text:p>
              </table:table-cell>
            </table:table-row>
            <table:table-row>
              <table:table-cell office:value-type="float" office:value="234.8">
                <text:p>234.8</text:p>
              </table:table-cell>
              <table:table-cell office:value-type="float" office:value="1800.015137">
                <text:p>1800.015137</text:p>
              </table:table-cell>
              <table:table-cell office:value-type="float" office:value="1937.540283">
                <text:p>1937.540283</text:p>
              </table:table-cell>
              <table:table-cell office:value-type="float" office:value="1801.563721">
                <text:p>1801.563721</text:p>
              </table:table-cell>
              <table:table-cell office:value-type="float" office:value="1947.765015">
                <text:p>1947.76501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810.930054">
                <text:p>1810.930054</text:p>
              </table:table-cell>
              <table:table-cell office:value-type="float" office:value="1915.02832">
                <text:p>1915.02832</text:p>
              </table:table-cell>
              <table:table-cell office:value-type="float" office:value="1813.01416">
                <text:p>1813.01416</text:p>
              </table:table-cell>
              <table:table-cell office:value-type="float" office:value="1921.72644">
                <text:p>1921.72644</text:p>
              </table:table-cell>
            </table:table-row>
            <table:table-row>
              <table:table-cell office:value-type="float" office:value="235.2">
                <text:p>235.2</text:p>
              </table:table-cell>
              <table:table-cell office:value-type="float" office:value="1836.317871">
                <text:p>1836.317871</text:p>
              </table:table-cell>
              <table:table-cell office:value-type="float" office:value="1895.937256">
                <text:p>1895.937256</text:p>
              </table:table-cell>
              <table:table-cell office:value-type="float" office:value="1834.933228">
                <text:p>1834.933228</text:p>
              </table:table-cell>
              <table:table-cell office:value-type="float" office:value="1905.739624">
                <text:p>1905.739624</text:p>
              </table:table-cell>
            </table:table-row>
            <table:table-row>
              <table:table-cell office:value-type="float" office:value="235.4">
                <text:p>235.4</text:p>
              </table:table-cell>
              <table:table-cell office:value-type="float" office:value="1806.994629">
                <text:p>1806.994629</text:p>
              </table:table-cell>
              <table:table-cell office:value-type="float" office:value="1965.120972">
                <text:p>1965.120972</text:p>
              </table:table-cell>
              <table:table-cell office:value-type="float" office:value="1815.059814">
                <text:p>1815.059814</text:p>
              </table:table-cell>
              <table:table-cell office:value-type="float" office:value="1967.851929">
                <text:p>1967.851929</text:p>
              </table:table-cell>
            </table:table-row>
            <table:table-row>
              <table:table-cell office:value-type="float" office:value="235.6">
                <text:p>235.6</text:p>
              </table:table-cell>
              <table:table-cell office:value-type="float" office:value="1819.583374">
                <text:p>1819.583374</text:p>
              </table:table-cell>
              <table:table-cell office:value-type="float" office:value="1934.390991">
                <text:p>1934.390991</text:p>
              </table:table-cell>
              <table:table-cell office:value-type="float" office:value="1819.185425">
                <text:p>1819.185425</text:p>
              </table:table-cell>
              <table:table-cell office:value-type="float" office:value="1939.716675">
                <text:p>1939.716675</text:p>
              </table:table-cell>
            </table:table-row>
            <table:table-row>
              <table:table-cell office:value-type="float" office:value="235.8">
                <text:p>235.8</text:p>
              </table:table-cell>
              <table:table-cell office:value-type="float" office:value="1846.027344">
                <text:p>1846.027344</text:p>
              </table:table-cell>
              <table:table-cell office:value-type="float" office:value="1908.22876">
                <text:p>1908.22876</text:p>
              </table:table-cell>
              <table:table-cell office:value-type="float" office:value="1844.614746">
                <text:p>1844.614746</text:p>
              </table:table-cell>
              <table:table-cell office:value-type="float" office:value="1917.706543">
                <text:p>1917.70654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817.522949">
                <text:p>1817.522949</text:p>
              </table:table-cell>
              <table:table-cell office:value-type="float" office:value="1972.296997">
                <text:p>1972.296997</text:p>
              </table:table-cell>
              <table:table-cell office:value-type="float" office:value="1823.989014">
                <text:p>1823.989014</text:p>
              </table:table-cell>
              <table:table-cell office:value-type="float" office:value="1979.695679">
                <text:p>1979.695679</text:p>
              </table:table-cell>
            </table:table-row>
            <table:table-row>
              <table:table-cell office:value-type="float" office:value="236.2">
                <text:p>236.2</text:p>
              </table:table-cell>
              <table:table-cell office:value-type="float" office:value="1820.388428">
                <text:p>1820.388428</text:p>
              </table:table-cell>
              <table:table-cell office:value-type="float" office:value="1942.355591">
                <text:p>1942.355591</text:p>
              </table:table-cell>
              <table:table-cell office:value-type="float" office:value="1822.174561">
                <text:p>1822.174561</text:p>
              </table:table-cell>
              <table:table-cell office:value-type="float" office:value="1949.723511">
                <text:p>1949.723511</text:p>
              </table:table-cell>
            </table:table-row>
            <table:table-row>
              <table:table-cell office:value-type="float" office:value="236.4">
                <text:p>236.4</text:p>
              </table:table-cell>
              <table:table-cell office:value-type="float" office:value="1858.723145">
                <text:p>1858.723145</text:p>
              </table:table-cell>
              <table:table-cell office:value-type="float" office:value="1896.225342">
                <text:p>1896.225342</text:p>
              </table:table-cell>
              <table:table-cell office:value-type="float" office:value="1851.17688">
                <text:p>1851.17688</text:p>
              </table:table-cell>
              <table:table-cell office:value-type="float" office:value="1908.734863">
                <text:p>1908.734863</text:p>
              </table:table-cell>
            </table:table-row>
            <table:table-row>
              <table:table-cell office:value-type="float" office:value="236.6">
                <text:p>236.6</text:p>
              </table:table-cell>
              <table:table-cell office:value-type="float" office:value="1813.252441">
                <text:p>1813.252441</text:p>
              </table:table-cell>
              <table:table-cell office:value-type="float" office:value="1985.769409">
                <text:p>1985.769409</text:p>
              </table:table-cell>
              <table:table-cell office:value-type="float" office:value="1823.052246">
                <text:p>1823.052246</text:p>
              </table:table-cell>
              <table:table-cell office:value-type="float" office:value="1990.590942">
                <text:p>1990.590942</text:p>
              </table:table-cell>
            </table:table-row>
            <table:table-row>
              <table:table-cell office:value-type="float" office:value="236.8">
                <text:p>236.8</text:p>
              </table:table-cell>
              <table:table-cell office:value-type="float" office:value="1822.964355">
                <text:p>1822.964355</text:p>
              </table:table-cell>
              <table:table-cell office:value-type="float" office:value="1946.172607">
                <text:p>1946.172607</text:p>
              </table:table-cell>
              <table:table-cell office:value-type="float" office:value="1820.717285">
                <text:p>1820.717285</text:p>
              </table:table-cell>
              <table:table-cell office:value-type="float" office:value="1951.924316">
                <text:p>1951.9243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856.897461">
                <text:p>1856.897461</text:p>
              </table:table-cell>
              <table:table-cell office:value-type="float" office:value="1903.554932">
                <text:p>1903.554932</text:p>
              </table:table-cell>
              <table:table-cell office:value-type="float" office:value="1851.113892">
                <text:p>1851.113892</text:p>
              </table:table-cell>
              <table:table-cell office:value-type="float" office:value="1917.585693">
                <text:p>1917.585693</text:p>
              </table:table-cell>
            </table:table-row>
            <table:table-row>
              <table:table-cell office:value-type="float" office:value="237.2">
                <text:p>237.2</text:p>
              </table:table-cell>
              <table:table-cell office:value-type="float" office:value="1820.286865">
                <text:p>1820.286865</text:p>
              </table:table-cell>
              <table:table-cell office:value-type="float" office:value="1975.686157">
                <text:p>1975.686157</text:p>
              </table:table-cell>
              <table:table-cell office:value-type="float" office:value="1830.744507">
                <text:p>1830.744507</text:p>
              </table:table-cell>
              <table:table-cell office:value-type="float" office:value="1978.881592">
                <text:p>1978.881592</text:p>
              </table:table-cell>
            </table:table-row>
            <table:table-row>
              <table:table-cell office:value-type="float" office:value="237.4">
                <text:p>237.4</text:p>
              </table:table-cell>
              <table:table-cell office:value-type="float" office:value="1814.789551">
                <text:p>1814.789551</text:p>
              </table:table-cell>
              <table:table-cell office:value-type="float" office:value="1980.89624">
                <text:p>1980.89624</text:p>
              </table:table-cell>
              <table:table-cell office:value-type="float" office:value="1819.802002">
                <text:p>1819.802002</text:p>
              </table:table-cell>
              <table:table-cell office:value-type="float" office:value="1983.899292">
                <text:p>1983.899292</text:p>
              </table:table-cell>
            </table:table-row>
            <table:table-row>
              <table:table-cell office:value-type="float" office:value="237.6">
                <text:p>237.6</text:p>
              </table:table-cell>
              <table:table-cell office:value-type="float" office:value="1875.719116">
                <text:p>1875.719116</text:p>
              </table:table-cell>
              <table:table-cell office:value-type="float" office:value="1884.619751">
                <text:p>1884.619751</text:p>
              </table:table-cell>
              <table:table-cell office:value-type="float" office:value="1865.045166">
                <text:p>1865.045166</text:p>
              </table:table-cell>
              <table:table-cell office:value-type="float" office:value="1901.462891">
                <text:p>1901.462891</text:p>
              </table:table-cell>
            </table:table-row>
            <table:table-row>
              <table:table-cell office:value-type="float" office:value="237.8">
                <text:p>237.8</text:p>
              </table:table-cell>
              <table:table-cell office:value-type="float" office:value="1829.292603">
                <text:p>1829.292603</text:p>
              </table:table-cell>
              <table:table-cell office:value-type="float" office:value="1989.539062">
                <text:p>1989.539062</text:p>
              </table:table-cell>
              <table:table-cell office:value-type="float" office:value="1840.714355">
                <text:p>1840.714355</text:p>
              </table:table-cell>
              <table:table-cell office:value-type="float" office:value="1992.641113">
                <text:p>1992.64111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820.926514">
                <text:p>1820.926514</text:p>
              </table:table-cell>
              <table:table-cell office:value-type="float" office:value="1998.796265">
                <text:p>1998.796265</text:p>
              </table:table-cell>
              <table:table-cell office:value-type="float" office:value="1829.875122">
                <text:p>1829.875122</text:p>
              </table:table-cell>
              <table:table-cell office:value-type="float" office:value="1994.097656">
                <text:p>1994.097656</text:p>
              </table:table-cell>
            </table:table-row>
            <table:table-row>
              <table:table-cell office:value-type="float" office:value="238.2">
                <text:p>238.2</text:p>
              </table:table-cell>
              <table:table-cell office:value-type="float" office:value="1862.466675">
                <text:p>1862.466675</text:p>
              </table:table-cell>
              <table:table-cell office:value-type="float" office:value="1886.665649">
                <text:p>1886.665649</text:p>
              </table:table-cell>
              <table:table-cell office:value-type="float" office:value="1852.635498">
                <text:p>1852.635498</text:p>
              </table:table-cell>
              <table:table-cell office:value-type="float" office:value="1909.005737">
                <text:p>1909.005737</text:p>
              </table:table-cell>
            </table:table-row>
            <table:table-row>
              <table:table-cell office:value-type="float" office:value="238.4">
                <text:p>238.4</text:p>
              </table:table-cell>
              <table:table-cell office:value-type="float" office:value="1849.189697">
                <text:p>1849.189697</text:p>
              </table:table-cell>
              <table:table-cell office:value-type="float" office:value="1948.864502">
                <text:p>1948.864502</text:p>
              </table:table-cell>
              <table:table-cell office:value-type="float" office:value="1857.274658">
                <text:p>1857.274658</text:p>
              </table:table-cell>
              <table:table-cell office:value-type="float" office:value="1957.530518">
                <text:p>1957.530518</text:p>
              </table:table-cell>
            </table:table-row>
            <table:table-row>
              <table:table-cell office:value-type="float" office:value="238.6">
                <text:p>238.6</text:p>
              </table:table-cell>
              <table:table-cell office:value-type="float" office:value="1767.175293">
                <text:p>1767.175293</text:p>
              </table:table-cell>
              <table:table-cell office:value-type="float" office:value="1996.535889">
                <text:p>1996.535889</text:p>
              </table:table-cell>
              <table:table-cell office:value-type="float" office:value="1781.148438">
                <text:p>1781.148438</text:p>
              </table:table-cell>
              <table:table-cell office:value-type="float" office:value="1994.792847">
                <text:p>1994.792847</text:p>
              </table:table-cell>
            </table:table-row>
            <table:table-row>
              <table:table-cell office:value-type="float" office:value="238.8">
                <text:p>238.8</text:p>
              </table:table-cell>
              <table:table-cell office:value-type="float" office:value="1852.990845">
                <text:p>1852.990845</text:p>
              </table:table-cell>
              <table:table-cell office:value-type="float" office:value="1893.404785">
                <text:p>1893.404785</text:p>
              </table:table-cell>
              <table:table-cell office:value-type="float" office:value="1841.675171">
                <text:p>1841.675171</text:p>
              </table:table-cell>
              <table:table-cell office:value-type="float" office:value="1914.522095">
                <text:p>1914.52209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870.337402">
                <text:p>1870.337402</text:p>
              </table:table-cell>
              <table:table-cell office:value-type="float" office:value="1935.352661">
                <text:p>1935.352661</text:p>
              </table:table-cell>
              <table:table-cell office:value-type="float" office:value="1870.911133">
                <text:p>1870.911133</text:p>
              </table:table-cell>
              <table:table-cell office:value-type="float" office:value="1951.023926">
                <text:p>1951.023926</text:p>
              </table:table-cell>
            </table:table-row>
            <table:table-row>
              <table:table-cell office:value-type="float" office:value="239.2">
                <text:p>239.2</text:p>
              </table:table-cell>
              <table:table-cell office:value-type="float" office:value="1724.65625">
                <text:p>1724.65625</text:p>
              </table:table-cell>
              <table:table-cell office:value-type="float" office:value="1995.017578">
                <text:p>1995.017578</text:p>
              </table:table-cell>
              <table:table-cell office:value-type="float" office:value="1749.117432">
                <text:p>1749.117432</text:p>
              </table:table-cell>
              <table:table-cell office:value-type="float" office:value="1988.147461">
                <text:p>1988.147461</text:p>
              </table:table-cell>
            </table:table-row>
            <table:table-row>
              <table:table-cell office:value-type="float" office:value="239.4">
                <text:p>239.4</text:p>
              </table:table-cell>
              <table:table-cell office:value-type="float" office:value="1866.385376">
                <text:p>1866.385376</text:p>
              </table:table-cell>
              <table:table-cell office:value-type="float" office:value="1972.410278">
                <text:p>1972.410278</text:p>
              </table:table-cell>
              <table:table-cell office:value-type="float" office:value="1854.797607">
                <text:p>1854.797607</text:p>
              </table:table-cell>
              <table:table-cell office:value-type="float" office:value="1978.980347">
                <text:p>1978.980347</text:p>
              </table:table-cell>
            </table:table-row>
            <table:table-row>
              <table:table-cell office:value-type="float" office:value="239.6">
                <text:p>239.6</text:p>
              </table:table-cell>
              <table:table-cell office:value-type="float" office:value="1892.281494">
                <text:p>1892.281494</text:p>
              </table:table-cell>
              <table:table-cell office:value-type="float" office:value="1867.749268">
                <text:p>1867.749268</text:p>
              </table:table-cell>
              <table:table-cell office:value-type="float" office:value="1880.047119">
                <text:p>1880.047119</text:p>
              </table:table-cell>
              <table:table-cell office:value-type="float" office:value="1889.167969">
                <text:p>1889.167969</text:p>
              </table:table-cell>
            </table:table-row>
            <table:table-row>
              <table:table-cell office:value-type="float" office:value="239.8">
                <text:p>239.8</text:p>
              </table:table-cell>
              <table:table-cell office:value-type="float" office:value="1771.928711">
                <text:p>1771.928711</text:p>
              </table:table-cell>
              <table:table-cell office:value-type="float" office:value="1994.472534">
                <text:p>1994.472534</text:p>
              </table:table-cell>
              <table:table-cell office:value-type="float" office:value="1790.664795">
                <text:p>1790.664795</text:p>
              </table:table-cell>
              <table:table-cell office:value-type="float" office:value="1995.251953">
                <text:p>1995.25195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825.109741">
                <text:p>1825.109741</text:p>
              </table:table-cell>
              <table:table-cell office:value-type="float" office:value="2000">
                <text:p>2000</text:p>
              </table:table-cell>
              <table:table-cell office:value-type="float" office:value="1827.03772">
                <text:p>1827.03772</text:p>
              </table:table-cell>
              <table:table-cell office:value-type="float" office:value="1996.568359">
                <text:p>1996.568359</text:p>
              </table:table-cell>
            </table:table-row>
            <table:table-row>
              <table:table-cell office:value-type="float" office:value="240.2">
                <text:p>240.2</text:p>
              </table:table-cell>
              <table:table-cell office:value-type="float" office:value="1873.084717">
                <text:p>1873.084717</text:p>
              </table:table-cell>
              <table:table-cell office:value-type="float" office:value="1907.320801">
                <text:p>1907.320801</text:p>
              </table:table-cell>
              <table:table-cell office:value-type="float" office:value="1867.083618">
                <text:p>1867.083618</text:p>
              </table:table-cell>
              <table:table-cell office:value-type="float" office:value="1930.362793">
                <text:p>1930.362793</text:p>
              </table:table-cell>
            </table:table-row>
            <table:table-row>
              <table:table-cell office:value-type="float" office:value="240.4">
                <text:p>240.4</text:p>
              </table:table-cell>
              <table:table-cell office:value-type="float" office:value="1872.192871">
                <text:p>1872.192871</text:p>
              </table:table-cell>
              <table:table-cell office:value-type="float" office:value="1972.947876">
                <text:p>1972.947876</text:p>
              </table:table-cell>
              <table:table-cell office:value-type="float" office:value="1879.196899">
                <text:p>1879.196899</text:p>
              </table:table-cell>
              <table:table-cell office:value-type="float" office:value="1982.15979">
                <text:p>1982.15979</text:p>
              </table:table-cell>
            </table:table-row>
            <table:table-row>
              <table:table-cell office:value-type="float" office:value="240.6">
                <text:p>240.6</text:p>
              </table:table-cell>
              <table:table-cell office:value-type="float" office:value="1768.832031">
                <text:p>1768.832031</text:p>
              </table:table-cell>
              <table:table-cell office:value-type="float" office:value="1998.476074">
                <text:p>1998.476074</text:p>
              </table:table-cell>
              <table:table-cell office:value-type="float" office:value="1782.413818">
                <text:p>1782.413818</text:p>
              </table:table-cell>
              <table:table-cell office:value-type="float" office:value="1990.274658">
                <text:p>1990.274658</text:p>
              </table:table-cell>
            </table:table-row>
            <table:table-row>
              <table:table-cell office:value-type="float" office:value="240.8">
                <text:p>240.8</text:p>
              </table:table-cell>
              <table:table-cell office:value-type="float" office:value="1889.412354">
                <text:p>1889.412354</text:p>
              </table:table-cell>
              <table:table-cell office:value-type="float" office:value="1967.160889">
                <text:p>1967.160889</text:p>
              </table:table-cell>
              <table:table-cell office:value-type="float" office:value="1881.283569">
                <text:p>1881.283569</text:p>
              </table:table-cell>
              <table:table-cell office:value-type="float" office:value="1985.797607">
                <text:p>1985.79760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903.502319">
                <text:p>1903.502319</text:p>
              </table:table-cell>
              <table:table-cell office:value-type="float" office:value="1895.465576">
                <text:p>1895.465576</text:p>
              </table:table-cell>
              <table:table-cell office:value-type="float" office:value="1894.609375">
                <text:p>1894.609375</text:p>
              </table:table-cell>
              <table:table-cell office:value-type="float" office:value="1913.421143">
                <text:p>1913.421143</text:p>
              </table:table-cell>
            </table:table-row>
            <table:table-row>
              <table:table-cell office:value-type="float" office:value="241.2">
                <text:p>241.2</text:p>
              </table:table-cell>
              <table:table-cell office:value-type="float" office:value="1788.274902">
                <text:p>1788.274902</text:p>
              </table:table-cell>
              <table:table-cell office:value-type="float" office:value="1994.966309">
                <text:p>1994.966309</text:p>
              </table:table-cell>
              <table:table-cell office:value-type="float" office:value="1807.347168">
                <text:p>1807.347168</text:p>
              </table:table-cell>
              <table:table-cell office:value-type="float" office:value="1993.666138">
                <text:p>1993.666138</text:p>
              </table:table-cell>
            </table:table-row>
            <table:table-row>
              <table:table-cell office:value-type="float" office:value="241.4">
                <text:p>241.4</text:p>
              </table:table-cell>
              <table:table-cell office:value-type="float" office:value="1839.260864">
                <text:p>1839.260864</text:p>
              </table:table-cell>
              <table:table-cell office:value-type="float" office:value="2000">
                <text:p>2000</text:p>
              </table:table-cell>
              <table:table-cell office:value-type="float" office:value="1842.554199">
                <text:p>1842.554199</text:p>
              </table:table-cell>
              <table:table-cell office:value-type="float" office:value="1995.741211">
                <text:p>1995.741211</text:p>
              </table:table-cell>
            </table:table-row>
            <table:table-row>
              <table:table-cell office:value-type="float" office:value="241.6">
                <text:p>241.6</text:p>
              </table:table-cell>
              <table:table-cell office:value-type="float" office:value="1882.988525">
                <text:p>1882.988525</text:p>
              </table:table-cell>
              <table:table-cell office:value-type="float" office:value="1931.735474">
                <text:p>1931.735474</text:p>
              </table:table-cell>
              <table:table-cell office:value-type="float" office:value="1875.193115">
                <text:p>1875.193115</text:p>
              </table:table-cell>
              <table:table-cell office:value-type="float" office:value="1957.226196">
                <text:p>1957.226196</text:p>
              </table:table-cell>
            </table:table-row>
            <table:table-row>
              <table:table-cell office:value-type="float" office:value="241.8">
                <text:p>241.8</text:p>
              </table:table-cell>
              <table:table-cell office:value-type="float" office:value="1874.897705">
                <text:p>1874.897705</text:p>
              </table:table-cell>
              <table:table-cell office:value-type="float" office:value="1953.452393">
                <text:p>1953.452393</text:p>
              </table:table-cell>
              <table:table-cell office:value-type="float" office:value="1877.180298">
                <text:p>1877.180298</text:p>
              </table:table-cell>
              <table:table-cell office:value-type="float" office:value="1964.297852">
                <text:p>1964.29785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779.005127">
                <text:p>1779.005127</text:p>
              </table:table-cell>
              <table:table-cell office:value-type="float" office:value="1998.404175">
                <text:p>1998.404175</text:p>
              </table:table-cell>
              <table:table-cell office:value-type="float" office:value="1788.147217">
                <text:p>1788.147217</text:p>
              </table:table-cell>
              <table:table-cell office:value-type="float" office:value="1994.89624">
                <text:p>1994.89624</text:p>
              </table:table-cell>
            </table:table-row>
            <table:table-row>
              <table:table-cell office:value-type="float" office:value="242.2">
                <text:p>242.2</text:p>
              </table:table-cell>
              <table:table-cell office:value-type="float" office:value="1889.188477">
                <text:p>1889.188477</text:p>
              </table:table-cell>
              <table:table-cell office:value-type="float" office:value="1980.682617">
                <text:p>1980.682617</text:p>
              </table:table-cell>
              <table:table-cell office:value-type="float" office:value="1884.405396">
                <text:p>1884.4053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2.4">
                <text:p>242.4</text:p>
              </table:table-cell>
              <table:table-cell office:value-type="float" office:value="1896.188721">
                <text:p>1896.188721</text:p>
              </table:table-cell>
              <table:table-cell office:value-type="float" office:value="1918.109375">
                <text:p>1918.109375</text:p>
              </table:table-cell>
              <table:table-cell office:value-type="float" office:value="1890.795288">
                <text:p>1890.795288</text:p>
              </table:table-cell>
              <table:table-cell office:value-type="float" office:value="1931.232544">
                <text:p>1931.232544</text:p>
              </table:table-cell>
            </table:table-row>
            <table:table-row>
              <table:table-cell office:value-type="float" office:value="242.6">
                <text:p>242.6</text:p>
              </table:table-cell>
              <table:table-cell office:value-type="float" office:value="1826.215454">
                <text:p>1826.215454</text:p>
              </table:table-cell>
              <table:table-cell office:value-type="float" office:value="1997.416748">
                <text:p>1997.416748</text:p>
              </table:table-cell>
              <table:table-cell office:value-type="float" office:value="1831.401733">
                <text:p>1831.40173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2.8">
                <text:p>242.8</text:p>
              </table:table-cell>
              <table:table-cell office:value-type="float" office:value="1848.806885">
                <text:p>1848.806885</text:p>
              </table:table-cell>
              <table:table-cell office:value-type="float" office:value="1997.749023">
                <text:p>1997.749023</text:p>
              </table:table-cell>
              <table:table-cell office:value-type="float" office:value="1850.029541">
                <text:p>1850.02954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884.550171">
                <text:p>1884.550171</text:p>
              </table:table-cell>
              <table:table-cell office:value-type="float" office:value="1962.161377">
                <text:p>1962.161377</text:p>
              </table:table-cell>
              <table:table-cell office:value-type="float" office:value="1880.846191">
                <text:p>1880.846191</text:p>
              </table:table-cell>
              <table:table-cell office:value-type="float" office:value="1987.555908">
                <text:p>1987.555908</text:p>
              </table:table-cell>
            </table:table-row>
            <table:table-row>
              <table:table-cell office:value-type="float" office:value="243.2">
                <text:p>243.2</text:p>
              </table:table-cell>
              <table:table-cell office:value-type="float" office:value="1884.223389">
                <text:p>1884.223389</text:p>
              </table:table-cell>
              <table:table-cell office:value-type="float" office:value="1968.835571">
                <text:p>1968.835571</text:p>
              </table:table-cell>
              <table:table-cell office:value-type="float" office:value="1887.151855">
                <text:p>1887.151855</text:p>
              </table:table-cell>
              <table:table-cell office:value-type="float" office:value="1975.009644">
                <text:p>1975.009644</text:p>
              </table:table-cell>
            </table:table-row>
            <table:table-row>
              <table:table-cell office:value-type="float" office:value="243.4">
                <text:p>243.4</text:p>
              </table:table-cell>
              <table:table-cell office:value-type="float" office:value="1806.815552">
                <text:p>1806.815552</text:p>
              </table:table-cell>
              <table:table-cell office:value-type="float" office:value="1995.775269">
                <text:p>1995.775269</text:p>
              </table:table-cell>
              <table:table-cell office:value-type="float" office:value="1816.180176">
                <text:p>1816.1801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3.6">
                <text:p>243.6</text:p>
              </table:table-cell>
              <table:table-cell office:value-type="float" office:value="1881.740845">
                <text:p>1881.740845</text:p>
              </table:table-cell>
              <table:table-cell office:value-type="float" office:value="1989.480957">
                <text:p>1989.480957</text:p>
              </table:table-cell>
              <table:table-cell office:value-type="float" office:value="1878.480591">
                <text:p>1878.4805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3.8">
                <text:p>243.8</text:p>
              </table:table-cell>
              <table:table-cell office:value-type="float" office:value="1886.472778">
                <text:p>1886.472778</text:p>
              </table:table-cell>
              <table:table-cell office:value-type="float" office:value="1936.048584">
                <text:p>1936.048584</text:p>
              </table:table-cell>
              <table:table-cell office:value-type="float" office:value="1877.665039">
                <text:p>1877.665039</text:p>
              </table:table-cell>
              <table:table-cell office:value-type="float" office:value="1954.55957">
                <text:p>1954.5595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850.442261">
                <text:p>1850.442261</text:p>
              </table:table-cell>
              <table:table-cell office:value-type="float" office:value="1995.141602">
                <text:p>1995.141602</text:p>
              </table:table-cell>
              <table:table-cell office:value-type="float" office:value="1854.93457">
                <text:p>1854.9345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4.2">
                <text:p>244.2</text:p>
              </table:table-cell>
              <table:table-cell office:value-type="float" office:value="1853.797607">
                <text:p>1853.797607</text:p>
              </table:table-cell>
              <table:table-cell office:value-type="float" office:value="1998.299072">
                <text:p>1998.299072</text:p>
              </table:table-cell>
              <table:table-cell office:value-type="float" office:value="1854.335693">
                <text:p>1854.33569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4.4">
                <text:p>244.4</text:p>
              </table:table-cell>
              <table:table-cell office:value-type="float" office:value="1888.271729">
                <text:p>1888.271729</text:p>
              </table:table-cell>
              <table:table-cell office:value-type="float" office:value="1983.63855">
                <text:p>1983.63855</text:p>
              </table:table-cell>
              <table:table-cell office:value-type="float" office:value="1880.557373">
                <text:p>1880.557373</text:p>
              </table:table-cell>
              <table:table-cell office:value-type="float" office:value="1998.753174">
                <text:p>1998.753174</text:p>
              </table:table-cell>
            </table:table-row>
            <table:table-row>
              <table:table-cell office:value-type="float" office:value="244.6">
                <text:p>244.6</text:p>
              </table:table-cell>
              <table:table-cell office:value-type="float" office:value="1887.124634">
                <text:p>1887.124634</text:p>
              </table:table-cell>
              <table:table-cell office:value-type="float" office:value="1970.615845">
                <text:p>1970.615845</text:p>
              </table:table-cell>
              <table:table-cell office:value-type="float" office:value="1882.129395">
                <text:p>1882.129395</text:p>
              </table:table-cell>
              <table:table-cell office:value-type="float" office:value="1981.131714">
                <text:p>1981.131714</text:p>
              </table:table-cell>
            </table:table-row>
            <table:table-row>
              <table:table-cell office:value-type="float" office:value="244.8">
                <text:p>244.8</text:p>
              </table:table-cell>
              <table:table-cell office:value-type="float" office:value="1822.824951">
                <text:p>1822.824951</text:p>
              </table:table-cell>
              <table:table-cell office:value-type="float" office:value="1993.912476">
                <text:p>1993.912476</text:p>
              </table:table-cell>
              <table:table-cell office:value-type="float" office:value="1826.435547">
                <text:p>1826.43554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870.278076">
                <text:p>1870.278076</text:p>
              </table:table-cell>
              <table:table-cell office:value-type="float" office:value="1989.332031">
                <text:p>1989.332031</text:p>
              </table:table-cell>
              <table:table-cell office:value-type="float" office:value="1868.473877">
                <text:p>1868.47387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5.2">
                <text:p>245.2</text:p>
              </table:table-cell>
              <table:table-cell office:value-type="float" office:value="1882.225952">
                <text:p>1882.225952</text:p>
              </table:table-cell>
              <table:table-cell office:value-type="float" office:value="1984.183105">
                <text:p>1984.183105</text:p>
              </table:table-cell>
              <table:table-cell office:value-type="float" office:value="1882.792236">
                <text:p>1882.792236</text:p>
              </table:table-cell>
              <table:table-cell office:value-type="float" office:value="1993.877197">
                <text:p>1993.877197</text:p>
              </table:table-cell>
            </table:table-row>
            <table:table-row>
              <table:table-cell office:value-type="float" office:value="245.4">
                <text:p>245.4</text:p>
              </table:table-cell>
              <table:table-cell office:value-type="float" office:value="1877.775879">
                <text:p>1877.775879</text:p>
              </table:table-cell>
              <table:table-cell office:value-type="float" office:value="1979.297729">
                <text:p>1979.297729</text:p>
              </table:table-cell>
              <table:table-cell office:value-type="float" office:value="1874.522339">
                <text:p>1874.522339</text:p>
              </table:table-cell>
              <table:table-cell office:value-type="float" office:value="1992.27124">
                <text:p>1992.27124</text:p>
              </table:table-cell>
            </table:table-row>
            <table:table-row>
              <table:table-cell office:value-type="float" office:value="245.6">
                <text:p>245.6</text:p>
              </table:table-cell>
              <table:table-cell office:value-type="float" office:value="1862.163452">
                <text:p>1862.163452</text:p>
              </table:table-cell>
              <table:table-cell office:value-type="float" office:value="1994.227295">
                <text:p>1994.227295</text:p>
              </table:table-cell>
              <table:table-cell office:value-type="float" office:value="1865.631104">
                <text:p>1865.6311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5.8">
                <text:p>245.8</text:p>
              </table:table-cell>
              <table:table-cell office:value-type="float" office:value="1864.011353">
                <text:p>1864.011353</text:p>
              </table:table-cell>
              <table:table-cell office:value-type="float" office:value="1986.712769">
                <text:p>1986.712769</text:p>
              </table:table-cell>
              <table:table-cell office:value-type="float" office:value="1863.673096">
                <text:p>1863.6730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882.830078">
                <text:p>1882.830078</text:p>
              </table:table-cell>
              <table:table-cell office:value-type="float" office:value="1990.553833">
                <text:p>1990.553833</text:p>
              </table:table-cell>
              <table:table-cell office:value-type="float" office:value="1882.78772">
                <text:p>1882.7877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.2">
                <text:p>246.2</text:p>
              </table:table-cell>
              <table:table-cell office:value-type="float" office:value="1868.80542">
                <text:p>1868.80542</text:p>
              </table:table-cell>
              <table:table-cell office:value-type="float" office:value="1993.746826">
                <text:p>1993.746826</text:p>
              </table:table-cell>
              <table:table-cell office:value-type="float" office:value="1871.585449">
                <text:p>1871.58544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.4">
                <text:p>246.4</text:p>
              </table:table-cell>
              <table:table-cell office:value-type="float" office:value="1866.171631">
                <text:p>1866.171631</text:p>
              </table:table-cell>
              <table:table-cell office:value-type="float" office:value="1991.924316">
                <text:p>1991.924316</text:p>
              </table:table-cell>
              <table:table-cell office:value-type="float" office:value="1867.607178">
                <text:p>1867.60717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.6">
                <text:p>246.6</text:p>
              </table:table-cell>
              <table:table-cell office:value-type="float" office:value="1864.099976">
                <text:p>1864.099976</text:p>
              </table:table-cell>
              <table:table-cell office:value-type="float" office:value="1990.128662">
                <text:p>1990.128662</text:p>
              </table:table-cell>
              <table:table-cell office:value-type="float" office:value="1868.649414">
                <text:p>1868.64941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.8">
                <text:p>246.8</text:p>
              </table:table-cell>
              <table:table-cell office:value-type="float" office:value="1863.502441">
                <text:p>1863.502441</text:p>
              </table:table-cell>
              <table:table-cell office:value-type="float" office:value="1994.466309">
                <text:p>1994.466309</text:p>
              </table:table-cell>
              <table:table-cell office:value-type="float" office:value="1863.825928">
                <text:p>1863.82592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867.298828">
                <text:p>1867.298828</text:p>
              </table:table-cell>
              <table:table-cell office:value-type="float" office:value="1988.967285">
                <text:p>1988.967285</text:p>
              </table:table-cell>
              <table:table-cell office:value-type="float" office:value="1868.336426">
                <text:p>1868.3364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.2">
                <text:p>247.2</text:p>
              </table:table-cell>
              <table:table-cell office:value-type="float" office:value="1867.871582">
                <text:p>1867.871582</text:p>
              </table:table-cell>
              <table:table-cell office:value-type="float" office:value="1989.875366">
                <text:p>1989.875366</text:p>
              </table:table-cell>
              <table:table-cell office:value-type="float" office:value="1869.950317">
                <text:p>1869.9503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.4">
                <text:p>247.4</text:p>
              </table:table-cell>
              <table:table-cell office:value-type="float" office:value="1868.946655">
                <text:p>1868.946655</text:p>
              </table:table-cell>
              <table:table-cell office:value-type="float" office:value="1989.756836">
                <text:p>1989.756836</text:p>
              </table:table-cell>
              <table:table-cell office:value-type="float" office:value="1871.64563">
                <text:p>1871.6456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.6">
                <text:p>247.6</text:p>
              </table:table-cell>
              <table:table-cell office:value-type="float" office:value="1870.544922">
                <text:p>1870.544922</text:p>
              </table:table-cell>
              <table:table-cell office:value-type="float" office:value="1991.218994">
                <text:p>1991.218994</text:p>
              </table:table-cell>
              <table:table-cell office:value-type="float" office:value="1872.340698">
                <text:p>1872.3406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.8">
                <text:p>247.8</text:p>
              </table:table-cell>
              <table:table-cell office:value-type="float" office:value="1870.318115">
                <text:p>1870.318115</text:p>
              </table:table-cell>
              <table:table-cell office:value-type="float" office:value="1988.458008">
                <text:p>1988.458008</text:p>
              </table:table-cell>
              <table:table-cell office:value-type="float" office:value="1870.557373">
                <text:p>1870.5573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866.895142">
                <text:p>1866.895142</text:p>
              </table:table-cell>
              <table:table-cell office:value-type="float" office:value="1991.895996">
                <text:p>1991.895996</text:p>
              </table:table-cell>
              <table:table-cell office:value-type="float" office:value="1868.229492">
                <text:p>1868.2294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.2">
                <text:p>248.2</text:p>
              </table:table-cell>
              <table:table-cell office:value-type="float" office:value="1869.057129">
                <text:p>1869.057129</text:p>
              </table:table-cell>
              <table:table-cell office:value-type="float" office:value="1992.107178">
                <text:p>1992.107178</text:p>
              </table:table-cell>
              <table:table-cell office:value-type="float" office:value="1868.310303">
                <text:p>1868.31030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.4">
                <text:p>248.4</text:p>
              </table:table-cell>
              <table:table-cell office:value-type="float" office:value="1867.912476">
                <text:p>1867.912476</text:p>
              </table:table-cell>
              <table:table-cell office:value-type="float" office:value="1989.892944">
                <text:p>1989.892944</text:p>
              </table:table-cell>
              <table:table-cell office:value-type="float" office:value="1869.770386">
                <text:p>1869.77038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.6">
                <text:p>248.6</text:p>
              </table:table-cell>
              <table:table-cell office:value-type="float" office:value="1865.063477">
                <text:p>1865.063477</text:p>
              </table:table-cell>
              <table:table-cell office:value-type="float" office:value="1988.478394">
                <text:p>1988.478394</text:p>
              </table:table-cell>
              <table:table-cell office:value-type="float" office:value="1866.132202">
                <text:p>1866.1322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.8">
                <text:p>248.8</text:p>
              </table:table-cell>
              <table:table-cell office:value-type="float" office:value="1871.574951">
                <text:p>1871.574951</text:p>
              </table:table-cell>
              <table:table-cell office:value-type="float" office:value="1988.368774">
                <text:p>1988.368774</text:p>
              </table:table-cell>
              <table:table-cell office:value-type="float" office:value="1870.705444">
                <text:p>1870.70544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866.610352">
                <text:p>1866.610352</text:p>
              </table:table-cell>
              <table:table-cell office:value-type="float" office:value="1993.324463">
                <text:p>1993.324463</text:p>
              </table:table-cell>
              <table:table-cell office:value-type="float" office:value="1867.822144">
                <text:p>1867.82214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2">
                <text:p>249.2</text:p>
              </table:table-cell>
              <table:table-cell office:value-type="float" office:value="1867.813599">
                <text:p>1867.813599</text:p>
              </table:table-cell>
              <table:table-cell office:value-type="float" office:value="1992.41333">
                <text:p>1992.41333</text:p>
              </table:table-cell>
              <table:table-cell office:value-type="float" office:value="1866.911011">
                <text:p>1866.91101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4">
                <text:p>249.4</text:p>
              </table:table-cell>
              <table:table-cell office:value-type="float" office:value="1867.599487">
                <text:p>1867.599487</text:p>
              </table:table-cell>
              <table:table-cell office:value-type="float" office:value="1988.769653">
                <text:p>1988.769653</text:p>
              </table:table-cell>
              <table:table-cell office:value-type="float" office:value="1863.894897">
                <text:p>1863.89489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6">
                <text:p>249.6</text:p>
              </table:table-cell>
              <table:table-cell office:value-type="float" office:value="1867.297119">
                <text:p>1867.297119</text:p>
              </table:table-cell>
              <table:table-cell office:value-type="float" office:value="1990.483276">
                <text:p>1990.483276</text:p>
              </table:table-cell>
              <table:table-cell office:value-type="float" office:value="1868.753296">
                <text:p>1868.7532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8">
                <text:p>249.8</text:p>
              </table:table-cell>
              <table:table-cell office:value-type="float" office:value="1872.076172">
                <text:p>1872.076172</text:p>
              </table:table-cell>
              <table:table-cell office:value-type="float" office:value="1993.557617">
                <text:p>1993.557617</text:p>
              </table:table-cell>
              <table:table-cell office:value-type="float" office:value="1875.849121">
                <text:p>1875.849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70.091064">
                <text:p>1870.091064</text:p>
              </table:table-cell>
              <table:table-cell office:value-type="float" office:value="1988.428467">
                <text:p>1988.428467</text:p>
              </table:table-cell>
              <table:table-cell office:value-type="float" office:value="1868.956543">
                <text:p>1868.9565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2">
                <text:p>250.2</text:p>
              </table:table-cell>
              <table:table-cell office:value-type="float" office:value="1866.883789">
                <text:p>1866.883789</text:p>
              </table:table-cell>
              <table:table-cell office:value-type="float" office:value="1992.338257">
                <text:p>1992.338257</text:p>
              </table:table-cell>
              <table:table-cell office:value-type="float" office:value="1870.903076">
                <text:p>1870.9030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4">
                <text:p>250.4</text:p>
              </table:table-cell>
              <table:table-cell office:value-type="float" office:value="1866.150879">
                <text:p>1866.150879</text:p>
              </table:table-cell>
              <table:table-cell office:value-type="float" office:value="1990.569702">
                <text:p>1990.569702</text:p>
              </table:table-cell>
              <table:table-cell office:value-type="float" office:value="1868.111084">
                <text:p>1868.11108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6">
                <text:p>250.6</text:p>
              </table:table-cell>
              <table:table-cell office:value-type="float" office:value="1872.087646">
                <text:p>1872.087646</text:p>
              </table:table-cell>
              <table:table-cell office:value-type="float" office:value="1989.768311">
                <text:p>1989.768311</text:p>
              </table:table-cell>
              <table:table-cell office:value-type="float" office:value="1875.718872">
                <text:p>1875.71887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8">
                <text:p>250.8</text:p>
              </table:table-cell>
              <table:table-cell office:value-type="float" office:value="1875.984009">
                <text:p>1875.984009</text:p>
              </table:table-cell>
              <table:table-cell office:value-type="float" office:value="1989.70459">
                <text:p>1989.70459</text:p>
              </table:table-cell>
              <table:table-cell office:value-type="float" office:value="1872.80481">
                <text:p>1872.8048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866.709961">
                <text:p>1866.709961</text:p>
              </table:table-cell>
              <table:table-cell office:value-type="float" office:value="1990.424805">
                <text:p>1990.424805</text:p>
              </table:table-cell>
              <table:table-cell office:value-type="float" office:value="1866.029785">
                <text:p>1866.0297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2">
                <text:p>251.2</text:p>
              </table:table-cell>
              <table:table-cell office:value-type="float" office:value="1865.541748">
                <text:p>1865.541748</text:p>
              </table:table-cell>
              <table:table-cell office:value-type="float" office:value="1986.876465">
                <text:p>1986.876465</text:p>
              </table:table-cell>
              <table:table-cell office:value-type="float" office:value="1867.584595">
                <text:p>1867.58459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4">
                <text:p>251.4</text:p>
              </table:table-cell>
              <table:table-cell office:value-type="float" office:value="1869.720825">
                <text:p>1869.720825</text:p>
              </table:table-cell>
              <table:table-cell office:value-type="float" office:value="1991.454346">
                <text:p>1991.454346</text:p>
              </table:table-cell>
              <table:table-cell office:value-type="float" office:value="1872.131592">
                <text:p>1872.1315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6">
                <text:p>251.6</text:p>
              </table:table-cell>
              <table:table-cell office:value-type="float" office:value="1869.900879">
                <text:p>1869.900879</text:p>
              </table:table-cell>
              <table:table-cell office:value-type="float" office:value="1989.244995">
                <text:p>1989.244995</text:p>
              </table:table-cell>
              <table:table-cell office:value-type="float" office:value="1871.095947">
                <text:p>1871.09594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8">
                <text:p>251.8</text:p>
              </table:table-cell>
              <table:table-cell office:value-type="float" office:value="1864.327881">
                <text:p>1864.327881</text:p>
              </table:table-cell>
              <table:table-cell office:value-type="float" office:value="1988.916382">
                <text:p>1988.916382</text:p>
              </table:table-cell>
              <table:table-cell office:value-type="float" office:value="1863.763916">
                <text:p>1863.76391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872.044189">
                <text:p>1872.044189</text:p>
              </table:table-cell>
              <table:table-cell office:value-type="float" office:value="1990.381592">
                <text:p>1990.381592</text:p>
              </table:table-cell>
              <table:table-cell office:value-type="float" office:value="1869.482178">
                <text:p>1869.48217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2">
                <text:p>252.2</text:p>
              </table:table-cell>
              <table:table-cell office:value-type="float" office:value="1869.926025">
                <text:p>1869.926025</text:p>
              </table:table-cell>
              <table:table-cell office:value-type="float" office:value="1993.433105">
                <text:p>1993.433105</text:p>
              </table:table-cell>
              <table:table-cell office:value-type="float" office:value="1871.680908">
                <text:p>1871.6809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4">
                <text:p>252.4</text:p>
              </table:table-cell>
              <table:table-cell office:value-type="float" office:value="1870.08374">
                <text:p>1870.08374</text:p>
              </table:table-cell>
              <table:table-cell office:value-type="float" office:value="1992.291992">
                <text:p>1992.291992</text:p>
              </table:table-cell>
              <table:table-cell office:value-type="float" office:value="1870.889282">
                <text:p>1870.8892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6">
                <text:p>252.6</text:p>
              </table:table-cell>
              <table:table-cell office:value-type="float" office:value="1869.665527">
                <text:p>1869.665527</text:p>
              </table:table-cell>
              <table:table-cell office:value-type="float" office:value="1988.311279">
                <text:p>1988.311279</text:p>
              </table:table-cell>
              <table:table-cell office:value-type="float" office:value="1871.027832">
                <text:p>1871.02783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8">
                <text:p>252.8</text:p>
              </table:table-cell>
              <table:table-cell office:value-type="float" office:value="1869.769897">
                <text:p>1869.769897</text:p>
              </table:table-cell>
              <table:table-cell office:value-type="float" office:value="1986.796143">
                <text:p>1986.796143</text:p>
              </table:table-cell>
              <table:table-cell office:value-type="float" office:value="1868.997192">
                <text:p>1868.9971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873.583496">
                <text:p>1873.583496</text:p>
              </table:table-cell>
              <table:table-cell office:value-type="float" office:value="1991.939697">
                <text:p>1991.939697</text:p>
              </table:table-cell>
              <table:table-cell office:value-type="float" office:value="1872.619873">
                <text:p>1872.6198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2">
                <text:p>253.2</text:p>
              </table:table-cell>
              <table:table-cell office:value-type="float" office:value="1865.698242">
                <text:p>1865.698242</text:p>
              </table:table-cell>
              <table:table-cell office:value-type="float" office:value="1992.9021">
                <text:p>1992.9021</text:p>
              </table:table-cell>
              <table:table-cell office:value-type="float" office:value="1871.79126">
                <text:p>1871.791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4">
                <text:p>253.4</text:p>
              </table:table-cell>
              <table:table-cell office:value-type="float" office:value="1866.103394">
                <text:p>1866.103394</text:p>
              </table:table-cell>
              <table:table-cell office:value-type="float" office:value="1990.844238">
                <text:p>1990.844238</text:p>
              </table:table-cell>
              <table:table-cell office:value-type="float" office:value="1864.680664">
                <text:p>1864.68066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6">
                <text:p>253.6</text:p>
              </table:table-cell>
              <table:table-cell office:value-type="float" office:value="1862.064819">
                <text:p>1862.064819</text:p>
              </table:table-cell>
              <table:table-cell office:value-type="float" office:value="1987.671387">
                <text:p>1987.671387</text:p>
              </table:table-cell>
              <table:table-cell office:value-type="float" office:value="1863.793457">
                <text:p>1863.79345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8">
                <text:p>253.8</text:p>
              </table:table-cell>
              <table:table-cell office:value-type="float" office:value="1868.432861">
                <text:p>1868.432861</text:p>
              </table:table-cell>
              <table:table-cell office:value-type="float" office:value="1986.673218">
                <text:p>1986.673218</text:p>
              </table:table-cell>
              <table:table-cell office:value-type="float" office:value="1870.299072">
                <text:p>1870.29907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873.383057">
                <text:p>1873.383057</text:p>
              </table:table-cell>
              <table:table-cell office:value-type="float" office:value="1990.635498">
                <text:p>1990.635498</text:p>
              </table:table-cell>
              <table:table-cell office:value-type="float" office:value="1872.659424">
                <text:p>1872.65942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2">
                <text:p>254.2</text:p>
              </table:table-cell>
              <table:table-cell office:value-type="float" office:value="1866.413818">
                <text:p>1866.413818</text:p>
              </table:table-cell>
              <table:table-cell office:value-type="float" office:value="1989.727051">
                <text:p>1989.727051</text:p>
              </table:table-cell>
              <table:table-cell office:value-type="float" office:value="1865.390869">
                <text:p>1865.39086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4">
                <text:p>254.4</text:p>
              </table:table-cell>
              <table:table-cell office:value-type="float" office:value="1862.050781">
                <text:p>1862.050781</text:p>
              </table:table-cell>
              <table:table-cell office:value-type="float" office:value="1993.292358">
                <text:p>1993.292358</text:p>
              </table:table-cell>
              <table:table-cell office:value-type="float" office:value="1862.955322">
                <text:p>1862.9553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6">
                <text:p>254.6</text:p>
              </table:table-cell>
              <table:table-cell office:value-type="float" office:value="1868.611816">
                <text:p>1868.611816</text:p>
              </table:table-cell>
              <table:table-cell office:value-type="float" office:value="1990.082764">
                <text:p>1990.082764</text:p>
              </table:table-cell>
              <table:table-cell office:value-type="float" office:value="1867.941284">
                <text:p>1867.94128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8">
                <text:p>254.8</text:p>
              </table:table-cell>
              <table:table-cell office:value-type="float" office:value="1871.749268">
                <text:p>1871.749268</text:p>
              </table:table-cell>
              <table:table-cell office:value-type="float" office:value="1992.669678">
                <text:p>1992.669678</text:p>
              </table:table-cell>
              <table:table-cell office:value-type="float" office:value="1872.899658">
                <text:p>1872.89965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869.549561">
                <text:p>1869.549561</text:p>
              </table:table-cell>
              <table:table-cell office:value-type="float" office:value="1987.843994">
                <text:p>1987.843994</text:p>
              </table:table-cell>
              <table:table-cell office:value-type="float" office:value="1867.341675">
                <text:p>1867.34167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2">
                <text:p>255.2</text:p>
              </table:table-cell>
              <table:table-cell office:value-type="float" office:value="1868.227051">
                <text:p>1868.227051</text:p>
              </table:table-cell>
              <table:table-cell office:value-type="float" office:value="1990.440552">
                <text:p>1990.440552</text:p>
              </table:table-cell>
              <table:table-cell office:value-type="float" office:value="1868.044678">
                <text:p>1868.04467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4">
                <text:p>255.4</text:p>
              </table:table-cell>
              <table:table-cell office:value-type="float" office:value="1868.063843">
                <text:p>1868.063843</text:p>
              </table:table-cell>
              <table:table-cell office:value-type="float" office:value="1991.943848">
                <text:p>1991.943848</text:p>
              </table:table-cell>
              <table:table-cell office:value-type="float" office:value="1868.274536">
                <text:p>1868.27453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6">
                <text:p>255.6</text:p>
              </table:table-cell>
              <table:table-cell office:value-type="float" office:value="1869.397949">
                <text:p>1869.397949</text:p>
              </table:table-cell>
              <table:table-cell office:value-type="float" office:value="1992.836548">
                <text:p>1992.836548</text:p>
              </table:table-cell>
              <table:table-cell office:value-type="float" office:value="1870.227051">
                <text:p>1870.22705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8">
                <text:p>255.8</text:p>
              </table:table-cell>
              <table:table-cell office:value-type="float" office:value="1869.335938">
                <text:p>1869.335938</text:p>
              </table:table-cell>
              <table:table-cell office:value-type="float" office:value="1993.401855">
                <text:p>1993.401855</text:p>
              </table:table-cell>
              <table:table-cell office:value-type="float" office:value="1866.825439">
                <text:p>1866.82543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872.2146">
                <text:p>1872.2146</text:p>
              </table:table-cell>
              <table:table-cell office:value-type="float" office:value="1989.050781">
                <text:p>1989.050781</text:p>
              </table:table-cell>
              <table:table-cell office:value-type="float" office:value="1871.291504">
                <text:p>1871.2915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2">
                <text:p>256.2</text:p>
              </table:table-cell>
              <table:table-cell office:value-type="float" office:value="1869.218994">
                <text:p>1869.218994</text:p>
              </table:table-cell>
              <table:table-cell office:value-type="float" office:value="1990.848267">
                <text:p>1990.848267</text:p>
              </table:table-cell>
              <table:table-cell office:value-type="float" office:value="1871.073975">
                <text:p>1871.07397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4">
                <text:p>256.4</text:p>
              </table:table-cell>
              <table:table-cell office:value-type="float" office:value="1872.892456">
                <text:p>1872.892456</text:p>
              </table:table-cell>
              <table:table-cell office:value-type="float" office:value="1990.556885">
                <text:p>1990.556885</text:p>
              </table:table-cell>
              <table:table-cell office:value-type="float" office:value="1870.870483">
                <text:p>1870.87048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6">
                <text:p>256.6</text:p>
              </table:table-cell>
              <table:table-cell office:value-type="float" office:value="1866.192139">
                <text:p>1866.192139</text:p>
              </table:table-cell>
              <table:table-cell office:value-type="float" office:value="1993.891357">
                <text:p>1993.891357</text:p>
              </table:table-cell>
              <table:table-cell office:value-type="float" office:value="1867.150879">
                <text:p>1867.1508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8">
                <text:p>256.8</text:p>
              </table:table-cell>
              <table:table-cell office:value-type="float" office:value="1872.318848">
                <text:p>1872.318848</text:p>
              </table:table-cell>
              <table:table-cell office:value-type="float" office:value="1988.67334">
                <text:p>1988.67334</text:p>
              </table:table-cell>
              <table:table-cell office:value-type="float" office:value="1872.231079">
                <text:p>1872.2310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870.640137">
                <text:p>1870.640137</text:p>
              </table:table-cell>
              <table:table-cell office:value-type="float" office:value="1987.223999">
                <text:p>1987.223999</text:p>
              </table:table-cell>
              <table:table-cell office:value-type="float" office:value="1868.998779">
                <text:p>1868.9987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2">
                <text:p>257.2</text:p>
              </table:table-cell>
              <table:table-cell office:value-type="float" office:value="1868.81958">
                <text:p>1868.81958</text:p>
              </table:table-cell>
              <table:table-cell office:value-type="float" office:value="1987.585571">
                <text:p>1987.585571</text:p>
              </table:table-cell>
              <table:table-cell office:value-type="float" office:value="1871.706421">
                <text:p>1871.7064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4">
                <text:p>257.4</text:p>
              </table:table-cell>
              <table:table-cell office:value-type="float" office:value="1869.209229">
                <text:p>1869.209229</text:p>
              </table:table-cell>
              <table:table-cell office:value-type="float" office:value="1989.866577">
                <text:p>1989.866577</text:p>
              </table:table-cell>
              <table:table-cell office:value-type="float" office:value="1869.088623">
                <text:p>1869.0886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6">
                <text:p>257.6</text:p>
              </table:table-cell>
              <table:table-cell office:value-type="float" office:value="1867.568726">
                <text:p>1867.568726</text:p>
              </table:table-cell>
              <table:table-cell office:value-type="float" office:value="1987.526978">
                <text:p>1987.526978</text:p>
              </table:table-cell>
              <table:table-cell office:value-type="float" office:value="1868.217041">
                <text:p>1868.21704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8">
                <text:p>257.8</text:p>
              </table:table-cell>
              <table:table-cell office:value-type="float" office:value="1866.187378">
                <text:p>1866.187378</text:p>
              </table:table-cell>
              <table:table-cell office:value-type="float" office:value="1990.168945">
                <text:p>1990.168945</text:p>
              </table:table-cell>
              <table:table-cell office:value-type="float" office:value="1867.685791">
                <text:p>1867.6857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869.782104">
                <text:p>1869.782104</text:p>
              </table:table-cell>
              <table:table-cell office:value-type="float" office:value="1987.258301">
                <text:p>1987.258301</text:p>
              </table:table-cell>
              <table:table-cell office:value-type="float" office:value="1865.795044">
                <text:p>1865.79504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2">
                <text:p>258.2</text:p>
              </table:table-cell>
              <table:table-cell office:value-type="float" office:value="1874.25647">
                <text:p>1874.25647</text:p>
              </table:table-cell>
              <table:table-cell office:value-type="float" office:value="1992.414551">
                <text:p>1992.414551</text:p>
              </table:table-cell>
              <table:table-cell office:value-type="float" office:value="1874.242065">
                <text:p>1874.24206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4">
                <text:p>258.4</text:p>
              </table:table-cell>
              <table:table-cell office:value-type="float" office:value="1867.778564">
                <text:p>1867.778564</text:p>
              </table:table-cell>
              <table:table-cell office:value-type="float" office:value="1992.547241">
                <text:p>1992.547241</text:p>
              </table:table-cell>
              <table:table-cell office:value-type="float" office:value="1867.936279">
                <text:p>1867.9362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6">
                <text:p>258.6</text:p>
              </table:table-cell>
              <table:table-cell office:value-type="float" office:value="1864.777832">
                <text:p>1864.777832</text:p>
              </table:table-cell>
              <table:table-cell office:value-type="float" office:value="1992.647705">
                <text:p>1992.647705</text:p>
              </table:table-cell>
              <table:table-cell office:value-type="float" office:value="1864.110596">
                <text:p>1864.1105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8">
                <text:p>258.8</text:p>
              </table:table-cell>
              <table:table-cell office:value-type="float" office:value="1866.109619">
                <text:p>1866.109619</text:p>
              </table:table-cell>
              <table:table-cell office:value-type="float" office:value="1989.362549">
                <text:p>1989.362549</text:p>
              </table:table-cell>
              <table:table-cell office:value-type="float" office:value="1866.179565">
                <text:p>1866.17956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868.205566">
                <text:p>1868.205566</text:p>
              </table:table-cell>
              <table:table-cell office:value-type="float" office:value="1989.814575">
                <text:p>1989.814575</text:p>
              </table:table-cell>
              <table:table-cell office:value-type="float" office:value="1870.130371">
                <text:p>1870.13037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.2">
                <text:p>259.2</text:p>
              </table:table-cell>
              <table:table-cell office:value-type="float" office:value="1876.326904">
                <text:p>1876.326904</text:p>
              </table:table-cell>
              <table:table-cell office:value-type="float" office:value="1982.391479">
                <text:p>1982.391479</text:p>
              </table:table-cell>
              <table:table-cell office:value-type="float" office:value="1871.930176">
                <text:p>1871.9301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.4">
                <text:p>259.4</text:p>
              </table:table-cell>
              <table:table-cell office:value-type="float" office:value="1889.673584">
                <text:p>1889.673584</text:p>
              </table:table-cell>
              <table:table-cell office:value-type="float" office:value="1986.0802">
                <text:p>1986.0802</text:p>
              </table:table-cell>
              <table:table-cell office:value-type="float" office:value="1887.661865">
                <text:p>1887.66186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.6">
                <text:p>259.6</text:p>
              </table:table-cell>
              <table:table-cell office:value-type="float" office:value="1820.714478">
                <text:p>1820.714478</text:p>
              </table:table-cell>
              <table:table-cell office:value-type="float" office:value="1966.427734">
                <text:p>1966.427734</text:p>
              </table:table-cell>
              <table:table-cell office:value-type="float" office:value="1826.802856">
                <text:p>1826.802856</text:p>
              </table:table-cell>
              <table:table-cell office:value-type="float" office:value="1970.450073">
                <text:p>1970.450073</text:p>
              </table:table-cell>
            </table:table-row>
            <table:table-row>
              <table:table-cell office:value-type="float" office:value="259.8">
                <text:p>259.8</text:p>
              </table:table-cell>
              <table:table-cell office:value-type="float" office:value="1785.33667">
                <text:p>1785.33667</text:p>
              </table:table-cell>
              <table:table-cell office:value-type="float" office:value="1950.23999">
                <text:p>1950.23999</text:p>
              </table:table-cell>
              <table:table-cell office:value-type="float" office:value="1792.380005">
                <text:p>1792.380005</text:p>
              </table:table-cell>
              <table:table-cell office:value-type="float" office:value="1934.844482">
                <text:p>1934.84448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767.789551">
                <text:p>1767.789551</text:p>
              </table:table-cell>
              <table:table-cell office:value-type="float" office:value="1904.728882">
                <text:p>1904.728882</text:p>
              </table:table-cell>
              <table:table-cell office:value-type="float" office:value="1769.354614">
                <text:p>1769.354614</text:p>
              </table:table-cell>
              <table:table-cell office:value-type="float" office:value="1909.740479">
                <text:p>1909.740479</text:p>
              </table:table-cell>
            </table:table-row>
            <table:table-row>
              <table:table-cell office:value-type="float" office:value="260.2">
                <text:p>260.2</text:p>
              </table:table-cell>
              <table:table-cell office:value-type="float" office:value="1746.693848">
                <text:p>1746.693848</text:p>
              </table:table-cell>
              <table:table-cell office:value-type="float" office:value="1874.765625">
                <text:p>1874.765625</text:p>
              </table:table-cell>
              <table:table-cell office:value-type="float" office:value="1748.882568">
                <text:p>1748.882568</text:p>
              </table:table-cell>
              <table:table-cell office:value-type="float" office:value="1878.384521">
                <text:p>1878.384521</text:p>
              </table:table-cell>
            </table:table-row>
            <table:table-row>
              <table:table-cell office:value-type="float" office:value="260.4">
                <text:p>260.4</text:p>
              </table:table-cell>
              <table:table-cell office:value-type="float" office:value="1715.776367">
                <text:p>1715.776367</text:p>
              </table:table-cell>
              <table:table-cell office:value-type="float" office:value="1857.595825">
                <text:p>1857.595825</text:p>
              </table:table-cell>
              <table:table-cell office:value-type="float" office:value="1716.648315">
                <text:p>1716.648315</text:p>
              </table:table-cell>
              <table:table-cell office:value-type="float" office:value="1856.563965">
                <text:p>1856.563965</text:p>
              </table:table-cell>
            </table:table-row>
            <table:table-row>
              <table:table-cell office:value-type="float" office:value="260.6">
                <text:p>260.6</text:p>
              </table:table-cell>
              <table:table-cell office:value-type="float" office:value="1707.296997">
                <text:p>1707.296997</text:p>
              </table:table-cell>
              <table:table-cell office:value-type="float" office:value="1823.76709">
                <text:p>1823.76709</text:p>
              </table:table-cell>
              <table:table-cell office:value-type="float" office:value="1710.015869">
                <text:p>1710.015869</text:p>
              </table:table-cell>
              <table:table-cell office:value-type="float" office:value="1818.143066">
                <text:p>1818.143066</text:p>
              </table:table-cell>
            </table:table-row>
            <table:table-row>
              <table:table-cell office:value-type="float" office:value="260.8">
                <text:p>260.8</text:p>
              </table:table-cell>
              <table:table-cell office:value-type="float" office:value="1694.171631">
                <text:p>1694.171631</text:p>
              </table:table-cell>
              <table:table-cell office:value-type="float" office:value="1804.516113">
                <text:p>1804.516113</text:p>
              </table:table-cell>
              <table:table-cell office:value-type="float" office:value="1692.628296">
                <text:p>1692.628296</text:p>
              </table:table-cell>
              <table:table-cell office:value-type="float" office:value="1806.226562">
                <text:p>1806.22656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674.101196">
                <text:p>1674.101196</text:p>
              </table:table-cell>
              <table:table-cell office:value-type="float" office:value="1787.159912">
                <text:p>1787.159912</text:p>
              </table:table-cell>
              <table:table-cell office:value-type="float" office:value="1676.084106">
                <text:p>1676.084106</text:p>
              </table:table-cell>
              <table:table-cell office:value-type="float" office:value="1782.848999">
                <text:p>1782.848999</text:p>
              </table:table-cell>
            </table:table-row>
            <table:table-row>
              <table:table-cell office:value-type="float" office:value="261.2">
                <text:p>261.2</text:p>
              </table:table-cell>
              <table:table-cell office:value-type="float" office:value="1664.282959">
                <text:p>1664.282959</text:p>
              </table:table-cell>
              <table:table-cell office:value-type="float" office:value="1767.714844">
                <text:p>1767.714844</text:p>
              </table:table-cell>
              <table:table-cell office:value-type="float" office:value="1662.462646">
                <text:p>1662.462646</text:p>
              </table:table-cell>
              <table:table-cell office:value-type="float" office:value="1763.0802">
                <text:p>1763.0802</text:p>
              </table:table-cell>
            </table:table-row>
            <table:table-row>
              <table:table-cell office:value-type="float" office:value="261.4">
                <text:p>261.4</text:p>
              </table:table-cell>
              <table:table-cell office:value-type="float" office:value="1654.423584">
                <text:p>1654.423584</text:p>
              </table:table-cell>
              <table:table-cell office:value-type="float" office:value="1747.153198">
                <text:p>1747.153198</text:p>
              </table:table-cell>
              <table:table-cell office:value-type="float" office:value="1653.574707">
                <text:p>1653.574707</text:p>
              </table:table-cell>
              <table:table-cell office:value-type="float" office:value="1758.168457">
                <text:p>1758.168457</text:p>
              </table:table-cell>
            </table:table-row>
            <table:table-row>
              <table:table-cell office:value-type="float" office:value="261.6">
                <text:p>261.6</text:p>
              </table:table-cell>
              <table:table-cell office:value-type="float" office:value="1640.714111">
                <text:p>1640.714111</text:p>
              </table:table-cell>
              <table:table-cell office:value-type="float" office:value="1735.19873">
                <text:p>1735.19873</text:p>
              </table:table-cell>
              <table:table-cell office:value-type="float" office:value="1645.081299">
                <text:p>1645.081299</text:p>
              </table:table-cell>
              <table:table-cell office:value-type="float" office:value="1732.289673">
                <text:p>1732.289673</text:p>
              </table:table-cell>
            </table:table-row>
            <table:table-row>
              <table:table-cell office:value-type="float" office:value="261.8">
                <text:p>261.8</text:p>
              </table:table-cell>
              <table:table-cell office:value-type="float" office:value="1635.608154">
                <text:p>1635.608154</text:p>
              </table:table-cell>
              <table:table-cell office:value-type="float" office:value="1719.747437">
                <text:p>1719.747437</text:p>
              </table:table-cell>
              <table:table-cell office:value-type="float" office:value="1637.424316">
                <text:p>1637.424316</text:p>
              </table:table-cell>
              <table:table-cell office:value-type="float" office:value="1714.324951">
                <text:p>1714.32495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629.394775">
                <text:p>1629.394775</text:p>
              </table:table-cell>
              <table:table-cell office:value-type="float" office:value="1708.819458">
                <text:p>1708.819458</text:p>
              </table:table-cell>
              <table:table-cell office:value-type="float" office:value="1623.90564">
                <text:p>1623.90564</text:p>
              </table:table-cell>
              <table:table-cell office:value-type="float" office:value="1707.021362">
                <text:p>1707.021362</text:p>
              </table:table-cell>
            </table:table-row>
            <table:table-row>
              <table:table-cell office:value-type="float" office:value="262.2">
                <text:p>262.2</text:p>
              </table:table-cell>
              <table:table-cell office:value-type="float" office:value="1622.844604">
                <text:p>1622.844604</text:p>
              </table:table-cell>
              <table:table-cell office:value-type="float" office:value="1695.703857">
                <text:p>1695.703857</text:p>
              </table:table-cell>
              <table:table-cell office:value-type="float" office:value="1617.927979">
                <text:p>1617.927979</text:p>
              </table:table-cell>
              <table:table-cell office:value-type="float" office:value="1696.877441">
                <text:p>1696.877441</text:p>
              </table:table-cell>
            </table:table-row>
            <table:table-row>
              <table:table-cell office:value-type="float" office:value="262.4">
                <text:p>262.4</text:p>
              </table:table-cell>
              <table:table-cell office:value-type="float" office:value="1616.414062">
                <text:p>1616.414062</text:p>
              </table:table-cell>
              <table:table-cell office:value-type="float" office:value="1682.9823">
                <text:p>1682.9823</text:p>
              </table:table-cell>
              <table:table-cell office:value-type="float" office:value="1612.64856">
                <text:p>1612.64856</text:p>
              </table:table-cell>
              <table:table-cell office:value-type="float" office:value="1679.909058">
                <text:p>1679.909058</text:p>
              </table:table-cell>
            </table:table-row>
            <table:table-row>
              <table:table-cell office:value-type="float" office:value="262.6">
                <text:p>262.6</text:p>
              </table:table-cell>
              <table:table-cell office:value-type="float" office:value="1609.101074">
                <text:p>1609.101074</text:p>
              </table:table-cell>
              <table:table-cell office:value-type="float" office:value="1668.994995">
                <text:p>1668.994995</text:p>
              </table:table-cell>
              <table:table-cell office:value-type="float" office:value="1608.129639">
                <text:p>1608.129639</text:p>
              </table:table-cell>
              <table:table-cell office:value-type="float" office:value="1669.888428">
                <text:p>1669.888428</text:p>
              </table:table-cell>
            </table:table-row>
            <table:table-row>
              <table:table-cell office:value-type="float" office:value="262.8">
                <text:p>262.8</text:p>
              </table:table-cell>
              <table:table-cell office:value-type="float" office:value="1600.164185">
                <text:p>1600.164185</text:p>
              </table:table-cell>
              <table:table-cell office:value-type="float" office:value="1666.586792">
                <text:p>1666.586792</text:p>
              </table:table-cell>
              <table:table-cell office:value-type="float" office:value="1603.999756">
                <text:p>1603.999756</text:p>
              </table:table-cell>
              <table:table-cell office:value-type="float" office:value="1659.279785">
                <text:p>1659.27978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600.2677">
                <text:p>1600.2677</text:p>
              </table:table-cell>
              <table:table-cell office:value-type="float" office:value="1654.782349">
                <text:p>1654.782349</text:p>
              </table:table-cell>
              <table:table-cell office:value-type="float" office:value="1598.171143">
                <text:p>1598.171143</text:p>
              </table:table-cell>
              <table:table-cell office:value-type="float" office:value="1651.145142">
                <text:p>1651.145142</text:p>
              </table:table-cell>
            </table:table-row>
            <table:table-row>
              <table:table-cell office:value-type="float" office:value="263.2">
                <text:p>263.2</text:p>
              </table:table-cell>
              <table:table-cell office:value-type="float" office:value="1597.670776">
                <text:p>1597.670776</text:p>
              </table:table-cell>
              <table:table-cell office:value-type="float" office:value="1648.143311">
                <text:p>1648.143311</text:p>
              </table:table-cell>
              <table:table-cell office:value-type="float" office:value="1592.418091">
                <text:p>1592.418091</text:p>
              </table:table-cell>
              <table:table-cell office:value-type="float" office:value="1645.449951">
                <text:p>1645.449951</text:p>
              </table:table-cell>
            </table:table-row>
            <table:table-row>
              <table:table-cell office:value-type="float" office:value="263.4">
                <text:p>263.4</text:p>
              </table:table-cell>
              <table:table-cell office:value-type="float" office:value="1593.581421">
                <text:p>1593.581421</text:p>
              </table:table-cell>
              <table:table-cell office:value-type="float" office:value="1640.937256">
                <text:p>1640.937256</text:p>
              </table:table-cell>
              <table:table-cell office:value-type="float" office:value="1589.812866">
                <text:p>1589.812866</text:p>
              </table:table-cell>
              <table:table-cell office:value-type="float" office:value="1638.786133">
                <text:p>1638.786133</text:p>
              </table:table-cell>
            </table:table-row>
            <table:table-row>
              <table:table-cell office:value-type="float" office:value="263.6">
                <text:p>263.6</text:p>
              </table:table-cell>
              <table:table-cell office:value-type="float" office:value="1588.352295">
                <text:p>1588.352295</text:p>
              </table:table-cell>
              <table:table-cell office:value-type="float" office:value="1636.021851">
                <text:p>1636.021851</text:p>
              </table:table-cell>
              <table:table-cell office:value-type="float" office:value="1584.852173">
                <text:p>1584.852173</text:p>
              </table:table-cell>
              <table:table-cell office:value-type="float" office:value="1633.685059">
                <text:p>1633.685059</text:p>
              </table:table-cell>
            </table:table-row>
            <table:table-row>
              <table:table-cell office:value-type="float" office:value="263.8">
                <text:p>263.8</text:p>
              </table:table-cell>
              <table:table-cell office:value-type="float" office:value="1587.895996">
                <text:p>1587.895996</text:p>
              </table:table-cell>
              <table:table-cell office:value-type="float" office:value="1628.63208">
                <text:p>1628.63208</text:p>
              </table:table-cell>
              <table:table-cell office:value-type="float" office:value="1582.686279">
                <text:p>1582.686279</text:p>
              </table:table-cell>
              <table:table-cell office:value-type="float" office:value="1623.864136">
                <text:p>1623.86413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585.829346">
                <text:p>1585.829346</text:p>
              </table:table-cell>
              <table:table-cell office:value-type="float" office:value="1621.931641">
                <text:p>1621.931641</text:p>
              </table:table-cell>
              <table:table-cell office:value-type="float" office:value="1577.717407">
                <text:p>1577.717407</text:p>
              </table:table-cell>
              <table:table-cell office:value-type="float" office:value="1622.354492">
                <text:p>1622.354492</text:p>
              </table:table-cell>
            </table:table-row>
            <table:table-row>
              <table:table-cell office:value-type="float" office:value="264.2">
                <text:p>264.2</text:p>
              </table:table-cell>
              <table:table-cell office:value-type="float" office:value="1583.264648">
                <text:p>1583.264648</text:p>
              </table:table-cell>
              <table:table-cell office:value-type="float" office:value="1619.361816">
                <text:p>1619.361816</text:p>
              </table:table-cell>
              <table:table-cell office:value-type="float" office:value="1579.078613">
                <text:p>1579.078613</text:p>
              </table:table-cell>
              <table:table-cell office:value-type="float" office:value="1615.026123">
                <text:p>1615.026123</text:p>
              </table:table-cell>
            </table:table-row>
            <table:table-row>
              <table:table-cell office:value-type="float" office:value="264.4">
                <text:p>264.4</text:p>
              </table:table-cell>
              <table:table-cell office:value-type="float" office:value="1579.12146">
                <text:p>1579.12146</text:p>
              </table:table-cell>
              <table:table-cell office:value-type="float" office:value="1616.816895">
                <text:p>1616.816895</text:p>
              </table:table-cell>
              <table:table-cell office:value-type="float" office:value="1576.854858">
                <text:p>1576.854858</text:p>
              </table:table-cell>
              <table:table-cell office:value-type="float" office:value="1610.369751">
                <text:p>1610.369751</text:p>
              </table:table-cell>
            </table:table-row>
            <table:table-row>
              <table:table-cell office:value-type="float" office:value="264.6">
                <text:p>264.6</text:p>
              </table:table-cell>
              <table:table-cell office:value-type="float" office:value="1582.475708">
                <text:p>1582.475708</text:p>
              </table:table-cell>
              <table:table-cell office:value-type="float" office:value="1611.310181">
                <text:p>1611.310181</text:p>
              </table:table-cell>
              <table:table-cell office:value-type="float" office:value="1571.025879">
                <text:p>1571.025879</text:p>
              </table:table-cell>
              <table:table-cell office:value-type="float" office:value="1608.155884">
                <text:p>1608.155884</text:p>
              </table:table-cell>
            </table:table-row>
            <table:table-row>
              <table:table-cell office:value-type="float" office:value="264.8">
                <text:p>264.8</text:p>
              </table:table-cell>
              <table:table-cell office:value-type="float" office:value="1579.703247">
                <text:p>1579.703247</text:p>
              </table:table-cell>
              <table:table-cell office:value-type="float" office:value="1606.50061">
                <text:p>1606.50061</text:p>
              </table:table-cell>
              <table:table-cell office:value-type="float" office:value="1574.344482">
                <text:p>1574.344482</text:p>
              </table:table-cell>
              <table:table-cell office:value-type="float" office:value="1599.048584">
                <text:p>1599.04858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579.498535">
                <text:p>1579.498535</text:p>
              </table:table-cell>
              <table:table-cell office:value-type="float" office:value="1606.297852">
                <text:p>1606.297852</text:p>
              </table:table-cell>
              <table:table-cell office:value-type="float" office:value="1573.799316">
                <text:p>1573.799316</text:p>
              </table:table-cell>
              <table:table-cell office:value-type="float" office:value="1598.968384">
                <text:p>1598.968384</text:p>
              </table:table-cell>
            </table:table-row>
            <table:table-row>
              <table:table-cell office:value-type="float" office:value="265.2">
                <text:p>265.2</text:p>
              </table:table-cell>
              <table:table-cell office:value-type="float" office:value="1579.404419">
                <text:p>1579.404419</text:p>
              </table:table-cell>
              <table:table-cell office:value-type="float" office:value="1600.816772">
                <text:p>1600.816772</text:p>
              </table:table-cell>
              <table:table-cell office:value-type="float" office:value="1570.098145">
                <text:p>1570.098145</text:p>
              </table:table-cell>
              <table:table-cell office:value-type="float" office:value="1590.258057">
                <text:p>1590.258057</text:p>
              </table:table-cell>
            </table:table-row>
            <table:table-row>
              <table:table-cell office:value-type="float" office:value="265.4">
                <text:p>265.4</text:p>
              </table:table-cell>
              <table:table-cell office:value-type="float" office:value="1577.221191">
                <text:p>1577.221191</text:p>
              </table:table-cell>
              <table:table-cell office:value-type="float" office:value="1600.24707">
                <text:p>1600.24707</text:p>
              </table:table-cell>
              <table:table-cell office:value-type="float" office:value="1567.881104">
                <text:p>1567.881104</text:p>
              </table:table-cell>
              <table:table-cell office:value-type="float" office:value="1591.388306">
                <text:p>1591.388306</text:p>
              </table:table-cell>
            </table:table-row>
            <table:table-row>
              <table:table-cell office:value-type="float" office:value="265.6">
                <text:p>265.6</text:p>
              </table:table-cell>
              <table:table-cell office:value-type="float" office:value="1572.510742">
                <text:p>1572.510742</text:p>
              </table:table-cell>
              <table:table-cell office:value-type="float" office:value="1588.708252">
                <text:p>1588.708252</text:p>
              </table:table-cell>
              <table:table-cell office:value-type="float" office:value="1573.53064">
                <text:p>1573.53064</text:p>
              </table:table-cell>
              <table:table-cell office:value-type="float" office:value="1593.947144">
                <text:p>1593.947144</text:p>
              </table:table-cell>
            </table:table-row>
            <table:table-row>
              <table:table-cell office:value-type="float" office:value="265.8">
                <text:p>265.8</text:p>
              </table:table-cell>
              <table:table-cell office:value-type="float" office:value="1570.94751">
                <text:p>1570.94751</text:p>
              </table:table-cell>
              <table:table-cell office:value-type="float" office:value="1587.499878">
                <text:p>1587.499878</text:p>
              </table:table-cell>
              <table:table-cell office:value-type="float" office:value="1575.641602">
                <text:p>1575.641602</text:p>
              </table:table-cell>
              <table:table-cell office:value-type="float" office:value="1589.930054">
                <text:p>1589.93005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571.517822">
                <text:p>1571.517822</text:p>
              </table:table-cell>
              <table:table-cell office:value-type="float" office:value="1584.042114">
                <text:p>1584.042114</text:p>
              </table:table-cell>
              <table:table-cell office:value-type="float" office:value="1574.07251">
                <text:p>1574.07251</text:p>
              </table:table-cell>
              <table:table-cell office:value-type="float" office:value="1584.258667">
                <text:p>1584.258667</text:p>
              </table:table-cell>
            </table:table-row>
            <table:table-row>
              <table:table-cell office:value-type="float" office:value="266.2">
                <text:p>266.2</text:p>
              </table:table-cell>
              <table:table-cell office:value-type="float" office:value="1570.496704">
                <text:p>1570.496704</text:p>
              </table:table-cell>
              <table:table-cell office:value-type="float" office:value="1584.019043">
                <text:p>1584.019043</text:p>
              </table:table-cell>
              <table:table-cell office:value-type="float" office:value="1570.012817">
                <text:p>1570.012817</text:p>
              </table:table-cell>
              <table:table-cell office:value-type="float" office:value="1588.171631">
                <text:p>1588.171631</text:p>
              </table:table-cell>
            </table:table-row>
            <table:table-row>
              <table:table-cell office:value-type="float" office:value="266.4">
                <text:p>266.4</text:p>
              </table:table-cell>
              <table:table-cell office:value-type="float" office:value="1565.464844">
                <text:p>1565.464844</text:p>
              </table:table-cell>
              <table:table-cell office:value-type="float" office:value="1584.116455">
                <text:p>1584.116455</text:p>
              </table:table-cell>
              <table:table-cell office:value-type="float" office:value="1566.444214">
                <text:p>1566.444214</text:p>
              </table:table-cell>
              <table:table-cell office:value-type="float" office:value="1584.192871">
                <text:p>1584.192871</text:p>
              </table:table-cell>
            </table:table-row>
            <table:table-row>
              <table:table-cell office:value-type="float" office:value="266.6">
                <text:p>266.6</text:p>
              </table:table-cell>
              <table:table-cell office:value-type="float" office:value="1570.497925">
                <text:p>1570.497925</text:p>
              </table:table-cell>
              <table:table-cell office:value-type="float" office:value="1580.400269">
                <text:p>1580.400269</text:p>
              </table:table-cell>
              <table:table-cell office:value-type="float" office:value="1569.687134">
                <text:p>1569.687134</text:p>
              </table:table-cell>
              <table:table-cell office:value-type="float" office:value="1583.160034">
                <text:p>1583.160034</text:p>
              </table:table-cell>
            </table:table-row>
            <table:table-row>
              <table:table-cell office:value-type="float" office:value="266.8">
                <text:p>266.8</text:p>
              </table:table-cell>
              <table:table-cell office:value-type="float" office:value="1567.937256">
                <text:p>1567.937256</text:p>
              </table:table-cell>
              <table:table-cell office:value-type="float" office:value="1580.151245">
                <text:p>1580.151245</text:p>
              </table:table-cell>
              <table:table-cell office:value-type="float" office:value="1567.211914">
                <text:p>1567.211914</text:p>
              </table:table-cell>
              <table:table-cell office:value-type="float" office:value="1581.222412">
                <text:p>1581.22241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568.228638">
                <text:p>1568.228638</text:p>
              </table:table-cell>
              <table:table-cell office:value-type="float" office:value="1575.965698">
                <text:p>1575.965698</text:p>
              </table:table-cell>
              <table:table-cell office:value-type="float" office:value="1566.432983">
                <text:p>1566.432983</text:p>
              </table:table-cell>
              <table:table-cell office:value-type="float" office:value="1578.350342">
                <text:p>1578.350342</text:p>
              </table:table-cell>
            </table:table-row>
            <table:table-row>
              <table:table-cell office:value-type="float" office:value="267.2">
                <text:p>267.2</text:p>
              </table:table-cell>
              <table:table-cell office:value-type="float" office:value="1567.286987">
                <text:p>1567.286987</text:p>
              </table:table-cell>
              <table:table-cell office:value-type="float" office:value="1576.153564">
                <text:p>1576.153564</text:p>
              </table:table-cell>
              <table:table-cell office:value-type="float" office:value="1567.976318">
                <text:p>1567.976318</text:p>
              </table:table-cell>
              <table:table-cell office:value-type="float" office:value="1576.790649">
                <text:p>1576.790649</text:p>
              </table:table-cell>
            </table:table-row>
            <table:table-row>
              <table:table-cell office:value-type="float" office:value="267.4">
                <text:p>267.4</text:p>
              </table:table-cell>
              <table:table-cell office:value-type="float" office:value="1567.544434">
                <text:p>1567.544434</text:p>
              </table:table-cell>
              <table:table-cell office:value-type="float" office:value="1575.516479">
                <text:p>1575.516479</text:p>
              </table:table-cell>
              <table:table-cell office:value-type="float" office:value="1567.367432">
                <text:p>1567.367432</text:p>
              </table:table-cell>
              <table:table-cell office:value-type="float" office:value="1576.035522">
                <text:p>1576.035522</text:p>
              </table:table-cell>
            </table:table-row>
            <table:table-row>
              <table:table-cell office:value-type="float" office:value="267.6">
                <text:p>267.6</text:p>
              </table:table-cell>
              <table:table-cell office:value-type="float" office:value="1567.356689">
                <text:p>1567.356689</text:p>
              </table:table-cell>
              <table:table-cell office:value-type="float" office:value="1573.477783">
                <text:p>1573.477783</text:p>
              </table:table-cell>
              <table:table-cell office:value-type="float" office:value="1563.665771">
                <text:p>1563.665771</text:p>
              </table:table-cell>
              <table:table-cell office:value-type="float" office:value="1578.518066">
                <text:p>1578.518066</text:p>
              </table:table-cell>
            </table:table-row>
            <table:table-row>
              <table:table-cell office:value-type="float" office:value="267.8">
                <text:p>267.8</text:p>
              </table:table-cell>
              <table:table-cell office:value-type="float" office:value="1567.949463">
                <text:p>1567.949463</text:p>
              </table:table-cell>
              <table:table-cell office:value-type="float" office:value="1572.534912">
                <text:p>1572.534912</text:p>
              </table:table-cell>
              <table:table-cell office:value-type="float" office:value="1569.206665">
                <text:p>1569.206665</text:p>
              </table:table-cell>
              <table:table-cell office:value-type="float" office:value="1573.334717">
                <text:p>1573.33471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563.291138">
                <text:p>1563.291138</text:p>
              </table:table-cell>
              <table:table-cell office:value-type="float" office:value="1576.253174">
                <text:p>1576.253174</text:p>
              </table:table-cell>
              <table:table-cell office:value-type="float" office:value="1563.075684">
                <text:p>1563.075684</text:p>
              </table:table-cell>
              <table:table-cell office:value-type="float" office:value="1575.856079">
                <text:p>1575.856079</text:p>
              </table:table-cell>
            </table:table-row>
            <table:table-row>
              <table:table-cell office:value-type="float" office:value="268.2">
                <text:p>268.2</text:p>
              </table:table-cell>
              <table:table-cell office:value-type="float" office:value="1555.793701">
                <text:p>1555.793701</text:p>
              </table:table-cell>
              <table:table-cell office:value-type="float" office:value="1585.366699">
                <text:p>1585.366699</text:p>
              </table:table-cell>
              <table:table-cell office:value-type="float" office:value="1558.065552">
                <text:p>1558.065552</text:p>
              </table:table-cell>
              <table:table-cell office:value-type="float" office:value="1584.197754">
                <text:p>1584.197754</text:p>
              </table:table-cell>
            </table:table-row>
            <table:table-row>
              <table:table-cell office:value-type="float" office:value="268.4">
                <text:p>268.4</text:p>
              </table:table-cell>
              <table:table-cell office:value-type="float" office:value="1585.726562">
                <text:p>1585.726562</text:p>
              </table:table-cell>
              <table:table-cell office:value-type="float" office:value="1556.140991">
                <text:p>1556.140991</text:p>
              </table:table-cell>
              <table:table-cell office:value-type="float" office:value="1587.989136">
                <text:p>1587.989136</text:p>
              </table:table-cell>
              <table:table-cell office:value-type="float" office:value="1555.996948">
                <text:p>1555.996948</text:p>
              </table:table-cell>
            </table:table-row>
            <table:table-row>
              <table:table-cell office:value-type="float" office:value="268.6">
                <text:p>268.6</text:p>
              </table:table-cell>
              <table:table-cell office:value-type="float" office:value="1580.247803">
                <text:p>1580.247803</text:p>
              </table:table-cell>
              <table:table-cell office:value-type="float" office:value="1573.440063">
                <text:p>1573.440063</text:p>
              </table:table-cell>
              <table:table-cell office:value-type="float" office:value="1579.636597">
                <text:p>1579.636597</text:p>
              </table:table-cell>
              <table:table-cell office:value-type="float" office:value="1575.459595">
                <text:p>1575.459595</text:p>
              </table:table-cell>
            </table:table-row>
            <table:table-row>
              <table:table-cell office:value-type="float" office:value="268.8">
                <text:p>268.8</text:p>
              </table:table-cell>
              <table:table-cell office:value-type="float" office:value="1582.655273">
                <text:p>1582.655273</text:p>
              </table:table-cell>
              <table:table-cell office:value-type="float" office:value="1627.14624">
                <text:p>1627.14624</text:p>
              </table:table-cell>
              <table:table-cell office:value-type="float" office:value="1528.567505">
                <text:p>1528.567505</text:p>
              </table:table-cell>
              <table:table-cell office:value-type="float" office:value="1561.123291">
                <text:p>1561.12329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599.812622">
                <text:p>1599.812622</text:p>
              </table:table-cell>
              <table:table-cell office:value-type="float" office:value="1641.087036">
                <text:p>1641.087036</text:p>
              </table:table-cell>
              <table:table-cell office:value-type="float" office:value="1510.260742">
                <text:p>1510.260742</text:p>
              </table:table-cell>
              <table:table-cell office:value-type="float" office:value="1547.079102">
                <text:p>1547.079102</text:p>
              </table:table-cell>
            </table:table-row>
            <table:table-row>
              <table:table-cell office:value-type="float" office:value="269.2">
                <text:p>269.2</text:p>
              </table:table-cell>
              <table:table-cell office:value-type="float" office:value="1614.607544">
                <text:p>1614.607544</text:p>
              </table:table-cell>
              <table:table-cell office:value-type="float" office:value="1626.85083">
                <text:p>1626.85083</text:p>
              </table:table-cell>
              <table:table-cell office:value-type="float" office:value="1535.77002">
                <text:p>1535.77002</text:p>
              </table:table-cell>
              <table:table-cell office:value-type="float" office:value="1554.989868">
                <text:p>1554.989868</text:p>
              </table:table-cell>
            </table:table-row>
            <table:table-row>
              <table:table-cell office:value-type="float" office:value="269.4">
                <text:p>269.4</text:p>
              </table:table-cell>
              <table:table-cell office:value-type="float" office:value="1592.971924">
                <text:p>1592.971924</text:p>
              </table:table-cell>
              <table:table-cell office:value-type="float" office:value="1612.564941">
                <text:p>1612.564941</text:p>
              </table:table-cell>
              <table:table-cell office:value-type="float" office:value="1603.205811">
                <text:p>1603.205811</text:p>
              </table:table-cell>
              <table:table-cell office:value-type="float" office:value="1621.336548">
                <text:p>1621.336548</text:p>
              </table:table-cell>
            </table:table-row>
            <table:table-row>
              <table:table-cell office:value-type="float" office:value="269.6">
                <text:p>269.6</text:p>
              </table:table-cell>
              <table:table-cell office:value-type="float" office:value="1643.024292">
                <text:p>1643.024292</text:p>
              </table:table-cell>
              <table:table-cell office:value-type="float" office:value="1635.237549">
                <text:p>1635.237549</text:p>
              </table:table-cell>
              <table:table-cell office:value-type="float" office:value="1659.130737">
                <text:p>1659.130737</text:p>
              </table:table-cell>
              <table:table-cell office:value-type="float" office:value="1649.090698">
                <text:p>1649.090698</text:p>
              </table:table-cell>
            </table:table-row>
            <table:table-row>
              <table:table-cell office:value-type="float" office:value="269.8">
                <text:p>269.8</text:p>
              </table:table-cell>
              <table:table-cell office:value-type="float" office:value="1687.492798">
                <text:p>1687.492798</text:p>
              </table:table-cell>
              <table:table-cell office:value-type="float" office:value="1689.036743">
                <text:p>1689.036743</text:p>
              </table:table-cell>
              <table:table-cell office:value-type="float" office:value="1705.596436">
                <text:p>1705.596436</text:p>
              </table:table-cell>
              <table:table-cell office:value-type="float" office:value="1693.372314">
                <text:p>1693.3723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712.639526">
                <text:p>1712.639526</text:p>
              </table:table-cell>
              <table:table-cell office:value-type="float" office:value="1772.975098">
                <text:p>1772.975098</text:p>
              </table:table-cell>
              <table:table-cell office:value-type="float" office:value="1724.456909">
                <text:p>1724.456909</text:p>
              </table:table-cell>
              <table:table-cell office:value-type="float" office:value="1773.888794">
                <text:p>1773.888794</text:p>
              </table:table-cell>
            </table:table-row>
            <table:table-row>
              <table:table-cell office:value-type="float" office:value="270.2">
                <text:p>270.2</text:p>
              </table:table-cell>
              <table:table-cell office:value-type="float" office:value="1741.050171">
                <text:p>1741.050171</text:p>
              </table:table-cell>
              <table:table-cell office:value-type="float" office:value="1760.084961">
                <text:p>1760.084961</text:p>
              </table:table-cell>
              <table:table-cell office:value-type="float" office:value="1753.467896">
                <text:p>1753.467896</text:p>
              </table:table-cell>
              <table:table-cell office:value-type="float" office:value="1755.155151">
                <text:p>1755.155151</text:p>
              </table:table-cell>
            </table:table-row>
            <table:table-row>
              <table:table-cell office:value-type="float" office:value="270.4">
                <text:p>270.4</text:p>
              </table:table-cell>
              <table:table-cell office:value-type="float" office:value="1747.328003">
                <text:p>1747.328003</text:p>
              </table:table-cell>
              <table:table-cell office:value-type="float" office:value="1849.780029">
                <text:p>1849.780029</text:p>
              </table:table-cell>
              <table:table-cell office:value-type="float" office:value="1751.87915">
                <text:p>1751.87915</text:p>
              </table:table-cell>
              <table:table-cell office:value-type="float" office:value="1844.725586">
                <text:p>1844.725586</text:p>
              </table:table-cell>
            </table:table-row>
            <table:table-row>
              <table:table-cell office:value-type="float" office:value="270.6">
                <text:p>270.6</text:p>
              </table:table-cell>
              <table:table-cell office:value-type="float" office:value="1765.456421">
                <text:p>1765.456421</text:p>
              </table:table-cell>
              <table:table-cell office:value-type="float" office:value="1861.477539">
                <text:p>1861.477539</text:p>
              </table:table-cell>
              <table:table-cell office:value-type="float" office:value="1778.790771">
                <text:p>1778.790771</text:p>
              </table:table-cell>
              <table:table-cell office:value-type="float" office:value="1860.196533">
                <text:p>1860.196533</text:p>
              </table:table-cell>
            </table:table-row>
            <table:table-row>
              <table:table-cell office:value-type="float" office:value="270.8">
                <text:p>270.8</text:p>
              </table:table-cell>
              <table:table-cell office:value-type="float" office:value="1814.46106">
                <text:p>1814.46106</text:p>
              </table:table-cell>
              <table:table-cell office:value-type="float" office:value="1880.649048">
                <text:p>1880.649048</text:p>
              </table:table-cell>
              <table:table-cell office:value-type="float" office:value="1826.736816">
                <text:p>1826.736816</text:p>
              </table:table-cell>
              <table:table-cell office:value-type="float" office:value="1876.349609">
                <text:p>1876.34960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824.649902">
                <text:p>1824.649902</text:p>
              </table:table-cell>
              <table:table-cell office:value-type="float" office:value="1922.738037">
                <text:p>1922.738037</text:p>
              </table:table-cell>
              <table:table-cell office:value-type="float" office:value="1835.558838">
                <text:p>1835.558838</text:p>
              </table:table-cell>
              <table:table-cell office:value-type="float" office:value="1913.688599">
                <text:p>1913.688599</text:p>
              </table:table-cell>
            </table:table-row>
            <table:table-row>
              <table:table-cell office:value-type="float" office:value="271.2">
                <text:p>271.2</text:p>
              </table:table-cell>
              <table:table-cell office:value-type="float" office:value="1827.842529">
                <text:p>1827.842529</text:p>
              </table:table-cell>
              <table:table-cell office:value-type="float" office:value="1960.077393">
                <text:p>1960.077393</text:p>
              </table:table-cell>
              <table:table-cell office:value-type="float" office:value="1842.011963">
                <text:p>1842.011963</text:p>
              </table:table-cell>
              <table:table-cell office:value-type="float" office:value="1950.782104">
                <text:p>1950.782104</text:p>
              </table:table-cell>
            </table:table-row>
            <table:table-row>
              <table:table-cell office:value-type="float" office:value="271.4">
                <text:p>271.4</text:p>
              </table:table-cell>
              <table:table-cell office:value-type="float" office:value="1857.736572">
                <text:p>1857.736572</text:p>
              </table:table-cell>
              <table:table-cell office:value-type="float" office:value="1944.16748">
                <text:p>1944.16748</text:p>
              </table:table-cell>
              <table:table-cell office:value-type="float" office:value="1874.574829">
                <text:p>1874.574829</text:p>
              </table:table-cell>
              <table:table-cell office:value-type="float" office:value="1938.680908">
                <text:p>1938.680908</text:p>
              </table:table-cell>
            </table:table-row>
            <table:table-row>
              <table:table-cell office:value-type="float" office:value="271.6">
                <text:p>271.6</text:p>
              </table:table-cell>
              <table:table-cell office:value-type="float" office:value="1857.855103">
                <text:p>1857.855103</text:p>
              </table:table-cell>
              <table:table-cell office:value-type="float" office:value="1950.782959">
                <text:p>1950.782959</text:p>
              </table:table-cell>
              <table:table-cell office:value-type="float" office:value="1868.167847">
                <text:p>1868.167847</text:p>
              </table:table-cell>
              <table:table-cell office:value-type="float" office:value="1956.064209">
                <text:p>1956.064209</text:p>
              </table:table-cell>
            </table:table-row>
            <table:table-row>
              <table:table-cell office:value-type="float" office:value="271.8">
                <text:p>271.8</text:p>
              </table:table-cell>
              <table:table-cell office:value-type="float" office:value="1842.530273">
                <text:p>1842.530273</text:p>
              </table:table-cell>
              <table:table-cell office:value-type="float" office:value="1954.042358">
                <text:p>1954.042358</text:p>
              </table:table-cell>
              <table:table-cell office:value-type="float" office:value="1852.059937">
                <text:p>1852.059937</text:p>
              </table:table-cell>
              <table:table-cell office:value-type="float" office:value="1963.884521">
                <text:p>1963.88452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831.360718">
                <text:p>1831.360718</text:p>
              </table:table-cell>
              <table:table-cell office:value-type="float" office:value="1941.397583">
                <text:p>1941.397583</text:p>
              </table:table-cell>
              <table:table-cell office:value-type="float" office:value="1853.045654">
                <text:p>1853.045654</text:p>
              </table:table-cell>
              <table:table-cell office:value-type="float" office:value="1936.340088">
                <text:p>1936.340088</text:p>
              </table:table-cell>
            </table:table-row>
            <table:table-row>
              <table:table-cell office:value-type="float" office:value="272.2">
                <text:p>272.2</text:p>
              </table:table-cell>
              <table:table-cell office:value-type="float" office:value="1838.287842">
                <text:p>1838.287842</text:p>
              </table:table-cell>
              <table:table-cell office:value-type="float" office:value="1964.778809">
                <text:p>1964.778809</text:p>
              </table:table-cell>
              <table:table-cell office:value-type="float" office:value="1853.076416">
                <text:p>1853.076416</text:p>
              </table:table-cell>
              <table:table-cell office:value-type="float" office:value="1952.121094">
                <text:p>1952.121094</text:p>
              </table:table-cell>
            </table:table-row>
            <table:table-row>
              <table:table-cell office:value-type="float" office:value="272.4">
                <text:p>272.4</text:p>
              </table:table-cell>
              <table:table-cell office:value-type="float" office:value="1839.050293">
                <text:p>1839.050293</text:p>
              </table:table-cell>
              <table:table-cell office:value-type="float" office:value="1938.147095">
                <text:p>1938.147095</text:p>
              </table:table-cell>
              <table:table-cell office:value-type="float" office:value="1857.240601">
                <text:p>1857.240601</text:p>
              </table:table-cell>
              <table:table-cell office:value-type="float" office:value="1935.388062">
                <text:p>1935.388062</text:p>
              </table:table-cell>
            </table:table-row>
            <table:table-row>
              <table:table-cell office:value-type="float" office:value="272.6">
                <text:p>272.6</text:p>
              </table:table-cell>
              <table:table-cell office:value-type="float" office:value="1844.242188">
                <text:p>1844.242188</text:p>
              </table:table-cell>
              <table:table-cell office:value-type="float" office:value="1948.22229">
                <text:p>1948.22229</text:p>
              </table:table-cell>
              <table:table-cell office:value-type="float" office:value="1862.151367">
                <text:p>1862.151367</text:p>
              </table:table-cell>
              <table:table-cell office:value-type="float" office:value="1945.517578">
                <text:p>1945.517578</text:p>
              </table:table-cell>
            </table:table-row>
            <table:table-row>
              <table:table-cell office:value-type="float" office:value="272.8">
                <text:p>272.8</text:p>
              </table:table-cell>
              <table:table-cell office:value-type="float" office:value="1838.306519">
                <text:p>1838.306519</text:p>
              </table:table-cell>
              <table:table-cell office:value-type="float" office:value="1966.131226">
                <text:p>1966.131226</text:p>
              </table:table-cell>
              <table:table-cell office:value-type="float" office:value="1856.861328">
                <text:p>1856.861328</text:p>
              </table:table-cell>
              <table:table-cell office:value-type="float" office:value="1961.810303">
                <text:p>1961.81030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844.718628">
                <text:p>1844.718628</text:p>
              </table:table-cell>
              <table:table-cell office:value-type="float" office:value="1979.759766">
                <text:p>1979.759766</text:p>
              </table:table-cell>
              <table:table-cell office:value-type="float" office:value="1861.762451">
                <text:p>1861.762451</text:p>
              </table:table-cell>
              <table:table-cell office:value-type="float" office:value="1975.224854">
                <text:p>1975.224854</text:p>
              </table:table-cell>
            </table:table-row>
            <table:table-row>
              <table:table-cell office:value-type="float" office:value="273.2">
                <text:p>273.2</text:p>
              </table:table-cell>
              <table:table-cell office:value-type="float" office:value="1847.268921">
                <text:p>1847.268921</text:p>
              </table:table-cell>
              <table:table-cell office:value-type="float" office:value="1965.341797">
                <text:p>1965.341797</text:p>
              </table:table-cell>
              <table:table-cell office:value-type="float" office:value="1865.751099">
                <text:p>1865.751099</text:p>
              </table:table-cell>
              <table:table-cell office:value-type="float" office:value="1960.772583">
                <text:p>1960.772583</text:p>
              </table:table-cell>
            </table:table-row>
            <table:table-row>
              <table:table-cell office:value-type="float" office:value="273.4">
                <text:p>273.4</text:p>
              </table:table-cell>
              <table:table-cell office:value-type="float" office:value="1846.858887">
                <text:p>1846.858887</text:p>
              </table:table-cell>
              <table:table-cell office:value-type="float" office:value="1979.647461">
                <text:p>1979.647461</text:p>
              </table:table-cell>
              <table:table-cell office:value-type="float" office:value="1863.100342">
                <text:p>1863.100342</text:p>
              </table:table-cell>
              <table:table-cell office:value-type="float" office:value="1974.47229">
                <text:p>1974.47229</text:p>
              </table:table-cell>
            </table:table-row>
            <table:table-row>
              <table:table-cell office:value-type="float" office:value="273.6">
                <text:p>273.6</text:p>
              </table:table-cell>
              <table:table-cell office:value-type="float" office:value="1838.203735">
                <text:p>1838.203735</text:p>
              </table:table-cell>
              <table:table-cell office:value-type="float" office:value="1968.151611">
                <text:p>1968.151611</text:p>
              </table:table-cell>
              <table:table-cell office:value-type="float" office:value="1856.727417">
                <text:p>1856.727417</text:p>
              </table:table-cell>
              <table:table-cell office:value-type="float" office:value="1964.029785">
                <text:p>1964.029785</text:p>
              </table:table-cell>
            </table:table-row>
            <table:table-row>
              <table:table-cell office:value-type="float" office:value="273.8">
                <text:p>273.8</text:p>
              </table:table-cell>
              <table:table-cell office:value-type="float" office:value="1848.222534">
                <text:p>1848.222534</text:p>
              </table:table-cell>
              <table:table-cell office:value-type="float" office:value="1984.514771">
                <text:p>1984.514771</text:p>
              </table:table-cell>
              <table:table-cell office:value-type="float" office:value="1863.421021">
                <text:p>1863.421021</text:p>
              </table:table-cell>
              <table:table-cell office:value-type="float" office:value="1980.674561">
                <text:p>1980.67456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847.132568">
                <text:p>1847.132568</text:p>
              </table:table-cell>
              <table:table-cell office:value-type="float" office:value="1948.305176">
                <text:p>1948.305176</text:p>
              </table:table-cell>
              <table:table-cell office:value-type="float" office:value="1869.861816">
                <text:p>1869.861816</text:p>
              </table:table-cell>
              <table:table-cell office:value-type="float" office:value="1940.14856">
                <text:p>1940.14856</text:p>
              </table:table-cell>
            </table:table-row>
            <table:table-row>
              <table:table-cell office:value-type="float" office:value="274.2">
                <text:p>274.2</text:p>
              </table:table-cell>
              <table:table-cell office:value-type="float" office:value="1842.849365">
                <text:p>1842.849365</text:p>
              </table:table-cell>
              <table:table-cell office:value-type="float" office:value="1989.162476">
                <text:p>1989.162476</text:p>
              </table:table-cell>
              <table:table-cell office:value-type="float" office:value="1858.942139">
                <text:p>1858.942139</text:p>
              </table:table-cell>
              <table:table-cell office:value-type="float" office:value="1982.649902">
                <text:p>1982.649902</text:p>
              </table:table-cell>
            </table:table-row>
            <table:table-row>
              <table:table-cell office:value-type="float" office:value="274.4">
                <text:p>274.4</text:p>
              </table:table-cell>
              <table:table-cell office:value-type="float" office:value="1849.020264">
                <text:p>1849.020264</text:p>
              </table:table-cell>
              <table:table-cell office:value-type="float" office:value="1989.335571">
                <text:p>1989.335571</text:p>
              </table:table-cell>
              <table:table-cell office:value-type="float" office:value="1866.497803">
                <text:p>1866.497803</text:p>
              </table:table-cell>
              <table:table-cell office:value-type="float" office:value="1981.945923">
                <text:p>1981.945923</text:p>
              </table:table-cell>
            </table:table-row>
            <table:table-row>
              <table:table-cell office:value-type="float" office:value="274.6">
                <text:p>274.6</text:p>
              </table:table-cell>
              <table:table-cell office:value-type="float" office:value="1853.227295">
                <text:p>1853.227295</text:p>
              </table:table-cell>
              <table:table-cell office:value-type="float" office:value="1946.725952">
                <text:p>1946.725952</text:p>
              </table:table-cell>
              <table:table-cell office:value-type="float" office:value="1880.280884">
                <text:p>1880.280884</text:p>
              </table:table-cell>
              <table:table-cell office:value-type="float" office:value="1940.964478">
                <text:p>1940.964478</text:p>
              </table:table-cell>
            </table:table-row>
            <table:table-row>
              <table:table-cell office:value-type="float" office:value="274.8">
                <text:p>274.8</text:p>
              </table:table-cell>
              <table:table-cell office:value-type="float" office:value="1841.432739">
                <text:p>1841.432739</text:p>
              </table:table-cell>
              <table:table-cell office:value-type="float" office:value="1987.757812">
                <text:p>1987.757812</text:p>
              </table:table-cell>
              <table:table-cell office:value-type="float" office:value="1856.41272">
                <text:p>1856.41272</text:p>
              </table:table-cell>
              <table:table-cell office:value-type="float" office:value="1984.812134">
                <text:p>1984.81213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850.67395">
                <text:p>1850.67395</text:p>
              </table:table-cell>
              <table:table-cell office:value-type="float" office:value="1992.379761">
                <text:p>1992.379761</text:p>
              </table:table-cell>
              <table:table-cell office:value-type="float" office:value="1865.594849">
                <text:p>1865.594849</text:p>
              </table:table-cell>
              <table:table-cell office:value-type="float" office:value="1987.239502">
                <text:p>1987.239502</text:p>
              </table:table-cell>
            </table:table-row>
            <table:table-row>
              <table:table-cell office:value-type="float" office:value="275.2">
                <text:p>275.2</text:p>
              </table:table-cell>
              <table:table-cell office:value-type="float" office:value="1852.783447">
                <text:p>1852.783447</text:p>
              </table:table-cell>
              <table:table-cell office:value-type="float" office:value="1952.439941">
                <text:p>1952.439941</text:p>
              </table:table-cell>
              <table:table-cell office:value-type="float" office:value="1879.192139">
                <text:p>1879.192139</text:p>
              </table:table-cell>
              <table:table-cell office:value-type="float" office:value="1941.24585">
                <text:p>1941.24585</text:p>
              </table:table-cell>
            </table:table-row>
            <table:table-row>
              <table:table-cell office:value-type="float" office:value="275.4">
                <text:p>275.4</text:p>
              </table:table-cell>
              <table:table-cell office:value-type="float" office:value="1839.93396">
                <text:p>1839.93396</text:p>
              </table:table-cell>
              <table:table-cell office:value-type="float" office:value="1997.660156">
                <text:p>1997.660156</text:p>
              </table:table-cell>
              <table:table-cell office:value-type="float" office:value="1848.112305">
                <text:p>1848.112305</text:p>
              </table:table-cell>
              <table:table-cell office:value-type="float" office:value="1997.742798">
                <text:p>1997.742798</text:p>
              </table:table-cell>
            </table:table-row>
            <table:table-row>
              <table:table-cell office:value-type="float" office:value="275.6">
                <text:p>275.6</text:p>
              </table:table-cell>
              <table:table-cell office:value-type="float" office:value="1851.244751">
                <text:p>1851.244751</text:p>
              </table:table-cell>
              <table:table-cell office:value-type="float" office:value="1994.833862">
                <text:p>1994.833862</text:p>
              </table:table-cell>
              <table:table-cell office:value-type="float" office:value="1869.382568">
                <text:p>1869.382568</text:p>
              </table:table-cell>
              <table:table-cell office:value-type="float" office:value="1989.485107">
                <text:p>1989.485107</text:p>
              </table:table-cell>
            </table:table-row>
            <table:table-row>
              <table:table-cell office:value-type="float" office:value="275.8">
                <text:p>275.8</text:p>
              </table:table-cell>
              <table:table-cell office:value-type="float" office:value="1857.656494">
                <text:p>1857.656494</text:p>
              </table:table-cell>
              <table:table-cell office:value-type="float" office:value="1977.461426">
                <text:p>1977.461426</text:p>
              </table:table-cell>
              <table:table-cell office:value-type="float" office:value="1877.892334">
                <text:p>1877.892334</text:p>
              </table:table-cell>
              <table:table-cell office:value-type="float" office:value="1970.298096">
                <text:p>1970.29809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848.202515">
                <text:p>1848.202515</text:p>
              </table:table-cell>
              <table:table-cell office:value-type="float" office:value="1998.352051">
                <text:p>1998.352051</text:p>
              </table:table-cell>
              <table:table-cell office:value-type="float" office:value="1857.602295">
                <text:p>1857.602295</text:p>
              </table:table-cell>
              <table:table-cell office:value-type="float" office:value="1994.770508">
                <text:p>1994.770508</text:p>
              </table:table-cell>
            </table:table-row>
            <table:table-row>
              <table:table-cell office:value-type="float" office:value="276.2">
                <text:p>276.2</text:p>
              </table:table-cell>
              <table:table-cell office:value-type="float" office:value="1846.753906">
                <text:p>1846.753906</text:p>
              </table:table-cell>
              <table:table-cell office:value-type="float" office:value="1996.838257">
                <text:p>1996.838257</text:p>
              </table:table-cell>
              <table:table-cell office:value-type="float" office:value="1865.783691">
                <text:p>1865.783691</text:p>
              </table:table-cell>
              <table:table-cell office:value-type="float" office:value="1988.971313">
                <text:p>1988.971313</text:p>
              </table:table-cell>
            </table:table-row>
            <table:table-row>
              <table:table-cell office:value-type="float" office:value="276.4">
                <text:p>276.4</text:p>
              </table:table-cell>
              <table:table-cell office:value-type="float" office:value="1857.038818">
                <text:p>1857.038818</text:p>
              </table:table-cell>
              <table:table-cell office:value-type="float" office:value="1968.746094">
                <text:p>1968.746094</text:p>
              </table:table-cell>
              <table:table-cell office:value-type="float" office:value="1881.105469">
                <text:p>1881.105469</text:p>
              </table:table-cell>
              <table:table-cell office:value-type="float" office:value="1958.432617">
                <text:p>1958.432617</text:p>
              </table:table-cell>
            </table:table-row>
            <table:table-row>
              <table:table-cell office:value-type="float" office:value="276.6">
                <text:p>276.6</text:p>
              </table:table-cell>
              <table:table-cell office:value-type="float" office:value="1868.140259">
                <text:p>1868.140259</text:p>
              </table:table-cell>
              <table:table-cell office:value-type="float" office:value="1997.224731">
                <text:p>1997.224731</text:p>
              </table:table-cell>
              <table:table-cell office:value-type="float" office:value="1883.312378">
                <text:p>1883.312378</text:p>
              </table:table-cell>
              <table:table-cell office:value-type="float" office:value="1991.850952">
                <text:p>1991.850952</text:p>
              </table:table-cell>
            </table:table-row>
            <table:table-row>
              <table:table-cell office:value-type="float" office:value="276.8">
                <text:p>276.8</text:p>
              </table:table-cell>
              <table:table-cell office:value-type="float" office:value="1856.855713">
                <text:p>1856.855713</text:p>
              </table:table-cell>
              <table:table-cell office:value-type="float" office:value="1996.340332">
                <text:p>1996.340332</text:p>
              </table:table-cell>
              <table:table-cell office:value-type="float" office:value="1875.082886">
                <text:p>1875.082886</text:p>
              </table:table-cell>
              <table:table-cell office:value-type="float" office:value="1990.685547">
                <text:p>1990.68554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854.347656">
                <text:p>1854.347656</text:p>
              </table:table-cell>
              <table:table-cell office:value-type="float" office:value="1996.153809">
                <text:p>1996.153809</text:p>
              </table:table-cell>
              <table:table-cell office:value-type="float" office:value="1876.368408">
                <text:p>1876.368408</text:p>
              </table:table-cell>
              <table:table-cell office:value-type="float" office:value="1987.712646">
                <text:p>1987.712646</text:p>
              </table:table-cell>
            </table:table-row>
            <table:table-row>
              <table:table-cell office:value-type="float" office:value="277.2">
                <text:p>277.2</text:p>
              </table:table-cell>
              <table:table-cell office:value-type="float" office:value="1863.52002">
                <text:p>1863.52002</text:p>
              </table:table-cell>
              <table:table-cell office:value-type="float" office:value="1997.088989">
                <text:p>1997.088989</text:p>
              </table:table-cell>
              <table:table-cell office:value-type="float" office:value="1883.462891">
                <text:p>1883.462891</text:p>
              </table:table-cell>
              <table:table-cell office:value-type="float" office:value="1987.423828">
                <text:p>1987.423828</text:p>
              </table:table-cell>
            </table:table-row>
            <table:table-row>
              <table:table-cell office:value-type="float" office:value="277.4">
                <text:p>277.4</text:p>
              </table:table-cell>
              <table:table-cell office:value-type="float" office:value="1854.03186">
                <text:p>1854.03186</text:p>
              </table:table-cell>
              <table:table-cell office:value-type="float" office:value="1996.522827">
                <text:p>1996.522827</text:p>
              </table:table-cell>
              <table:table-cell office:value-type="float" office:value="1870.226562">
                <text:p>1870.226562</text:p>
              </table:table-cell>
              <table:table-cell office:value-type="float" office:value="1992.604492">
                <text:p>1992.604492</text:p>
              </table:table-cell>
            </table:table-row>
            <table:table-row>
              <table:table-cell office:value-type="float" office:value="277.6">
                <text:p>277.6</text:p>
              </table:table-cell>
              <table:table-cell office:value-type="float" office:value="1850.480469">
                <text:p>1850.480469</text:p>
              </table:table-cell>
              <table:table-cell office:value-type="float" office:value="1996.797607">
                <text:p>1996.797607</text:p>
              </table:table-cell>
              <table:table-cell office:value-type="float" office:value="1865.029419">
                <text:p>1865.029419</text:p>
              </table:table-cell>
              <table:table-cell office:value-type="float" office:value="1993.555054">
                <text:p>1993.555054</text:p>
              </table:table-cell>
            </table:table-row>
            <table:table-row>
              <table:table-cell office:value-type="float" office:value="277.8">
                <text:p>277.8</text:p>
              </table:table-cell>
              <table:table-cell office:value-type="float" office:value="1855.105713">
                <text:p>1855.105713</text:p>
              </table:table-cell>
              <table:table-cell office:value-type="float" office:value="1984.317993">
                <text:p>1984.317993</text:p>
              </table:table-cell>
              <table:table-cell office:value-type="float" office:value="1874.560547">
                <text:p>1874.560547</text:p>
              </table:table-cell>
              <table:table-cell office:value-type="float" office:value="1973.714844">
                <text:p>1973.71484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820.593018">
                <text:p>1820.593018</text:p>
              </table:table-cell>
              <table:table-cell office:value-type="float" office:value="1954.345947">
                <text:p>1954.345947</text:p>
              </table:table-cell>
              <table:table-cell office:value-type="float" office:value="1835.296143">
                <text:p>1835.296143</text:p>
              </table:table-cell>
              <table:table-cell office:value-type="float" office:value="1947.869995">
                <text:p>1947.869995</text:p>
              </table:table-cell>
            </table:table-row>
            <table:table-row>
              <table:table-cell office:value-type="float" office:value="278.2">
                <text:p>278.2</text:p>
              </table:table-cell>
              <table:table-cell office:value-type="float" office:value="1776.859863">
                <text:p>1776.859863</text:p>
              </table:table-cell>
              <table:table-cell office:value-type="float" office:value="1957.890259">
                <text:p>1957.890259</text:p>
              </table:table-cell>
              <table:table-cell office:value-type="float" office:value="1779.179443">
                <text:p>1779.179443</text:p>
              </table:table-cell>
              <table:table-cell office:value-type="float" office:value="1963.493408">
                <text:p>1963.493408</text:p>
              </table:table-cell>
            </table:table-row>
            <table:table-row>
              <table:table-cell office:value-type="float" office:value="278.4">
                <text:p>278.4</text:p>
              </table:table-cell>
              <table:table-cell office:value-type="float" office:value="1762.283447">
                <text:p>1762.283447</text:p>
              </table:table-cell>
              <table:table-cell office:value-type="float" office:value="1880.870728">
                <text:p>1880.870728</text:p>
              </table:table-cell>
              <table:table-cell office:value-type="float" office:value="1779.251343">
                <text:p>1779.251343</text:p>
              </table:table-cell>
              <table:table-cell office:value-type="float" office:value="1881.123291">
                <text:p>1881.123291</text:p>
              </table:table-cell>
            </table:table-row>
            <table:table-row>
              <table:table-cell office:value-type="float" office:value="278.6">
                <text:p>278.6</text:p>
              </table:table-cell>
              <table:table-cell office:value-type="float" office:value="1759.639771">
                <text:p>1759.639771</text:p>
              </table:table-cell>
              <table:table-cell office:value-type="float" office:value="1870.557983">
                <text:p>1870.557983</text:p>
              </table:table-cell>
              <table:table-cell office:value-type="float" office:value="1773.001709">
                <text:p>1773.001709</text:p>
              </table:table-cell>
              <table:table-cell office:value-type="float" office:value="1865.833496">
                <text:p>1865.833496</text:p>
              </table:table-cell>
            </table:table-row>
            <table:table-row>
              <table:table-cell office:value-type="float" office:value="278.8">
                <text:p>278.8</text:p>
              </table:table-cell>
              <table:table-cell office:value-type="float" office:value="1706.730469">
                <text:p>1706.730469</text:p>
              </table:table-cell>
              <table:table-cell office:value-type="float" office:value="1875.927612">
                <text:p>1875.927612</text:p>
              </table:table-cell>
              <table:table-cell office:value-type="float" office:value="1712.328613">
                <text:p>1712.328613</text:p>
              </table:table-cell>
              <table:table-cell office:value-type="float" office:value="1880.546143">
                <text:p>1880.546143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704.916138">
                <text:p>1704.916138</text:p>
              </table:table-cell>
              <table:table-cell office:value-type="float" office:value="1810.986938">
                <text:p>1810.986938</text:p>
              </table:table-cell>
              <table:table-cell office:value-type="float" office:value="1721.797485">
                <text:p>1721.797485</text:p>
              </table:table-cell>
              <table:table-cell office:value-type="float" office:value="1807.219604">
                <text:p>1807.219604</text:p>
              </table:table-cell>
            </table:table-row>
            <table:table-row>
              <table:table-cell office:value-type="float" office:value="279.2">
                <text:p>279.2</text:p>
              </table:table-cell>
              <table:table-cell office:value-type="float" office:value="1696.99646">
                <text:p>1696.99646</text:p>
              </table:table-cell>
              <table:table-cell office:value-type="float" office:value="1807.542969">
                <text:p>1807.542969</text:p>
              </table:table-cell>
              <table:table-cell office:value-type="float" office:value="1705.964844">
                <text:p>1705.964844</text:p>
              </table:table-cell>
              <table:table-cell office:value-type="float" office:value="1807.215088">
                <text:p>1807.215088</text:p>
              </table:table-cell>
            </table:table-row>
            <table:table-row>
              <table:table-cell office:value-type="float" office:value="279.4">
                <text:p>279.4</text:p>
              </table:table-cell>
              <table:table-cell office:value-type="float" office:value="1660.678711">
                <text:p>1660.678711</text:p>
              </table:table-cell>
              <table:table-cell office:value-type="float" office:value="1794.913818">
                <text:p>1794.913818</text:p>
              </table:table-cell>
              <table:table-cell office:value-type="float" office:value="1672.032471">
                <text:p>1672.032471</text:p>
              </table:table-cell>
              <table:table-cell office:value-type="float" office:value="1792.206421">
                <text:p>1792.206421</text:p>
              </table:table-cell>
            </table:table-row>
            <table:table-row>
              <table:table-cell office:value-type="float" office:value="279.6">
                <text:p>279.6</text:p>
              </table:table-cell>
              <table:table-cell office:value-type="float" office:value="1664.728027">
                <text:p>1664.728027</text:p>
              </table:table-cell>
              <table:table-cell office:value-type="float" office:value="1770.401245">
                <text:p>1770.401245</text:p>
              </table:table-cell>
              <table:table-cell office:value-type="float" office:value="1678.348633">
                <text:p>1678.348633</text:p>
              </table:table-cell>
              <table:table-cell office:value-type="float" office:value="1747.208984">
                <text:p>1747.208984</text:p>
              </table:table-cell>
            </table:table-row>
            <table:table-row>
              <table:table-cell office:value-type="float" office:value="279.8">
                <text:p>279.8</text:p>
              </table:table-cell>
              <table:table-cell office:value-type="float" office:value="1661.546753">
                <text:p>1661.546753</text:p>
              </table:table-cell>
              <table:table-cell office:value-type="float" office:value="1748.105469">
                <text:p>1748.105469</text:p>
              </table:table-cell>
              <table:table-cell office:value-type="float" office:value="1664.659546">
                <text:p>1664.659546</text:p>
              </table:table-cell>
              <table:table-cell office:value-type="float" office:value="1746.911499">
                <text:p>1746.9114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642.189453">
                <text:p>1642.189453</text:p>
              </table:table-cell>
              <table:table-cell office:value-type="float" office:value="1736.386719">
                <text:p>1736.386719</text:p>
              </table:table-cell>
              <table:table-cell office:value-type="float" office:value="1646.714355">
                <text:p>1646.714355</text:p>
              </table:table-cell>
              <table:table-cell office:value-type="float" office:value="1742.242065">
                <text:p>1742.242065</text:p>
              </table:table-cell>
            </table:table-row>
            <table:table-row>
              <table:table-cell office:value-type="float" office:value="280.2">
                <text:p>280.2</text:p>
              </table:table-cell>
              <table:table-cell office:value-type="float" office:value="1637.178955">
                <text:p>1637.178955</text:p>
              </table:table-cell>
              <table:table-cell office:value-type="float" office:value="1716.095337">
                <text:p>1716.095337</text:p>
              </table:table-cell>
              <table:table-cell office:value-type="float" office:value="1644.733032">
                <text:p>1644.733032</text:p>
              </table:table-cell>
              <table:table-cell office:value-type="float" office:value="1718.034668">
                <text:p>1718.034668</text:p>
              </table:table-cell>
            </table:table-row>
            <table:table-row>
              <table:table-cell office:value-type="float" office:value="280.4">
                <text:p>280.4</text:p>
              </table:table-cell>
              <table:table-cell office:value-type="float" office:value="1625.066162">
                <text:p>1625.066162</text:p>
              </table:table-cell>
              <table:table-cell office:value-type="float" office:value="1709.502197">
                <text:p>1709.502197</text:p>
              </table:table-cell>
              <table:table-cell office:value-type="float" office:value="1631.76123">
                <text:p>1631.76123</text:p>
              </table:table-cell>
              <table:table-cell office:value-type="float" office:value="1710.793823">
                <text:p>1710.793823</text:p>
              </table:table-cell>
            </table:table-row>
            <table:table-row>
              <table:table-cell office:value-type="float" office:value="280.6">
                <text:p>280.6</text:p>
              </table:table-cell>
              <table:table-cell office:value-type="float" office:value="1618.611328">
                <text:p>1618.611328</text:p>
              </table:table-cell>
              <table:table-cell office:value-type="float" office:value="1701.000977">
                <text:p>1701.000977</text:p>
              </table:table-cell>
              <table:table-cell office:value-type="float" office:value="1626.253906">
                <text:p>1626.253906</text:p>
              </table:table-cell>
              <table:table-cell office:value-type="float" office:value="1697.111938">
                <text:p>1697.111938</text:p>
              </table:table-cell>
            </table:table-row>
            <table:table-row>
              <table:table-cell office:value-type="float" office:value="280.8">
                <text:p>280.8</text:p>
              </table:table-cell>
              <table:table-cell office:value-type="float" office:value="1617.400391">
                <text:p>1617.400391</text:p>
              </table:table-cell>
              <table:table-cell office:value-type="float" office:value="1690.026001">
                <text:p>1690.026001</text:p>
              </table:table-cell>
              <table:table-cell office:value-type="float" office:value="1617.410034">
                <text:p>1617.410034</text:p>
              </table:table-cell>
              <table:table-cell office:value-type="float" office:value="1682.354858">
                <text:p>1682.35485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612.553467">
                <text:p>1612.553467</text:p>
              </table:table-cell>
              <table:table-cell office:value-type="float" office:value="1669.16687">
                <text:p>1669.16687</text:p>
              </table:table-cell>
              <table:table-cell office:value-type="float" office:value="1616.77124">
                <text:p>1616.77124</text:p>
              </table:table-cell>
              <table:table-cell office:value-type="float" office:value="1671.793701">
                <text:p>1671.793701</text:p>
              </table:table-cell>
            </table:table-row>
            <table:table-row>
              <table:table-cell office:value-type="float" office:value="281.2">
                <text:p>281.2</text:p>
              </table:table-cell>
              <table:table-cell office:value-type="float" office:value="1605.551025">
                <text:p>1605.551025</text:p>
              </table:table-cell>
              <table:table-cell office:value-type="float" office:value="1664.599365">
                <text:p>1664.599365</text:p>
              </table:table-cell>
              <table:table-cell office:value-type="float" office:value="1611.649048">
                <text:p>1611.649048</text:p>
              </table:table-cell>
              <table:table-cell office:value-type="float" office:value="1668.239014">
                <text:p>1668.239014</text:p>
              </table:table-cell>
            </table:table-row>
            <table:table-row>
              <table:table-cell office:value-type="float" office:value="281.4">
                <text:p>281.4</text:p>
              </table:table-cell>
              <table:table-cell office:value-type="float" office:value="1599.157349">
                <text:p>1599.157349</text:p>
              </table:table-cell>
              <table:table-cell office:value-type="float" office:value="1659.680176">
                <text:p>1659.680176</text:p>
              </table:table-cell>
              <table:table-cell office:value-type="float" office:value="1604.901245">
                <text:p>1604.901245</text:p>
              </table:table-cell>
              <table:table-cell office:value-type="float" office:value="1661.255859">
                <text:p>1661.255859</text:p>
              </table:table-cell>
            </table:table-row>
            <table:table-row>
              <table:table-cell office:value-type="float" office:value="281.6">
                <text:p>281.6</text:p>
              </table:table-cell>
              <table:table-cell office:value-type="float" office:value="1596.379395">
                <text:p>1596.379395</text:p>
              </table:table-cell>
              <table:table-cell office:value-type="float" office:value="1655.545898">
                <text:p>1655.545898</text:p>
              </table:table-cell>
              <table:table-cell office:value-type="float" office:value="1598.249634">
                <text:p>1598.249634</text:p>
              </table:table-cell>
              <table:table-cell office:value-type="float" office:value="1649.470581">
                <text:p>1649.470581</text:p>
              </table:table-cell>
            </table:table-row>
            <table:table-row>
              <table:table-cell office:value-type="float" office:value="281.8">
                <text:p>281.8</text:p>
              </table:table-cell>
              <table:table-cell office:value-type="float" office:value="1592.35144">
                <text:p>1592.35144</text:p>
              </table:table-cell>
              <table:table-cell office:value-type="float" office:value="1643.609253">
                <text:p>1643.609253</text:p>
              </table:table-cell>
              <table:table-cell office:value-type="float" office:value="1595.522705">
                <text:p>1595.522705</text:p>
              </table:table-cell>
              <table:table-cell office:value-type="float" office:value="1645.739746">
                <text:p>1645.73974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589.115234">
                <text:p>1589.115234</text:p>
              </table:table-cell>
              <table:table-cell office:value-type="float" office:value="1633.531616">
                <text:p>1633.531616</text:p>
              </table:table-cell>
              <table:table-cell office:value-type="float" office:value="1593.791382">
                <text:p>1593.791382</text:p>
              </table:table-cell>
              <table:table-cell office:value-type="float" office:value="1634.53125">
                <text:p>1634.53125</text:p>
              </table:table-cell>
            </table:table-row>
            <table:table-row>
              <table:table-cell office:value-type="float" office:value="282.2">
                <text:p>282.2</text:p>
              </table:table-cell>
              <table:table-cell office:value-type="float" office:value="1586.294434">
                <text:p>1586.294434</text:p>
              </table:table-cell>
              <table:table-cell office:value-type="float" office:value="1633.107178">
                <text:p>1633.107178</text:p>
              </table:table-cell>
              <table:table-cell office:value-type="float" office:value="1589.456909">
                <text:p>1589.456909</text:p>
              </table:table-cell>
              <table:table-cell office:value-type="float" office:value="1630.193726">
                <text:p>1630.193726</text:p>
              </table:table-cell>
            </table:table-row>
            <table:table-row>
              <table:table-cell office:value-type="float" office:value="282.4">
                <text:p>282.4</text:p>
              </table:table-cell>
              <table:table-cell office:value-type="float" office:value="1582.962158">
                <text:p>1582.962158</text:p>
              </table:table-cell>
              <table:table-cell office:value-type="float" office:value="1629.180908">
                <text:p>1629.180908</text:p>
              </table:table-cell>
              <table:table-cell office:value-type="float" office:value="1587.140991">
                <text:p>1587.140991</text:p>
              </table:table-cell>
              <table:table-cell office:value-type="float" office:value="1624.587891">
                <text:p>1624.587891</text:p>
              </table:table-cell>
            </table:table-row>
            <table:table-row>
              <table:table-cell office:value-type="float" office:value="282.6">
                <text:p>282.6</text:p>
              </table:table-cell>
              <table:table-cell office:value-type="float" office:value="1581.923828">
                <text:p>1581.923828</text:p>
              </table:table-cell>
              <table:table-cell office:value-type="float" office:value="1623.147095">
                <text:p>1623.147095</text:p>
              </table:table-cell>
              <table:table-cell office:value-type="float" office:value="1586.500366">
                <text:p>1586.500366</text:p>
              </table:table-cell>
              <table:table-cell office:value-type="float" office:value="1619.329712">
                <text:p>1619.329712</text:p>
              </table:table-cell>
            </table:table-row>
            <table:table-row>
              <table:table-cell office:value-type="float" office:value="282.8">
                <text:p>282.8</text:p>
              </table:table-cell>
              <table:table-cell office:value-type="float" office:value="1579.038452">
                <text:p>1579.038452</text:p>
              </table:table-cell>
              <table:table-cell office:value-type="float" office:value="1618.82605">
                <text:p>1618.82605</text:p>
              </table:table-cell>
              <table:table-cell office:value-type="float" office:value="1581.950562">
                <text:p>1581.950562</text:p>
              </table:table-cell>
              <table:table-cell office:value-type="float" office:value="1618.452881">
                <text:p>1618.45288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578.557861">
                <text:p>1578.557861</text:p>
              </table:table-cell>
              <table:table-cell office:value-type="float" office:value="1614.089478">
                <text:p>1614.089478</text:p>
              </table:table-cell>
              <table:table-cell office:value-type="float" office:value="1583.356323">
                <text:p>1583.356323</text:p>
              </table:table-cell>
              <table:table-cell office:value-type="float" office:value="1611.6521">
                <text:p>1611.6521</text:p>
              </table:table-cell>
            </table:table-row>
            <table:table-row>
              <table:table-cell office:value-type="float" office:value="283.2">
                <text:p>283.2</text:p>
              </table:table-cell>
              <table:table-cell office:value-type="float" office:value="1580.481445">
                <text:p>1580.481445</text:p>
              </table:table-cell>
              <table:table-cell office:value-type="float" office:value="1603.705078">
                <text:p>1603.705078</text:p>
              </table:table-cell>
              <table:table-cell office:value-type="float" office:value="1579.694824">
                <text:p>1579.694824</text:p>
              </table:table-cell>
              <table:table-cell office:value-type="float" office:value="1608.327026">
                <text:p>1608.327026</text:p>
              </table:table-cell>
            </table:table-row>
            <table:table-row>
              <table:table-cell office:value-type="float" office:value="283.4">
                <text:p>283.4</text:p>
              </table:table-cell>
              <table:table-cell office:value-type="float" office:value="1573.147705">
                <text:p>1573.147705</text:p>
              </table:table-cell>
              <table:table-cell office:value-type="float" office:value="1608.123413">
                <text:p>1608.123413</text:p>
              </table:table-cell>
              <table:table-cell office:value-type="float" office:value="1579.064575">
                <text:p>1579.064575</text:p>
              </table:table-cell>
              <table:table-cell office:value-type="float" office:value="1604.628906">
                <text:p>1604.628906</text:p>
              </table:table-cell>
            </table:table-row>
            <table:table-row>
              <table:table-cell office:value-type="float" office:value="283.6">
                <text:p>283.6</text:p>
              </table:table-cell>
              <table:table-cell office:value-type="float" office:value="1577.54895">
                <text:p>1577.54895</text:p>
              </table:table-cell>
              <table:table-cell office:value-type="float" office:value="1601.559692">
                <text:p>1601.559692</text:p>
              </table:table-cell>
              <table:table-cell office:value-type="float" office:value="1573.598877">
                <text:p>1573.598877</text:p>
              </table:table-cell>
              <table:table-cell office:value-type="float" office:value="1603.282715">
                <text:p>1603.282715</text:p>
              </table:table-cell>
            </table:table-row>
            <table:table-row>
              <table:table-cell office:value-type="float" office:value="283.8">
                <text:p>283.8</text:p>
              </table:table-cell>
              <table:table-cell office:value-type="float" office:value="1574.984863">
                <text:p>1574.984863</text:p>
              </table:table-cell>
              <table:table-cell office:value-type="float" office:value="1599.460571">
                <text:p>1599.460571</text:p>
              </table:table-cell>
              <table:table-cell office:value-type="float" office:value="1571.543579">
                <text:p>1571.543579</text:p>
              </table:table-cell>
              <table:table-cell office:value-type="float" office:value="1600.761475">
                <text:p>1600.76147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572.086548">
                <text:p>1572.086548</text:p>
              </table:table-cell>
              <table:table-cell office:value-type="float" office:value="1599.589111">
                <text:p>1599.589111</text:p>
              </table:table-cell>
              <table:table-cell office:value-type="float" office:value="1576.8479">
                <text:p>1576.8479</text:p>
              </table:table-cell>
              <table:table-cell office:value-type="float" office:value="1596.753662">
                <text:p>1596.753662</text:p>
              </table:table-cell>
            </table:table-row>
            <table:table-row>
              <table:table-cell office:value-type="float" office:value="284.2">
                <text:p>284.2</text:p>
              </table:table-cell>
              <table:table-cell office:value-type="float" office:value="1573.906006">
                <text:p>1573.906006</text:p>
              </table:table-cell>
              <table:table-cell office:value-type="float" office:value="1594.346069">
                <text:p>1594.346069</text:p>
              </table:table-cell>
              <table:table-cell office:value-type="float" office:value="1575.711426">
                <text:p>1575.711426</text:p>
              </table:table-cell>
              <table:table-cell office:value-type="float" office:value="1592.901733">
                <text:p>1592.901733</text:p>
              </table:table-cell>
            </table:table-row>
            <table:table-row>
              <table:table-cell office:value-type="float" office:value="284.4">
                <text:p>284.4</text:p>
              </table:table-cell>
              <table:table-cell office:value-type="float" office:value="1569.813965">
                <text:p>1569.813965</text:p>
              </table:table-cell>
              <table:table-cell office:value-type="float" office:value="1597.288452">
                <text:p>1597.288452</text:p>
              </table:table-cell>
              <table:table-cell office:value-type="float" office:value="1571.617798">
                <text:p>1571.617798</text:p>
              </table:table-cell>
              <table:table-cell office:value-type="float" office:value="1593.676392">
                <text:p>1593.676392</text:p>
              </table:table-cell>
            </table:table-row>
            <table:table-row>
              <table:table-cell office:value-type="float" office:value="284.6">
                <text:p>284.6</text:p>
              </table:table-cell>
              <table:table-cell office:value-type="float" office:value="1572.591675">
                <text:p>1572.591675</text:p>
              </table:table-cell>
              <table:table-cell office:value-type="float" office:value="1589.351562">
                <text:p>1589.351562</text:p>
              </table:table-cell>
              <table:table-cell office:value-type="float" office:value="1573.563599">
                <text:p>1573.563599</text:p>
              </table:table-cell>
              <table:table-cell office:value-type="float" office:value="1585.852051">
                <text:p>1585.852051</text:p>
              </table:table-cell>
            </table:table-row>
            <table:table-row>
              <table:table-cell office:value-type="float" office:value="284.8">
                <text:p>284.8</text:p>
              </table:table-cell>
              <table:table-cell office:value-type="float" office:value="1569.375122">
                <text:p>1569.375122</text:p>
              </table:table-cell>
              <table:table-cell office:value-type="float" office:value="1586.574219">
                <text:p>1586.574219</text:p>
              </table:table-cell>
              <table:table-cell office:value-type="float" office:value="1568.815186">
                <text:p>1568.815186</text:p>
              </table:table-cell>
              <table:table-cell office:value-type="float" office:value="1589.190063">
                <text:p>1589.19006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568.518799">
                <text:p>1568.518799</text:p>
              </table:table-cell>
              <table:table-cell office:value-type="float" office:value="1590.884521">
                <text:p>1590.884521</text:p>
              </table:table-cell>
              <table:table-cell office:value-type="float" office:value="1570.511963">
                <text:p>1570.511963</text:p>
              </table:table-cell>
              <table:table-cell office:value-type="float" office:value="1588.072632">
                <text:p>1588.072632</text:p>
              </table:table-cell>
            </table:table-row>
            <table:table-row>
              <table:table-cell office:value-type="float" office:value="285.2">
                <text:p>285.2</text:p>
              </table:table-cell>
              <table:table-cell office:value-type="float" office:value="1567.99939">
                <text:p>1567.99939</text:p>
              </table:table-cell>
              <table:table-cell office:value-type="float" office:value="1584.16394">
                <text:p>1584.16394</text:p>
              </table:table-cell>
              <table:table-cell office:value-type="float" office:value="1566.476807">
                <text:p>1566.476807</text:p>
              </table:table-cell>
              <table:table-cell office:value-type="float" office:value="1586.269897">
                <text:p>1586.269897</text:p>
              </table:table-cell>
            </table:table-row>
            <table:table-row>
              <table:table-cell office:value-type="float" office:value="285.4">
                <text:p>285.4</text:p>
              </table:table-cell>
              <table:table-cell office:value-type="float" office:value="1567.862183">
                <text:p>1567.862183</text:p>
              </table:table-cell>
              <table:table-cell office:value-type="float" office:value="1584.730591">
                <text:p>1584.730591</text:p>
              </table:table-cell>
              <table:table-cell office:value-type="float" office:value="1567.703735">
                <text:p>1567.703735</text:p>
              </table:table-cell>
              <table:table-cell office:value-type="float" office:value="1583.999756">
                <text:p>1583.999756</text:p>
              </table:table-cell>
            </table:table-row>
            <table:table-row>
              <table:table-cell office:value-type="float" office:value="285.6">
                <text:p>285.6</text:p>
              </table:table-cell>
              <table:table-cell office:value-type="float" office:value="1568.999756">
                <text:p>1568.999756</text:p>
              </table:table-cell>
              <table:table-cell office:value-type="float" office:value="1581.791748">
                <text:p>1581.791748</text:p>
              </table:table-cell>
              <table:table-cell office:value-type="float" office:value="1565.983643">
                <text:p>1565.983643</text:p>
              </table:table-cell>
              <table:table-cell office:value-type="float" office:value="1586.867188">
                <text:p>1586.867188</text:p>
              </table:table-cell>
            </table:table-row>
            <table:table-row>
              <table:table-cell office:value-type="float" office:value="285.8">
                <text:p>285.8</text:p>
              </table:table-cell>
              <table:table-cell office:value-type="float" office:value="1568.467285">
                <text:p>1568.467285</text:p>
              </table:table-cell>
              <table:table-cell office:value-type="float" office:value="1582.140015">
                <text:p>1582.140015</text:p>
              </table:table-cell>
              <table:table-cell office:value-type="float" office:value="1567.430176">
                <text:p>1567.430176</text:p>
              </table:table-cell>
              <table:table-cell office:value-type="float" office:value="1583.237793">
                <text:p>1583.23779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567.834595">
                <text:p>1567.834595</text:p>
              </table:table-cell>
              <table:table-cell office:value-type="float" office:value="1580.003418">
                <text:p>1580.003418</text:p>
              </table:table-cell>
              <table:table-cell office:value-type="float" office:value="1568.196777">
                <text:p>1568.196777</text:p>
              </table:table-cell>
              <table:table-cell office:value-type="float" office:value="1580.71521">
                <text:p>1580.71521</text:p>
              </table:table-cell>
            </table:table-row>
            <table:table-row>
              <table:table-cell office:value-type="float" office:value="286.2">
                <text:p>286.2</text:p>
              </table:table-cell>
              <table:table-cell office:value-type="float" office:value="1570.685913">
                <text:p>1570.685913</text:p>
              </table:table-cell>
              <table:table-cell office:value-type="float" office:value="1574.568237">
                <text:p>1574.568237</text:p>
              </table:table-cell>
              <table:table-cell office:value-type="float" office:value="1571.337158">
                <text:p>1571.337158</text:p>
              </table:table-cell>
              <table:table-cell office:value-type="float" office:value="1576.362793">
                <text:p>1576.362793</text:p>
              </table:table-cell>
            </table:table-row>
            <table:table-row>
              <table:table-cell office:value-type="float" office:value="286.4">
                <text:p>286.4</text:p>
              </table:table-cell>
              <table:table-cell office:value-type="float" office:value="1570.467407">
                <text:p>1570.467407</text:p>
              </table:table-cell>
              <table:table-cell office:value-type="float" office:value="1577.719238">
                <text:p>1577.719238</text:p>
              </table:table-cell>
              <table:table-cell office:value-type="float" office:value="1569.676392">
                <text:p>1569.676392</text:p>
              </table:table-cell>
              <table:table-cell office:value-type="float" office:value="1576.031372">
                <text:p>1576.031372</text:p>
              </table:table-cell>
            </table:table-row>
            <table:table-row>
              <table:table-cell office:value-type="float" office:value="286.6">
                <text:p>286.6</text:p>
              </table:table-cell>
              <table:table-cell office:value-type="float" office:value="1567.61145">
                <text:p>1567.61145</text:p>
              </table:table-cell>
              <table:table-cell office:value-type="float" office:value="1574.932007">
                <text:p>1574.932007</text:p>
              </table:table-cell>
              <table:table-cell office:value-type="float" office:value="1566.800293">
                <text:p>1566.800293</text:p>
              </table:table-cell>
              <table:table-cell office:value-type="float" office:value="1578.056763">
                <text:p>1578.056763</text:p>
              </table:table-cell>
            </table:table-row>
            <table:table-row>
              <table:table-cell office:value-type="float" office:value="286.8">
                <text:p>286.8</text:p>
              </table:table-cell>
              <table:table-cell office:value-type="float" office:value="1569.253662">
                <text:p>1569.253662</text:p>
              </table:table-cell>
              <table:table-cell office:value-type="float" office:value="1576.047852">
                <text:p>1576.047852</text:p>
              </table:table-cell>
              <table:table-cell office:value-type="float" office:value="1566.562012">
                <text:p>1566.562012</text:p>
              </table:table-cell>
              <table:table-cell office:value-type="float" office:value="1575.780029">
                <text:p>1575.78002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564.78772">
                <text:p>1564.78772</text:p>
              </table:table-cell>
              <table:table-cell office:value-type="float" office:value="1573.543823">
                <text:p>1573.543823</text:p>
              </table:table-cell>
              <table:table-cell office:value-type="float" office:value="1565.506104">
                <text:p>1565.506104</text:p>
              </table:table-cell>
              <table:table-cell office:value-type="float" office:value="1574.347168">
                <text:p>1574.347168</text:p>
              </table:table-cell>
            </table:table-row>
            <table:table-row>
              <table:table-cell office:value-type="float" office:value="287.2">
                <text:p>287.2</text:p>
              </table:table-cell>
              <table:table-cell office:value-type="float" office:value="1564.884766">
                <text:p>1564.884766</text:p>
              </table:table-cell>
              <table:table-cell office:value-type="float" office:value="1576.477417">
                <text:p>1576.477417</text:p>
              </table:table-cell>
              <table:table-cell office:value-type="float" office:value="1564.983398">
                <text:p>1564.983398</text:p>
              </table:table-cell>
              <table:table-cell office:value-type="float" office:value="1573.7052">
                <text:p>1573.7052</text:p>
              </table:table-cell>
            </table:table-row>
            <table:table-row>
              <table:table-cell office:value-type="float" office:value="287.4">
                <text:p>287.4</text:p>
              </table:table-cell>
              <table:table-cell office:value-type="float" office:value="1553.918701">
                <text:p>1553.918701</text:p>
              </table:table-cell>
              <table:table-cell office:value-type="float" office:value="1584.410767">
                <text:p>1584.410767</text:p>
              </table:table-cell>
              <table:table-cell office:value-type="float" office:value="1557.963379">
                <text:p>1557.963379</text:p>
              </table:table-cell>
              <table:table-cell office:value-type="float" office:value="1580.276733">
                <text:p>1580.276733</text:p>
              </table:table-cell>
            </table:table-row>
            <table:table-row>
              <table:table-cell office:value-type="float" office:value="287.6">
                <text:p>287.6</text:p>
              </table:table-cell>
              <table:table-cell office:value-type="float" office:value="1571.239868">
                <text:p>1571.239868</text:p>
              </table:table-cell>
              <table:table-cell office:value-type="float" office:value="1572.871338">
                <text:p>1572.871338</text:p>
              </table:table-cell>
              <table:table-cell office:value-type="float" office:value="1569.680054">
                <text:p>1569.680054</text:p>
              </table:table-cell>
              <table:table-cell office:value-type="float" office:value="1574.413696">
                <text:p>1574.413696</text:p>
              </table:table-cell>
            </table:table-row>
            <table:table-row>
              <table:table-cell office:value-type="float" office:value="287.8">
                <text:p>287.8</text:p>
              </table:table-cell>
              <table:table-cell office:value-type="float" office:value="1604.113403">
                <text:p>1604.113403</text:p>
              </table:table-cell>
              <table:table-cell office:value-type="float" office:value="1588.397705">
                <text:p>1588.397705</text:p>
              </table:table-cell>
              <table:table-cell office:value-type="float" office:value="1568.304199">
                <text:p>1568.304199</text:p>
              </table:table-cell>
              <table:table-cell office:value-type="float" office:value="1542.345703">
                <text:p>1542.34570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590.462158">
                <text:p>1590.462158</text:p>
              </table:table-cell>
              <table:table-cell office:value-type="float" office:value="1650.271484">
                <text:p>1650.271484</text:p>
              </table:table-cell>
              <table:table-cell office:value-type="float" office:value="1517.377197">
                <text:p>1517.377197</text:p>
              </table:table-cell>
              <table:table-cell office:value-type="float" office:value="1539.685547">
                <text:p>1539.685547</text:p>
              </table:table-cell>
            </table:table-row>
            <table:table-row>
              <table:table-cell office:value-type="float" office:value="288.2">
                <text:p>288.2</text:p>
              </table:table-cell>
              <table:table-cell office:value-type="float" office:value="1614.623779">
                <text:p>1614.623779</text:p>
              </table:table-cell>
              <table:table-cell office:value-type="float" office:value="1646.268799">
                <text:p>1646.268799</text:p>
              </table:table-cell>
              <table:table-cell office:value-type="float" office:value="1543.13623">
                <text:p>1543.13623</text:p>
              </table:table-cell>
              <table:table-cell office:value-type="float" office:value="1547.822632">
                <text:p>1547.822632</text:p>
              </table:table-cell>
            </table:table-row>
            <table:table-row>
              <table:table-cell office:value-type="float" office:value="288.4">
                <text:p>288.4</text:p>
              </table:table-cell>
              <table:table-cell office:value-type="float" office:value="1638.33728">
                <text:p>1638.33728</text:p>
              </table:table-cell>
              <table:table-cell office:value-type="float" office:value="1677.424316">
                <text:p>1677.424316</text:p>
              </table:table-cell>
              <table:table-cell office:value-type="float" office:value="1569.526001">
                <text:p>1569.526001</text:p>
              </table:table-cell>
              <table:table-cell office:value-type="float" office:value="1574.799561">
                <text:p>1574.799561</text:p>
              </table:table-cell>
            </table:table-row>
            <table:table-row>
              <table:table-cell office:value-type="float" office:value="288.6">
                <text:p>288.6</text:p>
              </table:table-cell>
              <table:table-cell office:value-type="float" office:value="1679.867188">
                <text:p>1679.867188</text:p>
              </table:table-cell>
              <table:table-cell office:value-type="float" office:value="1692.12793">
                <text:p>1692.12793</text:p>
              </table:table-cell>
              <table:table-cell office:value-type="float" office:value="1609.817139">
                <text:p>1609.817139</text:p>
              </table:table-cell>
              <table:table-cell office:value-type="float" office:value="1622.14978">
                <text:p>1622.14978</text:p>
              </table:table-cell>
            </table:table-row>
            <table:table-row>
              <table:table-cell office:value-type="float" office:value="288.8">
                <text:p>288.8</text:p>
              </table:table-cell>
              <table:table-cell office:value-type="float" office:value="1720.649536">
                <text:p>1720.649536</text:p>
              </table:table-cell>
              <table:table-cell office:value-type="float" office:value="1677.033325">
                <text:p>1677.033325</text:p>
              </table:table-cell>
              <table:table-cell office:value-type="float" office:value="1666.391602">
                <text:p>1666.391602</text:p>
              </table:table-cell>
              <table:table-cell office:value-type="float" office:value="1645.834473">
                <text:p>1645.83447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684.839844">
                <text:p>1684.839844</text:p>
              </table:table-cell>
              <table:table-cell office:value-type="float" office:value="1724.042969">
                <text:p>1724.042969</text:p>
              </table:table-cell>
              <table:table-cell office:value-type="float" office:value="1687.285645">
                <text:p>1687.285645</text:p>
              </table:table-cell>
              <table:table-cell office:value-type="float" office:value="1716.532715">
                <text:p>1716.532715</text:p>
              </table:table-cell>
            </table:table-row>
            <table:table-row>
              <table:table-cell office:value-type="float" office:value="289.2">
                <text:p>289.2</text:p>
              </table:table-cell>
              <table:table-cell office:value-type="float" office:value="1660.756836">
                <text:p>1660.756836</text:p>
              </table:table-cell>
              <table:table-cell office:value-type="float" office:value="1759.266113">
                <text:p>1759.266113</text:p>
              </table:table-cell>
              <table:table-cell office:value-type="float" office:value="1681.307373">
                <text:p>1681.307373</text:p>
              </table:table-cell>
              <table:table-cell office:value-type="float" office:value="1771.556519">
                <text:p>1771.556519</text:p>
              </table:table-cell>
            </table:table-row>
            <table:table-row>
              <table:table-cell office:value-type="float" office:value="289.4">
                <text:p>289.4</text:p>
              </table:table-cell>
              <table:table-cell office:value-type="float" office:value="1708.498291">
                <text:p>1708.498291</text:p>
              </table:table-cell>
              <table:table-cell office:value-type="float" office:value="1749.848145">
                <text:p>1749.848145</text:p>
              </table:table-cell>
              <table:table-cell office:value-type="float" office:value="1717.75354">
                <text:p>1717.75354</text:p>
              </table:table-cell>
              <table:table-cell office:value-type="float" office:value="1762.186279">
                <text:p>1762.186279</text:p>
              </table:table-cell>
            </table:table-row>
            <table:table-row>
              <table:table-cell office:value-type="float" office:value="289.6">
                <text:p>289.6</text:p>
              </table:table-cell>
              <table:table-cell office:value-type="float" office:value="1746.53125">
                <text:p>1746.53125</text:p>
              </table:table-cell>
              <table:table-cell office:value-type="float" office:value="1757.977905">
                <text:p>1757.977905</text:p>
              </table:table-cell>
              <table:table-cell office:value-type="float" office:value="1745.521118">
                <text:p>1745.521118</text:p>
              </table:table-cell>
              <table:table-cell office:value-type="float" office:value="1775.401978">
                <text:p>1775.401978</text:p>
              </table:table-cell>
            </table:table-row>
            <table:table-row>
              <table:table-cell office:value-type="float" office:value="289.8">
                <text:p>289.8</text:p>
              </table:table-cell>
              <table:table-cell office:value-type="float" office:value="1755.443237">
                <text:p>1755.443237</text:p>
              </table:table-cell>
              <table:table-cell office:value-type="float" office:value="1799.108887">
                <text:p>1799.108887</text:p>
              </table:table-cell>
              <table:table-cell office:value-type="float" office:value="1752.150635">
                <text:p>1752.150635</text:p>
              </table:table-cell>
              <table:table-cell office:value-type="float" office:value="1813.906494">
                <text:p>1813.9064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777.516602">
                <text:p>1777.516602</text:p>
              </table:table-cell>
              <table:table-cell office:value-type="float" office:value="1855.922607">
                <text:p>1855.922607</text:p>
              </table:table-cell>
              <table:table-cell office:value-type="float" office:value="1775.918091">
                <text:p>1775.918091</text:p>
              </table:table-cell>
              <table:table-cell office:value-type="float" office:value="1867.826904">
                <text:p>1867.826904</text:p>
              </table:table-cell>
            </table:table-row>
            <table:table-row>
              <table:table-cell office:value-type="float" office:value="290.2">
                <text:p>290.2</text:p>
              </table:table-cell>
              <table:table-cell office:value-type="float" office:value="1797.809326">
                <text:p>1797.809326</text:p>
              </table:table-cell>
              <table:table-cell office:value-type="float" office:value="1858.862915">
                <text:p>1858.862915</text:p>
              </table:table-cell>
              <table:table-cell office:value-type="float" office:value="1795.866699">
                <text:p>1795.866699</text:p>
              </table:table-cell>
              <table:table-cell office:value-type="float" office:value="1876.196289">
                <text:p>1876.196289</text:p>
              </table:table-cell>
            </table:table-row>
            <table:table-row>
              <table:table-cell office:value-type="float" office:value="290.4">
                <text:p>290.4</text:p>
              </table:table-cell>
              <table:table-cell office:value-type="float" office:value="1779.630615">
                <text:p>1779.630615</text:p>
              </table:table-cell>
              <table:table-cell office:value-type="float" office:value="1889.733887">
                <text:p>1889.733887</text:p>
              </table:table-cell>
              <table:table-cell office:value-type="float" office:value="1790.098145">
                <text:p>1790.098145</text:p>
              </table:table-cell>
              <table:table-cell office:value-type="float" office:value="1894.807373">
                <text:p>1894.807373</text:p>
              </table:table-cell>
            </table:table-row>
            <table:table-row>
              <table:table-cell office:value-type="float" office:value="290.6">
                <text:p>290.6</text:p>
              </table:table-cell>
              <table:table-cell office:value-type="float" office:value="1793.539429">
                <text:p>1793.539429</text:p>
              </table:table-cell>
              <table:table-cell office:value-type="float" office:value="1880.642578">
                <text:p>1880.642578</text:p>
              </table:table-cell>
              <table:table-cell office:value-type="float" office:value="1792.534424">
                <text:p>1792.534424</text:p>
              </table:table-cell>
              <table:table-cell office:value-type="float" office:value="1881.476196">
                <text:p>1881.476196</text:p>
              </table:table-cell>
            </table:table-row>
            <table:table-row>
              <table:table-cell office:value-type="float" office:value="290.8">
                <text:p>290.8</text:p>
              </table:table-cell>
              <table:table-cell office:value-type="float" office:value="1792.229248">
                <text:p>1792.229248</text:p>
              </table:table-cell>
              <table:table-cell office:value-type="float" office:value="1852.71582">
                <text:p>1852.71582</text:p>
              </table:table-cell>
              <table:table-cell office:value-type="float" office:value="1787.817383">
                <text:p>1787.817383</text:p>
              </table:table-cell>
              <table:table-cell office:value-type="float" office:value="1868.852783">
                <text:p>1868.85278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754.891113">
                <text:p>1754.891113</text:p>
              </table:table-cell>
              <table:table-cell office:value-type="float" office:value="1916.617065">
                <text:p>1916.617065</text:p>
              </table:table-cell>
              <table:table-cell office:value-type="float" office:value="1764.956299">
                <text:p>1764.956299</text:p>
              </table:table-cell>
              <table:table-cell office:value-type="float" office:value="1916.549316">
                <text:p>1916.549316</text:p>
              </table:table-cell>
            </table:table-row>
            <table:table-row>
              <table:table-cell office:value-type="float" office:value="291.2">
                <text:p>291.2</text:p>
              </table:table-cell>
              <table:table-cell office:value-type="float" office:value="1771.713135">
                <text:p>1771.713135</text:p>
              </table:table-cell>
              <table:table-cell office:value-type="float" office:value="1862.790771">
                <text:p>1862.790771</text:p>
              </table:table-cell>
              <table:table-cell office:value-type="float" office:value="1767.193237">
                <text:p>1767.193237</text:p>
              </table:table-cell>
              <table:table-cell office:value-type="float" office:value="1873.172119">
                <text:p>1873.172119</text:p>
              </table:table-cell>
            </table:table-row>
            <table:table-row>
              <table:table-cell office:value-type="float" office:value="291.4">
                <text:p>291.4</text:p>
              </table:table-cell>
              <table:table-cell office:value-type="float" office:value="1789.420654">
                <text:p>1789.420654</text:p>
              </table:table-cell>
              <table:table-cell office:value-type="float" office:value="1866.232544">
                <text:p>1866.232544</text:p>
              </table:table-cell>
              <table:table-cell office:value-type="float" office:value="1792.148438">
                <text:p>1792.148438</text:p>
              </table:table-cell>
              <table:table-cell office:value-type="float" office:value="1875.301636">
                <text:p>1875.301636</text:p>
              </table:table-cell>
            </table:table-row>
            <table:table-row>
              <table:table-cell office:value-type="float" office:value="291.6">
                <text:p>291.6</text:p>
              </table:table-cell>
              <table:table-cell office:value-type="float" office:value="1770.219116">
                <text:p>1770.219116</text:p>
              </table:table-cell>
              <table:table-cell office:value-type="float" office:value="1914.682251">
                <text:p>1914.682251</text:p>
              </table:table-cell>
              <table:table-cell office:value-type="float" office:value="1777.523682">
                <text:p>1777.523682</text:p>
              </table:table-cell>
              <table:table-cell office:value-type="float" office:value="1916.151489">
                <text:p>1916.151489</text:p>
              </table:table-cell>
            </table:table-row>
            <table:table-row>
              <table:table-cell office:value-type="float" office:value="291.8">
                <text:p>291.8</text:p>
              </table:table-cell>
              <table:table-cell office:value-type="float" office:value="1782.131836">
                <text:p>1782.131836</text:p>
              </table:table-cell>
              <table:table-cell office:value-type="float" office:value="1870.76355">
                <text:p>1870.76355</text:p>
              </table:table-cell>
              <table:table-cell office:value-type="float" office:value="1782.493896">
                <text:p>1782.493896</text:p>
              </table:table-cell>
              <table:table-cell office:value-type="float" office:value="1878.08606">
                <text:p>1878.0860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799.77124">
                <text:p>1799.77124</text:p>
              </table:table-cell>
              <table:table-cell office:value-type="float" office:value="1863.084106">
                <text:p>1863.084106</text:p>
              </table:table-cell>
              <table:table-cell office:value-type="float" office:value="1793.639648">
                <text:p>1793.639648</text:p>
              </table:table-cell>
              <table:table-cell office:value-type="float" office:value="1873.083374">
                <text:p>1873.083374</text:p>
              </table:table-cell>
            </table:table-row>
            <table:table-row>
              <table:table-cell office:value-type="float" office:value="292.2">
                <text:p>292.2</text:p>
              </table:table-cell>
              <table:table-cell office:value-type="float" office:value="1778.465332">
                <text:p>1778.465332</text:p>
              </table:table-cell>
              <table:table-cell office:value-type="float" office:value="1912.321777">
                <text:p>1912.321777</text:p>
              </table:table-cell>
              <table:table-cell office:value-type="float" office:value="1784.047363">
                <text:p>1784.047363</text:p>
              </table:table-cell>
              <table:table-cell office:value-type="float" office:value="1917.543213">
                <text:p>1917.543213</text:p>
              </table:table-cell>
            </table:table-row>
            <table:table-row>
              <table:table-cell office:value-type="float" office:value="292.4">
                <text:p>292.4</text:p>
              </table:table-cell>
              <table:table-cell office:value-type="float" office:value="1780.685303">
                <text:p>1780.685303</text:p>
              </table:table-cell>
              <table:table-cell office:value-type="float" office:value="1884.557129">
                <text:p>1884.557129</text:p>
              </table:table-cell>
              <table:table-cell office:value-type="float" office:value="1780.075928">
                <text:p>1780.075928</text:p>
              </table:table-cell>
              <table:table-cell office:value-type="float" office:value="1892.249878">
                <text:p>1892.249878</text:p>
              </table:table-cell>
            </table:table-row>
            <table:table-row>
              <table:table-cell office:value-type="float" office:value="292.6">
                <text:p>292.6</text:p>
              </table:table-cell>
              <table:table-cell office:value-type="float" office:value="1792.845337">
                <text:p>1792.845337</text:p>
              </table:table-cell>
              <table:table-cell office:value-type="float" office:value="1885.740479">
                <text:p>1885.740479</text:p>
              </table:table-cell>
              <table:table-cell office:value-type="float" office:value="1795.025879">
                <text:p>1795.025879</text:p>
              </table:table-cell>
              <table:table-cell office:value-type="float" office:value="1897.764404">
                <text:p>1897.764404</text:p>
              </table:table-cell>
            </table:table-row>
            <table:table-row>
              <table:table-cell office:value-type="float" office:value="292.8">
                <text:p>292.8</text:p>
              </table:table-cell>
              <table:table-cell office:value-type="float" office:value="1783.553223">
                <text:p>1783.553223</text:p>
              </table:table-cell>
              <table:table-cell office:value-type="float" office:value="1903.485474">
                <text:p>1903.485474</text:p>
              </table:table-cell>
              <table:table-cell office:value-type="float" office:value="1788.051147">
                <text:p>1788.051147</text:p>
              </table:table-cell>
              <table:table-cell office:value-type="float" office:value="1905.929565">
                <text:p>1905.92956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783.016479">
                <text:p>1783.016479</text:p>
              </table:table-cell>
              <table:table-cell office:value-type="float" office:value="1897.281128">
                <text:p>1897.281128</text:p>
              </table:table-cell>
              <table:table-cell office:value-type="float" office:value="1789.022217">
                <text:p>1789.022217</text:p>
              </table:table-cell>
              <table:table-cell office:value-type="float" office:value="1898.909912">
                <text:p>1898.909912</text:p>
              </table:table-cell>
            </table:table-row>
            <table:table-row>
              <table:table-cell office:value-type="float" office:value="293.2">
                <text:p>293.2</text:p>
              </table:table-cell>
              <table:table-cell office:value-type="float" office:value="1789.150879">
                <text:p>1789.150879</text:p>
              </table:table-cell>
              <table:table-cell office:value-type="float" office:value="1896.726685">
                <text:p>1896.726685</text:p>
              </table:table-cell>
              <table:table-cell office:value-type="float" office:value="1793.932251">
                <text:p>1793.932251</text:p>
              </table:table-cell>
              <table:table-cell office:value-type="float" office:value="1903.66333">
                <text:p>1903.66333</text:p>
              </table:table-cell>
            </table:table-row>
            <table:table-row>
              <table:table-cell office:value-type="float" office:value="293.4">
                <text:p>293.4</text:p>
              </table:table-cell>
              <table:table-cell office:value-type="float" office:value="1793.830566">
                <text:p>1793.830566</text:p>
              </table:table-cell>
              <table:table-cell office:value-type="float" office:value="1885.970093">
                <text:p>1885.970093</text:p>
              </table:table-cell>
              <table:table-cell office:value-type="float" office:value="1791.93335">
                <text:p>1791.93335</text:p>
              </table:table-cell>
              <table:table-cell office:value-type="float" office:value="1895.923828">
                <text:p>1895.923828</text:p>
              </table:table-cell>
            </table:table-row>
            <table:table-row>
              <table:table-cell office:value-type="float" office:value="293.6">
                <text:p>293.6</text:p>
              </table:table-cell>
              <table:table-cell office:value-type="float" office:value="1787.336426">
                <text:p>1787.336426</text:p>
              </table:table-cell>
              <table:table-cell office:value-type="float" office:value="1900.158936">
                <text:p>1900.158936</text:p>
              </table:table-cell>
              <table:table-cell office:value-type="float" office:value="1790.049805">
                <text:p>1790.049805</text:p>
              </table:table-cell>
              <table:table-cell office:value-type="float" office:value="1906.321533">
                <text:p>1906.321533</text:p>
              </table:table-cell>
            </table:table-row>
            <table:table-row>
              <table:table-cell office:value-type="float" office:value="293.8">
                <text:p>293.8</text:p>
              </table:table-cell>
              <table:table-cell office:value-type="float" office:value="1786.661377">
                <text:p>1786.661377</text:p>
              </table:table-cell>
              <table:table-cell office:value-type="float" office:value="1909.481567">
                <text:p>1909.481567</text:p>
              </table:table-cell>
              <table:table-cell office:value-type="float" office:value="1789.113037">
                <text:p>1789.113037</text:p>
              </table:table-cell>
              <table:table-cell office:value-type="float" office:value="1916.81604">
                <text:p>1916.8160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795.94812">
                <text:p>1795.94812</text:p>
              </table:table-cell>
              <table:table-cell office:value-type="float" office:value="1900.484741">
                <text:p>1900.484741</text:p>
              </table:table-cell>
              <table:table-cell office:value-type="float" office:value="1796.945557">
                <text:p>1796.945557</text:p>
              </table:table-cell>
              <table:table-cell office:value-type="float" office:value="1908.279907">
                <text:p>1908.279907</text:p>
              </table:table-cell>
            </table:table-row>
            <table:table-row>
              <table:table-cell office:value-type="float" office:value="294.2">
                <text:p>294.2</text:p>
              </table:table-cell>
              <table:table-cell office:value-type="float" office:value="1799.180176">
                <text:p>1799.180176</text:p>
              </table:table-cell>
              <table:table-cell office:value-type="float" office:value="1889.252075">
                <text:p>1889.252075</text:p>
              </table:table-cell>
              <table:table-cell office:value-type="float" office:value="1799.989624">
                <text:p>1799.989624</text:p>
              </table:table-cell>
              <table:table-cell office:value-type="float" office:value="1896.151123">
                <text:p>1896.151123</text:p>
              </table:table-cell>
            </table:table-row>
            <table:table-row>
              <table:table-cell office:value-type="float" office:value="294.4">
                <text:p>294.4</text:p>
              </table:table-cell>
              <table:table-cell office:value-type="float" office:value="1789.990112">
                <text:p>1789.990112</text:p>
              </table:table-cell>
              <table:table-cell office:value-type="float" office:value="1905.24292">
                <text:p>1905.24292</text:p>
              </table:table-cell>
              <table:table-cell office:value-type="float" office:value="1793.304932">
                <text:p>1793.304932</text:p>
              </table:table-cell>
              <table:table-cell office:value-type="float" office:value="1907.379395">
                <text:p>1907.379395</text:p>
              </table:table-cell>
            </table:table-row>
            <table:table-row>
              <table:table-cell office:value-type="float" office:value="294.6">
                <text:p>294.6</text:p>
              </table:table-cell>
              <table:table-cell office:value-type="float" office:value="1794.745117">
                <text:p>1794.745117</text:p>
              </table:table-cell>
              <table:table-cell office:value-type="float" office:value="1902.000244">
                <text:p>1902.000244</text:p>
              </table:table-cell>
              <table:table-cell office:value-type="float" office:value="1797.3396">
                <text:p>1797.3396</text:p>
              </table:table-cell>
              <table:table-cell office:value-type="float" office:value="1910.392578">
                <text:p>1910.392578</text:p>
              </table:table-cell>
            </table:table-row>
            <table:table-row>
              <table:table-cell office:value-type="float" office:value="294.8">
                <text:p>294.8</text:p>
              </table:table-cell>
              <table:table-cell office:value-type="float" office:value="1803.554199">
                <text:p>1803.554199</text:p>
              </table:table-cell>
              <table:table-cell office:value-type="float" office:value="1887.846924">
                <text:p>1887.846924</text:p>
              </table:table-cell>
              <table:table-cell office:value-type="float" office:value="1805.25354">
                <text:p>1805.25354</text:p>
              </table:table-cell>
              <table:table-cell office:value-type="float" office:value="1896.268677">
                <text:p>1896.26867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793.820312">
                <text:p>1793.820312</text:p>
              </table:table-cell>
              <table:table-cell office:value-type="float" office:value="1901.899292">
                <text:p>1901.899292</text:p>
              </table:table-cell>
              <table:table-cell office:value-type="float" office:value="1795.474487">
                <text:p>1795.474487</text:p>
              </table:table-cell>
              <table:table-cell office:value-type="float" office:value="1909.372559">
                <text:p>1909.372559</text:p>
              </table:table-cell>
            </table:table-row>
            <table:table-row>
              <table:table-cell office:value-type="float" office:value="295.2">
                <text:p>295.2</text:p>
              </table:table-cell>
              <table:table-cell office:value-type="float" office:value="1797.236816">
                <text:p>1797.236816</text:p>
              </table:table-cell>
              <table:table-cell office:value-type="float" office:value="1908.201294">
                <text:p>1908.201294</text:p>
              </table:table-cell>
              <table:table-cell office:value-type="float" office:value="1796.216309">
                <text:p>1796.216309</text:p>
              </table:table-cell>
              <table:table-cell office:value-type="float" office:value="1914.185059">
                <text:p>1914.185059</text:p>
              </table:table-cell>
            </table:table-row>
            <table:table-row>
              <table:table-cell office:value-type="float" office:value="295.4">
                <text:p>295.4</text:p>
              </table:table-cell>
              <table:table-cell office:value-type="float" office:value="1802.585571">
                <text:p>1802.585571</text:p>
              </table:table-cell>
              <table:table-cell office:value-type="float" office:value="1885.77124">
                <text:p>1885.77124</text:p>
              </table:table-cell>
              <table:table-cell office:value-type="float" office:value="1800.779297">
                <text:p>1800.779297</text:p>
              </table:table-cell>
              <table:table-cell office:value-type="float" office:value="1895.714844">
                <text:p>1895.714844</text:p>
              </table:table-cell>
            </table:table-row>
            <table:table-row>
              <table:table-cell office:value-type="float" office:value="295.6">
                <text:p>295.6</text:p>
              </table:table-cell>
              <table:table-cell office:value-type="float" office:value="1793.334106">
                <text:p>1793.334106</text:p>
              </table:table-cell>
              <table:table-cell office:value-type="float" office:value="1903.626709">
                <text:p>1903.626709</text:p>
              </table:table-cell>
              <table:table-cell office:value-type="float" office:value="1796.324341">
                <text:p>1796.324341</text:p>
              </table:table-cell>
              <table:table-cell office:value-type="float" office:value="1910.938965">
                <text:p>1910.938965</text:p>
              </table:table-cell>
            </table:table-row>
            <table:table-row>
              <table:table-cell office:value-type="float" office:value="295.8">
                <text:p>295.8</text:p>
              </table:table-cell>
              <table:table-cell office:value-type="float" office:value="1797.992676">
                <text:p>1797.992676</text:p>
              </table:table-cell>
              <table:table-cell office:value-type="float" office:value="1910.590088">
                <text:p>1910.590088</text:p>
              </table:table-cell>
              <table:table-cell office:value-type="float" office:value="1799.834595">
                <text:p>1799.834595</text:p>
              </table:table-cell>
              <table:table-cell office:value-type="float" office:value="1917.962524">
                <text:p>1917.96252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804.992188">
                <text:p>1804.992188</text:p>
              </table:table-cell>
              <table:table-cell office:value-type="float" office:value="1893.098267">
                <text:p>1893.098267</text:p>
              </table:table-cell>
              <table:table-cell office:value-type="float" office:value="1806.015869">
                <text:p>1806.015869</text:p>
              </table:table-cell>
              <table:table-cell office:value-type="float" office:value="1900.523804">
                <text:p>1900.523804</text:p>
              </table:table-cell>
            </table:table-row>
            <table:table-row>
              <table:table-cell office:value-type="float" office:value="296.2">
                <text:p>296.2</text:p>
              </table:table-cell>
              <table:table-cell office:value-type="float" office:value="1798.54541">
                <text:p>1798.54541</text:p>
              </table:table-cell>
              <table:table-cell office:value-type="float" office:value="1907.453613">
                <text:p>1907.453613</text:p>
              </table:table-cell>
              <table:table-cell office:value-type="float" office:value="1800.095215">
                <text:p>1800.095215</text:p>
              </table:table-cell>
              <table:table-cell office:value-type="float" office:value="1915.766357">
                <text:p>1915.766357</text:p>
              </table:table-cell>
            </table:table-row>
            <table:table-row>
              <table:table-cell office:value-type="float" office:value="296.4">
                <text:p>296.4</text:p>
              </table:table-cell>
              <table:table-cell office:value-type="float" office:value="1799.948242">
                <text:p>1799.948242</text:p>
              </table:table-cell>
              <table:table-cell office:value-type="float" office:value="1910.531494">
                <text:p>1910.531494</text:p>
              </table:table-cell>
              <table:table-cell office:value-type="float" office:value="1800.066895">
                <text:p>1800.066895</text:p>
              </table:table-cell>
              <table:table-cell office:value-type="float" office:value="1918.498047">
                <text:p>1918.498047</text:p>
              </table:table-cell>
            </table:table-row>
            <table:table-row>
              <table:table-cell office:value-type="float" office:value="296.6">
                <text:p>296.6</text:p>
              </table:table-cell>
              <table:table-cell office:value-type="float" office:value="1811.366821">
                <text:p>1811.366821</text:p>
              </table:table-cell>
              <table:table-cell office:value-type="float" office:value="1899.548828">
                <text:p>1899.548828</text:p>
              </table:table-cell>
              <table:table-cell office:value-type="float" office:value="1808.794434">
                <text:p>1808.794434</text:p>
              </table:table-cell>
              <table:table-cell office:value-type="float" office:value="1911.017822">
                <text:p>1911.017822</text:p>
              </table:table-cell>
            </table:table-row>
            <table:table-row>
              <table:table-cell office:value-type="float" office:value="296.8">
                <text:p>296.8</text:p>
              </table:table-cell>
              <table:table-cell office:value-type="float" office:value="1802.062256">
                <text:p>1802.062256</text:p>
              </table:table-cell>
              <table:table-cell office:value-type="float" office:value="1923.7229">
                <text:p>1923.7229</text:p>
              </table:table-cell>
              <table:table-cell office:value-type="float" office:value="1804.450684">
                <text:p>1804.450684</text:p>
              </table:table-cell>
              <table:table-cell office:value-type="float" office:value="1929.270874">
                <text:p>1929.27087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804.099243">
                <text:p>1804.099243</text:p>
              </table:table-cell>
              <table:table-cell office:value-type="float" office:value="1919.355713">
                <text:p>1919.355713</text:p>
              </table:table-cell>
              <table:table-cell office:value-type="float" office:value="1802.232056">
                <text:p>1802.232056</text:p>
              </table:table-cell>
              <table:table-cell office:value-type="float" office:value="1926.422363">
                <text:p>1926.422363</text:p>
              </table:table-cell>
            </table:table-row>
            <table:table-row>
              <table:table-cell office:value-type="float" office:value="297.2">
                <text:p>297.2</text:p>
              </table:table-cell>
              <table:table-cell office:value-type="float" office:value="1813.170776">
                <text:p>1813.170776</text:p>
              </table:table-cell>
              <table:table-cell office:value-type="float" office:value="1909.445923">
                <text:p>1909.445923</text:p>
              </table:table-cell>
              <table:table-cell office:value-type="float" office:value="1813.091553">
                <text:p>1813.091553</text:p>
              </table:table-cell>
              <table:table-cell office:value-type="float" office:value="1922.611816">
                <text:p>1922.611816</text:p>
              </table:table-cell>
            </table:table-row>
            <table:table-row>
              <table:table-cell office:value-type="float" office:value="297.4">
                <text:p>297.4</text:p>
              </table:table-cell>
              <table:table-cell office:value-type="float" office:value="1808.255859">
                <text:p>1808.255859</text:p>
              </table:table-cell>
              <table:table-cell office:value-type="float" office:value="1923.085938">
                <text:p>1923.085938</text:p>
              </table:table-cell>
              <table:table-cell office:value-type="float" office:value="1808.984131">
                <text:p>1808.984131</text:p>
              </table:table-cell>
              <table:table-cell office:value-type="float" office:value="1932.766724">
                <text:p>1932.766724</text:p>
              </table:table-cell>
            </table:table-row>
            <table:table-row>
              <table:table-cell office:value-type="float" office:value="297.6">
                <text:p>297.6</text:p>
              </table:table-cell>
              <table:table-cell office:value-type="float" office:value="1807.548462">
                <text:p>1807.548462</text:p>
              </table:table-cell>
              <table:table-cell office:value-type="float" office:value="1919.714355">
                <text:p>1919.714355</text:p>
              </table:table-cell>
              <table:table-cell office:value-type="float" office:value="1809.951416">
                <text:p>1809.951416</text:p>
              </table:table-cell>
              <table:table-cell office:value-type="float" office:value="1923.908691">
                <text:p>1923.908691</text:p>
              </table:table-cell>
            </table:table-row>
            <table:table-row>
              <table:table-cell office:value-type="float" office:value="297.8">
                <text:p>297.8</text:p>
              </table:table-cell>
              <table:table-cell office:value-type="float" office:value="1819.117798">
                <text:p>1819.117798</text:p>
              </table:table-cell>
              <table:table-cell office:value-type="float" office:value="1898.671143">
                <text:p>1898.671143</text:p>
              </table:table-cell>
              <table:table-cell office:value-type="float" office:value="1818.36145">
                <text:p>1818.36145</text:p>
              </table:table-cell>
              <table:table-cell office:value-type="float" office:value="1907.821167">
                <text:p>1907.82116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810.313477">
                <text:p>1810.313477</text:p>
              </table:table-cell>
              <table:table-cell office:value-type="float" office:value="1924.124634">
                <text:p>1924.124634</text:p>
              </table:table-cell>
              <table:table-cell office:value-type="float" office:value="1815.06543">
                <text:p>1815.06543</text:p>
              </table:table-cell>
              <table:table-cell office:value-type="float" office:value="1933.709351">
                <text:p>1933.709351</text:p>
              </table:table-cell>
            </table:table-row>
            <table:table-row>
              <table:table-cell office:value-type="float" office:value="298.2">
                <text:p>298.2</text:p>
              </table:table-cell>
              <table:table-cell office:value-type="float" office:value="1808.842651">
                <text:p>1808.842651</text:p>
              </table:table-cell>
              <table:table-cell office:value-type="float" office:value="1916.801025">
                <text:p>1916.801025</text:p>
              </table:table-cell>
              <table:table-cell office:value-type="float" office:value="1810.422363">
                <text:p>1810.422363</text:p>
              </table:table-cell>
              <table:table-cell office:value-type="float" office:value="1920.991699">
                <text:p>1920.991699</text:p>
              </table:table-cell>
            </table:table-row>
            <table:table-row>
              <table:table-cell office:value-type="float" office:value="298.4">
                <text:p>298.4</text:p>
              </table:table-cell>
              <table:table-cell office:value-type="float" office:value="1816.09314">
                <text:p>1816.09314</text:p>
              </table:table-cell>
              <table:table-cell office:value-type="float" office:value="1920.704102">
                <text:p>1920.704102</text:p>
              </table:table-cell>
              <table:table-cell office:value-type="float" office:value="1817.826416">
                <text:p>1817.826416</text:p>
              </table:table-cell>
              <table:table-cell office:value-type="float" office:value="1926.639282">
                <text:p>1926.639282</text:p>
              </table:table-cell>
            </table:table-row>
            <table:table-row>
              <table:table-cell office:value-type="float" office:value="298.6">
                <text:p>298.6</text:p>
              </table:table-cell>
              <table:table-cell office:value-type="float" office:value="1812.857178">
                <text:p>1812.857178</text:p>
              </table:table-cell>
              <table:table-cell office:value-type="float" office:value="1923.718506">
                <text:p>1923.718506</text:p>
              </table:table-cell>
              <table:table-cell office:value-type="float" office:value="1814.724365">
                <text:p>1814.724365</text:p>
              </table:table-cell>
              <table:table-cell office:value-type="float" office:value="1931.057129">
                <text:p>1931.057129</text:p>
              </table:table-cell>
            </table:table-row>
            <table:table-row>
              <table:table-cell office:value-type="float" office:value="298.8">
                <text:p>298.8</text:p>
              </table:table-cell>
              <table:table-cell office:value-type="float" office:value="1810.703247">
                <text:p>1810.703247</text:p>
              </table:table-cell>
              <table:table-cell office:value-type="float" office:value="1934.505127">
                <text:p>1934.505127</text:p>
              </table:table-cell>
              <table:table-cell office:value-type="float" office:value="1812.083496">
                <text:p>1812.083496</text:p>
              </table:table-cell>
              <table:table-cell office:value-type="float" office:value="1940.841797">
                <text:p>1940.84179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818.39978">
                <text:p>1818.39978</text:p>
              </table:table-cell>
              <table:table-cell office:value-type="float" office:value="1914.337769">
                <text:p>1914.337769</text:p>
              </table:table-cell>
              <table:table-cell office:value-type="float" office:value="1822.32666">
                <text:p>1822.32666</text:p>
              </table:table-cell>
              <table:table-cell office:value-type="float" office:value="1921.514526">
                <text:p>1921.514526</text:p>
              </table:table-cell>
            </table:table-row>
            <table:table-row>
              <table:table-cell office:value-type="float" office:value="299.2">
                <text:p>299.2</text:p>
              </table:table-cell>
              <table:table-cell office:value-type="float" office:value="1810.921997">
                <text:p>1810.921997</text:p>
              </table:table-cell>
              <table:table-cell office:value-type="float" office:value="1928.676514">
                <text:p>1928.676514</text:p>
              </table:table-cell>
              <table:table-cell office:value-type="float" office:value="1815.231567">
                <text:p>1815.231567</text:p>
              </table:table-cell>
              <table:table-cell office:value-type="float" office:value="1933.401123">
                <text:p>1933.401123</text:p>
              </table:table-cell>
            </table:table-row>
            <table:table-row>
              <table:table-cell office:value-type="float" office:value="299.4">
                <text:p>299.4</text:p>
              </table:table-cell>
              <table:table-cell office:value-type="float" office:value="1815.518433">
                <text:p>1815.518433</text:p>
              </table:table-cell>
              <table:table-cell office:value-type="float" office:value="1922.483887">
                <text:p>1922.483887</text:p>
              </table:table-cell>
              <table:table-cell office:value-type="float" office:value="1814.165283">
                <text:p>1814.165283</text:p>
              </table:table-cell>
              <table:table-cell office:value-type="float" office:value="1931.411621">
                <text:p>1931.411621</text:p>
              </table:table-cell>
            </table:table-row>
            <table:table-row>
              <table:table-cell office:value-type="float" office:value="299.6">
                <text:p>299.6</text:p>
              </table:table-cell>
              <table:table-cell office:value-type="float" office:value="1823.963135">
                <text:p>1823.963135</text:p>
              </table:table-cell>
              <table:table-cell office:value-type="float" office:value="1912.461792">
                <text:p>1912.461792</text:p>
              </table:table-cell>
              <table:table-cell office:value-type="float" office:value="1824.940552">
                <text:p>1824.940552</text:p>
              </table:table-cell>
              <table:table-cell office:value-type="float" office:value="1917.39978">
                <text:p>1917.39978</text:p>
              </table:table-cell>
            </table:table-row>
            <table:table-row>
              <table:table-cell office:value-type="float" office:value="299.8">
                <text:p>299.8</text:p>
              </table:table-cell>
              <table:table-cell office:value-type="float" office:value="1814.724609">
                <text:p>1814.724609</text:p>
              </table:table-cell>
              <table:table-cell office:value-type="float" office:value="1927.918945">
                <text:p>1927.918945</text:p>
              </table:table-cell>
              <table:table-cell office:value-type="float" office:value="1816.391113">
                <text:p>1816.391113</text:p>
              </table:table-cell>
              <table:table-cell office:value-type="float" office:value="1934.672974">
                <text:p>1934.67297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15.098267">
                <text:p>1815.098267</text:p>
              </table:table-cell>
              <table:table-cell office:value-type="float" office:value="1936.678223">
                <text:p>1936.678223</text:p>
              </table:table-cell>
              <table:table-cell office:value-type="float" office:value="1814.39856">
                <text:p>1814.39856</text:p>
              </table:table-cell>
              <table:table-cell office:value-type="float" office:value="1946.687744">
                <text:p>1946.687744</text:p>
              </table:table-cell>
            </table:table-row>
            <table:table-row>
              <table:table-cell office:value-type="float" office:value="300.2">
                <text:p>300.2</text:p>
              </table:table-cell>
              <table:table-cell office:value-type="float" office:value="1823.817627">
                <text:p>1823.817627</text:p>
              </table:table-cell>
              <table:table-cell office:value-type="float" office:value="1919.37793">
                <text:p>1919.37793</text:p>
              </table:table-cell>
              <table:table-cell office:value-type="float" office:value="1824.219482">
                <text:p>1824.219482</text:p>
              </table:table-cell>
              <table:table-cell office:value-type="float" office:value="1929.691895">
                <text:p>1929.691895</text:p>
              </table:table-cell>
            </table:table-row>
            <table:table-row>
              <table:table-cell office:value-type="float" office:value="300.4">
                <text:p>300.4</text:p>
              </table:table-cell>
              <table:table-cell office:value-type="float" office:value="1813.314209">
                <text:p>1813.314209</text:p>
              </table:table-cell>
              <table:table-cell office:value-type="float" office:value="1927.062744">
                <text:p>1927.062744</text:p>
              </table:table-cell>
              <table:table-cell office:value-type="float" office:value="1815.144775">
                <text:p>1815.144775</text:p>
              </table:table-cell>
              <table:table-cell office:value-type="float" office:value="1934.006592">
                <text:p>1934.006592</text:p>
              </table:table-cell>
            </table:table-row>
            <table:table-row>
              <table:table-cell office:value-type="float" office:value="300.6">
                <text:p>300.6</text:p>
              </table:table-cell>
              <table:table-cell office:value-type="float" office:value="1817.768433">
                <text:p>1817.768433</text:p>
              </table:table-cell>
              <table:table-cell office:value-type="float" office:value="1921.611084">
                <text:p>1921.611084</text:p>
              </table:table-cell>
              <table:table-cell office:value-type="float" office:value="1818.640259">
                <text:p>1818.640259</text:p>
              </table:table-cell>
              <table:table-cell office:value-type="float" office:value="1929.147217">
                <text:p>1929.147217</text:p>
              </table:table-cell>
            </table:table-row>
            <table:table-row>
              <table:table-cell office:value-type="float" office:value="300.8">
                <text:p>300.8</text:p>
              </table:table-cell>
              <table:table-cell office:value-type="float" office:value="1821.925171">
                <text:p>1821.925171</text:p>
              </table:table-cell>
              <table:table-cell office:value-type="float" office:value="1925.754395">
                <text:p>1925.754395</text:p>
              </table:table-cell>
              <table:table-cell office:value-type="float" office:value="1821.930176">
                <text:p>1821.930176</text:p>
              </table:table-cell>
              <table:table-cell office:value-type="float" office:value="1935.703491">
                <text:p>1935.70349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819.53833">
                <text:p>1819.53833</text:p>
              </table:table-cell>
              <table:table-cell office:value-type="float" office:value="1926.691528">
                <text:p>1926.691528</text:p>
              </table:table-cell>
              <table:table-cell office:value-type="float" office:value="1820.368164">
                <text:p>1820.368164</text:p>
              </table:table-cell>
              <table:table-cell office:value-type="float" office:value="1935.234497">
                <text:p>1935.234497</text:p>
              </table:table-cell>
            </table:table-row>
            <table:table-row>
              <table:table-cell office:value-type="float" office:value="301.2">
                <text:p>301.2</text:p>
              </table:table-cell>
              <table:table-cell office:value-type="float" office:value="1817.345947">
                <text:p>1817.345947</text:p>
              </table:table-cell>
              <table:table-cell office:value-type="float" office:value="1940.21875">
                <text:p>1940.21875</text:p>
              </table:table-cell>
              <table:table-cell office:value-type="float" office:value="1820.153809">
                <text:p>1820.153809</text:p>
              </table:table-cell>
              <table:table-cell office:value-type="float" office:value="1943.879761">
                <text:p>1943.879761</text:p>
              </table:table-cell>
            </table:table-row>
            <table:table-row>
              <table:table-cell office:value-type="float" office:value="301.4">
                <text:p>301.4</text:p>
              </table:table-cell>
              <table:table-cell office:value-type="float" office:value="1825.010254">
                <text:p>1825.010254</text:p>
              </table:table-cell>
              <table:table-cell office:value-type="float" office:value="1925.407837">
                <text:p>1925.407837</text:p>
              </table:table-cell>
              <table:table-cell office:value-type="float" office:value="1824.255615">
                <text:p>1824.255615</text:p>
              </table:table-cell>
              <table:table-cell office:value-type="float" office:value="1933.974243">
                <text:p>1933.974243</text:p>
              </table:table-cell>
            </table:table-row>
            <table:table-row>
              <table:table-cell office:value-type="float" office:value="301.6">
                <text:p>301.6</text:p>
              </table:table-cell>
              <table:table-cell office:value-type="float" office:value="1819.622925">
                <text:p>1819.622925</text:p>
              </table:table-cell>
              <table:table-cell office:value-type="float" office:value="1946.490845">
                <text:p>1946.490845</text:p>
              </table:table-cell>
              <table:table-cell office:value-type="float" office:value="1822.246948">
                <text:p>1822.246948</text:p>
              </table:table-cell>
              <table:table-cell office:value-type="float" office:value="1955.071777">
                <text:p>1955.071777</text:p>
              </table:table-cell>
            </table:table-row>
            <table:table-row>
              <table:table-cell office:value-type="float" office:value="301.8">
                <text:p>301.8</text:p>
              </table:table-cell>
              <table:table-cell office:value-type="float" office:value="1814.997803">
                <text:p>1814.997803</text:p>
              </table:table-cell>
              <table:table-cell office:value-type="float" office:value="1938.605957">
                <text:p>1938.605957</text:p>
              </table:table-cell>
              <table:table-cell office:value-type="float" office:value="1819.64624">
                <text:p>1819.64624</text:p>
              </table:table-cell>
              <table:table-cell office:value-type="float" office:value="1943.110107">
                <text:p>1943.11010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831.399536">
                <text:p>1831.399536</text:p>
              </table:table-cell>
              <table:table-cell office:value-type="float" office:value="1926.004639">
                <text:p>1926.004639</text:p>
              </table:table-cell>
              <table:table-cell office:value-type="float" office:value="1830.183838">
                <text:p>1830.183838</text:p>
              </table:table-cell>
              <table:table-cell office:value-type="float" office:value="1937.709961">
                <text:p>1937.709961</text:p>
              </table:table-cell>
            </table:table-row>
            <table:table-row>
              <table:table-cell office:value-type="float" office:value="302.2">
                <text:p>302.2</text:p>
              </table:table-cell>
              <table:table-cell office:value-type="float" office:value="1822.244263">
                <text:p>1822.244263</text:p>
              </table:table-cell>
              <table:table-cell office:value-type="float" office:value="1938.060913">
                <text:p>1938.060913</text:p>
              </table:table-cell>
              <table:table-cell office:value-type="float" office:value="1823.910156">
                <text:p>1823.910156</text:p>
              </table:table-cell>
              <table:table-cell office:value-type="float" office:value="1947.04248">
                <text:p>1947.04248</text:p>
              </table:table-cell>
            </table:table-row>
            <table:table-row>
              <table:table-cell office:value-type="float" office:value="302.4">
                <text:p>302.4</text:p>
              </table:table-cell>
              <table:table-cell office:value-type="float" office:value="1815.952637">
                <text:p>1815.952637</text:p>
              </table:table-cell>
              <table:table-cell office:value-type="float" office:value="1948.381104">
                <text:p>1948.381104</text:p>
              </table:table-cell>
              <table:table-cell office:value-type="float" office:value="1819.974854">
                <text:p>1819.974854</text:p>
              </table:table-cell>
              <table:table-cell office:value-type="float" office:value="1953.808105">
                <text:p>1953.808105</text:p>
              </table:table-cell>
            </table:table-row>
            <table:table-row>
              <table:table-cell office:value-type="float" office:value="302.6">
                <text:p>302.6</text:p>
              </table:table-cell>
              <table:table-cell office:value-type="float" office:value="1835.93457">
                <text:p>1835.93457</text:p>
              </table:table-cell>
              <table:table-cell office:value-type="float" office:value="1924.400269">
                <text:p>1924.400269</text:p>
              </table:table-cell>
              <table:table-cell office:value-type="float" office:value="1836.265259">
                <text:p>1836.265259</text:p>
              </table:table-cell>
              <table:table-cell office:value-type="float" office:value="1933.817383">
                <text:p>1933.817383</text:p>
              </table:table-cell>
            </table:table-row>
            <table:table-row>
              <table:table-cell office:value-type="float" office:value="302.8">
                <text:p>302.8</text:p>
              </table:table-cell>
              <table:table-cell office:value-type="float" office:value="1820.599365">
                <text:p>1820.599365</text:p>
              </table:table-cell>
              <table:table-cell office:value-type="float" office:value="1942.056885">
                <text:p>1942.056885</text:p>
              </table:table-cell>
              <table:table-cell office:value-type="float" office:value="1824.913574">
                <text:p>1824.913574</text:p>
              </table:table-cell>
              <table:table-cell office:value-type="float" office:value="1949.651733">
                <text:p>1949.65173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821.087769">
                <text:p>1821.087769</text:p>
              </table:table-cell>
              <table:table-cell office:value-type="float" office:value="1948.447021">
                <text:p>1948.447021</text:p>
              </table:table-cell>
              <table:table-cell office:value-type="float" office:value="1820.516724">
                <text:p>1820.516724</text:p>
              </table:table-cell>
              <table:table-cell office:value-type="float" office:value="1955.095215">
                <text:p>1955.095215</text:p>
              </table:table-cell>
            </table:table-row>
            <table:table-row>
              <table:table-cell office:value-type="float" office:value="303.2">
                <text:p>303.2</text:p>
              </table:table-cell>
              <table:table-cell office:value-type="float" office:value="1834.638062">
                <text:p>1834.638062</text:p>
              </table:table-cell>
              <table:table-cell office:value-type="float" office:value="1926.75293">
                <text:p>1926.75293</text:p>
              </table:table-cell>
              <table:table-cell office:value-type="float" office:value="1834.265747">
                <text:p>1834.265747</text:p>
              </table:table-cell>
              <table:table-cell office:value-type="float" office:value="1937.269775">
                <text:p>1937.269775</text:p>
              </table:table-cell>
            </table:table-row>
            <table:table-row>
              <table:table-cell office:value-type="float" office:value="303.4">
                <text:p>303.4</text:p>
              </table:table-cell>
              <table:table-cell office:value-type="float" office:value="1821.657959">
                <text:p>1821.657959</text:p>
              </table:table-cell>
              <table:table-cell office:value-type="float" office:value="1950.553955">
                <text:p>1950.553955</text:p>
              </table:table-cell>
              <table:table-cell office:value-type="float" office:value="1825.69397">
                <text:p>1825.69397</text:p>
              </table:table-cell>
              <table:table-cell office:value-type="float" office:value="1959.519165">
                <text:p>1959.519165</text:p>
              </table:table-cell>
            </table:table-row>
            <table:table-row>
              <table:table-cell office:value-type="float" office:value="303.6">
                <text:p>303.6</text:p>
              </table:table-cell>
              <table:table-cell office:value-type="float" office:value="1819.623535">
                <text:p>1819.623535</text:p>
              </table:table-cell>
              <table:table-cell office:value-type="float" office:value="1950.056152">
                <text:p>1950.056152</text:p>
              </table:table-cell>
              <table:table-cell office:value-type="float" office:value="1824.025757">
                <text:p>1824.025757</text:p>
              </table:table-cell>
              <table:table-cell office:value-type="float" office:value="1956.326904">
                <text:p>1956.326904</text:p>
              </table:table-cell>
            </table:table-row>
            <table:table-row>
              <table:table-cell office:value-type="float" office:value="303.8">
                <text:p>303.8</text:p>
              </table:table-cell>
              <table:table-cell office:value-type="float" office:value="1839.851074">
                <text:p>1839.851074</text:p>
              </table:table-cell>
              <table:table-cell office:value-type="float" office:value="1925.266357">
                <text:p>1925.266357</text:p>
              </table:table-cell>
              <table:table-cell office:value-type="float" office:value="1836.482178">
                <text:p>1836.482178</text:p>
              </table:table-cell>
              <table:table-cell office:value-type="float" office:value="1937.877197">
                <text:p>1937.877197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827.593506">
                <text:p>1827.593506</text:p>
              </table:table-cell>
              <table:table-cell office:value-type="float" office:value="1955.032227">
                <text:p>1955.032227</text:p>
              </table:table-cell>
              <table:table-cell office:value-type="float" office:value="1831.260986">
                <text:p>1831.260986</text:p>
              </table:table-cell>
              <table:table-cell office:value-type="float" office:value="1965.545654">
                <text:p>1965.545654</text:p>
              </table:table-cell>
            </table:table-row>
            <table:table-row>
              <table:table-cell office:value-type="float" office:value="304.2">
                <text:p>304.2</text:p>
              </table:table-cell>
              <table:table-cell office:value-type="float" office:value="1816.621094">
                <text:p>1816.621094</text:p>
              </table:table-cell>
              <table:table-cell office:value-type="float" office:value="1948.140381">
                <text:p>1948.140381</text:p>
              </table:table-cell>
              <table:table-cell office:value-type="float" office:value="1820.993286">
                <text:p>1820.993286</text:p>
              </table:table-cell>
              <table:table-cell office:value-type="float" office:value="1952.70752">
                <text:p>1952.70752</text:p>
              </table:table-cell>
            </table:table-row>
            <table:table-row>
              <table:table-cell office:value-type="float" office:value="304.4">
                <text:p>304.4</text:p>
              </table:table-cell>
              <table:table-cell office:value-type="float" office:value="1839.014648">
                <text:p>1839.014648</text:p>
              </table:table-cell>
              <table:table-cell office:value-type="float" office:value="1912.880737">
                <text:p>1912.880737</text:p>
              </table:table-cell>
              <table:table-cell office:value-type="float" office:value="1838.829956">
                <text:p>1838.829956</text:p>
              </table:table-cell>
              <table:table-cell office:value-type="float" office:value="1924.0896">
                <text:p>1924.0896</text:p>
              </table:table-cell>
            </table:table-row>
            <table:table-row>
              <table:table-cell office:value-type="float" office:value="304.6">
                <text:p>304.6</text:p>
              </table:table-cell>
              <table:table-cell office:value-type="float" office:value="1823.677002">
                <text:p>1823.677002</text:p>
              </table:table-cell>
              <table:table-cell office:value-type="float" office:value="1950.38208">
                <text:p>1950.38208</text:p>
              </table:table-cell>
              <table:table-cell office:value-type="float" office:value="1829.314453">
                <text:p>1829.314453</text:p>
              </table:table-cell>
              <table:table-cell office:value-type="float" office:value="1956.182007">
                <text:p>1956.182007</text:p>
              </table:table-cell>
            </table:table-row>
            <table:table-row>
              <table:table-cell office:value-type="float" office:value="304.8">
                <text:p>304.8</text:p>
              </table:table-cell>
              <table:table-cell office:value-type="float" office:value="1809.862305">
                <text:p>1809.862305</text:p>
              </table:table-cell>
              <table:table-cell office:value-type="float" office:value="1916.268555">
                <text:p>1916.268555</text:p>
              </table:table-cell>
              <table:table-cell office:value-type="float" office:value="1805.104004">
                <text:p>1805.104004</text:p>
              </table:table-cell>
              <table:table-cell office:value-type="float" office:value="1920.387817">
                <text:p>1920.38781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794.285034">
                <text:p>1794.285034</text:p>
              </table:table-cell>
              <table:table-cell office:value-type="float" office:value="1889.04541">
                <text:p>1889.04541</text:p>
              </table:table-cell>
              <table:table-cell office:value-type="float" office:value="1797.049194">
                <text:p>1797.049194</text:p>
              </table:table-cell>
              <table:table-cell office:value-type="float" office:value="1892.234009">
                <text:p>1892.234009</text:p>
              </table:table-cell>
            </table:table-row>
            <table:table-row>
              <table:table-cell office:value-type="float" office:value="305.2">
                <text:p>305.2</text:p>
              </table:table-cell>
              <table:table-cell office:value-type="float" office:value="1739.95874">
                <text:p>1739.95874</text:p>
              </table:table-cell>
              <table:table-cell office:value-type="float" office:value="1910.553467">
                <text:p>1910.553467</text:p>
              </table:table-cell>
              <table:table-cell office:value-type="float" office:value="1749.46228">
                <text:p>1749.46228</text:p>
              </table:table-cell>
              <table:table-cell office:value-type="float" office:value="1903.589478">
                <text:p>1903.589478</text:p>
              </table:table-cell>
            </table:table-row>
            <table:table-row>
              <table:table-cell office:value-type="float" office:value="305.4">
                <text:p>305.4</text:p>
              </table:table-cell>
              <table:table-cell office:value-type="float" office:value="1734.057739">
                <text:p>1734.057739</text:p>
              </table:table-cell>
              <table:table-cell office:value-type="float" office:value="1848.416748">
                <text:p>1848.416748</text:p>
              </table:table-cell>
              <table:table-cell office:value-type="float" office:value="1729.144775">
                <text:p>1729.144775</text:p>
              </table:table-cell>
              <table:table-cell office:value-type="float" office:value="1847.295288">
                <text:p>1847.295288</text:p>
              </table:table-cell>
            </table:table-row>
            <table:table-row>
              <table:table-cell office:value-type="float" office:value="305.6">
                <text:p>305.6</text:p>
              </table:table-cell>
              <table:table-cell office:value-type="float" office:value="1728.932373">
                <text:p>1728.932373</text:p>
              </table:table-cell>
              <table:table-cell office:value-type="float" office:value="1819.593628">
                <text:p>1819.593628</text:p>
              </table:table-cell>
              <table:table-cell office:value-type="float" office:value="1729.856079">
                <text:p>1729.856079</text:p>
              </table:table-cell>
              <table:table-cell office:value-type="float" office:value="1826.049072">
                <text:p>1826.049072</text:p>
              </table:table-cell>
            </table:table-row>
            <table:table-row>
              <table:table-cell office:value-type="float" office:value="305.8">
                <text:p>305.8</text:p>
              </table:table-cell>
              <table:table-cell office:value-type="float" office:value="1687.727417">
                <text:p>1687.727417</text:p>
              </table:table-cell>
              <table:table-cell office:value-type="float" office:value="1830.638672">
                <text:p>1830.638672</text:p>
              </table:table-cell>
              <table:table-cell office:value-type="float" office:value="1689.675903">
                <text:p>1689.675903</text:p>
              </table:table-cell>
              <table:table-cell office:value-type="float" office:value="1829.020264">
                <text:p>1829.02026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678.140625">
                <text:p>1678.140625</text:p>
              </table:table-cell>
              <table:table-cell office:value-type="float" office:value="1786.846436">
                <text:p>1786.846436</text:p>
              </table:table-cell>
              <table:table-cell office:value-type="float" office:value="1676.29248">
                <text:p>1676.29248</text:p>
              </table:table-cell>
              <table:table-cell office:value-type="float" office:value="1785.263184">
                <text:p>1785.263184</text:p>
              </table:table-cell>
            </table:table-row>
            <table:table-row>
              <table:table-cell office:value-type="float" office:value="306.2">
                <text:p>306.2</text:p>
              </table:table-cell>
              <table:table-cell office:value-type="float" office:value="1677.156372">
                <text:p>1677.156372</text:p>
              </table:table-cell>
              <table:table-cell office:value-type="float" office:value="1765.30957">
                <text:p>1765.30957</text:p>
              </table:table-cell>
              <table:table-cell office:value-type="float" office:value="1670.306396">
                <text:p>1670.306396</text:p>
              </table:table-cell>
              <table:table-cell office:value-type="float" office:value="1776.519165">
                <text:p>1776.519165</text:p>
              </table:table-cell>
            </table:table-row>
            <table:table-row>
              <table:table-cell office:value-type="float" office:value="306.4">
                <text:p>306.4</text:p>
              </table:table-cell>
              <table:table-cell office:value-type="float" office:value="1646.070557">
                <text:p>1646.070557</text:p>
              </table:table-cell>
              <table:table-cell office:value-type="float" office:value="1758.644165">
                <text:p>1758.644165</text:p>
              </table:table-cell>
              <table:table-cell office:value-type="float" office:value="1654.019287">
                <text:p>1654.019287</text:p>
              </table:table-cell>
              <table:table-cell office:value-type="float" office:value="1764.481812">
                <text:p>1764.481812</text:p>
              </table:table-cell>
            </table:table-row>
            <table:table-row>
              <table:table-cell office:value-type="float" office:value="306.6">
                <text:p>306.6</text:p>
              </table:table-cell>
              <table:table-cell office:value-type="float" office:value="1648.74353">
                <text:p>1648.74353</text:p>
              </table:table-cell>
              <table:table-cell office:value-type="float" office:value="1739.702637">
                <text:p>1739.702637</text:p>
              </table:table-cell>
              <table:table-cell office:value-type="float" office:value="1652.401001">
                <text:p>1652.401001</text:p>
              </table:table-cell>
              <table:table-cell office:value-type="float" office:value="1732.86853">
                <text:p>1732.86853</text:p>
              </table:table-cell>
            </table:table-row>
            <table:table-row>
              <table:table-cell office:value-type="float" office:value="306.8">
                <text:p>306.8</text:p>
              </table:table-cell>
              <table:table-cell office:value-type="float" office:value="1636.484985">
                <text:p>1636.484985</text:p>
              </table:table-cell>
              <table:table-cell office:value-type="float" office:value="1728.048096">
                <text:p>1728.048096</text:p>
              </table:table-cell>
              <table:table-cell office:value-type="float" office:value="1639.618774">
                <text:p>1639.618774</text:p>
              </table:table-cell>
              <table:table-cell office:value-type="float" office:value="1727.481689">
                <text:p>1727.48168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634.648926">
                <text:p>1634.648926</text:p>
              </table:table-cell>
              <table:table-cell office:value-type="float" office:value="1711.967896">
                <text:p>1711.967896</text:p>
              </table:table-cell>
              <table:table-cell office:value-type="float" office:value="1634.982788">
                <text:p>1634.982788</text:p>
              </table:table-cell>
              <table:table-cell office:value-type="float" office:value="1711.914673">
                <text:p>1711.914673</text:p>
              </table:table-cell>
            </table:table-row>
            <table:table-row>
              <table:table-cell office:value-type="float" office:value="307.2">
                <text:p>307.2</text:p>
              </table:table-cell>
              <table:table-cell office:value-type="float" office:value="1627.849609">
                <text:p>1627.849609</text:p>
              </table:table-cell>
              <table:table-cell office:value-type="float" office:value="1701.864136">
                <text:p>1701.864136</text:p>
              </table:table-cell>
              <table:table-cell office:value-type="float" office:value="1625.878174">
                <text:p>1625.878174</text:p>
              </table:table-cell>
              <table:table-cell office:value-type="float" office:value="1697.60376">
                <text:p>1697.60376</text:p>
              </table:table-cell>
            </table:table-row>
            <table:table-row>
              <table:table-cell office:value-type="float" office:value="307.4">
                <text:p>307.4</text:p>
              </table:table-cell>
              <table:table-cell office:value-type="float" office:value="1623.276367">
                <text:p>1623.276367</text:p>
              </table:table-cell>
              <table:table-cell office:value-type="float" office:value="1687.422974">
                <text:p>1687.422974</text:p>
              </table:table-cell>
              <table:table-cell office:value-type="float" office:value="1620.018799">
                <text:p>1620.018799</text:p>
              </table:table-cell>
              <table:table-cell office:value-type="float" office:value="1692.245605">
                <text:p>1692.245605</text:p>
              </table:table-cell>
            </table:table-row>
            <table:table-row>
              <table:table-cell office:value-type="float" office:value="307.6">
                <text:p>307.6</text:p>
              </table:table-cell>
              <table:table-cell office:value-type="float" office:value="1612.246094">
                <text:p>1612.246094</text:p>
              </table:table-cell>
              <table:table-cell office:value-type="float" office:value="1676.106079">
                <text:p>1676.106079</text:p>
              </table:table-cell>
              <table:table-cell office:value-type="float" office:value="1618.59375">
                <text:p>1618.59375</text:p>
              </table:table-cell>
              <table:table-cell office:value-type="float" office:value="1681.859985">
                <text:p>1681.859985</text:p>
              </table:table-cell>
            </table:table-row>
            <table:table-row>
              <table:table-cell office:value-type="float" office:value="307.8">
                <text:p>307.8</text:p>
              </table:table-cell>
              <table:table-cell office:value-type="float" office:value="1607.94873">
                <text:p>1607.94873</text:p>
              </table:table-cell>
              <table:table-cell office:value-type="float" office:value="1674.273193">
                <text:p>1674.273193</text:p>
              </table:table-cell>
              <table:table-cell office:value-type="float" office:value="1615.374634">
                <text:p>1615.374634</text:p>
              </table:table-cell>
              <table:table-cell office:value-type="float" office:value="1668.759277">
                <text:p>1668.75927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606.979614">
                <text:p>1606.979614</text:p>
              </table:table-cell>
              <table:table-cell office:value-type="float" office:value="1664.087158">
                <text:p>1664.087158</text:p>
              </table:table-cell>
              <table:table-cell office:value-type="float" office:value="1601.331909">
                <text:p>1601.331909</text:p>
              </table:table-cell>
              <table:table-cell office:value-type="float" office:value="1659.792114">
                <text:p>1659.792114</text:p>
              </table:table-cell>
            </table:table-row>
            <table:table-row>
              <table:table-cell office:value-type="float" office:value="308.2">
                <text:p>308.2</text:p>
              </table:table-cell>
              <table:table-cell office:value-type="float" office:value="1602.421509">
                <text:p>1602.421509</text:p>
              </table:table-cell>
              <table:table-cell office:value-type="float" office:value="1654.14978">
                <text:p>1654.14978</text:p>
              </table:table-cell>
              <table:table-cell office:value-type="float" office:value="1597.22229">
                <text:p>1597.22229</text:p>
              </table:table-cell>
              <table:table-cell office:value-type="float" office:value="1658.606445">
                <text:p>1658.606445</text:p>
              </table:table-cell>
            </table:table-row>
            <table:table-row>
              <table:table-cell office:value-type="float" office:value="308.4">
                <text:p>308.4</text:p>
              </table:table-cell>
              <table:table-cell office:value-type="float" office:value="1592.147339">
                <text:p>1592.147339</text:p>
              </table:table-cell>
              <table:table-cell office:value-type="float" office:value="1647.178467">
                <text:p>1647.178467</text:p>
              </table:table-cell>
              <table:table-cell office:value-type="float" office:value="1598.18103">
                <text:p>1598.18103</text:p>
              </table:table-cell>
              <table:table-cell office:value-type="float" office:value="1646.179565">
                <text:p>1646.179565</text:p>
              </table:table-cell>
            </table:table-row>
            <table:table-row>
              <table:table-cell office:value-type="float" office:value="308.6">
                <text:p>308.6</text:p>
              </table:table-cell>
              <table:table-cell office:value-type="float" office:value="1590.713013">
                <text:p>1590.713013</text:p>
              </table:table-cell>
              <table:table-cell office:value-type="float" office:value="1647.127686">
                <text:p>1647.127686</text:p>
              </table:table-cell>
              <table:table-cell office:value-type="float" office:value="1593.965088">
                <text:p>1593.965088</text:p>
              </table:table-cell>
              <table:table-cell office:value-type="float" office:value="1642.946167">
                <text:p>1642.946167</text:p>
              </table:table-cell>
            </table:table-row>
            <table:table-row>
              <table:table-cell office:value-type="float" office:value="308.8">
                <text:p>308.8</text:p>
              </table:table-cell>
              <table:table-cell office:value-type="float" office:value="1590.026367">
                <text:p>1590.026367</text:p>
              </table:table-cell>
              <table:table-cell office:value-type="float" office:value="1633.200073">
                <text:p>1633.200073</text:p>
              </table:table-cell>
              <table:table-cell office:value-type="float" office:value="1591.660034">
                <text:p>1591.660034</text:p>
              </table:table-cell>
              <table:table-cell office:value-type="float" office:value="1630.819214">
                <text:p>1630.81921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583.81897">
                <text:p>1583.81897</text:p>
              </table:table-cell>
              <table:table-cell office:value-type="float" office:value="1630.665283">
                <text:p>1630.665283</text:p>
              </table:table-cell>
              <table:table-cell office:value-type="float" office:value="1586.933838">
                <text:p>1586.933838</text:p>
              </table:table-cell>
              <table:table-cell office:value-type="float" office:value="1631.182861">
                <text:p>1631.182861</text:p>
              </table:table-cell>
            </table:table-row>
            <table:table-row>
              <table:table-cell office:value-type="float" office:value="309.2">
                <text:p>309.2</text:p>
              </table:table-cell>
              <table:table-cell office:value-type="float" office:value="1587.540649">
                <text:p>1587.540649</text:p>
              </table:table-cell>
              <table:table-cell office:value-type="float" office:value="1620.071533">
                <text:p>1620.071533</text:p>
              </table:table-cell>
              <table:table-cell office:value-type="float" office:value="1584.53186">
                <text:p>1584.53186</text:p>
              </table:table-cell>
              <table:table-cell office:value-type="float" office:value="1625.259644">
                <text:p>1625.259644</text:p>
              </table:table-cell>
            </table:table-row>
            <table:table-row>
              <table:table-cell office:value-type="float" office:value="309.4">
                <text:p>309.4</text:p>
              </table:table-cell>
              <table:table-cell office:value-type="float" office:value="1582.424438">
                <text:p>1582.424438</text:p>
              </table:table-cell>
              <table:table-cell office:value-type="float" office:value="1620.243286">
                <text:p>1620.243286</text:p>
              </table:table-cell>
              <table:table-cell office:value-type="float" office:value="1586.851685">
                <text:p>1586.851685</text:p>
              </table:table-cell>
              <table:table-cell office:value-type="float" office:value="1616.87146">
                <text:p>1616.87146</text:p>
              </table:table-cell>
            </table:table-row>
            <table:table-row>
              <table:table-cell office:value-type="float" office:value="309.6">
                <text:p>309.6</text:p>
              </table:table-cell>
              <table:table-cell office:value-type="float" office:value="1581.68103">
                <text:p>1581.68103</text:p>
              </table:table-cell>
              <table:table-cell office:value-type="float" office:value="1613.411987">
                <text:p>1613.411987</text:p>
              </table:table-cell>
              <table:table-cell office:value-type="float" office:value="1579.440796">
                <text:p>1579.440796</text:p>
              </table:table-cell>
              <table:table-cell office:value-type="float" office:value="1617.107422">
                <text:p>1617.107422</text:p>
              </table:table-cell>
            </table:table-row>
            <table:table-row>
              <table:table-cell office:value-type="float" office:value="309.8">
                <text:p>309.8</text:p>
              </table:table-cell>
              <table:table-cell office:value-type="float" office:value="1582.135132">
                <text:p>1582.135132</text:p>
              </table:table-cell>
              <table:table-cell office:value-type="float" office:value="1606.235352">
                <text:p>1606.235352</text:p>
              </table:table-cell>
              <table:table-cell office:value-type="float" office:value="1581.038452">
                <text:p>1581.038452</text:p>
              </table:table-cell>
              <table:table-cell office:value-type="float" office:value="1607.204224">
                <text:p>1607.20422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574.338867">
                <text:p>1574.338867</text:p>
              </table:table-cell>
              <table:table-cell office:value-type="float" office:value="1610.119507">
                <text:p>1610.119507</text:p>
              </table:table-cell>
              <table:table-cell office:value-type="float" office:value="1579.998047">
                <text:p>1579.998047</text:p>
              </table:table-cell>
              <table:table-cell office:value-type="float" office:value="1604.771973">
                <text:p>1604.771973</text:p>
              </table:table-cell>
            </table:table-row>
            <table:table-row>
              <table:table-cell office:value-type="float" office:value="310.2">
                <text:p>310.2</text:p>
              </table:table-cell>
              <table:table-cell office:value-type="float" office:value="1574.57312">
                <text:p>1574.57312</text:p>
              </table:table-cell>
              <table:table-cell office:value-type="float" office:value="1604.196289">
                <text:p>1604.196289</text:p>
              </table:table-cell>
              <table:table-cell office:value-type="float" office:value="1577.458252">
                <text:p>1577.458252</text:p>
              </table:table-cell>
              <table:table-cell office:value-type="float" office:value="1600.250122">
                <text:p>1600.250122</text:p>
              </table:table-cell>
            </table:table-row>
            <table:table-row>
              <table:table-cell office:value-type="float" office:value="310.4">
                <text:p>310.4</text:p>
              </table:table-cell>
              <table:table-cell office:value-type="float" office:value="1572.840698">
                <text:p>1572.840698</text:p>
              </table:table-cell>
              <table:table-cell office:value-type="float" office:value="1600.712402">
                <text:p>1600.712402</text:p>
              </table:table-cell>
              <table:table-cell office:value-type="float" office:value="1571.627441">
                <text:p>1571.627441</text:p>
              </table:table-cell>
              <table:table-cell office:value-type="float" office:value="1602.200928">
                <text:p>1602.200928</text:p>
              </table:table-cell>
            </table:table-row>
            <table:table-row>
              <table:table-cell office:value-type="float" office:value="310.6">
                <text:p>310.6</text:p>
              </table:table-cell>
              <table:table-cell office:value-type="float" office:value="1574.018066">
                <text:p>1574.018066</text:p>
              </table:table-cell>
              <table:table-cell office:value-type="float" office:value="1596.039307">
                <text:p>1596.039307</text:p>
              </table:table-cell>
              <table:table-cell office:value-type="float" office:value="1573.03479">
                <text:p>1573.03479</text:p>
              </table:table-cell>
              <table:table-cell office:value-type="float" office:value="1599.335205">
                <text:p>1599.335205</text:p>
              </table:table-cell>
            </table:table-row>
            <table:table-row>
              <table:table-cell office:value-type="float" office:value="310.8">
                <text:p>310.8</text:p>
              </table:table-cell>
              <table:table-cell office:value-type="float" office:value="1573.056641">
                <text:p>1573.056641</text:p>
              </table:table-cell>
              <table:table-cell office:value-type="float" office:value="1594.592041">
                <text:p>1594.592041</text:p>
              </table:table-cell>
              <table:table-cell office:value-type="float" office:value="1575.367554">
                <text:p>1575.367554</text:p>
              </table:table-cell>
              <table:table-cell office:value-type="float" office:value="1590.558105">
                <text:p>1590.55810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572.482056">
                <text:p>1572.482056</text:p>
              </table:table-cell>
              <table:table-cell office:value-type="float" office:value="1594.875854">
                <text:p>1594.875854</text:p>
              </table:table-cell>
              <table:table-cell office:value-type="float" office:value="1571.192993">
                <text:p>1571.192993</text:p>
              </table:table-cell>
              <table:table-cell office:value-type="float" office:value="1595.447266">
                <text:p>1595.447266</text:p>
              </table:table-cell>
            </table:table-row>
            <table:table-row>
              <table:table-cell office:value-type="float" office:value="311.2">
                <text:p>311.2</text:p>
              </table:table-cell>
              <table:table-cell office:value-type="float" office:value="1576.539673">
                <text:p>1576.539673</text:p>
              </table:table-cell>
              <table:table-cell office:value-type="float" office:value="1601.252441">
                <text:p>1601.252441</text:p>
              </table:table-cell>
              <table:table-cell office:value-type="float" office:value="1566.232178">
                <text:p>1566.232178</text:p>
              </table:table-cell>
              <table:table-cell office:value-type="float" office:value="1583.601807">
                <text:p>1583.601807</text:p>
              </table:table-cell>
            </table:table-row>
            <table:table-row>
              <table:table-cell office:value-type="float" office:value="311.4">
                <text:p>311.4</text:p>
              </table:table-cell>
              <table:table-cell office:value-type="float" office:value="1559.835938">
                <text:p>1559.835938</text:p>
              </table:table-cell>
              <table:table-cell office:value-type="float" office:value="1572.657227">
                <text:p>1572.657227</text:p>
              </table:table-cell>
              <table:table-cell office:value-type="float" office:value="1458.592896">
                <text:p>1458.592896</text:p>
              </table:table-cell>
              <table:table-cell office:value-type="float" office:value="1494.587402">
                <text:p>1494.587402</text:p>
              </table:table-cell>
            </table:table-row>
            <table:table-row>
              <table:table-cell office:value-type="float" office:value="311.6">
                <text:p>311.6</text:p>
              </table:table-cell>
              <table:table-cell office:value-type="float" office:value="1508.249146">
                <text:p>1508.249146</text:p>
              </table:table-cell>
              <table:table-cell office:value-type="float" office:value="1558.758667">
                <text:p>1558.758667</text:p>
              </table:table-cell>
              <table:table-cell office:value-type="float" office:value="1455.152344">
                <text:p>1455.152344</text:p>
              </table:table-cell>
              <table:table-cell office:value-type="float" office:value="1419.195801">
                <text:p>1419.195801</text:p>
              </table:table-cell>
            </table:table-row>
            <table:table-row>
              <table:table-cell office:value-type="float" office:value="311.8">
                <text:p>311.8</text:p>
              </table:table-cell>
              <table:table-cell office:value-type="float" office:value="1568.915039">
                <text:p>1568.915039</text:p>
              </table:table-cell>
              <table:table-cell office:value-type="float" office:value="1592.28833">
                <text:p>1592.28833</text:p>
              </table:table-cell>
              <table:table-cell office:value-type="float" office:value="1483.587158">
                <text:p>1483.587158</text:p>
              </table:table-cell>
              <table:table-cell office:value-type="float" office:value="1505.966187">
                <text:p>1505.96618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612.224731">
                <text:p>1612.224731</text:p>
              </table:table-cell>
              <table:table-cell office:value-type="float" office:value="1633.42688">
                <text:p>1633.42688</text:p>
              </table:table-cell>
              <table:table-cell office:value-type="float" office:value="1531.745361">
                <text:p>1531.745361</text:p>
              </table:table-cell>
              <table:table-cell office:value-type="float" office:value="1562.112305">
                <text:p>1562.112305</text:p>
              </table:table-cell>
            </table:table-row>
            <table:table-row>
              <table:table-cell office:value-type="float" office:value="312.2">
                <text:p>312.2</text:p>
              </table:table-cell>
              <table:table-cell office:value-type="float" office:value="1572.879883">
                <text:p>1572.879883</text:p>
              </table:table-cell>
              <table:table-cell office:value-type="float" office:value="1586.652222">
                <text:p>1586.652222</text:p>
              </table:table-cell>
              <table:table-cell office:value-type="float" office:value="1576.131714">
                <text:p>1576.131714</text:p>
              </table:table-cell>
              <table:table-cell office:value-type="float" office:value="1591.145874">
                <text:p>1591.145874</text:p>
              </table:table-cell>
            </table:table-row>
            <table:table-row>
              <table:table-cell office:value-type="float" office:value="312.4">
                <text:p>312.4</text:p>
              </table:table-cell>
              <table:table-cell office:value-type="float" office:value="1577.610352">
                <text:p>1577.610352</text:p>
              </table:table-cell>
              <table:table-cell office:value-type="float" office:value="1577.721191">
                <text:p>1577.721191</text:p>
              </table:table-cell>
              <table:table-cell office:value-type="float" office:value="1582.361572">
                <text:p>1582.361572</text:p>
              </table:table-cell>
              <table:table-cell office:value-type="float" office:value="1590.757324">
                <text:p>1590.757324</text:p>
              </table:table-cell>
            </table:table-row>
            <table:table-row>
              <table:table-cell office:value-type="float" office:value="312.6">
                <text:p>312.6</text:p>
              </table:table-cell>
              <table:table-cell office:value-type="float" office:value="1579.019287">
                <text:p>1579.019287</text:p>
              </table:table-cell>
              <table:table-cell office:value-type="float" office:value="1579.804077">
                <text:p>1579.804077</text:p>
              </table:table-cell>
              <table:table-cell office:value-type="float" office:value="1578.161621">
                <text:p>1578.161621</text:p>
              </table:table-cell>
              <table:table-cell office:value-type="float" office:value="1595.165894">
                <text:p>1595.165894</text:p>
              </table:table-cell>
            </table:table-row>
            <table:table-row>
              <table:table-cell office:value-type="float" office:value="312.8">
                <text:p>312.8</text:p>
              </table:table-cell>
              <table:table-cell office:value-type="float" office:value="1575.841553">
                <text:p>1575.841553</text:p>
              </table:table-cell>
              <table:table-cell office:value-type="float" office:value="1587.254272">
                <text:p>1587.254272</text:p>
              </table:table-cell>
              <table:table-cell office:value-type="float" office:value="1575.630493">
                <text:p>1575.630493</text:p>
              </table:table-cell>
              <table:table-cell office:value-type="float" office:value="1594.053101">
                <text:p>1594.05310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577.914673">
                <text:p>1577.914673</text:p>
              </table:table-cell>
              <table:table-cell office:value-type="float" office:value="1583.082886">
                <text:p>1583.082886</text:p>
              </table:table-cell>
              <table:table-cell office:value-type="float" office:value="1578.856323">
                <text:p>1578.856323</text:p>
              </table:table-cell>
              <table:table-cell office:value-type="float" office:value="1585.935425">
                <text:p>1585.935425</text:p>
              </table:table-cell>
            </table:table-row>
            <table:table-row>
              <table:table-cell office:value-type="float" office:value="313.2">
                <text:p>313.2</text:p>
              </table:table-cell>
              <table:table-cell office:value-type="float" office:value="1583.767822">
                <text:p>1583.767822</text:p>
              </table:table-cell>
              <table:table-cell office:value-type="float" office:value="1582.995117">
                <text:p>1582.995117</text:p>
              </table:table-cell>
              <table:table-cell office:value-type="float" office:value="1576.867676">
                <text:p>1576.867676</text:p>
              </table:table-cell>
              <table:table-cell office:value-type="float" office:value="1589.254639">
                <text:p>1589.254639</text:p>
              </table:table-cell>
            </table:table-row>
            <table:table-row>
              <table:table-cell office:value-type="float" office:value="313.4">
                <text:p>313.4</text:p>
              </table:table-cell>
              <table:table-cell office:value-type="float" office:value="1580.3479">
                <text:p>1580.3479</text:p>
              </table:table-cell>
              <table:table-cell office:value-type="float" office:value="1581.575928">
                <text:p>1581.575928</text:p>
              </table:table-cell>
              <table:table-cell office:value-type="float" office:value="1572.953125">
                <text:p>1572.953125</text:p>
              </table:table-cell>
              <table:table-cell office:value-type="float" office:value="1590.386108">
                <text:p>1590.386108</text:p>
              </table:table-cell>
            </table:table-row>
            <table:table-row>
              <table:table-cell office:value-type="float" office:value="313.6">
                <text:p>313.6</text:p>
              </table:table-cell>
              <table:table-cell office:value-type="float" office:value="1577.017456">
                <text:p>1577.017456</text:p>
              </table:table-cell>
              <table:table-cell office:value-type="float" office:value="1575.950928">
                <text:p>1575.950928</text:p>
              </table:table-cell>
              <table:table-cell office:value-type="float" office:value="1570.240356">
                <text:p>1570.240356</text:p>
              </table:table-cell>
              <table:table-cell office:value-type="float" office:value="1583.275269">
                <text:p>1583.275269</text:p>
              </table:table-cell>
            </table:table-row>
            <table:table-row>
              <table:table-cell office:value-type="float" office:value="313.8">
                <text:p>313.8</text:p>
              </table:table-cell>
              <table:table-cell office:value-type="float" office:value="1580.743408">
                <text:p>1580.743408</text:p>
              </table:table-cell>
              <table:table-cell office:value-type="float" office:value="1583.791504">
                <text:p>1583.791504</text:p>
              </table:table-cell>
              <table:table-cell office:value-type="float" office:value="1575.605591">
                <text:p>1575.605591</text:p>
              </table:table-cell>
              <table:table-cell office:value-type="float" office:value="1586.856567">
                <text:p>1586.85656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570.54126">
                <text:p>1570.54126</text:p>
              </table:table-cell>
              <table:table-cell office:value-type="float" office:value="1584.175049">
                <text:p>1584.175049</text:p>
              </table:table-cell>
              <table:table-cell office:value-type="float" office:value="1565.286377">
                <text:p>1565.286377</text:p>
              </table:table-cell>
              <table:table-cell office:value-type="float" office:value="1593.09314">
                <text:p>1593.09314</text:p>
              </table:table-cell>
            </table:table-row>
            <table:table-row>
              <table:table-cell office:value-type="float" office:value="314.2">
                <text:p>314.2</text:p>
              </table:table-cell>
              <table:table-cell office:value-type="float" office:value="1577.466431">
                <text:p>1577.466431</text:p>
              </table:table-cell>
              <table:table-cell office:value-type="float" office:value="1584.226929">
                <text:p>1584.226929</text:p>
              </table:table-cell>
              <table:table-cell office:value-type="float" office:value="1583.297363">
                <text:p>1583.297363</text:p>
              </table:table-cell>
              <table:table-cell office:value-type="float" office:value="1579.964478">
                <text:p>1579.964478</text:p>
              </table:table-cell>
            </table:table-row>
            <table:table-row>
              <table:table-cell office:value-type="float" office:value="314.4">
                <text:p>314.4</text:p>
              </table:table-cell>
              <table:table-cell office:value-type="float" office:value="1591.877197">
                <text:p>1591.877197</text:p>
              </table:table-cell>
              <table:table-cell office:value-type="float" office:value="1572.674683">
                <text:p>1572.674683</text:p>
              </table:table-cell>
              <table:table-cell office:value-type="float" office:value="1598.73584">
                <text:p>1598.73584</text:p>
              </table:table-cell>
              <table:table-cell office:value-type="float" office:value="1560.979004">
                <text:p>1560.979004</text:p>
              </table:table-cell>
            </table:table-row>
            <table:table-row>
              <table:table-cell office:value-type="float" office:value="314.6">
                <text:p>314.6</text:p>
              </table:table-cell>
              <table:table-cell office:value-type="float" office:value="1576.544556">
                <text:p>1576.544556</text:p>
              </table:table-cell>
              <table:table-cell office:value-type="float" office:value="1586.975464">
                <text:p>1586.975464</text:p>
              </table:table-cell>
              <table:table-cell office:value-type="float" office:value="1567.838135">
                <text:p>1567.838135</text:p>
              </table:table-cell>
              <table:table-cell office:value-type="float" office:value="1592.537231">
                <text:p>1592.537231</text:p>
              </table:table-cell>
            </table:table-row>
            <table:table-row>
              <table:table-cell office:value-type="float" office:value="314.8">
                <text:p>314.8</text:p>
              </table:table-cell>
              <table:table-cell office:value-type="float" office:value="1572.911987">
                <text:p>1572.911987</text:p>
              </table:table-cell>
              <table:table-cell office:value-type="float" office:value="1591.133423">
                <text:p>1591.133423</text:p>
              </table:table-cell>
              <table:table-cell office:value-type="float" office:value="1569.902344">
                <text:p>1569.902344</text:p>
              </table:table-cell>
              <table:table-cell office:value-type="float" office:value="1594.84375">
                <text:p>1594.8437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575.80896">
                <text:p>1575.80896</text:p>
              </table:table-cell>
              <table:table-cell office:value-type="float" office:value="1575.806152">
                <text:p>1575.806152</text:p>
              </table:table-cell>
              <table:table-cell office:value-type="float" office:value="1572.400757">
                <text:p>1572.400757</text:p>
              </table:table-cell>
              <table:table-cell office:value-type="float" office:value="1579.300903">
                <text:p>1579.300903</text:p>
              </table:table-cell>
            </table:table-row>
            <table:table-row>
              <table:table-cell office:value-type="float" office:value="315.2">
                <text:p>315.2</text:p>
              </table:table-cell>
              <table:table-cell office:value-type="float" office:value="1575.276367">
                <text:p>1575.276367</text:p>
              </table:table-cell>
              <table:table-cell office:value-type="float" office:value="1583.122437">
                <text:p>1583.122437</text:p>
              </table:table-cell>
              <table:table-cell office:value-type="float" office:value="1573.406372">
                <text:p>1573.406372</text:p>
              </table:table-cell>
              <table:table-cell office:value-type="float" office:value="1581.837036">
                <text:p>1581.837036</text:p>
              </table:table-cell>
            </table:table-row>
            <table:table-row>
              <table:table-cell office:value-type="float" office:value="315.4">
                <text:p>315.4</text:p>
              </table:table-cell>
              <table:table-cell office:value-type="float" office:value="1576.439819">
                <text:p>1576.439819</text:p>
              </table:table-cell>
              <table:table-cell office:value-type="float" office:value="1578.769287">
                <text:p>1578.769287</text:p>
              </table:table-cell>
              <table:table-cell office:value-type="float" office:value="1577.405273">
                <text:p>1577.405273</text:p>
              </table:table-cell>
              <table:table-cell office:value-type="float" office:value="1576.845947">
                <text:p>1576.845947</text:p>
              </table:table-cell>
            </table:table-row>
            <table:table-row>
              <table:table-cell office:value-type="float" office:value="315.6">
                <text:p>315.6</text:p>
              </table:table-cell>
              <table:table-cell office:value-type="float" office:value="1575.026245">
                <text:p>1575.026245</text:p>
              </table:table-cell>
              <table:table-cell office:value-type="float" office:value="1580.476196">
                <text:p>1580.476196</text:p>
              </table:table-cell>
              <table:table-cell office:value-type="float" office:value="1573.162964">
                <text:p>1573.162964</text:p>
              </table:table-cell>
              <table:table-cell office:value-type="float" office:value="1582.777466">
                <text:p>1582.777466</text:p>
              </table:table-cell>
            </table:table-row>
            <table:table-row>
              <table:table-cell office:value-type="float" office:value="315.8">
                <text:p>315.8</text:p>
              </table:table-cell>
              <table:table-cell office:value-type="float" office:value="1574.160645">
                <text:p>1574.160645</text:p>
              </table:table-cell>
              <table:table-cell office:value-type="float" office:value="1577.556641">
                <text:p>1577.556641</text:p>
              </table:table-cell>
              <table:table-cell office:value-type="float" office:value="1572.079834">
                <text:p>1572.079834</text:p>
              </table:table-cell>
              <table:table-cell office:value-type="float" office:value="1584.145996">
                <text:p>1584.14599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572.315186">
                <text:p>1572.315186</text:p>
              </table:table-cell>
              <table:table-cell office:value-type="float" office:value="1580.355469">
                <text:p>1580.355469</text:p>
              </table:table-cell>
              <table:table-cell office:value-type="float" office:value="1573.180664">
                <text:p>1573.180664</text:p>
              </table:table-cell>
              <table:table-cell office:value-type="float" office:value="1576.983154">
                <text:p>1576.983154</text:p>
              </table:table-cell>
            </table:table-row>
            <table:table-row>
              <table:table-cell office:value-type="float" office:value="316.2">
                <text:p>316.2</text:p>
              </table:table-cell>
              <table:table-cell office:value-type="float" office:value="1573.421509">
                <text:p>1573.421509</text:p>
              </table:table-cell>
              <table:table-cell office:value-type="float" office:value="1579.633911">
                <text:p>1579.633911</text:p>
              </table:table-cell>
              <table:table-cell office:value-type="float" office:value="1569.974731">
                <text:p>1569.974731</text:p>
              </table:table-cell>
              <table:table-cell office:value-type="float" office:value="1582.208862">
                <text:p>1582.208862</text:p>
              </table:table-cell>
            </table:table-row>
            <table:table-row>
              <table:table-cell office:value-type="float" office:value="316.4">
                <text:p>316.4</text:p>
              </table:table-cell>
              <table:table-cell office:value-type="float" office:value="1573.89624">
                <text:p>1573.89624</text:p>
              </table:table-cell>
              <table:table-cell office:value-type="float" office:value="1574.399414">
                <text:p>1574.399414</text:p>
              </table:table-cell>
              <table:table-cell office:value-type="float" office:value="1576.060425">
                <text:p>1576.060425</text:p>
              </table:table-cell>
              <table:table-cell office:value-type="float" office:value="1574.678101">
                <text:p>1574.678101</text:p>
              </table:table-cell>
            </table:table-row>
            <table:table-row>
              <table:table-cell office:value-type="float" office:value="316.6">
                <text:p>316.6</text:p>
              </table:table-cell>
              <table:table-cell office:value-type="float" office:value="1573.826416">
                <text:p>1573.826416</text:p>
              </table:table-cell>
              <table:table-cell office:value-type="float" office:value="1577.840698">
                <text:p>1577.840698</text:p>
              </table:table-cell>
              <table:table-cell office:value-type="float" office:value="1573.928345">
                <text:p>1573.928345</text:p>
              </table:table-cell>
              <table:table-cell office:value-type="float" office:value="1579.275757">
                <text:p>1579.275757</text:p>
              </table:table-cell>
            </table:table-row>
            <table:table-row>
              <table:table-cell office:value-type="float" office:value="316.8">
                <text:p>316.8</text:p>
              </table:table-cell>
              <table:table-cell office:value-type="float" office:value="1576.617188">
                <text:p>1576.617188</text:p>
              </table:table-cell>
              <table:table-cell office:value-type="float" office:value="1574.712158">
                <text:p>1574.712158</text:p>
              </table:table-cell>
              <table:table-cell office:value-type="float" office:value="1573.193237">
                <text:p>1573.193237</text:p>
              </table:table-cell>
              <table:table-cell office:value-type="float" office:value="1576.454712">
                <text:p>1576.45471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575.012451">
                <text:p>1575.012451</text:p>
              </table:table-cell>
              <table:table-cell office:value-type="float" office:value="1574.61084">
                <text:p>1574.61084</text:p>
              </table:table-cell>
              <table:table-cell office:value-type="float" office:value="1575.779663">
                <text:p>1575.779663</text:p>
              </table:table-cell>
              <table:table-cell office:value-type="float" office:value="1572.809448">
                <text:p>1572.809448</text:p>
              </table:table-cell>
            </table:table-row>
            <table:table-row>
              <table:table-cell office:value-type="float" office:value="317.2">
                <text:p>317.2</text:p>
              </table:table-cell>
              <table:table-cell office:value-type="float" office:value="1576.592896">
                <text:p>1576.592896</text:p>
              </table:table-cell>
              <table:table-cell office:value-type="float" office:value="1577.315918">
                <text:p>1577.315918</text:p>
              </table:table-cell>
              <table:table-cell office:value-type="float" office:value="1576.498779">
                <text:p>1576.498779</text:p>
              </table:table-cell>
              <table:table-cell office:value-type="float" office:value="1577.113525">
                <text:p>1577.113525</text:p>
              </table:table-cell>
            </table:table-row>
            <table:table-row>
              <table:table-cell office:value-type="float" office:value="317.4">
                <text:p>317.4</text:p>
              </table:table-cell>
              <table:table-cell office:value-type="float" office:value="1578.438599">
                <text:p>1578.438599</text:p>
              </table:table-cell>
              <table:table-cell office:value-type="float" office:value="1573.529907">
                <text:p>1573.529907</text:p>
              </table:table-cell>
              <table:table-cell office:value-type="float" office:value="1573.911865">
                <text:p>1573.911865</text:p>
              </table:table-cell>
              <table:table-cell office:value-type="float" office:value="1576.075928">
                <text:p>1576.075928</text:p>
              </table:table-cell>
            </table:table-row>
            <table:table-row>
              <table:table-cell office:value-type="float" office:value="317.6">
                <text:p>317.6</text:p>
              </table:table-cell>
              <table:table-cell office:value-type="float" office:value="1577.20813">
                <text:p>1577.20813</text:p>
              </table:table-cell>
              <table:table-cell office:value-type="float" office:value="1574.105225">
                <text:p>1574.105225</text:p>
              </table:table-cell>
              <table:table-cell office:value-type="float" office:value="1576.791626">
                <text:p>1576.791626</text:p>
              </table:table-cell>
              <table:table-cell office:value-type="float" office:value="1574.409912">
                <text:p>1574.409912</text:p>
              </table:table-cell>
            </table:table-row>
            <table:table-row>
              <table:table-cell office:value-type="float" office:value="317.8">
                <text:p>317.8</text:p>
              </table:table-cell>
              <table:table-cell office:value-type="float" office:value="1575.084961">
                <text:p>1575.084961</text:p>
              </table:table-cell>
              <table:table-cell office:value-type="float" office:value="1573.93457">
                <text:p>1573.93457</text:p>
              </table:table-cell>
              <table:table-cell office:value-type="float" office:value="1575.397339">
                <text:p>1575.397339</text:p>
              </table:table-cell>
              <table:table-cell office:value-type="float" office:value="1576.253906">
                <text:p>1576.25390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576.284058">
                <text:p>1576.284058</text:p>
              </table:table-cell>
              <table:table-cell office:value-type="float" office:value="1576.657349">
                <text:p>1576.657349</text:p>
              </table:table-cell>
              <table:table-cell office:value-type="float" office:value="1574.622803">
                <text:p>1574.622803</text:p>
              </table:table-cell>
              <table:table-cell office:value-type="float" office:value="1577.854614">
                <text:p>1577.854614</text:p>
              </table:table-cell>
            </table:table-row>
            <table:table-row>
              <table:table-cell office:value-type="float" office:value="318.2">
                <text:p>318.2</text:p>
              </table:table-cell>
              <table:table-cell office:value-type="float" office:value="1579.126587">
                <text:p>1579.126587</text:p>
              </table:table-cell>
              <table:table-cell office:value-type="float" office:value="1571.314087">
                <text:p>1571.314087</text:p>
              </table:table-cell>
              <table:table-cell office:value-type="float" office:value="1578.902832">
                <text:p>1578.902832</text:p>
              </table:table-cell>
              <table:table-cell office:value-type="float" office:value="1572.359131">
                <text:p>1572.359131</text:p>
              </table:table-cell>
            </table:table-row>
            <table:table-row>
              <table:table-cell office:value-type="float" office:value="318.4">
                <text:p>318.4</text:p>
              </table:table-cell>
              <table:table-cell office:value-type="float" office:value="1577.500244">
                <text:p>1577.500244</text:p>
              </table:table-cell>
              <table:table-cell office:value-type="float" office:value="1570.670166">
                <text:p>1570.670166</text:p>
              </table:table-cell>
              <table:table-cell office:value-type="float" office:value="1581.78772">
                <text:p>1581.78772</text:p>
              </table:table-cell>
              <table:table-cell office:value-type="float" office:value="1568.306152">
                <text:p>1568.306152</text:p>
              </table:table-cell>
            </table:table-row>
            <table:table-row>
              <table:table-cell office:value-type="float" office:value="318.6">
                <text:p>318.6</text:p>
              </table:table-cell>
              <table:table-cell office:value-type="float" office:value="1576.152222">
                <text:p>1576.152222</text:p>
              </table:table-cell>
              <table:table-cell office:value-type="float" office:value="1575.928345">
                <text:p>1575.928345</text:p>
              </table:table-cell>
              <table:table-cell office:value-type="float" office:value="1574.46582">
                <text:p>1574.46582</text:p>
              </table:table-cell>
              <table:table-cell office:value-type="float" office:value="1573.742065">
                <text:p>1573.742065</text:p>
              </table:table-cell>
            </table:table-row>
            <table:table-row>
              <table:table-cell office:value-type="float" office:value="318.8">
                <text:p>318.8</text:p>
              </table:table-cell>
              <table:table-cell office:value-type="float" office:value="1576.675293">
                <text:p>1576.675293</text:p>
              </table:table-cell>
              <table:table-cell office:value-type="float" office:value="1576.354126">
                <text:p>1576.354126</text:p>
              </table:table-cell>
              <table:table-cell office:value-type="float" office:value="1577.025146">
                <text:p>1577.025146</text:p>
              </table:table-cell>
              <table:table-cell office:value-type="float" office:value="1575.275269">
                <text:p>1575.27526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574.74231">
                <text:p>1574.74231</text:p>
              </table:table-cell>
              <table:table-cell office:value-type="float" office:value="1576.060059">
                <text:p>1576.060059</text:p>
              </table:table-cell>
              <table:table-cell office:value-type="float" office:value="1576.601196">
                <text:p>1576.601196</text:p>
              </table:table-cell>
              <table:table-cell office:value-type="float" office:value="1573.73291">
                <text:p>1573.73291</text:p>
              </table:table-cell>
            </table:table-row>
            <table:table-row>
              <table:table-cell office:value-type="float" office:value="319.2">
                <text:p>319.2</text:p>
              </table:table-cell>
              <table:table-cell office:value-type="float" office:value="1577.17627">
                <text:p>1577.17627</text:p>
              </table:table-cell>
              <table:table-cell office:value-type="float" office:value="1574.621826">
                <text:p>1574.621826</text:p>
              </table:table-cell>
              <table:table-cell office:value-type="float" office:value="1578.505615">
                <text:p>1578.505615</text:p>
              </table:table-cell>
              <table:table-cell office:value-type="float" office:value="1572.763916">
                <text:p>1572.763916</text:p>
              </table:table-cell>
            </table:table-row>
            <table:table-row>
              <table:table-cell office:value-type="float" office:value="319.4">
                <text:p>319.4</text:p>
              </table:table-cell>
              <table:table-cell office:value-type="float" office:value="1575.561768">
                <text:p>1575.561768</text:p>
              </table:table-cell>
              <table:table-cell office:value-type="float" office:value="1575.630005">
                <text:p>1575.630005</text:p>
              </table:table-cell>
              <table:table-cell office:value-type="float" office:value="1578.490234">
                <text:p>1578.490234</text:p>
              </table:table-cell>
              <table:table-cell office:value-type="float" office:value="1574.457397">
                <text:p>1574.457397</text:p>
              </table:table-cell>
            </table:table-row>
            <table:table-row>
              <table:table-cell office:value-type="float" office:value="319.6">
                <text:p>319.6</text:p>
              </table:table-cell>
              <table:table-cell office:value-type="float" office:value="1575.663696">
                <text:p>1575.663696</text:p>
              </table:table-cell>
              <table:table-cell office:value-type="float" office:value="1575.13147">
                <text:p>1575.13147</text:p>
              </table:table-cell>
              <table:table-cell office:value-type="float" office:value="1575.957153">
                <text:p>1575.957153</text:p>
              </table:table-cell>
              <table:table-cell office:value-type="float" office:value="1575.536377">
                <text:p>1575.536377</text:p>
              </table:table-cell>
            </table:table-row>
            <table:table-row>
              <table:table-cell office:value-type="float" office:value="319.8">
                <text:p>319.8</text:p>
              </table:table-cell>
              <table:table-cell office:value-type="float" office:value="1575.231812">
                <text:p>1575.231812</text:p>
              </table:table-cell>
              <table:table-cell office:value-type="float" office:value="1576.300293">
                <text:p>1576.300293</text:p>
              </table:table-cell>
              <table:table-cell office:value-type="float" office:value="1575.356934">
                <text:p>1575.356934</text:p>
              </table:table-cell>
              <table:table-cell office:value-type="float" office:value="1574.833984">
                <text:p>1574.8339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576.40332">
                <text:p>1576.40332</text:p>
              </table:table-cell>
              <table:table-cell office:value-type="float" office:value="1574.651733">
                <text:p>1574.651733</text:p>
              </table:table-cell>
              <table:table-cell office:value-type="float" office:value="1576.691406">
                <text:p>1576.691406</text:p>
              </table:table-cell>
              <table:table-cell office:value-type="float" office:value="1579.442993">
                <text:p>1579.442993</text:p>
              </table:table-cell>
            </table:table-row>
            <table:table-row>
              <table:table-cell office:value-type="float" office:value="320.2">
                <text:p>320.2</text:p>
              </table:table-cell>
              <table:table-cell office:value-type="float" office:value="1576.156372">
                <text:p>1576.156372</text:p>
              </table:table-cell>
              <table:table-cell office:value-type="float" office:value="1577.158691">
                <text:p>1577.158691</text:p>
              </table:table-cell>
              <table:table-cell office:value-type="float" office:value="1576.049438">
                <text:p>1576.049438</text:p>
              </table:table-cell>
              <table:table-cell office:value-type="float" office:value="1575.711426">
                <text:p>1575.711426</text:p>
              </table:table-cell>
            </table:table-row>
            <table:table-row>
              <table:table-cell office:value-type="float" office:value="320.4">
                <text:p>320.4</text:p>
              </table:table-cell>
              <table:table-cell office:value-type="float" office:value="1572.181396">
                <text:p>1572.181396</text:p>
              </table:table-cell>
              <table:table-cell office:value-type="float" office:value="1580.526367">
                <text:p>1580.526367</text:p>
              </table:table-cell>
              <table:table-cell office:value-type="float" office:value="1574.629639">
                <text:p>1574.629639</text:p>
              </table:table-cell>
              <table:table-cell office:value-type="float" office:value="1580.230713">
                <text:p>1580.230713</text:p>
              </table:table-cell>
            </table:table-row>
            <table:table-row>
              <table:table-cell office:value-type="float" office:value="320.6">
                <text:p>320.6</text:p>
              </table:table-cell>
              <table:table-cell office:value-type="float" office:value="1576.330566">
                <text:p>1576.330566</text:p>
              </table:table-cell>
              <table:table-cell office:value-type="float" office:value="1577.788208">
                <text:p>1577.788208</text:p>
              </table:table-cell>
              <table:table-cell office:value-type="float" office:value="1576.252441">
                <text:p>1576.252441</text:p>
              </table:table-cell>
              <table:table-cell office:value-type="float" office:value="1576.443604">
                <text:p>1576.443604</text:p>
              </table:table-cell>
            </table:table-row>
            <table:table-row>
              <table:table-cell office:value-type="float" office:value="320.8">
                <text:p>320.8</text:p>
              </table:table-cell>
              <table:table-cell office:value-type="float" office:value="1578.872437">
                <text:p>1578.872437</text:p>
              </table:table-cell>
              <table:table-cell office:value-type="float" office:value="1577.950562">
                <text:p>1577.950562</text:p>
              </table:table-cell>
              <table:table-cell office:value-type="float" office:value="1579.100708">
                <text:p>1579.100708</text:p>
              </table:table-cell>
              <table:table-cell office:value-type="float" office:value="1573.629761">
                <text:p>1573.62976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577.167725">
                <text:p>1577.167725</text:p>
              </table:table-cell>
              <table:table-cell office:value-type="float" office:value="1575.638428">
                <text:p>1575.638428</text:p>
              </table:table-cell>
              <table:table-cell office:value-type="float" office:value="1574.991699">
                <text:p>1574.991699</text:p>
              </table:table-cell>
              <table:table-cell office:value-type="float" office:value="1577.034302">
                <text:p>1577.034302</text:p>
              </table:table-cell>
            </table:table-row>
            <table:table-row>
              <table:table-cell office:value-type="float" office:value="321.2">
                <text:p>321.2</text:p>
              </table:table-cell>
              <table:table-cell office:value-type="float" office:value="1577.964355">
                <text:p>1577.964355</text:p>
              </table:table-cell>
              <table:table-cell office:value-type="float" office:value="1575.967651">
                <text:p>1575.967651</text:p>
              </table:table-cell>
              <table:table-cell office:value-type="float" office:value="1576.754761">
                <text:p>1576.754761</text:p>
              </table:table-cell>
              <table:table-cell office:value-type="float" office:value="1578.569092">
                <text:p>1578.569092</text:p>
              </table:table-cell>
            </table:table-row>
            <table:table-row>
              <table:table-cell office:value-type="float" office:value="321.4">
                <text:p>321.4</text:p>
              </table:table-cell>
              <table:table-cell office:value-type="float" office:value="1577.192749">
                <text:p>1577.192749</text:p>
              </table:table-cell>
              <table:table-cell office:value-type="float" office:value="1577.968018">
                <text:p>1577.968018</text:p>
              </table:table-cell>
              <table:table-cell office:value-type="float" office:value="1578.387451">
                <text:p>1578.387451</text:p>
              </table:table-cell>
              <table:table-cell office:value-type="float" office:value="1574.864868">
                <text:p>1574.864868</text:p>
              </table:table-cell>
            </table:table-row>
            <table:table-row>
              <table:table-cell office:value-type="float" office:value="321.6">
                <text:p>321.6</text:p>
              </table:table-cell>
              <table:table-cell office:value-type="float" office:value="1578.793579">
                <text:p>1578.793579</text:p>
              </table:table-cell>
              <table:table-cell office:value-type="float" office:value="1578.508545">
                <text:p>1578.508545</text:p>
              </table:table-cell>
              <table:table-cell office:value-type="float" office:value="1579.589355">
                <text:p>1579.589355</text:p>
              </table:table-cell>
              <table:table-cell office:value-type="float" office:value="1575.419678">
                <text:p>1575.419678</text:p>
              </table:table-cell>
            </table:table-row>
            <table:table-row>
              <table:table-cell office:value-type="float" office:value="321.8">
                <text:p>321.8</text:p>
              </table:table-cell>
              <table:table-cell office:value-type="float" office:value="1577.048462">
                <text:p>1577.048462</text:p>
              </table:table-cell>
              <table:table-cell office:value-type="float" office:value="1578.876465">
                <text:p>1578.876465</text:p>
              </table:table-cell>
              <table:table-cell office:value-type="float" office:value="1580.035522">
                <text:p>1580.035522</text:p>
              </table:table-cell>
              <table:table-cell office:value-type="float" office:value="1574.811279">
                <text:p>1574.81127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577.800537">
                <text:p>1577.800537</text:p>
              </table:table-cell>
              <table:table-cell office:value-type="float" office:value="1575.196899">
                <text:p>1575.196899</text:p>
              </table:table-cell>
              <table:table-cell office:value-type="float" office:value="1578.825195">
                <text:p>1578.825195</text:p>
              </table:table-cell>
              <table:table-cell office:value-type="float" office:value="1575.982178">
                <text:p>1575.982178</text:p>
              </table:table-cell>
            </table:table-row>
            <table:table-row>
              <table:table-cell office:value-type="float" office:value="322.2">
                <text:p>322.2</text:p>
              </table:table-cell>
              <table:table-cell office:value-type="float" office:value="1575.973633">
                <text:p>1575.973633</text:p>
              </table:table-cell>
              <table:table-cell office:value-type="float" office:value="1578.383057">
                <text:p>1578.383057</text:p>
              </table:table-cell>
              <table:table-cell office:value-type="float" office:value="1576.025024">
                <text:p>1576.025024</text:p>
              </table:table-cell>
              <table:table-cell office:value-type="float" office:value="1579.596802">
                <text:p>1579.596802</text:p>
              </table:table-cell>
            </table:table-row>
            <table:table-row>
              <table:table-cell office:value-type="float" office:value="322.4">
                <text:p>322.4</text:p>
              </table:table-cell>
              <table:table-cell office:value-type="float" office:value="1577.981201">
                <text:p>1577.981201</text:p>
              </table:table-cell>
              <table:table-cell office:value-type="float" office:value="1577.268921">
                <text:p>1577.268921</text:p>
              </table:table-cell>
              <table:table-cell office:value-type="float" office:value="1579.079712">
                <text:p>1579.079712</text:p>
              </table:table-cell>
              <table:table-cell office:value-type="float" office:value="1573.810059">
                <text:p>1573.810059</text:p>
              </table:table-cell>
            </table:table-row>
            <table:table-row>
              <table:table-cell office:value-type="float" office:value="322.6">
                <text:p>322.6</text:p>
              </table:table-cell>
              <table:table-cell office:value-type="float" office:value="1577.697632">
                <text:p>1577.697632</text:p>
              </table:table-cell>
              <table:table-cell office:value-type="float" office:value="1578.231934">
                <text:p>1578.231934</text:p>
              </table:table-cell>
              <table:table-cell office:value-type="float" office:value="1579.4198">
                <text:p>1579.4198</text:p>
              </table:table-cell>
              <table:table-cell office:value-type="float" office:value="1578.422729">
                <text:p>1578.422729</text:p>
              </table:table-cell>
            </table:table-row>
            <table:table-row>
              <table:table-cell office:value-type="float" office:value="322.8">
                <text:p>322.8</text:p>
              </table:table-cell>
              <table:table-cell office:value-type="float" office:value="1577.424072">
                <text:p>1577.424072</text:p>
              </table:table-cell>
              <table:table-cell office:value-type="float" office:value="1579.265259">
                <text:p>1579.265259</text:p>
              </table:table-cell>
              <table:table-cell office:value-type="float" office:value="1578.993408">
                <text:p>1578.993408</text:p>
              </table:table-cell>
              <table:table-cell office:value-type="float" office:value="1573.19519">
                <text:p>1573.1951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576.815186">
                <text:p>1576.815186</text:p>
              </table:table-cell>
              <table:table-cell office:value-type="float" office:value="1577.94165">
                <text:p>1577.94165</text:p>
              </table:table-cell>
              <table:table-cell office:value-type="float" office:value="1576.751221">
                <text:p>1576.751221</text:p>
              </table:table-cell>
              <table:table-cell office:value-type="float" office:value="1576.66333">
                <text:p>1576.66333</text:p>
              </table:table-cell>
            </table:table-row>
            <table:table-row>
              <table:table-cell office:value-type="float" office:value="323.2">
                <text:p>323.2</text:p>
              </table:table-cell>
              <table:table-cell office:value-type="float" office:value="1577.267578">
                <text:p>1577.267578</text:p>
              </table:table-cell>
              <table:table-cell office:value-type="float" office:value="1577.952026">
                <text:p>1577.952026</text:p>
              </table:table-cell>
              <table:table-cell office:value-type="float" office:value="1576.040161">
                <text:p>1576.040161</text:p>
              </table:table-cell>
              <table:table-cell office:value-type="float" office:value="1576.767334">
                <text:p>1576.767334</text:p>
              </table:table-cell>
            </table:table-row>
            <table:table-row>
              <table:table-cell office:value-type="float" office:value="323.4">
                <text:p>323.4</text:p>
              </table:table-cell>
              <table:table-cell office:value-type="float" office:value="1576.893188">
                <text:p>1576.893188</text:p>
              </table:table-cell>
              <table:table-cell office:value-type="float" office:value="1572.554443">
                <text:p>1572.554443</text:p>
              </table:table-cell>
              <table:table-cell office:value-type="float" office:value="1579.032715">
                <text:p>1579.032715</text:p>
              </table:table-cell>
              <table:table-cell office:value-type="float" office:value="1571.095215">
                <text:p>1571.095215</text:p>
              </table:table-cell>
            </table:table-row>
            <table:table-row>
              <table:table-cell office:value-type="float" office:value="323.6">
                <text:p>323.6</text:p>
              </table:table-cell>
              <table:table-cell office:value-type="float" office:value="1576.020752">
                <text:p>1576.020752</text:p>
              </table:table-cell>
              <table:table-cell office:value-type="float" office:value="1578.305908">
                <text:p>1578.305908</text:p>
              </table:table-cell>
              <table:table-cell office:value-type="float" office:value="1579.143555">
                <text:p>1579.143555</text:p>
              </table:table-cell>
              <table:table-cell office:value-type="float" office:value="1575.076416">
                <text:p>1575.076416</text:p>
              </table:table-cell>
            </table:table-row>
            <table:table-row>
              <table:table-cell office:value-type="float" office:value="323.8">
                <text:p>323.8</text:p>
              </table:table-cell>
              <table:table-cell office:value-type="float" office:value="1575.665039">
                <text:p>1575.665039</text:p>
              </table:table-cell>
              <table:table-cell office:value-type="float" office:value="1578.358643">
                <text:p>1578.358643</text:p>
              </table:table-cell>
              <table:table-cell office:value-type="float" office:value="1579.808838">
                <text:p>1579.808838</text:p>
              </table:table-cell>
              <table:table-cell office:value-type="float" office:value="1575.356689">
                <text:p>1575.35668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579.540405">
                <text:p>1579.540405</text:p>
              </table:table-cell>
              <table:table-cell office:value-type="float" office:value="1575.406738">
                <text:p>1575.406738</text:p>
              </table:table-cell>
              <table:table-cell office:value-type="float" office:value="1579.419434">
                <text:p>1579.419434</text:p>
              </table:table-cell>
              <table:table-cell office:value-type="float" office:value="1574.980835">
                <text:p>1574.980835</text:p>
              </table:table-cell>
            </table:table-row>
            <table:table-row>
              <table:table-cell office:value-type="float" office:value="324.2">
                <text:p>324.2</text:p>
              </table:table-cell>
              <table:table-cell office:value-type="float" office:value="1576.508545">
                <text:p>1576.508545</text:p>
              </table:table-cell>
              <table:table-cell office:value-type="float" office:value="1577.538818">
                <text:p>1577.538818</text:p>
              </table:table-cell>
              <table:table-cell office:value-type="float" office:value="1580.555542">
                <text:p>1580.555542</text:p>
              </table:table-cell>
              <table:table-cell office:value-type="float" office:value="1574.597656">
                <text:p>1574.597656</text:p>
              </table:table-cell>
            </table:table-row>
            <table:table-row>
              <table:table-cell office:value-type="float" office:value="324.4">
                <text:p>324.4</text:p>
              </table:table-cell>
              <table:table-cell office:value-type="float" office:value="1575.349365">
                <text:p>1575.349365</text:p>
              </table:table-cell>
              <table:table-cell office:value-type="float" office:value="1579.70166">
                <text:p>1579.70166</text:p>
              </table:table-cell>
              <table:table-cell office:value-type="float" office:value="1576.385376">
                <text:p>1576.385376</text:p>
              </table:table-cell>
              <table:table-cell office:value-type="float" office:value="1574.824463">
                <text:p>1574.824463</text:p>
              </table:table-cell>
            </table:table-row>
            <table:table-row>
              <table:table-cell office:value-type="float" office:value="324.6">
                <text:p>324.6</text:p>
              </table:table-cell>
              <table:table-cell office:value-type="float" office:value="1577.305908">
                <text:p>1577.305908</text:p>
              </table:table-cell>
              <table:table-cell office:value-type="float" office:value="1578.386475">
                <text:p>1578.386475</text:p>
              </table:table-cell>
              <table:table-cell office:value-type="float" office:value="1576.766479">
                <text:p>1576.766479</text:p>
              </table:table-cell>
              <table:table-cell office:value-type="float" office:value="1579.147461">
                <text:p>1579.147461</text:p>
              </table:table-cell>
            </table:table-row>
            <table:table-row>
              <table:table-cell office:value-type="float" office:value="324.8">
                <text:p>324.8</text:p>
              </table:table-cell>
              <table:table-cell office:value-type="float" office:value="1576.856445">
                <text:p>1576.856445</text:p>
              </table:table-cell>
              <table:table-cell office:value-type="float" office:value="1579.690063">
                <text:p>1579.690063</text:p>
              </table:table-cell>
              <table:table-cell office:value-type="float" office:value="1575.32373">
                <text:p>1575.32373</text:p>
              </table:table-cell>
              <table:table-cell office:value-type="float" office:value="1578.805908">
                <text:p>1578.80590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578.731201">
                <text:p>1578.731201</text:p>
              </table:table-cell>
              <table:table-cell office:value-type="float" office:value="1575.030029">
                <text:p>1575.030029</text:p>
              </table:table-cell>
              <table:table-cell office:value-type="float" office:value="1577.488403">
                <text:p>1577.488403</text:p>
              </table:table-cell>
              <table:table-cell office:value-type="float" office:value="1576.967773">
                <text:p>1576.967773</text:p>
              </table:table-cell>
            </table:table-row>
            <table:table-row>
              <table:table-cell office:value-type="float" office:value="325.2">
                <text:p>325.2</text:p>
              </table:table-cell>
              <table:table-cell office:value-type="float" office:value="1574.456543">
                <text:p>1574.456543</text:p>
              </table:table-cell>
              <table:table-cell office:value-type="float" office:value="1578.397583">
                <text:p>1578.397583</text:p>
              </table:table-cell>
              <table:table-cell office:value-type="float" office:value="1575.373535">
                <text:p>1575.373535</text:p>
              </table:table-cell>
              <table:table-cell office:value-type="float" office:value="1578.15918">
                <text:p>1578.15918</text:p>
              </table:table-cell>
            </table:table-row>
            <table:table-row>
              <table:table-cell office:value-type="float" office:value="325.4">
                <text:p>325.4</text:p>
              </table:table-cell>
              <table:table-cell office:value-type="float" office:value="1576.557007">
                <text:p>1576.557007</text:p>
              </table:table-cell>
              <table:table-cell office:value-type="float" office:value="1578.757935">
                <text:p>1578.757935</text:p>
              </table:table-cell>
              <table:table-cell office:value-type="float" office:value="1579.956055">
                <text:p>1579.956055</text:p>
              </table:table-cell>
              <table:table-cell office:value-type="float" office:value="1576.944214">
                <text:p>1576.944214</text:p>
              </table:table-cell>
            </table:table-row>
            <table:table-row>
              <table:table-cell office:value-type="float" office:value="325.6">
                <text:p>325.6</text:p>
              </table:table-cell>
              <table:table-cell office:value-type="float" office:value="1575.459717">
                <text:p>1575.459717</text:p>
              </table:table-cell>
              <table:table-cell office:value-type="float" office:value="1577.479858">
                <text:p>1577.479858</text:p>
              </table:table-cell>
              <table:table-cell office:value-type="float" office:value="1576.971069">
                <text:p>1576.971069</text:p>
              </table:table-cell>
              <table:table-cell office:value-type="float" office:value="1573.837158">
                <text:p>1573.837158</text:p>
              </table:table-cell>
            </table:table-row>
            <table:table-row>
              <table:table-cell office:value-type="float" office:value="325.8">
                <text:p>325.8</text:p>
              </table:table-cell>
              <table:table-cell office:value-type="float" office:value="1574.416382">
                <text:p>1574.416382</text:p>
              </table:table-cell>
              <table:table-cell office:value-type="float" office:value="1576.169189">
                <text:p>1576.169189</text:p>
              </table:table-cell>
              <table:table-cell office:value-type="float" office:value="1576.731079">
                <text:p>1576.731079</text:p>
              </table:table-cell>
              <table:table-cell office:value-type="float" office:value="1579.147827">
                <text:p>1579.147827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577.74292">
                <text:p>1577.74292</text:p>
              </table:table-cell>
              <table:table-cell office:value-type="float" office:value="1576.931519">
                <text:p>1576.931519</text:p>
              </table:table-cell>
              <table:table-cell office:value-type="float" office:value="1578.160034">
                <text:p>1578.160034</text:p>
              </table:table-cell>
              <table:table-cell office:value-type="float" office:value="1578.280151">
                <text:p>1578.280151</text:p>
              </table:table-cell>
            </table:table-row>
            <table:table-row>
              <table:table-cell office:value-type="float" office:value="326.2">
                <text:p>326.2</text:p>
              </table:table-cell>
              <table:table-cell office:value-type="float" office:value="1579.552002">
                <text:p>1579.552002</text:p>
              </table:table-cell>
              <table:table-cell office:value-type="float" office:value="1574.40271">
                <text:p>1574.40271</text:p>
              </table:table-cell>
              <table:table-cell office:value-type="float" office:value="1579.10791">
                <text:p>1579.10791</text:p>
              </table:table-cell>
              <table:table-cell office:value-type="float" office:value="1576.445801">
                <text:p>1576.445801</text:p>
              </table:table-cell>
            </table:table-row>
            <table:table-row>
              <table:table-cell office:value-type="float" office:value="326.4">
                <text:p>326.4</text:p>
              </table:table-cell>
              <table:table-cell office:value-type="float" office:value="1574.349731">
                <text:p>1574.349731</text:p>
              </table:table-cell>
              <table:table-cell office:value-type="float" office:value="1576.940918">
                <text:p>1576.940918</text:p>
              </table:table-cell>
              <table:table-cell office:value-type="float" office:value="1576.932739">
                <text:p>1576.932739</text:p>
              </table:table-cell>
              <table:table-cell office:value-type="float" office:value="1575.558594">
                <text:p>1575.558594</text:p>
              </table:table-cell>
            </table:table-row>
            <table:table-row>
              <table:table-cell office:value-type="float" office:value="326.6">
                <text:p>326.6</text:p>
              </table:table-cell>
              <table:table-cell office:value-type="float" office:value="1576.443726">
                <text:p>1576.443726</text:p>
              </table:table-cell>
              <table:table-cell office:value-type="float" office:value="1575.997803">
                <text:p>1575.997803</text:p>
              </table:table-cell>
              <table:table-cell office:value-type="float" office:value="1577.25769">
                <text:p>1577.25769</text:p>
              </table:table-cell>
              <table:table-cell office:value-type="float" office:value="1576.455078">
                <text:p>1576.455078</text:p>
              </table:table-cell>
            </table:table-row>
            <table:table-row>
              <table:table-cell office:value-type="float" office:value="326.8">
                <text:p>326.8</text:p>
              </table:table-cell>
              <table:table-cell office:value-type="float" office:value="1579.368408">
                <text:p>1579.368408</text:p>
              </table:table-cell>
              <table:table-cell office:value-type="float" office:value="1574.364502">
                <text:p>1574.364502</text:p>
              </table:table-cell>
              <table:table-cell office:value-type="float" office:value="1578.258423">
                <text:p>1578.258423</text:p>
              </table:table-cell>
              <table:table-cell office:value-type="float" office:value="1575.447266">
                <text:p>1575.44726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577.049072">
                <text:p>1577.049072</text:p>
              </table:table-cell>
              <table:table-cell office:value-type="float" office:value="1574.068726">
                <text:p>1574.068726</text:p>
              </table:table-cell>
              <table:table-cell office:value-type="float" office:value="1576.094482">
                <text:p>1576.094482</text:p>
              </table:table-cell>
              <table:table-cell office:value-type="float" office:value="1574.717041">
                <text:p>1574.717041</text:p>
              </table:table-cell>
            </table:table-row>
            <table:table-row>
              <table:table-cell office:value-type="float" office:value="327.2">
                <text:p>327.2</text:p>
              </table:table-cell>
              <table:table-cell office:value-type="float" office:value="1572.983521">
                <text:p>1572.983521</text:p>
              </table:table-cell>
              <table:table-cell office:value-type="float" office:value="1577.799561">
                <text:p>1577.799561</text:p>
              </table:table-cell>
              <table:table-cell office:value-type="float" office:value="1576.069336">
                <text:p>1576.069336</text:p>
              </table:table-cell>
              <table:table-cell office:value-type="float" office:value="1576.493774">
                <text:p>1576.493774</text:p>
              </table:table-cell>
            </table:table-row>
            <table:table-row>
              <table:table-cell office:value-type="float" office:value="327.4">
                <text:p>327.4</text:p>
              </table:table-cell>
              <table:table-cell office:value-type="float" office:value="1579.977783">
                <text:p>1579.977783</text:p>
              </table:table-cell>
              <table:table-cell office:value-type="float" office:value="1576.840942">
                <text:p>1576.840942</text:p>
              </table:table-cell>
              <table:table-cell office:value-type="float" office:value="1579.136353">
                <text:p>1579.136353</text:p>
              </table:table-cell>
              <table:table-cell office:value-type="float" office:value="1574.664795">
                <text:p>1574.664795</text:p>
              </table:table-cell>
            </table:table-row>
            <table:table-row>
              <table:table-cell office:value-type="float" office:value="327.6">
                <text:p>327.6</text:p>
              </table:table-cell>
              <table:table-cell office:value-type="float" office:value="1578.532227">
                <text:p>1578.532227</text:p>
              </table:table-cell>
              <table:table-cell office:value-type="float" office:value="1575.564819">
                <text:p>1575.564819</text:p>
              </table:table-cell>
              <table:table-cell office:value-type="float" office:value="1578.479614">
                <text:p>1578.479614</text:p>
              </table:table-cell>
              <table:table-cell office:value-type="float" office:value="1579.213135">
                <text:p>1579.213135</text:p>
              </table:table-cell>
            </table:table-row>
            <table:table-row>
              <table:table-cell office:value-type="float" office:value="327.8">
                <text:p>327.8</text:p>
              </table:table-cell>
              <table:table-cell office:value-type="float" office:value="1575.619873">
                <text:p>1575.619873</text:p>
              </table:table-cell>
              <table:table-cell office:value-type="float" office:value="1577.905151">
                <text:p>1577.905151</text:p>
              </table:table-cell>
              <table:table-cell office:value-type="float" office:value="1574.755249">
                <text:p>1574.755249</text:p>
              </table:table-cell>
              <table:table-cell office:value-type="float" office:value="1577.194458">
                <text:p>1577.19445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574.90271">
                <text:p>1574.90271</text:p>
              </table:table-cell>
              <table:table-cell office:value-type="float" office:value="1578.410156">
                <text:p>1578.410156</text:p>
              </table:table-cell>
              <table:table-cell office:value-type="float" office:value="1573.979248">
                <text:p>1573.979248</text:p>
              </table:table-cell>
              <table:table-cell office:value-type="float" office:value="1579.777222">
                <text:p>1579.777222</text:p>
              </table:table-cell>
            </table:table-row>
            <table:table-row>
              <table:table-cell office:value-type="float" office:value="328.2">
                <text:p>328.2</text:p>
              </table:table-cell>
              <table:table-cell office:value-type="float" office:value="1577.621704">
                <text:p>1577.621704</text:p>
              </table:table-cell>
              <table:table-cell office:value-type="float" office:value="1576.666626">
                <text:p>1576.666626</text:p>
              </table:table-cell>
              <table:table-cell office:value-type="float" office:value="1579.170288">
                <text:p>1579.170288</text:p>
              </table:table-cell>
              <table:table-cell office:value-type="float" office:value="1575.732056">
                <text:p>1575.732056</text:p>
              </table:table-cell>
            </table:table-row>
            <table:table-row>
              <table:table-cell office:value-type="float" office:value="328.4">
                <text:p>328.4</text:p>
              </table:table-cell>
              <table:table-cell office:value-type="float" office:value="1577.882935">
                <text:p>1577.882935</text:p>
              </table:table-cell>
              <table:table-cell office:value-type="float" office:value="1575.363892">
                <text:p>1575.363892</text:p>
              </table:table-cell>
              <table:table-cell office:value-type="float" office:value="1577.351807">
                <text:p>1577.351807</text:p>
              </table:table-cell>
              <table:table-cell office:value-type="float" office:value="1574.394531">
                <text:p>1574.394531</text:p>
              </table:table-cell>
            </table:table-row>
            <table:table-row>
              <table:table-cell office:value-type="float" office:value="328.6">
                <text:p>328.6</text:p>
              </table:table-cell>
              <table:table-cell office:value-type="float" office:value="1577.257202">
                <text:p>1577.257202</text:p>
              </table:table-cell>
              <table:table-cell office:value-type="float" office:value="1575.078003">
                <text:p>1575.078003</text:p>
              </table:table-cell>
              <table:table-cell office:value-type="float" office:value="1576.317505">
                <text:p>1576.317505</text:p>
              </table:table-cell>
              <table:table-cell office:value-type="float" office:value="1571.503418">
                <text:p>1571.503418</text:p>
              </table:table-cell>
            </table:table-row>
            <table:table-row>
              <table:table-cell office:value-type="float" office:value="328.8">
                <text:p>328.8</text:p>
              </table:table-cell>
              <table:table-cell office:value-type="float" office:value="1579.873413">
                <text:p>1579.873413</text:p>
              </table:table-cell>
              <table:table-cell office:value-type="float" office:value="1573.131226">
                <text:p>1573.131226</text:p>
              </table:table-cell>
              <table:table-cell office:value-type="float" office:value="1580.901978">
                <text:p>1580.901978</text:p>
              </table:table-cell>
              <table:table-cell office:value-type="float" office:value="1572.611206">
                <text:p>1572.61120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576.483154">
                <text:p>1576.483154</text:p>
              </table:table-cell>
              <table:table-cell office:value-type="float" office:value="1576.284546">
                <text:p>1576.284546</text:p>
              </table:table-cell>
              <table:table-cell office:value-type="float" office:value="1577.098022">
                <text:p>1577.098022</text:p>
              </table:table-cell>
              <table:table-cell office:value-type="float" office:value="1575.823853">
                <text:p>1575.823853</text:p>
              </table:table-cell>
            </table:table-row>
            <table:table-row>
              <table:table-cell office:value-type="float" office:value="329.2">
                <text:p>329.2</text:p>
              </table:table-cell>
              <table:table-cell office:value-type="float" office:value="1576.956909">
                <text:p>1576.956909</text:p>
              </table:table-cell>
              <table:table-cell office:value-type="float" office:value="1576.669434">
                <text:p>1576.669434</text:p>
              </table:table-cell>
              <table:table-cell office:value-type="float" office:value="1576.505127">
                <text:p>1576.505127</text:p>
              </table:table-cell>
              <table:table-cell office:value-type="float" office:value="1575.657227">
                <text:p>1575.657227</text:p>
              </table:table-cell>
            </table:table-row>
            <table:table-row>
              <table:table-cell office:value-type="float" office:value="329.4">
                <text:p>329.4</text:p>
              </table:table-cell>
              <table:table-cell office:value-type="float" office:value="1578.130371">
                <text:p>1578.130371</text:p>
              </table:table-cell>
              <table:table-cell office:value-type="float" office:value="1576.533691">
                <text:p>1576.533691</text:p>
              </table:table-cell>
              <table:table-cell office:value-type="float" office:value="1580.180542">
                <text:p>1580.180542</text:p>
              </table:table-cell>
              <table:table-cell office:value-type="float" office:value="1573.235352">
                <text:p>1573.235352</text:p>
              </table:table-cell>
            </table:table-row>
            <table:table-row>
              <table:table-cell office:value-type="float" office:value="329.6">
                <text:p>329.6</text:p>
              </table:table-cell>
              <table:table-cell office:value-type="float" office:value="1574.050537">
                <text:p>1574.050537</text:p>
              </table:table-cell>
              <table:table-cell office:value-type="float" office:value="1578.287354">
                <text:p>1578.287354</text:p>
              </table:table-cell>
              <table:table-cell office:value-type="float" office:value="1575.564209">
                <text:p>1575.564209</text:p>
              </table:table-cell>
              <table:table-cell office:value-type="float" office:value="1579.560913">
                <text:p>1579.560913</text:p>
              </table:table-cell>
            </table:table-row>
            <table:table-row>
              <table:table-cell office:value-type="float" office:value="329.8">
                <text:p>329.8</text:p>
              </table:table-cell>
              <table:table-cell office:value-type="float" office:value="1576.53186">
                <text:p>1576.53186</text:p>
              </table:table-cell>
              <table:table-cell office:value-type="float" office:value="1578.027588">
                <text:p>1578.027588</text:p>
              </table:table-cell>
              <table:table-cell office:value-type="float" office:value="1573.200439">
                <text:p>1573.200439</text:p>
              </table:table-cell>
              <table:table-cell office:value-type="float" office:value="1576.869751">
                <text:p>1576.86975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574.477661">
                <text:p>1574.477661</text:p>
              </table:table-cell>
              <table:table-cell office:value-type="float" office:value="1577.882324">
                <text:p>1577.882324</text:p>
              </table:table-cell>
              <table:table-cell office:value-type="float" office:value="1573.687988">
                <text:p>1573.687988</text:p>
              </table:table-cell>
              <table:table-cell office:value-type="float" office:value="1576.960205">
                <text:p>1576.960205</text:p>
              </table:table-cell>
            </table:table-row>
            <table:table-row>
              <table:table-cell office:value-type="float" office:value="330.2">
                <text:p>330.2</text:p>
              </table:table-cell>
              <table:table-cell office:value-type="float" office:value="1581.470215">
                <text:p>1581.470215</text:p>
              </table:table-cell>
              <table:table-cell office:value-type="float" office:value="1574.848511">
                <text:p>1574.848511</text:p>
              </table:table-cell>
              <table:table-cell office:value-type="float" office:value="1578.860229">
                <text:p>1578.860229</text:p>
              </table:table-cell>
              <table:table-cell office:value-type="float" office:value="1576.884033">
                <text:p>1576.884033</text:p>
              </table:table-cell>
            </table:table-row>
            <table:table-row>
              <table:table-cell office:value-type="float" office:value="330.4">
                <text:p>330.4</text:p>
              </table:table-cell>
              <table:table-cell office:value-type="float" office:value="1575.814575">
                <text:p>1575.814575</text:p>
              </table:table-cell>
              <table:table-cell office:value-type="float" office:value="1578.245117">
                <text:p>1578.245117</text:p>
              </table:table-cell>
              <table:table-cell office:value-type="float" office:value="1573.929565">
                <text:p>1573.929565</text:p>
              </table:table-cell>
              <table:table-cell office:value-type="float" office:value="1577.954834">
                <text:p>1577.954834</text:p>
              </table:table-cell>
            </table:table-row>
            <table:table-row>
              <table:table-cell office:value-type="float" office:value="330.6">
                <text:p>330.6</text:p>
              </table:table-cell>
              <table:table-cell office:value-type="float" office:value="1576.015625">
                <text:p>1576.015625</text:p>
              </table:table-cell>
              <table:table-cell office:value-type="float" office:value="1579.296631">
                <text:p>1579.296631</text:p>
              </table:table-cell>
              <table:table-cell office:value-type="float" office:value="1575.030273">
                <text:p>1575.030273</text:p>
              </table:table-cell>
              <table:table-cell office:value-type="float" office:value="1578.770752">
                <text:p>1578.770752</text:p>
              </table:table-cell>
            </table:table-row>
            <table:table-row>
              <table:table-cell office:value-type="float" office:value="330.8">
                <text:p>330.8</text:p>
              </table:table-cell>
              <table:table-cell office:value-type="float" office:value="1578.074463">
                <text:p>1578.074463</text:p>
              </table:table-cell>
              <table:table-cell office:value-type="float" office:value="1579.984741">
                <text:p>1579.984741</text:p>
              </table:table-cell>
              <table:table-cell office:value-type="float" office:value="1576.810913">
                <text:p>1576.810913</text:p>
              </table:table-cell>
              <table:table-cell office:value-type="float" office:value="1575.178467">
                <text:p>1575.1784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573.644165">
                <text:p>1573.644165</text:p>
              </table:table-cell>
              <table:table-cell office:value-type="float" office:value="1576.126221">
                <text:p>1576.126221</text:p>
              </table:table-cell>
              <table:table-cell office:value-type="float" office:value="1574.963623">
                <text:p>1574.963623</text:p>
              </table:table-cell>
              <table:table-cell office:value-type="float" office:value="1577.492798">
                <text:p>1577.492798</text:p>
              </table:table-cell>
            </table:table-row>
            <table:table-row>
              <table:table-cell office:value-type="float" office:value="331.2">
                <text:p>331.2</text:p>
              </table:table-cell>
              <table:table-cell office:value-type="float" office:value="1576.768188">
                <text:p>1576.768188</text:p>
              </table:table-cell>
              <table:table-cell office:value-type="float" office:value="1575.012207">
                <text:p>1575.012207</text:p>
              </table:table-cell>
              <table:table-cell office:value-type="float" office:value="1575.55603">
                <text:p>1575.55603</text:p>
              </table:table-cell>
              <table:table-cell office:value-type="float" office:value="1576.403442">
                <text:p>1576.403442</text:p>
              </table:table-cell>
            </table:table-row>
            <table:table-row>
              <table:table-cell office:value-type="float" office:value="331.4">
                <text:p>331.4</text:p>
              </table:table-cell>
              <table:table-cell office:value-type="float" office:value="1574.953491">
                <text:p>1574.953491</text:p>
              </table:table-cell>
              <table:table-cell office:value-type="float" office:value="1579.632812">
                <text:p>1579.632812</text:p>
              </table:table-cell>
              <table:table-cell office:value-type="float" office:value="1573.105225">
                <text:p>1573.105225</text:p>
              </table:table-cell>
              <table:table-cell office:value-type="float" office:value="1580.72229">
                <text:p>1580.72229</text:p>
              </table:table-cell>
            </table:table-row>
            <table:table-row>
              <table:table-cell office:value-type="float" office:value="331.6">
                <text:p>331.6</text:p>
              </table:table-cell>
              <table:table-cell office:value-type="float" office:value="1578.091187">
                <text:p>1578.091187</text:p>
              </table:table-cell>
              <table:table-cell office:value-type="float" office:value="1579.125366">
                <text:p>1579.125366</text:p>
              </table:table-cell>
              <table:table-cell office:value-type="float" office:value="1576.758911">
                <text:p>1576.758911</text:p>
              </table:table-cell>
              <table:table-cell office:value-type="float" office:value="1580.052124">
                <text:p>1580.052124</text:p>
              </table:table-cell>
            </table:table-row>
            <table:table-row>
              <table:table-cell office:value-type="float" office:value="331.8">
                <text:p>331.8</text:p>
              </table:table-cell>
              <table:table-cell office:value-type="float" office:value="1579.128296">
                <text:p>1579.128296</text:p>
              </table:table-cell>
              <table:table-cell office:value-type="float" office:value="1576.057251">
                <text:p>1576.057251</text:p>
              </table:table-cell>
              <table:table-cell office:value-type="float" office:value="1579.365112">
                <text:p>1579.365112</text:p>
              </table:table-cell>
              <table:table-cell office:value-type="float" office:value="1573.373657">
                <text:p>1573.37365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636.321777">
                <text:p>1636.321777</text:p>
              </table:table-cell>
              <table:table-cell office:value-type="float" office:value="1631.447632">
                <text:p>1631.447632</text:p>
              </table:table-cell>
              <table:table-cell office:value-type="float" office:value="1633.868164">
                <text:p>1633.868164</text:p>
              </table:table-cell>
              <table:table-cell office:value-type="float" office:value="1634.791748">
                <text:p>1634.791748</text:p>
              </table:table-cell>
            </table:table-row>
            <table:table-row>
              <table:table-cell office:value-type="float" office:value="332.2">
                <text:p>332.2</text:p>
              </table:table-cell>
              <table:table-cell office:value-type="float" office:value="1566.459839">
                <text:p>1566.459839</text:p>
              </table:table-cell>
              <table:table-cell office:value-type="float" office:value="1565.575195">
                <text:p>1565.575195</text:p>
              </table:table-cell>
              <table:table-cell office:value-type="float" office:value="1565.470947">
                <text:p>1565.470947</text:p>
              </table:table-cell>
              <table:table-cell office:value-type="float" office:value="1565.854736">
                <text:p>1565.854736</text:p>
              </table:table-cell>
            </table:table-row>
            <table:table-row>
              <table:table-cell office:value-type="float" office:value="332.4">
                <text:p>332.4</text:p>
              </table:table-cell>
              <table:table-cell office:value-type="float" office:value="1576.228882">
                <text:p>1576.228882</text:p>
              </table:table-cell>
              <table:table-cell office:value-type="float" office:value="1575.178833">
                <text:p>1575.178833</text:p>
              </table:table-cell>
              <table:table-cell office:value-type="float" office:value="1575.846313">
                <text:p>1575.846313</text:p>
              </table:table-cell>
              <table:table-cell office:value-type="float" office:value="1574.569336">
                <text:p>1574.569336</text:p>
              </table:table-cell>
            </table:table-row>
            <table:table-row>
              <table:table-cell office:value-type="float" office:value="332.6">
                <text:p>332.6</text:p>
              </table:table-cell>
              <table:table-cell office:value-type="float" office:value="1574.527832">
                <text:p>1574.527832</text:p>
              </table:table-cell>
              <table:table-cell office:value-type="float" office:value="1568.958008">
                <text:p>1568.958008</text:p>
              </table:table-cell>
              <table:table-cell office:value-type="float" office:value="1572.498535">
                <text:p>1572.498535</text:p>
              </table:table-cell>
              <table:table-cell office:value-type="float" office:value="1568.325928">
                <text:p>1568.325928</text:p>
              </table:table-cell>
            </table:table-row>
            <table:table-row>
              <table:table-cell office:value-type="float" office:value="332.8">
                <text:p>332.8</text:p>
              </table:table-cell>
              <table:table-cell office:value-type="float" office:value="1567.720093">
                <text:p>1567.720093</text:p>
              </table:table-cell>
              <table:table-cell office:value-type="float" office:value="1569.381592">
                <text:p>1569.381592</text:p>
              </table:table-cell>
              <table:table-cell office:value-type="float" office:value="1569.439697">
                <text:p>1569.439697</text:p>
              </table:table-cell>
              <table:table-cell office:value-type="float" office:value="1568.373169">
                <text:p>1568.37316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573.224854">
                <text:p>1573.224854</text:p>
              </table:table-cell>
              <table:table-cell office:value-type="float" office:value="1569.760498">
                <text:p>1569.760498</text:p>
              </table:table-cell>
              <table:table-cell office:value-type="float" office:value="1575.343506">
                <text:p>1575.343506</text:p>
              </table:table-cell>
              <table:table-cell office:value-type="float" office:value="1570.952026">
                <text:p>1570.952026</text:p>
              </table:table-cell>
            </table:table-row>
            <table:table-row>
              <table:table-cell office:value-type="float" office:value="333.2">
                <text:p>333.2</text:p>
              </table:table-cell>
              <table:table-cell office:value-type="float" office:value="1574.635986">
                <text:p>1574.635986</text:p>
              </table:table-cell>
              <table:table-cell office:value-type="float" office:value="1572.831421">
                <text:p>1572.831421</text:p>
              </table:table-cell>
              <table:table-cell office:value-type="float" office:value="1571.448242">
                <text:p>1571.448242</text:p>
              </table:table-cell>
              <table:table-cell office:value-type="float" office:value="1574.869873">
                <text:p>1574.869873</text:p>
              </table:table-cell>
            </table:table-row>
            <table:table-row>
              <table:table-cell office:value-type="float" office:value="333.4">
                <text:p>333.4</text:p>
              </table:table-cell>
              <table:table-cell office:value-type="float" office:value="1577.127563">
                <text:p>1577.127563</text:p>
              </table:table-cell>
              <table:table-cell office:value-type="float" office:value="1568.88501">
                <text:p>1568.88501</text:p>
              </table:table-cell>
              <table:table-cell office:value-type="float" office:value="1576.248535">
                <text:p>1576.248535</text:p>
              </table:table-cell>
              <table:table-cell office:value-type="float" office:value="1571.432007">
                <text:p>1571.432007</text:p>
              </table:table-cell>
            </table:table-row>
            <table:table-row>
              <table:table-cell office:value-type="float" office:value="333.6">
                <text:p>333.6</text:p>
              </table:table-cell>
              <table:table-cell office:value-type="float" office:value="1577.318604">
                <text:p>1577.318604</text:p>
              </table:table-cell>
              <table:table-cell office:value-type="float" office:value="1571.131348">
                <text:p>1571.131348</text:p>
              </table:table-cell>
              <table:table-cell office:value-type="float" office:value="1574.914917">
                <text:p>1574.914917</text:p>
              </table:table-cell>
              <table:table-cell office:value-type="float" office:value="1572.732788">
                <text:p>1572.732788</text:p>
              </table:table-cell>
            </table:table-row>
            <table:table-row>
              <table:table-cell office:value-type="float" office:value="333.8">
                <text:p>333.8</text:p>
              </table:table-cell>
              <table:table-cell office:value-type="float" office:value="1572.817139">
                <text:p>1572.817139</text:p>
              </table:table-cell>
              <table:table-cell office:value-type="float" office:value="1567.66394">
                <text:p>1567.66394</text:p>
              </table:table-cell>
              <table:table-cell office:value-type="float" office:value="1573.931641">
                <text:p>1573.931641</text:p>
              </table:table-cell>
              <table:table-cell office:value-type="float" office:value="1567.647461">
                <text:p>1567.647461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576.414307">
                <text:p>1576.414307</text:p>
              </table:table-cell>
              <table:table-cell office:value-type="float" office:value="1574.126587">
                <text:p>1574.126587</text:p>
              </table:table-cell>
              <table:table-cell office:value-type="float" office:value="1576.489746">
                <text:p>1576.489746</text:p>
              </table:table-cell>
              <table:table-cell office:value-type="float" office:value="1576.564209">
                <text:p>1576.564209</text:p>
              </table:table-cell>
            </table:table-row>
            <table:table-row>
              <table:table-cell office:value-type="float" office:value="334.2">
                <text:p>334.2</text:p>
              </table:table-cell>
              <table:table-cell office:value-type="float" office:value="1573.536255">
                <text:p>1573.536255</text:p>
              </table:table-cell>
              <table:table-cell office:value-type="float" office:value="1571.454712">
                <text:p>1571.454712</text:p>
              </table:table-cell>
              <table:table-cell office:value-type="float" office:value="1570.88269">
                <text:p>1570.88269</text:p>
              </table:table-cell>
              <table:table-cell office:value-type="float" office:value="1573.595581">
                <text:p>1573.595581</text:p>
              </table:table-cell>
            </table:table-row>
            <table:table-row>
              <table:table-cell office:value-type="float" office:value="334.4">
                <text:p>334.4</text:p>
              </table:table-cell>
              <table:table-cell office:value-type="float" office:value="1572.275269">
                <text:p>1572.275269</text:p>
              </table:table-cell>
              <table:table-cell office:value-type="float" office:value="1570.998291">
                <text:p>1570.998291</text:p>
              </table:table-cell>
              <table:table-cell office:value-type="float" office:value="1573.380371">
                <text:p>1573.380371</text:p>
              </table:table-cell>
              <table:table-cell office:value-type="float" office:value="1569.633911">
                <text:p>1569.633911</text:p>
              </table:table-cell>
            </table:table-row>
            <table:table-row>
              <table:table-cell office:value-type="float" office:value="334.6">
                <text:p>334.6</text:p>
              </table:table-cell>
              <table:table-cell office:value-type="float" office:value="1571.546387">
                <text:p>1571.546387</text:p>
              </table:table-cell>
              <table:table-cell office:value-type="float" office:value="1569.11438">
                <text:p>1569.11438</text:p>
              </table:table-cell>
              <table:table-cell office:value-type="float" office:value="1570.593872">
                <text:p>1570.593872</text:p>
              </table:table-cell>
              <table:table-cell office:value-type="float" office:value="1569.190918">
                <text:p>1569.190918</text:p>
              </table:table-cell>
            </table:table-row>
            <table:table-row>
              <table:table-cell office:value-type="float" office:value="334.8">
                <text:p>334.8</text:p>
              </table:table-cell>
              <table:table-cell office:value-type="float" office:value="1575.821533">
                <text:p>1575.821533</text:p>
              </table:table-cell>
              <table:table-cell office:value-type="float" office:value="1576.767334">
                <text:p>1576.767334</text:p>
              </table:table-cell>
              <table:table-cell office:value-type="float" office:value="1573.116089">
                <text:p>1573.116089</text:p>
              </table:table-cell>
              <table:table-cell office:value-type="float" office:value="1572.777954">
                <text:p>1572.77795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572.135132">
                <text:p>1572.135132</text:p>
              </table:table-cell>
              <table:table-cell office:value-type="float" office:value="1579.294678">
                <text:p>1579.294678</text:p>
              </table:table-cell>
              <table:table-cell office:value-type="float" office:value="1573.310547">
                <text:p>1573.310547</text:p>
              </table:table-cell>
              <table:table-cell office:value-type="float" office:value="1580.073242">
                <text:p>1580.073242</text:p>
              </table:table-cell>
            </table:table-row>
            <table:table-row>
              <table:table-cell office:value-type="float" office:value="335.2">
                <text:p>335.2</text:p>
              </table:table-cell>
              <table:table-cell office:value-type="float" office:value="1573.134766">
                <text:p>1573.134766</text:p>
              </table:table-cell>
              <table:table-cell office:value-type="float" office:value="1574.091064">
                <text:p>1574.091064</text:p>
              </table:table-cell>
              <table:table-cell office:value-type="float" office:value="1573.671631">
                <text:p>1573.671631</text:p>
              </table:table-cell>
              <table:table-cell office:value-type="float" office:value="1573.145874">
                <text:p>1573.145874</text:p>
              </table:table-cell>
            </table:table-row>
            <table:table-row>
              <table:table-cell office:value-type="float" office:value="335.4">
                <text:p>335.4</text:p>
              </table:table-cell>
              <table:table-cell office:value-type="float" office:value="1575.111938">
                <text:p>1575.111938</text:p>
              </table:table-cell>
              <table:table-cell office:value-type="float" office:value="1573.661377">
                <text:p>1573.661377</text:p>
              </table:table-cell>
              <table:table-cell office:value-type="float" office:value="1576.642334">
                <text:p>1576.642334</text:p>
              </table:table-cell>
              <table:table-cell office:value-type="float" office:value="1577.545532">
                <text:p>1577.545532</text:p>
              </table:table-cell>
            </table:table-row>
            <table:table-row>
              <table:table-cell office:value-type="float" office:value="335.6">
                <text:p>335.6</text:p>
              </table:table-cell>
              <table:table-cell office:value-type="float" office:value="1575.648315">
                <text:p>1575.648315</text:p>
              </table:table-cell>
              <table:table-cell office:value-type="float" office:value="1574.940918">
                <text:p>1574.940918</text:p>
              </table:table-cell>
              <table:table-cell office:value-type="float" office:value="1575.656372">
                <text:p>1575.656372</text:p>
              </table:table-cell>
              <table:table-cell office:value-type="float" office:value="1573.771729">
                <text:p>1573.771729</text:p>
              </table:table-cell>
            </table:table-row>
            <table:table-row>
              <table:table-cell office:value-type="float" office:value="335.8">
                <text:p>335.8</text:p>
              </table:table-cell>
              <table:table-cell office:value-type="float" office:value="1573.598145">
                <text:p>1573.598145</text:p>
              </table:table-cell>
              <table:table-cell office:value-type="float" office:value="1576.699585">
                <text:p>1576.699585</text:p>
              </table:table-cell>
              <table:table-cell office:value-type="float" office:value="1574.526978">
                <text:p>1574.526978</text:p>
              </table:table-cell>
              <table:table-cell office:value-type="float" office:value="1576.545654">
                <text:p>1576.545654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572.738281">
                <text:p>1572.738281</text:p>
              </table:table-cell>
              <table:table-cell office:value-type="float" office:value="1571.829956">
                <text:p>1571.829956</text:p>
              </table:table-cell>
              <table:table-cell office:value-type="float" office:value="1572.653564">
                <text:p>1572.653564</text:p>
              </table:table-cell>
              <table:table-cell office:value-type="float" office:value="1572.269409">
                <text:p>1572.269409</text:p>
              </table:table-cell>
            </table:table-row>
            <table:table-row>
              <table:table-cell office:value-type="float" office:value="336.2">
                <text:p>336.2</text:p>
              </table:table-cell>
              <table:table-cell office:value-type="float" office:value="1574.850464">
                <text:p>1574.850464</text:p>
              </table:table-cell>
              <table:table-cell office:value-type="float" office:value="1574.532471">
                <text:p>1574.532471</text:p>
              </table:table-cell>
              <table:table-cell office:value-type="float" office:value="1575.822266">
                <text:p>1575.822266</text:p>
              </table:table-cell>
              <table:table-cell office:value-type="float" office:value="1570.713745">
                <text:p>1570.713745</text:p>
              </table:table-cell>
            </table:table-row>
            <table:table-row>
              <table:table-cell office:value-type="float" office:value="336.4">
                <text:p>336.4</text:p>
              </table:table-cell>
              <table:table-cell office:value-type="float" office:value="1575.430786">
                <text:p>1575.430786</text:p>
              </table:table-cell>
              <table:table-cell office:value-type="float" office:value="1572.302734">
                <text:p>1572.302734</text:p>
              </table:table-cell>
              <table:table-cell office:value-type="float" office:value="1574.541382">
                <text:p>1574.541382</text:p>
              </table:table-cell>
              <table:table-cell office:value-type="float" office:value="1577.21167">
                <text:p>1577.21167</text:p>
              </table:table-cell>
            </table:table-row>
            <table:table-row>
              <table:table-cell office:value-type="float" office:value="336.6">
                <text:p>336.6</text:p>
              </table:table-cell>
              <table:table-cell office:value-type="float" office:value="1568.930542">
                <text:p>1568.930542</text:p>
              </table:table-cell>
              <table:table-cell office:value-type="float" office:value="1573.768799">
                <text:p>1573.768799</text:p>
              </table:table-cell>
              <table:table-cell office:value-type="float" office:value="1570.735718">
                <text:p>1570.735718</text:p>
              </table:table-cell>
              <table:table-cell office:value-type="float" office:value="1572.618164">
                <text:p>1572.618164</text:p>
              </table:table-cell>
            </table:table-row>
            <table:table-row>
              <table:table-cell office:value-type="float" office:value="336.8">
                <text:p>336.8</text:p>
              </table:table-cell>
              <table:table-cell office:value-type="float" office:value="1571.78125">
                <text:p>1571.78125</text:p>
              </table:table-cell>
              <table:table-cell office:value-type="float" office:value="1573.977051">
                <text:p>1573.977051</text:p>
              </table:table-cell>
              <table:table-cell office:value-type="float" office:value="1575.629639">
                <text:p>1575.629639</text:p>
              </table:table-cell>
              <table:table-cell office:value-type="float" office:value="1572.632202">
                <text:p>1572.63220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575.558594">
                <text:p>1575.558594</text:p>
              </table:table-cell>
              <table:table-cell office:value-type="float" office:value="1571.908447">
                <text:p>1571.908447</text:p>
              </table:table-cell>
              <table:table-cell office:value-type="float" office:value="1571.542725">
                <text:p>1571.542725</text:p>
              </table:table-cell>
              <table:table-cell office:value-type="float" office:value="1571.531616">
                <text:p>1571.531616</text:p>
              </table:table-cell>
            </table:table-row>
            <table:table-row>
              <table:table-cell office:value-type="float" office:value="337.2">
                <text:p>337.2</text:p>
              </table:table-cell>
              <table:table-cell office:value-type="float" office:value="1571.92627">
                <text:p>1571.92627</text:p>
              </table:table-cell>
              <table:table-cell office:value-type="float" office:value="1573.815552">
                <text:p>1573.815552</text:p>
              </table:table-cell>
              <table:table-cell office:value-type="float" office:value="1573.925049">
                <text:p>1573.925049</text:p>
              </table:table-cell>
              <table:table-cell office:value-type="float" office:value="1572.615234">
                <text:p>1572.615234</text:p>
              </table:table-cell>
            </table:table-row>
            <table:table-row>
              <table:table-cell office:value-type="float" office:value="337.4">
                <text:p>337.4</text:p>
              </table:table-cell>
              <table:table-cell office:value-type="float" office:value="1571.168945">
                <text:p>1571.168945</text:p>
              </table:table-cell>
              <table:table-cell office:value-type="float" office:value="1573.528687">
                <text:p>1573.528687</text:p>
              </table:table-cell>
              <table:table-cell office:value-type="float" office:value="1573.131348">
                <text:p>1573.131348</text:p>
              </table:table-cell>
              <table:table-cell office:value-type="float" office:value="1570.338379">
                <text:p>1570.338379</text:p>
              </table:table-cell>
            </table:table-row>
            <table:table-row>
              <table:table-cell office:value-type="float" office:value="337.6">
                <text:p>337.6</text:p>
              </table:table-cell>
              <table:table-cell office:value-type="float" office:value="1571.306885">
                <text:p>1571.306885</text:p>
              </table:table-cell>
              <table:table-cell office:value-type="float" office:value="1569.170898">
                <text:p>1569.170898</text:p>
              </table:table-cell>
              <table:table-cell office:value-type="float" office:value="1570.004272">
                <text:p>1570.004272</text:p>
              </table:table-cell>
              <table:table-cell office:value-type="float" office:value="1568.432251">
                <text:p>1568.432251</text:p>
              </table:table-cell>
            </table:table-row>
            <table:table-row>
              <table:table-cell office:value-type="float" office:value="337.8">
                <text:p>337.8</text:p>
              </table:table-cell>
              <table:table-cell office:value-type="float" office:value="1564.812134">
                <text:p>1564.812134</text:p>
              </table:table-cell>
              <table:table-cell office:value-type="float" office:value="1570.980591">
                <text:p>1570.980591</text:p>
              </table:table-cell>
              <table:table-cell office:value-type="float" office:value="1564.944092">
                <text:p>1564.944092</text:p>
              </table:table-cell>
              <table:table-cell office:value-type="float" office:value="1568.971558">
                <text:p>1568.971558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567.58313">
                <text:p>1567.58313</text:p>
              </table:table-cell>
              <table:table-cell office:value-type="float" office:value="1571.291748">
                <text:p>1571.291748</text:p>
              </table:table-cell>
              <table:table-cell office:value-type="float" office:value="1568.963257">
                <text:p>1568.963257</text:p>
              </table:table-cell>
              <table:table-cell office:value-type="float" office:value="1571.790649">
                <text:p>1571.790649</text:p>
              </table:table-cell>
            </table:table-row>
            <table:table-row>
              <table:table-cell office:value-type="float" office:value="338.2">
                <text:p>338.2</text:p>
              </table:table-cell>
              <table:table-cell office:value-type="float" office:value="1569.295166">
                <text:p>1569.295166</text:p>
              </table:table-cell>
              <table:table-cell office:value-type="float" office:value="1574.233398">
                <text:p>1574.233398</text:p>
              </table:table-cell>
              <table:table-cell office:value-type="float" office:value="1573.029907">
                <text:p>1573.029907</text:p>
              </table:table-cell>
              <table:table-cell office:value-type="float" office:value="1571.380127">
                <text:p>1571.380127</text:p>
              </table:table-cell>
            </table:table-row>
            <table:table-row>
              <table:table-cell office:value-type="float" office:value="338.4">
                <text:p>338.4</text:p>
              </table:table-cell>
              <table:table-cell office:value-type="float" office:value="1571.108398">
                <text:p>1571.108398</text:p>
              </table:table-cell>
              <table:table-cell office:value-type="float" office:value="1571.360107">
                <text:p>1571.360107</text:p>
              </table:table-cell>
              <table:table-cell office:value-type="float" office:value="1571.775391">
                <text:p>1571.775391</text:p>
              </table:table-cell>
              <table:table-cell office:value-type="float" office:value="1569.490967">
                <text:p>1569.490967</text:p>
              </table:table-cell>
            </table:table-row>
            <table:table-row>
              <table:table-cell office:value-type="float" office:value="338.6">
                <text:p>338.6</text:p>
              </table:table-cell>
              <table:table-cell office:value-type="float" office:value="1572.845703">
                <text:p>1572.845703</text:p>
              </table:table-cell>
              <table:table-cell office:value-type="float" office:value="1569.640137">
                <text:p>1569.640137</text:p>
              </table:table-cell>
              <table:table-cell office:value-type="float" office:value="1573.121948">
                <text:p>1573.121948</text:p>
              </table:table-cell>
              <table:table-cell office:value-type="float" office:value="1571.664307">
                <text:p>1571.664307</text:p>
              </table:table-cell>
            </table:table-row>
            <table:table-row>
              <table:table-cell office:value-type="float" office:value="338.8">
                <text:p>338.8</text:p>
              </table:table-cell>
              <table:table-cell office:value-type="float" office:value="1572.998901">
                <text:p>1572.998901</text:p>
              </table:table-cell>
              <table:table-cell office:value-type="float" office:value="1564.537476">
                <text:p>1564.537476</text:p>
              </table:table-cell>
              <table:table-cell office:value-type="float" office:value="1571.682129">
                <text:p>1571.682129</text:p>
              </table:table-cell>
              <table:table-cell office:value-type="float" office:value="1566.162231">
                <text:p>1566.16223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573.695068">
                <text:p>1573.695068</text:p>
              </table:table-cell>
              <table:table-cell office:value-type="float" office:value="1571.449219">
                <text:p>1571.449219</text:p>
              </table:table-cell>
              <table:table-cell office:value-type="float" office:value="1573.288208">
                <text:p>1573.288208</text:p>
              </table:table-cell>
              <table:table-cell office:value-type="float" office:value="1571.870605">
                <text:p>1571.870605</text:p>
              </table:table-cell>
            </table:table-row>
            <table:table-row>
              <table:table-cell office:value-type="float" office:value="339.2">
                <text:p>339.2</text:p>
              </table:table-cell>
              <table:table-cell office:value-type="float" office:value="1572.851318">
                <text:p>1572.851318</text:p>
              </table:table-cell>
              <table:table-cell office:value-type="float" office:value="1573.112915">
                <text:p>1573.112915</text:p>
              </table:table-cell>
              <table:table-cell office:value-type="float" office:value="1575.766235">
                <text:p>1575.766235</text:p>
              </table:table-cell>
              <table:table-cell office:value-type="float" office:value="1575.072266">
                <text:p>1575.072266</text:p>
              </table:table-cell>
            </table:table-row>
            <table:table-row>
              <table:table-cell office:value-type="float" office:value="339.4">
                <text:p>339.4</text:p>
              </table:table-cell>
              <table:table-cell office:value-type="float" office:value="1573.448853">
                <text:p>1573.448853</text:p>
              </table:table-cell>
              <table:table-cell office:value-type="float" office:value="1575.739868">
                <text:p>1575.739868</text:p>
              </table:table-cell>
              <table:table-cell office:value-type="float" office:value="1572.669922">
                <text:p>1572.669922</text:p>
              </table:table-cell>
              <table:table-cell office:value-type="float" office:value="1574.55542">
                <text:p>1574.55542</text:p>
              </table:table-cell>
            </table:table-row>
            <table:table-row>
              <table:table-cell office:value-type="float" office:value="339.6">
                <text:p>339.6</text:p>
              </table:table-cell>
              <table:table-cell office:value-type="float" office:value="1569.387573">
                <text:p>1569.387573</text:p>
              </table:table-cell>
              <table:table-cell office:value-type="float" office:value="1568.907349">
                <text:p>1568.907349</text:p>
              </table:table-cell>
              <table:table-cell office:value-type="float" office:value="1569.701782">
                <text:p>1569.701782</text:p>
              </table:table-cell>
              <table:table-cell office:value-type="float" office:value="1569.317383">
                <text:p>1569.317383</text:p>
              </table:table-cell>
            </table:table-row>
            <table:table-row>
              <table:table-cell office:value-type="float" office:value="339.8">
                <text:p>339.8</text:p>
              </table:table-cell>
              <table:table-cell office:value-type="float" office:value="1577.062256">
                <text:p>1577.062256</text:p>
              </table:table-cell>
              <table:table-cell office:value-type="float" office:value="1574.553955">
                <text:p>1574.553955</text:p>
              </table:table-cell>
              <table:table-cell office:value-type="float" office:value="1573.824463">
                <text:p>1573.824463</text:p>
              </table:table-cell>
              <table:table-cell office:value-type="float" office:value="1572.788086">
                <text:p>1572.78808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70.213379">
                <text:p>1570.213379</text:p>
              </table:table-cell>
              <table:table-cell office:value-type="float" office:value="1571.860596">
                <text:p>1571.860596</text:p>
              </table:table-cell>
              <table:table-cell office:value-type="float" office:value="1569.760864">
                <text:p>1569.760864</text:p>
              </table:table-cell>
              <table:table-cell office:value-type="float" office:value="1569.508789">
                <text:p>1569.508789</text:p>
              </table:table-cell>
            </table:table-row>
            <table:table-row>
              <table:table-cell office:value-type="float" office:value="340.2">
                <text:p>340.2</text:p>
              </table:table-cell>
              <table:table-cell office:value-type="float" office:value="1574.657959">
                <text:p>1574.657959</text:p>
              </table:table-cell>
              <table:table-cell office:value-type="float" office:value="1575.449097">
                <text:p>1575.449097</text:p>
              </table:table-cell>
              <table:table-cell office:value-type="float" office:value="1577.547485">
                <text:p>1577.547485</text:p>
              </table:table-cell>
              <table:table-cell office:value-type="float" office:value="1572.367188">
                <text:p>1572.367188</text:p>
              </table:table-cell>
            </table:table-row>
            <table:table-row>
              <table:table-cell office:value-type="float" office:value="340.4">
                <text:p>340.4</text:p>
              </table:table-cell>
              <table:table-cell office:value-type="float" office:value="1575.825806">
                <text:p>1575.825806</text:p>
              </table:table-cell>
              <table:table-cell office:value-type="float" office:value="1578.148926">
                <text:p>1578.148926</text:p>
              </table:table-cell>
              <table:table-cell office:value-type="float" office:value="1576.328491">
                <text:p>1576.328491</text:p>
              </table:table-cell>
              <table:table-cell office:value-type="float" office:value="1575.289185">
                <text:p>1575.289185</text:p>
              </table:table-cell>
            </table:table-row>
            <table:table-row>
              <table:table-cell office:value-type="float" office:value="340.6">
                <text:p>340.6</text:p>
              </table:table-cell>
              <table:table-cell office:value-type="float" office:value="1571.541016">
                <text:p>1571.541016</text:p>
              </table:table-cell>
              <table:table-cell office:value-type="float" office:value="1575.476196">
                <text:p>1575.476196</text:p>
              </table:table-cell>
              <table:table-cell office:value-type="float" office:value="1569.527466">
                <text:p>1569.527466</text:p>
              </table:table-cell>
              <table:table-cell office:value-type="float" office:value="1573.808472">
                <text:p>1573.808472</text:p>
              </table:table-cell>
            </table:table-row>
            <table:table-row>
              <table:table-cell office:value-type="float" office:value="340.8">
                <text:p>340.8</text:p>
              </table:table-cell>
              <table:table-cell office:value-type="float" office:value="1573.67395">
                <text:p>1573.67395</text:p>
              </table:table-cell>
              <table:table-cell office:value-type="float" office:value="1573.995361">
                <text:p>1573.995361</text:p>
              </table:table-cell>
              <table:table-cell office:value-type="float" office:value="1578.211304">
                <text:p>1578.211304</text:p>
              </table:table-cell>
              <table:table-cell office:value-type="float" office:value="1571.635254">
                <text:p>1571.63525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571.004639">
                <text:p>1571.004639</text:p>
              </table:table-cell>
              <table:table-cell office:value-type="float" office:value="1568.636353">
                <text:p>1568.636353</text:p>
              </table:table-cell>
              <table:table-cell office:value-type="float" office:value="1570.731201">
                <text:p>1570.731201</text:p>
              </table:table-cell>
              <table:table-cell office:value-type="float" office:value="1568.644775">
                <text:p>1568.644775</text:p>
              </table:table-cell>
            </table:table-row>
            <table:table-row>
              <table:table-cell office:value-type="float" office:value="341.2">
                <text:p>341.2</text:p>
              </table:table-cell>
              <table:table-cell office:value-type="float" office:value="1570.974976">
                <text:p>1570.974976</text:p>
              </table:table-cell>
              <table:table-cell office:value-type="float" office:value="1574.973877">
                <text:p>1574.973877</text:p>
              </table:table-cell>
              <table:table-cell office:value-type="float" office:value="1571.370728">
                <text:p>1571.370728</text:p>
              </table:table-cell>
              <table:table-cell office:value-type="float" office:value="1572.5979">
                <text:p>1572.5979</text:p>
              </table:table-cell>
            </table:table-row>
            <table:table-row>
              <table:table-cell office:value-type="float" office:value="341.4">
                <text:p>341.4</text:p>
              </table:table-cell>
              <table:table-cell office:value-type="float" office:value="1571.473633">
                <text:p>1571.473633</text:p>
              </table:table-cell>
              <table:table-cell office:value-type="float" office:value="1571.500366">
                <text:p>1571.500366</text:p>
              </table:table-cell>
              <table:table-cell office:value-type="float" office:value="1572.894897">
                <text:p>1572.894897</text:p>
              </table:table-cell>
              <table:table-cell office:value-type="float" office:value="1573.105469">
                <text:p>1573.105469</text:p>
              </table:table-cell>
            </table:table-row>
            <table:table-row>
              <table:table-cell office:value-type="float" office:value="341.6">
                <text:p>341.6</text:p>
              </table:table-cell>
              <table:table-cell office:value-type="float" office:value="1571.133789">
                <text:p>1571.133789</text:p>
              </table:table-cell>
              <table:table-cell office:value-type="float" office:value="1573.516113">
                <text:p>1573.516113</text:p>
              </table:table-cell>
              <table:table-cell office:value-type="float" office:value="1573.463867">
                <text:p>1573.463867</text:p>
              </table:table-cell>
              <table:table-cell office:value-type="float" office:value="1573.995483">
                <text:p>1573.995483</text:p>
              </table:table-cell>
            </table:table-row>
            <table:table-row>
              <table:table-cell office:value-type="float" office:value="341.8">
                <text:p>341.8</text:p>
              </table:table-cell>
              <table:table-cell office:value-type="float" office:value="1578.762329">
                <text:p>1578.762329</text:p>
              </table:table-cell>
              <table:table-cell office:value-type="float" office:value="1572.988159">
                <text:p>1572.988159</text:p>
              </table:table-cell>
              <table:table-cell office:value-type="float" office:value="1576.903076">
                <text:p>1576.903076</text:p>
              </table:table-cell>
              <table:table-cell office:value-type="float" office:value="1573.093018">
                <text:p>1573.093018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566.631226">
                <text:p>1566.631226</text:p>
              </table:table-cell>
              <table:table-cell office:value-type="float" office:value="1570.768433">
                <text:p>1570.768433</text:p>
              </table:table-cell>
              <table:table-cell office:value-type="float" office:value="1567.226685">
                <text:p>1567.226685</text:p>
              </table:table-cell>
              <table:table-cell office:value-type="float" office:value="1571.163696">
                <text:p>1571.163696</text:p>
              </table:table-cell>
            </table:table-row>
            <table:table-row>
              <table:table-cell office:value-type="float" office:value="342.2">
                <text:p>342.2</text:p>
              </table:table-cell>
              <table:table-cell office:value-type="float" office:value="1576.794922">
                <text:p>1576.794922</text:p>
              </table:table-cell>
              <table:table-cell office:value-type="float" office:value="1570.487427">
                <text:p>1570.487427</text:p>
              </table:table-cell>
              <table:table-cell office:value-type="float" office:value="1575.643433">
                <text:p>1575.643433</text:p>
              </table:table-cell>
              <table:table-cell office:value-type="float" office:value="1572.888306">
                <text:p>1572.888306</text:p>
              </table:table-cell>
            </table:table-row>
            <table:table-row>
              <table:table-cell office:value-type="float" office:value="342.4">
                <text:p>342.4</text:p>
              </table:table-cell>
              <table:table-cell office:value-type="float" office:value="1574.570557">
                <text:p>1574.570557</text:p>
              </table:table-cell>
              <table:table-cell office:value-type="float" office:value="1575.858032">
                <text:p>1575.858032</text:p>
              </table:table-cell>
              <table:table-cell office:value-type="float" office:value="1575.677612">
                <text:p>1575.677612</text:p>
              </table:table-cell>
              <table:table-cell office:value-type="float" office:value="1576.158691">
                <text:p>1576.158691</text:p>
              </table:table-cell>
            </table:table-row>
            <table:table-row>
              <table:table-cell office:value-type="float" office:value="342.6">
                <text:p>342.6</text:p>
              </table:table-cell>
              <table:table-cell office:value-type="float" office:value="1573.206299">
                <text:p>1573.206299</text:p>
              </table:table-cell>
              <table:table-cell office:value-type="float" office:value="1572.187866">
                <text:p>1572.187866</text:p>
              </table:table-cell>
              <table:table-cell office:value-type="float" office:value="1574.104736">
                <text:p>1574.104736</text:p>
              </table:table-cell>
              <table:table-cell office:value-type="float" office:value="1572.247192">
                <text:p>1572.247192</text:p>
              </table:table-cell>
            </table:table-row>
            <table:table-row>
              <table:table-cell office:value-type="float" office:value="342.8">
                <text:p>342.8</text:p>
              </table:table-cell>
              <table:table-cell office:value-type="float" office:value="1573.072388">
                <text:p>1573.072388</text:p>
              </table:table-cell>
              <table:table-cell office:value-type="float" office:value="1574.986816">
                <text:p>1574.986816</text:p>
              </table:table-cell>
              <table:table-cell office:value-type="float" office:value="1574.381226">
                <text:p>1574.381226</text:p>
              </table:table-cell>
              <table:table-cell office:value-type="float" office:value="1574.784668">
                <text:p>1574.784668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570.672485">
                <text:p>1570.672485</text:p>
              </table:table-cell>
              <table:table-cell office:value-type="float" office:value="1571.213135">
                <text:p>1571.213135</text:p>
              </table:table-cell>
              <table:table-cell office:value-type="float" office:value="1572.324463">
                <text:p>1572.324463</text:p>
              </table:table-cell>
              <table:table-cell office:value-type="float" office:value="1568.304688">
                <text:p>1568.304688</text:p>
              </table:table-cell>
            </table:table-row>
            <table:table-row>
              <table:table-cell office:value-type="float" office:value="343.2">
                <text:p>343.2</text:p>
              </table:table-cell>
              <table:table-cell office:value-type="float" office:value="1573.965698">
                <text:p>1573.965698</text:p>
              </table:table-cell>
              <table:table-cell office:value-type="float" office:value="1572.410645">
                <text:p>1572.410645</text:p>
              </table:table-cell>
              <table:table-cell office:value-type="float" office:value="1573.099365">
                <text:p>1573.099365</text:p>
              </table:table-cell>
              <table:table-cell office:value-type="float" office:value="1572.32605">
                <text:p>1572.32605</text:p>
              </table:table-cell>
            </table:table-row>
            <table:table-row>
              <table:table-cell office:value-type="float" office:value="343.4">
                <text:p>343.4</text:p>
              </table:table-cell>
              <table:table-cell office:value-type="float" office:value="1577.966309">
                <text:p>1577.966309</text:p>
              </table:table-cell>
              <table:table-cell office:value-type="float" office:value="1572.480225">
                <text:p>1572.480225</text:p>
              </table:table-cell>
              <table:table-cell office:value-type="float" office:value="1575.503906">
                <text:p>1575.503906</text:p>
              </table:table-cell>
              <table:table-cell office:value-type="float" office:value="1573.21936">
                <text:p>1573.21936</text:p>
              </table:table-cell>
            </table:table-row>
            <table:table-row>
              <table:table-cell office:value-type="float" office:value="343.6">
                <text:p>343.6</text:p>
              </table:table-cell>
              <table:table-cell office:value-type="float" office:value="1570.53772">
                <text:p>1570.53772</text:p>
              </table:table-cell>
              <table:table-cell office:value-type="float" office:value="1575.520874">
                <text:p>1575.520874</text:p>
              </table:table-cell>
              <table:table-cell office:value-type="float" office:value="1574.412842">
                <text:p>1574.412842</text:p>
              </table:table-cell>
              <table:table-cell office:value-type="float" office:value="1574.792847">
                <text:p>1574.792847</text:p>
              </table:table-cell>
            </table:table-row>
            <table:table-row>
              <table:table-cell office:value-type="float" office:value="343.8">
                <text:p>343.8</text:p>
              </table:table-cell>
              <table:table-cell office:value-type="float" office:value="1573.734375">
                <text:p>1573.734375</text:p>
              </table:table-cell>
              <table:table-cell office:value-type="float" office:value="1575.362793">
                <text:p>1575.362793</text:p>
              </table:table-cell>
              <table:table-cell office:value-type="float" office:value="1574.514282">
                <text:p>1574.514282</text:p>
              </table:table-cell>
              <table:table-cell office:value-type="float" office:value="1576.762817">
                <text:p>1576.76281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575.34314">
                <text:p>1575.34314</text:p>
              </table:table-cell>
              <table:table-cell office:value-type="float" office:value="1575.337402">
                <text:p>1575.337402</text:p>
              </table:table-cell>
              <table:table-cell office:value-type="float" office:value="1576.24939">
                <text:p>1576.24939</text:p>
              </table:table-cell>
              <table:table-cell office:value-type="float" office:value="1572.546387">
                <text:p>1572.546387</text:p>
              </table:table-cell>
            </table:table-row>
            <table:table-row>
              <table:table-cell office:value-type="float" office:value="344.2">
                <text:p>344.2</text:p>
              </table:table-cell>
              <table:table-cell office:value-type="float" office:value="1572.029175">
                <text:p>1572.029175</text:p>
              </table:table-cell>
              <table:table-cell office:value-type="float" office:value="1571.453247">
                <text:p>1571.453247</text:p>
              </table:table-cell>
              <table:table-cell office:value-type="float" office:value="1570.620239">
                <text:p>1570.620239</text:p>
              </table:table-cell>
              <table:table-cell office:value-type="float" office:value="1570.598633">
                <text:p>1570.598633</text:p>
              </table:table-cell>
            </table:table-row>
            <table:table-row>
              <table:table-cell office:value-type="float" office:value="344.4">
                <text:p>344.4</text:p>
              </table:table-cell>
              <table:table-cell office:value-type="float" office:value="1571.841064">
                <text:p>1571.841064</text:p>
              </table:table-cell>
              <table:table-cell office:value-type="float" office:value="1576.234253">
                <text:p>1576.234253</text:p>
              </table:table-cell>
              <table:table-cell office:value-type="float" office:value="1572.578979">
                <text:p>1572.578979</text:p>
              </table:table-cell>
              <table:table-cell office:value-type="float" office:value="1574.505371">
                <text:p>1574.505371</text:p>
              </table:table-cell>
            </table:table-row>
            <table:table-row>
              <table:table-cell office:value-type="float" office:value="344.6">
                <text:p>344.6</text:p>
              </table:table-cell>
              <table:table-cell office:value-type="float" office:value="1572.03772">
                <text:p>1572.03772</text:p>
              </table:table-cell>
              <table:table-cell office:value-type="float" office:value="1572.372681">
                <text:p>1572.372681</text:p>
              </table:table-cell>
              <table:table-cell office:value-type="float" office:value="1573.674316">
                <text:p>1573.674316</text:p>
              </table:table-cell>
              <table:table-cell office:value-type="float" office:value="1570.414429">
                <text:p>1570.414429</text:p>
              </table:table-cell>
            </table:table-row>
            <table:table-row>
              <table:table-cell office:value-type="float" office:value="344.8">
                <text:p>344.8</text:p>
              </table:table-cell>
              <table:table-cell office:value-type="float" office:value="1575.732178">
                <text:p>1575.732178</text:p>
              </table:table-cell>
              <table:table-cell office:value-type="float" office:value="1573.089478">
                <text:p>1573.089478</text:p>
              </table:table-cell>
              <table:table-cell office:value-type="float" office:value="1575.090454">
                <text:p>1575.090454</text:p>
              </table:table-cell>
              <table:table-cell office:value-type="float" office:value="1574.223389">
                <text:p>1574.22338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571.710449">
                <text:p>1571.710449</text:p>
              </table:table-cell>
              <table:table-cell office:value-type="float" office:value="1569.502563">
                <text:p>1569.502563</text:p>
              </table:table-cell>
              <table:table-cell office:value-type="float" office:value="1570.821533">
                <text:p>1570.821533</text:p>
              </table:table-cell>
              <table:table-cell office:value-type="float" office:value="1570.189331">
                <text:p>1570.189331</text:p>
              </table:table-cell>
            </table:table-row>
            <table:table-row>
              <table:table-cell office:value-type="float" office:value="345.2">
                <text:p>345.2</text:p>
              </table:table-cell>
              <table:table-cell office:value-type="float" office:value="1570.966309">
                <text:p>1570.966309</text:p>
              </table:table-cell>
              <table:table-cell office:value-type="float" office:value="1570.521973">
                <text:p>1570.521973</text:p>
              </table:table-cell>
              <table:table-cell office:value-type="float" office:value="1568.780884">
                <text:p>1568.780884</text:p>
              </table:table-cell>
              <table:table-cell office:value-type="float" office:value="1572.202515">
                <text:p>1572.202515</text:p>
              </table:table-cell>
            </table:table-row>
            <table:table-row>
              <table:table-cell office:value-type="float" office:value="345.4">
                <text:p>345.4</text:p>
              </table:table-cell>
              <table:table-cell office:value-type="float" office:value="1576.97644">
                <text:p>1576.97644</text:p>
              </table:table-cell>
              <table:table-cell office:value-type="float" office:value="1569.913452">
                <text:p>1569.913452</text:p>
              </table:table-cell>
              <table:table-cell office:value-type="float" office:value="1575.470581">
                <text:p>1575.470581</text:p>
              </table:table-cell>
              <table:table-cell office:value-type="float" office:value="1573.548706">
                <text:p>1573.548706</text:p>
              </table:table-cell>
            </table:table-row>
            <table:table-row>
              <table:table-cell office:value-type="float" office:value="345.6">
                <text:p>345.6</text:p>
              </table:table-cell>
              <table:table-cell office:value-type="float" office:value="1570.062134">
                <text:p>1570.062134</text:p>
              </table:table-cell>
              <table:table-cell office:value-type="float" office:value="1570.719238">
                <text:p>1570.719238</text:p>
              </table:table-cell>
              <table:table-cell office:value-type="float" office:value="1571.959839">
                <text:p>1571.959839</text:p>
              </table:table-cell>
              <table:table-cell office:value-type="float" office:value="1568.907959">
                <text:p>1568.907959</text:p>
              </table:table-cell>
            </table:table-row>
            <table:table-row>
              <table:table-cell office:value-type="float" office:value="345.8">
                <text:p>345.8</text:p>
              </table:table-cell>
              <table:table-cell office:value-type="float" office:value="1577.845459">
                <text:p>1577.845459</text:p>
              </table:table-cell>
              <table:table-cell office:value-type="float" office:value="1572.22937">
                <text:p>1572.22937</text:p>
              </table:table-cell>
              <table:table-cell office:value-type="float" office:value="1577.931885">
                <text:p>1577.931885</text:p>
              </table:table-cell>
              <table:table-cell office:value-type="float" office:value="1572.94873">
                <text:p>1572.94873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570.472656">
                <text:p>1570.472656</text:p>
              </table:table-cell>
              <table:table-cell office:value-type="float" office:value="1572.810547">
                <text:p>1572.810547</text:p>
              </table:table-cell>
              <table:table-cell office:value-type="float" office:value="1572.168701">
                <text:p>1572.168701</text:p>
              </table:table-cell>
              <table:table-cell office:value-type="float" office:value="1572.137817">
                <text:p>1572.137817</text:p>
              </table:table-cell>
            </table:table-row>
            <table:table-row>
              <table:table-cell office:value-type="float" office:value="346.2">
                <text:p>346.2</text:p>
              </table:table-cell>
              <table:table-cell office:value-type="float" office:value="1161.523193">
                <text:p>1161.523193</text:p>
              </table:table-cell>
              <table:table-cell office:value-type="float" office:value="1115.511963">
                <text:p>1115.511963</text:p>
              </table:table-cell>
              <table:table-cell office:value-type="float" office:value="1162.287842">
                <text:p>1162.287842</text:p>
              </table:table-cell>
              <table:table-cell office:value-type="float" office:value="1112.426025">
                <text:p>1112.426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